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11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4" table:number-columns-repeated="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34.71553" calcext:value-type="float">
            <text:p>34.71553</text:p>
          </table:table-cell>
          <table:table-cell office:value-type="float" office:value="1088.662" calcext:value-type="float">
            <text:p>1088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6464" calcext:value-type="float">
            <text:p>0.1346464</text:p>
          </table:table-cell>
          <table:table-cell office:value-type="float" office:value="3.31885" calcext:value-type="float">
            <text:p>3.31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1173685" calcext:value-type="float">
            <text:p>-1.173685E-05</text:p>
          </table:table-cell>
          <table:table-cell office:value-type="float" office:value="0.00002128981" calcext:value-type="float">
            <text:p>2.128981E-05</text:p>
          </table:table-cell>
          <table:table-cell office:value-type="float" office:value="0.000001527082" calcext:value-type="float">
            <text:p>1.527082E-06</text:p>
          </table:table-cell>
          <table:table-cell office:value-type="float" office:value="16.89606" calcext:value-type="float">
            <text:p>16.89606</text:p>
          </table:table-cell>
          <table:table-cell office:value-type="float" office:value="-0.03046171" calcext:value-type="float">
            <text:p>-0.03046171</text:p>
          </table:table-cell>
          <table:table-cell office:value-type="float" office:value="0.115075" calcext:value-type="float">
            <text:p>0.115075</text:p>
          </table:table-cell>
          <table:table-cell office:value-type="float" office:value="0.1147992" calcext:value-type="float">
            <text:p>0.1147992</text:p>
          </table:table-cell>
          <table:table-cell office:value-type="float" office:value="0.07237238" calcext:value-type="float">
            <text:p>0.07237238</text:p>
          </table:table-cell>
          <table:table-cell office:value-type="float" office:value="0.07251757" calcext:value-type="float">
            <text:p>0.07251757</text:p>
          </table:table-cell>
          <table:table-cell office:value-type="float" office:value="0.02868666" calcext:value-type="float">
            <text:p>0.02868666</text:p>
          </table:table-cell>
          <table:table-cell office:value-type="float" office:value="0.02372527" calcext:value-type="float">
            <text:p>0.02372527</text:p>
          </table:table-cell>
          <table:table-cell office:value-type="float" office:value="0.02930326" calcext:value-type="float">
            <text:p>0.02930326</text:p>
          </table:table-cell>
          <table:table-cell office:value-type="float" office:value="0.02210426" calcext:value-type="float">
            <text:p>0.02210426</text:p>
          </table:table-cell>
          <table:table-cell office:value-type="float" office:value="0.01907359" calcext:value-type="float">
            <text:p>0.01907359</text:p>
          </table:table-cell>
          <table:table-cell office:value-type="float" office:value="0.02039956" calcext:value-type="float">
            <text:p>0.02039956</text:p>
          </table:table-cell>
          <table:table-cell office:value-type="float" office:value="0.02875181" calcext:value-type="float">
            <text:p>0.02875181</text:p>
          </table:table-cell>
          <table:table-cell office:value-type="float" office:value="0.004923778" calcext:value-type="float">
            <text:p>0.004923778</text:p>
          </table:table-cell>
          <table:table-cell office:value-type="float" office:value="0.004632737" calcext:value-type="float">
            <text:p>0.004632737</text:p>
          </table:table-cell>
          <table:table-cell office:value-type="float" office:value="0" calcext:value-type="float">
            <text:p>0</text:p>
          </table:table-cell>
          <table:table-cell office:value-type="float" office:value="38.14241" calcext:value-type="float">
            <text:p>38.14241</text:p>
          </table:table-cell>
          <table:table-cell office:value-type="float" office:value="14.68489" calcext:value-type="float">
            <text:p>14.68489</text:p>
          </table:table-cell>
          <table:table-cell office:value-type="float" office:value="10.46727" calcext:value-type="float">
            <text:p>10.46727</text:p>
          </table:table-cell>
          <table:table-cell office:value-type="float" office:value="5.841878" calcext:value-type="float">
            <text:p>5.841878</text:p>
          </table:table-cell>
          <table:table-cell office:value-type="float" office:value="3.202231" calcext:value-type="float">
            <text:p>3.202231</text:p>
          </table:table-cell>
          <table:table-cell office:value-type="float" office:value="1.035366" calcext:value-type="float">
            <text:p>1.035366</text:p>
          </table:table-cell>
          <table:table-cell office:value-type="float" office:value="0.2733152" calcext:value-type="float">
            <text:p>0.2733152</text:p>
          </table:table-cell>
          <table:table-cell office:value-type="float" office:value="0.9309654" calcext:value-type="float">
            <text:p>0.9309654</text:p>
          </table:table-cell>
          <table:table-cell office:value-type="float" office:value="0.3711674" calcext:value-type="float">
            <text:p>0.3711674</text:p>
          </table:table-cell>
          <table:table-cell office:value-type="float" office:value="0.2042737" calcext:value-type="float">
            <text:p>0.2042737</text:p>
          </table:table-cell>
          <table:table-cell office:value-type="float" office:value="0.1139499" calcext:value-type="float">
            <text:p>0.1139499</text:p>
          </table:table-cell>
          <table:table-cell office:value-type="float" office:value="0.1759806" calcext:value-type="float">
            <text:p>0.1759806</text:p>
          </table:table-cell>
          <table:table-cell office:value-type="float" office:value="0.3144923" calcext:value-type="float">
            <text:p>0.3144923</text:p>
          </table:table-cell>
          <table:table-cell office:value-type="float" office:value="0.3505699" calcext:value-type="float">
            <text:p>0.3505699</text:p>
          </table:table-cell>
          <table:table-cell office:value-type="float" office:value="0" calcext:value-type="float">
            <text:p>0</text:p>
          </table:table-cell>
          <table:table-cell office:value-type="float" office:value="284.74" calcext:value-type="float">
            <text:p>28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5528137" calcext:value-type="float">
            <text:p>-5.528137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34.70215" calcext:value-type="float">
            <text:p>34.70215</text:p>
          </table:table-cell>
          <table:table-cell office:value-type="float" office:value="1088.666" calcext:value-type="float">
            <text:p>1088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7614" calcext:value-type="float">
            <text:p>0.1377614</text:p>
          </table:table-cell>
          <table:table-cell office:value-type="float" office:value="3.325311" calcext:value-type="float">
            <text:p>3.325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247431" calcext:value-type="float">
            <text:p>-2.47431E-05</text:p>
          </table:table-cell>
          <table:table-cell office:value-type="float" office:value="0.00004410224" calcext:value-type="float">
            <text:p>4.410224E-05</text:p>
          </table:table-cell>
          <table:table-cell office:value-type="float" office:value="0.00000152952" calcext:value-type="float">
            <text:p>1.52952E-06</text:p>
          </table:table-cell>
          <table:table-cell office:value-type="float" office:value="16.89347" calcext:value-type="float">
            <text:p>16.89347</text:p>
          </table:table-cell>
          <table:table-cell office:value-type="float" office:value="0.03868359" calcext:value-type="float">
            <text:p>0.03868359</text:p>
          </table:table-cell>
          <table:table-cell office:value-type="float" office:value="0.1241732" calcext:value-type="float">
            <text:p>0.1241732</text:p>
          </table:table-cell>
          <table:table-cell office:value-type="float" office:value="0.1188887" calcext:value-type="float">
            <text:p>0.1188887</text:p>
          </table:table-cell>
          <table:table-cell office:value-type="float" office:value="0.07464694" calcext:value-type="float">
            <text:p>0.07464694</text:p>
          </table:table-cell>
          <table:table-cell office:value-type="float" office:value="0.07597259" calcext:value-type="float">
            <text:p>0.07597259</text:p>
          </table:table-cell>
          <table:table-cell office:value-type="float" office:value="0.02907511" calcext:value-type="float">
            <text:p>0.02907511</text:p>
          </table:table-cell>
          <table:table-cell office:value-type="float" office:value="0.02387446" calcext:value-type="float">
            <text:p>0.02387446</text:p>
          </table:table-cell>
          <table:table-cell office:value-type="float" office:value="0.02948365" calcext:value-type="float">
            <text:p>0.02948365</text:p>
          </table:table-cell>
          <table:table-cell office:value-type="float" office:value="0.02222399" calcext:value-type="float">
            <text:p>0.02222399</text:p>
          </table:table-cell>
          <table:table-cell office:value-type="float" office:value="0.01912157" calcext:value-type="float">
            <text:p>0.01912157</text:p>
          </table:table-cell>
          <table:table-cell office:value-type="float" office:value="0.02044106" calcext:value-type="float">
            <text:p>0.02044106</text:p>
          </table:table-cell>
          <table:table-cell office:value-type="float" office:value="0.02882496" calcext:value-type="float">
            <text:p>0.02882496</text:p>
          </table:table-cell>
          <table:table-cell office:value-type="float" office:value="0.004922575" calcext:value-type="float">
            <text:p>0.004922575</text:p>
          </table:table-cell>
          <table:table-cell office:value-type="float" office:value="0.004630245" calcext:value-type="float">
            <text:p>0.004630245</text:p>
          </table:table-cell>
          <table:table-cell office:value-type="float" office:value="0" calcext:value-type="float">
            <text:p>0</text:p>
          </table:table-cell>
          <table:table-cell office:value-type="float" office:value="37.6201" calcext:value-type="float">
            <text:p>37.6201</text:p>
          </table:table-cell>
          <table:table-cell office:value-type="float" office:value="14.89211" calcext:value-type="float">
            <text:p>14.89211</text:p>
          </table:table-cell>
          <table:table-cell office:value-type="float" office:value="10.57026" calcext:value-type="float">
            <text:p>10.57026</text:p>
          </table:table-cell>
          <table:table-cell office:value-type="float" office:value="5.698258" calcext:value-type="float">
            <text:p>5.698258</text:p>
          </table:table-cell>
          <table:table-cell office:value-type="float" office:value="3.231343" calcext:value-type="float">
            <text:p>3.231343</text:p>
          </table:table-cell>
          <table:table-cell office:value-type="float" office:value="1.036268" calcext:value-type="float">
            <text:p>1.036268</text:p>
          </table:table-cell>
          <table:table-cell office:value-type="float" office:value="0.2760536" calcext:value-type="float">
            <text:p>0.2760536</text:p>
          </table:table-cell>
          <table:table-cell office:value-type="float" office:value="0.9322255" calcext:value-type="float">
            <text:p>0.9322255</text:p>
          </table:table-cell>
          <table:table-cell office:value-type="float" office:value="0.3724749" calcext:value-type="float">
            <text:p>0.3724749</text:p>
          </table:table-cell>
          <table:table-cell office:value-type="float" office:value="0.2052509" calcext:value-type="float">
            <text:p>0.2052509</text:p>
          </table:table-cell>
          <table:table-cell office:value-type="float" office:value="0.1146689" calcext:value-type="float">
            <text:p>0.1146689</text:p>
          </table:table-cell>
          <table:table-cell office:value-type="float" office:value="0.1768591" calcext:value-type="float">
            <text:p>0.1768591</text:p>
          </table:table-cell>
          <table:table-cell office:value-type="float" office:value="0.3140357" calcext:value-type="float">
            <text:p>0.3140357</text:p>
          </table:table-cell>
          <table:table-cell office:value-type="float" office:value="0.350577" calcext:value-type="float">
            <text:p>0.350577</text:p>
          </table:table-cell>
          <table:table-cell office:value-type="float" office:value="0" calcext:value-type="float">
            <text:p>0</text:p>
          </table:table-cell>
          <table:table-cell office:value-type="float" office:value="292.8108" calcext:value-type="float">
            <text:p>292.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046228" calcext:value-type="float">
            <text:p>-1.046228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34.6935" calcext:value-type="float">
            <text:p>34.6935</text:p>
          </table:table-cell>
          <table:table-cell office:value-type="float" office:value="1088.667" calcext:value-type="float">
            <text:p>1088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8955" calcext:value-type="float">
            <text:p>0.1398955</text:p>
          </table:table-cell>
          <table:table-cell office:value-type="float" office:value="3.330664" calcext:value-type="float">
            <text:p>3.330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312128" calcext:value-type="float">
            <text:p>-3.12128E-05</text:p>
          </table:table-cell>
          <table:table-cell office:value-type="float" office:value="0.0000703379" calcext:value-type="float">
            <text:p>7.03379E-05</text:p>
          </table:table-cell>
          <table:table-cell office:value-type="float" office:value="0.00000153184" calcext:value-type="float">
            <text:p>1.53184E-06</text:p>
          </table:table-cell>
          <table:table-cell office:value-type="float" office:value="16.88941" calcext:value-type="float">
            <text:p>16.88941</text:p>
          </table:table-cell>
          <table:table-cell office:value-type="float" office:value="0.07187984" calcext:value-type="float">
            <text:p>0.07187984</text:p>
          </table:table-cell>
          <table:table-cell office:value-type="float" office:value="0.1355301" calcext:value-type="float">
            <text:p>0.1355301</text:p>
          </table:table-cell>
          <table:table-cell office:value-type="float" office:value="0.1214219" calcext:value-type="float">
            <text:p>0.1214219</text:p>
          </table:table-cell>
          <table:table-cell office:value-type="float" office:value="0.07658532" calcext:value-type="float">
            <text:p>0.07658532</text:p>
          </table:table-cell>
          <table:table-cell office:value-type="float" office:value="0.07827066" calcext:value-type="float">
            <text:p>0.07827066</text:p>
          </table:table-cell>
          <table:table-cell office:value-type="float" office:value="0.02939207" calcext:value-type="float">
            <text:p>0.02939207</text:p>
          </table:table-cell>
          <table:table-cell office:value-type="float" office:value="0.02401381" calcext:value-type="float">
            <text:p>0.02401381</text:p>
          </table:table-cell>
          <table:table-cell office:value-type="float" office:value="0.0296362" calcext:value-type="float">
            <text:p>0.0296362</text:p>
          </table:table-cell>
          <table:table-cell office:value-type="float" office:value="0.0223125" calcext:value-type="float">
            <text:p>0.0223125</text:p>
          </table:table-cell>
          <table:table-cell office:value-type="float" office:value="0.01916635" calcext:value-type="float">
            <text:p>0.01916635</text:p>
          </table:table-cell>
          <table:table-cell office:value-type="float" office:value="0.02048245" calcext:value-type="float">
            <text:p>0.02048245</text:p>
          </table:table-cell>
          <table:table-cell office:value-type="float" office:value="0.02889605" calcext:value-type="float">
            <text:p>0.02889605</text:p>
          </table:table-cell>
          <table:table-cell office:value-type="float" office:value="0.004920984" calcext:value-type="float">
            <text:p>0.004920984</text:p>
          </table:table-cell>
          <table:table-cell office:value-type="float" office:value="0.004626122" calcext:value-type="float">
            <text:p>0.004626122</text:p>
          </table:table-cell>
          <table:table-cell office:value-type="float" office:value="0" calcext:value-type="float">
            <text:p>0</text:p>
          </table:table-cell>
          <table:table-cell office:value-type="float" office:value="38.5762" calcext:value-type="float">
            <text:p>38.5762</text:p>
          </table:table-cell>
          <table:table-cell office:value-type="float" office:value="14.97906" calcext:value-type="float">
            <text:p>14.97906</text:p>
          </table:table-cell>
          <table:table-cell office:value-type="float" office:value="10.59077" calcext:value-type="float">
            <text:p>10.59077</text:p>
          </table:table-cell>
          <table:table-cell office:value-type="float" office:value="5.665476" calcext:value-type="float">
            <text:p>5.665476</text:p>
          </table:table-cell>
          <table:table-cell office:value-type="float" office:value="3.235873" calcext:value-type="float">
            <text:p>3.235873</text:p>
          </table:table-cell>
          <table:table-cell office:value-type="float" office:value="1.036261" calcext:value-type="float">
            <text:p>1.036261</text:p>
          </table:table-cell>
          <table:table-cell office:value-type="float" office:value="0.2795156" calcext:value-type="float">
            <text:p>0.2795156</text:p>
          </table:table-cell>
          <table:table-cell office:value-type="float" office:value="0.9335002" calcext:value-type="float">
            <text:p>0.9335002</text:p>
          </table:table-cell>
          <table:table-cell office:value-type="float" office:value="0.3738016" calcext:value-type="float">
            <text:p>0.3738016</text:p>
          </table:table-cell>
          <table:table-cell office:value-type="float" office:value="0.2062176" calcext:value-type="float">
            <text:p>0.2062176</text:p>
          </table:table-cell>
          <table:table-cell office:value-type="float" office:value="0.1153767" calcext:value-type="float">
            <text:p>0.1153767</text:p>
          </table:table-cell>
          <table:table-cell office:value-type="float" office:value="0.1777052" calcext:value-type="float">
            <text:p>0.1777052</text:p>
          </table:table-cell>
          <table:table-cell office:value-type="float" office:value="0.3134509" calcext:value-type="float">
            <text:p>0.3134509</text:p>
          </table:table-cell>
          <table:table-cell office:value-type="float" office:value="0.3505821" calcext:value-type="float">
            <text:p>0.3505821</text:p>
          </table:table-cell>
          <table:table-cell office:value-type="float" office:value="0" calcext:value-type="float">
            <text:p>0</text:p>
          </table:table-cell>
          <table:table-cell office:value-type="float" office:value="297.4968" calcext:value-type="float">
            <text:p>297.4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505379" calcext:value-type="float">
            <text:p>-1.50537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34.68662" calcext:value-type="float">
            <text:p>34.68662</text:p>
          </table:table-cell>
          <table:table-cell office:value-type="float" office:value="1088.666" calcext:value-type="float">
            <text:p>1088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9471" calcext:value-type="float">
            <text:p>0.1419471</text:p>
          </table:table-cell>
          <table:table-cell office:value-type="float" office:value="3.335284" calcext:value-type="float">
            <text:p>3.335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3481156" calcext:value-type="float">
            <text:p>-3.481156E-05</text:p>
          </table:table-cell>
          <table:table-cell office:value-type="float" office:value="0.00009789967" calcext:value-type="float">
            <text:p>9.789967E-05</text:p>
          </table:table-cell>
          <table:table-cell office:value-type="float" office:value="0.000001534068" calcext:value-type="float">
            <text:p>1.534068E-06</text:p>
          </table:table-cell>
          <table:table-cell office:value-type="float" office:value="16.88397" calcext:value-type="float">
            <text:p>16.88397</text:p>
          </table:table-cell>
          <table:table-cell office:value-type="float" office:value="0.09305819" calcext:value-type="float">
            <text:p>0.09305819</text:p>
          </table:table-cell>
          <table:table-cell office:value-type="float" office:value="0.1472544" calcext:value-type="float">
            <text:p>0.1472544</text:p>
          </table:table-cell>
          <table:table-cell office:value-type="float" office:value="0.1309316" calcext:value-type="float">
            <text:p>0.1309316</text:p>
          </table:table-cell>
          <table:table-cell office:value-type="float" office:value="0.07860589" calcext:value-type="float">
            <text:p>0.07860589</text:p>
          </table:table-cell>
          <table:table-cell office:value-type="float" office:value="0.07980033" calcext:value-type="float">
            <text:p>0.07980033</text:p>
          </table:table-cell>
          <table:table-cell office:value-type="float" office:value="0.02966952" calcext:value-type="float">
            <text:p>0.02966952</text:p>
          </table:table-cell>
          <table:table-cell office:value-type="float" office:value="0.0241424" calcext:value-type="float">
            <text:p>0.0241424</text:p>
          </table:table-cell>
          <table:table-cell office:value-type="float" office:value="0.02978485" calcext:value-type="float">
            <text:p>0.02978485</text:p>
          </table:table-cell>
          <table:table-cell office:value-type="float" office:value="0.02239345" calcext:value-type="float">
            <text:p>0.02239345</text:p>
          </table:table-cell>
          <table:table-cell office:value-type="float" office:value="0.0192099" calcext:value-type="float">
            <text:p>0.0192099</text:p>
          </table:table-cell>
          <table:table-cell office:value-type="float" office:value="0.02052255" calcext:value-type="float">
            <text:p>0.02052255</text:p>
          </table:table-cell>
          <table:table-cell office:value-type="float" office:value="0.02896588" calcext:value-type="float">
            <text:p>0.02896588</text:p>
          </table:table-cell>
          <table:table-cell office:value-type="float" office:value="0.004919507" calcext:value-type="float">
            <text:p>0.004919507</text:p>
          </table:table-cell>
          <table:table-cell office:value-type="float" office:value="0.004621861" calcext:value-type="float">
            <text:p>0.004621861</text:p>
          </table:table-cell>
          <table:table-cell office:value-type="float" office:value="0" calcext:value-type="float">
            <text:p>0</text:p>
          </table:table-cell>
          <table:table-cell office:value-type="float" office:value="39.1827" calcext:value-type="float">
            <text:p>39.1827</text:p>
          </table:table-cell>
          <table:table-cell office:value-type="float" office:value="15.06587" calcext:value-type="float">
            <text:p>15.06587</text:p>
          </table:table-cell>
          <table:table-cell office:value-type="float" office:value="10.5738" calcext:value-type="float">
            <text:p>10.5738</text:p>
          </table:table-cell>
          <table:table-cell office:value-type="float" office:value="5.729519" calcext:value-type="float">
            <text:p>5.729519</text:p>
          </table:table-cell>
          <table:table-cell office:value-type="float" office:value="3.178791" calcext:value-type="float">
            <text:p>3.178791</text:p>
          </table:table-cell>
          <table:table-cell office:value-type="float" office:value="1.033233" calcext:value-type="float">
            <text:p>1.033233</text:p>
          </table:table-cell>
          <table:table-cell office:value-type="float" office:value="0.2827614" calcext:value-type="float">
            <text:p>0.2827614</text:p>
          </table:table-cell>
          <table:table-cell office:value-type="float" office:value="0.9348217" calcext:value-type="float">
            <text:p>0.9348217</text:p>
          </table:table-cell>
          <table:table-cell office:value-type="float" office:value="0.3751225" calcext:value-type="float">
            <text:p>0.3751225</text:p>
          </table:table-cell>
          <table:table-cell office:value-type="float" office:value="0.2071694" calcext:value-type="float">
            <text:p>0.2071694</text:p>
          </table:table-cell>
          <table:table-cell office:value-type="float" office:value="0.1160481" calcext:value-type="float">
            <text:p>0.1160481</text:p>
          </table:table-cell>
          <table:table-cell office:value-type="float" office:value="0.1784831" calcext:value-type="float">
            <text:p>0.1784831</text:p>
          </table:table-cell>
          <table:table-cell office:value-type="float" office:value="0.3129719" calcext:value-type="float">
            <text:p>0.3129719</text:p>
          </table:table-cell>
          <table:table-cell office:value-type="float" office:value="0.3505536" calcext:value-type="float">
            <text:p>0.3505536</text:p>
          </table:table-cell>
          <table:table-cell office:value-type="float" office:value="0" calcext:value-type="float">
            <text:p>0</text:p>
          </table:table-cell>
          <table:table-cell office:value-type="float" office:value="300.4644" calcext:value-type="float">
            <text:p>300.4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24275" calcext:value-type="float">
            <text:p>-1.92427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34.68156" calcext:value-type="float">
            <text:p>34.68156</text:p>
          </table:table-cell>
          <table:table-cell office:value-type="float" office:value="1088.666" calcext:value-type="float">
            <text:p>1088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7162" calcext:value-type="float">
            <text:p>0.1437162</text:p>
          </table:table-cell>
          <table:table-cell office:value-type="float" office:value="3.338985" calcext:value-type="float">
            <text:p>3.338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786905" calcext:value-type="float">
            <text:p>5.786905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849192" calcext:value-type="float">
            <text:p>4.849192E-10</text:p>
          </table:table-cell>
          <table:table-cell office:value-type="float" office:value="-0.00003961713" calcext:value-type="float">
            <text:p>-3.961713E-05</text:p>
          </table:table-cell>
          <table:table-cell office:value-type="float" office:value="0.0001265444" calcext:value-type="float">
            <text:p>0.0001265444</text:p>
          </table:table-cell>
          <table:table-cell office:value-type="float" office:value="0.000001536228" calcext:value-type="float">
            <text:p>1.536228E-06</text:p>
          </table:table-cell>
          <table:table-cell office:value-type="float" office:value="16.8795" calcext:value-type="float">
            <text:p>16.8795</text:p>
          </table:table-cell>
          <table:table-cell office:value-type="float" office:value="0.1074902" calcext:value-type="float">
            <text:p>0.1074902</text:p>
          </table:table-cell>
          <table:table-cell office:value-type="float" office:value="0.1572446" calcext:value-type="float">
            <text:p>0.1572446</text:p>
          </table:table-cell>
          <table:table-cell office:value-type="float" office:value="0.1426033" calcext:value-type="float">
            <text:p>0.1426033</text:p>
          </table:table-cell>
          <table:table-cell office:value-type="float" office:value="0.08022884" calcext:value-type="float">
            <text:p>0.08022884</text:p>
          </table:table-cell>
          <table:table-cell office:value-type="float" office:value="0.081924" calcext:value-type="float">
            <text:p>0.081924</text:p>
          </table:table-cell>
          <table:table-cell office:value-type="float" office:value="0.02990204" calcext:value-type="float">
            <text:p>0.02990204</text:p>
          </table:table-cell>
          <table:table-cell office:value-type="float" office:value="0.02425692" calcext:value-type="float">
            <text:p>0.02425692</text:p>
          </table:table-cell>
          <table:table-cell office:value-type="float" office:value="0.02993818" calcext:value-type="float">
            <text:p>0.02993818</text:p>
          </table:table-cell>
          <table:table-cell office:value-type="float" office:value="0.02247225" calcext:value-type="float">
            <text:p>0.02247225</text:p>
          </table:table-cell>
          <table:table-cell office:value-type="float" office:value="0.01925291" calcext:value-type="float">
            <text:p>0.01925291</text:p>
          </table:table-cell>
          <table:table-cell office:value-type="float" office:value="0.02056215" calcext:value-type="float">
            <text:p>0.02056215</text:p>
          </table:table-cell>
          <table:table-cell office:value-type="float" office:value="0.02903417" calcext:value-type="float">
            <text:p>0.02903417</text:p>
          </table:table-cell>
          <table:table-cell office:value-type="float" office:value="0.004918295" calcext:value-type="float">
            <text:p>0.004918295</text:p>
          </table:table-cell>
          <table:table-cell office:value-type="float" office:value="0.004616907" calcext:value-type="float">
            <text:p>0.004616907</text:p>
          </table:table-cell>
          <table:table-cell office:value-type="float" office:value="0" calcext:value-type="float">
            <text:p>0</text:p>
          </table:table-cell>
          <table:table-cell office:value-type="float" office:value="39.244" calcext:value-type="float">
            <text:p>39.244</text:p>
          </table:table-cell>
          <table:table-cell office:value-type="float" office:value="15.14821" calcext:value-type="float">
            <text:p>15.14821</text:p>
          </table:table-cell>
          <table:table-cell office:value-type="float" office:value="10.57404" calcext:value-type="float">
            <text:p>10.57404</text:p>
          </table:table-cell>
          <table:table-cell office:value-type="float" office:value="5.740793" calcext:value-type="float">
            <text:p>5.740793</text:p>
          </table:table-cell>
          <table:table-cell office:value-type="float" office:value="3.209792" calcext:value-type="float">
            <text:p>3.209792</text:p>
          </table:table-cell>
          <table:table-cell office:value-type="float" office:value="1.02529" calcext:value-type="float">
            <text:p>1.02529</text:p>
          </table:table-cell>
          <table:table-cell office:value-type="float" office:value="0.2847342" calcext:value-type="float">
            <text:p>0.2847342</text:p>
          </table:table-cell>
          <table:table-cell office:value-type="float" office:value="0.9362181" calcext:value-type="float">
            <text:p>0.9362181</text:p>
          </table:table-cell>
          <table:table-cell office:value-type="float" office:value="0.3764303" calcext:value-type="float">
            <text:p>0.3764303</text:p>
          </table:table-cell>
          <table:table-cell office:value-type="float" office:value="0.2081059" calcext:value-type="float">
            <text:p>0.2081059</text:p>
          </table:table-cell>
          <table:table-cell office:value-type="float" office:value="0.1167058" calcext:value-type="float">
            <text:p>0.1167058</text:p>
          </table:table-cell>
          <table:table-cell office:value-type="float" office:value="0.1792385" calcext:value-type="float">
            <text:p>0.1792385</text:p>
          </table:table-cell>
          <table:table-cell office:value-type="float" office:value="0.3125875" calcext:value-type="float">
            <text:p>0.3125875</text:p>
          </table:table-cell>
          <table:table-cell office:value-type="float" office:value="0.3504118" calcext:value-type="float">
            <text:p>0.3504118</text:p>
          </table:table-cell>
          <table:table-cell office:value-type="float" office:value="0" calcext:value-type="float">
            <text:p>0</text:p>
          </table:table-cell>
          <table:table-cell office:value-type="float" office:value="302.0229" calcext:value-type="float">
            <text:p>302.0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311488" calcext:value-type="float">
            <text:p>-2.311488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34.67641" calcext:value-type="float">
            <text:p>34.67641</text:p>
          </table:table-cell>
          <table:table-cell office:value-type="float" office:value="1088.665" calcext:value-type="float">
            <text:p>1088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8473" calcext:value-type="float">
            <text:p>0.1458473</text:p>
          </table:table-cell>
          <table:table-cell office:value-type="float" office:value="3.342213" calcext:value-type="float">
            <text:p>3.342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30403" calcext:value-type="float">
            <text:p>3.030403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2685721" calcext:value-type="float">
            <text:p>2.685721E-07</text:p>
          </table:table-cell>
          <table:table-cell office:value-type="float" office:value="-0.00004312179" calcext:value-type="float">
            <text:p>-4.312179E-05</text:p>
          </table:table-cell>
          <table:table-cell office:value-type="float" office:value="0.0001569149" calcext:value-type="float">
            <text:p>0.0001569149</text:p>
          </table:table-cell>
          <table:table-cell office:value-type="float" office:value="0.000001538361" calcext:value-type="float">
            <text:p>1.538361E-06</text:p>
          </table:table-cell>
          <table:table-cell office:value-type="float" office:value="16.87445" calcext:value-type="float">
            <text:p>16.87445</text:p>
          </table:table-cell>
          <table:table-cell office:value-type="float" office:value="0.1221364" calcext:value-type="float">
            <text:p>0.1221364</text:p>
          </table:table-cell>
          <table:table-cell office:value-type="float" office:value="0.1654267" calcext:value-type="float">
            <text:p>0.1654267</text:p>
          </table:table-cell>
          <table:table-cell office:value-type="float" office:value="0.1533687" calcext:value-type="float">
            <text:p>0.1533687</text:p>
          </table:table-cell>
          <table:table-cell office:value-type="float" office:value="0.08327123" calcext:value-type="float">
            <text:p>0.08327123</text:p>
          </table:table-cell>
          <table:table-cell office:value-type="float" office:value="0.08399331" calcext:value-type="float">
            <text:p>0.08399331</text:p>
          </table:table-cell>
          <table:table-cell office:value-type="float" office:value="0.03014257" calcext:value-type="float">
            <text:p>0.03014257</text:p>
          </table:table-cell>
          <table:table-cell office:value-type="float" office:value="0.02436528" calcext:value-type="float">
            <text:p>0.02436528</text:p>
          </table:table-cell>
          <table:table-cell office:value-type="float" office:value="0.03009496" calcext:value-type="float">
            <text:p>0.03009496</text:p>
          </table:table-cell>
          <table:table-cell office:value-type="float" office:value="0.02255089" calcext:value-type="float">
            <text:p>0.02255089</text:p>
          </table:table-cell>
          <table:table-cell office:value-type="float" office:value="0.01929572" calcext:value-type="float">
            <text:p>0.01929572</text:p>
          </table:table-cell>
          <table:table-cell office:value-type="float" office:value="0.02060136" calcext:value-type="float">
            <text:p>0.02060136</text:p>
          </table:table-cell>
          <table:table-cell office:value-type="float" office:value="0.02910091" calcext:value-type="float">
            <text:p>0.02910091</text:p>
          </table:table-cell>
          <table:table-cell office:value-type="float" office:value="0.004917401" calcext:value-type="float">
            <text:p>0.004917401</text:p>
          </table:table-cell>
          <table:table-cell office:value-type="float" office:value="0.004612796" calcext:value-type="float">
            <text:p>0.004612796</text:p>
          </table:table-cell>
          <table:table-cell office:value-type="float" office:value="0" calcext:value-type="float">
            <text:p>0</text:p>
          </table:table-cell>
          <table:table-cell office:value-type="float" office:value="38.84662" calcext:value-type="float">
            <text:p>38.84662</text:p>
          </table:table-cell>
          <table:table-cell office:value-type="float" office:value="15.24818" calcext:value-type="float">
            <text:p>15.24818</text:p>
          </table:table-cell>
          <table:table-cell office:value-type="float" office:value="10.57641" calcext:value-type="float">
            <text:p>10.57641</text:p>
          </table:table-cell>
          <table:table-cell office:value-type="float" office:value="5.746594" calcext:value-type="float">
            <text:p>5.746594</text:p>
          </table:table-cell>
          <table:table-cell office:value-type="float" office:value="3.249164" calcext:value-type="float">
            <text:p>3.249164</text:p>
          </table:table-cell>
          <table:table-cell office:value-type="float" office:value="1.019077" calcext:value-type="float">
            <text:p>1.019077</text:p>
          </table:table-cell>
          <table:table-cell office:value-type="float" office:value="0.284539" calcext:value-type="float">
            <text:p>0.284539</text:p>
          </table:table-cell>
          <table:table-cell office:value-type="float" office:value="0.9375384" calcext:value-type="float">
            <text:p>0.9375384</text:p>
          </table:table-cell>
          <table:table-cell office:value-type="float" office:value="0.377713" calcext:value-type="float">
            <text:p>0.377713</text:p>
          </table:table-cell>
          <table:table-cell office:value-type="float" office:value="0.2090268" calcext:value-type="float">
            <text:p>0.2090268</text:p>
          </table:table-cell>
          <table:table-cell office:value-type="float" office:value="0.1173535" calcext:value-type="float">
            <text:p>0.1173535</text:p>
          </table:table-cell>
          <table:table-cell office:value-type="float" office:value="0.1799825" calcext:value-type="float">
            <text:p>0.1799825</text:p>
          </table:table-cell>
          <table:table-cell office:value-type="float" office:value="0.3123028" calcext:value-type="float">
            <text:p>0.3123028</text:p>
          </table:table-cell>
          <table:table-cell office:value-type="float" office:value="0.3502596" calcext:value-type="float">
            <text:p>0.3502596</text:p>
          </table:table-cell>
          <table:table-cell office:value-type="float" office:value="0" calcext:value-type="float">
            <text:p>0</text:p>
          </table:table-cell>
          <table:table-cell office:value-type="float" office:value="305.9592" calcext:value-type="float">
            <text:p>305.9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668216" calcext:value-type="float">
            <text:p>-2.668216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34.67031" calcext:value-type="float">
            <text:p>34.67031</text:p>
          </table:table-cell>
          <table:table-cell office:value-type="float" office:value="1088.665" calcext:value-type="float">
            <text:p>1088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497" calcext:value-type="float">
            <text:p>0.148497</text:p>
          </table:table-cell>
          <table:table-cell office:value-type="float" office:value="3.345539" calcext:value-type="float">
            <text:p>3.3455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30403" calcext:value-type="float">
            <text:p>3.030403E-09</text:p>
          </table:table-cell>
          <table:table-cell office:value-type="float" office:value="0" calcext:value-type="float">
            <text:p>0</text:p>
          </table:table-cell>
          <table:table-cell office:value-type="float" office:value="-0.00006455366" calcext:value-type="float">
            <text:p>-6.455366E-05</text:p>
          </table:table-cell>
          <table:table-cell office:value-type="float" office:value="-0.0000439566" calcext:value-type="float">
            <text:p>-4.39566E-05</text:p>
          </table:table-cell>
          <table:table-cell office:value-type="float" office:value="0.00018804" calcext:value-type="float">
            <text:p>0.00018804</text:p>
          </table:table-cell>
          <table:table-cell office:value-type="float" office:value="0.0000015406" calcext:value-type="float">
            <text:p>1.5406E-06</text:p>
          </table:table-cell>
          <table:table-cell office:value-type="float" office:value="16.86783" calcext:value-type="float">
            <text:p>16.86783</text:p>
          </table:table-cell>
          <table:table-cell office:value-type="float" office:value="0.1489608" calcext:value-type="float">
            <text:p>0.1489608</text:p>
          </table:table-cell>
          <table:table-cell office:value-type="float" office:value="0.1740309" calcext:value-type="float">
            <text:p>0.1740309</text:p>
          </table:table-cell>
          <table:table-cell office:value-type="float" office:value="0.1635804" calcext:value-type="float">
            <text:p>0.1635804</text:p>
          </table:table-cell>
          <table:table-cell office:value-type="float" office:value="0.08641261" calcext:value-type="float">
            <text:p>0.08641261</text:p>
          </table:table-cell>
          <table:table-cell office:value-type="float" office:value="0.08730251" calcext:value-type="float">
            <text:p>0.08730251</text:p>
          </table:table-cell>
          <table:table-cell office:value-type="float" office:value="0.03041067" calcext:value-type="float">
            <text:p>0.03041067</text:p>
          </table:table-cell>
          <table:table-cell office:value-type="float" office:value="0.02442548" calcext:value-type="float">
            <text:p>0.02442548</text:p>
          </table:table-cell>
          <table:table-cell office:value-type="float" office:value="0.03025291" calcext:value-type="float">
            <text:p>0.03025291</text:p>
          </table:table-cell>
          <table:table-cell office:value-type="float" office:value="0.02263048" calcext:value-type="float">
            <text:p>0.02263048</text:p>
          </table:table-cell>
          <table:table-cell office:value-type="float" office:value="0.01933855" calcext:value-type="float">
            <text:p>0.01933855</text:p>
          </table:table-cell>
          <table:table-cell office:value-type="float" office:value="0.02064021" calcext:value-type="float">
            <text:p>0.02064021</text:p>
          </table:table-cell>
          <table:table-cell office:value-type="float" office:value="0.0291662" calcext:value-type="float">
            <text:p>0.0291662</text:p>
          </table:table-cell>
          <table:table-cell office:value-type="float" office:value="0.004916758" calcext:value-type="float">
            <text:p>0.004916758</text:p>
          </table:table-cell>
          <table:table-cell office:value-type="float" office:value="0.004609742" calcext:value-type="float">
            <text:p>0.004609742</text:p>
          </table:table-cell>
          <table:table-cell office:value-type="float" office:value="0" calcext:value-type="float">
            <text:p>0</text:p>
          </table:table-cell>
          <table:table-cell office:value-type="float" office:value="39.82352" calcext:value-type="float">
            <text:p>39.82352</text:p>
          </table:table-cell>
          <table:table-cell office:value-type="float" office:value="15.31244" calcext:value-type="float">
            <text:p>15.31244</text:p>
          </table:table-cell>
          <table:table-cell office:value-type="float" office:value="10.57989" calcext:value-type="float">
            <text:p>10.57989</text:p>
          </table:table-cell>
          <table:table-cell office:value-type="float" office:value="5.754823" calcext:value-type="float">
            <text:p>5.754823</text:p>
          </table:table-cell>
          <table:table-cell office:value-type="float" office:value="3.264887" calcext:value-type="float">
            <text:p>3.264887</text:p>
          </table:table-cell>
          <table:table-cell office:value-type="float" office:value="1.018904" calcext:value-type="float">
            <text:p>1.018904</text:p>
          </table:table-cell>
          <table:table-cell office:value-type="float" office:value="0.2831452" calcext:value-type="float">
            <text:p>0.2831452</text:p>
          </table:table-cell>
          <table:table-cell office:value-type="float" office:value="0.9387361" calcext:value-type="float">
            <text:p>0.9387361</text:p>
          </table:table-cell>
          <table:table-cell office:value-type="float" office:value="0.3789908" calcext:value-type="float">
            <text:p>0.3789908</text:p>
          </table:table-cell>
          <table:table-cell office:value-type="float" office:value="0.2099251" calcext:value-type="float">
            <text:p>0.2099251</text:p>
          </table:table-cell>
          <table:table-cell office:value-type="float" office:value="0.1179911" calcext:value-type="float">
            <text:p>0.1179911</text:p>
          </table:table-cell>
          <table:table-cell office:value-type="float" office:value="0.1807199" calcext:value-type="float">
            <text:p>0.1807199</text:p>
          </table:table-cell>
          <table:table-cell office:value-type="float" office:value="0.3120897" calcext:value-type="float">
            <text:p>0.3120897</text:p>
          </table:table-cell>
          <table:table-cell office:value-type="float" office:value="0.3502439" calcext:value-type="float">
            <text:p>0.3502439</text:p>
          </table:table-cell>
          <table:table-cell office:value-type="float" office:value="0" calcext:value-type="float">
            <text:p>0</text:p>
          </table:table-cell>
          <table:table-cell office:value-type="float" office:value="312.0401" calcext:value-type="float">
            <text:p>312.0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07068" calcext:value-type="float">
            <text:p>-3.00706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34.66414" calcext:value-type="float">
            <text:p>34.66414</text:p>
          </table:table-cell>
          <table:table-cell office:value-type="float" office:value="1088.665" calcext:value-type="float">
            <text:p>1088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3817" calcext:value-type="float">
            <text:p>0.1513817</text:p>
          </table:table-cell>
          <table:table-cell office:value-type="float" office:value="3.349282" calcext:value-type="float">
            <text:p>3.3492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30403" calcext:value-type="float">
            <text:p>3.030403E-09</text:p>
          </table:table-cell>
          <table:table-cell office:value-type="float" office:value="0" calcext:value-type="float">
            <text:p>0</text:p>
          </table:table-cell>
          <table:table-cell office:value-type="float" office:value="-0.000737396" calcext:value-type="float">
            <text:p>-0.000737396</text:p>
          </table:table-cell>
          <table:table-cell office:value-type="float" office:value="-0.00004832669" calcext:value-type="float">
            <text:p>-4.832669E-05</text:p>
          </table:table-cell>
          <table:table-cell office:value-type="float" office:value="0.0002189851" calcext:value-type="float">
            <text:p>0.0002189851</text:p>
          </table:table-cell>
          <table:table-cell office:value-type="float" office:value="0.000001542679" calcext:value-type="float">
            <text:p>1.542679E-06</text:p>
          </table:table-cell>
          <table:table-cell office:value-type="float" office:value="16.86105" calcext:value-type="float">
            <text:p>16.86105</text:p>
          </table:table-cell>
          <table:table-cell office:value-type="float" office:value="0.1899695" calcext:value-type="float">
            <text:p>0.1899695</text:p>
          </table:table-cell>
          <table:table-cell office:value-type="float" office:value="0.1817012" calcext:value-type="float">
            <text:p>0.1817012</text:p>
          </table:table-cell>
          <table:table-cell office:value-type="float" office:value="0.1730353" calcext:value-type="float">
            <text:p>0.1730353</text:p>
          </table:table-cell>
          <table:table-cell office:value-type="float" office:value="0.08944588" calcext:value-type="float">
            <text:p>0.08944588</text:p>
          </table:table-cell>
          <table:table-cell office:value-type="float" office:value="0.09076768" calcext:value-type="float">
            <text:p>0.09076768</text:p>
          </table:table-cell>
          <table:table-cell office:value-type="float" office:value="0.03060963" calcext:value-type="float">
            <text:p>0.03060963</text:p>
          </table:table-cell>
          <table:table-cell office:value-type="float" office:value="0.02447615" calcext:value-type="float">
            <text:p>0.02447615</text:p>
          </table:table-cell>
          <table:table-cell office:value-type="float" office:value="0.03040837" calcext:value-type="float">
            <text:p>0.03040837</text:p>
          </table:table-cell>
          <table:table-cell office:value-type="float" office:value="0.02271072" calcext:value-type="float">
            <text:p>0.02271072</text:p>
          </table:table-cell>
          <table:table-cell office:value-type="float" office:value="0.01938188" calcext:value-type="float">
            <text:p>0.01938188</text:p>
          </table:table-cell>
          <table:table-cell office:value-type="float" office:value="0.02067815" calcext:value-type="float">
            <text:p>0.02067815</text:p>
          </table:table-cell>
          <table:table-cell office:value-type="float" office:value="0.02923014" calcext:value-type="float">
            <text:p>0.02923014</text:p>
          </table:table-cell>
          <table:table-cell office:value-type="float" office:value="0.004928023" calcext:value-type="float">
            <text:p>0.004928023</text:p>
          </table:table-cell>
          <table:table-cell office:value-type="float" office:value="0.004595097" calcext:value-type="float">
            <text:p>0.004595097</text:p>
          </table:table-cell>
          <table:table-cell office:value-type="float" office:value="0" calcext:value-type="float">
            <text:p>0</text:p>
          </table:table-cell>
          <table:table-cell office:value-type="float" office:value="40.91055" calcext:value-type="float">
            <text:p>40.91055</text:p>
          </table:table-cell>
          <table:table-cell office:value-type="float" office:value="15.35354" calcext:value-type="float">
            <text:p>15.35354</text:p>
          </table:table-cell>
          <table:table-cell office:value-type="float" office:value="10.5856" calcext:value-type="float">
            <text:p>10.5856</text:p>
          </table:table-cell>
          <table:table-cell office:value-type="float" office:value="5.762638" calcext:value-type="float">
            <text:p>5.762638</text:p>
          </table:table-cell>
          <table:table-cell office:value-type="float" office:value="3.283911" calcext:value-type="float">
            <text:p>3.283911</text:p>
          </table:table-cell>
          <table:table-cell office:value-type="float" office:value="1.018251" calcext:value-type="float">
            <text:p>1.018251</text:p>
          </table:table-cell>
          <table:table-cell office:value-type="float" office:value="0.2817434" calcext:value-type="float">
            <text:p>0.2817434</text:p>
          </table:table-cell>
          <table:table-cell office:value-type="float" office:value="0.9398116" calcext:value-type="float">
            <text:p>0.9398116</text:p>
          </table:table-cell>
          <table:table-cell office:value-type="float" office:value="0.3802738" calcext:value-type="float">
            <text:p>0.3802738</text:p>
          </table:table-cell>
          <table:table-cell office:value-type="float" office:value="0.2108081" calcext:value-type="float">
            <text:p>0.2108081</text:p>
          </table:table-cell>
          <table:table-cell office:value-type="float" office:value="0.1186059" calcext:value-type="float">
            <text:p>0.1186059</text:p>
          </table:table-cell>
          <table:table-cell office:value-type="float" office:value="0.1816614" calcext:value-type="float">
            <text:p>0.1816614</text:p>
          </table:table-cell>
          <table:table-cell office:value-type="float" office:value="0.3163536" calcext:value-type="float">
            <text:p>0.3163536</text:p>
          </table:table-cell>
          <table:table-cell office:value-type="float" office:value="0.3466401" calcext:value-type="float">
            <text:p>0.3466401</text:p>
          </table:table-cell>
          <table:table-cell office:value-type="float" office:value="0" calcext:value-type="float">
            <text:p>0</text:p>
          </table:table-cell>
          <table:table-cell office:value-type="float" office:value="319.1756" calcext:value-type="float">
            <text:p>319.1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33231" calcext:value-type="float">
            <text:p>-3.33231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34.65523" calcext:value-type="float">
            <text:p>34.65523</text:p>
          </table:table-cell>
          <table:table-cell office:value-type="float" office:value="1088.668" calcext:value-type="float">
            <text:p>1088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8169" calcext:value-type="float">
            <text:p>0.1518169</text:p>
          </table:table-cell>
          <table:table-cell office:value-type="float" office:value="3.35492" calcext:value-type="float">
            <text:p>3.35492</text:p>
          </table:table-cell>
          <table:table-cell office:value-type="float" office:value="0" calcext:value-type="float">
            <text:p>0</text:p>
          </table:table-cell>
          <table:table-cell office:value-type="float" office:value="0.00000006113509" calcext:value-type="float">
            <text:p>6.113509E-08</text:p>
          </table:table-cell>
          <table:table-cell office:value-type="float" office:value="0" calcext:value-type="float">
            <text:p>0</text:p>
          </table:table-cell>
          <table:table-cell office:value-type="float" office:value="-0.001541508" calcext:value-type="float">
            <text:p>-0.001541508</text:p>
          </table:table-cell>
          <table:table-cell office:value-type="float" office:value="-0.00006258134" calcext:value-type="float">
            <text:p>-6.258134E-05</text:p>
          </table:table-cell>
          <table:table-cell office:value-type="float" office:value="0.0002413787" calcext:value-type="float">
            <text:p>0.0002413787</text:p>
          </table:table-cell>
          <table:table-cell office:value-type="float" office:value="0.000001544694" calcext:value-type="float">
            <text:p>1.544694E-06</text:p>
          </table:table-cell>
          <table:table-cell office:value-type="float" office:value="16.86656" calcext:value-type="float">
            <text:p>16.86656</text:p>
          </table:table-cell>
          <table:table-cell office:value-type="float" office:value="0.2013824" calcext:value-type="float">
            <text:p>0.2013824</text:p>
          </table:table-cell>
          <table:table-cell office:value-type="float" office:value="0.1879925" calcext:value-type="float">
            <text:p>0.1879925</text:p>
          </table:table-cell>
          <table:table-cell office:value-type="float" office:value="0.1802408" calcext:value-type="float">
            <text:p>0.1802408</text:p>
          </table:table-cell>
          <table:table-cell office:value-type="float" office:value="0.09221341" calcext:value-type="float">
            <text:p>0.09221341</text:p>
          </table:table-cell>
          <table:table-cell office:value-type="float" office:value="0.09367894" calcext:value-type="float">
            <text:p>0.09367894</text:p>
          </table:table-cell>
          <table:table-cell office:value-type="float" office:value="0.03073709" calcext:value-type="float">
            <text:p>0.03073709</text:p>
          </table:table-cell>
          <table:table-cell office:value-type="float" office:value="0.02455671" calcext:value-type="float">
            <text:p>0.02455671</text:p>
          </table:table-cell>
          <table:table-cell office:value-type="float" office:value="0.03056159" calcext:value-type="float">
            <text:p>0.03056159</text:p>
          </table:table-cell>
          <table:table-cell office:value-type="float" office:value="0.02279096" calcext:value-type="float">
            <text:p>0.02279096</text:p>
          </table:table-cell>
          <table:table-cell office:value-type="float" office:value="0.01942615" calcext:value-type="float">
            <text:p>0.01942615</text:p>
          </table:table-cell>
          <table:table-cell office:value-type="float" office:value="0.02071527" calcext:value-type="float">
            <text:p>0.02071527</text:p>
          </table:table-cell>
          <table:table-cell office:value-type="float" office:value="0.02929285" calcext:value-type="float">
            <text:p>0.02929285</text:p>
          </table:table-cell>
          <table:table-cell office:value-type="float" office:value="0.004925034" calcext:value-type="float">
            <text:p>0.004925034</text:p>
          </table:table-cell>
          <table:table-cell office:value-type="float" office:value="0.004595645" calcext:value-type="float">
            <text:p>0.004595645</text:p>
          </table:table-cell>
          <table:table-cell office:value-type="float" office:value="0" calcext:value-type="float">
            <text:p>0</text:p>
          </table:table-cell>
          <table:table-cell office:value-type="float" office:value="38.28874" calcext:value-type="float">
            <text:p>38.28874</text:p>
          </table:table-cell>
          <table:table-cell office:value-type="float" office:value="15.62017" calcext:value-type="float">
            <text:p>15.62017</text:p>
          </table:table-cell>
          <table:table-cell office:value-type="float" office:value="10.61652" calcext:value-type="float">
            <text:p>10.61652</text:p>
          </table:table-cell>
          <table:table-cell office:value-type="float" office:value="5.775136" calcext:value-type="float">
            <text:p>5.775136</text:p>
          </table:table-cell>
          <table:table-cell office:value-type="float" office:value="3.308182" calcext:value-type="float">
            <text:p>3.308182</text:p>
          </table:table-cell>
          <table:table-cell office:value-type="float" office:value="1.017476" calcext:value-type="float">
            <text:p>1.017476</text:p>
          </table:table-cell>
          <table:table-cell office:value-type="float" office:value="0.280785" calcext:value-type="float">
            <text:p>0.280785</text:p>
          </table:table-cell>
          <table:table-cell office:value-type="float" office:value="0.9408526" calcext:value-type="float">
            <text:p>0.9408526</text:p>
          </table:table-cell>
          <table:table-cell office:value-type="float" office:value="0.3815259" calcext:value-type="float">
            <text:p>0.3815259</text:p>
          </table:table-cell>
          <table:table-cell office:value-type="float" office:value="0.2116876" calcext:value-type="float">
            <text:p>0.2116876</text:p>
          </table:table-cell>
          <table:table-cell office:value-type="float" office:value="0.1192027" calcext:value-type="float">
            <text:p>0.1192027</text:p>
          </table:table-cell>
          <table:table-cell office:value-type="float" office:value="0.1825901" calcext:value-type="float">
            <text:p>0.1825901</text:p>
          </table:table-cell>
          <table:table-cell office:value-type="float" office:value="0.3151363" calcext:value-type="float">
            <text:p>0.3151363</text:p>
          </table:table-cell>
          <table:table-cell office:value-type="float" office:value="0.3487907" calcext:value-type="float">
            <text:p>0.3487907</text:p>
          </table:table-cell>
          <table:table-cell office:value-type="float" office:value="0" calcext:value-type="float">
            <text:p>0</text:p>
          </table:table-cell>
          <table:table-cell office:value-type="float" office:value="315.8846" calcext:value-type="float">
            <text:p>315.8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668573" calcext:value-type="float">
            <text:p>-3.668573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34.64818" calcext:value-type="float">
            <text:p>34.64818</text:p>
          </table:table-cell>
          <table:table-cell office:value-type="float" office:value="1088.668" calcext:value-type="float">
            <text:p>1088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272" calcext:value-type="float">
            <text:p>0.154272</text:p>
          </table:table-cell>
          <table:table-cell office:value-type="float" office:value="3.359405" calcext:value-type="float">
            <text:p>3.359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6114534" calcext:value-type="float">
            <text:p>6.114534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1572" calcext:value-type="float">
            <text:p>-0.002011572</text:p>
          </table:table-cell>
          <table:table-cell office:value-type="float" office:value="-0.00006529674" calcext:value-type="float">
            <text:p>-6.529674E-05</text:p>
          </table:table-cell>
          <table:table-cell office:value-type="float" office:value="0.0002601591" calcext:value-type="float">
            <text:p>0.0002601591</text:p>
          </table:table-cell>
          <table:table-cell office:value-type="float" office:value="0.000001546572" calcext:value-type="float">
            <text:p>1.546572E-06</text:p>
          </table:table-cell>
          <table:table-cell office:value-type="float" office:value="16.85864" calcext:value-type="float">
            <text:p>16.85864</text:p>
          </table:table-cell>
          <table:table-cell office:value-type="float" office:value="0.2180027" calcext:value-type="float">
            <text:p>0.2180027</text:p>
          </table:table-cell>
          <table:table-cell office:value-type="float" office:value="0.1974308" calcext:value-type="float">
            <text:p>0.1974308</text:p>
          </table:table-cell>
          <table:table-cell office:value-type="float" office:value="0.1882307" calcext:value-type="float">
            <text:p>0.1882307</text:p>
          </table:table-cell>
          <table:table-cell office:value-type="float" office:value="0.09468948" calcext:value-type="float">
            <text:p>0.09468948</text:p>
          </table:table-cell>
          <table:table-cell office:value-type="float" office:value="0.09607138" calcext:value-type="float">
            <text:p>0.09607138</text:p>
          </table:table-cell>
          <table:table-cell office:value-type="float" office:value="0.03086733" calcext:value-type="float">
            <text:p>0.03086733</text:p>
          </table:table-cell>
          <table:table-cell office:value-type="float" office:value="0.02465049" calcext:value-type="float">
            <text:p>0.02465049</text:p>
          </table:table-cell>
          <table:table-cell office:value-type="float" office:value="0.03071216" calcext:value-type="float">
            <text:p>0.03071216</text:p>
          </table:table-cell>
          <table:table-cell office:value-type="float" office:value="0.02287045" calcext:value-type="float">
            <text:p>0.02287045</text:p>
          </table:table-cell>
          <table:table-cell office:value-type="float" office:value="0.01947067" calcext:value-type="float">
            <text:p>0.01947067</text:p>
          </table:table-cell>
          <table:table-cell office:value-type="float" office:value="0.02075248" calcext:value-type="float">
            <text:p>0.02075248</text:p>
          </table:table-cell>
          <table:table-cell office:value-type="float" office:value="0.02935416" calcext:value-type="float">
            <text:p>0.02935416</text:p>
          </table:table-cell>
          <table:table-cell office:value-type="float" office:value="0.0049224" calcext:value-type="float">
            <text:p>0.0049224</text:p>
          </table:table-cell>
          <table:table-cell office:value-type="float" office:value="0.004594883" calcext:value-type="float">
            <text:p>0.004594883</text:p>
          </table:table-cell>
          <table:table-cell office:value-type="float" office:value="0" calcext:value-type="float">
            <text:p>0</text:p>
          </table:table-cell>
          <table:table-cell office:value-type="float" office:value="38.14048" calcext:value-type="float">
            <text:p>38.14048</text:p>
          </table:table-cell>
          <table:table-cell office:value-type="float" office:value="15.73664" calcext:value-type="float">
            <text:p>15.73664</text:p>
          </table:table-cell>
          <table:table-cell office:value-type="float" office:value="10.62558" calcext:value-type="float">
            <text:p>10.62558</text:p>
          </table:table-cell>
          <table:table-cell office:value-type="float" office:value="5.784057" calcext:value-type="float">
            <text:p>5.784057</text:p>
          </table:table-cell>
          <table:table-cell office:value-type="float" office:value="3.327918" calcext:value-type="float">
            <text:p>3.327918</text:p>
          </table:table-cell>
          <table:table-cell office:value-type="float" office:value="1.017486" calcext:value-type="float">
            <text:p>1.017486</text:p>
          </table:table-cell>
          <table:table-cell office:value-type="float" office:value="0.2800405" calcext:value-type="float">
            <text:p>0.2800405</text:p>
          </table:table-cell>
          <table:table-cell office:value-type="float" office:value="0.9418719" calcext:value-type="float">
            <text:p>0.9418719</text:p>
          </table:table-cell>
          <table:table-cell office:value-type="float" office:value="0.3827508" calcext:value-type="float">
            <text:p>0.3827508</text:p>
          </table:table-cell>
          <table:table-cell office:value-type="float" office:value="0.2125472" calcext:value-type="float">
            <text:p>0.2125472</text:p>
          </table:table-cell>
          <table:table-cell office:value-type="float" office:value="0.1198034" calcext:value-type="float">
            <text:p>0.1198034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0.3141035" calcext:value-type="float">
            <text:p>0.3141035</text:p>
          </table:table-cell>
          <table:table-cell office:value-type="float" office:value="0.3501635" calcext:value-type="float">
            <text:p>0.3501635</text:p>
          </table:table-cell>
          <table:table-cell office:value-type="float" office:value="0" calcext:value-type="float">
            <text:p>0</text:p>
          </table:table-cell>
          <table:table-cell office:value-type="float" office:value="322.3914" calcext:value-type="float">
            <text:p>322.3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986371" calcext:value-type="float">
            <text:p>-3.986371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34.64219" calcext:value-type="float">
            <text:p>34.64219</text:p>
          </table:table-cell>
          <table:table-cell office:value-type="float" office:value="1088.668" calcext:value-type="float">
            <text:p>1088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7369" calcext:value-type="float">
            <text:p>0.1567369</text:p>
          </table:table-cell>
          <table:table-cell office:value-type="float" office:value="3.362672" calcext:value-type="float">
            <text:p>3.362672</text:p>
          </table:table-cell>
          <table:table-cell office:value-type="float" office:value="0" calcext:value-type="float">
            <text:p>0</text:p>
          </table:table-cell>
          <table:table-cell office:value-type="float" office:value="0.00000006256116" calcext:value-type="float">
            <text:p>6.256116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1445" calcext:value-type="float">
            <text:p>-0.002011445</text:p>
          </table:table-cell>
          <table:table-cell office:value-type="float" office:value="-0.00006593954" calcext:value-type="float">
            <text:p>-6.593954E-05</text:p>
          </table:table-cell>
          <table:table-cell office:value-type="float" office:value="0.0002801862" calcext:value-type="float">
            <text:p>0.0002801862</text:p>
          </table:table-cell>
          <table:table-cell office:value-type="float" office:value="0.00000154836" calcext:value-type="float">
            <text:p>1.54836E-06</text:p>
          </table:table-cell>
          <table:table-cell office:value-type="float" office:value="16.85147" calcext:value-type="float">
            <text:p>16.85147</text:p>
          </table:table-cell>
          <table:table-cell office:value-type="float" office:value="0.235742" calcext:value-type="float">
            <text:p>0.235742</text:p>
          </table:table-cell>
          <table:table-cell office:value-type="float" office:value="0.2066007" calcext:value-type="float">
            <text:p>0.2066007</text:p>
          </table:table-cell>
          <table:table-cell office:value-type="float" office:value="0.1971477" calcext:value-type="float">
            <text:p>0.1971477</text:p>
          </table:table-cell>
          <table:table-cell office:value-type="float" office:value="0.09741569" calcext:value-type="float">
            <text:p>0.09741569</text:p>
          </table:table-cell>
          <table:table-cell office:value-type="float" office:value="0.09876966" calcext:value-type="float">
            <text:p>0.09876966</text:p>
          </table:table-cell>
          <table:table-cell office:value-type="float" office:value="0.03101779" calcext:value-type="float">
            <text:p>0.03101779</text:p>
          </table:table-cell>
          <table:table-cell office:value-type="float" office:value="0.02474367" calcext:value-type="float">
            <text:p>0.02474367</text:p>
          </table:table-cell>
          <table:table-cell office:value-type="float" office:value="0.03086277" calcext:value-type="float">
            <text:p>0.03086277</text:p>
          </table:table-cell>
          <table:table-cell office:value-type="float" office:value="0.02294947" calcext:value-type="float">
            <text:p>0.02294947</text:p>
          </table:table-cell>
          <table:table-cell office:value-type="float" office:value="0.01951543" calcext:value-type="float">
            <text:p>0.01951543</text:p>
          </table:table-cell>
          <table:table-cell office:value-type="float" office:value="0.02078966" calcext:value-type="float">
            <text:p>0.02078966</text:p>
          </table:table-cell>
          <table:table-cell office:value-type="float" office:value="0.02941279" calcext:value-type="float">
            <text:p>0.02941279</text:p>
          </table:table-cell>
          <table:table-cell office:value-type="float" office:value="0.004921034" calcext:value-type="float">
            <text:p>0.004921034</text:p>
          </table:table-cell>
          <table:table-cell office:value-type="float" office:value="0.004593352" calcext:value-type="float">
            <text:p>0.004593352</text:p>
          </table:table-cell>
          <table:table-cell office:value-type="float" office:value="0" calcext:value-type="float">
            <text:p>0</text:p>
          </table:table-cell>
          <table:table-cell office:value-type="float" office:value="38.1879" calcext:value-type="float">
            <text:p>38.1879</text:p>
          </table:table-cell>
          <table:table-cell office:value-type="float" office:value="15.83184" calcext:value-type="float">
            <text:p>15.83184</text:p>
          </table:table-cell>
          <table:table-cell office:value-type="float" office:value="10.632" calcext:value-type="float">
            <text:p>10.632</text:p>
          </table:table-cell>
          <table:table-cell office:value-type="float" office:value="5.791985" calcext:value-type="float">
            <text:p>5.791985</text:p>
          </table:table-cell>
          <table:table-cell office:value-type="float" office:value="3.344089" calcext:value-type="float">
            <text:p>3.344089</text:p>
          </table:table-cell>
          <table:table-cell office:value-type="float" office:value="1.017721" calcext:value-type="float">
            <text:p>1.017721</text:p>
          </table:table-cell>
          <table:table-cell office:value-type="float" office:value="0.279326" calcext:value-type="float">
            <text:p>0.279326</text:p>
          </table:table-cell>
          <table:table-cell office:value-type="float" office:value="0.9428797" calcext:value-type="float">
            <text:p>0.9428797</text:p>
          </table:table-cell>
          <table:table-cell office:value-type="float" office:value="0.3839512" calcext:value-type="float">
            <text:p>0.3839512</text:p>
          </table:table-cell>
          <table:table-cell office:value-type="float" office:value="0.2133869" calcext:value-type="float">
            <text:p>0.2133869</text:p>
          </table:table-cell>
          <table:table-cell office:value-type="float" office:value="0.1204031" calcext:value-type="float">
            <text:p>0.1204031</text:p>
          </table:table-cell>
          <table:table-cell office:value-type="float" office:value="0.1841967" calcext:value-type="float">
            <text:p>0.1841967</text:p>
          </table:table-cell>
          <table:table-cell office:value-type="float" office:value="0.3135332" calcext:value-type="float">
            <text:p>0.3135332</text:p>
          </table:table-cell>
          <table:table-cell office:value-type="float" office:value="0.3503416" calcext:value-type="float">
            <text:p>0.3503416</text:p>
          </table:table-cell>
          <table:table-cell office:value-type="float" office:value="0" calcext:value-type="float">
            <text:p>0</text:p>
          </table:table-cell>
          <table:table-cell office:value-type="float" office:value="328.5226" calcext:value-type="float">
            <text:p>328.5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290499" calcext:value-type="float">
            <text:p>-4.290499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34.63426" calcext:value-type="float">
            <text:p>34.63426</text:p>
          </table:table-cell>
          <table:table-cell office:value-type="float" office:value="1088.669" calcext:value-type="float">
            <text:p>1088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5381" calcext:value-type="float">
            <text:p>0.1595381</text:p>
          </table:table-cell>
          <table:table-cell office:value-type="float" office:value="3.366694" calcext:value-type="float">
            <text:p>3.366694</text:p>
          </table:table-cell>
          <table:table-cell office:value-type="float" office:value="0" calcext:value-type="float">
            <text:p>0</text:p>
          </table:table-cell>
          <table:table-cell office:value-type="float" office:value="0.00000006704247" calcext:value-type="float">
            <text:p>6.704247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104" calcext:value-type="float">
            <text:p>-0.00201104</text:p>
          </table:table-cell>
          <table:table-cell office:value-type="float" office:value="-0.00006761149" calcext:value-type="float">
            <text:p>-6.761149E-05</text:p>
          </table:table-cell>
          <table:table-cell office:value-type="float" office:value="0.000300392" calcext:value-type="float">
            <text:p>0.000300392</text:p>
          </table:table-cell>
          <table:table-cell office:value-type="float" office:value="0.000001550064" calcext:value-type="float">
            <text:p>1.550064E-06</text:p>
          </table:table-cell>
          <table:table-cell office:value-type="float" office:value="16.84243" calcext:value-type="float">
            <text:p>16.84243</text:p>
          </table:table-cell>
          <table:table-cell office:value-type="float" office:value="0.2518094" calcext:value-type="float">
            <text:p>0.2518094</text:p>
          </table:table-cell>
          <table:table-cell office:value-type="float" office:value="0.214804" calcext:value-type="float">
            <text:p>0.214804</text:p>
          </table:table-cell>
          <table:table-cell office:value-type="float" office:value="0.2050567" calcext:value-type="float">
            <text:p>0.2050567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0.1015352" calcext:value-type="float">
            <text:p>0.1015352</text:p>
          </table:table-cell>
          <table:table-cell office:value-type="float" office:value="0.03121535" calcext:value-type="float">
            <text:p>0.03121535</text:p>
          </table:table-cell>
          <table:table-cell office:value-type="float" office:value="0.02481417" calcext:value-type="float">
            <text:p>0.02481417</text:p>
          </table:table-cell>
          <table:table-cell office:value-type="float" office:value="0.0310145" calcext:value-type="float">
            <text:p>0.0310145</text:p>
          </table:table-cell>
          <table:table-cell office:value-type="float" office:value="0.02302838" calcext:value-type="float">
            <text:p>0.02302838</text:p>
          </table:table-cell>
          <table:table-cell office:value-type="float" office:value="0.01956039" calcext:value-type="float">
            <text:p>0.01956039</text:p>
          </table:table-cell>
          <table:table-cell office:value-type="float" office:value="0.02082675" calcext:value-type="float">
            <text:p>0.02082675</text:p>
          </table:table-cell>
          <table:table-cell office:value-type="float" office:value="0.02946837" calcext:value-type="float">
            <text:p>0.02946837</text:p>
          </table:table-cell>
          <table:table-cell office:value-type="float" office:value="0.004920426" calcext:value-type="float">
            <text:p>0.004920426</text:p>
          </table:table-cell>
          <table:table-cell office:value-type="float" office:value="0.004591991" calcext:value-type="float">
            <text:p>0.004591991</text:p>
          </table:table-cell>
          <table:table-cell office:value-type="float" office:value="0" calcext:value-type="float">
            <text:p>0</text:p>
          </table:table-cell>
          <table:table-cell office:value-type="float" office:value="37.87473" calcext:value-type="float">
            <text:p>37.87473</text:p>
          </table:table-cell>
          <table:table-cell office:value-type="float" office:value="15.986" calcext:value-type="float">
            <text:p>15.986</text:p>
          </table:table-cell>
          <table:table-cell office:value-type="float" office:value="10.64489" calcext:value-type="float">
            <text:p>10.64489</text:p>
          </table:table-cell>
          <table:table-cell office:value-type="float" office:value="5.800495" calcext:value-type="float">
            <text:p>5.800495</text:p>
          </table:table-cell>
          <table:table-cell office:value-type="float" office:value="3.358238" calcext:value-type="float">
            <text:p>3.358238</text:p>
          </table:table-cell>
          <table:table-cell office:value-type="float" office:value="1.018455" calcext:value-type="float">
            <text:p>1.018455</text:p>
          </table:table-cell>
          <table:table-cell office:value-type="float" office:value="0.2784287" calcext:value-type="float">
            <text:p>0.2784287</text:p>
          </table:table-cell>
          <table:table-cell office:value-type="float" office:value="0.943916" calcext:value-type="float">
            <text:p>0.943916</text:p>
          </table:table-cell>
          <table:table-cell office:value-type="float" office:value="0.3851288" calcext:value-type="float">
            <text:p>0.3851288</text:p>
          </table:table-cell>
          <table:table-cell office:value-type="float" office:value="0.2142076" calcext:value-type="float">
            <text:p>0.2142076</text:p>
          </table:table-cell>
          <table:table-cell office:value-type="float" office:value="0.1209996" calcext:value-type="float">
            <text:p>0.1209996</text:p>
          </table:table-cell>
          <table:table-cell office:value-type="float" office:value="0.1849403" calcext:value-type="float">
            <text:p>0.1849403</text:p>
          </table:table-cell>
          <table:table-cell office:value-type="float" office:value="0.3132221" calcext:value-type="float">
            <text:p>0.3132221</text:p>
          </table:table-cell>
          <table:table-cell office:value-type="float" office:value="0.3503433" calcext:value-type="float">
            <text:p>0.3503433</text:p>
          </table:table-cell>
          <table:table-cell office:value-type="float" office:value="0" calcext:value-type="float">
            <text:p>0</text:p>
          </table:table-cell>
          <table:table-cell office:value-type="float" office:value="337.2853" calcext:value-type="float">
            <text:p>337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587014" calcext:value-type="float">
            <text:p>-4.587014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34.62775" calcext:value-type="float">
            <text:p>34.62775</text:p>
          </table:table-cell>
          <table:table-cell office:value-type="float" office:value="1088.67" calcext:value-type="float">
            <text:p>108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9006" calcext:value-type="float">
            <text:p>0.1619006</text:p>
          </table:table-cell>
          <table:table-cell office:value-type="float" office:value="3.370262" calcext:value-type="float">
            <text:p>3.370262</text:p>
          </table:table-cell>
          <table:table-cell office:value-type="float" office:value="0" calcext:value-type="float">
            <text:p>0</text:p>
          </table:table-cell>
          <table:table-cell office:value-type="float" office:value="0.00000006857039" calcext:value-type="float">
            <text:p>6.857039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0896" calcext:value-type="float">
            <text:p>-0.002010896</text:p>
          </table:table-cell>
          <table:table-cell office:value-type="float" office:value="-0.00007028403" calcext:value-type="float">
            <text:p>-7.028403E-05</text:p>
          </table:table-cell>
          <table:table-cell office:value-type="float" office:value="0.0003222192" calcext:value-type="float">
            <text:p>0.0003222192</text:p>
          </table:table-cell>
          <table:table-cell office:value-type="float" office:value="0.000001551678" calcext:value-type="float">
            <text:p>1.551678E-06</text:p>
          </table:table-cell>
          <table:table-cell office:value-type="float" office:value="16.83501" calcext:value-type="float">
            <text:p>16.83501</text:p>
          </table:table-cell>
          <table:table-cell office:value-type="float" office:value="0.2593298" calcext:value-type="float">
            <text:p>0.2593298</text:p>
          </table:table-cell>
          <table:table-cell office:value-type="float" office:value="0.2229995" calcext:value-type="float">
            <text:p>0.2229995</text:p>
          </table:table-cell>
          <table:table-cell office:value-type="float" office:value="0.2135168" calcext:value-type="float">
            <text:p>0.2135168</text:p>
          </table:table-cell>
          <table:table-cell office:value-type="float" office:value="0.1028447" calcext:value-type="float">
            <text:p>0.1028447</text:p>
          </table:table-cell>
          <table:table-cell office:value-type="float" office:value="0.1042523" calcext:value-type="float">
            <text:p>0.1042523</text:p>
          </table:table-cell>
          <table:table-cell office:value-type="float" office:value="0.03144963" calcext:value-type="float">
            <text:p>0.03144963</text:p>
          </table:table-cell>
          <table:table-cell office:value-type="float" office:value="0.02487939" calcext:value-type="float">
            <text:p>0.02487939</text:p>
          </table:table-cell>
          <table:table-cell office:value-type="float" office:value="0.03115816" calcext:value-type="float">
            <text:p>0.03115816</text:p>
          </table:table-cell>
          <table:table-cell office:value-type="float" office:value="0.02310691" calcext:value-type="float">
            <text:p>0.02310691</text:p>
          </table:table-cell>
          <table:table-cell office:value-type="float" office:value="0.01960557" calcext:value-type="float">
            <text:p>0.01960557</text:p>
          </table:table-cell>
          <table:table-cell office:value-type="float" office:value="0.0208637" calcext:value-type="float">
            <text:p>0.0208637</text:p>
          </table:table-cell>
          <table:table-cell office:value-type="float" office:value="0.02952101" calcext:value-type="float">
            <text:p>0.02952101</text:p>
          </table:table-cell>
          <table:table-cell office:value-type="float" office:value="0.004919581" calcext:value-type="float">
            <text:p>0.004919581</text:p>
          </table:table-cell>
          <table:table-cell office:value-type="float" office:value="0.00458936" calcext:value-type="float">
            <text:p>0.00458936</text:p>
          </table:table-cell>
          <table:table-cell office:value-type="float" office:value="0" calcext:value-type="float">
            <text:p>0</text:p>
          </table:table-cell>
          <table:table-cell office:value-type="float" office:value="36.7836" calcext:value-type="float">
            <text:p>36.7836</text:p>
          </table:table-cell>
          <table:table-cell office:value-type="float" office:value="16.11535" calcext:value-type="float">
            <text:p>16.11535</text:p>
          </table:table-cell>
          <table:table-cell office:value-type="float" office:value="10.65382" calcext:value-type="float">
            <text:p>10.65382</text:p>
          </table:table-cell>
          <table:table-cell office:value-type="float" office:value="5.807867" calcext:value-type="float">
            <text:p>5.807867</text:p>
          </table:table-cell>
          <table:table-cell office:value-type="float" office:value="3.371176" calcext:value-type="float">
            <text:p>3.371176</text:p>
          </table:table-cell>
          <table:table-cell office:value-type="float" office:value="1.019404" calcext:value-type="float">
            <text:p>1.019404</text:p>
          </table:table-cell>
          <table:table-cell office:value-type="float" office:value="0.2781008" calcext:value-type="float">
            <text:p>0.2781008</text:p>
          </table:table-cell>
          <table:table-cell office:value-type="float" office:value="0.9447674" calcext:value-type="float">
            <text:p>0.9447674</text:p>
          </table:table-cell>
          <table:table-cell office:value-type="float" office:value="0.3862814" calcext:value-type="float">
            <text:p>0.3862814</text:p>
          </table:table-cell>
          <table:table-cell office:value-type="float" office:value="0.2150085" calcext:value-type="float">
            <text:p>0.2150085</text:p>
          </table:table-cell>
          <table:table-cell office:value-type="float" office:value="0.1215916" calcext:value-type="float">
            <text:p>0.1215916</text:p>
          </table:table-cell>
          <table:table-cell office:value-type="float" office:value="0.1856631" calcext:value-type="float">
            <text:p>0.1856631</text:p>
          </table:table-cell>
          <table:table-cell office:value-type="float" office:value="0.3128427" calcext:value-type="float">
            <text:p>0.3128427</text:p>
          </table:table-cell>
          <table:table-cell office:value-type="float" office:value="0.350304" calcext:value-type="float">
            <text:p>0.350304</text:p>
          </table:table-cell>
          <table:table-cell office:value-type="float" office:value="0" calcext:value-type="float">
            <text:p>0</text:p>
          </table:table-cell>
          <table:table-cell office:value-type="float" office:value="343.8216" calcext:value-type="float">
            <text:p>343.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872927" calcext:value-type="float">
            <text:p>-4.872927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34.62489" calcext:value-type="float">
            <text:p>34.62489</text:p>
          </table:table-cell>
          <table:table-cell office:value-type="float" office:value="1088.669" calcext:value-type="float">
            <text:p>1088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2551" calcext:value-type="float">
            <text:p>0.1632551</text:p>
          </table:table-cell>
          <table:table-cell office:value-type="float" office:value="3.37232" calcext:value-type="float">
            <text:p>3.37232</text:p>
          </table:table-cell>
          <table:table-cell office:value-type="float" office:value="0" calcext:value-type="float">
            <text:p>0</text:p>
          </table:table-cell>
          <table:table-cell office:value-type="float" office:value="0.00000006857039" calcext:value-type="float">
            <text:p>6.857039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0896" calcext:value-type="float">
            <text:p>-0.002010896</text:p>
          </table:table-cell>
          <table:table-cell office:value-type="float" office:value="-0.00007174347" calcext:value-type="float">
            <text:p>-7.174347E-05</text:p>
          </table:table-cell>
          <table:table-cell office:value-type="float" office:value="0.0003473805" calcext:value-type="float">
            <text:p>0.0003473805</text:p>
          </table:table-cell>
          <table:table-cell office:value-type="float" office:value="0.0000015532" calcext:value-type="float">
            <text:p>1.5532E-06</text:p>
          </table:table-cell>
          <table:table-cell office:value-type="float" office:value="16.83158" calcext:value-type="float">
            <text:p>16.83158</text:p>
          </table:table-cell>
          <table:table-cell office:value-type="float" office:value="0.2687408" calcext:value-type="float">
            <text:p>0.2687408</text:p>
          </table:table-cell>
          <table:table-cell office:value-type="float" office:value="0.2287806" calcext:value-type="float">
            <text:p>0.2287806</text:p>
          </table:table-cell>
          <table:table-cell office:value-type="float" office:value="0.2215322" calcext:value-type="float">
            <text:p>0.2215322</text:p>
          </table:table-cell>
          <table:table-cell office:value-type="float" office:value="0.1053177" calcext:value-type="float">
            <text:p>0.1053177</text:p>
          </table:table-cell>
          <table:table-cell office:value-type="float" office:value="0.1072104" calcext:value-type="float">
            <text:p>0.1072104</text:p>
          </table:table-cell>
          <table:table-cell office:value-type="float" office:value="0.03175625" calcext:value-type="float">
            <text:p>0.03175625</text:p>
          </table:table-cell>
          <table:table-cell office:value-type="float" office:value="0.02497376" calcext:value-type="float">
            <text:p>0.02497376</text:p>
          </table:table-cell>
          <table:table-cell office:value-type="float" office:value="0.03128954" calcext:value-type="float">
            <text:p>0.03128954</text:p>
          </table:table-cell>
          <table:table-cell office:value-type="float" office:value="0.02318517" calcext:value-type="float">
            <text:p>0.02318517</text:p>
          </table:table-cell>
          <table:table-cell office:value-type="float" office:value="0.0196509" calcext:value-type="float">
            <text:p>0.0196509</text:p>
          </table:table-cell>
          <table:table-cell office:value-type="float" office:value="0.0209005" calcext:value-type="float">
            <text:p>0.0209005</text:p>
          </table:table-cell>
          <table:table-cell office:value-type="float" office:value="0.02957083" calcext:value-type="float">
            <text:p>0.02957083</text:p>
          </table:table-cell>
          <table:table-cell office:value-type="float" office:value="0.004918377" calcext:value-type="float">
            <text:p>0.004918377</text:p>
          </table:table-cell>
          <table:table-cell office:value-type="float" office:value="0.00458572" calcext:value-type="float">
            <text:p>0.00458572</text:p>
          </table:table-cell>
          <table:table-cell office:value-type="float" office:value="0" calcext:value-type="float">
            <text:p>0</text:p>
          </table:table-cell>
          <table:table-cell office:value-type="float" office:value="36.84167" calcext:value-type="float">
            <text:p>36.84167</text:p>
          </table:table-cell>
          <table:table-cell office:value-type="float" office:value="16.16986" calcext:value-type="float">
            <text:p>16.16986</text:p>
          </table:table-cell>
          <table:table-cell office:value-type="float" office:value="10.65401" calcext:value-type="float">
            <text:p>10.65401</text:p>
          </table:table-cell>
          <table:table-cell office:value-type="float" office:value="5.8123" calcext:value-type="float">
            <text:p>5.8123</text:p>
          </table:table-cell>
          <table:table-cell office:value-type="float" office:value="3.380278" calcext:value-type="float">
            <text:p>3.380278</text:p>
          </table:table-cell>
          <table:table-cell office:value-type="float" office:value="1.019914" calcext:value-type="float">
            <text:p>1.019914</text:p>
          </table:table-cell>
          <table:table-cell office:value-type="float" office:value="0.278951" calcext:value-type="float">
            <text:p>0.278951</text:p>
          </table:table-cell>
          <table:table-cell office:value-type="float" office:value="0.9452574" calcext:value-type="float">
            <text:p>0.9452574</text:p>
          </table:table-cell>
          <table:table-cell office:value-type="float" office:value="0.3874109" calcext:value-type="float">
            <text:p>0.3874109</text:p>
          </table:table-cell>
          <table:table-cell office:value-type="float" office:value="0.2157913" calcext:value-type="float">
            <text:p>0.2157913</text:p>
          </table:table-cell>
          <table:table-cell office:value-type="float" office:value="0.1221781" calcext:value-type="float">
            <text:p>0.1221781</text:p>
          </table:table-cell>
          <table:table-cell office:value-type="float" office:value="0.1863589" calcext:value-type="float">
            <text:p>0.1863589</text:p>
          </table:table-cell>
          <table:table-cell office:value-type="float" office:value="0.3123418" calcext:value-type="float">
            <text:p>0.3123418</text:p>
          </table:table-cell>
          <table:table-cell office:value-type="float" office:value="0.3502944" calcext:value-type="float">
            <text:p>0.3502944</text:p>
          </table:table-cell>
          <table:table-cell office:value-type="float" office:value="0" calcext:value-type="float">
            <text:p>0</text:p>
          </table:table-cell>
          <table:table-cell office:value-type="float" office:value="344.9966" calcext:value-type="float">
            <text:p>344.9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40002" calcext:value-type="float">
            <text:p>-5.14000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34.62192" calcext:value-type="float">
            <text:p>34.62192</text:p>
          </table:table-cell>
          <table:table-cell office:value-type="float" office:value="1088.669" calcext:value-type="float">
            <text:p>1088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6708" calcext:value-type="float">
            <text:p>0.1646708</text:p>
          </table:table-cell>
          <table:table-cell office:value-type="float" office:value="3.37421" calcext:value-type="float">
            <text:p>3.37421</text:p>
          </table:table-cell>
          <table:table-cell office:value-type="float" office:value="0" calcext:value-type="float">
            <text:p>0</text:p>
          </table:table-cell>
          <table:table-cell office:value-type="float" office:value="0.00000006857039" calcext:value-type="float">
            <text:p>6.857039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0896" calcext:value-type="float">
            <text:p>-0.002010896</text:p>
          </table:table-cell>
          <table:table-cell office:value-type="float" office:value="-0.00007228841" calcext:value-type="float">
            <text:p>-7.228841E-05</text:p>
          </table:table-cell>
          <table:table-cell office:value-type="float" office:value="0.0003747627" calcext:value-type="float">
            <text:p>0.0003747627</text:p>
          </table:table-cell>
          <table:table-cell office:value-type="float" office:value="0.000001554646" calcext:value-type="float">
            <text:p>1.554646E-06</text:p>
          </table:table-cell>
          <table:table-cell office:value-type="float" office:value="16.82817" calcext:value-type="float">
            <text:p>16.82817</text:p>
          </table:table-cell>
          <table:table-cell office:value-type="float" office:value="0.276709" calcext:value-type="float">
            <text:p>0.276709</text:p>
          </table:table-cell>
          <table:table-cell office:value-type="float" office:value="0.2334016" calcext:value-type="float">
            <text:p>0.2334016</text:p>
          </table:table-cell>
          <table:table-cell office:value-type="float" office:value="0.2276404" calcext:value-type="float">
            <text:p>0.2276404</text:p>
          </table:table-cell>
          <table:table-cell office:value-type="float" office:value="0.1072531" calcext:value-type="float">
            <text:p>0.1072531</text:p>
          </table:table-cell>
          <table:table-cell office:value-type="float" office:value="0.1098413" calcext:value-type="float">
            <text:p>0.1098413</text:p>
          </table:table-cell>
          <table:table-cell office:value-type="float" office:value="0.03219997" calcext:value-type="float">
            <text:p>0.03219997</text:p>
          </table:table-cell>
          <table:table-cell office:value-type="float" office:value="0.02509327" calcext:value-type="float">
            <text:p>0.02509327</text:p>
          </table:table-cell>
          <table:table-cell office:value-type="float" office:value="0.03141107" calcext:value-type="float">
            <text:p>0.03141107</text:p>
          </table:table-cell>
          <table:table-cell office:value-type="float" office:value="0.02326377" calcext:value-type="float">
            <text:p>0.02326377</text:p>
          </table:table-cell>
          <table:table-cell office:value-type="float" office:value="0.01969645" calcext:value-type="float">
            <text:p>0.01969645</text:p>
          </table:table-cell>
          <table:table-cell office:value-type="float" office:value="0.02093712" calcext:value-type="float">
            <text:p>0.02093712</text:p>
          </table:table-cell>
          <table:table-cell office:value-type="float" office:value="0.02961791" calcext:value-type="float">
            <text:p>0.02961791</text:p>
          </table:table-cell>
          <table:table-cell office:value-type="float" office:value="0.00491759" calcext:value-type="float">
            <text:p>0.00491759</text:p>
          </table:table-cell>
          <table:table-cell office:value-type="float" office:value="0.004582304" calcext:value-type="float">
            <text:p>0.004582304</text:p>
          </table:table-cell>
          <table:table-cell office:value-type="float" office:value="0" calcext:value-type="float">
            <text:p>0</text:p>
          </table:table-cell>
          <table:table-cell office:value-type="float" office:value="36.55038" calcext:value-type="float">
            <text:p>36.55038</text:p>
          </table:table-cell>
          <table:table-cell office:value-type="float" office:value="16.25117" calcext:value-type="float">
            <text:p>16.25117</text:p>
          </table:table-cell>
          <table:table-cell office:value-type="float" office:value="10.65611" calcext:value-type="float">
            <text:p>10.65611</text:p>
          </table:table-cell>
          <table:table-cell office:value-type="float" office:value="5.81675" calcext:value-type="float">
            <text:p>5.81675</text:p>
          </table:table-cell>
          <table:table-cell office:value-type="float" office:value="3.388252" calcext:value-type="float">
            <text:p>3.388252</text:p>
          </table:table-cell>
          <table:table-cell office:value-type="float" office:value="1.020377" calcext:value-type="float">
            <text:p>1.020377</text:p>
          </table:table-cell>
          <table:table-cell office:value-type="float" office:value="0.2823719" calcext:value-type="float">
            <text:p>0.2823719</text:p>
          </table:table-cell>
          <table:table-cell office:value-type="float" office:value="0.9449392" calcext:value-type="float">
            <text:p>0.9449392</text:p>
          </table:table-cell>
          <table:table-cell office:value-type="float" office:value="0.388513" calcext:value-type="float">
            <text:p>0.388513</text:p>
          </table:table-cell>
          <table:table-cell office:value-type="float" office:value="0.2165566" calcext:value-type="float">
            <text:p>0.2165566</text:p>
          </table:table-cell>
          <table:table-cell office:value-type="float" office:value="0.1227579" calcext:value-type="float">
            <text:p>0.1227579</text:p>
          </table:table-cell>
          <table:table-cell office:value-type="float" office:value="0.187032" calcext:value-type="float">
            <text:p>0.187032</text:p>
          </table:table-cell>
          <table:table-cell office:value-type="float" office:value="0.3119817" calcext:value-type="float">
            <text:p>0.3119817</text:p>
          </table:table-cell>
          <table:table-cell office:value-type="float" office:value="0.3502032" calcext:value-type="float">
            <text:p>0.3502032</text:p>
          </table:table-cell>
          <table:table-cell office:value-type="float" office:value="0" calcext:value-type="float">
            <text:p>0</text:p>
          </table:table-cell>
          <table:table-cell office:value-type="float" office:value="347.5769" calcext:value-type="float">
            <text:p>347.5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391268" calcext:value-type="float">
            <text:p>-5.39126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34.61842" calcext:value-type="float">
            <text:p>34.61842</text:p>
          </table:table-cell>
          <table:table-cell office:value-type="float" office:value="1088.669" calcext:value-type="float">
            <text:p>1088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3358" calcext:value-type="float">
            <text:p>0.1663358</text:p>
          </table:table-cell>
          <table:table-cell office:value-type="float" office:value="3.376125" calcext:value-type="float">
            <text:p>3.376125</text:p>
          </table:table-cell>
          <table:table-cell office:value-type="float" office:value="0" calcext:value-type="float">
            <text:p>0</text:p>
          </table:table-cell>
          <table:table-cell office:value-type="float" office:value="0.00000006857039" calcext:value-type="float">
            <text:p>6.857039E-08</text:p>
          </table:table-cell>
          <table:table-cell office:value-type="float" office:value="0" calcext:value-type="float">
            <text:p>0</text:p>
          </table:table-cell>
          <table:table-cell office:value-type="float" office:value="-0.002010896" calcext:value-type="float">
            <text:p>-0.002010896</text:p>
          </table:table-cell>
          <table:table-cell office:value-type="float" office:value="-0.00007243471" calcext:value-type="float">
            <text:p>-7.243471E-05</text:p>
          </table:table-cell>
          <table:table-cell office:value-type="float" office:value="0.0004043188" calcext:value-type="float">
            <text:p>0.0004043188</text:p>
          </table:table-cell>
          <table:table-cell office:value-type="float" office:value="0.00000155603" calcext:value-type="float">
            <text:p>1.55603E-06</text:p>
          </table:table-cell>
          <table:table-cell office:value-type="float" office:value="16.82412" calcext:value-type="float">
            <text:p>16.82412</text:p>
          </table:table-cell>
          <table:table-cell office:value-type="float" office:value="0.2839029" calcext:value-type="float">
            <text:p>0.2839029</text:p>
          </table:table-cell>
          <table:table-cell office:value-type="float" office:value="0.2381729" calcext:value-type="float">
            <text:p>0.2381729</text:p>
          </table:table-cell>
          <table:table-cell office:value-type="float" office:value="0.233639" calcext:value-type="float">
            <text:p>0.233639</text:p>
          </table:table-cell>
          <table:table-cell office:value-type="float" office:value="0.1090727" calcext:value-type="float">
            <text:p>0.1090727</text:p>
          </table:table-cell>
          <table:table-cell office:value-type="float" office:value="0.1122848" calcext:value-type="float">
            <text:p>0.1122848</text:p>
          </table:table-cell>
          <table:table-cell office:value-type="float" office:value="0.03268329" calcext:value-type="float">
            <text:p>0.03268329</text:p>
          </table:table-cell>
          <table:table-cell office:value-type="float" office:value="0.0253128" calcext:value-type="float">
            <text:p>0.0253128</text:p>
          </table:table-cell>
          <table:table-cell office:value-type="float" office:value="0.03153587" calcext:value-type="float">
            <text:p>0.03153587</text:p>
          </table:table-cell>
          <table:table-cell office:value-type="float" office:value="0.02334398" calcext:value-type="float">
            <text:p>0.02334398</text:p>
          </table:table-cell>
          <table:table-cell office:value-type="float" office:value="0.01974235" calcext:value-type="float">
            <text:p>0.01974235</text:p>
          </table:table-cell>
          <table:table-cell office:value-type="float" office:value="0.02097357" calcext:value-type="float">
            <text:p>0.02097357</text:p>
          </table:table-cell>
          <table:table-cell office:value-type="float" office:value="0.02966231" calcext:value-type="float">
            <text:p>0.02966231</text:p>
          </table:table-cell>
          <table:table-cell office:value-type="float" office:value="0.004917107" calcext:value-type="float">
            <text:p>0.004917107</text:p>
          </table:table-cell>
          <table:table-cell office:value-type="float" office:value="0.004579574" calcext:value-type="float">
            <text:p>0.004579574</text:p>
          </table:table-cell>
          <table:table-cell office:value-type="float" office:value="0" calcext:value-type="float">
            <text:p>0</text:p>
          </table:table-cell>
          <table:table-cell office:value-type="float" office:value="36.04116" calcext:value-type="float">
            <text:p>36.04116</text:p>
          </table:table-cell>
          <table:table-cell office:value-type="float" office:value="16.34915" calcext:value-type="float">
            <text:p>16.34915</text:p>
          </table:table-cell>
          <table:table-cell office:value-type="float" office:value="10.65973" calcext:value-type="float">
            <text:p>10.65973</text:p>
          </table:table-cell>
          <table:table-cell office:value-type="float" office:value="5.821418" calcext:value-type="float">
            <text:p>5.821418</text:p>
          </table:table-cell>
          <table:table-cell office:value-type="float" office:value="3.395785" calcext:value-type="float">
            <text:p>3.395785</text:p>
          </table:table-cell>
          <table:table-cell office:value-type="float" office:value="1.021054" calcext:value-type="float">
            <text:p>1.021054</text:p>
          </table:table-cell>
          <table:table-cell office:value-type="float" office:value="0.2861742" calcext:value-type="float">
            <text:p>0.2861742</text:p>
          </table:table-cell>
          <table:table-cell office:value-type="float" office:value="0.9443485" calcext:value-type="float">
            <text:p>0.9443485</text:p>
          </table:table-cell>
          <table:table-cell office:value-type="float" office:value="0.3895752" calcext:value-type="float">
            <text:p>0.3895752</text:p>
          </table:table-cell>
          <table:table-cell office:value-type="float" office:value="0.2173028" calcext:value-type="float">
            <text:p>0.2173028</text:p>
          </table:table-cell>
          <table:table-cell office:value-type="float" office:value="0.1233307" calcext:value-type="float">
            <text:p>0.1233307</text:p>
          </table:table-cell>
          <table:table-cell office:value-type="float" office:value="0.1876906" calcext:value-type="float">
            <text:p>0.1876906</text:p>
          </table:table-cell>
          <table:table-cell office:value-type="float" office:value="0.3117178" calcext:value-type="float">
            <text:p>0.3117178</text:p>
          </table:table-cell>
          <table:table-cell office:value-type="float" office:value="0.3500943" calcext:value-type="float">
            <text:p>0.3500943</text:p>
          </table:table-cell>
          <table:table-cell office:value-type="float" office:value="0" calcext:value-type="float">
            <text:p>0</text:p>
          </table:table-cell>
          <table:table-cell office:value-type="float" office:value="351.6373" calcext:value-type="float">
            <text:p>351.6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625697" calcext:value-type="float">
            <text:p>-5.625697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34.61225" calcext:value-type="float">
            <text:p>34.61225</text:p>
          </table:table-cell>
          <table:table-cell office:value-type="float" office:value="1088.67" calcext:value-type="float">
            <text:p>108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4557" calcext:value-type="float">
            <text:p>0.1684557</text:p>
          </table:table-cell>
          <table:table-cell office:value-type="float" office:value="3.379763" calcext:value-type="float">
            <text:p>3.379763</text:p>
          </table:table-cell>
          <table:table-cell office:value-type="float" office:value="0" calcext:value-type="float">
            <text:p>0</text:p>
          </table:table-cell>
          <table:table-cell office:value-type="float" office:value="0.00000006858659" calcext:value-type="float">
            <text:p>6.858659E-08</text:p>
          </table:table-cell>
          <table:table-cell office:value-type="float" office:value="0" calcext:value-type="float">
            <text:p>0</text:p>
          </table:table-cell>
          <table:table-cell office:value-type="float" office:value="-0.002665644" calcext:value-type="float">
            <text:p>-0.002665644</text:p>
          </table:table-cell>
          <table:table-cell office:value-type="float" office:value="-0.00007832143" calcext:value-type="float">
            <text:p>-7.832143E-05</text:p>
          </table:table-cell>
          <table:table-cell office:value-type="float" office:value="0.0004346345" calcext:value-type="float">
            <text:p>0.0004346345</text:p>
          </table:table-cell>
          <table:table-cell office:value-type="float" office:value="0.000001557376" calcext:value-type="float">
            <text:p>1.557376E-06</text:p>
          </table:table-cell>
          <table:table-cell office:value-type="float" office:value="16.81855" calcext:value-type="float">
            <text:p>16.81855</text:p>
          </table:table-cell>
          <table:table-cell office:value-type="float" office:value="0.2927585" calcext:value-type="float">
            <text:p>0.2927585</text:p>
          </table:table-cell>
          <table:table-cell office:value-type="float" office:value="0.2436879" calcext:value-type="float">
            <text:p>0.2436879</text:p>
          </table:table-cell>
          <table:table-cell office:value-type="float" office:value="0.2401564" calcext:value-type="float">
            <text:p>0.2401564</text:p>
          </table:table-cell>
          <table:table-cell office:value-type="float" office:value="0.1109832" calcext:value-type="float">
            <text:p>0.1109832</text:p>
          </table:table-cell>
          <table:table-cell office:value-type="float" office:value="0.1146639" calcext:value-type="float">
            <text:p>0.1146639</text:p>
          </table:table-cell>
          <table:table-cell office:value-type="float" office:value="0.0331644" calcext:value-type="float">
            <text:p>0.0331644</text:p>
          </table:table-cell>
          <table:table-cell office:value-type="float" office:value="0.02566975" calcext:value-type="float">
            <text:p>0.02566975</text:p>
          </table:table-cell>
          <table:table-cell office:value-type="float" office:value="0.0316637" calcext:value-type="float">
            <text:p>0.0316637</text:p>
          </table:table-cell>
          <table:table-cell office:value-type="float" office:value="0.02342734" calcext:value-type="float">
            <text:p>0.02342734</text:p>
          </table:table-cell>
          <table:table-cell office:value-type="float" office:value="0.01978894" calcext:value-type="float">
            <text:p>0.01978894</text:p>
          </table:table-cell>
          <table:table-cell office:value-type="float" office:value="0.02100996" calcext:value-type="float">
            <text:p>0.02100996</text:p>
          </table:table-cell>
          <table:table-cell office:value-type="float" office:value="0.02970416" calcext:value-type="float">
            <text:p>0.02970416</text:p>
          </table:table-cell>
          <table:table-cell office:value-type="float" office:value="0.004939358" calcext:value-type="float">
            <text:p>0.004939358</text:p>
          </table:table-cell>
          <table:table-cell office:value-type="float" office:value="0.004555843" calcext:value-type="float">
            <text:p>0.004555843</text:p>
          </table:table-cell>
          <table:table-cell office:value-type="float" office:value="0" calcext:value-type="float">
            <text:p>0</text:p>
          </table:table-cell>
          <table:table-cell office:value-type="float" office:value="36.31595" calcext:value-type="float">
            <text:p>36.31595</text:p>
          </table:table-cell>
          <table:table-cell office:value-type="float" office:value="16.42277" calcext:value-type="float">
            <text:p>16.42277</text:p>
          </table:table-cell>
          <table:table-cell office:value-type="float" office:value="10.66899" calcext:value-type="float">
            <text:p>10.66899</text:p>
          </table:table-cell>
          <table:table-cell office:value-type="float" office:value="5.827582" calcext:value-type="float">
            <text:p>5.827582</text:p>
          </table:table-cell>
          <table:table-cell office:value-type="float" office:value="3.404073" calcext:value-type="float">
            <text:p>3.404073</text:p>
          </table:table-cell>
          <table:table-cell office:value-type="float" office:value="1.021895" calcext:value-type="float">
            <text:p>1.021895</text:p>
          </table:table-cell>
          <table:table-cell office:value-type="float" office:value="0.2894738" calcext:value-type="float">
            <text:p>0.2894738</text:p>
          </table:table-cell>
          <table:table-cell office:value-type="float" office:value="0.943752" calcext:value-type="float">
            <text:p>0.943752</text:p>
          </table:table-cell>
          <table:table-cell office:value-type="float" office:value="0.3905651" calcext:value-type="float">
            <text:p>0.3905651</text:p>
          </table:table-cell>
          <table:table-cell office:value-type="float" office:value="0.2180274" calcext:value-type="float">
            <text:p>0.2180274</text:p>
          </table:table-cell>
          <table:table-cell office:value-type="float" office:value="0.123902" calcext:value-type="float">
            <text:p>0.123902</text:p>
          </table:table-cell>
          <table:table-cell office:value-type="float" office:value="0.1887214" calcext:value-type="float">
            <text:p>0.1887214</text:p>
          </table:table-cell>
          <table:table-cell office:value-type="float" office:value="0.3201415" calcext:value-type="float">
            <text:p>0.3201415</text:p>
          </table:table-cell>
          <table:table-cell office:value-type="float" office:value="0.3422532" calcext:value-type="float">
            <text:p>0.3422532</text:p>
          </table:table-cell>
          <table:table-cell office:value-type="float" office:value="0" calcext:value-type="float">
            <text:p>0</text:p>
          </table:table-cell>
          <table:table-cell office:value-type="float" office:value="357.9843" calcext:value-type="float">
            <text:p>357.9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846021" calcext:value-type="float">
            <text:p>-5.846021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34.60158" calcext:value-type="float">
            <text:p>34.60158</text:p>
          </table:table-cell>
          <table:table-cell office:value-type="float" office:value="1088.674" calcext:value-type="float">
            <text:p>1088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4225" calcext:value-type="float">
            <text:p>0.1704225</text:p>
          </table:table-cell>
          <table:table-cell office:value-type="float" office:value="3.385544" calcext:value-type="float">
            <text:p>3.385544</text:p>
          </table:table-cell>
          <table:table-cell office:value-type="float" office:value="0" calcext:value-type="float">
            <text:p>0</text:p>
          </table:table-cell>
          <table:table-cell office:value-type="float" office:value="0.00000006866338" calcext:value-type="float">
            <text:p>6.866338E-08</text:p>
          </table:table-cell>
          <table:table-cell office:value-type="float" office:value="0" calcext:value-type="float">
            <text:p>0</text:p>
          </table:table-cell>
          <table:table-cell office:value-type="float" office:value="-0.003511815" calcext:value-type="float">
            <text:p>-0.003511815</text:p>
          </table:table-cell>
          <table:table-cell office:value-type="float" office:value="-0.00009382481" calcext:value-type="float">
            <text:p>-9.382481E-05</text:p>
          </table:table-cell>
          <table:table-cell office:value-type="float" office:value="0.0004642505" calcext:value-type="float">
            <text:p>0.0004642505</text:p>
          </table:table-cell>
          <table:table-cell office:value-type="float" office:value="0.000001559043" calcext:value-type="float">
            <text:p>1.559043E-06</text:p>
          </table:table-cell>
          <table:table-cell office:value-type="float" office:value="16.81499" calcext:value-type="float">
            <text:p>16.81499</text:p>
          </table:table-cell>
          <table:table-cell office:value-type="float" office:value="0.3133261" calcext:value-type="float">
            <text:p>0.3133261</text:p>
          </table:table-cell>
          <table:table-cell office:value-type="float" office:value="0.2482845" calcext:value-type="float">
            <text:p>0.2482845</text:p>
          </table:table-cell>
          <table:table-cell office:value-type="float" office:value="0.246799" calcext:value-type="float">
            <text:p>0.246799</text:p>
          </table:table-cell>
          <table:table-cell office:value-type="float" office:value="0.1132723" calcext:value-type="float">
            <text:p>0.1132723</text:p>
          </table:table-cell>
          <table:table-cell office:value-type="float" office:value="0.1172753" calcext:value-type="float">
            <text:p>0.1172753</text:p>
          </table:table-cell>
          <table:table-cell office:value-type="float" office:value="0.03364419" calcext:value-type="float">
            <text:p>0.03364419</text:p>
          </table:table-cell>
          <table:table-cell office:value-type="float" office:value="0.02604609" calcext:value-type="float">
            <text:p>0.02604609</text:p>
          </table:table-cell>
          <table:table-cell office:value-type="float" office:value="0.03178534" calcext:value-type="float">
            <text:p>0.03178534</text:p>
          </table:table-cell>
          <table:table-cell office:value-type="float" office:value="0.02351168" calcext:value-type="float">
            <text:p>0.02351168</text:p>
          </table:table-cell>
          <table:table-cell office:value-type="float" office:value="0.0198365" calcext:value-type="float">
            <text:p>0.0198365</text:p>
          </table:table-cell>
          <table:table-cell office:value-type="float" office:value="0.02104692" calcext:value-type="float">
            <text:p>0.02104692</text:p>
          </table:table-cell>
          <table:table-cell office:value-type="float" office:value="0.02974407" calcext:value-type="float">
            <text:p>0.02974407</text:p>
          </table:table-cell>
          <table:table-cell office:value-type="float" office:value="0.004932277" calcext:value-type="float">
            <text:p>0.004932277</text:p>
          </table:table-cell>
          <table:table-cell office:value-type="float" office:value="0.004562799" calcext:value-type="float">
            <text:p>0.004562799</text:p>
          </table:table-cell>
          <table:table-cell office:value-type="float" office:value="0" calcext:value-type="float">
            <text:p>0</text:p>
          </table:table-cell>
          <table:table-cell office:value-type="float" office:value="37.17887" calcext:value-type="float">
            <text:p>37.17887</text:p>
          </table:table-cell>
          <table:table-cell office:value-type="float" office:value="16.48051" calcext:value-type="float">
            <text:p>16.48051</text:p>
          </table:table-cell>
          <table:table-cell office:value-type="float" office:value="10.69232" calcext:value-type="float">
            <text:p>10.69232</text:p>
          </table:table-cell>
          <table:table-cell office:value-type="float" office:value="5.837074" calcext:value-type="float">
            <text:p>5.837074</text:p>
          </table:table-cell>
          <table:table-cell office:value-type="float" office:value="3.414425" calcext:value-type="float">
            <text:p>3.414425</text:p>
          </table:table-cell>
          <table:table-cell office:value-type="float" office:value="1.022947" calcext:value-type="float">
            <text:p>1.022947</text:p>
          </table:table-cell>
          <table:table-cell office:value-type="float" office:value="0.2926864" calcext:value-type="float">
            <text:p>0.2926864</text:p>
          </table:table-cell>
          <table:table-cell office:value-type="float" office:value="0.943233" calcext:value-type="float">
            <text:p>0.943233</text:p>
          </table:table-cell>
          <table:table-cell office:value-type="float" office:value="0.3914741" calcext:value-type="float">
            <text:p>0.3914741</text:p>
          </table:table-cell>
          <table:table-cell office:value-type="float" office:value="0.2187278" calcext:value-type="float">
            <text:p>0.2187278</text:p>
          </table:table-cell>
          <table:table-cell office:value-type="float" office:value="0.1244825" calcext:value-type="float">
            <text:p>0.1244825</text:p>
          </table:table-cell>
          <table:table-cell office:value-type="float" office:value="0.1897171" calcext:value-type="float">
            <text:p>0.1897171</text:p>
          </table:table-cell>
          <table:table-cell office:value-type="float" office:value="0.3173239" calcext:value-type="float">
            <text:p>0.3173239</text:p>
          </table:table-cell>
          <table:table-cell office:value-type="float" office:value="0.3460084" calcext:value-type="float">
            <text:p>0.3460084</text:p>
          </table:table-cell>
          <table:table-cell office:value-type="float" office:value="0" calcext:value-type="float">
            <text:p>0</text:p>
          </table:table-cell>
          <table:table-cell office:value-type="float" office:value="363.3881" calcext:value-type="float">
            <text:p>363.3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066458" calcext:value-type="float">
            <text:p>-6.066458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34.5863" calcext:value-type="float">
            <text:p>34.5863</text:p>
          </table:table-cell>
          <table:table-cell office:value-type="float" office:value="1088.678" calcext:value-type="float">
            <text:p>1088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1189" calcext:value-type="float">
            <text:p>0.1721189</text:p>
          </table:table-cell>
          <table:table-cell office:value-type="float" office:value="3.394512" calcext:value-type="float">
            <text:p>3.394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6866338" calcext:value-type="float">
            <text:p>6.866338E-08</text:p>
          </table:table-cell>
          <table:table-cell office:value-type="float" office:value="0" calcext:value-type="float">
            <text:p>0</text:p>
          </table:table-cell>
          <table:table-cell office:value-type="float" office:value="-0.004316039" calcext:value-type="float">
            <text:p>-0.004316039</text:p>
          </table:table-cell>
          <table:table-cell office:value-type="float" office:value="-0.0001205923" calcext:value-type="float">
            <text:p>-0.0001205923</text:p>
          </table:table-cell>
          <table:table-cell office:value-type="float" office:value="0.0004922592" calcext:value-type="float">
            <text:p>0.0004922592</text:p>
          </table:table-cell>
          <table:table-cell office:value-type="float" office:value="0.00000156016" calcext:value-type="float">
            <text:p>1.56016E-06</text:p>
          </table:table-cell>
          <table:table-cell office:value-type="float" office:value="16.80831" calcext:value-type="float">
            <text:p>16.80831</text:p>
          </table:table-cell>
          <table:table-cell office:value-type="float" office:value="0.3029559" calcext:value-type="float">
            <text:p>0.3029559</text:p>
          </table:table-cell>
          <table:table-cell office:value-type="float" office:value="0.2456397" calcext:value-type="float">
            <text:p>0.2456397</text:p>
          </table:table-cell>
          <table:table-cell office:value-type="float" office:value="0.2492272" calcext:value-type="float">
            <text:p>0.2492272</text:p>
          </table:table-cell>
          <table:table-cell office:value-type="float" office:value="0.1157872" calcext:value-type="float">
            <text:p>0.1157872</text:p>
          </table:table-cell>
          <table:table-cell office:value-type="float" office:value="0.1200946" calcext:value-type="float">
            <text:p>0.1200946</text:p>
          </table:table-cell>
          <table:table-cell office:value-type="float" office:value="0.03409087" calcext:value-type="float">
            <text:p>0.03409087</text:p>
          </table:table-cell>
          <table:table-cell office:value-type="float" office:value="0.02638593" calcext:value-type="float">
            <text:p>0.02638593</text:p>
          </table:table-cell>
          <table:table-cell office:value-type="float" office:value="0.03190095" calcext:value-type="float">
            <text:p>0.03190095</text:p>
          </table:table-cell>
          <table:table-cell office:value-type="float" office:value="0.02359535" calcext:value-type="float">
            <text:p>0.02359535</text:p>
          </table:table-cell>
          <table:table-cell office:value-type="float" office:value="0.01988474" calcext:value-type="float">
            <text:p>0.01988474</text:p>
          </table:table-cell>
          <table:table-cell office:value-type="float" office:value="0.02108395" calcext:value-type="float">
            <text:p>0.02108395</text:p>
          </table:table-cell>
          <table:table-cell office:value-type="float" office:value="0.02978155" calcext:value-type="float">
            <text:p>0.02978155</text:p>
          </table:table-cell>
          <table:table-cell office:value-type="float" office:value="0.004926541" calcext:value-type="float">
            <text:p>0.004926541</text:p>
          </table:table-cell>
          <table:table-cell office:value-type="float" office:value="0.004569223" calcext:value-type="float">
            <text:p>0.004569223</text:p>
          </table:table-cell>
          <table:table-cell office:value-type="float" office:value="0" calcext:value-type="float">
            <text:p>0</text:p>
          </table:table-cell>
          <table:table-cell office:value-type="float" office:value="37.78443" calcext:value-type="float">
            <text:p>37.78443</text:p>
          </table:table-cell>
          <table:table-cell office:value-type="float" office:value="16.51316" calcext:value-type="float">
            <text:p>16.51316</text:p>
          </table:table-cell>
          <table:table-cell office:value-type="float" office:value="10.74496" calcext:value-type="float">
            <text:p>10.74496</text:p>
          </table:table-cell>
          <table:table-cell office:value-type="float" office:value="5.85352" calcext:value-type="float">
            <text:p>5.85352</text:p>
          </table:table-cell>
          <table:table-cell office:value-type="float" office:value="3.430813" calcext:value-type="float">
            <text:p>3.430813</text:p>
          </table:table-cell>
          <table:table-cell office:value-type="float" office:value="1.024443" calcext:value-type="float">
            <text:p>1.024443</text:p>
          </table:table-cell>
          <table:table-cell office:value-type="float" office:value="0.2962071" calcext:value-type="float">
            <text:p>0.2962071</text:p>
          </table:table-cell>
          <table:table-cell office:value-type="float" office:value="0.9427365" calcext:value-type="float">
            <text:p>0.9427365</text:p>
          </table:table-cell>
          <table:table-cell office:value-type="float" office:value="0.3923158" calcext:value-type="float">
            <text:p>0.3923158</text:p>
          </table:table-cell>
          <table:table-cell office:value-type="float" office:value="0.2194044" calcext:value-type="float">
            <text:p>0.2194044</text:p>
          </table:table-cell>
          <table:table-cell office:value-type="float" office:value="0.1250627" calcext:value-type="float">
            <text:p>0.1250627</text:p>
          </table:table-cell>
          <table:table-cell office:value-type="float" office:value="0.1905339" calcext:value-type="float">
            <text:p>0.1905339</text:p>
          </table:table-cell>
          <table:table-cell office:value-type="float" office:value="0.3151134" calcext:value-type="float">
            <text:p>0.3151134</text:p>
          </table:table-cell>
          <table:table-cell office:value-type="float" office:value="0.3493195" calcext:value-type="float">
            <text:p>0.3493195</text:p>
          </table:table-cell>
          <table:table-cell office:value-type="float" office:value="0" calcext:value-type="float">
            <text:p>0</text:p>
          </table:table-cell>
          <table:table-cell office:value-type="float" office:value="372.1646" calcext:value-type="float">
            <text:p>372.1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295311" calcext:value-type="float">
            <text:p>-6.295311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34.56471" calcext:value-type="float">
            <text:p>34.56471</text:p>
          </table:table-cell>
          <table:table-cell office:value-type="float" office:value="1088.683" calcext:value-type="float">
            <text:p>1088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4232" calcext:value-type="float">
            <text:p>0.1784232</text:p>
          </table:table-cell>
          <table:table-cell office:value-type="float" office:value="3.404179" calcext:value-type="float">
            <text:p>3.404179</text:p>
          </table:table-cell>
          <table:table-cell office:value-type="float" office:value="0" calcext:value-type="float">
            <text:p>0</text:p>
          </table:table-cell>
          <table:table-cell office:value-type="float" office:value="0.00000006866338" calcext:value-type="float">
            <text:p>6.866338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22" calcext:value-type="float">
            <text:p>-0.004432022</text:p>
          </table:table-cell>
          <table:table-cell office:value-type="float" office:value="-0.000142416" calcext:value-type="float">
            <text:p>-0.000142416</text:p>
          </table:table-cell>
          <table:table-cell office:value-type="float" office:value="0.0005191627" calcext:value-type="float">
            <text:p>0.0005191627</text:p>
          </table:table-cell>
          <table:table-cell office:value-type="float" office:value="0.000001561669" calcext:value-type="float">
            <text:p>1.561669E-06</text:p>
          </table:table-cell>
          <table:table-cell office:value-type="float" office:value="16.79239" calcext:value-type="float">
            <text:p>16.79239</text:p>
          </table:table-cell>
          <table:table-cell office:value-type="float" office:value="0.3026282" calcext:value-type="float">
            <text:p>0.3026282</text:p>
          </table:table-cell>
          <table:table-cell office:value-type="float" office:value="0.2324179" calcext:value-type="float">
            <text:p>0.2324179</text:p>
          </table:table-cell>
          <table:table-cell office:value-type="float" office:value="0.2436817" calcext:value-type="float">
            <text:p>0.2436817</text:p>
          </table:table-cell>
          <table:table-cell office:value-type="float" office:value="0.1174611" calcext:value-type="float">
            <text:p>0.1174611</text:p>
          </table:table-cell>
          <table:table-cell office:value-type="float" office:value="0.1221604" calcext:value-type="float">
            <text:p>0.1221604</text:p>
          </table:table-cell>
          <table:table-cell office:value-type="float" office:value="0.03443748" calcext:value-type="float">
            <text:p>0.03443748</text:p>
          </table:table-cell>
          <table:table-cell office:value-type="float" office:value="0.02664966" calcext:value-type="float">
            <text:p>0.02664966</text:p>
          </table:table-cell>
          <table:table-cell office:value-type="float" office:value="0.03201278" calcext:value-type="float">
            <text:p>0.03201278</text:p>
          </table:table-cell>
          <table:table-cell office:value-type="float" office:value="0.0236779" calcext:value-type="float">
            <text:p>0.0236779</text:p>
          </table:table-cell>
          <table:table-cell office:value-type="float" office:value="0.0199334" calcext:value-type="float">
            <text:p>0.0199334</text:p>
          </table:table-cell>
          <table:table-cell office:value-type="float" office:value="0.02112088" calcext:value-type="float">
            <text:p>0.02112088</text:p>
          </table:table-cell>
          <table:table-cell office:value-type="float" office:value="0.02981667" calcext:value-type="float">
            <text:p>0.02981667</text:p>
          </table:table-cell>
          <table:table-cell office:value-type="float" office:value="0.00492522" calcext:value-type="float">
            <text:p>0.00492522</text:p>
          </table:table-cell>
          <table:table-cell office:value-type="float" office:value="0.00457263" calcext:value-type="float">
            <text:p>0.00457263</text:p>
          </table:table-cell>
          <table:table-cell office:value-type="float" office:value="0" calcext:value-type="float">
            <text:p>0</text:p>
          </table:table-cell>
          <table:table-cell office:value-type="float" office:value="35.57845" calcext:value-type="float">
            <text:p>35.57845</text:p>
          </table:table-cell>
          <table:table-cell office:value-type="float" office:value="16.41396" calcext:value-type="float">
            <text:p>16.41396</text:p>
          </table:table-cell>
          <table:table-cell office:value-type="float" office:value="10.83402" calcext:value-type="float">
            <text:p>10.83402</text:p>
          </table:table-cell>
          <table:table-cell office:value-type="float" office:value="5.877377" calcext:value-type="float">
            <text:p>5.877377</text:p>
          </table:table-cell>
          <table:table-cell office:value-type="float" office:value="3.452584" calcext:value-type="float">
            <text:p>3.452584</text:p>
          </table:table-cell>
          <table:table-cell office:value-type="float" office:value="1.02634" calcext:value-type="float">
            <text:p>1.02634</text:p>
          </table:table-cell>
          <table:table-cell office:value-type="float" office:value="0.2999528" calcext:value-type="float">
            <text:p>0.2999528</text:p>
          </table:table-cell>
          <table:table-cell office:value-type="float" office:value="0.9422773" calcext:value-type="float">
            <text:p>0.9422773</text:p>
          </table:table-cell>
          <table:table-cell office:value-type="float" office:value="0.393114" calcext:value-type="float">
            <text:p>0.393114</text:p>
          </table:table-cell>
          <table:table-cell office:value-type="float" office:value="0.2200612" calcext:value-type="float">
            <text:p>0.2200612</text:p>
          </table:table-cell>
          <table:table-cell office:value-type="float" office:value="0.125636" calcext:value-type="float">
            <text:p>0.125636</text:p>
          </table:table-cell>
          <table:table-cell office:value-type="float" office:value="0.1912546" calcext:value-type="float">
            <text:p>0.1912546</text:p>
          </table:table-cell>
          <table:table-cell office:value-type="float" office:value="0.3144601" calcext:value-type="float">
            <text:p>0.3144601</text:p>
          </table:table-cell>
          <table:table-cell office:value-type="float" office:value="0.3500661" calcext:value-type="float">
            <text:p>0.3500661</text:p>
          </table:table-cell>
          <table:table-cell office:value-type="float" office:value="0" calcext:value-type="float">
            <text:p>0</text:p>
          </table:table-cell>
          <table:table-cell office:value-type="float" office:value="412.4053" calcext:value-type="float">
            <text:p>412.4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532498" calcext:value-type="float">
            <text:p>-6.532498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34.5519" calcext:value-type="float">
            <text:p>34.5519</text:p>
          </table:table-cell>
          <table:table-cell office:value-type="float" office:value="1088.686" calcext:value-type="float">
            <text:p>1088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6267" calcext:value-type="float">
            <text:p>0.1806267</text:p>
          </table:table-cell>
          <table:table-cell office:value-type="float" office:value="3.41177" calcext:value-type="float">
            <text:p>3.41177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1511917" calcext:value-type="float">
            <text:p>-0.0001511917</text:p>
          </table:table-cell>
          <table:table-cell office:value-type="float" office:value="0.0005476813" calcext:value-type="float">
            <text:p>0.0005476813</text:p>
          </table:table-cell>
          <table:table-cell office:value-type="float" office:value="0.000001562644" calcext:value-type="float">
            <text:p>1.562644E-06</text:p>
          </table:table-cell>
          <table:table-cell office:value-type="float" office:value="16.77868" calcext:value-type="float">
            <text:p>16.77868</text:p>
          </table:table-cell>
          <table:table-cell office:value-type="float" office:value="0.3346031" calcext:value-type="float">
            <text:p>0.3346031</text:p>
          </table:table-cell>
          <table:table-cell office:value-type="float" office:value="0.2292146" calcext:value-type="float">
            <text:p>0.2292146</text:p>
          </table:table-cell>
          <table:table-cell office:value-type="float" office:value="0.2365779" calcext:value-type="float">
            <text:p>0.2365779</text:p>
          </table:table-cell>
          <table:table-cell office:value-type="float" office:value="0.1182711" calcext:value-type="float">
            <text:p>0.1182711</text:p>
          </table:table-cell>
          <table:table-cell office:value-type="float" office:value="0.1233475" calcext:value-type="float">
            <text:p>0.1233475</text:p>
          </table:table-cell>
          <table:table-cell office:value-type="float" office:value="0.03467035" calcext:value-type="float">
            <text:p>0.03467035</text:p>
          </table:table-cell>
          <table:table-cell office:value-type="float" office:value="0.02684999" calcext:value-type="float">
            <text:p>0.02684999</text:p>
          </table:table-cell>
          <table:table-cell office:value-type="float" office:value="0.03212196" calcext:value-type="float">
            <text:p>0.03212196</text:p>
          </table:table-cell>
          <table:table-cell office:value-type="float" office:value="0.02375917" calcext:value-type="float">
            <text:p>0.02375917</text:p>
          </table:table-cell>
          <table:table-cell office:value-type="float" office:value="0.01998225" calcext:value-type="float">
            <text:p>0.01998225</text:p>
          </table:table-cell>
          <table:table-cell office:value-type="float" office:value="0.0211577" calcext:value-type="float">
            <text:p>0.0211577</text:p>
          </table:table-cell>
          <table:table-cell office:value-type="float" office:value="0.02984952" calcext:value-type="float">
            <text:p>0.02984952</text:p>
          </table:table-cell>
          <table:table-cell office:value-type="float" office:value="0.004924824" calcext:value-type="float">
            <text:p>0.004924824</text:p>
          </table:table-cell>
          <table:table-cell office:value-type="float" office:value="0.0045714" calcext:value-type="float">
            <text:p>0.0045714</text:p>
          </table:table-cell>
          <table:table-cell office:value-type="float" office:value="0" calcext:value-type="float">
            <text:p>0</text:p>
          </table:table-cell>
          <table:table-cell office:value-type="float" office:value="37.03669" calcext:value-type="float">
            <text:p>37.03669</text:p>
          </table:table-cell>
          <table:table-cell office:value-type="float" office:value="16.41699" calcext:value-type="float">
            <text:p>16.41699</text:p>
          </table:table-cell>
          <table:table-cell office:value-type="float" office:value="10.88251" calcext:value-type="float">
            <text:p>10.88251</text:p>
          </table:table-cell>
          <table:table-cell office:value-type="float" office:value="5.896319" calcext:value-type="float">
            <text:p>5.896319</text:p>
          </table:table-cell>
          <table:table-cell office:value-type="float" office:value="3.476303" calcext:value-type="float">
            <text:p>3.476303</text:p>
          </table:table-cell>
          <table:table-cell office:value-type="float" office:value="1.02861" calcext:value-type="float">
            <text:p>1.02861</text:p>
          </table:table-cell>
          <table:table-cell office:value-type="float" office:value="0.3037947" calcext:value-type="float">
            <text:p>0.3037947</text:p>
          </table:table-cell>
          <table:table-cell office:value-type="float" office:value="0.9418629" calcext:value-type="float">
            <text:p>0.9418629</text:p>
          </table:table-cell>
          <table:table-cell office:value-type="float" office:value="0.3938849" calcext:value-type="float">
            <text:p>0.3938849</text:p>
          </table:table-cell>
          <table:table-cell office:value-type="float" office:value="0.2207007" calcext:value-type="float">
            <text:p>0.2207007</text:p>
          </table:table-cell>
          <table:table-cell office:value-type="float" office:value="0.1262006" calcext:value-type="float">
            <text:p>0.1262006</text:p>
          </table:table-cell>
          <table:table-cell office:value-type="float" office:value="0.1919478" calcext:value-type="float">
            <text:p>0.1919478</text:p>
          </table:table-cell>
          <table:table-cell office:value-type="float" office:value="0.3140804" calcext:value-type="float">
            <text:p>0.3140804</text:p>
          </table:table-cell>
          <table:table-cell office:value-type="float" office:value="0.3500675" calcext:value-type="float">
            <text:p>0.3500675</text:p>
          </table:table-cell>
          <table:table-cell office:value-type="float" office:value="0" calcext:value-type="float">
            <text:p>0</text:p>
          </table:table-cell>
          <table:table-cell office:value-type="float" office:value="425.0321" calcext:value-type="float">
            <text:p>425.0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764851" calcext:value-type="float">
            <text:p>-6.764851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34.54253" calcext:value-type="float">
            <text:p>34.54253</text:p>
          </table:table-cell>
          <table:table-cell office:value-type="float" office:value="1088.687" calcext:value-type="float">
            <text:p>1088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8651" calcext:value-type="float">
            <text:p>0.1828651</text:p>
          </table:table-cell>
          <table:table-cell office:value-type="float" office:value="3.417137" calcext:value-type="float">
            <text:p>3.417137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1578559" calcext:value-type="float">
            <text:p>-0.0001578559</text:p>
          </table:table-cell>
          <table:table-cell office:value-type="float" office:value="0.0005767512" calcext:value-type="float">
            <text:p>0.0005767512</text:p>
          </table:table-cell>
          <table:table-cell office:value-type="float" office:value="0.000001563597" calcext:value-type="float">
            <text:p>1.563597E-06</text:p>
          </table:table-cell>
          <table:table-cell office:value-type="float" office:value="16.76974" calcext:value-type="float">
            <text:p>16.76974</text:p>
          </table:table-cell>
          <table:table-cell office:value-type="float" office:value="0.3309197" calcext:value-type="float">
            <text:p>0.3309197</text:p>
          </table:table-cell>
          <table:table-cell office:value-type="float" office:value="0.2341845" calcext:value-type="float">
            <text:p>0.2341845</text:p>
          </table:table-cell>
          <table:table-cell office:value-type="float" office:value="0.2389427" calcext:value-type="float">
            <text:p>0.2389427</text:p>
          </table:table-cell>
          <table:table-cell office:value-type="float" office:value="0.1196619" calcext:value-type="float">
            <text:p>0.1196619</text:p>
          </table:table-cell>
          <table:table-cell office:value-type="float" office:value="0.1246462" calcext:value-type="float">
            <text:p>0.1246462</text:p>
          </table:table-cell>
          <table:table-cell office:value-type="float" office:value="0.03486655" calcext:value-type="float">
            <text:p>0.03486655</text:p>
          </table:table-cell>
          <table:table-cell office:value-type="float" office:value="0.02701557" calcext:value-type="float">
            <text:p>0.02701557</text:p>
          </table:table-cell>
          <table:table-cell office:value-type="float" office:value="0.03222982" calcext:value-type="float">
            <text:p>0.03222982</text:p>
          </table:table-cell>
          <table:table-cell office:value-type="float" office:value="0.0238392" calcext:value-type="float">
            <text:p>0.0238392</text:p>
          </table:table-cell>
          <table:table-cell office:value-type="float" office:value="0.02003179" calcext:value-type="float">
            <text:p>0.02003179</text:p>
          </table:table-cell>
          <table:table-cell office:value-type="float" office:value="0.02119336" calcext:value-type="float">
            <text:p>0.02119336</text:p>
          </table:table-cell>
          <table:table-cell office:value-type="float" office:value="0.02988041" calcext:value-type="float">
            <text:p>0.02988041</text:p>
          </table:table-cell>
          <table:table-cell office:value-type="float" office:value="0.004924092" calcext:value-type="float">
            <text:p>0.004924092</text:p>
          </table:table-cell>
          <table:table-cell office:value-type="float" office:value="0.004569294" calcext:value-type="float">
            <text:p>0.004569294</text:p>
          </table:table-cell>
          <table:table-cell office:value-type="float" office:value="0" calcext:value-type="float">
            <text:p>0</text:p>
          </table:table-cell>
          <table:table-cell office:value-type="float" office:value="36.36453" calcext:value-type="float">
            <text:p>36.36453</text:p>
          </table:table-cell>
          <table:table-cell office:value-type="float" office:value="16.42625" calcext:value-type="float">
            <text:p>16.42625</text:p>
          </table:table-cell>
          <table:table-cell office:value-type="float" office:value="10.90669" calcext:value-type="float">
            <text:p>10.90669</text:p>
          </table:table-cell>
          <table:table-cell office:value-type="float" office:value="5.906505" calcext:value-type="float">
            <text:p>5.906505</text:p>
          </table:table-cell>
          <table:table-cell office:value-type="float" office:value="3.492859" calcext:value-type="float">
            <text:p>3.492859</text:p>
          </table:table-cell>
          <table:table-cell office:value-type="float" office:value="1.030665" calcext:value-type="float">
            <text:p>1.030665</text:p>
          </table:table-cell>
          <table:table-cell office:value-type="float" office:value="0.3076534" calcext:value-type="float">
            <text:p>0.3076534</text:p>
          </table:table-cell>
          <table:table-cell office:value-type="float" office:value="0.9414738" calcext:value-type="float">
            <text:p>0.9414738</text:p>
          </table:table-cell>
          <table:table-cell office:value-type="float" office:value="0.3946374" calcext:value-type="float">
            <text:p>0.3946374</text:p>
          </table:table-cell>
          <table:table-cell office:value-type="float" office:value="0.2213424" calcext:value-type="float">
            <text:p>0.2213424</text:p>
          </table:table-cell>
          <table:table-cell office:value-type="float" office:value="0.1267297" calcext:value-type="float">
            <text:p>0.1267297</text:p>
          </table:table-cell>
          <table:table-cell office:value-type="float" office:value="0.1926016" calcext:value-type="float">
            <text:p>0.1926016</text:p>
          </table:table-cell>
          <table:table-cell office:value-type="float" office:value="0.3136307" calcext:value-type="float">
            <text:p>0.3136307</text:p>
          </table:table-cell>
          <table:table-cell office:value-type="float" office:value="0.3500702" calcext:value-type="float">
            <text:p>0.3500702</text:p>
          </table:table-cell>
          <table:table-cell office:value-type="float" office:value="0" calcext:value-type="float">
            <text:p>0</text:p>
          </table:table-cell>
          <table:table-cell office:value-type="float" office:value="435.0492" calcext:value-type="float">
            <text:p>435.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984536" calcext:value-type="float">
            <text:p>-6.98453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34.52982" calcext:value-type="float">
            <text:p>34.52982</text:p>
          </table:table-cell>
          <table:table-cell office:value-type="float" office:value="1088.688" calcext:value-type="float">
            <text:p>1088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9559" calcext:value-type="float">
            <text:p>0.1899559</text:p>
          </table:table-cell>
          <table:table-cell office:value-type="float" office:value="3.420711" calcext:value-type="float">
            <text:p>3.420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1625493" calcext:value-type="float">
            <text:p>-0.0001625493</text:p>
          </table:table-cell>
          <table:table-cell office:value-type="float" office:value="0.0006060936" calcext:value-type="float">
            <text:p>0.0006060936</text:p>
          </table:table-cell>
          <table:table-cell office:value-type="float" office:value="0.000001564573" calcext:value-type="float">
            <text:p>1.564573E-06</text:p>
          </table:table-cell>
          <table:table-cell office:value-type="float" office:value="16.75323" calcext:value-type="float">
            <text:p>16.75323</text:p>
          </table:table-cell>
          <table:table-cell office:value-type="float" office:value="0.4127063" calcext:value-type="float">
            <text:p>0.4127063</text:p>
          </table:table-cell>
          <table:table-cell office:value-type="float" office:value="0.2370005" calcext:value-type="float">
            <text:p>0.2370005</text:p>
          </table:table-cell>
          <table:table-cell office:value-type="float" office:value="0.2443363" calcext:value-type="float">
            <text:p>0.2443363</text:p>
          </table:table-cell>
          <table:table-cell office:value-type="float" office:value="0.1219117" calcext:value-type="float">
            <text:p>0.1219117</text:p>
          </table:table-cell>
          <table:table-cell office:value-type="float" office:value="0.1267454" calcext:value-type="float">
            <text:p>0.1267454</text:p>
          </table:table-cell>
          <table:table-cell office:value-type="float" office:value="0.03510588" calcext:value-type="float">
            <text:p>0.03510588</text:p>
          </table:table-cell>
          <table:table-cell office:value-type="float" office:value="0.02717725" calcext:value-type="float">
            <text:p>0.02717725</text:p>
          </table:table-cell>
          <table:table-cell office:value-type="float" office:value="0.03233727" calcext:value-type="float">
            <text:p>0.03233727</text:p>
          </table:table-cell>
          <table:table-cell office:value-type="float" office:value="0.02391828" calcext:value-type="float">
            <text:p>0.02391828</text:p>
          </table:table-cell>
          <table:table-cell office:value-type="float" office:value="0.02008182" calcext:value-type="float">
            <text:p>0.02008182</text:p>
          </table:table-cell>
          <table:table-cell office:value-type="float" office:value="0.02122822" calcext:value-type="float">
            <text:p>0.02122822</text:p>
          </table:table-cell>
          <table:table-cell office:value-type="float" office:value="0.02991166" calcext:value-type="float">
            <text:p>0.02991166</text:p>
          </table:table-cell>
          <table:table-cell office:value-type="float" office:value="0.004923866" calcext:value-type="float">
            <text:p>0.004923866</text:p>
          </table:table-cell>
          <table:table-cell office:value-type="float" office:value="0.004568822" calcext:value-type="float">
            <text:p>0.004568822</text:p>
          </table:table-cell>
          <table:table-cell office:value-type="float" office:value="0" calcext:value-type="float">
            <text:p>0</text:p>
          </table:table-cell>
          <table:table-cell office:value-type="float" office:value="36.67958" calcext:value-type="float">
            <text:p>36.67958</text:p>
          </table:table-cell>
          <table:table-cell office:value-type="float" office:value="16.38686" calcext:value-type="float">
            <text:p>16.38686</text:p>
          </table:table-cell>
          <table:table-cell office:value-type="float" office:value="10.93806" calcext:value-type="float">
            <text:p>10.93806</text:p>
          </table:table-cell>
          <table:table-cell office:value-type="float" office:value="5.917935" calcext:value-type="float">
            <text:p>5.917935</text:p>
          </table:table-cell>
          <table:table-cell office:value-type="float" office:value="3.505559" calcext:value-type="float">
            <text:p>3.505559</text:p>
          </table:table-cell>
          <table:table-cell office:value-type="float" office:value="1.03227" calcext:value-type="float">
            <text:p>1.03227</text:p>
          </table:table-cell>
          <table:table-cell office:value-type="float" office:value="0.3113941" calcext:value-type="float">
            <text:p>0.3113941</text:p>
          </table:table-cell>
          <table:table-cell office:value-type="float" office:value="0.941101" calcext:value-type="float">
            <text:p>0.941101</text:p>
          </table:table-cell>
          <table:table-cell office:value-type="float" office:value="0.3953801" calcext:value-type="float">
            <text:p>0.3953801</text:p>
          </table:table-cell>
          <table:table-cell office:value-type="float" office:value="0.2219834" calcext:value-type="float">
            <text:p>0.2219834</text:p>
          </table:table-cell>
          <table:table-cell office:value-type="float" office:value="0.127237" calcext:value-type="float">
            <text:p>0.127237</text:p>
          </table:table-cell>
          <table:table-cell office:value-type="float" office:value="0.1932238" calcext:value-type="float">
            <text:p>0.1932238</text:p>
          </table:table-cell>
          <table:table-cell office:value-type="float" office:value="0.3133602" calcext:value-type="float">
            <text:p>0.3133602</text:p>
          </table:table-cell>
          <table:table-cell office:value-type="float" office:value="0.3500737" calcext:value-type="float">
            <text:p>0.3500737</text:p>
          </table:table-cell>
          <table:table-cell office:value-type="float" office:value="0" calcext:value-type="float">
            <text:p>0</text:p>
          </table:table-cell>
          <table:table-cell office:value-type="float" office:value="467.5129" calcext:value-type="float">
            <text:p>467.5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194255" calcext:value-type="float">
            <text:p>-7.194255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34.49506" calcext:value-type="float">
            <text:p>34.49506</text:p>
          </table:table-cell>
          <table:table-cell office:value-type="float" office:value="1088.694" calcext:value-type="float">
            <text:p>1088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4601" calcext:value-type="float">
            <text:p>0.2124601</text:p>
          </table:table-cell>
          <table:table-cell office:value-type="float" office:value="3.426197" calcext:value-type="float">
            <text:p>3.426197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1720838" calcext:value-type="float">
            <text:p>-0.0001720838</text:p>
          </table:table-cell>
          <table:table-cell office:value-type="float" office:value="0.0006314478" calcext:value-type="float">
            <text:p>0.0006314478</text:p>
          </table:table-cell>
          <table:table-cell office:value-type="float" office:value="0.000001565453" calcext:value-type="float">
            <text:p>1.565453E-06</text:p>
          </table:table-cell>
          <table:table-cell office:value-type="float" office:value="16.70105" calcext:value-type="float">
            <text:p>16.70105</text:p>
          </table:table-cell>
          <table:table-cell office:value-type="float" office:value="0.6902332" calcext:value-type="float">
            <text:p>0.6902332</text:p>
          </table:table-cell>
          <table:table-cell office:value-type="float" office:value="0.2285898" calcext:value-type="float">
            <text:p>0.2285898</text:p>
          </table:table-cell>
          <table:table-cell office:value-type="float" office:value="0.2424614" calcext:value-type="float">
            <text:p>0.2424614</text:p>
          </table:table-cell>
          <table:table-cell office:value-type="float" office:value="0.1235976" calcext:value-type="float">
            <text:p>0.1235976</text:p>
          </table:table-cell>
          <table:table-cell office:value-type="float" office:value="0.1284634" calcext:value-type="float">
            <text:p>0.1284634</text:p>
          </table:table-cell>
          <table:table-cell office:value-type="float" office:value="0.03535461" calcext:value-type="float">
            <text:p>0.03535461</text:p>
          </table:table-cell>
          <table:table-cell office:value-type="float" office:value="0.02734648" calcext:value-type="float">
            <text:p>0.02734648</text:p>
          </table:table-cell>
          <table:table-cell office:value-type="float" office:value="0.03244288" calcext:value-type="float">
            <text:p>0.03244288</text:p>
          </table:table-cell>
          <table:table-cell office:value-type="float" office:value="0.02399634" calcext:value-type="float">
            <text:p>0.02399634</text:p>
          </table:table-cell>
          <table:table-cell office:value-type="float" office:value="0.02013171" calcext:value-type="float">
            <text:p>0.02013171</text:p>
          </table:table-cell>
          <table:table-cell office:value-type="float" office:value="0.02126257" calcext:value-type="float">
            <text:p>0.02126257</text:p>
          </table:table-cell>
          <table:table-cell office:value-type="float" office:value="0.02994385" calcext:value-type="float">
            <text:p>0.02994385</text:p>
          </table:table-cell>
          <table:table-cell office:value-type="float" office:value="0.004924287" calcext:value-type="float">
            <text:p>0.004924287</text:p>
          </table:table-cell>
          <table:table-cell office:value-type="float" office:value="0.004570638" calcext:value-type="float">
            <text:p>0.004570638</text:p>
          </table:table-cell>
          <table:table-cell office:value-type="float" office:value="0" calcext:value-type="float">
            <text:p>0</text:p>
          </table:table-cell>
          <table:table-cell office:value-type="float" office:value="37.00394" calcext:value-type="float">
            <text:p>37.00394</text:p>
          </table:table-cell>
          <table:table-cell office:value-type="float" office:value="16.38521" calcext:value-type="float">
            <text:p>16.38521</text:p>
          </table:table-cell>
          <table:table-cell office:value-type="float" office:value="11.01941" calcext:value-type="float">
            <text:p>11.01941</text:p>
          </table:table-cell>
          <table:table-cell office:value-type="float" office:value="5.940087" calcext:value-type="float">
            <text:p>5.940087</text:p>
          </table:table-cell>
          <table:table-cell office:value-type="float" office:value="3.523191" calcext:value-type="float">
            <text:p>3.523191</text:p>
          </table:table-cell>
          <table:table-cell office:value-type="float" office:value="1.034148" calcext:value-type="float">
            <text:p>1.034148</text:p>
          </table:table-cell>
          <table:table-cell office:value-type="float" office:value="0.3150394" calcext:value-type="float">
            <text:p>0.3150394</text:p>
          </table:table-cell>
          <table:table-cell office:value-type="float" office:value="0.9407577" calcext:value-type="float">
            <text:p>0.9407577</text:p>
          </table:table-cell>
          <table:table-cell office:value-type="float" office:value="0.3961095" calcext:value-type="float">
            <text:p>0.3961095</text:p>
          </table:table-cell>
          <table:table-cell office:value-type="float" office:value="0.2226109" calcext:value-type="float">
            <text:p>0.2226109</text:p>
          </table:table-cell>
          <table:table-cell office:value-type="float" office:value="0.1277442" calcext:value-type="float">
            <text:p>0.1277442</text:p>
          </table:table-cell>
          <table:table-cell office:value-type="float" office:value="0.1938339" calcext:value-type="float">
            <text:p>0.1938339</text:p>
          </table:table-cell>
          <table:table-cell office:value-type="float" office:value="0.3133145" calcext:value-type="float">
            <text:p>0.3133145</text:p>
          </table:table-cell>
          <table:table-cell office:value-type="float" office:value="0.3500751" calcext:value-type="float">
            <text:p>0.3500751</text:p>
          </table:table-cell>
          <table:table-cell office:value-type="float" office:value="0" calcext:value-type="float">
            <text:p>0</text:p>
          </table:table-cell>
          <table:table-cell office:value-type="float" office:value="584.0331" calcext:value-type="float">
            <text:p>584.0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412376" calcext:value-type="float">
            <text:p>-7.412376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34.45052" calcext:value-type="float">
            <text:p>34.45052</text:p>
          </table:table-cell>
          <table:table-cell office:value-type="float" office:value="1088.702" calcext:value-type="float">
            <text:p>1088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344" calcext:value-type="float">
            <text:p>0.239344</text:p>
          </table:table-cell>
          <table:table-cell office:value-type="float" office:value="3.434382" calcext:value-type="float">
            <text:p>3.434382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1880875" calcext:value-type="float">
            <text:p>-0.0001880875</text:p>
          </table:table-cell>
          <table:table-cell office:value-type="float" office:value="0.0006538708" calcext:value-type="float">
            <text:p>0.0006538708</text:p>
          </table:table-cell>
          <table:table-cell office:value-type="float" office:value="0.000001566182" calcext:value-type="float">
            <text:p>1.566182E-06</text:p>
          </table:table-cell>
          <table:table-cell office:value-type="float" office:value="16.63835" calcext:value-type="float">
            <text:p>16.63835</text:p>
          </table:table-cell>
          <table:table-cell office:value-type="float" office:value="0.9716011" calcext:value-type="float">
            <text:p>0.9716011</text:p>
          </table:table-cell>
          <table:table-cell office:value-type="float" office:value="0.2138114" calcext:value-type="float">
            <text:p>0.2138114</text:p>
          </table:table-cell>
          <table:table-cell office:value-type="float" office:value="0.2285025" calcext:value-type="float">
            <text:p>0.2285025</text:p>
          </table:table-cell>
          <table:table-cell office:value-type="float" office:value="0.1237451" calcext:value-type="float">
            <text:p>0.1237451</text:p>
          </table:table-cell>
          <table:table-cell office:value-type="float" office:value="0.1290079" calcext:value-type="float">
            <text:p>0.1290079</text:p>
          </table:table-cell>
          <table:table-cell office:value-type="float" office:value="0.03553576" calcext:value-type="float">
            <text:p>0.03553576</text:p>
          </table:table-cell>
          <table:table-cell office:value-type="float" office:value="0.02749819" calcext:value-type="float">
            <text:p>0.02749819</text:p>
          </table:table-cell>
          <table:table-cell office:value-type="float" office:value="0.03254584" calcext:value-type="float">
            <text:p>0.03254584</text:p>
          </table:table-cell>
          <table:table-cell office:value-type="float" office:value="0.02407308" calcext:value-type="float">
            <text:p>0.02407308</text:p>
          </table:table-cell>
          <table:table-cell office:value-type="float" office:value="0.02018148" calcext:value-type="float">
            <text:p>0.02018148</text:p>
          </table:table-cell>
          <table:table-cell office:value-type="float" office:value="0.02129635" calcext:value-type="float">
            <text:p>0.02129635</text:p>
          </table:table-cell>
          <table:table-cell office:value-type="float" office:value="0.02997686" calcext:value-type="float">
            <text:p>0.02997686</text:p>
          </table:table-cell>
          <table:table-cell office:value-type="float" office:value="0.004924919" calcext:value-type="float">
            <text:p>0.004924919</text:p>
          </table:table-cell>
          <table:table-cell office:value-type="float" office:value="0.004573255" calcext:value-type="float">
            <text:p>0.004573255</text:p>
          </table:table-cell>
          <table:table-cell office:value-type="float" office:value="0" calcext:value-type="float">
            <text:p>0</text:p>
          </table:table-cell>
          <table:table-cell office:value-type="float" office:value="36.56598" calcext:value-type="float">
            <text:p>36.56598</text:p>
          </table:table-cell>
          <table:table-cell office:value-type="float" office:value="16.40129" calcext:value-type="float">
            <text:p>16.40129</text:p>
          </table:table-cell>
          <table:table-cell office:value-type="float" office:value="11.13213" calcext:value-type="float">
            <text:p>11.13213</text:p>
          </table:table-cell>
          <table:table-cell office:value-type="float" office:value="5.975277" calcext:value-type="float">
            <text:p>5.975277</text:p>
          </table:table-cell>
          <table:table-cell office:value-type="float" office:value="3.55076" calcext:value-type="float">
            <text:p>3.55076</text:p>
          </table:table-cell>
          <table:table-cell office:value-type="float" office:value="1.036614" calcext:value-type="float">
            <text:p>1.036614</text:p>
          </table:table-cell>
          <table:table-cell office:value-type="float" office:value="0.3187843" calcext:value-type="float">
            <text:p>0.3187843</text:p>
          </table:table-cell>
          <table:table-cell office:value-type="float" office:value="0.9404295" calcext:value-type="float">
            <text:p>0.9404295</text:p>
          </table:table-cell>
          <table:table-cell office:value-type="float" office:value="0.3968251" calcext:value-type="float">
            <text:p>0.3968251</text:p>
          </table:table-cell>
          <table:table-cell office:value-type="float" office:value="0.2232261" calcext:value-type="float">
            <text:p>0.2232261</text:p>
          </table:table-cell>
          <table:table-cell office:value-type="float" office:value="0.1282509" calcext:value-type="float">
            <text:p>0.1282509</text:p>
          </table:table-cell>
          <table:table-cell office:value-type="float" office:value="0.1944406" calcext:value-type="float">
            <text:p>0.1944406</text:p>
          </table:table-cell>
          <table:table-cell office:value-type="float" office:value="0.3133345" calcext:value-type="float">
            <text:p>0.3133345</text:p>
          </table:table-cell>
          <table:table-cell office:value-type="float" office:value="0.350077" calcext:value-type="float">
            <text:p>0.350077</text:p>
          </table:table-cell>
          <table:table-cell office:value-type="float" office:value="0" calcext:value-type="float">
            <text:p>0</text:p>
          </table:table-cell>
          <table:table-cell office:value-type="float" office:value="732.6046" calcext:value-type="float">
            <text:p>732.6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648283" calcext:value-type="float">
            <text:p>-7.648283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34.43586" calcext:value-type="float">
            <text:p>34.43586</text:p>
          </table:table-cell>
          <table:table-cell office:value-type="float" office:value="1088.705" calcext:value-type="float">
            <text:p>1088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0205" calcext:value-type="float">
            <text:p>0.2400205</text:p>
          </table:table-cell>
          <table:table-cell office:value-type="float" office:value="3.444188" calcext:value-type="float">
            <text:p>3.444188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2017698" calcext:value-type="float">
            <text:p>-0.0002017698</text:p>
          </table:table-cell>
          <table:table-cell office:value-type="float" office:value="0.0006806917" calcext:value-type="float">
            <text:p>0.0006806917</text:p>
          </table:table-cell>
          <table:table-cell office:value-type="float" office:value="0.000001566948" calcext:value-type="float">
            <text:p>1.566948E-06</text:p>
          </table:table-cell>
          <table:table-cell office:value-type="float" office:value="16.62794" calcext:value-type="float">
            <text:p>16.62794</text:p>
          </table:table-cell>
          <table:table-cell office:value-type="float" office:value="0.935117" calcext:value-type="float">
            <text:p>0.935117</text:p>
          </table:table-cell>
          <table:table-cell office:value-type="float" office:value="0.2006977" calcext:value-type="float">
            <text:p>0.2006977</text:p>
          </table:table-cell>
          <table:table-cell office:value-type="float" office:value="0.2124493" calcext:value-type="float">
            <text:p>0.2124493</text:p>
          </table:table-cell>
          <table:table-cell office:value-type="float" office:value="0.1227597" calcext:value-type="float">
            <text:p>0.1227597</text:p>
          </table:table-cell>
          <table:table-cell office:value-type="float" office:value="0.1284913" calcext:value-type="float">
            <text:p>0.1284913</text:p>
          </table:table-cell>
          <table:table-cell office:value-type="float" office:value="0.03564975" calcext:value-type="float">
            <text:p>0.03564975</text:p>
          </table:table-cell>
          <table:table-cell office:value-type="float" office:value="0.02761374" calcext:value-type="float">
            <text:p>0.02761374</text:p>
          </table:table-cell>
          <table:table-cell office:value-type="float" office:value="0.03264642" calcext:value-type="float">
            <text:p>0.03264642</text:p>
          </table:table-cell>
          <table:table-cell office:value-type="float" office:value="0.02414833" calcext:value-type="float">
            <text:p>0.02414833</text:p>
          </table:table-cell>
          <table:table-cell office:value-type="float" office:value="0.02023095" calcext:value-type="float">
            <text:p>0.02023095</text:p>
          </table:table-cell>
          <table:table-cell office:value-type="float" office:value="0.02132955" calcext:value-type="float">
            <text:p>0.02132955</text:p>
          </table:table-cell>
          <table:table-cell office:value-type="float" office:value="0.03001062" calcext:value-type="float">
            <text:p>0.03001062</text:p>
          </table:table-cell>
          <table:table-cell office:value-type="float" office:value="0.004924648" calcext:value-type="float">
            <text:p>0.004924648</text:p>
          </table:table-cell>
          <table:table-cell office:value-type="float" office:value="0.004572253" calcext:value-type="float">
            <text:p>0.004572253</text:p>
          </table:table-cell>
          <table:table-cell office:value-type="float" office:value="0" calcext:value-type="float">
            <text:p>0</text:p>
          </table:table-cell>
          <table:table-cell office:value-type="float" office:value="37.2569" calcext:value-type="float">
            <text:p>37.2569</text:p>
          </table:table-cell>
          <table:table-cell office:value-type="float" office:value="16.14342" calcext:value-type="float">
            <text:p>16.14342</text:p>
          </table:table-cell>
          <table:table-cell office:value-type="float" office:value="11.26078" calcext:value-type="float">
            <text:p>11.26078</text:p>
          </table:table-cell>
          <table:table-cell office:value-type="float" office:value="6.015066" calcext:value-type="float">
            <text:p>6.015066</text:p>
          </table:table-cell>
          <table:table-cell office:value-type="float" office:value="3.584467" calcext:value-type="float">
            <text:p>3.584467</text:p>
          </table:table-cell>
          <table:table-cell office:value-type="float" office:value="1.039666" calcext:value-type="float">
            <text:p>1.039666</text:p>
          </table:table-cell>
          <table:table-cell office:value-type="float" office:value="0.3225639" calcext:value-type="float">
            <text:p>0.3225639</text:p>
          </table:table-cell>
          <table:table-cell office:value-type="float" office:value="0.9401344" calcext:value-type="float">
            <text:p>0.9401344</text:p>
          </table:table-cell>
          <table:table-cell office:value-type="float" office:value="0.3975328" calcext:value-type="float">
            <text:p>0.3975328</text:p>
          </table:table-cell>
          <table:table-cell office:value-type="float" office:value="0.2238298" calcext:value-type="float">
            <text:p>0.2238298</text:p>
          </table:table-cell>
          <table:table-cell office:value-type="float" office:value="0.1287565" calcext:value-type="float">
            <text:p>0.1287565</text:p>
          </table:table-cell>
          <table:table-cell office:value-type="float" office:value="0.1950388" calcext:value-type="float">
            <text:p>0.1950388</text:p>
          </table:table-cell>
          <table:table-cell office:value-type="float" office:value="0.3130019" calcext:value-type="float">
            <text:p>0.3130019</text:p>
          </table:table-cell>
          <table:table-cell office:value-type="float" office:value="0.3500772" calcext:value-type="float">
            <text:p>0.3500772</text:p>
          </table:table-cell>
          <table:table-cell office:value-type="float" office:value="0" calcext:value-type="float">
            <text:p>0</text:p>
          </table:table-cell>
          <table:table-cell office:value-type="float" office:value="746.8926" calcext:value-type="float">
            <text:p>746.8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88931" calcext:value-type="float">
            <text:p>-7.88931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34.42464" calcext:value-type="float">
            <text:p>34.42464</text:p>
          </table:table-cell>
          <table:table-cell office:value-type="float" office:value="1088.707" calcext:value-type="float">
            <text:p>1088.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1715" calcext:value-type="float">
            <text:p>0.2411715</text:p>
          </table:table-cell>
          <table:table-cell office:value-type="float" office:value="3.451643" calcext:value-type="float">
            <text:p>3.451643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211061" calcext:value-type="float">
            <text:p>-0.000211061</text:p>
          </table:table-cell>
          <table:table-cell office:value-type="float" office:value="0.0007096542" calcext:value-type="float">
            <text:p>0.0007096542</text:p>
          </table:table-cell>
          <table:table-cell office:value-type="float" office:value="0.000001567565" calcext:value-type="float">
            <text:p>1.567565E-06</text:p>
          </table:table-cell>
          <table:table-cell office:value-type="float" office:value="16.61669" calcext:value-type="float">
            <text:p>16.61669</text:p>
          </table:table-cell>
          <table:table-cell office:value-type="float" office:value="0.9217091" calcext:value-type="float">
            <text:p>0.9217091</text:p>
          </table:table-cell>
          <table:table-cell office:value-type="float" office:value="0.2020104" calcext:value-type="float">
            <text:p>0.2020104</text:p>
          </table:table-cell>
          <table:table-cell office:value-type="float" office:value="0.2049524" calcext:value-type="float">
            <text:p>0.2049524</text:p>
          </table:table-cell>
          <table:table-cell office:value-type="float" office:value="0.1218216" calcext:value-type="float">
            <text:p>0.1218216</text:p>
          </table:table-cell>
          <table:table-cell office:value-type="float" office:value="0.1276889" calcext:value-type="float">
            <text:p>0.1276889</text:p>
          </table:table-cell>
          <table:table-cell office:value-type="float" office:value="0.03571603" calcext:value-type="float">
            <text:p>0.03571603</text:p>
          </table:table-cell>
          <table:table-cell office:value-type="float" office:value="0.02769862" calcext:value-type="float">
            <text:p>0.02769862</text:p>
          </table:table-cell>
          <table:table-cell office:value-type="float" office:value="0.0327454" calcext:value-type="float">
            <text:p>0.0327454</text:p>
          </table:table-cell>
          <table:table-cell office:value-type="float" office:value="0.02422217" calcext:value-type="float">
            <text:p>0.02422217</text:p>
          </table:table-cell>
          <table:table-cell office:value-type="float" office:value="0.02028011" calcext:value-type="float">
            <text:p>0.02028011</text:p>
          </table:table-cell>
          <table:table-cell office:value-type="float" office:value="0.0213622" calcext:value-type="float">
            <text:p>0.0213622</text:p>
          </table:table-cell>
          <table:table-cell office:value-type="float" office:value="0.03004509" calcext:value-type="float">
            <text:p>0.03004509</text:p>
          </table:table-cell>
          <table:table-cell office:value-type="float" office:value="0.004924193" calcext:value-type="float">
            <text:p>0.004924193</text:p>
          </table:table-cell>
          <table:table-cell office:value-type="float" office:value="0.004570594" calcext:value-type="float">
            <text:p>0.004570594</text:p>
          </table:table-cell>
          <table:table-cell office:value-type="float" office:value="0" calcext:value-type="float">
            <text:p>0</text:p>
          </table:table-cell>
          <table:table-cell office:value-type="float" office:value="37.92589" calcext:value-type="float">
            <text:p>37.92589</text:p>
          </table:table-cell>
          <table:table-cell office:value-type="float" office:value="16.15924" calcext:value-type="float">
            <text:p>16.15924</text:p>
          </table:table-cell>
          <table:table-cell office:value-type="float" office:value="11.28571" calcext:value-type="float">
            <text:p>11.28571</text:p>
          </table:table-cell>
          <table:table-cell office:value-type="float" office:value="6.033407" calcext:value-type="float">
            <text:p>6.033407</text:p>
          </table:table-cell>
          <table:table-cell office:value-type="float" office:value="3.611066" calcext:value-type="float">
            <text:p>3.611066</text:p>
          </table:table-cell>
          <table:table-cell office:value-type="float" office:value="1.042617" calcext:value-type="float">
            <text:p>1.042617</text:p>
          </table:table-cell>
          <table:table-cell office:value-type="float" office:value="0.3263284" calcext:value-type="float">
            <text:p>0.3263284</text:p>
          </table:table-cell>
          <table:table-cell office:value-type="float" office:value="0.9398677" calcext:value-type="float">
            <text:p>0.9398677</text:p>
          </table:table-cell>
          <table:table-cell office:value-type="float" office:value="0.3982376" calcext:value-type="float">
            <text:p>0.3982376</text:p>
          </table:table-cell>
          <table:table-cell office:value-type="float" office:value="0.2244233" calcext:value-type="float">
            <text:p>0.2244233</text:p>
          </table:table-cell>
          <table:table-cell office:value-type="float" office:value="0.1292603" calcext:value-type="float">
            <text:p>0.1292603</text:p>
          </table:table-cell>
          <table:table-cell office:value-type="float" office:value="0.1956142" calcext:value-type="float">
            <text:p>0.1956142</text:p>
          </table:table-cell>
          <table:table-cell office:value-type="float" office:value="0.3126123" calcext:value-type="float">
            <text:p>0.3126123</text:p>
          </table:table-cell>
          <table:table-cell office:value-type="float" office:value="0.3500799" calcext:value-type="float">
            <text:p>0.3500799</text:p>
          </table:table-cell>
          <table:table-cell office:value-type="float" office:value="0" calcext:value-type="float">
            <text:p>0</text:p>
          </table:table-cell>
          <table:table-cell office:value-type="float" office:value="756.3974" calcext:value-type="float">
            <text:p>756.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112855" calcext:value-type="float">
            <text:p>-8.11285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34.41074" calcext:value-type="float">
            <text:p>34.41074</text:p>
          </table:table-cell>
          <table:table-cell office:value-type="float" office:value="1088.709" calcext:value-type="float">
            <text:p>1088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332" calcext:value-type="float">
            <text:p>0.242332</text:p>
          </table:table-cell>
          <table:table-cell office:value-type="float" office:value="3.460566" calcext:value-type="float">
            <text:p>3.460566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2264078" calcext:value-type="float">
            <text:p>-0.0002264078</text:p>
          </table:table-cell>
          <table:table-cell office:value-type="float" office:value="0.0007381701" calcext:value-type="float">
            <text:p>0.0007381701</text:p>
          </table:table-cell>
          <table:table-cell office:value-type="float" office:value="0.000001568125" calcext:value-type="float">
            <text:p>1.568125E-06</text:p>
          </table:table-cell>
          <table:table-cell office:value-type="float" office:value="16.60747" calcext:value-type="float">
            <text:p>16.60747</text:p>
          </table:table-cell>
          <table:table-cell office:value-type="float" office:value="0.8533972" calcext:value-type="float">
            <text:p>0.8533972</text:p>
          </table:table-cell>
          <table:table-cell office:value-type="float" office:value="0.2019351" calcext:value-type="float">
            <text:p>0.2019351</text:p>
          </table:table-cell>
          <table:table-cell office:value-type="float" office:value="0.202299" calcext:value-type="float">
            <text:p>0.202299</text:p>
          </table:table-cell>
          <table:table-cell office:value-type="float" office:value="0.1216413" calcext:value-type="float">
            <text:p>0.1216413</text:p>
          </table:table-cell>
          <table:table-cell office:value-type="float" office:value="0.1272598" calcext:value-type="float">
            <text:p>0.1272598</text:p>
          </table:table-cell>
          <table:table-cell office:value-type="float" office:value="0.03576824" calcext:value-type="float">
            <text:p>0.03576824</text:p>
          </table:table-cell>
          <table:table-cell office:value-type="float" office:value="0.02776508" calcext:value-type="float">
            <text:p>0.02776508</text:p>
          </table:table-cell>
          <table:table-cell office:value-type="float" office:value="0.03284325" calcext:value-type="float">
            <text:p>0.03284325</text:p>
          </table:table-cell>
          <table:table-cell office:value-type="float" office:value="0.02429474" calcext:value-type="float">
            <text:p>0.02429474</text:p>
          </table:table-cell>
          <table:table-cell office:value-type="float" office:value="0.0203289" calcext:value-type="float">
            <text:p>0.0203289</text:p>
          </table:table-cell>
          <table:table-cell office:value-type="float" office:value="0.0213943" calcext:value-type="float">
            <text:p>0.0213943</text:p>
          </table:table-cell>
          <table:table-cell office:value-type="float" office:value="0.03008019" calcext:value-type="float">
            <text:p>0.03008019</text:p>
          </table:table-cell>
          <table:table-cell office:value-type="float" office:value="0.004924124" calcext:value-type="float">
            <text:p>0.004924124</text:p>
          </table:table-cell>
          <table:table-cell office:value-type="float" office:value="0.004570372" calcext:value-type="float">
            <text:p>0.004570372</text:p>
          </table:table-cell>
          <table:table-cell office:value-type="float" office:value="0" calcext:value-type="float">
            <text:p>0</text:p>
          </table:table-cell>
          <table:table-cell office:value-type="float" office:value="37.88118" calcext:value-type="float">
            <text:p>37.88118</text:p>
          </table:table-cell>
          <table:table-cell office:value-type="float" office:value="16.14398" calcext:value-type="float">
            <text:p>16.14398</text:p>
          </table:table-cell>
          <table:table-cell office:value-type="float" office:value="11.33148" calcext:value-type="float">
            <text:p>11.33148</text:p>
          </table:table-cell>
          <table:table-cell office:value-type="float" office:value="6.049954" calcext:value-type="float">
            <text:p>6.049954</text:p>
          </table:table-cell>
          <table:table-cell office:value-type="float" office:value="3.631649" calcext:value-type="float">
            <text:p>3.631649</text:p>
          </table:table-cell>
          <table:table-cell office:value-type="float" office:value="1.045309" calcext:value-type="float">
            <text:p>1.045309</text:p>
          </table:table-cell>
          <table:table-cell office:value-type="float" office:value="0.3301327" calcext:value-type="float">
            <text:p>0.3301327</text:p>
          </table:table-cell>
          <table:table-cell office:value-type="float" office:value="0.9395893" calcext:value-type="float">
            <text:p>0.9395893</text:p>
          </table:table-cell>
          <table:table-cell office:value-type="float" office:value="0.3989436" calcext:value-type="float">
            <text:p>0.3989436</text:p>
          </table:table-cell>
          <table:table-cell office:value-type="float" office:value="0.225007" calcext:value-type="float">
            <text:p>0.225007</text:p>
          </table:table-cell>
          <table:table-cell office:value-type="float" office:value="0.1297611" calcext:value-type="float">
            <text:p>0.1297611</text:p>
          </table:table-cell>
          <table:table-cell office:value-type="float" office:value="0.1961743" calcext:value-type="float">
            <text:p>0.1961743</text:p>
          </table:table-cell>
          <table:table-cell office:value-type="float" office:value="0.3123683" calcext:value-type="float">
            <text:p>0.3123683</text:p>
          </table:table-cell>
          <table:table-cell office:value-type="float" office:value="0.3500813" calcext:value-type="float">
            <text:p>0.3500813</text:p>
          </table:table-cell>
          <table:table-cell office:value-type="float" office:value="0" calcext:value-type="float">
            <text:p>0</text:p>
          </table:table-cell>
          <table:table-cell office:value-type="float" office:value="768.5906" calcext:value-type="float">
            <text:p>768.5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331121" calcext:value-type="float">
            <text:p>-8.331121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34.39639" calcext:value-type="float">
            <text:p>34.39639</text:p>
          </table:table-cell>
          <table:table-cell office:value-type="float" office:value="1088.712" calcext:value-type="float">
            <text:p>1088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6967" calcext:value-type="float">
            <text:p>0.2436967</text:p>
          </table:table-cell>
          <table:table-cell office:value-type="float" office:value="3.469643" calcext:value-type="float">
            <text:p>3.469643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2416103" calcext:value-type="float">
            <text:p>-0.0002416103</text:p>
          </table:table-cell>
          <table:table-cell office:value-type="float" office:value="0.0007668366" calcext:value-type="float">
            <text:p>0.0007668366</text:p>
          </table:table-cell>
          <table:table-cell office:value-type="float" office:value="0.00000156863" calcext:value-type="float">
            <text:p>1.56863E-06</text:p>
          </table:table-cell>
          <table:table-cell office:value-type="float" office:value="16.59669" calcext:value-type="float">
            <text:p>16.59669</text:p>
          </table:table-cell>
          <table:table-cell office:value-type="float" office:value="0.7976537" calcext:value-type="float">
            <text:p>0.7976537</text:p>
          </table:table-cell>
          <table:table-cell office:value-type="float" office:value="0.2007364" calcext:value-type="float">
            <text:p>0.2007364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215339" calcext:value-type="float">
            <text:p>0.1215339</text:p>
          </table:table-cell>
          <table:table-cell office:value-type="float" office:value="0.1269487" calcext:value-type="float">
            <text:p>0.1269487</text:p>
          </table:table-cell>
          <table:table-cell office:value-type="float" office:value="0.03581804" calcext:value-type="float">
            <text:p>0.03581804</text:p>
          </table:table-cell>
          <table:table-cell office:value-type="float" office:value="0.02782068" calcext:value-type="float">
            <text:p>0.02782068</text:p>
          </table:table-cell>
          <table:table-cell office:value-type="float" office:value="0.03294006" calcext:value-type="float">
            <text:p>0.03294006</text:p>
          </table:table-cell>
          <table:table-cell office:value-type="float" office:value="0.02436615" calcext:value-type="float">
            <text:p>0.02436615</text:p>
          </table:table-cell>
          <table:table-cell office:value-type="float" office:value="0.02037731" calcext:value-type="float">
            <text:p>0.02037731</text:p>
          </table:table-cell>
          <table:table-cell office:value-type="float" office:value="0.02142585" calcext:value-type="float">
            <text:p>0.02142585</text:p>
          </table:table-cell>
          <table:table-cell office:value-type="float" office:value="0.03011585" calcext:value-type="float">
            <text:p>0.03011585</text:p>
          </table:table-cell>
          <table:table-cell office:value-type="float" office:value="0.004924142" calcext:value-type="float">
            <text:p>0.004924142</text:p>
          </table:table-cell>
          <table:table-cell office:value-type="float" office:value="0.004570371" calcext:value-type="float">
            <text:p>0.004570371</text:p>
          </table:table-cell>
          <table:table-cell office:value-type="float" office:value="0" calcext:value-type="float">
            <text:p>0</text:p>
          </table:table-cell>
          <table:table-cell office:value-type="float" office:value="37.98752" calcext:value-type="float">
            <text:p>37.98752</text:p>
          </table:table-cell>
          <table:table-cell office:value-type="float" office:value="16.13423" calcext:value-type="float">
            <text:p>16.13423</text:p>
          </table:table-cell>
          <table:table-cell office:value-type="float" office:value="11.3791" calcext:value-type="float">
            <text:p>11.3791</text:p>
          </table:table-cell>
          <table:table-cell office:value-type="float" office:value="6.068544" calcext:value-type="float">
            <text:p>6.068544</text:p>
          </table:table-cell>
          <table:table-cell office:value-type="float" office:value="3.652438" calcext:value-type="float">
            <text:p>3.652438</text:p>
          </table:table-cell>
          <table:table-cell office:value-type="float" office:value="1.047979" calcext:value-type="float">
            <text:p>1.047979</text:p>
          </table:table-cell>
          <table:table-cell office:value-type="float" office:value="0.3339621" calcext:value-type="float">
            <text:p>0.3339621</text:p>
          </table:table-cell>
          <table:table-cell office:value-type="float" office:value="0.9392919" calcext:value-type="float">
            <text:p>0.9392919</text:p>
          </table:table-cell>
          <table:table-cell office:value-type="float" office:value="0.3996551" calcext:value-type="float">
            <text:p>0.3996551</text:p>
          </table:table-cell>
          <table:table-cell office:value-type="float" office:value="0.225582" calcext:value-type="float">
            <text:p>0.225582</text:p>
          </table:table-cell>
          <table:table-cell office:value-type="float" office:value="0.1302585" calcext:value-type="float">
            <text:p>0.1302585</text:p>
          </table:table-cell>
          <table:table-cell office:value-type="float" office:value="0.1967235" calcext:value-type="float">
            <text:p>0.1967235</text:p>
          </table:table-cell>
          <table:table-cell office:value-type="float" office:value="0.3121478" calcext:value-type="float">
            <text:p>0.3121478</text:p>
          </table:table-cell>
          <table:table-cell office:value-type="float" office:value="0.3500834" calcext:value-type="float">
            <text:p>0.3500834</text:p>
          </table:table-cell>
          <table:table-cell office:value-type="float" office:value="0" calcext:value-type="float">
            <text:p>0</text:p>
          </table:table-cell>
          <table:table-cell office:value-type="float" office:value="781.6102" calcext:value-type="float">
            <text:p>781.6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548084" calcext:value-type="float">
            <text:p>-8.54808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34.38339" calcext:value-type="float">
            <text:p>34.38339</text:p>
          </table:table-cell>
          <table:table-cell office:value-type="float" office:value="1088.715" calcext:value-type="float">
            <text:p>1088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9409" calcext:value-type="float">
            <text:p>0.2449409</text:p>
          </table:table-cell>
          <table:table-cell office:value-type="float" office:value="3.477907" calcext:value-type="float">
            <text:p>3.477907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5984" calcext:value-type="float">
            <text:p>6.875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2007" calcext:value-type="float">
            <text:p>-0.004432007</text:p>
          </table:table-cell>
          <table:table-cell office:value-type="float" office:value="-0.0002552995" calcext:value-type="float">
            <text:p>-0.0002552995</text:p>
          </table:table-cell>
          <table:table-cell office:value-type="float" office:value="0.0007948401" calcext:value-type="float">
            <text:p>0.0007948401</text:p>
          </table:table-cell>
          <table:table-cell office:value-type="float" office:value="0.000001569081" calcext:value-type="float">
            <text:p>1.569081E-06</text:p>
          </table:table-cell>
          <table:table-cell office:value-type="float" office:value="16.58477" calcext:value-type="float">
            <text:p>16.58477</text:p>
          </table:table-cell>
          <table:table-cell office:value-type="float" office:value="0.778629" calcext:value-type="float">
            <text:p>0.778629</text:p>
          </table:table-cell>
          <table:table-cell office:value-type="float" office:value="0.2015877" calcext:value-type="float">
            <text:p>0.2015877</text:p>
          </table:table-cell>
          <table:table-cell office:value-type="float" office:value="0.1959725" calcext:value-type="float">
            <text:p>0.1959725</text:p>
          </table:table-cell>
          <table:table-cell office:value-type="float" office:value="0.1212999" calcext:value-type="float">
            <text:p>0.1212999</text:p>
          </table:table-cell>
          <table:table-cell office:value-type="float" office:value="0.1265545" calcext:value-type="float">
            <text:p>0.1265545</text:p>
          </table:table-cell>
          <table:table-cell office:value-type="float" office:value="0.03586187" calcext:value-type="float">
            <text:p>0.03586187</text:p>
          </table:table-cell>
          <table:table-cell office:value-type="float" office:value="0.02786765" calcext:value-type="float">
            <text:p>0.02786765</text:p>
          </table:table-cell>
          <table:table-cell office:value-type="float" office:value="0.03303578" calcext:value-type="float">
            <text:p>0.03303578</text:p>
          </table:table-cell>
          <table:table-cell office:value-type="float" office:value="0.02443636" calcext:value-type="float">
            <text:p>0.02443636</text:p>
          </table:table-cell>
          <table:table-cell office:value-type="float" office:value="0.02042534" calcext:value-type="float">
            <text:p>0.02042534</text:p>
          </table:table-cell>
          <table:table-cell office:value-type="float" office:value="0.02145687" calcext:value-type="float">
            <text:p>0.02145687</text:p>
          </table:table-cell>
          <table:table-cell office:value-type="float" office:value="0.03015199" calcext:value-type="float">
            <text:p>0.03015199</text:p>
          </table:table-cell>
          <table:table-cell office:value-type="float" office:value="0.004924024" calcext:value-type="float">
            <text:p>0.004924024</text:p>
          </table:table-cell>
          <table:table-cell office:value-type="float" office:value="0.004569705" calcext:value-type="float">
            <text:p>0.004569705</text:p>
          </table:table-cell>
          <table:table-cell office:value-type="float" office:value="0" calcext:value-type="float">
            <text:p>0</text:p>
          </table:table-cell>
          <table:table-cell office:value-type="float" office:value="38.90098" calcext:value-type="float">
            <text:p>38.90098</text:p>
          </table:table-cell>
          <table:table-cell office:value-type="float" office:value="16.20185" calcext:value-type="float">
            <text:p>16.20185</text:p>
          </table:table-cell>
          <table:table-cell office:value-type="float" office:value="11.4144" calcext:value-type="float">
            <text:p>11.4144</text:p>
          </table:table-cell>
          <table:table-cell office:value-type="float" office:value="6.08676" calcext:value-type="float">
            <text:p>6.08676</text:p>
          </table:table-cell>
          <table:table-cell office:value-type="float" office:value="3.67389" calcext:value-type="float">
            <text:p>3.67389</text:p>
          </table:table-cell>
          <table:table-cell office:value-type="float" office:value="1.050661" calcext:value-type="float">
            <text:p>1.050661</text:p>
          </table:table-cell>
          <table:table-cell office:value-type="float" office:value="0.337695" calcext:value-type="float">
            <text:p>0.337695</text:p>
          </table:table-cell>
          <table:table-cell office:value-type="float" office:value="0.9390109" calcext:value-type="float">
            <text:p>0.9390109</text:p>
          </table:table-cell>
          <table:table-cell office:value-type="float" office:value="0.4003686" calcext:value-type="float">
            <text:p>0.4003686</text:p>
          </table:table-cell>
          <table:table-cell office:value-type="float" office:value="0.2261486" calcext:value-type="float">
            <text:p>0.2261486</text:p>
          </table:table-cell>
          <table:table-cell office:value-type="float" office:value="0.1307521" calcext:value-type="float">
            <text:p>0.1307521</text:p>
          </table:table-cell>
          <table:table-cell office:value-type="float" office:value="0.1972622" calcext:value-type="float">
            <text:p>0.1972622</text:p>
          </table:table-cell>
          <table:table-cell office:value-type="float" office:value="0.3118664" calcext:value-type="float">
            <text:p>0.3118664</text:p>
          </table:table-cell>
          <table:table-cell office:value-type="float" office:value="0.3500848" calcext:value-type="float">
            <text:p>0.3500848</text:p>
          </table:table-cell>
          <table:table-cell office:value-type="float" office:value="0" calcext:value-type="float">
            <text:p>0</text:p>
          </table:table-cell>
          <table:table-cell office:value-type="float" office:value="791.0699" calcext:value-type="float">
            <text:p>791.0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762028" calcext:value-type="float">
            <text:p>-8.762028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34.36937" calcext:value-type="float">
            <text:p>34.36937</text:p>
          </table:table-cell>
          <table:table-cell office:value-type="float" office:value="1088.719" calcext:value-type="float">
            <text:p>1088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53" calcext:value-type="float">
            <text:p>0.24353</text:p>
          </table:table-cell>
          <table:table-cell office:value-type="float" office:value="3.488215" calcext:value-type="float">
            <text:p>3.488215</text:p>
          </table:table-cell>
          <table:table-cell office:value-type="float" office:value="0" calcext:value-type="float">
            <text:p>0</text:p>
          </table:table-cell>
          <table:table-cell office:value-type="float" office:value="0.00000006897333" calcext:value-type="float">
            <text:p>6.897333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1974" calcext:value-type="float">
            <text:p>-0.004431974</text:p>
          </table:table-cell>
          <table:table-cell office:value-type="float" office:value="-0.0002810447" calcext:value-type="float">
            <text:p>-0.0002810447</text:p>
          </table:table-cell>
          <table:table-cell office:value-type="float" office:value="0.0008202725" calcext:value-type="float">
            <text:p>0.0008202725</text:p>
          </table:table-cell>
          <table:table-cell office:value-type="float" office:value="0.000001569493" calcext:value-type="float">
            <text:p>1.569493E-06</text:p>
          </table:table-cell>
          <table:table-cell office:value-type="float" office:value="16.58065" calcext:value-type="float">
            <text:p>16.58065</text:p>
          </table:table-cell>
          <table:table-cell office:value-type="float" office:value="0.7203009" calcext:value-type="float">
            <text:p>0.7203009</text:p>
          </table:table-cell>
          <table:table-cell office:value-type="float" office:value="0.2001977" calcext:value-type="float">
            <text:p>0.2001977</text:p>
          </table:table-cell>
          <table:table-cell office:value-type="float" office:value="0.1929695" calcext:value-type="float">
            <text:p>0.1929695</text:p>
          </table:table-cell>
          <table:table-cell office:value-type="float" office:value="0.1211087" calcext:value-type="float">
            <text:p>0.1211087</text:p>
          </table:table-cell>
          <table:table-cell office:value-type="float" office:value="0.1261813" calcext:value-type="float">
            <text:p>0.1261813</text:p>
          </table:table-cell>
          <table:table-cell office:value-type="float" office:value="0.03590054" calcext:value-type="float">
            <text:p>0.03590054</text:p>
          </table:table-cell>
          <table:table-cell office:value-type="float" office:value="0.02790864" calcext:value-type="float">
            <text:p>0.02790864</text:p>
          </table:table-cell>
          <table:table-cell office:value-type="float" office:value="0.03313038" calcext:value-type="float">
            <text:p>0.03313038</text:p>
          </table:table-cell>
          <table:table-cell office:value-type="float" office:value="0.02450538" calcext:value-type="float">
            <text:p>0.02450538</text:p>
          </table:table-cell>
          <table:table-cell office:value-type="float" office:value="0.02047297" calcext:value-type="float">
            <text:p>0.02047297</text:p>
          </table:table-cell>
          <table:table-cell office:value-type="float" office:value="0.02148738" calcext:value-type="float">
            <text:p>0.02148738</text:p>
          </table:table-cell>
          <table:table-cell office:value-type="float" office:value="0.03018861" calcext:value-type="float">
            <text:p>0.03018861</text:p>
          </table:table-cell>
          <table:table-cell office:value-type="float" office:value="0.00492406" calcext:value-type="float">
            <text:p>0.00492406</text:p>
          </table:table-cell>
          <table:table-cell office:value-type="float" office:value="0.004569616" calcext:value-type="float">
            <text:p>0.004569616</text:p>
          </table:table-cell>
          <table:table-cell office:value-type="float" office:value="0" calcext:value-type="float">
            <text:p>0</text:p>
          </table:table-cell>
          <table:table-cell office:value-type="float" office:value="39.05654" calcext:value-type="float">
            <text:p>39.05654</text:p>
          </table:table-cell>
          <table:table-cell office:value-type="float" office:value="16.41524" calcext:value-type="float">
            <text:p>16.41524</text:p>
          </table:table-cell>
          <table:table-cell office:value-type="float" office:value="11.46321" calcext:value-type="float">
            <text:p>11.46321</text:p>
          </table:table-cell>
          <table:table-cell office:value-type="float" office:value="6.105911" calcext:value-type="float">
            <text:p>6.105911</text:p>
          </table:table-cell>
          <table:table-cell office:value-type="float" office:value="3.694819" calcext:value-type="float">
            <text:p>3.694819</text:p>
          </table:table-cell>
          <table:table-cell office:value-type="float" office:value="1.053345" calcext:value-type="float">
            <text:p>1.053345</text:p>
          </table:table-cell>
          <table:table-cell office:value-type="float" office:value="0.3413783" calcext:value-type="float">
            <text:p>0.3413783</text:p>
          </table:table-cell>
          <table:table-cell office:value-type="float" office:value="0.9387413" calcext:value-type="float">
            <text:p>0.9387413</text:p>
          </table:table-cell>
          <table:table-cell office:value-type="float" office:value="0.4010843" calcext:value-type="float">
            <text:p>0.4010843</text:p>
          </table:table-cell>
          <table:table-cell office:value-type="float" office:value="0.2267073" calcext:value-type="float">
            <text:p>0.2267073</text:p>
          </table:table-cell>
          <table:table-cell office:value-type="float" office:value="0.1312419" calcext:value-type="float">
            <text:p>0.1312419</text:p>
          </table:table-cell>
          <table:table-cell office:value-type="float" office:value="0.1977911" calcext:value-type="float">
            <text:p>0.1977911</text:p>
          </table:table-cell>
          <table:table-cell office:value-type="float" office:value="0.3116429" calcext:value-type="float">
            <text:p>0.3116429</text:p>
          </table:table-cell>
          <table:table-cell office:value-type="float" office:value="0.3500857" calcext:value-type="float">
            <text:p>0.3500857</text:p>
          </table:table-cell>
          <table:table-cell office:value-type="float" office:value="0" calcext:value-type="float">
            <text:p>0</text:p>
          </table:table-cell>
          <table:table-cell office:value-type="float" office:value="788.764" calcext:value-type="float">
            <text:p>788.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978545" calcext:value-type="float">
            <text:p>-8.978545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34.35594" calcext:value-type="float">
            <text:p>34.35594</text:p>
          </table:table-cell>
          <table:table-cell office:value-type="float" office:value="1088.722" calcext:value-type="float">
            <text:p>1088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4887" calcext:value-type="float">
            <text:p>0.2414887</text:p>
          </table:table-cell>
          <table:table-cell office:value-type="float" office:value="3.498478" calcext:value-type="float">
            <text:p>3.498478</text:p>
          </table:table-cell>
          <table:table-cell office:value-type="float" office:value="0" calcext:value-type="float">
            <text:p>0</text:p>
          </table:table-cell>
          <table:table-cell office:value-type="float" office:value="0.00000006913366" calcext:value-type="float">
            <text:p>6.913366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1949" calcext:value-type="float">
            <text:p>-0.004431949</text:p>
          </table:table-cell>
          <table:table-cell office:value-type="float" office:value="-0.0003093101" calcext:value-type="float">
            <text:p>-0.0003093101</text:p>
          </table:table-cell>
          <table:table-cell office:value-type="float" office:value="0.0008427185" calcext:value-type="float">
            <text:p>0.0008427185</text:p>
          </table:table-cell>
          <table:table-cell office:value-type="float" office:value="0.000001569896" calcext:value-type="float">
            <text:p>1.569896E-06</text:p>
          </table:table-cell>
          <table:table-cell office:value-type="float" office:value="16.57902" calcext:value-type="float">
            <text:p>16.57902</text:p>
          </table:table-cell>
          <table:table-cell office:value-type="float" office:value="0.668464" calcext:value-type="float">
            <text:p>0.668464</text:p>
          </table:table-cell>
          <table:table-cell office:value-type="float" office:value="0.1974515" calcext:value-type="float">
            <text:p>0.1974515</text:p>
          </table:table-cell>
          <table:table-cell office:value-type="float" office:value="0.1883688" calcext:value-type="float">
            <text:p>0.1883688</text:p>
          </table:table-cell>
          <table:table-cell office:value-type="float" office:value="0.1206353" calcext:value-type="float">
            <text:p>0.1206353</text:p>
          </table:table-cell>
          <table:table-cell office:value-type="float" office:value="0.1256341" calcext:value-type="float">
            <text:p>0.1256341</text:p>
          </table:table-cell>
          <table:table-cell office:value-type="float" office:value="0.03593037" calcext:value-type="float">
            <text:p>0.03593037</text:p>
          </table:table-cell>
          <table:table-cell office:value-type="float" office:value="0.02794342" calcext:value-type="float">
            <text:p>0.02794342</text:p>
          </table:table-cell>
          <table:table-cell office:value-type="float" office:value="0.03322378" calcext:value-type="float">
            <text:p>0.03322378</text:p>
          </table:table-cell>
          <table:table-cell office:value-type="float" office:value="0.02457321" calcext:value-type="float">
            <text:p>0.02457321</text:p>
          </table:table-cell>
          <table:table-cell office:value-type="float" office:value="0.02052015" calcext:value-type="float">
            <text:p>0.02052015</text:p>
          </table:table-cell>
          <table:table-cell office:value-type="float" office:value="0.02151739" calcext:value-type="float">
            <text:p>0.02151739</text:p>
          </table:table-cell>
          <table:table-cell office:value-type="float" office:value="0.03022563" calcext:value-type="float">
            <text:p>0.03022563</text:p>
          </table:table-cell>
          <table:table-cell office:value-type="float" office:value="0.004924107" calcext:value-type="float">
            <text:p>0.004924107</text:p>
          </table:table-cell>
          <table:table-cell office:value-type="float" office:value="0.004569348" calcext:value-type="float">
            <text:p>0.004569348</text:p>
          </table:table-cell>
          <table:table-cell office:value-type="float" office:value="0" calcext:value-type="float">
            <text:p>0</text:p>
          </table:table-cell>
          <table:table-cell office:value-type="float" office:value="38.36985" calcext:value-type="float">
            <text:p>38.36985</text:p>
          </table:table-cell>
          <table:table-cell office:value-type="float" office:value="16.73264" calcext:value-type="float">
            <text:p>16.73264</text:p>
          </table:table-cell>
          <table:table-cell office:value-type="float" office:value="11.51561" calcext:value-type="float">
            <text:p>11.51561</text:p>
          </table:table-cell>
          <table:table-cell office:value-type="float" office:value="6.127034" calcext:value-type="float">
            <text:p>6.127034</text:p>
          </table:table-cell>
          <table:table-cell office:value-type="float" office:value="3.717263" calcext:value-type="float">
            <text:p>3.717263</text:p>
          </table:table-cell>
          <table:table-cell office:value-type="float" office:value="1.056147" calcext:value-type="float">
            <text:p>1.056147</text:p>
          </table:table-cell>
          <table:table-cell office:value-type="float" office:value="0.3450286" calcext:value-type="float">
            <text:p>0.3450286</text:p>
          </table:table-cell>
          <table:table-cell office:value-type="float" office:value="0.9384804" calcext:value-type="float">
            <text:p>0.9384804</text:p>
          </table:table-cell>
          <table:table-cell office:value-type="float" office:value="0.4018017" calcext:value-type="float">
            <text:p>0.4018017</text:p>
          </table:table-cell>
          <table:table-cell office:value-type="float" office:value="0.227259" calcext:value-type="float">
            <text:p>0.227259</text:p>
          </table:table-cell>
          <table:table-cell office:value-type="float" office:value="0.1317273" calcext:value-type="float">
            <text:p>0.1317273</text:p>
          </table:table-cell>
          <table:table-cell office:value-type="float" office:value="0.1983117" calcext:value-type="float">
            <text:p>0.1983117</text:p>
          </table:table-cell>
          <table:table-cell office:value-type="float" office:value="0.3114218" calcext:value-type="float">
            <text:p>0.3114218</text:p>
          </table:table-cell>
          <table:table-cell office:value-type="float" office:value="0.350071" calcext:value-type="float">
            <text:p>0.350071</text:p>
          </table:table-cell>
          <table:table-cell office:value-type="float" office:value="0" calcext:value-type="float">
            <text:p>0</text:p>
          </table:table-cell>
          <table:table-cell office:value-type="float" office:value="783.3442" calcext:value-type="float">
            <text:p>783.3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919765" calcext:value-type="float">
            <text:p>-9.19765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4.34901" calcext:value-type="float">
            <text:p>34.34901</text:p>
          </table:table-cell>
          <table:table-cell office:value-type="float" office:value="1088.733" calcext:value-type="float">
            <text:p>1088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4624" calcext:value-type="float">
            <text:p>0.2344624</text:p>
          </table:table-cell>
          <table:table-cell office:value-type="float" office:value="3.500919" calcext:value-type="float">
            <text:p>3.500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6946802" calcext:value-type="float">
            <text:p>6.946802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1898" calcext:value-type="float">
            <text:p>-0.004431898</text:p>
          </table:table-cell>
          <table:table-cell office:value-type="float" office:value="-0.0004401674" calcext:value-type="float">
            <text:p>-0.0004401674</text:p>
          </table:table-cell>
          <table:table-cell office:value-type="float" office:value="0.0008618312" calcext:value-type="float">
            <text:p>0.0008618312</text:p>
          </table:table-cell>
          <table:table-cell office:value-type="float" office:value="0.00000157029" calcext:value-type="float">
            <text:p>1.57029E-06</text:p>
          </table:table-cell>
          <table:table-cell office:value-type="float" office:value="16.65301" calcext:value-type="float">
            <text:p>16.65301</text:p>
          </table:table-cell>
          <table:table-cell office:value-type="float" office:value="0.5168918" calcext:value-type="float">
            <text:p>0.5168918</text:p>
          </table:table-cell>
          <table:table-cell office:value-type="float" office:value="0.1884082" calcext:value-type="float">
            <text:p>0.1884082</text:p>
          </table:table-cell>
          <table:table-cell office:value-type="float" office:value="0.1819288" calcext:value-type="float">
            <text:p>0.1819288</text:p>
          </table:table-cell>
          <table:table-cell office:value-type="float" office:value="0.1198931" calcext:value-type="float">
            <text:p>0.1198931</text:p>
          </table:table-cell>
          <table:table-cell office:value-type="float" office:value="0.1248788" calcext:value-type="float">
            <text:p>0.1248788</text:p>
          </table:table-cell>
          <table:table-cell office:value-type="float" office:value="0.03594613" calcext:value-type="float">
            <text:p>0.03594613</text:p>
          </table:table-cell>
          <table:table-cell office:value-type="float" office:value="0.02797051" calcext:value-type="float">
            <text:p>0.02797051</text:p>
          </table:table-cell>
          <table:table-cell office:value-type="float" office:value="0.03331587" calcext:value-type="float">
            <text:p>0.03331587</text:p>
          </table:table-cell>
          <table:table-cell office:value-type="float" office:value="0.02463982" calcext:value-type="float">
            <text:p>0.02463982</text:p>
          </table:table-cell>
          <table:table-cell office:value-type="float" office:value="0.02056692" calcext:value-type="float">
            <text:p>0.02056692</text:p>
          </table:table-cell>
          <table:table-cell office:value-type="float" office:value="0.021547" calcext:value-type="float">
            <text:p>0.021547</text:p>
          </table:table-cell>
          <table:table-cell office:value-type="float" office:value="0.03026301" calcext:value-type="float">
            <text:p>0.03026301</text:p>
          </table:table-cell>
          <table:table-cell office:value-type="float" office:value="0.004924618" calcext:value-type="float">
            <text:p>0.004924618</text:p>
          </table:table-cell>
          <table:table-cell office:value-type="float" office:value="0.004570943" calcext:value-type="float">
            <text:p>0.004570943</text:p>
          </table:table-cell>
          <table:table-cell office:value-type="float" office:value="0" calcext:value-type="float">
            <text:p>0</text:p>
          </table:table-cell>
          <table:table-cell office:value-type="float" office:value="35.0154" calcext:value-type="float">
            <text:p>35.0154</text:p>
          </table:table-cell>
          <table:table-cell office:value-type="float" office:value="17.20628" calcext:value-type="float">
            <text:p>17.20628</text:p>
          </table:table-cell>
          <table:table-cell office:value-type="float" office:value="11.6135" calcext:value-type="float">
            <text:p>11.6135</text:p>
          </table:table-cell>
          <table:table-cell office:value-type="float" office:value="6.155702" calcext:value-type="float">
            <text:p>6.155702</text:p>
          </table:table-cell>
          <table:table-cell office:value-type="float" office:value="3.740801" calcext:value-type="float">
            <text:p>3.740801</text:p>
          </table:table-cell>
          <table:table-cell office:value-type="float" office:value="1.059064" calcext:value-type="float">
            <text:p>1.059064</text:p>
          </table:table-cell>
          <table:table-cell office:value-type="float" office:value="0.3486316" calcext:value-type="float">
            <text:p>0.3486316</text:p>
          </table:table-cell>
          <table:table-cell office:value-type="float" office:value="0.9382372" calcext:value-type="float">
            <text:p>0.9382372</text:p>
          </table:table-cell>
          <table:table-cell office:value-type="float" office:value="0.4025199" calcext:value-type="float">
            <text:p>0.4025199</text:p>
          </table:table-cell>
          <table:table-cell office:value-type="float" office:value="0.227804" calcext:value-type="float">
            <text:p>0.227804</text:p>
          </table:table-cell>
          <table:table-cell office:value-type="float" office:value="0.1322083" calcext:value-type="float">
            <text:p>0.1322083</text:p>
          </table:table-cell>
          <table:table-cell office:value-type="float" office:value="0.1988289" calcext:value-type="float">
            <text:p>0.1988289</text:p>
          </table:table-cell>
          <table:table-cell office:value-type="float" office:value="0.311372" calcext:value-type="float">
            <text:p>0.311372</text:p>
          </table:table-cell>
          <table:table-cell office:value-type="float" office:value="0.3500595" calcext:value-type="float">
            <text:p>0.3500595</text:p>
          </table:table-cell>
          <table:table-cell office:value-type="float" office:value="0" calcext:value-type="float">
            <text:p>0</text:p>
          </table:table-cell>
          <table:table-cell office:value-type="float" office:value="762.3277" calcext:value-type="float">
            <text:p>762.3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9540848" calcext:value-type="float">
            <text:p>-9.540848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34.33282" calcext:value-type="float">
            <text:p>34.33282</text:p>
          </table:table-cell>
          <table:table-cell office:value-type="float" office:value="1088.747" calcext:value-type="float">
            <text:p>1088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6574" calcext:value-type="float">
            <text:p>0.2296574</text:p>
          </table:table-cell>
          <table:table-cell office:value-type="float" office:value="3.505989" calcext:value-type="float">
            <text:p>3.505989</text:p>
          </table:table-cell>
          <table:table-cell office:value-type="float" office:value="0" calcext:value-type="float">
            <text:p>0</text:p>
          </table:table-cell>
          <table:table-cell office:value-type="float" office:value="0.00000006946802" calcext:value-type="float">
            <text:p>6.946802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1898" calcext:value-type="float">
            <text:p>-0.004431898</text:p>
          </table:table-cell>
          <table:table-cell office:value-type="float" office:value="-0.0008173608" calcext:value-type="float">
            <text:p>-0.0008173608</text:p>
          </table:table-cell>
          <table:table-cell office:value-type="float" office:value="0.0008810338" calcext:value-type="float">
            <text:p>0.0008810338</text:p>
          </table:table-cell>
          <table:table-cell office:value-type="float" office:value="0.000001570675" calcext:value-type="float">
            <text:p>1.570675E-06</text:p>
          </table:table-cell>
          <table:table-cell office:value-type="float" office:value="16.72674" calcext:value-type="float">
            <text:p>16.72674</text:p>
          </table:table-cell>
          <table:table-cell office:value-type="float" office:value="0.4069891" calcext:value-type="float">
            <text:p>0.4069891</text:p>
          </table:table-cell>
          <table:table-cell office:value-type="float" office:value="0.160948" calcext:value-type="float">
            <text:p>0.160948</text:p>
          </table:table-cell>
          <table:table-cell office:value-type="float" office:value="0.1691147" calcext:value-type="float">
            <text:p>0.1691147</text:p>
          </table:table-cell>
          <table:table-cell office:value-type="float" office:value="0.1182977" calcext:value-type="float">
            <text:p>0.1182977</text:p>
          </table:table-cell>
          <table:table-cell office:value-type="float" office:value="0.1235678" calcext:value-type="float">
            <text:p>0.1235678</text:p>
          </table:table-cell>
          <table:table-cell office:value-type="float" office:value="0.03593613" calcext:value-type="float">
            <text:p>0.03593613</text:p>
          </table:table-cell>
          <table:table-cell office:value-type="float" office:value="0.02798636" calcext:value-type="float">
            <text:p>0.02798636</text:p>
          </table:table-cell>
          <table:table-cell office:value-type="float" office:value="0.03340546" calcext:value-type="float">
            <text:p>0.03340546</text:p>
          </table:table-cell>
          <table:table-cell office:value-type="float" office:value="0.02470561" calcext:value-type="float">
            <text:p>0.02470561</text:p>
          </table:table-cell>
          <table:table-cell office:value-type="float" office:value="0.0206137" calcext:value-type="float">
            <text:p>0.0206137</text:p>
          </table:table-cell>
          <table:table-cell office:value-type="float" office:value="0.02157593" calcext:value-type="float">
            <text:p>0.02157593</text:p>
          </table:table-cell>
          <table:table-cell office:value-type="float" office:value="0.0303007" calcext:value-type="float">
            <text:p>0.0303007</text:p>
          </table:table-cell>
          <table:table-cell office:value-type="float" office:value="0.004925358" calcext:value-type="float">
            <text:p>0.004925358</text:p>
          </table:table-cell>
          <table:table-cell office:value-type="float" office:value="0.004573914" calcext:value-type="float">
            <text:p>0.004573914</text:p>
          </table:table-cell>
          <table:table-cell office:value-type="float" office:value="0" calcext:value-type="float">
            <text:p>0</text:p>
          </table:table-cell>
          <table:table-cell office:value-type="float" office:value="31.44218" calcext:value-type="float">
            <text:p>31.44218</text:p>
          </table:table-cell>
          <table:table-cell office:value-type="float" office:value="17.21181" calcext:value-type="float">
            <text:p>17.21181</text:p>
          </table:table-cell>
          <table:table-cell office:value-type="float" office:value="11.68218" calcext:value-type="float">
            <text:p>11.68218</text:p>
          </table:table-cell>
          <table:table-cell office:value-type="float" office:value="6.221147" calcext:value-type="float">
            <text:p>6.221147</text:p>
          </table:table-cell>
          <table:table-cell office:value-type="float" office:value="3.776035" calcext:value-type="float">
            <text:p>3.776035</text:p>
          </table:table-cell>
          <table:table-cell office:value-type="float" office:value="1.06236" calcext:value-type="float">
            <text:p>1.06236</text:p>
          </table:table-cell>
          <table:table-cell office:value-type="float" office:value="0.3525016" calcext:value-type="float">
            <text:p>0.3525016</text:p>
          </table:table-cell>
          <table:table-cell office:value-type="float" office:value="0.9378943" calcext:value-type="float">
            <text:p>0.9378943</text:p>
          </table:table-cell>
          <table:table-cell office:value-type="float" office:value="0.4032801" calcext:value-type="float">
            <text:p>0.4032801</text:p>
          </table:table-cell>
          <table:table-cell office:value-type="float" office:value="0.2283478" calcext:value-type="float">
            <text:p>0.2283478</text:p>
          </table:table-cell>
          <table:table-cell office:value-type="float" office:value="0.1326591" calcext:value-type="float">
            <text:p>0.1326591</text:p>
          </table:table-cell>
          <table:table-cell office:value-type="float" office:value="0.199348" calcext:value-type="float">
            <text:p>0.199348</text:p>
          </table:table-cell>
          <table:table-cell office:value-type="float" office:value="0.3113927" calcext:value-type="float">
            <text:p>0.3113927</text:p>
          </table:table-cell>
          <table:table-cell office:value-type="float" office:value="0.3500893" calcext:value-type="float">
            <text:p>0.3500893</text:p>
          </table:table-cell>
          <table:table-cell office:value-type="float" office:value="0" calcext:value-type="float">
            <text:p>0</text:p>
          </table:table-cell>
          <table:table-cell office:value-type="float" office:value="759.5505" calcext:value-type="float">
            <text:p>759.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155687" calcext:value-type="float">
            <text:p>-0.00021556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34.30095" calcext:value-type="float">
            <text:p>34.30095</text:p>
          </table:table-cell>
          <table:table-cell office:value-type="float" office:value="1088.759" calcext:value-type="float">
            <text:p>1088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527" calcext:value-type="float">
            <text:p>0.234527</text:p>
          </table:table-cell>
          <table:table-cell office:value-type="float" office:value="3.51917" calcext:value-type="float">
            <text:p>3.51917</text:p>
          </table:table-cell>
          <table:table-cell office:value-type="float" office:value="0" calcext:value-type="float">
            <text:p>0</text:p>
          </table:table-cell>
          <table:table-cell office:value-type="float" office:value="0.00000006946802" calcext:value-type="float">
            <text:p>6.946802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1898" calcext:value-type="float">
            <text:p>-0.004431898</text:p>
          </table:table-cell>
          <table:table-cell office:value-type="float" office:value="-0.001015325" calcext:value-type="float">
            <text:p>-0.001015325</text:p>
          </table:table-cell>
          <table:table-cell office:value-type="float" office:value="0.0009040796" calcext:value-type="float">
            <text:p>0.0009040796</text:p>
          </table:table-cell>
          <table:table-cell office:value-type="float" office:value="0.000001571417" calcext:value-type="float">
            <text:p>1.571417E-06</text:p>
          </table:table-cell>
          <table:table-cell office:value-type="float" office:value="16.74499" calcext:value-type="float">
            <text:p>16.74499</text:p>
          </table:table-cell>
          <table:table-cell office:value-type="float" office:value="0.3588167" calcext:value-type="float">
            <text:p>0.3588167</text:p>
          </table:table-cell>
          <table:table-cell office:value-type="float" office:value="0.1388931" calcext:value-type="float">
            <text:p>0.1388931</text:p>
          </table:table-cell>
          <table:table-cell office:value-type="float" office:value="0.1557659" calcext:value-type="float">
            <text:p>0.1557659</text:p>
          </table:table-cell>
          <table:table-cell office:value-type="float" office:value="0.1159068" calcext:value-type="float">
            <text:p>0.1159068</text:p>
          </table:table-cell>
          <table:table-cell office:value-type="float" office:value="0.1216119" calcext:value-type="float">
            <text:p>0.1216119</text:p>
          </table:table-cell>
          <table:table-cell office:value-type="float" office:value="0.03589401" calcext:value-type="float">
            <text:p>0.03589401</text:p>
          </table:table-cell>
          <table:table-cell office:value-type="float" office:value="0.02798579" calcext:value-type="float">
            <text:p>0.02798579</text:p>
          </table:table-cell>
          <table:table-cell office:value-type="float" office:value="0.03349249" calcext:value-type="float">
            <text:p>0.03349249</text:p>
          </table:table-cell>
          <table:table-cell office:value-type="float" office:value="0.02477006" calcext:value-type="float">
            <text:p>0.02477006</text:p>
          </table:table-cell>
          <table:table-cell office:value-type="float" office:value="0.02066061" calcext:value-type="float">
            <text:p>0.02066061</text:p>
          </table:table-cell>
          <table:table-cell office:value-type="float" office:value="0.02160442" calcext:value-type="float">
            <text:p>0.02160442</text:p>
          </table:table-cell>
          <table:table-cell office:value-type="float" office:value="0.03033852" calcext:value-type="float">
            <text:p>0.03033852</text:p>
          </table:table-cell>
          <table:table-cell office:value-type="float" office:value="0.004926231" calcext:value-type="float">
            <text:p>0.004926231</text:p>
          </table:table-cell>
          <table:table-cell office:value-type="float" office:value="0.004576985" calcext:value-type="float">
            <text:p>0.004576985</text:p>
          </table:table-cell>
          <table:table-cell office:value-type="float" office:value="0" calcext:value-type="float">
            <text:p>0</text:p>
          </table:table-cell>
          <table:table-cell office:value-type="float" office:value="30.14629" calcext:value-type="float">
            <text:p>30.14629</text:p>
          </table:table-cell>
          <table:table-cell office:value-type="float" office:value="17.10291" calcext:value-type="float">
            <text:p>17.10291</text:p>
          </table:table-cell>
          <table:table-cell office:value-type="float" office:value="11.51475" calcext:value-type="float">
            <text:p>11.51475</text:p>
          </table:table-cell>
          <table:table-cell office:value-type="float" office:value="6.336767" calcext:value-type="float">
            <text:p>6.336767</text:p>
          </table:table-cell>
          <table:table-cell office:value-type="float" office:value="3.834832" calcext:value-type="float">
            <text:p>3.834832</text:p>
          </table:table-cell>
          <table:table-cell office:value-type="float" office:value="1.066631" calcext:value-type="float">
            <text:p>1.066631</text:p>
          </table:table-cell>
          <table:table-cell office:value-type="float" office:value="0.356374" calcext:value-type="float">
            <text:p>0.356374</text:p>
          </table:table-cell>
          <table:table-cell office:value-type="float" office:value="0.9375507" calcext:value-type="float">
            <text:p>0.9375507</text:p>
          </table:table-cell>
          <table:table-cell office:value-type="float" office:value="0.4040609" calcext:value-type="float">
            <text:p>0.4040609</text:p>
          </table:table-cell>
          <table:table-cell office:value-type="float" office:value="0.2288999" calcext:value-type="float">
            <text:p>0.2288999</text:p>
          </table:table-cell>
          <table:table-cell office:value-type="float" office:value="0.1330877" calcext:value-type="float">
            <text:p>0.1330877</text:p>
          </table:table-cell>
          <table:table-cell office:value-type="float" office:value="0.1998672" calcext:value-type="float">
            <text:p>0.1998672</text:p>
          </table:table-cell>
          <table:table-cell office:value-type="float" office:value="0.3114451" calcext:value-type="float">
            <text:p>0.3114451</text:p>
          </table:table-cell>
          <table:table-cell office:value-type="float" office:value="0.3500907" calcext:value-type="float">
            <text:p>0.3500907</text:p>
          </table:table-cell>
          <table:table-cell office:value-type="float" office:value="0" calcext:value-type="float">
            <text:p>0</text:p>
          </table:table-cell>
          <table:table-cell office:value-type="float" office:value="807.5474" calcext:value-type="float">
            <text:p>807.5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462161" calcext:value-type="float">
            <text:p>-0.00024621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34.2525" calcext:value-type="float">
            <text:p>34.2525</text:p>
          </table:table-cell>
          <table:table-cell office:value-type="float" office:value="1088.773" calcext:value-type="float">
            <text:p>1088.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4255" calcext:value-type="float">
            <text:p>0.2564255</text:p>
          </table:table-cell>
          <table:table-cell office:value-type="float" office:value="3.531405" calcext:value-type="float">
            <text:p>3.531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6946802" calcext:value-type="float">
            <text:p>6.946802E-08</text:p>
          </table:table-cell>
          <table:table-cell office:value-type="float" office:value="0" calcext:value-type="float">
            <text:p>0</text:p>
          </table:table-cell>
          <table:table-cell office:value-type="float" office:value="-0.004431898" calcext:value-type="float">
            <text:p>-0.004431898</text:p>
          </table:table-cell>
          <table:table-cell office:value-type="float" office:value="-0.001068436" calcext:value-type="float">
            <text:p>-0.001068436</text:p>
          </table:table-cell>
          <table:table-cell office:value-type="float" office:value="0.0009273618" calcext:value-type="float">
            <text:p>0.0009273618</text:p>
          </table:table-cell>
          <table:table-cell office:value-type="float" office:value="0.000001572339" calcext:value-type="float">
            <text:p>1.572339E-06</text:p>
          </table:table-cell>
          <table:table-cell office:value-type="float" office:value="16.71041" calcext:value-type="float">
            <text:p>16.71041</text:p>
          </table:table-cell>
          <table:table-cell office:value-type="float" office:value="0.4308367" calcext:value-type="float">
            <text:p>0.4308367</text:p>
          </table:table-cell>
          <table:table-cell office:value-type="float" office:value="0.1250474" calcext:value-type="float">
            <text:p>0.1250474</text:p>
          </table:table-cell>
          <table:table-cell office:value-type="float" office:value="0.1463623" calcext:value-type="float">
            <text:p>0.1463623</text:p>
          </table:table-cell>
          <table:table-cell office:value-type="float" office:value="0.1133745" calcext:value-type="float">
            <text:p>0.1133745</text:p>
          </table:table-cell>
          <table:table-cell office:value-type="float" office:value="0.1193757" calcext:value-type="float">
            <text:p>0.1193757</text:p>
          </table:table-cell>
          <table:table-cell office:value-type="float" office:value="0.03582778" calcext:value-type="float">
            <text:p>0.03582778</text:p>
          </table:table-cell>
          <table:table-cell office:value-type="float" office:value="0.02797098" calcext:value-type="float">
            <text:p>0.02797098</text:p>
          </table:table-cell>
          <table:table-cell office:value-type="float" office:value="0.03357728" calcext:value-type="float">
            <text:p>0.03357728</text:p>
          </table:table-cell>
          <table:table-cell office:value-type="float" office:value="0.02483289" calcext:value-type="float">
            <text:p>0.02483289</text:p>
          </table:table-cell>
          <table:table-cell office:value-type="float" office:value="0.02070698" calcext:value-type="float">
            <text:p>0.02070698</text:p>
          </table:table-cell>
          <table:table-cell office:value-type="float" office:value="0.02163336" calcext:value-type="float">
            <text:p>0.02163336</text:p>
          </table:table-cell>
          <table:table-cell office:value-type="float" office:value="0.03037634" calcext:value-type="float">
            <text:p>0.03037634</text:p>
          </table:table-cell>
          <table:table-cell office:value-type="float" office:value="0.004927171" calcext:value-type="float">
            <text:p>0.004927171</text:p>
          </table:table-cell>
          <table:table-cell office:value-type="float" office:value="0.004580157" calcext:value-type="float">
            <text:p>0.004580157</text:p>
          </table:table-cell>
          <table:table-cell office:value-type="float" office:value="0" calcext:value-type="float">
            <text:p>0</text:p>
          </table:table-cell>
          <table:table-cell office:value-type="float" office:value="31.27825" calcext:value-type="float">
            <text:p>31.27825</text:p>
          </table:table-cell>
          <table:table-cell office:value-type="float" office:value="17.09552" calcext:value-type="float">
            <text:p>17.09552</text:p>
          </table:table-cell>
          <table:table-cell office:value-type="float" office:value="11.22104" calcext:value-type="float">
            <text:p>11.22104</text:p>
          </table:table-cell>
          <table:table-cell office:value-type="float" office:value="6.477011" calcext:value-type="float">
            <text:p>6.477011</text:p>
          </table:table-cell>
          <table:table-cell office:value-type="float" office:value="3.918201" calcext:value-type="float">
            <text:p>3.918201</text:p>
          </table:table-cell>
          <table:table-cell office:value-type="float" office:value="1.071857" calcext:value-type="float">
            <text:p>1.071857</text:p>
          </table:table-cell>
          <table:table-cell office:value-type="float" office:value="0.3602902" calcext:value-type="float">
            <text:p>0.3602902</text:p>
          </table:table-cell>
          <table:table-cell office:value-type="float" office:value="0.9372094" calcext:value-type="float">
            <text:p>0.9372094</text:p>
          </table:table-cell>
          <table:table-cell office:value-type="float" office:value="0.4048451" calcext:value-type="float">
            <text:p>0.4048451</text:p>
          </table:table-cell>
          <table:table-cell office:value-type="float" office:value="0.229445" calcext:value-type="float">
            <text:p>0.229445</text:p>
          </table:table-cell>
          <table:table-cell office:value-type="float" office:value="0.1335246" calcext:value-type="float">
            <text:p>0.1335246</text:p>
          </table:table-cell>
          <table:table-cell office:value-type="float" office:value="0.2003868" calcext:value-type="float">
            <text:p>0.2003868</text:p>
          </table:table-cell>
          <table:table-cell office:value-type="float" office:value="0.3114956" calcext:value-type="float">
            <text:p>0.3114956</text:p>
          </table:table-cell>
          <table:table-cell office:value-type="float" office:value="0.3500918" calcext:value-type="float">
            <text:p>0.3500918</text:p>
          </table:table-cell>
          <table:table-cell office:value-type="float" office:value="0" calcext:value-type="float">
            <text:p>0</text:p>
          </table:table-cell>
          <table:table-cell office:value-type="float" office:value="947.7591" calcext:value-type="float">
            <text:p>947.7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496738" calcext:value-type="float">
            <text:p>-0.00024967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34.24014" calcext:value-type="float">
            <text:p>34.24014</text:p>
          </table:table-cell>
          <table:table-cell office:value-type="float" office:value="1088.78" calcext:value-type="float">
            <text:p>108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9486" calcext:value-type="float">
            <text:p>0.2519486</text:p>
          </table:table-cell>
          <table:table-cell office:value-type="float" office:value="3.545067" calcext:value-type="float">
            <text:p>3.545067</text:p>
          </table:table-cell>
          <table:table-cell office:value-type="float" office:value="0" calcext:value-type="float">
            <text:p>0</text:p>
          </table:table-cell>
          <table:table-cell office:value-type="float" office:value="0.0000001439464" calcext:value-type="float">
            <text:p>1.439464E-07</text:p>
          </table:table-cell>
          <table:table-cell office:value-type="float" office:value="0" calcext:value-type="float">
            <text:p>0</text:p>
          </table:table-cell>
          <table:table-cell office:value-type="float" office:value="-0.004420774" calcext:value-type="float">
            <text:p>-0.004420774</text:p>
          </table:table-cell>
          <table:table-cell office:value-type="float" office:value="-0.001104154" calcext:value-type="float">
            <text:p>-0.001104154</text:p>
          </table:table-cell>
          <table:table-cell office:value-type="float" office:value="0.0009365159" calcext:value-type="float">
            <text:p>0.0009365159</text:p>
          </table:table-cell>
          <table:table-cell office:value-type="float" office:value="0.000001572754" calcext:value-type="float">
            <text:p>1.572754E-06</text:p>
          </table:table-cell>
          <table:table-cell office:value-type="float" office:value="16.73128" calcext:value-type="float">
            <text:p>16.73128</text:p>
          </table:table-cell>
          <table:table-cell office:value-type="float" office:value="0.5807382" calcext:value-type="float">
            <text:p>0.5807382</text:p>
          </table:table-cell>
          <table:table-cell office:value-type="float" office:value="0.1947147" calcext:value-type="float">
            <text:p>0.1947147</text:p>
          </table:table-cell>
          <table:table-cell office:value-type="float" office:value="0.1465836" calcext:value-type="float">
            <text:p>0.1465836</text:p>
          </table:table-cell>
          <table:table-cell office:value-type="float" office:value="0.1107646" calcext:value-type="float">
            <text:p>0.1107646</text:p>
          </table:table-cell>
          <table:table-cell office:value-type="float" office:value="0.1167874" calcext:value-type="float">
            <text:p>0.1167874</text:p>
          </table:table-cell>
          <table:table-cell office:value-type="float" office:value="0.03571974" calcext:value-type="float">
            <text:p>0.03571974</text:p>
          </table:table-cell>
          <table:table-cell office:value-type="float" office:value="0.02791756" calcext:value-type="float">
            <text:p>0.02791756</text:p>
          </table:table-cell>
          <table:table-cell office:value-type="float" office:value="0.03365957" calcext:value-type="float">
            <text:p>0.03365957</text:p>
          </table:table-cell>
          <table:table-cell office:value-type="float" office:value="0.02489406" calcext:value-type="float">
            <text:p>0.02489406</text:p>
          </table:table-cell>
          <table:table-cell office:value-type="float" office:value="0.02075277" calcext:value-type="float">
            <text:p>0.02075277</text:p>
          </table:table-cell>
          <table:table-cell office:value-type="float" office:value="0.02166256" calcext:value-type="float">
            <text:p>0.02166256</text:p>
          </table:table-cell>
          <table:table-cell office:value-type="float" office:value="0.03041418" calcext:value-type="float">
            <text:p>0.03041418</text:p>
          </table:table-cell>
          <table:table-cell office:value-type="float" office:value="0.004927212" calcext:value-type="float">
            <text:p>0.004927212</text:p>
          </table:table-cell>
          <table:table-cell office:value-type="float" office:value="0.004579302" calcext:value-type="float">
            <text:p>0.004579302</text:p>
          </table:table-cell>
          <table:table-cell office:value-type="float" office:value="0" calcext:value-type="float">
            <text:p>0</text:p>
          </table:table-cell>
          <table:table-cell office:value-type="float" office:value="16.63726" calcext:value-type="float">
            <text:p>16.63726</text:p>
          </table:table-cell>
          <table:table-cell office:value-type="float" office:value="20.76936" calcext:value-type="float">
            <text:p>20.76936</text:p>
          </table:table-cell>
          <table:table-cell office:value-type="float" office:value="12.58309" calcext:value-type="float">
            <text:p>12.58309</text:p>
          </table:table-cell>
          <table:table-cell office:value-type="float" office:value="6.648077" calcext:value-type="float">
            <text:p>6.648077</text:p>
          </table:table-cell>
          <table:table-cell office:value-type="float" office:value="4.024221" calcext:value-type="float">
            <text:p>4.024221</text:p>
          </table:table-cell>
          <table:table-cell office:value-type="float" office:value="1.077886" calcext:value-type="float">
            <text:p>1.077886</text:p>
          </table:table-cell>
          <table:table-cell office:value-type="float" office:value="0.3638987" calcext:value-type="float">
            <text:p>0.3638987</text:p>
          </table:table-cell>
          <table:table-cell office:value-type="float" office:value="0.9369121" calcext:value-type="float">
            <text:p>0.9369121</text:p>
          </table:table-cell>
          <table:table-cell office:value-type="float" office:value="0.4056365" calcext:value-type="float">
            <text:p>0.4056365</text:p>
          </table:table-cell>
          <table:table-cell office:value-type="float" office:value="0.229984" calcext:value-type="float">
            <text:p>0.229984</text:p>
          </table:table-cell>
          <table:table-cell office:value-type="float" office:value="0.1339684" calcext:value-type="float">
            <text:p>0.1339684</text:p>
          </table:table-cell>
          <table:table-cell office:value-type="float" office:value="0.2009001" calcext:value-type="float">
            <text:p>0.2009001</text:p>
          </table:table-cell>
          <table:table-cell office:value-type="float" office:value="0.3111939" calcext:value-type="float">
            <text:p>0.3111939</text:p>
          </table:table-cell>
          <table:table-cell office:value-type="float" office:value="0.3500609" calcext:value-type="float">
            <text:p>0.3500609</text:p>
          </table:table-cell>
          <table:table-cell office:value-type="float" office:value="0" calcext:value-type="float">
            <text:p>0</text:p>
          </table:table-cell>
          <table:table-cell office:value-type="float" office:value="898.3306" calcext:value-type="float">
            <text:p>898.3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534588" calcext:value-type="float">
            <text:p>-0.00025345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34.22871" calcext:value-type="float">
            <text:p>34.22871</text:p>
          </table:table-cell>
          <table:table-cell office:value-type="float" office:value="1088.784" calcext:value-type="float">
            <text:p>1088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6658" calcext:value-type="float">
            <text:p>0.2506658</text:p>
          </table:table-cell>
          <table:table-cell office:value-type="float" office:value="3.552769" calcext:value-type="float">
            <text:p>3.552769</text:p>
          </table:table-cell>
          <table:table-cell office:value-type="float" office:value="0" calcext:value-type="float">
            <text:p>0</text:p>
          </table:table-cell>
          <table:table-cell office:value-type="float" office:value="0.0000002857731" calcext:value-type="float">
            <text:p>2.857731E-07</text:p>
          </table:table-cell>
          <table:table-cell office:value-type="float" office:value="0" calcext:value-type="float">
            <text:p>0</text:p>
          </table:table-cell>
          <table:table-cell office:value-type="float" office:value="-0.004415727" calcext:value-type="float">
            <text:p>-0.004415727</text:p>
          </table:table-cell>
          <table:table-cell office:value-type="float" office:value="-0.00112576" calcext:value-type="float">
            <text:p>-0.00112576</text:p>
          </table:table-cell>
          <table:table-cell office:value-type="float" office:value="0.0009419005" calcext:value-type="float">
            <text:p>0.0009419005</text:p>
          </table:table-cell>
          <table:table-cell office:value-type="float" office:value="0.00000157311" calcext:value-type="float">
            <text:p>1.57311E-06</text:p>
          </table:table-cell>
          <table:table-cell office:value-type="float" office:value="16.73479" calcext:value-type="float">
            <text:p>16.73479</text:p>
          </table:table-cell>
          <table:table-cell office:value-type="float" office:value="0.5022215" calcext:value-type="float">
            <text:p>0.5022215</text:p>
          </table:table-cell>
          <table:table-cell office:value-type="float" office:value="0.1747692" calcext:value-type="float">
            <text:p>0.1747692</text:p>
          </table:table-cell>
          <table:table-cell office:value-type="float" office:value="0.1373541" calcext:value-type="float">
            <text:p>0.1373541</text:p>
          </table:table-cell>
          <table:table-cell office:value-type="float" office:value="0.1083091" calcext:value-type="float">
            <text:p>0.1083091</text:p>
          </table:table-cell>
          <table:table-cell office:value-type="float" office:value="0.1141943" calcext:value-type="float">
            <text:p>0.1141943</text:p>
          </table:table-cell>
          <table:table-cell office:value-type="float" office:value="0.03558999" calcext:value-type="float">
            <text:p>0.03558999</text:p>
          </table:table-cell>
          <table:table-cell office:value-type="float" office:value="0.02782963" calcext:value-type="float">
            <text:p>0.02782963</text:p>
          </table:table-cell>
          <table:table-cell office:value-type="float" office:value="0.03373594" calcext:value-type="float">
            <text:p>0.03373594</text:p>
          </table:table-cell>
          <table:table-cell office:value-type="float" office:value="0.02495297" calcext:value-type="float">
            <text:p>0.02495297</text:p>
          </table:table-cell>
          <table:table-cell office:value-type="float" office:value="0.02079796" calcext:value-type="float">
            <text:p>0.02079796</text:p>
          </table:table-cell>
          <table:table-cell office:value-type="float" office:value="0.02169198" calcext:value-type="float">
            <text:p>0.02169198</text:p>
          </table:table-cell>
          <table:table-cell office:value-type="float" office:value="0.03045203" calcext:value-type="float">
            <text:p>0.03045203</text:p>
          </table:table-cell>
          <table:table-cell office:value-type="float" office:value="0.004951195" calcext:value-type="float">
            <text:p>0.004951195</text:p>
          </table:table-cell>
          <table:table-cell office:value-type="float" office:value="0.0045515" calcext:value-type="float">
            <text:p>0.0045515</text:p>
          </table:table-cell>
          <table:table-cell office:value-type="float" office:value="0" calcext:value-type="float">
            <text:p>0</text:p>
          </table:table-cell>
          <table:table-cell office:value-type="float" office:value="20.46135" calcext:value-type="float">
            <text:p>20.46135</text:p>
          </table:table-cell>
          <table:table-cell office:value-type="float" office:value="19.50916" calcext:value-type="float">
            <text:p>19.50916</text:p>
          </table:table-cell>
          <table:table-cell office:value-type="float" office:value="11.6245" calcext:value-type="float">
            <text:p>11.6245</text:p>
          </table:table-cell>
          <table:table-cell office:value-type="float" office:value="6.847382" calcext:value-type="float">
            <text:p>6.847382</text:p>
          </table:table-cell>
          <table:table-cell office:value-type="float" office:value="4.137356" calcext:value-type="float">
            <text:p>4.137356</text:p>
          </table:table-cell>
          <table:table-cell office:value-type="float" office:value="1.084438" calcext:value-type="float">
            <text:p>1.084438</text:p>
          </table:table-cell>
          <table:table-cell office:value-type="float" office:value="0.3661981" calcext:value-type="float">
            <text:p>0.3661981</text:p>
          </table:table-cell>
          <table:table-cell office:value-type="float" office:value="0.9369351" calcext:value-type="float">
            <text:p>0.9369351</text:p>
          </table:table-cell>
          <table:table-cell office:value-type="float" office:value="0.4064372" calcext:value-type="float">
            <text:p>0.4064372</text:p>
          </table:table-cell>
          <table:table-cell office:value-type="float" office:value="0.2305169" calcext:value-type="float">
            <text:p>0.2305169</text:p>
          </table:table-cell>
          <table:table-cell office:value-type="float" office:value="0.1344172" calcext:value-type="float">
            <text:p>0.1344172</text:p>
          </table:table-cell>
          <table:table-cell office:value-type="float" office:value="0.2013998" calcext:value-type="float">
            <text:p>0.2013998</text:p>
          </table:table-cell>
          <table:table-cell office:value-type="float" office:value="0.3202416" calcext:value-type="float">
            <text:p>0.3202416</text:p>
          </table:table-cell>
          <table:table-cell office:value-type="float" office:value="0.340513" calcext:value-type="float">
            <text:p>0.340513</text:p>
          </table:table-cell>
          <table:table-cell office:value-type="float" office:value="0" calcext:value-type="float">
            <text:p>0</text:p>
          </table:table-cell>
          <table:table-cell office:value-type="float" office:value="904.9018" calcext:value-type="float">
            <text:p>904.9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564755" calcext:value-type="float">
            <text:p>-0.00025647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34.21887" calcext:value-type="float">
            <text:p>34.21887</text:p>
          </table:table-cell>
          <table:table-cell office:value-type="float" office:value="1088.786" calcext:value-type="float">
            <text:p>1088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762" calcext:value-type="float">
            <text:p>0.2508762</text:p>
          </table:table-cell>
          <table:table-cell office:value-type="float" office:value="3.560026" calcext:value-type="float">
            <text:p>3.560026</text:p>
          </table:table-cell>
          <table:table-cell office:value-type="float" office:value="0" calcext:value-type="float">
            <text:p>0</text:p>
          </table:table-cell>
          <table:table-cell office:value-type="float" office:value="0.0000003031502" calcext:value-type="float">
            <text:p>3.031502E-07</text:p>
          </table:table-cell>
          <table:table-cell office:value-type="float" office:value="0" calcext:value-type="float">
            <text:p>0</text:p>
          </table:table-cell>
          <table:table-cell office:value-type="float" office:value="-0.005291944" calcext:value-type="float">
            <text:p>-0.005291944</text:p>
          </table:table-cell>
          <table:table-cell office:value-type="float" office:value="-0.001143945" calcext:value-type="float">
            <text:p>-0.001143945</text:p>
          </table:table-cell>
          <table:table-cell office:value-type="float" office:value="0.000947309" calcext:value-type="float">
            <text:p>0.000947309</text:p>
          </table:table-cell>
          <table:table-cell office:value-type="float" office:value="0.000001573467" calcext:value-type="float">
            <text:p>1.573467E-06</text:p>
          </table:table-cell>
          <table:table-cell office:value-type="float" office:value="16.73353" calcext:value-type="float">
            <text:p>16.73353</text:p>
          </table:table-cell>
          <table:table-cell office:value-type="float" office:value="0.4935782" calcext:value-type="float">
            <text:p>0.4935782</text:p>
          </table:table-cell>
          <table:table-cell office:value-type="float" office:value="0.1630461" calcext:value-type="float">
            <text:p>0.1630461</text:p>
          </table:table-cell>
          <table:table-cell office:value-type="float" office:value="0.1313131" calcext:value-type="float">
            <text:p>0.1313131</text:p>
          </table:table-cell>
          <table:table-cell office:value-type="float" office:value="0.1062187" calcext:value-type="float">
            <text:p>0.1062187</text:p>
          </table:table-cell>
          <table:table-cell office:value-type="float" office:value="0.1118333" calcext:value-type="float">
            <text:p>0.1118333</text:p>
          </table:table-cell>
          <table:table-cell office:value-type="float" office:value="0.03546772" calcext:value-type="float">
            <text:p>0.03546772</text:p>
          </table:table-cell>
          <table:table-cell office:value-type="float" office:value="0.02774608" calcext:value-type="float">
            <text:p>0.02774608</text:p>
          </table:table-cell>
          <table:table-cell office:value-type="float" office:value="0.03380289" calcext:value-type="float">
            <text:p>0.03380289</text:p>
          </table:table-cell>
          <table:table-cell office:value-type="float" office:value="0.02500812" calcext:value-type="float">
            <text:p>0.02500812</text:p>
          </table:table-cell>
          <table:table-cell office:value-type="float" office:value="0.02084239" calcext:value-type="float">
            <text:p>0.02084239</text:p>
          </table:table-cell>
          <table:table-cell office:value-type="float" office:value="0.02172185" calcext:value-type="float">
            <text:p>0.02172185</text:p>
          </table:table-cell>
          <table:table-cell office:value-type="float" office:value="0.03048989" calcext:value-type="float">
            <text:p>0.03048989</text:p>
          </table:table-cell>
          <table:table-cell office:value-type="float" office:value="0.004946436" calcext:value-type="float">
            <text:p>0.004946436</text:p>
          </table:table-cell>
          <table:table-cell office:value-type="float" office:value="0.004551876" calcext:value-type="float">
            <text:p>0.004551876</text:p>
          </table:table-cell>
          <table:table-cell office:value-type="float" office:value="0" calcext:value-type="float">
            <text:p>0</text:p>
          </table:table-cell>
          <table:table-cell office:value-type="float" office:value="23.99043" calcext:value-type="float">
            <text:p>23.99043</text:p>
          </table:table-cell>
          <table:table-cell office:value-type="float" office:value="19.30189" calcext:value-type="float">
            <text:p>19.30189</text:p>
          </table:table-cell>
          <table:table-cell office:value-type="float" office:value="11.15614" calcext:value-type="float">
            <text:p>11.15614</text:p>
          </table:table-cell>
          <table:table-cell office:value-type="float" office:value="7.051946" calcext:value-type="float">
            <text:p>7.051946</text:p>
          </table:table-cell>
          <table:table-cell office:value-type="float" office:value="4.250455" calcext:value-type="float">
            <text:p>4.250455</text:p>
          </table:table-cell>
          <table:table-cell office:value-type="float" office:value="1.09132" calcext:value-type="float">
            <text:p>1.09132</text:p>
          </table:table-cell>
          <table:table-cell office:value-type="float" office:value="0.3684916" calcext:value-type="float">
            <text:p>0.3684916</text:p>
          </table:table-cell>
          <table:table-cell office:value-type="float" office:value="0.937077" calcext:value-type="float">
            <text:p>0.937077</text:p>
          </table:table-cell>
          <table:table-cell office:value-type="float" office:value="0.4072472" calcext:value-type="float">
            <text:p>0.4072472</text:p>
          </table:table-cell>
          <table:table-cell office:value-type="float" office:value="0.2310454" calcext:value-type="float">
            <text:p>0.2310454</text:p>
          </table:table-cell>
          <table:table-cell office:value-type="float" office:value="0.1348813" calcext:value-type="float">
            <text:p>0.1348813</text:p>
          </table:table-cell>
          <table:table-cell office:value-type="float" office:value="0.2023377" calcext:value-type="float">
            <text:p>0.2023377</text:p>
          </table:table-cell>
          <table:table-cell office:value-type="float" office:value="0.3179329" calcext:value-type="float">
            <text:p>0.3179329</text:p>
          </table:table-cell>
          <table:table-cell office:value-type="float" office:value="0.3432945" calcext:value-type="float">
            <text:p>0.3432945</text:p>
          </table:table-cell>
          <table:table-cell office:value-type="float" office:value="0" calcext:value-type="float">
            <text:p>0</text:p>
          </table:table-cell>
          <table:table-cell office:value-type="float" office:value="912.454" calcext:value-type="float">
            <text:p>912.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592025" calcext:value-type="float">
            <text:p>-0.0002592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34.20716" calcext:value-type="float">
            <text:p>34.20716</text:p>
          </table:table-cell>
          <table:table-cell office:value-type="float" office:value="1088.788" calcext:value-type="float">
            <text:p>1088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7717" calcext:value-type="float">
            <text:p>0.2517717</text:p>
          </table:table-cell>
          <table:table-cell office:value-type="float" office:value="3.568302" calcext:value-type="float">
            <text:p>3.568302</text:p>
          </table:table-cell>
          <table:table-cell office:value-type="float" office:value="0" calcext:value-type="float">
            <text:p>0</text:p>
          </table:table-cell>
          <table:table-cell office:value-type="float" office:value="0.0000003102504" calcext:value-type="float">
            <text:p>3.102504E-07</text:p>
          </table:table-cell>
          <table:table-cell office:value-type="float" office:value="0" calcext:value-type="float">
            <text:p>0</text:p>
          </table:table-cell>
          <table:table-cell office:value-type="float" office:value="-0.006126409" calcext:value-type="float">
            <text:p>-0.006126409</text:p>
          </table:table-cell>
          <table:table-cell office:value-type="float" office:value="-0.001157726" calcext:value-type="float">
            <text:p>-0.001157726</text:p>
          </table:table-cell>
          <table:table-cell office:value-type="float" office:value="0.000953396" calcext:value-type="float">
            <text:p>0.000953396</text:p>
          </table:table-cell>
          <table:table-cell office:value-type="float" office:value="0.000001573827" calcext:value-type="float">
            <text:p>1.573827E-06</text:p>
          </table:table-cell>
          <table:table-cell office:value-type="float" office:value="16.72592" calcext:value-type="float">
            <text:p>16.72592</text:p>
          </table:table-cell>
          <table:table-cell office:value-type="float" office:value="0.4844911" calcext:value-type="float">
            <text:p>0.4844911</text:p>
          </table:table-cell>
          <table:table-cell office:value-type="float" office:value="0.161806" calcext:value-type="float">
            <text:p>0.161806</text:p>
          </table:table-cell>
          <table:table-cell office:value-type="float" office:value="0.1278386" calcext:value-type="float">
            <text:p>0.1278386</text:p>
          </table:table-cell>
          <table:table-cell office:value-type="float" office:value="0.1040193" calcext:value-type="float">
            <text:p>0.1040193</text:p>
          </table:table-cell>
          <table:table-cell office:value-type="float" office:value="0.1097015" calcext:value-type="float">
            <text:p>0.1097015</text:p>
          </table:table-cell>
          <table:table-cell office:value-type="float" office:value="0.0353574" calcext:value-type="float">
            <text:p>0.0353574</text:p>
          </table:table-cell>
          <table:table-cell office:value-type="float" office:value="0.02767038" calcext:value-type="float">
            <text:p>0.02767038</text:p>
          </table:table-cell>
          <table:table-cell office:value-type="float" office:value="0.03386758" calcext:value-type="float">
            <text:p>0.03386758</text:p>
          </table:table-cell>
          <table:table-cell office:value-type="float" office:value="0.02506006" calcext:value-type="float">
            <text:p>0.02506006</text:p>
          </table:table-cell>
          <table:table-cell office:value-type="float" office:value="0.02088591" calcext:value-type="float">
            <text:p>0.02088591</text:p>
          </table:table-cell>
          <table:table-cell office:value-type="float" office:value="0.02175237" calcext:value-type="float">
            <text:p>0.02175237</text:p>
          </table:table-cell>
          <table:table-cell office:value-type="float" office:value="0.03052813" calcext:value-type="float">
            <text:p>0.03052813</text:p>
          </table:table-cell>
          <table:table-cell office:value-type="float" office:value="0.004940389" calcext:value-type="float">
            <text:p>0.004940389</text:p>
          </table:table-cell>
          <table:table-cell office:value-type="float" office:value="0.004555064" calcext:value-type="float">
            <text:p>0.004555064</text:p>
          </table:table-cell>
          <table:table-cell office:value-type="float" office:value="0" calcext:value-type="float">
            <text:p>0</text:p>
          </table:table-cell>
          <table:table-cell office:value-type="float" office:value="26.29618" calcext:value-type="float">
            <text:p>26.29618</text:p>
          </table:table-cell>
          <table:table-cell office:value-type="float" office:value="19.17483" calcext:value-type="float">
            <text:p>19.17483</text:p>
          </table:table-cell>
          <table:table-cell office:value-type="float" office:value="11.05879" calcext:value-type="float">
            <text:p>11.05879</text:p>
          </table:table-cell>
          <table:table-cell office:value-type="float" office:value="7.110347" calcext:value-type="float">
            <text:p>7.110347</text:p>
          </table:table-cell>
          <table:table-cell office:value-type="float" office:value="4.350293" calcext:value-type="float">
            <text:p>4.350293</text:p>
          </table:table-cell>
          <table:table-cell office:value-type="float" office:value="1.09831" calcext:value-type="float">
            <text:p>1.09831</text:p>
          </table:table-cell>
          <table:table-cell office:value-type="float" office:value="0.3704621" calcext:value-type="float">
            <text:p>0.3704621</text:p>
          </table:table-cell>
          <table:table-cell office:value-type="float" office:value="0.9373491" calcext:value-type="float">
            <text:p>0.9373491</text:p>
          </table:table-cell>
          <table:table-cell office:value-type="float" office:value="0.4080672" calcext:value-type="float">
            <text:p>0.4080672</text:p>
          </table:table-cell>
          <table:table-cell office:value-type="float" office:value="0.2315721" calcext:value-type="float">
            <text:p>0.2315721</text:p>
          </table:table-cell>
          <table:table-cell office:value-type="float" office:value="0.1353641" calcext:value-type="float">
            <text:p>0.1353641</text:p>
          </table:table-cell>
          <table:table-cell office:value-type="float" office:value="0.2030837" calcext:value-type="float">
            <text:p>0.2030837</text:p>
          </table:table-cell>
          <table:table-cell office:value-type="float" office:value="0.3153458" calcext:value-type="float">
            <text:p>0.3153458</text:p>
          </table:table-cell>
          <table:table-cell office:value-type="float" office:value="0.3465616" calcext:value-type="float">
            <text:p>0.3465616</text:p>
          </table:table-cell>
          <table:table-cell office:value-type="float" office:value="0" calcext:value-type="float">
            <text:p>0</text:p>
          </table:table-cell>
          <table:table-cell office:value-type="float" office:value="921.1334" calcext:value-type="float">
            <text:p>921.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61661" calcext:value-type="float">
            <text:p>-0.0002616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34.19303" calcext:value-type="float">
            <text:p>34.19303</text:p>
          </table:table-cell>
          <table:table-cell office:value-type="float" office:value="1088.791" calcext:value-type="float">
            <text:p>1088.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8465" calcext:value-type="float">
            <text:p>0.2528465</text:p>
          </table:table-cell>
          <table:table-cell office:value-type="float" office:value="3.577998" calcext:value-type="float">
            <text:p>3.577998</text:p>
          </table:table-cell>
          <table:table-cell office:value-type="float" office:value="0" calcext:value-type="float">
            <text:p>0</text:p>
          </table:table-cell>
          <table:table-cell office:value-type="float" office:value="0.0000003163278" calcext:value-type="float">
            <text:p>3.163278E-07</text:p>
          </table:table-cell>
          <table:table-cell office:value-type="float" office:value="0" calcext:value-type="float">
            <text:p>0</text:p>
          </table:table-cell>
          <table:table-cell office:value-type="float" office:value="-0.00692623" calcext:value-type="float">
            <text:p>-0.00692623</text:p>
          </table:table-cell>
          <table:table-cell office:value-type="float" office:value="-0.001170391" calcext:value-type="float">
            <text:p>-0.001170391</text:p>
          </table:table-cell>
          <table:table-cell office:value-type="float" office:value="0.0009599423" calcext:value-type="float">
            <text:p>0.0009599423</text:p>
          </table:table-cell>
          <table:table-cell office:value-type="float" office:value="0.000001574188" calcext:value-type="float">
            <text:p>1.574188E-06</text:p>
          </table:table-cell>
          <table:table-cell office:value-type="float" office:value="16.71458" calcext:value-type="float">
            <text:p>16.71458</text:p>
          </table:table-cell>
          <table:table-cell office:value-type="float" office:value="0.4690135" calcext:value-type="float">
            <text:p>0.4690135</text:p>
          </table:table-cell>
          <table:table-cell office:value-type="float" office:value="0.1598148" calcext:value-type="float">
            <text:p>0.1598148</text:p>
          </table:table-cell>
          <table:table-cell office:value-type="float" office:value="0.1263149" calcext:value-type="float">
            <text:p>0.1263149</text:p>
          </table:table-cell>
          <table:table-cell office:value-type="float" office:value="0.1019103" calcext:value-type="float">
            <text:p>0.1019103</text:p>
          </table:table-cell>
          <table:table-cell office:value-type="float" office:value="0.1076478" calcext:value-type="float">
            <text:p>0.1076478</text:p>
          </table:table-cell>
          <table:table-cell office:value-type="float" office:value="0.03525724" calcext:value-type="float">
            <text:p>0.03525724</text:p>
          </table:table-cell>
          <table:table-cell office:value-type="float" office:value="0.02759601" calcext:value-type="float">
            <text:p>0.02759601</text:p>
          </table:table-cell>
          <table:table-cell office:value-type="float" office:value="0.03393246" calcext:value-type="float">
            <text:p>0.03393246</text:p>
          </table:table-cell>
          <table:table-cell office:value-type="float" office:value="0.02510974" calcext:value-type="float">
            <text:p>0.02510974</text:p>
          </table:table-cell>
          <table:table-cell office:value-type="float" office:value="0.0209285" calcext:value-type="float">
            <text:p>0.0209285</text:p>
          </table:table-cell>
          <table:table-cell office:value-type="float" office:value="0.02178316" calcext:value-type="float">
            <text:p>0.02178316</text:p>
          </table:table-cell>
          <table:table-cell office:value-type="float" office:value="0.03056638" calcext:value-type="float">
            <text:p>0.03056638</text:p>
          </table:table-cell>
          <table:table-cell office:value-type="float" office:value="0.004936268" calcext:value-type="float">
            <text:p>0.004936268</text:p>
          </table:table-cell>
          <table:table-cell office:value-type="float" office:value="0.004557989" calcext:value-type="float">
            <text:p>0.004557989</text:p>
          </table:table-cell>
          <table:table-cell office:value-type="float" office:value="0" calcext:value-type="float">
            <text:p>0</text:p>
          </table:table-cell>
          <table:table-cell office:value-type="float" office:value="27.96282" calcext:value-type="float">
            <text:p>27.96282</text:p>
          </table:table-cell>
          <table:table-cell office:value-type="float" office:value="19.17705" calcext:value-type="float">
            <text:p>19.17705</text:p>
          </table:table-cell>
          <table:table-cell office:value-type="float" office:value="11.08415" calcext:value-type="float">
            <text:p>11.08415</text:p>
          </table:table-cell>
          <table:table-cell office:value-type="float" office:value="7.09018" calcext:value-type="float">
            <text:p>7.09018</text:p>
          </table:table-cell>
          <table:table-cell office:value-type="float" office:value="4.394813" calcext:value-type="float">
            <text:p>4.394813</text:p>
          </table:table-cell>
          <table:table-cell office:value-type="float" office:value="1.104997" calcext:value-type="float">
            <text:p>1.104997</text:p>
          </table:table-cell>
          <table:table-cell office:value-type="float" office:value="0.3719745" calcext:value-type="float">
            <text:p>0.3719745</text:p>
          </table:table-cell>
          <table:table-cell office:value-type="float" office:value="0.9377455" calcext:value-type="float">
            <text:p>0.9377455</text:p>
          </table:table-cell>
          <table:table-cell office:value-type="float" office:value="0.4088925" calcext:value-type="float">
            <text:p>0.4088925</text:p>
          </table:table-cell>
          <table:table-cell office:value-type="float" office:value="0.2320978" calcext:value-type="float">
            <text:p>0.2320978</text:p>
          </table:table-cell>
          <table:table-cell office:value-type="float" office:value="0.1358543" calcext:value-type="float">
            <text:p>0.1358543</text:p>
          </table:table-cell>
          <table:table-cell office:value-type="float" office:value="0.2036809" calcext:value-type="float">
            <text:p>0.2036809</text:p>
          </table:table-cell>
          <table:table-cell office:value-type="float" office:value="0.3135177" calcext:value-type="float">
            <text:p>0.3135177</text:p>
          </table:table-cell>
          <table:table-cell office:value-type="float" office:value="0.3492769" calcext:value-type="float">
            <text:p>0.3492769</text:p>
          </table:table-cell>
          <table:table-cell office:value-type="float" office:value="0" calcext:value-type="float">
            <text:p>0</text:p>
          </table:table-cell>
          <table:table-cell office:value-type="float" office:value="931.2573" calcext:value-type="float">
            <text:p>931.2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640079" calcext:value-type="float">
            <text:p>-0.00026400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34.17838" calcext:value-type="float">
            <text:p>34.17838</text:p>
          </table:table-cell>
          <table:table-cell office:value-type="float" office:value="1088.795" calcext:value-type="float">
            <text:p>1088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4537" calcext:value-type="float">
            <text:p>0.2514537</text:p>
          </table:table-cell>
          <table:table-cell office:value-type="float" office:value="3.58856" calcext:value-type="float">
            <text:p>3.58856</text:p>
          </table:table-cell>
          <table:table-cell office:value-type="float" office:value="0" calcext:value-type="float">
            <text:p>0</text:p>
          </table:table-cell>
          <table:table-cell office:value-type="float" office:value="0.0000004311981" calcext:value-type="float">
            <text:p>4.311981E-07</text:p>
          </table:table-cell>
          <table:table-cell office:value-type="float" office:value="0" calcext:value-type="float">
            <text:p>0</text:p>
          </table:table-cell>
          <table:table-cell office:value-type="float" office:value="-0.006964569" calcext:value-type="float">
            <text:p>-0.006964569</text:p>
          </table:table-cell>
          <table:table-cell office:value-type="float" office:value="-0.001188915" calcext:value-type="float">
            <text:p>-0.001188915</text:p>
          </table:table-cell>
          <table:table-cell office:value-type="float" office:value="0.0009666376" calcext:value-type="float">
            <text:p>0.0009666376</text:p>
          </table:table-cell>
          <table:table-cell office:value-type="float" office:value="0.000001574542" calcext:value-type="float">
            <text:p>1.574542E-06</text:p>
          </table:table-cell>
          <table:table-cell office:value-type="float" office:value="16.71054" calcext:value-type="float">
            <text:p>16.71054</text:p>
          </table:table-cell>
          <table:table-cell office:value-type="float" office:value="0.4270241" calcext:value-type="float">
            <text:p>0.4270241</text:p>
          </table:table-cell>
          <table:table-cell office:value-type="float" office:value="0.1563194" calcext:value-type="float">
            <text:p>0.1563194</text:p>
          </table:table-cell>
          <table:table-cell office:value-type="float" office:value="0.12601" calcext:value-type="float">
            <text:p>0.12601</text:p>
          </table:table-cell>
          <table:table-cell office:value-type="float" office:value="0.1001195" calcext:value-type="float">
            <text:p>0.1001195</text:p>
          </table:table-cell>
          <table:table-cell office:value-type="float" office:value="0.1057395" calcext:value-type="float">
            <text:p>0.1057395</text:p>
          </table:table-cell>
          <table:table-cell office:value-type="float" office:value="0.03515117" calcext:value-type="float">
            <text:p>0.03515117</text:p>
          </table:table-cell>
          <table:table-cell office:value-type="float" office:value="0.02751086" calcext:value-type="float">
            <text:p>0.02751086</text:p>
          </table:table-cell>
          <table:table-cell office:value-type="float" office:value="0.03400169" calcext:value-type="float">
            <text:p>0.03400169</text:p>
          </table:table-cell>
          <table:table-cell office:value-type="float" office:value="0.02515763" calcext:value-type="float">
            <text:p>0.02515763</text:p>
          </table:table-cell>
          <table:table-cell office:value-type="float" office:value="0.02097024" calcext:value-type="float">
            <text:p>0.02097024</text:p>
          </table:table-cell>
          <table:table-cell office:value-type="float" office:value="0.02181412" calcext:value-type="float">
            <text:p>0.02181412</text:p>
          </table:table-cell>
          <table:table-cell office:value-type="float" office:value="0.03060458" calcext:value-type="float">
            <text:p>0.03060458</text:p>
          </table:table-cell>
          <table:table-cell office:value-type="float" office:value="0.004935205" calcext:value-type="float">
            <text:p>0.004935205</text:p>
          </table:table-cell>
          <table:table-cell office:value-type="float" office:value="0.004558969" calcext:value-type="float">
            <text:p>0.004558969</text:p>
          </table:table-cell>
          <table:table-cell office:value-type="float" office:value="0" calcext:value-type="float">
            <text:p>0</text:p>
          </table:table-cell>
          <table:table-cell office:value-type="float" office:value="23.07455" calcext:value-type="float">
            <text:p>23.07455</text:p>
          </table:table-cell>
          <table:table-cell office:value-type="float" office:value="19.30115" calcext:value-type="float">
            <text:p>19.30115</text:p>
          </table:table-cell>
          <table:table-cell office:value-type="float" office:value="11.13985" calcext:value-type="float">
            <text:p>11.13985</text:p>
          </table:table-cell>
          <table:table-cell office:value-type="float" office:value="7.085669" calcext:value-type="float">
            <text:p>7.085669</text:p>
          </table:table-cell>
          <table:table-cell office:value-type="float" office:value="4.417014" calcext:value-type="float">
            <text:p>4.417014</text:p>
          </table:table-cell>
          <table:table-cell office:value-type="float" office:value="1.110106" calcext:value-type="float">
            <text:p>1.110106</text:p>
          </table:table-cell>
          <table:table-cell office:value-type="float" office:value="0.3724806" calcext:value-type="float">
            <text:p>0.3724806</text:p>
          </table:table-cell>
          <table:table-cell office:value-type="float" office:value="0.9383725" calcext:value-type="float">
            <text:p>0.9383725</text:p>
          </table:table-cell>
          <table:table-cell office:value-type="float" office:value="0.4097196" calcext:value-type="float">
            <text:p>0.4097196</text:p>
          </table:table-cell>
          <table:table-cell office:value-type="float" office:value="0.2326231" calcext:value-type="float">
            <text:p>0.2326231</text:p>
          </table:table-cell>
          <table:table-cell office:value-type="float" office:value="0.1363454" calcext:value-type="float">
            <text:p>0.1363454</text:p>
          </table:table-cell>
          <table:table-cell office:value-type="float" office:value="0.2041892" calcext:value-type="float">
            <text:p>0.2041892</text:p>
          </table:table-cell>
          <table:table-cell office:value-type="float" office:value="0.312777" calcext:value-type="float">
            <text:p>0.312777</text:p>
          </table:table-cell>
          <table:table-cell office:value-type="float" office:value="0.3497665" calcext:value-type="float">
            <text:p>0.3497665</text:p>
          </table:table-cell>
          <table:table-cell office:value-type="float" office:value="0" calcext:value-type="float">
            <text:p>0</text:p>
          </table:table-cell>
          <table:table-cell office:value-type="float" office:value="928.8059" calcext:value-type="float">
            <text:p>928.8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66372" calcext:value-type="float">
            <text:p>-0.0002663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34.15569" calcext:value-type="float">
            <text:p>34.15569</text:p>
          </table:table-cell>
          <table:table-cell office:value-type="float" office:value="1088.8" calcext:value-type="float">
            <text:p>108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8539" calcext:value-type="float">
            <text:p>0.2278539</text:p>
          </table:table-cell>
          <table:table-cell office:value-type="float" office:value="3.514653" calcext:value-type="float">
            <text:p>3.514653</text:p>
          </table:table-cell>
          <table:table-cell office:value-type="float" office:value="0.006560268" calcext:value-type="float">
            <text:p>0.006560268</text:p>
          </table:table-cell>
          <table:table-cell office:value-type="float" office:value="0.00000533376" calcext:value-type="float">
            <text:p>5.33376E-06</text:p>
          </table:table-cell>
          <table:table-cell office:value-type="float" office:value="0.1040983" calcext:value-type="float">
            <text:p>0.1040983</text:p>
          </table:table-cell>
          <table:table-cell office:value-type="float" office:value="-0.004653331" calcext:value-type="float">
            <text:p>-0.004653331</text:p>
          </table:table-cell>
          <table:table-cell office:value-type="float" office:value="-0.001216511" calcext:value-type="float">
            <text:p>-0.001216511</text:p>
          </table:table-cell>
          <table:table-cell office:value-type="float" office:value="0.0009708072" calcext:value-type="float">
            <text:p>0.0009708072</text:p>
          </table:table-cell>
          <table:table-cell office:value-type="float" office:value="0.000001575248" calcext:value-type="float">
            <text:p>1.575248E-06</text:p>
          </table:table-cell>
          <table:table-cell office:value-type="float" office:value="16.70567" calcext:value-type="float">
            <text:p>16.70567</text:p>
          </table:table-cell>
          <table:table-cell office:value-type="float" office:value="0.4071582" calcext:value-type="float">
            <text:p>0.4071582</text:p>
          </table:table-cell>
          <table:table-cell office:value-type="float" office:value="0.1491692" calcext:value-type="float">
            <text:p>0.1491692</text:p>
          </table:table-cell>
          <table:table-cell office:value-type="float" office:value="0.1245309" calcext:value-type="float">
            <text:p>0.1245309</text:p>
          </table:table-cell>
          <table:table-cell office:value-type="float" office:value="0.09884578" calcext:value-type="float">
            <text:p>0.09884578</text:p>
          </table:table-cell>
          <table:table-cell office:value-type="float" office:value="0.1040433" calcext:value-type="float">
            <text:p>0.1040433</text:p>
          </table:table-cell>
          <table:table-cell office:value-type="float" office:value="0.03504001" calcext:value-type="float">
            <text:p>0.03504001</text:p>
          </table:table-cell>
          <table:table-cell office:value-type="float" office:value="0.02786355" calcext:value-type="float">
            <text:p>0.02786355</text:p>
          </table:table-cell>
          <table:table-cell office:value-type="float" office:value="0.03407832" calcext:value-type="float">
            <text:p>0.03407832</text:p>
          </table:table-cell>
          <table:table-cell office:value-type="float" office:value="0.02520354" calcext:value-type="float">
            <text:p>0.02520354</text:p>
          </table:table-cell>
          <table:table-cell office:value-type="float" office:value="0.02101117" calcext:value-type="float">
            <text:p>0.02101117</text:p>
          </table:table-cell>
          <table:table-cell office:value-type="float" office:value="0.0218452" calcext:value-type="float">
            <text:p>0.0218452</text:p>
          </table:table-cell>
          <table:table-cell office:value-type="float" office:value="0.03064277" calcext:value-type="float">
            <text:p>0.03064277</text:p>
          </table:table-cell>
          <table:table-cell office:value-type="float" office:value="0.004935368" calcext:value-type="float">
            <text:p>0.004935368</text:p>
          </table:table-cell>
          <table:table-cell office:value-type="float" office:value="0.004558729" calcext:value-type="float">
            <text:p>0.004558729</text:p>
          </table:table-cell>
          <table:table-cell office:value-type="float" office:value="0" calcext:value-type="float">
            <text:p>0</text:p>
          </table:table-cell>
          <table:table-cell office:value-type="float" office:value="20.51956" calcext:value-type="float">
            <text:p>20.51956</text:p>
          </table:table-cell>
          <table:table-cell office:value-type="float" office:value="19.40609" calcext:value-type="float">
            <text:p>19.40609</text:p>
          </table:table-cell>
          <table:table-cell office:value-type="float" office:value="11.2253" calcext:value-type="float">
            <text:p>11.2253</text:p>
          </table:table-cell>
          <table:table-cell office:value-type="float" office:value="7.145142" calcext:value-type="float">
            <text:p>7.145142</text:p>
          </table:table-cell>
          <table:table-cell office:value-type="float" office:value="4.487036" calcext:value-type="float">
            <text:p>4.487036</text:p>
          </table:table-cell>
          <table:table-cell office:value-type="float" office:value="1.114676" calcext:value-type="float">
            <text:p>1.114676</text:p>
          </table:table-cell>
          <table:table-cell office:value-type="float" office:value="0.438355" calcext:value-type="float">
            <text:p>0.438355</text:p>
          </table:table-cell>
          <table:table-cell office:value-type="float" office:value="0.93943" calcext:value-type="float">
            <text:p>0.93943</text:p>
          </table:table-cell>
          <table:table-cell office:value-type="float" office:value="0.4105512" calcext:value-type="float">
            <text:p>0.4105512</text:p>
          </table:table-cell>
          <table:table-cell office:value-type="float" office:value="0.2331472" calcext:value-type="float">
            <text:p>0.2331472</text:p>
          </table:table-cell>
          <table:table-cell office:value-type="float" office:value="0.1368342" calcext:value-type="float">
            <text:p>0.1368342</text:p>
          </table:table-cell>
          <table:table-cell office:value-type="float" office:value="0.204671" calcext:value-type="float">
            <text:p>0.204671</text:p>
          </table:table-cell>
          <table:table-cell office:value-type="float" office:value="0.312456" calcext:value-type="float">
            <text:p>0.312456</text:p>
          </table:table-cell>
          <table:table-cell office:value-type="float" office:value="0.3497676" calcext:value-type="float">
            <text:p>0.3497676</text:p>
          </table:table-cell>
          <table:table-cell office:value-type="float" office:value="0" calcext:value-type="float">
            <text:p>0</text:p>
          </table:table-cell>
          <table:table-cell office:value-type="float" office:value="789.3127" calcext:value-type="float">
            <text:p>789.3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33185" calcext:value-type="float">
            <text:p>-0.0010331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34.1428" calcext:value-type="float">
            <text:p>34.1428</text:p>
          </table:table-cell>
          <table:table-cell office:value-type="float" office:value="1088.807" calcext:value-type="float">
            <text:p>1088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1325" calcext:value-type="float">
            <text:p>0.2161325</text:p>
          </table:table-cell>
          <table:table-cell office:value-type="float" office:value="3.509522" calcext:value-type="float">
            <text:p>3.50952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295751" calcext:value-type="float">
            <text:p>2.9575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5536992" calcext:value-type="float">
            <text:p>0.0005536992</text:p>
          </table:table-cell>
          <table:table-cell office:value-type="float" office:value="-0.00131143" calcext:value-type="float">
            <text:p>-0.00131143</text:p>
          </table:table-cell>
          <table:table-cell office:value-type="float" office:value="0.0009725695" calcext:value-type="float">
            <text:p>0.0009725695</text:p>
          </table:table-cell>
          <table:table-cell office:value-type="float" office:value="0.000001575663" calcext:value-type="float">
            <text:p>1.575663E-06</text:p>
          </table:table-cell>
          <table:table-cell office:value-type="float" office:value="16.72981" calcext:value-type="float">
            <text:p>16.72981</text:p>
          </table:table-cell>
          <table:table-cell office:value-type="float" office:value="0.4219308" calcext:value-type="float">
            <text:p>0.4219308</text:p>
          </table:table-cell>
          <table:table-cell office:value-type="float" office:value="0.1424419" calcext:value-type="float">
            <text:p>0.1424419</text:p>
          </table:table-cell>
          <table:table-cell office:value-type="float" office:value="0.1220313" calcext:value-type="float">
            <text:p>0.1220313</text:p>
          </table:table-cell>
          <table:table-cell office:value-type="float" office:value="0.09714685" calcext:value-type="float">
            <text:p>0.09714685</text:p>
          </table:table-cell>
          <table:table-cell office:value-type="float" office:value="0.1055629" calcext:value-type="float">
            <text:p>0.1055629</text:p>
          </table:table-cell>
          <table:table-cell office:value-type="float" office:value="0.03693492" calcext:value-type="float">
            <text:p>0.03693492</text:p>
          </table:table-cell>
          <table:table-cell office:value-type="float" office:value="0.02671946" calcext:value-type="float">
            <text:p>0.02671946</text:p>
          </table:table-cell>
          <table:table-cell office:value-type="float" office:value="0.03415326" calcext:value-type="float">
            <text:p>0.03415326</text:p>
          </table:table-cell>
          <table:table-cell office:value-type="float" office:value="0.02524665" calcext:value-type="float">
            <text:p>0.02524665</text:p>
          </table:table-cell>
          <table:table-cell office:value-type="float" office:value="0.0210513" calcext:value-type="float">
            <text:p>0.0210513</text:p>
          </table:table-cell>
          <table:table-cell office:value-type="float" office:value="0.02187628" calcext:value-type="float">
            <text:p>0.02187628</text:p>
          </table:table-cell>
          <table:table-cell office:value-type="float" office:value="0.03068084" calcext:value-type="float">
            <text:p>0.03068084</text:p>
          </table:table-cell>
          <table:table-cell office:value-type="float" office:value="0.004935721" calcext:value-type="float">
            <text:p>0.004935721</text:p>
          </table:table-cell>
          <table:table-cell office:value-type="float" office:value="0.004559056" calcext:value-type="float">
            <text:p>0.004559056</text:p>
          </table:table-cell>
          <table:table-cell office:value-type="float" office:value="0" calcext:value-type="float">
            <text:p>0</text:p>
          </table:table-cell>
          <table:table-cell office:value-type="float" office:value="11.66054" calcext:value-type="float">
            <text:p>11.66054</text:p>
          </table:table-cell>
          <table:table-cell office:value-type="float" office:value="19.43307" calcext:value-type="float">
            <text:p>19.43307</text:p>
          </table:table-cell>
          <table:table-cell office:value-type="float" office:value="11.38234" calcext:value-type="float">
            <text:p>11.38234</text:p>
          </table:table-cell>
          <table:table-cell office:value-type="float" office:value="6.87976" calcext:value-type="float">
            <text:p>6.87976</text:p>
          </table:table-cell>
          <table:table-cell office:value-type="float" office:value="5.110494" calcext:value-type="float">
            <text:p>5.110494</text:p>
          </table:table-cell>
          <table:table-cell office:value-type="float" office:value="1.152939" calcext:value-type="float">
            <text:p>1.152939</text:p>
          </table:table-cell>
          <table:table-cell office:value-type="float" office:value="0.4242958" calcext:value-type="float">
            <text:p>0.4242958</text:p>
          </table:table-cell>
          <table:table-cell office:value-type="float" office:value="0.9408752" calcext:value-type="float">
            <text:p>0.9408752</text:p>
          </table:table-cell>
          <table:table-cell office:value-type="float" office:value="0.4114006" calcext:value-type="float">
            <text:p>0.4114006</text:p>
          </table:table-cell>
          <table:table-cell office:value-type="float" office:value="0.2336707" calcext:value-type="float">
            <text:p>0.2336707</text:p>
          </table:table-cell>
          <table:table-cell office:value-type="float" office:value="0.1373204" calcext:value-type="float">
            <text:p>0.1373204</text:p>
          </table:table-cell>
          <table:table-cell office:value-type="float" office:value="0.2051447" calcext:value-type="float">
            <text:p>0.2051447</text:p>
          </table:table-cell>
          <table:table-cell office:value-type="float" office:value="0.3121992" calcext:value-type="float">
            <text:p>0.3121992</text:p>
          </table:table-cell>
          <table:table-cell office:value-type="float" office:value="0.3497678" calcext:value-type="float">
            <text:p>0.3497678</text:p>
          </table:table-cell>
          <table:table-cell office:value-type="float" office:value="0" calcext:value-type="float">
            <text:p>0</text:p>
          </table:table-cell>
          <table:table-cell office:value-type="float" office:value="722.2633" calcext:value-type="float">
            <text:p>722.2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241566" calcext:value-type="float">
            <text:p>-0.0022415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34.13087" calcext:value-type="float">
            <text:p>34.13087</text:p>
          </table:table-cell>
          <table:table-cell office:value-type="float" office:value="1088.82" calcext:value-type="float">
            <text:p>108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3571" calcext:value-type="float">
            <text:p>0.2043571</text:p>
          </table:table-cell>
          <table:table-cell office:value-type="float" office:value="3.516281" calcext:value-type="float">
            <text:p>3.51628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2960505" calcext:value-type="float">
            <text:p>2.960505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7117782" calcext:value-type="float">
            <text:p>0.0007117782</text:p>
          </table:table-cell>
          <table:table-cell office:value-type="float" office:value="-0.001489985" calcext:value-type="float">
            <text:p>-0.001489985</text:p>
          </table:table-cell>
          <table:table-cell office:value-type="float" office:value="0.0009799168" calcext:value-type="float">
            <text:p>0.0009799168</text:p>
          </table:table-cell>
          <table:table-cell office:value-type="float" office:value="0.000001576235" calcext:value-type="float">
            <text:p>1.576235E-06</text:p>
          </table:table-cell>
          <table:table-cell office:value-type="float" office:value="16.79398" calcext:value-type="float">
            <text:p>16.79398</text:p>
          </table:table-cell>
          <table:table-cell office:value-type="float" office:value="0.4281846" calcext:value-type="float">
            <text:p>0.4281846</text:p>
          </table:table-cell>
          <table:table-cell office:value-type="float" office:value="0.1548447" calcext:value-type="float">
            <text:p>0.1548447</text:p>
          </table:table-cell>
          <table:table-cell office:value-type="float" office:value="0.1203677" calcext:value-type="float">
            <text:p>0.1203677</text:p>
          </table:table-cell>
          <table:table-cell office:value-type="float" office:value="0.09826526" calcext:value-type="float">
            <text:p>0.09826526</text:p>
          </table:table-cell>
          <table:table-cell office:value-type="float" office:value="0.1046959" calcext:value-type="float">
            <text:p>0.1046959</text:p>
          </table:table-cell>
          <table:table-cell office:value-type="float" office:value="0.03683964" calcext:value-type="float">
            <text:p>0.03683964</text:p>
          </table:table-cell>
          <table:table-cell office:value-type="float" office:value="0.02568926" calcext:value-type="float">
            <text:p>0.02568926</text:p>
          </table:table-cell>
          <table:table-cell office:value-type="float" office:value="0.03422001" calcext:value-type="float">
            <text:p>0.03422001</text:p>
          </table:table-cell>
          <table:table-cell office:value-type="float" office:value="0.02528508" calcext:value-type="float">
            <text:p>0.02528508</text:p>
          </table:table-cell>
          <table:table-cell office:value-type="float" office:value="0.02109042" calcext:value-type="float">
            <text:p>0.02109042</text:p>
          </table:table-cell>
          <table:table-cell office:value-type="float" office:value="0.02190736" calcext:value-type="float">
            <text:p>0.02190736</text:p>
          </table:table-cell>
          <table:table-cell office:value-type="float" office:value="0.03071876" calcext:value-type="float">
            <text:p>0.03071876</text:p>
          </table:table-cell>
          <table:table-cell office:value-type="float" office:value="0.004936941" calcext:value-type="float">
            <text:p>0.004936941</text:p>
          </table:table-cell>
          <table:table-cell office:value-type="float" office:value="0.004562995" calcext:value-type="float">
            <text:p>0.004562995</text:p>
          </table:table-cell>
          <table:table-cell office:value-type="float" office:value="0" calcext:value-type="float">
            <text:p>0</text:p>
          </table:table-cell>
          <table:table-cell office:value-type="float" office:value="10.79246" calcext:value-type="float">
            <text:p>10.79246</text:p>
          </table:table-cell>
          <table:table-cell office:value-type="float" office:value="21.37247" calcext:value-type="float">
            <text:p>21.37247</text:p>
          </table:table-cell>
          <table:table-cell office:value-type="float" office:value="11.87122" calcext:value-type="float">
            <text:p>11.87122</text:p>
          </table:table-cell>
          <table:table-cell office:value-type="float" office:value="7.201768" calcext:value-type="float">
            <text:p>7.201768</text:p>
          </table:table-cell>
          <table:table-cell office:value-type="float" office:value="4.784718" calcext:value-type="float">
            <text:p>4.784718</text:p>
          </table:table-cell>
          <table:table-cell office:value-type="float" office:value="1.109477" calcext:value-type="float">
            <text:p>1.109477</text:p>
          </table:table-cell>
          <table:table-cell office:value-type="float" office:value="0.3849933" calcext:value-type="float">
            <text:p>0.3849933</text:p>
          </table:table-cell>
          <table:table-cell office:value-type="float" office:value="0.9423025" calcext:value-type="float">
            <text:p>0.9423025</text:p>
          </table:table-cell>
          <table:table-cell office:value-type="float" office:value="0.4122642" calcext:value-type="float">
            <text:p>0.4122642</text:p>
          </table:table-cell>
          <table:table-cell office:value-type="float" office:value="0.2341936" calcext:value-type="float">
            <text:p>0.2341936</text:p>
          </table:table-cell>
          <table:table-cell office:value-type="float" office:value="0.1378036" calcext:value-type="float">
            <text:p>0.1378036</text:p>
          </table:table-cell>
          <table:table-cell office:value-type="float" office:value="0.2056195" calcext:value-type="float">
            <text:p>0.2056195</text:p>
          </table:table-cell>
          <table:table-cell office:value-type="float" office:value="0.3122828" calcext:value-type="float">
            <text:p>0.3122828</text:p>
          </table:table-cell>
          <table:table-cell office:value-type="float" office:value="0.3497683" calcext:value-type="float">
            <text:p>0.3497683</text:p>
          </table:table-cell>
          <table:table-cell office:value-type="float" office:value="0" calcext:value-type="float">
            <text:p>0</text:p>
          </table:table-cell>
          <table:table-cell office:value-type="float" office:value="652.9623" calcext:value-type="float">
            <text:p>652.9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05907" calcext:value-type="float">
            <text:p>-0.0044059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34.12058" calcext:value-type="float">
            <text:p>34.12058</text:p>
          </table:table-cell>
          <table:table-cell office:value-type="float" office:value="1088.828" calcext:value-type="float">
            <text:p>1088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1195" calcext:value-type="float">
            <text:p>0.1971195</text:p>
          </table:table-cell>
          <table:table-cell office:value-type="float" office:value="3.52502" calcext:value-type="float">
            <text:p>3.5250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2976223" calcext:value-type="float">
            <text:p>2.976223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773624" calcext:value-type="float">
            <text:p>0.000773624</text:p>
          </table:table-cell>
          <table:table-cell office:value-type="float" office:value="-0.001597326" calcext:value-type="float">
            <text:p>-0.001597326</text:p>
          </table:table-cell>
          <table:table-cell office:value-type="float" office:value="0.0009865988" calcext:value-type="float">
            <text:p>0.0009865988</text:p>
          </table:table-cell>
          <table:table-cell office:value-type="float" office:value="0.000001576576" calcext:value-type="float">
            <text:p>1.576576E-06</text:p>
          </table:table-cell>
          <table:table-cell office:value-type="float" office:value="16.82393" calcext:value-type="float">
            <text:p>16.82393</text:p>
          </table:table-cell>
          <table:table-cell office:value-type="float" office:value="0.3873703" calcext:value-type="float">
            <text:p>0.3873703</text:p>
          </table:table-cell>
          <table:table-cell office:value-type="float" office:value="0.1397903" calcext:value-type="float">
            <text:p>0.1397903</text:p>
          </table:table-cell>
          <table:table-cell office:value-type="float" office:value="0.1227169" calcext:value-type="float">
            <text:p>0.1227169</text:p>
          </table:table-cell>
          <table:table-cell office:value-type="float" office:value="0.09835115" calcext:value-type="float">
            <text:p>0.09835115</text:p>
          </table:table-cell>
          <table:table-cell office:value-type="float" office:value="0.1014872" calcext:value-type="float">
            <text:p>0.1014872</text:p>
          </table:table-cell>
          <table:table-cell office:value-type="float" office:value="0.0367662" calcext:value-type="float">
            <text:p>0.0367662</text:p>
          </table:table-cell>
          <table:table-cell office:value-type="float" office:value="0.025131" calcext:value-type="float">
            <text:p>0.025131</text:p>
          </table:table-cell>
          <table:table-cell office:value-type="float" office:value="0.03428179" calcext:value-type="float">
            <text:p>0.03428179</text:p>
          </table:table-cell>
          <table:table-cell office:value-type="float" office:value="0.02531967" calcext:value-type="float">
            <text:p>0.02531967</text:p>
          </table:table-cell>
          <table:table-cell office:value-type="float" office:value="0.02112961" calcext:value-type="float">
            <text:p>0.02112961</text:p>
          </table:table-cell>
          <table:table-cell office:value-type="float" office:value="0.02193663" calcext:value-type="float">
            <text:p>0.02193663</text:p>
          </table:table-cell>
          <table:table-cell office:value-type="float" office:value="0.03075637" calcext:value-type="float">
            <text:p>0.03075637</text:p>
          </table:table-cell>
          <table:table-cell office:value-type="float" office:value="0.004936996" calcext:value-type="float">
            <text:p>0.004936996</text:p>
          </table:table-cell>
          <table:table-cell office:value-type="float" office:value="0.004562419" calcext:value-type="float">
            <text:p>0.004562419</text:p>
          </table:table-cell>
          <table:table-cell office:value-type="float" office:value="0" calcext:value-type="float">
            <text:p>0</text:p>
          </table:table-cell>
          <table:table-cell office:value-type="float" office:value="15.97152" calcext:value-type="float">
            <text:p>15.97152</text:p>
          </table:table-cell>
          <table:table-cell office:value-type="float" office:value="17.06581" calcext:value-type="float">
            <text:p>17.06581</text:p>
          </table:table-cell>
          <table:table-cell office:value-type="float" office:value="13.84558" calcext:value-type="float">
            <text:p>13.84558</text:p>
          </table:table-cell>
          <table:table-cell office:value-type="float" office:value="7.275056" calcext:value-type="float">
            <text:p>7.275056</text:p>
          </table:table-cell>
          <table:table-cell office:value-type="float" office:value="4.308703" calcext:value-type="float">
            <text:p>4.308703</text:p>
          </table:table-cell>
          <table:table-cell office:value-type="float" office:value="1.081223" calcext:value-type="float">
            <text:p>1.081223</text:p>
          </table:table-cell>
          <table:table-cell office:value-type="float" office:value="0.3625291" calcext:value-type="float">
            <text:p>0.3625291</text:p>
          </table:table-cell>
          <table:table-cell office:value-type="float" office:value="0.9436505" calcext:value-type="float">
            <text:p>0.9436505</text:p>
          </table:table-cell>
          <table:table-cell office:value-type="float" office:value="0.4131387" calcext:value-type="float">
            <text:p>0.4131387</text:p>
          </table:table-cell>
          <table:table-cell office:value-type="float" office:value="0.2347512" calcext:value-type="float">
            <text:p>0.2347512</text:p>
          </table:table-cell>
          <table:table-cell office:value-type="float" office:value="0.1382357" calcext:value-type="float">
            <text:p>0.1382357</text:p>
          </table:table-cell>
          <table:table-cell office:value-type="float" office:value="0.2060921" calcext:value-type="float">
            <text:p>0.2060921</text:p>
          </table:table-cell>
          <table:table-cell office:value-type="float" office:value="0.3119266" calcext:value-type="float">
            <text:p>0.3119266</text:p>
          </table:table-cell>
          <table:table-cell office:value-type="float" office:value="0.3497673" calcext:value-type="float">
            <text:p>0.3497673</text:p>
          </table:table-cell>
          <table:table-cell office:value-type="float" office:value="0" calcext:value-type="float">
            <text:p>0</text:p>
          </table:table-cell>
          <table:table-cell office:value-type="float" office:value="616.3326" calcext:value-type="float">
            <text:p>616.3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10839" calcext:value-type="float">
            <text:p>-0.004410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34.11414" calcext:value-type="float">
            <text:p>34.11414</text:p>
          </table:table-cell>
          <table:table-cell office:value-type="float" office:value="1088.843" calcext:value-type="float">
            <text:p>1088.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8622" calcext:value-type="float">
            <text:p>0.1918622</text:p>
          </table:table-cell>
          <table:table-cell office:value-type="float" office:value="3.521035" calcext:value-type="float">
            <text:p>3.52103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2986134" calcext:value-type="float">
            <text:p>2.986134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7943404" calcext:value-type="float">
            <text:p>0.0007943404</text:p>
          </table:table-cell>
          <table:table-cell office:value-type="float" office:value="-0.001734748" calcext:value-type="float">
            <text:p>-0.001734748</text:p>
          </table:table-cell>
          <table:table-cell office:value-type="float" office:value="0.0009930717" calcext:value-type="float">
            <text:p>0.0009930717</text:p>
          </table:table-cell>
          <table:table-cell office:value-type="float" office:value="0.000001576912" calcext:value-type="float">
            <text:p>1.576912E-06</text:p>
          </table:table-cell>
          <table:table-cell office:value-type="float" office:value="16.92052" calcext:value-type="float">
            <text:p>16.92052</text:p>
          </table:table-cell>
          <table:table-cell office:value-type="float" office:value="0.3027031" calcext:value-type="float">
            <text:p>0.3027031</text:p>
          </table:table-cell>
          <table:table-cell office:value-type="float" office:value="0.1293806" calcext:value-type="float">
            <text:p>0.1293806</text:p>
          </table:table-cell>
          <table:table-cell office:value-type="float" office:value="0.1215781" calcext:value-type="float">
            <text:p>0.1215781</text:p>
          </table:table-cell>
          <table:table-cell office:value-type="float" office:value="0.09834369" calcext:value-type="float">
            <text:p>0.09834369</text:p>
          </table:table-cell>
          <table:table-cell office:value-type="float" office:value="0.09988885" calcext:value-type="float">
            <text:p>0.09988885</text:p>
          </table:table-cell>
          <table:table-cell office:value-type="float" office:value="0.0367088" calcext:value-type="float">
            <text:p>0.0367088</text:p>
          </table:table-cell>
          <table:table-cell office:value-type="float" office:value="0.02486184" calcext:value-type="float">
            <text:p>0.02486184</text:p>
          </table:table-cell>
          <table:table-cell office:value-type="float" office:value="0.03433939" calcext:value-type="float">
            <text:p>0.03433939</text:p>
          </table:table-cell>
          <table:table-cell office:value-type="float" office:value="0.02535125" calcext:value-type="float">
            <text:p>0.02535125</text:p>
          </table:table-cell>
          <table:table-cell office:value-type="float" office:value="0.0211677" calcext:value-type="float">
            <text:p>0.0211677</text:p>
          </table:table-cell>
          <table:table-cell office:value-type="float" office:value="0.02196597" calcext:value-type="float">
            <text:p>0.02196597</text:p>
          </table:table-cell>
          <table:table-cell office:value-type="float" office:value="0.0307935" calcext:value-type="float">
            <text:p>0.0307935</text:p>
          </table:table-cell>
          <table:table-cell office:value-type="float" office:value="0.004937598" calcext:value-type="float">
            <text:p>0.004937598</text:p>
          </table:table-cell>
          <table:table-cell office:value-type="float" office:value="0.004564355" calcext:value-type="float">
            <text:p>0.004564355</text:p>
          </table:table-cell>
          <table:table-cell office:value-type="float" office:value="0" calcext:value-type="float">
            <text:p>0</text:p>
          </table:table-cell>
          <table:table-cell office:value-type="float" office:value="18.99528" calcext:value-type="float">
            <text:p>18.99528</text:p>
          </table:table-cell>
          <table:table-cell office:value-type="float" office:value="14.99463" calcext:value-type="float">
            <text:p>14.99463</text:p>
          </table:table-cell>
          <table:table-cell office:value-type="float" office:value="14.24209" calcext:value-type="float">
            <text:p>14.24209</text:p>
          </table:table-cell>
          <table:table-cell office:value-type="float" office:value="7.54832" calcext:value-type="float">
            <text:p>7.54832</text:p>
          </table:table-cell>
          <table:table-cell office:value-type="float" office:value="4.115446" calcext:value-type="float">
            <text:p>4.115446</text:p>
          </table:table-cell>
          <table:table-cell office:value-type="float" office:value="1.063315" calcext:value-type="float">
            <text:p>1.063315</text:p>
          </table:table-cell>
          <table:table-cell office:value-type="float" office:value="0.349426" calcext:value-type="float">
            <text:p>0.349426</text:p>
          </table:table-cell>
          <table:table-cell office:value-type="float" office:value="0.9449277" calcext:value-type="float">
            <text:p>0.9449277</text:p>
          </table:table-cell>
          <table:table-cell office:value-type="float" office:value="0.4140196" calcext:value-type="float">
            <text:p>0.4140196</text:p>
          </table:table-cell>
          <table:table-cell office:value-type="float" office:value="0.2353106" calcext:value-type="float">
            <text:p>0.2353106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0.20655" calcext:value-type="float">
            <text:p>0.20655</text:p>
          </table:table-cell>
          <table:table-cell office:value-type="float" office:value="0.3118122" calcext:value-type="float">
            <text:p>0.3118122</text:p>
          </table:table-cell>
          <table:table-cell office:value-type="float" office:value="0.3497646" calcext:value-type="float">
            <text:p>0.3497646</text:p>
          </table:table-cell>
          <table:table-cell office:value-type="float" office:value="0" calcext:value-type="float">
            <text:p>0</text:p>
          </table:table-cell>
          <table:table-cell office:value-type="float" office:value="598.9017" calcext:value-type="float">
            <text:p>598.9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16653" calcext:value-type="float">
            <text:p>-0.0044166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34.10767" calcext:value-type="float">
            <text:p>34.10767</text:p>
          </table:table-cell>
          <table:table-cell office:value-type="float" office:value="1088.86" calcext:value-type="float">
            <text:p>108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3239" calcext:value-type="float">
            <text:p>0.1883239</text:p>
          </table:table-cell>
          <table:table-cell office:value-type="float" office:value="3.512761" calcext:value-type="float">
            <text:p>3.51276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2992096" calcext:value-type="float">
            <text:p>2.99209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8023694" calcext:value-type="float">
            <text:p>0.0008023694</text:p>
          </table:table-cell>
          <table:table-cell office:value-type="float" office:value="-0.001894168" calcext:value-type="float">
            <text:p>-0.001894168</text:p>
          </table:table-cell>
          <table:table-cell office:value-type="float" office:value="0.001000014" calcext:value-type="float">
            <text:p>0.001000014</text:p>
          </table:table-cell>
          <table:table-cell office:value-type="float" office:value="0.000001577243" calcext:value-type="float">
            <text:p>1.577243E-06</text:p>
          </table:table-cell>
          <table:table-cell office:value-type="float" office:value="17.03165" calcext:value-type="float">
            <text:p>17.03165</text:p>
          </table:table-cell>
          <table:table-cell office:value-type="float" office:value="0.2579149" calcext:value-type="float">
            <text:p>0.2579149</text:p>
          </table:table-cell>
          <table:table-cell office:value-type="float" office:value="0.1186443" calcext:value-type="float">
            <text:p>0.1186443</text:p>
          </table:table-cell>
          <table:table-cell office:value-type="float" office:value="0.1180636" calcext:value-type="float">
            <text:p>0.1180636</text:p>
          </table:table-cell>
          <table:table-cell office:value-type="float" office:value="0.0976954" calcext:value-type="float">
            <text:p>0.0976954</text:p>
          </table:table-cell>
          <table:table-cell office:value-type="float" office:value="0.09949926" calcext:value-type="float">
            <text:p>0.09949926</text:p>
          </table:table-cell>
          <table:table-cell office:value-type="float" office:value="0.03677873" calcext:value-type="float">
            <text:p>0.03677873</text:p>
          </table:table-cell>
          <table:table-cell office:value-type="float" office:value="0.02476722" calcext:value-type="float">
            <text:p>0.02476722</text:p>
          </table:table-cell>
          <table:table-cell office:value-type="float" office:value="0.03439335" calcext:value-type="float">
            <text:p>0.03439335</text:p>
          </table:table-cell>
          <table:table-cell office:value-type="float" office:value="0.02538025" calcext:value-type="float">
            <text:p>0.02538025</text:p>
          </table:table-cell>
          <table:table-cell office:value-type="float" office:value="0.02120464" calcext:value-type="float">
            <text:p>0.02120464</text:p>
          </table:table-cell>
          <table:table-cell office:value-type="float" office:value="0.02199553" calcext:value-type="float">
            <text:p>0.02199553</text:p>
          </table:table-cell>
          <table:table-cell office:value-type="float" office:value="0.03083022" calcext:value-type="float">
            <text:p>0.03083022</text:p>
          </table:table-cell>
          <table:table-cell office:value-type="float" office:value="0.004938227" calcext:value-type="float">
            <text:p>0.004938227</text:p>
          </table:table-cell>
          <table:table-cell office:value-type="float" office:value="0.004566459" calcext:value-type="float">
            <text:p>0.004566459</text:p>
          </table:table-cell>
          <table:table-cell office:value-type="float" office:value="0" calcext:value-type="float">
            <text:p>0</text:p>
          </table:table-cell>
          <table:table-cell office:value-type="float" office:value="22.09099" calcext:value-type="float">
            <text:p>22.09099</text:p>
          </table:table-cell>
          <table:table-cell office:value-type="float" office:value="15.15092" calcext:value-type="float">
            <text:p>15.15092</text:p>
          </table:table-cell>
          <table:table-cell office:value-type="float" office:value="12.83151" calcext:value-type="float">
            <text:p>12.83151</text:p>
          </table:table-cell>
          <table:table-cell office:value-type="float" office:value="7.782681" calcext:value-type="float">
            <text:p>7.782681</text:p>
          </table:table-cell>
          <table:table-cell office:value-type="float" office:value="4.200851" calcext:value-type="float">
            <text:p>4.200851</text:p>
          </table:table-cell>
          <table:table-cell office:value-type="float" office:value="1.061369" calcext:value-type="float">
            <text:p>1.061369</text:p>
          </table:table-cell>
          <table:table-cell office:value-type="float" office:value="0.341835" calcext:value-type="float">
            <text:p>0.341835</text:p>
          </table:table-cell>
          <table:table-cell office:value-type="float" office:value="0.9461545" calcext:value-type="float">
            <text:p>0.9461545</text:p>
          </table:table-cell>
          <table:table-cell office:value-type="float" office:value="0.4149064" calcext:value-type="float">
            <text:p>0.4149064</text:p>
          </table:table-cell>
          <table:table-cell office:value-type="float" office:value="0.2358672" calcext:value-type="float">
            <text:p>0.2358672</text:p>
          </table:table-cell>
          <table:table-cell office:value-type="float" office:value="0.139117" calcext:value-type="float">
            <text:p>0.139117</text:p>
          </table:table-cell>
          <table:table-cell office:value-type="float" office:value="0.2070035" calcext:value-type="float">
            <text:p>0.2070035</text:p>
          </table:table-cell>
          <table:table-cell office:value-type="float" office:value="0.3116999" calcext:value-type="float">
            <text:p>0.3116999</text:p>
          </table:table-cell>
          <table:table-cell office:value-type="float" office:value="0.3497712" calcext:value-type="float">
            <text:p>0.3497712</text:p>
          </table:table-cell>
          <table:table-cell office:value-type="float" office:value="0" calcext:value-type="float">
            <text:p>0</text:p>
          </table:table-cell>
          <table:table-cell office:value-type="float" office:value="591.2422" calcext:value-type="float">
            <text:p>591.2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23658" calcext:value-type="float">
            <text:p>-0.0044236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34.09718" calcext:value-type="float">
            <text:p>34.09718</text:p>
          </table:table-cell>
          <table:table-cell office:value-type="float" office:value="1088.874" calcext:value-type="float">
            <text:p>1088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1031" calcext:value-type="float">
            <text:p>0.1841031</text:p>
          </table:table-cell>
          <table:table-cell office:value-type="float" office:value="3.51189" calcext:value-type="float">
            <text:p>3.5118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01596" calcext:value-type="float">
            <text:p>3.00159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8115015" calcext:value-type="float">
            <text:p>0.0008115015</text:p>
          </table:table-cell>
          <table:table-cell office:value-type="float" office:value="-0.00199055" calcext:value-type="float">
            <text:p>-0.00199055</text:p>
          </table:table-cell>
          <table:table-cell office:value-type="float" office:value="0.001007151" calcext:value-type="float">
            <text:p>0.001007151</text:p>
          </table:table-cell>
          <table:table-cell office:value-type="float" office:value="0.000001577568" calcext:value-type="float">
            <text:p>1.577568E-06</text:p>
          </table:table-cell>
          <table:table-cell office:value-type="float" office:value="17.10508" calcext:value-type="float">
            <text:p>17.10508</text:p>
          </table:table-cell>
          <table:table-cell office:value-type="float" office:value="0.2280149" calcext:value-type="float">
            <text:p>0.2280149</text:p>
          </table:table-cell>
          <table:table-cell office:value-type="float" office:value="0.1141002" calcext:value-type="float">
            <text:p>0.1141002</text:p>
          </table:table-cell>
          <table:table-cell office:value-type="float" office:value="0.116941" calcext:value-type="float">
            <text:p>0.116941</text:p>
          </table:table-cell>
          <table:table-cell office:value-type="float" office:value="0.09665582" calcext:value-type="float">
            <text:p>0.09665582</text:p>
          </table:table-cell>
          <table:table-cell office:value-type="float" office:value="0.09893481" calcext:value-type="float">
            <text:p>0.09893481</text:p>
          </table:table-cell>
          <table:table-cell office:value-type="float" office:value="0.03688134" calcext:value-type="float">
            <text:p>0.03688134</text:p>
          </table:table-cell>
          <table:table-cell office:value-type="float" office:value="0.02469342" calcext:value-type="float">
            <text:p>0.02469342</text:p>
          </table:table-cell>
          <table:table-cell office:value-type="float" office:value="0.03445091" calcext:value-type="float">
            <text:p>0.03445091</text:p>
          </table:table-cell>
          <table:table-cell office:value-type="float" office:value="0.02540706" calcext:value-type="float">
            <text:p>0.02540706</text:p>
          </table:table-cell>
          <table:table-cell office:value-type="float" office:value="0.02124042" calcext:value-type="float">
            <text:p>0.02124042</text:p>
          </table:table-cell>
          <table:table-cell office:value-type="float" office:value="0.02202519" calcext:value-type="float">
            <text:p>0.02202519</text:p>
          </table:table-cell>
          <table:table-cell office:value-type="float" office:value="0.03086653" calcext:value-type="float">
            <text:p>0.03086653</text:p>
          </table:table-cell>
          <table:table-cell office:value-type="float" office:value="0.00493871" calcext:value-type="float">
            <text:p>0.00493871</text:p>
          </table:table-cell>
          <table:table-cell office:value-type="float" office:value="0.00456785" calcext:value-type="float">
            <text:p>0.00456785</text:p>
          </table:table-cell>
          <table:table-cell office:value-type="float" office:value="0" calcext:value-type="float">
            <text:p>0</text:p>
          </table:table-cell>
          <table:table-cell office:value-type="float" office:value="25.58804" calcext:value-type="float">
            <text:p>25.58804</text:p>
          </table:table-cell>
          <table:table-cell office:value-type="float" office:value="15.02001" calcext:value-type="float">
            <text:p>15.02001</text:p>
          </table:table-cell>
          <table:table-cell office:value-type="float" office:value="11.66994" calcext:value-type="float">
            <text:p>11.66994</text:p>
          </table:table-cell>
          <table:table-cell office:value-type="float" office:value="7.805664" calcext:value-type="float">
            <text:p>7.805664</text:p>
          </table:table-cell>
          <table:table-cell office:value-type="float" office:value="4.260292" calcext:value-type="float">
            <text:p>4.260292</text:p>
          </table:table-cell>
          <table:table-cell office:value-type="float" office:value="1.063842" calcext:value-type="float">
            <text:p>1.063842</text:p>
          </table:table-cell>
          <table:table-cell office:value-type="float" office:value="0.3350432" calcext:value-type="float">
            <text:p>0.3350432</text:p>
          </table:table-cell>
          <table:table-cell office:value-type="float" office:value="0.9475471" calcext:value-type="float">
            <text:p>0.9475471</text:p>
          </table:table-cell>
          <table:table-cell office:value-type="float" office:value="0.4158049" calcext:value-type="float">
            <text:p>0.4158049</text:p>
          </table:table-cell>
          <table:table-cell office:value-type="float" office:value="0.2364209" calcext:value-type="float">
            <text:p>0.2364209</text:p>
          </table:table-cell>
          <table:table-cell office:value-type="float" office:value="0.1395692" calcext:value-type="float">
            <text:p>0.1395692</text:p>
          </table:table-cell>
          <table:table-cell office:value-type="float" office:value="0.2074532" calcext:value-type="float">
            <text:p>0.2074532</text:p>
          </table:table-cell>
          <table:table-cell office:value-type="float" office:value="0.3115206" calcext:value-type="float">
            <text:p>0.3115206</text:p>
          </table:table-cell>
          <table:table-cell office:value-type="float" office:value="0.3497752" calcext:value-type="float">
            <text:p>0.3497752</text:p>
          </table:table-cell>
          <table:table-cell office:value-type="float" office:value="0" calcext:value-type="float">
            <text:p>0</text:p>
          </table:table-cell>
          <table:table-cell office:value-type="float" office:value="573.2747" calcext:value-type="float">
            <text:p>573.2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28793" calcext:value-type="float">
            <text:p>-0.0044287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34.0826" calcext:value-type="float">
            <text:p>34.0826</text:p>
          </table:table-cell>
          <table:table-cell office:value-type="float" office:value="1088.883" calcext:value-type="float">
            <text:p>1088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634" calcext:value-type="float">
            <text:p>0.181634</text:p>
          </table:table-cell>
          <table:table-cell office:value-type="float" office:value="3.519906" calcext:value-type="float">
            <text:p>3.519906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25619" calcext:value-type="float">
            <text:p>3.025619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8315768" calcext:value-type="float">
            <text:p>0.0008315768</text:p>
          </table:table-cell>
          <table:table-cell office:value-type="float" office:value="-0.002018977" calcext:value-type="float">
            <text:p>-0.002018977</text:p>
          </table:table-cell>
          <table:table-cell office:value-type="float" office:value="0.0010146" calcext:value-type="float">
            <text:p>0.0010146</text:p>
          </table:table-cell>
          <table:table-cell office:value-type="float" office:value="0.000001577887" calcext:value-type="float">
            <text:p>1.577887E-06</text:p>
          </table:table-cell>
          <table:table-cell office:value-type="float" office:value="17.12007" calcext:value-type="float">
            <text:p>17.12007</text:p>
          </table:table-cell>
          <table:table-cell office:value-type="float" office:value="0.2447133" calcext:value-type="float">
            <text:p>0.2447133</text:p>
          </table:table-cell>
          <table:table-cell office:value-type="float" office:value="0.1181641" calcext:value-type="float">
            <text:p>0.1181641</text:p>
          </table:table-cell>
          <table:table-cell office:value-type="float" office:value="0.1178922" calcext:value-type="float">
            <text:p>0.1178922</text:p>
          </table:table-cell>
          <table:table-cell office:value-type="float" office:value="0.09521556" calcext:value-type="float">
            <text:p>0.09521556</text:p>
          </table:table-cell>
          <table:table-cell office:value-type="float" office:value="0.09739246" calcext:value-type="float">
            <text:p>0.09739246</text:p>
          </table:table-cell>
          <table:table-cell office:value-type="float" office:value="0.03700525" calcext:value-type="float">
            <text:p>0.03700525</text:p>
          </table:table-cell>
          <table:table-cell office:value-type="float" office:value="0.02435942" calcext:value-type="float">
            <text:p>0.02435942</text:p>
          </table:table-cell>
          <table:table-cell office:value-type="float" office:value="0.03450535" calcext:value-type="float">
            <text:p>0.03450535</text:p>
          </table:table-cell>
          <table:table-cell office:value-type="float" office:value="0.02543184" calcext:value-type="float">
            <text:p>0.02543184</text:p>
          </table:table-cell>
          <table:table-cell office:value-type="float" office:value="0.02127512" calcext:value-type="float">
            <text:p>0.02127512</text:p>
          </table:table-cell>
          <table:table-cell office:value-type="float" office:value="0.0220549" calcext:value-type="float">
            <text:p>0.0220549</text:p>
          </table:table-cell>
          <table:table-cell office:value-type="float" office:value="0.03090244" calcext:value-type="float">
            <text:p>0.03090244</text:p>
          </table:table-cell>
          <table:table-cell office:value-type="float" office:value="0.004938898" calcext:value-type="float">
            <text:p>0.004938898</text:p>
          </table:table-cell>
          <table:table-cell office:value-type="float" office:value="0.004567601" calcext:value-type="float">
            <text:p>0.004567601</text:p>
          </table:table-cell>
          <table:table-cell office:value-type="float" office:value="0" calcext:value-type="float">
            <text:p>0</text:p>
          </table:table-cell>
          <table:table-cell office:value-type="float" office:value="27.07921" calcext:value-type="float">
            <text:p>27.07921</text:p>
          </table:table-cell>
          <table:table-cell office:value-type="float" office:value="14.49953" calcext:value-type="float">
            <text:p>14.49953</text:p>
          </table:table-cell>
          <table:table-cell office:value-type="float" office:value="11.08223" calcext:value-type="float">
            <text:p>11.08223</text:p>
          </table:table-cell>
          <table:table-cell office:value-type="float" office:value="7.501686" calcext:value-type="float">
            <text:p>7.501686</text:p>
          </table:table-cell>
          <table:table-cell office:value-type="float" office:value="4.110123" calcext:value-type="float">
            <text:p>4.110123</text:p>
          </table:table-cell>
          <table:table-cell office:value-type="float" office:value="1.058113" calcext:value-type="float">
            <text:p>1.058113</text:p>
          </table:table-cell>
          <table:table-cell office:value-type="float" office:value="0.3214356" calcext:value-type="float">
            <text:p>0.3214356</text:p>
          </table:table-cell>
          <table:table-cell office:value-type="float" office:value="0.9488678" calcext:value-type="float">
            <text:p>0.9488678</text:p>
          </table:table-cell>
          <table:table-cell office:value-type="float" office:value="0.4167084" calcext:value-type="float">
            <text:p>0.4167084</text:p>
          </table:table-cell>
          <table:table-cell office:value-type="float" office:value="0.236972" calcext:value-type="float">
            <text:p>0.236972</text:p>
          </table:table-cell>
          <table:table-cell office:value-type="float" office:value="0.1400265" calcext:value-type="float">
            <text:p>0.1400265</text:p>
          </table:table-cell>
          <table:table-cell office:value-type="float" office:value="0.2078945" calcext:value-type="float">
            <text:p>0.2078945</text:p>
          </table:table-cell>
          <table:table-cell office:value-type="float" office:value="0.3111973" calcext:value-type="float">
            <text:p>0.3111973</text:p>
          </table:table-cell>
          <table:table-cell office:value-type="float" office:value="0.3497773" calcext:value-type="float">
            <text:p>0.3497773</text:p>
          </table:table-cell>
          <table:table-cell office:value-type="float" office:value="0" calcext:value-type="float">
            <text:p>0</text:p>
          </table:table-cell>
          <table:table-cell office:value-type="float" office:value="557.1718" calcext:value-type="float">
            <text:p>557.1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32478" calcext:value-type="float">
            <text:p>-0.0044324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34.06972" calcext:value-type="float">
            <text:p>34.06972</text:p>
          </table:table-cell>
          <table:table-cell office:value-type="float" office:value="1088.895" calcext:value-type="float">
            <text:p>1088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8246" calcext:value-type="float">
            <text:p>0.1748246</text:p>
          </table:table-cell>
          <table:table-cell office:value-type="float" office:value="3.52721" calcext:value-type="float">
            <text:p>3.5272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3757" calcext:value-type="float">
            <text:p>3.03757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8410087" calcext:value-type="float">
            <text:p>0.0008410087</text:p>
          </table:table-cell>
          <table:table-cell office:value-type="float" office:value="-0.002073481" calcext:value-type="float">
            <text:p>-0.002073481</text:p>
          </table:table-cell>
          <table:table-cell office:value-type="float" office:value="0.001022347" calcext:value-type="float">
            <text:p>0.001022347</text:p>
          </table:table-cell>
          <table:table-cell office:value-type="float" office:value="0.000001578201" calcext:value-type="float">
            <text:p>1.578201E-06</text:p>
          </table:table-cell>
          <table:table-cell office:value-type="float" office:value="17.16335" calcext:value-type="float">
            <text:p>17.16335</text:p>
          </table:table-cell>
          <table:table-cell office:value-type="float" office:value="0.230922" calcext:value-type="float">
            <text:p>0.230922</text:p>
          </table:table-cell>
          <table:table-cell office:value-type="float" office:value="0.1181413" calcext:value-type="float">
            <text:p>0.1181413</text:p>
          </table:table-cell>
          <table:table-cell office:value-type="float" office:value="0.118821" calcext:value-type="float">
            <text:p>0.118821</text:p>
          </table:table-cell>
          <table:table-cell office:value-type="float" office:value="0.09504404" calcext:value-type="float">
            <text:p>0.09504404</text:p>
          </table:table-cell>
          <table:table-cell office:value-type="float" office:value="0.09684234" calcext:value-type="float">
            <text:p>0.09684234</text:p>
          </table:table-cell>
          <table:table-cell office:value-type="float" office:value="0.03703775" calcext:value-type="float">
            <text:p>0.03703775</text:p>
          </table:table-cell>
          <table:table-cell office:value-type="float" office:value="0.02411184" calcext:value-type="float">
            <text:p>0.02411184</text:p>
          </table:table-cell>
          <table:table-cell office:value-type="float" office:value="0.03455672" calcext:value-type="float">
            <text:p>0.03455672</text:p>
          </table:table-cell>
          <table:table-cell office:value-type="float" office:value="0.02545505" calcext:value-type="float">
            <text:p>0.02545505</text:p>
          </table:table-cell>
          <table:table-cell office:value-type="float" office:value="0.02130887" calcext:value-type="float">
            <text:p>0.02130887</text:p>
          </table:table-cell>
          <table:table-cell office:value-type="float" office:value="0.02208466" calcext:value-type="float">
            <text:p>0.02208466</text:p>
          </table:table-cell>
          <table:table-cell office:value-type="float" office:value="0.03093797" calcext:value-type="float">
            <text:p>0.03093797</text:p>
          </table:table-cell>
          <table:table-cell office:value-type="float" office:value="0.004939362" calcext:value-type="float">
            <text:p>0.004939362</text:p>
          </table:table-cell>
          <table:table-cell office:value-type="float" office:value="0.004568073" calcext:value-type="float">
            <text:p>0.004568073</text:p>
          </table:table-cell>
          <table:table-cell office:value-type="float" office:value="0" calcext:value-type="float">
            <text:p>0</text:p>
          </table:table-cell>
          <table:table-cell office:value-type="float" office:value="28.86176" calcext:value-type="float">
            <text:p>28.86176</text:p>
          </table:table-cell>
          <table:table-cell office:value-type="float" office:value="15.34874" calcext:value-type="float">
            <text:p>15.34874</text:p>
          </table:table-cell>
          <table:table-cell office:value-type="float" office:value="10.97943" calcext:value-type="float">
            <text:p>10.97943</text:p>
          </table:table-cell>
          <table:table-cell office:value-type="float" office:value="7.53756" calcext:value-type="float">
            <text:p>7.53756</text:p>
          </table:table-cell>
          <table:table-cell office:value-type="float" office:value="4.035804" calcext:value-type="float">
            <text:p>4.035804</text:p>
          </table:table-cell>
          <table:table-cell office:value-type="float" office:value="1.04715" calcext:value-type="float">
            <text:p>1.04715</text:p>
          </table:table-cell>
          <table:table-cell office:value-type="float" office:value="0.3101743" calcext:value-type="float">
            <text:p>0.3101743</text:p>
          </table:table-cell>
          <table:table-cell office:value-type="float" office:value="0.9500888" calcext:value-type="float">
            <text:p>0.9500888</text:p>
          </table:table-cell>
          <table:table-cell office:value-type="float" office:value="0.4176179" calcext:value-type="float">
            <text:p>0.4176179</text:p>
          </table:table-cell>
          <table:table-cell office:value-type="float" office:value="0.2375188" calcext:value-type="float">
            <text:p>0.2375188</text:p>
          </table:table-cell>
          <table:table-cell office:value-type="float" office:value="0.1404874" calcext:value-type="float">
            <text:p>0.1404874</text:p>
          </table:table-cell>
          <table:table-cell office:value-type="float" office:value="0.2083301" calcext:value-type="float">
            <text:p>0.2083301</text:p>
          </table:table-cell>
          <table:table-cell office:value-type="float" office:value="0.3109763" calcext:value-type="float">
            <text:p>0.3109763</text:p>
          </table:table-cell>
          <table:table-cell office:value-type="float" office:value="0.349755" calcext:value-type="float">
            <text:p>0.349755</text:p>
          </table:table-cell>
          <table:table-cell office:value-type="float" office:value="0" calcext:value-type="float">
            <text:p>0</text:p>
          </table:table-cell>
          <table:table-cell office:value-type="float" office:value="516.5153" calcext:value-type="float">
            <text:p>516.5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36556" calcext:value-type="float">
            <text:p>-0.0044365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34.0546" calcext:value-type="float">
            <text:p>34.0546</text:p>
          </table:table-cell>
          <table:table-cell office:value-type="float" office:value="1088.901" calcext:value-type="float">
            <text:p>1088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5371" calcext:value-type="float">
            <text:p>0.1755371</text:p>
          </table:table-cell>
          <table:table-cell office:value-type="float" office:value="3.534499" calcext:value-type="float">
            <text:p>3.53449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59013" calcext:value-type="float">
            <text:p>3.059013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8572551" calcext:value-type="float">
            <text:p>0.0008572551</text:p>
          </table:table-cell>
          <table:table-cell office:value-type="float" office:value="-0.002093873" calcext:value-type="float">
            <text:p>-0.002093873</text:p>
          </table:table-cell>
          <table:table-cell office:value-type="float" office:value="0.001028729" calcext:value-type="float">
            <text:p>0.001028729</text:p>
          </table:table-cell>
          <table:table-cell office:value-type="float" office:value="0.000001578509" calcext:value-type="float">
            <text:p>1.578509E-06</text:p>
          </table:table-cell>
          <table:table-cell office:value-type="float" office:value="17.16471" calcext:value-type="float">
            <text:p>17.16471</text:p>
          </table:table-cell>
          <table:table-cell office:value-type="float" office:value="0.2265242" calcext:value-type="float">
            <text:p>0.2265242</text:p>
          </table:table-cell>
          <table:table-cell office:value-type="float" office:value="0.1201436" calcext:value-type="float">
            <text:p>0.1201436</text:p>
          </table:table-cell>
          <table:table-cell office:value-type="float" office:value="0.1186525" calcext:value-type="float">
            <text:p>0.1186525</text:p>
          </table:table-cell>
          <table:table-cell office:value-type="float" office:value="0.09360139" calcext:value-type="float">
            <text:p>0.09360139</text:p>
          </table:table-cell>
          <table:table-cell office:value-type="float" office:value="0.09517041" calcext:value-type="float">
            <text:p>0.09517041</text:p>
          </table:table-cell>
          <table:table-cell office:value-type="float" office:value="0.03705665" calcext:value-type="float">
            <text:p>0.03705665</text:p>
          </table:table-cell>
          <table:table-cell office:value-type="float" office:value="0.02384822" calcext:value-type="float">
            <text:p>0.02384822</text:p>
          </table:table-cell>
          <table:table-cell office:value-type="float" office:value="0.03460545" calcext:value-type="float">
            <text:p>0.03460545</text:p>
          </table:table-cell>
          <table:table-cell office:value-type="float" office:value="0.02547688" calcext:value-type="float">
            <text:p>0.02547688</text:p>
          </table:table-cell>
          <table:table-cell office:value-type="float" office:value="0.02134179" calcext:value-type="float">
            <text:p>0.02134179</text:p>
          </table:table-cell>
          <table:table-cell office:value-type="float" office:value="0.02211438" calcext:value-type="float">
            <text:p>0.02211438</text:p>
          </table:table-cell>
          <table:table-cell office:value-type="float" office:value="0.0309731" calcext:value-type="float">
            <text:p>0.0309731</text:p>
          </table:table-cell>
          <table:table-cell office:value-type="float" office:value="0.004939211" calcext:value-type="float">
            <text:p>0.004939211</text:p>
          </table:table-cell>
          <table:table-cell office:value-type="float" office:value="0.004566088" calcext:value-type="float">
            <text:p>0.004566088</text:p>
          </table:table-cell>
          <table:table-cell office:value-type="float" office:value="0" calcext:value-type="float">
            <text:p>0</text:p>
          </table:table-cell>
          <table:table-cell office:value-type="float" office:value="30.07984" calcext:value-type="float">
            <text:p>30.07984</text:p>
          </table:table-cell>
          <table:table-cell office:value-type="float" office:value="14.88451" calcext:value-type="float">
            <text:p>14.88451</text:p>
          </table:table-cell>
          <table:table-cell office:value-type="float" office:value="10.32518" calcext:value-type="float">
            <text:p>10.32518</text:p>
          </table:table-cell>
          <table:table-cell office:value-type="float" office:value="7.130893" calcext:value-type="float">
            <text:p>7.130893</text:p>
          </table:table-cell>
          <table:table-cell office:value-type="float" office:value="3.83703" calcext:value-type="float">
            <text:p>3.83703</text:p>
          </table:table-cell>
          <table:table-cell office:value-type="float" office:value="1.034031" calcext:value-type="float">
            <text:p>1.034031</text:p>
          </table:table-cell>
          <table:table-cell office:value-type="float" office:value="0.2989441" calcext:value-type="float">
            <text:p>0.2989441</text:p>
          </table:table-cell>
          <table:table-cell office:value-type="float" office:value="0.9512331" calcext:value-type="float">
            <text:p>0.9512331</text:p>
          </table:table-cell>
          <table:table-cell office:value-type="float" office:value="0.4185308" calcext:value-type="float">
            <text:p>0.4185308</text:p>
          </table:table-cell>
          <table:table-cell office:value-type="float" office:value="0.2380627" calcext:value-type="float">
            <text:p>0.2380627</text:p>
          </table:table-cell>
          <table:table-cell office:value-type="float" office:value="0.1409502" calcext:value-type="float">
            <text:p>0.1409502</text:p>
          </table:table-cell>
          <table:table-cell office:value-type="float" office:value="0.2087527" calcext:value-type="float">
            <text:p>0.2087527</text:p>
          </table:table-cell>
          <table:table-cell office:value-type="float" office:value="0.3105387" calcext:value-type="float">
            <text:p>0.3105387</text:p>
          </table:table-cell>
          <table:table-cell office:value-type="float" office:value="0.3497232" calcext:value-type="float">
            <text:p>0.3497232</text:p>
          </table:table-cell>
          <table:table-cell office:value-type="float" office:value="0" calcext:value-type="float">
            <text:p>0</text:p>
          </table:table-cell>
          <table:table-cell office:value-type="float" office:value="522.7253" calcext:value-type="float">
            <text:p>522.7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40213" calcext:value-type="float">
            <text:p>-0.004440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34.04219" calcext:value-type="float">
            <text:p>34.04219</text:p>
          </table:table-cell>
          <table:table-cell office:value-type="float" office:value="1088.918" calcext:value-type="float">
            <text:p>1088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4372" calcext:value-type="float">
            <text:p>0.1724372</text:p>
          </table:table-cell>
          <table:table-cell office:value-type="float" office:value="3.532861" calcext:value-type="float">
            <text:p>3.53286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6699" calcext:value-type="float">
            <text:p>3.06699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8631132" calcext:value-type="float">
            <text:p>0.0008631132</text:p>
          </table:table-cell>
          <table:table-cell office:value-type="float" office:value="-0.002195683" calcext:value-type="float">
            <text:p>-0.002195683</text:p>
          </table:table-cell>
          <table:table-cell office:value-type="float" office:value="0.001035619" calcext:value-type="float">
            <text:p>0.001035619</text:p>
          </table:table-cell>
          <table:table-cell office:value-type="float" office:value="0.000001578811" calcext:value-type="float">
            <text:p>1.578811E-06</text:p>
          </table:table-cell>
          <table:table-cell office:value-type="float" office:value="17.23973" calcext:value-type="float">
            <text:p>17.23973</text:p>
          </table:table-cell>
          <table:table-cell office:value-type="float" office:value="0.1967107" calcext:value-type="float">
            <text:p>0.1967107</text:p>
          </table:table-cell>
          <table:table-cell office:value-type="float" office:value="0.1122747" calcext:value-type="float">
            <text:p>0.1122747</text:p>
          </table:table-cell>
          <table:table-cell office:value-type="float" office:value="0.1169918" calcext:value-type="float">
            <text:p>0.1169918</text:p>
          </table:table-cell>
          <table:table-cell office:value-type="float" office:value="0.09254485" calcext:value-type="float">
            <text:p>0.09254485</text:p>
          </table:table-cell>
          <table:table-cell office:value-type="float" office:value="0.09438084" calcext:value-type="float">
            <text:p>0.09438084</text:p>
          </table:table-cell>
          <table:table-cell office:value-type="float" office:value="0.03698771" calcext:value-type="float">
            <text:p>0.03698771</text:p>
          </table:table-cell>
          <table:table-cell office:value-type="float" office:value="0.02365992" calcext:value-type="float">
            <text:p>0.02365992</text:p>
          </table:table-cell>
          <table:table-cell office:value-type="float" office:value="0.03465645" calcext:value-type="float">
            <text:p>0.03465645</text:p>
          </table:table-cell>
          <table:table-cell office:value-type="float" office:value="0.02549753" calcext:value-type="float">
            <text:p>0.02549753</text:p>
          </table:table-cell>
          <table:table-cell office:value-type="float" office:value="0.02137396" calcext:value-type="float">
            <text:p>0.02137396</text:p>
          </table:table-cell>
          <table:table-cell office:value-type="float" office:value="0.02214395" calcext:value-type="float">
            <text:p>0.02214395</text:p>
          </table:table-cell>
          <table:table-cell office:value-type="float" office:value="0.03100787" calcext:value-type="float">
            <text:p>0.03100787</text:p>
          </table:table-cell>
          <table:table-cell office:value-type="float" office:value="0.004940091" calcext:value-type="float">
            <text:p>0.004940091</text:p>
          </table:table-cell>
          <table:table-cell office:value-type="float" office:value="0.004568684" calcext:value-type="float">
            <text:p>0.004568684</text:p>
          </table:table-cell>
          <table:table-cell office:value-type="float" office:value="0" calcext:value-type="float">
            <text:p>0</text:p>
          </table:table-cell>
          <table:table-cell office:value-type="float" office:value="32.62064" calcext:value-type="float">
            <text:p>32.62064</text:p>
          </table:table-cell>
          <table:table-cell office:value-type="float" office:value="15.21193" calcext:value-type="float">
            <text:p>15.21193</text:p>
          </table:table-cell>
          <table:table-cell office:value-type="float" office:value="10.69482" calcext:value-type="float">
            <text:p>10.69482</text:p>
          </table:table-cell>
          <table:table-cell office:value-type="float" office:value="6.849936" calcext:value-type="float">
            <text:p>6.849936</text:p>
          </table:table-cell>
          <table:table-cell office:value-type="float" office:value="3.721755" calcext:value-type="float">
            <text:p>3.721755</text:p>
          </table:table-cell>
          <table:table-cell office:value-type="float" office:value="1.017242" calcext:value-type="float">
            <text:p>1.017242</text:p>
          </table:table-cell>
          <table:table-cell office:value-type="float" office:value="0.2897506" calcext:value-type="float">
            <text:p>0.2897506</text:p>
          </table:table-cell>
          <table:table-cell office:value-type="float" office:value="0.9524257" calcext:value-type="float">
            <text:p>0.9524257</text:p>
          </table:table-cell>
          <table:table-cell office:value-type="float" office:value="0.4194483" calcext:value-type="float">
            <text:p>0.4194483</text:p>
          </table:table-cell>
          <table:table-cell office:value-type="float" office:value="0.2386027" calcext:value-type="float">
            <text:p>0.2386027</text:p>
          </table:table-cell>
          <table:table-cell office:value-type="float" office:value="0.1414137" calcext:value-type="float">
            <text:p>0.1414137</text:p>
          </table:table-cell>
          <table:table-cell office:value-type="float" office:value="0.209171" calcext:value-type="float">
            <text:p>0.209171</text:p>
          </table:table-cell>
          <table:table-cell office:value-type="float" office:value="0.3104851" calcext:value-type="float">
            <text:p>0.3104851</text:p>
          </table:table-cell>
          <table:table-cell office:value-type="float" office:value="0.3497401" calcext:value-type="float">
            <text:p>0.3497401</text:p>
          </table:table-cell>
          <table:table-cell office:value-type="float" office:value="0" calcext:value-type="float">
            <text:p>0</text:p>
          </table:table-cell>
          <table:table-cell office:value-type="float" office:value="512.9092" calcext:value-type="float">
            <text:p>512.9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45897" calcext:value-type="float">
            <text:p>-0.0044458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34.02674" calcext:value-type="float">
            <text:p>34.02674</text:p>
          </table:table-cell>
          <table:table-cell office:value-type="float" office:value="1088.929" calcext:value-type="float">
            <text:p>1088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213" calcext:value-type="float">
            <text:p>0.1701213</text:p>
          </table:table-cell>
          <table:table-cell office:value-type="float" office:value="3.538637" calcext:value-type="float">
            <text:p>3.538637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80384" calcext:value-type="float">
            <text:p>3.080384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0.0004259718" calcext:value-type="float">
            <text:p>0.0004259718</text:p>
          </table:table-cell>
          <table:table-cell office:value-type="float" office:value="-0.002243784" calcext:value-type="float">
            <text:p>-0.002243784</text:p>
          </table:table-cell>
          <table:table-cell office:value-type="float" office:value="0.00104313" calcext:value-type="float">
            <text:p>0.00104313</text:p>
          </table:table-cell>
          <table:table-cell office:value-type="float" office:value="0.000001579107" calcext:value-type="float">
            <text:p>1.579107E-06</text:p>
          </table:table-cell>
          <table:table-cell office:value-type="float" office:value="17.27163" calcext:value-type="float">
            <text:p>17.27163</text:p>
          </table:table-cell>
          <table:table-cell office:value-type="float" office:value="0.1975483" calcext:value-type="float">
            <text:p>0.1975483</text:p>
          </table:table-cell>
          <table:table-cell office:value-type="float" office:value="0.1126697" calcext:value-type="float">
            <text:p>0.1126697</text:p>
          </table:table-cell>
          <table:table-cell office:value-type="float" office:value="0.1169044" calcext:value-type="float">
            <text:p>0.1169044</text:p>
          </table:table-cell>
          <table:table-cell office:value-type="float" office:value="0.091357" calcext:value-type="float">
            <text:p>0.091357</text:p>
          </table:table-cell>
          <table:table-cell office:value-type="float" office:value="0.09355991" calcext:value-type="float">
            <text:p>0.09355991</text:p>
          </table:table-cell>
          <table:table-cell office:value-type="float" office:value="0.0370107" calcext:value-type="float">
            <text:p>0.0370107</text:p>
          </table:table-cell>
          <table:table-cell office:value-type="float" office:value="0.02348674" calcext:value-type="float">
            <text:p>0.02348674</text:p>
          </table:table-cell>
          <table:table-cell office:value-type="float" office:value="0.03470919" calcext:value-type="float">
            <text:p>0.03470919</text:p>
          </table:table-cell>
          <table:table-cell office:value-type="float" office:value="0.02551647" calcext:value-type="float">
            <text:p>0.02551647</text:p>
          </table:table-cell>
          <table:table-cell office:value-type="float" office:value="0.02140501" calcext:value-type="float">
            <text:p>0.02140501</text:p>
          </table:table-cell>
          <table:table-cell office:value-type="float" office:value="0.02217339" calcext:value-type="float">
            <text:p>0.02217339</text:p>
          </table:table-cell>
          <table:table-cell office:value-type="float" office:value="0.03104189" calcext:value-type="float">
            <text:p>0.03104189</text:p>
          </table:table-cell>
          <table:table-cell office:value-type="float" office:value="0.004967135" calcext:value-type="float">
            <text:p>0.004967135</text:p>
          </table:table-cell>
          <table:table-cell office:value-type="float" office:value="0.004542495" calcext:value-type="float">
            <text:p>0.004542495</text:p>
          </table:table-cell>
          <table:table-cell office:value-type="float" office:value="0" calcext:value-type="float">
            <text:p>0</text:p>
          </table:table-cell>
          <table:table-cell office:value-type="float" office:value="36.62091" calcext:value-type="float">
            <text:p>36.62091</text:p>
          </table:table-cell>
          <table:table-cell office:value-type="float" office:value="15.16842" calcext:value-type="float">
            <text:p>15.16842</text:p>
          </table:table-cell>
          <table:table-cell office:value-type="float" office:value="10.36515" calcext:value-type="float">
            <text:p>10.36515</text:p>
          </table:table-cell>
          <table:table-cell office:value-type="float" office:value="6.525226" calcext:value-type="float">
            <text:p>6.525226</text:p>
          </table:table-cell>
          <table:table-cell office:value-type="float" office:value="3.609178" calcext:value-type="float">
            <text:p>3.609178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0.2810724" calcext:value-type="float">
            <text:p>0.2810724</text:p>
          </table:table-cell>
          <table:table-cell office:value-type="float" office:value="0.9536586" calcext:value-type="float">
            <text:p>0.9536586</text:p>
          </table:table-cell>
          <table:table-cell office:value-type="float" office:value="0.4203751" calcext:value-type="float">
            <text:p>0.4203751</text:p>
          </table:table-cell>
          <table:table-cell office:value-type="float" office:value="0.2391403" calcext:value-type="float">
            <text:p>0.2391403</text:p>
          </table:table-cell>
          <table:table-cell office:value-type="float" office:value="0.1418813" calcext:value-type="float">
            <text:p>0.1418813</text:p>
          </table:table-cell>
          <table:table-cell office:value-type="float" office:value="0.2098787" calcext:value-type="float">
            <text:p>0.2098787</text:p>
          </table:table-cell>
          <table:table-cell office:value-type="float" office:value="0.3205531" calcext:value-type="float">
            <text:p>0.3205531</text:p>
          </table:table-cell>
          <table:table-cell office:value-type="float" office:value="0.3399418" calcext:value-type="float">
            <text:p>0.3399418</text:p>
          </table:table-cell>
          <table:table-cell office:value-type="float" office:value="0" calcext:value-type="float">
            <text:p>0</text:p>
          </table:table-cell>
          <table:table-cell office:value-type="float" office:value="500.629" calcext:value-type="float">
            <text:p>500.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50064" calcext:value-type="float">
            <text:p>-0.0044500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34.01253" calcext:value-type="float">
            <text:p>34.01253</text:p>
          </table:table-cell>
          <table:table-cell office:value-type="float" office:value="1088.944" calcext:value-type="float">
            <text:p>1088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9479" calcext:value-type="float">
            <text:p>0.1669479</text:p>
          </table:table-cell>
          <table:table-cell office:value-type="float" office:value="3.541588" calcext:value-type="float">
            <text:p>3.541588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094819" calcext:value-type="float">
            <text:p>3.094819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04378241" calcext:value-type="float">
            <text:p>-0.0004378241</text:p>
          </table:table-cell>
          <table:table-cell office:value-type="float" office:value="-0.002316335" calcext:value-type="float">
            <text:p>-0.002316335</text:p>
          </table:table-cell>
          <table:table-cell office:value-type="float" office:value="0.001050934" calcext:value-type="float">
            <text:p>0.001050934</text:p>
          </table:table-cell>
          <table:table-cell office:value-type="float" office:value="0.000001579396" calcext:value-type="float">
            <text:p>1.579396E-06</text:p>
          </table:table-cell>
          <table:table-cell office:value-type="float" office:value="17.32634" calcext:value-type="float">
            <text:p>17.32634</text:p>
          </table:table-cell>
          <table:table-cell office:value-type="float" office:value="0.1816159" calcext:value-type="float">
            <text:p>0.1816159</text:p>
          </table:table-cell>
          <table:table-cell office:value-type="float" office:value="0.1069002" calcext:value-type="float">
            <text:p>0.1069002</text:p>
          </table:table-cell>
          <table:table-cell office:value-type="float" office:value="0.1142251" calcext:value-type="float">
            <text:p>0.1142251</text:p>
          </table:table-cell>
          <table:table-cell office:value-type="float" office:value="0.08993047" calcext:value-type="float">
            <text:p>0.08993047</text:p>
          </table:table-cell>
          <table:table-cell office:value-type="float" office:value="0.09284604" calcext:value-type="float">
            <text:p>0.09284604</text:p>
          </table:table-cell>
          <table:table-cell office:value-type="float" office:value="0.0370165" calcext:value-type="float">
            <text:p>0.0370165</text:p>
          </table:table-cell>
          <table:table-cell office:value-type="float" office:value="0.02333832" calcext:value-type="float">
            <text:p>0.02333832</text:p>
          </table:table-cell>
          <table:table-cell office:value-type="float" office:value="0.03475901" calcext:value-type="float">
            <text:p>0.03475901</text:p>
          </table:table-cell>
          <table:table-cell office:value-type="float" office:value="0.02553338" calcext:value-type="float">
            <text:p>0.02553338</text:p>
          </table:table-cell>
          <table:table-cell office:value-type="float" office:value="0.02143479" calcext:value-type="float">
            <text:p>0.02143479</text:p>
          </table:table-cell>
          <table:table-cell office:value-type="float" office:value="0.02220344" calcext:value-type="float">
            <text:p>0.02220344</text:p>
          </table:table-cell>
          <table:table-cell office:value-type="float" office:value="0.03107624" calcext:value-type="float">
            <text:p>0.03107624</text:p>
          </table:table-cell>
          <table:table-cell office:value-type="float" office:value="0.004960028" calcext:value-type="float">
            <text:p>0.004960028</text:p>
          </table:table-cell>
          <table:table-cell office:value-type="float" office:value="0.004550426" calcext:value-type="float">
            <text:p>0.004550426</text:p>
          </table:table-cell>
          <table:table-cell office:value-type="float" office:value="0" calcext:value-type="float">
            <text:p>0</text:p>
          </table:table-cell>
          <table:table-cell office:value-type="float" office:value="38.856" calcext:value-type="float">
            <text:p>38.856</text:p>
          </table:table-cell>
          <table:table-cell office:value-type="float" office:value="15.08414" calcext:value-type="float">
            <text:p>15.08414</text:p>
          </table:table-cell>
          <table:table-cell office:value-type="float" office:value="9.99507" calcext:value-type="float">
            <text:p>9.99507</text:p>
          </table:table-cell>
          <table:table-cell office:value-type="float" office:value="6.134995" calcext:value-type="float">
            <text:p>6.134995</text:p>
          </table:table-cell>
          <table:table-cell office:value-type="float" office:value="3.496207" calcext:value-type="float">
            <text:p>3.496207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0.2731995" calcext:value-type="float">
            <text:p>0.2731995</text:p>
          </table:table-cell>
          <table:table-cell office:value-type="float" office:value="0.9548135" calcext:value-type="float">
            <text:p>0.9548135</text:p>
          </table:table-cell>
          <table:table-cell office:value-type="float" office:value="0.4213047" calcext:value-type="float">
            <text:p>0.4213047</text:p>
          </table:table-cell>
          <table:table-cell office:value-type="float" office:value="0.2396749" calcext:value-type="float">
            <text:p>0.2396749</text:p>
          </table:table-cell>
          <table:table-cell office:value-type="float" office:value="0.142371" calcext:value-type="float">
            <text:p>0.142371</text:p>
          </table:table-cell>
          <table:table-cell office:value-type="float" office:value="0.2107265" calcext:value-type="float">
            <text:p>0.2107265</text:p>
          </table:table-cell>
          <table:table-cell office:value-type="float" office:value="0.317356" calcext:value-type="float">
            <text:p>0.317356</text:p>
          </table:table-cell>
          <table:table-cell office:value-type="float" office:value="0.3439609" calcext:value-type="float">
            <text:p>0.3439609</text:p>
          </table:table-cell>
          <table:table-cell office:value-type="float" office:value="0" calcext:value-type="float">
            <text:p>0</text:p>
          </table:table-cell>
          <table:table-cell office:value-type="float" office:value="487.3479" calcext:value-type="float">
            <text:p>487.3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55023" calcext:value-type="float">
            <text:p>-0.0044550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33.99765" calcext:value-type="float">
            <text:p>33.99765</text:p>
          </table:table-cell>
          <table:table-cell office:value-type="float" office:value="1088.972" calcext:value-type="float">
            <text:p>1088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996" calcext:value-type="float">
            <text:p>0.163996</text:p>
          </table:table-cell>
          <table:table-cell office:value-type="float" office:value="3.530685" calcext:value-type="float">
            <text:p>3.53068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01525" calcext:value-type="float">
            <text:p>3.101525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256835" calcext:value-type="float">
            <text:p>-0.001256835</text:p>
          </table:table-cell>
          <table:table-cell office:value-type="float" office:value="-0.002548405" calcext:value-type="float">
            <text:p>-0.002548405</text:p>
          </table:table-cell>
          <table:table-cell office:value-type="float" office:value="0.001058671" calcext:value-type="float">
            <text:p>0.001058671</text:p>
          </table:table-cell>
          <table:table-cell office:value-type="float" office:value="0.000001580065" calcext:value-type="float">
            <text:p>1.580065E-06</text:p>
          </table:table-cell>
          <table:table-cell office:value-type="float" office:value="17.47249" calcext:value-type="float">
            <text:p>17.47249</text:p>
          </table:table-cell>
          <table:table-cell office:value-type="float" office:value="0.166071" calcext:value-type="float">
            <text:p>0.166071</text:p>
          </table:table-cell>
          <table:table-cell office:value-type="float" office:value="0.09435365" calcext:value-type="float">
            <text:p>0.09435365</text:p>
          </table:table-cell>
          <table:table-cell office:value-type="float" office:value="0.1052209" calcext:value-type="float">
            <text:p>0.1052209</text:p>
          </table:table-cell>
          <table:table-cell office:value-type="float" office:value="0.08714732" calcext:value-type="float">
            <text:p>0.08714732</text:p>
          </table:table-cell>
          <table:table-cell office:value-type="float" office:value="0.09250239" calcext:value-type="float">
            <text:p>0.09250239</text:p>
          </table:table-cell>
          <table:table-cell office:value-type="float" office:value="0.03714942" calcext:value-type="float">
            <text:p>0.03714942</text:p>
          </table:table-cell>
          <table:table-cell office:value-type="float" office:value="0.02333356" calcext:value-type="float">
            <text:p>0.02333356</text:p>
          </table:table-cell>
          <table:table-cell office:value-type="float" office:value="0.0348073" calcext:value-type="float">
            <text:p>0.0348073</text:p>
          </table:table-cell>
          <table:table-cell office:value-type="float" office:value="0.02555003" calcext:value-type="float">
            <text:p>0.02555003</text:p>
          </table:table-cell>
          <table:table-cell office:value-type="float" office:value="0.02146462" calcext:value-type="float">
            <text:p>0.02146462</text:p>
          </table:table-cell>
          <table:table-cell office:value-type="float" office:value="0.02223308" calcext:value-type="float">
            <text:p>0.02223308</text:p>
          </table:table-cell>
          <table:table-cell office:value-type="float" office:value="0.03111015" calcext:value-type="float">
            <text:p>0.03111015</text:p>
          </table:table-cell>
          <table:table-cell office:value-type="float" office:value="0.004953925" calcext:value-type="float">
            <text:p>0.004953925</text:p>
          </table:table-cell>
          <table:table-cell office:value-type="float" office:value="0.004560408" calcext:value-type="float">
            <text:p>0.004560408</text:p>
          </table:table-cell>
          <table:table-cell office:value-type="float" office:value="0" calcext:value-type="float">
            <text:p>0</text:p>
          </table:table-cell>
          <table:table-cell office:value-type="float" office:value="42.75714" calcext:value-type="float">
            <text:p>42.75714</text:p>
          </table:table-cell>
          <table:table-cell office:value-type="float" office:value="15.40701" calcext:value-type="float">
            <text:p>15.40701</text:p>
          </table:table-cell>
          <table:table-cell office:value-type="float" office:value="9.712692" calcext:value-type="float">
            <text:p>9.712692</text:p>
          </table:table-cell>
          <table:table-cell office:value-type="float" office:value="5.48362" calcext:value-type="float">
            <text:p>5.48362</text:p>
          </table:table-cell>
          <table:table-cell office:value-type="float" office:value="3.490095" calcext:value-type="float">
            <text:p>3.490095</text:p>
          </table:table-cell>
          <table:table-cell office:value-type="float" office:value="1.004881" calcext:value-type="float">
            <text:p>1.004881</text:p>
          </table:table-cell>
          <table:table-cell office:value-type="float" office:value="0.2686703" calcext:value-type="float">
            <text:p>0.2686703</text:p>
          </table:table-cell>
          <table:table-cell office:value-type="float" office:value="0.9559072" calcext:value-type="float">
            <text:p>0.9559072</text:p>
          </table:table-cell>
          <table:table-cell office:value-type="float" office:value="0.4222359" calcext:value-type="float">
            <text:p>0.4222359</text:p>
          </table:table-cell>
          <table:table-cell office:value-type="float" office:value="0.2402196" calcext:value-type="float">
            <text:p>0.2402196</text:p>
          </table:table-cell>
          <table:table-cell office:value-type="float" office:value="0.1428539" calcext:value-type="float">
            <text:p>0.1428539</text:p>
          </table:table-cell>
          <table:table-cell office:value-type="float" office:value="0.2113737" calcext:value-type="float">
            <text:p>0.2113737</text:p>
          </table:table-cell>
          <table:table-cell office:value-type="float" office:value="0.3146663" calcext:value-type="float">
            <text:p>0.3146663</text:p>
          </table:table-cell>
          <table:table-cell office:value-type="float" office:value="0.3478148" calcext:value-type="float">
            <text:p>0.3478148</text:p>
          </table:table-cell>
          <table:table-cell office:value-type="float" office:value="0" calcext:value-type="float">
            <text:p>0</text:p>
          </table:table-cell>
          <table:table-cell office:value-type="float" office:value="485.0933" calcext:value-type="float">
            <text:p>485.0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74394" calcext:value-type="float">
            <text:p>-0.0044743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33.97831" calcext:value-type="float">
            <text:p>33.97831</text:p>
          </table:table-cell>
          <table:table-cell office:value-type="float" office:value="1088.997" calcext:value-type="float">
            <text:p>1088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3684" calcext:value-type="float">
            <text:p>0.1613684</text:p>
          </table:table-cell>
          <table:table-cell office:value-type="float" office:value="3.526762" calcext:value-type="float">
            <text:p>3.52676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11821" calcext:value-type="float">
            <text:p>3.11182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605315" calcext:value-type="float">
            <text:p>-0.001605315</text:p>
          </table:table-cell>
          <table:table-cell office:value-type="float" office:value="-0.002683497" calcext:value-type="float">
            <text:p>-0.002683497</text:p>
          </table:table-cell>
          <table:table-cell office:value-type="float" office:value="0.001066503" calcext:value-type="float">
            <text:p>0.001066503</text:p>
          </table:table-cell>
          <table:table-cell office:value-type="float" office:value="0.000001580661" calcext:value-type="float">
            <text:p>1.580661E-06</text:p>
          </table:table-cell>
          <table:table-cell office:value-type="float" office:value="17.57346" calcext:value-type="float">
            <text:p>17.57346</text:p>
          </table:table-cell>
          <table:table-cell office:value-type="float" office:value="0.1636238" calcext:value-type="float">
            <text:p>0.1636238</text:p>
          </table:table-cell>
          <table:table-cell office:value-type="float" office:value="0.09081007" calcext:value-type="float">
            <text:p>0.09081007</text:p>
          </table:table-cell>
          <table:table-cell office:value-type="float" office:value="0.1024779" calcext:value-type="float">
            <text:p>0.1024779</text:p>
          </table:table-cell>
          <table:table-cell office:value-type="float" office:value="0.08528091" calcext:value-type="float">
            <text:p>0.08528091</text:p>
          </table:table-cell>
          <table:table-cell office:value-type="float" office:value="0.0921495" calcext:value-type="float">
            <text:p>0.0921495</text:p>
          </table:table-cell>
          <table:table-cell office:value-type="float" office:value="0.03721162" calcext:value-type="float">
            <text:p>0.03721162</text:p>
          </table:table-cell>
          <table:table-cell office:value-type="float" office:value="0.02338883" calcext:value-type="float">
            <text:p>0.02338883</text:p>
          </table:table-cell>
          <table:table-cell office:value-type="float" office:value="0.03485804" calcext:value-type="float">
            <text:p>0.03485804</text:p>
          </table:table-cell>
          <table:table-cell office:value-type="float" office:value="0.02556692" calcext:value-type="float">
            <text:p>0.02556692</text:p>
          </table:table-cell>
          <table:table-cell office:value-type="float" office:value="0.02149465" calcext:value-type="float">
            <text:p>0.02149465</text:p>
          </table:table-cell>
          <table:table-cell office:value-type="float" office:value="0.02226142" calcext:value-type="float">
            <text:p>0.02226142</text:p>
          </table:table-cell>
          <table:table-cell office:value-type="float" office:value="0.0311435" calcext:value-type="float">
            <text:p>0.0311435</text:p>
          </table:table-cell>
          <table:table-cell office:value-type="float" office:value="0.004951679" calcext:value-type="float">
            <text:p>0.004951679</text:p>
          </table:table-cell>
          <table:table-cell office:value-type="float" office:value="0.004565481" calcext:value-type="float">
            <text:p>0.004565481</text:p>
          </table:table-cell>
          <table:table-cell office:value-type="float" office:value="0" calcext:value-type="float">
            <text:p>0</text:p>
          </table:table-cell>
          <table:table-cell office:value-type="float" office:value="45.88226" calcext:value-type="float">
            <text:p>45.88226</text:p>
          </table:table-cell>
          <table:table-cell office:value-type="float" office:value="15.82195" calcext:value-type="float">
            <text:p>15.82195</text:p>
          </table:table-cell>
          <table:table-cell office:value-type="float" office:value="9.316523" calcext:value-type="float">
            <text:p>9.316523</text:p>
          </table:table-cell>
          <table:table-cell office:value-type="float" office:value="4.964626" calcext:value-type="float">
            <text:p>4.964626</text:p>
          </table:table-cell>
          <table:table-cell office:value-type="float" office:value="3.425316" calcext:value-type="float">
            <text:p>3.425316</text:p>
          </table:table-cell>
          <table:table-cell office:value-type="float" office:value="1.008196" calcext:value-type="float">
            <text:p>1.008196</text:p>
          </table:table-cell>
          <table:table-cell office:value-type="float" office:value="0.2668695" calcext:value-type="float">
            <text:p>0.2668695</text:p>
          </table:table-cell>
          <table:table-cell office:value-type="float" office:value="0.9570197" calcext:value-type="float">
            <text:p>0.9570197</text:p>
          </table:table-cell>
          <table:table-cell office:value-type="float" office:value="0.4232701" calcext:value-type="float">
            <text:p>0.4232701</text:p>
          </table:table-cell>
          <table:table-cell office:value-type="float" office:value="0.2407688" calcext:value-type="float">
            <text:p>0.2407688</text:p>
          </table:table-cell>
          <table:table-cell office:value-type="float" office:value="0.1433052" calcext:value-type="float">
            <text:p>0.1433052</text:p>
          </table:table-cell>
          <table:table-cell office:value-type="float" office:value="0.2118843" calcext:value-type="float">
            <text:p>0.2118843</text:p>
          </table:table-cell>
          <table:table-cell office:value-type="float" office:value="0.3134121" calcext:value-type="float">
            <text:p>0.3134121</text:p>
          </table:table-cell>
          <table:table-cell office:value-type="float" office:value="0.3494656" calcext:value-type="float">
            <text:p>0.3494656</text:p>
          </table:table-cell>
          <table:table-cell office:value-type="float" office:value="0" calcext:value-type="float">
            <text:p>0</text:p>
          </table:table-cell>
          <table:table-cell office:value-type="float" office:value="476.8498" calcext:value-type="float">
            <text:p>476.8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84402" calcext:value-type="float">
            <text:p>-0.0044844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33.95796" calcext:value-type="float">
            <text:p>33.95796</text:p>
          </table:table-cell>
          <table:table-cell office:value-type="float" office:value="1089.024" calcext:value-type="float">
            <text:p>1089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69" calcext:value-type="float">
            <text:p>0.158469</text:p>
          </table:table-cell>
          <table:table-cell office:value-type="float" office:value="3.521506" calcext:value-type="float">
            <text:p>3.521506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20648" calcext:value-type="float">
            <text:p>3.12064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99374" calcext:value-type="float">
            <text:p>-0.001599374</text:p>
          </table:table-cell>
          <table:table-cell office:value-type="float" office:value="-0.002840531" calcext:value-type="float">
            <text:p>-0.002840531</text:p>
          </table:table-cell>
          <table:table-cell office:value-type="float" office:value="0.00107447" calcext:value-type="float">
            <text:p>0.00107447</text:p>
          </table:table-cell>
          <table:table-cell office:value-type="float" office:value="0.000001581301" calcext:value-type="float">
            <text:p>1.581301E-06</text:p>
          </table:table-cell>
          <table:table-cell office:value-type="float" office:value="17.68715" calcext:value-type="float">
            <text:p>17.68715</text:p>
          </table:table-cell>
          <table:table-cell office:value-type="float" office:value="0.1628206" calcext:value-type="float">
            <text:p>0.1628206</text:p>
          </table:table-cell>
          <table:table-cell office:value-type="float" office:value="0.08562125" calcext:value-type="float">
            <text:p>0.08562125</text:p>
          </table:table-cell>
          <table:table-cell office:value-type="float" office:value="0.09649393" calcext:value-type="float">
            <text:p>0.09649393</text:p>
          </table:table-cell>
          <table:table-cell office:value-type="float" office:value="0.08473861" calcext:value-type="float">
            <text:p>0.08473861</text:p>
          </table:table-cell>
          <table:table-cell office:value-type="float" office:value="0.08948179" calcext:value-type="float">
            <text:p>0.08948179</text:p>
          </table:table-cell>
          <table:table-cell office:value-type="float" office:value="0.03728509" calcext:value-type="float">
            <text:p>0.03728509</text:p>
          </table:table-cell>
          <table:table-cell office:value-type="float" office:value="0.02362162" calcext:value-type="float">
            <text:p>0.02362162</text:p>
          </table:table-cell>
          <table:table-cell office:value-type="float" office:value="0.03490782" calcext:value-type="float">
            <text:p>0.03490782</text:p>
          </table:table-cell>
          <table:table-cell office:value-type="float" office:value="0.02558242" calcext:value-type="float">
            <text:p>0.02558242</text:p>
          </table:table-cell>
          <table:table-cell office:value-type="float" office:value="0.02152419" calcext:value-type="float">
            <text:p>0.02152419</text:p>
          </table:table-cell>
          <table:table-cell office:value-type="float" office:value="0.02229007" calcext:value-type="float">
            <text:p>0.02229007</text:p>
          </table:table-cell>
          <table:table-cell office:value-type="float" office:value="0.0311763" calcext:value-type="float">
            <text:p>0.0311763</text:p>
          </table:table-cell>
          <table:table-cell office:value-type="float" office:value="0.004952298" calcext:value-type="float">
            <text:p>0.004952298</text:p>
          </table:table-cell>
          <table:table-cell office:value-type="float" office:value="0.004566633" calcext:value-type="float">
            <text:p>0.004566633</text:p>
          </table:table-cell>
          <table:table-cell office:value-type="float" office:value="0" calcext:value-type="float">
            <text:p>0</text:p>
          </table:table-cell>
          <table:table-cell office:value-type="float" office:value="44.69992" calcext:value-type="float">
            <text:p>44.69992</text:p>
          </table:table-cell>
          <table:table-cell office:value-type="float" office:value="15.76211" calcext:value-type="float">
            <text:p>15.76211</text:p>
          </table:table-cell>
          <table:table-cell office:value-type="float" office:value="8.992174" calcext:value-type="float">
            <text:p>8.992174</text:p>
          </table:table-cell>
          <table:table-cell office:value-type="float" office:value="4.793508" calcext:value-type="float">
            <text:p>4.793508</text:p>
          </table:table-cell>
          <table:table-cell office:value-type="float" office:value="3.094442" calcext:value-type="float">
            <text:p>3.094442</text:p>
          </table:table-cell>
          <table:table-cell office:value-type="float" office:value="1.016205" calcext:value-type="float">
            <text:p>1.016205</text:p>
          </table:table-cell>
          <table:table-cell office:value-type="float" office:value="0.275384" calcext:value-type="float">
            <text:p>0.275384</text:p>
          </table:table-cell>
          <table:table-cell office:value-type="float" office:value="0.9581969" calcext:value-type="float">
            <text:p>0.9581969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0.2413143" calcext:value-type="float">
            <text:p>0.2413143</text:p>
          </table:table-cell>
          <table:table-cell office:value-type="float" office:value="0.1437676" calcext:value-type="float">
            <text:p>0.1437676</text:p>
          </table:table-cell>
          <table:table-cell office:value-type="float" office:value="0.2123606" calcext:value-type="float">
            <text:p>0.2123606</text:p>
          </table:table-cell>
          <table:table-cell office:value-type="float" office:value="0.3131322" calcext:value-type="float">
            <text:p>0.3131322</text:p>
          </table:table-cell>
          <table:table-cell office:value-type="float" office:value="0.3494634" calcext:value-type="float">
            <text:p>0.3494634</text:p>
          </table:table-cell>
          <table:table-cell office:value-type="float" office:value="0" calcext:value-type="float">
            <text:p>0</text:p>
          </table:table-cell>
          <table:table-cell office:value-type="float" office:value="468.1897" calcext:value-type="float">
            <text:p>468.1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00345" calcext:value-type="float">
            <text:p>-0.0045003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33.94156" calcext:value-type="float">
            <text:p>33.94156</text:p>
          </table:table-cell>
          <table:table-cell office:value-type="float" office:value="1089.03" calcext:value-type="float">
            <text:p>108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6325" calcext:value-type="float">
            <text:p>0.1616325</text:p>
          </table:table-cell>
          <table:table-cell office:value-type="float" office:value="3.52805" calcext:value-type="float">
            <text:p>3.5280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35746" calcext:value-type="float">
            <text:p>3.13574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89238" calcext:value-type="float">
            <text:p>-0.001589238</text:p>
          </table:table-cell>
          <table:table-cell office:value-type="float" office:value="-0.002852091" calcext:value-type="float">
            <text:p>-0.002852091</text:p>
          </table:table-cell>
          <table:table-cell office:value-type="float" office:value="0.001080494" calcext:value-type="float">
            <text:p>0.001080494</text:p>
          </table:table-cell>
          <table:table-cell office:value-type="float" office:value="0.000001581572" calcext:value-type="float">
            <text:p>1.581572E-06</text:p>
          </table:table-cell>
          <table:table-cell office:value-type="float" office:value="17.68114" calcext:value-type="float">
            <text:p>17.68114</text:p>
          </table:table-cell>
          <table:table-cell office:value-type="float" office:value="0.1815337" calcext:value-type="float">
            <text:p>0.1815337</text:p>
          </table:table-cell>
          <table:table-cell office:value-type="float" office:value="0.1010289" calcext:value-type="float">
            <text:p>0.1010289</text:p>
          </table:table-cell>
          <table:table-cell office:value-type="float" office:value="0.1045793" calcext:value-type="float">
            <text:p>0.1045793</text:p>
          </table:table-cell>
          <table:table-cell office:value-type="float" office:value="0.08504647" calcext:value-type="float">
            <text:p>0.08504647</text:p>
          </table:table-cell>
          <table:table-cell office:value-type="float" office:value="0.08873643" calcext:value-type="float">
            <text:p>0.08873643</text:p>
          </table:table-cell>
          <table:table-cell office:value-type="float" office:value="0.03706075" calcext:value-type="float">
            <text:p>0.03706075</text:p>
          </table:table-cell>
          <table:table-cell office:value-type="float" office:value="0.02357262" calcext:value-type="float">
            <text:p>0.02357262</text:p>
          </table:table-cell>
          <table:table-cell office:value-type="float" office:value="0.03495447" calcext:value-type="float">
            <text:p>0.03495447</text:p>
          </table:table-cell>
          <table:table-cell office:value-type="float" office:value="0.02559654" calcext:value-type="float">
            <text:p>0.02559654</text:p>
          </table:table-cell>
          <table:table-cell office:value-type="float" office:value="0.02155319" calcext:value-type="float">
            <text:p>0.02155319</text:p>
          </table:table-cell>
          <table:table-cell office:value-type="float" office:value="0.02231881" calcext:value-type="float">
            <text:p>0.02231881</text:p>
          </table:table-cell>
          <table:table-cell office:value-type="float" office:value="0.03120855" calcext:value-type="float">
            <text:p>0.03120855</text:p>
          </table:table-cell>
          <table:table-cell office:value-type="float" office:value="0.004951683" calcext:value-type="float">
            <text:p>0.004951683</text:p>
          </table:table-cell>
          <table:table-cell office:value-type="float" office:value="0.004563723" calcext:value-type="float">
            <text:p>0.004563723</text:p>
          </table:table-cell>
          <table:table-cell office:value-type="float" office:value="0" calcext:value-type="float">
            <text:p>0</text:p>
          </table:table-cell>
          <table:table-cell office:value-type="float" office:value="43.05403" calcext:value-type="float">
            <text:p>43.05403</text:p>
          </table:table-cell>
          <table:table-cell office:value-type="float" office:value="16.18861" calcext:value-type="float">
            <text:p>16.18861</text:p>
          </table:table-cell>
          <table:table-cell office:value-type="float" office:value="8.349407" calcext:value-type="float">
            <text:p>8.349407</text:p>
          </table:table-cell>
          <table:table-cell office:value-type="float" office:value="4.555916" calcext:value-type="float">
            <text:p>4.555916</text:p>
          </table:table-cell>
          <table:table-cell office:value-type="float" office:value="2.879268" calcext:value-type="float">
            <text:p>2.879268</text:p>
          </table:table-cell>
          <table:table-cell office:value-type="float" office:value="0.9901302" calcext:value-type="float">
            <text:p>0.9901302</text:p>
          </table:table-cell>
          <table:table-cell office:value-type="float" office:value="0.2702617" calcext:value-type="float">
            <text:p>0.2702617</text:p>
          </table:table-cell>
          <table:table-cell office:value-type="float" office:value="0.9593341" calcext:value-type="float">
            <text:p>0.9593341</text:p>
          </table:table-cell>
          <table:table-cell office:value-type="float" office:value="0.4253684" calcext:value-type="float">
            <text:p>0.4253684</text:p>
          </table:table-cell>
          <table:table-cell office:value-type="float" office:value="0.2418564" calcext:value-type="float">
            <text:p>0.2418564</text:p>
          </table:table-cell>
          <table:table-cell office:value-type="float" office:value="0.1442378" calcext:value-type="float">
            <text:p>0.1442378</text:p>
          </table:table-cell>
          <table:table-cell office:value-type="float" office:value="0.2128116" calcext:value-type="float">
            <text:p>0.2128116</text:p>
          </table:table-cell>
          <table:table-cell office:value-type="float" office:value="0.3124622" calcext:value-type="float">
            <text:p>0.3124622</text:p>
          </table:table-cell>
          <table:table-cell office:value-type="float" office:value="0.349464" calcext:value-type="float">
            <text:p>0.349464</text:p>
          </table:table-cell>
          <table:table-cell office:value-type="float" office:value="0" calcext:value-type="float">
            <text:p>0</text:p>
          </table:table-cell>
          <table:table-cell office:value-type="float" office:value="482.9714" calcext:value-type="float">
            <text:p>482.9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04238" calcext:value-type="float">
            <text:p>-0.004504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33.92126" calcext:value-type="float">
            <text:p>33.92126</text:p>
          </table:table-cell>
          <table:table-cell office:value-type="float" office:value="1089.045" calcext:value-type="float">
            <text:p>1089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733" calcext:value-type="float">
            <text:p>0.1621733</text:p>
          </table:table-cell>
          <table:table-cell office:value-type="float" office:value="3.532141" calcext:value-type="float">
            <text:p>3.53214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41985" calcext:value-type="float">
            <text:p>3.141985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85066" calcext:value-type="float">
            <text:p>-0.001585066</text:p>
          </table:table-cell>
          <table:table-cell office:value-type="float" office:value="-0.002907211" calcext:value-type="float">
            <text:p>-0.002907211</text:p>
          </table:table-cell>
          <table:table-cell office:value-type="float" office:value="0.001087357" calcext:value-type="float">
            <text:p>0.001087357</text:p>
          </table:table-cell>
          <table:table-cell office:value-type="float" office:value="0.000001581839" calcext:value-type="float">
            <text:p>1.581839E-06</text:p>
          </table:table-cell>
          <table:table-cell office:value-type="float" office:value="17.71018" calcext:value-type="float">
            <text:p>17.71018</text:p>
          </table:table-cell>
          <table:table-cell office:value-type="float" office:value="0.184297" calcext:value-type="float">
            <text:p>0.184297</text:p>
          </table:table-cell>
          <table:table-cell office:value-type="float" office:value="0.1049022" calcext:value-type="float">
            <text:p>0.1049022</text:p>
          </table:table-cell>
          <table:table-cell office:value-type="float" office:value="0.109537" calcext:value-type="float">
            <text:p>0.109537</text:p>
          </table:table-cell>
          <table:table-cell office:value-type="float" office:value="0.0860099" calcext:value-type="float">
            <text:p>0.0860099</text:p>
          </table:table-cell>
          <table:table-cell office:value-type="float" office:value="0.08845577" calcext:value-type="float">
            <text:p>0.08845577</text:p>
          </table:table-cell>
          <table:table-cell office:value-type="float" office:value="0.03680068" calcext:value-type="float">
            <text:p>0.03680068</text:p>
          </table:table-cell>
          <table:table-cell office:value-type="float" office:value="0.02355942" calcext:value-type="float">
            <text:p>0.02355942</text:p>
          </table:table-cell>
          <table:table-cell office:value-type="float" office:value="0.03500495" calcext:value-type="float">
            <text:p>0.03500495</text:p>
          </table:table-cell>
          <table:table-cell office:value-type="float" office:value="0.02560989" calcext:value-type="float">
            <text:p>0.02560989</text:p>
          </table:table-cell>
          <table:table-cell office:value-type="float" office:value="0.02158167" calcext:value-type="float">
            <text:p>0.02158167</text:p>
          </table:table-cell>
          <table:table-cell office:value-type="float" office:value="0.02234744" calcext:value-type="float">
            <text:p>0.02234744</text:p>
          </table:table-cell>
          <table:table-cell office:value-type="float" office:value="0.03124028" calcext:value-type="float">
            <text:p>0.03124028</text:p>
          </table:table-cell>
          <table:table-cell office:value-type="float" office:value="0.00495219" calcext:value-type="float">
            <text:p>0.00495219</text:p>
          </table:table-cell>
          <table:table-cell office:value-type="float" office:value="0.004565379" calcext:value-type="float">
            <text:p>0.004565379</text:p>
          </table:table-cell>
          <table:table-cell office:value-type="float" office:value="0" calcext:value-type="float">
            <text:p>0</text:p>
          </table:table-cell>
          <table:table-cell office:value-type="float" office:value="48.07395" calcext:value-type="float">
            <text:p>48.07395</text:p>
          </table:table-cell>
          <table:table-cell office:value-type="float" office:value="15.88798" calcext:value-type="float">
            <text:p>15.88798</text:p>
          </table:table-cell>
          <table:table-cell office:value-type="float" office:value="8.359217" calcext:value-type="float">
            <text:p>8.359217</text:p>
          </table:table-cell>
          <table:table-cell office:value-type="float" office:value="4.456563" calcext:value-type="float">
            <text:p>4.456563</text:p>
          </table:table-cell>
          <table:table-cell office:value-type="float" office:value="2.734348" calcext:value-type="float">
            <text:p>2.734348</text:p>
          </table:table-cell>
          <table:table-cell office:value-type="float" office:value="0.9619321" calcext:value-type="float">
            <text:p>0.9619321</text:p>
          </table:table-cell>
          <table:table-cell office:value-type="float" office:value="0.2659617" calcext:value-type="float">
            <text:p>0.2659617</text:p>
          </table:table-cell>
          <table:table-cell office:value-type="float" office:value="0.9605069" calcext:value-type="float">
            <text:p>0.9605069</text:p>
          </table:table-cell>
          <table:table-cell office:value-type="float" office:value="0.4264266" calcext:value-type="float">
            <text:p>0.4264266</text:p>
          </table:table-cell>
          <table:table-cell office:value-type="float" office:value="0.2423943" calcext:value-type="float">
            <text:p>0.2423943</text:p>
          </table:table-cell>
          <table:table-cell office:value-type="float" office:value="0.1447122" calcext:value-type="float">
            <text:p>0.1447122</text:p>
          </table:table-cell>
          <table:table-cell office:value-type="float" office:value="0.2132252" calcext:value-type="float">
            <text:p>0.2132252</text:p>
          </table:table-cell>
          <table:table-cell office:value-type="float" office:value="0.3122588" calcext:value-type="float">
            <text:p>0.3122588</text:p>
          </table:table-cell>
          <table:table-cell office:value-type="float" office:value="0.3494677" calcext:value-type="float">
            <text:p>0.3494677</text:p>
          </table:table-cell>
          <table:table-cell office:value-type="float" office:value="0" calcext:value-type="float">
            <text:p>0</text:p>
          </table:table-cell>
          <table:table-cell office:value-type="float" office:value="487.6646" calcext:value-type="float">
            <text:p>487.6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0867" calcext:value-type="float">
            <text:p>-0.004508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33.8941" calcext:value-type="float">
            <text:p>33.8941</text:p>
          </table:table-cell>
          <table:table-cell office:value-type="float" office:value="1089.069" calcext:value-type="float">
            <text:p>1089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1771" calcext:value-type="float">
            <text:p>0.1611771</text:p>
          </table:table-cell>
          <table:table-cell office:value-type="float" office:value="3.534383" calcext:value-type="float">
            <text:p>3.53438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48077" calcext:value-type="float">
            <text:p>3.148077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80997" calcext:value-type="float">
            <text:p>-0.001580997</text:p>
          </table:table-cell>
          <table:table-cell office:value-type="float" office:value="-0.003031644" calcext:value-type="float">
            <text:p>-0.003031644</text:p>
          </table:table-cell>
          <table:table-cell office:value-type="float" office:value="0.001094271" calcext:value-type="float">
            <text:p>0.001094271</text:p>
          </table:table-cell>
          <table:table-cell office:value-type="float" office:value="0.000001582629" calcext:value-type="float">
            <text:p>1.582629E-06</text:p>
          </table:table-cell>
          <table:table-cell office:value-type="float" office:value="17.78226" calcext:value-type="float">
            <text:p>17.78226</text:p>
          </table:table-cell>
          <table:table-cell office:value-type="float" office:value="0.1733632" calcext:value-type="float">
            <text:p>0.1733632</text:p>
          </table:table-cell>
          <table:table-cell office:value-type="float" office:value="0.09548778" calcext:value-type="float">
            <text:p>0.09548778</text:p>
          </table:table-cell>
          <table:table-cell office:value-type="float" office:value="0.1021171" calcext:value-type="float">
            <text:p>0.1021171</text:p>
          </table:table-cell>
          <table:table-cell office:value-type="float" office:value="0.08580814" calcext:value-type="float">
            <text:p>0.08580814</text:p>
          </table:table-cell>
          <table:table-cell office:value-type="float" office:value="0.0876034" calcext:value-type="float">
            <text:p>0.0876034</text:p>
          </table:table-cell>
          <table:table-cell office:value-type="float" office:value="0.03665621" calcext:value-type="float">
            <text:p>0.03665621</text:p>
          </table:table-cell>
          <table:table-cell office:value-type="float" office:value="0.02360815" calcext:value-type="float">
            <text:p>0.02360815</text:p>
          </table:table-cell>
          <table:table-cell office:value-type="float" office:value="0.03506329" calcext:value-type="float">
            <text:p>0.03506329</text:p>
          </table:table-cell>
          <table:table-cell office:value-type="float" office:value="0.02562306" calcext:value-type="float">
            <text:p>0.02562306</text:p>
          </table:table-cell>
          <table:table-cell office:value-type="float" office:value="0.02160968" calcext:value-type="float">
            <text:p>0.02160968</text:p>
          </table:table-cell>
          <table:table-cell office:value-type="float" office:value="0.02237607" calcext:value-type="float">
            <text:p>0.02237607</text:p>
          </table:table-cell>
          <table:table-cell office:value-type="float" office:value="0.03127156" calcext:value-type="float">
            <text:p>0.03127156</text:p>
          </table:table-cell>
          <table:table-cell office:value-type="float" office:value="0.00495304" calcext:value-type="float">
            <text:p>0.00495304</text:p>
          </table:table-cell>
          <table:table-cell office:value-type="float" office:value="0.00456801" calcext:value-type="float">
            <text:p>0.00456801</text:p>
          </table:table-cell>
          <table:table-cell office:value-type="float" office:value="0" calcext:value-type="float">
            <text:p>0</text:p>
          </table:table-cell>
          <table:table-cell office:value-type="float" office:value="52.92636" calcext:value-type="float">
            <text:p>52.92636</text:p>
          </table:table-cell>
          <table:table-cell office:value-type="float" office:value="15.83472" calcext:value-type="float">
            <text:p>15.83472</text:p>
          </table:table-cell>
          <table:table-cell office:value-type="float" office:value="8.545753" calcext:value-type="float">
            <text:p>8.545753</text:p>
          </table:table-cell>
          <table:table-cell office:value-type="float" office:value="4.446213" calcext:value-type="float">
            <text:p>4.446213</text:p>
          </table:table-cell>
          <table:table-cell office:value-type="float" office:value="2.610624" calcext:value-type="float">
            <text:p>2.610624</text:p>
          </table:table-cell>
          <table:table-cell office:value-type="float" office:value="0.9433829" calcext:value-type="float">
            <text:p>0.9433829</text:p>
          </table:table-cell>
          <table:table-cell office:value-type="float" office:value="0.2654672" calcext:value-type="float">
            <text:p>0.2654672</text:p>
          </table:table-cell>
          <table:table-cell office:value-type="float" office:value="0.9618117" calcext:value-type="float">
            <text:p>0.9618117</text:p>
          </table:table-cell>
          <table:table-cell office:value-type="float" office:value="0.4274941" calcext:value-type="float">
            <text:p>0.4274941</text:p>
          </table:table-cell>
          <table:table-cell office:value-type="float" office:value="0.242929" calcext:value-type="float">
            <text:p>0.242929</text:p>
          </table:table-cell>
          <table:table-cell office:value-type="float" office:value="0.1451888" calcext:value-type="float">
            <text:p>0.1451888</text:p>
          </table:table-cell>
          <table:table-cell office:value-type="float" office:value="0.2136349" calcext:value-type="float">
            <text:p>0.2136349</text:p>
          </table:table-cell>
          <table:table-cell office:value-type="float" office:value="0.3121561" calcext:value-type="float">
            <text:p>0.3121561</text:p>
          </table:table-cell>
          <table:table-cell office:value-type="float" office:value="0.3494736" calcext:value-type="float">
            <text:p>0.3494736</text:p>
          </table:table-cell>
          <table:table-cell office:value-type="float" office:value="0" calcext:value-type="float">
            <text:p>0</text:p>
          </table:table-cell>
          <table:table-cell office:value-type="float" office:value="494.0864" calcext:value-type="float">
            <text:p>494.0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19752" calcext:value-type="float">
            <text:p>-0.0045197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33.86585" calcext:value-type="float">
            <text:p>33.86585</text:p>
          </table:table-cell>
          <table:table-cell office:value-type="float" office:value="1089.094" calcext:value-type="float">
            <text:p>1089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6172" calcext:value-type="float">
            <text:p>0.1586172</text:p>
          </table:table-cell>
          <table:table-cell office:value-type="float" office:value="3.539622" calcext:value-type="float">
            <text:p>3.53962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60516" calcext:value-type="float">
            <text:p>3.16051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72667" calcext:value-type="float">
            <text:p>-0.001572667</text:p>
          </table:table-cell>
          <table:table-cell office:value-type="float" office:value="-0.00313313" calcext:value-type="float">
            <text:p>-0.00313313</text:p>
          </table:table-cell>
          <table:table-cell office:value-type="float" office:value="0.001102507" calcext:value-type="float">
            <text:p>0.001102507</text:p>
          </table:table-cell>
          <table:table-cell office:value-type="float" office:value="0.000001582886" calcext:value-type="float">
            <text:p>1.582886E-06</text:p>
          </table:table-cell>
          <table:table-cell office:value-type="float" office:value="17.85222" calcext:value-type="float">
            <text:p>17.85222</text:p>
          </table:table-cell>
          <table:table-cell office:value-type="float" office:value="0.1652251" calcext:value-type="float">
            <text:p>0.1652251</text:p>
          </table:table-cell>
          <table:table-cell office:value-type="float" office:value="0.0890699" calcext:value-type="float">
            <text:p>0.0890699</text:p>
          </table:table-cell>
          <table:table-cell office:value-type="float" office:value="0.09513313" calcext:value-type="float">
            <text:p>0.09513313</text:p>
          </table:table-cell>
          <table:table-cell office:value-type="float" office:value="0.08407581" calcext:value-type="float">
            <text:p>0.08407581</text:p>
          </table:table-cell>
          <table:table-cell office:value-type="float" office:value="0.08663004" calcext:value-type="float">
            <text:p>0.08663004</text:p>
          </table:table-cell>
          <table:table-cell office:value-type="float" office:value="0.03631357" calcext:value-type="float">
            <text:p>0.03631357</text:p>
          </table:table-cell>
          <table:table-cell office:value-type="float" office:value="0.02366819" calcext:value-type="float">
            <text:p>0.02366819</text:p>
          </table:table-cell>
          <table:table-cell office:value-type="float" office:value="0.03511842" calcext:value-type="float">
            <text:p>0.03511842</text:p>
          </table:table-cell>
          <table:table-cell office:value-type="float" office:value="0.02563581" calcext:value-type="float">
            <text:p>0.02563581</text:p>
          </table:table-cell>
          <table:table-cell office:value-type="float" office:value="0.02163728" calcext:value-type="float">
            <text:p>0.02163728</text:p>
          </table:table-cell>
          <table:table-cell office:value-type="float" office:value="0.02240468" calcext:value-type="float">
            <text:p>0.02240468</text:p>
          </table:table-cell>
          <table:table-cell office:value-type="float" office:value="0.0313024" calcext:value-type="float">
            <text:p>0.0313024</text:p>
          </table:table-cell>
          <table:table-cell office:value-type="float" office:value="0.004953581" calcext:value-type="float">
            <text:p>0.004953581</text:p>
          </table:table-cell>
          <table:table-cell office:value-type="float" office:value="0.004569008" calcext:value-type="float">
            <text:p>0.004569008</text:p>
          </table:table-cell>
          <table:table-cell office:value-type="float" office:value="0" calcext:value-type="float">
            <text:p>0</text:p>
          </table:table-cell>
          <table:table-cell office:value-type="float" office:value="54.4553" calcext:value-type="float">
            <text:p>54.4553</text:p>
          </table:table-cell>
          <table:table-cell office:value-type="float" office:value="15.78673" calcext:value-type="float">
            <text:p>15.78673</text:p>
          </table:table-cell>
          <table:table-cell office:value-type="float" office:value="8.180788" calcext:value-type="float">
            <text:p>8.180788</text:p>
          </table:table-cell>
          <table:table-cell office:value-type="float" office:value="4.342859" calcext:value-type="float">
            <text:p>4.342859</text:p>
          </table:table-cell>
          <table:table-cell office:value-type="float" office:value="2.530265" calcext:value-type="float">
            <text:p>2.530265</text:p>
          </table:table-cell>
          <table:table-cell office:value-type="float" office:value="0.9093416" calcext:value-type="float">
            <text:p>0.9093416</text:p>
          </table:table-cell>
          <table:table-cell office:value-type="float" office:value="0.2664843" calcext:value-type="float">
            <text:p>0.2664843</text:p>
          </table:table-cell>
          <table:table-cell office:value-type="float" office:value="0.9630542" calcext:value-type="float">
            <text:p>0.9630542</text:p>
          </table:table-cell>
          <table:table-cell office:value-type="float" office:value="0.4285655" calcext:value-type="float">
            <text:p>0.4285655</text:p>
          </table:table-cell>
          <table:table-cell office:value-type="float" office:value="0.2434614" calcext:value-type="float">
            <text:p>0.2434614</text:p>
          </table:table-cell>
          <table:table-cell office:value-type="float" office:value="0.1456669" calcext:value-type="float">
            <text:p>0.1456669</text:p>
          </table:table-cell>
          <table:table-cell office:value-type="float" office:value="0.2140469" calcext:value-type="float">
            <text:p>0.2140469</text:p>
          </table:table-cell>
          <table:table-cell office:value-type="float" office:value="0.3119068" calcext:value-type="float">
            <text:p>0.3119068</text:p>
          </table:table-cell>
          <table:table-cell office:value-type="float" office:value="0.3494745" calcext:value-type="float">
            <text:p>0.3494745</text:p>
          </table:table-cell>
          <table:table-cell office:value-type="float" office:value="0" calcext:value-type="float">
            <text:p>0</text:p>
          </table:table-cell>
          <table:table-cell office:value-type="float" office:value="487.4687" calcext:value-type="float">
            <text:p>487.4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29766" calcext:value-type="float">
            <text:p>-0.0045297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33.82626" calcext:value-type="float">
            <text:p>33.82626</text:p>
          </table:table-cell>
          <table:table-cell office:value-type="float" office:value="1089.134" calcext:value-type="float">
            <text:p>1089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531" calcext:value-type="float">
            <text:p>0.1584531</text:p>
          </table:table-cell>
          <table:table-cell office:value-type="float" office:value="3.537323" calcext:value-type="float">
            <text:p>3.53732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68457" calcext:value-type="float">
            <text:p>3.168457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67413" calcext:value-type="float">
            <text:p>-0.001567413</text:p>
          </table:table-cell>
          <table:table-cell office:value-type="float" office:value="-0.003616093" calcext:value-type="float">
            <text:p>-0.003616093</text:p>
          </table:table-cell>
          <table:table-cell office:value-type="float" office:value="0.001110871" calcext:value-type="float">
            <text:p>0.001110871</text:p>
          </table:table-cell>
          <table:table-cell office:value-type="float" office:value="0.000001583596" calcext:value-type="float">
            <text:p>1.583596E-06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0.1542399" calcext:value-type="float">
            <text:p>0.1542399</text:p>
          </table:table-cell>
          <table:table-cell office:value-type="float" office:value="0.080223" calcext:value-type="float">
            <text:p>0.080223</text:p>
          </table:table-cell>
          <table:table-cell office:value-type="float" office:value="0.08486114" calcext:value-type="float">
            <text:p>0.08486114</text:p>
          </table:table-cell>
          <table:table-cell office:value-type="float" office:value="0.07982764" calcext:value-type="float">
            <text:p>0.07982764</text:p>
          </table:table-cell>
          <table:table-cell office:value-type="float" office:value="0.08337065" calcext:value-type="float">
            <text:p>0.08337065</text:p>
          </table:table-cell>
          <table:table-cell office:value-type="float" office:value="0.03579759" calcext:value-type="float">
            <text:p>0.03579759</text:p>
          </table:table-cell>
          <table:table-cell office:value-type="float" office:value="0.02367531" calcext:value-type="float">
            <text:p>0.02367531</text:p>
          </table:table-cell>
          <table:table-cell office:value-type="float" office:value="0.03517369" calcext:value-type="float">
            <text:p>0.03517369</text:p>
          </table:table-cell>
          <table:table-cell office:value-type="float" office:value="0.02564781" calcext:value-type="float">
            <text:p>0.02564781</text:p>
          </table:table-cell>
          <table:table-cell office:value-type="float" office:value="0.02166448" calcext:value-type="float">
            <text:p>0.02166448</text:p>
          </table:table-cell>
          <table:table-cell office:value-type="float" office:value="0.02243314" calcext:value-type="float">
            <text:p>0.02243314</text:p>
          </table:table-cell>
          <table:table-cell office:value-type="float" office:value="0.03133282" calcext:value-type="float">
            <text:p>0.03133282</text:p>
          </table:table-cell>
          <table:table-cell office:value-type="float" office:value="0.004953971" calcext:value-type="float">
            <text:p>0.004953971</text:p>
          </table:table-cell>
          <table:table-cell office:value-type="float" office:value="0.004569456" calcext:value-type="float">
            <text:p>0.004569456</text:p>
          </table:table-cell>
          <table:table-cell office:value-type="float" office:value="0" calcext:value-type="float">
            <text:p>0</text:p>
          </table:table-cell>
          <table:table-cell office:value-type="float" office:value="56.80637" calcext:value-type="float">
            <text:p>56.80637</text:p>
          </table:table-cell>
          <table:table-cell office:value-type="float" office:value="15.95887" calcext:value-type="float">
            <text:p>15.95887</text:p>
          </table:table-cell>
          <table:table-cell office:value-type="float" office:value="7.818114" calcext:value-type="float">
            <text:p>7.818114</text:p>
          </table:table-cell>
          <table:table-cell office:value-type="float" office:value="4.2051" calcext:value-type="float">
            <text:p>4.2051</text:p>
          </table:table-cell>
          <table:table-cell office:value-type="float" office:value="2.412135" calcext:value-type="float">
            <text:p>2.412135</text:p>
          </table:table-cell>
          <table:table-cell office:value-type="float" office:value="0.875199" calcext:value-type="float">
            <text:p>0.875199</text:p>
          </table:table-cell>
          <table:table-cell office:value-type="float" office:value="0.2640532" calcext:value-type="float">
            <text:p>0.2640532</text:p>
          </table:table-cell>
          <table:table-cell office:value-type="float" office:value="0.9643843" calcext:value-type="float">
            <text:p>0.9643843</text:p>
          </table:table-cell>
          <table:table-cell office:value-type="float" office:value="0.429643" calcext:value-type="float">
            <text:p>0.429643</text:p>
          </table:table-cell>
          <table:table-cell office:value-type="float" office:value="0.2439914" calcext:value-type="float">
            <text:p>0.2439914</text:p>
          </table:table-cell>
          <table:table-cell office:value-type="float" office:value="0.1461454" calcext:value-type="float">
            <text:p>0.1461454</text:p>
          </table:table-cell>
          <table:table-cell office:value-type="float" office:value="0.214455" calcext:value-type="float">
            <text:p>0.214455</text:p>
          </table:table-cell>
          <table:table-cell office:value-type="float" office:value="0.3116066" calcext:value-type="float">
            <text:p>0.3116066</text:p>
          </table:table-cell>
          <table:table-cell office:value-type="float" office:value="0.3494758" calcext:value-type="float">
            <text:p>0.3494758</text:p>
          </table:table-cell>
          <table:table-cell office:value-type="float" office:value="0" calcext:value-type="float">
            <text:p>0</text:p>
          </table:table-cell>
          <table:table-cell office:value-type="float" office:value="508.14" calcext:value-type="float">
            <text:p>50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20245" calcext:value-type="float">
            <text:p>-0.0047202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33.77922" calcext:value-type="float">
            <text:p>33.77922</text:p>
          </table:table-cell>
          <table:table-cell office:value-type="float" office:value="1089.173" calcext:value-type="float">
            <text:p>1089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9923" calcext:value-type="float">
            <text:p>0.1579923</text:p>
          </table:table-cell>
          <table:table-cell office:value-type="float" office:value="3.544144" calcext:value-type="float">
            <text:p>3.544144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71" calcext:value-type="float">
            <text:p>3.17537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6286" calcext:value-type="float">
            <text:p>-0.00156286</text:p>
          </table:table-cell>
          <table:table-cell office:value-type="float" office:value="-0.003826208" calcext:value-type="float">
            <text:p>-0.003826208</text:p>
          </table:table-cell>
          <table:table-cell office:value-type="float" office:value="0.00112019" calcext:value-type="float">
            <text:p>0.00112019</text:p>
          </table:table-cell>
          <table:table-cell office:value-type="float" office:value="0.00000158431" calcext:value-type="float">
            <text:p>1.58431E-06</text:p>
          </table:table-cell>
          <table:table-cell office:value-type="float" office:value="18.11592" calcext:value-type="float">
            <text:p>18.11592</text:p>
          </table:table-cell>
          <table:table-cell office:value-type="float" office:value="0.146048" calcext:value-type="float">
            <text:p>0.146048</text:p>
          </table:table-cell>
          <table:table-cell office:value-type="float" office:value="0.07442396" calcext:value-type="float">
            <text:p>0.07442396</text:p>
          </table:table-cell>
          <table:table-cell office:value-type="float" office:value="0.07750619" calcext:value-type="float">
            <text:p>0.07750619</text:p>
          </table:table-cell>
          <table:table-cell office:value-type="float" office:value="0.07403403" calcext:value-type="float">
            <text:p>0.07403403</text:p>
          </table:table-cell>
          <table:table-cell office:value-type="float" office:value="0.07818899" calcext:value-type="float">
            <text:p>0.07818899</text:p>
          </table:table-cell>
          <table:table-cell office:value-type="float" office:value="0.03501048" calcext:value-type="float">
            <text:p>0.03501048</text:p>
          </table:table-cell>
          <table:table-cell office:value-type="float" office:value="0.02347199" calcext:value-type="float">
            <text:p>0.02347199</text:p>
          </table:table-cell>
          <table:table-cell office:value-type="float" office:value="0.03518572" calcext:value-type="float">
            <text:p>0.03518572</text:p>
          </table:table-cell>
          <table:table-cell office:value-type="float" office:value="0.02565315" calcext:value-type="float">
            <text:p>0.02565315</text:p>
          </table:table-cell>
          <table:table-cell office:value-type="float" office:value="0.02169106" calcext:value-type="float">
            <text:p>0.02169106</text:p>
          </table:table-cell>
          <table:table-cell office:value-type="float" office:value="0.02246152" calcext:value-type="float">
            <text:p>0.02246152</text:p>
          </table:table-cell>
          <table:table-cell office:value-type="float" office:value="0.03136278" calcext:value-type="float">
            <text:p>0.03136278</text:p>
          </table:table-cell>
          <table:table-cell office:value-type="float" office:value="0.004954215" calcext:value-type="float">
            <text:p>0.004954215</text:p>
          </table:table-cell>
          <table:table-cell office:value-type="float" office:value="0.004569095" calcext:value-type="float">
            <text:p>0.004569095</text:p>
          </table:table-cell>
          <table:table-cell office:value-type="float" office:value="0" calcext:value-type="float">
            <text:p>0</text:p>
          </table:table-cell>
          <table:table-cell office:value-type="float" office:value="60.34884" calcext:value-type="float">
            <text:p>60.34884</text:p>
          </table:table-cell>
          <table:table-cell office:value-type="float" office:value="15.91875" calcext:value-type="float">
            <text:p>15.91875</text:p>
          </table:table-cell>
          <table:table-cell office:value-type="float" office:value="7.477991" calcext:value-type="float">
            <text:p>7.477991</text:p>
          </table:table-cell>
          <table:table-cell office:value-type="float" office:value="4.072491" calcext:value-type="float">
            <text:p>4.072491</text:p>
          </table:table-cell>
          <table:table-cell office:value-type="float" office:value="2.339038" calcext:value-type="float">
            <text:p>2.339038</text:p>
          </table:table-cell>
          <table:table-cell office:value-type="float" office:value="0.8587088" calcext:value-type="float">
            <text:p>0.8587088</text:p>
          </table:table-cell>
          <table:table-cell office:value-type="float" office:value="0.2594965" calcext:value-type="float">
            <text:p>0.2594965</text:p>
          </table:table-cell>
          <table:table-cell office:value-type="float" office:value="0.966041" calcext:value-type="float">
            <text:p>0.966041</text:p>
          </table:table-cell>
          <table:table-cell office:value-type="float" office:value="0.4307567" calcext:value-type="float">
            <text:p>0.4307567</text:p>
          </table:table-cell>
          <table:table-cell office:value-type="float" office:value="0.2445202" calcext:value-type="float">
            <text:p>0.2445202</text:p>
          </table:table-cell>
          <table:table-cell office:value-type="float" office:value="0.1466238" calcext:value-type="float">
            <text:p>0.1466238</text:p>
          </table:table-cell>
          <table:table-cell office:value-type="float" office:value="0.214856" calcext:value-type="float">
            <text:p>0.214856</text:p>
          </table:table-cell>
          <table:table-cell office:value-type="float" office:value="0.3112413" calcext:value-type="float">
            <text:p>0.3112413</text:p>
          </table:table-cell>
          <table:table-cell office:value-type="float" office:value="0.3494765" calcext:value-type="float">
            <text:p>0.3494765</text:p>
          </table:table-cell>
          <table:table-cell office:value-type="float" office:value="0" calcext:value-type="float">
            <text:p>0</text:p>
          </table:table-cell>
          <table:table-cell office:value-type="float" office:value="524.5086" calcext:value-type="float">
            <text:p>524.5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48945" calcext:value-type="float">
            <text:p>-0.0047489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33.70525" calcext:value-type="float">
            <text:p>33.70525</text:p>
          </table:table-cell>
          <table:table-cell office:value-type="float" office:value="1089.224" calcext:value-type="float">
            <text:p>1089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9388" calcext:value-type="float">
            <text:p>0.1629388</text:p>
          </table:table-cell>
          <table:table-cell office:value-type="float" office:value="3.559081" calcext:value-type="float">
            <text:p>3.55908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71" calcext:value-type="float">
            <text:p>3.17537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6286" calcext:value-type="float">
            <text:p>-0.00156286</text:p>
          </table:table-cell>
          <table:table-cell office:value-type="float" office:value="-0.00442269" calcext:value-type="float">
            <text:p>-0.00442269</text:p>
          </table:table-cell>
          <table:table-cell office:value-type="float" office:value="0.00113073" calcext:value-type="float">
            <text:p>0.00113073</text:p>
          </table:table-cell>
          <table:table-cell office:value-type="float" office:value="0.000001587228" calcext:value-type="float">
            <text:p>1.587228E-06</text:p>
          </table:table-cell>
          <table:table-cell office:value-type="float" office:value="18.25846" calcext:value-type="float">
            <text:p>18.25846</text:p>
          </table:table-cell>
          <table:table-cell office:value-type="float" office:value="0.1361514" calcext:value-type="float">
            <text:p>0.1361514</text:p>
          </table:table-cell>
          <table:table-cell office:value-type="float" office:value="0.06875025" calcext:value-type="float">
            <text:p>0.06875025</text:p>
          </table:table-cell>
          <table:table-cell office:value-type="float" office:value="0.06974807" calcext:value-type="float">
            <text:p>0.06974807</text:p>
          </table:table-cell>
          <table:table-cell office:value-type="float" office:value="0.06701338" calcext:value-type="float">
            <text:p>0.06701338</text:p>
          </table:table-cell>
          <table:table-cell office:value-type="float" office:value="0.07161745" calcext:value-type="float">
            <text:p>0.07161745</text:p>
          </table:table-cell>
          <table:table-cell office:value-type="float" office:value="0.03367704" calcext:value-type="float">
            <text:p>0.03367704</text:p>
          </table:table-cell>
          <table:table-cell office:value-type="float" office:value="0.02324261" calcext:value-type="float">
            <text:p>0.02324261</text:p>
          </table:table-cell>
          <table:table-cell office:value-type="float" office:value="0.03511059" calcext:value-type="float">
            <text:p>0.03511059</text:p>
          </table:table-cell>
          <table:table-cell office:value-type="float" office:value="0.0256412" calcext:value-type="float">
            <text:p>0.0256412</text:p>
          </table:table-cell>
          <table:table-cell office:value-type="float" office:value="0.02171602" calcext:value-type="float">
            <text:p>0.02171602</text:p>
          </table:table-cell>
          <table:table-cell office:value-type="float" office:value="0.02248964" calcext:value-type="float">
            <text:p>0.02248964</text:p>
          </table:table-cell>
          <table:table-cell office:value-type="float" office:value="0.03139232" calcext:value-type="float">
            <text:p>0.03139232</text:p>
          </table:table-cell>
          <table:table-cell office:value-type="float" office:value="0.004954509" calcext:value-type="float">
            <text:p>0.004954509</text:p>
          </table:table-cell>
          <table:table-cell office:value-type="float" office:value="0.004568696" calcext:value-type="float">
            <text:p>0.004568696</text:p>
          </table:table-cell>
          <table:table-cell office:value-type="float" office:value="0" calcext:value-type="float">
            <text:p>0</text:p>
          </table:table-cell>
          <table:table-cell office:value-type="float" office:value="64.66068" calcext:value-type="float">
            <text:p>64.66068</text:p>
          </table:table-cell>
          <table:table-cell office:value-type="float" office:value="16.28245" calcext:value-type="float">
            <text:p>16.28245</text:p>
          </table:table-cell>
          <table:table-cell office:value-type="float" office:value="7.275866" calcext:value-type="float">
            <text:p>7.275866</text:p>
          </table:table-cell>
          <table:table-cell office:value-type="float" office:value="3.99168" calcext:value-type="float">
            <text:p>3.99168</text:p>
          </table:table-cell>
          <table:table-cell office:value-type="float" office:value="2.304456" calcext:value-type="float">
            <text:p>2.304456</text:p>
          </table:table-cell>
          <table:table-cell office:value-type="float" office:value="0.8488777" calcext:value-type="float">
            <text:p>0.8488777</text:p>
          </table:table-cell>
          <table:table-cell office:value-type="float" office:value="0.2583515" calcext:value-type="float">
            <text:p>0.2583515</text:p>
          </table:table-cell>
          <table:table-cell office:value-type="float" office:value="0.9679365" calcext:value-type="float">
            <text:p>0.9679365</text:p>
          </table:table-cell>
          <table:table-cell office:value-type="float" office:value="0.4319559" calcext:value-type="float">
            <text:p>0.4319559</text:p>
          </table:table-cell>
          <table:table-cell office:value-type="float" office:value="0.2450546" calcext:value-type="float">
            <text:p>0.2450546</text:p>
          </table:table-cell>
          <table:table-cell office:value-type="float" office:value="0.1471013" calcext:value-type="float">
            <text:p>0.1471013</text:p>
          </table:table-cell>
          <table:table-cell office:value-type="float" office:value="0.2152496" calcext:value-type="float">
            <text:p>0.2152496</text:p>
          </table:table-cell>
          <table:table-cell office:value-type="float" office:value="0.3108857" calcext:value-type="float">
            <text:p>0.3108857</text:p>
          </table:table-cell>
          <table:table-cell office:value-type="float" office:value="0.3494767" calcext:value-type="float">
            <text:p>0.3494767</text:p>
          </table:table-cell>
          <table:table-cell office:value-type="float" office:value="0" calcext:value-type="float">
            <text:p>0</text:p>
          </table:table-cell>
          <table:table-cell office:value-type="float" office:value="589.5199" calcext:value-type="float">
            <text:p>589.5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962853" calcext:value-type="float">
            <text:p>-0.0049628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33.6435" calcext:value-type="float">
            <text:p>33.6435</text:p>
          </table:table-cell>
          <table:table-cell office:value-type="float" office:value="1089.263" calcext:value-type="float">
            <text:p>1089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621" calcext:value-type="float">
            <text:p>0.168621</text:p>
          </table:table-cell>
          <table:table-cell office:value-type="float" office:value="3.574535" calcext:value-type="float">
            <text:p>3.57453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71" calcext:value-type="float">
            <text:p>3.17537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6286" calcext:value-type="float">
            <text:p>-0.00156286</text:p>
          </table:table-cell>
          <table:table-cell office:value-type="float" office:value="-0.004601104" calcext:value-type="float">
            <text:p>-0.004601104</text:p>
          </table:table-cell>
          <table:table-cell office:value-type="float" office:value="0.001143519" calcext:value-type="float">
            <text:p>0.001143519</text:p>
          </table:table-cell>
          <table:table-cell office:value-type="float" office:value="0.000001587821" calcext:value-type="float">
            <text:p>1.587821E-06</text:p>
          </table:table-cell>
          <table:table-cell office:value-type="float" office:value="18.36584" calcext:value-type="float">
            <text:p>18.36584</text:p>
          </table:table-cell>
          <table:table-cell office:value-type="float" office:value="0.1554273" calcext:value-type="float">
            <text:p>0.1554273</text:p>
          </table:table-cell>
          <table:table-cell office:value-type="float" office:value="0.06920829" calcext:value-type="float">
            <text:p>0.06920829</text:p>
          </table:table-cell>
          <table:table-cell office:value-type="float" office:value="0.06762054" calcext:value-type="float">
            <text:p>0.06762054</text:p>
          </table:table-cell>
          <table:table-cell office:value-type="float" office:value="0.06209337" calcext:value-type="float">
            <text:p>0.06209337</text:p>
          </table:table-cell>
          <table:table-cell office:value-type="float" office:value="0.06625117" calcext:value-type="float">
            <text:p>0.06625117</text:p>
          </table:table-cell>
          <table:table-cell office:value-type="float" office:value="0.03195417" calcext:value-type="float">
            <text:p>0.03195417</text:p>
          </table:table-cell>
          <table:table-cell office:value-type="float" office:value="0.02276488" calcext:value-type="float">
            <text:p>0.02276488</text:p>
          </table:table-cell>
          <table:table-cell office:value-type="float" office:value="0.03492349" calcext:value-type="float">
            <text:p>0.03492349</text:p>
          </table:table-cell>
          <table:table-cell office:value-type="float" office:value="0.02560185" calcext:value-type="float">
            <text:p>0.02560185</text:p>
          </table:table-cell>
          <table:table-cell office:value-type="float" office:value="0.02173792" calcext:value-type="float">
            <text:p>0.02173792</text:p>
          </table:table-cell>
          <table:table-cell office:value-type="float" office:value="0.02251718" calcext:value-type="float">
            <text:p>0.02251718</text:p>
          </table:table-cell>
          <table:table-cell office:value-type="float" office:value="0.03142126" calcext:value-type="float">
            <text:p>0.03142126</text:p>
          </table:table-cell>
          <table:table-cell office:value-type="float" office:value="0.004954761" calcext:value-type="float">
            <text:p>0.004954761</text:p>
          </table:table-cell>
          <table:table-cell office:value-type="float" office:value="0.004568171" calcext:value-type="float">
            <text:p>0.004568171</text:p>
          </table:table-cell>
          <table:table-cell office:value-type="float" office:value="0" calcext:value-type="float">
            <text:p>0</text:p>
          </table:table-cell>
          <table:table-cell office:value-type="float" office:value="68.09006" calcext:value-type="float">
            <text:p>68.09006</text:p>
          </table:table-cell>
          <table:table-cell office:value-type="float" office:value="16.55013" calcext:value-type="float">
            <text:p>16.55013</text:p>
          </table:table-cell>
          <table:table-cell office:value-type="float" office:value="7.042399" calcext:value-type="float">
            <text:p>7.042399</text:p>
          </table:table-cell>
          <table:table-cell office:value-type="float" office:value="3.914347" calcext:value-type="float">
            <text:p>3.914347</text:p>
          </table:table-cell>
          <table:table-cell office:value-type="float" office:value="2.287004" calcext:value-type="float">
            <text:p>2.287004</text:p>
          </table:table-cell>
          <table:table-cell office:value-type="float" office:value="0.8429359" calcext:value-type="float">
            <text:p>0.8429359</text:p>
          </table:table-cell>
          <table:table-cell office:value-type="float" office:value="0.2597724" calcext:value-type="float">
            <text:p>0.2597724</text:p>
          </table:table-cell>
          <table:table-cell office:value-type="float" office:value="0.9704964" calcext:value-type="float">
            <text:p>0.9704964</text:p>
          </table:table-cell>
          <table:table-cell office:value-type="float" office:value="0.4332897" calcext:value-type="float">
            <text:p>0.4332897</text:p>
          </table:table-cell>
          <table:table-cell office:value-type="float" office:value="0.2456067" calcext:value-type="float">
            <text:p>0.2456067</text:p>
          </table:table-cell>
          <table:table-cell office:value-type="float" office:value="0.1475792" calcext:value-type="float">
            <text:p>0.1475792</text:p>
          </table:table-cell>
          <table:table-cell office:value-type="float" office:value="0.2156362" calcext:value-type="float">
            <text:p>0.2156362</text:p>
          </table:table-cell>
          <table:table-cell office:value-type="float" office:value="0.3105281" calcext:value-type="float">
            <text:p>0.3105281</text:p>
          </table:table-cell>
          <table:table-cell office:value-type="float" office:value="0.3494758" calcext:value-type="float">
            <text:p>0.3494758</text:p>
          </table:table-cell>
          <table:table-cell office:value-type="float" office:value="0" calcext:value-type="float">
            <text:p>0</text:p>
          </table:table-cell>
          <table:table-cell office:value-type="float" office:value="650.8672" calcext:value-type="float">
            <text:p>650.8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995198" calcext:value-type="float">
            <text:p>-0.004995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33.60925" calcext:value-type="float">
            <text:p>33.60925</text:p>
          </table:table-cell>
          <table:table-cell office:value-type="float" office:value="1089.277" calcext:value-type="float">
            <text:p>1089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0161" calcext:value-type="float">
            <text:p>0.1720161</text:p>
          </table:table-cell>
          <table:table-cell office:value-type="float" office:value="3.590683" calcext:value-type="float">
            <text:p>3.59068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71" calcext:value-type="float">
            <text:p>3.17537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6286" calcext:value-type="float">
            <text:p>-0.00156286</text:p>
          </table:table-cell>
          <table:table-cell office:value-type="float" office:value="-0.00463686" calcext:value-type="float">
            <text:p>-0.00463686</text:p>
          </table:table-cell>
          <table:table-cell office:value-type="float" office:value="0.001159207" calcext:value-type="float">
            <text:p>0.001159207</text:p>
          </table:table-cell>
          <table:table-cell office:value-type="float" office:value="0.000001588212" calcext:value-type="float">
            <text:p>1.588212E-06</text:p>
          </table:table-cell>
          <table:table-cell office:value-type="float" office:value="18.36617" calcext:value-type="float">
            <text:p>18.36617</text:p>
          </table:table-cell>
          <table:table-cell office:value-type="float" office:value="0.1710919" calcext:value-type="float">
            <text:p>0.1710919</text:p>
          </table:table-cell>
          <table:table-cell office:value-type="float" office:value="0.07961638" calcext:value-type="float">
            <text:p>0.07961638</text:p>
          </table:table-cell>
          <table:table-cell office:value-type="float" office:value="0.07651224" calcext:value-type="float">
            <text:p>0.07651224</text:p>
          </table:table-cell>
          <table:table-cell office:value-type="float" office:value="0.06273904" calcext:value-type="float">
            <text:p>0.06273904</text:p>
          </table:table-cell>
          <table:table-cell office:value-type="float" office:value="0.06614676" calcext:value-type="float">
            <text:p>0.06614676</text:p>
          </table:table-cell>
          <table:table-cell office:value-type="float" office:value="0.031206" calcext:value-type="float">
            <text:p>0.031206</text:p>
          </table:table-cell>
          <table:table-cell office:value-type="float" office:value="0.02251573" calcext:value-type="float">
            <text:p>0.02251573</text:p>
          </table:table-cell>
          <table:table-cell office:value-type="float" office:value="0.03470607" calcext:value-type="float">
            <text:p>0.03470607</text:p>
          </table:table-cell>
          <table:table-cell office:value-type="float" office:value="0.02553253" calcext:value-type="float">
            <text:p>0.02553253</text:p>
          </table:table-cell>
          <table:table-cell office:value-type="float" office:value="0.02175651" calcext:value-type="float">
            <text:p>0.02175651</text:p>
          </table:table-cell>
          <table:table-cell office:value-type="float" office:value="0.02254258" calcext:value-type="float">
            <text:p>0.02254258</text:p>
          </table:table-cell>
          <table:table-cell office:value-type="float" office:value="0.03144941" calcext:value-type="float">
            <text:p>0.03144941</text:p>
          </table:table-cell>
          <table:table-cell office:value-type="float" office:value="0.004955024" calcext:value-type="float">
            <text:p>0.004955024</text:p>
          </table:table-cell>
          <table:table-cell office:value-type="float" office:value="0.004567889" calcext:value-type="float">
            <text:p>0.004567889</text:p>
          </table:table-cell>
          <table:table-cell office:value-type="float" office:value="0" calcext:value-type="float">
            <text:p>0</text:p>
          </table:table-cell>
          <table:table-cell office:value-type="float" office:value="69.90344" calcext:value-type="float">
            <text:p>69.90344</text:p>
          </table:table-cell>
          <table:table-cell office:value-type="float" office:value="17.22042" calcext:value-type="float">
            <text:p>17.22042</text:p>
          </table:table-cell>
          <table:table-cell office:value-type="float" office:value="6.982713" calcext:value-type="float">
            <text:p>6.982713</text:p>
          </table:table-cell>
          <table:table-cell office:value-type="float" office:value="3.851107" calcext:value-type="float">
            <text:p>3.851107</text:p>
          </table:table-cell>
          <table:table-cell office:value-type="float" office:value="2.267187" calcext:value-type="float">
            <text:p>2.267187</text:p>
          </table:table-cell>
          <table:table-cell office:value-type="float" office:value="0.8359958" calcext:value-type="float">
            <text:p>0.8359958</text:p>
          </table:table-cell>
          <table:table-cell office:value-type="float" office:value="0.2631256" calcext:value-type="float">
            <text:p>0.2631256</text:p>
          </table:table-cell>
          <table:table-cell office:value-type="float" office:value="0.9731895" calcext:value-type="float">
            <text:p>0.9731895</text:p>
          </table:table-cell>
          <table:table-cell office:value-type="float" office:value="0.4347715" calcext:value-type="float">
            <text:p>0.4347715</text:p>
          </table:table-cell>
          <table:table-cell office:value-type="float" office:value="0.2462109" calcext:value-type="float">
            <text:p>0.2462109</text:p>
          </table:table-cell>
          <table:table-cell office:value-type="float" office:value="0.1480221" calcext:value-type="float">
            <text:p>0.1480221</text:p>
          </table:table-cell>
          <table:table-cell office:value-type="float" office:value="0.216015" calcext:value-type="float">
            <text:p>0.216015</text:p>
          </table:table-cell>
          <table:table-cell office:value-type="float" office:value="0.3101959" calcext:value-type="float">
            <text:p>0.3101959</text:p>
          </table:table-cell>
          <table:table-cell office:value-type="float" office:value="0.349477" calcext:value-type="float">
            <text:p>0.349477</text:p>
          </table:table-cell>
          <table:table-cell office:value-type="float" office:value="0" calcext:value-type="float">
            <text:p>0</text:p>
          </table:table-cell>
          <table:table-cell office:value-type="float" office:value="674.5833" calcext:value-type="float">
            <text:p>674.5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04668" calcext:value-type="float">
            <text:p>-0.0050046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33.56075" calcext:value-type="float">
            <text:p>33.56075</text:p>
          </table:table-cell>
          <table:table-cell office:value-type="float" office:value="1089.304" calcext:value-type="float">
            <text:p>1089.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5398" calcext:value-type="float">
            <text:p>0.1735398</text:p>
          </table:table-cell>
          <table:table-cell office:value-type="float" office:value="3.608882" calcext:value-type="float">
            <text:p>3.60888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156285" calcext:value-type="float">
            <text:p>-0.00156285</text:p>
          </table:table-cell>
          <table:table-cell office:value-type="float" office:value="-0.004758983" calcext:value-type="float">
            <text:p>-0.004758983</text:p>
          </table:table-cell>
          <table:table-cell office:value-type="float" office:value="0.001170762" calcext:value-type="float">
            <text:p>0.001170762</text:p>
          </table:table-cell>
          <table:table-cell office:value-type="float" office:value="0.000001588626" calcext:value-type="float">
            <text:p>1.588626E-06</text:p>
          </table:table-cell>
          <table:table-cell office:value-type="float" office:value="18.41717" calcext:value-type="float">
            <text:p>18.41717</text:p>
          </table:table-cell>
          <table:table-cell office:value-type="float" office:value="0.1693059" calcext:value-type="float">
            <text:p>0.1693059</text:p>
          </table:table-cell>
          <table:table-cell office:value-type="float" office:value="0.07595443" calcext:value-type="float">
            <text:p>0.07595443</text:p>
          </table:table-cell>
          <table:table-cell office:value-type="float" office:value="0.0736948" calcext:value-type="float">
            <text:p>0.0736948</text:p>
          </table:table-cell>
          <table:table-cell office:value-type="float" office:value="0.06137583" calcext:value-type="float">
            <text:p>0.06137583</text:p>
          </table:table-cell>
          <table:table-cell office:value-type="float" office:value="0.06501176" calcext:value-type="float">
            <text:p>0.06501176</text:p>
          </table:table-cell>
          <table:table-cell office:value-type="float" office:value="0.03068178" calcext:value-type="float">
            <text:p>0.03068178</text:p>
          </table:table-cell>
          <table:table-cell office:value-type="float" office:value="0.02238907" calcext:value-type="float">
            <text:p>0.02238907</text:p>
          </table:table-cell>
          <table:table-cell office:value-type="float" office:value="0.03457218" calcext:value-type="float">
            <text:p>0.03457218</text:p>
          </table:table-cell>
          <table:table-cell office:value-type="float" office:value="0.02545436" calcext:value-type="float">
            <text:p>0.02545436</text:p>
          </table:table-cell>
          <table:table-cell office:value-type="float" office:value="0.02177134" calcext:value-type="float">
            <text:p>0.02177134</text:p>
          </table:table-cell>
          <table:table-cell office:value-type="float" office:value="0.02256628" calcext:value-type="float">
            <text:p>0.02256628</text:p>
          </table:table-cell>
          <table:table-cell office:value-type="float" office:value="0.03147632" calcext:value-type="float">
            <text:p>0.03147632</text:p>
          </table:table-cell>
          <table:table-cell office:value-type="float" office:value="0.004955316" calcext:value-type="float">
            <text:p>0.004955316</text:p>
          </table:table-cell>
          <table:table-cell office:value-type="float" office:value="0.004567571" calcext:value-type="float">
            <text:p>0.004567571</text:p>
          </table:table-cell>
          <table:table-cell office:value-type="float" office:value="0" calcext:value-type="float">
            <text:p>0</text:p>
          </table:table-cell>
          <table:table-cell office:value-type="float" office:value="69.68263" calcext:value-type="float">
            <text:p>69.68263</text:p>
          </table:table-cell>
          <table:table-cell office:value-type="float" office:value="17.55089" calcext:value-type="float">
            <text:p>17.55089</text:p>
          </table:table-cell>
          <table:table-cell office:value-type="float" office:value="6.871996" calcext:value-type="float">
            <text:p>6.871996</text:p>
          </table:table-cell>
          <table:table-cell office:value-type="float" office:value="3.79068" calcext:value-type="float">
            <text:p>3.79068</text:p>
          </table:table-cell>
          <table:table-cell office:value-type="float" office:value="2.253993" calcext:value-type="float">
            <text:p>2.253993</text:p>
          </table:table-cell>
          <table:table-cell office:value-type="float" office:value="0.8295074" calcext:value-type="float">
            <text:p>0.8295074</text:p>
          </table:table-cell>
          <table:table-cell office:value-type="float" office:value="0.2670836" calcext:value-type="float">
            <text:p>0.2670836</text:p>
          </table:table-cell>
          <table:table-cell office:value-type="float" office:value="0.975854" calcext:value-type="float">
            <text:p>0.975854</text:p>
          </table:table-cell>
          <table:table-cell office:value-type="float" office:value="0.4363161" calcext:value-type="float">
            <text:p>0.4363161</text:p>
          </table:table-cell>
          <table:table-cell office:value-type="float" office:value="0.2468589" calcext:value-type="float">
            <text:p>0.2468589</text:p>
          </table:table-cell>
          <table:table-cell office:value-type="float" office:value="0.1484574" calcext:value-type="float">
            <text:p>0.1484574</text:p>
          </table:table-cell>
          <table:table-cell office:value-type="float" office:value="0.2163852" calcext:value-type="float">
            <text:p>0.2163852</text:p>
          </table:table-cell>
          <table:table-cell office:value-type="float" office:value="0.3098693" calcext:value-type="float">
            <text:p>0.3098693</text:p>
          </table:table-cell>
          <table:table-cell office:value-type="float" office:value="0.3494778" calcext:value-type="float">
            <text:p>0.3494778</text:p>
          </table:table-cell>
          <table:table-cell office:value-type="float" office:value="0" calcext:value-type="float">
            <text:p>0</text:p>
          </table:table-cell>
          <table:table-cell office:value-type="float" office:value="700.2291" calcext:value-type="float">
            <text:p>700.2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20444" calcext:value-type="float">
            <text:p>-0.005020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33.4951" calcext:value-type="float">
            <text:p>33.4951</text:p>
          </table:table-cell>
          <table:table-cell office:value-type="float" office:value="1089.339" calcext:value-type="float">
            <text:p>1089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7521" calcext:value-type="float">
            <text:p>0.1827521</text:p>
          </table:table-cell>
          <table:table-cell office:value-type="float" office:value="3.629535" calcext:value-type="float">
            <text:p>3.62953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2172234" calcext:value-type="float">
            <text:p>-0.002172234</text:p>
          </table:table-cell>
          <table:table-cell office:value-type="float" office:value="-0.004929563" calcext:value-type="float">
            <text:p>-0.004929563</text:p>
          </table:table-cell>
          <table:table-cell office:value-type="float" office:value="0.001184822" calcext:value-type="float">
            <text:p>0.001184822</text:p>
          </table:table-cell>
          <table:table-cell office:value-type="float" office:value="0.000001589034" calcext:value-type="float">
            <text:p>1.589034E-06</text:p>
          </table:table-cell>
          <table:table-cell office:value-type="float" office:value="18.48421" calcext:value-type="float">
            <text:p>18.48421</text:p>
          </table:table-cell>
          <table:table-cell office:value-type="float" office:value="0.1710612" calcext:value-type="float">
            <text:p>0.1710612</text:p>
          </table:table-cell>
          <table:table-cell office:value-type="float" office:value="0.07261578" calcext:value-type="float">
            <text:p>0.07261578</text:p>
          </table:table-cell>
          <table:table-cell office:value-type="float" office:value="0.0696363" calcext:value-type="float">
            <text:p>0.0696363</text:p>
          </table:table-cell>
          <table:table-cell office:value-type="float" office:value="0.05832074" calcext:value-type="float">
            <text:p>0.05832074</text:p>
          </table:table-cell>
          <table:table-cell office:value-type="float" office:value="0.06211368" calcext:value-type="float">
            <text:p>0.06211368</text:p>
          </table:table-cell>
          <table:table-cell office:value-type="float" office:value="0.02978742" calcext:value-type="float">
            <text:p>0.02978742</text:p>
          </table:table-cell>
          <table:table-cell office:value-type="float" office:value="0.02212269" calcext:value-type="float">
            <text:p>0.02212269</text:p>
          </table:table-cell>
          <table:table-cell office:value-type="float" office:value="0.03443021" calcext:value-type="float">
            <text:p>0.03443021</text:p>
          </table:table-cell>
          <table:table-cell office:value-type="float" office:value="0.02537481" calcext:value-type="float">
            <text:p>0.02537481</text:p>
          </table:table-cell>
          <table:table-cell office:value-type="float" office:value="0.02178271" calcext:value-type="float">
            <text:p>0.02178271</text:p>
          </table:table-cell>
          <table:table-cell office:value-type="float" office:value="0.02258899" calcext:value-type="float">
            <text:p>0.02258899</text:p>
          </table:table-cell>
          <table:table-cell office:value-type="float" office:value="0.03150152" calcext:value-type="float">
            <text:p>0.03150152</text:p>
          </table:table-cell>
          <table:table-cell office:value-type="float" office:value="0.004979836" calcext:value-type="float">
            <text:p>0.004979836</text:p>
          </table:table-cell>
          <table:table-cell office:value-type="float" office:value="0.004542859" calcext:value-type="float">
            <text:p>0.004542859</text:p>
          </table:table-cell>
          <table:table-cell office:value-type="float" office:value="0" calcext:value-type="float">
            <text:p>0</text:p>
          </table:table-cell>
          <table:table-cell office:value-type="float" office:value="70.7343" calcext:value-type="float">
            <text:p>70.7343</text:p>
          </table:table-cell>
          <table:table-cell office:value-type="float" office:value="18.19561" calcext:value-type="float">
            <text:p>18.19561</text:p>
          </table:table-cell>
          <table:table-cell office:value-type="float" office:value="6.829615" calcext:value-type="float">
            <text:p>6.829615</text:p>
          </table:table-cell>
          <table:table-cell office:value-type="float" office:value="3.755651" calcext:value-type="float">
            <text:p>3.755651</text:p>
          </table:table-cell>
          <table:table-cell office:value-type="float" office:value="2.256195" calcext:value-type="float">
            <text:p>2.256195</text:p>
          </table:table-cell>
          <table:table-cell office:value-type="float" office:value="0.8241561" calcext:value-type="float">
            <text:p>0.8241561</text:p>
          </table:table-cell>
          <table:table-cell office:value-type="float" office:value="0.2729623" calcext:value-type="float">
            <text:p>0.2729623</text:p>
          </table:table-cell>
          <table:table-cell office:value-type="float" office:value="0.978653" calcext:value-type="float">
            <text:p>0.978653</text:p>
          </table:table-cell>
          <table:table-cell office:value-type="float" office:value="0.4378858" calcext:value-type="float">
            <text:p>0.4378858</text:p>
          </table:table-cell>
          <table:table-cell office:value-type="float" office:value="0.2475262" calcext:value-type="float">
            <text:p>0.2475262</text:p>
          </table:table-cell>
          <table:table-cell office:value-type="float" office:value="0.1489175" calcext:value-type="float">
            <text:p>0.1489175</text:p>
          </table:table-cell>
          <table:table-cell office:value-type="float" office:value="0.2171223" calcext:value-type="float">
            <text:p>0.2171223</text:p>
          </table:table-cell>
          <table:table-cell office:value-type="float" office:value="0.3189132" calcext:value-type="float">
            <text:p>0.3189132</text:p>
          </table:table-cell>
          <table:table-cell office:value-type="float" office:value="0.3407817" calcext:value-type="float">
            <text:p>0.3407817</text:p>
          </table:table-cell>
          <table:table-cell office:value-type="float" office:value="0" calcext:value-type="float">
            <text:p>0</text:p>
          </table:table-cell>
          <table:table-cell office:value-type="float" office:value="794.8243" calcext:value-type="float">
            <text:p>794.8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45482" calcext:value-type="float">
            <text:p>-0.0050454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33.42997" calcext:value-type="float">
            <text:p>33.42997</text:p>
          </table:table-cell>
          <table:table-cell office:value-type="float" office:value="1089.36" calcext:value-type="float">
            <text:p>108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2997" calcext:value-type="float">
            <text:p>0.2102997</text:p>
          </table:table-cell>
          <table:table-cell office:value-type="float" office:value="3.645269" calcext:value-type="float">
            <text:p>3.64526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3031138" calcext:value-type="float">
            <text:p>-0.003031138</text:p>
          </table:table-cell>
          <table:table-cell office:value-type="float" office:value="-0.004981782" calcext:value-type="float">
            <text:p>-0.004981782</text:p>
          </table:table-cell>
          <table:table-cell office:value-type="float" office:value="0.001203033" calcext:value-type="float">
            <text:p>0.001203033</text:p>
          </table:table-cell>
          <table:table-cell office:value-type="float" office:value="0.000001589918" calcext:value-type="float">
            <text:p>1.589918E-06</text:p>
          </table:table-cell>
          <table:table-cell office:value-type="float" office:value="18.47656" calcext:value-type="float">
            <text:p>18.47656</text:p>
          </table:table-cell>
          <table:table-cell office:value-type="float" office:value="0.4993552" calcext:value-type="float">
            <text:p>0.4993552</text:p>
          </table:table-cell>
          <table:table-cell office:value-type="float" office:value="0.07252046" calcext:value-type="float">
            <text:p>0.07252046</text:p>
          </table:table-cell>
          <table:table-cell office:value-type="float" office:value="0.06896549" calcext:value-type="float">
            <text:p>0.06896549</text:p>
          </table:table-cell>
          <table:table-cell office:value-type="float" office:value="0.0570538" calcext:value-type="float">
            <text:p>0.0570538</text:p>
          </table:table-cell>
          <table:table-cell office:value-type="float" office:value="0.0606939" calcext:value-type="float">
            <text:p>0.0606939</text:p>
          </table:table-cell>
          <table:table-cell office:value-type="float" office:value="0.02901625" calcext:value-type="float">
            <text:p>0.02901625</text:p>
          </table:table-cell>
          <table:table-cell office:value-type="float" office:value="0.02181967" calcext:value-type="float">
            <text:p>0.02181967</text:p>
          </table:table-cell>
          <table:table-cell office:value-type="float" office:value="0.03425129" calcext:value-type="float">
            <text:p>0.03425129</text:p>
          </table:table-cell>
          <table:table-cell office:value-type="float" office:value="0.02528544" calcext:value-type="float">
            <text:p>0.02528544</text:p>
          </table:table-cell>
          <table:table-cell office:value-type="float" office:value="0.02179106" calcext:value-type="float">
            <text:p>0.02179106</text:p>
          </table:table-cell>
          <table:table-cell office:value-type="float" office:value="0.02261149" calcext:value-type="float">
            <text:p>0.02261149</text:p>
          </table:table-cell>
          <table:table-cell office:value-type="float" office:value="0.03152571" calcext:value-type="float">
            <text:p>0.03152571</text:p>
          </table:table-cell>
          <table:table-cell office:value-type="float" office:value="0.004973026" calcext:value-type="float">
            <text:p>0.004973026</text:p>
          </table:table-cell>
          <table:table-cell office:value-type="float" office:value="0.004549564" calcext:value-type="float">
            <text:p>0.004549564</text:p>
          </table:table-cell>
          <table:table-cell office:value-type="float" office:value="0" calcext:value-type="float">
            <text:p>0</text:p>
          </table:table-cell>
          <table:table-cell office:value-type="float" office:value="67.17055" calcext:value-type="float">
            <text:p>67.17055</text:p>
          </table:table-cell>
          <table:table-cell office:value-type="float" office:value="19.63802" calcext:value-type="float">
            <text:p>19.63802</text:p>
          </table:table-cell>
          <table:table-cell office:value-type="float" office:value="6.868843" calcext:value-type="float">
            <text:p>6.868843</text:p>
          </table:table-cell>
          <table:table-cell office:value-type="float" office:value="3.735905" calcext:value-type="float">
            <text:p>3.735905</text:p>
          </table:table-cell>
          <table:table-cell office:value-type="float" office:value="2.263475" calcext:value-type="float">
            <text:p>2.263475</text:p>
          </table:table-cell>
          <table:table-cell office:value-type="float" office:value="0.819813" calcext:value-type="float">
            <text:p>0.819813</text:p>
          </table:table-cell>
          <table:table-cell office:value-type="float" office:value="0.2791644" calcext:value-type="float">
            <text:p>0.2791644</text:p>
          </table:table-cell>
          <table:table-cell office:value-type="float" office:value="0.9816821" calcext:value-type="float">
            <text:p>0.9816821</text:p>
          </table:table-cell>
          <table:table-cell office:value-type="float" office:value="0.4395106" calcext:value-type="float">
            <text:p>0.4395106</text:p>
          </table:table-cell>
          <table:table-cell office:value-type="float" office:value="0.248211" calcext:value-type="float">
            <text:p>0.248211</text:p>
          </table:table-cell>
          <table:table-cell office:value-type="float" office:value="0.1494148" calcext:value-type="float">
            <text:p>0.1494148</text:p>
          </table:table-cell>
          <table:table-cell office:value-type="float" office:value="0.2178646" calcext:value-type="float">
            <text:p>0.2178646</text:p>
          </table:table-cell>
          <table:table-cell office:value-type="float" office:value="0.3158798" calcext:value-type="float">
            <text:p>0.3158798</text:p>
          </table:table-cell>
          <table:table-cell office:value-type="float" office:value="0.3446011" calcext:value-type="float">
            <text:p>0.3446011</text:p>
          </table:table-cell>
          <table:table-cell office:value-type="float" office:value="0" calcext:value-type="float">
            <text:p>0</text:p>
          </table:table-cell>
          <table:table-cell office:value-type="float" office:value="1008.258" calcext:value-type="float">
            <text:p>1008.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63271" calcext:value-type="float">
            <text:p>-0.0050632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33.39005" calcext:value-type="float">
            <text:p>33.39005</text:p>
          </table:table-cell>
          <table:table-cell office:value-type="float" office:value="1089.371" calcext:value-type="float">
            <text:p>1089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6518" calcext:value-type="float">
            <text:p>0.2286518</text:p>
          </table:table-cell>
          <table:table-cell office:value-type="float" office:value="3.654493" calcext:value-type="float">
            <text:p>3.65449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3846261" calcext:value-type="float">
            <text:p>-0.003846261</text:p>
          </table:table-cell>
          <table:table-cell office:value-type="float" office:value="-0.005000624" calcext:value-type="float">
            <text:p>-0.005000624</text:p>
          </table:table-cell>
          <table:table-cell office:value-type="float" office:value="0.00122286" calcext:value-type="float">
            <text:p>0.00122286</text:p>
          </table:table-cell>
          <table:table-cell office:value-type="float" office:value="0.000001590317" calcext:value-type="float">
            <text:p>1.590317E-06</text:p>
          </table:table-cell>
          <table:table-cell office:value-type="float" office:value="18.47371" calcext:value-type="float">
            <text:p>18.47371</text:p>
          </table:table-cell>
          <table:table-cell office:value-type="float" office:value="0.9591108" calcext:value-type="float">
            <text:p>0.9591108</text:p>
          </table:table-cell>
          <table:table-cell office:value-type="float" office:value="0.08226557" calcext:value-type="float">
            <text:p>0.08226557</text:p>
          </table:table-cell>
          <table:table-cell office:value-type="float" office:value="0.07384589" calcext:value-type="float">
            <text:p>0.07384589</text:p>
          </table:table-cell>
          <table:table-cell office:value-type="float" office:value="0.05707534" calcext:value-type="float">
            <text:p>0.05707534</text:p>
          </table:table-cell>
          <table:table-cell office:value-type="float" office:value="0.06022081" calcext:value-type="float">
            <text:p>0.06022081</text:p>
          </table:table-cell>
          <table:table-cell office:value-type="float" office:value="0.02837797" calcext:value-type="float">
            <text:p>0.02837797</text:p>
          </table:table-cell>
          <table:table-cell office:value-type="float" office:value="0.02153409" calcext:value-type="float">
            <text:p>0.02153409</text:p>
          </table:table-cell>
          <table:table-cell office:value-type="float" office:value="0.03406944" calcext:value-type="float">
            <text:p>0.03406944</text:p>
          </table:table-cell>
          <table:table-cell office:value-type="float" office:value="0.02518621" calcext:value-type="float">
            <text:p>0.02518621</text:p>
          </table:table-cell>
          <table:table-cell office:value-type="float" office:value="0.02179611" calcext:value-type="float">
            <text:p>0.02179611</text:p>
          </table:table-cell>
          <table:table-cell office:value-type="float" office:value="0.02263315" calcext:value-type="float">
            <text:p>0.02263315</text:p>
          </table:table-cell>
          <table:table-cell office:value-type="float" office:value="0.0315482" calcext:value-type="float">
            <text:p>0.0315482</text:p>
          </table:table-cell>
          <table:table-cell office:value-type="float" office:value="0.00496751" calcext:value-type="float">
            <text:p>0.00496751</text:p>
          </table:table-cell>
          <table:table-cell office:value-type="float" office:value="0.004554859" calcext:value-type="float">
            <text:p>0.004554859</text:p>
          </table:table-cell>
          <table:table-cell office:value-type="float" office:value="0" calcext:value-type="float">
            <text:p>0</text:p>
          </table:table-cell>
          <table:table-cell office:value-type="float" office:value="66.73895" calcext:value-type="float">
            <text:p>66.73895</text:p>
          </table:table-cell>
          <table:table-cell office:value-type="float" office:value="21.37218" calcext:value-type="float">
            <text:p>21.37218</text:p>
          </table:table-cell>
          <table:table-cell office:value-type="float" office:value="6.963366" calcext:value-type="float">
            <text:p>6.963366</text:p>
          </table:table-cell>
          <table:table-cell office:value-type="float" office:value="3.739995" calcext:value-type="float">
            <text:p>3.739995</text:p>
          </table:table-cell>
          <table:table-cell office:value-type="float" office:value="2.282453" calcext:value-type="float">
            <text:p>2.282453</text:p>
          </table:table-cell>
          <table:table-cell office:value-type="float" office:value="0.8159767" calcext:value-type="float">
            <text:p>0.8159767</text:p>
          </table:table-cell>
          <table:table-cell office:value-type="float" office:value="0.2866337" calcext:value-type="float">
            <text:p>0.2866337</text:p>
          </table:table-cell>
          <table:table-cell office:value-type="float" office:value="0.9849124" calcext:value-type="float">
            <text:p>0.9849124</text:p>
          </table:table-cell>
          <table:table-cell office:value-type="float" office:value="0.4411973" calcext:value-type="float">
            <text:p>0.4411973</text:p>
          </table:table-cell>
          <table:table-cell office:value-type="float" office:value="0.2489144" calcext:value-type="float">
            <text:p>0.2489144</text:p>
          </table:table-cell>
          <table:table-cell office:value-type="float" office:value="0.1499355" calcext:value-type="float">
            <text:p>0.1499355</text:p>
          </table:table-cell>
          <table:table-cell office:value-type="float" office:value="0.2184281" calcext:value-type="float">
            <text:p>0.2184281</text:p>
          </table:table-cell>
          <table:table-cell office:value-type="float" office:value="0.3134566" calcext:value-type="float">
            <text:p>0.3134566</text:p>
          </table:table-cell>
          <table:table-cell office:value-type="float" office:value="0.3479073" calcext:value-type="float">
            <text:p>0.3479073</text:p>
          </table:table-cell>
          <table:table-cell office:value-type="float" office:value="0" calcext:value-type="float">
            <text:p>0</text:p>
          </table:table-cell>
          <table:table-cell office:value-type="float" office:value="1123.528" calcext:value-type="float">
            <text:p>1123.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75505" calcext:value-type="float">
            <text:p>-0.0050755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33.32552" calcext:value-type="float">
            <text:p>33.32552</text:p>
          </table:table-cell>
          <table:table-cell office:value-type="float" office:value="1089.387" calcext:value-type="float">
            <text:p>1089.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6673" calcext:value-type="float">
            <text:p>0.2686673</text:p>
          </table:table-cell>
          <table:table-cell office:value-type="float" office:value="3.662836" calcext:value-type="float">
            <text:p>3.662836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020662" calcext:value-type="float">
            <text:p>-0.005020662</text:p>
          </table:table-cell>
          <table:table-cell office:value-type="float" office:value="0.001237152" calcext:value-type="float">
            <text:p>0.001237152</text:p>
          </table:table-cell>
          <table:table-cell office:value-type="float" office:value="0.000001590731" calcext:value-type="float">
            <text:p>1.590731E-06</text:p>
          </table:table-cell>
          <table:table-cell office:value-type="float" office:value="18.41426" calcext:value-type="float">
            <text:p>18.41426</text:p>
          </table:table-cell>
          <table:table-cell office:value-type="float" office:value="1.927223" calcext:value-type="float">
            <text:p>1.927223</text:p>
          </table:table-cell>
          <table:table-cell office:value-type="float" office:value="0.08836243" calcext:value-type="float">
            <text:p>0.08836243</text:p>
          </table:table-cell>
          <table:table-cell office:value-type="float" office:value="0.0762352" calcext:value-type="float">
            <text:p>0.0762352</text:p>
          </table:table-cell>
          <table:table-cell office:value-type="float" office:value="0.0577148" calcext:value-type="float">
            <text:p>0.0577148</text:p>
          </table:table-cell>
          <table:table-cell office:value-type="float" office:value="0.06078627" calcext:value-type="float">
            <text:p>0.06078627</text:p>
          </table:table-cell>
          <table:table-cell office:value-type="float" office:value="0.02814117" calcext:value-type="float">
            <text:p>0.02814117</text:p>
          </table:table-cell>
          <table:table-cell office:value-type="float" office:value="0.02143206" calcext:value-type="float">
            <text:p>0.02143206</text:p>
          </table:table-cell>
          <table:table-cell office:value-type="float" office:value="0.03393129" calcext:value-type="float">
            <text:p>0.03393129</text:p>
          </table:table-cell>
          <table:table-cell office:value-type="float" office:value="0.0250841" calcext:value-type="float">
            <text:p>0.0250841</text:p>
          </table:table-cell>
          <table:table-cell office:value-type="float" office:value="0.02179805" calcext:value-type="float">
            <text:p>0.02179805</text:p>
          </table:table-cell>
          <table:table-cell office:value-type="float" office:value="0.02265367" calcext:value-type="float">
            <text:p>0.02265367</text:p>
          </table:table-cell>
          <table:table-cell office:value-type="float" office:value="0.0315691" calcext:value-type="float">
            <text:p>0.0315691</text:p>
          </table:table-cell>
          <table:table-cell office:value-type="float" office:value="0.004965496" calcext:value-type="float">
            <text:p>0.004965496</text:p>
          </table:table-cell>
          <table:table-cell office:value-type="float" office:value="0.00455676" calcext:value-type="float">
            <text:p>0.00455676</text:p>
          </table:table-cell>
          <table:table-cell office:value-type="float" office:value="0" calcext:value-type="float">
            <text:p>0</text:p>
          </table:table-cell>
          <table:table-cell office:value-type="float" office:value="62.57053" calcext:value-type="float">
            <text:p>62.57053</text:p>
          </table:table-cell>
          <table:table-cell office:value-type="float" office:value="22.94603" calcext:value-type="float">
            <text:p>22.94603</text:p>
          </table:table-cell>
          <table:table-cell office:value-type="float" office:value="7.256756" calcext:value-type="float">
            <text:p>7.256756</text:p>
          </table:table-cell>
          <table:table-cell office:value-type="float" office:value="3.745669" calcext:value-type="float">
            <text:p>3.745669</text:p>
          </table:table-cell>
          <table:table-cell office:value-type="float" office:value="2.301763" calcext:value-type="float">
            <text:p>2.301763</text:p>
          </table:table-cell>
          <table:table-cell office:value-type="float" office:value="0.8126882" calcext:value-type="float">
            <text:p>0.8126882</text:p>
          </table:table-cell>
          <table:table-cell office:value-type="float" office:value="0.293819" calcext:value-type="float">
            <text:p>0.293819</text:p>
          </table:table-cell>
          <table:table-cell office:value-type="float" office:value="0.9879671" calcext:value-type="float">
            <text:p>0.9879671</text:p>
          </table:table-cell>
          <table:table-cell office:value-type="float" office:value="0.4429159" calcext:value-type="float">
            <text:p>0.4429159</text:p>
          </table:table-cell>
          <table:table-cell office:value-type="float" office:value="0.2496358" calcext:value-type="float">
            <text:p>0.2496358</text:p>
          </table:table-cell>
          <table:table-cell office:value-type="float" office:value="0.1504689" calcext:value-type="float">
            <text:p>0.1504689</text:p>
          </table:table-cell>
          <table:table-cell office:value-type="float" office:value="0.2188901" calcext:value-type="float">
            <text:p>0.2188901</text:p>
          </table:table-cell>
          <table:table-cell office:value-type="float" office:value="0.3122647" calcext:value-type="float">
            <text:p>0.3122647</text:p>
          </table:table-cell>
          <table:table-cell office:value-type="float" office:value="0.3491479" calcext:value-type="float">
            <text:p>0.3491479</text:p>
          </table:table-cell>
          <table:table-cell office:value-type="float" office:value="0" calcext:value-type="float">
            <text:p>0</text:p>
          </table:table-cell>
          <table:table-cell office:value-type="float" office:value="1383.584" calcext:value-type="float">
            <text:p>1383.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8613" calcext:value-type="float">
            <text:p>-0.005086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33.2729" calcext:value-type="float">
            <text:p>33.2729</text:p>
          </table:table-cell>
          <table:table-cell office:value-type="float" office:value="1089.399" calcext:value-type="float">
            <text:p>1089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3.671073" calcext:value-type="float">
            <text:p>3.67107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038778" calcext:value-type="float">
            <text:p>-0.005038778</text:p>
          </table:table-cell>
          <table:table-cell office:value-type="float" office:value="0.00124949" calcext:value-type="float">
            <text:p>0.00124949</text:p>
          </table:table-cell>
          <table:table-cell office:value-type="float" office:value="0.00000159112" calcext:value-type="float">
            <text:p>1.59112E-06</text:p>
          </table:table-cell>
          <table:table-cell office:value-type="float" office:value="18.37061" calcext:value-type="float">
            <text:p>18.37061</text:p>
          </table:table-cell>
          <table:table-cell office:value-type="float" office:value="2.704997" calcext:value-type="float">
            <text:p>2.704997</text:p>
          </table:table-cell>
          <table:table-cell office:value-type="float" office:value="0.09575539" calcext:value-type="float">
            <text:p>0.09575539</text:p>
          </table:table-cell>
          <table:table-cell office:value-type="float" office:value="0.07928523" calcext:value-type="float">
            <text:p>0.07928523</text:p>
          </table:table-cell>
          <table:table-cell office:value-type="float" office:value="0.05842185" calcext:value-type="float">
            <text:p>0.05842185</text:p>
          </table:table-cell>
          <table:table-cell office:value-type="float" office:value="0.06139323" calcext:value-type="float">
            <text:p>0.06139323</text:p>
          </table:table-cell>
          <table:table-cell office:value-type="float" office:value="0.02797483" calcext:value-type="float">
            <text:p>0.02797483</text:p>
          </table:table-cell>
          <table:table-cell office:value-type="float" office:value="0.02136532" calcext:value-type="float">
            <text:p>0.02136532</text:p>
          </table:table-cell>
          <table:table-cell office:value-type="float" office:value="0.03383734" calcext:value-type="float">
            <text:p>0.03383734</text:p>
          </table:table-cell>
          <table:table-cell office:value-type="float" office:value="0.02498958" calcext:value-type="float">
            <text:p>0.02498958</text:p>
          </table:table-cell>
          <table:table-cell office:value-type="float" office:value="0.02179729" calcext:value-type="float">
            <text:p>0.02179729</text:p>
          </table:table-cell>
          <table:table-cell office:value-type="float" office:value="0.02267297" calcext:value-type="float">
            <text:p>0.02267297</text:p>
          </table:table-cell>
          <table:table-cell office:value-type="float" office:value="0.03158828" calcext:value-type="float">
            <text:p>0.03158828</text:p>
          </table:table-cell>
          <table:table-cell office:value-type="float" office:value="0.004965777" calcext:value-type="float">
            <text:p>0.004965777</text:p>
          </table:table-cell>
          <table:table-cell office:value-type="float" office:value="0.004556438" calcext:value-type="float">
            <text:p>0.004556438</text:p>
          </table:table-cell>
          <table:table-cell office:value-type="float" office:value="0" calcext:value-type="float">
            <text:p>0</text:p>
          </table:table-cell>
          <table:table-cell office:value-type="float" office:value="57.30916" calcext:value-type="float">
            <text:p>57.30916</text:p>
          </table:table-cell>
          <table:table-cell office:value-type="float" office:value="24.2544" calcext:value-type="float">
            <text:p>24.2544</text:p>
          </table:table-cell>
          <table:table-cell office:value-type="float" office:value="7.64977" calcext:value-type="float">
            <text:p>7.64977</text:p>
          </table:table-cell>
          <table:table-cell office:value-type="float" office:value="3.767415" calcext:value-type="float">
            <text:p>3.767415</text:p>
          </table:table-cell>
          <table:table-cell office:value-type="float" office:value="2.326417" calcext:value-type="float">
            <text:p>2.326417</text:p>
          </table:table-cell>
          <table:table-cell office:value-type="float" office:value="0.8101574" calcext:value-type="float">
            <text:p>0.8101574</text:p>
          </table:table-cell>
          <table:table-cell office:value-type="float" office:value="0.301502" calcext:value-type="float">
            <text:p>0.301502</text:p>
          </table:table-cell>
          <table:table-cell office:value-type="float" office:value="0.9909388" calcext:value-type="float">
            <text:p>0.9909388</text:p>
          </table:table-cell>
          <table:table-cell office:value-type="float" office:value="0.4447594" calcext:value-type="float">
            <text:p>0.4447594</text:p>
          </table:table-cell>
          <table:table-cell office:value-type="float" office:value="0.2503501" calcext:value-type="float">
            <text:p>0.2503501</text:p>
          </table:table-cell>
          <table:table-cell office:value-type="float" office:value="0.1510099" calcext:value-type="float">
            <text:p>0.1510099</text:p>
          </table:table-cell>
          <table:table-cell office:value-type="float" office:value="0.2193244" calcext:value-type="float">
            <text:p>0.2193244</text:p>
          </table:table-cell>
          <table:table-cell office:value-type="float" office:value="0.3118554" calcext:value-type="float">
            <text:p>0.3118554</text:p>
          </table:table-cell>
          <table:table-cell office:value-type="float" office:value="0.3491485" calcext:value-type="float">
            <text:p>0.3491485</text:p>
          </table:table-cell>
          <table:table-cell office:value-type="float" office:value="0" calcext:value-type="float">
            <text:p>0</text:p>
          </table:table-cell>
          <table:table-cell office:value-type="float" office:value="1579.065" calcext:value-type="float">
            <text:p>1579.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95713" calcext:value-type="float">
            <text:p>-0.0050957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33.16969" calcext:value-type="float">
            <text:p>33.16969</text:p>
          </table:table-cell>
          <table:table-cell office:value-type="float" office:value="1089.424" calcext:value-type="float">
            <text:p>1089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601" calcext:value-type="float">
            <text:p>0.366601</text:p>
          </table:table-cell>
          <table:table-cell office:value-type="float" office:value="3.680734" calcext:value-type="float">
            <text:p>3.680734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075302" calcext:value-type="float">
            <text:p>-0.005075302</text:p>
          </table:table-cell>
          <table:table-cell office:value-type="float" office:value="0.001250073" calcext:value-type="float">
            <text:p>0.001250073</text:p>
          </table:table-cell>
          <table:table-cell office:value-type="float" office:value="0.000001591502" calcext:value-type="float">
            <text:p>1.591502E-06</text:p>
          </table:table-cell>
          <table:table-cell office:value-type="float" office:value="18.26753" calcext:value-type="float">
            <text:p>18.26753</text:p>
          </table:table-cell>
          <table:table-cell office:value-type="float" office:value="4.338488" calcext:value-type="float">
            <text:p>4.338488</text:p>
          </table:table-cell>
          <table:table-cell office:value-type="float" office:value="0.09380043" calcext:value-type="float">
            <text:p>0.09380043</text:p>
          </table:table-cell>
          <table:table-cell office:value-type="float" office:value="0.07498704" calcext:value-type="float">
            <text:p>0.07498704</text:p>
          </table:table-cell>
          <table:table-cell office:value-type="float" office:value="0.05726296" calcext:value-type="float">
            <text:p>0.05726296</text:p>
          </table:table-cell>
          <table:table-cell office:value-type="float" office:value="0.06055598" calcext:value-type="float">
            <text:p>0.06055598</text:p>
          </table:table-cell>
          <table:table-cell office:value-type="float" office:value="0.02771384" calcext:value-type="float">
            <text:p>0.02771384</text:p>
          </table:table-cell>
          <table:table-cell office:value-type="float" office:value="0.02130083" calcext:value-type="float">
            <text:p>0.02130083</text:p>
          </table:table-cell>
          <table:table-cell office:value-type="float" office:value="0.03375817" calcext:value-type="float">
            <text:p>0.03375817</text:p>
          </table:table-cell>
          <table:table-cell office:value-type="float" office:value="0.02490311" calcext:value-type="float">
            <text:p>0.02490311</text:p>
          </table:table-cell>
          <table:table-cell office:value-type="float" office:value="0.02179511" calcext:value-type="float">
            <text:p>0.02179511</text:p>
          </table:table-cell>
          <table:table-cell office:value-type="float" office:value="0.02269112" calcext:value-type="float">
            <text:p>0.02269112</text:p>
          </table:table-cell>
          <table:table-cell office:value-type="float" office:value="0.03160575" calcext:value-type="float">
            <text:p>0.03160575</text:p>
          </table:table-cell>
          <table:table-cell office:value-type="float" office:value="0.004966051" calcext:value-type="float">
            <text:p>0.004966051</text:p>
          </table:table-cell>
          <table:table-cell office:value-type="float" office:value="0.004556119" calcext:value-type="float">
            <text:p>0.004556119</text:p>
          </table:table-cell>
          <table:table-cell office:value-type="float" office:value="0" calcext:value-type="float">
            <text:p>0</text:p>
          </table:table-cell>
          <table:table-cell office:value-type="float" office:value="51.66293" calcext:value-type="float">
            <text:p>51.66293</text:p>
          </table:table-cell>
          <table:table-cell office:value-type="float" office:value="25.45948" calcext:value-type="float">
            <text:p>25.45948</text:p>
          </table:table-cell>
          <table:table-cell office:value-type="float" office:value="8.073999" calcext:value-type="float">
            <text:p>8.073999</text:p>
          </table:table-cell>
          <table:table-cell office:value-type="float" office:value="3.810719" calcext:value-type="float">
            <text:p>3.810719</text:p>
          </table:table-cell>
          <table:table-cell office:value-type="float" office:value="2.361426" calcext:value-type="float">
            <text:p>2.361426</text:p>
          </table:table-cell>
          <table:table-cell office:value-type="float" office:value="0.8105547" calcext:value-type="float">
            <text:p>0.8105547</text:p>
          </table:table-cell>
          <table:table-cell office:value-type="float" office:value="0.3102352" calcext:value-type="float">
            <text:p>0.3102352</text:p>
          </table:table-cell>
          <table:table-cell office:value-type="float" office:value="0.9936019" calcext:value-type="float">
            <text:p>0.9936019</text:p>
          </table:table-cell>
          <table:table-cell office:value-type="float" office:value="0.4466037" calcext:value-type="float">
            <text:p>0.4466037</text:p>
          </table:table-cell>
          <table:table-cell office:value-type="float" office:value="0.2510694" calcext:value-type="float">
            <text:p>0.2510694</text:p>
          </table:table-cell>
          <table:table-cell office:value-type="float" office:value="0.1515547" calcext:value-type="float">
            <text:p>0.1515547</text:p>
          </table:table-cell>
          <table:table-cell office:value-type="float" office:value="0.2197383" calcext:value-type="float">
            <text:p>0.2197383</text:p>
          </table:table-cell>
          <table:table-cell office:value-type="float" office:value="0.3114751" calcext:value-type="float">
            <text:p>0.3114751</text:p>
          </table:table-cell>
          <table:table-cell office:value-type="float" office:value="0.3491493" calcext:value-type="float">
            <text:p>0.3491493</text:p>
          </table:table-cell>
          <table:table-cell office:value-type="float" office:value="0" calcext:value-type="float">
            <text:p>0</text:p>
          </table:table-cell>
          <table:table-cell office:value-type="float" office:value="2030.062" calcext:value-type="float">
            <text:p>2030.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111503" calcext:value-type="float">
            <text:p>-0.0051115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33.04856" calcext:value-type="float">
            <text:p>33.04856</text:p>
          </table:table-cell>
          <table:table-cell office:value-type="float" office:value="1089.456" calcext:value-type="float">
            <text:p>1089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214" calcext:value-type="float">
            <text:p>0.443214</text:p>
          </table:table-cell>
          <table:table-cell office:value-type="float" office:value="3.691888" calcext:value-type="float">
            <text:p>3.691888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137652" calcext:value-type="float">
            <text:p>-0.005137652</text:p>
          </table:table-cell>
          <table:table-cell office:value-type="float" office:value="0.001240428" calcext:value-type="float">
            <text:p>0.001240428</text:p>
          </table:table-cell>
          <table:table-cell office:value-type="float" office:value="0.000001591961" calcext:value-type="float">
            <text:p>1.591961E-06</text:p>
          </table:table-cell>
          <table:table-cell office:value-type="float" office:value="18.1822" calcext:value-type="float">
            <text:p>18.1822</text:p>
          </table:table-cell>
          <table:table-cell office:value-type="float" office:value="6.539085" calcext:value-type="float">
            <text:p>6.539085</text:p>
          </table:table-cell>
          <table:table-cell office:value-type="float" office:value="0.08987515" calcext:value-type="float">
            <text:p>0.08987515</text:p>
          </table:table-cell>
          <table:table-cell office:value-type="float" office:value="0.06882045" calcext:value-type="float">
            <text:p>0.06882045</text:p>
          </table:table-cell>
          <table:table-cell office:value-type="float" office:value="0.05409929" calcext:value-type="float">
            <text:p>0.05409929</text:p>
          </table:table-cell>
          <table:table-cell office:value-type="float" office:value="0.05754296" calcext:value-type="float">
            <text:p>0.05754296</text:p>
          </table:table-cell>
          <table:table-cell office:value-type="float" office:value="0.02702043" calcext:value-type="float">
            <text:p>0.02702043</text:p>
          </table:table-cell>
          <table:table-cell office:value-type="float" office:value="0.02102234" calcext:value-type="float">
            <text:p>0.02102234</text:p>
          </table:table-cell>
          <table:table-cell office:value-type="float" office:value="0.0336464" calcext:value-type="float">
            <text:p>0.0336464</text:p>
          </table:table-cell>
          <table:table-cell office:value-type="float" office:value="0.02481791" calcext:value-type="float">
            <text:p>0.02481791</text:p>
          </table:table-cell>
          <table:table-cell office:value-type="float" office:value="0.02179206" calcext:value-type="float">
            <text:p>0.02179206</text:p>
          </table:table-cell>
          <table:table-cell office:value-type="float" office:value="0.02270825" calcext:value-type="float">
            <text:p>0.02270825</text:p>
          </table:table-cell>
          <table:table-cell office:value-type="float" office:value="0.0316216" calcext:value-type="float">
            <text:p>0.0316216</text:p>
          </table:table-cell>
          <table:table-cell office:value-type="float" office:value="0.004966377" calcext:value-type="float">
            <text:p>0.004966377</text:p>
          </table:table-cell>
          <table:table-cell office:value-type="float" office:value="0.004555744" calcext:value-type="float">
            <text:p>0.004555744</text:p>
          </table:table-cell>
          <table:table-cell office:value-type="float" office:value="0" calcext:value-type="float">
            <text:p>0</text:p>
          </table:table-cell>
          <table:table-cell office:value-type="float" office:value="46.03147" calcext:value-type="float">
            <text:p>46.03147</text:p>
          </table:table-cell>
          <table:table-cell office:value-type="float" office:value="26.84502" calcext:value-type="float">
            <text:p>26.84502</text:p>
          </table:table-cell>
          <table:table-cell office:value-type="float" office:value="8.252639" calcext:value-type="float">
            <text:p>8.252639</text:p>
          </table:table-cell>
          <table:table-cell office:value-type="float" office:value="3.88426" calcext:value-type="float">
            <text:p>3.88426</text:p>
          </table:table-cell>
          <table:table-cell office:value-type="float" office:value="2.42197" calcext:value-type="float">
            <text:p>2.42197</text:p>
          </table:table-cell>
          <table:table-cell office:value-type="float" office:value="0.8153461" calcext:value-type="float">
            <text:p>0.8153461</text:p>
          </table:table-cell>
          <table:table-cell office:value-type="float" office:value="0.3195844" calcext:value-type="float">
            <text:p>0.3195844</text:p>
          </table:table-cell>
          <table:table-cell office:value-type="float" office:value="0.9964973" calcext:value-type="float">
            <text:p>0.9964973</text:p>
          </table:table-cell>
          <table:table-cell office:value-type="float" office:value="0.4484478" calcext:value-type="float">
            <text:p>0.4484478</text:p>
          </table:table-cell>
          <table:table-cell office:value-type="float" office:value="0.2517929" calcext:value-type="float">
            <text:p>0.2517929</text:p>
          </table:table-cell>
          <table:table-cell office:value-type="float" office:value="0.1521015" calcext:value-type="float">
            <text:p>0.1521015</text:p>
          </table:table-cell>
          <table:table-cell office:value-type="float" office:value="0.2201525" calcext:value-type="float">
            <text:p>0.2201525</text:p>
          </table:table-cell>
          <table:table-cell office:value-type="float" office:value="0.3111045" calcext:value-type="float">
            <text:p>0.3111045</text:p>
          </table:table-cell>
          <table:table-cell office:value-type="float" office:value="0.3491494" calcext:value-type="float">
            <text:p>0.3491494</text:p>
          </table:table-cell>
          <table:table-cell office:value-type="float" office:value="0" calcext:value-type="float">
            <text:p>0</text:p>
          </table:table-cell>
          <table:table-cell office:value-type="float" office:value="2522.119" calcext:value-type="float">
            <text:p>2522.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14581" calcext:value-type="float">
            <text:p>-0.005145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32.94049" calcext:value-type="float">
            <text:p>32.94049</text:p>
          </table:table-cell>
          <table:table-cell office:value-type="float" office:value="1089.487" calcext:value-type="float">
            <text:p>1089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1488" calcext:value-type="float">
            <text:p>0.5051488</text:p>
          </table:table-cell>
          <table:table-cell office:value-type="float" office:value="3.705233" calcext:value-type="float">
            <text:p>3.70523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200278" calcext:value-type="float">
            <text:p>-0.005200278</text:p>
          </table:table-cell>
          <table:table-cell office:value-type="float" office:value="0.001227151" calcext:value-type="float">
            <text:p>0.001227151</text:p>
          </table:table-cell>
          <table:table-cell office:value-type="float" office:value="0.000001592328" calcext:value-type="float">
            <text:p>1.592328E-06</text:p>
          </table:table-cell>
          <table:table-cell office:value-type="float" office:value="18.14496" calcext:value-type="float">
            <text:p>18.14496</text:p>
          </table:table-cell>
          <table:table-cell office:value-type="float" office:value="8.274709" calcext:value-type="float">
            <text:p>8.274709</text:p>
          </table:table-cell>
          <table:table-cell office:value-type="float" office:value="0.08602671" calcext:value-type="float">
            <text:p>0.08602671</text:p>
          </table:table-cell>
          <table:table-cell office:value-type="float" office:value="0.06457278" calcext:value-type="float">
            <text:p>0.06457278</text:p>
          </table:table-cell>
          <table:table-cell office:value-type="float" office:value="0.05119425" calcext:value-type="float">
            <text:p>0.05119425</text:p>
          </table:table-cell>
          <table:table-cell office:value-type="float" office:value="0.05438742" calcext:value-type="float">
            <text:p>0.05438742</text:p>
          </table:table-cell>
          <table:table-cell office:value-type="float" office:value="0.02597119" calcext:value-type="float">
            <text:p>0.02597119</text:p>
          </table:table-cell>
          <table:table-cell office:value-type="float" office:value="0.02049549" calcext:value-type="float">
            <text:p>0.02049549</text:p>
          </table:table-cell>
          <table:table-cell office:value-type="float" office:value="0.03344111" calcext:value-type="float">
            <text:p>0.03344111</text:p>
          </table:table-cell>
          <table:table-cell office:value-type="float" office:value="0.02471952" calcext:value-type="float">
            <text:p>0.02471952</text:p>
          </table:table-cell>
          <table:table-cell office:value-type="float" office:value="0.02178754" calcext:value-type="float">
            <text:p>0.02178754</text:p>
          </table:table-cell>
          <table:table-cell office:value-type="float" office:value="0.02272442" calcext:value-type="float">
            <text:p>0.02272442</text:p>
          </table:table-cell>
          <table:table-cell office:value-type="float" office:value="0.03163586" calcext:value-type="float">
            <text:p>0.03163586</text:p>
          </table:table-cell>
          <table:table-cell office:value-type="float" office:value="0.004966693" calcext:value-type="float">
            <text:p>0.004966693</text:p>
          </table:table-cell>
          <table:table-cell office:value-type="float" office:value="0.00455538" calcext:value-type="float">
            <text:p>0.00455538</text:p>
          </table:table-cell>
          <table:table-cell office:value-type="float" office:value="0" calcext:value-type="float">
            <text:p>0</text:p>
          </table:table-cell>
          <table:table-cell office:value-type="float" office:value="41.17699" calcext:value-type="float">
            <text:p>41.17699</text:p>
          </table:table-cell>
          <table:table-cell office:value-type="float" office:value="28.05158" calcext:value-type="float">
            <text:p>28.05158</text:p>
          </table:table-cell>
          <table:table-cell office:value-type="float" office:value="8.401756" calcext:value-type="float">
            <text:p>8.401756</text:p>
          </table:table-cell>
          <table:table-cell office:value-type="float" office:value="3.956348" calcext:value-type="float">
            <text:p>3.956348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8231653" calcext:value-type="float">
            <text:p>0.8231653</text:p>
          </table:table-cell>
          <table:table-cell office:value-type="float" office:value="0.3297667" calcext:value-type="float">
            <text:p>0.3297667</text:p>
          </table:table-cell>
          <table:table-cell office:value-type="float" office:value="0.9996094" calcext:value-type="float">
            <text:p>0.9996094</text:p>
          </table:table-cell>
          <table:table-cell office:value-type="float" office:value="0.4503543" calcext:value-type="float">
            <text:p>0.4503543</text:p>
          </table:table-cell>
          <table:table-cell office:value-type="float" office:value="0.2525258" calcext:value-type="float">
            <text:p>0.2525258</text:p>
          </table:table-cell>
          <table:table-cell office:value-type="float" office:value="0.1526492" calcext:value-type="float">
            <text:p>0.1526492</text:p>
          </table:table-cell>
          <table:table-cell office:value-type="float" office:value="0.220566" calcext:value-type="float">
            <text:p>0.220566</text:p>
          </table:table-cell>
          <table:table-cell office:value-type="float" office:value="0.3107436" calcext:value-type="float">
            <text:p>0.3107436</text:p>
          </table:table-cell>
          <table:table-cell office:value-type="float" office:value="0.3491495" calcext:value-type="float">
            <text:p>0.3491495</text:p>
          </table:table-cell>
          <table:table-cell office:value-type="float" office:value="0" calcext:value-type="float">
            <text:p>0</text:p>
          </table:table-cell>
          <table:table-cell office:value-type="float" office:value="2929.901" calcext:value-type="float">
            <text:p>2929.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182035" calcext:value-type="float">
            <text:p>-0.0051820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32.87578" calcext:value-type="float">
            <text:p>32.87578</text:p>
          </table:table-cell>
          <table:table-cell office:value-type="float" office:value="1089.507" calcext:value-type="float">
            <text:p>1089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2745" calcext:value-type="float">
            <text:p>0.5332745</text:p>
          </table:table-cell>
          <table:table-cell office:value-type="float" office:value="3.718571" calcext:value-type="float">
            <text:p>3.71857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259211" calcext:value-type="float">
            <text:p>-0.005259211</text:p>
          </table:table-cell>
          <table:table-cell office:value-type="float" office:value="0.00121948" calcext:value-type="float">
            <text:p>0.00121948</text:p>
          </table:table-cell>
          <table:table-cell office:value-type="float" office:value="0.000001592694" calcext:value-type="float">
            <text:p>1.592694E-06</text:p>
          </table:table-cell>
          <table:table-cell office:value-type="float" office:value="18.16661" calcext:value-type="float">
            <text:p>18.16661</text:p>
          </table:table-cell>
          <table:table-cell office:value-type="float" office:value="9.064138" calcext:value-type="float">
            <text:p>9.064138</text:p>
          </table:table-cell>
          <table:table-cell office:value-type="float" office:value="0.09417664" calcext:value-type="float">
            <text:p>0.09417664</text:p>
          </table:table-cell>
          <table:table-cell office:value-type="float" office:value="0.06535712" calcext:value-type="float">
            <text:p>0.06535712</text:p>
          </table:table-cell>
          <table:table-cell office:value-type="float" office:value="0.0497501" calcext:value-type="float">
            <text:p>0.0497501</text:p>
          </table:table-cell>
          <table:table-cell office:value-type="float" office:value="0.05243205" calcext:value-type="float">
            <text:p>0.05243205</text:p>
          </table:table-cell>
          <table:table-cell office:value-type="float" office:value="0.02497007" calcext:value-type="float">
            <text:p>0.02497007</text:p>
          </table:table-cell>
          <table:table-cell office:value-type="float" office:value="0.01990427" calcext:value-type="float">
            <text:p>0.01990427</text:p>
          </table:table-cell>
          <table:table-cell office:value-type="float" office:value="0.03314777" calcext:value-type="float">
            <text:p>0.03314777</text:p>
          </table:table-cell>
          <table:table-cell office:value-type="float" office:value="0.02459654" calcext:value-type="float">
            <text:p>0.02459654</text:p>
          </table:table-cell>
          <table:table-cell office:value-type="float" office:value="0.02177998" calcext:value-type="float">
            <text:p>0.02177998</text:p>
          </table:table-cell>
          <table:table-cell office:value-type="float" office:value="0.02273946" calcext:value-type="float">
            <text:p>0.02273946</text:p>
          </table:table-cell>
          <table:table-cell office:value-type="float" office:value="0.03164849" calcext:value-type="float">
            <text:p>0.03164849</text:p>
          </table:table-cell>
          <table:table-cell office:value-type="float" office:value="0.004967011" calcext:value-type="float">
            <text:p>0.004967011</text:p>
          </table:table-cell>
          <table:table-cell office:value-type="float" office:value="0.004555018" calcext:value-type="float">
            <text:p>0.004555018</text:p>
          </table:table-cell>
          <table:table-cell office:value-type="float" office:value="0" calcext:value-type="float">
            <text:p>0</text:p>
          </table:table-cell>
          <table:table-cell office:value-type="float" office:value="37.48933" calcext:value-type="float">
            <text:p>37.48933</text:p>
          </table:table-cell>
          <table:table-cell office:value-type="float" office:value="28.90349" calcext:value-type="float">
            <text:p>28.90349</text:p>
          </table:table-cell>
          <table:table-cell office:value-type="float" office:value="8.550151" calcext:value-type="float">
            <text:p>8.550151</text:p>
          </table:table-cell>
          <table:table-cell office:value-type="float" office:value="4.02495" calcext:value-type="float">
            <text:p>4.02495</text:p>
          </table:table-cell>
          <table:table-cell office:value-type="float" office:value="2.564656" calcext:value-type="float">
            <text:p>2.564656</text:p>
          </table:table-cell>
          <table:table-cell office:value-type="float" office:value="0.8332507" calcext:value-type="float">
            <text:p>0.8332507</text:p>
          </table:table-cell>
          <table:table-cell office:value-type="float" office:value="0.3413496" calcext:value-type="float">
            <text:p>0.3413496</text:p>
          </table:table-cell>
          <table:table-cell office:value-type="float" office:value="1.002902" calcext:value-type="float">
            <text:p>1.002902</text:p>
          </table:table-cell>
          <table:table-cell office:value-type="float" office:value="0.4523756" calcext:value-type="float">
            <text:p>0.4523756</text:p>
          </table:table-cell>
          <table:table-cell office:value-type="float" office:value="0.2532749" calcext:value-type="float">
            <text:p>0.2532749</text:p>
          </table:table-cell>
          <table:table-cell office:value-type="float" office:value="0.1531983" calcext:value-type="float">
            <text:p>0.1531983</text:p>
          </table:table-cell>
          <table:table-cell office:value-type="float" office:value="0.2209796" calcext:value-type="float">
            <text:p>0.2209796</text:p>
          </table:table-cell>
          <table:table-cell office:value-type="float" office:value="0.3103915" calcext:value-type="float">
            <text:p>0.3103915</text:p>
          </table:table-cell>
          <table:table-cell office:value-type="float" office:value="0.3491497" calcext:value-type="float">
            <text:p>0.3491497</text:p>
          </table:table-cell>
          <table:table-cell office:value-type="float" office:value="0" calcext:value-type="float">
            <text:p>0</text:p>
          </table:table-cell>
          <table:table-cell office:value-type="float" office:value="3114.228" calcext:value-type="float">
            <text:p>3114.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208339" calcext:value-type="float">
            <text:p>-0.005208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32.79319" calcext:value-type="float">
            <text:p>32.79319</text:p>
          </table:table-cell>
          <table:table-cell office:value-type="float" office:value="1089.53" calcext:value-type="float">
            <text:p>1089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62061" calcext:value-type="float">
            <text:p>0.5762061</text:p>
          </table:table-cell>
          <table:table-cell office:value-type="float" office:value="3.733691" calcext:value-type="float">
            <text:p>3.73369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308284" calcext:value-type="float">
            <text:p>-0.005308284</text:p>
          </table:table-cell>
          <table:table-cell office:value-type="float" office:value="0.001211457" calcext:value-type="float">
            <text:p>0.001211457</text:p>
          </table:table-cell>
          <table:table-cell office:value-type="float" office:value="0.000001593059" calcext:value-type="float">
            <text:p>1.593059E-06</text:p>
          </table:table-cell>
          <table:table-cell office:value-type="float" office:value="18.13708" calcext:value-type="float">
            <text:p>18.13708</text:p>
          </table:table-cell>
          <table:table-cell office:value-type="float" office:value="10.23075" calcext:value-type="float">
            <text:p>10.23075</text:p>
          </table:table-cell>
          <table:table-cell office:value-type="float" office:value="0.09484484" calcext:value-type="float">
            <text:p>0.09484484</text:p>
          </table:table-cell>
          <table:table-cell office:value-type="float" office:value="0.06469705" calcext:value-type="float">
            <text:p>0.06469705</text:p>
          </table:table-cell>
          <table:table-cell office:value-type="float" office:value="0.04906796" calcext:value-type="float">
            <text:p>0.04906796</text:p>
          </table:table-cell>
          <table:table-cell office:value-type="float" office:value="0.05175131" calcext:value-type="float">
            <text:p>0.05175131</text:p>
          </table:table-cell>
          <table:table-cell office:value-type="float" office:value="0.02450657" calcext:value-type="float">
            <text:p>0.02450657</text:p>
          </table:table-cell>
          <table:table-cell office:value-type="float" office:value="0.01957829" calcext:value-type="float">
            <text:p>0.01957829</text:p>
          </table:table-cell>
          <table:table-cell office:value-type="float" office:value="0.03287117" calcext:value-type="float">
            <text:p>0.03287117</text:p>
          </table:table-cell>
          <table:table-cell office:value-type="float" office:value="0.02445329" calcext:value-type="float">
            <text:p>0.02445329</text:p>
          </table:table-cell>
          <table:table-cell office:value-type="float" office:value="0.02176894" calcext:value-type="float">
            <text:p>0.02176894</text:p>
          </table:table-cell>
          <table:table-cell office:value-type="float" office:value="0.02275166" calcext:value-type="float">
            <text:p>0.02275166</text:p>
          </table:table-cell>
          <table:table-cell office:value-type="float" office:value="0.03165944" calcext:value-type="float">
            <text:p>0.03165944</text:p>
          </table:table-cell>
          <table:table-cell office:value-type="float" office:value="0.004967334" calcext:value-type="float">
            <text:p>0.004967334</text:p>
          </table:table-cell>
          <table:table-cell office:value-type="float" office:value="0.004554648" calcext:value-type="float">
            <text:p>0.004554648</text:p>
          </table:table-cell>
          <table:table-cell office:value-type="float" office:value="0" calcext:value-type="float">
            <text:p>0</text:p>
          </table:table-cell>
          <table:table-cell office:value-type="float" office:value="34.31341" calcext:value-type="float">
            <text:p>34.31341</text:p>
          </table:table-cell>
          <table:table-cell office:value-type="float" office:value="29.64728" calcext:value-type="float">
            <text:p>29.64728</text:p>
          </table:table-cell>
          <table:table-cell office:value-type="float" office:value="8.725451" calcext:value-type="float">
            <text:p>8.725451</text:p>
          </table:table-cell>
          <table:table-cell office:value-type="float" office:value="4.086663" calcext:value-type="float">
            <text:p>4.086663</text:p>
          </table:table-cell>
          <table:table-cell office:value-type="float" office:value="2.627781" calcext:value-type="float">
            <text:p>2.627781</text:p>
          </table:table-cell>
          <table:table-cell office:value-type="float" office:value="0.8433126" calcext:value-type="float">
            <text:p>0.8433126</text:p>
          </table:table-cell>
          <table:table-cell office:value-type="float" office:value="0.3515037" calcext:value-type="float">
            <text:p>0.3515037</text:p>
          </table:table-cell>
          <table:table-cell office:value-type="float" office:value="1.006236" calcext:value-type="float">
            <text:p>1.006236</text:p>
          </table:table-cell>
          <table:table-cell office:value-type="float" office:value="0.4545082" calcext:value-type="float">
            <text:p>0.4545082</text:p>
          </table:table-cell>
          <table:table-cell office:value-type="float" office:value="0.2540823" calcext:value-type="float">
            <text:p>0.2540823</text:p>
          </table:table-cell>
          <table:table-cell office:value-type="float" office:value="0.1537065" calcext:value-type="float">
            <text:p>0.1537065</text:p>
          </table:table-cell>
          <table:table-cell office:value-type="float" office:value="0.2213915" calcext:value-type="float">
            <text:p>0.2213915</text:p>
          </table:table-cell>
          <table:table-cell office:value-type="float" office:value="0.3100471" calcext:value-type="float">
            <text:p>0.3100471</text:p>
          </table:table-cell>
          <table:table-cell office:value-type="float" office:value="0.3491499" calcext:value-type="float">
            <text:p>0.3491499</text:p>
          </table:table-cell>
          <table:table-cell office:value-type="float" office:value="0" calcext:value-type="float">
            <text:p>0</text:p>
          </table:table-cell>
          <table:table-cell office:value-type="float" office:value="3401.11" calcext:value-type="float">
            <text:p>340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235909" calcext:value-type="float">
            <text:p>-0.0052359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32.71233" calcext:value-type="float">
            <text:p>32.71233</text:p>
          </table:table-cell>
          <table:table-cell office:value-type="float" office:value="1089.553" calcext:value-type="float">
            <text:p>1089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6231" calcext:value-type="float">
            <text:p>0.6156231</text:p>
          </table:table-cell>
          <table:table-cell office:value-type="float" office:value="3.750295" calcext:value-type="float">
            <text:p>3.75029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386" calcext:value-type="float">
            <text:p>3.175386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342" calcext:value-type="float">
            <text:p>-0.004126342</text:p>
          </table:table-cell>
          <table:table-cell office:value-type="float" office:value="-0.005366371" calcext:value-type="float">
            <text:p>-0.005366371</text:p>
          </table:table-cell>
          <table:table-cell office:value-type="float" office:value="0.001200733" calcext:value-type="float">
            <text:p>0.001200733</text:p>
          </table:table-cell>
          <table:table-cell office:value-type="float" office:value="0.000001593425" calcext:value-type="float">
            <text:p>1.593425E-06</text:p>
          </table:table-cell>
          <table:table-cell office:value-type="float" office:value="18.11835" calcext:value-type="float">
            <text:p>18.11835</text:p>
          </table:table-cell>
          <table:table-cell office:value-type="float" office:value="11.2869" calcext:value-type="float">
            <text:p>11.2869</text:p>
          </table:table-cell>
          <table:table-cell office:value-type="float" office:value="0.09380339" calcext:value-type="float">
            <text:p>0.09380339</text:p>
          </table:table-cell>
          <table:table-cell office:value-type="float" office:value="0.06392066" calcext:value-type="float">
            <text:p>0.06392066</text:p>
          </table:table-cell>
          <table:table-cell office:value-type="float" office:value="0.04822105" calcext:value-type="float">
            <text:p>0.04822105</text:p>
          </table:table-cell>
          <table:table-cell office:value-type="float" office:value="0.05083643" calcext:value-type="float">
            <text:p>0.05083643</text:p>
          </table:table-cell>
          <table:table-cell office:value-type="float" office:value="0.02402242" calcext:value-type="float">
            <text:p>0.02402242</text:p>
          </table:table-cell>
          <table:table-cell office:value-type="float" office:value="0.01927097" calcext:value-type="float">
            <text:p>0.01927097</text:p>
          </table:table-cell>
          <table:table-cell office:value-type="float" office:value="0.0326119" calcext:value-type="float">
            <text:p>0.0326119</text:p>
          </table:table-cell>
          <table:table-cell office:value-type="float" office:value="0.0243042" calcext:value-type="float">
            <text:p>0.0243042</text:p>
          </table:table-cell>
          <table:table-cell office:value-type="float" office:value="0.02175363" calcext:value-type="float">
            <text:p>0.02175363</text:p>
          </table:table-cell>
          <table:table-cell office:value-type="float" office:value="0.02276283" calcext:value-type="float">
            <text:p>0.02276283</text:p>
          </table:table-cell>
          <table:table-cell office:value-type="float" office:value="0.03166833" calcext:value-type="float">
            <text:p>0.03166833</text:p>
          </table:table-cell>
          <table:table-cell office:value-type="float" office:value="0.004967625" calcext:value-type="float">
            <text:p>0.004967625</text:p>
          </table:table-cell>
          <table:table-cell office:value-type="float" office:value="0.004554275" calcext:value-type="float">
            <text:p>0.004554275</text:p>
          </table:table-cell>
          <table:table-cell office:value-type="float" office:value="0" calcext:value-type="float">
            <text:p>0</text:p>
          </table:table-cell>
          <table:table-cell office:value-type="float" office:value="31.59385" calcext:value-type="float">
            <text:p>31.59385</text:p>
          </table:table-cell>
          <table:table-cell office:value-type="float" office:value="30.28282" calcext:value-type="float">
            <text:p>30.28282</text:p>
          </table:table-cell>
          <table:table-cell office:value-type="float" office:value="8.910975" calcext:value-type="float">
            <text:p>8.910975</text:p>
          </table:table-cell>
          <table:table-cell office:value-type="float" office:value="4.154335" calcext:value-type="float">
            <text:p>4.154335</text:p>
          </table:table-cell>
          <table:table-cell office:value-type="float" office:value="2.692008" calcext:value-type="float">
            <text:p>2.692008</text:p>
          </table:table-cell>
          <table:table-cell office:value-type="float" office:value="0.8536047" calcext:value-type="float">
            <text:p>0.8536047</text:p>
          </table:table-cell>
          <table:table-cell office:value-type="float" office:value="0.362455" calcext:value-type="float">
            <text:p>0.362455</text:p>
          </table:table-cell>
          <table:table-cell office:value-type="float" office:value="1.009547" calcext:value-type="float">
            <text:p>1.009547</text:p>
          </table:table-cell>
          <table:table-cell office:value-type="float" office:value="0.4566949" calcext:value-type="float">
            <text:p>0.4566949</text:p>
          </table:table-cell>
          <table:table-cell office:value-type="float" office:value="0.2549253" calcext:value-type="float">
            <text:p>0.2549253</text:p>
          </table:table-cell>
          <table:table-cell office:value-type="float" office:value="0.1542171" calcext:value-type="float">
            <text:p>0.1542171</text:p>
          </table:table-cell>
          <table:table-cell office:value-type="float" office:value="0.2217986" calcext:value-type="float">
            <text:p>0.2217986</text:p>
          </table:table-cell>
          <table:table-cell office:value-type="float" office:value="0.3097102" calcext:value-type="float">
            <text:p>0.3097102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0" calcext:value-type="float">
            <text:p>0</text:p>
          </table:table-cell>
          <table:table-cell office:value-type="float" office:value="3668.74" calcext:value-type="float">
            <text:p>366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265587" calcext:value-type="float">
            <text:p>-0.0052655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32.6566" calcext:value-type="float">
            <text:p>32.6566</text:p>
          </table:table-cell>
          <table:table-cell office:value-type="float" office:value="1089.574" calcext:value-type="float">
            <text:p>1089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868" calcext:value-type="float">
            <text:p>0.615868</text:p>
          </table:table-cell>
          <table:table-cell office:value-type="float" office:value="3.783298" calcext:value-type="float">
            <text:p>3.783298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5453" calcext:value-type="float">
            <text:p>3.175453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126279" calcext:value-type="float">
            <text:p>-0.004126279</text:p>
          </table:table-cell>
          <table:table-cell office:value-type="float" office:value="-0.005441453" calcext:value-type="float">
            <text:p>-0.005441453</text:p>
          </table:table-cell>
          <table:table-cell office:value-type="float" office:value="0.001198862" calcext:value-type="float">
            <text:p>0.001198862</text:p>
          </table:table-cell>
          <table:table-cell office:value-type="float" office:value="0.000001594173" calcext:value-type="float">
            <text:p>1.594173E-06</text:p>
          </table:table-cell>
          <table:table-cell office:value-type="float" office:value="18.17078" calcext:value-type="float">
            <text:p>18.17078</text:p>
          </table:table-cell>
          <table:table-cell office:value-type="float" office:value="10.37153" calcext:value-type="float">
            <text:p>10.37153</text:p>
          </table:table-cell>
          <table:table-cell office:value-type="float" office:value="0.09182232" calcext:value-type="float">
            <text:p>0.09182232</text:p>
          </table:table-cell>
          <table:table-cell office:value-type="float" office:value="0.06467429" calcext:value-type="float">
            <text:p>0.06467429</text:p>
          </table:table-cell>
          <table:table-cell office:value-type="float" office:value="0.04763332" calcext:value-type="float">
            <text:p>0.04763332</text:p>
          </table:table-cell>
          <table:table-cell office:value-type="float" office:value="0.04994268" calcext:value-type="float">
            <text:p>0.04994268</text:p>
          </table:table-cell>
          <table:table-cell office:value-type="float" office:value="0.02346931" calcext:value-type="float">
            <text:p>0.02346931</text:p>
          </table:table-cell>
          <table:table-cell office:value-type="float" office:value="0.01890932" calcext:value-type="float">
            <text:p>0.01890932</text:p>
          </table:table-cell>
          <table:table-cell office:value-type="float" office:value="0.03233246" calcext:value-type="float">
            <text:p>0.03233246</text:p>
          </table:table-cell>
          <table:table-cell office:value-type="float" office:value="0.02414984" calcext:value-type="float">
            <text:p>0.02414984</text:p>
          </table:table-cell>
          <table:table-cell office:value-type="float" office:value="0.02173417" calcext:value-type="float">
            <text:p>0.02173417</text:p>
          </table:table-cell>
          <table:table-cell office:value-type="float" office:value="0.02277372" calcext:value-type="float">
            <text:p>0.02277372</text:p>
          </table:table-cell>
          <table:table-cell office:value-type="float" office:value="0.03167504" calcext:value-type="float">
            <text:p>0.03167504</text:p>
          </table:table-cell>
          <table:table-cell office:value-type="float" office:value="0.004967919" calcext:value-type="float">
            <text:p>0.004967919</text:p>
          </table:table-cell>
          <table:table-cell office:value-type="float" office:value="0.004553896" calcext:value-type="float">
            <text:p>0.004553896</text:p>
          </table:table-cell>
          <table:table-cell office:value-type="float" office:value="0" calcext:value-type="float">
            <text:p>0</text:p>
          </table:table-cell>
          <table:table-cell office:value-type="float" office:value="32.14172" calcext:value-type="float">
            <text:p>32.14172</text:p>
          </table:table-cell>
          <table:table-cell office:value-type="float" office:value="30.12704" calcext:value-type="float">
            <text:p>30.12704</text:p>
          </table:table-cell>
          <table:table-cell office:value-type="float" office:value="9.088278" calcext:value-type="float">
            <text:p>9.088278</text:p>
          </table:table-cell>
          <table:table-cell office:value-type="float" office:value="4.215231" calcext:value-type="float">
            <text:p>4.215231</text:p>
          </table:table-cell>
          <table:table-cell office:value-type="float" office:value="2.758214" calcext:value-type="float">
            <text:p>2.758214</text:p>
          </table:table-cell>
          <table:table-cell office:value-type="float" office:value="0.8640968" calcext:value-type="float">
            <text:p>0.8640968</text:p>
          </table:table-cell>
          <table:table-cell office:value-type="float" office:value="0.3729286" calcext:value-type="float">
            <text:p>0.3729286</text:p>
          </table:table-cell>
          <table:table-cell office:value-type="float" office:value="1.012843" calcext:value-type="float">
            <text:p>1.012843</text:p>
          </table:table-cell>
          <table:table-cell office:value-type="float" office:value="0.458927" calcext:value-type="float">
            <text:p>0.458927</text:p>
          </table:table-cell>
          <table:table-cell office:value-type="float" office:value="0.2557904" calcext:value-type="float">
            <text:p>0.2557904</text:p>
          </table:table-cell>
          <table:table-cell office:value-type="float" office:value="0.1547451" calcext:value-type="float">
            <text:p>0.1547451</text:p>
          </table:table-cell>
          <table:table-cell office:value-type="float" office:value="0.222204" calcext:value-type="float">
            <text:p>0.222204</text:p>
          </table:table-cell>
          <table:table-cell office:value-type="float" office:value="0.3093793" calcext:value-type="float">
            <text:p>0.3093793</text:p>
          </table:table-cell>
          <table:table-cell office:value-type="float" office:value="0.3491502" calcext:value-type="float">
            <text:p>0.3491502</text:p>
          </table:table-cell>
          <table:table-cell office:value-type="float" office:value="0" calcext:value-type="float">
            <text:p>0</text:p>
          </table:table-cell>
          <table:table-cell office:value-type="float" office:value="3772.75" calcext:value-type="float">
            <text:p>377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289717" calcext:value-type="float">
            <text:p>-0.0052897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32.62084" calcext:value-type="float">
            <text:p>32.62084</text:p>
          </table:table-cell>
          <table:table-cell office:value-type="float" office:value="1089.589" calcext:value-type="float">
            <text:p>1089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86" calcext:value-type="float">
            <text:p>0.58586</text:p>
          </table:table-cell>
          <table:table-cell office:value-type="float" office:value="3.834981" calcext:value-type="float">
            <text:p>3.83498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8392" calcext:value-type="float">
            <text:p>3.178392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4881587" calcext:value-type="float">
            <text:p>-0.004881587</text:p>
          </table:table-cell>
          <table:table-cell office:value-type="float" office:value="-0.005527955" calcext:value-type="float">
            <text:p>-0.005527955</text:p>
          </table:table-cell>
          <table:table-cell office:value-type="float" office:value="0.001204528" calcext:value-type="float">
            <text:p>0.001204528</text:p>
          </table:table-cell>
          <table:table-cell office:value-type="float" office:value="0.000001594531" calcext:value-type="float">
            <text:p>1.594531E-06</text:p>
          </table:table-cell>
          <table:table-cell office:value-type="float" office:value="18.2143" calcext:value-type="float">
            <text:p>18.2143</text:p>
          </table:table-cell>
          <table:table-cell office:value-type="float" office:value="8.721449" calcext:value-type="float">
            <text:p>8.721449</text:p>
          </table:table-cell>
          <table:table-cell office:value-type="float" office:value="0.2012885" calcext:value-type="float">
            <text:p>0.2012885</text:p>
          </table:table-cell>
          <table:table-cell office:value-type="float" office:value="0.07573118" calcext:value-type="float">
            <text:p>0.07573118</text:p>
          </table:table-cell>
          <table:table-cell office:value-type="float" office:value="0.04950836" calcext:value-type="float">
            <text:p>0.04950836</text:p>
          </table:table-cell>
          <table:table-cell office:value-type="float" office:value="0.05112883" calcext:value-type="float">
            <text:p>0.05112883</text:p>
          </table:table-cell>
          <table:table-cell office:value-type="float" office:value="0.02334337" calcext:value-type="float">
            <text:p>0.02334337</text:p>
          </table:table-cell>
          <table:table-cell office:value-type="float" office:value="0.01875185" calcext:value-type="float">
            <text:p>0.01875185</text:p>
          </table:table-cell>
          <table:table-cell office:value-type="float" office:value="0.03207365" calcext:value-type="float">
            <text:p>0.03207365</text:p>
          </table:table-cell>
          <table:table-cell office:value-type="float" office:value="0.02398986" calcext:value-type="float">
            <text:p>0.02398986</text:p>
          </table:table-cell>
          <table:table-cell office:value-type="float" office:value="0.02171064" calcext:value-type="float">
            <text:p>0.02171064</text:p>
          </table:table-cell>
          <table:table-cell office:value-type="float" office:value="0.02278446" calcext:value-type="float">
            <text:p>0.02278446</text:p>
          </table:table-cell>
          <table:table-cell office:value-type="float" office:value="0.03167935" calcext:value-type="float">
            <text:p>0.03167935</text:p>
          </table:table-cell>
          <table:table-cell office:value-type="float" office:value="0.004985236" calcext:value-type="float">
            <text:p>0.004985236</text:p>
          </table:table-cell>
          <table:table-cell office:value-type="float" office:value="0.004536431" calcext:value-type="float">
            <text:p>0.004536431</text:p>
          </table:table-cell>
          <table:table-cell office:value-type="float" office:value="0" calcext:value-type="float">
            <text:p>0</text:p>
          </table:table-cell>
          <table:table-cell office:value-type="float" office:value="22.65237" calcext:value-type="float">
            <text:p>22.65237</text:p>
          </table:table-cell>
          <table:table-cell office:value-type="float" office:value="30.41373" calcext:value-type="float">
            <text:p>30.41373</text:p>
          </table:table-cell>
          <table:table-cell office:value-type="float" office:value="11.29868" calcext:value-type="float">
            <text:p>11.29868</text:p>
          </table:table-cell>
          <table:table-cell office:value-type="float" office:value="4.525195" calcext:value-type="float">
            <text:p>4.525195</text:p>
          </table:table-cell>
          <table:table-cell office:value-type="float" office:value="2.849539" calcext:value-type="float">
            <text:p>2.849539</text:p>
          </table:table-cell>
          <table:table-cell office:value-type="float" office:value="0.8749853" calcext:value-type="float">
            <text:p>0.8749853</text:p>
          </table:table-cell>
          <table:table-cell office:value-type="float" office:value="0.3818345" calcext:value-type="float">
            <text:p>0.3818345</text:p>
          </table:table-cell>
          <table:table-cell office:value-type="float" office:value="1.016092" calcext:value-type="float">
            <text:p>1.016092</text:p>
          </table:table-cell>
          <table:table-cell office:value-type="float" office:value="0.4612109" calcext:value-type="float">
            <text:p>0.4612109</text:p>
          </table:table-cell>
          <table:table-cell office:value-type="float" office:value="0.2566775" calcext:value-type="float">
            <text:p>0.2566775</text:p>
          </table:table-cell>
          <table:table-cell office:value-type="float" office:value="0.1552976" calcext:value-type="float">
            <text:p>0.1552976</text:p>
          </table:table-cell>
          <table:table-cell office:value-type="float" office:value="0.2229749" calcext:value-type="float">
            <text:p>0.2229749</text:p>
          </table:table-cell>
          <table:table-cell office:value-type="float" office:value="0.3156307" calcext:value-type="float">
            <text:p>0.3156307</text:p>
          </table:table-cell>
          <table:table-cell office:value-type="float" office:value="0.3435177" calcext:value-type="float">
            <text:p>0.3435177</text:p>
          </table:table-cell>
          <table:table-cell office:value-type="float" office:value="0" calcext:value-type="float">
            <text:p>0</text:p>
          </table:table-cell>
          <table:table-cell office:value-type="float" office:value="3633.853" calcext:value-type="float">
            <text:p>3633.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02329" calcext:value-type="float">
            <text:p>-0.0053023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32.56154" calcext:value-type="float">
            <text:p>32.56154</text:p>
          </table:table-cell>
          <table:table-cell office:value-type="float" office:value="1089.618" calcext:value-type="float">
            <text:p>1089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85371" calcext:value-type="float">
            <text:p>0.5485371</text:p>
          </table:table-cell>
          <table:table-cell office:value-type="float" office:value="3.901469" calcext:value-type="float">
            <text:p>3.90146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79453" calcext:value-type="float">
            <text:p>3.179453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5706197" calcext:value-type="float">
            <text:p>-0.005706197</text:p>
          </table:table-cell>
          <table:table-cell office:value-type="float" office:value="-0.005827377" calcext:value-type="float">
            <text:p>-0.005827377</text:p>
          </table:table-cell>
          <table:table-cell office:value-type="float" office:value="0.001213615" calcext:value-type="float">
            <text:p>0.001213615</text:p>
          </table:table-cell>
          <table:table-cell office:value-type="float" office:value="0.000001595635" calcext:value-type="float">
            <text:p>1.595635E-06</text:p>
          </table:table-cell>
          <table:table-cell office:value-type="float" office:value="18.31482" calcext:value-type="float">
            <text:p>18.31482</text:p>
          </table:table-cell>
          <table:table-cell office:value-type="float" office:value="5.594038" calcext:value-type="float">
            <text:p>5.594038</text:p>
          </table:table-cell>
          <table:table-cell office:value-type="float" office:value="0.1438551" calcext:value-type="float">
            <text:p>0.1438551</text:p>
          </table:table-cell>
          <table:table-cell office:value-type="float" office:value="0.07074182" calcext:value-type="float">
            <text:p>0.07074182</text:p>
          </table:table-cell>
          <table:table-cell office:value-type="float" office:value="0.04891766" calcext:value-type="float">
            <text:p>0.04891766</text:p>
          </table:table-cell>
          <table:table-cell office:value-type="float" office:value="0.0509484" calcext:value-type="float">
            <text:p>0.0509484</text:p>
          </table:table-cell>
          <table:table-cell office:value-type="float" office:value="0.02327644" calcext:value-type="float">
            <text:p>0.02327644</text:p>
          </table:table-cell>
          <table:table-cell office:value-type="float" office:value="0.01870095" calcext:value-type="float">
            <text:p>0.01870095</text:p>
          </table:table-cell>
          <table:table-cell office:value-type="float" office:value="0.0318897" calcext:value-type="float">
            <text:p>0.0318897</text:p>
          </table:table-cell>
          <table:table-cell office:value-type="float" office:value="0.02383914" calcext:value-type="float">
            <text:p>0.02383914</text:p>
          </table:table-cell>
          <table:table-cell office:value-type="float" office:value="0.02168387" calcext:value-type="float">
            <text:p>0.02168387</text:p>
          </table:table-cell>
          <table:table-cell office:value-type="float" office:value="0.02279523" calcext:value-type="float">
            <text:p>0.02279523</text:p>
          </table:table-cell>
          <table:table-cell office:value-type="float" office:value="0.03168167" calcext:value-type="float">
            <text:p>0.03168167</text:p>
          </table:table-cell>
          <table:table-cell office:value-type="float" office:value="0.004980309" calcext:value-type="float">
            <text:p>0.004980309</text:p>
          </table:table-cell>
          <table:table-cell office:value-type="float" office:value="0.004541174" calcext:value-type="float">
            <text:p>0.004541174</text:p>
          </table:table-cell>
          <table:table-cell office:value-type="float" office:value="0" calcext:value-type="float">
            <text:p>0</text:p>
          </table:table-cell>
          <table:table-cell office:value-type="float" office:value="33.65123" calcext:value-type="float">
            <text:p>33.65123</text:p>
          </table:table-cell>
          <table:table-cell office:value-type="float" office:value="27.92599" calcext:value-type="float">
            <text:p>27.92599</text:p>
          </table:table-cell>
          <table:table-cell office:value-type="float" office:value="11.32405" calcext:value-type="float">
            <text:p>11.32405</text:p>
          </table:table-cell>
          <table:table-cell office:value-type="float" office:value="4.744018" calcext:value-type="float">
            <text:p>4.744018</text:p>
          </table:table-cell>
          <table:table-cell office:value-type="float" office:value="2.984173" calcext:value-type="float">
            <text:p>2.984173</text:p>
          </table:table-cell>
          <table:table-cell office:value-type="float" office:value="0.8919798" calcext:value-type="float">
            <text:p>0.8919798</text:p>
          </table:table-cell>
          <table:table-cell office:value-type="float" office:value="0.3908383" calcext:value-type="float">
            <text:p>0.3908383</text:p>
          </table:table-cell>
          <table:table-cell office:value-type="float" office:value="1.019077" calcext:value-type="float">
            <text:p>1.019077</text:p>
          </table:table-cell>
          <table:table-cell office:value-type="float" office:value="0.4634804" calcext:value-type="float">
            <text:p>0.4634804</text:p>
          </table:table-cell>
          <table:table-cell office:value-type="float" office:value="0.2575836" calcext:value-type="float">
            <text:p>0.2575836</text:p>
          </table:table-cell>
          <table:table-cell office:value-type="float" office:value="0.1558799" calcext:value-type="float">
            <text:p>0.1558799</text:p>
          </table:table-cell>
          <table:table-cell office:value-type="float" office:value="0.2236424" calcext:value-type="float">
            <text:p>0.2236424</text:p>
          </table:table-cell>
          <table:table-cell office:value-type="float" office:value="0.3133546" calcext:value-type="float">
            <text:p>0.3133546</text:p>
          </table:table-cell>
          <table:table-cell office:value-type="float" office:value="0.3466448" calcext:value-type="float">
            <text:p>0.3466448</text:p>
          </table:table-cell>
          <table:table-cell office:value-type="float" office:value="0" calcext:value-type="float">
            <text:p>0</text:p>
          </table:table-cell>
          <table:table-cell office:value-type="float" office:value="3654.926" calcext:value-type="float">
            <text:p>3654.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28567" calcext:value-type="float">
            <text:p>-0.0053285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32.52939" calcext:value-type="float">
            <text:p>32.52939</text:p>
          </table:table-cell>
          <table:table-cell office:value-type="float" office:value="1089.632" calcext:value-type="float">
            <text:p>1089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888" calcext:value-type="float">
            <text:p>0.530888</text:p>
          </table:table-cell>
          <table:table-cell office:value-type="float" office:value="3.939023" calcext:value-type="float">
            <text:p>3.93902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80145" calcext:value-type="float">
            <text:p>3.180145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83329" calcext:value-type="float">
            <text:p>-0.006283329</text:p>
          </table:table-cell>
          <table:table-cell office:value-type="float" office:value="-0.005894604" calcext:value-type="float">
            <text:p>-0.005894604</text:p>
          </table:table-cell>
          <table:table-cell office:value-type="float" office:value="0.001221688" calcext:value-type="float">
            <text:p>0.001221688</text:p>
          </table:table-cell>
          <table:table-cell office:value-type="float" office:value="0.000001595982" calcext:value-type="float">
            <text:p>1.595982E-06</text:p>
          </table:table-cell>
          <table:table-cell office:value-type="float" office:value="18.34157" calcext:value-type="float">
            <text:p>18.34157</text:p>
          </table:table-cell>
          <table:table-cell office:value-type="float" office:value="5.443902" calcext:value-type="float">
            <text:p>5.443902</text:p>
          </table:table-cell>
          <table:table-cell office:value-type="float" office:value="0.2148193" calcext:value-type="float">
            <text:p>0.2148193</text:p>
          </table:table-cell>
          <table:table-cell office:value-type="float" office:value="0.08221694" calcext:value-type="float">
            <text:p>0.08221694</text:p>
          </table:table-cell>
          <table:table-cell office:value-type="float" office:value="0.05054645" calcext:value-type="float">
            <text:p>0.05054645</text:p>
          </table:table-cell>
          <table:table-cell office:value-type="float" office:value="0.05194727" calcext:value-type="float">
            <text:p>0.05194727</text:p>
          </table:table-cell>
          <table:table-cell office:value-type="float" office:value="0.02323071" calcext:value-type="float">
            <text:p>0.02323071</text:p>
          </table:table-cell>
          <table:table-cell office:value-type="float" office:value="0.01862248" calcext:value-type="float">
            <text:p>0.01862248</text:p>
          </table:table-cell>
          <table:table-cell office:value-type="float" office:value="0.03170389" calcext:value-type="float">
            <text:p>0.03170389</text:p>
          </table:table-cell>
          <table:table-cell office:value-type="float" office:value="0.0236977" calcext:value-type="float">
            <text:p>0.0236977</text:p>
          </table:table-cell>
          <table:table-cell office:value-type="float" office:value="0.02165521" calcext:value-type="float">
            <text:p>0.02165521</text:p>
          </table:table-cell>
          <table:table-cell office:value-type="float" office:value="0.02280561" calcext:value-type="float">
            <text:p>0.02280561</text:p>
          </table:table-cell>
          <table:table-cell office:value-type="float" office:value="0.03168155" calcext:value-type="float">
            <text:p>0.03168155</text:p>
          </table:table-cell>
          <table:table-cell office:value-type="float" office:value="0.004977372" calcext:value-type="float">
            <text:p>0.004977372</text:p>
          </table:table-cell>
          <table:table-cell office:value-type="float" office:value="0.004543904" calcext:value-type="float">
            <text:p>0.004543904</text:p>
          </table:table-cell>
          <table:table-cell office:value-type="float" office:value="0" calcext:value-type="float">
            <text:p>0</text:p>
          </table:table-cell>
          <table:table-cell office:value-type="float" office:value="23.66054" calcext:value-type="float">
            <text:p>23.66054</text:p>
          </table:table-cell>
          <table:table-cell office:value-type="float" office:value="29.65457" calcext:value-type="float">
            <text:p>29.65457</text:p>
          </table:table-cell>
          <table:table-cell office:value-type="float" office:value="12.99616" calcext:value-type="float">
            <text:p>12.99616</text:p>
          </table:table-cell>
          <table:table-cell office:value-type="float" office:value="4.951988" calcext:value-type="float">
            <text:p>4.951988</text:p>
          </table:table-cell>
          <table:table-cell office:value-type="float" office:value="3.062402" calcext:value-type="float">
            <text:p>3.062402</text:p>
          </table:table-cell>
          <table:table-cell office:value-type="float" office:value="0.9082695" calcext:value-type="float">
            <text:p>0.9082695</text:p>
          </table:table-cell>
          <table:table-cell office:value-type="float" office:value="0.4009118" calcext:value-type="float">
            <text:p>0.4009118</text:p>
          </table:table-cell>
          <table:table-cell office:value-type="float" office:value="1.022167" calcext:value-type="float">
            <text:p>1.022167</text:p>
          </table:table-cell>
          <table:table-cell office:value-type="float" office:value="0.465727" calcext:value-type="float">
            <text:p>0.465727</text:p>
          </table:table-cell>
          <table:table-cell office:value-type="float" office:value="0.2585007" calcext:value-type="float">
            <text:p>0.2585007</text:p>
          </table:table-cell>
          <table:table-cell office:value-type="float" office:value="0.1564796" calcext:value-type="float">
            <text:p>0.1564796</text:p>
          </table:table-cell>
          <table:table-cell office:value-type="float" office:value="0.2241972" calcext:value-type="float">
            <text:p>0.2241972</text:p>
          </table:table-cell>
          <table:table-cell office:value-type="float" office:value="0.3118094" calcext:value-type="float">
            <text:p>0.3118094</text:p>
          </table:table-cell>
          <table:table-cell office:value-type="float" office:value="0.3487141" calcext:value-type="float">
            <text:p>0.3487141</text:p>
          </table:table-cell>
          <table:table-cell office:value-type="float" office:value="0" calcext:value-type="float">
            <text:p>0</text:p>
          </table:table-cell>
          <table:table-cell office:value-type="float" office:value="3495.242" calcext:value-type="float">
            <text:p>3495.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39433" calcext:value-type="float">
            <text:p>-0.0053394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32.50007" calcext:value-type="float">
            <text:p>32.50007</text:p>
          </table:table-cell>
          <table:table-cell office:value-type="float" office:value="1089.645" calcext:value-type="float">
            <text:p>1089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1966" calcext:value-type="float">
            <text:p>0.5131966</text:p>
          </table:table-cell>
          <table:table-cell office:value-type="float" office:value="3.973562" calcext:value-type="float">
            <text:p>3.97356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2923" calcext:value-type="float">
            <text:p>3.192923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9964" calcext:value-type="float">
            <text:p>-0.006269964</text:p>
          </table:table-cell>
          <table:table-cell office:value-type="float" office:value="-0.005963555" calcext:value-type="float">
            <text:p>-0.005963555</text:p>
          </table:table-cell>
          <table:table-cell office:value-type="float" office:value="0.001228457" calcext:value-type="float">
            <text:p>0.001228457</text:p>
          </table:table-cell>
          <table:table-cell office:value-type="float" office:value="0.000001596323" calcext:value-type="float">
            <text:p>1.596323E-06</text:p>
          </table:table-cell>
          <table:table-cell office:value-type="float" office:value="18.35865" calcext:value-type="float">
            <text:p>18.35865</text:p>
          </table:table-cell>
          <table:table-cell office:value-type="float" office:value="4.547668" calcext:value-type="float">
            <text:p>4.547668</text:p>
          </table:table-cell>
          <table:table-cell office:value-type="float" office:value="0.1806979" calcext:value-type="float">
            <text:p>0.1806979</text:p>
          </table:table-cell>
          <table:table-cell office:value-type="float" office:value="0.08797699" calcext:value-type="float">
            <text:p>0.08797699</text:p>
          </table:table-cell>
          <table:table-cell office:value-type="float" office:value="0.05290915" calcext:value-type="float">
            <text:p>0.05290915</text:p>
          </table:table-cell>
          <table:table-cell office:value-type="float" office:value="0.05402009" calcext:value-type="float">
            <text:p>0.05402009</text:p>
          </table:table-cell>
          <table:table-cell office:value-type="float" office:value="0.02357093" calcext:value-type="float">
            <text:p>0.02357093</text:p>
          </table:table-cell>
          <table:table-cell office:value-type="float" office:value="0.01871237" calcext:value-type="float">
            <text:p>0.01871237</text:p>
          </table:table-cell>
          <table:table-cell office:value-type="float" office:value="0.03160041" calcext:value-type="float">
            <text:p>0.03160041</text:p>
          </table:table-cell>
          <table:table-cell office:value-type="float" office:value="0.02356721" calcext:value-type="float">
            <text:p>0.02356721</text:p>
          </table:table-cell>
          <table:table-cell office:value-type="float" office:value="0.02162539" calcext:value-type="float">
            <text:p>0.02162539</text:p>
          </table:table-cell>
          <table:table-cell office:value-type="float" office:value="0.02281545" calcext:value-type="float">
            <text:p>0.02281545</text:p>
          </table:table-cell>
          <table:table-cell office:value-type="float" office:value="0.03167913" calcext:value-type="float">
            <text:p>0.03167913</text:p>
          </table:table-cell>
          <table:table-cell office:value-type="float" office:value="0.004977168" calcext:value-type="float">
            <text:p>0.004977168</text:p>
          </table:table-cell>
          <table:table-cell office:value-type="float" office:value="0.00454405" calcext:value-type="float">
            <text:p>0.00454405</text:p>
          </table:table-cell>
          <table:table-cell office:value-type="float" office:value="0" calcext:value-type="float">
            <text:p>0</text:p>
          </table:table-cell>
          <table:table-cell office:value-type="float" office:value="24.96434" calcext:value-type="float">
            <text:p>24.96434</text:p>
          </table:table-cell>
          <table:table-cell office:value-type="float" office:value="28.11593" calcext:value-type="float">
            <text:p>28.11593</text:p>
          </table:table-cell>
          <table:table-cell office:value-type="float" office:value="13.51362" calcext:value-type="float">
            <text:p>13.51362</text:p>
          </table:table-cell>
          <table:table-cell office:value-type="float" office:value="5.391013" calcext:value-type="float">
            <text:p>5.391013</text:p>
          </table:table-cell>
          <table:table-cell office:value-type="float" office:value="3.229722" calcext:value-type="float">
            <text:p>3.229722</text:p>
          </table:table-cell>
          <table:table-cell office:value-type="float" office:value="0.9318686" calcext:value-type="float">
            <text:p>0.9318686</text:p>
          </table:table-cell>
          <table:table-cell office:value-type="float" office:value="0.4001695" calcext:value-type="float">
            <text:p>0.4001695</text:p>
          </table:table-cell>
          <table:table-cell office:value-type="float" office:value="1.025809" calcext:value-type="float">
            <text:p>1.025809</text:p>
          </table:table-cell>
          <table:table-cell office:value-type="float" office:value="0.4679406" calcext:value-type="float">
            <text:p>0.4679406</text:p>
          </table:table-cell>
          <table:table-cell office:value-type="float" office:value="0.259425" calcext:value-type="float">
            <text:p>0.259425</text:p>
          </table:table-cell>
          <table:table-cell office:value-type="float" office:value="0.1570886" calcext:value-type="float">
            <text:p>0.1570886</text:p>
          </table:table-cell>
          <table:table-cell office:value-type="float" office:value="0.2246871" calcext:value-type="float">
            <text:p>0.2246871</text:p>
          </table:table-cell>
          <table:table-cell office:value-type="float" office:value="0.311252" calcext:value-type="float">
            <text:p>0.311252</text:p>
          </table:table-cell>
          <table:table-cell office:value-type="float" office:value="0.3488681" calcext:value-type="float">
            <text:p>0.3488681</text:p>
          </table:table-cell>
          <table:table-cell office:value-type="float" office:value="0" calcext:value-type="float">
            <text:p>0</text:p>
          </table:table-cell>
          <table:table-cell office:value-type="float" office:value="3442.838" calcext:value-type="float">
            <text:p>3442.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47397" calcext:value-type="float">
            <text:p>-0.0053473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32.45634" calcext:value-type="float">
            <text:p>32.45634</text:p>
          </table:table-cell>
          <table:table-cell office:value-type="float" office:value="1089.666" calcext:value-type="float">
            <text:p>1089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0377" calcext:value-type="float">
            <text:p>0.4840377</text:p>
          </table:table-cell>
          <table:table-cell office:value-type="float" office:value="4.023437" calcext:value-type="float">
            <text:p>4.023437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641" calcext:value-type="float">
            <text:p>3.19664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6059" calcext:value-type="float">
            <text:p>-0.006266059</text:p>
          </table:table-cell>
          <table:table-cell office:value-type="float" office:value="-0.0061511" calcext:value-type="float">
            <text:p>-0.0061511</text:p>
          </table:table-cell>
          <table:table-cell office:value-type="float" office:value="0.001236799" calcext:value-type="float">
            <text:p>0.001236799</text:p>
          </table:table-cell>
          <table:table-cell office:value-type="float" office:value="0.000001596656" calcext:value-type="float">
            <text:p>1.596656E-06</text:p>
          </table:table-cell>
          <table:table-cell office:value-type="float" office:value="18.41928" calcext:value-type="float">
            <text:p>18.41928</text:p>
          </table:table-cell>
          <table:table-cell office:value-type="float" office:value="2.998145" calcext:value-type="float">
            <text:p>2.998145</text:p>
          </table:table-cell>
          <table:table-cell office:value-type="float" office:value="0.1386918" calcext:value-type="float">
            <text:p>0.1386918</text:p>
          </table:table-cell>
          <table:table-cell office:value-type="float" office:value="0.08230425" calcext:value-type="float">
            <text:p>0.08230425</text:p>
          </table:table-cell>
          <table:table-cell office:value-type="float" office:value="0.05297424" calcext:value-type="float">
            <text:p>0.05297424</text:p>
          </table:table-cell>
          <table:table-cell office:value-type="float" office:value="0.05459636" calcext:value-type="float">
            <text:p>0.05459636</text:p>
          </table:table-cell>
          <table:table-cell office:value-type="float" office:value="0.02382601" calcext:value-type="float">
            <text:p>0.02382601</text:p>
          </table:table-cell>
          <table:table-cell office:value-type="float" office:value="0.01885293" calcext:value-type="float">
            <text:p>0.01885293</text:p>
          </table:table-cell>
          <table:table-cell office:value-type="float" office:value="0.03154458" calcext:value-type="float">
            <text:p>0.03154458</text:p>
          </table:table-cell>
          <table:table-cell office:value-type="float" office:value="0.02345703" calcext:value-type="float">
            <text:p>0.02345703</text:p>
          </table:table-cell>
          <table:table-cell office:value-type="float" office:value="0.02159568" calcext:value-type="float">
            <text:p>0.02159568</text:p>
          </table:table-cell>
          <table:table-cell office:value-type="float" office:value="0.02282468" calcext:value-type="float">
            <text:p>0.02282468</text:p>
          </table:table-cell>
          <table:table-cell office:value-type="float" office:value="0.03167446" calcext:value-type="float">
            <text:p>0.03167446</text:p>
          </table:table-cell>
          <table:table-cell office:value-type="float" office:value="0.004977447" calcext:value-type="float">
            <text:p>0.004977447</text:p>
          </table:table-cell>
          <table:table-cell office:value-type="float" office:value="0.00454373" calcext:value-type="float">
            <text:p>0.00454373</text:p>
          </table:table-cell>
          <table:table-cell office:value-type="float" office:value="0" calcext:value-type="float">
            <text:p>0</text:p>
          </table:table-cell>
          <table:table-cell office:value-type="float" office:value="33.90886" calcext:value-type="float">
            <text:p>33.90886</text:p>
          </table:table-cell>
          <table:table-cell office:value-type="float" office:value="26.37673" calcext:value-type="float">
            <text:p>26.37673</text:p>
          </table:table-cell>
          <table:table-cell office:value-type="float" office:value="13.36591" calcext:value-type="float">
            <text:p>13.36591</text:p>
          </table:table-cell>
          <table:table-cell office:value-type="float" office:value="5.507017" calcext:value-type="float">
            <text:p>5.507017</text:p>
          </table:table-cell>
          <table:table-cell office:value-type="float" office:value="3.339359" calcext:value-type="float">
            <text:p>3.339359</text:p>
          </table:table-cell>
          <table:table-cell office:value-type="float" office:value="0.9556513" calcext:value-type="float">
            <text:p>0.9556513</text:p>
          </table:table-cell>
          <table:table-cell office:value-type="float" office:value="0.404918" calcext:value-type="float">
            <text:p>0.404918</text:p>
          </table:table-cell>
          <table:table-cell office:value-type="float" office:value="1.028869" calcext:value-type="float">
            <text:p>1.028869</text:p>
          </table:table-cell>
          <table:table-cell office:value-type="float" office:value="0.4701248" calcext:value-type="float">
            <text:p>0.4701248</text:p>
          </table:table-cell>
          <table:table-cell office:value-type="float" office:value="0.2603424" calcext:value-type="float">
            <text:p>0.2603424</text:p>
          </table:table-cell>
          <table:table-cell office:value-type="float" office:value="0.1577024" calcext:value-type="float">
            <text:p>0.1577024</text:p>
          </table:table-cell>
          <table:table-cell office:value-type="float" office:value="0.2251678" calcext:value-type="float">
            <text:p>0.2251678</text:p>
          </table:table-cell>
          <table:table-cell office:value-type="float" office:value="0.3108695" calcext:value-type="float">
            <text:p>0.3108695</text:p>
          </table:table-cell>
          <table:table-cell office:value-type="float" office:value="0.3488686" calcext:value-type="float">
            <text:p>0.3488686</text:p>
          </table:table-cell>
          <table:table-cell office:value-type="float" office:value="0" calcext:value-type="float">
            <text:p>0</text:p>
          </table:table-cell>
          <table:table-cell office:value-type="float" office:value="3374.181" calcext:value-type="float">
            <text:p>3374.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59536" calcext:value-type="float">
            <text:p>-0.0053595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32.39198" calcext:value-type="float">
            <text:p>32.39198</text:p>
          </table:table-cell>
          <table:table-cell office:value-type="float" office:value="1089.696" calcext:value-type="float">
            <text:p>1089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0469" calcext:value-type="float">
            <text:p>0.4770469</text:p>
          </table:table-cell>
          <table:table-cell office:value-type="float" office:value="4.06238" calcext:value-type="float">
            <text:p>4.06238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868" calcext:value-type="float">
            <text:p>3.19686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5819" calcext:value-type="float">
            <text:p>-0.006265819</text:p>
          </table:table-cell>
          <table:table-cell office:value-type="float" office:value="-0.006556644" calcext:value-type="float">
            <text:p>-0.006556644</text:p>
          </table:table-cell>
          <table:table-cell office:value-type="float" office:value="0.00125053" calcext:value-type="float">
            <text:p>0.00125053</text:p>
          </table:table-cell>
          <table:table-cell office:value-type="float" office:value="0.000001597116" calcext:value-type="float">
            <text:p>1.597116E-06</text:p>
          </table:table-cell>
          <table:table-cell office:value-type="float" office:value="18.51299" calcext:value-type="float">
            <text:p>18.51299</text:p>
          </table:table-cell>
          <table:table-cell office:value-type="float" office:value="2.238318" calcext:value-type="float">
            <text:p>2.238318</text:p>
          </table:table-cell>
          <table:table-cell office:value-type="float" office:value="0.1102042" calcext:value-type="float">
            <text:p>0.1102042</text:p>
          </table:table-cell>
          <table:table-cell office:value-type="float" office:value="0.07387736" calcext:value-type="float">
            <text:p>0.07387736</text:p>
          </table:table-cell>
          <table:table-cell office:value-type="float" office:value="0.05046964" calcext:value-type="float">
            <text:p>0.05046964</text:p>
          </table:table-cell>
          <table:table-cell office:value-type="float" office:value="0.05267977" calcext:value-type="float">
            <text:p>0.05267977</text:p>
          </table:table-cell>
          <table:table-cell office:value-type="float" office:value="0.02368365" calcext:value-type="float">
            <text:p>0.02368365</text:p>
          </table:table-cell>
          <table:table-cell office:value-type="float" office:value="0.01886106" calcext:value-type="float">
            <text:p>0.01886106</text:p>
          </table:table-cell>
          <table:table-cell office:value-type="float" office:value="0.03147912" calcext:value-type="float">
            <text:p>0.03147912</text:p>
          </table:table-cell>
          <table:table-cell office:value-type="float" office:value="0.02336181" calcext:value-type="float">
            <text:p>0.02336181</text:p>
          </table:table-cell>
          <table:table-cell office:value-type="float" office:value="0.02156704" calcext:value-type="float">
            <text:p>0.02156704</text:p>
          </table:table-cell>
          <table:table-cell office:value-type="float" office:value="0.02283339" calcext:value-type="float">
            <text:p>0.02283339</text:p>
          </table:table-cell>
          <table:table-cell office:value-type="float" office:value="0.03166775" calcext:value-type="float">
            <text:p>0.03166775</text:p>
          </table:table-cell>
          <table:table-cell office:value-type="float" office:value="0.004977684" calcext:value-type="float">
            <text:p>0.004977684</text:p>
          </table:table-cell>
          <table:table-cell office:value-type="float" office:value="0.004543394" calcext:value-type="float">
            <text:p>0.004543394</text:p>
          </table:table-cell>
          <table:table-cell office:value-type="float" office:value="0" calcext:value-type="float">
            <text:p>0</text:p>
          </table:table-cell>
          <table:table-cell office:value-type="float" office:value="38.48599" calcext:value-type="float">
            <text:p>38.48599</text:p>
          </table:table-cell>
          <table:table-cell office:value-type="float" office:value="25.75289" calcext:value-type="float">
            <text:p>25.75289</text:p>
          </table:table-cell>
          <table:table-cell office:value-type="float" office:value="13.19805" calcext:value-type="float">
            <text:p>13.19805</text:p>
          </table:table-cell>
          <table:table-cell office:value-type="float" office:value="5.518058" calcext:value-type="float">
            <text:p>5.518058</text:p>
          </table:table-cell>
          <table:table-cell office:value-type="float" office:value="3.388514" calcext:value-type="float">
            <text:p>3.388514</text:p>
          </table:table-cell>
          <table:table-cell office:value-type="float" office:value="0.9724878" calcext:value-type="float">
            <text:p>0.9724878</text:p>
          </table:table-cell>
          <table:table-cell office:value-type="float" office:value="0.4139476" calcext:value-type="float">
            <text:p>0.4139476</text:p>
          </table:table-cell>
          <table:table-cell office:value-type="float" office:value="1.031624" calcext:value-type="float">
            <text:p>1.031624</text:p>
          </table:table-cell>
          <table:table-cell office:value-type="float" office:value="0.4723993" calcext:value-type="float">
            <text:p>0.4723993</text:p>
          </table:table-cell>
          <table:table-cell office:value-type="float" office:value="0.2612301" calcext:value-type="float">
            <text:p>0.2612301</text:p>
          </table:table-cell>
          <table:table-cell office:value-type="float" office:value="0.1583175" calcext:value-type="float">
            <text:p>0.1583175</text:p>
          </table:table-cell>
          <table:table-cell office:value-type="float" office:value="0.2256459" calcext:value-type="float">
            <text:p>0.2256459</text:p>
          </table:table-cell>
          <table:table-cell office:value-type="float" office:value="0.3104971" calcext:value-type="float">
            <text:p>0.3104971</text:p>
          </table:table-cell>
          <table:table-cell office:value-type="float" office:value="0.3488692" calcext:value-type="float">
            <text:p>0.3488692</text:p>
          </table:table-cell>
          <table:table-cell office:value-type="float" office:value="0" calcext:value-type="float">
            <text:p>0</text:p>
          </table:table-cell>
          <table:table-cell office:value-type="float" office:value="3440.316" calcext:value-type="float">
            <text:p>3440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446727" calcext:value-type="float">
            <text:p>-0.0054467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32.21202" calcext:value-type="float">
            <text:p>32.21202</text:p>
          </table:table-cell>
          <table:table-cell office:value-type="float" office:value="1089.744" calcext:value-type="float">
            <text:p>1089.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09887" calcext:value-type="float">
            <text:p>0.5809887</text:p>
          </table:table-cell>
          <table:table-cell office:value-type="float" office:value="4.088355" calcext:value-type="float">
            <text:p>4.08835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868" calcext:value-type="float">
            <text:p>3.19686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5819" calcext:value-type="float">
            <text:p>-0.006265819</text:p>
          </table:table-cell>
          <table:table-cell office:value-type="float" office:value="-0.006674798" calcext:value-type="float">
            <text:p>-0.006674798</text:p>
          </table:table-cell>
          <table:table-cell office:value-type="float" office:value="0.001242989" calcext:value-type="float">
            <text:p>0.001242989</text:p>
          </table:table-cell>
          <table:table-cell office:value-type="float" office:value="0.000001599085" calcext:value-type="float">
            <text:p>1.599085E-06</text:p>
          </table:table-cell>
          <table:table-cell office:value-type="float" office:value="18.39021" calcext:value-type="float">
            <text:p>18.39021</text:p>
          </table:table-cell>
          <table:table-cell office:value-type="float" office:value="5.208372" calcext:value-type="float">
            <text:p>5.208372</text:p>
          </table:table-cell>
          <table:table-cell office:value-type="float" office:value="0.09671078" calcext:value-type="float">
            <text:p>0.09671078</text:p>
          </table:table-cell>
          <table:table-cell office:value-type="float" office:value="0.06752304" calcext:value-type="float">
            <text:p>0.06752304</text:p>
          </table:table-cell>
          <table:table-cell office:value-type="float" office:value="0.04691077" calcext:value-type="float">
            <text:p>0.04691077</text:p>
          </table:table-cell>
          <table:table-cell office:value-type="float" office:value="0.04929217" calcext:value-type="float">
            <text:p>0.04929217</text:p>
          </table:table-cell>
          <table:table-cell office:value-type="float" office:value="0.02301557" calcext:value-type="float">
            <text:p>0.02301557</text:p>
          </table:table-cell>
          <table:table-cell office:value-type="float" office:value="0.01858931" calcext:value-type="float">
            <text:p>0.01858931</text:p>
          </table:table-cell>
          <table:table-cell office:value-type="float" office:value="0.03134438" calcext:value-type="float">
            <text:p>0.03134438</text:p>
          </table:table-cell>
          <table:table-cell office:value-type="float" office:value="0.02326479" calcext:value-type="float">
            <text:p>0.02326479</text:p>
          </table:table-cell>
          <table:table-cell office:value-type="float" office:value="0.02153956" calcext:value-type="float">
            <text:p>0.02153956</text:p>
          </table:table-cell>
          <table:table-cell office:value-type="float" office:value="0.02284158" calcext:value-type="float">
            <text:p>0.02284158</text:p>
          </table:table-cell>
          <table:table-cell office:value-type="float" office:value="0.0316592" calcext:value-type="float">
            <text:p>0.0316592</text:p>
          </table:table-cell>
          <table:table-cell office:value-type="float" office:value="0.004977955" calcext:value-type="float">
            <text:p>0.004977955</text:p>
          </table:table-cell>
          <table:table-cell office:value-type="float" office:value="0.004543013" calcext:value-type="float">
            <text:p>0.004543013</text:p>
          </table:table-cell>
          <table:table-cell office:value-type="float" office:value="0" calcext:value-type="float">
            <text:p>0</text:p>
          </table:table-cell>
          <table:table-cell office:value-type="float" office:value="39.37207" calcext:value-type="float">
            <text:p>39.37207</text:p>
          </table:table-cell>
          <table:table-cell office:value-type="float" office:value="26.86093" calcext:value-type="float">
            <text:p>26.86093</text:p>
          </table:table-cell>
          <table:table-cell office:value-type="float" office:value="13.22127" calcext:value-type="float">
            <text:p>13.22127</text:p>
          </table:table-cell>
          <table:table-cell office:value-type="float" office:value="5.574168" calcext:value-type="float">
            <text:p>5.574168</text:p>
          </table:table-cell>
          <table:table-cell office:value-type="float" office:value="3.439977" calcext:value-type="float">
            <text:p>3.439977</text:p>
          </table:table-cell>
          <table:table-cell office:value-type="float" office:value="0.9854785" calcext:value-type="float">
            <text:p>0.9854785</text:p>
          </table:table-cell>
          <table:table-cell office:value-type="float" office:value="0.4248107" calcext:value-type="float">
            <text:p>0.4248107</text:p>
          </table:table-cell>
          <table:table-cell office:value-type="float" office:value="1.034622" calcext:value-type="float">
            <text:p>1.034622</text:p>
          </table:table-cell>
          <table:table-cell office:value-type="float" office:value="0.4746819" calcext:value-type="float">
            <text:p>0.4746819</text:p>
          </table:table-cell>
          <table:table-cell office:value-type="float" office:value="0.2621134" calcext:value-type="float">
            <text:p>0.2621134</text:p>
          </table:table-cell>
          <table:table-cell office:value-type="float" office:value="0.1589319" calcext:value-type="float">
            <text:p>0.1589319</text:p>
          </table:table-cell>
          <table:table-cell office:value-type="float" office:value="0.2261226" calcext:value-type="float">
            <text:p>0.2261226</text:p>
          </table:table-cell>
          <table:table-cell office:value-type="float" office:value="0.310136" calcext:value-type="float">
            <text:p>0.310136</text:p>
          </table:table-cell>
          <table:table-cell office:value-type="float" office:value="0.3488694" calcext:value-type="float">
            <text:p>0.3488694</text:p>
          </table:table-cell>
          <table:table-cell office:value-type="float" office:value="0" calcext:value-type="float">
            <text:p>0</text:p>
          </table:table-cell>
          <table:table-cell office:value-type="float" office:value="4181.367" calcext:value-type="float">
            <text:p>4181.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520597" calcext:value-type="float">
            <text:p>-0.0055205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32.04493" calcext:value-type="float">
            <text:p>32.04493</text:p>
          </table:table-cell>
          <table:table-cell office:value-type="float" office:value="1089.792" calcext:value-type="float">
            <text:p>1089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5407" calcext:value-type="float">
            <text:p>0.6675407</text:p>
          </table:table-cell>
          <table:table-cell office:value-type="float" office:value="4.117434" calcext:value-type="float">
            <text:p>4.117434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868" calcext:value-type="float">
            <text:p>3.19686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5819" calcext:value-type="float">
            <text:p>-0.006265819</text:p>
          </table:table-cell>
          <table:table-cell office:value-type="float" office:value="-0.006845692" calcext:value-type="float">
            <text:p>-0.006845692</text:p>
          </table:table-cell>
          <table:table-cell office:value-type="float" office:value="0.001220604" calcext:value-type="float">
            <text:p>0.001220604</text:p>
          </table:table-cell>
          <table:table-cell office:value-type="float" office:value="0.000001604769" calcext:value-type="float">
            <text:p>1.604769E-06</text:p>
          </table:table-cell>
          <table:table-cell office:value-type="float" office:value="18.36698" calcext:value-type="float">
            <text:p>18.36698</text:p>
          </table:table-cell>
          <table:table-cell office:value-type="float" office:value="8.382627" calcext:value-type="float">
            <text:p>8.382627</text:p>
          </table:table-cell>
          <table:table-cell office:value-type="float" office:value="0.09609071" calcext:value-type="float">
            <text:p>0.09609071</text:p>
          </table:table-cell>
          <table:table-cell office:value-type="float" office:value="0.06751814" calcext:value-type="float">
            <text:p>0.06751814</text:p>
          </table:table-cell>
          <table:table-cell office:value-type="float" office:value="0.04361681" calcext:value-type="float">
            <text:p>0.04361681</text:p>
          </table:table-cell>
          <table:table-cell office:value-type="float" office:value="0.04570844" calcext:value-type="float">
            <text:p>0.04570844</text:p>
          </table:table-cell>
          <table:table-cell office:value-type="float" office:value="0.02194704" calcext:value-type="float">
            <text:p>0.02194704</text:p>
          </table:table-cell>
          <table:table-cell office:value-type="float" office:value="0.01796699" calcext:value-type="float">
            <text:p>0.01796699</text:p>
          </table:table-cell>
          <table:table-cell office:value-type="float" office:value="0.03107904" calcext:value-type="float">
            <text:p>0.03107904</text:p>
          </table:table-cell>
          <table:table-cell office:value-type="float" office:value="0.02314648" calcext:value-type="float">
            <text:p>0.02314648</text:p>
          </table:table-cell>
          <table:table-cell office:value-type="float" office:value="0.02151121" calcext:value-type="float">
            <text:p>0.02151121</text:p>
          </table:table-cell>
          <table:table-cell office:value-type="float" office:value="0.02284924" calcext:value-type="float">
            <text:p>0.02284924</text:p>
          </table:table-cell>
          <table:table-cell office:value-type="float" office:value="0.03164897" calcext:value-type="float">
            <text:p>0.03164897</text:p>
          </table:table-cell>
          <table:table-cell office:value-type="float" office:value="0.004978225" calcext:value-type="float">
            <text:p>0.004978225</text:p>
          </table:table-cell>
          <table:table-cell office:value-type="float" office:value="0.004542638" calcext:value-type="float">
            <text:p>0.004542638</text:p>
          </table:table-cell>
          <table:table-cell office:value-type="float" office:value="0" calcext:value-type="float">
            <text:p>0</text:p>
          </table:table-cell>
          <table:table-cell office:value-type="float" office:value="36.65109" calcext:value-type="float">
            <text:p>36.65109</text:p>
          </table:table-cell>
          <table:table-cell office:value-type="float" office:value="28.26191" calcext:value-type="float">
            <text:p>28.26191</text:p>
          </table:table-cell>
          <table:table-cell office:value-type="float" office:value="13.37163" calcext:value-type="float">
            <text:p>13.37163</text:p>
          </table:table-cell>
          <table:table-cell office:value-type="float" office:value="5.6771" calcext:value-type="float">
            <text:p>5.6771</text:p>
          </table:table-cell>
          <table:table-cell office:value-type="float" office:value="3.527244" calcext:value-type="float">
            <text:p>3.527244</text:p>
          </table:table-cell>
          <table:table-cell office:value-type="float" office:value="0.999596" calcext:value-type="float">
            <text:p>0.999596</text:p>
          </table:table-cell>
          <table:table-cell office:value-type="float" office:value="0.4362987" calcext:value-type="float">
            <text:p>0.4362987</text:p>
          </table:table-cell>
          <table:table-cell office:value-type="float" office:value="1.037885" calcext:value-type="float">
            <text:p>1.037885</text:p>
          </table:table-cell>
          <table:table-cell office:value-type="float" office:value="0.4770731" calcext:value-type="float">
            <text:p>0.4770731</text:p>
          </table:table-cell>
          <table:table-cell office:value-type="float" office:value="0.263004" calcext:value-type="float">
            <text:p>0.263004</text:p>
          </table:table-cell>
          <table:table-cell office:value-type="float" office:value="0.1595456" calcext:value-type="float">
            <text:p>0.1595456</text:p>
          </table:table-cell>
          <table:table-cell office:value-type="float" office:value="0.2265975" calcext:value-type="float">
            <text:p>0.2265975</text:p>
          </table:table-cell>
          <table:table-cell office:value-type="float" office:value="0.3097874" calcext:value-type="float">
            <text:p>0.3097874</text:p>
          </table:table-cell>
          <table:table-cell office:value-type="float" office:value="0.3488695" calcext:value-type="float">
            <text:p>0.3488695</text:p>
          </table:table-cell>
          <table:table-cell office:value-type="float" office:value="0" calcext:value-type="float">
            <text:p>0</text:p>
          </table:table-cell>
          <table:table-cell office:value-type="float" office:value="4732.39" calcext:value-type="float">
            <text:p>473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75099" calcext:value-type="float">
            <text:p>-0.0056750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31.97975" calcext:value-type="float">
            <text:p>31.97975</text:p>
          </table:table-cell>
          <table:table-cell office:value-type="float" office:value="1089.819" calcext:value-type="float">
            <text:p>1089.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468" calcext:value-type="float">
            <text:p>0.633468</text:p>
          </table:table-cell>
          <table:table-cell office:value-type="float" office:value="4.186267" calcext:value-type="float">
            <text:p>4.186267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5714" calcext:value-type="float">
            <text:p>-0.006265714</text:p>
          </table:table-cell>
          <table:table-cell office:value-type="float" office:value="-0.007378687" calcext:value-type="float">
            <text:p>-0.007378687</text:p>
          </table:table-cell>
          <table:table-cell office:value-type="float" office:value="0.001221449" calcext:value-type="float">
            <text:p>0.001221449</text:p>
          </table:table-cell>
          <table:table-cell office:value-type="float" office:value="0.000001605081" calcext:value-type="float">
            <text:p>1.605081E-06</text:p>
          </table:table-cell>
          <table:table-cell office:value-type="float" office:value="18.47528" calcext:value-type="float">
            <text:p>18.47528</text:p>
          </table:table-cell>
          <table:table-cell office:value-type="float" office:value="6.099468" calcext:value-type="float">
            <text:p>6.099468</text:p>
          </table:table-cell>
          <table:table-cell office:value-type="float" office:value="0.09088083" calcext:value-type="float">
            <text:p>0.09088083</text:p>
          </table:table-cell>
          <table:table-cell office:value-type="float" office:value="0.06583109" calcext:value-type="float">
            <text:p>0.06583109</text:p>
          </table:table-cell>
          <table:table-cell office:value-type="float" office:value="0.0431793" calcext:value-type="float">
            <text:p>0.0431793</text:p>
          </table:table-cell>
          <table:table-cell office:value-type="float" office:value="0.04478192" calcext:value-type="float">
            <text:p>0.04478192</text:p>
          </table:table-cell>
          <table:table-cell office:value-type="float" office:value="0.02121675" calcext:value-type="float">
            <text:p>0.02121675</text:p>
          </table:table-cell>
          <table:table-cell office:value-type="float" office:value="0.01736727" calcext:value-type="float">
            <text:p>0.01736727</text:p>
          </table:table-cell>
          <table:table-cell office:value-type="float" office:value="0.03069586" calcext:value-type="float">
            <text:p>0.03069586</text:p>
          </table:table-cell>
          <table:table-cell office:value-type="float" office:value="0.02298978" calcext:value-type="float">
            <text:p>0.02298978</text:p>
          </table:table-cell>
          <table:table-cell office:value-type="float" office:value="0.02147861" calcext:value-type="float">
            <text:p>0.02147861</text:p>
          </table:table-cell>
          <table:table-cell office:value-type="float" office:value="0.02285613" calcext:value-type="float">
            <text:p>0.02285613</text:p>
          </table:table-cell>
          <table:table-cell office:value-type="float" office:value="0.03163699" calcext:value-type="float">
            <text:p>0.03163699</text:p>
          </table:table-cell>
          <table:table-cell office:value-type="float" office:value="0.004978464" calcext:value-type="float">
            <text:p>0.004978464</text:p>
          </table:table-cell>
          <table:table-cell office:value-type="float" office:value="0.004542237" calcext:value-type="float">
            <text:p>0.004542237</text:p>
          </table:table-cell>
          <table:table-cell office:value-type="float" office:value="0" calcext:value-type="float">
            <text:p>0</text:p>
          </table:table-cell>
          <table:table-cell office:value-type="float" office:value="34.72316" calcext:value-type="float">
            <text:p>34.72316</text:p>
          </table:table-cell>
          <table:table-cell office:value-type="float" office:value="29.36643" calcext:value-type="float">
            <text:p>29.36643</text:p>
          </table:table-cell>
          <table:table-cell office:value-type="float" office:value="13.83317" calcext:value-type="float">
            <text:p>13.83317</text:p>
          </table:table-cell>
          <table:table-cell office:value-type="float" office:value="5.801167" calcext:value-type="float">
            <text:p>5.801167</text:p>
          </table:table-cell>
          <table:table-cell office:value-type="float" office:value="3.618942" calcext:value-type="float">
            <text:p>3.618942</text:p>
          </table:table-cell>
          <table:table-cell office:value-type="float" office:value="1.014345" calcext:value-type="float">
            <text:p>1.014345</text:p>
          </table:table-cell>
          <table:table-cell office:value-type="float" office:value="0.4483684" calcext:value-type="float">
            <text:p>0.4483684</text:p>
          </table:table-cell>
          <table:table-cell office:value-type="float" office:value="1.041618" calcext:value-type="float">
            <text:p>1.041618</text:p>
          </table:table-cell>
          <table:table-cell office:value-type="float" office:value="0.4796709" calcext:value-type="float">
            <text:p>0.4796709</text:p>
          </table:table-cell>
          <table:table-cell office:value-type="float" office:value="0.2639211" calcext:value-type="float">
            <text:p>0.2639211</text:p>
          </table:table-cell>
          <table:table-cell office:value-type="float" office:value="0.1601602" calcext:value-type="float">
            <text:p>0.1601602</text:p>
          </table:table-cell>
          <table:table-cell office:value-type="float" office:value="0.227072" calcext:value-type="float">
            <text:p>0.227072</text:p>
          </table:table-cell>
          <table:table-cell office:value-type="float" office:value="0.3094468" calcext:value-type="float">
            <text:p>0.3094468</text:p>
          </table:table-cell>
          <table:table-cell office:value-type="float" office:value="0.3488697" calcext:value-type="float">
            <text:p>0.3488697</text:p>
          </table:table-cell>
          <table:table-cell office:value-type="float" office:value="0" calcext:value-type="float">
            <text:p>0</text:p>
          </table:table-cell>
          <table:table-cell office:value-type="float" office:value="4671.139" calcext:value-type="float">
            <text:p>4671.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74342" calcext:value-type="float">
            <text:p>-0.0057743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31.91015" calcext:value-type="float">
            <text:p>31.91015</text:p>
          </table:table-cell>
          <table:table-cell office:value-type="float" office:value="1089.847" calcext:value-type="float">
            <text:p>1089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8856" calcext:value-type="float">
            <text:p>0.6138856</text:p>
          </table:table-cell>
          <table:table-cell office:value-type="float" office:value="4.243689" calcext:value-type="float">
            <text:p>4.24368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265714" calcext:value-type="float">
            <text:p>-0.006265714</text:p>
          </table:table-cell>
          <table:table-cell office:value-type="float" office:value="-0.007655967" calcext:value-type="float">
            <text:p>-0.007655967</text:p>
          </table:table-cell>
          <table:table-cell office:value-type="float" office:value="0.001233682" calcext:value-type="float">
            <text:p>0.001233682</text:p>
          </table:table-cell>
          <table:table-cell office:value-type="float" office:value="0.000001606089" calcext:value-type="float">
            <text:p>1.606089E-06</text:p>
          </table:table-cell>
          <table:table-cell office:value-type="float" office:value="18.57165" calcext:value-type="float">
            <text:p>18.57165</text:p>
          </table:table-cell>
          <table:table-cell office:value-type="float" office:value="4.384451" calcext:value-type="float">
            <text:p>4.384451</text:p>
          </table:table-cell>
          <table:table-cell office:value-type="float" office:value="0.08205366" calcext:value-type="float">
            <text:p>0.08205366</text:p>
          </table:table-cell>
          <table:table-cell office:value-type="float" office:value="0.06404836" calcext:value-type="float">
            <text:p>0.06404836</text:p>
          </table:table-cell>
          <table:table-cell office:value-type="float" office:value="0.04281456" calcext:value-type="float">
            <text:p>0.04281456</text:p>
          </table:table-cell>
          <table:table-cell office:value-type="float" office:value="0.04450636" calcext:value-type="float">
            <text:p>0.04450636</text:p>
          </table:table-cell>
          <table:table-cell office:value-type="float" office:value="0.02099886" calcext:value-type="float">
            <text:p>0.02099886</text:p>
          </table:table-cell>
          <table:table-cell office:value-type="float" office:value="0.01718387" calcext:value-type="float">
            <text:p>0.01718387</text:p>
          </table:table-cell>
          <table:table-cell office:value-type="float" office:value="0.03038456" calcext:value-type="float">
            <text:p>0.03038456</text:p>
          </table:table-cell>
          <table:table-cell office:value-type="float" office:value="0.02281013" calcext:value-type="float">
            <text:p>0.02281013</text:p>
          </table:table-cell>
          <table:table-cell office:value-type="float" office:value="0.02144011" calcext:value-type="float">
            <text:p>0.02144011</text:p>
          </table:table-cell>
          <table:table-cell office:value-type="float" office:value="0.02286074" calcext:value-type="float">
            <text:p>0.02286074</text:p>
          </table:table-cell>
          <table:table-cell office:value-type="float" office:value="0.03162303" calcext:value-type="float">
            <text:p>0.03162303</text:p>
          </table:table-cell>
          <table:table-cell office:value-type="float" office:value="0.004978699" calcext:value-type="float">
            <text:p>0.004978699</text:p>
          </table:table-cell>
          <table:table-cell office:value-type="float" office:value="0.004541833" calcext:value-type="float">
            <text:p>0.004541833</text:p>
          </table:table-cell>
          <table:table-cell office:value-type="float" office:value="0" calcext:value-type="float">
            <text:p>0</text:p>
          </table:table-cell>
          <table:table-cell office:value-type="float" office:value="37.01704" calcext:value-type="float">
            <text:p>37.01704</text:p>
          </table:table-cell>
          <table:table-cell office:value-type="float" office:value="28.71358" calcext:value-type="float">
            <text:p>28.71358</text:p>
          </table:table-cell>
          <table:table-cell office:value-type="float" office:value="13.97158" calcext:value-type="float">
            <text:p>13.97158</text:p>
          </table:table-cell>
          <table:table-cell office:value-type="float" office:value="5.926443" calcext:value-type="float">
            <text:p>5.926443</text:p>
          </table:table-cell>
          <table:table-cell office:value-type="float" office:value="3.7138" calcext:value-type="float">
            <text:p>3.7138</text:p>
          </table:table-cell>
          <table:table-cell office:value-type="float" office:value="1.028226" calcext:value-type="float">
            <text:p>1.028226</text:p>
          </table:table-cell>
          <table:table-cell office:value-type="float" office:value="0.4592826" calcext:value-type="float">
            <text:p>0.4592826</text:p>
          </table:table-cell>
          <table:table-cell office:value-type="float" office:value="1.045168" calcext:value-type="float">
            <text:p>1.045168</text:p>
          </table:table-cell>
          <table:table-cell office:value-type="float" office:value="0.4824347" calcext:value-type="float">
            <text:p>0.4824347</text:p>
          </table:table-cell>
          <table:table-cell office:value-type="float" office:value="0.2649116" calcext:value-type="float">
            <text:p>0.2649116</text:p>
          </table:table-cell>
          <table:table-cell office:value-type="float" office:value="0.1607355" calcext:value-type="float">
            <text:p>0.1607355</text:p>
          </table:table-cell>
          <table:table-cell office:value-type="float" office:value="0.2275443" calcext:value-type="float">
            <text:p>0.2275443</text:p>
          </table:table-cell>
          <table:table-cell office:value-type="float" office:value="0.3091159" calcext:value-type="float">
            <text:p>0.3091159</text:p>
          </table:table-cell>
          <table:table-cell office:value-type="float" office:value="0.3488698" calcext:value-type="float">
            <text:p>0.3488698</text:p>
          </table:table-cell>
          <table:table-cell office:value-type="float" office:value="0" calcext:value-type="float">
            <text:p>0</text:p>
          </table:table-cell>
          <table:table-cell office:value-type="float" office:value="4701.475" calcext:value-type="float">
            <text:p>4701.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8187" calcext:value-type="float">
            <text:p>-0.00581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31.7802" calcext:value-type="float">
            <text:p>31.7802</text:p>
          </table:table-cell>
          <table:table-cell office:value-type="float" office:value="1089.881" calcext:value-type="float">
            <text:p>1089.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7088" calcext:value-type="float">
            <text:p>0.6737088</text:p>
          </table:table-cell>
          <table:table-cell office:value-type="float" office:value="4.276361" calcext:value-type="float">
            <text:p>4.27636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6882336" calcext:value-type="float">
            <text:p>-0.006882336</text:p>
          </table:table-cell>
          <table:table-cell office:value-type="float" office:value="-0.007777535" calcext:value-type="float">
            <text:p>-0.007777535</text:p>
          </table:table-cell>
          <table:table-cell office:value-type="float" office:value="0.001233052" calcext:value-type="float">
            <text:p>0.001233052</text:p>
          </table:table-cell>
          <table:table-cell office:value-type="float" office:value="0.000001607429" calcext:value-type="float">
            <text:p>1.607429E-06</text:p>
          </table:table-cell>
          <table:table-cell office:value-type="float" office:value="18.54005" calcext:value-type="float">
            <text:p>18.54005</text:p>
          </table:table-cell>
          <table:table-cell office:value-type="float" office:value="6.593429" calcext:value-type="float">
            <text:p>6.593429</text:p>
          </table:table-cell>
          <table:table-cell office:value-type="float" office:value="0.0835382" calcext:value-type="float">
            <text:p>0.0835382</text:p>
          </table:table-cell>
          <table:table-cell office:value-type="float" office:value="0.06333563" calcext:value-type="float">
            <text:p>0.06333563</text:p>
          </table:table-cell>
          <table:table-cell office:value-type="float" office:value="0.04157135" calcext:value-type="float">
            <text:p>0.04157135</text:p>
          </table:table-cell>
          <table:table-cell office:value-type="float" office:value="0.04330407" calcext:value-type="float">
            <text:p>0.04330407</text:p>
          </table:table-cell>
          <table:table-cell office:value-type="float" office:value="0.02063771" calcext:value-type="float">
            <text:p>0.02063771</text:p>
          </table:table-cell>
          <table:table-cell office:value-type="float" office:value="0.01694693" calcext:value-type="float">
            <text:p>0.01694693</text:p>
          </table:table-cell>
          <table:table-cell office:value-type="float" office:value="0.03010244" calcext:value-type="float">
            <text:p>0.03010244</text:p>
          </table:table-cell>
          <table:table-cell office:value-type="float" office:value="0.02263149" calcext:value-type="float">
            <text:p>0.02263149</text:p>
          </table:table-cell>
          <table:table-cell office:value-type="float" office:value="0.02139546" calcext:value-type="float">
            <text:p>0.02139546</text:p>
          </table:table-cell>
          <table:table-cell office:value-type="float" office:value="0.02286434" calcext:value-type="float">
            <text:p>0.02286434</text:p>
          </table:table-cell>
          <table:table-cell office:value-type="float" office:value="0.03160657" calcext:value-type="float">
            <text:p>0.03160657</text:p>
          </table:table-cell>
          <table:table-cell office:value-type="float" office:value="0.004990572" calcext:value-type="float">
            <text:p>0.004990572</text:p>
          </table:table-cell>
          <table:table-cell office:value-type="float" office:value="0.004529749" calcext:value-type="float">
            <text:p>0.004529749</text:p>
          </table:table-cell>
          <table:table-cell office:value-type="float" office:value="0" calcext:value-type="float">
            <text:p>0</text:p>
          </table:table-cell>
          <table:table-cell office:value-type="float" office:value="36.87053" calcext:value-type="float">
            <text:p>36.87053</text:p>
          </table:table-cell>
          <table:table-cell office:value-type="float" office:value="29.81772" calcext:value-type="float">
            <text:p>29.81772</text:p>
          </table:table-cell>
          <table:table-cell office:value-type="float" office:value="14.14722" calcext:value-type="float">
            <text:p>14.14722</text:p>
          </table:table-cell>
          <table:table-cell office:value-type="float" office:value="6.017993" calcext:value-type="float">
            <text:p>6.017993</text:p>
          </table:table-cell>
          <table:table-cell office:value-type="float" office:value="3.798899" calcext:value-type="float">
            <text:p>3.798899</text:p>
          </table:table-cell>
          <table:table-cell office:value-type="float" office:value="1.04358" calcext:value-type="float">
            <text:p>1.04358</text:p>
          </table:table-cell>
          <table:table-cell office:value-type="float" office:value="0.4705599" calcext:value-type="float">
            <text:p>0.4705599</text:p>
          </table:table-cell>
          <table:table-cell office:value-type="float" office:value="1.048612" calcext:value-type="float">
            <text:p>1.048612</text:p>
          </table:table-cell>
          <table:table-cell office:value-type="float" office:value="0.4852492" calcext:value-type="float">
            <text:p>0.4852492</text:p>
          </table:table-cell>
          <table:table-cell office:value-type="float" office:value="0.2659475" calcext:value-type="float">
            <text:p>0.2659475</text:p>
          </table:table-cell>
          <table:table-cell office:value-type="float" office:value="0.1613242" calcext:value-type="float">
            <text:p>0.1613242</text:p>
          </table:table-cell>
          <table:table-cell office:value-type="float" office:value="0.228221" calcext:value-type="float">
            <text:p>0.228221</text:p>
          </table:table-cell>
          <table:table-cell office:value-type="float" office:value="0.3132938" calcext:value-type="float">
            <text:p>0.3132938</text:p>
          </table:table-cell>
          <table:table-cell office:value-type="float" office:value="0.3452301" calcext:value-type="float">
            <text:p>0.3452301</text:p>
          </table:table-cell>
          <table:table-cell office:value-type="float" office:value="0" calcext:value-type="float">
            <text:p>0</text:p>
          </table:table-cell>
          <table:table-cell office:value-type="float" office:value="5091.351" calcext:value-type="float">
            <text:p>5091.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902767" calcext:value-type="float">
            <text:p>-0.0059027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31.65847" calcext:value-type="float">
            <text:p>31.65847</text:p>
          </table:table-cell>
          <table:table-cell office:value-type="float" office:value="1089.914" calcext:value-type="float">
            <text:p>1089.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8626" calcext:value-type="float">
            <text:p>0.7218626</text:p>
          </table:table-cell>
          <table:table-cell office:value-type="float" office:value="4.313797" calcext:value-type="float">
            <text:p>4.313797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7691883" calcext:value-type="float">
            <text:p>-0.007691883</text:p>
          </table:table-cell>
          <table:table-cell office:value-type="float" office:value="-0.007923903" calcext:value-type="float">
            <text:p>-0.007923903</text:p>
          </table:table-cell>
          <table:table-cell office:value-type="float" office:value="0.001223097" calcext:value-type="float">
            <text:p>0.001223097</text:p>
          </table:table-cell>
          <table:table-cell office:value-type="float" office:value="0.000001611507" calcext:value-type="float">
            <text:p>1.611507E-06</text:p>
          </table:table-cell>
          <table:table-cell office:value-type="float" office:value="18.54072" calcext:value-type="float">
            <text:p>18.54072</text:p>
          </table:table-cell>
          <table:table-cell office:value-type="float" office:value="8.518849" calcext:value-type="float">
            <text:p>8.518849</text:p>
          </table:table-cell>
          <table:table-cell office:value-type="float" office:value="0.08678852" calcext:value-type="float">
            <text:p>0.08678852</text:p>
          </table:table-cell>
          <table:table-cell office:value-type="float" office:value="0.06431571" calcext:value-type="float">
            <text:p>0.06431571</text:p>
          </table:table-cell>
          <table:table-cell office:value-type="float" office:value="0.04063233" calcext:value-type="float">
            <text:p>0.04063233</text:p>
          </table:table-cell>
          <table:table-cell office:value-type="float" office:value="0.04224075" calcext:value-type="float">
            <text:p>0.04224075</text:p>
          </table:table-cell>
          <table:table-cell office:value-type="float" office:value="0.02024684" calcext:value-type="float">
            <text:p>0.02024684</text:p>
          </table:table-cell>
          <table:table-cell office:value-type="float" office:value="0.01665223" calcext:value-type="float">
            <text:p>0.01665223</text:p>
          </table:table-cell>
          <table:table-cell office:value-type="float" office:value="0.02979598" calcext:value-type="float">
            <text:p>0.02979598</text:p>
          </table:table-cell>
          <table:table-cell office:value-type="float" office:value="0.0224498" calcext:value-type="float">
            <text:p>0.0224498</text:p>
          </table:table-cell>
          <table:table-cell office:value-type="float" office:value="0.02134558" calcext:value-type="float">
            <text:p>0.02134558</text:p>
          </table:table-cell>
          <table:table-cell office:value-type="float" office:value="0.02286681" calcext:value-type="float">
            <text:p>0.02286681</text:p>
          </table:table-cell>
          <table:table-cell office:value-type="float" office:value="0.03158752" calcext:value-type="float">
            <text:p>0.03158752</text:p>
          </table:table-cell>
          <table:table-cell office:value-type="float" office:value="0.004988378" calcext:value-type="float">
            <text:p>0.004988378</text:p>
          </table:table-cell>
          <table:table-cell office:value-type="float" office:value="0.004531698" calcext:value-type="float">
            <text:p>0.004531698</text:p>
          </table:table-cell>
          <table:table-cell office:value-type="float" office:value="0" calcext:value-type="float">
            <text:p>0</text:p>
          </table:table-cell>
          <table:table-cell office:value-type="float" office:value="34.23109" calcext:value-type="float">
            <text:p>34.23109</text:p>
          </table:table-cell>
          <table:table-cell office:value-type="float" office:value="31.03051" calcext:value-type="float">
            <text:p>31.03051</text:p>
          </table:table-cell>
          <table:table-cell office:value-type="float" office:value="14.40861" calcext:value-type="float">
            <text:p>14.40861</text:p>
          </table:table-cell>
          <table:table-cell office:value-type="float" office:value="6.125857" calcext:value-type="float">
            <text:p>6.125857</text:p>
          </table:table-cell>
          <table:table-cell office:value-type="float" office:value="3.892807" calcext:value-type="float">
            <text:p>3.892807</text:p>
          </table:table-cell>
          <table:table-cell office:value-type="float" office:value="1.059764" calcext:value-type="float">
            <text:p>1.059764</text:p>
          </table:table-cell>
          <table:table-cell office:value-type="float" office:value="0.4822342" calcext:value-type="float">
            <text:p>0.4822342</text:p>
          </table:table-cell>
          <table:table-cell office:value-type="float" office:value="1.052213" calcext:value-type="float">
            <text:p>1.052213</text:p>
          </table:table-cell>
          <table:table-cell office:value-type="float" office:value="0.4881264" calcext:value-type="float">
            <text:p>0.4881264</text:p>
          </table:table-cell>
          <table:table-cell office:value-type="float" office:value="0.2670166" calcext:value-type="float">
            <text:p>0.2670166</text:p>
          </table:table-cell>
          <table:table-cell office:value-type="float" office:value="0.1619455" calcext:value-type="float">
            <text:p>0.1619455</text:p>
          </table:table-cell>
          <table:table-cell office:value-type="float" office:value="0.2288933" calcext:value-type="float">
            <text:p>0.2288933</text:p>
          </table:table-cell>
          <table:table-cell office:value-type="float" office:value="0.3119864" calcext:value-type="float">
            <text:p>0.3119864</text:p>
          </table:table-cell>
          <table:table-cell office:value-type="float" office:value="0.3474259" calcext:value-type="float">
            <text:p>0.3474259</text:p>
          </table:table-cell>
          <table:table-cell office:value-type="float" office:value="0" calcext:value-type="float">
            <text:p>0</text:p>
          </table:table-cell>
          <table:table-cell office:value-type="float" office:value="5390.661" calcext:value-type="float">
            <text:p>5390.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015768" calcext:value-type="float">
            <text:p>-0.0060157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31.53691" calcext:value-type="float">
            <text:p>31.53691</text:p>
          </table:table-cell>
          <table:table-cell office:value-type="float" office:value="1089.95" calcext:value-type="float">
            <text:p>108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8284" calcext:value-type="float">
            <text:p>0.758284</text:p>
          </table:table-cell>
          <table:table-cell office:value-type="float" office:value="4.359525" calcext:value-type="float">
            <text:p>4.35952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019459" calcext:value-type="float">
            <text:p>-0.008019459</text:p>
          </table:table-cell>
          <table:table-cell office:value-type="float" office:value="-0.008101418" calcext:value-type="float">
            <text:p>-0.008101418</text:p>
          </table:table-cell>
          <table:table-cell office:value-type="float" office:value="0.001209354" calcext:value-type="float">
            <text:p>0.001209354</text:p>
          </table:table-cell>
          <table:table-cell office:value-type="float" office:value="0.000001616091" calcext:value-type="float">
            <text:p>1.616091E-06</text:p>
          </table:table-cell>
          <table:table-cell office:value-type="float" office:value="18.58883" calcext:value-type="float">
            <text:p>18.58883</text:p>
          </table:table-cell>
          <table:table-cell office:value-type="float" office:value="10.09788" calcext:value-type="float">
            <text:p>10.09788</text:p>
          </table:table-cell>
          <table:table-cell office:value-type="float" office:value="0.09331389" calcext:value-type="float">
            <text:p>0.09331389</text:p>
          </table:table-cell>
          <table:table-cell office:value-type="float" office:value="0.06856942" calcext:value-type="float">
            <text:p>0.06856942</text:p>
          </table:table-cell>
          <table:table-cell office:value-type="float" office:value="0.03962387" calcext:value-type="float">
            <text:p>0.03962387</text:p>
          </table:table-cell>
          <table:table-cell office:value-type="float" office:value="0.04095657" calcext:value-type="float">
            <text:p>0.04095657</text:p>
          </table:table-cell>
          <table:table-cell office:value-type="float" office:value="0.0197878" calcext:value-type="float">
            <text:p>0.0197878</text:p>
          </table:table-cell>
          <table:table-cell office:value-type="float" office:value="0.01626959" calcext:value-type="float">
            <text:p>0.01626959</text:p>
          </table:table-cell>
          <table:table-cell office:value-type="float" office:value="0.02945657" calcext:value-type="float">
            <text:p>0.02945657</text:p>
          </table:table-cell>
          <table:table-cell office:value-type="float" office:value="0.022259" calcext:value-type="float">
            <text:p>0.022259</text:p>
          </table:table-cell>
          <table:table-cell office:value-type="float" office:value="0.02129051" calcext:value-type="float">
            <text:p>0.02129051</text:p>
          </table:table-cell>
          <table:table-cell office:value-type="float" office:value="0.02286763" calcext:value-type="float">
            <text:p>0.02286763</text:p>
          </table:table-cell>
          <table:table-cell office:value-type="float" office:value="0.03156553" calcext:value-type="float">
            <text:p>0.03156553</text:p>
          </table:table-cell>
          <table:table-cell office:value-type="float" office:value="0.004986595" calcext:value-type="float">
            <text:p>0.004986595</text:p>
          </table:table-cell>
          <table:table-cell office:value-type="float" office:value="0.004533276" calcext:value-type="float">
            <text:p>0.004533276</text:p>
          </table:table-cell>
          <table:table-cell office:value-type="float" office:value="0" calcext:value-type="float">
            <text:p>0</text:p>
          </table:table-cell>
          <table:table-cell office:value-type="float" office:value="31.28181" calcext:value-type="float">
            <text:p>31.28181</text:p>
          </table:table-cell>
          <table:table-cell office:value-type="float" office:value="32.21035" calcext:value-type="float">
            <text:p>32.21035</text:p>
          </table:table-cell>
          <table:table-cell office:value-type="float" office:value="14.7386" calcext:value-type="float">
            <text:p>14.7386</text:p>
          </table:table-cell>
          <table:table-cell office:value-type="float" office:value="6.258172" calcext:value-type="float">
            <text:p>6.258172</text:p>
          </table:table-cell>
          <table:table-cell office:value-type="float" office:value="4.00585" calcext:value-type="float">
            <text:p>4.00585</text:p>
          </table:table-cell>
          <table:table-cell office:value-type="float" office:value="1.078314" calcext:value-type="float">
            <text:p>1.078314</text:p>
          </table:table-cell>
          <table:table-cell office:value-type="float" office:value="0.4945332" calcext:value-type="float">
            <text:p>0.4945332</text:p>
          </table:table-cell>
          <table:table-cell office:value-type="float" office:value="1.056062" calcext:value-type="float">
            <text:p>1.056062</text:p>
          </table:table-cell>
          <table:table-cell office:value-type="float" office:value="0.4911041" calcext:value-type="float">
            <text:p>0.4911041</text:p>
          </table:table-cell>
          <table:table-cell office:value-type="float" office:value="0.2681199" calcext:value-type="float">
            <text:p>0.2681199</text:p>
          </table:table-cell>
          <table:table-cell office:value-type="float" office:value="0.1625922" calcext:value-type="float">
            <text:p>0.1625922</text:p>
          </table:table-cell>
          <table:table-cell office:value-type="float" office:value="0.2294848" calcext:value-type="float">
            <text:p>0.2294848</text:p>
          </table:table-cell>
          <table:table-cell office:value-type="float" office:value="0.3109058" calcext:value-type="float">
            <text:p>0.3109058</text:p>
          </table:table-cell>
          <table:table-cell office:value-type="float" office:value="0.3486367" calcext:value-type="float">
            <text:p>0.3486367</text:p>
          </table:table-cell>
          <table:table-cell office:value-type="float" office:value="0" calcext:value-type="float">
            <text:p>0</text:p>
          </table:table-cell>
          <table:table-cell office:value-type="float" office:value="5603.887" calcext:value-type="float">
            <text:p>5603.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176743" calcext:value-type="float">
            <text:p>-0.0061767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31.38055" calcext:value-type="float">
            <text:p>31.38055</text:p>
          </table:table-cell>
          <table:table-cell office:value-type="float" office:value="1089.995" calcext:value-type="float">
            <text:p>1089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58" calcext:value-type="float">
            <text:p>0.800058</text:p>
          </table:table-cell>
          <table:table-cell office:value-type="float" office:value="4.423324" calcext:value-type="float">
            <text:p>4.423324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019459" calcext:value-type="float">
            <text:p>-0.008019459</text:p>
          </table:table-cell>
          <table:table-cell office:value-type="float" office:value="-0.008403087" calcext:value-type="float">
            <text:p>-0.008403087</text:p>
          </table:table-cell>
          <table:table-cell office:value-type="float" office:value="0.001188485" calcext:value-type="float">
            <text:p>0.001188485</text:p>
          </table:table-cell>
          <table:table-cell office:value-type="float" office:value="0.000001619808" calcext:value-type="float">
            <text:p>1.619808E-06</text:p>
          </table:table-cell>
          <table:table-cell office:value-type="float" office:value="18.6715" calcext:value-type="float">
            <text:p>18.6715</text:p>
          </table:table-cell>
          <table:table-cell office:value-type="float" office:value="11.97003" calcext:value-type="float">
            <text:p>11.97003</text:p>
          </table:table-cell>
          <table:table-cell office:value-type="float" office:value="0.1076891" calcext:value-type="float">
            <text:p>0.1076891</text:p>
          </table:table-cell>
          <table:table-cell office:value-type="float" office:value="0.0777308" calcext:value-type="float">
            <text:p>0.0777308</text:p>
          </table:table-cell>
          <table:table-cell office:value-type="float" office:value="0.0385276" calcext:value-type="float">
            <text:p>0.0385276</text:p>
          </table:table-cell>
          <table:table-cell office:value-type="float" office:value="0.03972498" calcext:value-type="float">
            <text:p>0.03972498</text:p>
          </table:table-cell>
          <table:table-cell office:value-type="float" office:value="0.01922091" calcext:value-type="float">
            <text:p>0.01922091</text:p>
          </table:table-cell>
          <table:table-cell office:value-type="float" office:value="0.01576683" calcext:value-type="float">
            <text:p>0.01576683</text:p>
          </table:table-cell>
          <table:table-cell office:value-type="float" office:value="0.02906357" calcext:value-type="float">
            <text:p>0.02906357</text:p>
          </table:table-cell>
          <table:table-cell office:value-type="float" office:value="0.02205193" calcext:value-type="float">
            <text:p>0.02205193</text:p>
          </table:table-cell>
          <table:table-cell office:value-type="float" office:value="0.02122929" calcext:value-type="float">
            <text:p>0.02122929</text:p>
          </table:table-cell>
          <table:table-cell office:value-type="float" office:value="0.02286658" calcext:value-type="float">
            <text:p>0.02286658</text:p>
          </table:table-cell>
          <table:table-cell office:value-type="float" office:value="0.03154039" calcext:value-type="float">
            <text:p>0.03154039</text:p>
          </table:table-cell>
          <table:table-cell office:value-type="float" office:value="0.004986822" calcext:value-type="float">
            <text:p>0.004986822</text:p>
          </table:table-cell>
          <table:table-cell office:value-type="float" office:value="0.004532903" calcext:value-type="float">
            <text:p>0.004532903</text:p>
          </table:table-cell>
          <table:table-cell office:value-type="float" office:value="0" calcext:value-type="float">
            <text:p>0</text:p>
          </table:table-cell>
          <table:table-cell office:value-type="float" office:value="28.37136" calcext:value-type="float">
            <text:p>28.37136</text:p>
          </table:table-cell>
          <table:table-cell office:value-type="float" office:value="33.51999" calcext:value-type="float">
            <text:p>33.51999</text:p>
          </table:table-cell>
          <table:table-cell office:value-type="float" office:value="15.18372" calcext:value-type="float">
            <text:p>15.18372</text:p>
          </table:table-cell>
          <table:table-cell office:value-type="float" office:value="6.433592" calcext:value-type="float">
            <text:p>6.433592</text:p>
          </table:table-cell>
          <table:table-cell office:value-type="float" office:value="4.148847" calcext:value-type="float">
            <text:p>4.148847</text:p>
          </table:table-cell>
          <table:table-cell office:value-type="float" office:value="1.100569" calcext:value-type="float">
            <text:p>1.100569</text:p>
          </table:table-cell>
          <table:table-cell office:value-type="float" office:value="0.5079049" calcext:value-type="float">
            <text:p>0.5079049</text:p>
          </table:table-cell>
          <table:table-cell office:value-type="float" office:value="1.060319" calcext:value-type="float">
            <text:p>1.060319</text:p>
          </table:table-cell>
          <table:table-cell office:value-type="float" office:value="0.4942316" calcext:value-type="float">
            <text:p>0.4942316</text:p>
          </table:table-cell>
          <table:table-cell office:value-type="float" office:value="0.2692607" calcext:value-type="float">
            <text:p>0.2692607</text:p>
          </table:table-cell>
          <table:table-cell office:value-type="float" office:value="0.1632615" calcext:value-type="float">
            <text:p>0.1632615</text:p>
          </table:table-cell>
          <table:table-cell office:value-type="float" office:value="0.2300358" calcext:value-type="float">
            <text:p>0.2300358</text:p>
          </table:table-cell>
          <table:table-cell office:value-type="float" office:value="0.3105128" calcext:value-type="float">
            <text:p>0.3105128</text:p>
          </table:table-cell>
          <table:table-cell office:value-type="float" office:value="0.3486377" calcext:value-type="float">
            <text:p>0.3486377</text:p>
          </table:table-cell>
          <table:table-cell office:value-type="float" office:value="0" calcext:value-type="float">
            <text:p>0</text:p>
          </table:table-cell>
          <table:table-cell office:value-type="float" office:value="5837.875" calcext:value-type="float">
            <text:p>5837.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83344" calcext:value-type="float">
            <text:p>-0.0066833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31.27806" calcext:value-type="float">
            <text:p>31.27806</text:p>
          </table:table-cell>
          <table:table-cell office:value-type="float" office:value="1090.026" calcext:value-type="float">
            <text:p>109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2171" calcext:value-type="float">
            <text:p>0.8062171</text:p>
          </table:table-cell>
          <table:table-cell office:value-type="float" office:value="4.483078" calcext:value-type="float">
            <text:p>4.483078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6978" calcext:value-type="float">
            <text:p>3.19697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019459" calcext:value-type="float">
            <text:p>-0.008019459</text:p>
          </table:table-cell>
          <table:table-cell office:value-type="float" office:value="-0.00856139" calcext:value-type="float">
            <text:p>-0.00856139</text:p>
          </table:table-cell>
          <table:table-cell office:value-type="float" office:value="0.001175311" calcext:value-type="float">
            <text:p>0.001175311</text:p>
          </table:table-cell>
          <table:table-cell office:value-type="float" office:value="0.00000162449" calcext:value-type="float">
            <text:p>1.62449E-06</text:p>
          </table:table-cell>
          <table:table-cell office:value-type="float" office:value="18.7715" calcext:value-type="float">
            <text:p>18.7715</text:p>
          </table:table-cell>
          <table:table-cell office:value-type="float" office:value="12.27247" calcext:value-type="float">
            <text:p>12.27247</text:p>
          </table:table-cell>
          <table:table-cell office:value-type="float" office:value="0.09778864" calcext:value-type="float">
            <text:p>0.09778864</text:p>
          </table:table-cell>
          <table:table-cell office:value-type="float" office:value="0.0731046" calcext:value-type="float">
            <text:p>0.0731046</text:p>
          </table:table-cell>
          <table:table-cell office:value-type="float" office:value="0.03827067" calcext:value-type="float">
            <text:p>0.03827067</text:p>
          </table:table-cell>
          <table:table-cell office:value-type="float" office:value="0.03930641" calcext:value-type="float">
            <text:p>0.03930641</text:p>
          </table:table-cell>
          <table:table-cell office:value-type="float" office:value="0.01887511" calcext:value-type="float">
            <text:p>0.01887511</text:p>
          </table:table-cell>
          <table:table-cell office:value-type="float" office:value="0.01532489" calcext:value-type="float">
            <text:p>0.01532489</text:p>
          </table:table-cell>
          <table:table-cell office:value-type="float" office:value="0.02861531" calcext:value-type="float">
            <text:p>0.02861531</text:p>
          </table:table-cell>
          <table:table-cell office:value-type="float" office:value="0.02181981" calcext:value-type="float">
            <text:p>0.02181981</text:p>
          </table:table-cell>
          <table:table-cell office:value-type="float" office:value="0.02116003" calcext:value-type="float">
            <text:p>0.02116003</text:p>
          </table:table-cell>
          <table:table-cell office:value-type="float" office:value="0.02286321" calcext:value-type="float">
            <text:p>0.02286321</text:p>
          </table:table-cell>
          <table:table-cell office:value-type="float" office:value="0.03151174" calcext:value-type="float">
            <text:p>0.03151174</text:p>
          </table:table-cell>
          <table:table-cell office:value-type="float" office:value="0.004987029" calcext:value-type="float">
            <text:p>0.004987029</text:p>
          </table:table-cell>
          <table:table-cell office:value-type="float" office:value="0.004532515" calcext:value-type="float">
            <text:p>0.004532515</text:p>
          </table:table-cell>
          <table:table-cell office:value-type="float" office:value="0" calcext:value-type="float">
            <text:p>0</text:p>
          </table:table-cell>
          <table:table-cell office:value-type="float" office:value="26.78812" calcext:value-type="float">
            <text:p>26.78812</text:p>
          </table:table-cell>
          <table:table-cell office:value-type="float" office:value="34.30843" calcext:value-type="float">
            <text:p>34.30843</text:p>
          </table:table-cell>
          <table:table-cell office:value-type="float" office:value="15.63243" calcext:value-type="float">
            <text:p>15.63243</text:p>
          </table:table-cell>
          <table:table-cell office:value-type="float" office:value="6.608978" calcext:value-type="float">
            <text:p>6.608978</text:p>
          </table:table-cell>
          <table:table-cell office:value-type="float" office:value="4.297032" calcext:value-type="float">
            <text:p>4.297032</text:p>
          </table:table-cell>
          <table:table-cell office:value-type="float" office:value="1.124197" calcext:value-type="float">
            <text:p>1.124197</text:p>
          </table:table-cell>
          <table:table-cell office:value-type="float" office:value="0.5210788" calcext:value-type="float">
            <text:p>0.5210788</text:p>
          </table:table-cell>
          <table:table-cell office:value-type="float" office:value="1.065228" calcext:value-type="float">
            <text:p>1.065228</text:p>
          </table:table-cell>
          <table:table-cell office:value-type="float" office:value="0.4975805" calcext:value-type="float">
            <text:p>0.4975805</text:p>
          </table:table-cell>
          <table:table-cell office:value-type="float" office:value="0.2704509" calcext:value-type="float">
            <text:p>0.2704509</text:p>
          </table:table-cell>
          <table:table-cell office:value-type="float" office:value="0.1639513" calcext:value-type="float">
            <text:p>0.1639513</text:p>
          </table:table-cell>
          <table:table-cell office:value-type="float" office:value="0.2305843" calcext:value-type="float">
            <text:p>0.2305843</text:p>
          </table:table-cell>
          <table:table-cell office:value-type="float" office:value="0.3101352" calcext:value-type="float">
            <text:p>0.3101352</text:p>
          </table:table-cell>
          <table:table-cell office:value-type="float" office:value="0.3486378" calcext:value-type="float">
            <text:p>0.3486378</text:p>
          </table:table-cell>
          <table:table-cell office:value-type="float" office:value="0" calcext:value-type="float">
            <text:p>0</text:p>
          </table:table-cell>
          <table:table-cell office:value-type="float" office:value="5883.769" calcext:value-type="float">
            <text:p>5883.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792097" calcext:value-type="float">
            <text:p>-0.0067920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31.1834" calcext:value-type="float">
            <text:p>31.1834</text:p>
          </table:table-cell>
          <table:table-cell office:value-type="float" office:value="1090.059" calcext:value-type="float">
            <text:p>109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41644" calcext:value-type="float">
            <text:p>0.7541644</text:p>
          </table:table-cell>
          <table:table-cell office:value-type="float" office:value="4.593814" calcext:value-type="float">
            <text:p>4.593814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7114" calcext:value-type="float">
            <text:p>3.197114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01932" calcext:value-type="float">
            <text:p>-0.00801932</text:p>
          </table:table-cell>
          <table:table-cell office:value-type="float" office:value="-0.008932761" calcext:value-type="float">
            <text:p>-0.008932761</text:p>
          </table:table-cell>
          <table:table-cell office:value-type="float" office:value="0.001178488" calcext:value-type="float">
            <text:p>0.001178488</text:p>
          </table:table-cell>
          <table:table-cell office:value-type="float" office:value="0.000001625118" calcext:value-type="float">
            <text:p>1.625118E-06</text:p>
          </table:table-cell>
          <table:table-cell office:value-type="float" office:value="18.87153" calcext:value-type="float">
            <text:p>18.87153</text:p>
          </table:table-cell>
          <table:table-cell office:value-type="float" office:value="8.000397" calcext:value-type="float">
            <text:p>8.000397</text:p>
          </table:table-cell>
          <table:table-cell office:value-type="float" office:value="0.08631861" calcext:value-type="float">
            <text:p>0.08631861</text:p>
          </table:table-cell>
          <table:table-cell office:value-type="float" office:value="0.06784667" calcext:value-type="float">
            <text:p>0.06784667</text:p>
          </table:table-cell>
          <table:table-cell office:value-type="float" office:value="0.03838611" calcext:value-type="float">
            <text:p>0.03838611</text:p>
          </table:table-cell>
          <table:table-cell office:value-type="float" office:value="0.0394937" calcext:value-type="float">
            <text:p>0.0394937</text:p>
          </table:table-cell>
          <table:table-cell office:value-type="float" office:value="0.018785" calcext:value-type="float">
            <text:p>0.018785</text:p>
          </table:table-cell>
          <table:table-cell office:value-type="float" office:value="0.01514722" calcext:value-type="float">
            <text:p>0.01514722</text:p>
          </table:table-cell>
          <table:table-cell office:value-type="float" office:value="0.02821818" calcext:value-type="float">
            <text:p>0.02821818</text:p>
          </table:table-cell>
          <table:table-cell office:value-type="float" office:value="0.02157398" calcext:value-type="float">
            <text:p>0.02157398</text:p>
          </table:table-cell>
          <table:table-cell office:value-type="float" office:value="0.0210807" calcext:value-type="float">
            <text:p>0.0210807</text:p>
          </table:table-cell>
          <table:table-cell office:value-type="float" office:value="0.02285699" calcext:value-type="float">
            <text:p>0.02285699</text:p>
          </table:table-cell>
          <table:table-cell office:value-type="float" office:value="0.03147928" calcext:value-type="float">
            <text:p>0.03147928</text:p>
          </table:table-cell>
          <table:table-cell office:value-type="float" office:value="0.004987211" calcext:value-type="float">
            <text:p>0.004987211</text:p>
          </table:table-cell>
          <table:table-cell office:value-type="float" office:value="0.004532113" calcext:value-type="float">
            <text:p>0.004532113</text:p>
          </table:table-cell>
          <table:table-cell office:value-type="float" office:value="0" calcext:value-type="float">
            <text:p>0</text:p>
          </table:table-cell>
          <table:table-cell office:value-type="float" office:value="34.93195" calcext:value-type="float">
            <text:p>34.93195</text:p>
          </table:table-cell>
          <table:table-cell office:value-type="float" office:value="33.18727" calcext:value-type="float">
            <text:p>33.18727</text:p>
          </table:table-cell>
          <table:table-cell office:value-type="float" office:value="16.1031" calcext:value-type="float">
            <text:p>16.1031</text:p>
          </table:table-cell>
          <table:table-cell office:value-type="float" office:value="6.771265" calcext:value-type="float">
            <text:p>6.771265</text:p>
          </table:table-cell>
          <table:table-cell office:value-type="float" office:value="4.426084" calcext:value-type="float">
            <text:p>4.426084</text:p>
          </table:table-cell>
          <table:table-cell office:value-type="float" office:value="1.146228" calcext:value-type="float">
            <text:p>1.146228</text:p>
          </table:table-cell>
          <table:table-cell office:value-type="float" office:value="0.5341369" calcext:value-type="float">
            <text:p>0.5341369</text:p>
          </table:table-cell>
          <table:table-cell office:value-type="float" office:value="1.070041" calcext:value-type="float">
            <text:p>1.070041</text:p>
          </table:table-cell>
          <table:table-cell office:value-type="float" office:value="0.5012658" calcext:value-type="float">
            <text:p>0.5012658</text:p>
          </table:table-cell>
          <table:table-cell office:value-type="float" office:value="0.2716853" calcext:value-type="float">
            <text:p>0.2716853</text:p>
          </table:table-cell>
          <table:table-cell office:value-type="float" office:value="0.1646611" calcext:value-type="float">
            <text:p>0.1646611</text:p>
          </table:table-cell>
          <table:table-cell office:value-type="float" office:value="0.2311346" calcext:value-type="float">
            <text:p>0.2311346</text:p>
          </table:table-cell>
          <table:table-cell office:value-type="float" office:value="0.3097716" calcext:value-type="float">
            <text:p>0.3097716</text:p>
          </table:table-cell>
          <table:table-cell office:value-type="float" office:value="0.3486381" calcext:value-type="float">
            <text:p>0.3486381</text:p>
          </table:table-cell>
          <table:table-cell office:value-type="float" office:value="0" calcext:value-type="float">
            <text:p>0</text:p>
          </table:table-cell>
          <table:table-cell office:value-type="float" office:value="5851.631" calcext:value-type="float">
            <text:p>5851.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867059" calcext:value-type="float">
            <text:p>-0.0068670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31.06771" calcext:value-type="float">
            <text:p>31.06771</text:p>
          </table:table-cell>
          <table:table-cell office:value-type="float" office:value="1090.092" calcext:value-type="float">
            <text:p>1090.09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4.593658" calcext:value-type="float">
            <text:p>4.593658</text:p>
          </table:table-cell>
          <table:table-cell office:value-type="float" office:value="8.523621" calcext:value-type="float">
            <text:p>8.52362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7114" calcext:value-type="float">
            <text:p>3.197114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01932" calcext:value-type="float">
            <text:p>-0.00801932</text:p>
          </table:table-cell>
          <table:table-cell office:value-type="float" office:value="-0.009224957" calcext:value-type="float">
            <text:p>-0.009224957</text:p>
          </table:table-cell>
          <table:table-cell office:value-type="float" office:value="0.00114127" calcext:value-type="float">
            <text:p>0.00114127</text:p>
          </table:table-cell>
          <table:table-cell office:value-type="float" office:value="0.000001627761" calcext:value-type="float">
            <text:p>1.627761E-06</text:p>
          </table:table-cell>
          <table:table-cell office:value-type="float" office:value="18.92354" calcext:value-type="float">
            <text:p>18.92354</text:p>
          </table:table-cell>
          <table:table-cell office:value-type="float" office:value="7.682205" calcext:value-type="float">
            <text:p>7.682205</text:p>
          </table:table-cell>
          <table:table-cell office:value-type="float" office:value="95.10231" calcext:value-type="float">
            <text:p>95.10231</text:p>
          </table:table-cell>
          <table:table-cell office:value-type="float" office:value="0.06907692" calcext:value-type="float">
            <text:p>0.06907692</text:p>
          </table:table-cell>
          <table:table-cell office:value-type="float" office:value="0.03860215" calcext:value-type="float">
            <text:p>0.03860215</text:p>
          </table:table-cell>
          <table:table-cell office:value-type="float" office:value="0.03965358" calcext:value-type="float">
            <text:p>0.03965358</text:p>
          </table:table-cell>
          <table:table-cell office:value-type="float" office:value="0.01875555" calcext:value-type="float">
            <text:p>0.01875555</text:p>
          </table:table-cell>
          <table:table-cell office:value-type="float" office:value="0.01487497" calcext:value-type="float">
            <text:p>0.01487497</text:p>
          </table:table-cell>
          <table:table-cell office:value-type="float" office:value="0.02766058" calcext:value-type="float">
            <text:p>0.02766058</text:p>
          </table:table-cell>
          <table:table-cell office:value-type="float" office:value="0.02131019" calcext:value-type="float">
            <text:p>0.02131019</text:p>
          </table:table-cell>
          <table:table-cell office:value-type="float" office:value="0.02099125" calcext:value-type="float">
            <text:p>0.02099125</text:p>
          </table:table-cell>
          <table:table-cell office:value-type="float" office:value="0.02284741" calcext:value-type="float">
            <text:p>0.02284741</text:p>
          </table:table-cell>
          <table:table-cell office:value-type="float" office:value="0.03144259" calcext:value-type="float">
            <text:p>0.03144259</text:p>
          </table:table-cell>
          <table:table-cell office:value-type="float" office:value="0.004987379" calcext:value-type="float">
            <text:p>0.004987379</text:p>
          </table:table-cell>
          <table:table-cell office:value-type="float" office:value="0.004531722" calcext:value-type="float">
            <text:p>0.004531722</text:p>
          </table:table-cell>
          <table:table-cell office:value-type="float" office:value="0" calcext:value-type="float">
            <text:p>0</text:p>
          </table:table-cell>
          <table:table-cell office:value-type="float" office:value="37.28368" calcext:value-type="float">
            <text:p>37.28368</text:p>
          </table:table-cell>
          <table:table-cell office:value-type="float" office:value="128.7738" calcext:value-type="float">
            <text:p>128.7738</text:p>
          </table:table-cell>
          <table:table-cell office:value-type="float" office:value="16.36414" calcext:value-type="float">
            <text:p>16.36414</text:p>
          </table:table-cell>
          <table:table-cell office:value-type="float" office:value="6.899371" calcext:value-type="float">
            <text:p>6.899371</text:p>
          </table:table-cell>
          <table:table-cell office:value-type="float" office:value="4.532506" calcext:value-type="float">
            <text:p>4.532506</text:p>
          </table:table-cell>
          <table:table-cell office:value-type="float" office:value="1.166691" calcext:value-type="float">
            <text:p>1.166691</text:p>
          </table:table-cell>
          <table:table-cell office:value-type="float" office:value="0.547965" calcext:value-type="float">
            <text:p>0.547965</text:p>
          </table:table-cell>
          <table:table-cell office:value-type="float" office:value="1.074381" calcext:value-type="float">
            <text:p>1.074381</text:p>
          </table:table-cell>
          <table:table-cell office:value-type="float" office:value="0.50525" calcext:value-type="float">
            <text:p>0.50525</text:p>
          </table:table-cell>
          <table:table-cell office:value-type="float" office:value="0.2729819" calcext:value-type="float">
            <text:p>0.2729819</text:p>
          </table:table-cell>
          <table:table-cell office:value-type="float" office:value="0.1653924" calcext:value-type="float">
            <text:p>0.1653924</text:p>
          </table:table-cell>
          <table:table-cell office:value-type="float" office:value="0.2316906" calcext:value-type="float">
            <text:p>0.2316906</text:p>
          </table:table-cell>
          <table:table-cell office:value-type="float" office:value="0.3094211" calcext:value-type="float">
            <text:p>0.3094211</text:p>
          </table:table-cell>
          <table:table-cell office:value-type="float" office:value="0.3486382" calcext:value-type="float">
            <text:p>0.3486382</text:p>
          </table:table-cell>
          <table:table-cell office:value-type="float" office:value="0" calcext:value-type="float">
            <text:p>0</text:p>
          </table:table-cell>
          <table:table-cell office:value-type="float" office:value="5932.868" calcext:value-type="float">
            <text:p>5932.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95341" calcext:value-type="float">
            <text:p>-0.006953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30.93889" calcext:value-type="float">
            <text:p>30.93889</text:p>
          </table:table-cell>
          <table:table-cell office:value-type="float" office:value="1090.123" calcext:value-type="float">
            <text:p>1090.12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4.690267" calcext:value-type="float">
            <text:p>4.690267</text:p>
          </table:table-cell>
          <table:table-cell office:value-type="float" office:value="8.668176" calcext:value-type="float">
            <text:p>8.668176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7114" calcext:value-type="float">
            <text:p>3.197114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01932" calcext:value-type="float">
            <text:p>-0.00801932</text:p>
          </table:table-cell>
          <table:table-cell office:value-type="float" office:value="-0.009427552" calcext:value-type="float">
            <text:p>-0.009427552</text:p>
          </table:table-cell>
          <table:table-cell office:value-type="float" office:value="0.001056305" calcext:value-type="float">
            <text:p>0.001056305</text:p>
          </table:table-cell>
          <table:table-cell office:value-type="float" office:value="0.000001632873" calcext:value-type="float">
            <text:p>1.632873E-06</text:p>
          </table:table-cell>
          <table:table-cell office:value-type="float" office:value="18.9441" calcext:value-type="float">
            <text:p>18.9441</text:p>
          </table:table-cell>
          <table:table-cell office:value-type="float" office:value="9.544835" calcext:value-type="float">
            <text:p>9.544835</text:p>
          </table:table-cell>
          <table:table-cell office:value-type="float" office:value="96.69904" calcext:value-type="float">
            <text:p>96.69904</text:p>
          </table:table-cell>
          <table:table-cell office:value-type="float" office:value="0.07417211" calcext:value-type="float">
            <text:p>0.07417211</text:p>
          </table:table-cell>
          <table:table-cell office:value-type="float" office:value="0.03863876" calcext:value-type="float">
            <text:p>0.03863876</text:p>
          </table:table-cell>
          <table:table-cell office:value-type="float" office:value="0.03964644" calcext:value-type="float">
            <text:p>0.03964644</text:p>
          </table:table-cell>
          <table:table-cell office:value-type="float" office:value="0.01862958" calcext:value-type="float">
            <text:p>0.01862958</text:p>
          </table:table-cell>
          <table:table-cell office:value-type="float" office:value="0.01466696" calcext:value-type="float">
            <text:p>0.01466696</text:p>
          </table:table-cell>
          <table:table-cell office:value-type="float" office:value="0.02726099" calcext:value-type="float">
            <text:p>0.02726099</text:p>
          </table:table-cell>
          <table:table-cell office:value-type="float" office:value="0.0210736" calcext:value-type="float">
            <text:p>0.0210736</text:p>
          </table:table-cell>
          <table:table-cell office:value-type="float" office:value="0.02089598" calcext:value-type="float">
            <text:p>0.02089598</text:p>
          </table:table-cell>
          <table:table-cell office:value-type="float" office:value="0.02283433" calcext:value-type="float">
            <text:p>0.02283433</text:p>
          </table:table-cell>
          <table:table-cell office:value-type="float" office:value="0.03140125" calcext:value-type="float">
            <text:p>0.03140125</text:p>
          </table:table-cell>
          <table:table-cell office:value-type="float" office:value="0.004987522" calcext:value-type="float">
            <text:p>0.004987522</text:p>
          </table:table-cell>
          <table:table-cell office:value-type="float" office:value="0.004531297" calcext:value-type="float">
            <text:p>0.004531297</text:p>
          </table:table-cell>
          <table:table-cell office:value-type="float" office:value="0" calcext:value-type="float">
            <text:p>0</text:p>
          </table:table-cell>
          <table:table-cell office:value-type="float" office:value="36.02855" calcext:value-type="float">
            <text:p>36.02855</text:p>
          </table:table-cell>
          <table:table-cell office:value-type="float" office:value="132.1733" calcext:value-type="float">
            <text:p>132.1733</text:p>
          </table:table-cell>
          <table:table-cell office:value-type="float" office:value="16.84645" calcext:value-type="float">
            <text:p>16.84645</text:p>
          </table:table-cell>
          <table:table-cell office:value-type="float" office:value="7.055173" calcext:value-type="float">
            <text:p>7.055173</text:p>
          </table:table-cell>
          <table:table-cell office:value-type="float" office:value="4.647336" calcext:value-type="float">
            <text:p>4.647336</text:p>
          </table:table-cell>
          <table:table-cell office:value-type="float" office:value="1.186565" calcext:value-type="float">
            <text:p>1.186565</text:p>
          </table:table-cell>
          <table:table-cell office:value-type="float" office:value="0.5629676" calcext:value-type="float">
            <text:p>0.5629676</text:p>
          </table:table-cell>
          <table:table-cell office:value-type="float" office:value="1.078334" calcext:value-type="float">
            <text:p>1.078334</text:p>
          </table:table-cell>
          <table:table-cell office:value-type="float" office:value="0.5093068" calcext:value-type="float">
            <text:p>0.5093068</text:p>
          </table:table-cell>
          <table:table-cell office:value-type="float" office:value="0.2743439" calcext:value-type="float">
            <text:p>0.2743439</text:p>
          </table:table-cell>
          <table:table-cell office:value-type="float" office:value="0.166144" calcext:value-type="float">
            <text:p>0.166144</text:p>
          </table:table-cell>
          <table:table-cell office:value-type="float" office:value="0.2322551" calcext:value-type="float">
            <text:p>0.2322551</text:p>
          </table:table-cell>
          <table:table-cell office:value-type="float" office:value="0.3090828" calcext:value-type="float">
            <text:p>0.3090828</text:p>
          </table:table-cell>
          <table:table-cell office:value-type="float" office:value="0.3486383" calcext:value-type="float">
            <text:p>0.3486383</text:p>
          </table:table-cell>
          <table:table-cell office:value-type="float" office:value="0" calcext:value-type="float">
            <text:p>0</text:p>
          </table:table-cell>
          <table:table-cell office:value-type="float" office:value="6078.927" calcext:value-type="float">
            <text:p>6078.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083117" calcext:value-type="float">
            <text:p>-0.0070831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30.79248" calcext:value-type="float">
            <text:p>30.79248</text:p>
          </table:table-cell>
          <table:table-cell office:value-type="float" office:value="1090.158" calcext:value-type="float">
            <text:p>1090.15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4.707569" calcext:value-type="float">
            <text:p>4.707569</text:p>
          </table:table-cell>
          <table:table-cell office:value-type="float" office:value="8.756495" calcext:value-type="float">
            <text:p>8.75649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7114" calcext:value-type="float">
            <text:p>3.197114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8171893" calcext:value-type="float">
            <text:p>-0.008171893</text:p>
          </table:table-cell>
          <table:table-cell office:value-type="float" office:value="-0.009704539" calcext:value-type="float">
            <text:p>-0.009704539</text:p>
          </table:table-cell>
          <table:table-cell office:value-type="float" office:value="0.000978954" calcext:value-type="float">
            <text:p>0.000978954</text:p>
          </table:table-cell>
          <table:table-cell office:value-type="float" office:value="0.00000163726" calcext:value-type="float">
            <text:p>1.63726E-06</text:p>
          </table:table-cell>
          <table:table-cell office:value-type="float" office:value="18.99179" calcext:value-type="float">
            <text:p>18.99179</text:p>
          </table:table-cell>
          <table:table-cell office:value-type="float" office:value="11.11805" calcext:value-type="float">
            <text:p>11.11805</text:p>
          </table:table-cell>
          <table:table-cell office:value-type="float" office:value="96.46072" calcext:value-type="float">
            <text:p>96.46072</text:p>
          </table:table-cell>
          <table:table-cell office:value-type="float" office:value="0.0825533" calcext:value-type="float">
            <text:p>0.0825533</text:p>
          </table:table-cell>
          <table:table-cell office:value-type="float" office:value="0.0386684" calcext:value-type="float">
            <text:p>0.0386684</text:p>
          </table:table-cell>
          <table:table-cell office:value-type="float" office:value="0.03954969" calcext:value-type="float">
            <text:p>0.03954969</text:p>
          </table:table-cell>
          <table:table-cell office:value-type="float" office:value="0.01836934" calcext:value-type="float">
            <text:p>0.01836934</text:p>
          </table:table-cell>
          <table:table-cell office:value-type="float" office:value="0.01441424" calcext:value-type="float">
            <text:p>0.01441424</text:p>
          </table:table-cell>
          <table:table-cell office:value-type="float" office:value="0.0269208" calcext:value-type="float">
            <text:p>0.0269208</text:p>
          </table:table-cell>
          <table:table-cell office:value-type="float" office:value="0.02085323" calcext:value-type="float">
            <text:p>0.02085323</text:p>
          </table:table-cell>
          <table:table-cell office:value-type="float" office:value="0.02079679" calcext:value-type="float">
            <text:p>0.02079679</text:p>
          </table:table-cell>
          <table:table-cell office:value-type="float" office:value="0.02281774" calcext:value-type="float">
            <text:p>0.02281774</text:p>
          </table:table-cell>
          <table:table-cell office:value-type="float" office:value="0.03135471" calcext:value-type="float">
            <text:p>0.03135471</text:p>
          </table:table-cell>
          <table:table-cell office:value-type="float" office:value="0.005015627" calcext:value-type="float">
            <text:p>0.005015627</text:p>
          </table:table-cell>
          <table:table-cell office:value-type="float" office:value="0.004502733" calcext:value-type="float">
            <text:p>0.004502733</text:p>
          </table:table-cell>
          <table:table-cell office:value-type="float" office:value="0" calcext:value-type="float">
            <text:p>0</text:p>
          </table:table-cell>
          <table:table-cell office:value-type="float" office:value="34.17503" calcext:value-type="float">
            <text:p>34.17503</text:p>
          </table:table-cell>
          <table:table-cell office:value-type="float" office:value="133.6772" calcext:value-type="float">
            <text:p>133.6772</text:p>
          </table:table-cell>
          <table:table-cell office:value-type="float" office:value="17.49839" calcext:value-type="float">
            <text:p>17.49839</text:p>
          </table:table-cell>
          <table:table-cell office:value-type="float" office:value="7.255627" calcext:value-type="float">
            <text:p>7.255627</text:p>
          </table:table-cell>
          <table:table-cell office:value-type="float" office:value="4.791717" calcext:value-type="float">
            <text:p>4.791717</text:p>
          </table:table-cell>
          <table:table-cell office:value-type="float" office:value="1.208352" calcext:value-type="float">
            <text:p>1.208352</text:p>
          </table:table-cell>
          <table:table-cell office:value-type="float" office:value="0.5786754" calcext:value-type="float">
            <text:p>0.5786754</text:p>
          </table:table-cell>
          <table:table-cell office:value-type="float" office:value="1.082491" calcext:value-type="float">
            <text:p>1.082491</text:p>
          </table:table-cell>
          <table:table-cell office:value-type="float" office:value="0.5134178" calcext:value-type="float">
            <text:p>0.5134178</text:p>
          </table:table-cell>
          <table:table-cell office:value-type="float" office:value="0.2757517" calcext:value-type="float">
            <text:p>0.2757517</text:p>
          </table:table-cell>
          <table:table-cell office:value-type="float" office:value="0.1669124" calcext:value-type="float">
            <text:p>0.1669124</text:p>
          </table:table-cell>
          <table:table-cell office:value-type="float" office:value="0.232929" calcext:value-type="float">
            <text:p>0.232929</text:p>
          </table:table-cell>
          <table:table-cell office:value-type="float" office:value="0.3198095" calcext:value-type="float">
            <text:p>0.3198095</text:p>
          </table:table-cell>
          <table:table-cell office:value-type="float" office:value="0.3377321" calcext:value-type="float">
            <text:p>0.3377321</text:p>
          </table:table-cell>
          <table:table-cell office:value-type="float" office:value="0" calcext:value-type="float">
            <text:p>0</text:p>
          </table:table-cell>
          <table:table-cell office:value-type="float" office:value="6198.182" calcext:value-type="float">
            <text:p>6198.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9765" calcext:value-type="float">
            <text:p>-0.00729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30.67192" calcext:value-type="float">
            <text:p>30.67192</text:p>
          </table:table-cell>
          <table:table-cell office:value-type="float" office:value="1090.195" calcext:value-type="float">
            <text:p>1090.19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4.651302" calcext:value-type="float">
            <text:p>4.651302</text:p>
          </table:table-cell>
          <table:table-cell office:value-type="float" office:value="8.888639" calcext:value-type="float">
            <text:p>8.88863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197798" calcext:value-type="float">
            <text:p>3.197798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9063913" calcext:value-type="float">
            <text:p>-0.009063913</text:p>
          </table:table-cell>
          <table:table-cell office:value-type="float" office:value="-0.01317223" calcext:value-type="float">
            <text:p>-0.01317223</text:p>
          </table:table-cell>
          <table:table-cell office:value-type="float" office:value="0.0009187534" calcext:value-type="float">
            <text:p>0.0009187534</text:p>
          </table:table-cell>
          <table:table-cell office:value-type="float" office:value="0.000001638007" calcext:value-type="float">
            <text:p>1.638007E-06</text:p>
          </table:table-cell>
          <table:table-cell office:value-type="float" office:value="19.0815" calcext:value-type="float">
            <text:p>19.0815</text:p>
          </table:table-cell>
          <table:table-cell office:value-type="float" office:value="11.7021" calcext:value-type="float">
            <text:p>11.7021</text:p>
          </table:table-cell>
          <table:table-cell office:value-type="float" office:value="95.17766" calcext:value-type="float">
            <text:p>95.17766</text:p>
          </table:table-cell>
          <table:table-cell office:value-type="float" office:value="0.2957557" calcext:value-type="float">
            <text:p>0.2957557</text:p>
          </table:table-cell>
          <table:table-cell office:value-type="float" office:value="0.0388598" calcext:value-type="float">
            <text:p>0.0388598</text:p>
          </table:table-cell>
          <table:table-cell office:value-type="float" office:value="0.03950469" calcext:value-type="float">
            <text:p>0.03950469</text:p>
          </table:table-cell>
          <table:table-cell office:value-type="float" office:value="0.01819411" calcext:value-type="float">
            <text:p>0.01819411</text:p>
          </table:table-cell>
          <table:table-cell office:value-type="float" office:value="0.01419271" calcext:value-type="float">
            <text:p>0.01419271</text:p>
          </table:table-cell>
          <table:table-cell office:value-type="float" office:value="0.02657682" calcext:value-type="float">
            <text:p>0.02657682</text:p>
          </table:table-cell>
          <table:table-cell office:value-type="float" office:value="0.02063332" calcext:value-type="float">
            <text:p>0.02063332</text:p>
          </table:table-cell>
          <table:table-cell office:value-type="float" office:value="0.0206934" calcext:value-type="float">
            <text:p>0.0206934</text:p>
          </table:table-cell>
          <table:table-cell office:value-type="float" office:value="0.02279854" calcext:value-type="float">
            <text:p>0.02279854</text:p>
          </table:table-cell>
          <table:table-cell office:value-type="float" office:value="0.03130401" calcext:value-type="float">
            <text:p>0.03130401</text:p>
          </table:table-cell>
          <table:table-cell office:value-type="float" office:value="0.005009122" calcext:value-type="float">
            <text:p>0.005009122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0" calcext:value-type="float">
            <text:p>0</text:p>
          </table:table-cell>
          <table:table-cell office:value-type="float" office:value="29.88209" calcext:value-type="float">
            <text:p>29.88209</text:p>
          </table:table-cell>
          <table:table-cell office:value-type="float" office:value="132.9062" calcext:value-type="float">
            <text:p>132.9062</text:p>
          </table:table-cell>
          <table:table-cell office:value-type="float" office:value="20.99349" calcext:value-type="float">
            <text:p>20.99349</text:p>
          </table:table-cell>
          <table:table-cell office:value-type="float" office:value="7.481284" calcext:value-type="float">
            <text:p>7.481284</text:p>
          </table:table-cell>
          <table:table-cell office:value-type="float" office:value="4.939919" calcext:value-type="float">
            <text:p>4.939919</text:p>
          </table:table-cell>
          <table:table-cell office:value-type="float" office:value="1.231497" calcext:value-type="float">
            <text:p>1.231497</text:p>
          </table:table-cell>
          <table:table-cell office:value-type="float" office:value="0.5948565" calcext:value-type="float">
            <text:p>0.5948565</text:p>
          </table:table-cell>
          <table:table-cell office:value-type="float" office:value="1.08704" calcext:value-type="float">
            <text:p>1.08704</text:p>
          </table:table-cell>
          <table:table-cell office:value-type="float" office:value="0.5176551" calcext:value-type="float">
            <text:p>0.5176551</text:p>
          </table:table-cell>
          <table:table-cell office:value-type="float" office:value="0.2772083" calcext:value-type="float">
            <text:p>0.2772083</text:p>
          </table:table-cell>
          <table:table-cell office:value-type="float" office:value="0.1677167" calcext:value-type="float">
            <text:p>0.1677167</text:p>
          </table:table-cell>
          <table:table-cell office:value-type="float" office:value="0.2340107" calcext:value-type="float">
            <text:p>0.2340107</text:p>
          </table:table-cell>
          <table:table-cell office:value-type="float" office:value="0.3168501" calcext:value-type="float">
            <text:p>0.3168501</text:p>
          </table:table-cell>
          <table:table-cell office:value-type="float" office:value="0.3414325" calcext:value-type="float">
            <text:p>0.3414325</text:p>
          </table:table-cell>
          <table:table-cell office:value-type="float" office:value="0" calcext:value-type="float">
            <text:p>0</text:p>
          </table:table-cell>
          <table:table-cell office:value-type="float" office:value="6041.066" calcext:value-type="float">
            <text:p>6041.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07641" calcext:value-type="float">
            <text:p>-0.011076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30.54526" calcext:value-type="float">
            <text:p>30.54526</text:p>
          </table:table-cell>
          <table:table-cell office:value-type="float" office:value="1090.244" calcext:value-type="float">
            <text:p>1090.24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4.314642" calcext:value-type="float">
            <text:p>4.314642</text:p>
          </table:table-cell>
          <table:table-cell office:value-type="float" office:value="9.267242" calcext:value-type="float">
            <text:p>9.267242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0629" calcext:value-type="float">
            <text:p>3.20629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09892036" calcext:value-type="float">
            <text:p>-0.009892036</text:p>
          </table:table-cell>
          <table:table-cell office:value-type="float" office:value="-0.01634654" calcext:value-type="float">
            <text:p>-0.01634654</text:p>
          </table:table-cell>
          <table:table-cell office:value-type="float" office:value="0.0008803162" calcext:value-type="float">
            <text:p>0.0008803162</text:p>
          </table:table-cell>
          <table:table-cell office:value-type="float" office:value="0.000001643146" calcext:value-type="float">
            <text:p>1.643146E-06</text:p>
          </table:table-cell>
          <table:table-cell office:value-type="float" office:value="19.13068" calcext:value-type="float">
            <text:p>19.13068</text:p>
          </table:table-cell>
          <table:table-cell office:value-type="float" office:value="8.789242" calcext:value-type="float">
            <text:p>8.789242</text:p>
          </table:table-cell>
          <table:table-cell office:value-type="float" office:value="72.47455" calcext:value-type="float">
            <text:p>72.47455</text:p>
          </table:table-cell>
          <table:table-cell office:value-type="float" office:value="10.38377" calcext:value-type="float">
            <text:p>10.38377</text:p>
          </table:table-cell>
          <table:table-cell office:value-type="float" office:value="3.205397" calcext:value-type="float">
            <text:p>3.205397</text:p>
          </table:table-cell>
          <table:table-cell office:value-type="float" office:value="0.7628705" calcext:value-type="float">
            <text:p>0.7628705</text:p>
          </table:table-cell>
          <table:table-cell office:value-type="float" office:value="0.01879053" calcext:value-type="float">
            <text:p>0.01879053</text:p>
          </table:table-cell>
          <table:table-cell office:value-type="float" office:value="0.01413607" calcext:value-type="float">
            <text:p>0.01413607</text:p>
          </table:table-cell>
          <table:table-cell office:value-type="float" office:value="0.02628807" calcext:value-type="float">
            <text:p>0.02628807</text:p>
          </table:table-cell>
          <table:table-cell office:value-type="float" office:value="0.02041912" calcext:value-type="float">
            <text:p>0.02041912</text:p>
          </table:table-cell>
          <table:table-cell office:value-type="float" office:value="0.02058537" calcext:value-type="float">
            <text:p>0.02058537</text:p>
          </table:table-cell>
          <table:table-cell office:value-type="float" office:value="0.02277627" calcext:value-type="float">
            <text:p>0.02277627</text:p>
          </table:table-cell>
          <table:table-cell office:value-type="float" office:value="0.03124831" calcext:value-type="float">
            <text:p>0.03124831</text:p>
          </table:table-cell>
          <table:table-cell office:value-type="float" office:value="0.005002108" calcext:value-type="float">
            <text:p>0.005002108</text:p>
          </table:table-cell>
          <table:table-cell office:value-type="float" office:value="0.004515608" calcext:value-type="float">
            <text:p>0.004515608</text:p>
          </table:table-cell>
          <table:table-cell office:value-type="float" office:value="0" calcext:value-type="float">
            <text:p>0</text:p>
          </table:table-cell>
          <table:table-cell office:value-type="float" office:value="6.690906" calcext:value-type="float">
            <text:p>6.690906</text:p>
          </table:table-cell>
          <table:table-cell office:value-type="float" office:value="52.50203" calcext:value-type="float">
            <text:p>52.50203</text:p>
          </table:table-cell>
          <table:table-cell office:value-type="float" office:value="59.84546" calcext:value-type="float">
            <text:p>59.84546</text:p>
          </table:table-cell>
          <table:table-cell office:value-type="float" office:value="37.77884" calcext:value-type="float">
            <text:p>37.77884</text:p>
          </table:table-cell>
          <table:table-cell office:value-type="float" office:value="17.24133" calcext:value-type="float">
            <text:p>17.24133</text:p>
          </table:table-cell>
          <table:table-cell office:value-type="float" office:value="1.286873" calcext:value-type="float">
            <text:p>1.286873</text:p>
          </table:table-cell>
          <table:table-cell office:value-type="float" office:value="0.6087437" calcext:value-type="float">
            <text:p>0.6087437</text:p>
          </table:table-cell>
          <table:table-cell office:value-type="float" office:value="1.091693" calcext:value-type="float">
            <text:p>1.091693</text:p>
          </table:table-cell>
          <table:table-cell office:value-type="float" office:value="0.5220042" calcext:value-type="float">
            <text:p>0.5220042</text:p>
          </table:table-cell>
          <table:table-cell office:value-type="float" office:value="0.2787198" calcext:value-type="float">
            <text:p>0.2787198</text:p>
          </table:table-cell>
          <table:table-cell office:value-type="float" office:value="0.1685562" calcext:value-type="float">
            <text:p>0.1685562</text:p>
          </table:table-cell>
          <table:table-cell office:value-type="float" office:value="0.2349029" calcext:value-type="float">
            <text:p>0.2349029</text:p>
          </table:table-cell>
          <table:table-cell office:value-type="float" office:value="0.3139412" calcext:value-type="float">
            <text:p>0.3139412</text:p>
          </table:table-cell>
          <table:table-cell office:value-type="float" office:value="0.3451861" calcext:value-type="float">
            <text:p>0.3451861</text:p>
          </table:table-cell>
          <table:table-cell office:value-type="float" office:value="0" calcext:value-type="float">
            <text:p>0</text:p>
          </table:table-cell>
          <table:table-cell office:value-type="float" office:value="5306.598" calcext:value-type="float">
            <text:p>5306.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10026" calcext:value-type="float">
            <text:p>-0.049100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30.46878" calcext:value-type="float">
            <text:p>30.46878</text:p>
          </table:table-cell>
          <table:table-cell office:value-type="float" office:value="1090.278" calcext:value-type="float">
            <text:p>1090.27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4.021132" calcext:value-type="float">
            <text:p>4.021132</text:p>
          </table:table-cell>
          <table:table-cell office:value-type="float" office:value="9.514501" calcext:value-type="float">
            <text:p>9.51450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0721" calcext:value-type="float">
            <text:p>3.21072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772" calcext:value-type="float">
            <text:p>-0.01060772</text:p>
          </table:table-cell>
          <table:table-cell office:value-type="float" office:value="-0.02373476" calcext:value-type="float">
            <text:p>-0.02373476</text:p>
          </table:table-cell>
          <table:table-cell office:value-type="float" office:value="0.0008650353" calcext:value-type="float">
            <text:p>0.0008650353</text:p>
          </table:table-cell>
          <table:table-cell office:value-type="float" office:value="0.000001645882" calcext:value-type="float">
            <text:p>1.645882E-06</text:p>
          </table:table-cell>
          <table:table-cell office:value-type="float" office:value="19.16459" calcext:value-type="float">
            <text:p>19.16459</text:p>
          </table:table-cell>
          <table:table-cell office:value-type="float" office:value="7.656808" calcext:value-type="float">
            <text:p>7.656808</text:p>
          </table:table-cell>
          <table:table-cell office:value-type="float" office:value="59.19838" calcext:value-type="float">
            <text:p>59.19838</text:p>
          </table:table-cell>
          <table:table-cell office:value-type="float" office:value="13.31674" calcext:value-type="float">
            <text:p>13.31674</text:p>
          </table:table-cell>
          <table:table-cell office:value-type="float" office:value="4.760818" calcext:value-type="float">
            <text:p>4.760818</text:p>
          </table:table-cell>
          <table:table-cell office:value-type="float" office:value="2.549065" calcext:value-type="float">
            <text:p>2.549065</text:p>
          </table:table-cell>
          <table:table-cell office:value-type="float" office:value="0.2874996" calcext:value-type="float">
            <text:p>0.2874996</text:p>
          </table:table-cell>
          <table:table-cell office:value-type="float" office:value="0.01973012" calcext:value-type="float">
            <text:p>0.01973012</text:p>
          </table:table-cell>
          <table:table-cell office:value-type="float" office:value="0.02610173" calcext:value-type="float">
            <text:p>0.02610173</text:p>
          </table:table-cell>
          <table:table-cell office:value-type="float" office:value="0.02022491" calcext:value-type="float">
            <text:p>0.02022491</text:p>
          </table:table-cell>
          <table:table-cell office:value-type="float" office:value="0.02047418" calcext:value-type="float">
            <text:p>0.02047418</text:p>
          </table:table-cell>
          <table:table-cell office:value-type="float" office:value="0.0227505" calcext:value-type="float">
            <text:p>0.0227505</text:p>
          </table:table-cell>
          <table:table-cell office:value-type="float" office:value="0.0311874" calcext:value-type="float">
            <text:p>0.0311874</text:p>
          </table:table-cell>
          <table:table-cell office:value-type="float" office:value="0.004997005" calcext:value-type="float">
            <text:p>0.004997005</text:p>
          </table:table-cell>
          <table:table-cell office:value-type="float" office:value="0.004520172" calcext:value-type="float">
            <text:p>0.004520172</text:p>
          </table:table-cell>
          <table:table-cell office:value-type="float" office:value="0" calcext:value-type="float">
            <text:p>0</text:p>
          </table:table-cell>
          <table:table-cell office:value-type="float" office:value="5.333265" calcext:value-type="float">
            <text:p>5.333265</text:p>
          </table:table-cell>
          <table:table-cell office:value-type="float" office:value="28.13754" calcext:value-type="float">
            <text:p>28.13754</text:p>
          </table:table-cell>
          <table:table-cell office:value-type="float" office:value="44.05281" calcext:value-type="float">
            <text:p>44.05281</text:p>
          </table:table-cell>
          <table:table-cell office:value-type="float" office:value="41.4858" calcext:value-type="float">
            <text:p>41.4858</text:p>
          </table:table-cell>
          <table:table-cell office:value-type="float" office:value="38.66166" calcext:value-type="float">
            <text:p>38.66166</text:p>
          </table:table-cell>
          <table:table-cell office:value-type="float" office:value="9.763152" calcext:value-type="float">
            <text:p>9.763152</text:p>
          </table:table-cell>
          <table:table-cell office:value-type="float" office:value="0.9259974" calcext:value-type="float">
            <text:p>0.9259974</text:p>
          </table:table-cell>
          <table:table-cell office:value-type="float" office:value="1.097376" calcext:value-type="float">
            <text:p>1.097376</text:p>
          </table:table-cell>
          <table:table-cell office:value-type="float" office:value="0.5263534" calcext:value-type="float">
            <text:p>0.5263534</text:p>
          </table:table-cell>
          <table:table-cell office:value-type="float" office:value="0.2802799" calcext:value-type="float">
            <text:p>0.2802799</text:p>
          </table:table-cell>
          <table:table-cell office:value-type="float" office:value="0.169418" calcext:value-type="float">
            <text:p>0.169418</text:p>
          </table:table-cell>
          <table:table-cell office:value-type="float" office:value="0.2356548" calcext:value-type="float">
            <text:p>0.2356548</text:p>
          </table:table-cell>
          <table:table-cell office:value-type="float" office:value="0.311829" calcext:value-type="float">
            <text:p>0.311829</text:p>
          </table:table-cell>
          <table:table-cell office:value-type="float" office:value="0.3480936" calcext:value-type="float">
            <text:p>0.3480936</text:p>
          </table:table-cell>
          <table:table-cell office:value-type="float" office:value="0" calcext:value-type="float">
            <text:p>0</text:p>
          </table:table-cell>
          <table:table-cell office:value-type="float" office:value="4690.976" calcext:value-type="float">
            <text:p>4690.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81888" calcext:value-type="float">
            <text:p>-0.12818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30.34041" calcext:value-type="float">
            <text:p>30.34041</text:p>
          </table:table-cell>
          <table:table-cell office:value-type="float" office:value="1090.338" calcext:value-type="float">
            <text:p>1090.33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3.654618" calcext:value-type="float">
            <text:p>3.654618</text:p>
          </table:table-cell>
          <table:table-cell office:value-type="float" office:value="9.846737" calcext:value-type="float">
            <text:p>9.846737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0721" calcext:value-type="float">
            <text:p>3.21072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772" calcext:value-type="float">
            <text:p>-0.01060772</text:p>
          </table:table-cell>
          <table:table-cell office:value-type="float" office:value="-0.04631364" calcext:value-type="float">
            <text:p>-0.04631364</text:p>
          </table:table-cell>
          <table:table-cell office:value-type="float" office:value="0.0007887392" calcext:value-type="float">
            <text:p>0.0007887392</text:p>
          </table:table-cell>
          <table:table-cell office:value-type="float" office:value="0.00000165613" calcext:value-type="float">
            <text:p>1.65613E-06</text:p>
          </table:table-cell>
          <table:table-cell office:value-type="float" office:value="19.26708" calcext:value-type="float">
            <text:p>19.26708</text:p>
          </table:table-cell>
          <table:table-cell office:value-type="float" office:value="17.86208" calcext:value-type="float">
            <text:p>17.86208</text:p>
          </table:table-cell>
          <table:table-cell office:value-type="float" office:value="54.9128" calcext:value-type="float">
            <text:p>54.9128</text:p>
          </table:table-cell>
          <table:table-cell office:value-type="float" office:value="10.95816" calcext:value-type="float">
            <text:p>10.95816</text:p>
          </table:table-cell>
          <table:table-cell office:value-type="float" office:value="2.486757" calcext:value-type="float">
            <text:p>2.486757</text:p>
          </table:table-cell>
          <table:table-cell office:value-type="float" office:value="1.162495" calcext:value-type="float">
            <text:p>1.162495</text:p>
          </table:table-cell>
          <table:table-cell office:value-type="float" office:value="0.1851524" calcext:value-type="float">
            <text:p>0.1851524</text:p>
          </table:table-cell>
          <table:table-cell office:value-type="float" office:value="0.03452721" calcext:value-type="float">
            <text:p>0.03452721</text:p>
          </table:table-cell>
          <table:table-cell office:value-type="float" office:value="0.02619991" calcext:value-type="float">
            <text:p>0.02619991</text:p>
          </table:table-cell>
          <table:table-cell office:value-type="float" office:value="0.02006373" calcext:value-type="float">
            <text:p>0.02006373</text:p>
          </table:table-cell>
          <table:table-cell office:value-type="float" office:value="0.02036361" calcext:value-type="float">
            <text:p>0.02036361</text:p>
          </table:table-cell>
          <table:table-cell office:value-type="float" office:value="0.02272128" calcext:value-type="float">
            <text:p>0.02272128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04996392" calcext:value-type="float">
            <text:p>0.004996392</text:p>
          </table:table-cell>
          <table:table-cell office:value-type="float" office:value="0.004520416" calcext:value-type="float">
            <text:p>0.004520416</text:p>
          </table:table-cell>
          <table:table-cell office:value-type="float" office:value="0" calcext:value-type="float">
            <text:p>0</text:p>
          </table:table-cell>
          <table:table-cell office:value-type="float" office:value="27.35001" calcext:value-type="float">
            <text:p>27.35001</text:p>
          </table:table-cell>
          <table:table-cell office:value-type="float" office:value="28.89406" calcext:value-type="float">
            <text:p>28.89406</text:p>
          </table:table-cell>
          <table:table-cell office:value-type="float" office:value="41.03584" calcext:value-type="float">
            <text:p>41.03584</text:p>
          </table:table-cell>
          <table:table-cell office:value-type="float" office:value="40.01737" calcext:value-type="float">
            <text:p>40.01737</text:p>
          </table:table-cell>
          <table:table-cell office:value-type="float" office:value="36.25974" calcext:value-type="float">
            <text:p>36.25974</text:p>
          </table:table-cell>
          <table:table-cell office:value-type="float" office:value="10.21276" calcext:value-type="float">
            <text:p>10.21276</text:p>
          </table:table-cell>
          <table:table-cell office:value-type="float" office:value="3.519516" calcext:value-type="float">
            <text:p>3.519516</text:p>
          </table:table-cell>
          <table:table-cell office:value-type="float" office:value="1.140643" calcext:value-type="float">
            <text:p>1.140643</text:p>
          </table:table-cell>
          <table:table-cell office:value-type="float" office:value="0.530583" calcext:value-type="float">
            <text:p>0.530583</text:p>
          </table:table-cell>
          <table:table-cell office:value-type="float" office:value="0.2818685" calcext:value-type="float">
            <text:p>0.2818685</text:p>
          </table:table-cell>
          <table:table-cell office:value-type="float" office:value="0.1702935" calcext:value-type="float">
            <text:p>0.1702935</text:p>
          </table:table-cell>
          <table:table-cell office:value-type="float" office:value="0.236353" calcext:value-type="float">
            <text:p>0.236353</text:p>
          </table:table-cell>
          <table:table-cell office:value-type="float" office:value="0.3112176" calcext:value-type="float">
            <text:p>0.3112176</text:p>
          </table:table-cell>
          <table:table-cell office:value-type="float" office:value="0.3483098" calcext:value-type="float">
            <text:p>0.3483098</text:p>
          </table:table-cell>
          <table:table-cell office:value-type="float" office:value="0" calcext:value-type="float">
            <text:p>0</text:p>
          </table:table-cell>
          <table:table-cell office:value-type="float" office:value="4708.125" calcext:value-type="float">
            <text:p>4708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096867" calcext:value-type="float">
            <text:p>-0.20968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30.22625" calcext:value-type="float">
            <text:p>30.22625</text:p>
          </table:table-cell>
          <table:table-cell office:value-type="float" office:value="1090.396" calcext:value-type="float">
            <text:p>1090.39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3.417153" calcext:value-type="float">
            <text:p>3.417153</text:p>
          </table:table-cell>
          <table:table-cell office:value-type="float" office:value="10.10984" calcext:value-type="float">
            <text:p>10.10984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0721" calcext:value-type="float">
            <text:p>3.21072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772" calcext:value-type="float">
            <text:p>-0.01060772</text:p>
          </table:table-cell>
          <table:table-cell office:value-type="float" office:value="-0.05963368" calcext:value-type="float">
            <text:p>-0.05963368</text:p>
          </table:table-cell>
          <table:table-cell office:value-type="float" office:value="0.0006561753" calcext:value-type="float">
            <text:p>0.0006561753</text:p>
          </table:table-cell>
          <table:table-cell office:value-type="float" office:value="0.000001662943" calcext:value-type="float">
            <text:p>1.662943E-06</text:p>
          </table:table-cell>
          <table:table-cell office:value-type="float" office:value="19.431" calcext:value-type="float">
            <text:p>19.431</text:p>
          </table:table-cell>
          <table:table-cell office:value-type="float" office:value="26.62742" calcext:value-type="float">
            <text:p>26.62742</text:p>
          </table:table-cell>
          <table:table-cell office:value-type="float" office:value="50.64463" calcext:value-type="float">
            <text:p>50.64463</text:p>
          </table:table-cell>
          <table:table-cell office:value-type="float" office:value="9.297874" calcext:value-type="float">
            <text:p>9.297874</text:p>
          </table:table-cell>
          <table:table-cell office:value-type="float" office:value="1.409131" calcext:value-type="float">
            <text:p>1.409131</text:p>
          </table:table-cell>
          <table:table-cell office:value-type="float" office:value="0.6706641" calcext:value-type="float">
            <text:p>0.6706641</text:p>
          </table:table-cell>
          <table:table-cell office:value-type="float" office:value="0.1248538" calcext:value-type="float">
            <text:p>0.1248538</text:p>
          </table:table-cell>
          <table:table-cell office:value-type="float" office:value="0.02859422" calcext:value-type="float">
            <text:p>0.02859422</text:p>
          </table:table-cell>
          <table:table-cell office:value-type="float" office:value="0.02628421" calcext:value-type="float">
            <text:p>0.02628421</text:p>
          </table:table-cell>
          <table:table-cell office:value-type="float" office:value="0.01992318" calcext:value-type="float">
            <text:p>0.01992318</text:p>
          </table:table-cell>
          <table:table-cell office:value-type="float" office:value="0.02025693" calcext:value-type="float">
            <text:p>0.02025693</text:p>
          </table:table-cell>
          <table:table-cell office:value-type="float" office:value="0.02268925" calcext:value-type="float">
            <text:p>0.02268925</text:p>
          </table:table-cell>
          <table:table-cell office:value-type="float" office:value="0.03104985" calcext:value-type="float">
            <text:p>0.03104985</text:p>
          </table:table-cell>
          <table:table-cell office:value-type="float" office:value="0.004996435" calcext:value-type="float">
            <text:p>0.004996435</text:p>
          </table:table-cell>
          <table:table-cell office:value-type="float" office:value="0.004519969" calcext:value-type="float">
            <text:p>0.004519969</text:p>
          </table:table-cell>
          <table:table-cell office:value-type="float" office:value="0" calcext:value-type="float">
            <text:p>0</text:p>
          </table:table-cell>
          <table:table-cell office:value-type="float" office:value="50.66805" calcext:value-type="float">
            <text:p>50.66805</text:p>
          </table:table-cell>
          <table:table-cell office:value-type="float" office:value="31.25092" calcext:value-type="float">
            <text:p>31.25092</text:p>
          </table:table-cell>
          <table:table-cell office:value-type="float" office:value="39.45885" calcext:value-type="float">
            <text:p>39.45885</text:p>
          </table:table-cell>
          <table:table-cell office:value-type="float" office:value="38.38982" calcext:value-type="float">
            <text:p>38.38982</text:p>
          </table:table-cell>
          <table:table-cell office:value-type="float" office:value="34.21526" calcext:value-type="float">
            <text:p>34.21526</text:p>
          </table:table-cell>
          <table:table-cell office:value-type="float" office:value="10.33615" calcext:value-type="float">
            <text:p>10.33615</text:p>
          </table:table-cell>
          <table:table-cell office:value-type="float" office:value="3.984034" calcext:value-type="float">
            <text:p>3.984034</text:p>
          </table:table-cell>
          <table:table-cell office:value-type="float" office:value="1.250773" calcext:value-type="float">
            <text:p>1.250773</text:p>
          </table:table-cell>
          <table:table-cell office:value-type="float" office:value="0.5348018" calcext:value-type="float">
            <text:p>0.5348018</text:p>
          </table:table-cell>
          <table:table-cell office:value-type="float" office:value="0.2834636" calcext:value-type="float">
            <text:p>0.2834636</text:p>
          </table:table-cell>
          <table:table-cell office:value-type="float" office:value="0.1711773" calcext:value-type="float">
            <text:p>0.1711773</text:p>
          </table:table-cell>
          <table:table-cell office:value-type="float" office:value="0.2370436" calcext:value-type="float">
            <text:p>0.2370436</text:p>
          </table:table-cell>
          <table:table-cell office:value-type="float" office:value="0.3108541" calcext:value-type="float">
            <text:p>0.3108541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" calcext:value-type="float">
            <text:p>0</text:p>
          </table:table-cell>
          <table:table-cell office:value-type="float" office:value="4922.037" calcext:value-type="float">
            <text:p>4922.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283984" calcext:value-type="float">
            <text:p>-0.22839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30.11169" calcext:value-type="float">
            <text:p>30.11169</text:p>
          </table:table-cell>
          <table:table-cell office:value-type="float" office:value="1090.448" calcext:value-type="float">
            <text:p>1090.44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3.25735" calcext:value-type="float">
            <text:p>3.25735</text:p>
          </table:table-cell>
          <table:table-cell office:value-type="float" office:value="10.32269" calcext:value-type="float">
            <text:p>10.32269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0721" calcext:value-type="float">
            <text:p>3.21072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772" calcext:value-type="float">
            <text:p>-0.01060772</text:p>
          </table:table-cell>
          <table:table-cell office:value-type="float" office:value="-0.06303114" calcext:value-type="float">
            <text:p>-0.06303114</text:p>
          </table:table-cell>
          <table:table-cell office:value-type="float" office:value="0.0005100723" calcext:value-type="float">
            <text:p>0.0005100723</text:p>
          </table:table-cell>
          <table:table-cell office:value-type="float" office:value="0.000001669858" calcext:value-type="float">
            <text:p>1.669858E-06</text:p>
          </table:table-cell>
          <table:table-cell office:value-type="float" office:value="19.57092" calcext:value-type="float">
            <text:p>19.57092</text:p>
          </table:table-cell>
          <table:table-cell office:value-type="float" office:value="32.37389" calcext:value-type="float">
            <text:p>32.37389</text:p>
          </table:table-cell>
          <table:table-cell office:value-type="float" office:value="47.28181" calcext:value-type="float">
            <text:p>47.28181</text:p>
          </table:table-cell>
          <table:table-cell office:value-type="float" office:value="8.307521" calcext:value-type="float">
            <text:p>8.307521</text:p>
          </table:table-cell>
          <table:table-cell office:value-type="float" office:value="0.8722258" calcext:value-type="float">
            <text:p>0.8722258</text:p>
          </table:table-cell>
          <table:table-cell office:value-type="float" office:value="0.4147612" calcext:value-type="float">
            <text:p>0.4147612</text:p>
          </table:table-cell>
          <table:table-cell office:value-type="float" office:value="0.09012455" calcext:value-type="float">
            <text:p>0.09012455</text:p>
          </table:table-cell>
          <table:table-cell office:value-type="float" office:value="0.02452509" calcext:value-type="float">
            <text:p>0.02452509</text:p>
          </table:table-cell>
          <table:table-cell office:value-type="float" office:value="0.02631028" calcext:value-type="float">
            <text:p>0.02631028</text:p>
          </table:table-cell>
          <table:table-cell office:value-type="float" office:value="0.01979231" calcext:value-type="float">
            <text:p>0.01979231</text:p>
          </table:table-cell>
          <table:table-cell office:value-type="float" office:value="0.02015398" calcext:value-type="float">
            <text:p>0.02015398</text:p>
          </table:table-cell>
          <table:table-cell office:value-type="float" office:value="0.02265497" calcext:value-type="float">
            <text:p>0.02265497</text:p>
          </table:table-cell>
          <table:table-cell office:value-type="float" office:value="0.03097386" calcext:value-type="float">
            <text:p>0.03097386</text:p>
          </table:table-cell>
          <table:table-cell office:value-type="float" office:value="0.004996439" calcext:value-type="float">
            <text:p>0.004996439</text:p>
          </table:table-cell>
          <table:table-cell office:value-type="float" office:value="0.004519507" calcext:value-type="float">
            <text:p>0.004519507</text:p>
          </table:table-cell>
          <table:table-cell office:value-type="float" office:value="0" calcext:value-type="float">
            <text:p>0</text:p>
          </table:table-cell>
          <table:table-cell office:value-type="float" office:value="70.1809" calcext:value-type="float">
            <text:p>70.1809</text:p>
          </table:table-cell>
          <table:table-cell office:value-type="float" office:value="34.36071" calcext:value-type="float">
            <text:p>34.36071</text:p>
          </table:table-cell>
          <table:table-cell office:value-type="float" office:value="38.65413" calcext:value-type="float">
            <text:p>38.65413</text:p>
          </table:table-cell>
          <table:table-cell office:value-type="float" office:value="37.0407" calcext:value-type="float">
            <text:p>37.0407</text:p>
          </table:table-cell>
          <table:table-cell office:value-type="float" office:value="32.56483" calcext:value-type="float">
            <text:p>32.56483</text:p>
          </table:table-cell>
          <table:table-cell office:value-type="float" office:value="10.03338" calcext:value-type="float">
            <text:p>10.03338</text:p>
          </table:table-cell>
          <table:table-cell office:value-type="float" office:value="4.045935" calcext:value-type="float">
            <text:p>4.045935</text:p>
          </table:table-cell>
          <table:table-cell office:value-type="float" office:value="1.361816" calcext:value-type="float">
            <text:p>1.361816</text:p>
          </table:table-cell>
          <table:table-cell office:value-type="float" office:value="0.5392687" calcext:value-type="float">
            <text:p>0.5392687</text:p>
          </table:table-cell>
          <table:table-cell office:value-type="float" office:value="0.2850531" calcext:value-type="float">
            <text:p>0.2850531</text:p>
          </table:table-cell>
          <table:table-cell office:value-type="float" office:value="0.1720654" calcext:value-type="float">
            <text:p>0.1720654</text:p>
          </table:table-cell>
          <table:table-cell office:value-type="float" office:value="0.2377329" calcext:value-type="float">
            <text:p>0.2377329</text:p>
          </table:table-cell>
          <table:table-cell office:value-type="float" office:value="0.3105145" calcext:value-type="float">
            <text:p>0.3105145</text:p>
          </table:table-cell>
          <table:table-cell office:value-type="float" office:value="0.3483101" calcext:value-type="float">
            <text:p>0.3483101</text:p>
          </table:table-cell>
          <table:table-cell office:value-type="float" office:value="0" calcext:value-type="float">
            <text:p>0</text:p>
          </table:table-cell>
          <table:table-cell office:value-type="float" office:value="5141.681" calcext:value-type="float">
            <text:p>5141.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6742" calcext:value-type="float">
            <text:p>-0.23067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29.98123" calcext:value-type="float">
            <text:p>29.98123</text:p>
          </table:table-cell>
          <table:table-cell office:value-type="float" office:value="1090.504" calcext:value-type="float">
            <text:p>1090.50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3.125493" calcext:value-type="float">
            <text:p>3.125493</text:p>
          </table:table-cell>
          <table:table-cell office:value-type="float" office:value="10.52265" calcext:value-type="float">
            <text:p>10.52265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0741" calcext:value-type="float">
            <text:p>3.21074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756" calcext:value-type="float">
            <text:p>-0.01060756</text:p>
          </table:table-cell>
          <table:table-cell office:value-type="float" office:value="-0.06464364" calcext:value-type="float">
            <text:p>-0.06464364</text:p>
          </table:table-cell>
          <table:table-cell office:value-type="float" office:value="0.0003736149" calcext:value-type="float">
            <text:p>0.0003736149</text:p>
          </table:table-cell>
          <table:table-cell office:value-type="float" office:value="0.00000167439" calcext:value-type="float">
            <text:p>1.67439E-06</text:p>
          </table:table-cell>
          <table:table-cell office:value-type="float" office:value="19.70033" calcext:value-type="float">
            <text:p>19.70033</text:p>
          </table:table-cell>
          <table:table-cell office:value-type="float" office:value="34.41043" calcext:value-type="float">
            <text:p>34.41043</text:p>
          </table:table-cell>
          <table:table-cell office:value-type="float" office:value="44.91586" calcext:value-type="float">
            <text:p>44.91586</text:p>
          </table:table-cell>
          <table:table-cell office:value-type="float" office:value="7.56139" calcext:value-type="float">
            <text:p>7.56139</text:p>
          </table:table-cell>
          <table:table-cell office:value-type="float" office:value="0.5511375" calcext:value-type="float">
            <text:p>0.5511375</text:p>
          </table:table-cell>
          <table:table-cell office:value-type="float" office:value="0.2626823" calcext:value-type="float">
            <text:p>0.2626823</text:p>
          </table:table-cell>
          <table:table-cell office:value-type="float" office:value="0.06719689" calcext:value-type="float">
            <text:p>0.06719689</text:p>
          </table:table-cell>
          <table:table-cell office:value-type="float" office:value="0.02160773" calcext:value-type="float">
            <text:p>0.02160773</text:p>
          </table:table-cell>
          <table:table-cell office:value-type="float" office:value="0.02631832" calcext:value-type="float">
            <text:p>0.02631832</text:p>
          </table:table-cell>
          <table:table-cell office:value-type="float" office:value="0.01966998" calcext:value-type="float">
            <text:p>0.01966998</text:p>
          </table:table-cell>
          <table:table-cell office:value-type="float" office:value="0.02005352" calcext:value-type="float">
            <text:p>0.02005352</text:p>
          </table:table-cell>
          <table:table-cell office:value-type="float" office:value="0.02261868" calcext:value-type="float">
            <text:p>0.02261868</text:p>
          </table:table-cell>
          <table:table-cell office:value-type="float" office:value="0.03089534" calcext:value-type="float">
            <text:p>0.03089534</text:p>
          </table:table-cell>
          <table:table-cell office:value-type="float" office:value="0.004996413" calcext:value-type="float">
            <text:p>0.004996413</text:p>
          </table:table-cell>
          <table:table-cell office:value-type="float" office:value="0.004519044" calcext:value-type="float">
            <text:p>0.004519044</text:p>
          </table:table-cell>
          <table:table-cell office:value-type="float" office:value="0" calcext:value-type="float">
            <text:p>0</text:p>
          </table:table-cell>
          <table:table-cell office:value-type="float" office:value="81.75021" calcext:value-type="float">
            <text:p>81.75021</text:p>
          </table:table-cell>
          <table:table-cell office:value-type="float" office:value="38.0131" calcext:value-type="float">
            <text:p>38.0131</text:p>
          </table:table-cell>
          <table:table-cell office:value-type="float" office:value="38.60145" calcext:value-type="float">
            <text:p>38.60145</text:p>
          </table:table-cell>
          <table:table-cell office:value-type="float" office:value="36.09887" calcext:value-type="float">
            <text:p>36.09887</text:p>
          </table:table-cell>
          <table:table-cell office:value-type="float" office:value="31.38675" calcext:value-type="float">
            <text:p>31.38675</text:p>
          </table:table-cell>
          <table:table-cell office:value-type="float" office:value="9.776563" calcext:value-type="float">
            <text:p>9.776563</text:p>
          </table:table-cell>
          <table:table-cell office:value-type="float" office:value="4.1077" calcext:value-type="float">
            <text:p>4.1077</text:p>
          </table:table-cell>
          <table:table-cell office:value-type="float" office:value="1.456759" calcext:value-type="float">
            <text:p>1.456759</text:p>
          </table:table-cell>
          <table:table-cell office:value-type="float" office:value="0.5441938" calcext:value-type="float">
            <text:p>0.5441938</text:p>
          </table:table-cell>
          <table:table-cell office:value-type="float" office:value="0.2866271" calcext:value-type="float">
            <text:p>0.2866271</text:p>
          </table:table-cell>
          <table:table-cell office:value-type="float" office:value="0.1729552" calcext:value-type="float">
            <text:p>0.1729552</text:p>
          </table:table-cell>
          <table:table-cell office:value-type="float" office:value="0.2384309" calcext:value-type="float">
            <text:p>0.2384309</text:p>
          </table:table-cell>
          <table:table-cell office:value-type="float" office:value="0.3101884" calcext:value-type="float">
            <text:p>0.3101884</text:p>
          </table:table-cell>
          <table:table-cell office:value-type="float" office:value="0.3483102" calcext:value-type="float">
            <text:p>0.3483102</text:p>
          </table:table-cell>
          <table:table-cell office:value-type="float" office:value="0" calcext:value-type="float">
            <text:p>0</text:p>
          </table:table-cell>
          <table:table-cell office:value-type="float" office:value="5345.823" calcext:value-type="float">
            <text:p>5345.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18368" calcext:value-type="float">
            <text:p>-0.23183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29.79813" calcext:value-type="float">
            <text:p>29.79813</text:p>
          </table:table-cell>
          <table:table-cell office:value-type="float" office:value="1090.558" calcext:value-type="float">
            <text:p>1090.55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3.065775" calcext:value-type="float">
            <text:p>3.065775</text:p>
          </table:table-cell>
          <table:table-cell office:value-type="float" office:value="10.70626" calcext:value-type="float">
            <text:p>10.70626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0741" calcext:value-type="float">
            <text:p>3.210741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756" calcext:value-type="float">
            <text:p>-0.01060756</text:p>
          </table:table-cell>
          <table:table-cell office:value-type="float" office:value="-0.06560077" calcext:value-type="float">
            <text:p>-0.06560077</text:p>
          </table:table-cell>
          <table:table-cell office:value-type="float" office:value="0.0002288253" calcext:value-type="float">
            <text:p>0.0002288253</text:p>
          </table:table-cell>
          <table:table-cell office:value-type="float" office:value="0.000001677419" calcext:value-type="float">
            <text:p>1.677419E-06</text:p>
          </table:table-cell>
          <table:table-cell office:value-type="float" office:value="19.70518" calcext:value-type="float">
            <text:p>19.70518</text:p>
          </table:table-cell>
          <table:table-cell office:value-type="float" office:value="35.66348" calcext:value-type="float">
            <text:p>35.66348</text:p>
          </table:table-cell>
          <table:table-cell office:value-type="float" office:value="43.24014" calcext:value-type="float">
            <text:p>43.24014</text:p>
          </table:table-cell>
          <table:table-cell office:value-type="float" office:value="6.885276" calcext:value-type="float">
            <text:p>6.885276</text:p>
          </table:table-cell>
          <table:table-cell office:value-type="float" office:value="0.3546289" calcext:value-type="float">
            <text:p>0.3546289</text:p>
          </table:table-cell>
          <table:table-cell office:value-type="float" office:value="0.170162" calcext:value-type="float">
            <text:p>0.170162</text:p>
          </table:table-cell>
          <table:table-cell office:value-type="float" office:value="0.05098647" calcext:value-type="float">
            <text:p>0.05098647</text:p>
          </table:table-cell>
          <table:table-cell office:value-type="float" office:value="0.01947021" calcext:value-type="float">
            <text:p>0.01947021</text:p>
          </table:table-cell>
          <table:table-cell office:value-type="float" office:value="0.02628149" calcext:value-type="float">
            <text:p>0.02628149</text:p>
          </table:table-cell>
          <table:table-cell office:value-type="float" office:value="0.01955322" calcext:value-type="float">
            <text:p>0.01955322</text:p>
          </table:table-cell>
          <table:table-cell office:value-type="float" office:value="0.01995598" calcext:value-type="float">
            <text:p>0.01995598</text:p>
          </table:table-cell>
          <table:table-cell office:value-type="float" office:value="0.02257945" calcext:value-type="float">
            <text:p>0.02257945</text:p>
          </table:table-cell>
          <table:table-cell office:value-type="float" office:value="0.0308161" calcext:value-type="float">
            <text:p>0.0308161</text:p>
          </table:table-cell>
          <table:table-cell office:value-type="float" office:value="0.004996355" calcext:value-type="float">
            <text:p>0.004996355</text:p>
          </table:table-cell>
          <table:table-cell office:value-type="float" office:value="0.004518569" calcext:value-type="float">
            <text:p>0.004518569</text:p>
          </table:table-cell>
          <table:table-cell office:value-type="float" office:value="0" calcext:value-type="float">
            <text:p>0</text:p>
          </table:table-cell>
          <table:table-cell office:value-type="float" office:value="81.48046" calcext:value-type="float">
            <text:p>81.48046</text:p>
          </table:table-cell>
          <table:table-cell office:value-type="float" office:value="44.10693" calcext:value-type="float">
            <text:p>44.10693</text:p>
          </table:table-cell>
          <table:table-cell office:value-type="float" office:value="38.91201" calcext:value-type="float">
            <text:p>38.91201</text:p>
          </table:table-cell>
          <table:table-cell office:value-type="float" office:value="35.18335" calcext:value-type="float">
            <text:p>35.18335</text:p>
          </table:table-cell>
          <table:table-cell office:value-type="float" office:value="30.29815" calcext:value-type="float">
            <text:p>30.29815</text:p>
          </table:table-cell>
          <table:table-cell office:value-type="float" office:value="9.60166" calcext:value-type="float">
            <text:p>9.60166</text:p>
          </table:table-cell>
          <table:table-cell office:value-type="float" office:value="4.1618" calcext:value-type="float">
            <text:p>4.1618</text:p>
          </table:table-cell>
          <table:table-cell office:value-type="float" office:value="1.518295" calcext:value-type="float">
            <text:p>1.518295</text:p>
          </table:table-cell>
          <table:table-cell office:value-type="float" office:value="0.5492558" calcext:value-type="float">
            <text:p>0.5492558</text:p>
          </table:table-cell>
          <table:table-cell office:value-type="float" office:value="0.2882421" calcext:value-type="float">
            <text:p>0.2882421</text:p>
          </table:table-cell>
          <table:table-cell office:value-type="float" office:value="0.1738132" calcext:value-type="float">
            <text:p>0.1738132</text:p>
          </table:table-cell>
          <table:table-cell office:value-type="float" office:value="0.239135" calcext:value-type="float">
            <text:p>0.239135</text:p>
          </table:table-cell>
          <table:table-cell office:value-type="float" office:value="0.3098754" calcext:value-type="float">
            <text:p>0.3098754</text:p>
          </table:table-cell>
          <table:table-cell office:value-type="float" office:value="0.3483104" calcext:value-type="float">
            <text:p>0.3483104</text:p>
          </table:table-cell>
          <table:table-cell office:value-type="float" office:value="0" calcext:value-type="float">
            <text:p>0</text:p>
          </table:table-cell>
          <table:table-cell office:value-type="float" office:value="5970.034" calcext:value-type="float">
            <text:p>5970.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2662" calcext:value-type="float">
            <text:p>-0.2326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29.5688" calcext:value-type="float">
            <text:p>29.5688</text:p>
          </table:table-cell>
          <table:table-cell office:value-type="float" office:value="1090.611" calcext:value-type="float">
            <text:p>1090.61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3.035286" calcext:value-type="float">
            <text:p>3.035286</text:p>
          </table:table-cell>
          <table:table-cell office:value-type="float" office:value="10.90571" calcext:value-type="float">
            <text:p>10.90571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1055" calcext:value-type="float">
            <text:p>3.211055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5" calcext:value-type="float">
            <text:p>-0.010605</text:p>
          </table:table-cell>
          <table:table-cell office:value-type="float" office:value="-0.06849203" calcext:value-type="float">
            <text:p>-0.06849203</text:p>
          </table:table-cell>
          <table:table-cell office:value-type="float" office:value="0.0001131743" calcext:value-type="float">
            <text:p>0.0001131743</text:p>
          </table:table-cell>
          <table:table-cell office:value-type="float" office:value="0.000001684832" calcext:value-type="float">
            <text:p>1.684832E-06</text:p>
          </table:table-cell>
          <table:table-cell office:value-type="float" office:value="19.59539" calcext:value-type="float">
            <text:p>19.59539</text:p>
          </table:table-cell>
          <table:table-cell office:value-type="float" office:value="33.23816" calcext:value-type="float">
            <text:p>33.23816</text:p>
          </table:table-cell>
          <table:table-cell office:value-type="float" office:value="42.82333" calcext:value-type="float">
            <text:p>42.82333</text:p>
          </table:table-cell>
          <table:table-cell office:value-type="float" office:value="6.7973" calcext:value-type="float">
            <text:p>6.7973</text:p>
          </table:table-cell>
          <table:table-cell office:value-type="float" office:value="0.2410987" calcext:value-type="float">
            <text:p>0.2410987</text:p>
          </table:table-cell>
          <table:table-cell office:value-type="float" office:value="0.1128508" calcext:value-type="float">
            <text:p>0.1128508</text:p>
          </table:table-cell>
          <table:table-cell office:value-type="float" office:value="0.03940301" calcext:value-type="float">
            <text:p>0.03940301</text:p>
          </table:table-cell>
          <table:table-cell office:value-type="float" office:value="0.01791564" calcext:value-type="float">
            <text:p>0.01791564</text:p>
          </table:table-cell>
          <table:table-cell office:value-type="float" office:value="0.02619745" calcext:value-type="float">
            <text:p>0.02619745</text:p>
          </table:table-cell>
          <table:table-cell office:value-type="float" office:value="0.01943821" calcext:value-type="float">
            <text:p>0.01943821</text:p>
          </table:table-cell>
          <table:table-cell office:value-type="float" office:value="0.01985989" calcext:value-type="float">
            <text:p>0.01985989</text:p>
          </table:table-cell>
          <table:table-cell office:value-type="float" office:value="0.02253816" calcext:value-type="float">
            <text:p>0.02253816</text:p>
          </table:table-cell>
          <table:table-cell office:value-type="float" office:value="0.03073604" calcext:value-type="float">
            <text:p>0.03073604</text:p>
          </table:table-cell>
          <table:table-cell office:value-type="float" office:value="0.004996266" calcext:value-type="float">
            <text:p>0.004996266</text:p>
          </table:table-cell>
          <table:table-cell office:value-type="float" office:value="0.004518096" calcext:value-type="float">
            <text:p>0.004518096</text:p>
          </table:table-cell>
          <table:table-cell office:value-type="float" office:value="0" calcext:value-type="float">
            <text:p>0</text:p>
          </table:table-cell>
          <table:table-cell office:value-type="float" office:value="48.13655" calcext:value-type="float">
            <text:p>48.13655</text:p>
          </table:table-cell>
          <table:table-cell office:value-type="float" office:value="55.66324" calcext:value-type="float">
            <text:p>55.66324</text:p>
          </table:table-cell>
          <table:table-cell office:value-type="float" office:value="41.96274" calcext:value-type="float">
            <text:p>41.96274</text:p>
          </table:table-cell>
          <table:table-cell office:value-type="float" office:value="35.4432" calcext:value-type="float">
            <text:p>35.4432</text:p>
          </table:table-cell>
          <table:table-cell office:value-type="float" office:value="30.26025" calcext:value-type="float">
            <text:p>30.26025</text:p>
          </table:table-cell>
          <table:table-cell office:value-type="float" office:value="9.570542" calcext:value-type="float">
            <text:p>9.570542</text:p>
          </table:table-cell>
          <table:table-cell office:value-type="float" office:value="4.221519" calcext:value-type="float">
            <text:p>4.221519</text:p>
          </table:table-cell>
          <table:table-cell office:value-type="float" office:value="1.55022" calcext:value-type="float">
            <text:p>1.55022</text:p>
          </table:table-cell>
          <table:table-cell office:value-type="float" office:value="0.5544427" calcext:value-type="float">
            <text:p>0.5544427</text:p>
          </table:table-cell>
          <table:table-cell office:value-type="float" office:value="0.2898859" calcext:value-type="float">
            <text:p>0.2898859</text:p>
          </table:table-cell>
          <table:table-cell office:value-type="float" office:value="0.1746757" calcext:value-type="float">
            <text:p>0.1746757</text:p>
          </table:table-cell>
          <table:table-cell office:value-type="float" office:value="0.239843" calcext:value-type="float">
            <text:p>0.239843</text:p>
          </table:table-cell>
          <table:table-cell office:value-type="float" office:value="0.3095733" calcext:value-type="float">
            <text:p>0.3095733</text:p>
          </table:table-cell>
          <table:table-cell office:value-type="float" office:value="0.3483105" calcext:value-type="float">
            <text:p>0.3483105</text:p>
          </table:table-cell>
          <table:table-cell office:value-type="float" office:value="0" calcext:value-type="float">
            <text:p>0</text:p>
          </table:table-cell>
          <table:table-cell office:value-type="float" office:value="6354.558" calcext:value-type="float">
            <text:p>6354.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64173" calcext:value-type="float">
            <text:p>-0.23641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29.3961" calcext:value-type="float">
            <text:p>29.3961</text:p>
          </table:table-cell>
          <table:table-cell office:value-type="float" office:value="1090.678" calcext:value-type="float">
            <text:p>1090.67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2.838779" calcext:value-type="float">
            <text:p>2.838779</text:p>
          </table:table-cell>
          <table:table-cell office:value-type="float" office:value="11.19993" calcext:value-type="float">
            <text:p>11.19993</text:p>
          </table:table-cell>
          <table:table-cell office:value-type="float" office:value="0.008750042" calcext:value-type="float">
            <text:p>0.008750042</text:p>
          </table:table-cell>
          <table:table-cell office:value-type="float" office:value="0.00003211055" calcext:value-type="float">
            <text:p>3.211055E-05</text:p>
          </table:table-cell>
          <table:table-cell office:value-type="float" office:value="0.1172302" calcext:value-type="float">
            <text:p>0.1172302</text:p>
          </table:table-cell>
          <table:table-cell office:value-type="float" office:value="-0.010605" calcext:value-type="float">
            <text:p>-0.010605</text:p>
          </table:table-cell>
          <table:table-cell office:value-type="float" office:value="-0.07155093" calcext:value-type="float">
            <text:p>-0.07155093</text:p>
          </table:table-cell>
          <table:table-cell office:value-type="float" office:value="-0.00007173831" calcext:value-type="float">
            <text:p>-7.173831E-05</text:p>
          </table:table-cell>
          <table:table-cell office:value-type="float" office:value="0.000001689344" calcext:value-type="float">
            <text:p>1.689344E-06</text:p>
          </table:table-cell>
          <table:table-cell office:value-type="float" office:value="19.75596" calcext:value-type="float">
            <text:p>19.75596</text:p>
          </table:table-cell>
          <table:table-cell office:value-type="float" office:value="34.82406" calcext:value-type="float">
            <text:p>34.82406</text:p>
          </table:table-cell>
          <table:table-cell office:value-type="float" office:value="34.75135" calcext:value-type="float">
            <text:p>34.75135</text:p>
          </table:table-cell>
          <table:table-cell office:value-type="float" office:value="12.44088" calcext:value-type="float">
            <text:p>12.44088</text:p>
          </table:table-cell>
          <table:table-cell office:value-type="float" office:value="0.1520437" calcext:value-type="float">
            <text:p>0.1520437</text:p>
          </table:table-cell>
          <table:table-cell office:value-type="float" office:value="0.07689159" calcext:value-type="float">
            <text:p>0.07689159</text:p>
          </table:table-cell>
          <table:table-cell office:value-type="float" office:value="0.03098834" calcext:value-type="float">
            <text:p>0.03098834</text:p>
          </table:table-cell>
          <table:table-cell office:value-type="float" office:value="0.01686382" calcext:value-type="float">
            <text:p>0.01686382</text:p>
          </table:table-cell>
          <table:table-cell office:value-type="float" office:value="0.02609616" calcext:value-type="float">
            <text:p>0.02609616</text:p>
          </table:table-cell>
          <table:table-cell office:value-type="float" office:value="0.01932255" calcext:value-type="float">
            <text:p>0.01932255</text:p>
          </table:table-cell>
          <table:table-cell office:value-type="float" office:value="0.01976401" calcext:value-type="float">
            <text:p>0.01976401</text:p>
          </table:table-cell>
          <table:table-cell office:value-type="float" office:value="0.02249492" calcext:value-type="float">
            <text:p>0.02249492</text:p>
          </table:table-cell>
          <table:table-cell office:value-type="float" office:value="0.03065525" calcext:value-type="float">
            <text:p>0.03065525</text:p>
          </table:table-cell>
          <table:table-cell office:value-type="float" office:value="0.00499615" calcext:value-type="float">
            <text:p>0.00499615</text:p>
          </table:table-cell>
          <table:table-cell office:value-type="float" office:value="0.004517628" calcext:value-type="float">
            <text:p>0.004517628</text:p>
          </table:table-cell>
          <table:table-cell office:value-type="float" office:value="0" calcext:value-type="float">
            <text:p>0</text:p>
          </table:table-cell>
          <table:table-cell office:value-type="float" office:value="86.27585" calcext:value-type="float">
            <text:p>86.27585</text:p>
          </table:table-cell>
          <table:table-cell office:value-type="float" office:value="48.89325" calcext:value-type="float">
            <text:p>48.89325</text:p>
          </table:table-cell>
          <table:table-cell office:value-type="float" office:value="43.24626" calcext:value-type="float">
            <text:p>43.24626</text:p>
          </table:table-cell>
          <table:table-cell office:value-type="float" office:value="35.35308" calcext:value-type="float">
            <text:p>35.35308</text:p>
          </table:table-cell>
          <table:table-cell office:value-type="float" office:value="30.43378" calcext:value-type="float">
            <text:p>30.43378</text:p>
          </table:table-cell>
          <table:table-cell office:value-type="float" office:value="9.804336" calcext:value-type="float">
            <text:p>9.804336</text:p>
          </table:table-cell>
          <table:table-cell office:value-type="float" office:value="4.342107" calcext:value-type="float">
            <text:p>4.342107</text:p>
          </table:table-cell>
          <table:table-cell office:value-type="float" office:value="1.573228" calcext:value-type="float">
            <text:p>1.573228</text:p>
          </table:table-cell>
          <table:table-cell office:value-type="float" office:value="0.5597664" calcext:value-type="float">
            <text:p>0.5597664</text:p>
          </table:table-cell>
          <table:table-cell office:value-type="float" office:value="0.2915601" calcext:value-type="float">
            <text:p>0.2915601</text:p>
          </table:table-cell>
          <table:table-cell office:value-type="float" office:value="0.1755537" calcext:value-type="float">
            <text:p>0.1755537</text:p>
          </table:table-cell>
          <table:table-cell office:value-type="float" office:value="0.2405569" calcext:value-type="float">
            <text:p>0.2405569</text:p>
          </table:table-cell>
          <table:table-cell office:value-type="float" office:value="0.3092813" calcext:value-type="float">
            <text:p>0.3092813</text:p>
          </table:table-cell>
          <table:table-cell office:value-type="float" office:value="0.3483107" calcext:value-type="float">
            <text:p>0.3483107</text:p>
          </table:table-cell>
          <table:table-cell office:value-type="float" office:value="0" calcext:value-type="float">
            <text:p>0</text:p>
          </table:table-cell>
          <table:table-cell office:value-type="float" office:value="6547.362" calcext:value-type="float">
            <text:p>6547.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99147" calcext:value-type="float">
            <text:p>-0.23991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29.20722" calcext:value-type="float">
            <text:p>29.20722</text:p>
          </table:table-cell>
          <table:table-cell office:value-type="float" office:value="1090.639" calcext:value-type="float">
            <text:p>1090.63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2.535068" calcext:value-type="float">
            <text:p>2.535068</text:p>
          </table:table-cell>
          <table:table-cell office:value-type="float" office:value="11.46419" calcext:value-type="float">
            <text:p>11.46419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3983826" calcext:value-type="float">
            <text:p>3.983826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8468869" calcext:value-type="float">
            <text:p>-0.008468869</text:p>
          </table:table-cell>
          <table:table-cell office:value-type="float" office:value="-0.08984514" calcext:value-type="float">
            <text:p>-0.08984514</text:p>
          </table:table-cell>
          <table:table-cell office:value-type="float" office:value="-0.0003027881" calcext:value-type="float">
            <text:p>-0.0003027881</text:p>
          </table:table-cell>
          <table:table-cell office:value-type="float" office:value="0.000001694844" calcext:value-type="float">
            <text:p>1.694844E-06</text:p>
          </table:table-cell>
          <table:table-cell office:value-type="float" office:value="19.81016" calcext:value-type="float">
            <text:p>19.81016</text:p>
          </table:table-cell>
          <table:table-cell office:value-type="float" office:value="27.47478" calcext:value-type="float">
            <text:p>27.47478</text:p>
          </table:table-cell>
          <table:table-cell office:value-type="float" office:value="28.99582" calcext:value-type="float">
            <text:p>28.99582</text:p>
          </table:table-cell>
          <table:table-cell office:value-type="float" office:value="16.53116" calcext:value-type="float">
            <text:p>16.53116</text:p>
          </table:table-cell>
          <table:table-cell office:value-type="float" office:value="0.1747852" calcext:value-type="float">
            <text:p>0.1747852</text:p>
          </table:table-cell>
          <table:table-cell office:value-type="float" office:value="0.06172258" calcext:value-type="float">
            <text:p>0.06172258</text:p>
          </table:table-cell>
          <table:table-cell office:value-type="float" office:value="0.02588295" calcext:value-type="float">
            <text:p>0.02588295</text:p>
          </table:table-cell>
          <table:table-cell office:value-type="float" office:value="0.01668369" calcext:value-type="float">
            <text:p>0.01668369</text:p>
          </table:table-cell>
          <table:table-cell office:value-type="float" office:value="0.02606244" calcext:value-type="float">
            <text:p>0.02606244</text:p>
          </table:table-cell>
          <table:table-cell office:value-type="float" office:value="0.01920712" calcext:value-type="float">
            <text:p>0.01920712</text:p>
          </table:table-cell>
          <table:table-cell office:value-type="float" office:value="0.01966774" calcext:value-type="float">
            <text:p>0.01966774</text:p>
          </table:table-cell>
          <table:table-cell office:value-type="float" office:value="0.02245159" calcext:value-type="float">
            <text:p>0.02245159</text:p>
          </table:table-cell>
          <table:table-cell office:value-type="float" office:value="0.03056911" calcext:value-type="float">
            <text:p>0.03056911</text:p>
          </table:table-cell>
          <table:table-cell office:value-type="float" office:value="0.004995504" calcext:value-type="float">
            <text:p>0.004995504</text:p>
          </table:table-cell>
          <table:table-cell office:value-type="float" office:value="0.004515918" calcext:value-type="float">
            <text:p>0.004515918</text:p>
          </table:table-cell>
          <table:table-cell office:value-type="float" office:value="0" calcext:value-type="float">
            <text:p>0</text:p>
          </table:table-cell>
          <table:table-cell office:value-type="float" office:value="48.02995" calcext:value-type="float">
            <text:p>48.02995</text:p>
          </table:table-cell>
          <table:table-cell office:value-type="float" office:value="44.92624" calcext:value-type="float">
            <text:p>44.92624</text:p>
          </table:table-cell>
          <table:table-cell office:value-type="float" office:value="47.86246" calcext:value-type="float">
            <text:p>47.86246</text:p>
          </table:table-cell>
          <table:table-cell office:value-type="float" office:value="40.76186" calcext:value-type="float">
            <text:p>40.76186</text:p>
          </table:table-cell>
          <table:table-cell office:value-type="float" office:value="34.74827" calcext:value-type="float">
            <text:p>34.74827</text:p>
          </table:table-cell>
          <table:table-cell office:value-type="float" office:value="11.18956" calcext:value-type="float">
            <text:p>11.18956</text:p>
          </table:table-cell>
          <table:table-cell office:value-type="float" office:value="4.435237" calcext:value-type="float">
            <text:p>4.435237</text:p>
          </table:table-cell>
          <table:table-cell office:value-type="float" office:value="1.649029" calcext:value-type="float">
            <text:p>1.649029</text:p>
          </table:table-cell>
          <table:table-cell office:value-type="float" office:value="0.5652106" calcext:value-type="float">
            <text:p>0.5652106</text:p>
          </table:table-cell>
          <table:table-cell office:value-type="float" office:value="0.293253" calcext:value-type="float">
            <text:p>0.293253</text:p>
          </table:table-cell>
          <table:table-cell office:value-type="float" office:value="0.1764656" calcext:value-type="float">
            <text:p>0.1764656</text:p>
          </table:table-cell>
          <table:table-cell office:value-type="float" office:value="0.241287" calcext:value-type="float">
            <text:p>0.241287</text:p>
          </table:table-cell>
          <table:table-cell office:value-type="float" office:value="0.308883" calcext:value-type="float">
            <text:p>0.308883</text:p>
          </table:table-cell>
          <table:table-cell office:value-type="float" office:value="0.3483113" calcext:value-type="float">
            <text:p>0.3483113</text:p>
          </table:table-cell>
          <table:table-cell office:value-type="float" office:value="0" calcext:value-type="float">
            <text:p>0</text:p>
          </table:table-cell>
          <table:table-cell office:value-type="float" office:value="4467.917" calcext:value-type="float">
            <text:p>4467.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07303" calcext:value-type="float">
            <text:p>-0.31073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29.08215" calcext:value-type="float">
            <text:p>29.08215</text:p>
          </table:table-cell>
          <table:table-cell office:value-type="float" office:value="1090.68" calcext:value-type="float">
            <text:p>1090.6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2.332663" calcext:value-type="float">
            <text:p>2.332663</text:p>
          </table:table-cell>
          <table:table-cell office:value-type="float" office:value="11.74326" calcext:value-type="float">
            <text:p>11.74326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526" calcext:value-type="float">
            <text:p>4.08526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8362149" calcext:value-type="float">
            <text:p>-0.008362149</text:p>
          </table:table-cell>
          <table:table-cell office:value-type="float" office:value="-0.09317199" calcext:value-type="float">
            <text:p>-0.09317199</text:p>
          </table:table-cell>
          <table:table-cell office:value-type="float" office:value="-0.0004917797" calcext:value-type="float">
            <text:p>-0.0004917797</text:p>
          </table:table-cell>
          <table:table-cell office:value-type="float" office:value="0.0000016954" calcext:value-type="float">
            <text:p>1.6954E-06</text:p>
          </table:table-cell>
          <table:table-cell office:value-type="float" office:value="19.86473" calcext:value-type="float">
            <text:p>19.86473</text:p>
          </table:table-cell>
          <table:table-cell office:value-type="float" office:value="21.25139" calcext:value-type="float">
            <text:p>21.25139</text:p>
          </table:table-cell>
          <table:table-cell office:value-type="float" office:value="27.07305" calcext:value-type="float">
            <text:p>27.07305</text:p>
          </table:table-cell>
          <table:table-cell office:value-type="float" office:value="15.70503" calcext:value-type="float">
            <text:p>15.70503</text:p>
          </table:table-cell>
          <table:table-cell office:value-type="float" office:value="0.1590419" calcext:value-type="float">
            <text:p>0.1590419</text:p>
          </table:table-cell>
          <table:table-cell office:value-type="float" office:value="0.05001165" calcext:value-type="float">
            <text:p>0.05001165</text:p>
          </table:table-cell>
          <table:table-cell office:value-type="float" office:value="0.0225449" calcext:value-type="float">
            <text:p>0.0225449</text:p>
          </table:table-cell>
          <table:table-cell office:value-type="float" office:value="0.01635047" calcext:value-type="float">
            <text:p>0.01635047</text:p>
          </table:table-cell>
          <table:table-cell office:value-type="float" office:value="0.02604609" calcext:value-type="float">
            <text:p>0.02604609</text:p>
          </table:table-cell>
          <table:table-cell office:value-type="float" office:value="0.01909627" calcext:value-type="float">
            <text:p>0.01909627</text:p>
          </table:table-cell>
          <table:table-cell office:value-type="float" office:value="0.01957032" calcext:value-type="float">
            <text:p>0.01957032</text:p>
          </table:table-cell>
          <table:table-cell office:value-type="float" office:value="0.02240345" calcext:value-type="float">
            <text:p>0.02240345</text:p>
          </table:table-cell>
          <table:table-cell office:value-type="float" office:value="0.03048676" calcext:value-type="float">
            <text:p>0.03048676</text:p>
          </table:table-cell>
          <table:table-cell office:value-type="float" office:value="0.004995321" calcext:value-type="float">
            <text:p>0.004995321</text:p>
          </table:table-cell>
          <table:table-cell office:value-type="float" office:value="0.004515405" calcext:value-type="float">
            <text:p>0.004515405</text:p>
          </table:table-cell>
          <table:table-cell office:value-type="float" office:value="0" calcext:value-type="float">
            <text:p>0</text:p>
          </table:table-cell>
          <table:table-cell office:value-type="float" office:value="34.02268" calcext:value-type="float">
            <text:p>34.02268</text:p>
          </table:table-cell>
          <table:table-cell office:value-type="float" office:value="46.29431" calcext:value-type="float">
            <text:p>46.29431</text:p>
          </table:table-cell>
          <table:table-cell office:value-type="float" office:value="50.07478" calcext:value-type="float">
            <text:p>50.07478</text:p>
          </table:table-cell>
          <table:table-cell office:value-type="float" office:value="42.30718" calcext:value-type="float">
            <text:p>42.30718</text:p>
          </table:table-cell>
          <table:table-cell office:value-type="float" office:value="35.84687" calcext:value-type="float">
            <text:p>35.84687</text:p>
          </table:table-cell>
          <table:table-cell office:value-type="float" office:value="11.75433" calcext:value-type="float">
            <text:p>11.75433</text:p>
          </table:table-cell>
          <table:table-cell office:value-type="float" office:value="4.850255" calcext:value-type="float">
            <text:p>4.850255</text:p>
          </table:table-cell>
          <table:table-cell office:value-type="float" office:value="1.722725" calcext:value-type="float">
            <text:p>1.722725</text:p>
          </table:table-cell>
          <table:table-cell office:value-type="float" office:value="0.5708917" calcext:value-type="float">
            <text:p>0.5708917</text:p>
          </table:table-cell>
          <table:table-cell office:value-type="float" office:value="0.2950135" calcext:value-type="float">
            <text:p>0.2950135</text:p>
          </table:table-cell>
          <table:table-cell office:value-type="float" office:value="0.1773761" calcext:value-type="float">
            <text:p>0.1773761</text:p>
          </table:table-cell>
          <table:table-cell office:value-type="float" office:value="0.2420125" calcext:value-type="float">
            <text:p>0.2420125</text:p>
          </table:table-cell>
          <table:table-cell office:value-type="float" office:value="0.3086127" calcext:value-type="float">
            <text:p>0.3086127</text:p>
          </table:table-cell>
          <table:table-cell office:value-type="float" office:value="0.3483115" calcext:value-type="float">
            <text:p>0.3483115</text:p>
          </table:table-cell>
          <table:table-cell office:value-type="float" office:value="0" calcext:value-type="float">
            <text:p>0</text:p>
          </table:table-cell>
          <table:table-cell office:value-type="float" office:value="4095.544" calcext:value-type="float">
            <text:p>4095.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68622" calcext:value-type="float">
            <text:p>-0.31686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28.97597" calcext:value-type="float">
            <text:p>28.97597</text:p>
          </table:table-cell>
          <table:table-cell office:value-type="float" office:value="1090.714" calcext:value-type="float">
            <text:p>1090.71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2.150105" calcext:value-type="float">
            <text:p>2.150105</text:p>
          </table:table-cell>
          <table:table-cell office:value-type="float" office:value="11.99516" calcext:value-type="float">
            <text:p>11.99516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6184" calcext:value-type="float">
            <text:p>4.086184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8814995" calcext:value-type="float">
            <text:p>-0.008814995</text:p>
          </table:table-cell>
          <table:table-cell office:value-type="float" office:value="-0.09475261" calcext:value-type="float">
            <text:p>-0.09475261</text:p>
          </table:table-cell>
          <table:table-cell office:value-type="float" office:value="-0.0006851132" calcext:value-type="float">
            <text:p>-0.0006851132</text:p>
          </table:table-cell>
          <table:table-cell office:value-type="float" office:value="0.000001699215" calcext:value-type="float">
            <text:p>1.699215E-06</text:p>
          </table:table-cell>
          <table:table-cell office:value-type="float" office:value="19.89464" calcext:value-type="float">
            <text:p>19.89464</text:p>
          </table:table-cell>
          <table:table-cell office:value-type="float" office:value="18.63993" calcext:value-type="float">
            <text:p>18.63993</text:p>
          </table:table-cell>
          <table:table-cell office:value-type="float" office:value="24.24997" calcext:value-type="float">
            <text:p>24.24997</text:p>
          </table:table-cell>
          <table:table-cell office:value-type="float" office:value="15.1977" calcext:value-type="float">
            <text:p>15.1977</text:p>
          </table:table-cell>
          <table:table-cell office:value-type="float" office:value="0.1680005" calcext:value-type="float">
            <text:p>0.1680005</text:p>
          </table:table-cell>
          <table:table-cell office:value-type="float" office:value="0.04669821" calcext:value-type="float">
            <text:p>0.04669821</text:p>
          </table:table-cell>
          <table:table-cell office:value-type="float" office:value="0.0209506" calcext:value-type="float">
            <text:p>0.0209506</text:p>
          </table:table-cell>
          <table:table-cell office:value-type="float" office:value="0.01644008" calcext:value-type="float">
            <text:p>0.01644008</text:p>
          </table:table-cell>
          <table:table-cell office:value-type="float" office:value="0.0261018" calcext:value-type="float">
            <text:p>0.0261018</text:p>
          </table:table-cell>
          <table:table-cell office:value-type="float" office:value="0.01899666" calcext:value-type="float">
            <text:p>0.01899666</text:p>
          </table:table-cell>
          <table:table-cell office:value-type="float" office:value="0.01947296" calcext:value-type="float">
            <text:p>0.01947296</text:p>
          </table:table-cell>
          <table:table-cell office:value-type="float" office:value="0.02235263" calcext:value-type="float">
            <text:p>0.02235263</text:p>
          </table:table-cell>
          <table:table-cell office:value-type="float" office:value="0.03040354" calcext:value-type="float">
            <text:p>0.03040354</text:p>
          </table:table-cell>
          <table:table-cell office:value-type="float" office:value="0.004998529" calcext:value-type="float">
            <text:p>0.004998529</text:p>
          </table:table-cell>
          <table:table-cell office:value-type="float" office:value="0.004511451" calcext:value-type="float">
            <text:p>0.004511451</text:p>
          </table:table-cell>
          <table:table-cell office:value-type="float" office:value="0" calcext:value-type="float">
            <text:p>0</text:p>
          </table:table-cell>
          <table:table-cell office:value-type="float" office:value="34.16451" calcext:value-type="float">
            <text:p>34.16451</text:p>
          </table:table-cell>
          <table:table-cell office:value-type="float" office:value="40.4333" calcext:value-type="float">
            <text:p>40.4333</text:p>
          </table:table-cell>
          <table:table-cell office:value-type="float" office:value="50.1396" calcext:value-type="float">
            <text:p>50.1396</text:p>
          </table:table-cell>
          <table:table-cell office:value-type="float" office:value="44.62745" calcext:value-type="float">
            <text:p>44.62745</text:p>
          </table:table-cell>
          <table:table-cell office:value-type="float" office:value="37.94962" calcext:value-type="float">
            <text:p>37.94962</text:p>
          </table:table-cell>
          <table:table-cell office:value-type="float" office:value="13.0874" calcext:value-type="float">
            <text:p>13.0874</text:p>
          </table:table-cell>
          <table:table-cell office:value-type="float" office:value="5.620237" calcext:value-type="float">
            <text:p>5.620237</text:p>
          </table:table-cell>
          <table:table-cell office:value-type="float" office:value="1.824426" calcext:value-type="float">
            <text:p>1.824426</text:p>
          </table:table-cell>
          <table:table-cell office:value-type="float" office:value="0.5767087" calcext:value-type="float">
            <text:p>0.5767087</text:p>
          </table:table-cell>
          <table:table-cell office:value-type="float" office:value="0.296815" calcext:value-type="float">
            <text:p>0.296815</text:p>
          </table:table-cell>
          <table:table-cell office:value-type="float" office:value="0.1783035" calcext:value-type="float">
            <text:p>0.1783035</text:p>
          </table:table-cell>
          <table:table-cell office:value-type="float" office:value="0.242797" calcext:value-type="float">
            <text:p>0.242797</text:p>
          </table:table-cell>
          <table:table-cell office:value-type="float" office:value="0.3096818" calcext:value-type="float">
            <text:p>0.3096818</text:p>
          </table:table-cell>
          <table:table-cell office:value-type="float" office:value="0.3477421" calcext:value-type="float">
            <text:p>0.3477421</text:p>
          </table:table-cell>
          <table:table-cell office:value-type="float" office:value="0" calcext:value-type="float">
            <text:p>0</text:p>
          </table:table-cell>
          <table:table-cell office:value-type="float" office:value="3733.807" calcext:value-type="float">
            <text:p>3733.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2484" calcext:value-type="float">
            <text:p>-0.3224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28.87056" calcext:value-type="float">
            <text:p>28.87056</text:p>
          </table:table-cell>
          <table:table-cell office:value-type="float" office:value="1090.745" calcext:value-type="float">
            <text:p>1090.74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2.022245" calcext:value-type="float">
            <text:p>2.022245</text:p>
          </table:table-cell>
          <table:table-cell office:value-type="float" office:value="12.19542" calcext:value-type="float">
            <text:p>12.19542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6372" calcext:value-type="float">
            <text:p>4.086372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8889235" calcext:value-type="float">
            <text:p>-0.008889235</text:p>
          </table:table-cell>
          <table:table-cell office:value-type="float" office:value="-0.09593687" calcext:value-type="float">
            <text:p>-0.09593687</text:p>
          </table:table-cell>
          <table:table-cell office:value-type="float" office:value="-0.001011095" calcext:value-type="float">
            <text:p>-0.001011095</text:p>
          </table:table-cell>
          <table:table-cell office:value-type="float" office:value="0.000001703123" calcext:value-type="float">
            <text:p>1.703123E-06</text:p>
          </table:table-cell>
          <table:table-cell office:value-type="float" office:value="19.92438" calcext:value-type="float">
            <text:p>19.92438</text:p>
          </table:table-cell>
          <table:table-cell office:value-type="float" office:value="21.68354" calcext:value-type="float">
            <text:p>21.68354</text:p>
          </table:table-cell>
          <table:table-cell office:value-type="float" office:value="22.37242" calcext:value-type="float">
            <text:p>22.37242</text:p>
          </table:table-cell>
          <table:table-cell office:value-type="float" office:value="13.67774" calcext:value-type="float">
            <text:p>13.67774</text:p>
          </table:table-cell>
          <table:table-cell office:value-type="float" office:value="0.1187663" calcext:value-type="float">
            <text:p>0.1187663</text:p>
          </table:table-cell>
          <table:table-cell office:value-type="float" office:value="0.04087015" calcext:value-type="float">
            <text:p>0.04087015</text:p>
          </table:table-cell>
          <table:table-cell office:value-type="float" office:value="0.01973774" calcext:value-type="float">
            <text:p>0.01973774</text:p>
          </table:table-cell>
          <table:table-cell office:value-type="float" office:value="0.01655971" calcext:value-type="float">
            <text:p>0.01655971</text:p>
          </table:table-cell>
          <table:table-cell office:value-type="float" office:value="0.02618538" calcext:value-type="float">
            <text:p>0.02618538</text:p>
          </table:table-cell>
          <table:table-cell office:value-type="float" office:value="0.01891625" calcext:value-type="float">
            <text:p>0.01891625</text:p>
          </table:table-cell>
          <table:table-cell office:value-type="float" office:value="0.019377" calcext:value-type="float">
            <text:p>0.019377</text:p>
          </table:table-cell>
          <table:table-cell office:value-type="float" office:value="0.02229933" calcext:value-type="float">
            <text:p>0.02229933</text:p>
          </table:table-cell>
          <table:table-cell office:value-type="float" office:value="0.03031948" calcext:value-type="float">
            <text:p>0.03031948</text:p>
          </table:table-cell>
          <table:table-cell office:value-type="float" office:value="0.004997769" calcext:value-type="float">
            <text:p>0.004997769</text:p>
          </table:table-cell>
          <table:table-cell office:value-type="float" office:value="0.004511441" calcext:value-type="float">
            <text:p>0.004511441</text:p>
          </table:table-cell>
          <table:table-cell office:value-type="float" office:value="0" calcext:value-type="float">
            <text:p>0</text:p>
          </table:table-cell>
          <table:table-cell office:value-type="float" office:value="69.01802" calcext:value-type="float">
            <text:p>69.01802</text:p>
          </table:table-cell>
          <table:table-cell office:value-type="float" office:value="41.87298" calcext:value-type="float">
            <text:p>41.87298</text:p>
          </table:table-cell>
          <table:table-cell office:value-type="float" office:value="48.14064" calcext:value-type="float">
            <text:p>48.14064</text:p>
          </table:table-cell>
          <table:table-cell office:value-type="float" office:value="42.40228" calcext:value-type="float">
            <text:p>42.40228</text:p>
          </table:table-cell>
          <table:table-cell office:value-type="float" office:value="36.0396" calcext:value-type="float">
            <text:p>36.0396</text:p>
          </table:table-cell>
          <table:table-cell office:value-type="float" office:value="12.982" calcext:value-type="float">
            <text:p>12.982</text:p>
          </table:table-cell>
          <table:table-cell office:value-type="float" office:value="5.851557" calcext:value-type="float">
            <text:p>5.851557</text:p>
          </table:table-cell>
          <table:table-cell office:value-type="float" office:value="1.907302" calcext:value-type="float">
            <text:p>1.907302</text:p>
          </table:table-cell>
          <table:table-cell office:value-type="float" office:value="0.5831958" calcext:value-type="float">
            <text:p>0.5831958</text:p>
          </table:table-cell>
          <table:table-cell office:value-type="float" office:value="0.2986065" calcext:value-type="float">
            <text:p>0.2986065</text:p>
          </table:table-cell>
          <table:table-cell office:value-type="float" office:value="0.1792481" calcext:value-type="float">
            <text:p>0.1792481</text:p>
          </table:table-cell>
          <table:table-cell office:value-type="float" office:value="0.2436096" calcext:value-type="float">
            <text:p>0.2436096</text:p>
          </table:table-cell>
          <table:table-cell office:value-type="float" office:value="0.3091972" calcext:value-type="float">
            <text:p>0.3091972</text:p>
          </table:table-cell>
          <table:table-cell office:value-type="float" office:value="0.3480406" calcext:value-type="float">
            <text:p>0.3480406</text:p>
          </table:table-cell>
          <table:table-cell office:value-type="float" office:value="0" calcext:value-type="float">
            <text:p>0</text:p>
          </table:table-cell>
          <table:table-cell office:value-type="float" office:value="3737.125" calcext:value-type="float">
            <text:p>3737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39414" calcext:value-type="float">
            <text:p>-0.32394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28.76439" calcext:value-type="float">
            <text:p>28.76439</text:p>
          </table:table-cell>
          <table:table-cell office:value-type="float" office:value="1090.776" calcext:value-type="float">
            <text:p>1090.77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901024" calcext:value-type="float">
            <text:p>1.901024</text:p>
          </table:table-cell>
          <table:table-cell office:value-type="float" office:value="12.39443" calcext:value-type="float">
            <text:p>12.39443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887554" calcext:value-type="float">
            <text:p>-0.00887554</text:p>
          </table:table-cell>
          <table:table-cell office:value-type="float" office:value="-0.09650839" calcext:value-type="float">
            <text:p>-0.09650839</text:p>
          </table:table-cell>
          <table:table-cell office:value-type="float" office:value="-0.001402131" calcext:value-type="float">
            <text:p>-0.001402131</text:p>
          </table:table-cell>
          <table:table-cell office:value-type="float" office:value="0.000001706248" calcext:value-type="float">
            <text:p>1.706248E-06</text:p>
          </table:table-cell>
          <table:table-cell office:value-type="float" office:value="19.94456" calcext:value-type="float">
            <text:p>19.94456</text:p>
          </table:table-cell>
          <table:table-cell office:value-type="float" office:value="24.21238" calcext:value-type="float">
            <text:p>24.21238</text:p>
          </table:table-cell>
          <table:table-cell office:value-type="float" office:value="20.58158" calcext:value-type="float">
            <text:p>20.58158</text:p>
          </table:table-cell>
          <table:table-cell office:value-type="float" office:value="12.20697" calcext:value-type="float">
            <text:p>12.20697</text:p>
          </table:table-cell>
          <table:table-cell office:value-type="float" office:value="0.07758919" calcext:value-type="float">
            <text:p>0.07758919</text:p>
          </table:table-cell>
          <table:table-cell office:value-type="float" office:value="0.03764464" calcext:value-type="float">
            <text:p>0.03764464</text:p>
          </table:table-cell>
          <table:table-cell office:value-type="float" office:value="0.01896037" calcext:value-type="float">
            <text:p>0.01896037</text:p>
          </table:table-cell>
          <table:table-cell office:value-type="float" office:value="0.01665882" calcext:value-type="float">
            <text:p>0.01665882</text:p>
          </table:table-cell>
          <table:table-cell office:value-type="float" office:value="0.02622852" calcext:value-type="float">
            <text:p>0.02622852</text:p>
          </table:table-cell>
          <table:table-cell office:value-type="float" office:value="0.01885401" calcext:value-type="float">
            <text:p>0.01885401</text:p>
          </table:table-cell>
          <table:table-cell office:value-type="float" office:value="0.01928532" calcext:value-type="float">
            <text:p>0.01928532</text:p>
          </table:table-cell>
          <table:table-cell office:value-type="float" office:value="0.02224395" calcext:value-type="float">
            <text:p>0.02224395</text:p>
          </table:table-cell>
          <table:table-cell office:value-type="float" office:value="0.03023457" calcext:value-type="float">
            <text:p>0.03023457</text:p>
          </table:table-cell>
          <table:table-cell office:value-type="float" office:value="0.004997119" calcext:value-type="float">
            <text:p>0.004997119</text:p>
          </table:table-cell>
          <table:table-cell office:value-type="float" office:value="0.004511279" calcext:value-type="float">
            <text:p>0.004511279</text:p>
          </table:table-cell>
          <table:table-cell office:value-type="float" office:value="0" calcext:value-type="float">
            <text:p>0</text:p>
          </table:table-cell>
          <table:table-cell office:value-type="float" office:value="103.2775" calcext:value-type="float">
            <text:p>103.2775</text:p>
          </table:table-cell>
          <table:table-cell office:value-type="float" office:value="44.76738" calcext:value-type="float">
            <text:p>44.76738</text:p>
          </table:table-cell>
          <table:table-cell office:value-type="float" office:value="46.51405" calcext:value-type="float">
            <text:p>46.51405</text:p>
          </table:table-cell>
          <table:table-cell office:value-type="float" office:value="40.4736" calcext:value-type="float">
            <text:p>40.4736</text:p>
          </table:table-cell>
          <table:table-cell office:value-type="float" office:value="33.66206" calcext:value-type="float">
            <text:p>33.66206</text:p>
          </table:table-cell>
          <table:table-cell office:value-type="float" office:value="12.72866" calcext:value-type="float">
            <text:p>12.72866</text:p>
          </table:table-cell>
          <table:table-cell office:value-type="float" office:value="5.797375" calcext:value-type="float">
            <text:p>5.797375</text:p>
          </table:table-cell>
          <table:table-cell office:value-type="float" office:value="1.915868" calcext:value-type="float">
            <text:p>1.915868</text:p>
          </table:table-cell>
          <table:table-cell office:value-type="float" office:value="0.589582" calcext:value-type="float">
            <text:p>0.589582</text:p>
          </table:table-cell>
          <table:table-cell office:value-type="float" office:value="0.3004169" calcext:value-type="float">
            <text:p>0.3004169</text:p>
          </table:table-cell>
          <table:table-cell office:value-type="float" office:value="0.1802056" calcext:value-type="float">
            <text:p>0.1802056</text:p>
          </table:table-cell>
          <table:table-cell office:value-type="float" office:value="0.244417" calcext:value-type="float">
            <text:p>0.244417</text:p>
          </table:table-cell>
          <table:table-cell office:value-type="float" office:value="0.3087835" calcext:value-type="float">
            <text:p>0.3087835</text:p>
          </table:table-cell>
          <table:table-cell office:value-type="float" office:value="0.3481596" calcext:value-type="float">
            <text:p>0.3481596</text:p>
          </table:table-cell>
          <table:table-cell office:value-type="float" office:value="0" calcext:value-type="float">
            <text:p>0</text:p>
          </table:table-cell>
          <table:table-cell office:value-type="float" office:value="3883.281" calcext:value-type="float">
            <text:p>3883.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2243" calcext:value-type="float">
            <text:p>-0.32422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28.66757" calcext:value-type="float">
            <text:p>28.66757</text:p>
          </table:table-cell>
          <table:table-cell office:value-type="float" office:value="1090.801" calcext:value-type="float">
            <text:p>1090.80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790844" calcext:value-type="float">
            <text:p>1.790844</text:p>
          </table:table-cell>
          <table:table-cell office:value-type="float" office:value="12.57906" calcext:value-type="float">
            <text:p>12.57906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8942127" calcext:value-type="float">
            <text:p>-0.008942127</text:p>
          </table:table-cell>
          <table:table-cell office:value-type="float" office:value="-0.09697285" calcext:value-type="float">
            <text:p>-0.09697285</text:p>
          </table:table-cell>
          <table:table-cell office:value-type="float" office:value="-0.001748005" calcext:value-type="float">
            <text:p>-0.001748005</text:p>
          </table:table-cell>
          <table:table-cell office:value-type="float" office:value="0.000001706982" calcext:value-type="float">
            <text:p>1.706982E-06</text:p>
          </table:table-cell>
          <table:table-cell office:value-type="float" office:value="19.94887" calcext:value-type="float">
            <text:p>19.94887</text:p>
          </table:table-cell>
          <table:table-cell office:value-type="float" office:value="24.691" calcext:value-type="float">
            <text:p>24.691</text:p>
          </table:table-cell>
          <table:table-cell office:value-type="float" office:value="19.40149" calcext:value-type="float">
            <text:p>19.40149</text:p>
          </table:table-cell>
          <table:table-cell office:value-type="float" office:value="10.97793" calcext:value-type="float">
            <text:p>10.97793</text:p>
          </table:table-cell>
          <table:table-cell office:value-type="float" office:value="0.05573872" calcext:value-type="float">
            <text:p>0.05573872</text:p>
          </table:table-cell>
          <table:table-cell office:value-type="float" office:value="0.03590822" calcext:value-type="float">
            <text:p>0.03590822</text:p>
          </table:table-cell>
          <table:table-cell office:value-type="float" office:value="0.01847097" calcext:value-type="float">
            <text:p>0.01847097</text:p>
          </table:table-cell>
          <table:table-cell office:value-type="float" office:value="0.01670005" calcext:value-type="float">
            <text:p>0.01670005</text:p>
          </table:table-cell>
          <table:table-cell office:value-type="float" office:value="0.02625934" calcext:value-type="float">
            <text:p>0.02625934</text:p>
          </table:table-cell>
          <table:table-cell office:value-type="float" office:value="0.01880599" calcext:value-type="float">
            <text:p>0.01880599</text:p>
          </table:table-cell>
          <table:table-cell office:value-type="float" office:value="0.01919923" calcext:value-type="float">
            <text:p>0.01919923</text:p>
          </table:table-cell>
          <table:table-cell office:value-type="float" office:value="0.02218706" calcext:value-type="float">
            <text:p>0.02218706</text:p>
          </table:table-cell>
          <table:table-cell office:value-type="float" office:value="0.03014888" calcext:value-type="float">
            <text:p>0.03014888</text:p>
          </table:table-cell>
          <table:table-cell office:value-type="float" office:value="0.005014288" calcext:value-type="float">
            <text:p>0.005014288</text:p>
          </table:table-cell>
          <table:table-cell office:value-type="float" office:value="0.004493188" calcext:value-type="float">
            <text:p>0.004493188</text:p>
          </table:table-cell>
          <table:table-cell office:value-type="float" office:value="0" calcext:value-type="float">
            <text:p>0</text:p>
          </table:table-cell>
          <table:table-cell office:value-type="float" office:value="121.9732" calcext:value-type="float">
            <text:p>121.9732</text:p>
          </table:table-cell>
          <table:table-cell office:value-type="float" office:value="49.20825" calcext:value-type="float">
            <text:p>49.20825</text:p>
          </table:table-cell>
          <table:table-cell office:value-type="float" office:value="46.48361" calcext:value-type="float">
            <text:p>46.48361</text:p>
          </table:table-cell>
          <table:table-cell office:value-type="float" office:value="39.06112" calcext:value-type="float">
            <text:p>39.06112</text:p>
          </table:table-cell>
          <table:table-cell office:value-type="float" office:value="31.48236" calcext:value-type="float">
            <text:p>31.48236</text:p>
          </table:table-cell>
          <table:table-cell office:value-type="float" office:value="12.42278" calcext:value-type="float">
            <text:p>12.42278</text:p>
          </table:table-cell>
          <table:table-cell office:value-type="float" office:value="5.686462" calcext:value-type="float">
            <text:p>5.686462</text:p>
          </table:table-cell>
          <table:table-cell office:value-type="float" office:value="1.916281" calcext:value-type="float">
            <text:p>1.916281</text:p>
          </table:table-cell>
          <table:table-cell office:value-type="float" office:value="0.595833" calcext:value-type="float">
            <text:p>0.595833</text:p>
          </table:table-cell>
          <table:table-cell office:value-type="float" office:value="0.3022329" calcext:value-type="float">
            <text:p>0.3022329</text:p>
          </table:table-cell>
          <table:table-cell office:value-type="float" office:value="0.1811723" calcext:value-type="float">
            <text:p>0.1811723</text:p>
          </table:table-cell>
          <table:table-cell office:value-type="float" office:value="0.2452577" calcext:value-type="float">
            <text:p>0.2452577</text:p>
          </table:table-cell>
          <table:table-cell office:value-type="float" office:value="0.3154571" calcext:value-type="float">
            <text:p>0.3154571</text:p>
          </table:table-cell>
          <table:table-cell office:value-type="float" office:value="0.3412805" calcext:value-type="float">
            <text:p>0.3412805</text:p>
          </table:table-cell>
          <table:table-cell office:value-type="float" office:value="0" calcext:value-type="float">
            <text:p>0</text:p>
          </table:table-cell>
          <table:table-cell office:value-type="float" office:value="3841.58" calcext:value-type="float">
            <text:p>384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3324" calcext:value-type="float">
            <text:p>-0.32433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28.58523" calcext:value-type="float">
            <text:p>28.58523</text:p>
          </table:table-cell>
          <table:table-cell office:value-type="float" office:value="1090.82" calcext:value-type="float">
            <text:p>1090.8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697814" calcext:value-type="float">
            <text:p>1.697814</text:p>
          </table:table-cell>
          <table:table-cell office:value-type="float" office:value="12.73883" calcext:value-type="float">
            <text:p>12.73883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09789294" calcext:value-type="float">
            <text:p>-0.009789294</text:p>
          </table:table-cell>
          <table:table-cell office:value-type="float" office:value="-0.09735476" calcext:value-type="float">
            <text:p>-0.09735476</text:p>
          </table:table-cell>
          <table:table-cell office:value-type="float" office:value="-0.002058998" calcext:value-type="float">
            <text:p>-0.002058998</text:p>
          </table:table-cell>
          <table:table-cell office:value-type="float" office:value="0.000001707651" calcext:value-type="float">
            <text:p>1.707651E-06</text:p>
          </table:table-cell>
          <table:table-cell office:value-type="float" office:value="19.94243" calcext:value-type="float">
            <text:p>19.94243</text:p>
          </table:table-cell>
          <table:table-cell office:value-type="float" office:value="24.67712" calcext:value-type="float">
            <text:p>24.67712</text:p>
          </table:table-cell>
          <table:table-cell office:value-type="float" office:value="18.47386" calcext:value-type="float">
            <text:p>18.47386</text:p>
          </table:table-cell>
          <table:table-cell office:value-type="float" office:value="9.996143" calcext:value-type="float">
            <text:p>9.996143</text:p>
          </table:table-cell>
          <table:table-cell office:value-type="float" office:value="0.04368737" calcext:value-type="float">
            <text:p>0.04368737</text:p>
          </table:table-cell>
          <table:table-cell office:value-type="float" office:value="0.03515914" calcext:value-type="float">
            <text:p>0.03515914</text:p>
          </table:table-cell>
          <table:table-cell office:value-type="float" office:value="0.0182271" calcext:value-type="float">
            <text:p>0.0182271</text:p>
          </table:table-cell>
          <table:table-cell office:value-type="float" office:value="0.01679952" calcext:value-type="float">
            <text:p>0.01679952</text:p>
          </table:table-cell>
          <table:table-cell office:value-type="float" office:value="0.02629589" calcext:value-type="float">
            <text:p>0.02629589</text:p>
          </table:table-cell>
          <table:table-cell office:value-type="float" office:value="0.01877017" calcext:value-type="float">
            <text:p>0.01877017</text:p>
          </table:table-cell>
          <table:table-cell office:value-type="float" office:value="0.01911916" calcext:value-type="float">
            <text:p>0.01911916</text:p>
          </table:table-cell>
          <table:table-cell office:value-type="float" office:value="0.02212958" calcext:value-type="float">
            <text:p>0.02212958</text:p>
          </table:table-cell>
          <table:table-cell office:value-type="float" office:value="0.03006301" calcext:value-type="float">
            <text:p>0.03006301</text:p>
          </table:table-cell>
          <table:table-cell office:value-type="float" office:value="0.005010345" calcext:value-type="float">
            <text:p>0.005010345</text:p>
          </table:table-cell>
          <table:table-cell office:value-type="float" office:value="0.004496193" calcext:value-type="float">
            <text:p>0.004496193</text:p>
          </table:table-cell>
          <table:table-cell office:value-type="float" office:value="0" calcext:value-type="float">
            <text:p>0</text:p>
          </table:table-cell>
          <table:table-cell office:value-type="float" office:value="134.5314" calcext:value-type="float">
            <text:p>134.5314</text:p>
          </table:table-cell>
          <table:table-cell office:value-type="float" office:value="52.98104" calcext:value-type="float">
            <text:p>52.98104</text:p>
          </table:table-cell>
          <table:table-cell office:value-type="float" office:value="46.76799" calcext:value-type="float">
            <text:p>46.76799</text:p>
          </table:table-cell>
          <table:table-cell office:value-type="float" office:value="38.07023" calcext:value-type="float">
            <text:p>38.07023</text:p>
          </table:table-cell>
          <table:table-cell office:value-type="float" office:value="29.95024" calcext:value-type="float">
            <text:p>29.95024</text:p>
          </table:table-cell>
          <table:table-cell office:value-type="float" office:value="12.17328" calcext:value-type="float">
            <text:p>12.17328</text:p>
          </table:table-cell>
          <table:table-cell office:value-type="float" office:value="5.580146" calcext:value-type="float">
            <text:p>5.580146</text:p>
          </table:table-cell>
          <table:table-cell office:value-type="float" office:value="1.916203" calcext:value-type="float">
            <text:p>1.916203</text:p>
          </table:table-cell>
          <table:table-cell office:value-type="float" office:value="0.6019603" calcext:value-type="float">
            <text:p>0.6019603</text:p>
          </table:table-cell>
          <table:table-cell office:value-type="float" office:value="0.3040483" calcext:value-type="float">
            <text:p>0.3040483</text:p>
          </table:table-cell>
          <table:table-cell office:value-type="float" office:value="0.1821579" calcext:value-type="float">
            <text:p>0.1821579</text:p>
          </table:table-cell>
          <table:table-cell office:value-type="float" office:value="0.2464172" calcext:value-type="float">
            <text:p>0.2464172</text:p>
          </table:table-cell>
          <table:table-cell office:value-type="float" office:value="0.3137043" calcext:value-type="float">
            <text:p>0.3137043</text:p>
          </table:table-cell>
          <table:table-cell office:value-type="float" office:value="0.3438981" calcext:value-type="float">
            <text:p>0.3438981</text:p>
          </table:table-cell>
          <table:table-cell office:value-type="float" office:value="0" calcext:value-type="float">
            <text:p>0</text:p>
          </table:table-cell>
          <table:table-cell office:value-type="float" office:value="3747.386" calcext:value-type="float">
            <text:p>3747.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4013" calcext:value-type="float">
            <text:p>-0.32440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28.49314" calcext:value-type="float">
            <text:p>28.49314</text:p>
          </table:table-cell>
          <table:table-cell office:value-type="float" office:value="1090.843" calcext:value-type="float">
            <text:p>1090.84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599814" calcext:value-type="float">
            <text:p>1.599814</text:p>
          </table:table-cell>
          <table:table-cell office:value-type="float" office:value="12.91351" calcext:value-type="float">
            <text:p>12.91351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60228" calcext:value-type="float">
            <text:p>-0.01060228</text:p>
          </table:table-cell>
          <table:table-cell office:value-type="float" office:value="-0.09782372" calcext:value-type="float">
            <text:p>-0.09782372</text:p>
          </table:table-cell>
          <table:table-cell office:value-type="float" office:value="-0.002577096" calcext:value-type="float">
            <text:p>-0.002577096</text:p>
          </table:table-cell>
          <table:table-cell office:value-type="float" office:value="0.000001708512" calcext:value-type="float">
            <text:p>1.708512E-06</text:p>
          </table:table-cell>
          <table:table-cell office:value-type="float" office:value="19.9405" calcext:value-type="float">
            <text:p>19.9405</text:p>
          </table:table-cell>
          <table:table-cell office:value-type="float" office:value="25.07123" calcext:value-type="float">
            <text:p>25.07123</text:p>
          </table:table-cell>
          <table:table-cell office:value-type="float" office:value="17.28068" calcext:value-type="float">
            <text:p>17.28068</text:p>
          </table:table-cell>
          <table:table-cell office:value-type="float" office:value="8.974544" calcext:value-type="float">
            <text:p>8.974544</text:p>
          </table:table-cell>
          <table:table-cell office:value-type="float" office:value="0.03652892" calcext:value-type="float">
            <text:p>0.03652892</text:p>
          </table:table-cell>
          <table:table-cell office:value-type="float" office:value="0.03463095" calcext:value-type="float">
            <text:p>0.03463095</text:p>
          </table:table-cell>
          <table:table-cell office:value-type="float" office:value="0.01809414" calcext:value-type="float">
            <text:p>0.01809414</text:p>
          </table:table-cell>
          <table:table-cell office:value-type="float" office:value="0.01694598" calcext:value-type="float">
            <text:p>0.01694598</text:p>
          </table:table-cell>
          <table:table-cell office:value-type="float" office:value="0.02634475" calcext:value-type="float">
            <text:p>0.02634475</text:p>
          </table:table-cell>
          <table:table-cell office:value-type="float" office:value="0.01874729" calcext:value-type="float">
            <text:p>0.01874729</text:p>
          </table:table-cell>
          <table:table-cell office:value-type="float" office:value="0.01904545" calcext:value-type="float">
            <text:p>0.01904545</text:p>
          </table:table-cell>
          <table:table-cell office:value-type="float" office:value="0.02207201" calcext:value-type="float">
            <text:p>0.02207201</text:p>
          </table:table-cell>
          <table:table-cell office:value-type="float" office:value="0.02997589" calcext:value-type="float">
            <text:p>0.02997589</text:p>
          </table:table-cell>
          <table:table-cell office:value-type="float" office:value="0.005005408" calcext:value-type="float">
            <text:p>0.005005408</text:p>
          </table:table-cell>
          <table:table-cell office:value-type="float" office:value="0.004500121" calcext:value-type="float">
            <text:p>0.004500121</text:p>
          </table:table-cell>
          <table:table-cell office:value-type="float" office:value="0" calcext:value-type="float">
            <text:p>0</text:p>
          </table:table-cell>
          <table:table-cell office:value-type="float" office:value="154.1178" calcext:value-type="float">
            <text:p>154.1178</text:p>
          </table:table-cell>
          <table:table-cell office:value-type="float" office:value="55.77781" calcext:value-type="float">
            <text:p>55.77781</text:p>
          </table:table-cell>
          <table:table-cell office:value-type="float" office:value="46.37729" calcext:value-type="float">
            <text:p>46.37729</text:p>
          </table:table-cell>
          <table:table-cell office:value-type="float" office:value="36.94986" calcext:value-type="float">
            <text:p>36.94986</text:p>
          </table:table-cell>
          <table:table-cell office:value-type="float" office:value="28.70524" calcext:value-type="float">
            <text:p>28.70524</text:p>
          </table:table-cell>
          <table:table-cell office:value-type="float" office:value="11.96148" calcext:value-type="float">
            <text:p>11.96148</text:p>
          </table:table-cell>
          <table:table-cell office:value-type="float" office:value="5.490297" calcext:value-type="float">
            <text:p>5.490297</text:p>
          </table:table-cell>
          <table:table-cell office:value-type="float" office:value="1.916084" calcext:value-type="float">
            <text:p>1.916084</text:p>
          </table:table-cell>
          <table:table-cell office:value-type="float" office:value="0.6079417" calcext:value-type="float">
            <text:p>0.6079417</text:p>
          </table:table-cell>
          <table:table-cell office:value-type="float" office:value="0.3058569" calcext:value-type="float">
            <text:p>0.3058569</text:p>
          </table:table-cell>
          <table:table-cell office:value-type="float" office:value="0.1831609" calcext:value-type="float">
            <text:p>0.1831609</text:p>
          </table:table-cell>
          <table:table-cell office:value-type="float" office:value="0.2474388" calcext:value-type="float">
            <text:p>0.2474388</text:p>
          </table:table-cell>
          <table:table-cell office:value-type="float" office:value="0.3117631" calcext:value-type="float">
            <text:p>0.3117631</text:p>
          </table:table-cell>
          <table:table-cell office:value-type="float" office:value="0.3467896" calcext:value-type="float">
            <text:p>0.3467896</text:p>
          </table:table-cell>
          <table:table-cell office:value-type="float" office:value="0" calcext:value-type="float">
            <text:p>0</text:p>
          </table:table-cell>
          <table:table-cell office:value-type="float" office:value="3759.058" calcext:value-type="float">
            <text:p>3759.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4926" calcext:value-type="float">
            <text:p>-0.32449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28.42309" calcext:value-type="float">
            <text:p>28.42309</text:p>
          </table:table-cell>
          <table:table-cell office:value-type="float" office:value="1090.858" calcext:value-type="float">
            <text:p>1090.85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522628" calcext:value-type="float">
            <text:p>1.522628</text:p>
          </table:table-cell>
          <table:table-cell office:value-type="float" office:value="13.05187" calcext:value-type="float">
            <text:p>13.05187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09814319" calcext:value-type="float">
            <text:p>-0.09814319</text:p>
          </table:table-cell>
          <table:table-cell office:value-type="float" office:value="-0.002900741" calcext:value-type="float">
            <text:p>-0.002900741</text:p>
          </table:table-cell>
          <table:table-cell office:value-type="float" office:value="0.000001708964" calcext:value-type="float">
            <text:p>1.708964E-06</text:p>
          </table:table-cell>
          <table:table-cell office:value-type="float" office:value="19.92538" calcext:value-type="float">
            <text:p>19.92538</text:p>
          </table:table-cell>
          <table:table-cell office:value-type="float" office:value="24.63961" calcext:value-type="float">
            <text:p>24.63961</text:p>
          </table:table-cell>
          <table:table-cell office:value-type="float" office:value="16.61839" calcext:value-type="float">
            <text:p>16.61839</text:p>
          </table:table-cell>
          <table:table-cell office:value-type="float" office:value="8.179443" calcext:value-type="float">
            <text:p>8.179443</text:p>
          </table:table-cell>
          <table:table-cell office:value-type="float" office:value="0.03290063" calcext:value-type="float">
            <text:p>0.03290063</text:p>
          </table:table-cell>
          <table:table-cell office:value-type="float" office:value="0.03466912" calcext:value-type="float">
            <text:p>0.03466912</text:p>
          </table:table-cell>
          <table:table-cell office:value-type="float" office:value="0.01801619" calcext:value-type="float">
            <text:p>0.01801619</text:p>
          </table:table-cell>
          <table:table-cell office:value-type="float" office:value="0.01703699" calcext:value-type="float">
            <text:p>0.01703699</text:p>
          </table:table-cell>
          <table:table-cell office:value-type="float" office:value="0.02639418" calcext:value-type="float">
            <text:p>0.02639418</text:p>
          </table:table-cell>
          <table:table-cell office:value-type="float" office:value="0.01873527" calcext:value-type="float">
            <text:p>0.01873527</text:p>
          </table:table-cell>
          <table:table-cell office:value-type="float" office:value="0.01897845" calcext:value-type="float">
            <text:p>0.01897845</text:p>
          </table:table-cell>
          <table:table-cell office:value-type="float" office:value="0.02201461" calcext:value-type="float">
            <text:p>0.02201461</text:p>
          </table:table-cell>
          <table:table-cell office:value-type="float" office:value="0.02988706" calcext:value-type="float">
            <text:p>0.02988706</text:p>
          </table:table-cell>
          <table:table-cell office:value-type="float" office:value="0.00500294" calcext:value-type="float">
            <text:p>0.00500294</text:p>
          </table:table-cell>
          <table:table-cell office:value-type="float" office:value="0.004501606" calcext:value-type="float">
            <text:p>0.004501606</text:p>
          </table:table-cell>
          <table:table-cell office:value-type="float" office:value="0" calcext:value-type="float">
            <text:p>0</text:p>
          </table:table-cell>
          <table:table-cell office:value-type="float" office:value="161.6253" calcext:value-type="float">
            <text:p>161.6253</text:p>
          </table:table-cell>
          <table:table-cell office:value-type="float" office:value="59.76034" calcext:value-type="float">
            <text:p>59.76034</text:p>
          </table:table-cell>
          <table:table-cell office:value-type="float" office:value="46.70607" calcext:value-type="float">
            <text:p>46.70607</text:p>
          </table:table-cell>
          <table:table-cell office:value-type="float" office:value="36.05813" calcext:value-type="float">
            <text:p>36.05813</text:p>
          </table:table-cell>
          <table:table-cell office:value-type="float" office:value="27.62777" calcext:value-type="float">
            <text:p>27.62777</text:p>
          </table:table-cell>
          <table:table-cell office:value-type="float" office:value="11.73787" calcext:value-type="float">
            <text:p>11.73787</text:p>
          </table:table-cell>
          <table:table-cell office:value-type="float" office:value="5.404115" calcext:value-type="float">
            <text:p>5.404115</text:p>
          </table:table-cell>
          <table:table-cell office:value-type="float" office:value="1.916597" calcext:value-type="float">
            <text:p>1.916597</text:p>
          </table:table-cell>
          <table:table-cell office:value-type="float" office:value="0.6137802" calcext:value-type="float">
            <text:p>0.6137802</text:p>
          </table:table-cell>
          <table:table-cell office:value-type="float" office:value="0.3076525" calcext:value-type="float">
            <text:p>0.3076525</text:p>
          </table:table-cell>
          <table:table-cell office:value-type="float" office:value="0.1841698" calcext:value-type="float">
            <text:p>0.1841698</text:p>
          </table:table-cell>
          <table:table-cell office:value-type="float" office:value="0.2483752" calcext:value-type="float">
            <text:p>0.2483752</text:p>
          </table:table-cell>
          <table:table-cell office:value-type="float" office:value="0.3107149" calcext:value-type="float">
            <text:p>0.3107149</text:p>
          </table:table-cell>
          <table:table-cell office:value-type="float" office:value="0.3479834" calcext:value-type="float">
            <text:p>0.3479834</text:p>
          </table:table-cell>
          <table:table-cell office:value-type="float" office:value="0" calcext:value-type="float">
            <text:p>0</text:p>
          </table:table-cell>
          <table:table-cell office:value-type="float" office:value="3632.24" calcext:value-type="float">
            <text:p>363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5333" calcext:value-type="float">
            <text:p>-0.3245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28.331" calcext:value-type="float">
            <text:p>28.331</text:p>
          </table:table-cell>
          <table:table-cell office:value-type="float" office:value="1090.879" calcext:value-type="float">
            <text:p>1090.87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437559" calcext:value-type="float">
            <text:p>1.437559</text:p>
          </table:table-cell>
          <table:table-cell office:value-type="float" office:value="13.22319" calcext:value-type="float">
            <text:p>13.22319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09863698" calcext:value-type="float">
            <text:p>-0.09863698</text:p>
          </table:table-cell>
          <table:table-cell office:value-type="float" office:value="-0.003563936" calcext:value-type="float">
            <text:p>-0.003563936</text:p>
          </table:table-cell>
          <table:table-cell office:value-type="float" office:value="0.000001709546" calcext:value-type="float">
            <text:p>1.709546E-06</text:p>
          </table:table-cell>
          <table:table-cell office:value-type="float" office:value="19.91328" calcext:value-type="float">
            <text:p>19.91328</text:p>
          </table:table-cell>
          <table:table-cell office:value-type="float" office:value="23.87283" calcext:value-type="float">
            <text:p>23.87283</text:p>
          </table:table-cell>
          <table:table-cell office:value-type="float" office:value="15.75491" calcext:value-type="float">
            <text:p>15.75491</text:p>
          </table:table-cell>
          <table:table-cell office:value-type="float" office:value="7.287948" calcext:value-type="float">
            <text:p>7.287948</text:p>
          </table:table-cell>
          <table:table-cell office:value-type="float" office:value="0.03014626" calcext:value-type="float">
            <text:p>0.03014626</text:p>
          </table:table-cell>
          <table:table-cell office:value-type="float" office:value="0.0343485" calcext:value-type="float">
            <text:p>0.0343485</text:p>
          </table:table-cell>
          <table:table-cell office:value-type="float" office:value="0.01801163" calcext:value-type="float">
            <text:p>0.01801163</text:p>
          </table:table-cell>
          <table:table-cell office:value-type="float" office:value="0.01719697" calcext:value-type="float">
            <text:p>0.01719697</text:p>
          </table:table-cell>
          <table:table-cell office:value-type="float" office:value="0.02645463" calcext:value-type="float">
            <text:p>0.02645463</text:p>
          </table:table-cell>
          <table:table-cell office:value-type="float" office:value="0.01873567" calcext:value-type="float">
            <text:p>0.01873567</text:p>
          </table:table-cell>
          <table:table-cell office:value-type="float" office:value="0.01891738" calcext:value-type="float">
            <text:p>0.01891738</text:p>
          </table:table-cell>
          <table:table-cell office:value-type="float" office:value="0.0219575" calcext:value-type="float">
            <text:p>0.0219575</text:p>
          </table:table-cell>
          <table:table-cell office:value-type="float" office:value="0.02979689" calcext:value-type="float">
            <text:p>0.02979689</text:p>
          </table:table-cell>
          <table:table-cell office:value-type="float" office:value="0.00500254" calcext:value-type="float">
            <text:p>0.00500254</text:p>
          </table:table-cell>
          <table:table-cell office:value-type="float" office:value="0.004501013" calcext:value-type="float">
            <text:p>0.004501013</text:p>
          </table:table-cell>
          <table:table-cell office:value-type="float" office:value="0" calcext:value-type="float">
            <text:p>0</text:p>
          </table:table-cell>
          <table:table-cell office:value-type="float" office:value="166.6466" calcext:value-type="float">
            <text:p>166.6466</text:p>
          </table:table-cell>
          <table:table-cell office:value-type="float" office:value="64.73629" calcext:value-type="float">
            <text:p>64.73629</text:p>
          </table:table-cell>
          <table:table-cell office:value-type="float" office:value="47.12294" calcext:value-type="float">
            <text:p>47.12294</text:p>
          </table:table-cell>
          <table:table-cell office:value-type="float" office:value="35.34821" calcext:value-type="float">
            <text:p>35.34821</text:p>
          </table:table-cell>
          <table:table-cell office:value-type="float" office:value="26.83888" calcext:value-type="float">
            <text:p>26.83888</text:p>
          </table:table-cell>
          <table:table-cell office:value-type="float" office:value="11.56479" calcext:value-type="float">
            <text:p>11.56479</text:p>
          </table:table-cell>
          <table:table-cell office:value-type="float" office:value="5.334484" calcext:value-type="float">
            <text:p>5.334484</text:p>
          </table:table-cell>
          <table:table-cell office:value-type="float" office:value="1.91615" calcext:value-type="float">
            <text:p>1.91615</text:p>
          </table:table-cell>
          <table:table-cell office:value-type="float" office:value="0.620158" calcext:value-type="float">
            <text:p>0.620158</text:p>
          </table:table-cell>
          <table:table-cell office:value-type="float" office:value="0.3093882" calcext:value-type="float">
            <text:p>0.3093882</text:p>
          </table:table-cell>
          <table:table-cell office:value-type="float" office:value="0.1851777" calcext:value-type="float">
            <text:p>0.1851777</text:p>
          </table:table-cell>
          <table:table-cell office:value-type="float" office:value="0.2492703" calcext:value-type="float">
            <text:p>0.2492703</text:p>
          </table:table-cell>
          <table:table-cell office:value-type="float" office:value="0.3103882" calcext:value-type="float">
            <text:p>0.3103882</text:p>
          </table:table-cell>
          <table:table-cell office:value-type="float" office:value="0.3479836" calcext:value-type="float">
            <text:p>0.3479836</text:p>
          </table:table-cell>
          <table:table-cell office:value-type="float" office:value="0" calcext:value-type="float">
            <text:p>0</text:p>
          </table:table-cell>
          <table:table-cell office:value-type="float" office:value="3754.916" calcext:value-type="float">
            <text:p>3754.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619" calcext:value-type="float">
            <text:p>-0.3246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28.18899" calcext:value-type="float">
            <text:p>28.18899</text:p>
          </table:table-cell>
          <table:table-cell office:value-type="float" office:value="1090.899" calcext:value-type="float">
            <text:p>1090.89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41432" calcext:value-type="float">
            <text:p>1.41432</text:p>
          </table:table-cell>
          <table:table-cell office:value-type="float" office:value="13.39476" calcext:value-type="float">
            <text:p>13.39476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09915603" calcext:value-type="float">
            <text:p>-0.09915603</text:p>
          </table:table-cell>
          <table:table-cell office:value-type="float" office:value="-0.003834698" calcext:value-type="float">
            <text:p>-0.003834698</text:p>
          </table:table-cell>
          <table:table-cell office:value-type="float" office:value="0.000001713682" calcext:value-type="float">
            <text:p>1.713682E-06</text:p>
          </table:table-cell>
          <table:table-cell office:value-type="float" office:value="19.78573" calcext:value-type="float">
            <text:p>19.78573</text:p>
          </table:table-cell>
          <table:table-cell office:value-type="float" office:value="25.63018" calcext:value-type="float">
            <text:p>25.63018</text:p>
          </table:table-cell>
          <table:table-cell office:value-type="float" office:value="15.2417" calcext:value-type="float">
            <text:p>15.2417</text:p>
          </table:table-cell>
          <table:table-cell office:value-type="float" office:value="6.371399" calcext:value-type="float">
            <text:p>6.371399</text:p>
          </table:table-cell>
          <table:table-cell office:value-type="float" office:value="0.02843401" calcext:value-type="float">
            <text:p>0.02843401</text:p>
          </table:table-cell>
          <table:table-cell office:value-type="float" office:value="0.03401679" calcext:value-type="float">
            <text:p>0.03401679</text:p>
          </table:table-cell>
          <table:table-cell office:value-type="float" office:value="0.01793319" calcext:value-type="float">
            <text:p>0.01793319</text:p>
          </table:table-cell>
          <table:table-cell office:value-type="float" office:value="0.01722583" calcext:value-type="float">
            <text:p>0.01722583</text:p>
          </table:table-cell>
          <table:table-cell office:value-type="float" office:value="0.02650198" calcext:value-type="float">
            <text:p>0.02650198</text:p>
          </table:table-cell>
          <table:table-cell office:value-type="float" office:value="0.01874397" calcext:value-type="float">
            <text:p>0.01874397</text:p>
          </table:table-cell>
          <table:table-cell office:value-type="float" office:value="0.01886276" calcext:value-type="float">
            <text:p>0.01886276</text:p>
          </table:table-cell>
          <table:table-cell office:value-type="float" office:value="0.02190102" calcext:value-type="float">
            <text:p>0.02190102</text:p>
          </table:table-cell>
          <table:table-cell office:value-type="float" office:value="0.02970572" calcext:value-type="float">
            <text:p>0.02970572</text:p>
          </table:table-cell>
          <table:table-cell office:value-type="float" office:value="0.005002113" calcext:value-type="float">
            <text:p>0.005002113</text:p>
          </table:table-cell>
          <table:table-cell office:value-type="float" office:value="0.004500412" calcext:value-type="float">
            <text:p>0.004500412</text:p>
          </table:table-cell>
          <table:table-cell office:value-type="float" office:value="0" calcext:value-type="float">
            <text:p>0</text:p>
          </table:table-cell>
          <table:table-cell office:value-type="float" office:value="136.4364" calcext:value-type="float">
            <text:p>136.4364</text:p>
          </table:table-cell>
          <table:table-cell office:value-type="float" office:value="75.67701" calcext:value-type="float">
            <text:p>75.67701</text:p>
          </table:table-cell>
          <table:table-cell office:value-type="float" office:value="48.91656" calcext:value-type="float">
            <text:p>48.91656</text:p>
          </table:table-cell>
          <table:table-cell office:value-type="float" office:value="35.04177" calcext:value-type="float">
            <text:p>35.04177</text:p>
          </table:table-cell>
          <table:table-cell office:value-type="float" office:value="26.32396" calcext:value-type="float">
            <text:p>26.32396</text:p>
          </table:table-cell>
          <table:table-cell office:value-type="float" office:value="11.42212" calcext:value-type="float">
            <text:p>11.42212</text:p>
          </table:table-cell>
          <table:table-cell office:value-type="float" office:value="5.274797" calcext:value-type="float">
            <text:p>5.274797</text:p>
          </table:table-cell>
          <table:table-cell office:value-type="float" office:value="1.916468" calcext:value-type="float">
            <text:p>1.916468</text:p>
          </table:table-cell>
          <table:table-cell office:value-type="float" office:value="0.6264659" calcext:value-type="float">
            <text:p>0.6264659</text:p>
          </table:table-cell>
          <table:table-cell office:value-type="float" office:value="0.3111022" calcext:value-type="float">
            <text:p>0.3111022</text:p>
          </table:table-cell>
          <table:table-cell office:value-type="float" office:value="0.1861807" calcext:value-type="float">
            <text:p>0.1861807</text:p>
          </table:table-cell>
          <table:table-cell office:value-type="float" office:value="0.2501601" calcext:value-type="float">
            <text:p>0.2501601</text:p>
          </table:table-cell>
          <table:table-cell office:value-type="float" office:value="0.3100786" calcext:value-type="float">
            <text:p>0.3100786</text:p>
          </table:table-cell>
          <table:table-cell office:value-type="float" office:value="0.3479837" calcext:value-type="float">
            <text:p>0.3479837</text:p>
          </table:table-cell>
          <table:table-cell office:value-type="float" office:value="0" calcext:value-type="float">
            <text:p>0</text:p>
          </table:table-cell>
          <table:table-cell office:value-type="float" office:value="4561.47" calcext:value-type="float">
            <text:p>456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7649" calcext:value-type="float">
            <text:p>-0.32476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28.09332" calcext:value-type="float">
            <text:p>28.09332</text:p>
          </table:table-cell>
          <table:table-cell office:value-type="float" office:value="1090.917" calcext:value-type="float">
            <text:p>1090.91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21544" calcext:value-type="float">
            <text:p>1.321544</text:p>
          </table:table-cell>
          <table:table-cell office:value-type="float" office:value="13.58944" calcext:value-type="float">
            <text:p>13.58944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09970108" calcext:value-type="float">
            <text:p>-0.09970108</text:p>
          </table:table-cell>
          <table:table-cell office:value-type="float" office:value="-0.004418971" calcext:value-type="float">
            <text:p>-0.004418971</text:p>
          </table:table-cell>
          <table:table-cell office:value-type="float" office:value="0.000001714511" calcext:value-type="float">
            <text:p>1.714511E-06</text:p>
          </table:table-cell>
          <table:table-cell office:value-type="float" office:value="19.74423" calcext:value-type="float">
            <text:p>19.74423</text:p>
          </table:table-cell>
          <table:table-cell office:value-type="float" office:value="21.16963" calcext:value-type="float">
            <text:p>21.16963</text:p>
          </table:table-cell>
          <table:table-cell office:value-type="float" office:value="17.69081" calcext:value-type="float">
            <text:p>17.69081</text:p>
          </table:table-cell>
          <table:table-cell office:value-type="float" office:value="5.496855" calcext:value-type="float">
            <text:p>5.496855</text:p>
          </table:table-cell>
          <table:table-cell office:value-type="float" office:value="0.02787133" calcext:value-type="float">
            <text:p>0.02787133</text:p>
          </table:table-cell>
          <table:table-cell office:value-type="float" office:value="0.03392008" calcext:value-type="float">
            <text:p>0.03392008</text:p>
          </table:table-cell>
          <table:table-cell office:value-type="float" office:value="0.01782779" calcext:value-type="float">
            <text:p>0.01782779</text:p>
          </table:table-cell>
          <table:table-cell office:value-type="float" office:value="0.01715948" calcext:value-type="float">
            <text:p>0.01715948</text:p>
          </table:table-cell>
          <table:table-cell office:value-type="float" office:value="0.0265265" calcext:value-type="float">
            <text:p>0.0265265</text:p>
          </table:table-cell>
          <table:table-cell office:value-type="float" office:value="0.01875475" calcext:value-type="float">
            <text:p>0.01875475</text:p>
          </table:table-cell>
          <table:table-cell office:value-type="float" office:value="0.01881379" calcext:value-type="float">
            <text:p>0.01881379</text:p>
          </table:table-cell>
          <table:table-cell office:value-type="float" office:value="0.0218454" calcext:value-type="float">
            <text:p>0.0218454</text:p>
          </table:table-cell>
          <table:table-cell office:value-type="float" office:value="0.029614" calcext:value-type="float">
            <text:p>0.029614</text:p>
          </table:table-cell>
          <table:table-cell office:value-type="float" office:value="0.005001639" calcext:value-type="float">
            <text:p>0.005001639</text:p>
          </table:table-cell>
          <table:table-cell office:value-type="float" office:value="0.004499801" calcext:value-type="float">
            <text:p>0.004499801</text:p>
          </table:table-cell>
          <table:table-cell office:value-type="float" office:value="0" calcext:value-type="float">
            <text:p>0</text:p>
          </table:table-cell>
          <table:table-cell office:value-type="float" office:value="100.0574" calcext:value-type="float">
            <text:p>100.0574</text:p>
          </table:table-cell>
          <table:table-cell office:value-type="float" office:value="90.97328" calcext:value-type="float">
            <text:p>90.97328</text:p>
          </table:table-cell>
          <table:table-cell office:value-type="float" office:value="49.42831" calcext:value-type="float">
            <text:p>49.42831</text:p>
          </table:table-cell>
          <table:table-cell office:value-type="float" office:value="34.53733" calcext:value-type="float">
            <text:p>34.53733</text:p>
          </table:table-cell>
          <table:table-cell office:value-type="float" office:value="25.92721" calcext:value-type="float">
            <text:p>25.92721</text:p>
          </table:table-cell>
          <table:table-cell office:value-type="float" office:value="11.32798" calcext:value-type="float">
            <text:p>11.32798</text:p>
          </table:table-cell>
          <table:table-cell office:value-type="float" office:value="5.239892" calcext:value-type="float">
            <text:p>5.239892</text:p>
          </table:table-cell>
          <table:table-cell office:value-type="float" office:value="1.91782" calcext:value-type="float">
            <text:p>1.91782</text:p>
          </table:table-cell>
          <table:table-cell office:value-type="float" office:value="0.6326734" calcext:value-type="float">
            <text:p>0.6326734</text:p>
          </table:table-cell>
          <table:table-cell office:value-type="float" office:value="0.312803" calcext:value-type="float">
            <text:p>0.312803</text:p>
          </table:table-cell>
          <table:table-cell office:value-type="float" office:value="0.1871762" calcext:value-type="float">
            <text:p>0.1871762</text:p>
          </table:table-cell>
          <table:table-cell office:value-type="float" office:value="0.2510455" calcext:value-type="float">
            <text:p>0.2510455</text:p>
          </table:table-cell>
          <table:table-cell office:value-type="float" office:value="0.3097833" calcext:value-type="float">
            <text:p>0.3097833</text:p>
          </table:table-cell>
          <table:table-cell office:value-type="float" office:value="0.3479838" calcext:value-type="float">
            <text:p>0.3479838</text:p>
          </table:table-cell>
          <table:table-cell office:value-type="float" office:value="0" calcext:value-type="float">
            <text:p>0</text:p>
          </table:table-cell>
          <table:table-cell office:value-type="float" office:value="4788.47" calcext:value-type="float">
            <text:p>4788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48376" calcext:value-type="float">
            <text:p>-0.32483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27.95727" calcext:value-type="float">
            <text:p>27.95727</text:p>
          </table:table-cell>
          <table:table-cell office:value-type="float" office:value="1090.936" calcext:value-type="float">
            <text:p>1090.93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262985" calcext:value-type="float">
            <text:p>1.262985</text:p>
          </table:table-cell>
          <table:table-cell office:value-type="float" office:value="13.81512" calcext:value-type="float">
            <text:p>13.81512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1004407" calcext:value-type="float">
            <text:p>-0.1004407</text:p>
          </table:table-cell>
          <table:table-cell office:value-type="float" office:value="-0.004801408" calcext:value-type="float">
            <text:p>-0.004801408</text:p>
          </table:table-cell>
          <table:table-cell office:value-type="float" office:value="0.000001717816" calcext:value-type="float">
            <text:p>1.717816E-06</text:p>
          </table:table-cell>
          <table:table-cell office:value-type="float" office:value="19.64286" calcext:value-type="float">
            <text:p>19.64286</text:p>
          </table:table-cell>
          <table:table-cell office:value-type="float" office:value="24.06312" calcext:value-type="float">
            <text:p>24.06312</text:p>
          </table:table-cell>
          <table:table-cell office:value-type="float" office:value="16.51443" calcext:value-type="float">
            <text:p>16.51443</text:p>
          </table:table-cell>
          <table:table-cell office:value-type="float" office:value="4.579412" calcext:value-type="float">
            <text:p>4.579412</text:p>
          </table:table-cell>
          <table:table-cell office:value-type="float" office:value="0.02710756" calcext:value-type="float">
            <text:p>0.02710756</text:p>
          </table:table-cell>
          <table:table-cell office:value-type="float" office:value="0.03358605" calcext:value-type="float">
            <text:p>0.03358605</text:p>
          </table:table-cell>
          <table:table-cell office:value-type="float" office:value="0.01779279" calcext:value-type="float">
            <text:p>0.01779279</text:p>
          </table:table-cell>
          <table:table-cell office:value-type="float" office:value="0.0171567" calcext:value-type="float">
            <text:p>0.0171567</text:p>
          </table:table-cell>
          <table:table-cell office:value-type="float" office:value="0.02655031" calcext:value-type="float">
            <text:p>0.02655031</text:p>
          </table:table-cell>
          <table:table-cell office:value-type="float" office:value="0.01876692" calcext:value-type="float">
            <text:p>0.01876692</text:p>
          </table:table-cell>
          <table:table-cell office:value-type="float" office:value="0.01876923" calcext:value-type="float">
            <text:p>0.01876923</text:p>
          </table:table-cell>
          <table:table-cell office:value-type="float" office:value="0.02179061" calcext:value-type="float">
            <text:p>0.02179061</text:p>
          </table:table-cell>
          <table:table-cell office:value-type="float" office:value="0.02952193" calcext:value-type="float">
            <text:p>0.02952193</text:p>
          </table:table-cell>
          <table:table-cell office:value-type="float" office:value="0.005001152" calcext:value-type="float">
            <text:p>0.005001152</text:p>
          </table:table-cell>
          <table:table-cell office:value-type="float" office:value="0.004499181" calcext:value-type="float">
            <text:p>0.004499181</text:p>
          </table:table-cell>
          <table:table-cell office:value-type="float" office:value="0" calcext:value-type="float">
            <text:p>0</text:p>
          </table:table-cell>
          <table:table-cell office:value-type="float" office:value="84.73277" calcext:value-type="float">
            <text:p>84.73277</text:p>
          </table:table-cell>
          <table:table-cell office:value-type="float" office:value="98.57031" calcext:value-type="float">
            <text:p>98.57031</text:p>
          </table:table-cell>
          <table:table-cell office:value-type="float" office:value="51.73335" calcext:value-type="float">
            <text:p>51.73335</text:p>
          </table:table-cell>
          <table:table-cell office:value-type="float" office:value="34.25066" calcext:value-type="float">
            <text:p>34.25066</text:p>
          </table:table-cell>
          <table:table-cell office:value-type="float" office:value="25.50712" calcext:value-type="float">
            <text:p>25.50712</text:p>
          </table:table-cell>
          <table:table-cell office:value-type="float" office:value="11.20463" calcext:value-type="float">
            <text:p>11.20463</text:p>
          </table:table-cell>
          <table:table-cell office:value-type="float" office:value="5.201193" calcext:value-type="float">
            <text:p>5.201193</text:p>
          </table:table-cell>
          <table:table-cell office:value-type="float" office:value="1.919505" calcext:value-type="float">
            <text:p>1.919505</text:p>
          </table:table-cell>
          <table:table-cell office:value-type="float" office:value="0.6388111" calcext:value-type="float">
            <text:p>0.6388111</text:p>
          </table:table-cell>
          <table:table-cell office:value-type="float" office:value="0.3144983" calcext:value-type="float">
            <text:p>0.3144983</text:p>
          </table:table-cell>
          <table:table-cell office:value-type="float" office:value="0.1881665" calcext:value-type="float">
            <text:p>0.1881665</text:p>
          </table:table-cell>
          <table:table-cell office:value-type="float" office:value="0.2519268" calcext:value-type="float">
            <text:p>0.2519268</text:p>
          </table:table-cell>
          <table:table-cell office:value-type="float" office:value="0.3095021" calcext:value-type="float">
            <text:p>0.3095021</text:p>
          </table:table-cell>
          <table:table-cell office:value-type="float" office:value="0.347984" calcext:value-type="float">
            <text:p>0.347984</text:p>
          </table:table-cell>
          <table:table-cell office:value-type="float" office:value="0" calcext:value-type="float">
            <text:p>0</text:p>
          </table:table-cell>
          <table:table-cell office:value-type="float" office:value="5243.993" calcext:value-type="float">
            <text:p>5243.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51179" calcext:value-type="float">
            <text:p>-0.3251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27.80777" calcext:value-type="float">
            <text:p>27.80777</text:p>
          </table:table-cell>
          <table:table-cell office:value-type="float" office:value="1090.956" calcext:value-type="float">
            <text:p>1090.95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21162" calcext:value-type="float">
            <text:p>1.21162</text:p>
          </table:table-cell>
          <table:table-cell office:value-type="float" office:value="14.07087" calcext:value-type="float">
            <text:p>14.07087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1013286" calcext:value-type="float">
            <text:p>-0.1013286</text:p>
          </table:table-cell>
          <table:table-cell office:value-type="float" office:value="-0.00531842" calcext:value-type="float">
            <text:p>-0.00531842</text:p>
          </table:table-cell>
          <table:table-cell office:value-type="float" office:value="0.00000172054" calcext:value-type="float">
            <text:p>1.72054E-06</text:p>
          </table:table-cell>
          <table:table-cell office:value-type="float" office:value="19.5479" calcext:value-type="float">
            <text:p>19.5479</text:p>
          </table:table-cell>
          <table:table-cell office:value-type="float" office:value="26.57118" calcext:value-type="float">
            <text:p>26.57118</text:p>
          </table:table-cell>
          <table:table-cell office:value-type="float" office:value="15.67427" calcext:value-type="float">
            <text:p>15.67427</text:p>
          </table:table-cell>
          <table:table-cell office:value-type="float" office:value="3.621909" calcext:value-type="float">
            <text:p>3.621909</text:p>
          </table:table-cell>
          <table:table-cell office:value-type="float" office:value="0.02680543" calcext:value-type="float">
            <text:p>0.02680543</text:p>
          </table:table-cell>
          <table:table-cell office:value-type="float" office:value="0.03324952" calcext:value-type="float">
            <text:p>0.03324952</text:p>
          </table:table-cell>
          <table:table-cell office:value-type="float" office:value="0.01765676" calcext:value-type="float">
            <text:p>0.01765676</text:p>
          </table:table-cell>
          <table:table-cell office:value-type="float" office:value="0.01699751" calcext:value-type="float">
            <text:p>0.01699751</text:p>
          </table:table-cell>
          <table:table-cell office:value-type="float" office:value="0.02654747" calcext:value-type="float">
            <text:p>0.02654747</text:p>
          </table:table-cell>
          <table:table-cell office:value-type="float" office:value="0.0187795" calcext:value-type="float">
            <text:p>0.0187795</text:p>
          </table:table-cell>
          <table:table-cell office:value-type="float" office:value="0.01872834" calcext:value-type="float">
            <text:p>0.01872834</text:p>
          </table:table-cell>
          <table:table-cell office:value-type="float" office:value="0.0217366" calcext:value-type="float">
            <text:p>0.0217366</text:p>
          </table:table-cell>
          <table:table-cell office:value-type="float" office:value="0.02942964" calcext:value-type="float">
            <text:p>0.02942964</text:p>
          </table:table-cell>
          <table:table-cell office:value-type="float" office:value="0.005000641" calcext:value-type="float">
            <text:p>0.005000641</text:p>
          </table:table-cell>
          <table:table-cell office:value-type="float" office:value="0.004498573" calcext:value-type="float">
            <text:p>0.004498573</text:p>
          </table:table-cell>
          <table:table-cell office:value-type="float" office:value="0" calcext:value-type="float">
            <text:p>0</text:p>
          </table:table-cell>
          <table:table-cell office:value-type="float" office:value="70.78409" calcext:value-type="float">
            <text:p>70.78409</text:p>
          </table:table-cell>
          <table:table-cell office:value-type="float" office:value="104.9743" calcext:value-type="float">
            <text:p>104.9743</text:p>
          </table:table-cell>
          <table:table-cell office:value-type="float" office:value="54.49336" calcext:value-type="float">
            <text:p>54.49336</text:p>
          </table:table-cell>
          <table:table-cell office:value-type="float" office:value="34.35785" calcext:value-type="float">
            <text:p>34.35785</text:p>
          </table:table-cell>
          <table:table-cell office:value-type="float" office:value="25.4479" calcext:value-type="float">
            <text:p>25.4479</text:p>
          </table:table-cell>
          <table:table-cell office:value-type="float" office:value="11.14525" calcext:value-type="float">
            <text:p>11.14525</text:p>
          </table:table-cell>
          <table:table-cell office:value-type="float" office:value="5.177641" calcext:value-type="float">
            <text:p>5.177641</text:p>
          </table:table-cell>
          <table:table-cell office:value-type="float" office:value="1.921915" calcext:value-type="float">
            <text:p>1.921915</text:p>
          </table:table-cell>
          <table:table-cell office:value-type="float" office:value="0.6448928" calcext:value-type="float">
            <text:p>0.6448928</text:p>
          </table:table-cell>
          <table:table-cell office:value-type="float" office:value="0.3161927" calcext:value-type="float">
            <text:p>0.3161927</text:p>
          </table:table-cell>
          <table:table-cell office:value-type="float" office:value="0.1891519" calcext:value-type="float">
            <text:p>0.1891519</text:p>
          </table:table-cell>
          <table:table-cell office:value-type="float" office:value="0.2528045" calcext:value-type="float">
            <text:p>0.2528045</text:p>
          </table:table-cell>
          <table:table-cell office:value-type="float" office:value="0.3092332" calcext:value-type="float">
            <text:p>0.3092332</text:p>
          </table:table-cell>
          <table:table-cell office:value-type="float" office:value="0.3479841" calcext:value-type="float">
            <text:p>0.3479841</text:p>
          </table:table-cell>
          <table:table-cell office:value-type="float" office:value="0" calcext:value-type="float">
            <text:p>0</text:p>
          </table:table-cell>
          <table:table-cell office:value-type="float" office:value="5693.31" calcext:value-type="float">
            <text:p>569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57554" calcext:value-type="float">
            <text:p>-0.32575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27.63827" calcext:value-type="float">
            <text:p>27.63827</text:p>
          </table:table-cell>
          <table:table-cell office:value-type="float" office:value="1090.979" calcext:value-type="float">
            <text:p>1090.97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179229" calcext:value-type="float">
            <text:p>1.179229</text:p>
          </table:table-cell>
          <table:table-cell office:value-type="float" office:value="14.36315" calcext:value-type="float">
            <text:p>14.36315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1026939" calcext:value-type="float">
            <text:p>-0.1026939</text:p>
          </table:table-cell>
          <table:table-cell office:value-type="float" office:value="-0.006075675" calcext:value-type="float">
            <text:p>-0.006075675</text:p>
          </table:table-cell>
          <table:table-cell office:value-type="float" office:value="0.000001723739" calcext:value-type="float">
            <text:p>1.723739E-06</text:p>
          </table:table-cell>
          <table:table-cell office:value-type="float" office:value="19.45575" calcext:value-type="float">
            <text:p>19.45575</text:p>
          </table:table-cell>
          <table:table-cell office:value-type="float" office:value="28.93277" calcext:value-type="float">
            <text:p>28.93277</text:p>
          </table:table-cell>
          <table:table-cell office:value-type="float" office:value="15.28597" calcext:value-type="float">
            <text:p>15.28597</text:p>
          </table:table-cell>
          <table:table-cell office:value-type="float" office:value="2.678796" calcext:value-type="float">
            <text:p>2.678796</text:p>
          </table:table-cell>
          <table:table-cell office:value-type="float" office:value="0.02695587" calcext:value-type="float">
            <text:p>0.02695587</text:p>
          </table:table-cell>
          <table:table-cell office:value-type="float" office:value="0.03315361" calcext:value-type="float">
            <text:p>0.03315361</text:p>
          </table:table-cell>
          <table:table-cell office:value-type="float" office:value="0.01751093" calcext:value-type="float">
            <text:p>0.01751093</text:p>
          </table:table-cell>
          <table:table-cell office:value-type="float" office:value="0.01676887" calcext:value-type="float">
            <text:p>0.01676887</text:p>
          </table:table-cell>
          <table:table-cell office:value-type="float" office:value="0.02651184" calcext:value-type="float">
            <text:p>0.02651184</text:p>
          </table:table-cell>
          <table:table-cell office:value-type="float" office:value="0.01878961" calcext:value-type="float">
            <text:p>0.01878961</text:p>
          </table:table-cell>
          <table:table-cell office:value-type="float" office:value="0.01868968" calcext:value-type="float">
            <text:p>0.01868968</text:p>
          </table:table-cell>
          <table:table-cell office:value-type="float" office:value="0.02168315" calcext:value-type="float">
            <text:p>0.02168315</text:p>
          </table:table-cell>
          <table:table-cell office:value-type="float" office:value="0.02933738" calcext:value-type="float">
            <text:p>0.02933738</text:p>
          </table:table-cell>
          <table:table-cell office:value-type="float" office:value="0.005000103" calcext:value-type="float">
            <text:p>0.005000103</text:p>
          </table:table-cell>
          <table:table-cell office:value-type="float" office:value="0.004497968" calcext:value-type="float">
            <text:p>0.004497968</text:p>
          </table:table-cell>
          <table:table-cell office:value-type="float" office:value="0" calcext:value-type="float">
            <text:p>0</text:p>
          </table:table-cell>
          <table:table-cell office:value-type="float" office:value="60.3635" calcext:value-type="float">
            <text:p>60.3635</text:p>
          </table:table-cell>
          <table:table-cell office:value-type="float" office:value="110.594" calcext:value-type="float">
            <text:p>110.594</text:p>
          </table:table-cell>
          <table:table-cell office:value-type="float" office:value="57.59292" calcext:value-type="float">
            <text:p>57.59292</text:p>
          </table:table-cell>
          <table:table-cell office:value-type="float" office:value="34.54609" calcext:value-type="float">
            <text:p>34.54609</text:p>
          </table:table-cell>
          <table:table-cell office:value-type="float" office:value="25.52997" calcext:value-type="float">
            <text:p>25.52997</text:p>
          </table:table-cell>
          <table:table-cell office:value-type="float" office:value="11.12161" calcext:value-type="float">
            <text:p>11.12161</text:p>
          </table:table-cell>
          <table:table-cell office:value-type="float" office:value="5.170703" calcext:value-type="float">
            <text:p>5.170703</text:p>
          </table:table-cell>
          <table:table-cell office:value-type="float" office:value="1.925026" calcext:value-type="float">
            <text:p>1.925026</text:p>
          </table:table-cell>
          <table:table-cell office:value-type="float" office:value="0.6513878" calcext:value-type="float">
            <text:p>0.6513878</text:p>
          </table:table-cell>
          <table:table-cell office:value-type="float" office:value="0.3178693" calcext:value-type="float">
            <text:p>0.3178693</text:p>
          </table:table-cell>
          <table:table-cell office:value-type="float" office:value="0.1901341" calcext:value-type="float">
            <text:p>0.1901341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0.3089753" calcext:value-type="float">
            <text:p>0.3089753</text:p>
          </table:table-cell>
          <table:table-cell office:value-type="float" office:value="0.3479841" calcext:value-type="float">
            <text:p>0.3479841</text:p>
          </table:table-cell>
          <table:table-cell office:value-type="float" office:value="0" calcext:value-type="float">
            <text:p>0</text:p>
          </table:table-cell>
          <table:table-cell office:value-type="float" office:value="6153.301" calcext:value-type="float">
            <text:p>6153.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77109" calcext:value-type="float">
            <text:p>-0.32771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27.45127" calcext:value-type="float">
            <text:p>27.45127</text:p>
          </table:table-cell>
          <table:table-cell office:value-type="float" office:value="1091.005" calcext:value-type="float">
            <text:p>1091.00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169248" calcext:value-type="float">
            <text:p>1.169248</text:p>
          </table:table-cell>
          <table:table-cell office:value-type="float" office:value="14.69636" calcext:value-type="float">
            <text:p>14.69636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1058436" calcext:value-type="float">
            <text:p>-0.1058436</text:p>
          </table:table-cell>
          <table:table-cell office:value-type="float" office:value="-0.007158972" calcext:value-type="float">
            <text:p>-0.007158972</text:p>
          </table:table-cell>
          <table:table-cell office:value-type="float" office:value="0.000001726497" calcext:value-type="float">
            <text:p>1.726497E-06</text:p>
          </table:table-cell>
          <table:table-cell office:value-type="float" office:value="19.38529" calcext:value-type="float">
            <text:p>19.38529</text:p>
          </table:table-cell>
          <table:table-cell office:value-type="float" office:value="30.50636" calcext:value-type="float">
            <text:p>30.50636</text:p>
          </table:table-cell>
          <table:table-cell office:value-type="float" office:value="15.51837" calcext:value-type="float">
            <text:p>15.51837</text:p>
          </table:table-cell>
          <table:table-cell office:value-type="float" office:value="1.851654" calcext:value-type="float">
            <text:p>1.851654</text:p>
          </table:table-cell>
          <table:table-cell office:value-type="float" office:value="0.02782538" calcext:value-type="float">
            <text:p>0.02782538</text:p>
          </table:table-cell>
          <table:table-cell office:value-type="float" office:value="0.03312061" calcext:value-type="float">
            <text:p>0.03312061</text:p>
          </table:table-cell>
          <table:table-cell office:value-type="float" office:value="0.01731431" calcext:value-type="float">
            <text:p>0.01731431</text:p>
          </table:table-cell>
          <table:table-cell office:value-type="float" office:value="0.01644429" calcext:value-type="float">
            <text:p>0.01644429</text:p>
          </table:table-cell>
          <table:table-cell office:value-type="float" office:value="0.02643342" calcext:value-type="float">
            <text:p>0.02643342</text:p>
          </table:table-cell>
          <table:table-cell office:value-type="float" office:value="0.01879411" calcext:value-type="float">
            <text:p>0.01879411</text:p>
          </table:table-cell>
          <table:table-cell office:value-type="float" office:value="0.01865181" calcext:value-type="float">
            <text:p>0.01865181</text:p>
          </table:table-cell>
          <table:table-cell office:value-type="float" office:value="0.02162994" calcext:value-type="float">
            <text:p>0.02162994</text:p>
          </table:table-cell>
          <table:table-cell office:value-type="float" office:value="0.02924505" calcext:value-type="float">
            <text:p>0.02924505</text:p>
          </table:table-cell>
          <table:table-cell office:value-type="float" office:value="0.004999544" calcext:value-type="float">
            <text:p>0.004999544</text:p>
          </table:table-cell>
          <table:table-cell office:value-type="float" office:value="0.004497343" calcext:value-type="float">
            <text:p>0.004497343</text:p>
          </table:table-cell>
          <table:table-cell office:value-type="float" office:value="0" calcext:value-type="float">
            <text:p>0</text:p>
          </table:table-cell>
          <table:table-cell office:value-type="float" office:value="53.17424" calcext:value-type="float">
            <text:p>53.17424</text:p>
          </table:table-cell>
          <table:table-cell office:value-type="float" office:value="115.6164" calcext:value-type="float">
            <text:p>115.6164</text:p>
          </table:table-cell>
          <table:table-cell office:value-type="float" office:value="61.10997" calcext:value-type="float">
            <text:p>61.10997</text:p>
          </table:table-cell>
          <table:table-cell office:value-type="float" office:value="34.82093" calcext:value-type="float">
            <text:p>34.82093</text:p>
          </table:table-cell>
          <table:table-cell office:value-type="float" office:value="25.6927" calcext:value-type="float">
            <text:p>25.6927</text:p>
          </table:table-cell>
          <table:table-cell office:value-type="float" office:value="11.11849" calcext:value-type="float">
            <text:p>11.11849</text:p>
          </table:table-cell>
          <table:table-cell office:value-type="float" office:value="5.175587" calcext:value-type="float">
            <text:p>5.175587</text:p>
          </table:table-cell>
          <table:table-cell office:value-type="float" office:value="1.928828" calcext:value-type="float">
            <text:p>1.928828</text:p>
          </table:table-cell>
          <table:table-cell office:value-type="float" office:value="0.6584236" calcext:value-type="float">
            <text:p>0.6584236</text:p>
          </table:table-cell>
          <table:table-cell office:value-type="float" office:value="0.3195382" calcext:value-type="float">
            <text:p>0.3195382</text:p>
          </table:table-cell>
          <table:table-cell office:value-type="float" office:value="0.1911129" calcext:value-type="float">
            <text:p>0.1911129</text:p>
          </table:table-cell>
          <table:table-cell office:value-type="float" office:value="0.2545539" calcext:value-type="float">
            <text:p>0.2545539</text:p>
          </table:table-cell>
          <table:table-cell office:value-type="float" office:value="0.308728" calcext:value-type="float">
            <text:p>0.308728</text:p>
          </table:table-cell>
          <table:table-cell office:value-type="float" office:value="0.3479843" calcext:value-type="float">
            <text:p>0.3479843</text:p>
          </table:table-cell>
          <table:table-cell office:value-type="float" office:value="0" calcext:value-type="float">
            <text:p>0</text:p>
          </table:table-cell>
          <table:table-cell office:value-type="float" office:value="6525.401" calcext:value-type="float">
            <text:p>6525.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1769" calcext:value-type="float">
            <text:p>-0.3317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27.26412" calcext:value-type="float">
            <text:p>27.26412</text:p>
          </table:table-cell>
          <table:table-cell office:value-type="float" office:value="1091.03" calcext:value-type="float">
            <text:p>1091.0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182761" calcext:value-type="float">
            <text:p>1.182761</text:p>
          </table:table-cell>
          <table:table-cell office:value-type="float" office:value="15.04021" calcext:value-type="float">
            <text:p>15.04021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0234" calcext:value-type="float">
            <text:p>-0.01090234</text:p>
          </table:table-cell>
          <table:table-cell office:value-type="float" office:value="-0.1100151" calcext:value-type="float">
            <text:p>-0.1100151</text:p>
          </table:table-cell>
          <table:table-cell office:value-type="float" office:value="-0.008447645" calcext:value-type="float">
            <text:p>-0.008447645</text:p>
          </table:table-cell>
          <table:table-cell office:value-type="float" office:value="0.000001729182" calcext:value-type="float">
            <text:p>1.729182E-06</text:p>
          </table:table-cell>
          <table:table-cell office:value-type="float" office:value="19.33087" calcext:value-type="float">
            <text:p>19.33087</text:p>
          </table:table-cell>
          <table:table-cell office:value-type="float" office:value="31.21187" calcext:value-type="float">
            <text:p>31.21187</text:p>
          </table:table-cell>
          <table:table-cell office:value-type="float" office:value="16.21823" calcext:value-type="float">
            <text:p>16.21823</text:p>
          </table:table-cell>
          <table:table-cell office:value-type="float" office:value="1.289084" calcext:value-type="float">
            <text:p>1.289084</text:p>
          </table:table-cell>
          <table:table-cell office:value-type="float" office:value="0.02954951" calcext:value-type="float">
            <text:p>0.02954951</text:p>
          </table:table-cell>
          <table:table-cell office:value-type="float" office:value="0.03327004" calcext:value-type="float">
            <text:p>0.03327004</text:p>
          </table:table-cell>
          <table:table-cell office:value-type="float" office:value="0.01716535" calcext:value-type="float">
            <text:p>0.01716535</text:p>
          </table:table-cell>
          <table:table-cell office:value-type="float" office:value="0.01612375" calcext:value-type="float">
            <text:p>0.01612375</text:p>
          </table:table-cell>
          <table:table-cell office:value-type="float" office:value="0.0263168" calcext:value-type="float">
            <text:p>0.0263168</text:p>
          </table:table-cell>
          <table:table-cell office:value-type="float" office:value="0.01878886" calcext:value-type="float">
            <text:p>0.01878886</text:p>
          </table:table-cell>
          <table:table-cell office:value-type="float" office:value="0.01861368" calcext:value-type="float">
            <text:p>0.01861368</text:p>
          </table:table-cell>
          <table:table-cell office:value-type="float" office:value="0.02157657" calcext:value-type="float">
            <text:p>0.02157657</text:p>
          </table:table-cell>
          <table:table-cell office:value-type="float" office:value="0.02915253" calcext:value-type="float">
            <text:p>0.02915253</text:p>
          </table:table-cell>
          <table:table-cell office:value-type="float" office:value="0.004998961" calcext:value-type="float">
            <text:p>0.004998961</text:p>
          </table:table-cell>
          <table:table-cell office:value-type="float" office:value="0.004496705" calcext:value-type="float">
            <text:p>0.004496705</text:p>
          </table:table-cell>
          <table:table-cell office:value-type="float" office:value="0" calcext:value-type="float">
            <text:p>0</text:p>
          </table:table-cell>
          <table:table-cell office:value-type="float" office:value="48.70139" calcext:value-type="float">
            <text:p>48.70139</text:p>
          </table:table-cell>
          <table:table-cell office:value-type="float" office:value="120.0398" calcext:value-type="float">
            <text:p>120.0398</text:p>
          </table:table-cell>
          <table:table-cell office:value-type="float" office:value="64.63132" calcext:value-type="float">
            <text:p>64.63132</text:p>
          </table:table-cell>
          <table:table-cell office:value-type="float" office:value="35.14761" calcext:value-type="float">
            <text:p>35.14761</text:p>
          </table:table-cell>
          <table:table-cell office:value-type="float" office:value="25.89458" calcext:value-type="float">
            <text:p>25.89458</text:p>
          </table:table-cell>
          <table:table-cell office:value-type="float" office:value="11.12831" calcext:value-type="float">
            <text:p>11.12831</text:p>
          </table:table-cell>
          <table:table-cell office:value-type="float" office:value="5.189286" calcext:value-type="float">
            <text:p>5.189286</text:p>
          </table:table-cell>
          <table:table-cell office:value-type="float" office:value="1.93438" calcext:value-type="float">
            <text:p>1.93438</text:p>
          </table:table-cell>
          <table:table-cell office:value-type="float" office:value="0.6655503" calcext:value-type="float">
            <text:p>0.6655503</text:p>
          </table:table-cell>
          <table:table-cell office:value-type="float" office:value="0.3212472" calcext:value-type="float">
            <text:p>0.3212472</text:p>
          </table:table-cell>
          <table:table-cell office:value-type="float" office:value="0.1920918" calcext:value-type="float">
            <text:p>0.1920918</text:p>
          </table:table-cell>
          <table:table-cell office:value-type="float" office:value="0.2554278" calcext:value-type="float">
            <text:p>0.2554278</text:p>
          </table:table-cell>
          <table:table-cell office:value-type="float" office:value="0.3084889" calcext:value-type="float">
            <text:p>0.3084889</text:p>
          </table:table-cell>
          <table:table-cell office:value-type="float" office:value="0.3479844" calcext:value-type="float">
            <text:p>0.3479844</text:p>
          </table:table-cell>
          <table:table-cell office:value-type="float" office:value="0" calcext:value-type="float">
            <text:p>0</text:p>
          </table:table-cell>
          <table:table-cell office:value-type="float" office:value="6777.858" calcext:value-type="float">
            <text:p>6777.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68384" calcext:value-type="float">
            <text:p>-0.33683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1091.057" calcext:value-type="float">
            <text:p>1091.05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227372" calcext:value-type="float">
            <text:p>1.227372</text:p>
          </table:table-cell>
          <table:table-cell office:value-type="float" office:value="15.42144" calcext:value-type="float">
            <text:p>15.42144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097807" calcext:value-type="float">
            <text:p>-0.01097807</text:p>
          </table:table-cell>
          <table:table-cell office:value-type="float" office:value="-0.1156927" calcext:value-type="float">
            <text:p>-0.1156927</text:p>
          </table:table-cell>
          <table:table-cell office:value-type="float" office:value="-0.01012027" calcext:value-type="float">
            <text:p>-0.01012027</text:p>
          </table:table-cell>
          <table:table-cell office:value-type="float" office:value="0.000001734687" calcext:value-type="float">
            <text:p>1.734687E-06</text:p>
          </table:table-cell>
          <table:table-cell office:value-type="float" office:value="19.29402" calcext:value-type="float">
            <text:p>19.29402</text:p>
          </table:table-cell>
          <table:table-cell office:value-type="float" office:value="31.27025" calcext:value-type="float">
            <text:p>31.27025</text:p>
          </table:table-cell>
          <table:table-cell office:value-type="float" office:value="17.61029" calcext:value-type="float">
            <text:p>17.61029</text:p>
          </table:table-cell>
          <table:table-cell office:value-type="float" office:value="0.9732366" calcext:value-type="float">
            <text:p>0.9732366</text:p>
          </table:table-cell>
          <table:table-cell office:value-type="float" office:value="0.03174324" calcext:value-type="float">
            <text:p>0.03174324</text:p>
          </table:table-cell>
          <table:table-cell office:value-type="float" office:value="0.0335361" calcext:value-type="float">
            <text:p>0.0335361</text:p>
          </table:table-cell>
          <table:table-cell office:value-type="float" office:value="0.01700396" calcext:value-type="float">
            <text:p>0.01700396</text:p>
          </table:table-cell>
          <table:table-cell office:value-type="float" office:value="0.01580381" calcext:value-type="float">
            <text:p>0.01580381</text:p>
          </table:table-cell>
          <table:table-cell office:value-type="float" office:value="0.02617055" calcext:value-type="float">
            <text:p>0.02617055</text:p>
          </table:table-cell>
          <table:table-cell office:value-type="float" office:value="0.01877387" calcext:value-type="float">
            <text:p>0.01877387</text:p>
          </table:table-cell>
          <table:table-cell office:value-type="float" office:value="0.01857385" calcext:value-type="float">
            <text:p>0.01857385</text:p>
          </table:table-cell>
          <table:table-cell office:value-type="float" office:value="0.02152241" calcext:value-type="float">
            <text:p>0.02152241</text:p>
          </table:table-cell>
          <table:table-cell office:value-type="float" office:value="0.02905949" calcext:value-type="float">
            <text:p>0.02905949</text:p>
          </table:table-cell>
          <table:table-cell office:value-type="float" office:value="0.005026326" calcext:value-type="float">
            <text:p>0.005026326</text:p>
          </table:table-cell>
          <table:table-cell office:value-type="float" office:value="0.00446799" calcext:value-type="float">
            <text:p>0.00446799</text:p>
          </table:table-cell>
          <table:table-cell office:value-type="float" office:value="0" calcext:value-type="float">
            <text:p>0</text:p>
          </table:table-cell>
          <table:table-cell office:value-type="float" office:value="44.99711" calcext:value-type="float">
            <text:p>44.99711</text:p>
          </table:table-cell>
          <table:table-cell office:value-type="float" office:value="124.554" calcext:value-type="float">
            <text:p>124.554</text:p>
          </table:table-cell>
          <table:table-cell office:value-type="float" office:value="68.47456" calcext:value-type="float">
            <text:p>68.47456</text:p>
          </table:table-cell>
          <table:table-cell office:value-type="float" office:value="35.57125" calcext:value-type="float">
            <text:p>35.57125</text:p>
          </table:table-cell>
          <table:table-cell office:value-type="float" office:value="26.15195" calcext:value-type="float">
            <text:p>26.15195</text:p>
          </table:table-cell>
          <table:table-cell office:value-type="float" office:value="11.14988" calcext:value-type="float">
            <text:p>11.14988</text:p>
          </table:table-cell>
          <table:table-cell office:value-type="float" office:value="5.205378" calcext:value-type="float">
            <text:p>5.205378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0.6728141" calcext:value-type="float">
            <text:p>0.6728141</text:p>
          </table:table-cell>
          <table:table-cell office:value-type="float" office:value="0.323011" calcext:value-type="float">
            <text:p>0.323011</text:p>
          </table:table-cell>
          <table:table-cell office:value-type="float" office:value="0.1930756" calcext:value-type="float">
            <text:p>0.1930756</text:p>
          </table:table-cell>
          <table:table-cell office:value-type="float" office:value="0.2563502" calcext:value-type="float">
            <text:p>0.2563502</text:p>
          </table:table-cell>
          <table:table-cell office:value-type="float" office:value="0.3194142" calcext:value-type="float">
            <text:p>0.3194142</text:p>
          </table:table-cell>
          <table:table-cell office:value-type="float" office:value="0.3368928" calcext:value-type="float">
            <text:p>0.3368928</text:p>
          </table:table-cell>
          <table:table-cell office:value-type="float" office:value="0" calcext:value-type="float">
            <text:p>0</text:p>
          </table:table-cell>
          <table:table-cell office:value-type="float" office:value="6948.742" calcext:value-type="float">
            <text:p>6948.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38953" calcext:value-type="float">
            <text:p>-0.3438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26.84476" calcext:value-type="float">
            <text:p>26.84476</text:p>
          </table:table-cell>
          <table:table-cell office:value-type="float" office:value="1091.083" calcext:value-type="float">
            <text:p>1091.08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295079" calcext:value-type="float">
            <text:p>1.295079</text:p>
          </table:table-cell>
          <table:table-cell office:value-type="float" office:value="15.81676" calcext:value-type="float">
            <text:p>15.81676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187573" calcext:value-type="float">
            <text:p>-0.01187573</text:p>
          </table:table-cell>
          <table:table-cell office:value-type="float" office:value="-0.1238814" calcext:value-type="float">
            <text:p>-0.1238814</text:p>
          </table:table-cell>
          <table:table-cell office:value-type="float" office:value="-0.01201994" calcext:value-type="float">
            <text:p>-0.01201994</text:p>
          </table:table-cell>
          <table:table-cell office:value-type="float" office:value="0.000001735252" calcext:value-type="float">
            <text:p>1.735252E-06</text:p>
          </table:table-cell>
          <table:table-cell office:value-type="float" office:value="19.24451" calcext:value-type="float">
            <text:p>19.24451</text:p>
          </table:table-cell>
          <table:table-cell office:value-type="float" office:value="31.04741" calcext:value-type="float">
            <text:p>31.04741</text:p>
          </table:table-cell>
          <table:table-cell office:value-type="float" office:value="19.54293" calcext:value-type="float">
            <text:p>19.54293</text:p>
          </table:table-cell>
          <table:table-cell office:value-type="float" office:value="0.7859808" calcext:value-type="float">
            <text:p>0.7859808</text:p>
          </table:table-cell>
          <table:table-cell office:value-type="float" office:value="0.03368713" calcext:value-type="float">
            <text:p>0.03368713</text:p>
          </table:table-cell>
          <table:table-cell office:value-type="float" office:value="0.03408336" calcext:value-type="float">
            <text:p>0.03408336</text:p>
          </table:table-cell>
          <table:table-cell office:value-type="float" office:value="0.01690116" calcext:value-type="float">
            <text:p>0.01690116</text:p>
          </table:table-cell>
          <table:table-cell office:value-type="float" office:value="0.01553864" calcext:value-type="float">
            <text:p>0.01553864</text:p>
          </table:table-cell>
          <table:table-cell office:value-type="float" office:value="0.02600115" calcext:value-type="float">
            <text:p>0.02600115</text:p>
          </table:table-cell>
          <table:table-cell office:value-type="float" office:value="0.01874924" calcext:value-type="float">
            <text:p>0.01874924</text:p>
          </table:table-cell>
          <table:table-cell office:value-type="float" office:value="0.01853136" calcext:value-type="float">
            <text:p>0.01853136</text:p>
          </table:table-cell>
          <table:table-cell office:value-type="float" office:value="0.02146747" calcext:value-type="float">
            <text:p>0.02146747</text:p>
          </table:table-cell>
          <table:table-cell office:value-type="float" office:value="0.02896657" calcext:value-type="float">
            <text:p>0.02896657</text:p>
          </table:table-cell>
          <table:table-cell office:value-type="float" office:value="0.005019211" calcext:value-type="float">
            <text:p>0.005019211</text:p>
          </table:table-cell>
          <table:table-cell office:value-type="float" office:value="0.00447373" calcext:value-type="float">
            <text:p>0.00447373</text:p>
          </table:table-cell>
          <table:table-cell office:value-type="float" office:value="0" calcext:value-type="float">
            <text:p>0</text:p>
          </table:table-cell>
          <table:table-cell office:value-type="float" office:value="42.81719" calcext:value-type="float">
            <text:p>42.81719</text:p>
          </table:table-cell>
          <table:table-cell office:value-type="float" office:value="128.7026" calcext:value-type="float">
            <text:p>128.7026</text:p>
          </table:table-cell>
          <table:table-cell office:value-type="float" office:value="72.41677" calcext:value-type="float">
            <text:p>72.41677</text:p>
          </table:table-cell>
          <table:table-cell office:value-type="float" office:value="36.07444" calcext:value-type="float">
            <text:p>36.07444</text:p>
          </table:table-cell>
          <table:table-cell office:value-type="float" office:value="26.44484" calcext:value-type="float">
            <text:p>26.44484</text:p>
          </table:table-cell>
          <table:table-cell office:value-type="float" office:value="11.17905" calcext:value-type="float">
            <text:p>11.17905</text:p>
          </table:table-cell>
          <table:table-cell office:value-type="float" office:value="5.226414" calcext:value-type="float">
            <text:p>5.226414</text:p>
          </table:table-cell>
          <table:table-cell office:value-type="float" office:value="1.953916" calcext:value-type="float">
            <text:p>1.953916</text:p>
          </table:table-cell>
          <table:table-cell office:value-type="float" office:value="0.6802624" calcext:value-type="float">
            <text:p>0.6802624</text:p>
          </table:table-cell>
          <table:table-cell office:value-type="float" office:value="0.3248428" calcext:value-type="float">
            <text:p>0.3248428</text:p>
          </table:table-cell>
          <table:table-cell office:value-type="float" office:value="0.1940879" calcext:value-type="float">
            <text:p>0.1940879</text:p>
          </table:table-cell>
          <table:table-cell office:value-type="float" office:value="0.2577244" calcext:value-type="float">
            <text:p>0.2577244</text:p>
          </table:table-cell>
          <table:table-cell office:value-type="float" office:value="0.316664" calcext:value-type="float">
            <text:p>0.316664</text:p>
          </table:table-cell>
          <table:table-cell office:value-type="float" office:value="0.3404869" calcext:value-type="float">
            <text:p>0.3404869</text:p>
          </table:table-cell>
          <table:table-cell office:value-type="float" office:value="0" calcext:value-type="float">
            <text:p>0</text:p>
          </table:table-cell>
          <table:table-cell office:value-type="float" office:value="7068.273" calcext:value-type="float">
            <text:p>7068.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1059" calcext:value-type="float">
            <text:p>-0.35410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26.63239" calcext:value-type="float">
            <text:p>26.63239</text:p>
          </table:table-cell>
          <table:table-cell office:value-type="float" office:value="1091.105" calcext:value-type="float">
            <text:p>1091.10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72073" calcext:value-type="float">
            <text:p>1.372073</text:p>
          </table:table-cell>
          <table:table-cell office:value-type="float" office:value="16.20978" calcext:value-type="float">
            <text:p>16.20978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323" calcext:value-type="float">
            <text:p>4.087323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271913" calcext:value-type="float">
            <text:p>-0.01271913</text:p>
          </table:table-cell>
          <table:table-cell office:value-type="float" office:value="-0.1325308" calcext:value-type="float">
            <text:p>-0.1325308</text:p>
          </table:table-cell>
          <table:table-cell office:value-type="float" office:value="-0.01402069" calcext:value-type="float">
            <text:p>-0.01402069</text:p>
          </table:table-cell>
          <table:table-cell office:value-type="float" office:value="0.000001740749" calcext:value-type="float">
            <text:p>1.740749E-06</text:p>
          </table:table-cell>
          <table:table-cell office:value-type="float" office:value="19.2007" calcext:value-type="float">
            <text:p>19.2007</text:p>
          </table:table-cell>
          <table:table-cell office:value-type="float" office:value="30.5357" calcext:value-type="float">
            <text:p>30.5357</text:p>
          </table:table-cell>
          <table:table-cell office:value-type="float" office:value="21.74392" calcext:value-type="float">
            <text:p>21.74392</text:p>
          </table:table-cell>
          <table:table-cell office:value-type="float" office:value="0.6348937" calcext:value-type="float">
            <text:p>0.6348937</text:p>
          </table:table-cell>
          <table:table-cell office:value-type="float" office:value="0.03539239" calcext:value-type="float">
            <text:p>0.03539239</text:p>
          </table:table-cell>
          <table:table-cell office:value-type="float" office:value="0.03493802" calcext:value-type="float">
            <text:p>0.03493802</text:p>
          </table:table-cell>
          <table:table-cell office:value-type="float" office:value="0.01687946" calcext:value-type="float">
            <text:p>0.01687946</text:p>
          </table:table-cell>
          <table:table-cell office:value-type="float" office:value="0.01536871" calcext:value-type="float">
            <text:p>0.01536871</text:p>
          </table:table-cell>
          <table:table-cell office:value-type="float" office:value="0.02582593" calcext:value-type="float">
            <text:p>0.02582593</text:p>
          </table:table-cell>
          <table:table-cell office:value-type="float" office:value="0.01871881" calcext:value-type="float">
            <text:p>0.01871881</text:p>
          </table:table-cell>
          <table:table-cell office:value-type="float" office:value="0.01848501" calcext:value-type="float">
            <text:p>0.01848501</text:p>
          </table:table-cell>
          <table:table-cell office:value-type="float" office:value="0.0214112" calcext:value-type="float">
            <text:p>0.0214112</text:p>
          </table:table-cell>
          <table:table-cell office:value-type="float" office:value="0.02887306" calcext:value-type="float">
            <text:p>0.02887306</text:p>
          </table:table-cell>
          <table:table-cell office:value-type="float" office:value="0.005011125" calcext:value-type="float">
            <text:p>0.005011125</text:p>
          </table:table-cell>
          <table:table-cell office:value-type="float" office:value="0.004480401" calcext:value-type="float">
            <text:p>0.004480401</text:p>
          </table:table-cell>
          <table:table-cell office:value-type="float" office:value="0" calcext:value-type="float">
            <text:p>0</text:p>
          </table:table-cell>
          <table:table-cell office:value-type="float" office:value="41.34631" calcext:value-type="float">
            <text:p>41.34631</text:p>
          </table:table-cell>
          <table:table-cell office:value-type="float" office:value="132.6177" calcext:value-type="float">
            <text:p>132.6177</text:p>
          </table:table-cell>
          <table:table-cell office:value-type="float" office:value="76.24896" calcext:value-type="float">
            <text:p>76.24896</text:p>
          </table:table-cell>
          <table:table-cell office:value-type="float" office:value="36.64157" calcext:value-type="float">
            <text:p>36.64157</text:p>
          </table:table-cell>
          <table:table-cell office:value-type="float" office:value="26.7542" calcext:value-type="float">
            <text:p>26.7542</text:p>
          </table:table-cell>
          <table:table-cell office:value-type="float" office:value="11.21056" calcext:value-type="float">
            <text:p>11.21056</text:p>
          </table:table-cell>
          <table:table-cell office:value-type="float" office:value="5.254894" calcext:value-type="float">
            <text:p>5.254894</text:p>
          </table:table-cell>
          <table:table-cell office:value-type="float" office:value="1.965744" calcext:value-type="float">
            <text:p>1.965744</text:p>
          </table:table-cell>
          <table:table-cell office:value-type="float" office:value="0.6885711" calcext:value-type="float">
            <text:p>0.6885711</text:p>
          </table:table-cell>
          <table:table-cell office:value-type="float" office:value="0.3267166" calcext:value-type="float">
            <text:p>0.3267166</text:p>
          </table:table-cell>
          <table:table-cell office:value-type="float" office:value="0.1951349" calcext:value-type="float">
            <text:p>0.1951349</text:p>
          </table:table-cell>
          <table:table-cell office:value-type="float" office:value="0.2589072" calcext:value-type="float">
            <text:p>0.2589072</text:p>
          </table:table-cell>
          <table:table-cell office:value-type="float" office:value="0.3137681" calcext:value-type="float">
            <text:p>0.3137681</text:p>
          </table:table-cell>
          <table:table-cell office:value-type="float" office:value="0.3443199" calcext:value-type="float">
            <text:p>0.3443199</text:p>
          </table:table-cell>
          <table:table-cell office:value-type="float" office:value="0" calcext:value-type="float">
            <text:p>0</text:p>
          </table:table-cell>
          <table:table-cell office:value-type="float" office:value="7142.351" calcext:value-type="float">
            <text:p>7142.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647751" calcext:value-type="float">
            <text:p>-0.36477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26.38396" calcext:value-type="float">
            <text:p>26.38396</text:p>
          </table:table-cell>
          <table:table-cell office:value-type="float" office:value="1091.125" calcext:value-type="float">
            <text:p>1091.12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462997" calcext:value-type="float">
            <text:p>1.462997</text:p>
          </table:table-cell>
          <table:table-cell office:value-type="float" office:value="16.61062" calcext:value-type="float">
            <text:p>16.61062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87569" calcext:value-type="float">
            <text:p>4.087569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347445" calcext:value-type="float">
            <text:p>-0.01347445</text:p>
          </table:table-cell>
          <table:table-cell office:value-type="float" office:value="-0.1484444" calcext:value-type="float">
            <text:p>-0.1484444</text:p>
          </table:table-cell>
          <table:table-cell office:value-type="float" office:value="-0.01618519" calcext:value-type="float">
            <text:p>-0.01618519</text:p>
          </table:table-cell>
          <table:table-cell office:value-type="float" office:value="0.000001747134" calcext:value-type="float">
            <text:p>1.747134E-06</text:p>
          </table:table-cell>
          <table:table-cell office:value-type="float" office:value="19.07308" calcext:value-type="float">
            <text:p>19.07308</text:p>
          </table:table-cell>
          <table:table-cell office:value-type="float" office:value="26.93407" calcext:value-type="float">
            <text:p>26.93407</text:p>
          </table:table-cell>
          <table:table-cell office:value-type="float" office:value="24.39806" calcext:value-type="float">
            <text:p>24.39806</text:p>
          </table:table-cell>
          <table:table-cell office:value-type="float" office:value="0.9672237" calcext:value-type="float">
            <text:p>0.9672237</text:p>
          </table:table-cell>
          <table:table-cell office:value-type="float" office:value="0.04036827" calcext:value-type="float">
            <text:p>0.04036827</text:p>
          </table:table-cell>
          <table:table-cell office:value-type="float" office:value="0.0372747" calcext:value-type="float">
            <text:p>0.0372747</text:p>
          </table:table-cell>
          <table:table-cell office:value-type="float" office:value="0.01690045" calcext:value-type="float">
            <text:p>0.01690045</text:p>
          </table:table-cell>
          <table:table-cell office:value-type="float" office:value="0.01526922" calcext:value-type="float">
            <text:p>0.01526922</text:p>
          </table:table-cell>
          <table:table-cell office:value-type="float" office:value="0.02565971" calcext:value-type="float">
            <text:p>0.02565971</text:p>
          </table:table-cell>
          <table:table-cell office:value-type="float" office:value="0.01868573" calcext:value-type="float">
            <text:p>0.01868573</text:p>
          </table:table-cell>
          <table:table-cell office:value-type="float" office:value="0.018435" calcext:value-type="float">
            <text:p>0.018435</text:p>
          </table:table-cell>
          <table:table-cell office:value-type="float" office:value="0.02135278" calcext:value-type="float">
            <text:p>0.02135278</text:p>
          </table:table-cell>
          <table:table-cell office:value-type="float" office:value="0.02877811" calcext:value-type="float">
            <text:p>0.02877811</text:p>
          </table:table-cell>
          <table:table-cell office:value-type="float" office:value="0.005004903" calcext:value-type="float">
            <text:p>0.005004903</text:p>
          </table:table-cell>
          <table:table-cell office:value-type="float" office:value="0.004485143" calcext:value-type="float">
            <text:p>0.004485143</text:p>
          </table:table-cell>
          <table:table-cell office:value-type="float" office:value="0" calcext:value-type="float">
            <text:p>0</text:p>
          </table:table-cell>
          <table:table-cell office:value-type="float" office:value="34.60698" calcext:value-type="float">
            <text:p>34.60698</text:p>
          </table:table-cell>
          <table:table-cell office:value-type="float" office:value="131.8916" calcext:value-type="float">
            <text:p>131.8916</text:p>
          </table:table-cell>
          <table:table-cell office:value-type="float" office:value="84.48817" calcext:value-type="float">
            <text:p>84.48817</text:p>
          </table:table-cell>
          <table:table-cell office:value-type="float" office:value="37.66791" calcext:value-type="float">
            <text:p>37.66791</text:p>
          </table:table-cell>
          <table:table-cell office:value-type="float" office:value="27.10127" calcext:value-type="float">
            <text:p>27.10127</text:p>
          </table:table-cell>
          <table:table-cell office:value-type="float" office:value="11.24337" calcext:value-type="float">
            <text:p>11.24337</text:p>
          </table:table-cell>
          <table:table-cell office:value-type="float" office:value="5.287483" calcext:value-type="float">
            <text:p>5.287483</text:p>
          </table:table-cell>
          <table:table-cell office:value-type="float" office:value="1.979881" calcext:value-type="float">
            <text:p>1.979881</text:p>
          </table:table-cell>
          <table:table-cell office:value-type="float" office:value="0.6974137" calcext:value-type="float">
            <text:p>0.6974137</text:p>
          </table:table-cell>
          <table:table-cell office:value-type="float" office:value="0.3286614" calcext:value-type="float">
            <text:p>0.3286614</text:p>
          </table:table-cell>
          <table:table-cell office:value-type="float" office:value="0.196205" calcext:value-type="float">
            <text:p>0.196205</text:p>
          </table:table-cell>
          <table:table-cell office:value-type="float" office:value="0.2599411" calcext:value-type="float">
            <text:p>0.2599411</text:p>
          </table:table-cell>
          <table:table-cell office:value-type="float" office:value="0.3116299" calcext:value-type="float">
            <text:p>0.3116299</text:p>
          </table:table-cell>
          <table:table-cell office:value-type="float" office:value="0.3474044" calcext:value-type="float">
            <text:p>0.3474044</text:p>
          </table:table-cell>
          <table:table-cell office:value-type="float" office:value="0" calcext:value-type="float">
            <text:p>0</text:p>
          </table:table-cell>
          <table:table-cell office:value-type="float" office:value="7200.125" calcext:value-type="float">
            <text:p>7200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850194" calcext:value-type="float">
            <text:p>-0.38501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26.18973" calcext:value-type="float">
            <text:p>26.18973</text:p>
          </table:table-cell>
          <table:table-cell office:value-type="float" office:value="1091.151" calcext:value-type="float">
            <text:p>1091.15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491342" calcext:value-type="float">
            <text:p>1.491342</text:p>
          </table:table-cell>
          <table:table-cell office:value-type="float" office:value="16.87735" calcext:value-type="float">
            <text:p>16.87735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0.00004091162" calcext:value-type="float">
            <text:p>4.091162E-05</text:p>
          </table:table-cell>
          <table:table-cell office:value-type="float" office:value="0.1842308" calcext:value-type="float">
            <text:p>0.1842308</text:p>
          </table:table-cell>
          <table:table-cell office:value-type="float" office:value="-0.01343235" calcext:value-type="float">
            <text:p>-0.01343235</text:p>
          </table:table-cell>
          <table:table-cell office:value-type="float" office:value="-0.1584134" calcext:value-type="float">
            <text:p>-0.1584134</text:p>
          </table:table-cell>
          <table:table-cell office:value-type="float" office:value="-0.01950765" calcext:value-type="float">
            <text:p>-0.01950765</text:p>
          </table:table-cell>
          <table:table-cell office:value-type="float" office:value="0.000001751919" calcext:value-type="float">
            <text:p>1.751919E-06</text:p>
          </table:table-cell>
          <table:table-cell office:value-type="float" office:value="18.94565" calcext:value-type="float">
            <text:p>18.94565</text:p>
          </table:table-cell>
          <table:table-cell office:value-type="float" office:value="16.29057" calcext:value-type="float">
            <text:p>16.29057</text:p>
          </table:table-cell>
          <table:table-cell office:value-type="float" office:value="20.42674" calcext:value-type="float">
            <text:p>20.42674</text:p>
          </table:table-cell>
          <table:table-cell office:value-type="float" office:value="5.835633" calcext:value-type="float">
            <text:p>5.835633</text:p>
          </table:table-cell>
          <table:table-cell office:value-type="float" office:value="1.271582" calcext:value-type="float">
            <text:p>1.271582</text:p>
          </table:table-cell>
          <table:table-cell office:value-type="float" office:value="0.1330752" calcext:value-type="float">
            <text:p>0.1330752</text:p>
          </table:table-cell>
          <table:table-cell office:value-type="float" office:value="0.01879447" calcext:value-type="float">
            <text:p>0.01879447</text:p>
          </table:table-cell>
          <table:table-cell office:value-type="float" office:value="0.01526308" calcext:value-type="float">
            <text:p>0.01526308</text:p>
          </table:table-cell>
          <table:table-cell office:value-type="float" office:value="0.02550942" calcext:value-type="float">
            <text:p>0.02550942</text:p>
          </table:table-cell>
          <table:table-cell office:value-type="float" office:value="0.01865136" calcext:value-type="float">
            <text:p>0.01865136</text:p>
          </table:table-cell>
          <table:table-cell office:value-type="float" office:value="0.0183819" calcext:value-type="float">
            <text:p>0.0183819</text:p>
          </table:table-cell>
          <table:table-cell office:value-type="float" office:value="0.02129172" calcext:value-type="float">
            <text:p>0.02129172</text:p>
          </table:table-cell>
          <table:table-cell office:value-type="float" office:value="0.02868119" calcext:value-type="float">
            <text:p>0.02868119</text:p>
          </table:table-cell>
          <table:table-cell office:value-type="float" office:value="0.00500338" calcext:value-type="float">
            <text:p>0.00500338</text:p>
          </table:table-cell>
          <table:table-cell office:value-type="float" office:value="0.004485338" calcext:value-type="float">
            <text:p>0.004485338</text:p>
          </table:table-cell>
          <table:table-cell office:value-type="float" office:value="0" calcext:value-type="float">
            <text:p>0</text:p>
          </table:table-cell>
          <table:table-cell office:value-type="float" office:value="11.93922" calcext:value-type="float">
            <text:p>11.93922</text:p>
          </table:table-cell>
          <table:table-cell office:value-type="float" office:value="54.43949" calcext:value-type="float">
            <text:p>54.43949</text:p>
          </table:table-cell>
          <table:table-cell office:value-type="float" office:value="88.86633" calcext:value-type="float">
            <text:p>88.86633</text:p>
          </table:table-cell>
          <table:table-cell office:value-type="float" office:value="80.17096" calcext:value-type="float">
            <text:p>80.17096</text:p>
          </table:table-cell>
          <table:table-cell office:value-type="float" office:value="55.5294" calcext:value-type="float">
            <text:p>55.5294</text:p>
          </table:table-cell>
          <table:table-cell office:value-type="float" office:value="13.81919" calcext:value-type="float">
            <text:p>13.81919</text:p>
          </table:table-cell>
          <table:table-cell office:value-type="float" office:value="5.671938" calcext:value-type="float">
            <text:p>5.671938</text:p>
          </table:table-cell>
          <table:table-cell office:value-type="float" office:value="2.0046" calcext:value-type="float">
            <text:p>2.0046</text:p>
          </table:table-cell>
          <table:table-cell office:value-type="float" office:value="0.7063969" calcext:value-type="float">
            <text:p>0.7063969</text:p>
          </table:table-cell>
          <table:table-cell office:value-type="float" office:value="0.3307036" calcext:value-type="float">
            <text:p>0.3307036</text:p>
          </table:table-cell>
          <table:table-cell office:value-type="float" office:value="0.1972942" calcext:value-type="float">
            <text:p>0.1972942</text:p>
          </table:table-cell>
          <table:table-cell office:value-type="float" office:value="0.2609146" calcext:value-type="float">
            <text:p>0.2609146</text:p>
          </table:table-cell>
          <table:table-cell office:value-type="float" office:value="0.3110509" calcext:value-type="float">
            <text:p>0.3110509</text:p>
          </table:table-cell>
          <table:table-cell office:value-type="float" office:value="0.3476721" calcext:value-type="float">
            <text:p>0.3476721</text:p>
          </table:table-cell>
          <table:table-cell office:value-type="float" office:value="0" calcext:value-type="float">
            <text:p>0</text:p>
          </table:table-cell>
          <table:table-cell office:value-type="float" office:value="6402.324" calcext:value-type="float">
            <text:p>6402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77397" calcext:value-type="float">
            <text:p>-0.4773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26.00871" calcext:value-type="float">
            <text:p>26.00871</text:p>
          </table:table-cell>
          <table:table-cell office:value-type="float" office:value="1091.185" calcext:value-type="float">
            <text:p>1091.18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497209" calcext:value-type="float">
            <text:p>1.497209</text:p>
          </table:table-cell>
          <table:table-cell office:value-type="float" office:value="16.98171" calcext:value-type="float">
            <text:p>16.98171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51" calcext:value-type="float">
            <text:p>4.23635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403" calcext:value-type="float">
            <text:p>-0.01311403</text:p>
          </table:table-cell>
          <table:table-cell office:value-type="float" office:value="-0.1754652" calcext:value-type="float">
            <text:p>-0.1754652</text:p>
          </table:table-cell>
          <table:table-cell office:value-type="float" office:value="-0.02264063" calcext:value-type="float">
            <text:p>-0.02264063</text:p>
          </table:table-cell>
          <table:table-cell office:value-type="float" office:value="0.000001758127" calcext:value-type="float">
            <text:p>1.758127E-06</text:p>
          </table:table-cell>
          <table:table-cell office:value-type="float" office:value="18.82619" calcext:value-type="float">
            <text:p>18.82619</text:p>
          </table:table-cell>
          <table:table-cell office:value-type="float" office:value="12.87309" calcext:value-type="float">
            <text:p>12.87309</text:p>
          </table:table-cell>
          <table:table-cell office:value-type="float" office:value="18.22185" calcext:value-type="float">
            <text:p>18.22185</text:p>
          </table:table-cell>
          <table:table-cell office:value-type="float" office:value="6.823813" calcext:value-type="float">
            <text:p>6.823813</text:p>
          </table:table-cell>
          <table:table-cell office:value-type="float" office:value="2.650404" calcext:value-type="float">
            <text:p>2.650404</text:p>
          </table:table-cell>
          <table:table-cell office:value-type="float" office:value="1.30549" calcext:value-type="float">
            <text:p>1.30549</text:p>
          </table:table-cell>
          <table:table-cell office:value-type="float" office:value="0.103204" calcext:value-type="float">
            <text:p>0.103204</text:p>
          </table:table-cell>
          <table:table-cell office:value-type="float" office:value="0.04402549" calcext:value-type="float">
            <text:p>0.04402549</text:p>
          </table:table-cell>
          <table:table-cell office:value-type="float" office:value="0.02973311" calcext:value-type="float">
            <text:p>0.02973311</text:p>
          </table:table-cell>
          <table:table-cell office:value-type="float" office:value="0.01922085" calcext:value-type="float">
            <text:p>0.01922085</text:p>
          </table:table-cell>
          <table:table-cell office:value-type="float" office:value="0.01832687" calcext:value-type="float">
            <text:p>0.01832687</text:p>
          </table:table-cell>
          <table:table-cell office:value-type="float" office:value="0.02122789" calcext:value-type="float">
            <text:p>0.02122789</text:p>
          </table:table-cell>
          <table:table-cell office:value-type="float" office:value="0.02858199" calcext:value-type="float">
            <text:p>0.02858199</text:p>
          </table:table-cell>
          <table:table-cell office:value-type="float" office:value="0.005002677" calcext:value-type="float">
            <text:p>0.005002677</text:p>
          </table:table-cell>
          <table:table-cell office:value-type="float" office:value="0.004484665" calcext:value-type="float">
            <text:p>0.004484665</text:p>
          </table:table-cell>
          <table:table-cell office:value-type="float" office:value="0" calcext:value-type="float">
            <text:p>0</text:p>
          </table:table-cell>
          <table:table-cell office:value-type="float" office:value="9.058536" calcext:value-type="float">
            <text:p>9.058536</text:p>
          </table:table-cell>
          <table:table-cell office:value-type="float" office:value="22.19526" calcext:value-type="float">
            <text:p>22.19526</text:p>
          </table:table-cell>
          <table:table-cell office:value-type="float" office:value="47.64262" calcext:value-type="float">
            <text:p>47.64262</text:p>
          </table:table-cell>
          <table:table-cell office:value-type="float" office:value="62.79893" calcext:value-type="float">
            <text:p>62.79893</text:p>
          </table:table-cell>
          <table:table-cell office:value-type="float" office:value="64.11159" calcext:value-type="float">
            <text:p>64.11159</text:p>
          </table:table-cell>
          <table:table-cell office:value-type="float" office:value="26.84187" calcext:value-type="float">
            <text:p>26.84187</text:p>
          </table:table-cell>
          <table:table-cell office:value-type="float" office:value="16.24874" calcext:value-type="float">
            <text:p>16.24874</text:p>
          </table:table-cell>
          <table:table-cell office:value-type="float" office:value="4.936255" calcext:value-type="float">
            <text:p>4.936255</text:p>
          </table:table-cell>
          <table:table-cell office:value-type="float" office:value="1.13413" calcext:value-type="float">
            <text:p>1.13413</text:p>
          </table:table-cell>
          <table:table-cell office:value-type="float" office:value="0.3328953" calcext:value-type="float">
            <text:p>0.3328953</text:p>
          </table:table-cell>
          <table:table-cell office:value-type="float" office:value="0.1984031" calcext:value-type="float">
            <text:p>0.1984031</text:p>
          </table:table-cell>
          <table:table-cell office:value-type="float" office:value="0.2618896" calcext:value-type="float">
            <text:p>0.2618896</text:p>
          </table:table-cell>
          <table:table-cell office:value-type="float" office:value="0.3107563" calcext:value-type="float">
            <text:p>0.3107563</text:p>
          </table:table-cell>
          <table:table-cell office:value-type="float" office:value="0.3476723" calcext:value-type="float">
            <text:p>0.3476723</text:p>
          </table:table-cell>
          <table:table-cell office:value-type="float" office:value="0" calcext:value-type="float">
            <text:p>0</text:p>
          </table:table-cell>
          <table:table-cell office:value-type="float" office:value="2370.574" calcext:value-type="float">
            <text:p>2370.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962067" calcext:value-type="float">
            <text:p>-0.69620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25.90155" calcext:value-type="float">
            <text:p>25.90155</text:p>
          </table:table-cell>
          <table:table-cell office:value-type="float" office:value="1091.208" calcext:value-type="float">
            <text:p>1091.20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38004" calcext:value-type="float">
            <text:p>1.338004</text:p>
          </table:table-cell>
          <table:table-cell office:value-type="float" office:value="17.30943" calcext:value-type="float">
            <text:p>17.30943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51" calcext:value-type="float">
            <text:p>4.23635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403" calcext:value-type="float">
            <text:p>-0.01311403</text:p>
          </table:table-cell>
          <table:table-cell office:value-type="float" office:value="-0.1864722" calcext:value-type="float">
            <text:p>-0.1864722</text:p>
          </table:table-cell>
          <table:table-cell office:value-type="float" office:value="-0.025951" calcext:value-type="float">
            <text:p>-0.025951</text:p>
          </table:table-cell>
          <table:table-cell office:value-type="float" office:value="0.000001762068" calcext:value-type="float">
            <text:p>1.762068E-06</text:p>
          </table:table-cell>
          <table:table-cell office:value-type="float" office:value="18.85307" calcext:value-type="float">
            <text:p>18.85307</text:p>
          </table:table-cell>
          <table:table-cell office:value-type="float" office:value="12.53407" calcext:value-type="float">
            <text:p>12.53407</text:p>
          </table:table-cell>
          <table:table-cell office:value-type="float" office:value="17.84477" calcext:value-type="float">
            <text:p>17.84477</text:p>
          </table:table-cell>
          <table:table-cell office:value-type="float" office:value="5.620247" calcext:value-type="float">
            <text:p>5.620247</text:p>
          </table:table-cell>
          <table:table-cell office:value-type="float" office:value="1.716771" calcext:value-type="float">
            <text:p>1.716771</text:p>
          </table:table-cell>
          <table:table-cell office:value-type="float" office:value="0.6604078" calcext:value-type="float">
            <text:p>0.6604078</text:p>
          </table:table-cell>
          <table:table-cell office:value-type="float" office:value="0.06206265" calcext:value-type="float">
            <text:p>0.06206265</text:p>
          </table:table-cell>
          <table:table-cell office:value-type="float" office:value="0.03071048" calcext:value-type="float">
            <text:p>0.03071048</text:p>
          </table:table-cell>
          <table:table-cell office:value-type="float" office:value="0.02897501" calcext:value-type="float">
            <text:p>0.02897501</text:p>
          </table:table-cell>
          <table:table-cell office:value-type="float" office:value="0.0193744" calcext:value-type="float">
            <text:p>0.0193744</text:p>
          </table:table-cell>
          <table:table-cell office:value-type="float" office:value="0.01827912" calcext:value-type="float">
            <text:p>0.01827912</text:p>
          </table:table-cell>
          <table:table-cell office:value-type="float" office:value="0.02116183" calcext:value-type="float">
            <text:p>0.02116183</text:p>
          </table:table-cell>
          <table:table-cell office:value-type="float" office:value="0.02848028" calcext:value-type="float">
            <text:p>0.02848028</text:p>
          </table:table-cell>
          <table:table-cell office:value-type="float" office:value="0.005001928" calcext:value-type="float">
            <text:p>0.005001928</text:p>
          </table:table-cell>
          <table:table-cell office:value-type="float" office:value="0.004483983" calcext:value-type="float">
            <text:p>0.004483983</text:p>
          </table:table-cell>
          <table:table-cell office:value-type="float" office:value="0" calcext:value-type="float">
            <text:p>0</text:p>
          </table:table-cell>
          <table:table-cell office:value-type="float" office:value="24.15845" calcext:value-type="float">
            <text:p>24.15845</text:p>
          </table:table-cell>
          <table:table-cell office:value-type="float" office:value="25.58871" calcext:value-type="float">
            <text:p>25.58871</text:p>
          </table:table-cell>
          <table:table-cell office:value-type="float" office:value="46.53839" calcext:value-type="float">
            <text:p>46.53839</text:p>
          </table:table-cell>
          <table:table-cell office:value-type="float" office:value="59.6079" calcext:value-type="float">
            <text:p>59.6079</text:p>
          </table:table-cell>
          <table:table-cell office:value-type="float" office:value="61.07034" calcext:value-type="float">
            <text:p>61.07034</text:p>
          </table:table-cell>
          <table:table-cell office:value-type="float" office:value="26.34505" calcext:value-type="float">
            <text:p>26.34505</text:p>
          </table:table-cell>
          <table:table-cell office:value-type="float" office:value="16.84511" calcext:value-type="float">
            <text:p>16.84511</text:p>
          </table:table-cell>
          <table:table-cell office:value-type="float" office:value="5.621576" calcext:value-type="float">
            <text:p>5.621576</text:p>
          </table:table-cell>
          <table:table-cell office:value-type="float" office:value="1.347139" calcext:value-type="float">
            <text:p>1.347139</text:p>
          </table:table-cell>
          <table:table-cell office:value-type="float" office:value="0.3370461" calcext:value-type="float">
            <text:p>0.3370461</text:p>
          </table:table-cell>
          <table:table-cell office:value-type="float" office:value="0.1995456" calcext:value-type="float">
            <text:p>0.1995456</text:p>
          </table:table-cell>
          <table:table-cell office:value-type="float" office:value="0.2628672" calcext:value-type="float">
            <text:p>0.2628672</text:p>
          </table:table-cell>
          <table:table-cell office:value-type="float" office:value="0.3104807" calcext:value-type="float">
            <text:p>0.3104807</text:p>
          </table:table-cell>
          <table:table-cell office:value-type="float" office:value="0.3476723" calcext:value-type="float">
            <text:p>0.3476723</text:p>
          </table:table-cell>
          <table:table-cell office:value-type="float" office:value="0" calcext:value-type="float">
            <text:p>0</text:p>
          </table:table-cell>
          <table:table-cell office:value-type="float" office:value="2184.87" calcext:value-type="float">
            <text:p>2184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46538" calcext:value-type="float">
            <text:p>-0.7465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5.7965" calcext:value-type="float">
            <text:p>25.7965</text:p>
          </table:table-cell>
          <table:table-cell office:value-type="float" office:value="1091.227" calcext:value-type="float">
            <text:p>1091.22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186586" calcext:value-type="float">
            <text:p>1.186586</text:p>
          </table:table-cell>
          <table:table-cell office:value-type="float" office:value="17.67183" calcext:value-type="float">
            <text:p>17.67183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51" calcext:value-type="float">
            <text:p>4.23635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403" calcext:value-type="float">
            <text:p>-0.01311403</text:p>
          </table:table-cell>
          <table:table-cell office:value-type="float" office:value="-0.1901875" calcext:value-type="float">
            <text:p>-0.1901875</text:p>
          </table:table-cell>
          <table:table-cell office:value-type="float" office:value="-0.02927897" calcext:value-type="float">
            <text:p>-0.02927897</text:p>
          </table:table-cell>
          <table:table-cell office:value-type="float" office:value="0.000001767609" calcext:value-type="float">
            <text:p>1.767609E-06</text:p>
          </table:table-cell>
          <table:table-cell office:value-type="float" office:value="18.86602" calcext:value-type="float">
            <text:p>18.86602</text:p>
          </table:table-cell>
          <table:table-cell office:value-type="float" office:value="12.4602" calcext:value-type="float">
            <text:p>12.4602</text:p>
          </table:table-cell>
          <table:table-cell office:value-type="float" office:value="17.6505" calcext:value-type="float">
            <text:p>17.6505</text:p>
          </table:table-cell>
          <table:table-cell office:value-type="float" office:value="3.788108" calcext:value-type="float">
            <text:p>3.788108</text:p>
          </table:table-cell>
          <table:table-cell office:value-type="float" office:value="0.9649679" calcext:value-type="float">
            <text:p>0.9649679</text:p>
          </table:table-cell>
          <table:table-cell office:value-type="float" office:value="0.3867747" calcext:value-type="float">
            <text:p>0.3867747</text:p>
          </table:table-cell>
          <table:table-cell office:value-type="float" office:value="0.04623283" calcext:value-type="float">
            <text:p>0.04623283</text:p>
          </table:table-cell>
          <table:table-cell office:value-type="float" office:value="0.02511858" calcext:value-type="float">
            <text:p>0.02511858</text:p>
          </table:table-cell>
          <table:table-cell office:value-type="float" office:value="0.02869515" calcext:value-type="float">
            <text:p>0.02869515</text:p>
          </table:table-cell>
          <table:table-cell office:value-type="float" office:value="0.01949218" calcext:value-type="float">
            <text:p>0.01949218</text:p>
          </table:table-cell>
          <table:table-cell office:value-type="float" office:value="0.01823757" calcext:value-type="float">
            <text:p>0.01823757</text:p>
          </table:table-cell>
          <table:table-cell office:value-type="float" office:value="0.02109454" calcext:value-type="float">
            <text:p>0.02109454</text:p>
          </table:table-cell>
          <table:table-cell office:value-type="float" office:value="0.02837607" calcext:value-type="float">
            <text:p>0.02837607</text:p>
          </table:table-cell>
          <table:table-cell office:value-type="float" office:value="0.005001143" calcext:value-type="float">
            <text:p>0.005001143</text:p>
          </table:table-cell>
          <table:table-cell office:value-type="float" office:value="0.004483288" calcext:value-type="float">
            <text:p>0.004483288</text:p>
          </table:table-cell>
          <table:table-cell office:value-type="float" office:value="0" calcext:value-type="float">
            <text:p>0</text:p>
          </table:table-cell>
          <table:table-cell office:value-type="float" office:value="31.24543" calcext:value-type="float">
            <text:p>31.24543</text:p>
          </table:table-cell>
          <table:table-cell office:value-type="float" office:value="30.88033" calcext:value-type="float">
            <text:p>30.88033</text:p>
          </table:table-cell>
          <table:table-cell office:value-type="float" office:value="48.91601" calcext:value-type="float">
            <text:p>48.91601</text:p>
          </table:table-cell>
          <table:table-cell office:value-type="float" office:value="59.25938" calcext:value-type="float">
            <text:p>59.25938</text:p>
          </table:table-cell>
          <table:table-cell office:value-type="float" office:value="59.93608" calcext:value-type="float">
            <text:p>59.93608</text:p>
          </table:table-cell>
          <table:table-cell office:value-type="float" office:value="25.99708" calcext:value-type="float">
            <text:p>25.99708</text:p>
          </table:table-cell>
          <table:table-cell office:value-type="float" office:value="16.75253" calcext:value-type="float">
            <text:p>16.75253</text:p>
          </table:table-cell>
          <table:table-cell office:value-type="float" office:value="5.704829" calcext:value-type="float">
            <text:p>5.704829</text:p>
          </table:table-cell>
          <table:table-cell office:value-type="float" office:value="1.411522" calcext:value-type="float">
            <text:p>1.411522</text:p>
          </table:table-cell>
          <table:table-cell office:value-type="float" office:value="0.3426064" calcext:value-type="float">
            <text:p>0.3426064</text:p>
          </table:table-cell>
          <table:table-cell office:value-type="float" office:value="0.2007364" calcext:value-type="float">
            <text:p>0.2007364</text:p>
          </table:table-cell>
          <table:table-cell office:value-type="float" office:value="0.2638494" calcext:value-type="float">
            <text:p>0.2638494</text:p>
          </table:table-cell>
          <table:table-cell office:value-type="float" office:value="0.3102259" calcext:value-type="float">
            <text:p>0.3102259</text:p>
          </table:table-cell>
          <table:table-cell office:value-type="float" office:value="0.3476725" calcext:value-type="float">
            <text:p>0.3476725</text:p>
          </table:table-cell>
          <table:table-cell office:value-type="float" office:value="0" calcext:value-type="float">
            <text:p>0</text:p>
          </table:table-cell>
          <table:table-cell office:value-type="float" office:value="2181.38" calcext:value-type="float">
            <text:p>218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534221" calcext:value-type="float">
            <text:p>-0.75342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5.65771" calcext:value-type="float">
            <text:p>25.65771</text:p>
          </table:table-cell>
          <table:table-cell office:value-type="float" office:value="1091.243" calcext:value-type="float">
            <text:p>1091.24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159238" calcext:value-type="float">
            <text:p>1.159238</text:p>
          </table:table-cell>
          <table:table-cell office:value-type="float" office:value="17.93447" calcext:value-type="float">
            <text:p>17.93447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51" calcext:value-type="float">
            <text:p>4.23635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403" calcext:value-type="float">
            <text:p>-0.01311403</text:p>
          </table:table-cell>
          <table:table-cell office:value-type="float" office:value="-0.1984292" calcext:value-type="float">
            <text:p>-0.1984292</text:p>
          </table:table-cell>
          <table:table-cell office:value-type="float" office:value="-0.02965322" calcext:value-type="float">
            <text:p>-0.02965322</text:p>
          </table:table-cell>
          <table:table-cell office:value-type="float" office:value="0.000001772182" calcext:value-type="float">
            <text:p>1.772182E-06</text:p>
          </table:table-cell>
          <table:table-cell office:value-type="float" office:value="18.80509" calcext:value-type="float">
            <text:p>18.80509</text:p>
          </table:table-cell>
          <table:table-cell office:value-type="float" office:value="12.96423" calcext:value-type="float">
            <text:p>12.96423</text:p>
          </table:table-cell>
          <table:table-cell office:value-type="float" office:value="19.06579" calcext:value-type="float">
            <text:p>19.06579</text:p>
          </table:table-cell>
          <table:table-cell office:value-type="float" office:value="2.452094" calcext:value-type="float">
            <text:p>2.452094</text:p>
          </table:table-cell>
          <table:table-cell office:value-type="float" office:value="0.5758352" calcext:value-type="float">
            <text:p>0.5758352</text:p>
          </table:table-cell>
          <table:table-cell office:value-type="float" office:value="0.2431347" calcext:value-type="float">
            <text:p>0.2431347</text:p>
          </table:table-cell>
          <table:table-cell office:value-type="float" office:value="0.03536317" calcext:value-type="float">
            <text:p>0.03536317</text:p>
          </table:table-cell>
          <table:table-cell office:value-type="float" office:value="0.02184039" calcext:value-type="float">
            <text:p>0.02184039</text:p>
          </table:table-cell>
          <table:table-cell office:value-type="float" office:value="0.02847273" calcext:value-type="float">
            <text:p>0.02847273</text:p>
          </table:table-cell>
          <table:table-cell office:value-type="float" office:value="0.0196343" calcext:value-type="float">
            <text:p>0.0196343</text:p>
          </table:table-cell>
          <table:table-cell office:value-type="float" office:value="0.01820366" calcext:value-type="float">
            <text:p>0.01820366</text:p>
          </table:table-cell>
          <table:table-cell office:value-type="float" office:value="0.02102659" calcext:value-type="float">
            <text:p>0.02102659</text:p>
          </table:table-cell>
          <table:table-cell office:value-type="float" office:value="0.02826963" calcext:value-type="float">
            <text:p>0.02826963</text:p>
          </table:table-cell>
          <table:table-cell office:value-type="float" office:value="0.005000322" calcext:value-type="float">
            <text:p>0.005000322</text:p>
          </table:table-cell>
          <table:table-cell office:value-type="float" office:value="0.004482582" calcext:value-type="float">
            <text:p>0.004482582</text:p>
          </table:table-cell>
          <table:table-cell office:value-type="float" office:value="0" calcext:value-type="float">
            <text:p>0</text:p>
          </table:table-cell>
          <table:table-cell office:value-type="float" office:value="23.2621" calcext:value-type="float">
            <text:p>23.2621</text:p>
          </table:table-cell>
          <table:table-cell office:value-type="float" office:value="35.45815" calcext:value-type="float">
            <text:p>35.45815</text:p>
          </table:table-cell>
          <table:table-cell office:value-type="float" office:value="51.15592" calcext:value-type="float">
            <text:p>51.15592</text:p>
          </table:table-cell>
          <table:table-cell office:value-type="float" office:value="59.54911" calcext:value-type="float">
            <text:p>59.54911</text:p>
          </table:table-cell>
          <table:table-cell office:value-type="float" office:value="59.95721" calcext:value-type="float">
            <text:p>59.95721</text:p>
          </table:table-cell>
          <table:table-cell office:value-type="float" office:value="25.90889" calcext:value-type="float">
            <text:p>25.90889</text:p>
          </table:table-cell>
          <table:table-cell office:value-type="float" office:value="16.64981" calcext:value-type="float">
            <text:p>16.64981</text:p>
          </table:table-cell>
          <table:table-cell office:value-type="float" office:value="5.734032" calcext:value-type="float">
            <text:p>5.734032</text:p>
          </table:table-cell>
          <table:table-cell office:value-type="float" office:value="1.483843" calcext:value-type="float">
            <text:p>1.483843</text:p>
          </table:table-cell>
          <table:table-cell office:value-type="float" office:value="0.3491581" calcext:value-type="float">
            <text:p>0.3491581</text:p>
          </table:table-cell>
          <table:table-cell office:value-type="float" office:value="0.2019558" calcext:value-type="float">
            <text:p>0.2019558</text:p>
          </table:table-cell>
          <table:table-cell office:value-type="float" office:value="0.2648509" calcext:value-type="float">
            <text:p>0.2648509</text:p>
          </table:table-cell>
          <table:table-cell office:value-type="float" office:value="0.3099804" calcext:value-type="float">
            <text:p>0.3099804</text:p>
          </table:table-cell>
          <table:table-cell office:value-type="float" office:value="0.3476726" calcext:value-type="float">
            <text:p>0.3476726</text:p>
          </table:table-cell>
          <table:table-cell office:value-type="float" office:value="0" calcext:value-type="float">
            <text:p>0</text:p>
          </table:table-cell>
          <table:table-cell office:value-type="float" office:value="2331.598" calcext:value-type="float">
            <text:p>2331.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851432" calcext:value-type="float">
            <text:p>-0.78514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5.462" calcext:value-type="float">
            <text:p>25.462</text:p>
          </table:table-cell>
          <table:table-cell office:value-type="float" office:value="1091.263" calcext:value-type="float">
            <text:p>1091.26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215957" calcext:value-type="float">
            <text:p>1.215957</text:p>
          </table:table-cell>
          <table:table-cell office:value-type="float" office:value="18.14286" calcext:value-type="float">
            <text:p>18.14286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51" calcext:value-type="float">
            <text:p>4.23635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403" calcext:value-type="float">
            <text:p>-0.01311403</text:p>
          </table:table-cell>
          <table:table-cell office:value-type="float" office:value="-0.2158976" calcext:value-type="float">
            <text:p>-0.2158976</text:p>
          </table:table-cell>
          <table:table-cell office:value-type="float" office:value="-0.030106" calcext:value-type="float">
            <text:p>-0.030106</text:p>
          </table:table-cell>
          <table:table-cell office:value-type="float" office:value="0.000001775119" calcext:value-type="float">
            <text:p>1.775119E-06</text:p>
          </table:table-cell>
          <table:table-cell office:value-type="float" office:value="18.65934" calcext:value-type="float">
            <text:p>18.65934</text:p>
          </table:table-cell>
          <table:table-cell office:value-type="float" office:value="13.64358" calcext:value-type="float">
            <text:p>13.64358</text:p>
          </table:table-cell>
          <table:table-cell office:value-type="float" office:value="21.38687" calcext:value-type="float">
            <text:p>21.38687</text:p>
          </table:table-cell>
          <table:table-cell office:value-type="float" office:value="1.826589" calcext:value-type="float">
            <text:p>1.826589</text:p>
          </table:table-cell>
          <table:table-cell office:value-type="float" office:value="0.3597987" calcext:value-type="float">
            <text:p>0.3597987</text:p>
          </table:table-cell>
          <table:table-cell office:value-type="float" office:value="0.158232" calcext:value-type="float">
            <text:p>0.158232</text:p>
          </table:table-cell>
          <table:table-cell office:value-type="float" office:value="0.02775147" calcext:value-type="float">
            <text:p>0.02775147</text:p>
          </table:table-cell>
          <table:table-cell office:value-type="float" office:value="0.01962873" calcext:value-type="float">
            <text:p>0.01962873</text:p>
          </table:table-cell>
          <table:table-cell office:value-type="float" office:value="0.02824237" calcext:value-type="float">
            <text:p>0.02824237</text:p>
          </table:table-cell>
          <table:table-cell office:value-type="float" office:value="0.01978225" calcext:value-type="float">
            <text:p>0.01978225</text:p>
          </table:table-cell>
          <table:table-cell office:value-type="float" office:value="0.01817837" calcext:value-type="float">
            <text:p>0.01817837</text:p>
          </table:table-cell>
          <table:table-cell office:value-type="float" office:value="0.02095899" calcext:value-type="float">
            <text:p>0.02095899</text:p>
          </table:table-cell>
          <table:table-cell office:value-type="float" office:value="0.02816136" calcext:value-type="float">
            <text:p>0.02816136</text:p>
          </table:table-cell>
          <table:table-cell office:value-type="float" office:value="0.004999468" calcext:value-type="float">
            <text:p>0.004999468</text:p>
          </table:table-cell>
          <table:table-cell office:value-type="float" office:value="0.004481888" calcext:value-type="float">
            <text:p>0.004481888</text:p>
          </table:table-cell>
          <table:table-cell office:value-type="float" office:value="0" calcext:value-type="float">
            <text:p>0</text:p>
          </table:table-cell>
          <table:table-cell office:value-type="float" office:value="17.64607" calcext:value-type="float">
            <text:p>17.64607</text:p>
          </table:table-cell>
          <table:table-cell office:value-type="float" office:value="38.8928" calcext:value-type="float">
            <text:p>38.8928</text:p>
          </table:table-cell>
          <table:table-cell office:value-type="float" office:value="52.48446" calcext:value-type="float">
            <text:p>52.48446</text:p>
          </table:table-cell>
          <table:table-cell office:value-type="float" office:value="59.5135" calcext:value-type="float">
            <text:p>59.5135</text:p>
          </table:table-cell>
          <table:table-cell office:value-type="float" office:value="59.82983" calcext:value-type="float">
            <text:p>59.82983</text:p>
          </table:table-cell>
          <table:table-cell office:value-type="float" office:value="25.86639" calcext:value-type="float">
            <text:p>25.86639</text:p>
          </table:table-cell>
          <table:table-cell office:value-type="float" office:value="16.63124" calcext:value-type="float">
            <text:p>16.63124</text:p>
          </table:table-cell>
          <table:table-cell office:value-type="float" office:value="5.809002" calcext:value-type="float">
            <text:p>5.809002</text:p>
          </table:table-cell>
          <table:table-cell office:value-type="float" office:value="1.561166" calcext:value-type="float">
            <text:p>1.561166</text:p>
          </table:table-cell>
          <table:table-cell office:value-type="float" office:value="0.3568986" calcext:value-type="float">
            <text:p>0.3568986</text:p>
          </table:table-cell>
          <table:table-cell office:value-type="float" office:value="0.2032055" calcext:value-type="float">
            <text:p>0.2032055</text:p>
          </table:table-cell>
          <table:table-cell office:value-type="float" office:value="0.2658713" calcext:value-type="float">
            <text:p>0.2658713</text:p>
          </table:table-cell>
          <table:table-cell office:value-type="float" office:value="0.309746" calcext:value-type="float">
            <text:p>0.309746</text:p>
          </table:table-cell>
          <table:table-cell office:value-type="float" office:value="0.3476727" calcext:value-type="float">
            <text:p>0.3476727</text:p>
          </table:table-cell>
          <table:table-cell office:value-type="float" office:value="0" calcext:value-type="float">
            <text:p>0</text:p>
          </table:table-cell>
          <table:table-cell office:value-type="float" office:value="2492.63" calcext:value-type="float">
            <text:p>249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547882" calcext:value-type="float">
            <text:p>-0.85478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5.20281" calcext:value-type="float">
            <text:p>25.20281</text:p>
          </table:table-cell>
          <table:table-cell office:value-type="float" office:value="1091.289" calcext:value-type="float">
            <text:p>1091.2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03302" calcext:value-type="float">
            <text:p>1.303302</text:p>
          </table:table-cell>
          <table:table-cell office:value-type="float" office:value="18.28675" calcext:value-type="float">
            <text:p>18.28675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65" calcext:value-type="float">
            <text:p>4.23636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5" calcext:value-type="float">
            <text:p>-0.0131135</text:p>
          </table:table-cell>
          <table:table-cell office:value-type="float" office:value="-0.2491623" calcext:value-type="float">
            <text:p>-0.2491623</text:p>
          </table:table-cell>
          <table:table-cell office:value-type="float" office:value="-0.03057522" calcext:value-type="float">
            <text:p>-0.03057522</text:p>
          </table:table-cell>
          <table:table-cell office:value-type="float" office:value="0.000001779298" calcext:value-type="float">
            <text:p>1.779298E-06</text:p>
          </table:table-cell>
          <table:table-cell office:value-type="float" office:value="18.42594" calcext:value-type="float">
            <text:p>18.42594</text:p>
          </table:table-cell>
          <table:table-cell office:value-type="float" office:value="14.18647" calcext:value-type="float">
            <text:p>14.18647</text:p>
          </table:table-cell>
          <table:table-cell office:value-type="float" office:value="23.91897" calcext:value-type="float">
            <text:p>23.91897</text:p>
          </table:table-cell>
          <table:table-cell office:value-type="float" office:value="1.607554" calcext:value-type="float">
            <text:p>1.607554</text:p>
          </table:table-cell>
          <table:table-cell office:value-type="float" office:value="0.2344876" calcext:value-type="float">
            <text:p>0.2344876</text:p>
          </table:table-cell>
          <table:table-cell office:value-type="float" office:value="0.1083928" calcext:value-type="float">
            <text:p>0.1083928</text:p>
          </table:table-cell>
          <table:table-cell office:value-type="float" office:value="0.02302844" calcext:value-type="float">
            <text:p>0.02302844</text:p>
          </table:table-cell>
          <table:table-cell office:value-type="float" office:value="0.01804127" calcext:value-type="float">
            <text:p>0.01804127</text:p>
          </table:table-cell>
          <table:table-cell office:value-type="float" office:value="0.02797329" calcext:value-type="float">
            <text:p>0.02797329</text:p>
          </table:table-cell>
          <table:table-cell office:value-type="float" office:value="0.01993124" calcext:value-type="float">
            <text:p>0.01993124</text:p>
          </table:table-cell>
          <table:table-cell office:value-type="float" office:value="0.01815964" calcext:value-type="float">
            <text:p>0.01815964</text:p>
          </table:table-cell>
          <table:table-cell office:value-type="float" office:value="0.02089264" calcext:value-type="float">
            <text:p>0.02089264</text:p>
          </table:table-cell>
          <table:table-cell office:value-type="float" office:value="0.02805185" calcext:value-type="float">
            <text:p>0.02805185</text:p>
          </table:table-cell>
          <table:table-cell office:value-type="float" office:value="0.004998579" calcext:value-type="float">
            <text:p>0.004998579</text:p>
          </table:table-cell>
          <table:table-cell office:value-type="float" office:value="0.004481183" calcext:value-type="float">
            <text:p>0.004481183</text:p>
          </table:table-cell>
          <table:table-cell office:value-type="float" office:value="0" calcext:value-type="float">
            <text:p>0</text:p>
          </table:table-cell>
          <table:table-cell office:value-type="float" office:value="14.15317" calcext:value-type="float">
            <text:p>14.15317</text:p>
          </table:table-cell>
          <table:table-cell office:value-type="float" office:value="41.02719" calcext:value-type="float">
            <text:p>41.02719</text:p>
          </table:table-cell>
          <table:table-cell office:value-type="float" office:value="52.97881" calcext:value-type="float">
            <text:p>52.97881</text:p>
          </table:table-cell>
          <table:table-cell office:value-type="float" office:value="59.34977" calcext:value-type="float">
            <text:p>59.34977</text:p>
          </table:table-cell>
          <table:table-cell office:value-type="float" office:value="59.60538" calcext:value-type="float">
            <text:p>59.60538</text:p>
          </table:table-cell>
          <table:table-cell office:value-type="float" office:value="25.82673" calcext:value-type="float">
            <text:p>25.82673</text:p>
          </table:table-cell>
          <table:table-cell office:value-type="float" office:value="16.63039" calcext:value-type="float">
            <text:p>16.63039</text:p>
          </table:table-cell>
          <table:table-cell office:value-type="float" office:value="5.914906" calcext:value-type="float">
            <text:p>5.914906</text:p>
          </table:table-cell>
          <table:table-cell office:value-type="float" office:value="1.64689" calcext:value-type="float">
            <text:p>1.64689</text:p>
          </table:table-cell>
          <table:table-cell office:value-type="float" office:value="0.3653689" calcext:value-type="float">
            <text:p>0.3653689</text:p>
          </table:table-cell>
          <table:table-cell office:value-type="float" office:value="0.2044965" calcext:value-type="float">
            <text:p>0.2044965</text:p>
          </table:table-cell>
          <table:table-cell office:value-type="float" office:value="0.2669112" calcext:value-type="float">
            <text:p>0.2669112</text:p>
          </table:table-cell>
          <table:table-cell office:value-type="float" office:value="0.3095232" calcext:value-type="float">
            <text:p>0.3095232</text:p>
          </table:table-cell>
          <table:table-cell office:value-type="float" office:value="0.3476728" calcext:value-type="float">
            <text:p>0.3476728</text:p>
          </table:table-cell>
          <table:table-cell office:value-type="float" office:value="0" calcext:value-type="float">
            <text:p>0</text:p>
          </table:table-cell>
          <table:table-cell office:value-type="float" office:value="2728.908" calcext:value-type="float">
            <text:p>2728.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846767" calcext:value-type="float">
            <text:p>-0.98467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4.95605" calcext:value-type="float">
            <text:p>24.95605</text:p>
          </table:table-cell>
          <table:table-cell office:value-type="float" office:value="1091.314" calcext:value-type="float">
            <text:p>1091.31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25747" calcext:value-type="float">
            <text:p>1.325747</text:p>
          </table:table-cell>
          <table:table-cell office:value-type="float" office:value="18.40999" calcext:value-type="float">
            <text:p>18.40999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287994" calcext:value-type="float">
            <text:p>-0.287994</text:p>
          </table:table-cell>
          <table:table-cell office:value-type="float" office:value="-0.03094489" calcext:value-type="float">
            <text:p>-0.03094489</text:p>
          </table:table-cell>
          <table:table-cell office:value-type="float" office:value="0.000001784046" calcext:value-type="float">
            <text:p>1.784046E-06</text:p>
          </table:table-cell>
          <table:table-cell office:value-type="float" office:value="18.24763" calcext:value-type="float">
            <text:p>18.24763</text:p>
          </table:table-cell>
          <table:table-cell office:value-type="float" office:value="14.32752" calcext:value-type="float">
            <text:p>14.32752</text:p>
          </table:table-cell>
          <table:table-cell office:value-type="float" office:value="25.03914" calcext:value-type="float">
            <text:p>25.03914</text:p>
          </table:table-cell>
          <table:table-cell office:value-type="float" office:value="1.281456" calcext:value-type="float">
            <text:p>1.281456</text:p>
          </table:table-cell>
          <table:table-cell office:value-type="float" office:value="0.1582583" calcext:value-type="float">
            <text:p>0.1582583</text:p>
          </table:table-cell>
          <table:table-cell office:value-type="float" office:value="0.0796237" calcext:value-type="float">
            <text:p>0.0796237</text:p>
          </table:table-cell>
          <table:table-cell office:value-type="float" office:value="0.02031295" calcext:value-type="float">
            <text:p>0.02031295</text:p>
          </table:table-cell>
          <table:table-cell office:value-type="float" office:value="0.01699818" calcext:value-type="float">
            <text:p>0.01699818</text:p>
          </table:table-cell>
          <table:table-cell office:value-type="float" office:value="0.02767344" calcext:value-type="float">
            <text:p>0.02767344</text:p>
          </table:table-cell>
          <table:table-cell office:value-type="float" office:value="0.02007744" calcext:value-type="float">
            <text:p>0.02007744</text:p>
          </table:table-cell>
          <table:table-cell office:value-type="float" office:value="0.01814561" calcext:value-type="float">
            <text:p>0.01814561</text:p>
          </table:table-cell>
          <table:table-cell office:value-type="float" office:value="0.02082749" calcext:value-type="float">
            <text:p>0.02082749</text:p>
          </table:table-cell>
          <table:table-cell office:value-type="float" office:value="0.02794156" calcext:value-type="float">
            <text:p>0.02794156</text:p>
          </table:table-cell>
          <table:table-cell office:value-type="float" office:value="0.004997653" calcext:value-type="float">
            <text:p>0.004997653</text:p>
          </table:table-cell>
          <table:table-cell office:value-type="float" office:value="0.004480463" calcext:value-type="float">
            <text:p>0.004480463</text:p>
          </table:table-cell>
          <table:table-cell office:value-type="float" office:value="0" calcext:value-type="float">
            <text:p>0</text:p>
          </table:table-cell>
          <table:table-cell office:value-type="float" office:value="12.3694" calcext:value-type="float">
            <text:p>12.3694</text:p>
          </table:table-cell>
          <table:table-cell office:value-type="float" office:value="42.56201" calcext:value-type="float">
            <text:p>42.56201</text:p>
          </table:table-cell>
          <table:table-cell office:value-type="float" office:value="53.14593" calcext:value-type="float">
            <text:p>53.14593</text:p>
          </table:table-cell>
          <table:table-cell office:value-type="float" office:value="59.12455" calcext:value-type="float">
            <text:p>59.12455</text:p>
          </table:table-cell>
          <table:table-cell office:value-type="float" office:value="59.3378" calcext:value-type="float">
            <text:p>59.3378</text:p>
          </table:table-cell>
          <table:table-cell office:value-type="float" office:value="25.78579" calcext:value-type="float">
            <text:p>25.78579</text:p>
          </table:table-cell>
          <table:table-cell office:value-type="float" office:value="16.63297" calcext:value-type="float">
            <text:p>16.63297</text:p>
          </table:table-cell>
          <table:table-cell office:value-type="float" office:value="6.02627" calcext:value-type="float">
            <text:p>6.02627</text:p>
          </table:table-cell>
          <table:table-cell office:value-type="float" office:value="1.741829" calcext:value-type="float">
            <text:p>1.741829</text:p>
          </table:table-cell>
          <table:table-cell office:value-type="float" office:value="0.3746295" calcext:value-type="float">
            <text:p>0.3746295</text:p>
          </table:table-cell>
          <table:table-cell office:value-type="float" office:value="0.2058203" calcext:value-type="float">
            <text:p>0.2058203</text:p>
          </table:table-cell>
          <table:table-cell office:value-type="float" office:value="0.2679722" calcext:value-type="float">
            <text:p>0.2679722</text:p>
          </table:table-cell>
          <table:table-cell office:value-type="float" office:value="0.3093106" calcext:value-type="float">
            <text:p>0.3093106</text:p>
          </table:table-cell>
          <table:table-cell office:value-type="float" office:value="0.3476729" calcext:value-type="float">
            <text:p>0.3476729</text:p>
          </table:table-cell>
          <table:table-cell office:value-type="float" office:value="0" calcext:value-type="float">
            <text:p>0</text:p>
          </table:table-cell>
          <table:table-cell office:value-type="float" office:value="2927.942" calcext:value-type="float">
            <text:p>2927.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27133" calcext:value-type="float">
            <text:p>-1.1271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4.64269" calcext:value-type="float">
            <text:p>24.64269</text:p>
          </table:table-cell>
          <table:table-cell office:value-type="float" office:value="1091.336" calcext:value-type="float">
            <text:p>1091.33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5201" calcext:value-type="float">
            <text:p>1.35201</text:p>
          </table:table-cell>
          <table:table-cell office:value-type="float" office:value="18.52807" calcext:value-type="float">
            <text:p>18.52807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3345567" calcext:value-type="float">
            <text:p>-0.3345567</text:p>
          </table:table-cell>
          <table:table-cell office:value-type="float" office:value="-0.03117958" calcext:value-type="float">
            <text:p>-0.03117958</text:p>
          </table:table-cell>
          <table:table-cell office:value-type="float" office:value="0.000001788446" calcext:value-type="float">
            <text:p>1.788446E-06</text:p>
          </table:table-cell>
          <table:table-cell office:value-type="float" office:value="17.89447" calcext:value-type="float">
            <text:p>17.89447</text:p>
          </table:table-cell>
          <table:table-cell office:value-type="float" office:value="14.48606" calcext:value-type="float">
            <text:p>14.48606</text:p>
          </table:table-cell>
          <table:table-cell office:value-type="float" office:value="25.57054" calcext:value-type="float">
            <text:p>25.57054</text:p>
          </table:table-cell>
          <table:table-cell office:value-type="float" office:value="1.362433" calcext:value-type="float">
            <text:p>1.362433</text:p>
          </table:table-cell>
          <table:table-cell office:value-type="float" office:value="0.1155708" calcext:value-type="float">
            <text:p>0.1155708</text:p>
          </table:table-cell>
          <table:table-cell office:value-type="float" office:value="0.06490392" calcext:value-type="float">
            <text:p>0.06490392</text:p>
          </table:table-cell>
          <table:table-cell office:value-type="float" office:value="0.01875018" calcext:value-type="float">
            <text:p>0.01875018</text:p>
          </table:table-cell>
          <table:table-cell office:value-type="float" office:value="0.01632491" calcext:value-type="float">
            <text:p>0.01632491</text:p>
          </table:table-cell>
          <table:table-cell office:value-type="float" office:value="0.02738373" calcext:value-type="float">
            <text:p>0.02738373</text:p>
          </table:table-cell>
          <table:table-cell office:value-type="float" office:value="0.02021392" calcext:value-type="float">
            <text:p>0.02021392</text:p>
          </table:table-cell>
          <table:table-cell office:value-type="float" office:value="0.01813861" calcext:value-type="float">
            <text:p>0.01813861</text:p>
          </table:table-cell>
          <table:table-cell office:value-type="float" office:value="0.02076333" calcext:value-type="float">
            <text:p>0.02076333</text:p>
          </table:table-cell>
          <table:table-cell office:value-type="float" office:value="0.02783075" calcext:value-type="float">
            <text:p>0.02783075</text:p>
          </table:table-cell>
          <table:table-cell office:value-type="float" office:value="0.00499669" calcext:value-type="float">
            <text:p>0.00499669</text:p>
          </table:table-cell>
          <table:table-cell office:value-type="float" office:value="0.004479744" calcext:value-type="float">
            <text:p>0.004479744</text:p>
          </table:table-cell>
          <table:table-cell office:value-type="float" office:value="0" calcext:value-type="float">
            <text:p>0</text:p>
          </table:table-cell>
          <table:table-cell office:value-type="float" office:value="11.04342" calcext:value-type="float">
            <text:p>11.04342</text:p>
          </table:table-cell>
          <table:table-cell office:value-type="float" office:value="44.07922" calcext:value-type="float">
            <text:p>44.07922</text:p>
          </table:table-cell>
          <table:table-cell office:value-type="float" office:value="52.9892" calcext:value-type="float">
            <text:p>52.9892</text:p>
          </table:table-cell>
          <table:table-cell office:value-type="float" office:value="58.84866" calcext:value-type="float">
            <text:p>58.84866</text:p>
          </table:table-cell>
          <table:table-cell office:value-type="float" office:value="59.03781" calcext:value-type="float">
            <text:p>59.03781</text:p>
          </table:table-cell>
          <table:table-cell office:value-type="float" office:value="25.76171" calcext:value-type="float">
            <text:p>25.76171</text:p>
          </table:table-cell>
          <table:table-cell office:value-type="float" office:value="16.65921" calcext:value-type="float">
            <text:p>16.65921</text:p>
          </table:table-cell>
          <table:table-cell office:value-type="float" office:value="6.15042" calcext:value-type="float">
            <text:p>6.15042</text:p>
          </table:table-cell>
          <table:table-cell office:value-type="float" office:value="1.837141" calcext:value-type="float">
            <text:p>1.837141</text:p>
          </table:table-cell>
          <table:table-cell office:value-type="float" office:value="0.3868875" calcext:value-type="float">
            <text:p>0.3868875</text:p>
          </table:table-cell>
          <table:table-cell office:value-type="float" office:value="0.2072051" calcext:value-type="float">
            <text:p>0.2072051</text:p>
          </table:table-cell>
          <table:table-cell office:value-type="float" office:value="0.2690558" calcext:value-type="float">
            <text:p>0.2690558</text:p>
          </table:table-cell>
          <table:table-cell office:value-type="float" office:value="0.3091092" calcext:value-type="float">
            <text:p>0.3091092</text:p>
          </table:table-cell>
          <table:table-cell office:value-type="float" office:value="0.347673" calcext:value-type="float">
            <text:p>0.347673</text:p>
          </table:table-cell>
          <table:table-cell office:value-type="float" office:value="0" calcext:value-type="float">
            <text:p>0</text:p>
          </table:table-cell>
          <table:table-cell office:value-type="float" office:value="3524.368" calcext:value-type="float">
            <text:p>3524.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85215" calcext:value-type="float">
            <text:p>-1.2852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4.35932" calcext:value-type="float">
            <text:p>24.35932</text:p>
          </table:table-cell>
          <table:table-cell office:value-type="float" office:value="1091.358" calcext:value-type="float">
            <text:p>1091.35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319841" calcext:value-type="float">
            <text:p>1.319841</text:p>
          </table:table-cell>
          <table:table-cell office:value-type="float" office:value="18.61886" calcext:value-type="float">
            <text:p>18.61886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3890534" calcext:value-type="float">
            <text:p>-0.3890534</text:p>
          </table:table-cell>
          <table:table-cell office:value-type="float" office:value="-0.03132606" calcext:value-type="float">
            <text:p>-0.03132606</text:p>
          </table:table-cell>
          <table:table-cell office:value-type="float" office:value="0.000001793058" calcext:value-type="float">
            <text:p>1.793058E-06</text:p>
          </table:table-cell>
          <table:table-cell office:value-type="float" office:value="17.66155" calcext:value-type="float">
            <text:p>17.66155</text:p>
          </table:table-cell>
          <table:table-cell office:value-type="float" office:value="14.29959" calcext:value-type="float">
            <text:p>14.29959</text:p>
          </table:table-cell>
          <table:table-cell office:value-type="float" office:value="25.0524" calcext:value-type="float">
            <text:p>25.0524</text:p>
          </table:table-cell>
          <table:table-cell office:value-type="float" office:value="1.206825" calcext:value-type="float">
            <text:p>1.206825</text:p>
          </table:table-cell>
          <table:table-cell office:value-type="float" office:value="0.08879365" calcext:value-type="float">
            <text:p>0.08879365</text:p>
          </table:table-cell>
          <table:table-cell office:value-type="float" office:value="0.05587978" calcext:value-type="float">
            <text:p>0.05587978</text:p>
          </table:table-cell>
          <table:table-cell office:value-type="float" office:value="0.01787187" calcext:value-type="float">
            <text:p>0.01787187</text:p>
          </table:table-cell>
          <table:table-cell office:value-type="float" office:value="0.01585693" calcext:value-type="float">
            <text:p>0.01585693</text:p>
          </table:table-cell>
          <table:table-cell office:value-type="float" office:value="0.02711667" calcext:value-type="float">
            <text:p>0.02711667</text:p>
          </table:table-cell>
          <table:table-cell office:value-type="float" office:value="0.02034467" calcext:value-type="float">
            <text:p>0.02034467</text:p>
          </table:table-cell>
          <table:table-cell office:value-type="float" office:value="0.01813314" calcext:value-type="float">
            <text:p>0.01813314</text:p>
          </table:table-cell>
          <table:table-cell office:value-type="float" office:value="0.02070084" calcext:value-type="float">
            <text:p>0.02070084</text:p>
          </table:table-cell>
          <table:table-cell office:value-type="float" office:value="0.02771889" calcext:value-type="float">
            <text:p>0.02771889</text:p>
          </table:table-cell>
          <table:table-cell office:value-type="float" office:value="0.004995681" calcext:value-type="float">
            <text:p>0.004995681</text:p>
          </table:table-cell>
          <table:table-cell office:value-type="float" office:value="0.004479025" calcext:value-type="float">
            <text:p>0.004479025</text:p>
          </table:table-cell>
          <table:table-cell office:value-type="float" office:value="0" calcext:value-type="float">
            <text:p>0</text:p>
          </table:table-cell>
          <table:table-cell office:value-type="float" office:value="10.46335" calcext:value-type="float">
            <text:p>10.46335</text:p>
          </table:table-cell>
          <table:table-cell office:value-type="float" office:value="45.03658" calcext:value-type="float">
            <text:p>45.03658</text:p>
          </table:table-cell>
          <table:table-cell office:value-type="float" office:value="52.52972" calcext:value-type="float">
            <text:p>52.52972</text:p>
          </table:table-cell>
          <table:table-cell office:value-type="float" office:value="58.57256" calcext:value-type="float">
            <text:p>58.57256</text:p>
          </table:table-cell>
          <table:table-cell office:value-type="float" office:value="58.73138" calcext:value-type="float">
            <text:p>58.73138</text:p>
          </table:table-cell>
          <table:table-cell office:value-type="float" office:value="25.74657" calcext:value-type="float">
            <text:p>25.74657</text:p>
          </table:table-cell>
          <table:table-cell office:value-type="float" office:value="16.69897" calcext:value-type="float">
            <text:p>16.69897</text:p>
          </table:table-cell>
          <table:table-cell office:value-type="float" office:value="6.277168" calcext:value-type="float">
            <text:p>6.277168</text:p>
          </table:table-cell>
          <table:table-cell office:value-type="float" office:value="1.93105" calcext:value-type="float">
            <text:p>1.93105</text:p>
          </table:table-cell>
          <table:table-cell office:value-type="float" office:value="0.3996732" calcext:value-type="float">
            <text:p>0.3996732</text:p>
          </table:table-cell>
          <table:table-cell office:value-type="float" office:value="0.208791" calcext:value-type="float">
            <text:p>0.208791</text:p>
          </table:table-cell>
          <table:table-cell office:value-type="float" office:value="0.2701353" calcext:value-type="float">
            <text:p>0.2701353</text:p>
          </table:table-cell>
          <table:table-cell office:value-type="float" office:value="0.3089179" calcext:value-type="float">
            <text:p>0.3089179</text:p>
          </table:table-cell>
          <table:table-cell office:value-type="float" office:value="0.3476731" calcext:value-type="float">
            <text:p>0.3476731</text:p>
          </table:table-cell>
          <table:table-cell office:value-type="float" office:value="0" calcext:value-type="float">
            <text:p>0</text:p>
          </table:table-cell>
          <table:table-cell office:value-type="float" office:value="3894.785" calcext:value-type="float">
            <text:p>3894.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63508" calcext:value-type="float">
            <text:p>-1.4635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4.07455" calcext:value-type="float">
            <text:p>24.07455</text:p>
          </table:table-cell>
          <table:table-cell office:value-type="float" office:value="1091.372" calcext:value-type="float">
            <text:p>1091.37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272494" calcext:value-type="float">
            <text:p>1.272494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4412218" calcext:value-type="float">
            <text:p>-0.4412218</text:p>
          </table:table-cell>
          <table:table-cell office:value-type="float" office:value="-0.03141239" calcext:value-type="float">
            <text:p>-0.03141239</text:p>
          </table:table-cell>
          <table:table-cell office:value-type="float" office:value="0.000001797482" calcext:value-type="float">
            <text:p>1.797482E-06</text:p>
          </table:table-cell>
          <table:table-cell office:value-type="float" office:value="17.42331" calcext:value-type="float">
            <text:p>17.42331</text:p>
          </table:table-cell>
          <table:table-cell office:value-type="float" office:value="14.0501" calcext:value-type="float">
            <text:p>14.0501</text:p>
          </table:table-cell>
          <table:table-cell office:value-type="float" office:value="23.99566" calcext:value-type="float">
            <text:p>23.99566</text:p>
          </table:table-cell>
          <table:table-cell office:value-type="float" office:value="1.142331" calcext:value-type="float">
            <text:p>1.142331</text:p>
          </table:table-cell>
          <table:table-cell office:value-type="float" office:value="0.07395749" calcext:value-type="float">
            <text:p>0.07395749</text:p>
          </table:table-cell>
          <table:table-cell office:value-type="float" office:value="0.0521783" calcext:value-type="float">
            <text:p>0.0521783</text:p>
          </table:table-cell>
          <table:table-cell office:value-type="float" office:value="0.01742783" calcext:value-type="float">
            <text:p>0.01742783</text:p>
          </table:table-cell>
          <table:table-cell office:value-type="float" office:value="0.01557215" calcext:value-type="float">
            <text:p>0.01557215</text:p>
          </table:table-cell>
          <table:table-cell office:value-type="float" office:value="0.02690238" calcext:value-type="float">
            <text:p>0.02690238</text:p>
          </table:table-cell>
          <table:table-cell office:value-type="float" office:value="0.02045818" calcext:value-type="float">
            <text:p>0.02045818</text:p>
          </table:table-cell>
          <table:table-cell office:value-type="float" office:value="0.01812996" calcext:value-type="float">
            <text:p>0.01812996</text:p>
          </table:table-cell>
          <table:table-cell office:value-type="float" office:value="0.02063862" calcext:value-type="float">
            <text:p>0.02063862</text:p>
          </table:table-cell>
          <table:table-cell office:value-type="float" office:value="0.02760655" calcext:value-type="float">
            <text:p>0.02760655</text:p>
          </table:table-cell>
          <table:table-cell office:value-type="float" office:value="0.00499464" calcext:value-type="float">
            <text:p>0.00499464</text:p>
          </table:table-cell>
          <table:table-cell office:value-type="float" office:value="0.004478277" calcext:value-type="float">
            <text:p>0.004478277</text:p>
          </table:table-cell>
          <table:table-cell office:value-type="float" office:value="0" calcext:value-type="float">
            <text:p>0</text:p>
          </table:table-cell>
          <table:table-cell office:value-type="float" office:value="10.30947" calcext:value-type="float">
            <text:p>10.30947</text:p>
          </table:table-cell>
          <table:table-cell office:value-type="float" office:value="46.275" calcext:value-type="float">
            <text:p>46.275</text:p>
          </table:table-cell>
          <table:table-cell office:value-type="float" office:value="52.24181" calcext:value-type="float">
            <text:p>52.24181</text:p>
          </table:table-cell>
          <table:table-cell office:value-type="float" office:value="58.33054" calcext:value-type="float">
            <text:p>58.33054</text:p>
          </table:table-cell>
          <table:table-cell office:value-type="float" office:value="58.48743" calcext:value-type="float">
            <text:p>58.48743</text:p>
          </table:table-cell>
          <table:table-cell office:value-type="float" office:value="25.74497" calcext:value-type="float">
            <text:p>25.74497</text:p>
          </table:table-cell>
          <table:table-cell office:value-type="float" office:value="16.72427" calcext:value-type="float">
            <text:p>16.72427</text:p>
          </table:table-cell>
          <table:table-cell office:value-type="float" office:value="6.418143" calcext:value-type="float">
            <text:p>6.418143</text:p>
          </table:table-cell>
          <table:table-cell office:value-type="float" office:value="2.007615" calcext:value-type="float">
            <text:p>2.007615</text:p>
          </table:table-cell>
          <table:table-cell office:value-type="float" office:value="0.4138006" calcext:value-type="float">
            <text:p>0.4138006</text:p>
          </table:table-cell>
          <table:table-cell office:value-type="float" office:value="0.2105413" calcext:value-type="float">
            <text:p>0.2105413</text:p>
          </table:table-cell>
          <table:table-cell office:value-type="float" office:value="0.27125" calcext:value-type="float">
            <text:p>0.27125</text:p>
          </table:table-cell>
          <table:table-cell office:value-type="float" office:value="0.3087361" calcext:value-type="float">
            <text:p>0.3087361</text:p>
          </table:table-cell>
          <table:table-cell office:value-type="float" office:value="0.3476732" calcext:value-type="float">
            <text:p>0.3476732</text:p>
          </table:table-cell>
          <table:table-cell office:value-type="float" office:value="0" calcext:value-type="float">
            <text:p>0</text:p>
          </table:table-cell>
          <table:table-cell office:value-type="float" office:value="4396.032" calcext:value-type="float">
            <text:p>4396.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621878" calcext:value-type="float">
            <text:p>-1.6218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3.81789" calcext:value-type="float">
            <text:p>23.81789</text:p>
          </table:table-cell>
          <table:table-cell office:value-type="float" office:value="1091.383" calcext:value-type="float">
            <text:p>1091.38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192638" calcext:value-type="float">
            <text:p>1.192638</text:p>
          </table:table-cell>
          <table:table-cell office:value-type="float" office:value="18.87385" calcext:value-type="float">
            <text:p>18.87385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4898945" calcext:value-type="float">
            <text:p>-0.4898945</text:p>
          </table:table-cell>
          <table:table-cell office:value-type="float" office:value="-0.03146503" calcext:value-type="float">
            <text:p>-0.03146503</text:p>
          </table:table-cell>
          <table:table-cell office:value-type="float" office:value="0.000001802334" calcext:value-type="float">
            <text:p>1.802334E-06</text:p>
          </table:table-cell>
          <table:table-cell office:value-type="float" office:value="17.27056" calcext:value-type="float">
            <text:p>17.27056</text:p>
          </table:table-cell>
          <table:table-cell office:value-type="float" office:value="13.62427" calcext:value-type="float">
            <text:p>13.62427</text:p>
          </table:table-cell>
          <table:table-cell office:value-type="float" office:value="22.34505" calcext:value-type="float">
            <text:p>22.34505</text:p>
          </table:table-cell>
          <table:table-cell office:value-type="float" office:value="0.9460745" calcext:value-type="float">
            <text:p>0.9460745</text:p>
          </table:table-cell>
          <table:table-cell office:value-type="float" office:value="0.06369322" calcext:value-type="float">
            <text:p>0.06369322</text:p>
          </table:table-cell>
          <table:table-cell office:value-type="float" office:value="0.04993188" calcext:value-type="float">
            <text:p>0.04993188</text:p>
          </table:table-cell>
          <table:table-cell office:value-type="float" office:value="0.01720286" calcext:value-type="float">
            <text:p>0.01720286</text:p>
          </table:table-cell>
          <table:table-cell office:value-type="float" office:value="0.01539978" calcext:value-type="float">
            <text:p>0.01539978</text:p>
          </table:table-cell>
          <table:table-cell office:value-type="float" office:value="0.02673659" calcext:value-type="float">
            <text:p>0.02673659</text:p>
          </table:table-cell>
          <table:table-cell office:value-type="float" office:value="0.02055695" calcext:value-type="float">
            <text:p>0.02055695</text:p>
          </table:table-cell>
          <table:table-cell office:value-type="float" office:value="0.01813017" calcext:value-type="float">
            <text:p>0.01813017</text:p>
          </table:table-cell>
          <table:table-cell office:value-type="float" office:value="0.02057659" calcext:value-type="float">
            <text:p>0.02057659</text:p>
          </table:table-cell>
          <table:table-cell office:value-type="float" office:value="0.02749374" calcext:value-type="float">
            <text:p>0.02749374</text:p>
          </table:table-cell>
          <table:table-cell office:value-type="float" office:value="0.004993562" calcext:value-type="float">
            <text:p>0.004993562</text:p>
          </table:table-cell>
          <table:table-cell office:value-type="float" office:value="0.004477523" calcext:value-type="float">
            <text:p>0.004477523</text:p>
          </table:table-cell>
          <table:table-cell office:value-type="float" office:value="0" calcext:value-type="float">
            <text:p>0</text:p>
          </table:table-cell>
          <table:table-cell office:value-type="float" office:value="10.15049" calcext:value-type="float">
            <text:p>10.15049</text:p>
          </table:table-cell>
          <table:table-cell office:value-type="float" office:value="47.76129" calcext:value-type="float">
            <text:p>47.76129</text:p>
          </table:table-cell>
          <table:table-cell office:value-type="float" office:value="52.13451" calcext:value-type="float">
            <text:p>52.13451</text:p>
          </table:table-cell>
          <table:table-cell office:value-type="float" office:value="58.09282" calcext:value-type="float">
            <text:p>58.09282</text:p>
          </table:table-cell>
          <table:table-cell office:value-type="float" office:value="58.222" calcext:value-type="float">
            <text:p>58.222</text:p>
          </table:table-cell>
          <table:table-cell office:value-type="float" office:value="25.75281" calcext:value-type="float">
            <text:p>25.75281</text:p>
          </table:table-cell>
          <table:table-cell office:value-type="float" office:value="16.80581" calcext:value-type="float">
            <text:p>16.80581</text:p>
          </table:table-cell>
          <table:table-cell office:value-type="float" office:value="6.5583" calcext:value-type="float">
            <text:p>6.5583</text:p>
          </table:table-cell>
          <table:table-cell office:value-type="float" office:value="2.074355" calcext:value-type="float">
            <text:p>2.074355</text:p>
          </table:table-cell>
          <table:table-cell office:value-type="float" office:value="0.4301977" calcext:value-type="float">
            <text:p>0.4301977</text:p>
          </table:table-cell>
          <table:table-cell office:value-type="float" office:value="0.2125152" calcext:value-type="float">
            <text:p>0.2125152</text:p>
          </table:table-cell>
          <table:table-cell office:value-type="float" office:value="0.2724108" calcext:value-type="float">
            <text:p>0.2724108</text:p>
          </table:table-cell>
          <table:table-cell office:value-type="float" office:value="0.3085674" calcext:value-type="float">
            <text:p>0.3085674</text:p>
          </table:table-cell>
          <table:table-cell office:value-type="float" office:value="0.3476733" calcext:value-type="float">
            <text:p>0.3476733</text:p>
          </table:table-cell>
          <table:table-cell office:value-type="float" office:value="0" calcext:value-type="float">
            <text:p>0</text:p>
          </table:table-cell>
          <table:table-cell office:value-type="float" office:value="4805.285" calcext:value-type="float">
            <text:p>4805.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762179" calcext:value-type="float">
            <text:p>-1.7621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3.60316" calcext:value-type="float">
            <text:p>23.60316</text:p>
          </table:table-cell>
          <table:table-cell office:value-type="float" office:value="1091.388" calcext:value-type="float">
            <text:p>1091.38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08643" calcext:value-type="float">
            <text:p>1.08643</text:p>
          </table:table-cell>
          <table:table-cell office:value-type="float" office:value="19.07021" calcext:value-type="float">
            <text:p>19.07021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5224284" calcext:value-type="float">
            <text:p>-0.5224284</text:p>
          </table:table-cell>
          <table:table-cell office:value-type="float" office:value="-0.03149872" calcext:value-type="float">
            <text:p>-0.03149872</text:p>
          </table:table-cell>
          <table:table-cell office:value-type="float" office:value="0.000001806394" calcext:value-type="float">
            <text:p>1.806394E-06</text:p>
          </table:table-cell>
          <table:table-cell office:value-type="float" office:value="17.19919" calcext:value-type="float">
            <text:p>17.19919</text:p>
          </table:table-cell>
          <table:table-cell office:value-type="float" office:value="13.141" calcext:value-type="float">
            <text:p>13.141</text:p>
          </table:table-cell>
          <table:table-cell office:value-type="float" office:value="20.06787" calcext:value-type="float">
            <text:p>20.06787</text:p>
          </table:table-cell>
          <table:table-cell office:value-type="float" office:value="0.7438827" calcext:value-type="float">
            <text:p>0.7438827</text:p>
          </table:table-cell>
          <table:table-cell office:value-type="float" office:value="0.05711176" calcext:value-type="float">
            <text:p>0.05711176</text:p>
          </table:table-cell>
          <table:table-cell office:value-type="float" office:value="0.04806731" calcext:value-type="float">
            <text:p>0.04806731</text:p>
          </table:table-cell>
          <table:table-cell office:value-type="float" office:value="0.01710699" calcext:value-type="float">
            <text:p>0.01710699</text:p>
          </table:table-cell>
          <table:table-cell office:value-type="float" office:value="0.01533925" calcext:value-type="float">
            <text:p>0.01533925</text:p>
          </table:table-cell>
          <table:table-cell office:value-type="float" office:value="0.02663332" calcext:value-type="float">
            <text:p>0.02663332</text:p>
          </table:table-cell>
          <table:table-cell office:value-type="float" office:value="0.02064113" calcext:value-type="float">
            <text:p>0.02064113</text:p>
          </table:table-cell>
          <table:table-cell office:value-type="float" office:value="0.01812956" calcext:value-type="float">
            <text:p>0.01812956</text:p>
          </table:table-cell>
          <table:table-cell office:value-type="float" office:value="0.02051386" calcext:value-type="float">
            <text:p>0.02051386</text:p>
          </table:table-cell>
          <table:table-cell office:value-type="float" office:value="0.02738025" calcext:value-type="float">
            <text:p>0.02738025</text:p>
          </table:table-cell>
          <table:table-cell office:value-type="float" office:value="0.004992448" calcext:value-type="float">
            <text:p>0.004992448</text:p>
          </table:table-cell>
          <table:table-cell office:value-type="float" office:value="0.004476758" calcext:value-type="float">
            <text:p>0.004476758</text:p>
          </table:table-cell>
          <table:table-cell office:value-type="float" office:value="0" calcext:value-type="float">
            <text:p>0</text:p>
          </table:table-cell>
          <table:table-cell office:value-type="float" office:value="10.2804" calcext:value-type="float">
            <text:p>10.2804</text:p>
          </table:table-cell>
          <table:table-cell office:value-type="float" office:value="49.91698" calcext:value-type="float">
            <text:p>49.91698</text:p>
          </table:table-cell>
          <table:table-cell office:value-type="float" office:value="52.68977" calcext:value-type="float">
            <text:p>52.68977</text:p>
          </table:table-cell>
          <table:table-cell office:value-type="float" office:value="57.95161" calcext:value-type="float">
            <text:p>57.95161</text:p>
          </table:table-cell>
          <table:table-cell office:value-type="float" office:value="58.09602" calcext:value-type="float">
            <text:p>58.09602</text:p>
          </table:table-cell>
          <table:table-cell office:value-type="float" office:value="25.79838" calcext:value-type="float">
            <text:p>25.79838</text:p>
          </table:table-cell>
          <table:table-cell office:value-type="float" office:value="16.85748" calcext:value-type="float">
            <text:p>16.85748</text:p>
          </table:table-cell>
          <table:table-cell office:value-type="float" office:value="6.677183" calcext:value-type="float">
            <text:p>6.677183</text:p>
          </table:table-cell>
          <table:table-cell office:value-type="float" office:value="2.122868" calcext:value-type="float">
            <text:p>2.122868</text:p>
          </table:table-cell>
          <table:table-cell office:value-type="float" office:value="0.4458297" calcext:value-type="float">
            <text:p>0.4458297</text:p>
          </table:table-cell>
          <table:table-cell office:value-type="float" office:value="0.2146327" calcext:value-type="float">
            <text:p>0.2146327</text:p>
          </table:table-cell>
          <table:table-cell office:value-type="float" office:value="0.2736175" calcext:value-type="float">
            <text:p>0.2736175</text:p>
          </table:table-cell>
          <table:table-cell office:value-type="float" office:value="0.3084138" calcext:value-type="float">
            <text:p>0.3084138</text:p>
          </table:table-cell>
          <table:table-cell office:value-type="float" office:value="0.3476734" calcext:value-type="float">
            <text:p>0.3476734</text:p>
          </table:table-cell>
          <table:table-cell office:value-type="float" office:value="0" calcext:value-type="float">
            <text:p>0</text:p>
          </table:table-cell>
          <table:table-cell office:value-type="float" office:value="5123.572" calcext:value-type="float">
            <text:p>5123.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845494" calcext:value-type="float">
            <text:p>-1.8454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3.36454" calcext:value-type="float">
            <text:p>23.36454</text:p>
          </table:table-cell>
          <table:table-cell office:value-type="float" office:value="1091.387" calcext:value-type="float">
            <text:p>1091.38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9917438" calcext:value-type="float">
            <text:p>0.9917438</text:p>
          </table:table-cell>
          <table:table-cell office:value-type="float" office:value="19.28756" calcext:value-type="float">
            <text:p>19.28756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375" calcext:value-type="float">
            <text:p>4.23637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1313" calcext:value-type="float">
            <text:p>-0.01311313</text:p>
          </table:table-cell>
          <table:table-cell office:value-type="float" office:value="-0.5546125" calcext:value-type="float">
            <text:p>-0.5546125</text:p>
          </table:table-cell>
          <table:table-cell office:value-type="float" office:value="-0.03152523" calcext:value-type="float">
            <text:p>-0.03152523</text:p>
          </table:table-cell>
          <table:table-cell office:value-type="float" office:value="0.000001811198" calcext:value-type="float">
            <text:p>1.811198E-06</text:p>
          </table:table-cell>
          <table:table-cell office:value-type="float" office:value="17.07053" calcext:value-type="float">
            <text:p>17.07053</text:p>
          </table:table-cell>
          <table:table-cell office:value-type="float" office:value="12.66071" calcext:value-type="float">
            <text:p>12.66071</text:p>
          </table:table-cell>
          <table:table-cell office:value-type="float" office:value="17.86333" calcext:value-type="float">
            <text:p>17.86333</text:p>
          </table:table-cell>
          <table:table-cell office:value-type="float" office:value="0.6783765" calcext:value-type="float">
            <text:p>0.6783765</text:p>
          </table:table-cell>
          <table:table-cell office:value-type="float" office:value="0.05548791" calcext:value-type="float">
            <text:p>0.05548791</text:p>
          </table:table-cell>
          <table:table-cell office:value-type="float" office:value="0.04884642" calcext:value-type="float">
            <text:p>0.04884642</text:p>
          </table:table-cell>
          <table:table-cell office:value-type="float" office:value="0.01715684" calcext:value-type="float">
            <text:p>0.01715684</text:p>
          </table:table-cell>
          <table:table-cell office:value-type="float" office:value="0.01530667" calcext:value-type="float">
            <text:p>0.01530667</text:p>
          </table:table-cell>
          <table:table-cell office:value-type="float" office:value="0.02658601" calcext:value-type="float">
            <text:p>0.02658601</text:p>
          </table:table-cell>
          <table:table-cell office:value-type="float" office:value="0.02071294" calcext:value-type="float">
            <text:p>0.02071294</text:p>
          </table:table-cell>
          <table:table-cell office:value-type="float" office:value="0.01813422" calcext:value-type="float">
            <text:p>0.01813422</text:p>
          </table:table-cell>
          <table:table-cell office:value-type="float" office:value="0.02045149" calcext:value-type="float">
            <text:p>0.02045149</text:p>
          </table:table-cell>
          <table:table-cell office:value-type="float" office:value="0.02726564" calcext:value-type="float">
            <text:p>0.02726564</text:p>
          </table:table-cell>
          <table:table-cell office:value-type="float" office:value="0.004991295" calcext:value-type="float">
            <text:p>0.004991295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0" calcext:value-type="float">
            <text:p>0</text:p>
          </table:table-cell>
          <table:table-cell office:value-type="float" office:value="10.55197" calcext:value-type="float">
            <text:p>10.55197</text:p>
          </table:table-cell>
          <table:table-cell office:value-type="float" office:value="52.24714" calcext:value-type="float">
            <text:p>52.24714</text:p>
          </table:table-cell>
          <table:table-cell office:value-type="float" office:value="53.48876" calcext:value-type="float">
            <text:p>53.48876</text:p>
          </table:table-cell>
          <table:table-cell office:value-type="float" office:value="57.89079" calcext:value-type="float">
            <text:p>57.89079</text:p>
          </table:table-cell>
          <table:table-cell office:value-type="float" office:value="57.98046" calcext:value-type="float">
            <text:p>57.98046</text:p>
          </table:table-cell>
          <table:table-cell office:value-type="float" office:value="25.83514" calcext:value-type="float">
            <text:p>25.83514</text:p>
          </table:table-cell>
          <table:table-cell office:value-type="float" office:value="16.91335" calcext:value-type="float">
            <text:p>16.91335</text:p>
          </table:table-cell>
          <table:table-cell office:value-type="float" office:value="6.791599" calcext:value-type="float">
            <text:p>6.791599</text:p>
          </table:table-cell>
          <table:table-cell office:value-type="float" office:value="2.163657" calcext:value-type="float">
            <text:p>2.163657</text:p>
          </table:table-cell>
          <table:table-cell office:value-type="float" office:value="0.4646073" calcext:value-type="float">
            <text:p>0.4646073</text:p>
          </table:table-cell>
          <table:table-cell office:value-type="float" office:value="0.2170646" calcext:value-type="float">
            <text:p>0.2170646</text:p>
          </table:table-cell>
          <table:table-cell office:value-type="float" office:value="0.2748703" calcext:value-type="float">
            <text:p>0.2748703</text:p>
          </table:table-cell>
          <table:table-cell office:value-type="float" office:value="0.3082793" calcext:value-type="float">
            <text:p>0.3082793</text:p>
          </table:table-cell>
          <table:table-cell office:value-type="float" office:value="0.3476756" calcext:value-type="float">
            <text:p>0.3476756</text:p>
          </table:table-cell>
          <table:table-cell office:value-type="float" office:value="0" calcext:value-type="float">
            <text:p>0</text:p>
          </table:table-cell>
          <table:table-cell office:value-type="float" office:value="5629.476" calcext:value-type="float">
            <text:p>5629.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22405" calcext:value-type="float">
            <text:p>-1.9224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23.22609" calcext:value-type="float">
            <text:p>23.22609</text:p>
          </table:table-cell>
          <table:table-cell office:value-type="float" office:value="1091.392" calcext:value-type="float">
            <text:p>1091.39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7978042" calcext:value-type="float">
            <text:p>0.7978042</text:p>
          </table:table-cell>
          <table:table-cell office:value-type="float" office:value="19.58145" calcext:value-type="float">
            <text:p>19.58145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725" calcext:value-type="float">
            <text:p>4.236725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10206" calcext:value-type="float">
            <text:p>-0.01310206</text:p>
          </table:table-cell>
          <table:table-cell office:value-type="float" office:value="-0.5650513" calcext:value-type="float">
            <text:p>-0.5650513</text:p>
          </table:table-cell>
          <table:table-cell office:value-type="float" office:value="-0.03204058" calcext:value-type="float">
            <text:p>-0.03204058</text:p>
          </table:table-cell>
          <table:table-cell office:value-type="float" office:value="0.000001815109" calcext:value-type="float">
            <text:p>1.815109E-06</text:p>
          </table:table-cell>
          <table:table-cell office:value-type="float" office:value="17.1332" calcext:value-type="float">
            <text:p>17.1332</text:p>
          </table:table-cell>
          <table:table-cell office:value-type="float" office:value="10.83301" calcext:value-type="float">
            <text:p>10.83301</text:p>
          </table:table-cell>
          <table:table-cell office:value-type="float" office:value="13.93986" calcext:value-type="float">
            <text:p>13.93986</text:p>
          </table:table-cell>
          <table:table-cell office:value-type="float" office:value="0.356402" calcext:value-type="float">
            <text:p>0.356402</text:p>
          </table:table-cell>
          <table:table-cell office:value-type="float" office:value="0.04395875" calcext:value-type="float">
            <text:p>0.04395875</text:p>
          </table:table-cell>
          <table:table-cell office:value-type="float" office:value="0.04167415" calcext:value-type="float">
            <text:p>0.04167415</text:p>
          </table:table-cell>
          <table:table-cell office:value-type="float" office:value="0.01706679" calcext:value-type="float">
            <text:p>0.01706679</text:p>
          </table:table-cell>
          <table:table-cell office:value-type="float" office:value="0.01528083" calcext:value-type="float">
            <text:p>0.01528083</text:p>
          </table:table-cell>
          <table:table-cell office:value-type="float" office:value="0.02658043" calcext:value-type="float">
            <text:p>0.02658043</text:p>
          </table:table-cell>
          <table:table-cell office:value-type="float" office:value="0.02078096" calcext:value-type="float">
            <text:p>0.02078096</text:p>
          </table:table-cell>
          <table:table-cell office:value-type="float" office:value="0.01813908" calcext:value-type="float">
            <text:p>0.01813908</text:p>
          </table:table-cell>
          <table:table-cell office:value-type="float" office:value="0.02038858" calcext:value-type="float">
            <text:p>0.02038858</text:p>
          </table:table-cell>
          <table:table-cell office:value-type="float" office:value="0.02714967" calcext:value-type="float">
            <text:p>0.02714967</text:p>
          </table:table-cell>
          <table:table-cell office:value-type="float" office:value="0.004990107" calcext:value-type="float">
            <text:p>0.004990107</text:p>
          </table:table-cell>
          <table:table-cell office:value-type="float" office:value="0.004475194" calcext:value-type="float">
            <text:p>0.004475194</text:p>
          </table:table-cell>
          <table:table-cell office:value-type="float" office:value="0" calcext:value-type="float">
            <text:p>0</text:p>
          </table:table-cell>
          <table:table-cell office:value-type="float" office:value="21.17467" calcext:value-type="float">
            <text:p>21.17467</text:p>
          </table:table-cell>
          <table:table-cell office:value-type="float" office:value="49.22842" calcext:value-type="float">
            <text:p>49.22842</text:p>
          </table:table-cell>
          <table:table-cell office:value-type="float" office:value="55.25837" calcext:value-type="float">
            <text:p>55.25837</text:p>
          </table:table-cell>
          <table:table-cell office:value-type="float" office:value="58.75958" calcext:value-type="float">
            <text:p>58.75958</text:p>
          </table:table-cell>
          <table:table-cell office:value-type="float" office:value="58.91269" calcext:value-type="float">
            <text:p>58.91269</text:p>
          </table:table-cell>
          <table:table-cell office:value-type="float" office:value="26.24244" calcext:value-type="float">
            <text:p>26.24244</text:p>
          </table:table-cell>
          <table:table-cell office:value-type="float" office:value="17.05939" calcext:value-type="float">
            <text:p>17.05939</text:p>
          </table:table-cell>
          <table:table-cell office:value-type="float" office:value="6.907568" calcext:value-type="float">
            <text:p>6.907568</text:p>
          </table:table-cell>
          <table:table-cell office:value-type="float" office:value="2.20413" calcext:value-type="float">
            <text:p>2.20413</text:p>
          </table:table-cell>
          <table:table-cell office:value-type="float" office:value="0.4823948" calcext:value-type="float">
            <text:p>0.4823948</text:p>
          </table:table-cell>
          <table:table-cell office:value-type="float" office:value="0.2196666" calcext:value-type="float">
            <text:p>0.2196666</text:p>
          </table:table-cell>
          <table:table-cell office:value-type="float" office:value="0.2761703" calcext:value-type="float">
            <text:p>0.2761703</text:p>
          </table:table-cell>
          <table:table-cell office:value-type="float" office:value="0.3081644" calcext:value-type="float">
            <text:p>0.3081644</text:p>
          </table:table-cell>
          <table:table-cell office:value-type="float" office:value="0.3476783" calcext:value-type="float">
            <text:p>0.3476783</text:p>
          </table:table-cell>
          <table:table-cell office:value-type="float" office:value="0" calcext:value-type="float">
            <text:p>0</text:p>
          </table:table-cell>
          <table:table-cell office:value-type="float" office:value="5765.667" calcext:value-type="float">
            <text:p>5765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47281" calcext:value-type="float">
            <text:p>-1.9472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3.10483" calcext:value-type="float">
            <text:p>23.10483</text:p>
          </table:table-cell>
          <table:table-cell office:value-type="float" office:value="1091.393" calcext:value-type="float">
            <text:p>1091.39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6333652" calcext:value-type="float">
            <text:p>0.6333652</text:p>
          </table:table-cell>
          <table:table-cell office:value-type="float" office:value="19.85358" calcext:value-type="float">
            <text:p>19.85358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741" calcext:value-type="float">
            <text:p>4.23674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384094" calcext:value-type="float">
            <text:p>-0.01384094</text:p>
          </table:table-cell>
          <table:table-cell office:value-type="float" office:value="-0.5679867" calcext:value-type="float">
            <text:p>-0.5679867</text:p>
          </table:table-cell>
          <table:table-cell office:value-type="float" office:value="-0.0329344" calcext:value-type="float">
            <text:p>-0.0329344</text:p>
          </table:table-cell>
          <table:table-cell office:value-type="float" office:value="0.000001817803" calcext:value-type="float">
            <text:p>1.817803E-06</text:p>
          </table:table-cell>
          <table:table-cell office:value-type="float" office:value="17.16176" calcext:value-type="float">
            <text:p>17.16176</text:p>
          </table:table-cell>
          <table:table-cell office:value-type="float" office:value="10.07365" calcext:value-type="float">
            <text:p>10.07365</text:p>
          </table:table-cell>
          <table:table-cell office:value-type="float" office:value="10.20097" calcext:value-type="float">
            <text:p>10.20097</text:p>
          </table:table-cell>
          <table:table-cell office:value-type="float" office:value="0.2493265" calcext:value-type="float">
            <text:p>0.2493265</text:p>
          </table:table-cell>
          <table:table-cell office:value-type="float" office:value="0.03959359" calcext:value-type="float">
            <text:p>0.03959359</text:p>
          </table:table-cell>
          <table:table-cell office:value-type="float" office:value="0.03896286" calcext:value-type="float">
            <text:p>0.03896286</text:p>
          </table:table-cell>
          <table:table-cell office:value-type="float" office:value="0.01715943" calcext:value-type="float">
            <text:p>0.01715943</text:p>
          </table:table-cell>
          <table:table-cell office:value-type="float" office:value="0.01545879" calcext:value-type="float">
            <text:p>0.01545879</text:p>
          </table:table-cell>
          <table:table-cell office:value-type="float" office:value="0.02665432" calcext:value-type="float">
            <text:p>0.02665432</text:p>
          </table:table-cell>
          <table:table-cell office:value-type="float" office:value="0.02085054" calcext:value-type="float">
            <text:p>0.02085054</text:p>
          </table:table-cell>
          <table:table-cell office:value-type="float" office:value="0.01814638" calcext:value-type="float">
            <text:p>0.01814638</text:p>
          </table:table-cell>
          <table:table-cell office:value-type="float" office:value="0.02032765" calcext:value-type="float">
            <text:p>0.02032765</text:p>
          </table:table-cell>
          <table:table-cell office:value-type="float" office:value="0.02703304" calcext:value-type="float">
            <text:p>0.02703304</text:p>
          </table:table-cell>
          <table:table-cell office:value-type="float" office:value="0.005009701" calcext:value-type="float">
            <text:p>0.005009701</text:p>
          </table:table-cell>
          <table:table-cell office:value-type="float" office:value="0.004453203" calcext:value-type="float">
            <text:p>0.004453203</text:p>
          </table:table-cell>
          <table:table-cell office:value-type="float" office:value="0" calcext:value-type="float">
            <text:p>0</text:p>
          </table:table-cell>
          <table:table-cell office:value-type="float" office:value="28.97563" calcext:value-type="float">
            <text:p>28.97563</text:p>
          </table:table-cell>
          <table:table-cell office:value-type="float" office:value="53.56024" calcext:value-type="float">
            <text:p>53.56024</text:p>
          </table:table-cell>
          <table:table-cell office:value-type="float" office:value="55.14293" calcext:value-type="float">
            <text:p>55.14293</text:p>
          </table:table-cell>
          <table:table-cell office:value-type="float" office:value="57.8048" calcext:value-type="float">
            <text:p>57.8048</text:p>
          </table:table-cell>
          <table:table-cell office:value-type="float" office:value="57.98206" calcext:value-type="float">
            <text:p>57.98206</text:p>
          </table:table-cell>
          <table:table-cell office:value-type="float" office:value="26.24401" calcext:value-type="float">
            <text:p>26.24401</text:p>
          </table:table-cell>
          <table:table-cell office:value-type="float" office:value="17.20732" calcext:value-type="float">
            <text:p>17.20732</text:p>
          </table:table-cell>
          <table:table-cell office:value-type="float" office:value="7.04539" calcext:value-type="float">
            <text:p>7.04539</text:p>
          </table:table-cell>
          <table:table-cell office:value-type="float" office:value="2.244109" calcext:value-type="float">
            <text:p>2.244109</text:p>
          </table:table-cell>
          <table:table-cell office:value-type="float" office:value="0.5008551" calcext:value-type="float">
            <text:p>0.5008551</text:p>
          </table:table-cell>
          <table:table-cell office:value-type="float" office:value="0.2227572" calcext:value-type="float">
            <text:p>0.2227572</text:p>
          </table:table-cell>
          <table:table-cell office:value-type="float" office:value="0.2780351" calcext:value-type="float">
            <text:p>0.2780351</text:p>
          </table:table-cell>
          <table:table-cell office:value-type="float" office:value="0.3163519" calcext:value-type="float">
            <text:p>0.3163519</text:p>
          </table:table-cell>
          <table:table-cell office:value-type="float" office:value="0.3401458" calcext:value-type="float">
            <text:p>0.3401458</text:p>
          </table:table-cell>
          <table:table-cell office:value-type="float" office:value="0" calcext:value-type="float">
            <text:p>0</text:p>
          </table:table-cell>
          <table:table-cell office:value-type="float" office:value="5903.331" calcext:value-type="float">
            <text:p>5903.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52122" calcext:value-type="float">
            <text:p>-1.9521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2.96038" calcext:value-type="float">
            <text:p>22.96038</text:p>
          </table:table-cell>
          <table:table-cell office:value-type="float" office:value="1091.391" calcext:value-type="float">
            <text:p>1091.39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4983354" calcext:value-type="float">
            <text:p>0.4983354</text:p>
          </table:table-cell>
          <table:table-cell office:value-type="float" office:value="20.1048" calcext:value-type="float">
            <text:p>20.1048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741" calcext:value-type="float">
            <text:p>4.23674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468641" calcext:value-type="float">
            <text:p>-0.01468641</text:p>
          </table:table-cell>
          <table:table-cell office:value-type="float" office:value="-0.5756304" calcext:value-type="float">
            <text:p>-0.5756304</text:p>
          </table:table-cell>
          <table:table-cell office:value-type="float" office:value="-0.03294557" calcext:value-type="float">
            <text:p>-0.03294557</text:p>
          </table:table-cell>
          <table:table-cell office:value-type="float" office:value="0.00000182038" calcext:value-type="float">
            <text:p>1.82038E-06</text:p>
          </table:table-cell>
          <table:table-cell office:value-type="float" office:value="17.15991" calcext:value-type="float">
            <text:p>17.15991</text:p>
          </table:table-cell>
          <table:table-cell office:value-type="float" office:value="9.857111" calcext:value-type="float">
            <text:p>9.857111</text:p>
          </table:table-cell>
          <table:table-cell office:value-type="float" office:value="6.971154" calcext:value-type="float">
            <text:p>6.971154</text:p>
          </table:table-cell>
          <table:table-cell office:value-type="float" office:value="0.198147" calcext:value-type="float">
            <text:p>0.198147</text:p>
          </table:table-cell>
          <table:table-cell office:value-type="float" office:value="0.03893907" calcext:value-type="float">
            <text:p>0.03893907</text:p>
          </table:table-cell>
          <table:table-cell office:value-type="float" office:value="0.03816442" calcext:value-type="float">
            <text:p>0.03816442</text:p>
          </table:table-cell>
          <table:table-cell office:value-type="float" office:value="0.01719599" calcext:value-type="float">
            <text:p>0.01719599</text:p>
          </table:table-cell>
          <table:table-cell office:value-type="float" office:value="0.01552968" calcext:value-type="float">
            <text:p>0.01552968</text:p>
          </table:table-cell>
          <table:table-cell office:value-type="float" office:value="0.02676293" calcext:value-type="float">
            <text:p>0.02676293</text:p>
          </table:table-cell>
          <table:table-cell office:value-type="float" office:value="0.02092515" calcext:value-type="float">
            <text:p>0.02092515</text:p>
          </table:table-cell>
          <table:table-cell office:value-type="float" office:value="0.01815935" calcext:value-type="float">
            <text:p>0.01815935</text:p>
          </table:table-cell>
          <table:table-cell office:value-type="float" office:value="0.02026888" calcext:value-type="float">
            <text:p>0.02026888</text:p>
          </table:table-cell>
          <table:table-cell office:value-type="float" office:value="0.02691652" calcext:value-type="float">
            <text:p>0.02691652</text:p>
          </table:table-cell>
          <table:table-cell office:value-type="float" office:value="0.005001435" calcext:value-type="float">
            <text:p>0.005001435</text:p>
          </table:table-cell>
          <table:table-cell office:value-type="float" office:value="0.004459164" calcext:value-type="float">
            <text:p>0.004459164</text:p>
          </table:table-cell>
          <table:table-cell office:value-type="float" office:value="0" calcext:value-type="float">
            <text:p>0</text:p>
          </table:table-cell>
          <table:table-cell office:value-type="float" office:value="23.04622" calcext:value-type="float">
            <text:p>23.04622</text:p>
          </table:table-cell>
          <table:table-cell office:value-type="float" office:value="58.62398" calcext:value-type="float">
            <text:p>58.62398</text:p>
          </table:table-cell>
          <table:table-cell office:value-type="float" office:value="56.01003" calcext:value-type="float">
            <text:p>56.01003</text:p>
          </table:table-cell>
          <table:table-cell office:value-type="float" office:value="57.75189" calcext:value-type="float">
            <text:p>57.75189</text:p>
          </table:table-cell>
          <table:table-cell office:value-type="float" office:value="57.81546" calcext:value-type="float">
            <text:p>57.81546</text:p>
          </table:table-cell>
          <table:table-cell office:value-type="float" office:value="26.2226" calcext:value-type="float">
            <text:p>26.2226</text:p>
          </table:table-cell>
          <table:table-cell office:value-type="float" office:value="17.20328" calcext:value-type="float">
            <text:p>17.20328</text:p>
          </table:table-cell>
          <table:table-cell office:value-type="float" office:value="7.148891" calcext:value-type="float">
            <text:p>7.148891</text:p>
          </table:table-cell>
          <table:table-cell office:value-type="float" office:value="2.283235" calcext:value-type="float">
            <text:p>2.283235</text:p>
          </table:table-cell>
          <table:table-cell office:value-type="float" office:value="0.5207709" calcext:value-type="float">
            <text:p>0.5207709</text:p>
          </table:table-cell>
          <table:table-cell office:value-type="float" office:value="0.2262599" calcext:value-type="float">
            <text:p>0.2262599</text:p>
          </table:table-cell>
          <table:table-cell office:value-type="float" office:value="0.2798371" calcext:value-type="float">
            <text:p>0.2798371</text:p>
          </table:table-cell>
          <table:table-cell office:value-type="float" office:value="0.313665" calcext:value-type="float">
            <text:p>0.313665</text:p>
          </table:table-cell>
          <table:table-cell office:value-type="float" office:value="0.3438134" calcext:value-type="float">
            <text:p>0.3438134</text:p>
          </table:table-cell>
          <table:table-cell office:value-type="float" office:value="0" calcext:value-type="float">
            <text:p>0</text:p>
          </table:table-cell>
          <table:table-cell office:value-type="float" office:value="6073.357" calcext:value-type="float">
            <text:p>6073.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67881" calcext:value-type="float">
            <text:p>-1.9678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2.79664" calcext:value-type="float">
            <text:p>22.79664</text:p>
          </table:table-cell>
          <table:table-cell office:value-type="float" office:value="1091.387" calcext:value-type="float">
            <text:p>1091.38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3809589" calcext:value-type="float">
            <text:p>0.3809589</text:p>
          </table:table-cell>
          <table:table-cell office:value-type="float" office:value="20.34899" calcext:value-type="float">
            <text:p>20.34899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741" calcext:value-type="float">
            <text:p>4.236741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54923" calcext:value-type="float">
            <text:p>-0.0154923</text:p>
          </table:table-cell>
          <table:table-cell office:value-type="float" office:value="-0.586772" calcext:value-type="float">
            <text:p>-0.586772</text:p>
          </table:table-cell>
          <table:table-cell office:value-type="float" office:value="-0.03295574" calcext:value-type="float">
            <text:p>-0.03295574</text:p>
          </table:table-cell>
          <table:table-cell office:value-type="float" office:value="0.000001824522" calcext:value-type="float">
            <text:p>1.824522E-06</text:p>
          </table:table-cell>
          <table:table-cell office:value-type="float" office:value="17.1326" calcext:value-type="float">
            <text:p>17.1326</text:p>
          </table:table-cell>
          <table:table-cell office:value-type="float" office:value="9.593197" calcext:value-type="float">
            <text:p>9.593197</text:p>
          </table:table-cell>
          <table:table-cell office:value-type="float" office:value="4.127666" calcext:value-type="float">
            <text:p>4.127666</text:p>
          </table:table-cell>
          <table:table-cell office:value-type="float" office:value="0.1846916" calcext:value-type="float">
            <text:p>0.1846916</text:p>
          </table:table-cell>
          <table:table-cell office:value-type="float" office:value="0.04049668" calcext:value-type="float">
            <text:p>0.04049668</text:p>
          </table:table-cell>
          <table:table-cell office:value-type="float" office:value="0.03933564" calcext:value-type="float">
            <text:p>0.03933564</text:p>
          </table:table-cell>
          <table:table-cell office:value-type="float" office:value="0.01721529" calcext:value-type="float">
            <text:p>0.01721529</text:p>
          </table:table-cell>
          <table:table-cell office:value-type="float" office:value="0.01552475" calcext:value-type="float">
            <text:p>0.01552475</text:p>
          </table:table-cell>
          <table:table-cell office:value-type="float" office:value="0.02688361" calcext:value-type="float">
            <text:p>0.02688361</text:p>
          </table:table-cell>
          <table:table-cell office:value-type="float" office:value="0.02100182" calcext:value-type="float">
            <text:p>0.02100182</text:p>
          </table:table-cell>
          <table:table-cell office:value-type="float" office:value="0.01817394" calcext:value-type="float">
            <text:p>0.01817394</text:p>
          </table:table-cell>
          <table:table-cell office:value-type="float" office:value="0.0202108" calcext:value-type="float">
            <text:p>0.0202108</text:p>
          </table:table-cell>
          <table:table-cell office:value-type="float" office:value="0.02679921" calcext:value-type="float">
            <text:p>0.02679921</text:p>
          </table:table-cell>
          <table:table-cell office:value-type="float" office:value="0.004994604" calcext:value-type="float">
            <text:p>0.004994604</text:p>
          </table:table-cell>
          <table:table-cell office:value-type="float" office:value="0.00446365" calcext:value-type="float">
            <text:p>0.00446365</text:p>
          </table:table-cell>
          <table:table-cell office:value-type="float" office:value="0" calcext:value-type="float">
            <text:p>0</text:p>
          </table:table-cell>
          <table:table-cell office:value-type="float" office:value="19.21943" calcext:value-type="float">
            <text:p>19.21943</text:p>
          </table:table-cell>
          <table:table-cell office:value-type="float" office:value="62.70584" calcext:value-type="float">
            <text:p>62.70584</text:p>
          </table:table-cell>
          <table:table-cell office:value-type="float" office:value="56.95275" calcext:value-type="float">
            <text:p>56.95275</text:p>
          </table:table-cell>
          <table:table-cell office:value-type="float" office:value="57.72932" calcext:value-type="float">
            <text:p>57.72932</text:p>
          </table:table-cell>
          <table:table-cell office:value-type="float" office:value="57.66456" calcext:value-type="float">
            <text:p>57.66456</text:p>
          </table:table-cell>
          <table:table-cell office:value-type="float" office:value="26.24825" calcext:value-type="float">
            <text:p>26.24825</text:p>
          </table:table-cell>
          <table:table-cell office:value-type="float" office:value="17.24828" calcext:value-type="float">
            <text:p>17.24828</text:p>
          </table:table-cell>
          <table:table-cell office:value-type="float" office:value="7.249939" calcext:value-type="float">
            <text:p>7.249939</text:p>
          </table:table-cell>
          <table:table-cell office:value-type="float" office:value="2.315418" calcext:value-type="float">
            <text:p>2.315418</text:p>
          </table:table-cell>
          <table:table-cell office:value-type="float" office:value="0.5379296" calcext:value-type="float">
            <text:p>0.5379296</text:p>
          </table:table-cell>
          <table:table-cell office:value-type="float" office:value="0.2298244" calcext:value-type="float">
            <text:p>0.2298244</text:p>
          </table:table-cell>
          <table:table-cell office:value-type="float" office:value="0.2814431" calcext:value-type="float">
            <text:p>0.2814431</text:p>
          </table:table-cell>
          <table:table-cell office:value-type="float" office:value="0.3116788" calcext:value-type="float">
            <text:p>0.3116788</text:p>
          </table:table-cell>
          <table:table-cell office:value-type="float" office:value="0.3469692" calcext:value-type="float">
            <text:p>0.3469692</text:p>
          </table:table-cell>
          <table:table-cell office:value-type="float" office:value="0" calcext:value-type="float">
            <text:p>0</text:p>
          </table:table-cell>
          <table:table-cell office:value-type="float" office:value="6317.539" calcext:value-type="float">
            <text:p>6317.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91017" calcext:value-type="float">
            <text:p>-1.9910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22.69153" calcext:value-type="float">
            <text:p>22.69153</text:p>
          </table:table-cell>
          <table:table-cell office:value-type="float" office:value="1091.382" calcext:value-type="float">
            <text:p>1091.38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2974109" calcext:value-type="float">
            <text:p>0.2974109</text:p>
          </table:table-cell>
          <table:table-cell office:value-type="float" office:value="20.53781" calcext:value-type="float">
            <text:p>20.53781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907" calcext:value-type="float">
            <text:p>4.236907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550985" calcext:value-type="float">
            <text:p>-0.01550985</text:p>
          </table:table-cell>
          <table:table-cell office:value-type="float" office:value="-0.5879892" calcext:value-type="float">
            <text:p>-0.5879892</text:p>
          </table:table-cell>
          <table:table-cell office:value-type="float" office:value="-0.03354051" calcext:value-type="float">
            <text:p>-0.03354051</text:p>
          </table:table-cell>
          <table:table-cell office:value-type="float" office:value="0.000001826403" calcext:value-type="float">
            <text:p>1.826403E-06</text:p>
          </table:table-cell>
          <table:table-cell office:value-type="float" office:value="17.14876" calcext:value-type="float">
            <text:p>17.14876</text:p>
          </table:table-cell>
          <table:table-cell office:value-type="float" office:value="8.023602" calcext:value-type="float">
            <text:p>8.023602</text:p>
          </table:table-cell>
          <table:table-cell office:value-type="float" office:value="2.540053" calcext:value-type="float">
            <text:p>2.540053</text:p>
          </table:table-cell>
          <table:table-cell office:value-type="float" office:value="0.1315594" calcext:value-type="float">
            <text:p>0.1315594</text:p>
          </table:table-cell>
          <table:table-cell office:value-type="float" office:value="0.03590726" calcext:value-type="float">
            <text:p>0.03590726</text:p>
          </table:table-cell>
          <table:table-cell office:value-type="float" office:value="0.03651881" calcext:value-type="float">
            <text:p>0.03651881</text:p>
          </table:table-cell>
          <table:table-cell office:value-type="float" office:value="0.017213" calcext:value-type="float">
            <text:p>0.017213</text:p>
          </table:table-cell>
          <table:table-cell office:value-type="float" office:value="0.01550268" calcext:value-type="float">
            <text:p>0.01550268</text:p>
          </table:table-cell>
          <table:table-cell office:value-type="float" office:value="0.02700239" calcext:value-type="float">
            <text:p>0.02700239</text:p>
          </table:table-cell>
          <table:table-cell office:value-type="float" office:value="0.02107849" calcext:value-type="float">
            <text:p>0.02107849</text:p>
          </table:table-cell>
          <table:table-cell office:value-type="float" office:value="0.01819271" calcext:value-type="float">
            <text:p>0.01819271</text:p>
          </table:table-cell>
          <table:table-cell office:value-type="float" office:value="0.02015406" calcext:value-type="float">
            <text:p>0.02015406</text:p>
          </table:table-cell>
          <table:table-cell office:value-type="float" office:value="0.02668125" calcext:value-type="float">
            <text:p>0.02668125</text:p>
          </table:table-cell>
          <table:table-cell office:value-type="float" office:value="0.004992061" calcext:value-type="float">
            <text:p>0.004992061</text:p>
          </table:table-cell>
          <table:table-cell office:value-type="float" office:value="0.00446403" calcext:value-type="float">
            <text:p>0.00446403</text:p>
          </table:table-cell>
          <table:table-cell office:value-type="float" office:value="0" calcext:value-type="float">
            <text:p>0</text:p>
          </table:table-cell>
          <table:table-cell office:value-type="float" office:value="30.42847" calcext:value-type="float">
            <text:p>30.42847</text:p>
          </table:table-cell>
          <table:table-cell office:value-type="float" office:value="63.61742" calcext:value-type="float">
            <text:p>63.61742</text:p>
          </table:table-cell>
          <table:table-cell office:value-type="float" office:value="57.20603" calcext:value-type="float">
            <text:p>57.20603</text:p>
          </table:table-cell>
          <table:table-cell office:value-type="float" office:value="57.35149" calcext:value-type="float">
            <text:p>57.35149</text:p>
          </table:table-cell>
          <table:table-cell office:value-type="float" office:value="57.24936" calcext:value-type="float">
            <text:p>57.24936</text:p>
          </table:table-cell>
          <table:table-cell office:value-type="float" office:value="26.20048" calcext:value-type="float">
            <text:p>26.20048</text:p>
          </table:table-cell>
          <table:table-cell office:value-type="float" office:value="17.25879" calcext:value-type="float">
            <text:p>17.25879</text:p>
          </table:table-cell>
          <table:table-cell office:value-type="float" office:value="7.339765" calcext:value-type="float">
            <text:p>7.339765</text:p>
          </table:table-cell>
          <table:table-cell office:value-type="float" office:value="2.348363" calcext:value-type="float">
            <text:p>2.348363</text:p>
          </table:table-cell>
          <table:table-cell office:value-type="float" office:value="0.5546036" calcext:value-type="float">
            <text:p>0.5546036</text:p>
          </table:table-cell>
          <table:table-cell office:value-type="float" office:value="0.2334569" calcext:value-type="float">
            <text:p>0.2334569</text:p>
          </table:table-cell>
          <table:table-cell office:value-type="float" office:value="0.2829649" calcext:value-type="float">
            <text:p>0.2829649</text:p>
          </table:table-cell>
          <table:table-cell office:value-type="float" office:value="0.311188" calcext:value-type="float">
            <text:p>0.311188</text:p>
          </table:table-cell>
          <table:table-cell office:value-type="float" office:value="0.3474013" calcext:value-type="float">
            <text:p>0.3474013</text:p>
          </table:table-cell>
          <table:table-cell office:value-type="float" office:value="0" calcext:value-type="float">
            <text:p>0</text:p>
          </table:table-cell>
          <table:table-cell office:value-type="float" office:value="6327.761" calcext:value-type="float">
            <text:p>6327.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91338" calcext:value-type="float">
            <text:p>-1.991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22.5892" calcext:value-type="float">
            <text:p>22.5892</text:p>
          </table:table-cell>
          <table:table-cell office:value-type="float" office:value="1091.376" calcext:value-type="float">
            <text:p>1091.37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257347" calcext:value-type="float">
            <text:p>0.257347</text:p>
          </table:table-cell>
          <table:table-cell office:value-type="float" office:value="20.67925" calcext:value-type="float">
            <text:p>20.67925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6907" calcext:value-type="float">
            <text:p>4.236907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550985" calcext:value-type="float">
            <text:p>-0.01550985</text:p>
          </table:table-cell>
          <table:table-cell office:value-type="float" office:value="-0.5886161" calcext:value-type="float">
            <text:p>-0.5886161</text:p>
          </table:table-cell>
          <table:table-cell office:value-type="float" office:value="-0.03369795" calcext:value-type="float">
            <text:p>-0.03369795</text:p>
          </table:table-cell>
          <table:table-cell office:value-type="float" office:value="0.000001828696" calcext:value-type="float">
            <text:p>1.828696E-06</text:p>
          </table:table-cell>
          <table:table-cell office:value-type="float" office:value="17.1438" calcext:value-type="float">
            <text:p>17.1438</text:p>
          </table:table-cell>
          <table:table-cell office:value-type="float" office:value="7.690103" calcext:value-type="float">
            <text:p>7.690103</text:p>
          </table:table-cell>
          <table:table-cell office:value-type="float" office:value="1.659237" calcext:value-type="float">
            <text:p>1.659237</text:p>
          </table:table-cell>
          <table:table-cell office:value-type="float" office:value="0.1181002" calcext:value-type="float">
            <text:p>0.1181002</text:p>
          </table:table-cell>
          <table:table-cell office:value-type="float" office:value="0.03486027" calcext:value-type="float">
            <text:p>0.03486027</text:p>
          </table:table-cell>
          <table:table-cell office:value-type="float" office:value="0.03592796" calcext:value-type="float">
            <text:p>0.03592796</text:p>
          </table:table-cell>
          <table:table-cell office:value-type="float" office:value="0.0173546" calcext:value-type="float">
            <text:p>0.0173546</text:p>
          </table:table-cell>
          <table:table-cell office:value-type="float" office:value="0.01567361" calcext:value-type="float">
            <text:p>0.01567361</text:p>
          </table:table-cell>
          <table:table-cell office:value-type="float" office:value="0.02715665" calcext:value-type="float">
            <text:p>0.02715665</text:p>
          </table:table-cell>
          <table:table-cell office:value-type="float" office:value="0.0211499" calcext:value-type="float">
            <text:p>0.0211499</text:p>
          </table:table-cell>
          <table:table-cell office:value-type="float" office:value="0.01821548" calcext:value-type="float">
            <text:p>0.01821548</text:p>
          </table:table-cell>
          <table:table-cell office:value-type="float" office:value="0.02010316" calcext:value-type="float">
            <text:p>0.02010316</text:p>
          </table:table-cell>
          <table:table-cell office:value-type="float" office:value="0.02656393" calcext:value-type="float">
            <text:p>0.02656393</text:p>
          </table:table-cell>
          <table:table-cell office:value-type="float" office:value="0.004990737" calcext:value-type="float">
            <text:p>0.004990737</text:p>
          </table:table-cell>
          <table:table-cell office:value-type="float" office:value="0.004463151" calcext:value-type="float">
            <text:p>0.004463151</text:p>
          </table:table-cell>
          <table:table-cell office:value-type="float" office:value="0" calcext:value-type="float">
            <text:p>0</text:p>
          </table:table-cell>
          <table:table-cell office:value-type="float" office:value="27.53403" calcext:value-type="float">
            <text:p>27.53403</text:p>
          </table:table-cell>
          <table:table-cell office:value-type="float" office:value="65.99879" calcext:value-type="float">
            <text:p>65.99879</text:p>
          </table:table-cell>
          <table:table-cell office:value-type="float" office:value="57.91502" calcext:value-type="float">
            <text:p>57.91502</text:p>
          </table:table-cell>
          <table:table-cell office:value-type="float" office:value="57.34829" calcext:value-type="float">
            <text:p>57.34829</text:p>
          </table:table-cell>
          <table:table-cell office:value-type="float" office:value="57.1044" calcext:value-type="float">
            <text:p>57.1044</text:p>
          </table:table-cell>
          <table:table-cell office:value-type="float" office:value="26.16495" calcext:value-type="float">
            <text:p>26.16495</text:p>
          </table:table-cell>
          <table:table-cell office:value-type="float" office:value="17.25636" calcext:value-type="float">
            <text:p>17.25636</text:p>
          </table:table-cell>
          <table:table-cell office:value-type="float" office:value="7.396524" calcext:value-type="float">
            <text:p>7.396524</text:p>
          </table:table-cell>
          <table:table-cell office:value-type="float" office:value="2.372012" calcext:value-type="float">
            <text:p>2.372012</text:p>
          </table:table-cell>
          <table:table-cell office:value-type="float" office:value="0.5729387" calcext:value-type="float">
            <text:p>0.5729387</text:p>
          </table:table-cell>
          <table:table-cell office:value-type="float" office:value="0.2380224" calcext:value-type="float">
            <text:p>0.2380224</text:p>
          </table:table-cell>
          <table:table-cell office:value-type="float" office:value="0.2845372" calcext:value-type="float">
            <text:p>0.2845372</text:p>
          </table:table-cell>
          <table:table-cell office:value-type="float" office:value="0.3111472" calcext:value-type="float">
            <text:p>0.3111472</text:p>
          </table:table-cell>
          <table:table-cell office:value-type="float" office:value="0.3474039" calcext:value-type="float">
            <text:p>0.3474039</text:p>
          </table:table-cell>
          <table:table-cell office:value-type="float" office:value="0" calcext:value-type="float">
            <text:p>0</text:p>
          </table:table-cell>
          <table:table-cell office:value-type="float" office:value="6402.39" calcext:value-type="float">
            <text:p>640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91634" calcext:value-type="float">
            <text:p>-1.9916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22.48258" calcext:value-type="float">
            <text:p>22.48258</text:p>
          </table:table-cell>
          <table:table-cell office:value-type="float" office:value="1091.371" calcext:value-type="float">
            <text:p>1091.37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2098005" calcext:value-type="float">
            <text:p>0.2098005</text:p>
          </table:table-cell>
          <table:table-cell office:value-type="float" office:value="20.83675" calcext:value-type="float">
            <text:p>20.83675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774" calcext:value-type="float">
            <text:p>4.23774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548176" calcext:value-type="float">
            <text:p>-0.01548176</text:p>
          </table:table-cell>
          <table:table-cell office:value-type="float" office:value="-0.5896692" calcext:value-type="float">
            <text:p>-0.5896692</text:p>
          </table:table-cell>
          <table:table-cell office:value-type="float" office:value="-0.03458836" calcext:value-type="float">
            <text:p>-0.03458836</text:p>
          </table:table-cell>
          <table:table-cell office:value-type="float" office:value="0.000001831871" calcext:value-type="float">
            <text:p>1.831871E-06</text:p>
          </table:table-cell>
          <table:table-cell office:value-type="float" office:value="17.14586" calcext:value-type="float">
            <text:p>17.14586</text:p>
          </table:table-cell>
          <table:table-cell office:value-type="float" office:value="5.18663" calcext:value-type="float">
            <text:p>5.18663</text:p>
          </table:table-cell>
          <table:table-cell office:value-type="float" office:value="1.126606" calcext:value-type="float">
            <text:p>1.126606</text:p>
          </table:table-cell>
          <table:table-cell office:value-type="float" office:value="0.1111499" calcext:value-type="float">
            <text:p>0.1111499</text:p>
          </table:table-cell>
          <table:table-cell office:value-type="float" office:value="0.03603798" calcext:value-type="float">
            <text:p>0.03603798</text:p>
          </table:table-cell>
          <table:table-cell office:value-type="float" office:value="0.0367184" calcext:value-type="float">
            <text:p>0.0367184</text:p>
          </table:table-cell>
          <table:table-cell office:value-type="float" office:value="0.01750077" calcext:value-type="float">
            <text:p>0.01750077</text:p>
          </table:table-cell>
          <table:table-cell office:value-type="float" office:value="0.01569846" calcext:value-type="float">
            <text:p>0.01569846</text:p>
          </table:table-cell>
          <table:table-cell office:value-type="float" office:value="0.02732084" calcext:value-type="float">
            <text:p>0.02732084</text:p>
          </table:table-cell>
          <table:table-cell office:value-type="float" office:value="0.02122814" calcext:value-type="float">
            <text:p>0.02122814</text:p>
          </table:table-cell>
          <table:table-cell office:value-type="float" office:value="0.01824126" calcext:value-type="float">
            <text:p>0.01824126</text:p>
          </table:table-cell>
          <table:table-cell office:value-type="float" office:value="0.02005336" calcext:value-type="float">
            <text:p>0.02005336</text:p>
          </table:table-cell>
          <table:table-cell office:value-type="float" office:value="0.02644694" calcext:value-type="float">
            <text:p>0.02644694</text:p>
          </table:table-cell>
          <table:table-cell office:value-type="float" office:value="0.004989638" calcext:value-type="float">
            <text:p>0.004989638</text:p>
          </table:table-cell>
          <table:table-cell office:value-type="float" office:value="0.004462261" calcext:value-type="float">
            <text:p>0.004462261</text:p>
          </table:table-cell>
          <table:table-cell office:value-type="float" office:value="0" calcext:value-type="float">
            <text:p>0</text:p>
          </table:table-cell>
          <table:table-cell office:value-type="float" office:value="8.24444" calcext:value-type="float">
            <text:p>8.24444</text:p>
          </table:table-cell>
          <table:table-cell office:value-type="float" office:value="46.04057" calcext:value-type="float">
            <text:p>46.04057</text:p>
          </table:table-cell>
          <table:table-cell office:value-type="float" office:value="63.74044" calcext:value-type="float">
            <text:p>63.74044</text:p>
          </table:table-cell>
          <table:table-cell office:value-type="float" office:value="65.93233" calcext:value-type="float">
            <text:p>65.93233</text:p>
          </table:table-cell>
          <table:table-cell office:value-type="float" office:value="65.07002" calcext:value-type="float">
            <text:p>65.07002</text:p>
          </table:table-cell>
          <table:table-cell office:value-type="float" office:value="27.09618" calcext:value-type="float">
            <text:p>27.09618</text:p>
          </table:table-cell>
          <table:table-cell office:value-type="float" office:value="17.36185" calcext:value-type="float">
            <text:p>17.36185</text:p>
          </table:table-cell>
          <table:table-cell office:value-type="float" office:value="7.458562" calcext:value-type="float">
            <text:p>7.458562</text:p>
          </table:table-cell>
          <table:table-cell office:value-type="float" office:value="2.397604" calcext:value-type="float">
            <text:p>2.397604</text:p>
          </table:table-cell>
          <table:table-cell office:value-type="float" office:value="0.589753" calcext:value-type="float">
            <text:p>0.589753</text:p>
          </table:table-cell>
          <table:table-cell office:value-type="float" office:value="0.2424947" calcext:value-type="float">
            <text:p>0.2424947</text:p>
          </table:table-cell>
          <table:table-cell office:value-type="float" office:value="0.2861298" calcext:value-type="float">
            <text:p>0.2861298</text:p>
          </table:table-cell>
          <table:table-cell office:value-type="float" office:value="0.3111666" calcext:value-type="float">
            <text:p>0.3111666</text:p>
          </table:table-cell>
          <table:table-cell office:value-type="float" office:value="0.3474065" calcext:value-type="float">
            <text:p>0.3474065</text:p>
          </table:table-cell>
          <table:table-cell office:value-type="float" office:value="0" calcext:value-type="float">
            <text:p>0</text:p>
          </table:table-cell>
          <table:table-cell office:value-type="float" office:value="6418.852" calcext:value-type="float">
            <text:p>6418.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95875" calcext:value-type="float">
            <text:p>-1.9958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22.36945" calcext:value-type="float">
            <text:p>22.36945</text:p>
          </table:table-cell>
          <table:table-cell office:value-type="float" office:value="1091.369" calcext:value-type="float">
            <text:p>1091.36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830736" calcext:value-type="float">
            <text:p>0.1830736</text:p>
          </table:table-cell>
          <table:table-cell office:value-type="float" office:value="20.97112" calcext:value-type="float">
            <text:p>20.97112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778" calcext:value-type="float">
            <text:p>4.23778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548034" calcext:value-type="float">
            <text:p>-0.01548034</text:p>
          </table:table-cell>
          <table:table-cell office:value-type="float" office:value="-0.5911689" calcext:value-type="float">
            <text:p>-0.5911689</text:p>
          </table:table-cell>
          <table:table-cell office:value-type="float" office:value="-0.03751319" calcext:value-type="float">
            <text:p>-0.03751319</text:p>
          </table:table-cell>
          <table:table-cell office:value-type="float" office:value="0.000001833891" calcext:value-type="float">
            <text:p>1.833891E-06</text:p>
          </table:table-cell>
          <table:table-cell office:value-type="float" office:value="17.1616" calcext:value-type="float">
            <text:p>17.1616</text:p>
          </table:table-cell>
          <table:table-cell office:value-type="float" office:value="4.385218" calcext:value-type="float">
            <text:p>4.385218</text:p>
          </table:table-cell>
          <table:table-cell office:value-type="float" office:value="0.6909328" calcext:value-type="float">
            <text:p>0.6909328</text:p>
          </table:table-cell>
          <table:table-cell office:value-type="float" office:value="0.1050905" calcext:value-type="float">
            <text:p>0.1050905</text:p>
          </table:table-cell>
          <table:table-cell office:value-type="float" office:value="0.03513935" calcext:value-type="float">
            <text:p>0.03513935</text:p>
          </table:table-cell>
          <table:table-cell office:value-type="float" office:value="0.03654411" calcext:value-type="float">
            <text:p>0.03654411</text:p>
          </table:table-cell>
          <table:table-cell office:value-type="float" office:value="0.01789081" calcext:value-type="float">
            <text:p>0.01789081</text:p>
          </table:table-cell>
          <table:table-cell office:value-type="float" office:value="0.01601875" calcext:value-type="float">
            <text:p>0.01601875</text:p>
          </table:table-cell>
          <table:table-cell office:value-type="float" office:value="0.02754459" calcext:value-type="float">
            <text:p>0.02754459</text:p>
          </table:table-cell>
          <table:table-cell office:value-type="float" office:value="0.02131617" calcext:value-type="float">
            <text:p>0.02131617</text:p>
          </table:table-cell>
          <table:table-cell office:value-type="float" office:value="0.01827046" calcext:value-type="float">
            <text:p>0.01827046</text:p>
          </table:table-cell>
          <table:table-cell office:value-type="float" office:value="0.0200054" calcext:value-type="float">
            <text:p>0.0200054</text:p>
          </table:table-cell>
          <table:table-cell office:value-type="float" office:value="0.02633005" calcext:value-type="float">
            <text:p>0.02633005</text:p>
          </table:table-cell>
          <table:table-cell office:value-type="float" office:value="0.004989456" calcext:value-type="float">
            <text:p>0.004989456</text:p>
          </table:table-cell>
          <table:table-cell office:value-type="float" office:value="0.00446136" calcext:value-type="float">
            <text:p>0.00446136</text:p>
          </table:table-cell>
          <table:table-cell office:value-type="float" office:value="0" calcext:value-type="float">
            <text:p>0</text:p>
          </table:table-cell>
          <table:table-cell office:value-type="float" office:value="23.76646" calcext:value-type="float">
            <text:p>23.76646</text:p>
          </table:table-cell>
          <table:table-cell office:value-type="float" office:value="42.65286" calcext:value-type="float">
            <text:p>42.65286</text:p>
          </table:table-cell>
          <table:table-cell office:value-type="float" office:value="58.24963" calcext:value-type="float">
            <text:p>58.24963</text:p>
          </table:table-cell>
          <table:table-cell office:value-type="float" office:value="61.97078" calcext:value-type="float">
            <text:p>61.97078</text:p>
          </table:table-cell>
          <table:table-cell office:value-type="float" office:value="62.03409" calcext:value-type="float">
            <text:p>62.03409</text:p>
          </table:table-cell>
          <table:table-cell office:value-type="float" office:value="29.63363" calcext:value-type="float">
            <text:p>29.63363</text:p>
          </table:table-cell>
          <table:table-cell office:value-type="float" office:value="19.16076" calcext:value-type="float">
            <text:p>19.16076</text:p>
          </table:table-cell>
          <table:table-cell office:value-type="float" office:value="7.781661" calcext:value-type="float">
            <text:p>7.781661</text:p>
          </table:table-cell>
          <table:table-cell office:value-type="float" office:value="2.437564" calcext:value-type="float">
            <text:p>2.437564</text:p>
          </table:table-cell>
          <table:table-cell office:value-type="float" office:value="0.6054771" calcext:value-type="float">
            <text:p>0.6054771</text:p>
          </table:table-cell>
          <table:table-cell office:value-type="float" office:value="0.2468814" calcext:value-type="float">
            <text:p>0.2468814</text:p>
          </table:table-cell>
          <table:table-cell office:value-type="float" office:value="0.2877357" calcext:value-type="float">
            <text:p>0.2877357</text:p>
          </table:table-cell>
          <table:table-cell office:value-type="float" office:value="0.311237" calcext:value-type="float">
            <text:p>0.311237</text:p>
          </table:table-cell>
          <table:table-cell office:value-type="float" office:value="0.347409" calcext:value-type="float">
            <text:p>0.347409</text:p>
          </table:table-cell>
          <table:table-cell office:value-type="float" office:value="0" calcext:value-type="float">
            <text:p>0</text:p>
          </table:table-cell>
          <table:table-cell office:value-type="float" office:value="6460.023" calcext:value-type="float">
            <text:p>6460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00978" calcext:value-type="float">
            <text:p>-2.0009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22.2238" calcext:value-type="float">
            <text:p>22.2238</text:p>
          </table:table-cell>
          <table:table-cell office:value-type="float" office:value="1091.361" calcext:value-type="float">
            <text:p>1091.36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830561" calcext:value-type="float">
            <text:p>0.1830561</text:p>
          </table:table-cell>
          <table:table-cell office:value-type="float" office:value="21.10293" calcext:value-type="float">
            <text:p>21.10293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000423778" calcext:value-type="float">
            <text:p>4.23778E-05</text:p>
          </table:table-cell>
          <table:table-cell office:value-type="float" office:value="0.1842355" calcext:value-type="float">
            <text:p>0.1842355</text:p>
          </table:table-cell>
          <table:table-cell office:value-type="float" office:value="-0.01548034" calcext:value-type="float">
            <text:p>-0.01548034</text:p>
          </table:table-cell>
          <table:table-cell office:value-type="float" office:value="-0.5947623" calcext:value-type="float">
            <text:p>-0.5947623</text:p>
          </table:table-cell>
          <table:table-cell office:value-type="float" office:value="-0.03797707" calcext:value-type="float">
            <text:p>-0.03797707</text:p>
          </table:table-cell>
          <table:table-cell office:value-type="float" office:value="0.000001835752" calcext:value-type="float">
            <text:p>1.835752E-06</text:p>
          </table:table-cell>
          <table:table-cell office:value-type="float" office:value="17.11655" calcext:value-type="float">
            <text:p>17.11655</text:p>
          </table:table-cell>
          <table:table-cell office:value-type="float" office:value="4.856668" calcext:value-type="float">
            <text:p>4.856668</text:p>
          </table:table-cell>
          <table:table-cell office:value-type="float" office:value="0.5433841" calcext:value-type="float">
            <text:p>0.5433841</text:p>
          </table:table-cell>
          <table:table-cell office:value-type="float" office:value="0.1328804" calcext:value-type="float">
            <text:p>0.1328804</text:p>
          </table:table-cell>
          <table:table-cell office:value-type="float" office:value="0.0357529" calcext:value-type="float">
            <text:p>0.0357529</text:p>
          </table:table-cell>
          <table:table-cell office:value-type="float" office:value="0.03687991" calcext:value-type="float">
            <text:p>0.03687991</text:p>
          </table:table-cell>
          <table:table-cell office:value-type="float" office:value="0.01792777" calcext:value-type="float">
            <text:p>0.01792777</text:p>
          </table:table-cell>
          <table:table-cell office:value-type="float" office:value="0.0160224" calcext:value-type="float">
            <text:p>0.0160224</text:p>
          </table:table-cell>
          <table:table-cell office:value-type="float" office:value="0.02774928" calcext:value-type="float">
            <text:p>0.02774928</text:p>
          </table:table-cell>
          <table:table-cell office:value-type="float" office:value="0.0214203" calcext:value-type="float">
            <text:p>0.0214203</text:p>
          </table:table-cell>
          <table:table-cell office:value-type="float" office:value="0.0183035" calcext:value-type="float">
            <text:p>0.0183035</text:p>
          </table:table-cell>
          <table:table-cell office:value-type="float" office:value="0.01996012" calcext:value-type="float">
            <text:p>0.01996012</text:p>
          </table:table-cell>
          <table:table-cell office:value-type="float" office:value="0.02621391" calcext:value-type="float">
            <text:p>0.02621391</text:p>
          </table:table-cell>
          <table:table-cell office:value-type="float" office:value="0.004990126" calcext:value-type="float">
            <text:p>0.004990126</text:p>
          </table:table-cell>
          <table:table-cell office:value-type="float" office:value="0.004460447" calcext:value-type="float">
            <text:p>0.004460447</text:p>
          </table:table-cell>
          <table:table-cell office:value-type="float" office:value="0" calcext:value-type="float">
            <text:p>0</text:p>
          </table:table-cell>
          <table:table-cell office:value-type="float" office:value="19.62153" calcext:value-type="float">
            <text:p>19.62153</text:p>
          </table:table-cell>
          <table:table-cell office:value-type="float" office:value="44.60071" calcext:value-type="float">
            <text:p>44.60071</text:p>
          </table:table-cell>
          <table:table-cell office:value-type="float" office:value="57.93001" calcext:value-type="float">
            <text:p>57.93001</text:p>
          </table:table-cell>
          <table:table-cell office:value-type="float" office:value="61.10183" calcext:value-type="float">
            <text:p>61.10183</text:p>
          </table:table-cell>
          <table:table-cell office:value-type="float" office:value="61.1087" calcext:value-type="float">
            <text:p>61.1087</text:p>
          </table:table-cell>
          <table:table-cell office:value-type="float" office:value="29.57734" calcext:value-type="float">
            <text:p>29.57734</text:p>
          </table:table-cell>
          <table:table-cell office:value-type="float" office:value="19.40569" calcext:value-type="float">
            <text:p>19.40569</text:p>
          </table:table-cell>
          <table:table-cell office:value-type="float" office:value="8.105021" calcext:value-type="float">
            <text:p>8.105021</text:p>
          </table:table-cell>
          <table:table-cell office:value-type="float" office:value="2.507128" calcext:value-type="float">
            <text:p>2.507128</text:p>
          </table:table-cell>
          <table:table-cell office:value-type="float" office:value="0.6211914" calcext:value-type="float">
            <text:p>0.6211914</text:p>
          </table:table-cell>
          <table:table-cell office:value-type="float" office:value="0.251309" calcext:value-type="float">
            <text:p>0.251309</text:p>
          </table:table-cell>
          <table:table-cell office:value-type="float" office:value="0.289361" calcext:value-type="float">
            <text:p>0.289361</text:p>
          </table:table-cell>
          <table:table-cell office:value-type="float" office:value="0.3113537" calcext:value-type="float">
            <text:p>0.3113537</text:p>
          </table:table-cell>
          <table:table-cell office:value-type="float" office:value="0.3474116" calcext:value-type="float">
            <text:p>0.3474116</text:p>
          </table:table-cell>
          <table:table-cell office:value-type="float" office:value="0" calcext:value-type="float">
            <text:p>0</text:p>
          </table:table-cell>
          <table:table-cell office:value-type="float" office:value="6586.941" calcext:value-type="float">
            <text:p>6586.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1108" calcext:value-type="float">
            <text:p>-2.011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22.07439" calcext:value-type="float">
            <text:p>22.07439</text:p>
          </table:table-cell>
          <table:table-cell office:value-type="float" office:value="1091.363" calcext:value-type="float">
            <text:p>1091.36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4983" calcext:value-type="float">
            <text:p>0.144983</text:p>
          </table:table-cell>
          <table:table-cell office:value-type="float" office:value="21.21531" calcext:value-type="float">
            <text:p>21.2153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430512" calcext:value-type="float">
            <text:p>4.430512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46698" calcext:value-type="float">
            <text:p>-0.0146698</text:p>
          </table:table-cell>
          <table:table-cell office:value-type="float" office:value="-0.6048283" calcext:value-type="float">
            <text:p>-0.6048283</text:p>
          </table:table-cell>
          <table:table-cell office:value-type="float" office:value="-0.04211898" calcext:value-type="float">
            <text:p>-0.04211898</text:p>
          </table:table-cell>
          <table:table-cell office:value-type="float" office:value="0.000001843569" calcext:value-type="float">
            <text:p>1.843569E-06</text:p>
          </table:table-cell>
          <table:table-cell office:value-type="float" office:value="17.07777" calcext:value-type="float">
            <text:p>17.07777</text:p>
          </table:table-cell>
          <table:table-cell office:value-type="float" office:value="3.654484" calcext:value-type="float">
            <text:p>3.654484</text:p>
          </table:table-cell>
          <table:table-cell office:value-type="float" office:value="0.4915783" calcext:value-type="float">
            <text:p>0.4915783</text:p>
          </table:table-cell>
          <table:table-cell office:value-type="float" office:value="0.2806571" calcext:value-type="float">
            <text:p>0.2806571</text:p>
          </table:table-cell>
          <table:table-cell office:value-type="float" office:value="0.03808568" calcext:value-type="float">
            <text:p>0.03808568</text:p>
          </table:table-cell>
          <table:table-cell office:value-type="float" office:value="0.03823245" calcext:value-type="float">
            <text:p>0.03823245</text:p>
          </table:table-cell>
          <table:table-cell office:value-type="float" office:value="0.01853594" calcext:value-type="float">
            <text:p>0.01853594</text:p>
          </table:table-cell>
          <table:table-cell office:value-type="float" office:value="0.01645891" calcext:value-type="float">
            <text:p>0.01645891</text:p>
          </table:table-cell>
          <table:table-cell office:value-type="float" office:value="0.02809893" calcext:value-type="float">
            <text:p>0.02809893</text:p>
          </table:table-cell>
          <table:table-cell office:value-type="float" office:value="0.02154604" calcext:value-type="float">
            <text:p>0.02154604</text:p>
          </table:table-cell>
          <table:table-cell office:value-type="float" office:value="0.01833916" calcext:value-type="float">
            <text:p>0.01833916</text:p>
          </table:table-cell>
          <table:table-cell office:value-type="float" office:value="0.01991799" calcext:value-type="float">
            <text:p>0.01991799</text:p>
          </table:table-cell>
          <table:table-cell office:value-type="float" office:value="0.0260998" calcext:value-type="float">
            <text:p>0.0260998</text:p>
          </table:table-cell>
          <table:table-cell office:value-type="float" office:value="0.004992121" calcext:value-type="float">
            <text:p>0.004992121</text:p>
          </table:table-cell>
          <table:table-cell office:value-type="float" office:value="0.004459533" calcext:value-type="float">
            <text:p>0.004459533</text:p>
          </table:table-cell>
          <table:table-cell office:value-type="float" office:value="0" calcext:value-type="float">
            <text:p>0</text:p>
          </table:table-cell>
          <table:table-cell office:value-type="float" office:value="24.62661" calcext:value-type="float">
            <text:p>24.62661</text:p>
          </table:table-cell>
          <table:table-cell office:value-type="float" office:value="29.78033" calcext:value-type="float">
            <text:p>29.78033</text:p>
          </table:table-cell>
          <table:table-cell office:value-type="float" office:value="49.10219" calcext:value-type="float">
            <text:p>49.10219</text:p>
          </table:table-cell>
          <table:table-cell office:value-type="float" office:value="60.04676" calcext:value-type="float">
            <text:p>60.04676</text:p>
          </table:table-cell>
          <table:table-cell office:value-type="float" office:value="63.81516" calcext:value-type="float">
            <text:p>63.81516</text:p>
          </table:table-cell>
          <table:table-cell office:value-type="float" office:value="33.44593" calcext:value-type="float">
            <text:p>33.44593</text:p>
          </table:table-cell>
          <table:table-cell office:value-type="float" office:value="21.11598" calcext:value-type="float">
            <text:p>21.11598</text:p>
          </table:table-cell>
          <table:table-cell office:value-type="float" office:value="9.097565" calcext:value-type="float">
            <text:p>9.097565</text:p>
          </table:table-cell>
          <table:table-cell office:value-type="float" office:value="2.625071" calcext:value-type="float">
            <text:p>2.625071</text:p>
          </table:table-cell>
          <table:table-cell office:value-type="float" office:value="0.6376348" calcext:value-type="float">
            <text:p>0.6376348</text:p>
          </table:table-cell>
          <table:table-cell office:value-type="float" office:value="0.2560827" calcext:value-type="float">
            <text:p>0.2560827</text:p>
          </table:table-cell>
          <table:table-cell office:value-type="float" office:value="0.2910625" calcext:value-type="float">
            <text:p>0.2910625</text:p>
          </table:table-cell>
          <table:table-cell office:value-type="float" office:value="0.3115413" calcext:value-type="float">
            <text:p>0.3115413</text:p>
          </table:table-cell>
          <table:table-cell office:value-type="float" office:value="0.3474142" calcext:value-type="float">
            <text:p>0.3474142</text:p>
          </table:table-cell>
          <table:table-cell office:value-type="float" office:value="0" calcext:value-type="float">
            <text:p>0</text:p>
          </table:table-cell>
          <table:table-cell office:value-type="float" office:value="1210.694" calcext:value-type="float">
            <text:p>1210.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81414" calcext:value-type="float">
            <text:p>-2.0814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1.93136" calcext:value-type="float">
            <text:p>21.93136</text:p>
          </table:table-cell>
          <table:table-cell office:value-type="float" office:value="1091.359" calcext:value-type="float">
            <text:p>1091.35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58189" calcext:value-type="float">
            <text:p>0.1458189</text:p>
          </table:table-cell>
          <table:table-cell office:value-type="float" office:value="21.34262" calcext:value-type="float">
            <text:p>21.34262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58977" calcext:value-type="float">
            <text:p>4.658977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8357" calcext:value-type="float">
            <text:p>-0.0138357</text:p>
          </table:table-cell>
          <table:table-cell office:value-type="float" office:value="-0.6082717" calcext:value-type="float">
            <text:p>-0.6082717</text:p>
          </table:table-cell>
          <table:table-cell office:value-type="float" office:value="-0.04726782" calcext:value-type="float">
            <text:p>-0.04726782</text:p>
          </table:table-cell>
          <table:table-cell office:value-type="float" office:value="0.000001849668" calcext:value-type="float">
            <text:p>1.849668E-06</text:p>
          </table:table-cell>
          <table:table-cell office:value-type="float" office:value="17.04339" calcext:value-type="float">
            <text:p>17.04339</text:p>
          </table:table-cell>
          <table:table-cell office:value-type="float" office:value="2.825311" calcext:value-type="float">
            <text:p>2.825311</text:p>
          </table:table-cell>
          <table:table-cell office:value-type="float" office:value="0.5847895" calcext:value-type="float">
            <text:p>0.5847895</text:p>
          </table:table-cell>
          <table:table-cell office:value-type="float" office:value="0.4574332" calcext:value-type="float">
            <text:p>0.4574332</text:p>
          </table:table-cell>
          <table:table-cell office:value-type="float" office:value="0.0549784" calcext:value-type="float">
            <text:p>0.0549784</text:p>
          </table:table-cell>
          <table:table-cell office:value-type="float" office:value="0.04159652" calcext:value-type="float">
            <text:p>0.04159652</text:p>
          </table:table-cell>
          <table:table-cell office:value-type="float" office:value="0.01918001" calcext:value-type="float">
            <text:p>0.01918001</text:p>
          </table:table-cell>
          <table:table-cell office:value-type="float" office:value="0.01648229" calcext:value-type="float">
            <text:p>0.01648229</text:p>
          </table:table-cell>
          <table:table-cell office:value-type="float" office:value="0.02838691" calcext:value-type="float">
            <text:p>0.02838691</text:p>
          </table:table-cell>
          <table:table-cell office:value-type="float" office:value="0.02172768" calcext:value-type="float">
            <text:p>0.02172768</text:p>
          </table:table-cell>
          <table:table-cell office:value-type="float" office:value="0.01838652" calcext:value-type="float">
            <text:p>0.01838652</text:p>
          </table:table-cell>
          <table:table-cell office:value-type="float" office:value="0.01987904" calcext:value-type="float">
            <text:p>0.01987904</text:p>
          </table:table-cell>
          <table:table-cell office:value-type="float" office:value="0.02598717" calcext:value-type="float">
            <text:p>0.02598717</text:p>
          </table:table-cell>
          <table:table-cell office:value-type="float" office:value="0.004996015" calcext:value-type="float">
            <text:p>0.004996015</text:p>
          </table:table-cell>
          <table:table-cell office:value-type="float" office:value="0.004458583" calcext:value-type="float">
            <text:p>0.004458583</text:p>
          </table:table-cell>
          <table:table-cell office:value-type="float" office:value="0" calcext:value-type="float">
            <text:p>0</text:p>
          </table:table-cell>
          <table:table-cell office:value-type="float" office:value="5.536791" calcext:value-type="float">
            <text:p>5.536791</text:p>
          </table:table-cell>
          <table:table-cell office:value-type="float" office:value="23.21373" calcext:value-type="float">
            <text:p>23.21373</text:p>
          </table:table-cell>
          <table:table-cell office:value-type="float" office:value="43.26368" calcext:value-type="float">
            <text:p>43.26368</text:p>
          </table:table-cell>
          <table:table-cell office:value-type="float" office:value="58.80495" calcext:value-type="float">
            <text:p>58.80495</text:p>
          </table:table-cell>
          <table:table-cell office:value-type="float" office:value="67.04927" calcext:value-type="float">
            <text:p>67.04927</text:p>
          </table:table-cell>
          <table:table-cell office:value-type="float" office:value="36.35559" calcext:value-type="float">
            <text:p>36.35559</text:p>
          </table:table-cell>
          <table:table-cell office:value-type="float" office:value="21.15784" calcext:value-type="float">
            <text:p>21.15784</text:p>
          </table:table-cell>
          <table:table-cell office:value-type="float" office:value="9.926967" calcext:value-type="float">
            <text:p>9.926967</text:p>
          </table:table-cell>
          <table:table-cell office:value-type="float" office:value="2.882376" calcext:value-type="float">
            <text:p>2.882376</text:p>
          </table:table-cell>
          <table:table-cell office:value-type="float" office:value="0.6630027" calcext:value-type="float">
            <text:p>0.6630027</text:p>
          </table:table-cell>
          <table:table-cell office:value-type="float" office:value="0.2611848" calcext:value-type="float">
            <text:p>0.2611848</text:p>
          </table:table-cell>
          <table:table-cell office:value-type="float" office:value="0.2927737" calcext:value-type="float">
            <text:p>0.2927737</text:p>
          </table:table-cell>
          <table:table-cell office:value-type="float" office:value="0.3118303" calcext:value-type="float">
            <text:p>0.3118303</text:p>
          </table:table-cell>
          <table:table-cell office:value-type="float" office:value="0.3474167" calcext:value-type="float">
            <text:p>0.3474167</text:p>
          </table:table-cell>
          <table:table-cell office:value-type="float" office:value="0" calcext:value-type="float">
            <text:p>0</text:p>
          </table:table-cell>
          <table:table-cell office:value-type="float" office:value="348.1469" calcext:value-type="float">
            <text:p>348.1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0794" calcext:value-type="float">
            <text:p>-2.107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1.77526" calcext:value-type="float">
            <text:p>21.77526</text:p>
          </table:table-cell>
          <table:table-cell office:value-type="float" office:value="1091.362" calcext:value-type="float">
            <text:p>1091.36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05282" calcext:value-type="float">
            <text:p>0.1405282</text:p>
          </table:table-cell>
          <table:table-cell office:value-type="float" office:value="21.39321" calcext:value-type="float">
            <text:p>21.3932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58988" calcext:value-type="float">
            <text:p>4.658988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83529" calcext:value-type="float">
            <text:p>-0.01383529</text:p>
          </table:table-cell>
          <table:table-cell office:value-type="float" office:value="-0.6197599" calcext:value-type="float">
            <text:p>-0.6197599</text:p>
          </table:table-cell>
          <table:table-cell office:value-type="float" office:value="-0.0527987" calcext:value-type="float">
            <text:p>-0.0527987</text:p>
          </table:table-cell>
          <table:table-cell office:value-type="float" office:value="0.000001851904" calcext:value-type="float">
            <text:p>1.851904E-06</text:p>
          </table:table-cell>
          <table:table-cell office:value-type="float" office:value="16.98462" calcext:value-type="float">
            <text:p>16.98462</text:p>
          </table:table-cell>
          <table:table-cell office:value-type="float" office:value="2.86603" calcext:value-type="float">
            <text:p>2.86603</text:p>
          </table:table-cell>
          <table:table-cell office:value-type="float" office:value="0.5014026" calcext:value-type="float">
            <text:p>0.5014026</text:p>
          </table:table-cell>
          <table:table-cell office:value-type="float" office:value="0.4282945" calcext:value-type="float">
            <text:p>0.4282945</text:p>
          </table:table-cell>
          <table:table-cell office:value-type="float" office:value="0.0414325" calcext:value-type="float">
            <text:p>0.0414325</text:p>
          </table:table-cell>
          <table:table-cell office:value-type="float" office:value="0.03915647" calcext:value-type="float">
            <text:p>0.03915647</text:p>
          </table:table-cell>
          <table:table-cell office:value-type="float" office:value="0.01882694" calcext:value-type="float">
            <text:p>0.01882694</text:p>
          </table:table-cell>
          <table:table-cell office:value-type="float" office:value="0.01647136" calcext:value-type="float">
            <text:p>0.01647136</text:p>
          </table:table-cell>
          <table:table-cell office:value-type="float" office:value="0.02872361" calcext:value-type="float">
            <text:p>0.02872361</text:p>
          </table:table-cell>
          <table:table-cell office:value-type="float" office:value="0.02216713" calcext:value-type="float">
            <text:p>0.02216713</text:p>
          </table:table-cell>
          <table:table-cell office:value-type="float" office:value="0.01846078" calcext:value-type="float">
            <text:p>0.01846078</text:p>
          </table:table-cell>
          <table:table-cell office:value-type="float" office:value="0.01984711" calcext:value-type="float">
            <text:p>0.01984711</text:p>
          </table:table-cell>
          <table:table-cell office:value-type="float" office:value="0.02587646" calcext:value-type="float">
            <text:p>0.02587646</text:p>
          </table:table-cell>
          <table:table-cell office:value-type="float" office:value="0.00500086" calcext:value-type="float">
            <text:p>0.00500086</text:p>
          </table:table-cell>
          <table:table-cell office:value-type="float" office:value="0.004457624" calcext:value-type="float">
            <text:p>0.004457624</text:p>
          </table:table-cell>
          <table:table-cell office:value-type="float" office:value="0" calcext:value-type="float">
            <text:p>0</text:p>
          </table:table-cell>
          <table:table-cell office:value-type="float" office:value="8.812431" calcext:value-type="float">
            <text:p>8.812431</text:p>
          </table:table-cell>
          <table:table-cell office:value-type="float" office:value="21.71596" calcext:value-type="float">
            <text:p>21.71596</text:p>
          </table:table-cell>
          <table:table-cell office:value-type="float" office:value="38.23133" calcext:value-type="float">
            <text:p>38.23133</text:p>
          </table:table-cell>
          <table:table-cell office:value-type="float" office:value="51.50106" calcext:value-type="float">
            <text:p>51.50106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34.51985" calcext:value-type="float">
            <text:p>34.51985</text:p>
          </table:table-cell>
          <table:table-cell office:value-type="float" office:value="23.08724" calcext:value-type="float">
            <text:p>23.08724</text:p>
          </table:table-cell>
          <table:table-cell office:value-type="float" office:value="11.47577" calcext:value-type="float">
            <text:p>11.47577</text:p>
          </table:table-cell>
          <table:table-cell office:value-type="float" office:value="3.798552" calcext:value-type="float">
            <text:p>3.798552</text:p>
          </table:table-cell>
          <table:table-cell office:value-type="float" office:value="0.7159665" calcext:value-type="float">
            <text:p>0.7159665</text:p>
          </table:table-cell>
          <table:table-cell office:value-type="float" office:value="0.2674605" calcext:value-type="float">
            <text:p>0.2674605</text:p>
          </table:table-cell>
          <table:table-cell office:value-type="float" office:value="0.2944956" calcext:value-type="float">
            <text:p>0.2944956</text:p>
          </table:table-cell>
          <table:table-cell office:value-type="float" office:value="0.312174" calcext:value-type="float">
            <text:p>0.312174</text:p>
          </table:table-cell>
          <table:table-cell office:value-type="float" office:value="0.3474193" calcext:value-type="float">
            <text:p>0.3474193</text:p>
          </table:table-cell>
          <table:table-cell office:value-type="float" office:value="0" calcext:value-type="float">
            <text:p>0</text:p>
          </table:table-cell>
          <table:table-cell office:value-type="float" office:value="427.5484" calcext:value-type="float">
            <text:p>427.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06192" calcext:value-type="float">
            <text:p>-2.2061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1.46136" calcext:value-type="float">
            <text:p>21.46136</text:p>
          </table:table-cell>
          <table:table-cell office:value-type="float" office:value="1091.359" calcext:value-type="float">
            <text:p>1091.35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2332166" calcext:value-type="float">
            <text:p>0.2332166</text:p>
          </table:table-cell>
          <table:table-cell office:value-type="float" office:value="21.47036" calcext:value-type="float">
            <text:p>21.47036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58988" calcext:value-type="float">
            <text:p>4.658988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83529" calcext:value-type="float">
            <text:p>-0.01383529</text:p>
          </table:table-cell>
          <table:table-cell office:value-type="float" office:value="-0.6434705" calcext:value-type="float">
            <text:p>-0.6434705</text:p>
          </table:table-cell>
          <table:table-cell office:value-type="float" office:value="-0.052811" calcext:value-type="float">
            <text:p>-0.052811</text:p>
          </table:table-cell>
          <table:table-cell office:value-type="float" office:value="0.000001859234" calcext:value-type="float">
            <text:p>1.859234E-06</text:p>
          </table:table-cell>
          <table:table-cell office:value-type="float" office:value="16.51871" calcext:value-type="float">
            <text:p>16.51871</text:p>
          </table:table-cell>
          <table:table-cell office:value-type="float" office:value="5.258578" calcext:value-type="float">
            <text:p>5.258578</text:p>
          </table:table-cell>
          <table:table-cell office:value-type="float" office:value="1.348631" calcext:value-type="float">
            <text:p>1.348631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0.04777175" calcext:value-type="float">
            <text:p>0.04777175</text:p>
          </table:table-cell>
          <table:table-cell office:value-type="float" office:value="0.04256852" calcext:value-type="float">
            <text:p>0.04256852</text:p>
          </table:table-cell>
          <table:table-cell office:value-type="float" office:value="0.01872517" calcext:value-type="float">
            <text:p>0.01872517</text:p>
          </table:table-cell>
          <table:table-cell office:value-type="float" office:value="0.01626127" calcext:value-type="float">
            <text:p>0.01626127</text:p>
          </table:table-cell>
          <table:table-cell office:value-type="float" office:value="0.02883058" calcext:value-type="float">
            <text:p>0.02883058</text:p>
          </table:table-cell>
          <table:table-cell office:value-type="float" office:value="0.02235832" calcext:value-type="float">
            <text:p>0.02235832</text:p>
          </table:table-cell>
          <table:table-cell office:value-type="float" office:value="0.01862241" calcext:value-type="float">
            <text:p>0.01862241</text:p>
          </table:table-cell>
          <table:table-cell office:value-type="float" office:value="0.01983922" calcext:value-type="float">
            <text:p>0.01983922</text:p>
          </table:table-cell>
          <table:table-cell office:value-type="float" office:value="0.02576961" calcext:value-type="float">
            <text:p>0.02576961</text:p>
          </table:table-cell>
          <table:table-cell office:value-type="float" office:value="0.005006669" calcext:value-type="float">
            <text:p>0.005006669</text:p>
          </table:table-cell>
          <table:table-cell office:value-type="float" office:value="0.004456672" calcext:value-type="float">
            <text:p>0.004456672</text:p>
          </table:table-cell>
          <table:table-cell office:value-type="float" office:value="0" calcext:value-type="float">
            <text:p>0</text:p>
          </table:table-cell>
          <table:table-cell office:value-type="float" office:value="6.955224" calcext:value-type="float">
            <text:p>6.955224</text:p>
          </table:table-cell>
          <table:table-cell office:value-type="float" office:value="22.54218" calcext:value-type="float">
            <text:p>22.54218</text:p>
          </table:table-cell>
          <table:table-cell office:value-type="float" office:value="36.94816" calcext:value-type="float">
            <text:p>36.94816</text:p>
          </table:table-cell>
          <table:table-cell office:value-type="float" office:value="49.60227" calcext:value-type="float">
            <text:p>49.60227</text:p>
          </table:table-cell>
          <table:table-cell office:value-type="float" office:value="55.26976" calcext:value-type="float">
            <text:p>55.26976</text:p>
          </table:table-cell>
          <table:table-cell office:value-type="float" office:value="33.59176" calcext:value-type="float">
            <text:p>33.59176</text:p>
          </table:table-cell>
          <table:table-cell office:value-type="float" office:value="23.20085" calcext:value-type="float">
            <text:p>23.20085</text:p>
          </table:table-cell>
          <table:table-cell office:value-type="float" office:value="11.85609" calcext:value-type="float">
            <text:p>11.85609</text:p>
          </table:table-cell>
          <table:table-cell office:value-type="float" office:value="4.163868" calcext:value-type="float">
            <text:p>4.163868</text:p>
          </table:table-cell>
          <table:table-cell office:value-type="float" office:value="0.8724769" calcext:value-type="float">
            <text:p>0.8724769</text:p>
          </table:table-cell>
          <table:table-cell office:value-type="float" office:value="0.2803986" calcext:value-type="float">
            <text:p>0.2803986</text:p>
          </table:table-cell>
          <table:table-cell office:value-type="float" office:value="0.2963745" calcext:value-type="float">
            <text:p>0.2963745</text:p>
          </table:table-cell>
          <table:table-cell office:value-type="float" office:value="0.312575" calcext:value-type="float">
            <text:p>0.312575</text:p>
          </table:table-cell>
          <table:table-cell office:value-type="float" office:value="0.3474219" calcext:value-type="float">
            <text:p>0.3474219</text:p>
          </table:table-cell>
          <table:table-cell office:value-type="float" office:value="0" calcext:value-type="float">
            <text:p>0</text:p>
          </table:table-cell>
          <table:table-cell office:value-type="float" office:value="1417.5" calcext:value-type="float">
            <text:p>141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17149" calcext:value-type="float">
            <text:p>-2.3171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1.14878" calcext:value-type="float">
            <text:p>21.14878</text:p>
          </table:table-cell>
          <table:table-cell office:value-type="float" office:value="1091.355" calcext:value-type="float">
            <text:p>1091.35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2633631" calcext:value-type="float">
            <text:p>0.2633631</text:p>
          </table:table-cell>
          <table:table-cell office:value-type="float" office:value="21.50691" calcext:value-type="float">
            <text:p>21.5069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58988" calcext:value-type="float">
            <text:p>4.658988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83529" calcext:value-type="float">
            <text:p>-0.01383529</text:p>
          </table:table-cell>
          <table:table-cell office:value-type="float" office:value="-0.6900831" calcext:value-type="float">
            <text:p>-0.6900831</text:p>
          </table:table-cell>
          <table:table-cell office:value-type="float" office:value="-0.05282246" calcext:value-type="float">
            <text:p>-0.05282246</text:p>
          </table:table-cell>
          <table:table-cell office:value-type="float" office:value="0.00000186138" calcext:value-type="float">
            <text:p>1.86138E-06</text:p>
          </table:table-cell>
          <table:table-cell office:value-type="float" office:value="16.13395" calcext:value-type="float">
            <text:p>16.13395</text:p>
          </table:table-cell>
          <table:table-cell office:value-type="float" office:value="6.128201" calcext:value-type="float">
            <text:p>6.128201</text:p>
          </table:table-cell>
          <table:table-cell office:value-type="float" office:value="1.522122" calcext:value-type="float">
            <text:p>1.522122</text:p>
          </table:table-cell>
          <table:table-cell office:value-type="float" office:value="1.207864" calcext:value-type="float">
            <text:p>1.207864</text:p>
          </table:table-cell>
          <table:table-cell office:value-type="float" office:value="0.05345456" calcext:value-type="float">
            <text:p>0.05345456</text:p>
          </table:table-cell>
          <table:table-cell office:value-type="float" office:value="0.04738519" calcext:value-type="float">
            <text:p>0.04738519</text:p>
          </table:table-cell>
          <table:table-cell office:value-type="float" office:value="0.01875571" calcext:value-type="float">
            <text:p>0.01875571</text:p>
          </table:table-cell>
          <table:table-cell office:value-type="float" office:value="0.0159493" calcext:value-type="float">
            <text:p>0.0159493</text:p>
          </table:table-cell>
          <table:table-cell office:value-type="float" office:value="0.02887326" calcext:value-type="float">
            <text:p>0.02887326</text:p>
          </table:table-cell>
          <table:table-cell office:value-type="float" office:value="0.02243431" calcext:value-type="float">
            <text:p>0.02243431</text:p>
          </table:table-cell>
          <table:table-cell office:value-type="float" office:value="0.01878612" calcext:value-type="float">
            <text:p>0.01878612</text:p>
          </table:table-cell>
          <table:table-cell office:value-type="float" office:value="0.01986291" calcext:value-type="float">
            <text:p>0.01986291</text:p>
          </table:table-cell>
          <table:table-cell office:value-type="float" office:value="0.02566935" calcext:value-type="float">
            <text:p>0.02566935</text:p>
          </table:table-cell>
          <table:table-cell office:value-type="float" office:value="0.005014211" calcext:value-type="float">
            <text:p>0.005014211</text:p>
          </table:table-cell>
          <table:table-cell office:value-type="float" office:value="0.004455692" calcext:value-type="float">
            <text:p>0.004455692</text:p>
          </table:table-cell>
          <table:table-cell office:value-type="float" office:value="0" calcext:value-type="float">
            <text:p>0</text:p>
          </table:table-cell>
          <table:table-cell office:value-type="float" office:value="5.985695" calcext:value-type="float">
            <text:p>5.985695</text:p>
          </table:table-cell>
          <table:table-cell office:value-type="float" office:value="22.78956" calcext:value-type="float">
            <text:p>22.78956</text:p>
          </table:table-cell>
          <table:table-cell office:value-type="float" office:value="35.57285" calcext:value-type="float">
            <text:p>35.57285</text:p>
          </table:table-cell>
          <table:table-cell office:value-type="float" office:value="48.56396" calcext:value-type="float">
            <text:p>48.56396</text:p>
          </table:table-cell>
          <table:table-cell office:value-type="float" office:value="53.90522" calcext:value-type="float">
            <text:p>53.90522</text:p>
          </table:table-cell>
          <table:table-cell office:value-type="float" office:value="33.03051" calcext:value-type="float">
            <text:p>33.03051</text:p>
          </table:table-cell>
          <table:table-cell office:value-type="float" office:value="23.2305" calcext:value-type="float">
            <text:p>23.2305</text:p>
          </table:table-cell>
          <table:table-cell office:value-type="float" office:value="12.13876" calcext:value-type="float">
            <text:p>12.13876</text:p>
          </table:table-cell>
          <table:table-cell office:value-type="float" office:value="4.28629" calcext:value-type="float">
            <text:p>4.28629</text:p>
          </table:table-cell>
          <table:table-cell office:value-type="float" office:value="1.041224" calcext:value-type="float">
            <text:p>1.041224</text:p>
          </table:table-cell>
          <table:table-cell office:value-type="float" office:value="0.3049574" calcext:value-type="float">
            <text:p>0.3049574</text:p>
          </table:table-cell>
          <table:table-cell office:value-type="float" office:value="0.2986767" calcext:value-type="float">
            <text:p>0.2986767</text:p>
          </table:table-cell>
          <table:table-cell office:value-type="float" office:value="0.3130751" calcext:value-type="float">
            <text:p>0.3130751</text:p>
          </table:table-cell>
          <table:table-cell office:value-type="float" office:value="0.3474244" calcext:value-type="float">
            <text:p>0.3474244</text:p>
          </table:table-cell>
          <table:table-cell office:value-type="float" office:value="0" calcext:value-type="float">
            <text:p>0</text:p>
          </table:table-cell>
          <table:table-cell office:value-type="float" office:value="2134.594" calcext:value-type="float">
            <text:p>2134.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11151" calcext:value-type="float">
            <text:p>-2.5111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0.8976" calcext:value-type="float">
            <text:p>20.8976</text:p>
          </table:table-cell>
          <table:table-cell office:value-type="float" office:value="1091.348" calcext:value-type="float">
            <text:p>1091.34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244508" calcext:value-type="float">
            <text:p>0.244508</text:p>
          </table:table-cell>
          <table:table-cell office:value-type="float" office:value="21.55837" calcext:value-type="float">
            <text:p>21.55837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58988" calcext:value-type="float">
            <text:p>4.658988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83529" calcext:value-type="float">
            <text:p>-0.01383529</text:p>
          </table:table-cell>
          <table:table-cell office:value-type="float" office:value="-0.7362191" calcext:value-type="float">
            <text:p>-0.7362191</text:p>
          </table:table-cell>
          <table:table-cell office:value-type="float" office:value="-0.05282942" calcext:value-type="float">
            <text:p>-0.05282942</text:p>
          </table:table-cell>
          <table:table-cell office:value-type="float" office:value="0.000001863671" calcext:value-type="float">
            <text:p>1.863671E-06</text:p>
          </table:table-cell>
          <table:table-cell office:value-type="float" office:value="15.9472" calcext:value-type="float">
            <text:p>15.9472</text:p>
          </table:table-cell>
          <table:table-cell office:value-type="float" office:value="6.29175" calcext:value-type="float">
            <text:p>6.29175</text:p>
          </table:table-cell>
          <table:table-cell office:value-type="float" office:value="1.194166" calcext:value-type="float">
            <text:p>1.194166</text:p>
          </table:table-cell>
          <table:table-cell office:value-type="float" office:value="1.036166" calcext:value-type="float">
            <text:p>1.036166</text:p>
          </table:table-cell>
          <table:table-cell office:value-type="float" office:value="0.05432681" calcext:value-type="float">
            <text:p>0.05432681</text:p>
          </table:table-cell>
          <table:table-cell office:value-type="float" office:value="0.04936248" calcext:value-type="float">
            <text:p>0.04936248</text:p>
          </table:table-cell>
          <table:table-cell office:value-type="float" office:value="0.018804" calcext:value-type="float">
            <text:p>0.018804</text:p>
          </table:table-cell>
          <table:table-cell office:value-type="float" office:value="0.01570357" calcext:value-type="float">
            <text:p>0.01570357</text:p>
          </table:table-cell>
          <table:table-cell office:value-type="float" office:value="0.02887583" calcext:value-type="float">
            <text:p>0.02887583</text:p>
          </table:table-cell>
          <table:table-cell office:value-type="float" office:value="0.02247439" calcext:value-type="float">
            <text:p>0.02247439</text:p>
          </table:table-cell>
          <table:table-cell office:value-type="float" office:value="0.01888862" calcext:value-type="float">
            <text:p>0.01888862</text:p>
          </table:table-cell>
          <table:table-cell office:value-type="float" office:value="0.01992072" calcext:value-type="float">
            <text:p>0.01992072</text:p>
          </table:table-cell>
          <table:table-cell office:value-type="float" office:value="0.02558045" calcext:value-type="float">
            <text:p>0.02558045</text:p>
          </table:table-cell>
          <table:table-cell office:value-type="float" office:value="0.005026694" calcext:value-type="float">
            <text:p>0.005026694</text:p>
          </table:table-cell>
          <table:table-cell office:value-type="float" office:value="0.00445471" calcext:value-type="float">
            <text:p>0.00445471</text:p>
          </table:table-cell>
          <table:table-cell office:value-type="float" office:value="0" calcext:value-type="float">
            <text:p>0</text:p>
          </table:table-cell>
          <table:table-cell office:value-type="float" office:value="5.537997" calcext:value-type="float">
            <text:p>5.537997</text:p>
          </table:table-cell>
          <table:table-cell office:value-type="float" office:value="23.11596" calcext:value-type="float">
            <text:p>23.11596</text:p>
          </table:table-cell>
          <table:table-cell office:value-type="float" office:value="34.59702" calcext:value-type="float">
            <text:p>34.59702</text:p>
          </table:table-cell>
          <table:table-cell office:value-type="float" office:value="47.91318" calcext:value-type="float">
            <text:p>47.91318</text:p>
          </table:table-cell>
          <table:table-cell office:value-type="float" office:value="53.06495" calcext:value-type="float">
            <text:p>53.06495</text:p>
          </table:table-cell>
          <table:table-cell office:value-type="float" office:value="32.64762" calcext:value-type="float">
            <text:p>32.64762</text:p>
          </table:table-cell>
          <table:table-cell office:value-type="float" office:value="23.20728" calcext:value-type="float">
            <text:p>23.20728</text:p>
          </table:table-cell>
          <table:table-cell office:value-type="float" office:value="12.34174" calcext:value-type="float">
            <text:p>12.34174</text:p>
          </table:table-cell>
          <table:table-cell office:value-type="float" office:value="4.37958" calcext:value-type="float">
            <text:p>4.37958</text:p>
          </table:table-cell>
          <table:table-cell office:value-type="float" office:value="1.153948" calcext:value-type="float">
            <text:p>1.153948</text:p>
          </table:table-cell>
          <table:table-cell office:value-type="float" office:value="0.3460181" calcext:value-type="float">
            <text:p>0.3460181</text:p>
          </table:table-cell>
          <table:table-cell office:value-type="float" office:value="0.3020475" calcext:value-type="float">
            <text:p>0.3020475</text:p>
          </table:table-cell>
          <table:table-cell office:value-type="float" office:value="0.3138482" calcext:value-type="float">
            <text:p>0.3138482</text:p>
          </table:table-cell>
          <table:table-cell office:value-type="float" office:value="0.3474269" calcext:value-type="float">
            <text:p>0.3474269</text:p>
          </table:table-cell>
          <table:table-cell office:value-type="float" office:value="0" calcext:value-type="float">
            <text:p>0</text:p>
          </table:table-cell>
          <table:table-cell office:value-type="float" office:value="2467.692" calcext:value-type="float">
            <text:p>2467.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84489" calcext:value-type="float">
            <text:p>-2.6844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20.75474" calcext:value-type="float">
            <text:p>20.75474</text:p>
          </table:table-cell>
          <table:table-cell office:value-type="float" office:value="1091.342" calcext:value-type="float">
            <text:p>1091.34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848458" calcext:value-type="float">
            <text:p>0.1848458</text:p>
          </table:table-cell>
          <table:table-cell office:value-type="float" office:value="21.69152" calcext:value-type="float">
            <text:p>21.69152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6099" calcext:value-type="float">
            <text:p>4.66099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54454" calcext:value-type="float">
            <text:p>-0.01354454</text:p>
          </table:table-cell>
          <table:table-cell office:value-type="float" office:value="-0.7516623" calcext:value-type="float">
            <text:p>-0.7516623</text:p>
          </table:table-cell>
          <table:table-cell office:value-type="float" office:value="-0.05426431" calcext:value-type="float">
            <text:p>-0.05426431</text:p>
          </table:table-cell>
          <table:table-cell office:value-type="float" office:value="0.000001869008" calcext:value-type="float">
            <text:p>1.869008E-06</text:p>
          </table:table-cell>
          <table:table-cell office:value-type="float" office:value="15.97316" calcext:value-type="float">
            <text:p>15.97316</text:p>
          </table:table-cell>
          <table:table-cell office:value-type="float" office:value="3.902133" calcext:value-type="float">
            <text:p>3.902133</text:p>
          </table:table-cell>
          <table:table-cell office:value-type="float" office:value="0.7614927" calcext:value-type="float">
            <text:p>0.7614927</text:p>
          </table:table-cell>
          <table:table-cell office:value-type="float" office:value="0.6775524" calcext:value-type="float">
            <text:p>0.6775524</text:p>
          </table:table-cell>
          <table:table-cell office:value-type="float" office:value="0.05480531" calcext:value-type="float">
            <text:p>0.05480531</text:p>
          </table:table-cell>
          <table:table-cell office:value-type="float" office:value="0.04421997" calcext:value-type="float">
            <text:p>0.04421997</text:p>
          </table:table-cell>
          <table:table-cell office:value-type="float" office:value="0.01870816" calcext:value-type="float">
            <text:p>0.01870816</text:p>
          </table:table-cell>
          <table:table-cell office:value-type="float" office:value="0.01568227" calcext:value-type="float">
            <text:p>0.01568227</text:p>
          </table:table-cell>
          <table:table-cell office:value-type="float" office:value="0.02889512" calcext:value-type="float">
            <text:p>0.02889512</text:p>
          </table:table-cell>
          <table:table-cell office:value-type="float" office:value="0.02250441" calcext:value-type="float">
            <text:p>0.02250441</text:p>
          </table:table-cell>
          <table:table-cell office:value-type="float" office:value="0.0189358" calcext:value-type="float">
            <text:p>0.0189358</text:p>
          </table:table-cell>
          <table:table-cell office:value-type="float" office:value="0.01998981" calcext:value-type="float">
            <text:p>0.01998981</text:p>
          </table:table-cell>
          <table:table-cell office:value-type="float" office:value="0.02550095" calcext:value-type="float">
            <text:p>0.02550095</text:p>
          </table:table-cell>
          <table:table-cell office:value-type="float" office:value="0.005049891" calcext:value-type="float">
            <text:p>0.005049891</text:p>
          </table:table-cell>
          <table:table-cell office:value-type="float" office:value="0.004453711" calcext:value-type="float">
            <text:p>0.004453711</text:p>
          </table:table-cell>
          <table:table-cell office:value-type="float" office:value="0" calcext:value-type="float">
            <text:p>0</text:p>
          </table:table-cell>
          <table:table-cell office:value-type="float" office:value="3.974232" calcext:value-type="float">
            <text:p>3.974232</text:p>
          </table:table-cell>
          <table:table-cell office:value-type="float" office:value="16.12586" calcext:value-type="float">
            <text:p>16.12586</text:p>
          </table:table-cell>
          <table:table-cell office:value-type="float" office:value="31.76676" calcext:value-type="float">
            <text:p>31.76676</text:p>
          </table:table-cell>
          <table:table-cell office:value-type="float" office:value="47.63818" calcext:value-type="float">
            <text:p>47.63818</text:p>
          </table:table-cell>
          <table:table-cell office:value-type="float" office:value="55.77901" calcext:value-type="float">
            <text:p>55.77901</text:p>
          </table:table-cell>
          <table:table-cell office:value-type="float" office:value="33.99797" calcext:value-type="float">
            <text:p>33.99797</text:p>
          </table:table-cell>
          <table:table-cell office:value-type="float" office:value="24.27757" calcext:value-type="float">
            <text:p>24.27757</text:p>
          </table:table-cell>
          <table:table-cell office:value-type="float" office:value="12.61136" calcext:value-type="float">
            <text:p>12.61136</text:p>
          </table:table-cell>
          <table:table-cell office:value-type="float" office:value="4.483215" calcext:value-type="float">
            <text:p>4.483215</text:p>
          </table:table-cell>
          <table:table-cell office:value-type="float" office:value="1.218904" calcext:value-type="float">
            <text:p>1.218904</text:p>
          </table:table-cell>
          <table:table-cell office:value-type="float" office:value="0.3959657" calcext:value-type="float">
            <text:p>0.3959657</text:p>
          </table:table-cell>
          <table:table-cell office:value-type="float" office:value="0.3067584" calcext:value-type="float">
            <text:p>0.3067584</text:p>
          </table:table-cell>
          <table:table-cell office:value-type="float" office:value="0.315218" calcext:value-type="float">
            <text:p>0.315218</text:p>
          </table:table-cell>
          <table:table-cell office:value-type="float" office:value="0.3474295" calcext:value-type="float">
            <text:p>0.3474295</text:p>
          </table:table-cell>
          <table:table-cell office:value-type="float" office:value="0" calcext:value-type="float">
            <text:p>0</text:p>
          </table:table-cell>
          <table:table-cell office:value-type="float" office:value="2485.3" calcext:value-type="float">
            <text:p>248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53618" calcext:value-type="float">
            <text:p>-2.7536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20.62954" calcext:value-type="float">
            <text:p>20.62954</text:p>
          </table:table-cell>
          <table:table-cell office:value-type="float" office:value="1091.338" calcext:value-type="float">
            <text:p>1091.33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66614" calcext:value-type="float">
            <text:p>0.1566614</text:p>
          </table:table-cell>
          <table:table-cell office:value-type="float" office:value="21.75484" calcext:value-type="float">
            <text:p>21.75484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61242" calcext:value-type="float">
            <text:p>4.661242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5368" calcext:value-type="float">
            <text:p>-0.0135368</text:p>
          </table:table-cell>
          <table:table-cell office:value-type="float" office:value="-0.7618917" calcext:value-type="float">
            <text:p>-0.7618917</text:p>
          </table:table-cell>
          <table:table-cell office:value-type="float" office:value="-0.05757204" calcext:value-type="float">
            <text:p>-0.05757204</text:p>
          </table:table-cell>
          <table:table-cell office:value-type="float" office:value="0.000001871822" calcext:value-type="float">
            <text:p>1.871822E-06</text:p>
          </table:table-cell>
          <table:table-cell office:value-type="float" office:value="15.982" calcext:value-type="float">
            <text:p>15.982</text:p>
          </table:table-cell>
          <table:table-cell office:value-type="float" office:value="2.861949" calcext:value-type="float">
            <text:p>2.861949</text:p>
          </table:table-cell>
          <table:table-cell office:value-type="float" office:value="0.5264266" calcext:value-type="float">
            <text:p>0.5264266</text:p>
          </table:table-cell>
          <table:table-cell office:value-type="float" office:value="0.5367283" calcext:value-type="float">
            <text:p>0.5367283</text:p>
          </table:table-cell>
          <table:table-cell office:value-type="float" office:value="0.04446414" calcext:value-type="float">
            <text:p>0.04446414</text:p>
          </table:table-cell>
          <table:table-cell office:value-type="float" office:value="0.04166494" calcext:value-type="float">
            <text:p>0.04166494</text:p>
          </table:table-cell>
          <table:table-cell office:value-type="float" office:value="0.0189327" calcext:value-type="float">
            <text:p>0.0189327</text:p>
          </table:table-cell>
          <table:table-cell office:value-type="float" office:value="0.0160805" calcext:value-type="float">
            <text:p>0.0160805</text:p>
          </table:table-cell>
          <table:table-cell office:value-type="float" office:value="0.0291505" calcext:value-type="float">
            <text:p>0.0291505</text:p>
          </table:table-cell>
          <table:table-cell office:value-type="float" office:value="0.02259443" calcext:value-type="float">
            <text:p>0.02259443</text:p>
          </table:table-cell>
          <table:table-cell office:value-type="float" office:value="0.01898206" calcext:value-type="float">
            <text:p>0.01898206</text:p>
          </table:table-cell>
          <table:table-cell office:value-type="float" office:value="0.02000671" calcext:value-type="float">
            <text:p>0.02000671</text:p>
          </table:table-cell>
          <table:table-cell office:value-type="float" office:value="0.02542876" calcext:value-type="float">
            <text:p>0.02542876</text:p>
          </table:table-cell>
          <table:table-cell office:value-type="float" office:value="0.005090748" calcext:value-type="float">
            <text:p>0.005090748</text:p>
          </table:table-cell>
          <table:table-cell office:value-type="float" office:value="0.004452677" calcext:value-type="float">
            <text:p>0.004452677</text:p>
          </table:table-cell>
          <table:table-cell office:value-type="float" office:value="0" calcext:value-type="float">
            <text:p>0</text:p>
          </table:table-cell>
          <table:table-cell office:value-type="float" office:value="5.304255" calcext:value-type="float">
            <text:p>5.304255</text:p>
          </table:table-cell>
          <table:table-cell office:value-type="float" office:value="12.86845" calcext:value-type="float">
            <text:p>12.86845</text:p>
          </table:table-cell>
          <table:table-cell office:value-type="float" office:value="26.18223" calcext:value-type="float">
            <text:p>26.18223</text:p>
          </table:table-cell>
          <table:table-cell office:value-type="float" office:value="41.04316" calcext:value-type="float">
            <text:p>41.04316</text:p>
          </table:table-cell>
          <table:table-cell office:value-type="float" office:value="49.61916" calcext:value-type="float">
            <text:p>49.61916</text:p>
          </table:table-cell>
          <table:table-cell office:value-type="float" office:value="34.20603" calcext:value-type="float">
            <text:p>34.20603</text:p>
          </table:table-cell>
          <table:table-cell office:value-type="float" office:value="26.76969" calcext:value-type="float">
            <text:p>26.76969</text:p>
          </table:table-cell>
          <table:table-cell office:value-type="float" office:value="13.98497" calcext:value-type="float">
            <text:p>13.98497</text:p>
          </table:table-cell>
          <table:table-cell office:value-type="float" office:value="4.787466" calcext:value-type="float">
            <text:p>4.787466</text:p>
          </table:table-cell>
          <table:table-cell office:value-type="float" office:value="1.280962" calcext:value-type="float">
            <text:p>1.280962</text:p>
          </table:table-cell>
          <table:table-cell office:value-type="float" office:value="0.4321716" calcext:value-type="float">
            <text:p>0.4321716</text:p>
          </table:table-cell>
          <table:table-cell office:value-type="float" office:value="0.3131559" calcext:value-type="float">
            <text:p>0.3131559</text:p>
          </table:table-cell>
          <table:table-cell office:value-type="float" office:value="0.3176006" calcext:value-type="float">
            <text:p>0.3176006</text:p>
          </table:table-cell>
          <table:table-cell office:value-type="float" office:value="0.3474321" calcext:value-type="float">
            <text:p>0.3474321</text:p>
          </table:table-cell>
          <table:table-cell office:value-type="float" office:value="0" calcext:value-type="float">
            <text:p>0</text:p>
          </table:table-cell>
          <table:table-cell office:value-type="float" office:value="2454.128" calcext:value-type="float">
            <text:p>2454.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40067" calcext:value-type="float">
            <text:p>-2.8400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20.47502" calcext:value-type="float">
            <text:p>20.47502</text:p>
          </table:table-cell>
          <table:table-cell office:value-type="float" office:value="1091.326" calcext:value-type="float">
            <text:p>1091.32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00643" calcext:value-type="float">
            <text:p>0.1600643</text:p>
          </table:table-cell>
          <table:table-cell office:value-type="float" office:value="21.85016" calcext:value-type="float">
            <text:p>21.85016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61318" calcext:value-type="float">
            <text:p>4.661318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53381" calcext:value-type="float">
            <text:p>-0.01353381</text:p>
          </table:table-cell>
          <table:table-cell office:value-type="float" office:value="-0.771813" calcext:value-type="float">
            <text:p>-0.771813</text:p>
          </table:table-cell>
          <table:table-cell office:value-type="float" office:value="-0.05896329" calcext:value-type="float">
            <text:p>-0.05896329</text:p>
          </table:table-cell>
          <table:table-cell office:value-type="float" office:value="0.000001881264" calcext:value-type="float">
            <text:p>1.881264E-06</text:p>
          </table:table-cell>
          <table:table-cell office:value-type="float" office:value="15.93069" calcext:value-type="float">
            <text:p>15.93069</text:p>
          </table:table-cell>
          <table:table-cell office:value-type="float" office:value="3.224206" calcext:value-type="float">
            <text:p>3.224206</text:p>
          </table:table-cell>
          <table:table-cell office:value-type="float" office:value="0.5513145" calcext:value-type="float">
            <text:p>0.5513145</text:p>
          </table:table-cell>
          <table:table-cell office:value-type="float" office:value="0.5144805" calcext:value-type="float">
            <text:p>0.5144805</text:p>
          </table:table-cell>
          <table:table-cell office:value-type="float" office:value="0.04327187" calcext:value-type="float">
            <text:p>0.04327187</text:p>
          </table:table-cell>
          <table:table-cell office:value-type="float" office:value="0.04068033" calcext:value-type="float">
            <text:p>0.04068033</text:p>
          </table:table-cell>
          <table:table-cell office:value-type="float" office:value="0.01878465" calcext:value-type="float">
            <text:p>0.01878465</text:p>
          </table:table-cell>
          <table:table-cell office:value-type="float" office:value="0.01594863" calcext:value-type="float">
            <text:p>0.01594863</text:p>
          </table:table-cell>
          <table:table-cell office:value-type="float" office:value="0.02923767" calcext:value-type="float">
            <text:p>0.02923767</text:p>
          </table:table-cell>
          <table:table-cell office:value-type="float" office:value="0.022728" calcext:value-type="float">
            <text:p>0.022728</text:p>
          </table:table-cell>
          <table:table-cell office:value-type="float" office:value="0.01905297" calcext:value-type="float">
            <text:p>0.01905297</text:p>
          </table:table-cell>
          <table:table-cell office:value-type="float" office:value="0.02000722" calcext:value-type="float">
            <text:p>0.02000722</text:p>
          </table:table-cell>
          <table:table-cell office:value-type="float" office:value="0.02534907" calcext:value-type="float">
            <text:p>0.02534907</text:p>
          </table:table-cell>
          <table:table-cell office:value-type="float" office:value="0.00515685" calcext:value-type="float">
            <text:p>0.00515685</text:p>
          </table:table-cell>
          <table:table-cell office:value-type="float" office:value="0.004451636" calcext:value-type="float">
            <text:p>0.004451636</text:p>
          </table:table-cell>
          <table:table-cell office:value-type="float" office:value="0" calcext:value-type="float">
            <text:p>0</text:p>
          </table:table-cell>
          <table:table-cell office:value-type="float" office:value="5.157184" calcext:value-type="float">
            <text:p>5.157184</text:p>
          </table:table-cell>
          <table:table-cell office:value-type="float" office:value="13.55583" calcext:value-type="float">
            <text:p>13.55583</text:p>
          </table:table-cell>
          <table:table-cell office:value-type="float" office:value="25.59734" calcext:value-type="float">
            <text:p>25.59734</text:p>
          </table:table-cell>
          <table:table-cell office:value-type="float" office:value="39.28066" calcext:value-type="float">
            <text:p>39.28066</text:p>
          </table:table-cell>
          <table:table-cell office:value-type="float" office:value="47.09281" calcext:value-type="float">
            <text:p>47.09281</text:p>
          </table:table-cell>
          <table:table-cell office:value-type="float" office:value="32.87862" calcext:value-type="float">
            <text:p>32.87862</text:p>
          </table:table-cell>
          <table:table-cell office:value-type="float" office:value="26.35269" calcext:value-type="float">
            <text:p>26.35269</text:p>
          </table:table-cell>
          <table:table-cell office:value-type="float" office:value="14.4508" calcext:value-type="float">
            <text:p>14.4508</text:p>
          </table:table-cell>
          <table:table-cell office:value-type="float" office:value="5.271261" calcext:value-type="float">
            <text:p>5.271261</text:p>
          </table:table-cell>
          <table:table-cell office:value-type="float" office:value="1.390955" calcext:value-type="float">
            <text:p>1.390955</text:p>
          </table:table-cell>
          <table:table-cell office:value-type="float" office:value="0.4668271" calcext:value-type="float">
            <text:p>0.4668271</text:p>
          </table:table-cell>
          <table:table-cell office:value-type="float" office:value="0.3200655" calcext:value-type="float">
            <text:p>0.3200655</text:p>
          </table:table-cell>
          <table:table-cell office:value-type="float" office:value="0.321481" calcext:value-type="float">
            <text:p>0.321481</text:p>
          </table:table-cell>
          <table:table-cell office:value-type="float" office:value="0.3474347" calcext:value-type="float">
            <text:p>0.3474347</text:p>
          </table:table-cell>
          <table:table-cell office:value-type="float" office:value="0" calcext:value-type="float">
            <text:p>0</text:p>
          </table:table-cell>
          <table:table-cell office:value-type="float" office:value="2513.571" calcext:value-type="float">
            <text:p>2513.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92418" calcext:value-type="float">
            <text:p>-2.8924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20.35454" calcext:value-type="float">
            <text:p>20.35454</text:p>
          </table:table-cell>
          <table:table-cell office:value-type="float" office:value="1091.312" calcext:value-type="float">
            <text:p>1091.31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384948" calcext:value-type="float">
            <text:p>0.1384948</text:p>
          </table:table-cell>
          <table:table-cell office:value-type="float" office:value="21.9797" calcext:value-type="float">
            <text:p>21.9797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004662254" calcext:value-type="float">
            <text:p>4.662254E-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-0.01356345" calcext:value-type="float">
            <text:p>-0.01356345</text:p>
          </table:table-cell>
          <table:table-cell office:value-type="float" office:value="-0.7762406" calcext:value-type="float">
            <text:p>-0.7762406</text:p>
          </table:table-cell>
          <table:table-cell office:value-type="float" office:value="-0.05896199" calcext:value-type="float">
            <text:p>-0.05896199</text:p>
          </table:table-cell>
          <table:table-cell office:value-type="float" office:value="0.000001895169" calcext:value-type="float">
            <text:p>1.895169E-06</text:p>
          </table:table-cell>
          <table:table-cell office:value-type="float" office:value="15.95463" calcext:value-type="float">
            <text:p>15.95463</text:p>
          </table:table-cell>
          <table:table-cell office:value-type="float" office:value="3.433359" calcext:value-type="float">
            <text:p>3.433359</text:p>
          </table:table-cell>
          <table:table-cell office:value-type="float" office:value="0.2865237" calcext:value-type="float">
            <text:p>0.2865237</text:p>
          </table:table-cell>
          <table:table-cell office:value-type="float" office:value="0.2679131" calcext:value-type="float">
            <text:p>0.2679131</text:p>
          </table:table-cell>
          <table:table-cell office:value-type="float" office:value="0.04006079" calcext:value-type="float">
            <text:p>0.04006079</text:p>
          </table:table-cell>
          <table:table-cell office:value-type="float" office:value="0.03935511" calcext:value-type="float">
            <text:p>0.03935511</text:p>
          </table:table-cell>
          <table:table-cell office:value-type="float" office:value="0.01859544" calcext:value-type="float">
            <text:p>0.01859544</text:p>
          </table:table-cell>
          <table:table-cell office:value-type="float" office:value="0.01577201" calcext:value-type="float">
            <text:p>0.01577201</text:p>
          </table:table-cell>
          <table:table-cell office:value-type="float" office:value="0.02928105" calcext:value-type="float">
            <text:p>0.02928105</text:p>
          </table:table-cell>
          <table:table-cell office:value-type="float" office:value="0.02280767" calcext:value-type="float">
            <text:p>0.02280767</text:p>
          </table:table-cell>
          <table:table-cell office:value-type="float" office:value="0.01911968" calcext:value-type="float">
            <text:p>0.01911968</text:p>
          </table:table-cell>
          <table:table-cell office:value-type="float" office:value="0.02000639" calcext:value-type="float">
            <text:p>0.02000639</text:p>
          </table:table-cell>
          <table:table-cell office:value-type="float" office:value="0.02525912" calcext:value-type="float">
            <text:p>0.02525912</text:p>
          </table:table-cell>
          <table:table-cell office:value-type="float" office:value="0.005243955" calcext:value-type="float">
            <text:p>0.005243955</text:p>
          </table:table-cell>
          <table:table-cell office:value-type="float" office:value="0.004450597" calcext:value-type="float">
            <text:p>0.004450597</text:p>
          </table:table-cell>
          <table:table-cell office:value-type="float" office:value="0" calcext:value-type="float">
            <text:p>0</text:p>
          </table:table-cell>
          <table:table-cell office:value-type="float" office:value="4.553194" calcext:value-type="float">
            <text:p>4.553194</text:p>
          </table:table-cell>
          <table:table-cell office:value-type="float" office:value="14.70049" calcext:value-type="float">
            <text:p>14.70049</text:p>
          </table:table-cell>
          <table:table-cell office:value-type="float" office:value="25.80947" calcext:value-type="float">
            <text:p>25.80947</text:p>
          </table:table-cell>
          <table:table-cell office:value-type="float" office:value="38.31112" calcext:value-type="float">
            <text:p>38.31112</text:p>
          </table:table-cell>
          <table:table-cell office:value-type="float" office:value="45.70621" calcext:value-type="float">
            <text:p>45.70621</text:p>
          </table:table-cell>
          <table:table-cell office:value-type="float" office:value="32.09203" calcext:value-type="float">
            <text:p>32.09203</text:p>
          </table:table-cell>
          <table:table-cell office:value-type="float" office:value="26.04937" calcext:value-type="float">
            <text:p>26.04937</text:p>
          </table:table-cell>
          <table:table-cell office:value-type="float" office:value="14.68288" calcext:value-type="float">
            <text:p>14.68288</text:p>
          </table:table-cell>
          <table:table-cell office:value-type="float" office:value="5.544271" calcext:value-type="float">
            <text:p>5.544271</text:p>
          </table:table-cell>
          <table:table-cell office:value-type="float" office:value="1.507684" calcext:value-type="float">
            <text:p>1.507684</text:p>
          </table:table-cell>
          <table:table-cell office:value-type="float" office:value="0.5052471" calcext:value-type="float">
            <text:p>0.5052471</text:p>
          </table:table-cell>
          <table:table-cell office:value-type="float" office:value="0.3270778" calcext:value-type="float">
            <text:p>0.3270778</text:p>
          </table:table-cell>
          <table:table-cell office:value-type="float" office:value="0.3267524" calcext:value-type="float">
            <text:p>0.3267524</text:p>
          </table:table-cell>
          <table:table-cell office:value-type="float" office:value="0.3474374" calcext:value-type="float">
            <text:p>0.3474374</text:p>
          </table:table-cell>
          <table:table-cell office:value-type="float" office:value="0" calcext:value-type="float">
            <text:p>0</text:p>
          </table:table-cell>
          <table:table-cell office:value-type="float" office:value="2493.208" calcext:value-type="float">
            <text:p>2493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1026" calcext:value-type="float">
            <text:p>-2.9110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0.20977" calcext:value-type="float">
            <text:p>20.20977</text:p>
          </table:table-cell>
          <table:table-cell office:value-type="float" office:value="1091.287" calcext:value-type="float">
            <text:p>1091.28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381718" calcext:value-type="float">
            <text:p>0.1381718</text:p>
          </table:table-cell>
          <table:table-cell office:value-type="float" office:value="21.1454" calcext:value-type="float">
            <text:p>21.1454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2871578" calcext:value-type="float">
            <text:p>0.002871578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0.9778269" calcext:value-type="float">
            <text:p>0.9778269</text:p>
          </table:table-cell>
          <table:table-cell office:value-type="float" office:value="-0.7769096" calcext:value-type="float">
            <text:p>-0.7769096</text:p>
          </table:table-cell>
          <table:table-cell office:value-type="float" office:value="-0.05896832" calcext:value-type="float">
            <text:p>-0.05896832</text:p>
          </table:table-cell>
          <table:table-cell office:value-type="float" office:value="0.000001900297" calcext:value-type="float">
            <text:p>1.900297E-06</text:p>
          </table:table-cell>
          <table:table-cell office:value-type="float" office:value="15.94091" calcext:value-type="float">
            <text:p>15.94091</text:p>
          </table:table-cell>
          <table:table-cell office:value-type="float" office:value="3.926496" calcext:value-type="float">
            <text:p>3.926496</text:p>
          </table:table-cell>
          <table:table-cell office:value-type="float" office:value="0.2230453" calcext:value-type="float">
            <text:p>0.2230453</text:p>
          </table:table-cell>
          <table:table-cell office:value-type="float" office:value="0.204044" calcext:value-type="float">
            <text:p>0.204044</text:p>
          </table:table-cell>
          <table:table-cell office:value-type="float" office:value="0.041316" calcext:value-type="float">
            <text:p>0.041316</text:p>
          </table:table-cell>
          <table:table-cell office:value-type="float" office:value="0.03973536" calcext:value-type="float">
            <text:p>0.03973536</text:p>
          </table:table-cell>
          <table:table-cell office:value-type="float" office:value="0.01789849" calcext:value-type="float">
            <text:p>0.01789849</text:p>
          </table:table-cell>
          <table:table-cell office:value-type="float" office:value="0.01518073" calcext:value-type="float">
            <text:p>0.01518073</text:p>
          </table:table-cell>
          <table:table-cell office:value-type="float" office:value="0.02918527" calcext:value-type="float">
            <text:p>0.02918527</text:p>
          </table:table-cell>
          <table:table-cell office:value-type="float" office:value="0.02275952" calcext:value-type="float">
            <text:p>0.02275952</text:p>
          </table:table-cell>
          <table:table-cell office:value-type="float" office:value="0.01911255" calcext:value-type="float">
            <text:p>0.01911255</text:p>
          </table:table-cell>
          <table:table-cell office:value-type="float" office:value="0.01995993" calcext:value-type="float">
            <text:p>0.01995993</text:p>
          </table:table-cell>
          <table:table-cell office:value-type="float" office:value="0.02514327" calcext:value-type="float">
            <text:p>0.02514327</text:p>
          </table:table-cell>
          <table:table-cell office:value-type="float" office:value="0.005345161" calcext:value-type="float">
            <text:p>0.005345161</text:p>
          </table:table-cell>
          <table:table-cell office:value-type="float" office:value="0.004449537" calcext:value-type="float">
            <text:p>0.004449537</text:p>
          </table:table-cell>
          <table:table-cell office:value-type="float" office:value="0" calcext:value-type="float">
            <text:p>0</text:p>
          </table:table-cell>
          <table:table-cell office:value-type="float" office:value="4.289097" calcext:value-type="float">
            <text:p>4.289097</text:p>
          </table:table-cell>
          <table:table-cell office:value-type="float" office:value="15.00845" calcext:value-type="float">
            <text:p>15.00845</text:p>
          </table:table-cell>
          <table:table-cell office:value-type="float" office:value="24.73426" calcext:value-type="float">
            <text:p>24.73426</text:p>
          </table:table-cell>
          <table:table-cell office:value-type="float" office:value="35.45445" calcext:value-type="float">
            <text:p>35.45445</text:p>
          </table:table-cell>
          <table:table-cell office:value-type="float" office:value="42.65504" calcext:value-type="float">
            <text:p>42.65504</text:p>
          </table:table-cell>
          <table:table-cell office:value-type="float" office:value="29.62759" calcext:value-type="float">
            <text:p>29.62759</text:p>
          </table:table-cell>
          <table:table-cell office:value-type="float" office:value="24.47815" calcext:value-type="float">
            <text:p>24.47815</text:p>
          </table:table-cell>
          <table:table-cell office:value-type="float" office:value="14.39021" calcext:value-type="float">
            <text:p>14.39021</text:p>
          </table:table-cell>
          <table:table-cell office:value-type="float" office:value="5.529105" calcext:value-type="float">
            <text:p>5.529105</text:p>
          </table:table-cell>
          <table:table-cell office:value-type="float" office:value="1.571283" calcext:value-type="float">
            <text:p>1.571283</text:p>
          </table:table-cell>
          <table:table-cell office:value-type="float" office:value="0.5373504" calcext:value-type="float">
            <text:p>0.5373504</text:p>
          </table:table-cell>
          <table:table-cell office:value-type="float" office:value="0.3329452" calcext:value-type="float">
            <text:p>0.3329452</text:p>
          </table:table-cell>
          <table:table-cell office:value-type="float" office:value="0.3326797" calcext:value-type="float">
            <text:p>0.3326797</text:p>
          </table:table-cell>
          <table:table-cell office:value-type="float" office:value="0.3474401" calcext:value-type="float">
            <text:p>0.3474401</text:p>
          </table:table-cell>
          <table:table-cell office:value-type="float" office:value="0" calcext:value-type="float">
            <text:p>0</text:p>
          </table:table-cell>
          <table:table-cell office:value-type="float" office:value="2721.629" calcext:value-type="float">
            <text:p>2721.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057" calcext:value-type="float">
            <text:p>-2.9120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0.05054" calcext:value-type="float">
            <text:p>20.05054</text:p>
          </table:table-cell>
          <table:table-cell office:value-type="float" office:value="1091.256" calcext:value-type="float">
            <text:p>1091.25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25604" calcext:value-type="float">
            <text:p>0.1425604</text:p>
          </table:table-cell>
          <table:table-cell office:value-type="float" office:value="20.69383" calcext:value-type="float">
            <text:p>20.69383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3745859" calcext:value-type="float">
            <text:p>0.003745859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1.605644" calcext:value-type="float">
            <text:p>1.605644</text:p>
          </table:table-cell>
          <table:table-cell office:value-type="float" office:value="-0.7772446" calcext:value-type="float">
            <text:p>-0.7772446</text:p>
          </table:table-cell>
          <table:table-cell office:value-type="float" office:value="-0.05896434" calcext:value-type="float">
            <text:p>-0.05896434</text:p>
          </table:table-cell>
          <table:table-cell office:value-type="float" office:value="0.000001903482" calcext:value-type="float">
            <text:p>1.903482E-06</text:p>
          </table:table-cell>
          <table:table-cell office:value-type="float" office:value="15.8942" calcext:value-type="float">
            <text:p>15.8942</text:p>
          </table:table-cell>
          <table:table-cell office:value-type="float" office:value="4.403696" calcext:value-type="float">
            <text:p>4.403696</text:p>
          </table:table-cell>
          <table:table-cell office:value-type="float" office:value="0.2030678" calcext:value-type="float">
            <text:p>0.2030678</text:p>
          </table:table-cell>
          <table:table-cell office:value-type="float" office:value="0.184842" calcext:value-type="float">
            <text:p>0.184842</text:p>
          </table:table-cell>
          <table:table-cell office:value-type="float" office:value="0.04549484" calcext:value-type="float">
            <text:p>0.04549484</text:p>
          </table:table-cell>
          <table:table-cell office:value-type="float" office:value="0.04293182" calcext:value-type="float">
            <text:p>0.04293182</text:p>
          </table:table-cell>
          <table:table-cell office:value-type="float" office:value="0.01740265" calcext:value-type="float">
            <text:p>0.01740265</text:p>
          </table:table-cell>
          <table:table-cell office:value-type="float" office:value="0.01458134" calcext:value-type="float">
            <text:p>0.01458134</text:p>
          </table:table-cell>
          <table:table-cell office:value-type="float" office:value="0.02902091" calcext:value-type="float">
            <text:p>0.02902091</text:p>
          </table:table-cell>
          <table:table-cell office:value-type="float" office:value="0.02264794" calcext:value-type="float">
            <text:p>0.02264794</text:p>
          </table:table-cell>
          <table:table-cell office:value-type="float" office:value="0.01905871" calcext:value-type="float">
            <text:p>0.01905871</text:p>
          </table:table-cell>
          <table:table-cell office:value-type="float" office:value="0.01988083" calcext:value-type="float">
            <text:p>0.01988083</text:p>
          </table:table-cell>
          <table:table-cell office:value-type="float" office:value="0.02502372" calcext:value-type="float">
            <text:p>0.02502372</text:p>
          </table:table-cell>
          <table:table-cell office:value-type="float" office:value="0.005410659" calcext:value-type="float">
            <text:p>0.005410659</text:p>
          </table:table-cell>
          <table:table-cell office:value-type="float" office:value="0.004448463" calcext:value-type="float">
            <text:p>0.004448463</text:p>
          </table:table-cell>
          <table:table-cell office:value-type="float" office:value="0" calcext:value-type="float">
            <text:p>0</text:p>
          </table:table-cell>
          <table:table-cell office:value-type="float" office:value="4.326115" calcext:value-type="float">
            <text:p>4.326115</text:p>
          </table:table-cell>
          <table:table-cell office:value-type="float" office:value="16.3889" calcext:value-type="float">
            <text:p>16.3889</text:p>
          </table:table-cell>
          <table:table-cell office:value-type="float" office:value="25.47613" calcext:value-type="float">
            <text:p>25.47613</text:p>
          </table:table-cell>
          <table:table-cell office:value-type="float" office:value="35.14817" calcext:value-type="float">
            <text:p>35.14817</text:p>
          </table:table-cell>
          <table:table-cell office:value-type="float" office:value="42.09874" calcext:value-type="float">
            <text:p>42.09874</text:p>
          </table:table-cell>
          <table:table-cell office:value-type="float" office:value="28.37977" calcext:value-type="float">
            <text:p>28.37977</text:p>
          </table:table-cell>
          <table:table-cell office:value-type="float" office:value="23.21179" calcext:value-type="float">
            <text:p>23.21179</text:p>
          </table:table-cell>
          <table:table-cell office:value-type="float" office:value="13.99814" calcext:value-type="float">
            <text:p>13.99814</text:p>
          </table:table-cell>
          <table:table-cell office:value-type="float" office:value="5.373689" calcext:value-type="float">
            <text:p>5.373689</text:p>
          </table:table-cell>
          <table:table-cell office:value-type="float" office:value="1.563333" calcext:value-type="float">
            <text:p>1.563333</text:p>
          </table:table-cell>
          <table:table-cell office:value-type="float" office:value="0.546111" calcext:value-type="float">
            <text:p>0.546111</text:p>
          </table:table-cell>
          <table:table-cell office:value-type="float" office:value="0.3359017" calcext:value-type="float">
            <text:p>0.3359017</text:p>
          </table:table-cell>
          <table:table-cell office:value-type="float" office:value="0.3361467" calcext:value-type="float">
            <text:p>0.3361467</text:p>
          </table:table-cell>
          <table:table-cell office:value-type="float" office:value="0.3474429" calcext:value-type="float">
            <text:p>0.3474429</text:p>
          </table:table-cell>
          <table:table-cell office:value-type="float" office:value="0" calcext:value-type="float">
            <text:p>0</text:p>
          </table:table-cell>
          <table:table-cell office:value-type="float" office:value="3132.486" calcext:value-type="float">
            <text:p>3132.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175" calcext:value-type="float">
            <text:p>-2.9121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19.88768" calcext:value-type="float">
            <text:p>19.88768</text:p>
          </table:table-cell>
          <table:table-cell office:value-type="float" office:value="1091.223" calcext:value-type="float">
            <text:p>1091.22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58851" calcext:value-type="float">
            <text:p>0.1458851</text:p>
          </table:table-cell>
          <table:table-cell office:value-type="float" office:value="20.65543" calcext:value-type="float">
            <text:p>20.65543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3926088" calcext:value-type="float">
            <text:p>0.003926088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1.827936" calcext:value-type="float">
            <text:p>1.827936</text:p>
          </table:table-cell>
          <table:table-cell office:value-type="float" office:value="-0.777593" calcext:value-type="float">
            <text:p>-0.777593</text:p>
          </table:table-cell>
          <table:table-cell office:value-type="float" office:value="-0.05896065" calcext:value-type="float">
            <text:p>-0.05896065</text:p>
          </table:table-cell>
          <table:table-cell office:value-type="float" office:value="0.000001906633" calcext:value-type="float">
            <text:p>1.906633E-06</text:p>
          </table:table-cell>
          <table:table-cell office:value-type="float" office:value="15.84305" calcext:value-type="float">
            <text:p>15.84305</text:p>
          </table:table-cell>
          <table:table-cell office:value-type="float" office:value="4.677292" calcext:value-type="float">
            <text:p>4.677292</text:p>
          </table:table-cell>
          <table:table-cell office:value-type="float" office:value="0.1973578" calcext:value-type="float">
            <text:p>0.1973578</text:p>
          </table:table-cell>
          <table:table-cell office:value-type="float" office:value="0.1770183" calcext:value-type="float">
            <text:p>0.1770183</text:p>
          </table:table-cell>
          <table:table-cell office:value-type="float" office:value="0.04817739" calcext:value-type="float">
            <text:p>0.04817739</text:p>
          </table:table-cell>
          <table:table-cell office:value-type="float" office:value="0.04526637" calcext:value-type="float">
            <text:p>0.04526637</text:p>
          </table:table-cell>
          <table:table-cell office:value-type="float" office:value="0.01715016" calcext:value-type="float">
            <text:p>0.01715016</text:p>
          </table:table-cell>
          <table:table-cell office:value-type="float" office:value="0.01418479" calcext:value-type="float">
            <text:p>0.01418479</text:p>
          </table:table-cell>
          <table:table-cell office:value-type="float" office:value="0.028886" calcext:value-type="float">
            <text:p>0.028886</text:p>
          </table:table-cell>
          <table:table-cell office:value-type="float" office:value="0.02253512" calcext:value-type="float">
            <text:p>0.02253512</text:p>
          </table:table-cell>
          <table:table-cell office:value-type="float" office:value="0.01900199" calcext:value-type="float">
            <text:p>0.01900199</text:p>
          </table:table-cell>
          <table:table-cell office:value-type="float" office:value="0.01980278" calcext:value-type="float">
            <text:p>0.01980278</text:p>
          </table:table-cell>
          <table:table-cell office:value-type="float" office:value="0.02490719" calcext:value-type="float">
            <text:p>0.02490719</text:p>
          </table:table-cell>
          <table:table-cell office:value-type="float" office:value="0.005451381" calcext:value-type="float">
            <text:p>0.005451381</text:p>
          </table:table-cell>
          <table:table-cell office:value-type="float" office:value="0.004447389" calcext:value-type="float">
            <text:p>0.004447389</text:p>
          </table:table-cell>
          <table:table-cell office:value-type="float" office:value="0" calcext:value-type="float">
            <text:p>0</text:p>
          </table:table-cell>
          <table:table-cell office:value-type="float" office:value="4.496191" calcext:value-type="float">
            <text:p>4.496191</text:p>
          </table:table-cell>
          <table:table-cell office:value-type="float" office:value="18.05802" calcext:value-type="float">
            <text:p>18.05802</text:p>
          </table:table-cell>
          <table:table-cell office:value-type="float" office:value="26.70992" calcext:value-type="float">
            <text:p>26.70992</text:p>
          </table:table-cell>
          <table:table-cell office:value-type="float" office:value="35.52782" calcext:value-type="float">
            <text:p>35.52782</text:p>
          </table:table-cell>
          <table:table-cell office:value-type="float" office:value="42.32648" calcext:value-type="float">
            <text:p>42.32648</text:p>
          </table:table-cell>
          <table:table-cell office:value-type="float" office:value="28.20399" calcext:value-type="float">
            <text:p>28.20399</text:p>
          </table:table-cell>
          <table:table-cell office:value-type="float" office:value="22.77879" calcext:value-type="float">
            <text:p>22.77879</text:p>
          </table:table-cell>
          <table:table-cell office:value-type="float" office:value="13.79903" calcext:value-type="float">
            <text:p>13.79903</text:p>
          </table:table-cell>
          <table:table-cell office:value-type="float" office:value="5.272921" calcext:value-type="float">
            <text:p>5.272921</text:p>
          </table:table-cell>
          <table:table-cell office:value-type="float" office:value="1.54528" calcext:value-type="float">
            <text:p>1.54528</text:p>
          </table:table-cell>
          <table:table-cell office:value-type="float" office:value="0.5462062" calcext:value-type="float">
            <text:p>0.5462062</text:p>
          </table:table-cell>
          <table:table-cell office:value-type="float" office:value="0.3371888" calcext:value-type="float">
            <text:p>0.3371888</text:p>
          </table:table-cell>
          <table:table-cell office:value-type="float" office:value="0.3379545" calcext:value-type="float">
            <text:p>0.3379545</text:p>
          </table:table-cell>
          <table:table-cell office:value-type="float" office:value="0.3474457" calcext:value-type="float">
            <text:p>0.3474457</text:p>
          </table:table-cell>
          <table:table-cell office:value-type="float" office:value="0" calcext:value-type="float">
            <text:p>0</text:p>
          </table:table-cell>
          <table:table-cell office:value-type="float" office:value="3531.481" calcext:value-type="float">
            <text:p>3531.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295" calcext:value-type="float">
            <text:p>-2.9122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19.72833" calcext:value-type="float">
            <text:p>19.72833</text:p>
          </table:table-cell>
          <table:table-cell office:value-type="float" office:value="1091.192" calcext:value-type="float">
            <text:p>1091.19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62498" calcext:value-type="float">
            <text:p>0.1462498</text:p>
          </table:table-cell>
          <table:table-cell office:value-type="float" office:value="20.73723" calcext:value-type="float">
            <text:p>20.73723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016615" calcext:value-type="float">
            <text:p>0.00401661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1.928569" calcext:value-type="float">
            <text:p>1.928569</text:p>
          </table:table-cell>
          <table:table-cell office:value-type="float" office:value="-0.7778988" calcext:value-type="float">
            <text:p>-0.7778988</text:p>
          </table:table-cell>
          <table:table-cell office:value-type="float" office:value="-0.05895592" calcext:value-type="float">
            <text:p>-0.05895592</text:p>
          </table:table-cell>
          <table:table-cell office:value-type="float" office:value="0.000001910713" calcext:value-type="float">
            <text:p>1.910713E-06</text:p>
          </table:table-cell>
          <table:table-cell office:value-type="float" office:value="15.81745" calcext:value-type="float">
            <text:p>15.81745</text:p>
          </table:table-cell>
          <table:table-cell office:value-type="float" office:value="4.767536" calcext:value-type="float">
            <text:p>4.767536</text:p>
          </table:table-cell>
          <table:table-cell office:value-type="float" office:value="0.1854673" calcext:value-type="float">
            <text:p>0.1854673</text:p>
          </table:table-cell>
          <table:table-cell office:value-type="float" office:value="0.1692664" calcext:value-type="float">
            <text:p>0.1692664</text:p>
          </table:table-cell>
          <table:table-cell office:value-type="float" office:value="0.04876151" calcext:value-type="float">
            <text:p>0.04876151</text:p>
          </table:table-cell>
          <table:table-cell office:value-type="float" office:value="0.04622218" calcext:value-type="float">
            <text:p>0.04622218</text:p>
          </table:table-cell>
          <table:table-cell office:value-type="float" office:value="0.01700775" calcext:value-type="float">
            <text:p>0.01700775</text:p>
          </table:table-cell>
          <table:table-cell office:value-type="float" office:value="0.01393385" calcext:value-type="float">
            <text:p>0.01393385</text:p>
          </table:table-cell>
          <table:table-cell office:value-type="float" office:value="0.02878245" calcext:value-type="float">
            <text:p>0.02878245</text:p>
          </table:table-cell>
          <table:table-cell office:value-type="float" office:value="0.02243314" calcext:value-type="float">
            <text:p>0.02243314</text:p>
          </table:table-cell>
          <table:table-cell office:value-type="float" office:value="0.01894781" calcext:value-type="float">
            <text:p>0.01894781</text:p>
          </table:table-cell>
          <table:table-cell office:value-type="float" office:value="0.01973115" calcext:value-type="float">
            <text:p>0.01973115</text:p>
          </table:table-cell>
          <table:table-cell office:value-type="float" office:value="0.02479984" calcext:value-type="float">
            <text:p>0.02479984</text:p>
          </table:table-cell>
          <table:table-cell office:value-type="float" office:value="0.005471432" calcext:value-type="float">
            <text:p>0.005471432</text:p>
          </table:table-cell>
          <table:table-cell office:value-type="float" office:value="0.004446276" calcext:value-type="float">
            <text:p>0.004446276</text:p>
          </table:table-cell>
          <table:table-cell office:value-type="float" office:value="0" calcext:value-type="float">
            <text:p>0</text:p>
          </table:table-cell>
          <table:table-cell office:value-type="float" office:value="4.8009" calcext:value-type="float">
            <text:p>4.8009</text:p>
          </table:table-cell>
          <table:table-cell office:value-type="float" office:value="19.58879" calcext:value-type="float">
            <text:p>19.58879</text:p>
          </table:table-cell>
          <table:table-cell office:value-type="float" office:value="27.94901" calcext:value-type="float">
            <text:p>27.94901</text:p>
          </table:table-cell>
          <table:table-cell office:value-type="float" office:value="35.91982" calcext:value-type="float">
            <text:p>35.91982</text:p>
          </table:table-cell>
          <table:table-cell office:value-type="float" office:value="42.59801" calcext:value-type="float">
            <text:p>42.59801</text:p>
          </table:table-cell>
          <table:table-cell office:value-type="float" office:value="28.22092" calcext:value-type="float">
            <text:p>28.22092</text:p>
          </table:table-cell>
          <table:table-cell office:value-type="float" office:value="22.65518" calcext:value-type="float">
            <text:p>22.65518</text:p>
          </table:table-cell>
          <table:table-cell office:value-type="float" office:value="13.71828" calcext:value-type="float">
            <text:p>13.71828</text:p>
          </table:table-cell>
          <table:table-cell office:value-type="float" office:value="5.21613" calcext:value-type="float">
            <text:p>5.21613</text:p>
          </table:table-cell>
          <table:table-cell office:value-type="float" office:value="1.530518" calcext:value-type="float">
            <text:p>1.530518</text:p>
          </table:table-cell>
          <table:table-cell office:value-type="float" office:value="0.5443742" calcext:value-type="float">
            <text:p>0.5443742</text:p>
          </table:table-cell>
          <table:table-cell office:value-type="float" office:value="0.3380932" calcext:value-type="float">
            <text:p>0.3380932</text:p>
          </table:table-cell>
          <table:table-cell office:value-type="float" office:value="0.3384165" calcext:value-type="float">
            <text:p>0.3384165</text:p>
          </table:table-cell>
          <table:table-cell office:value-type="float" office:value="0.3474486" calcext:value-type="float">
            <text:p>0.3474486</text:p>
          </table:table-cell>
          <table:table-cell office:value-type="float" office:value="0" calcext:value-type="float">
            <text:p>0</text:p>
          </table:table-cell>
          <table:table-cell office:value-type="float" office:value="3757.915" calcext:value-type="float">
            <text:p>3757.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4" calcext:value-type="float">
            <text:p>-2.91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19.55076" calcext:value-type="float">
            <text:p>19.55076</text:p>
          </table:table-cell>
          <table:table-cell office:value-type="float" office:value="1091.153" calcext:value-type="float">
            <text:p>1091.15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95493" calcext:value-type="float">
            <text:p>0.1495493</text:p>
          </table:table-cell>
          <table:table-cell office:value-type="float" office:value="20.89071" calcext:value-type="float">
            <text:p>20.8907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071304" calcext:value-type="float">
            <text:p>0.004071304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1.978928" calcext:value-type="float">
            <text:p>1.978928</text:p>
          </table:table-cell>
          <table:table-cell office:value-type="float" office:value="-0.7782577" calcext:value-type="float">
            <text:p>-0.7782577</text:p>
          </table:table-cell>
          <table:table-cell office:value-type="float" office:value="-0.05895182" calcext:value-type="float">
            <text:p>-0.05895182</text:p>
          </table:table-cell>
          <table:table-cell office:value-type="float" office:value="0.000001914557" calcext:value-type="float">
            <text:p>1.914557E-06</text:p>
          </table:table-cell>
          <table:table-cell office:value-type="float" office:value="15.73616" calcext:value-type="float">
            <text:p>15.73616</text:p>
          </table:table-cell>
          <table:table-cell office:value-type="float" office:value="4.871463" calcext:value-type="float">
            <text:p>4.871463</text:p>
          </table:table-cell>
          <table:table-cell office:value-type="float" office:value="0.1945507" calcext:value-type="float">
            <text:p>0.1945507</text:p>
          </table:table-cell>
          <table:table-cell office:value-type="float" office:value="0.1753816" calcext:value-type="float">
            <text:p>0.1753816</text:p>
          </table:table-cell>
          <table:table-cell office:value-type="float" office:value="0.05191084" calcext:value-type="float">
            <text:p>0.05191084</text:p>
          </table:table-cell>
          <table:table-cell office:value-type="float" office:value="0.0490701" calcext:value-type="float">
            <text:p>0.0490701</text:p>
          </table:table-cell>
          <table:table-cell office:value-type="float" office:value="0.01702898" calcext:value-type="float">
            <text:p>0.01702898</text:p>
          </table:table-cell>
          <table:table-cell office:value-type="float" office:value="0.01380757" calcext:value-type="float">
            <text:p>0.01380757</text:p>
          </table:table-cell>
          <table:table-cell office:value-type="float" office:value="0.02871815" calcext:value-type="float">
            <text:p>0.02871815</text:p>
          </table:table-cell>
          <table:table-cell office:value-type="float" office:value="0.02234887" calcext:value-type="float">
            <text:p>0.02234887</text:p>
          </table:table-cell>
          <table:table-cell office:value-type="float" office:value="0.01889903" calcext:value-type="float">
            <text:p>0.01889903</text:p>
          </table:table-cell>
          <table:table-cell office:value-type="float" office:value="0.01966575" calcext:value-type="float">
            <text:p>0.01966575</text:p>
          </table:table-cell>
          <table:table-cell office:value-type="float" office:value="0.02469817" calcext:value-type="float">
            <text:p>0.02469817</text:p>
          </table:table-cell>
          <table:table-cell office:value-type="float" office:value="0.005480043" calcext:value-type="float">
            <text:p>0.005480043</text:p>
          </table:table-cell>
          <table:table-cell office:value-type="float" office:value="0.00444516" calcext:value-type="float">
            <text:p>0.00444516</text:p>
          </table:table-cell>
          <table:table-cell office:value-type="float" office:value="0" calcext:value-type="float">
            <text:p>0</text:p>
          </table:table-cell>
          <table:table-cell office:value-type="float" office:value="5.143195" calcext:value-type="float">
            <text:p>5.143195</text:p>
          </table:table-cell>
          <table:table-cell office:value-type="float" office:value="21.42768" calcext:value-type="float">
            <text:p>21.42768</text:p>
          </table:table-cell>
          <table:table-cell office:value-type="float" office:value="29.30848" calcext:value-type="float">
            <text:p>29.30848</text:p>
          </table:table-cell>
          <table:table-cell office:value-type="float" office:value="36.33264" calcext:value-type="float">
            <text:p>36.33264</text:p>
          </table:table-cell>
          <table:table-cell office:value-type="float" office:value="42.84873" calcext:value-type="float">
            <text:p>42.84873</text:p>
          </table:table-cell>
          <table:table-cell office:value-type="float" office:value="28.27369" calcext:value-type="float">
            <text:p>28.27369</text:p>
          </table:table-cell>
          <table:table-cell office:value-type="float" office:value="22.62844" calcext:value-type="float">
            <text:p>22.62844</text:p>
          </table:table-cell>
          <table:table-cell office:value-type="float" office:value="13.69453" calcext:value-type="float">
            <text:p>13.69453</text:p>
          </table:table-cell>
          <table:table-cell office:value-type="float" office:value="5.1885" calcext:value-type="float">
            <text:p>5.1885</text:p>
          </table:table-cell>
          <table:table-cell office:value-type="float" office:value="1.52199" calcext:value-type="float">
            <text:p>1.52199</text:p>
          </table:table-cell>
          <table:table-cell office:value-type="float" office:value="0.5426621" calcext:value-type="float">
            <text:p>0.5426621</text:p>
          </table:table-cell>
          <table:table-cell office:value-type="float" office:value="0.3389111" calcext:value-type="float">
            <text:p>0.3389111</text:p>
          </table:table-cell>
          <table:table-cell office:value-type="float" office:value="0.338181" calcext:value-type="float">
            <text:p>0.338181</text:p>
          </table:table-cell>
          <table:table-cell office:value-type="float" office:value="0.3474514" calcext:value-type="float">
            <text:p>0.3474514</text:p>
          </table:table-cell>
          <table:table-cell office:value-type="float" office:value="0" calcext:value-type="float">
            <text:p>0</text:p>
          </table:table-cell>
          <table:table-cell office:value-type="float" office:value="4256.472" calcext:value-type="float">
            <text:p>4256.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529" calcext:value-type="float">
            <text:p>-2.9125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19.35871" calcext:value-type="float">
            <text:p>19.35871</text:p>
          </table:table-cell>
          <table:table-cell office:value-type="float" office:value="1091.11" calcext:value-type="float">
            <text:p>1091.1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3502" calcext:value-type="float">
            <text:p>0.153502</text:p>
          </table:table-cell>
          <table:table-cell office:value-type="float" office:value="21.08582" calcext:value-type="float">
            <text:p>21.08582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05997" calcext:value-type="float">
            <text:p>0.004105997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05317" calcext:value-type="float">
            <text:p>2.005317</text:p>
          </table:table-cell>
          <table:table-cell office:value-type="float" office:value="-0.7786919" calcext:value-type="float">
            <text:p>-0.7786919</text:p>
          </table:table-cell>
          <table:table-cell office:value-type="float" office:value="-0.05894721" calcext:value-type="float">
            <text:p>-0.05894721</text:p>
          </table:table-cell>
          <table:table-cell office:value-type="float" office:value="0.000001918296" calcext:value-type="float">
            <text:p>1.918296E-06</text:p>
          </table:table-cell>
          <table:table-cell office:value-type="float" office:value="15.60521" calcext:value-type="float">
            <text:p>15.60521</text:p>
          </table:table-cell>
          <table:table-cell office:value-type="float" office:value="4.933334" calcext:value-type="float">
            <text:p>4.933334</text:p>
          </table:table-cell>
          <table:table-cell office:value-type="float" office:value="0.2141993" calcext:value-type="float">
            <text:p>0.2141993</text:p>
          </table:table-cell>
          <table:table-cell office:value-type="float" office:value="0.1854878" calcext:value-type="float">
            <text:p>0.1854878</text:p>
          </table:table-cell>
          <table:table-cell office:value-type="float" office:value="0.05474532" calcext:value-type="float">
            <text:p>0.05474532</text:p>
          </table:table-cell>
          <table:table-cell office:value-type="float" office:value="0.05151879" calcext:value-type="float">
            <text:p>0.05151879</text:p>
          </table:table-cell>
          <table:table-cell office:value-type="float" office:value="0.01709407" calcext:value-type="float">
            <text:p>0.01709407</text:p>
          </table:table-cell>
          <table:table-cell office:value-type="float" office:value="0.01373392" calcext:value-type="float">
            <text:p>0.01373392</text:p>
          </table:table-cell>
          <table:table-cell office:value-type="float" office:value="0.02868082" calcext:value-type="float">
            <text:p>0.02868082</text:p>
          </table:table-cell>
          <table:table-cell office:value-type="float" office:value="0.02228268" calcext:value-type="float">
            <text:p>0.02228268</text:p>
          </table:table-cell>
          <table:table-cell office:value-type="float" office:value="0.01885677" calcext:value-type="float">
            <text:p>0.01885677</text:p>
          </table:table-cell>
          <table:table-cell office:value-type="float" office:value="0.0196055" calcext:value-type="float">
            <text:p>0.0196055</text:p>
          </table:table-cell>
          <table:table-cell office:value-type="float" office:value="0.02459996" calcext:value-type="float">
            <text:p>0.02459996</text:p>
          </table:table-cell>
          <table:table-cell office:value-type="float" office:value="0.005483139" calcext:value-type="float">
            <text:p>0.005483139</text:p>
          </table:table-cell>
          <table:table-cell office:value-type="float" office:value="0.004444033" calcext:value-type="float">
            <text:p>0.004444033</text:p>
          </table:table-cell>
          <table:table-cell office:value-type="float" office:value="0" calcext:value-type="float">
            <text:p>0</text:p>
          </table:table-cell>
          <table:table-cell office:value-type="float" office:value="5.5468" calcext:value-type="float">
            <text:p>5.5468</text:p>
          </table:table-cell>
          <table:table-cell office:value-type="float" office:value="23.50355" calcext:value-type="float">
            <text:p>23.50355</text:p>
          </table:table-cell>
          <table:table-cell office:value-type="float" office:value="30.76043" calcext:value-type="float">
            <text:p>30.76043</text:p>
          </table:table-cell>
          <table:table-cell office:value-type="float" office:value="36.7701" calcext:value-type="float">
            <text:p>36.7701</text:p>
          </table:table-cell>
          <table:table-cell office:value-type="float" office:value="43.10125" calcext:value-type="float">
            <text:p>43.10125</text:p>
          </table:table-cell>
          <table:table-cell office:value-type="float" office:value="28.33713" calcext:value-type="float">
            <text:p>28.33713</text:p>
          </table:table-cell>
          <table:table-cell office:value-type="float" office:value="22.6383" calcext:value-type="float">
            <text:p>22.6383</text:p>
          </table:table-cell>
          <table:table-cell office:value-type="float" office:value="13.69572" calcext:value-type="float">
            <text:p>13.69572</text:p>
          </table:table-cell>
          <table:table-cell office:value-type="float" office:value="5.178843" calcext:value-type="float">
            <text:p>5.178843</text:p>
          </table:table-cell>
          <table:table-cell office:value-type="float" office:value="1.5183" calcext:value-type="float">
            <text:p>1.5183</text:p>
          </table:table-cell>
          <table:table-cell office:value-type="float" office:value="0.5415882" calcext:value-type="float">
            <text:p>0.5415882</text:p>
          </table:table-cell>
          <table:table-cell office:value-type="float" office:value="0.3397639" calcext:value-type="float">
            <text:p>0.3397639</text:p>
          </table:table-cell>
          <table:table-cell office:value-type="float" office:value="0.3376471" calcext:value-type="float">
            <text:p>0.3376471</text:p>
          </table:table-cell>
          <table:table-cell office:value-type="float" office:value="0.3474544" calcext:value-type="float">
            <text:p>0.3474544</text:p>
          </table:table-cell>
          <table:table-cell office:value-type="float" office:value="0" calcext:value-type="float">
            <text:p>0</text:p>
          </table:table-cell>
          <table:table-cell office:value-type="float" office:value="4895.964" calcext:value-type="float">
            <text:p>4895.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664" calcext:value-type="float">
            <text:p>-2.9126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19.14433" calcext:value-type="float">
            <text:p>19.14433</text:p>
          </table:table-cell>
          <table:table-cell office:value-type="float" office:value="1091.06" calcext:value-type="float">
            <text:p>1091.0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80229" calcext:value-type="float">
            <text:p>0.1580229</text:p>
          </table:table-cell>
          <table:table-cell office:value-type="float" office:value="21.32135" calcext:value-type="float">
            <text:p>21.32135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28405" calcext:value-type="float">
            <text:p>0.00412840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19449" calcext:value-type="float">
            <text:p>2.019449</text:p>
          </table:table-cell>
          <table:table-cell office:value-type="float" office:value="-0.7792332" calcext:value-type="float">
            <text:p>-0.7792332</text:p>
          </table:table-cell>
          <table:table-cell office:value-type="float" office:value="-0.05894308" calcext:value-type="float">
            <text:p>-0.05894308</text:p>
          </table:table-cell>
          <table:table-cell office:value-type="float" office:value="0.000001922117" calcext:value-type="float">
            <text:p>1.922117E-06</text:p>
          </table:table-cell>
          <table:table-cell office:value-type="float" office:value="15.4117" calcext:value-type="float">
            <text:p>15.4117</text:p>
          </table:table-cell>
          <table:table-cell office:value-type="float" office:value="4.962185" calcext:value-type="float">
            <text:p>4.962185</text:p>
          </table:table-cell>
          <table:table-cell office:value-type="float" office:value="0.2405558" calcext:value-type="float">
            <text:p>0.2405558</text:p>
          </table:table-cell>
          <table:table-cell office:value-type="float" office:value="0.2018389" calcext:value-type="float">
            <text:p>0.2018389</text:p>
          </table:table-cell>
          <table:table-cell office:value-type="float" office:value="0.05899331" calcext:value-type="float">
            <text:p>0.05899331</text:p>
          </table:table-cell>
          <table:table-cell office:value-type="float" office:value="0.05511528" calcext:value-type="float">
            <text:p>0.05511528</text:p>
          </table:table-cell>
          <table:table-cell office:value-type="float" office:value="0.01730823" calcext:value-type="float">
            <text:p>0.01730823</text:p>
          </table:table-cell>
          <table:table-cell office:value-type="float" office:value="0.01371391" calcext:value-type="float">
            <text:p>0.01371391</text:p>
          </table:table-cell>
          <table:table-cell office:value-type="float" office:value="0.02866458" calcext:value-type="float">
            <text:p>0.02866458</text:p>
          </table:table-cell>
          <table:table-cell office:value-type="float" office:value="0.02223245" calcext:value-type="float">
            <text:p>0.02223245</text:p>
          </table:table-cell>
          <table:table-cell office:value-type="float" office:value="0.01882095" calcext:value-type="float">
            <text:p>0.01882095</text:p>
          </table:table-cell>
          <table:table-cell office:value-type="float" office:value="0.01954955" calcext:value-type="float">
            <text:p>0.01954955</text:p>
          </table:table-cell>
          <table:table-cell office:value-type="float" office:value="0.02450554" calcext:value-type="float">
            <text:p>0.02450554</text:p>
          </table:table-cell>
          <table:table-cell office:value-type="float" office:value="0.005481797" calcext:value-type="float">
            <text:p>0.005481797</text:p>
          </table:table-cell>
          <table:table-cell office:value-type="float" office:value="0.004442876" calcext:value-type="float">
            <text:p>0.004442876</text:p>
          </table:table-cell>
          <table:table-cell office:value-type="float" office:value="0" calcext:value-type="float">
            <text:p>0</text:p>
          </table:table-cell>
          <table:table-cell office:value-type="float" office:value="6.035758" calcext:value-type="float">
            <text:p>6.035758</text:p>
          </table:table-cell>
          <table:table-cell office:value-type="float" office:value="25.88695" calcext:value-type="float">
            <text:p>25.88695</text:p>
          </table:table-cell>
          <table:table-cell office:value-type="float" office:value="32.40658" calcext:value-type="float">
            <text:p>32.40658</text:p>
          </table:table-cell>
          <table:table-cell office:value-type="float" office:value="37.26512" calcext:value-type="float">
            <text:p>37.26512</text:p>
          </table:table-cell>
          <table:table-cell office:value-type="float" office:value="43.39119" calcext:value-type="float">
            <text:p>43.39119</text:p>
          </table:table-cell>
          <table:table-cell office:value-type="float" office:value="28.40246" calcext:value-type="float">
            <text:p>28.40246</text:p>
          </table:table-cell>
          <table:table-cell office:value-type="float" office:value="22.66724" calcext:value-type="float">
            <text:p>22.66724</text:p>
          </table:table-cell>
          <table:table-cell office:value-type="float" office:value="13.70877" calcext:value-type="float">
            <text:p>13.70877</text:p>
          </table:table-cell>
          <table:table-cell office:value-type="float" office:value="5.179457" calcext:value-type="float">
            <text:p>5.179457</text:p>
          </table:table-cell>
          <table:table-cell office:value-type="float" office:value="1.517857" calcext:value-type="float">
            <text:p>1.517857</text:p>
          </table:table-cell>
          <table:table-cell office:value-type="float" office:value="0.5412262" calcext:value-type="float">
            <text:p>0.5412262</text:p>
          </table:table-cell>
          <table:table-cell office:value-type="float" office:value="0.3407826" calcext:value-type="float">
            <text:p>0.3407826</text:p>
          </table:table-cell>
          <table:table-cell office:value-type="float" office:value="0.3368964" calcext:value-type="float">
            <text:p>0.3368964</text:p>
          </table:table-cell>
          <table:table-cell office:value-type="float" office:value="0.3474573" calcext:value-type="float">
            <text:p>0.3474573</text:p>
          </table:table-cell>
          <table:table-cell office:value-type="float" office:value="0" calcext:value-type="float">
            <text:p>0</text:p>
          </table:table-cell>
          <table:table-cell office:value-type="float" office:value="5608.14" calcext:value-type="float">
            <text:p>560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81" calcext:value-type="float">
            <text:p>-2.912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18.93096" calcext:value-type="float">
            <text:p>18.93096</text:p>
          </table:table-cell>
          <table:table-cell office:value-type="float" office:value="1091.006" calcext:value-type="float">
            <text:p>1091.00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08645" calcext:value-type="float">
            <text:p>0.1608645</text:p>
          </table:table-cell>
          <table:table-cell office:value-type="float" office:value="21.56737" calcext:value-type="float">
            <text:p>21.56737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43314" calcext:value-type="float">
            <text:p>0.004143314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27201" calcext:value-type="float">
            <text:p>2.027201</text:p>
          </table:table-cell>
          <table:table-cell office:value-type="float" office:value="-0.7797713" calcext:value-type="float">
            <text:p>-0.7797713</text:p>
          </table:table-cell>
          <table:table-cell office:value-type="float" office:value="-0.0589391" calcext:value-type="float">
            <text:p>-0.0589391</text:p>
          </table:table-cell>
          <table:table-cell office:value-type="float" office:value="0.000001926157" calcext:value-type="float">
            <text:p>1.926157E-06</text:p>
          </table:table-cell>
          <table:table-cell office:value-type="float" office:value="15.22491" calcext:value-type="float">
            <text:p>15.22491</text:p>
          </table:table-cell>
          <table:table-cell office:value-type="float" office:value="4.939909" calcext:value-type="float">
            <text:p>4.939909</text:p>
          </table:table-cell>
          <table:table-cell office:value-type="float" office:value="0.2516518" calcext:value-type="float">
            <text:p>0.2516518</text:p>
          </table:table-cell>
          <table:table-cell office:value-type="float" office:value="0.2135539" calcext:value-type="float">
            <text:p>0.2135539</text:p>
          </table:table-cell>
          <table:table-cell office:value-type="float" office:value="0.06233216" calcext:value-type="float">
            <text:p>0.06233216</text:p>
          </table:table-cell>
          <table:table-cell office:value-type="float" office:value="0.05808194" calcext:value-type="float">
            <text:p>0.05808194</text:p>
          </table:table-cell>
          <table:table-cell office:value-type="float" office:value="0.01752842" calcext:value-type="float">
            <text:p>0.01752842</text:p>
          </table:table-cell>
          <table:table-cell office:value-type="float" office:value="0.01372474" calcext:value-type="float">
            <text:p>0.01372474</text:p>
          </table:table-cell>
          <table:table-cell office:value-type="float" office:value="0.02866518" calcext:value-type="float">
            <text:p>0.02866518</text:p>
          </table:table-cell>
          <table:table-cell office:value-type="float" office:value="0.02219508" calcext:value-type="float">
            <text:p>0.02219508</text:p>
          </table:table-cell>
          <table:table-cell office:value-type="float" office:value="0.01879108" calcext:value-type="float">
            <text:p>0.01879108</text:p>
          </table:table-cell>
          <table:table-cell office:value-type="float" office:value="0.01949728" calcext:value-type="float">
            <text:p>0.01949728</text:p>
          </table:table-cell>
          <table:table-cell office:value-type="float" office:value="0.02441412" calcext:value-type="float">
            <text:p>0.02441412</text:p>
          </table:table-cell>
          <table:table-cell office:value-type="float" office:value="0.005477381" calcext:value-type="float">
            <text:p>0.005477381</text:p>
          </table:table-cell>
          <table:table-cell office:value-type="float" office:value="0.004441718" calcext:value-type="float">
            <text:p>0.004441718</text:p>
          </table:table-cell>
          <table:table-cell office:value-type="float" office:value="0" calcext:value-type="float">
            <text:p>0</text:p>
          </table:table-cell>
          <table:table-cell office:value-type="float" office:value="6.615645" calcext:value-type="float">
            <text:p>6.615645</text:p>
          </table:table-cell>
          <table:table-cell office:value-type="float" office:value="28.16215" calcext:value-type="float">
            <text:p>28.16215</text:p>
          </table:table-cell>
          <table:table-cell office:value-type="float" office:value="34.11628" calcext:value-type="float">
            <text:p>34.11628</text:p>
          </table:table-cell>
          <table:table-cell office:value-type="float" office:value="37.79948" calcext:value-type="float">
            <text:p>37.79948</text:p>
          </table:table-cell>
          <table:table-cell office:value-type="float" office:value="43.70627" calcext:value-type="float">
            <text:p>43.70627</text:p>
          </table:table-cell>
          <table:table-cell office:value-type="float" office:value="28.47245" calcext:value-type="float">
            <text:p>28.47245</text:p>
          </table:table-cell>
          <table:table-cell office:value-type="float" office:value="22.70463" calcext:value-type="float">
            <text:p>22.70463</text:p>
          </table:table-cell>
          <table:table-cell office:value-type="float" office:value="13.72822" calcext:value-type="float">
            <text:p>13.72822</text:p>
          </table:table-cell>
          <table:table-cell office:value-type="float" office:value="5.185834" calcext:value-type="float">
            <text:p>5.185834</text:p>
          </table:table-cell>
          <table:table-cell office:value-type="float" office:value="1.519471" calcext:value-type="float">
            <text:p>1.519471</text:p>
          </table:table-cell>
          <table:table-cell office:value-type="float" office:value="0.5415984" calcext:value-type="float">
            <text:p>0.5415984</text:p>
          </table:table-cell>
          <table:table-cell office:value-type="float" office:value="0.3419589" calcext:value-type="float">
            <text:p>0.3419589</text:p>
          </table:table-cell>
          <table:table-cell office:value-type="float" office:value="0.3360273" calcext:value-type="float">
            <text:p>0.3360273</text:p>
          </table:table-cell>
          <table:table-cell office:value-type="float" office:value="0.3474601" calcext:value-type="float">
            <text:p>0.3474601</text:p>
          </table:table-cell>
          <table:table-cell office:value-type="float" office:value="0" calcext:value-type="float">
            <text:p>0</text:p>
          </table:table-cell>
          <table:table-cell office:value-type="float" office:value="6269.946" calcext:value-type="float">
            <text:p>6269.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2943" calcext:value-type="float">
            <text:p>-2.9129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18.76085" calcext:value-type="float">
            <text:p>18.76085</text:p>
          </table:table-cell>
          <table:table-cell office:value-type="float" office:value="1090.96" calcext:value-type="float">
            <text:p>1090.9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87223" calcext:value-type="float">
            <text:p>0.1587223</text:p>
          </table:table-cell>
          <table:table-cell office:value-type="float" office:value="21.77179" calcext:value-type="float">
            <text:p>21.77179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53708" calcext:value-type="float">
            <text:p>0.004153708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1847" calcext:value-type="float">
            <text:p>2.031847</text:p>
          </table:table-cell>
          <table:table-cell office:value-type="float" office:value="-0.7801004" calcext:value-type="float">
            <text:p>-0.7801004</text:p>
          </table:table-cell>
          <table:table-cell office:value-type="float" office:value="-0.05894683" calcext:value-type="float">
            <text:p>-0.05894683</text:p>
          </table:table-cell>
          <table:table-cell office:value-type="float" office:value="0.000001930494" calcext:value-type="float">
            <text:p>1.930494E-06</text:p>
          </table:table-cell>
          <table:table-cell office:value-type="float" office:value="15.17253" calcext:value-type="float">
            <text:p>15.17253</text:p>
          </table:table-cell>
          <table:table-cell office:value-type="float" office:value="4.863509" calcext:value-type="float">
            <text:p>4.863509</text:p>
          </table:table-cell>
          <table:table-cell office:value-type="float" office:value="0.2188225" calcext:value-type="float">
            <text:p>0.2188225</text:p>
          </table:table-cell>
          <table:table-cell office:value-type="float" office:value="0.2006444" calcext:value-type="float">
            <text:p>0.2006444</text:p>
          </table:table-cell>
          <table:table-cell office:value-type="float" office:value="0.05929899" calcext:value-type="float">
            <text:p>0.05929899</text:p>
          </table:table-cell>
          <table:table-cell office:value-type="float" office:value="0.05659098" calcext:value-type="float">
            <text:p>0.05659098</text:p>
          </table:table-cell>
          <table:table-cell office:value-type="float" office:value="0.01739328" calcext:value-type="float">
            <text:p>0.01739328</text:p>
          </table:table-cell>
          <table:table-cell office:value-type="float" office:value="0.01368467" calcext:value-type="float">
            <text:p>0.01368467</text:p>
          </table:table-cell>
          <table:table-cell office:value-type="float" office:value="0.02867907" calcext:value-type="float">
            <text:p>0.02867907</text:p>
          </table:table-cell>
          <table:table-cell office:value-type="float" office:value="0.02216917" calcext:value-type="float">
            <text:p>0.02216917</text:p>
          </table:table-cell>
          <table:table-cell office:value-type="float" office:value="0.01876637" calcext:value-type="float">
            <text:p>0.01876637</text:p>
          </table:table-cell>
          <table:table-cell office:value-type="float" office:value="0.01944793" calcext:value-type="float">
            <text:p>0.01944793</text:p>
          </table:table-cell>
          <table:table-cell office:value-type="float" office:value="0.0243245" calcext:value-type="float">
            <text:p>0.0243245</text:p>
          </table:table-cell>
          <table:table-cell office:value-type="float" office:value="0.005471651" calcext:value-type="float">
            <text:p>0.005471651</text:p>
          </table:table-cell>
          <table:table-cell office:value-type="float" office:value="0.004440547" calcext:value-type="float">
            <text:p>0.004440547</text:p>
          </table:table-cell>
          <table:table-cell office:value-type="float" office:value="0" calcext:value-type="float">
            <text:p>0</text:p>
          </table:table-cell>
          <table:table-cell office:value-type="float" office:value="7.311192" calcext:value-type="float">
            <text:p>7.311192</text:p>
          </table:table-cell>
          <table:table-cell office:value-type="float" office:value="29.65927" calcext:value-type="float">
            <text:p>29.65927</text:p>
          </table:table-cell>
          <table:table-cell office:value-type="float" office:value="35.5578" calcext:value-type="float">
            <text:p>35.5578</text:p>
          </table:table-cell>
          <table:table-cell office:value-type="float" office:value="38.30177" calcext:value-type="float">
            <text:p>38.30177</text:p>
          </table:table-cell>
          <table:table-cell office:value-type="float" office:value="44.01003" calcext:value-type="float">
            <text:p>44.01003</text:p>
          </table:table-cell>
          <table:table-cell office:value-type="float" office:value="28.5417" calcext:value-type="float">
            <text:p>28.5417</text:p>
          </table:table-cell>
          <table:table-cell office:value-type="float" office:value="22.74186" calcext:value-type="float">
            <text:p>22.74186</text:p>
          </table:table-cell>
          <table:table-cell office:value-type="float" office:value="13.75192" calcext:value-type="float">
            <text:p>13.75192</text:p>
          </table:table-cell>
          <table:table-cell office:value-type="float" office:value="5.195481" calcext:value-type="float">
            <text:p>5.195481</text:p>
          </table:table-cell>
          <table:table-cell office:value-type="float" office:value="1.522416" calcext:value-type="float">
            <text:p>1.522416</text:p>
          </table:table-cell>
          <table:table-cell office:value-type="float" office:value="0.5424935" calcext:value-type="float">
            <text:p>0.5424935</text:p>
          </table:table-cell>
          <table:table-cell office:value-type="float" office:value="0.3435434" calcext:value-type="float">
            <text:p>0.3435434</text:p>
          </table:table-cell>
          <table:table-cell office:value-type="float" office:value="0.3348529" calcext:value-type="float">
            <text:p>0.3348529</text:p>
          </table:table-cell>
          <table:table-cell office:value-type="float" office:value="0.347463" calcext:value-type="float">
            <text:p>0.347463</text:p>
          </table:table-cell>
          <table:table-cell office:value-type="float" office:value="0" calcext:value-type="float">
            <text:p>0</text:p>
          </table:table-cell>
          <table:table-cell office:value-type="float" office:value="6678.632" calcext:value-type="float">
            <text:p>6678.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037" calcext:value-type="float">
            <text:p>-2.9130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18.54828" calcext:value-type="float">
            <text:p>18.54828</text:p>
          </table:table-cell>
          <table:table-cell office:value-type="float" office:value="1090.905" calcext:value-type="float">
            <text:p>1090.90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23804" calcext:value-type="float">
            <text:p>0.1623804</text:p>
          </table:table-cell>
          <table:table-cell office:value-type="float" office:value="22.0244" calcext:value-type="float">
            <text:p>22.0244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61357" calcext:value-type="float">
            <text:p>0.004161357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4378" calcext:value-type="float">
            <text:p>2.034378</text:p>
          </table:table-cell>
          <table:table-cell office:value-type="float" office:value="-0.780623" calcext:value-type="float">
            <text:p>-0.780623</text:p>
          </table:table-cell>
          <table:table-cell office:value-type="float" office:value="-0.05894289" calcext:value-type="float">
            <text:p>-0.05894289</text:p>
          </table:table-cell>
          <table:table-cell office:value-type="float" office:value="0.00000193492" calcext:value-type="float">
            <text:p>1.93492E-06</text:p>
          </table:table-cell>
          <table:table-cell office:value-type="float" office:value="14.96868" calcext:value-type="float">
            <text:p>14.96868</text:p>
          </table:table-cell>
          <table:table-cell office:value-type="float" office:value="4.81799" calcext:value-type="float">
            <text:p>4.81799</text:p>
          </table:table-cell>
          <table:table-cell office:value-type="float" office:value="0.2454904" calcext:value-type="float">
            <text:p>0.2454904</text:p>
          </table:table-cell>
          <table:table-cell office:value-type="float" office:value="0.2168365" calcext:value-type="float">
            <text:p>0.2168365</text:p>
          </table:table-cell>
          <table:table-cell office:value-type="float" office:value="0.06336903" calcext:value-type="float">
            <text:p>0.06336903</text:p>
          </table:table-cell>
          <table:table-cell office:value-type="float" office:value="0.05961711" calcext:value-type="float">
            <text:p>0.05961711</text:p>
          </table:table-cell>
          <table:table-cell office:value-type="float" office:value="0.01764199" calcext:value-type="float">
            <text:p>0.01764199</text:p>
          </table:table-cell>
          <table:table-cell office:value-type="float" office:value="0.01370038" calcext:value-type="float">
            <text:p>0.01370038</text:p>
          </table:table-cell>
          <table:table-cell office:value-type="float" office:value="0.02870289" calcext:value-type="float">
            <text:p>0.02870289</text:p>
          </table:table-cell>
          <table:table-cell office:value-type="float" office:value="0.02215599" calcext:value-type="float">
            <text:p>0.02215599</text:p>
          </table:table-cell>
          <table:table-cell office:value-type="float" office:value="0.01874641" calcext:value-type="float">
            <text:p>0.01874641</text:p>
          </table:table-cell>
          <table:table-cell office:value-type="float" office:value="0.01940131" calcext:value-type="float">
            <text:p>0.01940131</text:p>
          </table:table-cell>
          <table:table-cell office:value-type="float" office:value="0.02423545" calcext:value-type="float">
            <text:p>0.02423545</text:p>
          </table:table-cell>
          <table:table-cell office:value-type="float" office:value="0.005466154" calcext:value-type="float">
            <text:p>0.005466154</text:p>
          </table:table-cell>
          <table:table-cell office:value-type="float" office:value="0.004439349" calcext:value-type="float">
            <text:p>0.004439349</text:p>
          </table:table-cell>
          <table:table-cell office:value-type="float" office:value="0" calcext:value-type="float">
            <text:p>0</text:p>
          </table:table-cell>
          <table:table-cell office:value-type="float" office:value="7.870686" calcext:value-type="float">
            <text:p>7.870686</text:p>
          </table:table-cell>
          <table:table-cell office:value-type="float" office:value="31.91188" calcext:value-type="float">
            <text:p>31.91188</text:p>
          </table:table-cell>
          <table:table-cell office:value-type="float" office:value="37.26714" calcext:value-type="float">
            <text:p>37.26714</text:p>
          </table:table-cell>
          <table:table-cell office:value-type="float" office:value="38.85565" calcext:value-type="float">
            <text:p>38.85565</text:p>
          </table:table-cell>
          <table:table-cell office:value-type="float" office:value="44.32772" calcext:value-type="float">
            <text:p>44.32772</text:p>
          </table:table-cell>
          <table:table-cell office:value-type="float" office:value="28.61094" calcext:value-type="float">
            <text:p>28.61094</text:p>
          </table:table-cell>
          <table:table-cell office:value-type="float" office:value="22.7826" calcext:value-type="float">
            <text:p>22.7826</text:p>
          </table:table-cell>
          <table:table-cell office:value-type="float" office:value="13.7778" calcext:value-type="float">
            <text:p>13.7778</text:p>
          </table:table-cell>
          <table:table-cell office:value-type="float" office:value="5.207032" calcext:value-type="float">
            <text:p>5.207032</text:p>
          </table:table-cell>
          <table:table-cell office:value-type="float" office:value="1.52623" calcext:value-type="float">
            <text:p>1.52623</text:p>
          </table:table-cell>
          <table:table-cell office:value-type="float" office:value="0.5437742" calcext:value-type="float">
            <text:p>0.5437742</text:p>
          </table:table-cell>
          <table:table-cell office:value-type="float" office:value="0.3449302" calcext:value-type="float">
            <text:p>0.3449302</text:p>
          </table:table-cell>
          <table:table-cell office:value-type="float" office:value="0.3339614" calcext:value-type="float">
            <text:p>0.3339614</text:p>
          </table:table-cell>
          <table:table-cell office:value-type="float" office:value="0.347466" calcext:value-type="float">
            <text:p>0.347466</text:p>
          </table:table-cell>
          <table:table-cell office:value-type="float" office:value="0" calcext:value-type="float">
            <text:p>0</text:p>
          </table:table-cell>
          <table:table-cell office:value-type="float" office:value="7425.178" calcext:value-type="float">
            <text:p>7425.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146" calcext:value-type="float">
            <text:p>-2.9131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18.30389" calcext:value-type="float">
            <text:p>18.30389</text:p>
          </table:table-cell>
          <table:table-cell office:value-type="float" office:value="1090.839" calcext:value-type="float">
            <text:p>1090.83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80519" calcext:value-type="float">
            <text:p>0.1680519</text:p>
          </table:table-cell>
          <table:table-cell office:value-type="float" office:value="22.31728" calcext:value-type="float">
            <text:p>22.3172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67083" calcext:value-type="float">
            <text:p>0.004167083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59" calcext:value-type="float">
            <text:p>2.0359</text:p>
          </table:table-cell>
          <table:table-cell office:value-type="float" office:value="-0.7813143" calcext:value-type="float">
            <text:p>-0.7813143</text:p>
          </table:table-cell>
          <table:table-cell office:value-type="float" office:value="-0.05893889" calcext:value-type="float">
            <text:p>-0.05893889</text:p>
          </table:table-cell>
          <table:table-cell office:value-type="float" office:value="0.000001939585" calcext:value-type="float">
            <text:p>1.939585E-06</text:p>
          </table:table-cell>
          <table:table-cell office:value-type="float" office:value="14.65756" calcext:value-type="float">
            <text:p>14.65756</text:p>
          </table:table-cell>
          <table:table-cell office:value-type="float" office:value="4.763707" calcext:value-type="float">
            <text:p>4.763707</text:p>
          </table:table-cell>
          <table:table-cell office:value-type="float" office:value="0.3046784" calcext:value-type="float">
            <text:p>0.3046784</text:p>
          </table:table-cell>
          <table:table-cell office:value-type="float" office:value="0.2402028" calcext:value-type="float">
            <text:p>0.2402028</text:p>
          </table:table-cell>
          <table:table-cell office:value-type="float" office:value="0.06928836" calcext:value-type="float">
            <text:p>0.06928836</text:p>
          </table:table-cell>
          <table:table-cell office:value-type="float" office:value="0.0639376" calcext:value-type="float">
            <text:p>0.0639376</text:p>
          </table:table-cell>
          <table:table-cell office:value-type="float" office:value="0.01812686" calcext:value-type="float">
            <text:p>0.01812686</text:p>
          </table:table-cell>
          <table:table-cell office:value-type="float" office:value="0.01379459" calcext:value-type="float">
            <text:p>0.01379459</text:p>
          </table:table-cell>
          <table:table-cell office:value-type="float" office:value="0.02874128" calcext:value-type="float">
            <text:p>0.02874128</text:p>
          </table:table-cell>
          <table:table-cell office:value-type="float" office:value="0.02215376" calcext:value-type="float">
            <text:p>0.02215376</text:p>
          </table:table-cell>
          <table:table-cell office:value-type="float" office:value="0.0187311" calcext:value-type="float">
            <text:p>0.0187311</text:p>
          </table:table-cell>
          <table:table-cell office:value-type="float" office:value="0.01935673" calcext:value-type="float">
            <text:p>0.01935673</text:p>
          </table:table-cell>
          <table:table-cell office:value-type="float" office:value="0.02414699" calcext:value-type="float">
            <text:p>0.02414699</text:p>
          </table:table-cell>
          <table:table-cell office:value-type="float" office:value="0.005460834" calcext:value-type="float">
            <text:p>0.005460834</text:p>
          </table:table-cell>
          <table:table-cell office:value-type="float" office:value="0.004438146" calcext:value-type="float">
            <text:p>0.004438146</text:p>
          </table:table-cell>
          <table:table-cell office:value-type="float" office:value="0" calcext:value-type="float">
            <text:p>0</text:p>
          </table:table-cell>
          <table:table-cell office:value-type="float" office:value="8.438541" calcext:value-type="float">
            <text:p>8.438541</text:p>
          </table:table-cell>
          <table:table-cell office:value-type="float" office:value="34.46738" calcext:value-type="float">
            <text:p>34.46738</text:p>
          </table:table-cell>
          <table:table-cell office:value-type="float" office:value="39.34943" calcext:value-type="float">
            <text:p>39.34943</text:p>
          </table:table-cell>
          <table:table-cell office:value-type="float" office:value="39.50013" calcext:value-type="float">
            <text:p>39.50013</text:p>
          </table:table-cell>
          <table:table-cell office:value-type="float" office:value="44.69646" calcext:value-type="float">
            <text:p>44.69646</text:p>
          </table:table-cell>
          <table:table-cell office:value-type="float" office:value="28.68806" calcext:value-type="float">
            <text:p>28.68806</text:p>
          </table:table-cell>
          <table:table-cell office:value-type="float" office:value="22.82792" calcext:value-type="float">
            <text:p>22.82792</text:p>
          </table:table-cell>
          <table:table-cell office:value-type="float" office:value="13.80457" calcext:value-type="float">
            <text:p>13.80457</text:p>
          </table:table-cell>
          <table:table-cell office:value-type="float" office:value="5.220315" calcext:value-type="float">
            <text:p>5.220315</text:p>
          </table:table-cell>
          <table:table-cell office:value-type="float" office:value="1.530619" calcext:value-type="float">
            <text:p>1.530619</text:p>
          </table:table-cell>
          <table:table-cell office:value-type="float" office:value="0.5452753" calcext:value-type="float">
            <text:p>0.5452753</text:p>
          </table:table-cell>
          <table:table-cell office:value-type="float" office:value="0.3463306" calcext:value-type="float">
            <text:p>0.3463306</text:p>
          </table:table-cell>
          <table:table-cell office:value-type="float" office:value="0.3332101" calcext:value-type="float">
            <text:p>0.3332101</text:p>
          </table:table-cell>
          <table:table-cell office:value-type="float" office:value="0.3474689" calcext:value-type="float">
            <text:p>0.3474689</text:p>
          </table:table-cell>
          <table:table-cell office:value-type="float" office:value="0" calcext:value-type="float">
            <text:p>0</text:p>
          </table:table-cell>
          <table:table-cell office:value-type="float" office:value="8274.517" calcext:value-type="float">
            <text:p>8274.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251" calcext:value-type="float">
            <text:p>-2.9132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18.11044" calcext:value-type="float">
            <text:p>18.11044</text:p>
          </table:table-cell>
          <table:table-cell office:value-type="float" office:value="1090.777" calcext:value-type="float">
            <text:p>1090.77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61014" calcext:value-type="float">
            <text:p>0.1661014</text:p>
          </table:table-cell>
          <table:table-cell office:value-type="float" office:value="22.56263" calcext:value-type="float">
            <text:p>22.56263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71458" calcext:value-type="float">
            <text:p>0.004171458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687" calcext:value-type="float">
            <text:p>2.03687</text:p>
          </table:table-cell>
          <table:table-cell office:value-type="float" office:value="-0.7817665" calcext:value-type="float">
            <text:p>-0.7817665</text:p>
          </table:table-cell>
          <table:table-cell office:value-type="float" office:value="-0.05893378" calcext:value-type="float">
            <text:p>-0.05893378</text:p>
          </table:table-cell>
          <table:table-cell office:value-type="float" office:value="0.000001944479" calcext:value-type="float">
            <text:p>1.944479E-06</text:p>
          </table:table-cell>
          <table:table-cell office:value-type="float" office:value="14.51761" calcext:value-type="float">
            <text:p>14.51761</text:p>
          </table:table-cell>
          <table:table-cell office:value-type="float" office:value="4.6524" calcext:value-type="float">
            <text:p>4.6524</text:p>
          </table:table-cell>
          <table:table-cell office:value-type="float" office:value="0.2647299" calcext:value-type="float">
            <text:p>0.2647299</text:p>
          </table:table-cell>
          <table:table-cell office:value-type="float" office:value="0.2300211" calcext:value-type="float">
            <text:p>0.2300211</text:p>
          </table:table-cell>
          <table:table-cell office:value-type="float" office:value="0.06766253" calcext:value-type="float">
            <text:p>0.06766253</text:p>
          </table:table-cell>
          <table:table-cell office:value-type="float" office:value="0.06406617" calcext:value-type="float">
            <text:p>0.06406617</text:p>
          </table:table-cell>
          <table:table-cell office:value-type="float" office:value="0.01822929" calcext:value-type="float">
            <text:p>0.01822929</text:p>
          </table:table-cell>
          <table:table-cell office:value-type="float" office:value="0.01384879" calcext:value-type="float">
            <text:p>0.01384879</text:p>
          </table:table-cell>
          <table:table-cell office:value-type="float" office:value="0.02879471" calcext:value-type="float">
            <text:p>0.02879471</text:p>
          </table:table-cell>
          <table:table-cell office:value-type="float" office:value="0.02215956" calcext:value-type="float">
            <text:p>0.02215956</text:p>
          </table:table-cell>
          <table:table-cell office:value-type="float" office:value="0.01871999" calcext:value-type="float">
            <text:p>0.01871999</text:p>
          </table:table-cell>
          <table:table-cell office:value-type="float" office:value="0.01931381" calcext:value-type="float">
            <text:p>0.01931381</text:p>
          </table:table-cell>
          <table:table-cell office:value-type="float" office:value="0.02405879" calcext:value-type="float">
            <text:p>0.02405879</text:p>
          </table:table-cell>
          <table:table-cell office:value-type="float" office:value="0.005456053" calcext:value-type="float">
            <text:p>0.005456053</text:p>
          </table:table-cell>
          <table:table-cell office:value-type="float" office:value="0.004436934" calcext:value-type="float">
            <text:p>0.004436934</text:p>
          </table:table-cell>
          <table:table-cell office:value-type="float" office:value="0" calcext:value-type="float">
            <text:p>0</text:p>
          </table:table-cell>
          <table:table-cell office:value-type="float" office:value="9.077909" calcext:value-type="float">
            <text:p>9.077909</text:p>
          </table:table-cell>
          <table:table-cell office:value-type="float" office:value="36.29022" calcext:value-type="float">
            <text:p>36.29022</text:p>
          </table:table-cell>
          <table:table-cell office:value-type="float" office:value="41.02842" calcext:value-type="float">
            <text:p>41.02842</text:p>
          </table:table-cell>
          <table:table-cell office:value-type="float" office:value="40.12745" calcext:value-type="float">
            <text:p>40.12745</text:p>
          </table:table-cell>
          <table:table-cell office:value-type="float" office:value="45.07137" calcext:value-type="float">
            <text:p>45.07137</text:p>
          </table:table-cell>
          <table:table-cell office:value-type="float" office:value="28.76938" calcext:value-type="float">
            <text:p>28.76938</text:p>
          </table:table-cell>
          <table:table-cell office:value-type="float" office:value="22.87691" calcext:value-type="float">
            <text:p>22.87691</text:p>
          </table:table-cell>
          <table:table-cell office:value-type="float" office:value="13.83282" calcext:value-type="float">
            <text:p>13.83282</text:p>
          </table:table-cell>
          <table:table-cell office:value-type="float" office:value="5.234562" calcext:value-type="float">
            <text:p>5.234562</text:p>
          </table:table-cell>
          <table:table-cell office:value-type="float" office:value="1.535406" calcext:value-type="float">
            <text:p>1.535406</text:p>
          </table:table-cell>
          <table:table-cell office:value-type="float" office:value="0.5469314" calcext:value-type="float">
            <text:p>0.5469314</text:p>
          </table:table-cell>
          <table:table-cell office:value-type="float" office:value="0.3477018" calcext:value-type="float">
            <text:p>0.3477018</text:p>
          </table:table-cell>
          <table:table-cell office:value-type="float" office:value="0.3326552" calcext:value-type="float">
            <text:p>0.3326552</text:p>
          </table:table-cell>
          <table:table-cell office:value-type="float" office:value="0.3474717" calcext:value-type="float">
            <text:p>0.3474717</text:p>
          </table:table-cell>
          <table:table-cell office:value-type="float" office:value="0" calcext:value-type="float">
            <text:p>0</text:p>
          </table:table-cell>
          <table:table-cell office:value-type="float" office:value="8892.146" calcext:value-type="float">
            <text:p>8892.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332" calcext:value-type="float">
            <text:p>-2.9133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17.96492" calcext:value-type="float">
            <text:p>17.96492</text:p>
          </table:table-cell>
          <table:table-cell office:value-type="float" office:value="1090.736" calcext:value-type="float">
            <text:p>1090.73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61378" calcext:value-type="float">
            <text:p>0.1561378</text:p>
          </table:table-cell>
          <table:table-cell office:value-type="float" office:value="22.75021" calcext:value-type="float">
            <text:p>22.7502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7486" calcext:value-type="float">
            <text:p>0.0041748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7602" calcext:value-type="float">
            <text:p>2.037602</text:p>
          </table:table-cell>
          <table:table-cell office:value-type="float" office:value="-0.7820089" calcext:value-type="float">
            <text:p>-0.7820089</text:p>
          </table:table-cell>
          <table:table-cell office:value-type="float" office:value="-0.05921159" calcext:value-type="float">
            <text:p>-0.05921159</text:p>
          </table:table-cell>
          <table:table-cell office:value-type="float" office:value="0.000001951018" calcext:value-type="float">
            <text:p>1.951018E-06</text:p>
          </table:table-cell>
          <table:table-cell office:value-type="float" office:value="14.53273" calcext:value-type="float">
            <text:p>14.53273</text:p>
          </table:table-cell>
          <table:table-cell office:value-type="float" office:value="4.11056" calcext:value-type="float">
            <text:p>4.11056</text:p>
          </table:table-cell>
          <table:table-cell office:value-type="float" office:value="0.2052958" calcext:value-type="float">
            <text:p>0.2052958</text:p>
          </table:table-cell>
          <table:table-cell office:value-type="float" office:value="0.1949262" calcext:value-type="float">
            <text:p>0.1949262</text:p>
          </table:table-cell>
          <table:table-cell office:value-type="float" office:value="0.05820724" calcext:value-type="float">
            <text:p>0.05820724</text:p>
          </table:table-cell>
          <table:table-cell office:value-type="float" office:value="0.05724891" calcext:value-type="float">
            <text:p>0.05724891</text:p>
          </table:table-cell>
          <table:table-cell office:value-type="float" office:value="0.01743175" calcext:value-type="float">
            <text:p>0.01743175</text:p>
          </table:table-cell>
          <table:table-cell office:value-type="float" office:value="0.01364919" calcext:value-type="float">
            <text:p>0.01364919</text:p>
          </table:table-cell>
          <table:table-cell office:value-type="float" office:value="0.02883796" calcext:value-type="float">
            <text:p>0.02883796</text:p>
          </table:table-cell>
          <table:table-cell office:value-type="float" office:value="0.02217375" calcext:value-type="float">
            <text:p>0.02217375</text:p>
          </table:table-cell>
          <table:table-cell office:value-type="float" office:value="0.01871265" calcext:value-type="float">
            <text:p>0.01871265</text:p>
          </table:table-cell>
          <table:table-cell office:value-type="float" office:value="0.01927238" calcext:value-type="float">
            <text:p>0.01927238</text:p>
          </table:table-cell>
          <table:table-cell office:value-type="float" office:value="0.02397159" calcext:value-type="float">
            <text:p>0.02397159</text:p>
          </table:table-cell>
          <table:table-cell office:value-type="float" office:value="0.005451082" calcext:value-type="float">
            <text:p>0.005451082</text:p>
          </table:table-cell>
          <table:table-cell office:value-type="float" office:value="0.00443569" calcext:value-type="float">
            <text:p>0.00443569</text:p>
          </table:table-cell>
          <table:table-cell office:value-type="float" office:value="0" calcext:value-type="float">
            <text:p>0</text:p>
          </table:table-cell>
          <table:table-cell office:value-type="float" office:value="10.87092" calcext:value-type="float">
            <text:p>10.87092</text:p>
          </table:table-cell>
          <table:table-cell office:value-type="float" office:value="37.2522" calcext:value-type="float">
            <text:p>37.2522</text:p>
          </table:table-cell>
          <table:table-cell office:value-type="float" office:value="42.1788" calcext:value-type="float">
            <text:p>42.1788</text:p>
          </table:table-cell>
          <table:table-cell office:value-type="float" office:value="40.635" calcext:value-type="float">
            <text:p>40.635</text:p>
          </table:table-cell>
          <table:table-cell office:value-type="float" office:value="45.37779" calcext:value-type="float">
            <text:p>45.37779</text:p>
          </table:table-cell>
          <table:table-cell office:value-type="float" office:value="28.84267" calcext:value-type="float">
            <text:p>28.84267</text:p>
          </table:table-cell>
          <table:table-cell office:value-type="float" office:value="22.92604" calcext:value-type="float">
            <text:p>22.92604</text:p>
          </table:table-cell>
          <table:table-cell office:value-type="float" office:value="13.86185" calcext:value-type="float">
            <text:p>13.86185</text:p>
          </table:table-cell>
          <table:table-cell office:value-type="float" office:value="5.249268" calcext:value-type="float">
            <text:p>5.249268</text:p>
          </table:table-cell>
          <table:table-cell office:value-type="float" office:value="1.540561" calcext:value-type="float">
            <text:p>1.540561</text:p>
          </table:table-cell>
          <table:table-cell office:value-type="float" office:value="0.5487099" calcext:value-type="float">
            <text:p>0.5487099</text:p>
          </table:table-cell>
          <table:table-cell office:value-type="float" office:value="0.3492089" calcext:value-type="float">
            <text:p>0.3492089</text:p>
          </table:table-cell>
          <table:table-cell office:value-type="float" office:value="0.3321268" calcext:value-type="float">
            <text:p>0.3321268</text:p>
          </table:table-cell>
          <table:table-cell office:value-type="float" office:value="0.3474746" calcext:value-type="float">
            <text:p>0.3474746</text:p>
          </table:table-cell>
          <table:table-cell office:value-type="float" office:value="0" calcext:value-type="float">
            <text:p>0</text:p>
          </table:table-cell>
          <table:table-cell office:value-type="float" office:value="9283.341" calcext:value-type="float">
            <text:p>9283.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378" calcext:value-type="float">
            <text:p>-2.9133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17.75786" calcext:value-type="float">
            <text:p>17.75786</text:p>
          </table:table-cell>
          <table:table-cell office:value-type="float" office:value="1090.674" calcext:value-type="float">
            <text:p>1090.67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19419" calcext:value-type="float">
            <text:p>0.1619419</text:p>
          </table:table-cell>
          <table:table-cell office:value-type="float" office:value="23.00169" calcext:value-type="float">
            <text:p>23.00169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77357" calcext:value-type="float">
            <text:p>0.004177357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8087" calcext:value-type="float">
            <text:p>2.038087</text:p>
          </table:table-cell>
          <table:table-cell office:value-type="float" office:value="-0.7824985" calcext:value-type="float">
            <text:p>-0.7824985</text:p>
          </table:table-cell>
          <table:table-cell office:value-type="float" office:value="-0.059206" calcext:value-type="float">
            <text:p>-0.059206</text:p>
          </table:table-cell>
          <table:table-cell office:value-type="float" office:value="0.000001956279" calcext:value-type="float">
            <text:p>1.956279E-06</text:p>
          </table:table-cell>
          <table:table-cell office:value-type="float" office:value="14.32022" calcext:value-type="float">
            <text:p>14.32022</text:p>
          </table:table-cell>
          <table:table-cell office:value-type="float" office:value="4.17847" calcext:value-type="float">
            <text:p>4.17847</text:p>
          </table:table-cell>
          <table:table-cell office:value-type="float" office:value="0.24522" calcext:value-type="float">
            <text:p>0.24522</text:p>
          </table:table-cell>
          <table:table-cell office:value-type="float" office:value="0.2149645" calcext:value-type="float">
            <text:p>0.2149645</text:p>
          </table:table-cell>
          <table:table-cell office:value-type="float" office:value="0.06344274" calcext:value-type="float">
            <text:p>0.06344274</text:p>
          </table:table-cell>
          <table:table-cell office:value-type="float" office:value="0.06114956" calcext:value-type="float">
            <text:p>0.06114956</text:p>
          </table:table-cell>
          <table:table-cell office:value-type="float" office:value="0.01779055" calcext:value-type="float">
            <text:p>0.01779055</text:p>
          </table:table-cell>
          <table:table-cell office:value-type="float" office:value="0.01366304" calcext:value-type="float">
            <text:p>0.01366304</text:p>
          </table:table-cell>
          <table:table-cell office:value-type="float" office:value="0.02886303" calcext:value-type="float">
            <text:p>0.02886303</text:p>
          </table:table-cell>
          <table:table-cell office:value-type="float" office:value="0.02219896" calcext:value-type="float">
            <text:p>0.02219896</text:p>
          </table:table-cell>
          <table:table-cell office:value-type="float" office:value="0.01870966" calcext:value-type="float">
            <text:p>0.01870966</text:p>
          </table:table-cell>
          <table:table-cell office:value-type="float" office:value="0.0192324" calcext:value-type="float">
            <text:p>0.0192324</text:p>
          </table:table-cell>
          <table:table-cell office:value-type="float" office:value="0.02388506" calcext:value-type="float">
            <text:p>0.02388506</text:p>
          </table:table-cell>
          <table:table-cell office:value-type="float" office:value="0.005446211" calcext:value-type="float">
            <text:p>0.005446211</text:p>
          </table:table-cell>
          <table:table-cell office:value-type="float" office:value="0.004434434" calcext:value-type="float">
            <text:p>0.004434434</text:p>
          </table:table-cell>
          <table:table-cell office:value-type="float" office:value="0" calcext:value-type="float">
            <text:p>0</text:p>
          </table:table-cell>
          <table:table-cell office:value-type="float" office:value="11.0171" calcext:value-type="float">
            <text:p>11.0171</text:p>
          </table:table-cell>
          <table:table-cell office:value-type="float" office:value="39.44205" calcext:value-type="float">
            <text:p>39.44205</text:p>
          </table:table-cell>
          <table:table-cell office:value-type="float" office:value="43.85466" calcext:value-type="float">
            <text:p>43.85466</text:p>
          </table:table-cell>
          <table:table-cell office:value-type="float" office:value="41.22836" calcext:value-type="float">
            <text:p>41.22836</text:p>
          </table:table-cell>
          <table:table-cell office:value-type="float" office:value="45.70718" calcext:value-type="float">
            <text:p>45.70718</text:p>
          </table:table-cell>
          <table:table-cell office:value-type="float" office:value="28.91234" calcext:value-type="float">
            <text:p>28.91234</text:p>
          </table:table-cell>
          <table:table-cell office:value-type="float" office:value="22.97474" calcext:value-type="float">
            <text:p>22.97474</text:p>
          </table:table-cell>
          <table:table-cell office:value-type="float" office:value="13.89024" calcext:value-type="float">
            <text:p>13.89024</text:p>
          </table:table-cell>
          <table:table-cell office:value-type="float" office:value="5.264273" calcext:value-type="float">
            <text:p>5.264273</text:p>
          </table:table-cell>
          <table:table-cell office:value-type="float" office:value="1.546126" calcext:value-type="float">
            <text:p>1.546126</text:p>
          </table:table-cell>
          <table:table-cell office:value-type="float" office:value="0.5505911" calcext:value-type="float">
            <text:p>0.5505911</text:p>
          </table:table-cell>
          <table:table-cell office:value-type="float" office:value="0.3508137" calcext:value-type="float">
            <text:p>0.3508137</text:p>
          </table:table-cell>
          <table:table-cell office:value-type="float" office:value="0.3316413" calcext:value-type="float">
            <text:p>0.3316413</text:p>
          </table:table-cell>
          <table:table-cell office:value-type="float" office:value="0.3474775" calcext:value-type="float">
            <text:p>0.3474775</text:p>
          </table:table-cell>
          <table:table-cell office:value-type="float" office:value="0" calcext:value-type="float">
            <text:p>0</text:p>
          </table:table-cell>
          <table:table-cell office:value-type="float" office:value="10205.11" calcext:value-type="float">
            <text:p>10205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445" calcext:value-type="float">
            <text:p>-2.9134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17.61731" calcext:value-type="float">
            <text:p>17.61731</text:p>
          </table:table-cell>
          <table:table-cell office:value-type="float" office:value="1090.635" calcext:value-type="float">
            <text:p>1090.63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94284" calcext:value-type="float">
            <text:p>0.1494284</text:p>
          </table:table-cell>
          <table:table-cell office:value-type="float" office:value="23.18776" calcext:value-type="float">
            <text:p>23.18776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79466" calcext:value-type="float">
            <text:p>0.00417946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8508" calcext:value-type="float">
            <text:p>2.038508</text:p>
          </table:table-cell>
          <table:table-cell office:value-type="float" office:value="-0.7827648" calcext:value-type="float">
            <text:p>-0.7827648</text:p>
          </table:table-cell>
          <table:table-cell office:value-type="float" office:value="-0.05971263" calcext:value-type="float">
            <text:p>-0.05971263</text:p>
          </table:table-cell>
          <table:table-cell office:value-type="float" office:value="0.00000196311" calcext:value-type="float">
            <text:p>1.96311E-06</text:p>
          </table:table-cell>
          <table:table-cell office:value-type="float" office:value="14.34597" calcext:value-type="float">
            <text:p>14.34597</text:p>
          </table:table-cell>
          <table:table-cell office:value-type="float" office:value="3.40862" calcext:value-type="float">
            <text:p>3.40862</text:p>
          </table:table-cell>
          <table:table-cell office:value-type="float" office:value="0.1865707" calcext:value-type="float">
            <text:p>0.1865707</text:p>
          </table:table-cell>
          <table:table-cell office:value-type="float" office:value="0.177675" calcext:value-type="float">
            <text:p>0.177675</text:p>
          </table:table-cell>
          <table:table-cell office:value-type="float" office:value="0.05336484" calcext:value-type="float">
            <text:p>0.05336484</text:p>
          </table:table-cell>
          <table:table-cell office:value-type="float" office:value="0.05382146" calcext:value-type="float">
            <text:p>0.05382146</text:p>
          </table:table-cell>
          <table:table-cell office:value-type="float" office:value="0.01704405" calcext:value-type="float">
            <text:p>0.01704405</text:p>
          </table:table-cell>
          <table:table-cell office:value-type="float" office:value="0.01349306" calcext:value-type="float">
            <text:p>0.01349306</text:p>
          </table:table-cell>
          <table:table-cell office:value-type="float" office:value="0.02889756" calcext:value-type="float">
            <text:p>0.02889756</text:p>
          </table:table-cell>
          <table:table-cell office:value-type="float" office:value="0.02223145" calcext:value-type="float">
            <text:p>0.02223145</text:p>
          </table:table-cell>
          <table:table-cell office:value-type="float" office:value="0.01871103" calcext:value-type="float">
            <text:p>0.01871103</text:p>
          </table:table-cell>
          <table:table-cell office:value-type="float" office:value="0.01919398" calcext:value-type="float">
            <text:p>0.01919398</text:p>
          </table:table-cell>
          <table:table-cell office:value-type="float" office:value="0.02379915" calcext:value-type="float">
            <text:p>0.02379915</text:p>
          </table:table-cell>
          <table:table-cell office:value-type="float" office:value="0.005441453" calcext:value-type="float">
            <text:p>0.005441453</text:p>
          </table:table-cell>
          <table:table-cell office:value-type="float" office:value="0.004433168" calcext:value-type="float">
            <text:p>0.004433168</text:p>
          </table:table-cell>
          <table:table-cell office:value-type="float" office:value="0" calcext:value-type="float">
            <text:p>0</text:p>
          </table:table-cell>
          <table:table-cell office:value-type="float" office:value="12.7285" calcext:value-type="float">
            <text:p>12.7285</text:p>
          </table:table-cell>
          <table:table-cell office:value-type="float" office:value="39.69594" calcext:value-type="float">
            <text:p>39.69594</text:p>
          </table:table-cell>
          <table:table-cell office:value-type="float" office:value="45.28727" calcext:value-type="float">
            <text:p>45.28727</text:p>
          </table:table-cell>
          <table:table-cell office:value-type="float" office:value="41.92951" calcext:value-type="float">
            <text:p>41.92951</text:p>
          </table:table-cell>
          <table:table-cell office:value-type="float" office:value="46.09143" calcext:value-type="float">
            <text:p>46.09143</text:p>
          </table:table-cell>
          <table:table-cell office:value-type="float" office:value="28.98805" calcext:value-type="float">
            <text:p>28.98805</text:p>
          </table:table-cell>
          <table:table-cell office:value-type="float" office:value="23.02649" calcext:value-type="float">
            <text:p>23.02649</text:p>
          </table:table-cell>
          <table:table-cell office:value-type="float" office:value="13.91948" calcext:value-type="float">
            <text:p>13.91948</text:p>
          </table:table-cell>
          <table:table-cell office:value-type="float" office:value="5.27956" calcext:value-type="float">
            <text:p>5.27956</text:p>
          </table:table-cell>
          <table:table-cell office:value-type="float" office:value="1.551794" calcext:value-type="float">
            <text:p>1.551794</text:p>
          </table:table-cell>
          <table:table-cell office:value-type="float" office:value="0.5525581" calcext:value-type="float">
            <text:p>0.5525581</text:p>
          </table:table-cell>
          <table:table-cell office:value-type="float" office:value="0.3524918" calcext:value-type="float">
            <text:p>0.3524918</text:p>
          </table:table-cell>
          <table:table-cell office:value-type="float" office:value="0.3312055" calcext:value-type="float">
            <text:p>0.3312055</text:p>
          </table:table-cell>
          <table:table-cell office:value-type="float" office:value="0.3474804" calcext:value-type="float">
            <text:p>0.3474804</text:p>
          </table:table-cell>
          <table:table-cell office:value-type="float" office:value="0" calcext:value-type="float">
            <text:p>0</text:p>
          </table:table-cell>
          <table:table-cell office:value-type="float" office:value="10610.66" calcext:value-type="float">
            <text:p>1061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484" calcext:value-type="float">
            <text:p>-2.9134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17.44124" calcext:value-type="float">
            <text:p>17.44124</text:p>
          </table:table-cell>
          <table:table-cell office:value-type="float" office:value="1090.578" calcext:value-type="float">
            <text:p>1090.57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4425" calcext:value-type="float">
            <text:p>0.154425</text:p>
          </table:table-cell>
          <table:table-cell office:value-type="float" office:value="23.40351" calcext:value-type="float">
            <text:p>23.4035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0976" calcext:value-type="float">
            <text:p>0.00418097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8816" calcext:value-type="float">
            <text:p>2.038816</text:p>
          </table:table-cell>
          <table:table-cell office:value-type="float" office:value="-0.7831238" calcext:value-type="float">
            <text:p>-0.7831238</text:p>
          </table:table-cell>
          <table:table-cell office:value-type="float" office:value="-0.05970414" calcext:value-type="float">
            <text:p>-0.05970414</text:p>
          </table:table-cell>
          <table:table-cell office:value-type="float" office:value="0.000001968648" calcext:value-type="float">
            <text:p>1.968648E-06</text:p>
          </table:table-cell>
          <table:table-cell office:value-type="float" office:value="14.2193" calcext:value-type="float">
            <text:p>14.2193</text:p>
          </table:table-cell>
          <table:table-cell office:value-type="float" office:value="3.571246" calcext:value-type="float">
            <text:p>3.571246</text:p>
          </table:table-cell>
          <table:table-cell office:value-type="float" office:value="0.2015099" calcext:value-type="float">
            <text:p>0.2015099</text:p>
          </table:table-cell>
          <table:table-cell office:value-type="float" office:value="0.192476" calcext:value-type="float">
            <text:p>0.192476</text:p>
          </table:table-cell>
          <table:table-cell office:value-type="float" office:value="0.05744806" calcext:value-type="float">
            <text:p>0.05744806</text:p>
          </table:table-cell>
          <table:table-cell office:value-type="float" office:value="0.05688441" calcext:value-type="float">
            <text:p>0.05688441</text:p>
          </table:table-cell>
          <table:table-cell office:value-type="float" office:value="0.01724518" calcext:value-type="float">
            <text:p>0.01724518</text:p>
          </table:table-cell>
          <table:table-cell office:value-type="float" office:value="0.01344633" calcext:value-type="float">
            <text:p>0.01344633</text:p>
          </table:table-cell>
          <table:table-cell office:value-type="float" office:value="0.0289018" calcext:value-type="float">
            <text:p>0.0289018</text:p>
          </table:table-cell>
          <table:table-cell office:value-type="float" office:value="0.02227202" calcext:value-type="float">
            <text:p>0.02227202</text:p>
          </table:table-cell>
          <table:table-cell office:value-type="float" office:value="0.01871673" calcext:value-type="float">
            <text:p>0.01871673</text:p>
          </table:table-cell>
          <table:table-cell office:value-type="float" office:value="0.01915797" calcext:value-type="float">
            <text:p>0.01915797</text:p>
          </table:table-cell>
          <table:table-cell office:value-type="float" office:value="0.02371395" calcext:value-type="float">
            <text:p>0.02371395</text:p>
          </table:table-cell>
          <table:table-cell office:value-type="float" office:value="0.005436785" calcext:value-type="float">
            <text:p>0.005436785</text:p>
          </table:table-cell>
          <table:table-cell office:value-type="float" office:value="0.004431875" calcext:value-type="float">
            <text:p>0.004431875</text:p>
          </table:table-cell>
          <table:table-cell office:value-type="float" office:value="0" calcext:value-type="float">
            <text:p>0</text:p>
          </table:table-cell>
          <table:table-cell office:value-type="float" office:value="12.54576" calcext:value-type="float">
            <text:p>12.54576</text:p>
          </table:table-cell>
          <table:table-cell office:value-type="float" office:value="41.33052" calcext:value-type="float">
            <text:p>41.33052</text:p>
          </table:table-cell>
          <table:table-cell office:value-type="float" office:value="46.516" calcext:value-type="float">
            <text:p>46.516</text:p>
          </table:table-cell>
          <table:table-cell office:value-type="float" office:value="42.60691" calcext:value-type="float">
            <text:p>42.60691</text:p>
          </table:table-cell>
          <table:table-cell office:value-type="float" office:value="46.50539" calcext:value-type="float">
            <text:p>46.50539</text:p>
          </table:table-cell>
          <table:table-cell office:value-type="float" office:value="29.08686" calcext:value-type="float">
            <text:p>29.08686</text:p>
          </table:table-cell>
          <table:table-cell office:value-type="float" office:value="23.08386" calcext:value-type="float">
            <text:p>23.08386</text:p>
          </table:table-cell>
          <table:table-cell office:value-type="float" office:value="13.94843" calcext:value-type="float">
            <text:p>13.94843</text:p>
          </table:table-cell>
          <table:table-cell office:value-type="float" office:value="5.29507" calcext:value-type="float">
            <text:p>5.29507</text:p>
          </table:table-cell>
          <table:table-cell office:value-type="float" office:value="1.55757" calcext:value-type="float">
            <text:p>1.55757</text:p>
          </table:table-cell>
          <table:table-cell office:value-type="float" office:value="0.5547069" calcext:value-type="float">
            <text:p>0.5547069</text:p>
          </table:table-cell>
          <table:table-cell office:value-type="float" office:value="0.3542312" calcext:value-type="float">
            <text:p>0.3542312</text:p>
          </table:table-cell>
          <table:table-cell office:value-type="float" office:value="0.33082" calcext:value-type="float">
            <text:p>0.33082</text:p>
          </table:table-cell>
          <table:table-cell office:value-type="float" office:value="0.3474832" calcext:value-type="float">
            <text:p>0.3474832</text:p>
          </table:table-cell>
          <table:table-cell office:value-type="float" office:value="0" calcext:value-type="float">
            <text:p>0</text:p>
          </table:table-cell>
          <table:table-cell office:value-type="float" office:value="11462.06" calcext:value-type="float">
            <text:p>1146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54" calcext:value-type="float">
            <text:p>-2.913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17.27901" calcext:value-type="float">
            <text:p>17.27901</text:p>
          </table:table-cell>
          <table:table-cell office:value-type="float" office:value="1090.525" calcext:value-type="float">
            <text:p>1090.52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44773" calcext:value-type="float">
            <text:p>0.1544773</text:p>
          </table:table-cell>
          <table:table-cell office:value-type="float" office:value="23.60831" calcext:value-type="float">
            <text:p>23.6083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2221" calcext:value-type="float">
            <text:p>0.004182221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073" calcext:value-type="float">
            <text:p>2.039073</text:p>
          </table:table-cell>
          <table:table-cell office:value-type="float" office:value="-0.7834169" calcext:value-type="float">
            <text:p>-0.7834169</text:p>
          </table:table-cell>
          <table:table-cell office:value-type="float" office:value="-0.05969637" calcext:value-type="float">
            <text:p>-0.05969637</text:p>
          </table:table-cell>
          <table:table-cell office:value-type="float" office:value="0.000001974375" calcext:value-type="float">
            <text:p>1.974375E-06</text:p>
          </table:table-cell>
          <table:table-cell office:value-type="float" office:value="14.15552" calcext:value-type="float">
            <text:p>14.15552</text:p>
          </table:table-cell>
          <table:table-cell office:value-type="float" office:value="3.607589" calcext:value-type="float">
            <text:p>3.607589</text:p>
          </table:table-cell>
          <table:table-cell office:value-type="float" office:value="0.1818667" calcext:value-type="float">
            <text:p>0.1818667</text:p>
          </table:table-cell>
          <table:table-cell office:value-type="float" office:value="0.1807561" calcext:value-type="float">
            <text:p>0.1807561</text:p>
          </table:table-cell>
          <table:table-cell office:value-type="float" office:value="0.05472058" calcext:value-type="float">
            <text:p>0.05472058</text:p>
          </table:table-cell>
          <table:table-cell office:value-type="float" office:value="0.0554256" calcext:value-type="float">
            <text:p>0.0554256</text:p>
          </table:table-cell>
          <table:table-cell office:value-type="float" office:value="0.01719458" calcext:value-type="float">
            <text:p>0.01719458</text:p>
          </table:table-cell>
          <table:table-cell office:value-type="float" office:value="0.01343427" calcext:value-type="float">
            <text:p>0.01343427</text:p>
          </table:table-cell>
          <table:table-cell office:value-type="float" office:value="0.02894668" calcext:value-type="float">
            <text:p>0.02894668</text:p>
          </table:table-cell>
          <table:table-cell office:value-type="float" office:value="0.02232235" calcext:value-type="float">
            <text:p>0.02232235</text:p>
          </table:table-cell>
          <table:table-cell office:value-type="float" office:value="0.01872694" calcext:value-type="float">
            <text:p>0.01872694</text:p>
          </table:table-cell>
          <table:table-cell office:value-type="float" office:value="0.01912378" calcext:value-type="float">
            <text:p>0.01912378</text:p>
          </table:table-cell>
          <table:table-cell office:value-type="float" office:value="0.02362961" calcext:value-type="float">
            <text:p>0.02362961</text:p>
          </table:table-cell>
          <table:table-cell office:value-type="float" office:value="0.005432189" calcext:value-type="float">
            <text:p>0.005432189</text:p>
          </table:table-cell>
          <table:table-cell office:value-type="float" office:value="0.004430579" calcext:value-type="float">
            <text:p>0.004430579</text:p>
          </table:table-cell>
          <table:table-cell office:value-type="float" office:value="0" calcext:value-type="float">
            <text:p>0</text:p>
          </table:table-cell>
          <table:table-cell office:value-type="float" office:value="12.73739" calcext:value-type="float">
            <text:p>12.73739</text:p>
          </table:table-cell>
          <table:table-cell office:value-type="float" office:value="42.7761" calcext:value-type="float">
            <text:p>42.7761</text:p>
          </table:table-cell>
          <table:table-cell office:value-type="float" office:value="47.71841" calcext:value-type="float">
            <text:p>47.71841</text:p>
          </table:table-cell>
          <table:table-cell office:value-type="float" office:value="43.17389" calcext:value-type="float">
            <text:p>43.17389</text:p>
          </table:table-cell>
          <table:table-cell office:value-type="float" office:value="46.82933" calcext:value-type="float">
            <text:p>46.82933</text:p>
          </table:table-cell>
          <table:table-cell office:value-type="float" office:value="29.18813" calcext:value-type="float">
            <text:p>29.18813</text:p>
          </table:table-cell>
          <table:table-cell office:value-type="float" office:value="23.15267" calcext:value-type="float">
            <text:p>23.15267</text:p>
          </table:table-cell>
          <table:table-cell office:value-type="float" office:value="13.97958" calcext:value-type="float">
            <text:p>13.97958</text:p>
          </table:table-cell>
          <table:table-cell office:value-type="float" office:value="5.310834" calcext:value-type="float">
            <text:p>5.310834</text:p>
          </table:table-cell>
          <table:table-cell office:value-type="float" office:value="1.563447" calcext:value-type="float">
            <text:p>1.563447</text:p>
          </table:table-cell>
          <table:table-cell office:value-type="float" office:value="0.556907" calcext:value-type="float">
            <text:p>0.556907</text:p>
          </table:table-cell>
          <table:table-cell office:value-type="float" office:value="0.3560244" calcext:value-type="float">
            <text:p>0.3560244</text:p>
          </table:table-cell>
          <table:table-cell office:value-type="float" office:value="0.3304845" calcext:value-type="float">
            <text:p>0.3304845</text:p>
          </table:table-cell>
          <table:table-cell office:value-type="float" office:value="0.347486" calcext:value-type="float">
            <text:p>0.347486</text:p>
          </table:table-cell>
          <table:table-cell office:value-type="float" office:value="0" calcext:value-type="float">
            <text:p>0</text:p>
          </table:table-cell>
          <table:table-cell office:value-type="float" office:value="12198.38" calcext:value-type="float">
            <text:p>1219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587" calcext:value-type="float">
            <text:p>-2.9135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17.12385" calcext:value-type="float">
            <text:p>17.12385</text:p>
          </table:table-cell>
          <table:table-cell office:value-type="float" office:value="1090.471" calcext:value-type="float">
            <text:p>1090.47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50266" calcext:value-type="float">
            <text:p>0.1550266</text:p>
          </table:table-cell>
          <table:table-cell office:value-type="float" office:value="23.80621" calcext:value-type="float">
            <text:p>23.8062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3102" calcext:value-type="float">
            <text:p>0.00418310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274" calcext:value-type="float">
            <text:p>2.039274</text:p>
          </table:table-cell>
          <table:table-cell office:value-type="float" office:value="-0.7836904" calcext:value-type="float">
            <text:p>-0.7836904</text:p>
          </table:table-cell>
          <table:table-cell office:value-type="float" office:value="-0.05968847" calcext:value-type="float">
            <text:p>-0.05968847</text:p>
          </table:table-cell>
          <table:table-cell office:value-type="float" office:value="0.000001980268" calcext:value-type="float">
            <text:p>1.980268E-06</text:p>
          </table:table-cell>
          <table:table-cell office:value-type="float" office:value="14.08481" calcext:value-type="float">
            <text:p>14.08481</text:p>
          </table:table-cell>
          <table:table-cell office:value-type="float" office:value="3.597798" calcext:value-type="float">
            <text:p>3.597798</text:p>
          </table:table-cell>
          <table:table-cell office:value-type="float" office:value="0.1734822" calcext:value-type="float">
            <text:p>0.1734822</text:p>
          </table:table-cell>
          <table:table-cell office:value-type="float" office:value="0.1788079" calcext:value-type="float">
            <text:p>0.1788079</text:p>
          </table:table-cell>
          <table:table-cell office:value-type="float" office:value="0.05423537" calcext:value-type="float">
            <text:p>0.05423537</text:p>
          </table:table-cell>
          <table:table-cell office:value-type="float" office:value="0.05497358" calcext:value-type="float">
            <text:p>0.05497358</text:p>
          </table:table-cell>
          <table:table-cell office:value-type="float" office:value="0.0170964" calcext:value-type="float">
            <text:p>0.0170964</text:p>
          </table:table-cell>
          <table:table-cell office:value-type="float" office:value="0.0133632" calcext:value-type="float">
            <text:p>0.0133632</text:p>
          </table:table-cell>
          <table:table-cell office:value-type="float" office:value="0.02897661" calcext:value-type="float">
            <text:p>0.02897661</text:p>
          </table:table-cell>
          <table:table-cell office:value-type="float" office:value="0.02237874" calcext:value-type="float">
            <text:p>0.02237874</text:p>
          </table:table-cell>
          <table:table-cell office:value-type="float" office:value="0.01874122" calcext:value-type="float">
            <text:p>0.01874122</text:p>
          </table:table-cell>
          <table:table-cell office:value-type="float" office:value="0.01909148" calcext:value-type="float">
            <text:p>0.01909148</text:p>
          </table:table-cell>
          <table:table-cell office:value-type="float" office:value="0.02354675" calcext:value-type="float">
            <text:p>0.02354675</text:p>
          </table:table-cell>
          <table:table-cell office:value-type="float" office:value="0.005427647" calcext:value-type="float">
            <text:p>0.005427647</text:p>
          </table:table-cell>
          <table:table-cell office:value-type="float" office:value="0.004429243" calcext:value-type="float">
            <text:p>0.004429243</text:p>
          </table:table-cell>
          <table:table-cell office:value-type="float" office:value="0" calcext:value-type="float">
            <text:p>0</text:p>
          </table:table-cell>
          <table:table-cell office:value-type="float" office:value="12.85065" calcext:value-type="float">
            <text:p>12.85065</text:p>
          </table:table-cell>
          <table:table-cell office:value-type="float" office:value="44.21817" calcext:value-type="float">
            <text:p>44.21817</text:p>
          </table:table-cell>
          <table:table-cell office:value-type="float" office:value="48.88707" calcext:value-type="float">
            <text:p>48.88707</text:p>
          </table:table-cell>
          <table:table-cell office:value-type="float" office:value="43.70586" calcext:value-type="float">
            <text:p>43.70586</text:p>
          </table:table-cell>
          <table:table-cell office:value-type="float" office:value="47.1266" calcext:value-type="float">
            <text:p>47.1266</text:p>
          </table:table-cell>
          <table:table-cell office:value-type="float" office:value="29.27191" calcext:value-type="float">
            <text:p>29.27191</text:p>
          </table:table-cell>
          <table:table-cell office:value-type="float" office:value="23.21963" calcext:value-type="float">
            <text:p>23.21963</text:p>
          </table:table-cell>
          <table:table-cell office:value-type="float" office:value="14.01258" calcext:value-type="float">
            <text:p>14.01258</text:p>
          </table:table-cell>
          <table:table-cell office:value-type="float" office:value="5.327022" calcext:value-type="float">
            <text:p>5.327022</text:p>
          </table:table-cell>
          <table:table-cell office:value-type="float" office:value="1.569425" calcext:value-type="float">
            <text:p>1.569425</text:p>
          </table:table-cell>
          <table:table-cell office:value-type="float" office:value="0.5591331" calcext:value-type="float">
            <text:p>0.5591331</text:p>
          </table:table-cell>
          <table:table-cell office:value-type="float" office:value="0.357901" calcext:value-type="float">
            <text:p>0.357901</text:p>
          </table:table-cell>
          <table:table-cell office:value-type="float" office:value="0.330197" calcext:value-type="float">
            <text:p>0.330197</text:p>
          </table:table-cell>
          <table:table-cell office:value-type="float" office:value="0.3474889" calcext:value-type="float">
            <text:p>0.3474889</text:p>
          </table:table-cell>
          <table:table-cell office:value-type="float" office:value="0" calcext:value-type="float">
            <text:p>0</text:p>
          </table:table-cell>
          <table:table-cell office:value-type="float" office:value="12868.37" calcext:value-type="float">
            <text:p>12868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626" calcext:value-type="float">
            <text:p>-2.9136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16.98442" calcext:value-type="float">
            <text:p>16.98442</text:p>
          </table:table-cell>
          <table:table-cell office:value-type="float" office:value="1090.421" calcext:value-type="float">
            <text:p>1090.42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40153" calcext:value-type="float">
            <text:p>0.1540153</text:p>
          </table:table-cell>
          <table:table-cell office:value-type="float" office:value="23.98662" calcext:value-type="float">
            <text:p>23.98662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3512" calcext:value-type="float">
            <text:p>0.00418351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403" calcext:value-type="float">
            <text:p>2.039403</text:p>
          </table:table-cell>
          <table:table-cell office:value-type="float" office:value="-0.7839042" calcext:value-type="float">
            <text:p>-0.7839042</text:p>
          </table:table-cell>
          <table:table-cell office:value-type="float" office:value="-0.05967994" calcext:value-type="float">
            <text:p>-0.05967994</text:p>
          </table:table-cell>
          <table:table-cell office:value-type="float" office:value="0.000001986361" calcext:value-type="float">
            <text:p>1.986361E-06</text:p>
          </table:table-cell>
          <table:table-cell office:value-type="float" office:value="14.05633" calcext:value-type="float">
            <text:p>14.05633</text:p>
          </table:table-cell>
          <table:table-cell office:value-type="float" office:value="3.551657" calcext:value-type="float">
            <text:p>3.551657</text:p>
          </table:table-cell>
          <table:table-cell office:value-type="float" office:value="0.1583311" calcext:value-type="float">
            <text:p>0.1583311</text:p>
          </table:table-cell>
          <table:table-cell office:value-type="float" office:value="0.1691614" calcext:value-type="float">
            <text:p>0.1691614</text:p>
          </table:table-cell>
          <table:table-cell office:value-type="float" office:value="0.05127668" calcext:value-type="float">
            <text:p>0.05127668</text:p>
          </table:table-cell>
          <table:table-cell office:value-type="float" office:value="0.05255973" calcext:value-type="float">
            <text:p>0.05255973</text:p>
          </table:table-cell>
          <table:table-cell office:value-type="float" office:value="0.01681349" calcext:value-type="float">
            <text:p>0.01681349</text:p>
          </table:table-cell>
          <table:table-cell office:value-type="float" office:value="0.01326038" calcext:value-type="float">
            <text:p>0.01326038</text:p>
          </table:table-cell>
          <table:table-cell office:value-type="float" office:value="0.02899777" calcext:value-type="float">
            <text:p>0.02899777</text:p>
          </table:table-cell>
          <table:table-cell office:value-type="float" office:value="0.02243962" calcext:value-type="float">
            <text:p>0.02243962</text:p>
          </table:table-cell>
          <table:table-cell office:value-type="float" office:value="0.01875932" calcext:value-type="float">
            <text:p>0.01875932</text:p>
          </table:table-cell>
          <table:table-cell office:value-type="float" office:value="0.01906132" calcext:value-type="float">
            <text:p>0.01906132</text:p>
          </table:table-cell>
          <table:table-cell office:value-type="float" office:value="0.02346571" calcext:value-type="float">
            <text:p>0.02346571</text:p>
          </table:table-cell>
          <table:table-cell office:value-type="float" office:value="0.005423174" calcext:value-type="float">
            <text:p>0.005423174</text:p>
          </table:table-cell>
          <table:table-cell office:value-type="float" office:value="0.0044279" calcext:value-type="float">
            <text:p>0.0044279</text:p>
          </table:table-cell>
          <table:table-cell office:value-type="float" office:value="0" calcext:value-type="float">
            <text:p>0</text:p>
          </table:table-cell>
          <table:table-cell office:value-type="float" office:value="13.10306" calcext:value-type="float">
            <text:p>13.10306</text:p>
          </table:table-cell>
          <table:table-cell office:value-type="float" office:value="45.39733" calcext:value-type="float">
            <text:p>45.39733</text:p>
          </table:table-cell>
          <table:table-cell office:value-type="float" office:value="49.94395" calcext:value-type="float">
            <text:p>49.94395</text:p>
          </table:table-cell>
          <table:table-cell office:value-type="float" office:value="44.21513" calcext:value-type="float">
            <text:p>44.21513</text:p>
          </table:table-cell>
          <table:table-cell office:value-type="float" office:value="47.41418" calcext:value-type="float">
            <text:p>47.41418</text:p>
          </table:table-cell>
          <table:table-cell office:value-type="float" office:value="29.34597" calcext:value-type="float">
            <text:p>29.34597</text:p>
          </table:table-cell>
          <table:table-cell office:value-type="float" office:value="23.28144" calcext:value-type="float">
            <text:p>23.28144</text:p>
          </table:table-cell>
          <table:table-cell office:value-type="float" office:value="14.04626" calcext:value-type="float">
            <text:p>14.04626</text:p>
          </table:table-cell>
          <table:table-cell office:value-type="float" office:value="5.343611" calcext:value-type="float">
            <text:p>5.343611</text:p>
          </table:table-cell>
          <table:table-cell office:value-type="float" office:value="1.575507" calcext:value-type="float">
            <text:p>1.575507</text:p>
          </table:table-cell>
          <table:table-cell office:value-type="float" office:value="0.5613943" calcext:value-type="float">
            <text:p>0.5613943</text:p>
          </table:table-cell>
          <table:table-cell office:value-type="float" office:value="0.359861" calcext:value-type="float">
            <text:p>0.359861</text:p>
          </table:table-cell>
          <table:table-cell office:value-type="float" office:value="0.3299675" calcext:value-type="float">
            <text:p>0.3299675</text:p>
          </table:table-cell>
          <table:table-cell office:value-type="float" office:value="0.3474917" calcext:value-type="float">
            <text:p>0.3474917</text:p>
          </table:table-cell>
          <table:table-cell office:value-type="float" office:value="0" calcext:value-type="float">
            <text:p>0</text:p>
          </table:table-cell>
          <table:table-cell office:value-type="float" office:value="13435.71" calcext:value-type="float">
            <text:p>1343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66" calcext:value-type="float">
            <text:p>-2.913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16.81999" calcext:value-type="float">
            <text:p>16.81999</text:p>
          </table:table-cell>
          <table:table-cell office:value-type="float" office:value="1090.364" calcext:value-type="float">
            <text:p>1090.36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68475" calcext:value-type="float">
            <text:p>0.1568475</text:p>
          </table:table-cell>
          <table:table-cell office:value-type="float" office:value="24.19474" calcext:value-type="float">
            <text:p>24.19474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3869" calcext:value-type="float">
            <text:p>0.004183869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518" calcext:value-type="float">
            <text:p>2.039518</text:p>
          </table:table-cell>
          <table:table-cell office:value-type="float" office:value="-0.7842082" calcext:value-type="float">
            <text:p>-0.7842082</text:p>
          </table:table-cell>
          <table:table-cell office:value-type="float" office:value="-0.05967299" calcext:value-type="float">
            <text:p>-0.05967299</text:p>
          </table:table-cell>
          <table:table-cell office:value-type="float" office:value="0.000001992541" calcext:value-type="float">
            <text:p>1.992541E-06</text:p>
          </table:table-cell>
          <table:table-cell office:value-type="float" office:value="13.9408" calcext:value-type="float">
            <text:p>13.9408</text:p>
          </table:table-cell>
          <table:table-cell office:value-type="float" office:value="3.534969" calcext:value-type="float">
            <text:p>3.534969</text:p>
          </table:table-cell>
          <table:table-cell office:value-type="float" office:value="0.1788421" calcext:value-type="float">
            <text:p>0.1788421</text:p>
          </table:table-cell>
          <table:table-cell office:value-type="float" office:value="0.1795539" calcext:value-type="float">
            <text:p>0.1795539</text:p>
          </table:table-cell>
          <table:table-cell office:value-type="float" office:value="0.05371307" calcext:value-type="float">
            <text:p>0.05371307</text:p>
          </table:table-cell>
          <table:table-cell office:value-type="float" office:value="0.05411868" calcext:value-type="float">
            <text:p>0.05411868</text:p>
          </table:table-cell>
          <table:table-cell office:value-type="float" office:value="0.01692789" calcext:value-type="float">
            <text:p>0.01692789</text:p>
          </table:table-cell>
          <table:table-cell office:value-type="float" office:value="0.01322626" calcext:value-type="float">
            <text:p>0.01322626</text:p>
          </table:table-cell>
          <table:table-cell office:value-type="float" office:value="0.02900841" calcext:value-type="float">
            <text:p>0.02900841</text:p>
          </table:table-cell>
          <table:table-cell office:value-type="float" office:value="0.02250344" calcext:value-type="float">
            <text:p>0.02250344</text:p>
          </table:table-cell>
          <table:table-cell office:value-type="float" office:value="0.01878105" calcext:value-type="float">
            <text:p>0.01878105</text:p>
          </table:table-cell>
          <table:table-cell office:value-type="float" office:value="0.01903335" calcext:value-type="float">
            <text:p>0.01903335</text:p>
          </table:table-cell>
          <table:table-cell office:value-type="float" office:value="0.02338576" calcext:value-type="float">
            <text:p>0.02338576</text:p>
          </table:table-cell>
          <table:table-cell office:value-type="float" office:value="0.005418742" calcext:value-type="float">
            <text:p>0.005418742</text:p>
          </table:table-cell>
          <table:table-cell office:value-type="float" office:value="0.004426537" calcext:value-type="float">
            <text:p>0.004426537</text:p>
          </table:table-cell>
          <table:table-cell office:value-type="float" office:value="0" calcext:value-type="float">
            <text:p>0</text:p>
          </table:table-cell>
          <table:table-cell office:value-type="float" office:value="13.42611" calcext:value-type="float">
            <text:p>13.42611</text:p>
          </table:table-cell>
          <table:table-cell office:value-type="float" office:value="47.00436" calcext:value-type="float">
            <text:p>47.00436</text:p>
          </table:table-cell>
          <table:table-cell office:value-type="float" office:value="51.17075" calcext:value-type="float">
            <text:p>51.17075</text:p>
          </table:table-cell>
          <table:table-cell office:value-type="float" office:value="44.75682" calcext:value-type="float">
            <text:p>44.75682</text:p>
          </table:table-cell>
          <table:table-cell office:value-type="float" office:value="47.7151" calcext:value-type="float">
            <text:p>47.7151</text:p>
          </table:table-cell>
          <table:table-cell office:value-type="float" office:value="29.41606" calcext:value-type="float">
            <text:p>29.41606</text:p>
          </table:table-cell>
          <table:table-cell office:value-type="float" office:value="23.33924" calcext:value-type="float">
            <text:p>23.33924</text:p>
          </table:table-cell>
          <table:table-cell office:value-type="float" office:value="14.07984" calcext:value-type="float">
            <text:p>14.07984</text:p>
          </table:table-cell>
          <table:table-cell office:value-type="float" office:value="5.360514" calcext:value-type="float">
            <text:p>5.360514</text:p>
          </table:table-cell>
          <table:table-cell office:value-type="float" office:value="1.581687" calcext:value-type="float">
            <text:p>1.581687</text:p>
          </table:table-cell>
          <table:table-cell office:value-type="float" office:value="0.5636889" calcext:value-type="float">
            <text:p>0.5636889</text:p>
          </table:table-cell>
          <table:table-cell office:value-type="float" office:value="0.3618285" calcext:value-type="float">
            <text:p>0.3618285</text:p>
          </table:table-cell>
          <table:table-cell office:value-type="float" office:value="0.3297856" calcext:value-type="float">
            <text:p>0.3297856</text:p>
          </table:table-cell>
          <table:table-cell office:value-type="float" office:value="0.3474945" calcext:value-type="float">
            <text:p>0.3474945</text:p>
          </table:table-cell>
          <table:table-cell office:value-type="float" office:value="0" calcext:value-type="float">
            <text:p>0</text:p>
          </table:table-cell>
          <table:table-cell office:value-type="float" office:value="14287.19" calcext:value-type="float">
            <text:p>14287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697" calcext:value-type="float">
            <text:p>-2.9136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16.6834" calcext:value-type="float">
            <text:p>16.6834</text:p>
          </table:table-cell>
          <table:table-cell office:value-type="float" office:value="1090.315" calcext:value-type="float">
            <text:p>1090.31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44251" calcext:value-type="float">
            <text:p>0.1544251</text:p>
          </table:table-cell>
          <table:table-cell office:value-type="float" office:value="24.37271" calcext:value-type="float">
            <text:p>24.3727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4186" calcext:value-type="float">
            <text:p>0.00418418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627" calcext:value-type="float">
            <text:p>2.039627</text:p>
          </table:table-cell>
          <table:table-cell office:value-type="float" office:value="-0.7844173" calcext:value-type="float">
            <text:p>-0.7844173</text:p>
          </table:table-cell>
          <table:table-cell office:value-type="float" office:value="-0.05966381" calcext:value-type="float">
            <text:p>-0.05966381</text:p>
          </table:table-cell>
          <table:table-cell office:value-type="float" office:value="0.000001998795" calcext:value-type="float">
            <text:p>1.998795E-06</text:p>
          </table:table-cell>
          <table:table-cell office:value-type="float" office:value="13.93889" calcext:value-type="float">
            <text:p>13.93889</text:p>
          </table:table-cell>
          <table:table-cell office:value-type="float" office:value="3.452543" calcext:value-type="float">
            <text:p>3.452543</text:p>
          </table:table-cell>
          <table:table-cell office:value-type="float" office:value="0.1547995" calcext:value-type="float">
            <text:p>0.1547995</text:p>
          </table:table-cell>
          <table:table-cell office:value-type="float" office:value="0.1644389" calcext:value-type="float">
            <text:p>0.1644389</text:p>
          </table:table-cell>
          <table:table-cell office:value-type="float" office:value="0.04973065" calcext:value-type="float">
            <text:p>0.04973065</text:p>
          </table:table-cell>
          <table:table-cell office:value-type="float" office:value="0.05134669" calcext:value-type="float">
            <text:p>0.05134669</text:p>
          </table:table-cell>
          <table:table-cell office:value-type="float" office:value="0.01667557" calcext:value-type="float">
            <text:p>0.01667557</text:p>
          </table:table-cell>
          <table:table-cell office:value-type="float" office:value="0.01316829" calcext:value-type="float">
            <text:p>0.01316829</text:p>
          </table:table-cell>
          <table:table-cell office:value-type="float" office:value="0.02903503" calcext:value-type="float">
            <text:p>0.02903503</text:p>
          </table:table-cell>
          <table:table-cell office:value-type="float" office:value="0.02256851" calcext:value-type="float">
            <text:p>0.02256851</text:p>
          </table:table-cell>
          <table:table-cell office:value-type="float" office:value="0.01880616" calcext:value-type="float">
            <text:p>0.01880616</text:p>
          </table:table-cell>
          <table:table-cell office:value-type="float" office:value="0.01900763" calcext:value-type="float">
            <text:p>0.01900763</text:p>
          </table:table-cell>
          <table:table-cell office:value-type="float" office:value="0.02330693" calcext:value-type="float">
            <text:p>0.02330693</text:p>
          </table:table-cell>
          <table:table-cell office:value-type="float" office:value="0.005414371" calcext:value-type="float">
            <text:p>0.005414371</text:p>
          </table:table-cell>
          <table:table-cell office:value-type="float" office:value="0.004425155" calcext:value-type="float">
            <text:p>0.004425155</text:p>
          </table:table-cell>
          <table:table-cell office:value-type="float" office:value="0" calcext:value-type="float">
            <text:p>0</text:p>
          </table:table-cell>
          <table:table-cell office:value-type="float" office:value="13.92339" calcext:value-type="float">
            <text:p>13.92339</text:p>
          </table:table-cell>
          <table:table-cell office:value-type="float" office:value="48.05208" calcext:value-type="float">
            <text:p>48.05208</text:p>
          </table:table-cell>
          <table:table-cell office:value-type="float" office:value="52.20921" calcext:value-type="float">
            <text:p>52.20921</text:p>
          </table:table-cell>
          <table:table-cell office:value-type="float" office:value="45.28279" calcext:value-type="float">
            <text:p>45.28279</text:p>
          </table:table-cell>
          <table:table-cell office:value-type="float" office:value="48.02284" calcext:value-type="float">
            <text:p>48.02284</text:p>
          </table:table-cell>
          <table:table-cell office:value-type="float" office:value="29.48779" calcext:value-type="float">
            <text:p>29.48779</text:p>
          </table:table-cell>
          <table:table-cell office:value-type="float" office:value="23.39582" calcext:value-type="float">
            <text:p>23.39582</text:p>
          </table:table-cell>
          <table:table-cell office:value-type="float" office:value="14.11393" calcext:value-type="float">
            <text:p>14.11393</text:p>
          </table:table-cell>
          <table:table-cell office:value-type="float" office:value="5.377697" calcext:value-type="float">
            <text:p>5.377697</text:p>
          </table:table-cell>
          <table:table-cell office:value-type="float" office:value="1.587965" calcext:value-type="float">
            <text:p>1.587965</text:p>
          </table:table-cell>
          <table:table-cell office:value-type="float" office:value="0.5660156" calcext:value-type="float">
            <text:p>0.5660156</text:p>
          </table:table-cell>
          <table:table-cell office:value-type="float" office:value="0.3638097" calcext:value-type="float">
            <text:p>0.3638097</text:p>
          </table:table-cell>
          <table:table-cell office:value-type="float" office:value="0.3296422" calcext:value-type="float">
            <text:p>0.3296422</text:p>
          </table:table-cell>
          <table:table-cell office:value-type="float" office:value="0.3474974" calcext:value-type="float">
            <text:p>0.3474974</text:p>
          </table:table-cell>
          <table:table-cell office:value-type="float" office:value="0" calcext:value-type="float">
            <text:p>0</text:p>
          </table:table-cell>
          <table:table-cell office:value-type="float" office:value="14806.3" calcext:value-type="float">
            <text:p>1480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73" calcext:value-type="float">
            <text:p>-2.913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16.53655" calcext:value-type="float">
            <text:p>16.53655</text:p>
          </table:table-cell>
          <table:table-cell office:value-type="float" office:value="1090.261" calcext:value-type="float">
            <text:p>1090.26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49785" calcext:value-type="float">
            <text:p>0.1549785</text:p>
          </table:table-cell>
          <table:table-cell office:value-type="float" office:value="24.56289" calcext:value-type="float">
            <text:p>24.56289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4455" calcext:value-type="float">
            <text:p>0.00418445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718" calcext:value-type="float">
            <text:p>2.039718</text:p>
          </table:table-cell>
          <table:table-cell office:value-type="float" office:value="-0.7846531" calcext:value-type="float">
            <text:p>-0.7846531</text:p>
          </table:table-cell>
          <table:table-cell office:value-type="float" office:value="-0.05965512" calcext:value-type="float">
            <text:p>-0.05965512</text:p>
          </table:table-cell>
          <table:table-cell office:value-type="float" office:value="0.00000200523" calcext:value-type="float">
            <text:p>2.00523E-06</text:p>
          </table:table-cell>
          <table:table-cell office:value-type="float" office:value="13.87934" calcext:value-type="float">
            <text:p>13.87934</text:p>
          </table:table-cell>
          <table:table-cell office:value-type="float" office:value="3.394111" calcext:value-type="float">
            <text:p>3.394111</text:p>
          </table:table-cell>
          <table:table-cell office:value-type="float" office:value="0.1541928" calcext:value-type="float">
            <text:p>0.1541928</text:p>
          </table:table-cell>
          <table:table-cell office:value-type="float" office:value="0.1661419" calcext:value-type="float">
            <text:p>0.1661419</text:p>
          </table:table-cell>
          <table:table-cell office:value-type="float" office:value="0.05039085" calcext:value-type="float">
            <text:p>0.05039085</text:p>
          </table:table-cell>
          <table:table-cell office:value-type="float" office:value="0.05183522" calcext:value-type="float">
            <text:p>0.05183522</text:p>
          </table:table-cell>
          <table:table-cell office:value-type="float" office:value="0.01670847" calcext:value-type="float">
            <text:p>0.01670847</text:p>
          </table:table-cell>
          <table:table-cell office:value-type="float" office:value="0.01311618" calcext:value-type="float">
            <text:p>0.01311618</text:p>
          </table:table-cell>
          <table:table-cell office:value-type="float" office:value="0.02903159" calcext:value-type="float">
            <text:p>0.02903159</text:p>
          </table:table-cell>
          <table:table-cell office:value-type="float" office:value="0.0226338" calcext:value-type="float">
            <text:p>0.0226338</text:p>
          </table:table-cell>
          <table:table-cell office:value-type="float" office:value="0.0188341" calcext:value-type="float">
            <text:p>0.0188341</text:p>
          </table:table-cell>
          <table:table-cell office:value-type="float" office:value="0.01898417" calcext:value-type="float">
            <text:p>0.01898417</text:p>
          </table:table-cell>
          <table:table-cell office:value-type="float" office:value="0.02322935" calcext:value-type="float">
            <text:p>0.02322935</text:p>
          </table:table-cell>
          <table:table-cell office:value-type="float" office:value="0.005410113" calcext:value-type="float">
            <text:p>0.005410113</text:p>
          </table:table-cell>
          <table:table-cell office:value-type="float" office:value="0.00442376" calcext:value-type="float">
            <text:p>0.00442376</text:p>
          </table:table-cell>
          <table:table-cell office:value-type="float" office:value="0" calcext:value-type="float">
            <text:p>0</text:p>
          </table:table-cell>
          <table:table-cell office:value-type="float" office:value="14.23363" calcext:value-type="float">
            <text:p>14.23363</text:p>
          </table:table-cell>
          <table:table-cell office:value-type="float" office:value="49.38422" calcext:value-type="float">
            <text:p>49.38422</text:p>
          </table:table-cell>
          <table:table-cell office:value-type="float" office:value="53.31761" calcext:value-type="float">
            <text:p>53.31761</text:p>
          </table:table-cell>
          <table:table-cell office:value-type="float" office:value="45.81248" calcext:value-type="float">
            <text:p>45.81248</text:p>
          </table:table-cell>
          <table:table-cell office:value-type="float" office:value="48.32408" calcext:value-type="float">
            <text:p>48.32408</text:p>
          </table:table-cell>
          <table:table-cell office:value-type="float" office:value="29.55515" calcext:value-type="float">
            <text:p>29.55515</text:p>
          </table:table-cell>
          <table:table-cell office:value-type="float" office:value="23.44895" calcext:value-type="float">
            <text:p>23.44895</text:p>
          </table:table-cell>
          <table:table-cell office:value-type="float" office:value="14.14776" calcext:value-type="float">
            <text:p>14.14776</text:p>
          </table:table-cell>
          <table:table-cell office:value-type="float" office:value="5.395137" calcext:value-type="float">
            <text:p>5.395137</text:p>
          </table:table-cell>
          <table:table-cell office:value-type="float" office:value="1.594343" calcext:value-type="float">
            <text:p>1.594343</text:p>
          </table:table-cell>
          <table:table-cell office:value-type="float" office:value="0.5683709" calcext:value-type="float">
            <text:p>0.5683709</text:p>
          </table:table-cell>
          <table:table-cell office:value-type="float" office:value="0.3658085" calcext:value-type="float">
            <text:p>0.3658085</text:p>
          </table:table-cell>
          <table:table-cell office:value-type="float" office:value="0.3295291" calcext:value-type="float">
            <text:p>0.3295291</text:p>
          </table:table-cell>
          <table:table-cell office:value-type="float" office:value="0.3475003" calcext:value-type="float">
            <text:p>0.3475003</text:p>
          </table:table-cell>
          <table:table-cell office:value-type="float" office:value="0" calcext:value-type="float">
            <text:p>0</text:p>
          </table:table-cell>
          <table:table-cell office:value-type="float" office:value="15553.22" calcext:value-type="float">
            <text:p>1555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763" calcext:value-type="float">
            <text:p>-2.9137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16.39623" calcext:value-type="float">
            <text:p>16.39623</text:p>
          </table:table-cell>
          <table:table-cell office:value-type="float" office:value="1090.208" calcext:value-type="float">
            <text:p>1090.20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51237" calcext:value-type="float">
            <text:p>0.1551237</text:p>
          </table:table-cell>
          <table:table-cell office:value-type="float" office:value="24.74677" calcext:value-type="float">
            <text:p>24.74677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4723" calcext:value-type="float">
            <text:p>0.004184723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792" calcext:value-type="float">
            <text:p>2.039792</text:p>
          </table:table-cell>
          <table:table-cell office:value-type="float" office:value="-0.7848802" calcext:value-type="float">
            <text:p>-0.7848802</text:p>
          </table:table-cell>
          <table:table-cell office:value-type="float" office:value="-0.05964602" calcext:value-type="float">
            <text:p>-0.05964602</text:p>
          </table:table-cell>
          <table:table-cell office:value-type="float" office:value="0.000002011784" calcext:value-type="float">
            <text:p>2.011784E-06</text:p>
          </table:table-cell>
          <table:table-cell office:value-type="float" office:value="13.82744" calcext:value-type="float">
            <text:p>13.82744</text:p>
          </table:table-cell>
          <table:table-cell office:value-type="float" office:value="3.328295" calcext:value-type="float">
            <text:p>3.328295</text:p>
          </table:table-cell>
          <table:table-cell office:value-type="float" office:value="0.1535856" calcext:value-type="float">
            <text:p>0.1535856</text:p>
          </table:table-cell>
          <table:table-cell office:value-type="float" office:value="0.1650318" calcext:value-type="float">
            <text:p>0.1650318</text:p>
          </table:table-cell>
          <table:table-cell office:value-type="float" office:value="0.04969716" calcext:value-type="float">
            <text:p>0.04969716</text:p>
          </table:table-cell>
          <table:table-cell office:value-type="float" office:value="0.05104566" calcext:value-type="float">
            <text:p>0.05104566</text:p>
          </table:table-cell>
          <table:table-cell office:value-type="float" office:value="0.01658699" calcext:value-type="float">
            <text:p>0.01658699</text:p>
          </table:table-cell>
          <table:table-cell office:value-type="float" office:value="0.01304341" calcext:value-type="float">
            <text:p>0.01304341</text:p>
          </table:table-cell>
          <table:table-cell office:value-type="float" office:value="0.02902213" calcext:value-type="float">
            <text:p>0.02902213</text:p>
          </table:table-cell>
          <table:table-cell office:value-type="float" office:value="0.02269848" calcext:value-type="float">
            <text:p>0.02269848</text:p>
          </table:table-cell>
          <table:table-cell office:value-type="float" office:value="0.01886466" calcext:value-type="float">
            <text:p>0.01886466</text:p>
          </table:table-cell>
          <table:table-cell office:value-type="float" office:value="0.01896296" calcext:value-type="float">
            <text:p>0.01896296</text:p>
          </table:table-cell>
          <table:table-cell office:value-type="float" office:value="0.02315318" calcext:value-type="float">
            <text:p>0.02315318</text:p>
          </table:table-cell>
          <table:table-cell office:value-type="float" office:value="0.005405915" calcext:value-type="float">
            <text:p>0.005405915</text:p>
          </table:table-cell>
          <table:table-cell office:value-type="float" office:value="0.004422334" calcext:value-type="float">
            <text:p>0.004422334</text:p>
          </table:table-cell>
          <table:table-cell office:value-type="float" office:value="0" calcext:value-type="float">
            <text:p>0</text:p>
          </table:table-cell>
          <table:table-cell office:value-type="float" office:value="14.56654" calcext:value-type="float">
            <text:p>14.56654</text:p>
          </table:table-cell>
          <table:table-cell office:value-type="float" office:value="50.6364" calcext:value-type="float">
            <text:p>50.6364</text:p>
          </table:table-cell>
          <table:table-cell office:value-type="float" office:value="54.3721" calcext:value-type="float">
            <text:p>54.3721</text:p>
          </table:table-cell>
          <table:table-cell office:value-type="float" office:value="46.33498" calcext:value-type="float">
            <text:p>46.33498</text:p>
          </table:table-cell>
          <table:table-cell office:value-type="float" office:value="48.62368" calcext:value-type="float">
            <text:p>48.62368</text:p>
          </table:table-cell>
          <table:table-cell office:value-type="float" office:value="29.62202" calcext:value-type="float">
            <text:p>29.62202</text:p>
          </table:table-cell>
          <table:table-cell office:value-type="float" office:value="23.50042" calcext:value-type="float">
            <text:p>23.50042</text:p>
          </table:table-cell>
          <table:table-cell office:value-type="float" office:value="14.1815" calcext:value-type="float">
            <text:p>14.1815</text:p>
          </table:table-cell>
          <table:table-cell office:value-type="float" office:value="5.412736" calcext:value-type="float">
            <text:p>5.412736</text:p>
          </table:table-cell>
          <table:table-cell office:value-type="float" office:value="1.600827" calcext:value-type="float">
            <text:p>1.600827</text:p>
          </table:table-cell>
          <table:table-cell office:value-type="float" office:value="0.570754" calcext:value-type="float">
            <text:p>0.570754</text:p>
          </table:table-cell>
          <table:table-cell office:value-type="float" office:value="0.3678276" calcext:value-type="float">
            <text:p>0.3678276</text:p>
          </table:table-cell>
          <table:table-cell office:value-type="float" office:value="0.3294388" calcext:value-type="float">
            <text:p>0.3294388</text:p>
          </table:table-cell>
          <table:table-cell office:value-type="float" office:value="0.3475031" calcext:value-type="float">
            <text:p>0.3475031</text:p>
          </table:table-cell>
          <table:table-cell office:value-type="float" office:value="0" calcext:value-type="float">
            <text:p>0</text:p>
          </table:table-cell>
          <table:table-cell office:value-type="float" office:value="16280.47" calcext:value-type="float">
            <text:p>1628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793" calcext:value-type="float">
            <text:p>-2.9137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16.26321" calcext:value-type="float">
            <text:p>16.26321</text:p>
          </table:table-cell>
          <table:table-cell office:value-type="float" office:value="1090.156" calcext:value-type="float">
            <text:p>1090.15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42007" calcext:value-type="float">
            <text:p>0.1542007</text:p>
          </table:table-cell>
          <table:table-cell office:value-type="float" office:value="24.92258" calcext:value-type="float">
            <text:p>24.9225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4951" calcext:value-type="float">
            <text:p>0.004184951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861" calcext:value-type="float">
            <text:p>2.039861</text:p>
          </table:table-cell>
          <table:table-cell office:value-type="float" office:value="-0.7850769" calcext:value-type="float">
            <text:p>-0.7850769</text:p>
          </table:table-cell>
          <table:table-cell office:value-type="float" office:value="-0.05963692" calcext:value-type="float">
            <text:p>-0.05963692</text:p>
          </table:table-cell>
          <table:table-cell office:value-type="float" office:value="0.000002018387" calcext:value-type="float">
            <text:p>2.018387E-06</text:p>
          </table:table-cell>
          <table:table-cell office:value-type="float" office:value="13.80296" calcext:value-type="float">
            <text:p>13.80296</text:p>
          </table:table-cell>
          <table:table-cell office:value-type="float" office:value="3.248113" calcext:value-type="float">
            <text:p>3.248113</text:p>
          </table:table-cell>
          <table:table-cell office:value-type="float" office:value="0.145791" calcext:value-type="float">
            <text:p>0.145791</text:p>
          </table:table-cell>
          <table:table-cell office:value-type="float" office:value="0.1600611" calcext:value-type="float">
            <text:p>0.1600611</text:p>
          </table:table-cell>
          <table:table-cell office:value-type="float" office:value="0.04832796" calcext:value-type="float">
            <text:p>0.04832796</text:p>
          </table:table-cell>
          <table:table-cell office:value-type="float" office:value="0.0499047" calcext:value-type="float">
            <text:p>0.0499047</text:p>
          </table:table-cell>
          <table:table-cell office:value-type="float" office:value="0.0164428" calcext:value-type="float">
            <text:p>0.0164428</text:p>
          </table:table-cell>
          <table:table-cell office:value-type="float" office:value="0.01296913" calcext:value-type="float">
            <text:p>0.01296913</text:p>
          </table:table-cell>
          <table:table-cell office:value-type="float" office:value="0.02900386" calcext:value-type="float">
            <text:p>0.02900386</text:p>
          </table:table-cell>
          <table:table-cell office:value-type="float" office:value="0.02276172" calcext:value-type="float">
            <text:p>0.02276172</text:p>
          </table:table-cell>
          <table:table-cell office:value-type="float" office:value="0.01889749" calcext:value-type="float">
            <text:p>0.01889749</text:p>
          </table:table-cell>
          <table:table-cell office:value-type="float" office:value="0.01894397" calcext:value-type="float">
            <text:p>0.01894397</text:p>
          </table:table-cell>
          <table:table-cell office:value-type="float" office:value="0.02307854" calcext:value-type="float">
            <text:p>0.02307854</text:p>
          </table:table-cell>
          <table:table-cell office:value-type="float" office:value="0.005401733" calcext:value-type="float">
            <text:p>0.005401733</text:p>
          </table:table-cell>
          <table:table-cell office:value-type="float" office:value="0.004420902" calcext:value-type="float">
            <text:p>0.004420902</text:p>
          </table:table-cell>
          <table:table-cell office:value-type="float" office:value="0" calcext:value-type="float">
            <text:p>0</text:p>
          </table:table-cell>
          <table:table-cell office:value-type="float" office:value="14.93903" calcext:value-type="float">
            <text:p>14.93903</text:p>
          </table:table-cell>
          <table:table-cell office:value-type="float" office:value="51.75506" calcext:value-type="float">
            <text:p>51.75506</text:p>
          </table:table-cell>
          <table:table-cell office:value-type="float" office:value="55.37227" calcext:value-type="float">
            <text:p>55.37227</text:p>
          </table:table-cell>
          <table:table-cell office:value-type="float" office:value="46.85057" calcext:value-type="float">
            <text:p>46.85057</text:p>
          </table:table-cell>
          <table:table-cell office:value-type="float" office:value="48.92205" calcext:value-type="float">
            <text:p>48.92205</text:p>
          </table:table-cell>
          <table:table-cell office:value-type="float" office:value="29.68856" calcext:value-type="float">
            <text:p>29.68856</text:p>
          </table:table-cell>
          <table:table-cell office:value-type="float" office:value="23.55042" calcext:value-type="float">
            <text:p>23.55042</text:p>
          </table:table-cell>
          <table:table-cell office:value-type="float" office:value="14.21517" calcext:value-type="float">
            <text:p>14.21517</text:p>
          </table:table-cell>
          <table:table-cell office:value-type="float" office:value="5.430506" calcext:value-type="float">
            <text:p>5.430506</text:p>
          </table:table-cell>
          <table:table-cell office:value-type="float" office:value="1.607409" calcext:value-type="float">
            <text:p>1.607409</text:p>
          </table:table-cell>
          <table:table-cell office:value-type="float" office:value="0.5731642" calcext:value-type="float">
            <text:p>0.5731642</text:p>
          </table:table-cell>
          <table:table-cell office:value-type="float" office:value="0.3698685" calcext:value-type="float">
            <text:p>0.3698685</text:p>
          </table:table-cell>
          <table:table-cell office:value-type="float" office:value="0.329367" calcext:value-type="float">
            <text:p>0.329367</text:p>
          </table:table-cell>
          <table:table-cell office:value-type="float" office:value="0.3475059" calcext:value-type="float">
            <text:p>0.3475059</text:p>
          </table:table-cell>
          <table:table-cell office:value-type="float" office:value="0" calcext:value-type="float">
            <text:p>0</text:p>
          </table:table-cell>
          <table:table-cell office:value-type="float" office:value="16882.55" calcext:value-type="float">
            <text:p>1688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818" calcext:value-type="float">
            <text:p>-2.9138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16.10086" calcext:value-type="float">
            <text:p>16.10086</text:p>
          </table:table-cell>
          <table:table-cell office:value-type="float" office:value="1090.096" calcext:value-type="float">
            <text:p>1090.09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7009" calcext:value-type="float">
            <text:p>0.157009</text:p>
          </table:table-cell>
          <table:table-cell office:value-type="float" office:value="25.13238" calcext:value-type="float">
            <text:p>25.1323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513" calcext:value-type="float">
            <text:p>0.00418513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93" calcext:value-type="float">
            <text:p>2.03993</text:p>
          </table:table-cell>
          <table:table-cell office:value-type="float" office:value="-0.7853731" calcext:value-type="float">
            <text:p>-0.7853731</text:p>
          </table:table-cell>
          <table:table-cell office:value-type="float" office:value="-0.05962818" calcext:value-type="float">
            <text:p>-0.05962818</text:p>
          </table:table-cell>
          <table:table-cell office:value-type="float" office:value="0.000002025047" calcext:value-type="float">
            <text:p>2.025047E-06</text:p>
          </table:table-cell>
          <table:table-cell office:value-type="float" office:value="13.67121" calcext:value-type="float">
            <text:p>13.67121</text:p>
          </table:table-cell>
          <table:table-cell office:value-type="float" office:value="3.191814" calcext:value-type="float">
            <text:p>3.191814</text:p>
          </table:table-cell>
          <table:table-cell office:value-type="float" office:value="0.1733078" calcext:value-type="float">
            <text:p>0.1733078</text:p>
          </table:table-cell>
          <table:table-cell office:value-type="float" office:value="0.1719755" calcext:value-type="float">
            <text:p>0.1719755</text:p>
          </table:table-cell>
          <table:table-cell office:value-type="float" office:value="0.05129262" calcext:value-type="float">
            <text:p>0.05129262</text:p>
          </table:table-cell>
          <table:table-cell office:value-type="float" office:value="0.05192617" calcext:value-type="float">
            <text:p>0.05192617</text:p>
          </table:table-cell>
          <table:table-cell office:value-type="float" office:value="0.01667068" calcext:value-type="float">
            <text:p>0.01667068</text:p>
          </table:table-cell>
          <table:table-cell office:value-type="float" office:value="0.01300867" calcext:value-type="float">
            <text:p>0.01300867</text:p>
          </table:table-cell>
          <table:table-cell office:value-type="float" office:value="0.02897915" calcext:value-type="float">
            <text:p>0.02897915</text:p>
          </table:table-cell>
          <table:table-cell office:value-type="float" office:value="0.02282287" calcext:value-type="float">
            <text:p>0.02282287</text:p>
          </table:table-cell>
          <table:table-cell office:value-type="float" office:value="0.01893231" calcext:value-type="float">
            <text:p>0.01893231</text:p>
          </table:table-cell>
          <table:table-cell office:value-type="float" office:value="0.01892724" calcext:value-type="float">
            <text:p>0.01892724</text:p>
          </table:table-cell>
          <table:table-cell office:value-type="float" office:value="0.02300554" calcext:value-type="float">
            <text:p>0.02300554</text:p>
          </table:table-cell>
          <table:table-cell office:value-type="float" office:value="0.005397555" calcext:value-type="float">
            <text:p>0.005397555</text:p>
          </table:table-cell>
          <table:table-cell office:value-type="float" office:value="0.004419437" calcext:value-type="float">
            <text:p>0.004419437</text:p>
          </table:table-cell>
          <table:table-cell office:value-type="float" office:value="0" calcext:value-type="float">
            <text:p>0</text:p>
          </table:table-cell>
          <table:table-cell office:value-type="float" office:value="15.2583" calcext:value-type="float">
            <text:p>15.2583</text:p>
          </table:table-cell>
          <table:table-cell office:value-type="float" office:value="53.3975" calcext:value-type="float">
            <text:p>53.3975</text:p>
          </table:table-cell>
          <table:table-cell office:value-type="float" office:value="56.57933" calcext:value-type="float">
            <text:p>56.57933</text:p>
          </table:table-cell>
          <table:table-cell office:value-type="float" office:value="47.41114" calcext:value-type="float">
            <text:p>47.41114</text:p>
          </table:table-cell>
          <table:table-cell office:value-type="float" office:value="49.24247" calcext:value-type="float">
            <text:p>49.24247</text:p>
          </table:table-cell>
          <table:table-cell office:value-type="float" office:value="29.75676" calcext:value-type="float">
            <text:p>29.75676</text:p>
          </table:table-cell>
          <table:table-cell office:value-type="float" office:value="23.59956" calcext:value-type="float">
            <text:p>23.59956</text:p>
          </table:table-cell>
          <table:table-cell office:value-type="float" office:value="14.24875" calcext:value-type="float">
            <text:p>14.24875</text:p>
          </table:table-cell>
          <table:table-cell office:value-type="float" office:value="5.448381" calcext:value-type="float">
            <text:p>5.448381</text:p>
          </table:table-cell>
          <table:table-cell office:value-type="float" office:value="1.614081" calcext:value-type="float">
            <text:p>1.614081</text:p>
          </table:table-cell>
          <table:table-cell office:value-type="float" office:value="0.5756041" calcext:value-type="float">
            <text:p>0.5756041</text:p>
          </table:table-cell>
          <table:table-cell office:value-type="float" office:value="0.3719326" calcext:value-type="float">
            <text:p>0.3719326</text:p>
          </table:table-cell>
          <table:table-cell office:value-type="float" office:value="0.3293106" calcext:value-type="float">
            <text:p>0.3293106</text:p>
          </table:table-cell>
          <table:table-cell office:value-type="float" office:value="0.3475088" calcext:value-type="float">
            <text:p>0.3475088</text:p>
          </table:table-cell>
          <table:table-cell office:value-type="float" office:value="0" calcext:value-type="float">
            <text:p>0</text:p>
          </table:table-cell>
          <table:table-cell office:value-type="float" office:value="17875.28" calcext:value-type="float">
            <text:p>1787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848" calcext:value-type="float">
            <text:p>-2.9138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15.9435" calcext:value-type="float">
            <text:p>15.9435</text:p>
          </table:table-cell>
          <table:table-cell office:value-type="float" office:value="1090.035" calcext:value-type="float">
            <text:p>1090.03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79559" calcext:value-type="float">
            <text:p>0.1579559</text:p>
          </table:table-cell>
          <table:table-cell office:value-type="float" office:value="25.34128" calcext:value-type="float">
            <text:p>25.3412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5309" calcext:value-type="float">
            <text:p>0.004185309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39998" calcext:value-type="float">
            <text:p>2.039998</text:p>
          </table:table-cell>
          <table:table-cell office:value-type="float" office:value="-0.7856554" calcext:value-type="float">
            <text:p>-0.7856554</text:p>
          </table:table-cell>
          <table:table-cell office:value-type="float" office:value="-0.05961951" calcext:value-type="float">
            <text:p>-0.05961951</text:p>
          </table:table-cell>
          <table:table-cell office:value-type="float" office:value="0.000002031857" calcext:value-type="float">
            <text:p>2.031857E-06</text:p>
          </table:table-cell>
          <table:table-cell office:value-type="float" office:value="13.56386" calcext:value-type="float">
            <text:p>13.56386</text:p>
          </table:table-cell>
          <table:table-cell office:value-type="float" office:value="3.121594" calcext:value-type="float">
            <text:p>3.121594</text:p>
          </table:table-cell>
          <table:table-cell office:value-type="float" office:value="0.1765602" calcext:value-type="float">
            <text:p>0.1765602</text:p>
          </table:table-cell>
          <table:table-cell office:value-type="float" office:value="0.1772548" calcext:value-type="float">
            <text:p>0.1772548</text:p>
          </table:table-cell>
          <table:table-cell office:value-type="float" office:value="0.05319542" calcext:value-type="float">
            <text:p>0.05319542</text:p>
          </table:table-cell>
          <table:table-cell office:value-type="float" office:value="0.05359055" calcext:value-type="float">
            <text:p>0.05359055</text:p>
          </table:table-cell>
          <table:table-cell office:value-type="float" office:value="0.01690138" calcext:value-type="float">
            <text:p>0.01690138</text:p>
          </table:table-cell>
          <table:table-cell office:value-type="float" office:value="0.01309946" calcext:value-type="float">
            <text:p>0.01309946</text:p>
          </table:table-cell>
          <table:table-cell office:value-type="float" office:value="0.02897617" calcext:value-type="float">
            <text:p>0.02897617</text:p>
          </table:table-cell>
          <table:table-cell office:value-type="float" office:value="0.02288142" calcext:value-type="float">
            <text:p>0.02288142</text:p>
          </table:table-cell>
          <table:table-cell office:value-type="float" office:value="0.01896875" calcext:value-type="float">
            <text:p>0.01896875</text:p>
          </table:table-cell>
          <table:table-cell office:value-type="float" office:value="0.0189127" calcext:value-type="float">
            <text:p>0.0189127</text:p>
          </table:table-cell>
          <table:table-cell office:value-type="float" office:value="0.02293426" calcext:value-type="float">
            <text:p>0.02293426</text:p>
          </table:table-cell>
          <table:table-cell office:value-type="float" office:value="0.00539334" calcext:value-type="float">
            <text:p>0.00539334</text:p>
          </table:table-cell>
          <table:table-cell office:value-type="float" office:value="0.004417967" calcext:value-type="float">
            <text:p>0.004417967</text:p>
          </table:table-cell>
          <table:table-cell office:value-type="float" office:value="0" calcext:value-type="float">
            <text:p>0</text:p>
          </table:table-cell>
          <table:table-cell office:value-type="float" office:value="15.63415" calcext:value-type="float">
            <text:p>15.63415</text:p>
          </table:table-cell>
          <table:table-cell office:value-type="float" office:value="54.88922" calcext:value-type="float">
            <text:p>54.88922</text:p>
          </table:table-cell>
          <table:table-cell office:value-type="float" office:value="57.80409" calcext:value-type="float">
            <text:p>57.80409</text:p>
          </table:table-cell>
          <table:table-cell office:value-type="float" office:value="48.00245" calcext:value-type="float">
            <text:p>48.00245</text:p>
          </table:table-cell>
          <table:table-cell office:value-type="float" office:value="49.59087" calcext:value-type="float">
            <text:p>49.59087</text:p>
          </table:table-cell>
          <table:table-cell office:value-type="float" office:value="29.83073" calcext:value-type="float">
            <text:p>29.83073</text:p>
          </table:table-cell>
          <table:table-cell office:value-type="float" office:value="23.64986" calcext:value-type="float">
            <text:p>23.64986</text:p>
          </table:table-cell>
          <table:table-cell office:value-type="float" office:value="14.28313" calcext:value-type="float">
            <text:p>14.28313</text:p>
          </table:table-cell>
          <table:table-cell office:value-type="float" office:value="5.466401" calcext:value-type="float">
            <text:p>5.466401</text:p>
          </table:table-cell>
          <table:table-cell office:value-type="float" office:value="1.620838" calcext:value-type="float">
            <text:p>1.620838</text:p>
          </table:table-cell>
          <table:table-cell office:value-type="float" office:value="0.5780699" calcext:value-type="float">
            <text:p>0.5780699</text:p>
          </table:table-cell>
          <table:table-cell office:value-type="float" office:value="0.3740204" calcext:value-type="float">
            <text:p>0.3740204</text:p>
          </table:table-cell>
          <table:table-cell office:value-type="float" office:value="0.3292666" calcext:value-type="float">
            <text:p>0.3292666</text:p>
          </table:table-cell>
          <table:table-cell office:value-type="float" office:value="0.3475115" calcext:value-type="float">
            <text:p>0.3475115</text:p>
          </table:table-cell>
          <table:table-cell office:value-type="float" office:value="0" calcext:value-type="float">
            <text:p>0</text:p>
          </table:table-cell>
          <table:table-cell office:value-type="float" office:value="18734.81" calcext:value-type="float">
            <text:p>1873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876" calcext:value-type="float">
            <text:p>-2.9138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15.76468" calcext:value-type="float">
            <text:p>15.76468</text:p>
          </table:table-cell>
          <table:table-cell office:value-type="float" office:value="1089.966" calcext:value-type="float">
            <text:p>1089.96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11682" calcext:value-type="float">
            <text:p>0.1611682</text:p>
          </table:table-cell>
          <table:table-cell office:value-type="float" office:value="25.57694" calcext:value-type="float">
            <text:p>25.57694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5488" calcext:value-type="float">
            <text:p>0.004185488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0059" calcext:value-type="float">
            <text:p>2.040059</text:p>
          </table:table-cell>
          <table:table-cell office:value-type="float" office:value="-0.7860171" calcext:value-type="float">
            <text:p>-0.7860171</text:p>
          </table:table-cell>
          <table:table-cell office:value-type="float" office:value="-0.05961083" calcext:value-type="float">
            <text:p>-0.05961083</text:p>
          </table:table-cell>
          <table:table-cell office:value-type="float" office:value="0.00000203881" calcext:value-type="float">
            <text:p>2.03881E-06</text:p>
          </table:table-cell>
          <table:table-cell office:value-type="float" office:value="13.37066" calcext:value-type="float">
            <text:p>13.37066</text:p>
          </table:table-cell>
          <table:table-cell office:value-type="float" office:value="3.062326" calcext:value-type="float">
            <text:p>3.062326</text:p>
          </table:table-cell>
          <table:table-cell office:value-type="float" office:value="0.2082339" calcext:value-type="float">
            <text:p>0.2082339</text:p>
          </table:table-cell>
          <table:table-cell office:value-type="float" office:value="0.1910637" calcext:value-type="float">
            <text:p>0.1910637</text:p>
          </table:table-cell>
          <table:table-cell office:value-type="float" office:value="0.0570615" calcext:value-type="float">
            <text:p>0.0570615</text:p>
          </table:table-cell>
          <table:table-cell office:value-type="float" office:value="0.05683167" calcext:value-type="float">
            <text:p>0.05683167</text:p>
          </table:table-cell>
          <table:table-cell office:value-type="float" office:value="0.01732939" calcext:value-type="float">
            <text:p>0.01732939</text:p>
          </table:table-cell>
          <table:table-cell office:value-type="float" office:value="0.0132583" calcext:value-type="float">
            <text:p>0.0132583</text:p>
          </table:table-cell>
          <table:table-cell office:value-type="float" office:value="0.02898628" calcext:value-type="float">
            <text:p>0.02898628</text:p>
          </table:table-cell>
          <table:table-cell office:value-type="float" office:value="0.02293718" calcext:value-type="float">
            <text:p>0.02293718</text:p>
          </table:table-cell>
          <table:table-cell office:value-type="float" office:value="0.01900619" calcext:value-type="float">
            <text:p>0.01900619</text:p>
          </table:table-cell>
          <table:table-cell office:value-type="float" office:value="0.01890029" calcext:value-type="float">
            <text:p>0.01890029</text:p>
          </table:table-cell>
          <table:table-cell office:value-type="float" office:value="0.02286473" calcext:value-type="float">
            <text:p>0.02286473</text:p>
          </table:table-cell>
          <table:table-cell office:value-type="float" office:value="0.005389092" calcext:value-type="float">
            <text:p>0.005389092</text:p>
          </table:table-cell>
          <table:table-cell office:value-type="float" office:value="0.004416463" calcext:value-type="float">
            <text:p>0.004416463</text:p>
          </table:table-cell>
          <table:table-cell office:value-type="float" office:value="0" calcext:value-type="float">
            <text:p>0</text:p>
          </table:table-cell>
          <table:table-cell office:value-type="float" office:value="16.02244" calcext:value-type="float">
            <text:p>16.02244</text:p>
          </table:table-cell>
          <table:table-cell office:value-type="float" office:value="56.66924" calcext:value-type="float">
            <text:p>56.66924</text:p>
          </table:table-cell>
          <table:table-cell office:value-type="float" office:value="59.24078" calcext:value-type="float">
            <text:p>59.24078</text:p>
          </table:table-cell>
          <table:table-cell office:value-type="float" office:value="48.64015" calcext:value-type="float">
            <text:p>48.64015</text:p>
          </table:table-cell>
          <table:table-cell office:value-type="float" office:value="49.9689" calcext:value-type="float">
            <text:p>49.9689</text:p>
          </table:table-cell>
          <table:table-cell office:value-type="float" office:value="29.90899" calcext:value-type="float">
            <text:p>29.90899</text:p>
          </table:table-cell>
          <table:table-cell office:value-type="float" office:value="23.70104" calcext:value-type="float">
            <text:p>23.70104</text:p>
          </table:table-cell>
          <table:table-cell office:value-type="float" office:value="14.31843" calcext:value-type="float">
            <text:p>14.31843</text:p>
          </table:table-cell>
          <table:table-cell office:value-type="float" office:value="5.484673" calcext:value-type="float">
            <text:p>5.484673</text:p>
          </table:table-cell>
          <table:table-cell office:value-type="float" office:value="1.627691" calcext:value-type="float">
            <text:p>1.627691</text:p>
          </table:table-cell>
          <table:table-cell office:value-type="float" office:value="0.5805616" calcext:value-type="float">
            <text:p>0.5805616</text:p>
          </table:table-cell>
          <table:table-cell office:value-type="float" office:value="0.3761333" calcext:value-type="float">
            <text:p>0.3761333</text:p>
          </table:table-cell>
          <table:table-cell office:value-type="float" office:value="0.3292329" calcext:value-type="float">
            <text:p>0.3292329</text:p>
          </table:table-cell>
          <table:table-cell office:value-type="float" office:value="0.3475144" calcext:value-type="float">
            <text:p>0.3475144</text:p>
          </table:table-cell>
          <table:table-cell office:value-type="float" office:value="0" calcext:value-type="float">
            <text:p>0</text:p>
          </table:table-cell>
          <table:table-cell office:value-type="float" office:value="19820.92" calcext:value-type="float">
            <text:p>1982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899" calcext:value-type="float">
            <text:p>-2.9138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15.59539" calcext:value-type="float">
            <text:p>15.59539</text:p>
          </table:table-cell>
          <table:table-cell office:value-type="float" office:value="1089.896" calcext:value-type="float">
            <text:p>1089.89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25581" calcext:value-type="float">
            <text:p>0.1625581</text:p>
          </table:table-cell>
          <table:table-cell office:value-type="float" office:value="25.80618" calcext:value-type="float">
            <text:p>25.8061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5666" calcext:value-type="float">
            <text:p>0.00418566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0104" calcext:value-type="float">
            <text:p>2.040104</text:p>
          </table:table-cell>
          <table:table-cell office:value-type="float" office:value="-0.7863522" calcext:value-type="float">
            <text:p>-0.7863522</text:p>
          </table:table-cell>
          <table:table-cell office:value-type="float" office:value="-0.05960223" calcext:value-type="float">
            <text:p>-0.05960223</text:p>
          </table:table-cell>
          <table:table-cell office:value-type="float" office:value="0.000002045937" calcext:value-type="float">
            <text:p>2.045937E-06</text:p>
          </table:table-cell>
          <table:table-cell office:value-type="float" office:value="13.19804" calcext:value-type="float">
            <text:p>13.19804</text:p>
          </table:table-cell>
          <table:table-cell office:value-type="float" office:value="2.998915" calcext:value-type="float">
            <text:p>2.998915</text:p>
          </table:table-cell>
          <table:table-cell office:value-type="float" office:value="0.2182991" calcext:value-type="float">
            <text:p>0.2182991</text:p>
          </table:table-cell>
          <table:table-cell office:value-type="float" office:value="0.1933883" calcext:value-type="float">
            <text:p>0.1933883</text:p>
          </table:table-cell>
          <table:table-cell office:value-type="float" office:value="0.0579388" calcext:value-type="float">
            <text:p>0.0579388</text:p>
          </table:table-cell>
          <table:table-cell office:value-type="float" office:value="0.0579749" calcext:value-type="float">
            <text:p>0.0579749</text:p>
          </table:table-cell>
          <table:table-cell office:value-type="float" office:value="0.01760879" calcext:value-type="float">
            <text:p>0.01760879</text:p>
          </table:table-cell>
          <table:table-cell office:value-type="float" office:value="0.01339125" calcext:value-type="float">
            <text:p>0.01339125</text:p>
          </table:table-cell>
          <table:table-cell office:value-type="float" office:value="0.02901113" calcext:value-type="float">
            <text:p>0.02901113</text:p>
          </table:table-cell>
          <table:table-cell office:value-type="float" office:value="0.02299055" calcext:value-type="float">
            <text:p>0.02299055</text:p>
          </table:table-cell>
          <table:table-cell office:value-type="float" office:value="0.01904402" calcext:value-type="float">
            <text:p>0.01904402</text:p>
          </table:table-cell>
          <table:table-cell office:value-type="float" office:value="0.01888984" calcext:value-type="float">
            <text:p>0.01888984</text:p>
          </table:table-cell>
          <table:table-cell office:value-type="float" office:value="0.022797" calcext:value-type="float">
            <text:p>0.022797</text:p>
          </table:table-cell>
          <table:table-cell office:value-type="float" office:value="0.00538479" calcext:value-type="float">
            <text:p>0.00538479</text:p>
          </table:table-cell>
          <table:table-cell office:value-type="float" office:value="0.004414952" calcext:value-type="float">
            <text:p>0.004414952</text:p>
          </table:table-cell>
          <table:table-cell office:value-type="float" office:value="0" calcext:value-type="float">
            <text:p>0</text:p>
          </table:table-cell>
          <table:table-cell office:value-type="float" office:value="16.45333" calcext:value-type="float">
            <text:p>16.45333</text:p>
          </table:table-cell>
          <table:table-cell office:value-type="float" office:value="58.29977" calcext:value-type="float">
            <text:p>58.29977</text:p>
          </table:table-cell>
          <table:table-cell office:value-type="float" office:value="60.61964" calcext:value-type="float">
            <text:p>60.61964</text:p>
          </table:table-cell>
          <table:table-cell office:value-type="float" office:value="49.28867" calcext:value-type="float">
            <text:p>49.28867</text:p>
          </table:table-cell>
          <table:table-cell office:value-type="float" office:value="50.35982" calcext:value-type="float">
            <text:p>50.35982</text:p>
          </table:table-cell>
          <table:table-cell office:value-type="float" office:value="29.99094" calcext:value-type="float">
            <text:p>29.99094</text:p>
          </table:table-cell>
          <table:table-cell office:value-type="float" office:value="23.75316" calcext:value-type="float">
            <text:p>23.75316</text:p>
          </table:table-cell>
          <table:table-cell office:value-type="float" office:value="14.35483" calcext:value-type="float">
            <text:p>14.35483</text:p>
          </table:table-cell>
          <table:table-cell office:value-type="float" office:value="5.50326" calcext:value-type="float">
            <text:p>5.50326</text:p>
          </table:table-cell>
          <table:table-cell office:value-type="float" office:value="1.634645" calcext:value-type="float">
            <text:p>1.634645</text:p>
          </table:table-cell>
          <table:table-cell office:value-type="float" office:value="0.5830848" calcext:value-type="float">
            <text:p>0.5830848</text:p>
          </table:table-cell>
          <table:table-cell office:value-type="float" office:value="0.3782715" calcext:value-type="float">
            <text:p>0.3782715</text:p>
          </table:table-cell>
          <table:table-cell office:value-type="float" office:value="0.3292091" calcext:value-type="float">
            <text:p>0.3292091</text:p>
          </table:table-cell>
          <table:table-cell office:value-type="float" office:value="0.3475173" calcext:value-type="float">
            <text:p>0.3475173</text:p>
          </table:table-cell>
          <table:table-cell office:value-type="float" office:value="0" calcext:value-type="float">
            <text:p>0</text:p>
          </table:table-cell>
          <table:table-cell office:value-type="float" office:value="20875.04" calcext:value-type="float">
            <text:p>20875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921" calcext:value-type="float">
            <text:p>-2.9139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15.46932" calcext:value-type="float">
            <text:p>15.46932</text:p>
          </table:table-cell>
          <table:table-cell office:value-type="float" office:value="1089.838" calcext:value-type="float">
            <text:p>1089.83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591428" calcext:value-type="float">
            <text:p>0.1591428</text:p>
          </table:table-cell>
          <table:table-cell office:value-type="float" office:value="25.9848" calcext:value-type="float">
            <text:p>25.984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85822" calcext:value-type="float">
            <text:p>0.00418582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015" calcext:value-type="float">
            <text:p>2.04015</text:p>
          </table:table-cell>
          <table:table-cell office:value-type="float" office:value="-0.7865459" calcext:value-type="float">
            <text:p>-0.7865459</text:p>
          </table:table-cell>
          <table:table-cell office:value-type="float" office:value="-0.05959245" calcext:value-type="float">
            <text:p>-0.05959245</text:p>
          </table:table-cell>
          <table:table-cell office:value-type="float" office:value="0.000002053288" calcext:value-type="float">
            <text:p>2.053288E-06</text:p>
          </table:table-cell>
          <table:table-cell office:value-type="float" office:value="13.18534" calcext:value-type="float">
            <text:p>13.18534</text:p>
          </table:table-cell>
          <table:table-cell office:value-type="float" office:value="2.913108" calcext:value-type="float">
            <text:p>2.913108</text:p>
          </table:table-cell>
          <table:table-cell office:value-type="float" office:value="0.1765033" calcext:value-type="float">
            <text:p>0.1765033</text:p>
          </table:table-cell>
          <table:table-cell office:value-type="float" office:value="0.1735201" calcext:value-type="float">
            <text:p>0.1735201</text:p>
          </table:table-cell>
          <table:table-cell office:value-type="float" office:value="0.0530431" calcext:value-type="float">
            <text:p>0.0530431</text:p>
          </table:table-cell>
          <table:table-cell office:value-type="float" office:value="0.0543088" calcext:value-type="float">
            <text:p>0.0543088</text:p>
          </table:table-cell>
          <table:table-cell office:value-type="float" office:value="0.01718272" calcext:value-type="float">
            <text:p>0.01718272</text:p>
          </table:table-cell>
          <table:table-cell office:value-type="float" office:value="0.01327644" calcext:value-type="float">
            <text:p>0.01327644</text:p>
          </table:table-cell>
          <table:table-cell office:value-type="float" office:value="0.02902471" calcext:value-type="float">
            <text:p>0.02902471</text:p>
          </table:table-cell>
          <table:table-cell office:value-type="float" office:value="0.02304255" calcext:value-type="float">
            <text:p>0.02304255</text:p>
          </table:table-cell>
          <table:table-cell office:value-type="float" office:value="0.01908355" calcext:value-type="float">
            <text:p>0.01908355</text:p>
          </table:table-cell>
          <table:table-cell office:value-type="float" office:value="0.01888117" calcext:value-type="float">
            <text:p>0.01888117</text:p>
          </table:table-cell>
          <table:table-cell office:value-type="float" office:value="0.02273101" calcext:value-type="float">
            <text:p>0.02273101</text:p>
          </table:table-cell>
          <table:table-cell office:value-type="float" office:value="0.005380441" calcext:value-type="float">
            <text:p>0.005380441</text:p>
          </table:table-cell>
          <table:table-cell office:value-type="float" office:value="0.004413407" calcext:value-type="float">
            <text:p>0.004413407</text:p>
          </table:table-cell>
          <table:table-cell office:value-type="float" office:value="0" calcext:value-type="float">
            <text:p>0</text:p>
          </table:table-cell>
          <table:table-cell office:value-type="float" office:value="17.04743" calcext:value-type="float">
            <text:p>17.04743</text:p>
          </table:table-cell>
          <table:table-cell office:value-type="float" office:value="59.24973" calcext:value-type="float">
            <text:p>59.24973</text:p>
          </table:table-cell>
          <table:table-cell office:value-type="float" office:value="61.58861" calcext:value-type="float">
            <text:p>61.58861</text:p>
          </table:table-cell>
          <table:table-cell office:value-type="float" office:value="49.86696" calcext:value-type="float">
            <text:p>49.86696</text:p>
          </table:table-cell>
          <table:table-cell office:value-type="float" office:value="50.7166" calcext:value-type="float">
            <text:p>50.7166</text:p>
          </table:table-cell>
          <table:table-cell office:value-type="float" office:value="30.07146" calcext:value-type="float">
            <text:p>30.07146</text:p>
          </table:table-cell>
          <table:table-cell office:value-type="float" office:value="23.80462" calcext:value-type="float">
            <text:p>23.80462</text:p>
          </table:table-cell>
          <table:table-cell office:value-type="float" office:value="14.39194" calcext:value-type="float">
            <text:p>14.39194</text:p>
          </table:table-cell>
          <table:table-cell office:value-type="float" office:value="5.522184" calcext:value-type="float">
            <text:p>5.522184</text:p>
          </table:table-cell>
          <table:table-cell office:value-type="float" office:value="1.641712" calcext:value-type="float">
            <text:p>1.641712</text:p>
          </table:table-cell>
          <table:table-cell office:value-type="float" office:value="0.5856447" calcext:value-type="float">
            <text:p>0.5856447</text:p>
          </table:table-cell>
          <table:table-cell office:value-type="float" office:value="0.3804343" calcext:value-type="float">
            <text:p>0.3804343</text:p>
          </table:table-cell>
          <table:table-cell office:value-type="float" office:value="0.3291939" calcext:value-type="float">
            <text:p>0.3291939</text:p>
          </table:table-cell>
          <table:table-cell office:value-type="float" office:value="0.34752" calcext:value-type="float">
            <text:p>0.34752</text:p>
          </table:table-cell>
          <table:table-cell office:value-type="float" office:value="0" calcext:value-type="float">
            <text:p>0</text:p>
          </table:table-cell>
          <table:table-cell office:value-type="float" office:value="21570.7" calcext:value-type="float">
            <text:p>2157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3939" calcext:value-type="float">
            <text:p>-2.9139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15.35246" calcext:value-type="float">
            <text:p>15.35246</text:p>
          </table:table-cell>
          <table:table-cell office:value-type="float" office:value="1089.79" calcext:value-type="float">
            <text:p>1089.7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383653" calcext:value-type="float">
            <text:p>0.1383653</text:p>
          </table:table-cell>
          <table:table-cell office:value-type="float" office:value="26.16898" calcext:value-type="float">
            <text:p>26.1689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192949" calcext:value-type="float">
            <text:p>0.004192949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0933" calcext:value-type="float">
            <text:p>2.040933</text:p>
          </table:table-cell>
          <table:table-cell office:value-type="float" office:value="-0.7869061" calcext:value-type="float">
            <text:p>-0.7869061</text:p>
          </table:table-cell>
          <table:table-cell office:value-type="float" office:value="-0.06003078" calcext:value-type="float">
            <text:p>-0.06003078</text:p>
          </table:table-cell>
          <table:table-cell office:value-type="float" office:value="0.000002062238" calcext:value-type="float">
            <text:p>2.062238E-06</text:p>
          </table:table-cell>
          <table:table-cell office:value-type="float" office:value="13.19698" calcext:value-type="float">
            <text:p>13.19698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0.1495201" calcext:value-type="float">
            <text:p>0.1495201</text:p>
          </table:table-cell>
          <table:table-cell office:value-type="float" office:value="0.1476382" calcext:value-type="float">
            <text:p>0.1476382</text:p>
          </table:table-cell>
          <table:table-cell office:value-type="float" office:value="0.04677281" calcext:value-type="float">
            <text:p>0.04677281</text:p>
          </table:table-cell>
          <table:table-cell office:value-type="float" office:value="0.04917331" calcext:value-type="float">
            <text:p>0.04917331</text:p>
          </table:table-cell>
          <table:table-cell office:value-type="float" office:value="0.01653865" calcext:value-type="float">
            <text:p>0.01653865</text:p>
          </table:table-cell>
          <table:table-cell office:value-type="float" office:value="0.01310974" calcext:value-type="float">
            <text:p>0.01310974</text:p>
          </table:table-cell>
          <table:table-cell office:value-type="float" office:value="0.02900001" calcext:value-type="float">
            <text:p>0.02900001</text:p>
          </table:table-cell>
          <table:table-cell office:value-type="float" office:value="0.02310013" calcext:value-type="float">
            <text:p>0.02310013</text:p>
          </table:table-cell>
          <table:table-cell office:value-type="float" office:value="0.01912522" calcext:value-type="float">
            <text:p>0.01912522</text:p>
          </table:table-cell>
          <table:table-cell office:value-type="float" office:value="0.0188741" calcext:value-type="float">
            <text:p>0.0188741</text:p>
          </table:table-cell>
          <table:table-cell office:value-type="float" office:value="0.02266645" calcext:value-type="float">
            <text:p>0.02266645</text:p>
          </table:table-cell>
          <table:table-cell office:value-type="float" office:value="0.00537479" calcext:value-type="float">
            <text:p>0.00537479</text:p>
          </table:table-cell>
          <table:table-cell office:value-type="float" office:value="0.004411852" calcext:value-type="float">
            <text:p>0.004411852</text:p>
          </table:table-cell>
          <table:table-cell office:value-type="float" office:value="0" calcext:value-type="float">
            <text:p>0</text:p>
          </table:table-cell>
          <table:table-cell office:value-type="float" office:value="29.37867" calcext:value-type="float">
            <text:p>29.37867</text:p>
          </table:table-cell>
          <table:table-cell office:value-type="float" office:value="51.42222" calcext:value-type="float">
            <text:p>51.42222</text:p>
          </table:table-cell>
          <table:table-cell office:value-type="float" office:value="65.35954" calcext:value-type="float">
            <text:p>65.35954</text:p>
          </table:table-cell>
          <table:table-cell office:value-type="float" office:value="52.46416" calcext:value-type="float">
            <text:p>52.46416</text:p>
          </table:table-cell>
          <table:table-cell office:value-type="float" office:value="52.19011" calcext:value-type="float">
            <text:p>52.19011</text:p>
          </table:table-cell>
          <table:table-cell office:value-type="float" office:value="30.34749" calcext:value-type="float">
            <text:p>30.34749</text:p>
          </table:table-cell>
          <table:table-cell office:value-type="float" office:value="23.41171" calcext:value-type="float">
            <text:p>23.41171</text:p>
          </table:table-cell>
          <table:table-cell office:value-type="float" office:value="14.4884" calcext:value-type="float">
            <text:p>14.4884</text:p>
          </table:table-cell>
          <table:table-cell office:value-type="float" office:value="5.542544" calcext:value-type="float">
            <text:p>5.542544</text:p>
          </table:table-cell>
          <table:table-cell office:value-type="float" office:value="1.648899" calcext:value-type="float">
            <text:p>1.648899</text:p>
          </table:table-cell>
          <table:table-cell office:value-type="float" office:value="0.5882435" calcext:value-type="float">
            <text:p>0.5882435</text:p>
          </table:table-cell>
          <table:table-cell office:value-type="float" office:value="0.3826061" calcext:value-type="float">
            <text:p>0.3826061</text:p>
          </table:table-cell>
          <table:table-cell office:value-type="float" office:value="0.3287563" calcext:value-type="float">
            <text:p>0.3287563</text:p>
          </table:table-cell>
          <table:table-cell office:value-type="float" office:value="0.3475228" calcext:value-type="float">
            <text:p>0.3475228</text:p>
          </table:table-cell>
          <table:table-cell office:value-type="float" office:value="0" calcext:value-type="float">
            <text:p>0</text:p>
          </table:table-cell>
          <table:table-cell office:value-type="float" office:value="11137.49" calcext:value-type="float">
            <text:p>1113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4418" calcext:value-type="float">
            <text:p>-2.9144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15.24067" calcext:value-type="float">
            <text:p>15.24067</text:p>
          </table:table-cell>
          <table:table-cell office:value-type="float" office:value="1089.743" calcext:value-type="float">
            <text:p>1089.74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316562" calcext:value-type="float">
            <text:p>0.1316562</text:p>
          </table:table-cell>
          <table:table-cell office:value-type="float" office:value="26.32775" calcext:value-type="float">
            <text:p>26.32775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06047" calcext:value-type="float">
            <text:p>0.004206047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0962" calcext:value-type="float">
            <text:p>2.040962</text:p>
          </table:table-cell>
          <table:table-cell office:value-type="float" office:value="-0.7871056" calcext:value-type="float">
            <text:p>-0.7871056</text:p>
          </table:table-cell>
          <table:table-cell office:value-type="float" office:value="-0.06052565" calcext:value-type="float">
            <text:p>-0.06052565</text:p>
          </table:table-cell>
          <table:table-cell office:value-type="float" office:value="0.000002071311" calcext:value-type="float">
            <text:p>2.071311E-06</text:p>
          </table:table-cell>
          <table:table-cell office:value-type="float" office:value="13.19832" calcext:value-type="float">
            <text:p>13.19832</text:p>
          </table:table-cell>
          <table:table-cell office:value-type="float" office:value="2.869664" calcext:value-type="float">
            <text:p>2.869664</text:p>
          </table:table-cell>
          <table:table-cell office:value-type="float" office:value="0.1358553" calcext:value-type="float">
            <text:p>0.1358553</text:p>
          </table:table-cell>
          <table:table-cell office:value-type="float" office:value="0.1423242" calcext:value-type="float">
            <text:p>0.1423242</text:p>
          </table:table-cell>
          <table:table-cell office:value-type="float" office:value="0.04451137" calcext:value-type="float">
            <text:p>0.04451137</text:p>
          </table:table-cell>
          <table:table-cell office:value-type="float" office:value="0.04668793" calcext:value-type="float">
            <text:p>0.04668793</text:p>
          </table:table-cell>
          <table:table-cell office:value-type="float" office:value="0.01618316" calcext:value-type="float">
            <text:p>0.01618316</text:p>
          </table:table-cell>
          <table:table-cell office:value-type="float" office:value="0.01276637" calcext:value-type="float">
            <text:p>0.01276637</text:p>
          </table:table-cell>
          <table:table-cell office:value-type="float" office:value="0.028893" calcext:value-type="float">
            <text:p>0.028893</text:p>
          </table:table-cell>
          <table:table-cell office:value-type="float" office:value="0.02315681" calcext:value-type="float">
            <text:p>0.02315681</text:p>
          </table:table-cell>
          <table:table-cell office:value-type="float" office:value="0.01916861" calcext:value-type="float">
            <text:p>0.01916861</text:p>
          </table:table-cell>
          <table:table-cell office:value-type="float" office:value="0.01886852" calcext:value-type="float">
            <text:p>0.01886852</text:p>
          </table:table-cell>
          <table:table-cell office:value-type="float" office:value="0.02260331" calcext:value-type="float">
            <text:p>0.02260331</text:p>
          </table:table-cell>
          <table:table-cell office:value-type="float" office:value="0.005370716" calcext:value-type="float">
            <text:p>0.005370716</text:p>
          </table:table-cell>
          <table:table-cell office:value-type="float" office:value="0.004410268" calcext:value-type="float">
            <text:p>0.004410268</text:p>
          </table:table-cell>
          <table:table-cell office:value-type="float" office:value="0" calcext:value-type="float">
            <text:p>0</text:p>
          </table:table-cell>
          <table:table-cell office:value-type="float" office:value="30.49343" calcext:value-type="float">
            <text:p>30.49343</text:p>
          </table:table-cell>
          <table:table-cell office:value-type="float" office:value="51.59559" calcext:value-type="float">
            <text:p>51.59559</text:p>
          </table:table-cell>
          <table:table-cell office:value-type="float" office:value="63.89642" calcext:value-type="float">
            <text:p>63.89642</text:p>
          </table:table-cell>
          <table:table-cell office:value-type="float" office:value="53.88211" calcext:value-type="float">
            <text:p>53.88211</text:p>
          </table:table-cell>
          <table:table-cell office:value-type="float" office:value="53.57626" calcext:value-type="float">
            <text:p>53.57626</text:p>
          </table:table-cell>
          <table:table-cell office:value-type="float" office:value="30.86362" calcext:value-type="float">
            <text:p>30.86362</text:p>
          </table:table-cell>
          <table:table-cell office:value-type="float" office:value="23.22145" calcext:value-type="float">
            <text:p>23.22145</text:p>
          </table:table-cell>
          <table:table-cell office:value-type="float" office:value="14.56859" calcext:value-type="float">
            <text:p>14.56859</text:p>
          </table:table-cell>
          <table:table-cell office:value-type="float" office:value="5.568244" calcext:value-type="float">
            <text:p>5.568244</text:p>
          </table:table-cell>
          <table:table-cell office:value-type="float" office:value="1.656327" calcext:value-type="float">
            <text:p>1.656327</text:p>
          </table:table-cell>
          <table:table-cell office:value-type="float" office:value="0.59088" calcext:value-type="float">
            <text:p>0.59088</text:p>
          </table:table-cell>
          <table:table-cell office:value-type="float" office:value="0.3847949" calcext:value-type="float">
            <text:p>0.3847949</text:p>
          </table:table-cell>
          <table:table-cell office:value-type="float" office:value="0.3288136" calcext:value-type="float">
            <text:p>0.3288136</text:p>
          </table:table-cell>
          <table:table-cell office:value-type="float" office:value="0.3475256" calcext:value-type="float">
            <text:p>0.3475256</text:p>
          </table:table-cell>
          <table:table-cell office:value-type="float" office:value="0" calcext:value-type="float">
            <text:p>0</text:p>
          </table:table-cell>
          <table:table-cell office:value-type="float" office:value="11599.69" calcext:value-type="float">
            <text:p>1159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4437" calcext:value-type="float">
            <text:p>-2.9144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15.10156" calcext:value-type="float">
            <text:p>15.10156</text:p>
          </table:table-cell>
          <table:table-cell office:value-type="float" office:value="1089.685" calcext:value-type="float">
            <text:p>1089.68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354878" calcext:value-type="float">
            <text:p>0.1354878</text:p>
          </table:table-cell>
          <table:table-cell office:value-type="float" office:value="26.51338" calcext:value-type="float">
            <text:p>26.5133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19146" calcext:value-type="float">
            <text:p>0.00421914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0985" calcext:value-type="float">
            <text:p>2.040985</text:p>
          </table:table-cell>
          <table:table-cell office:value-type="float" office:value="-0.7873388" calcext:value-type="float">
            <text:p>-0.7873388</text:p>
          </table:table-cell>
          <table:table-cell office:value-type="float" office:value="-0.06051784" calcext:value-type="float">
            <text:p>-0.06051784</text:p>
          </table:table-cell>
          <table:table-cell office:value-type="float" office:value="0.00000207898" calcext:value-type="float">
            <text:p>2.07898E-06</text:p>
          </table:table-cell>
          <table:table-cell office:value-type="float" office:value="13.11474" calcext:value-type="float">
            <text:p>13.11474</text:p>
          </table:table-cell>
          <table:table-cell office:value-type="float" office:value="3.013249" calcext:value-type="float">
            <text:p>3.013249</text:p>
          </table:table-cell>
          <table:table-cell office:value-type="float" office:value="0.1499716" calcext:value-type="float">
            <text:p>0.1499716</text:p>
          </table:table-cell>
          <table:table-cell office:value-type="float" office:value="0.1508192" calcext:value-type="float">
            <text:p>0.1508192</text:p>
          </table:table-cell>
          <table:table-cell office:value-type="float" office:value="0.04673896" calcext:value-type="float">
            <text:p>0.04673896</text:p>
          </table:table-cell>
          <table:table-cell office:value-type="float" office:value="0.04833073" calcext:value-type="float">
            <text:p>0.04833073</text:p>
          </table:table-cell>
          <table:table-cell office:value-type="float" office:value="0.01646317" calcext:value-type="float">
            <text:p>0.01646317</text:p>
          </table:table-cell>
          <table:table-cell office:value-type="float" office:value="0.01279499" calcext:value-type="float">
            <text:p>0.01279499</text:p>
          </table:table-cell>
          <table:table-cell office:value-type="float" office:value="0.02880158" calcext:value-type="float">
            <text:p>0.02880158</text:p>
          </table:table-cell>
          <table:table-cell office:value-type="float" office:value="0.02320939" calcext:value-type="float">
            <text:p>0.02320939</text:p>
          </table:table-cell>
          <table:table-cell office:value-type="float" office:value="0.01921374" calcext:value-type="float">
            <text:p>0.01921374</text:p>
          </table:table-cell>
          <table:table-cell office:value-type="float" office:value="0.01886452" calcext:value-type="float">
            <text:p>0.01886452</text:p>
          </table:table-cell>
          <table:table-cell office:value-type="float" office:value="0.0225418" calcext:value-type="float">
            <text:p>0.0225418</text:p>
          </table:table-cell>
          <table:table-cell office:value-type="float" office:value="0.005366426" calcext:value-type="float">
            <text:p>0.005366426</text:p>
          </table:table-cell>
          <table:table-cell office:value-type="float" office:value="0.004408666" calcext:value-type="float">
            <text:p>0.004408666</text:p>
          </table:table-cell>
          <table:table-cell office:value-type="float" office:value="0" calcext:value-type="float">
            <text:p>0</text:p>
          </table:table-cell>
          <table:table-cell office:value-type="float" office:value="25.80394" calcext:value-type="float">
            <text:p>25.80394</text:p>
          </table:table-cell>
          <table:table-cell office:value-type="float" office:value="53.99838" calcext:value-type="float">
            <text:p>53.99838</text:p>
          </table:table-cell>
          <table:table-cell office:value-type="float" office:value="64.23704" calcext:value-type="float">
            <text:p>64.23704</text:p>
          </table:table-cell>
          <table:table-cell office:value-type="float" office:value="54.33207" calcext:value-type="float">
            <text:p>54.33207</text:p>
          </table:table-cell>
          <table:table-cell office:value-type="float" office:value="53.88417" calcext:value-type="float">
            <text:p>53.88417</text:p>
          </table:table-cell>
          <table:table-cell office:value-type="float" office:value="31.09928" calcext:value-type="float">
            <text:p>31.09928</text:p>
          </table:table-cell>
          <table:table-cell office:value-type="float" office:value="23.34392" calcext:value-type="float">
            <text:p>23.34392</text:p>
          </table:table-cell>
          <table:table-cell office:value-type="float" office:value="14.62736" calcext:value-type="float">
            <text:p>14.62736</text:p>
          </table:table-cell>
          <table:table-cell office:value-type="float" office:value="5.594663" calcext:value-type="float">
            <text:p>5.594663</text:p>
          </table:table-cell>
          <table:table-cell office:value-type="float" office:value="1.664034" calcext:value-type="float">
            <text:p>1.664034</text:p>
          </table:table-cell>
          <table:table-cell office:value-type="float" office:value="0.5935626" calcext:value-type="float">
            <text:p>0.5935626</text:p>
          </table:table-cell>
          <table:table-cell office:value-type="float" office:value="0.387022" calcext:value-type="float">
            <text:p>0.387022</text:p>
          </table:table-cell>
          <table:table-cell office:value-type="float" office:value="0.3288608" calcext:value-type="float">
            <text:p>0.3288608</text:p>
          </table:table-cell>
          <table:table-cell office:value-type="float" office:value="0.3475284" calcext:value-type="float">
            <text:p>0.3475284</text:p>
          </table:table-cell>
          <table:table-cell office:value-type="float" office:value="0" calcext:value-type="float">
            <text:p>0</text:p>
          </table:table-cell>
          <table:table-cell office:value-type="float" office:value="12468.54" calcext:value-type="float">
            <text:p>1246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4467" calcext:value-type="float">
            <text:p>-2.9144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14.96491" calcext:value-type="float">
            <text:p>14.96491</text:p>
          </table:table-cell>
          <table:table-cell office:value-type="float" office:value="1089.625" calcext:value-type="float">
            <text:p>1089.62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371906" calcext:value-type="float">
            <text:p>0.1371906</text:p>
          </table:table-cell>
          <table:table-cell office:value-type="float" office:value="26.70103" calcext:value-type="float">
            <text:p>26.70103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32244" calcext:value-type="float">
            <text:p>0.004232244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1008" calcext:value-type="float">
            <text:p>2.041008</text:p>
          </table:table-cell>
          <table:table-cell office:value-type="float" office:value="-0.7875545" calcext:value-type="float">
            <text:p>-0.7875545</text:p>
          </table:table-cell>
          <table:table-cell office:value-type="float" office:value="-0.06051069" calcext:value-type="float">
            <text:p>-0.06051069</text:p>
          </table:table-cell>
          <table:table-cell office:value-type="float" office:value="0.000002086545" calcext:value-type="float">
            <text:p>2.086545E-06</text:p>
          </table:table-cell>
          <table:table-cell office:value-type="float" office:value="13.04414" calcext:value-type="float">
            <text:p>13.04414</text:p>
          </table:table-cell>
          <table:table-cell office:value-type="float" office:value="3.06109" calcext:value-type="float">
            <text:p>3.06109</text:p>
          </table:table-cell>
          <table:table-cell office:value-type="float" office:value="0.1504425" calcext:value-type="float">
            <text:p>0.1504425</text:p>
          </table:table-cell>
          <table:table-cell office:value-type="float" office:value="0.1542044" calcext:value-type="float">
            <text:p>0.1542044</text:p>
          </table:table-cell>
          <table:table-cell office:value-type="float" office:value="0.04799234" calcext:value-type="float">
            <text:p>0.04799234</text:p>
          </table:table-cell>
          <table:table-cell office:value-type="float" office:value="0.04948209" calcext:value-type="float">
            <text:p>0.04948209</text:p>
          </table:table-cell>
          <table:table-cell office:value-type="float" office:value="0.01671053" calcext:value-type="float">
            <text:p>0.01671053</text:p>
          </table:table-cell>
          <table:table-cell office:value-type="float" office:value="0.01288836" calcext:value-type="float">
            <text:p>0.01288836</text:p>
          </table:table-cell>
          <table:table-cell office:value-type="float" office:value="0.0287506" calcext:value-type="float">
            <text:p>0.0287506</text:p>
          </table:table-cell>
          <table:table-cell office:value-type="float" office:value="0.02326173" calcext:value-type="float">
            <text:p>0.02326173</text:p>
          </table:table-cell>
          <table:table-cell office:value-type="float" office:value="0.01926027" calcext:value-type="float">
            <text:p>0.01926027</text:p>
          </table:table-cell>
          <table:table-cell office:value-type="float" office:value="0.0188622" calcext:value-type="float">
            <text:p>0.0188622</text:p>
          </table:table-cell>
          <table:table-cell office:value-type="float" office:value="0.02248194" calcext:value-type="float">
            <text:p>0.02248194</text:p>
          </table:table-cell>
          <table:table-cell office:value-type="float" office:value="0.005361972" calcext:value-type="float">
            <text:p>0.005361972</text:p>
          </table:table-cell>
          <table:table-cell office:value-type="float" office:value="0.00440705" calcext:value-type="float">
            <text:p>0.00440705</text:p>
          </table:table-cell>
          <table:table-cell office:value-type="float" office:value="0" calcext:value-type="float">
            <text:p>0</text:p>
          </table:table-cell>
          <table:table-cell office:value-type="float" office:value="22.86539" calcext:value-type="float">
            <text:p>22.86539</text:p>
          </table:table-cell>
          <table:table-cell office:value-type="float" office:value="55.98996" calcext:value-type="float">
            <text:p>55.98996</text:p>
          </table:table-cell>
          <table:table-cell office:value-type="float" office:value="64.83563" calcext:value-type="float">
            <text:p>64.83563</text:p>
          </table:table-cell>
          <table:table-cell office:value-type="float" office:value="54.79509" calcext:value-type="float">
            <text:p>54.79509</text:p>
          </table:table-cell>
          <table:table-cell office:value-type="float" office:value="54.17258" calcext:value-type="float">
            <text:p>54.17258</text:p>
          </table:table-cell>
          <table:table-cell office:value-type="float" office:value="31.2276" calcext:value-type="float">
            <text:p>31.2276</text:p>
          </table:table-cell>
          <table:table-cell office:value-type="float" office:value="23.46854" calcext:value-type="float">
            <text:p>23.46854</text:p>
          </table:table-cell>
          <table:table-cell office:value-type="float" office:value="14.69112" calcext:value-type="float">
            <text:p>14.69112</text:p>
          </table:table-cell>
          <table:table-cell office:value-type="float" office:value="5.622078" calcext:value-type="float">
            <text:p>5.622078</text:p>
          </table:table-cell>
          <table:table-cell office:value-type="float" office:value="1.671996" calcext:value-type="float">
            <text:p>1.671996</text:p>
          </table:table-cell>
          <table:table-cell office:value-type="float" office:value="0.5962954" calcext:value-type="float">
            <text:p>0.5962954</text:p>
          </table:table-cell>
          <table:table-cell office:value-type="float" office:value="0.3892823" calcext:value-type="float">
            <text:p>0.3892823</text:p>
          </table:table-cell>
          <table:table-cell office:value-type="float" office:value="0.3289016" calcext:value-type="float">
            <text:p>0.3289016</text:p>
          </table:table-cell>
          <table:table-cell office:value-type="float" office:value="0.3475311" calcext:value-type="float">
            <text:p>0.3475311</text:p>
          </table:table-cell>
          <table:table-cell office:value-type="float" office:value="0" calcext:value-type="float">
            <text:p>0</text:p>
          </table:table-cell>
          <table:table-cell office:value-type="float" office:value="13199.67" calcext:value-type="float">
            <text:p>1319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4494" calcext:value-type="float">
            <text:p>-2.9144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14.81408" calcext:value-type="float">
            <text:p>14.81408</text:p>
          </table:table-cell>
          <table:table-cell office:value-type="float" office:value="1089.559" calcext:value-type="float">
            <text:p>1089.55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400997" calcext:value-type="float">
            <text:p>0.1400997</text:p>
          </table:table-cell>
          <table:table-cell office:value-type="float" office:value="26.9071" calcext:value-type="float">
            <text:p>26.907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45342" calcext:value-type="float">
            <text:p>0.00424534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1031" calcext:value-type="float">
            <text:p>2.041031</text:p>
          </table:table-cell>
          <table:table-cell office:value-type="float" office:value="-0.7878144" calcext:value-type="float">
            <text:p>-0.7878144</text:p>
          </table:table-cell>
          <table:table-cell office:value-type="float" office:value="-0.06050308" calcext:value-type="float">
            <text:p>-0.06050308</text:p>
          </table:table-cell>
          <table:table-cell office:value-type="float" office:value="0.0000020942" calcext:value-type="float">
            <text:p>2.0942E-06</text:p>
          </table:table-cell>
          <table:table-cell office:value-type="float" office:value="12.91521" calcext:value-type="float">
            <text:p>12.91521</text:p>
          </table:table-cell>
          <table:table-cell office:value-type="float" office:value="3.087672" calcext:value-type="float">
            <text:p>3.087672</text:p>
          </table:table-cell>
          <table:table-cell office:value-type="float" office:value="0.1689234" calcext:value-type="float">
            <text:p>0.1689234</text:p>
          </table:table-cell>
          <table:table-cell office:value-type="float" office:value="0.1635277" calcext:value-type="float">
            <text:p>0.1635277</text:p>
          </table:table-cell>
          <table:table-cell office:value-type="float" office:value="0.05059155" calcext:value-type="float">
            <text:p>0.05059155</text:p>
          </table:table-cell>
          <table:table-cell office:value-type="float" office:value="0.05177357" calcext:value-type="float">
            <text:p>0.05177357</text:p>
          </table:table-cell>
          <table:table-cell office:value-type="float" office:value="0.01709775" calcext:value-type="float">
            <text:p>0.01709775</text:p>
          </table:table-cell>
          <table:table-cell office:value-type="float" office:value="0.01302425" calcext:value-type="float">
            <text:p>0.01302425</text:p>
          </table:table-cell>
          <table:table-cell office:value-type="float" office:value="0.0287192" calcext:value-type="float">
            <text:p>0.0287192</text:p>
          </table:table-cell>
          <table:table-cell office:value-type="float" office:value="0.0233142" calcext:value-type="float">
            <text:p>0.0233142</text:p>
          </table:table-cell>
          <table:table-cell office:value-type="float" office:value="0.01930758" calcext:value-type="float">
            <text:p>0.01930758</text:p>
          </table:table-cell>
          <table:table-cell office:value-type="float" office:value="0.01886159" calcext:value-type="float">
            <text:p>0.01886159</text:p>
          </table:table-cell>
          <table:table-cell office:value-type="float" office:value="0.02242378" calcext:value-type="float">
            <text:p>0.02242378</text:p>
          </table:table-cell>
          <table:table-cell office:value-type="float" office:value="0.005357386" calcext:value-type="float">
            <text:p>0.005357386</text:p>
          </table:table-cell>
          <table:table-cell office:value-type="float" office:value="0.004405404" calcext:value-type="float">
            <text:p>0.004405404</text:p>
          </table:table-cell>
          <table:table-cell office:value-type="float" office:value="0" calcext:value-type="float">
            <text:p>0</text:p>
          </table:table-cell>
          <table:table-cell office:value-type="float" office:value="20.94224" calcext:value-type="float">
            <text:p>20.94224</text:p>
          </table:table-cell>
          <table:table-cell office:value-type="float" office:value="57.98594" calcext:value-type="float">
            <text:p>57.98594</text:p>
          </table:table-cell>
          <table:table-cell office:value-type="float" office:value="65.67562" calcext:value-type="float">
            <text:p>65.67562</text:p>
          </table:table-cell>
          <table:table-cell office:value-type="float" office:value="55.28301" calcext:value-type="float">
            <text:p>55.28301</text:p>
          </table:table-cell>
          <table:table-cell office:value-type="float" office:value="54.47507" calcext:value-type="float">
            <text:p>54.47507</text:p>
          </table:table-cell>
          <table:table-cell office:value-type="float" office:value="31.31673" calcext:value-type="float">
            <text:p>31.31673</text:p>
          </table:table-cell>
          <table:table-cell office:value-type="float" office:value="23.58104" calcext:value-type="float">
            <text:p>23.58104</text:p>
          </table:table-cell>
          <table:table-cell office:value-type="float" office:value="14.7552" calcext:value-type="float">
            <text:p>14.7552</text:p>
          </table:table-cell>
          <table:table-cell office:value-type="float" office:value="5.650652" calcext:value-type="float">
            <text:p>5.650652</text:p>
          </table:table-cell>
          <table:table-cell office:value-type="float" office:value="1.680234" calcext:value-type="float">
            <text:p>1.680234</text:p>
          </table:table-cell>
          <table:table-cell office:value-type="float" office:value="0.5990828" calcext:value-type="float">
            <text:p>0.5990828</text:p>
          </table:table-cell>
          <table:table-cell office:value-type="float" office:value="0.391572" calcext:value-type="float">
            <text:p>0.391572</text:p>
          </table:table-cell>
          <table:table-cell office:value-type="float" office:value="0.3289379" calcext:value-type="float">
            <text:p>0.3289379</text:p>
          </table:table-cell>
          <table:table-cell office:value-type="float" office:value="0.3475338" calcext:value-type="float">
            <text:p>0.3475338</text:p>
          </table:table-cell>
          <table:table-cell office:value-type="float" office:value="0" calcext:value-type="float">
            <text:p>0</text:p>
          </table:table-cell>
          <table:table-cell office:value-type="float" office:value="14101.29" calcext:value-type="float">
            <text:p>1410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4517" calcext:value-type="float">
            <text:p>-2.9145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14.65965" calcext:value-type="float">
            <text:p>14.65965</text:p>
          </table:table-cell>
          <table:table-cell office:value-type="float" office:value="1089.488" calcext:value-type="float">
            <text:p>1089.48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299709" calcext:value-type="float">
            <text:p>0.1299709</text:p>
          </table:table-cell>
          <table:table-cell office:value-type="float" office:value="27.14322" calcext:value-type="float">
            <text:p>27.14322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63725" calcext:value-type="float">
            <text:p>0.00426372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338" calcext:value-type="float">
            <text:p>2.043338</text:p>
          </table:table-cell>
          <table:table-cell office:value-type="float" office:value="-0.7880772" calcext:value-type="float">
            <text:p>-0.7880772</text:p>
          </table:table-cell>
          <table:table-cell office:value-type="float" office:value="-0.06064146" calcext:value-type="float">
            <text:p>-0.06064146</text:p>
          </table:table-cell>
          <table:table-cell office:value-type="float" office:value="0.000002102695" calcext:value-type="float">
            <text:p>2.102695E-06</text:p>
          </table:table-cell>
          <table:table-cell office:value-type="float" office:value="12.76423" calcext:value-type="float">
            <text:p>12.76423</text:p>
          </table:table-cell>
          <table:table-cell office:value-type="float" office:value="3.236627" calcext:value-type="float">
            <text:p>3.236627</text:p>
          </table:table-cell>
          <table:table-cell office:value-type="float" office:value="0.4339848" calcext:value-type="float">
            <text:p>0.4339848</text:p>
          </table:table-cell>
          <table:table-cell office:value-type="float" office:value="0.2022955" calcext:value-type="float">
            <text:p>0.2022955</text:p>
          </table:table-cell>
          <table:table-cell office:value-type="float" office:value="0.05297837" calcext:value-type="float">
            <text:p>0.05297837</text:p>
          </table:table-cell>
          <table:table-cell office:value-type="float" office:value="0.05257729" calcext:value-type="float">
            <text:p>0.05257729</text:p>
          </table:table-cell>
          <table:table-cell office:value-type="float" office:value="0.01752482" calcext:value-type="float">
            <text:p>0.01752482</text:p>
          </table:table-cell>
          <table:table-cell office:value-type="float" office:value="0.01370688" calcext:value-type="float">
            <text:p>0.01370688</text:p>
          </table:table-cell>
          <table:table-cell office:value-type="float" office:value="0.02872755" calcext:value-type="float">
            <text:p>0.02872755</text:p>
          </table:table-cell>
          <table:table-cell office:value-type="float" office:value="0.02336678" calcext:value-type="float">
            <text:p>0.02336678</text:p>
          </table:table-cell>
          <table:table-cell office:value-type="float" office:value="0.0193551" calcext:value-type="float">
            <text:p>0.0193551</text:p>
          </table:table-cell>
          <table:table-cell office:value-type="float" office:value="0.01886257" calcext:value-type="float">
            <text:p>0.01886257</text:p>
          </table:table-cell>
          <table:table-cell office:value-type="float" office:value="0.02236723" calcext:value-type="float">
            <text:p>0.02236723</text:p>
          </table:table-cell>
          <table:table-cell office:value-type="float" office:value="0.005348925" calcext:value-type="float">
            <text:p>0.005348925</text:p>
          </table:table-cell>
          <table:table-cell office:value-type="float" office:value="0.004403745" calcext:value-type="float">
            <text:p>0.004403745</text:p>
          </table:table-cell>
          <table:table-cell office:value-type="float" office:value="0" calcext:value-type="float">
            <text:p>0</text:p>
          </table:table-cell>
          <table:table-cell office:value-type="float" office:value="8.706564" calcext:value-type="float">
            <text:p>8.706564</text:p>
          </table:table-cell>
          <table:table-cell office:value-type="float" office:value="45.10681" calcext:value-type="float">
            <text:p>45.10681</text:p>
          </table:table-cell>
          <table:table-cell office:value-type="float" office:value="77.73111" calcext:value-type="float">
            <text:p>77.73111</text:p>
          </table:table-cell>
          <table:table-cell office:value-type="float" office:value="58.41214" calcext:value-type="float">
            <text:p>58.41214</text:p>
          </table:table-cell>
          <table:table-cell office:value-type="float" office:value="56.14531" calcext:value-type="float">
            <text:p>56.14531</text:p>
          </table:table-cell>
          <table:table-cell office:value-type="float" office:value="31.56705" calcext:value-type="float">
            <text:p>31.56705</text:p>
          </table:table-cell>
          <table:table-cell office:value-type="float" office:value="23.30055" calcext:value-type="float">
            <text:p>23.30055</text:p>
          </table:table-cell>
          <table:table-cell office:value-type="float" office:value="14.8674" calcext:value-type="float">
            <text:p>14.8674</text:p>
          </table:table-cell>
          <table:table-cell office:value-type="float" office:value="5.679893" calcext:value-type="float">
            <text:p>5.679893</text:p>
          </table:table-cell>
          <table:table-cell office:value-type="float" office:value="1.688749" calcext:value-type="float">
            <text:p>1.688749</text:p>
          </table:table-cell>
          <table:table-cell office:value-type="float" office:value="0.6019292" calcext:value-type="float">
            <text:p>0.6019292</text:p>
          </table:table-cell>
          <table:table-cell office:value-type="float" office:value="0.3938765" calcext:value-type="float">
            <text:p>0.3938765</text:p>
          </table:table-cell>
          <table:table-cell office:value-type="float" office:value="0.3277617" calcext:value-type="float">
            <text:p>0.3277617</text:p>
          </table:table-cell>
          <table:table-cell office:value-type="float" office:value="0.3475365" calcext:value-type="float">
            <text:p>0.3475365</text:p>
          </table:table-cell>
          <table:table-cell office:value-type="float" office:value="0" calcext:value-type="float">
            <text:p>0</text:p>
          </table:table-cell>
          <table:table-cell office:value-type="float" office:value="1343.765" calcext:value-type="float">
            <text:p>1343.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14902" calcext:value-type="float">
            <text:p>-2.9149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14.5536" calcext:value-type="float">
            <text:p>14.5536</text:p>
          </table:table-cell>
          <table:table-cell office:value-type="float" office:value="1089.441" calcext:value-type="float">
            <text:p>1089.44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084312" calcext:value-type="float">
            <text:p>0.1084312</text:p>
          </table:table-cell>
          <table:table-cell office:value-type="float" office:value="27.30319" calcext:value-type="float">
            <text:p>27.30319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76555" calcext:value-type="float">
            <text:p>0.004276555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316" calcext:value-type="float">
            <text:p>2.043316</text:p>
          </table:table-cell>
          <table:table-cell office:value-type="float" office:value="-0.7893139" calcext:value-type="float">
            <text:p>-0.7893139</text:p>
          </table:table-cell>
          <table:table-cell office:value-type="float" office:value="-0.06151961" calcext:value-type="float">
            <text:p>-0.06151961</text:p>
          </table:table-cell>
          <table:table-cell office:value-type="float" office:value="0.000002110595" calcext:value-type="float">
            <text:p>2.110595E-06</text:p>
          </table:table-cell>
          <table:table-cell office:value-type="float" office:value="12.78051" calcext:value-type="float">
            <text:p>12.78051</text:p>
          </table:table-cell>
          <table:table-cell office:value-type="float" office:value="2.380435" calcext:value-type="float">
            <text:p>2.380435</text:p>
          </table:table-cell>
          <table:table-cell office:value-type="float" office:value="0.1783187" calcext:value-type="float">
            <text:p>0.1783187</text:p>
          </table:table-cell>
          <table:table-cell office:value-type="float" office:value="0.1602071" calcext:value-type="float">
            <text:p>0.1602071</text:p>
          </table:table-cell>
          <table:table-cell office:value-type="float" office:value="0.04482279" calcext:value-type="float">
            <text:p>0.04482279</text:p>
          </table:table-cell>
          <table:table-cell office:value-type="float" office:value="0.04553402" calcext:value-type="float">
            <text:p>0.04553402</text:p>
          </table:table-cell>
          <table:table-cell office:value-type="float" office:value="0.01706896" calcext:value-type="float">
            <text:p>0.01706896</text:p>
          </table:table-cell>
          <table:table-cell office:value-type="float" office:value="0.01318785" calcext:value-type="float">
            <text:p>0.01318785</text:p>
          </table:table-cell>
          <table:table-cell office:value-type="float" office:value="0.02871531" calcext:value-type="float">
            <text:p>0.02871531</text:p>
          </table:table-cell>
          <table:table-cell office:value-type="float" office:value="0.02342239" calcext:value-type="float">
            <text:p>0.02342239</text:p>
          </table:table-cell>
          <table:table-cell office:value-type="float" office:value="0.01940248" calcext:value-type="float">
            <text:p>0.01940248</text:p>
          </table:table-cell>
          <table:table-cell office:value-type="float" office:value="0.01886487" calcext:value-type="float">
            <text:p>0.01886487</text:p>
          </table:table-cell>
          <table:table-cell office:value-type="float" office:value="0.02231138" calcext:value-type="float">
            <text:p>0.02231138</text:p>
          </table:table-cell>
          <table:table-cell office:value-type="float" office:value="0.005345407" calcext:value-type="float">
            <text:p>0.005345407</text:p>
          </table:table-cell>
          <table:table-cell office:value-type="float" office:value="0.004402054" calcext:value-type="float">
            <text:p>0.004402054</text:p>
          </table:table-cell>
          <table:table-cell office:value-type="float" office:value="0" calcext:value-type="float">
            <text:p>0</text:p>
          </table:table-cell>
          <table:table-cell office:value-type="float" office:value="13.04253" calcext:value-type="float">
            <text:p>13.04253</text:p>
          </table:table-cell>
          <table:table-cell office:value-type="float" office:value="38.43962" calcext:value-type="float">
            <text:p>38.43962</text:p>
          </table:table-cell>
          <table:table-cell office:value-type="float" office:value="60.85549" calcext:value-type="float">
            <text:p>60.85549</text:p>
          </table:table-cell>
          <table:table-cell office:value-type="float" office:value="64.05435" calcext:value-type="float">
            <text:p>64.05435</text:p>
          </table:table-cell>
          <table:table-cell office:value-type="float" office:value="65.02173" calcext:value-type="float">
            <text:p>65.02173</text:p>
          </table:table-cell>
          <table:table-cell office:value-type="float" office:value="35.64591" calcext:value-type="float">
            <text:p>35.64591</text:p>
          </table:table-cell>
          <table:table-cell office:value-type="float" office:value="23.07374" calcext:value-type="float">
            <text:p>23.07374</text:p>
          </table:table-cell>
          <table:table-cell office:value-type="float" office:value="15.18565" calcext:value-type="float">
            <text:p>15.18565</text:p>
          </table:table-cell>
          <table:table-cell office:value-type="float" office:value="5.725908" calcext:value-type="float">
            <text:p>5.725908</text:p>
          </table:table-cell>
          <table:table-cell office:value-type="float" office:value="1.697747" calcext:value-type="float">
            <text:p>1.697747</text:p>
          </table:table-cell>
          <table:table-cell office:value-type="float" office:value="0.604831" calcext:value-type="float">
            <text:p>0.604831</text:p>
          </table:table-cell>
          <table:table-cell office:value-type="float" office:value="0.3961287" calcext:value-type="float">
            <text:p>0.3961287</text:p>
          </table:table-cell>
          <table:table-cell office:value-type="float" office:value="0.3279624" calcext:value-type="float">
            <text:p>0.3279624</text:p>
          </table:table-cell>
          <table:table-cell office:value-type="float" office:value="0.3475392" calcext:value-type="float">
            <text:p>0.3475392</text:p>
          </table:table-cell>
          <table:table-cell office:value-type="float" office:value="0" calcext:value-type="float">
            <text:p>0</text:p>
          </table:table-cell>
          <table:table-cell office:value-type="float" office:value="1641.47" calcext:value-type="float">
            <text:p>164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212" calcext:value-type="float">
            <text:p>-2.922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14.43066" calcext:value-type="float">
            <text:p>14.43066</text:p>
          </table:table-cell>
          <table:table-cell office:value-type="float" office:value="1089.381" calcext:value-type="float">
            <text:p>1089.38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104214" calcext:value-type="float">
            <text:p>0.1104214</text:p>
          </table:table-cell>
          <table:table-cell office:value-type="float" office:value="27.47498" calcext:value-type="float">
            <text:p>27.4749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289407" calcext:value-type="float">
            <text:p>0.004289407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293" calcext:value-type="float">
            <text:p>2.043293</text:p>
          </table:table-cell>
          <table:table-cell office:value-type="float" office:value="-0.789664" calcext:value-type="float">
            <text:p>-0.789664</text:p>
          </table:table-cell>
          <table:table-cell office:value-type="float" office:value="-0.06151179" calcext:value-type="float">
            <text:p>-0.06151179</text:p>
          </table:table-cell>
          <table:table-cell office:value-type="float" office:value="0.000002119196" calcext:value-type="float">
            <text:p>2.119196E-06</text:p>
          </table:table-cell>
          <table:table-cell office:value-type="float" office:value="12.72914" calcext:value-type="float">
            <text:p>12.72914</text:p>
          </table:table-cell>
          <table:table-cell office:value-type="float" office:value="2.543072" calcext:value-type="float">
            <text:p>2.543072</text:p>
          </table:table-cell>
          <table:table-cell office:value-type="float" office:value="0.1639094" calcext:value-type="float">
            <text:p>0.1639094</text:p>
          </table:table-cell>
          <table:table-cell office:value-type="float" office:value="0.1550884" calcext:value-type="float">
            <text:p>0.1550884</text:p>
          </table:table-cell>
          <table:table-cell office:value-type="float" office:value="0.04552194" calcext:value-type="float">
            <text:p>0.04552194</text:p>
          </table:table-cell>
          <table:table-cell office:value-type="float" office:value="0.04616784" calcext:value-type="float">
            <text:p>0.04616784</text:p>
          </table:table-cell>
          <table:table-cell office:value-type="float" office:value="0.01741063" calcext:value-type="float">
            <text:p>0.01741063</text:p>
          </table:table-cell>
          <table:table-cell office:value-type="float" office:value="0.01336306" calcext:value-type="float">
            <text:p>0.01336306</text:p>
          </table:table-cell>
          <table:table-cell office:value-type="float" office:value="0.02868137" calcext:value-type="float">
            <text:p>0.02868137</text:p>
          </table:table-cell>
          <table:table-cell office:value-type="float" office:value="0.02347543" calcext:value-type="float">
            <text:p>0.02347543</text:p>
          </table:table-cell>
          <table:table-cell office:value-type="float" office:value="0.01945004" calcext:value-type="float">
            <text:p>0.01945004</text:p>
          </table:table-cell>
          <table:table-cell office:value-type="float" office:value="0.01886837" calcext:value-type="float">
            <text:p>0.01886837</text:p>
          </table:table-cell>
          <table:table-cell office:value-type="float" office:value="0.02225743" calcext:value-type="float">
            <text:p>0.02225743</text:p>
          </table:table-cell>
          <table:table-cell office:value-type="float" office:value="0.005341388" calcext:value-type="float">
            <text:p>0.005341388</text:p>
          </table:table-cell>
          <table:table-cell office:value-type="float" office:value="0.004400365" calcext:value-type="float">
            <text:p>0.004400365</text:p>
          </table:table-cell>
          <table:table-cell office:value-type="float" office:value="0" calcext:value-type="float">
            <text:p>0</text:p>
          </table:table-cell>
          <table:table-cell office:value-type="float" office:value="11.91492" calcext:value-type="float">
            <text:p>11.91492</text:p>
          </table:table-cell>
          <table:table-cell office:value-type="float" office:value="39.35752" calcext:value-type="float">
            <text:p>39.35752</text:p>
          </table:table-cell>
          <table:table-cell office:value-type="float" office:value="59.20741" calcext:value-type="float">
            <text:p>59.20741</text:p>
          </table:table-cell>
          <table:table-cell office:value-type="float" office:value="62.38128" calcext:value-type="float">
            <text:p>62.38128</text:p>
          </table:table-cell>
          <table:table-cell office:value-type="float" office:value="63.43163" calcext:value-type="float">
            <text:p>63.43163</text:p>
          </table:table-cell>
          <table:table-cell office:value-type="float" office:value="35.98995" calcext:value-type="float">
            <text:p>35.98995</text:p>
          </table:table-cell>
          <table:table-cell office:value-type="float" office:value="24.5275" calcext:value-type="float">
            <text:p>24.5275</text:p>
          </table:table-cell>
          <table:table-cell office:value-type="float" office:value="15.53513" calcext:value-type="float">
            <text:p>15.53513</text:p>
          </table:table-cell>
          <table:table-cell office:value-type="float" office:value="5.790928" calcext:value-type="float">
            <text:p>5.790928</text:p>
          </table:table-cell>
          <table:table-cell office:value-type="float" office:value="1.70774" calcext:value-type="float">
            <text:p>1.70774</text:p>
          </table:table-cell>
          <table:table-cell office:value-type="float" office:value="0.6078135" calcext:value-type="float">
            <text:p>0.6078135</text:p>
          </table:table-cell>
          <table:table-cell office:value-type="float" office:value="0.3984482" calcext:value-type="float">
            <text:p>0.3984482</text:p>
          </table:table-cell>
          <table:table-cell office:value-type="float" office:value="0.3281235" calcext:value-type="float">
            <text:p>0.3281235</text:p>
          </table:table-cell>
          <table:table-cell office:value-type="float" office:value="0.347542" calcext:value-type="float">
            <text:p>0.347542</text:p>
          </table:table-cell>
          <table:table-cell office:value-type="float" office:value="0" calcext:value-type="float">
            <text:p>0</text:p>
          </table:table-cell>
          <table:table-cell office:value-type="float" office:value="2276.12" calcext:value-type="float">
            <text:p>227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2621" calcext:value-type="float">
            <text:p>-2.9226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14.27961" calcext:value-type="float">
            <text:p>14.27961</text:p>
          </table:table-cell>
          <table:table-cell office:value-type="float" office:value="1089.31" calcext:value-type="float">
            <text:p>1089.3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147841" calcext:value-type="float">
            <text:p>0.1147841</text:p>
          </table:table-cell>
          <table:table-cell office:value-type="float" office:value="27.68327" calcext:value-type="float">
            <text:p>27.68327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302282" calcext:value-type="float">
            <text:p>0.004302282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27" calcext:value-type="float">
            <text:p>2.04327</text:p>
          </table:table-cell>
          <table:table-cell office:value-type="float" office:value="-0.7901162" calcext:value-type="float">
            <text:p>-0.7901162</text:p>
          </table:table-cell>
          <table:table-cell office:value-type="float" office:value="-0.0615056" calcext:value-type="float">
            <text:p>-0.0615056</text:p>
          </table:table-cell>
          <table:table-cell office:value-type="float" office:value="0.000002127079" calcext:value-type="float">
            <text:p>2.127079E-06</text:p>
          </table:table-cell>
          <table:table-cell office:value-type="float" office:value="12.58519" calcext:value-type="float">
            <text:p>12.58519</text:p>
          </table:table-cell>
          <table:table-cell office:value-type="float" office:value="2.634267" calcext:value-type="float">
            <text:p>2.634267</text:p>
          </table:table-cell>
          <table:table-cell office:value-type="float" office:value="0.1898395" calcext:value-type="float">
            <text:p>0.1898395</text:p>
          </table:table-cell>
          <table:table-cell office:value-type="float" office:value="0.1666705" calcext:value-type="float">
            <text:p>0.1666705</text:p>
          </table:table-cell>
          <table:table-cell office:value-type="float" office:value="0.05000682" calcext:value-type="float">
            <text:p>0.05000682</text:p>
          </table:table-cell>
          <table:table-cell office:value-type="float" office:value="0.05021159" calcext:value-type="float">
            <text:p>0.05021159</text:p>
          </table:table-cell>
          <table:table-cell office:value-type="float" office:value="0.01816349" calcext:value-type="float">
            <text:p>0.01816349</text:p>
          </table:table-cell>
          <table:table-cell office:value-type="float" office:value="0.01364232" calcext:value-type="float">
            <text:p>0.01364232</text:p>
          </table:table-cell>
          <table:table-cell office:value-type="float" office:value="0.02871359" calcext:value-type="float">
            <text:p>0.02871359</text:p>
          </table:table-cell>
          <table:table-cell office:value-type="float" office:value="0.02353227" calcext:value-type="float">
            <text:p>0.02353227</text:p>
          </table:table-cell>
          <table:table-cell office:value-type="float" office:value="0.01949826" calcext:value-type="float">
            <text:p>0.01949826</text:p>
          </table:table-cell>
          <table:table-cell office:value-type="float" office:value="0.01887319" calcext:value-type="float">
            <text:p>0.01887319</text:p>
          </table:table-cell>
          <table:table-cell office:value-type="float" office:value="0.02220526" calcext:value-type="float">
            <text:p>0.02220526</text:p>
          </table:table-cell>
          <table:table-cell office:value-type="float" office:value="0.005337027" calcext:value-type="float">
            <text:p>0.005337027</text:p>
          </table:table-cell>
          <table:table-cell office:value-type="float" office:value="0.004398635" calcext:value-type="float">
            <text:p>0.004398635</text:p>
          </table:table-cell>
          <table:table-cell office:value-type="float" office:value="0" calcext:value-type="float">
            <text:p>0</text:p>
          </table:table-cell>
          <table:table-cell office:value-type="float" office:value="11.38075" calcext:value-type="float">
            <text:p>11.38075</text:p>
          </table:table-cell>
          <table:table-cell office:value-type="float" office:value="41.01484" calcext:value-type="float">
            <text:p>41.01484</text:p>
          </table:table-cell>
          <table:table-cell office:value-type="float" office:value="59.20379" calcext:value-type="float">
            <text:p>59.20379</text:p>
          </table:table-cell>
          <table:table-cell office:value-type="float" office:value="61.8642" calcext:value-type="float">
            <text:p>61.8642</text:p>
          </table:table-cell>
          <table:table-cell office:value-type="float" office:value="62.88573" calcext:value-type="float">
            <text:p>62.88573</text:p>
          </table:table-cell>
          <table:table-cell office:value-type="float" office:value="35.82883" calcext:value-type="float">
            <text:p>35.82883</text:p>
          </table:table-cell>
          <table:table-cell office:value-type="float" office:value="24.92875" calcext:value-type="float">
            <text:p>24.92875</text:p>
          </table:table-cell>
          <table:table-cell office:value-type="float" office:value="15.86471" calcext:value-type="float">
            <text:p>15.86471</text:p>
          </table:table-cell>
          <table:table-cell office:value-type="float" office:value="5.877686" calcext:value-type="float">
            <text:p>5.877686</text:p>
          </table:table-cell>
          <table:table-cell office:value-type="float" office:value="1.719345" calcext:value-type="float">
            <text:p>1.719345</text:p>
          </table:table-cell>
          <table:table-cell office:value-type="float" office:value="0.6109191" calcext:value-type="float">
            <text:p>0.6109191</text:p>
          </table:table-cell>
          <table:table-cell office:value-type="float" office:value="0.4008201" calcext:value-type="float">
            <text:p>0.4008201</text:p>
          </table:table-cell>
          <table:table-cell office:value-type="float" office:value="0.328258" calcext:value-type="float">
            <text:p>0.328258</text:p>
          </table:table-cell>
          <table:table-cell office:value-type="float" office:value="0.3475446" calcext:value-type="float">
            <text:p>0.3475446</text:p>
          </table:table-cell>
          <table:table-cell office:value-type="float" office:value="0" calcext:value-type="float">
            <text:p>0</text:p>
          </table:table-cell>
          <table:table-cell office:value-type="float" office:value="3081.489" calcext:value-type="float">
            <text:p>3081.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295" calcext:value-type="float">
            <text:p>-2.922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14.16707" calcext:value-type="float">
            <text:p>14.16707</text:p>
          </table:table-cell>
          <table:table-cell office:value-type="float" office:value="1089.251" calcext:value-type="float">
            <text:p>1089.25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117646" calcext:value-type="float">
            <text:p>0.1117646</text:p>
          </table:table-cell>
          <table:table-cell office:value-type="float" office:value="27.84908" calcext:value-type="float">
            <text:p>27.84908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315156" calcext:value-type="float">
            <text:p>0.00431515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247" calcext:value-type="float">
            <text:p>2.043247</text:p>
          </table:table-cell>
          <table:table-cell office:value-type="float" office:value="-0.7903102" calcext:value-type="float">
            <text:p>-0.7903102</text:p>
          </table:table-cell>
          <table:table-cell office:value-type="float" office:value="-0.06149846" calcext:value-type="float">
            <text:p>-0.06149846</text:p>
          </table:table-cell>
          <table:table-cell office:value-type="float" office:value="0.000002135027" calcext:value-type="float">
            <text:p>2.135027E-06</text:p>
          </table:table-cell>
          <table:table-cell office:value-type="float" office:value="12.58932" calcext:value-type="float">
            <text:p>12.58932</text:p>
          </table:table-cell>
          <table:table-cell office:value-type="float" office:value="2.58991" calcext:value-type="float">
            <text:p>2.58991</text:p>
          </table:table-cell>
          <table:table-cell office:value-type="float" office:value="0.1500187" calcext:value-type="float">
            <text:p>0.1500187</text:p>
          </table:table-cell>
          <table:table-cell office:value-type="float" office:value="0.1456278" calcext:value-type="float">
            <text:p>0.1456278</text:p>
          </table:table-cell>
          <table:table-cell office:value-type="float" office:value="0.04497427" calcext:value-type="float">
            <text:p>0.04497427</text:p>
          </table:table-cell>
          <table:table-cell office:value-type="float" office:value="0.04656086" calcext:value-type="float">
            <text:p>0.04656086</text:p>
          </table:table-cell>
          <table:table-cell office:value-type="float" office:value="0.01786472" calcext:value-type="float">
            <text:p>0.01786472</text:p>
          </table:table-cell>
          <table:table-cell office:value-type="float" office:value="0.01368462" calcext:value-type="float">
            <text:p>0.01368462</text:p>
          </table:table-cell>
          <table:table-cell office:value-type="float" office:value="0.02876557" calcext:value-type="float">
            <text:p>0.02876557</text:p>
          </table:table-cell>
          <table:table-cell office:value-type="float" office:value="0.02359611" calcext:value-type="float">
            <text:p>0.02359611</text:p>
          </table:table-cell>
          <table:table-cell office:value-type="float" office:value="0.01954742" calcext:value-type="float">
            <text:p>0.01954742</text:p>
          </table:table-cell>
          <table:table-cell office:value-type="float" office:value="0.01887942" calcext:value-type="float">
            <text:p>0.01887942</text:p>
          </table:table-cell>
          <table:table-cell office:value-type="float" office:value="0.02215477" calcext:value-type="float">
            <text:p>0.02215477</text:p>
          </table:table-cell>
          <table:table-cell office:value-type="float" office:value="0.005332428" calcext:value-type="float">
            <text:p>0.005332428</text:p>
          </table:table-cell>
          <table:table-cell office:value-type="float" office:value="0.0043969" calcext:value-type="float">
            <text:p>0.0043969</text:p>
          </table:table-cell>
          <table:table-cell office:value-type="float" office:value="0" calcext:value-type="float">
            <text:p>0</text:p>
          </table:table-cell>
          <table:table-cell office:value-type="float" office:value="11.44101" calcext:value-type="float">
            <text:p>11.44101</text:p>
          </table:table-cell>
          <table:table-cell office:value-type="float" office:value="42.02079" calcext:value-type="float">
            <text:p>42.02079</text:p>
          </table:table-cell>
          <table:table-cell office:value-type="float" office:value="59.23291" calcext:value-type="float">
            <text:p>59.23291</text:p>
          </table:table-cell>
          <table:table-cell office:value-type="float" office:value="61.54835" calcext:value-type="float">
            <text:p>61.54835</text:p>
          </table:table-cell>
          <table:table-cell office:value-type="float" office:value="62.51443" calcext:value-type="float">
            <text:p>62.51443</text:p>
          </table:table-cell>
          <table:table-cell office:value-type="float" office:value="35.69961" calcext:value-type="float">
            <text:p>35.69961</text:p>
          </table:table-cell>
          <table:table-cell office:value-type="float" office:value="25.25398" calcext:value-type="float">
            <text:p>25.25398</text:p>
          </table:table-cell>
          <table:table-cell office:value-type="float" office:value="16.07113" calcext:value-type="float">
            <text:p>16.07113</text:p>
          </table:table-cell>
          <table:table-cell office:value-type="float" office:value="5.978167" calcext:value-type="float">
            <text:p>5.978167</text:p>
          </table:table-cell>
          <table:table-cell office:value-type="float" office:value="1.733465" calcext:value-type="float">
            <text:p>1.733465</text:p>
          </table:table-cell>
          <table:table-cell office:value-type="float" office:value="0.614219" calcext:value-type="float">
            <text:p>0.614219</text:p>
          </table:table-cell>
          <table:table-cell office:value-type="float" office:value="0.4032364" calcext:value-type="float">
            <text:p>0.4032364</text:p>
          </table:table-cell>
          <table:table-cell office:value-type="float" office:value="0.3283743" calcext:value-type="float">
            <text:p>0.3283743</text:p>
          </table:table-cell>
          <table:table-cell office:value-type="float" office:value="0.3475474" calcext:value-type="float">
            <text:p>0.3475474</text:p>
          </table:table-cell>
          <table:table-cell office:value-type="float" office:value="0" calcext:value-type="float">
            <text:p>0</text:p>
          </table:table-cell>
          <table:table-cell office:value-type="float" office:value="3424.46" calcext:value-type="float">
            <text:p>342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3054" calcext:value-type="float">
            <text:p>-2.9230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14.00882" calcext:value-type="float">
            <text:p>14.00882</text:p>
          </table:table-cell>
          <table:table-cell office:value-type="float" office:value="1089.174" calcext:value-type="float">
            <text:p>1089.17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174854" calcext:value-type="float">
            <text:p>0.1174854</text:p>
          </table:table-cell>
          <table:table-cell office:value-type="float" office:value="28.06903" calcext:value-type="float">
            <text:p>28.06903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328031" calcext:value-type="float">
            <text:p>0.004328031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229" calcext:value-type="float">
            <text:p>2.043229</text:p>
          </table:table-cell>
          <table:table-cell office:value-type="float" office:value="-0.7907541" calcext:value-type="float">
            <text:p>-0.7907541</text:p>
          </table:table-cell>
          <table:table-cell office:value-type="float" office:value="-0.06149237" calcext:value-type="float">
            <text:p>-0.06149237</text:p>
          </table:table-cell>
          <table:table-cell office:value-type="float" office:value="0.000002143066" calcext:value-type="float">
            <text:p>2.143066E-06</text:p>
          </table:table-cell>
          <table:table-cell office:value-type="float" office:value="12.39559" calcext:value-type="float">
            <text:p>12.39559</text:p>
          </table:table-cell>
          <table:table-cell office:value-type="float" office:value="2.628147" calcext:value-type="float">
            <text:p>2.628147</text:p>
          </table:table-cell>
          <table:table-cell office:value-type="float" office:value="0.2039233" calcext:value-type="float">
            <text:p>0.2039233</text:p>
          </table:table-cell>
          <table:table-cell office:value-type="float" office:value="0.166336" calcext:value-type="float">
            <text:p>0.166336</text:p>
          </table:table-cell>
          <table:table-cell office:value-type="float" office:value="0.05191141" calcext:value-type="float">
            <text:p>0.05191141</text:p>
          </table:table-cell>
          <table:table-cell office:value-type="float" office:value="0.0522889" calcext:value-type="float">
            <text:p>0.0522889</text:p>
          </table:table-cell>
          <table:table-cell office:value-type="float" office:value="0.01869494" calcext:value-type="float">
            <text:p>0.01869494</text:p>
          </table:table-cell>
          <table:table-cell office:value-type="float" office:value="0.01385642" calcext:value-type="float">
            <text:p>0.01385642</text:p>
          </table:table-cell>
          <table:table-cell office:value-type="float" office:value="0.02877434" calcext:value-type="float">
            <text:p>0.02877434</text:p>
          </table:table-cell>
          <table:table-cell office:value-type="float" office:value="0.02365914" calcext:value-type="float">
            <text:p>0.02365914</text:p>
          </table:table-cell>
          <table:table-cell office:value-type="float" office:value="0.01959686" calcext:value-type="float">
            <text:p>0.01959686</text:p>
          </table:table-cell>
          <table:table-cell office:value-type="float" office:value="0.01888702" calcext:value-type="float">
            <text:p>0.01888702</text:p>
          </table:table-cell>
          <table:table-cell office:value-type="float" office:value="0.02210594" calcext:value-type="float">
            <text:p>0.02210594</text:p>
          </table:table-cell>
          <table:table-cell office:value-type="float" office:value="0.005327668" calcext:value-type="float">
            <text:p>0.005327668</text:p>
          </table:table-cell>
          <table:table-cell office:value-type="float" office:value="0.004395132" calcext:value-type="float">
            <text:p>0.004395132</text:p>
          </table:table-cell>
          <table:table-cell office:value-type="float" office:value="0" calcext:value-type="float">
            <text:p>0</text:p>
          </table:table-cell>
          <table:table-cell office:value-type="float" office:value="11.50703" calcext:value-type="float">
            <text:p>11.50703</text:p>
          </table:table-cell>
          <table:table-cell office:value-type="float" office:value="43.80181" calcext:value-type="float">
            <text:p>43.80181</text:p>
          </table:table-cell>
          <table:table-cell office:value-type="float" office:value="59.8749" calcext:value-type="float">
            <text:p>59.8749</text:p>
          </table:table-cell>
          <table:table-cell office:value-type="float" office:value="61.49751" calcext:value-type="float">
            <text:p>61.49751</text:p>
          </table:table-cell>
          <table:table-cell office:value-type="float" office:value="62.38634" calcext:value-type="float">
            <text:p>62.38634</text:p>
          </table:table-cell>
          <table:table-cell office:value-type="float" office:value="35.59159" calcext:value-type="float">
            <text:p>35.59159</text:p>
          </table:table-cell>
          <table:table-cell office:value-type="float" office:value="25.44815" calcext:value-type="float">
            <text:p>25.44815</text:p>
          </table:table-cell>
          <table:table-cell office:value-type="float" office:value="16.23216" calcext:value-type="float">
            <text:p>16.23216</text:p>
          </table:table-cell>
          <table:table-cell office:value-type="float" office:value="6.072598" calcext:value-type="float">
            <text:p>6.072598</text:p>
          </table:table-cell>
          <table:table-cell office:value-type="float" office:value="1.749215" calcext:value-type="float">
            <text:p>1.749215</text:p>
          </table:table-cell>
          <table:table-cell office:value-type="float" office:value="0.6177599" calcext:value-type="float">
            <text:p>0.6177599</text:p>
          </table:table-cell>
          <table:table-cell office:value-type="float" office:value="0.4056942" calcext:value-type="float">
            <text:p>0.4056942</text:p>
          </table:table-cell>
          <table:table-cell office:value-type="float" office:value="0.32848" calcext:value-type="float">
            <text:p>0.32848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0" calcext:value-type="float">
            <text:p>0</text:p>
          </table:table-cell>
          <table:table-cell office:value-type="float" office:value="4376.438" calcext:value-type="float">
            <text:p>4376.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3205" calcext:value-type="float">
            <text:p>-2.923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13.83558" calcext:value-type="float">
            <text:p>13.83558</text:p>
          </table:table-cell>
          <table:table-cell office:value-type="float" office:value="1089.084" calcext:value-type="float">
            <text:p>1089.08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239767" calcext:value-type="float">
            <text:p>0.1239767</text:p>
          </table:table-cell>
          <table:table-cell office:value-type="float" office:value="28.31591" calcext:value-type="float">
            <text:p>28.3159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340906" calcext:value-type="float">
            <text:p>0.004340906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229" calcext:value-type="float">
            <text:p>2.043229</text:p>
          </table:table-cell>
          <table:table-cell office:value-type="float" office:value="-0.7913199" calcext:value-type="float">
            <text:p>-0.7913199</text:p>
          </table:table-cell>
          <table:table-cell office:value-type="float" office:value="-0.06148604" calcext:value-type="float">
            <text:p>-0.06148604</text:p>
          </table:table-cell>
          <table:table-cell office:value-type="float" office:value="0.000002151168" calcext:value-type="float">
            <text:p>2.151168E-06</text:p>
          </table:table-cell>
          <table:table-cell office:value-type="float" office:value="12.12107" calcext:value-type="float">
            <text:p>12.12107</text:p>
          </table:table-cell>
          <table:table-cell office:value-type="float" office:value="2.640264" calcext:value-type="float">
            <text:p>2.640264</text:p>
          </table:table-cell>
          <table:table-cell office:value-type="float" office:value="0.2747571" calcext:value-type="float">
            <text:p>0.2747571</text:p>
          </table:table-cell>
          <table:table-cell office:value-type="float" office:value="0.1897894" calcext:value-type="float">
            <text:p>0.1897894</text:p>
          </table:table-cell>
          <table:table-cell office:value-type="float" office:value="0.0607921" calcext:value-type="float">
            <text:p>0.0607921</text:p>
          </table:table-cell>
          <table:table-cell office:value-type="float" office:value="0.05880134" calcext:value-type="float">
            <text:p>0.05880134</text:p>
          </table:table-cell>
          <table:table-cell office:value-type="float" office:value="0.02013056" calcext:value-type="float">
            <text:p>0.02013056</text:p>
          </table:table-cell>
          <table:table-cell office:value-type="float" office:value="0.014282" calcext:value-type="float">
            <text:p>0.014282</text:p>
          </table:table-cell>
          <table:table-cell office:value-type="float" office:value="0.0288548" calcext:value-type="float">
            <text:p>0.0288548</text:p>
          </table:table-cell>
          <table:table-cell office:value-type="float" office:value="0.02372367" calcext:value-type="float">
            <text:p>0.02372367</text:p>
          </table:table-cell>
          <table:table-cell office:value-type="float" office:value="0.01964631" calcext:value-type="float">
            <text:p>0.01964631</text:p>
          </table:table-cell>
          <table:table-cell office:value-type="float" office:value="0.01889663" calcext:value-type="float">
            <text:p>0.01889663</text:p>
          </table:table-cell>
          <table:table-cell office:value-type="float" office:value="0.02205865" calcext:value-type="float">
            <text:p>0.02205865</text:p>
          </table:table-cell>
          <table:table-cell office:value-type="float" office:value="0.005322801" calcext:value-type="float">
            <text:p>0.005322801</text:p>
          </table:table-cell>
          <table:table-cell office:value-type="float" office:value="0.004393356" calcext:value-type="float">
            <text:p>0.004393356</text:p>
          </table:table-cell>
          <table:table-cell office:value-type="float" office:value="0" calcext:value-type="float">
            <text:p>0</text:p>
          </table:table-cell>
          <table:table-cell office:value-type="float" office:value="11.59595" calcext:value-type="float">
            <text:p>11.59595</text:p>
          </table:table-cell>
          <table:table-cell office:value-type="float" office:value="45.73792" calcext:value-type="float">
            <text:p>45.73792</text:p>
          </table:table-cell>
          <table:table-cell office:value-type="float" office:value="60.84746" calcext:value-type="float">
            <text:p>60.84746</text:p>
          </table:table-cell>
          <table:table-cell office:value-type="float" office:value="61.58372" calcext:value-type="float">
            <text:p>61.58372</text:p>
          </table:table-cell>
          <table:table-cell office:value-type="float" office:value="62.31868" calcext:value-type="float">
            <text:p>62.31868</text:p>
          </table:table-cell>
          <table:table-cell office:value-type="float" office:value="35.48647" calcext:value-type="float">
            <text:p>35.48647</text:p>
          </table:table-cell>
          <table:table-cell office:value-type="float" office:value="25.57526" calcext:value-type="float">
            <text:p>25.57526</text:p>
          </table:table-cell>
          <table:table-cell office:value-type="float" office:value="16.39634" calcext:value-type="float">
            <text:p>16.39634</text:p>
          </table:table-cell>
          <table:table-cell office:value-type="float" office:value="6.166275" calcext:value-type="float">
            <text:p>6.166275</text:p>
          </table:table-cell>
          <table:table-cell office:value-type="float" office:value="1.766218" calcext:value-type="float">
            <text:p>1.766218</text:p>
          </table:table-cell>
          <table:table-cell office:value-type="float" office:value="0.6215563" calcext:value-type="float">
            <text:p>0.6215563</text:p>
          </table:table-cell>
          <table:table-cell office:value-type="float" office:value="0.4081926" calcext:value-type="float">
            <text:p>0.4081926</text:p>
          </table:table-cell>
          <table:table-cell office:value-type="float" office:value="0.3285807" calcext:value-type="float">
            <text:p>0.3285807</text:p>
          </table:table-cell>
          <table:table-cell office:value-type="float" office:value="0.3475526" calcext:value-type="float">
            <text:p>0.3475526</text:p>
          </table:table-cell>
          <table:table-cell office:value-type="float" office:value="0" calcext:value-type="float">
            <text:p>0</text:p>
          </table:table-cell>
          <table:table-cell office:value-type="float" office:value="5334.086" calcext:value-type="float">
            <text:p>5334.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3331" calcext:value-type="float">
            <text:p>-2.9233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13.68373" calcext:value-type="float">
            <text:p>13.68373</text:p>
          </table:table-cell>
          <table:table-cell office:value-type="float" office:value="1088.995" calcext:value-type="float">
            <text:p>1088.99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245569" calcext:value-type="float">
            <text:p>0.1245569</text:p>
          </table:table-cell>
          <table:table-cell office:value-type="float" office:value="28.5451" calcext:value-type="float">
            <text:p>28.5451</text:p>
          </table:table-cell>
          <table:table-cell office:value-type="float" office:value="0.1280336" calcext:value-type="float">
            <text:p>0.1280336</text:p>
          </table:table-cell>
          <table:table-cell office:value-type="float" office:value="0.00435378" calcext:value-type="float">
            <text:p>0.00435378</text:p>
          </table:table-cell>
          <table:table-cell office:value-type="float" office:value="0.186055" calcext:value-type="float">
            <text:p>0.186055</text:p>
          </table:table-cell>
          <table:table-cell office:value-type="float" office:value="2.043229" calcext:value-type="float">
            <text:p>2.043229</text:p>
          </table:table-cell>
          <table:table-cell office:value-type="float" office:value="-0.7917626" calcext:value-type="float">
            <text:p>-0.7917626</text:p>
          </table:table-cell>
          <table:table-cell office:value-type="float" office:value="-0.06147901" calcext:value-type="float">
            <text:p>-0.06147901</text:p>
          </table:table-cell>
          <table:table-cell office:value-type="float" office:value="0.000002159413" calcext:value-type="float">
            <text:p>2.159413E-06</text:p>
          </table:table-cell>
          <table:table-cell office:value-type="float" office:value="11.91567" calcext:value-type="float">
            <text:p>11.91567</text:p>
          </table:table-cell>
          <table:table-cell office:value-type="float" office:value="2.604484" calcext:value-type="float">
            <text:p>2.604484</text:p>
          </table:table-cell>
          <table:table-cell office:value-type="float" office:value="0.2665012" calcext:value-type="float">
            <text:p>0.2665012</text:p>
          </table:table-cell>
          <table:table-cell office:value-type="float" office:value="0.1864022" calcext:value-type="float">
            <text:p>0.1864022</text:p>
          </table:table-cell>
          <table:table-cell office:value-type="float" office:value="0.06160467" calcext:value-type="float">
            <text:p>0.06160467</text:p>
          </table:table-cell>
          <table:table-cell office:value-type="float" office:value="0.06048251" calcext:value-type="float">
            <text:p>0.06048251</text:p>
          </table:table-cell>
          <table:table-cell office:value-type="float" office:value="0.02110821" calcext:value-type="float">
            <text:p>0.02110821</text:p>
          </table:table-cell>
          <table:table-cell office:value-type="float" office:value="0.01468846" calcext:value-type="float">
            <text:p>0.01468846</text:p>
          </table:table-cell>
          <table:table-cell office:value-type="float" office:value="0.02898303" calcext:value-type="float">
            <text:p>0.02898303</text:p>
          </table:table-cell>
          <table:table-cell office:value-type="float" office:value="0.02379728" calcext:value-type="float">
            <text:p>0.02379728</text:p>
          </table:table-cell>
          <table:table-cell office:value-type="float" office:value="0.01969663" calcext:value-type="float">
            <text:p>0.01969663</text:p>
          </table:table-cell>
          <table:table-cell office:value-type="float" office:value="0.01890886" calcext:value-type="float">
            <text:p>0.01890886</text:p>
          </table:table-cell>
          <table:table-cell office:value-type="float" office:value="0.0220128" calcext:value-type="float">
            <text:p>0.0220128</text:p>
          </table:table-cell>
          <table:table-cell office:value-type="float" office:value="0.005317875" calcext:value-type="float">
            <text:p>0.005317875</text:p>
          </table:table-cell>
          <table:table-cell office:value-type="float" office:value="0.004391558" calcext:value-type="float">
            <text:p>0.004391558</text:p>
          </table:table-cell>
          <table:table-cell office:value-type="float" office:value="0" calcext:value-type="float">
            <text:p>0</text:p>
          </table:table-cell>
          <table:table-cell office:value-type="float" office:value="11.85128" calcext:value-type="float">
            <text:p>11.85128</text:p>
          </table:table-cell>
          <table:table-cell office:value-type="float" office:value="47.34103" calcext:value-type="float">
            <text:p>47.34103</text:p>
          </table:table-cell>
          <table:table-cell office:value-type="float" office:value="61.65659" calcext:value-type="float">
            <text:p>61.65659</text:p>
          </table:table-cell>
          <table:table-cell office:value-type="float" office:value="61.72076" calcext:value-type="float">
            <text:p>61.72076</text:p>
          </table:table-cell>
          <table:table-cell office:value-type="float" office:value="62.31908" calcext:value-type="float">
            <text:p>62.31908</text:p>
          </table:table-cell>
          <table:table-cell office:value-type="float" office:value="35.42927" calcext:value-type="float">
            <text:p>35.42927</text:p>
          </table:table-cell>
          <table:table-cell office:value-type="float" office:value="25.71642" calcext:value-type="float">
            <text:p>25.71642</text:p>
          </table:table-cell>
          <table:table-cell office:value-type="float" office:value="16.50645" calcext:value-type="float">
            <text:p>16.50645</text:p>
          </table:table-cell>
          <table:table-cell office:value-type="float" office:value="6.275028" calcext:value-type="float">
            <text:p>6.275028</text:p>
          </table:table-cell>
          <table:table-cell office:value-type="float" office:value="1.786246" calcext:value-type="float">
            <text:p>1.786246</text:p>
          </table:table-cell>
          <table:table-cell office:value-type="float" office:value="0.6256437" calcext:value-type="float">
            <text:p>0.6256437</text:p>
          </table:table-cell>
          <table:table-cell office:value-type="float" office:value="0.4107324" calcext:value-type="float">
            <text:p>0.4107324</text:p>
          </table:table-cell>
          <table:table-cell office:value-type="float" office:value="0.3286807" calcext:value-type="float">
            <text:p>0.3286807</text:p>
          </table:table-cell>
          <table:table-cell office:value-type="float" office:value="0.3475552" calcext:value-type="float">
            <text:p>0.3475552</text:p>
          </table:table-cell>
          <table:table-cell office:value-type="float" office:value="0" calcext:value-type="float">
            <text:p>0</text:p>
          </table:table-cell>
          <table:table-cell office:value-type="float" office:value="6140.82" calcext:value-type="float">
            <text:p>614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3412" calcext:value-type="float">
            <text:p>-2.9234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13.55319" calcext:value-type="float">
            <text:p>13.55319</text:p>
          </table:table-cell>
          <table:table-cell office:value-type="float" office:value="1088.579" calcext:value-type="float">
            <text:p>1088.57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030314" calcext:value-type="float">
            <text:p>0.1030314</text:p>
          </table:table-cell>
          <table:table-cell office:value-type="float" office:value="28.73505" calcext:value-type="float">
            <text:p>28.73505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4370307" calcext:value-type="float">
            <text:p>0.004370307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044713" calcext:value-type="float">
            <text:p>2.044713</text:p>
          </table:table-cell>
          <table:table-cell office:value-type="float" office:value="-0.7919928" calcext:value-type="float">
            <text:p>-0.7919928</text:p>
          </table:table-cell>
          <table:table-cell office:value-type="float" office:value="-0.06242264" calcext:value-type="float">
            <text:p>-0.06242264</text:p>
          </table:table-cell>
          <table:table-cell office:value-type="float" office:value="0.000002172189" calcext:value-type="float">
            <text:p>2.172189E-06</text:p>
          </table:table-cell>
          <table:table-cell office:value-type="float" office:value="11.9158" calcext:value-type="float">
            <text:p>11.9158</text:p>
          </table:table-cell>
          <table:table-cell office:value-type="float" office:value="1.678316" calcext:value-type="float">
            <text:p>1.678316</text:p>
          </table:table-cell>
          <table:table-cell office:value-type="float" office:value="0.2284605" calcext:value-type="float">
            <text:p>0.2284605</text:p>
          </table:table-cell>
          <table:table-cell office:value-type="float" office:value="0.2698297" calcext:value-type="float">
            <text:p>0.2698297</text:p>
          </table:table-cell>
          <table:table-cell office:value-type="float" office:value="0.1052074" calcext:value-type="float">
            <text:p>0.1052074</text:p>
          </table:table-cell>
          <table:table-cell office:value-type="float" office:value="0.06482825" calcext:value-type="float">
            <text:p>0.06482825</text:p>
          </table:table-cell>
          <table:table-cell office:value-type="float" office:value="0.02183588" calcext:value-type="float">
            <text:p>0.02183588</text:p>
          </table:table-cell>
          <table:table-cell office:value-type="float" office:value="0.01578556" calcext:value-type="float">
            <text:p>0.01578556</text:p>
          </table:table-cell>
          <table:table-cell office:value-type="float" office:value="0.0293351" calcext:value-type="float">
            <text:p>0.0293351</text:p>
          </table:table-cell>
          <table:table-cell office:value-type="float" office:value="0.02386998" calcext:value-type="float">
            <text:p>0.02386998</text:p>
          </table:table-cell>
          <table:table-cell office:value-type="float" office:value="0.01974586" calcext:value-type="float">
            <text:p>0.01974586</text:p>
          </table:table-cell>
          <table:table-cell office:value-type="float" office:value="0.01892645" calcext:value-type="float">
            <text:p>0.01892645</text:p>
          </table:table-cell>
          <table:table-cell office:value-type="float" office:value="0.02195772" calcext:value-type="float">
            <text:p>0.02195772</text:p>
          </table:table-cell>
          <table:table-cell office:value-type="float" office:value="0.005308813" calcext:value-type="float">
            <text:p>0.005308813</text:p>
          </table:table-cell>
          <table:table-cell office:value-type="float" office:value="0.004385655" calcext:value-type="float">
            <text:p>0.004385655</text:p>
          </table:table-cell>
          <table:table-cell office:value-type="float" office:value="0" calcext:value-type="float">
            <text:p>0</text:p>
          </table:table-cell>
          <table:table-cell office:value-type="float" office:value="2.396312" calcext:value-type="float">
            <text:p>2.396312</text:p>
          </table:table-cell>
          <table:table-cell office:value-type="float" office:value="14.52264" calcext:value-type="float">
            <text:p>14.52264</text:p>
          </table:table-cell>
          <table:table-cell office:value-type="float" office:value="36.85816" calcext:value-type="float">
            <text:p>36.85816</text:p>
          </table:table-cell>
          <table:table-cell office:value-type="float" office:value="59.42183" calcext:value-type="float">
            <text:p>59.42183</text:p>
          </table:table-cell>
          <table:table-cell office:value-type="float" office:value="71.08759" calcext:value-type="float">
            <text:p>71.08759</text:p>
          </table:table-cell>
          <table:table-cell office:value-type="float" office:value="46.08853" calcext:value-type="float">
            <text:p>46.08853</text:p>
          </table:table-cell>
          <table:table-cell office:value-type="float" office:value="32.34173" calcext:value-type="float">
            <text:p>32.34173</text:p>
          </table:table-cell>
          <table:table-cell office:value-type="float" office:value="17.94367" calcext:value-type="float">
            <text:p>17.94367</text:p>
          </table:table-cell>
          <table:table-cell office:value-type="float" office:value="6.366937" calcext:value-type="float">
            <text:p>6.366937</text:p>
          </table:table-cell>
          <table:table-cell office:value-type="float" office:value="1.806689" calcext:value-type="float">
            <text:p>1.806689</text:p>
          </table:table-cell>
          <table:table-cell office:value-type="float" office:value="0.6298736" calcext:value-type="float">
            <text:p>0.6298736</text:p>
          </table:table-cell>
          <table:table-cell office:value-type="float" office:value="0.4132319" calcext:value-type="float">
            <text:p>0.4132319</text:p>
          </table:table-cell>
          <table:table-cell office:value-type="float" office:value="0.327627" calcext:value-type="float">
            <text:p>0.327627</text:p>
          </table:table-cell>
          <table:table-cell office:value-type="float" office:value="0.3475647" calcext:value-type="float">
            <text:p>0.3475647</text:p>
          </table:table-cell>
          <table:table-cell office:value-type="float" office:value="0" calcext:value-type="float">
            <text:p>0</text:p>
          </table:table-cell>
          <table:table-cell office:value-type="float" office:value="-5478.657" calcext:value-type="float">
            <text:p>-5478.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26309" calcext:value-type="float">
            <text:p>-2.9263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3.47942" calcext:value-type="float">
            <text:p>13.47942</text:p>
          </table:table-cell>
          <table:table-cell office:value-type="float" office:value="1088.541" calcext:value-type="float">
            <text:p>1088.54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634042" calcext:value-type="float">
            <text:p>0.08634042</text:p>
          </table:table-cell>
          <table:table-cell office:value-type="float" office:value="28.84071" calcext:value-type="float">
            <text:p>28.84071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4383092" calcext:value-type="float">
            <text:p>0.004383092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044693" calcext:value-type="float">
            <text:p>2.044693</text:p>
          </table:table-cell>
          <table:table-cell office:value-type="float" office:value="-0.7937714" calcext:value-type="float">
            <text:p>-0.7937714</text:p>
          </table:table-cell>
          <table:table-cell office:value-type="float" office:value="-0.06421091" calcext:value-type="float">
            <text:p>-0.06421091</text:p>
          </table:table-cell>
          <table:table-cell office:value-type="float" office:value="0.000002185209" calcext:value-type="float">
            <text:p>2.185209E-06</text:p>
          </table:table-cell>
          <table:table-cell office:value-type="float" office:value="11.95978" calcext:value-type="float">
            <text:p>11.95978</text:p>
          </table:table-cell>
          <table:table-cell office:value-type="float" office:value="1.319801" calcext:value-type="float">
            <text:p>1.319801</text:p>
          </table:table-cell>
          <table:table-cell office:value-type="float" office:value="0.1331124" calcext:value-type="float">
            <text:p>0.1331124</text:p>
          </table:table-cell>
          <table:table-cell office:value-type="float" office:value="0.1540745" calcext:value-type="float">
            <text:p>0.1540745</text:p>
          </table:table-cell>
          <table:table-cell office:value-type="float" office:value="0.0512247" calcext:value-type="float">
            <text:p>0.0512247</text:p>
          </table:table-cell>
          <table:table-cell office:value-type="float" office:value="0.04557716" calcext:value-type="float">
            <text:p>0.04557716</text:p>
          </table:table-cell>
          <table:table-cell office:value-type="float" office:value="0.01856779" calcext:value-type="float">
            <text:p>0.01856779</text:p>
          </table:table-cell>
          <table:table-cell office:value-type="float" office:value="0.01445406" calcext:value-type="float">
            <text:p>0.01445406</text:p>
          </table:table-cell>
          <table:table-cell office:value-type="float" office:value="0.02961136" calcext:value-type="float">
            <text:p>0.02961136</text:p>
          </table:table-cell>
          <table:table-cell office:value-type="float" office:value="0.02463395" calcext:value-type="float">
            <text:p>0.02463395</text:p>
          </table:table-cell>
          <table:table-cell office:value-type="float" office:value="0.01990012" calcext:value-type="float">
            <text:p>0.01990012</text:p>
          </table:table-cell>
          <table:table-cell office:value-type="float" office:value="0.01894505" calcext:value-type="float">
            <text:p>0.01894505</text:p>
          </table:table-cell>
          <table:table-cell office:value-type="float" office:value="0.02191414" calcext:value-type="float">
            <text:p>0.02191414</text:p>
          </table:table-cell>
          <table:table-cell office:value-type="float" office:value="0.005305083" calcext:value-type="float">
            <text:p>0.005305083</text:p>
          </table:table-cell>
          <table:table-cell office:value-type="float" office:value="0.004383807" calcext:value-type="float">
            <text:p>0.004383807</text:p>
          </table:table-cell>
          <table:table-cell office:value-type="float" office:value="0" calcext:value-type="float">
            <text:p>0</text:p>
          </table:table-cell>
          <table:table-cell office:value-type="float" office:value="3.642838" calcext:value-type="float">
            <text:p>3.642838</text:p>
          </table:table-cell>
          <table:table-cell office:value-type="float" office:value="12.05048" calcext:value-type="float">
            <text:p>12.05048</text:p>
          </table:table-cell>
          <table:table-cell office:value-type="float" office:value="28.74624" calcext:value-type="float">
            <text:p>28.74624</text:p>
          </table:table-cell>
          <table:table-cell office:value-type="float" office:value="44.69594" calcext:value-type="float">
            <text:p>44.69594</text:p>
          </table:table-cell>
          <table:table-cell office:value-type="float" office:value="53.872" calcext:value-type="float">
            <text:p>53.872</text:p>
          </table:table-cell>
          <table:table-cell office:value-type="float" office:value="38.1217" calcext:value-type="float">
            <text:p>38.1217</text:p>
          </table:table-cell>
          <table:table-cell office:value-type="float" office:value="32.84773" calcext:value-type="float">
            <text:p>32.84773</text:p>
          </table:table-cell>
          <table:table-cell office:value-type="float" office:value="21.65221" calcext:value-type="float">
            <text:p>21.65221</text:p>
          </table:table-cell>
          <table:table-cell office:value-type="float" office:value="9.309791" calcext:value-type="float">
            <text:p>9.309791</text:p>
          </table:table-cell>
          <table:table-cell office:value-type="float" office:value="2.055023" calcext:value-type="float">
            <text:p>2.055023</text:p>
          </table:table-cell>
          <table:table-cell office:value-type="float" office:value="0.6360677" calcext:value-type="float">
            <text:p>0.6360677</text:p>
          </table:table-cell>
          <table:table-cell office:value-type="float" office:value="0.4157735" calcext:value-type="float">
            <text:p>0.4157735</text:p>
          </table:table-cell>
          <table:table-cell office:value-type="float" office:value="0.3279031" calcext:value-type="float">
            <text:p>0.3279031</text:p>
          </table:table-cell>
          <table:table-cell office:value-type="float" office:value="0.3475674" calcext:value-type="float">
            <text:p>0.3475674</text:p>
          </table:table-cell>
          <table:table-cell office:value-type="float" office:value="0" calcext:value-type="float">
            <text:p>0</text:p>
          </table:table-cell>
          <table:table-cell office:value-type="float" office:value="-5325.506" calcext:value-type="float">
            <text:p>-5325.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6488" calcext:value-type="float">
            <text:p>-2.9464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13.4025" calcext:value-type="float">
            <text:p>13.4025</text:p>
          </table:table-cell>
          <table:table-cell office:value-type="float" office:value="1088.499" calcext:value-type="float">
            <text:p>1088.49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60983" calcext:value-type="float">
            <text:p>0.0860983</text:p>
          </table:table-cell>
          <table:table-cell office:value-type="float" office:value="28.95172" calcext:value-type="float">
            <text:p>28.95172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4395877" calcext:value-type="float">
            <text:p>0.004395877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04467" calcext:value-type="float">
            <text:p>2.04467</text:p>
          </table:table-cell>
          <table:table-cell office:value-type="float" office:value="-0.7940952" calcext:value-type="float">
            <text:p>-0.7940952</text:p>
          </table:table-cell>
          <table:table-cell office:value-type="float" office:value="-0.06420371" calcext:value-type="float">
            <text:p>-0.06420371</text:p>
          </table:table-cell>
          <table:table-cell office:value-type="float" office:value="0.00000219606" calcext:value-type="float">
            <text:p>2.19606E-06</text:p>
          </table:table-cell>
          <table:table-cell office:value-type="float" office:value="11.98046" calcext:value-type="float">
            <text:p>11.98046</text:p>
          </table:table-cell>
          <table:table-cell office:value-type="float" office:value="1.591638" calcext:value-type="float">
            <text:p>1.591638</text:p>
          </table:table-cell>
          <table:table-cell office:value-type="float" office:value="0.1053801" calcext:value-type="float">
            <text:p>0.1053801</text:p>
          </table:table-cell>
          <table:table-cell office:value-type="float" office:value="0.1221557" calcext:value-type="float">
            <text:p>0.1221557</text:p>
          </table:table-cell>
          <table:table-cell office:value-type="float" office:value="0.04244416" calcext:value-type="float">
            <text:p>0.04244416</text:p>
          </table:table-cell>
          <table:table-cell office:value-type="float" office:value="0.04021707" calcext:value-type="float">
            <text:p>0.04021707</text:p>
          </table:table-cell>
          <table:table-cell office:value-type="float" office:value="0.017597" calcext:value-type="float">
            <text:p>0.017597</text:p>
          </table:table-cell>
          <table:table-cell office:value-type="float" office:value="0.01387705" calcext:value-type="float">
            <text:p>0.01387705</text:p>
          </table:table-cell>
          <table:table-cell office:value-type="float" office:value="0.02934126" calcext:value-type="float">
            <text:p>0.02934126</text:p>
          </table:table-cell>
          <table:table-cell office:value-type="float" office:value="0.02489831" calcext:value-type="float">
            <text:p>0.02489831</text:p>
          </table:table-cell>
          <table:table-cell office:value-type="float" office:value="0.02014556" calcext:value-type="float">
            <text:p>0.02014556</text:p>
          </table:table-cell>
          <table:table-cell office:value-type="float" office:value="0.01900211" calcext:value-type="float">
            <text:p>0.01900211</text:p>
          </table:table-cell>
          <table:table-cell office:value-type="float" office:value="0.02187384" calcext:value-type="float">
            <text:p>0.02187384</text:p>
          </table:table-cell>
          <table:table-cell office:value-type="float" office:value="0.005301275" calcext:value-type="float">
            <text:p>0.005301275</text:p>
          </table:table-cell>
          <table:table-cell office:value-type="float" office:value="0.004381932" calcext:value-type="float">
            <text:p>0.004381932</text:p>
          </table:table-cell>
          <table:table-cell office:value-type="float" office:value="0" calcext:value-type="float">
            <text:p>0</text:p>
          </table:table-cell>
          <table:table-cell office:value-type="float" office:value="3.429755" calcext:value-type="float">
            <text:p>3.429755</text:p>
          </table:table-cell>
          <table:table-cell office:value-type="float" office:value="12.73395" calcext:value-type="float">
            <text:p>12.73395</text:p>
          </table:table-cell>
          <table:table-cell office:value-type="float" office:value="27.98037" calcext:value-type="float">
            <text:p>27.98037</text:p>
          </table:table-cell>
          <table:table-cell office:value-type="float" office:value="42.2763" calcext:value-type="float">
            <text:p>42.2763</text:p>
          </table:table-cell>
          <table:table-cell office:value-type="float" office:value="50.60289" calcext:value-type="float">
            <text:p>50.60289</text:p>
          </table:table-cell>
          <table:table-cell office:value-type="float" office:value="36.30394" calcext:value-type="float">
            <text:p>36.30394</text:p>
          </table:table-cell>
          <table:table-cell office:value-type="float" office:value="31.83865" calcext:value-type="float">
            <text:p>31.83865</text:p>
          </table:table-cell>
          <table:table-cell office:value-type="float" office:value="21.90913" calcext:value-type="float">
            <text:p>21.90913</text:p>
          </table:table-cell>
          <table:table-cell office:value-type="float" office:value="9.982318" calcext:value-type="float">
            <text:p>9.982318</text:p>
          </table:table-cell>
          <table:table-cell office:value-type="float" office:value="2.507122" calcext:value-type="float">
            <text:p>2.507122</text:p>
          </table:table-cell>
          <table:table-cell office:value-type="float" office:value="0.6693118" calcext:value-type="float">
            <text:p>0.6693118</text:p>
          </table:table-cell>
          <table:table-cell office:value-type="float" office:value="0.4188561" calcext:value-type="float">
            <text:p>0.4188561</text:p>
          </table:table-cell>
          <table:table-cell office:value-type="float" office:value="0.3281703" calcext:value-type="float">
            <text:p>0.3281703</text:p>
          </table:table-cell>
          <table:table-cell office:value-type="float" office:value="0.3475699" calcext:value-type="float">
            <text:p>0.3475699</text:p>
          </table:table-cell>
          <table:table-cell office:value-type="float" office:value="0" calcext:value-type="float">
            <text:p>0</text:p>
          </table:table-cell>
          <table:table-cell office:value-type="float" office:value="-5164.226" calcext:value-type="float">
            <text:p>-5164.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7126" calcext:value-type="float">
            <text:p>-2.9471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13.31485" calcext:value-type="float">
            <text:p>13.31485</text:p>
          </table:table-cell>
          <table:table-cell office:value-type="float" office:value="1088.451" calcext:value-type="float">
            <text:p>1088.45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885792" calcext:value-type="float">
            <text:p>0.08885792</text:p>
          </table:table-cell>
          <table:table-cell office:value-type="float" office:value="29.07592" calcext:value-type="float">
            <text:p>29.07592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4408663" calcext:value-type="float">
            <text:p>0.004408663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044647" calcext:value-type="float">
            <text:p>2.044647</text:p>
          </table:table-cell>
          <table:table-cell office:value-type="float" office:value="-0.7942815" calcext:value-type="float">
            <text:p>-0.7942815</text:p>
          </table:table-cell>
          <table:table-cell office:value-type="float" office:value="-0.06419501" calcext:value-type="float">
            <text:p>-0.06419501</text:p>
          </table:table-cell>
          <table:table-cell office:value-type="float" office:value="0.000002205413" calcext:value-type="float">
            <text:p>2.205413E-06</text:p>
          </table:table-cell>
          <table:table-cell office:value-type="float" office:value="11.98688" calcext:value-type="float">
            <text:p>11.98688</text:p>
          </table:table-cell>
          <table:table-cell office:value-type="float" office:value="1.867075" calcext:value-type="float">
            <text:p>1.867075</text:p>
          </table:table-cell>
          <table:table-cell office:value-type="float" office:value="0.1007366" calcext:value-type="float">
            <text:p>0.1007366</text:p>
          </table:table-cell>
          <table:table-cell office:value-type="float" office:value="0.1149099" calcext:value-type="float">
            <text:p>0.1149099</text:p>
          </table:table-cell>
          <table:table-cell office:value-type="float" office:value="0.03889804" calcext:value-type="float">
            <text:p>0.03889804</text:p>
          </table:table-cell>
          <table:table-cell office:value-type="float" office:value="0.03818856" calcext:value-type="float">
            <text:p>0.03818856</text:p>
          </table:table-cell>
          <table:table-cell office:value-type="float" office:value="0.01725776" calcext:value-type="float">
            <text:p>0.01725776</text:p>
          </table:table-cell>
          <table:table-cell office:value-type="float" office:value="0.01359919" calcext:value-type="float">
            <text:p>0.01359919</text:p>
          </table:table-cell>
          <table:table-cell office:value-type="float" office:value="0.02914046" calcext:value-type="float">
            <text:p>0.02914046</text:p>
          </table:table-cell>
          <table:table-cell office:value-type="float" office:value="0.02502678" calcext:value-type="float">
            <text:p>0.02502678</text:p>
          </table:table-cell>
          <table:table-cell office:value-type="float" office:value="0.02036963" calcext:value-type="float">
            <text:p>0.02036963</text:p>
          </table:table-cell>
          <table:table-cell office:value-type="float" office:value="0.01908517" calcext:value-type="float">
            <text:p>0.01908517</text:p>
          </table:table-cell>
          <table:table-cell office:value-type="float" office:value="0.02183978" calcext:value-type="float">
            <text:p>0.02183978</text:p>
          </table:table-cell>
          <table:table-cell office:value-type="float" office:value="0.005298852" calcext:value-type="float">
            <text:p>0.005298852</text:p>
          </table:table-cell>
          <table:table-cell office:value-type="float" office:value="0.004380046" calcext:value-type="float">
            <text:p>0.004380046</text:p>
          </table:table-cell>
          <table:table-cell office:value-type="float" office:value="0" calcext:value-type="float">
            <text:p>0</text:p>
          </table:table-cell>
          <table:table-cell office:value-type="float" office:value="3.389091" calcext:value-type="float">
            <text:p>3.389091</text:p>
          </table:table-cell>
          <table:table-cell office:value-type="float" office:value="13.60806" calcext:value-type="float">
            <text:p>13.60806</text:p>
          </table:table-cell>
          <table:table-cell office:value-type="float" office:value="27.88071" calcext:value-type="float">
            <text:p>27.88071</text:p>
          </table:table-cell>
          <table:table-cell office:value-type="float" office:value="41.0251" calcext:value-type="float">
            <text:p>41.0251</text:p>
          </table:table-cell>
          <table:table-cell office:value-type="float" office:value="48.85895" calcext:value-type="float">
            <text:p>48.85895</text:p>
          </table:table-cell>
          <table:table-cell office:value-type="float" office:value="35.2394" calcext:value-type="float">
            <text:p>35.2394</text:p>
          </table:table-cell>
          <table:table-cell office:value-type="float" office:value="31.18873" calcext:value-type="float">
            <text:p>31.18873</text:p>
          </table:table-cell>
          <table:table-cell office:value-type="float" office:value="22.16973" calcext:value-type="float">
            <text:p>22.16973</text:p>
          </table:table-cell>
          <table:table-cell office:value-type="float" office:value="10.18782" calcext:value-type="float">
            <text:p>10.18782</text:p>
          </table:table-cell>
          <table:table-cell office:value-type="float" office:value="2.85639" calcext:value-type="float">
            <text:p>2.85639</text:p>
          </table:table-cell>
          <table:table-cell office:value-type="float" office:value="0.7260489" calcext:value-type="float">
            <text:p>0.7260489</text:p>
          </table:table-cell>
          <table:table-cell office:value-type="float" office:value="0.4232126" calcext:value-type="float">
            <text:p>0.4232126</text:p>
          </table:table-cell>
          <table:table-cell office:value-type="float" office:value="0.3285633" calcext:value-type="float">
            <text:p>0.3285633</text:p>
          </table:table-cell>
          <table:table-cell office:value-type="float" office:value="0.3475726" calcext:value-type="float">
            <text:p>0.3475726</text:p>
          </table:table-cell>
          <table:table-cell office:value-type="float" office:value="0" calcext:value-type="float">
            <text:p>0</text:p>
          </table:table-cell>
          <table:table-cell office:value-type="float" office:value="-4765.793" calcext:value-type="float">
            <text:p>-4765.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7858" calcext:value-type="float">
            <text:p>-2.9478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3.23047" calcext:value-type="float">
            <text:p>13.23047</text:p>
          </table:table-cell>
          <table:table-cell office:value-type="float" office:value="1088.404" calcext:value-type="float">
            <text:p>1088.40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860289" calcext:value-type="float">
            <text:p>0.08860289</text:p>
          </table:table-cell>
          <table:table-cell office:value-type="float" office:value="29.1998" calcext:value-type="float">
            <text:p>29.1998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4421474" calcext:value-type="float">
            <text:p>0.004421474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044627" calcext:value-type="float">
            <text:p>2.044627</text:p>
          </table:table-cell>
          <table:table-cell office:value-type="float" office:value="-0.7943851" calcext:value-type="float">
            <text:p>-0.7943851</text:p>
          </table:table-cell>
          <table:table-cell office:value-type="float" office:value="-0.06418576" calcext:value-type="float">
            <text:p>-0.06418576</text:p>
          </table:table-cell>
          <table:table-cell office:value-type="float" office:value="0.000002213707" calcext:value-type="float">
            <text:p>2.213707E-06</text:p>
          </table:table-cell>
          <table:table-cell office:value-type="float" office:value="12.00848" calcext:value-type="float">
            <text:p>12.00848</text:p>
          </table:table-cell>
          <table:table-cell office:value-type="float" office:value="1.925577" calcext:value-type="float">
            <text:p>1.925577</text:p>
          </table:table-cell>
          <table:table-cell office:value-type="float" office:value="0.09099234" calcext:value-type="float">
            <text:p>0.09099234</text:p>
          </table:table-cell>
          <table:table-cell office:value-type="float" office:value="0.1017759" calcext:value-type="float">
            <text:p>0.1017759</text:p>
          </table:table-cell>
          <table:table-cell office:value-type="float" office:value="0.03604636" calcext:value-type="float">
            <text:p>0.03604636</text:p>
          </table:table-cell>
          <table:table-cell office:value-type="float" office:value="0.03636251" calcext:value-type="float">
            <text:p>0.03636251</text:p>
          </table:table-cell>
          <table:table-cell office:value-type="float" office:value="0.01698761" calcext:value-type="float">
            <text:p>0.01698761</text:p>
          </table:table-cell>
          <table:table-cell office:value-type="float" office:value="0.01342739" calcext:value-type="float">
            <text:p>0.01342739</text:p>
          </table:table-cell>
          <table:table-cell office:value-type="float" office:value="0.0289686" calcext:value-type="float">
            <text:p>0.0289686</text:p>
          </table:table-cell>
          <table:table-cell office:value-type="float" office:value="0.0250215" calcext:value-type="float">
            <text:p>0.0250215</text:p>
          </table:table-cell>
          <table:table-cell office:value-type="float" office:value="0.02057882" calcext:value-type="float">
            <text:p>0.02057882</text:p>
          </table:table-cell>
          <table:table-cell office:value-type="float" office:value="0.01921068" calcext:value-type="float">
            <text:p>0.01921068</text:p>
          </table:table-cell>
          <table:table-cell office:value-type="float" office:value="0.02181581" calcext:value-type="float">
            <text:p>0.02181581</text:p>
          </table:table-cell>
          <table:table-cell office:value-type="float" office:value="0.005299799" calcext:value-type="float">
            <text:p>0.005299799</text:p>
          </table:table-cell>
          <table:table-cell office:value-type="float" office:value="0.004378125" calcext:value-type="float">
            <text:p>0.004378125</text:p>
          </table:table-cell>
          <table:table-cell office:value-type="float" office:value="0" calcext:value-type="float">
            <text:p>0</text:p>
          </table:table-cell>
          <table:table-cell office:value-type="float" office:value="3.502663" calcext:value-type="float">
            <text:p>3.502663</text:p>
          </table:table-cell>
          <table:table-cell office:value-type="float" office:value="14.42506" calcext:value-type="float">
            <text:p>14.42506</text:p>
          </table:table-cell>
          <table:table-cell office:value-type="float" office:value="28.0184" calcext:value-type="float">
            <text:p>28.0184</text:p>
          </table:table-cell>
          <table:table-cell office:value-type="float" office:value="40.28746" calcext:value-type="float">
            <text:p>40.28746</text:p>
          </table:table-cell>
          <table:table-cell office:value-type="float" office:value="47.80629" calcext:value-type="float">
            <text:p>47.80629</text:p>
          </table:table-cell>
          <table:table-cell office:value-type="float" office:value="34.6089" calcext:value-type="float">
            <text:p>34.6089</text:p>
          </table:table-cell>
          <table:table-cell office:value-type="float" office:value="30.79162" calcext:value-type="float">
            <text:p>30.79162</text:p>
          </table:table-cell>
          <table:table-cell office:value-type="float" office:value="22.31822" calcext:value-type="float">
            <text:p>22.31822</text:p>
          </table:table-cell>
          <table:table-cell office:value-type="float" office:value="10.1681" calcext:value-type="float">
            <text:p>10.1681</text:p>
          </table:table-cell>
          <table:table-cell office:value-type="float" office:value="3.183473" calcext:value-type="float">
            <text:p>3.183473</text:p>
          </table:table-cell>
          <table:table-cell office:value-type="float" office:value="0.8259909" calcext:value-type="float">
            <text:p>0.8259909</text:p>
          </table:table-cell>
          <table:table-cell office:value-type="float" office:value="0.4299544" calcext:value-type="float">
            <text:p>0.4299544</text:p>
          </table:table-cell>
          <table:table-cell office:value-type="float" office:value="0.3292665" calcext:value-type="float">
            <text:p>0.3292665</text:p>
          </table:table-cell>
          <table:table-cell office:value-type="float" office:value="0.3475751" calcext:value-type="float">
            <text:p>0.3475751</text:p>
          </table:table-cell>
          <table:table-cell office:value-type="float" office:value="0" calcext:value-type="float">
            <text:p>0</text:p>
          </table:table-cell>
          <table:table-cell office:value-type="float" office:value="-4609.034" calcext:value-type="float">
            <text:p>-4609.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7951" calcext:value-type="float">
            <text:p>-2.9479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13.12478" calcext:value-type="float">
            <text:p>13.12478</text:p>
          </table:table-cell>
          <table:table-cell office:value-type="float" office:value="1088.347" calcext:value-type="float">
            <text:p>1088.34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310264" calcext:value-type="float">
            <text:p>0.09310264</text:p>
          </table:table-cell>
          <table:table-cell office:value-type="float" office:value="29.34917" calcext:value-type="float">
            <text:p>29.34917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4433922" calcext:value-type="float">
            <text:p>0.004433922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04464" calcext:value-type="float">
            <text:p>2.04464</text:p>
          </table:table-cell>
          <table:table-cell office:value-type="float" office:value="-0.7945959" calcext:value-type="float">
            <text:p>-0.7945959</text:p>
          </table:table-cell>
          <table:table-cell office:value-type="float" office:value="-0.06417793" calcext:value-type="float">
            <text:p>-0.06417793</text:p>
          </table:table-cell>
          <table:table-cell office:value-type="float" office:value="0.00000222147" calcext:value-type="float">
            <text:p>2.22147E-06</text:p>
          </table:table-cell>
          <table:table-cell office:value-type="float" office:value="11.96911" calcext:value-type="float">
            <text:p>11.96911</text:p>
          </table:table-cell>
          <table:table-cell office:value-type="float" office:value="2.104633" calcext:value-type="float">
            <text:p>2.104633</text:p>
          </table:table-cell>
          <table:table-cell office:value-type="float" office:value="0.110663" calcext:value-type="float">
            <text:p>0.110663</text:p>
          </table:table-cell>
          <table:table-cell office:value-type="float" office:value="0.1117521" calcext:value-type="float">
            <text:p>0.1117521</text:p>
          </table:table-cell>
          <table:table-cell office:value-type="float" office:value="0.03806511" calcext:value-type="float">
            <text:p>0.03806511</text:p>
          </table:table-cell>
          <table:table-cell office:value-type="float" office:value="0.03860123" calcext:value-type="float">
            <text:p>0.03860123</text:p>
          </table:table-cell>
          <table:table-cell office:value-type="float" office:value="0.01723434" calcext:value-type="float">
            <text:p>0.01723434</text:p>
          </table:table-cell>
          <table:table-cell office:value-type="float" office:value="0.01338736" calcext:value-type="float">
            <text:p>0.01338736</text:p>
          </table:table-cell>
          <table:table-cell office:value-type="float" office:value="0.02880115" calcext:value-type="float">
            <text:p>0.02880115</text:p>
          </table:table-cell>
          <table:table-cell office:value-type="float" office:value="0.02500782" calcext:value-type="float">
            <text:p>0.02500782</text:p>
          </table:table-cell>
          <table:table-cell office:value-type="float" office:value="0.02070303" calcext:value-type="float">
            <text:p>0.02070303</text:p>
          </table:table-cell>
          <table:table-cell office:value-type="float" office:value="0.0193618" calcext:value-type="float">
            <text:p>0.0193618</text:p>
          </table:table-cell>
          <table:table-cell office:value-type="float" office:value="0.021808" calcext:value-type="float">
            <text:p>0.021808</text:p>
          </table:table-cell>
          <table:table-cell office:value-type="float" office:value="0.005310944" calcext:value-type="float">
            <text:p>0.005310944</text:p>
          </table:table-cell>
          <table:table-cell office:value-type="float" office:value="0.004376203" calcext:value-type="float">
            <text:p>0.004376203</text:p>
          </table:table-cell>
          <table:table-cell office:value-type="float" office:value="0" calcext:value-type="float">
            <text:p>0</text:p>
          </table:table-cell>
          <table:table-cell office:value-type="float" office:value="3.628968" calcext:value-type="float">
            <text:p>3.628968</text:p>
          </table:table-cell>
          <table:table-cell office:value-type="float" office:value="15.61649" calcext:value-type="float">
            <text:p>15.61649</text:p>
          </table:table-cell>
          <table:table-cell office:value-type="float" office:value="28.41156" calcext:value-type="float">
            <text:p>28.41156</text:p>
          </table:table-cell>
          <table:table-cell office:value-type="float" office:value="39.77468" calcext:value-type="float">
            <text:p>39.77468</text:p>
          </table:table-cell>
          <table:table-cell office:value-type="float" office:value="46.99261" calcext:value-type="float">
            <text:p>46.99261</text:p>
          </table:table-cell>
          <table:table-cell office:value-type="float" office:value="34.05387" calcext:value-type="float">
            <text:p>34.05387</text:p>
          </table:table-cell>
          <table:table-cell office:value-type="float" office:value="30.3876" calcext:value-type="float">
            <text:p>30.3876</text:p>
          </table:table-cell>
          <table:table-cell office:value-type="float" office:value="22.44315" calcext:value-type="float">
            <text:p>22.44315</text:p>
          </table:table-cell>
          <table:table-cell office:value-type="float" office:value="10.26298" calcext:value-type="float">
            <text:p>10.26298</text:p>
          </table:table-cell>
          <table:table-cell office:value-type="float" office:value="3.346736" calcext:value-type="float">
            <text:p>3.346736</text:p>
          </table:table-cell>
          <table:table-cell office:value-type="float" office:value="0.9623221" calcext:value-type="float">
            <text:p>0.9623221</text:p>
          </table:table-cell>
          <table:table-cell office:value-type="float" office:value="0.4420019" calcext:value-type="float">
            <text:p>0.4420019</text:p>
          </table:table-cell>
          <table:table-cell office:value-type="float" office:value="0.3309379" calcext:value-type="float">
            <text:p>0.3309379</text:p>
          </table:table-cell>
          <table:table-cell office:value-type="float" office:value="0.3475778" calcext:value-type="float">
            <text:p>0.3475778</text:p>
          </table:table-cell>
          <table:table-cell office:value-type="float" office:value="0" calcext:value-type="float">
            <text:p>0</text:p>
          </table:table-cell>
          <table:table-cell office:value-type="float" office:value="-3895.186" calcext:value-type="float">
            <text:p>-3895.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282" calcext:value-type="float">
            <text:p>-2.9482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3.02689" calcext:value-type="float">
            <text:p>13.02689</text:p>
          </table:table-cell>
          <table:table-cell office:value-type="float" office:value="1088.289" calcext:value-type="float">
            <text:p>1088.2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393606" calcext:value-type="float">
            <text:p>0.09393606</text:p>
          </table:table-cell>
          <table:table-cell office:value-type="float" office:value="29.14223" calcext:value-type="float">
            <text:p>29.14223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5164167" calcext:value-type="float">
            <text:p>0.005164167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2.39707" calcext:value-type="float">
            <text:p>2.39707</text:p>
          </table:table-cell>
          <table:table-cell office:value-type="float" office:value="-0.7947488" calcext:value-type="float">
            <text:p>-0.7947488</text:p>
          </table:table-cell>
          <table:table-cell office:value-type="float" office:value="-0.06416959" calcext:value-type="float">
            <text:p>-0.06416959</text:p>
          </table:table-cell>
          <table:table-cell office:value-type="float" office:value="0.000002228873" calcext:value-type="float">
            <text:p>2.228873E-06</text:p>
          </table:table-cell>
          <table:table-cell office:value-type="float" office:value="11.96489" calcext:value-type="float">
            <text:p>11.96489</text:p>
          </table:table-cell>
          <table:table-cell office:value-type="float" office:value="2.149917" calcext:value-type="float">
            <text:p>2.149917</text:p>
          </table:table-cell>
          <table:table-cell office:value-type="float" office:value="0.1066326" calcext:value-type="float">
            <text:p>0.1066326</text:p>
          </table:table-cell>
          <table:table-cell office:value-type="float" office:value="0.1104876" calcext:value-type="float">
            <text:p>0.1104876</text:p>
          </table:table-cell>
          <table:table-cell office:value-type="float" office:value="0.03786407" calcext:value-type="float">
            <text:p>0.03786407</text:p>
          </table:table-cell>
          <table:table-cell office:value-type="float" office:value="0.03876377" calcext:value-type="float">
            <text:p>0.03876377</text:p>
          </table:table-cell>
          <table:table-cell office:value-type="float" office:value="0.01715409" calcext:value-type="float">
            <text:p>0.01715409</text:p>
          </table:table-cell>
          <table:table-cell office:value-type="float" office:value="0.01332189" calcext:value-type="float">
            <text:p>0.01332189</text:p>
          </table:table-cell>
          <table:table-cell office:value-type="float" office:value="0.02865389" calcext:value-type="float">
            <text:p>0.02865389</text:p>
          </table:table-cell>
          <table:table-cell office:value-type="float" office:value="0.02495013" calcext:value-type="float">
            <text:p>0.02495013</text:p>
          </table:table-cell>
          <table:table-cell office:value-type="float" office:value="0.02076331" calcext:value-type="float">
            <text:p>0.02076331</text:p>
          </table:table-cell>
          <table:table-cell office:value-type="float" office:value="0.01947439" calcext:value-type="float">
            <text:p>0.01947439</text:p>
          </table:table-cell>
          <table:table-cell office:value-type="float" office:value="0.02180852" calcext:value-type="float">
            <text:p>0.02180852</text:p>
          </table:table-cell>
          <table:table-cell office:value-type="float" office:value="0.005340678" calcext:value-type="float">
            <text:p>0.005340678</text:p>
          </table:table-cell>
          <table:table-cell office:value-type="float" office:value="0.004374249" calcext:value-type="float">
            <text:p>0.004374249</text:p>
          </table:table-cell>
          <table:table-cell office:value-type="float" office:value="0" calcext:value-type="float">
            <text:p>0</text:p>
          </table:table-cell>
          <table:table-cell office:value-type="float" office:value="3.865685" calcext:value-type="float">
            <text:p>3.865685</text:p>
          </table:table-cell>
          <table:table-cell office:value-type="float" office:value="16.13039" calcext:value-type="float">
            <text:p>16.13039</text:p>
          </table:table-cell>
          <table:table-cell office:value-type="float" office:value="28.0188" calcext:value-type="float">
            <text:p>28.0188</text:p>
          </table:table-cell>
          <table:table-cell office:value-type="float" office:value="38.34303" calcext:value-type="float">
            <text:p>38.34303</text:p>
          </table:table-cell>
          <table:table-cell office:value-type="float" office:value="45.38073" calcext:value-type="float">
            <text:p>45.38073</text:p>
          </table:table-cell>
          <table:table-cell office:value-type="float" office:value="33.07313" calcext:value-type="float">
            <text:p>33.07313</text:p>
          </table:table-cell>
          <table:table-cell office:value-type="float" office:value="29.78399" calcext:value-type="float">
            <text:p>29.78399</text:p>
          </table:table-cell>
          <table:table-cell office:value-type="float" office:value="22.42944" calcext:value-type="float">
            <text:p>22.42944</text:p>
          </table:table-cell>
          <table:table-cell office:value-type="float" office:value="10.27304" calcext:value-type="float">
            <text:p>10.27304</text:p>
          </table:table-cell>
          <table:table-cell office:value-type="float" office:value="3.429364" calcext:value-type="float">
            <text:p>3.429364</text:p>
          </table:table-cell>
          <table:table-cell office:value-type="float" office:value="1.080393" calcext:value-type="float">
            <text:p>1.080393</text:p>
          </table:table-cell>
          <table:table-cell office:value-type="float" office:value="0.4598719" calcext:value-type="float">
            <text:p>0.4598719</text:p>
          </table:table-cell>
          <table:table-cell office:value-type="float" office:value="0.3344097" calcext:value-type="float">
            <text:p>0.3344097</text:p>
          </table:table-cell>
          <table:table-cell office:value-type="float" office:value="0.3475804" calcext:value-type="float">
            <text:p>0.3475804</text:p>
          </table:table-cell>
          <table:table-cell office:value-type="float" office:value="0" calcext:value-type="float">
            <text:p>0</text:p>
          </table:table-cell>
          <table:table-cell office:value-type="float" office:value="-3525.98" calcext:value-type="float">
            <text:p>-3525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2" calcext:value-type="float">
            <text:p>-2.9484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2.93349" calcext:value-type="float">
            <text:p>12.93349</text:p>
          </table:table-cell>
          <table:table-cell office:value-type="float" office:value="1088.231" calcext:value-type="float">
            <text:p>1088.23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390204" calcext:value-type="float">
            <text:p>0.09390204</text:p>
          </table:table-cell>
          <table:table-cell office:value-type="float" office:value="28.24607" calcext:value-type="float">
            <text:p>28.24607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6663837" calcext:value-type="float">
            <text:p>0.006663837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3.434308" calcext:value-type="float">
            <text:p>3.434308</text:p>
          </table:table-cell>
          <table:table-cell office:value-type="float" office:value="-0.7948332" calcext:value-type="float">
            <text:p>-0.7948332</text:p>
          </table:table-cell>
          <table:table-cell office:value-type="float" office:value="-0.06415886" calcext:value-type="float">
            <text:p>-0.06415886</text:p>
          </table:table-cell>
          <table:table-cell office:value-type="float" office:value="0.000002236171" calcext:value-type="float">
            <text:p>2.236171E-06</text:p>
          </table:table-cell>
          <table:table-cell office:value-type="float" office:value="11.96848" calcext:value-type="float">
            <text:p>11.96848</text:p>
          </table:table-cell>
          <table:table-cell office:value-type="float" office:value="2.177317" calcext:value-type="float">
            <text:p>2.177317</text:p>
          </table:table-cell>
          <table:table-cell office:value-type="float" office:value="0.1018801" calcext:value-type="float">
            <text:p>0.1018801</text:p>
          </table:table-cell>
          <table:table-cell office:value-type="float" office:value="0.107932" calcext:value-type="float">
            <text:p>0.107932</text:p>
          </table:table-cell>
          <table:table-cell office:value-type="float" office:value="0.03703139" calcext:value-type="float">
            <text:p>0.03703139</text:p>
          </table:table-cell>
          <table:table-cell office:value-type="float" office:value="0.03851521" calcext:value-type="float">
            <text:p>0.03851521</text:p>
          </table:table-cell>
          <table:table-cell office:value-type="float" office:value="0.01646756" calcext:value-type="float">
            <text:p>0.01646756</text:p>
          </table:table-cell>
          <table:table-cell office:value-type="float" office:value="0.01286852" calcext:value-type="float">
            <text:p>0.01286852</text:p>
          </table:table-cell>
          <table:table-cell office:value-type="float" office:value="0.02838095" calcext:value-type="float">
            <text:p>0.02838095</text:p>
          </table:table-cell>
          <table:table-cell office:value-type="float" office:value="0.0247694" calcext:value-type="float">
            <text:p>0.0247694</text:p>
          </table:table-cell>
          <table:table-cell office:value-type="float" office:value="0.02073522" calcext:value-type="float">
            <text:p>0.02073522</text:p>
          </table:table-cell>
          <table:table-cell office:value-type="float" office:value="0.01947959" calcext:value-type="float">
            <text:p>0.01947959</text:p>
          </table:table-cell>
          <table:table-cell office:value-type="float" office:value="0.02178355" calcext:value-type="float">
            <text:p>0.02178355</text:p>
          </table:table-cell>
          <table:table-cell office:value-type="float" office:value="0.005381516" calcext:value-type="float">
            <text:p>0.005381516</text:p>
          </table:table-cell>
          <table:table-cell office:value-type="float" office:value="0.004372288" calcext:value-type="float">
            <text:p>0.004372288</text:p>
          </table:table-cell>
          <table:table-cell office:value-type="float" office:value="0" calcext:value-type="float">
            <text:p>0</text:p>
          </table:table-cell>
          <table:table-cell office:value-type="float" office:value="4.205389" calcext:value-type="float">
            <text:p>4.205389</text:p>
          </table:table-cell>
          <table:table-cell office:value-type="float" office:value="16.25233" calcext:value-type="float">
            <text:p>16.25233</text:p>
          </table:table-cell>
          <table:table-cell office:value-type="float" office:value="27.29244" calcext:value-type="float">
            <text:p>27.29244</text:p>
          </table:table-cell>
          <table:table-cell office:value-type="float" office:value="36.61611" calcext:value-type="float">
            <text:p>36.61611</text:p>
          </table:table-cell>
          <table:table-cell office:value-type="float" office:value="43.73922" calcext:value-type="float">
            <text:p>43.73922</text:p>
          </table:table-cell>
          <table:table-cell office:value-type="float" office:value="30.91654" calcext:value-type="float">
            <text:p>30.91654</text:p>
          </table:table-cell>
          <table:table-cell office:value-type="float" office:value="28.12164" calcext:value-type="float">
            <text:p>28.12164</text:p>
          </table:table-cell>
          <table:table-cell office:value-type="float" office:value="22.04409" calcext:value-type="float">
            <text:p>22.04409</text:p>
          </table:table-cell>
          <table:table-cell office:value-type="float" office:value="10.00379" calcext:value-type="float">
            <text:p>10.00379</text:p>
          </table:table-cell>
          <table:table-cell office:value-type="float" office:value="3.396268" calcext:value-type="float">
            <text:p>3.396268</text:p>
          </table:table-cell>
          <table:table-cell office:value-type="float" office:value="1.112707" calcext:value-type="float">
            <text:p>1.112707</text:p>
          </table:table-cell>
          <table:table-cell office:value-type="float" office:value="0.4736891" calcext:value-type="float">
            <text:p>0.4736891</text:p>
          </table:table-cell>
          <table:table-cell office:value-type="float" office:value="0.3389659" calcext:value-type="float">
            <text:p>0.3389659</text:p>
          </table:table-cell>
          <table:table-cell office:value-type="float" office:value="0.3475852" calcext:value-type="float">
            <text:p>0.3475852</text:p>
          </table:table-cell>
          <table:table-cell office:value-type="float" office:value="0" calcext:value-type="float">
            <text:p>0</text:p>
          </table:table-cell>
          <table:table-cell office:value-type="float" office:value="-3306.608" calcext:value-type="float">
            <text:p>-3306.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2.84147" calcext:value-type="float">
            <text:p>12.84147</text:p>
          </table:table-cell>
          <table:table-cell office:value-type="float" office:value="1088.174" calcext:value-type="float">
            <text:p>1088.17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423617" calcext:value-type="float">
            <text:p>0.09423617</text:p>
          </table:table-cell>
          <table:table-cell office:value-type="float" office:value="28.03446" calcext:value-type="float">
            <text:p>28.03446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691398" calcext:value-type="float">
            <text:p>0.00691398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3.786361" calcext:value-type="float">
            <text:p>3.786361</text:p>
          </table:table-cell>
          <table:table-cell office:value-type="float" office:value="-0.7949176" calcext:value-type="float">
            <text:p>-0.7949176</text:p>
          </table:table-cell>
          <table:table-cell office:value-type="float" office:value="-0.06414651" calcext:value-type="float">
            <text:p>-0.06414651</text:p>
          </table:table-cell>
          <table:table-cell office:value-type="float" office:value="0.000002243421" calcext:value-type="float">
            <text:p>2.243421E-06</text:p>
          </table:table-cell>
          <table:table-cell office:value-type="float" office:value="11.96585" calcext:value-type="float">
            <text:p>11.96585</text:p>
          </table:table-cell>
          <table:table-cell office:value-type="float" office:value="2.200985" calcext:value-type="float">
            <text:p>2.200985</text:p>
          </table:table-cell>
          <table:table-cell office:value-type="float" office:value="0.1012687" calcext:value-type="float">
            <text:p>0.1012687</text:p>
          </table:table-cell>
          <table:table-cell office:value-type="float" office:value="0.1083435" calcext:value-type="float">
            <text:p>0.1083435</text:p>
          </table:table-cell>
          <table:table-cell office:value-type="float" office:value="0.03713225" calcext:value-type="float">
            <text:p>0.03713225</text:p>
          </table:table-cell>
          <table:table-cell office:value-type="float" office:value="0.0387968" calcext:value-type="float">
            <text:p>0.0387968</text:p>
          </table:table-cell>
          <table:table-cell office:value-type="float" office:value="0.01610499" calcext:value-type="float">
            <text:p>0.01610499</text:p>
          </table:table-cell>
          <table:table-cell office:value-type="float" office:value="0.01252699" calcext:value-type="float">
            <text:p>0.01252699</text:p>
          </table:table-cell>
          <table:table-cell office:value-type="float" office:value="0.02813093" calcext:value-type="float">
            <text:p>0.02813093</text:p>
          </table:table-cell>
          <table:table-cell office:value-type="float" office:value="0.024572" calcext:value-type="float">
            <text:p>0.024572</text:p>
          </table:table-cell>
          <table:table-cell office:value-type="float" office:value="0.02068863" calcext:value-type="float">
            <text:p>0.02068863</text:p>
          </table:table-cell>
          <table:table-cell office:value-type="float" office:value="0.0194669" calcext:value-type="float">
            <text:p>0.0194669</text:p>
          </table:table-cell>
          <table:table-cell office:value-type="float" office:value="0.02174513" calcext:value-type="float">
            <text:p>0.02174513</text:p>
          </table:table-cell>
          <table:table-cell office:value-type="float" office:value="0.005414872" calcext:value-type="float">
            <text:p>0.005414872</text:p>
          </table:table-cell>
          <table:table-cell office:value-type="float" office:value="0.004370287" calcext:value-type="float">
            <text:p>0.004370287</text:p>
          </table:table-cell>
          <table:table-cell office:value-type="float" office:value="0" calcext:value-type="float">
            <text:p>0</text:p>
          </table:table-cell>
          <table:table-cell office:value-type="float" office:value="4.516378" calcext:value-type="float">
            <text:p>4.516378</text:p>
          </table:table-cell>
          <table:table-cell office:value-type="float" office:value="17.17609" calcext:value-type="float">
            <text:p>17.17609</text:p>
          </table:table-cell>
          <table:table-cell office:value-type="float" office:value="28.03011" calcext:value-type="float">
            <text:p>28.03011</text:p>
          </table:table-cell>
          <table:table-cell office:value-type="float" office:value="36.83269" calcext:value-type="float">
            <text:p>36.83269</text:p>
          </table:table-cell>
          <table:table-cell office:value-type="float" office:value="43.83533" calcext:value-type="float">
            <text:p>43.83533</text:p>
          </table:table-cell>
          <table:table-cell office:value-type="float" office:value="30.5401" calcext:value-type="float">
            <text:p>30.5401</text:p>
          </table:table-cell>
          <table:table-cell office:value-type="float" office:value="27.51349" calcext:value-type="float">
            <text:p>27.51349</text:p>
          </table:table-cell>
          <table:table-cell office:value-type="float" office:value="21.84605" calcext:value-type="float">
            <text:p>21.84605</text:p>
          </table:table-cell>
          <table:table-cell office:value-type="float" office:value="9.800426" calcext:value-type="float">
            <text:p>9.800426</text:p>
          </table:table-cell>
          <table:table-cell office:value-type="float" office:value="3.350071" calcext:value-type="float">
            <text:p>3.350071</text:p>
          </table:table-cell>
          <table:table-cell office:value-type="float" office:value="1.113964" calcext:value-type="float">
            <text:p>1.113964</text:p>
          </table:table-cell>
          <table:table-cell office:value-type="float" office:value="0.4810459" calcext:value-type="float">
            <text:p>0.4810459</text:p>
          </table:table-cell>
          <table:table-cell office:value-type="float" office:value="0.3426982" calcext:value-type="float">
            <text:p>0.3426982</text:p>
          </table:table-cell>
          <table:table-cell office:value-type="float" office:value="0.3475901" calcext:value-type="float">
            <text:p>0.3475901</text:p>
          </table:table-cell>
          <table:table-cell office:value-type="float" office:value="0" calcext:value-type="float">
            <text:p>0</text:p>
          </table:table-cell>
          <table:table-cell office:value-type="float" office:value="-3074.099" calcext:value-type="float">
            <text:p>-3074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12.72264" calcext:value-type="float">
            <text:p>12.72264</text:p>
          </table:table-cell>
          <table:table-cell office:value-type="float" office:value="1088.108" calcext:value-type="float">
            <text:p>1088.10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795836" calcext:value-type="float">
            <text:p>0.09795836</text:p>
          </table:table-cell>
          <table:table-cell office:value-type="float" office:value="28.04731" calcext:value-type="float">
            <text:p>28.04731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014338" calcext:value-type="float">
            <text:p>0.007014338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3.946114" calcext:value-type="float">
            <text:p>3.946114</text:p>
          </table:table-cell>
          <table:table-cell office:value-type="float" office:value="-0.7950727" calcext:value-type="float">
            <text:p>-0.7950727</text:p>
          </table:table-cell>
          <table:table-cell office:value-type="float" office:value="-0.06413493" calcext:value-type="float">
            <text:p>-0.06413493</text:p>
          </table:table-cell>
          <table:table-cell office:value-type="float" office:value="0.000002250607" calcext:value-type="float">
            <text:p>2.250607E-06</text:p>
          </table:table-cell>
          <table:table-cell office:value-type="float" office:value="11.86703" calcext:value-type="float">
            <text:p>11.86703</text:p>
          </table:table-cell>
          <table:table-cell office:value-type="float" office:value="2.266728" calcext:value-type="float">
            <text:p>2.266728</text:p>
          </table:table-cell>
          <table:table-cell office:value-type="float" office:value="0.1317438" calcext:value-type="float">
            <text:p>0.1317438</text:p>
          </table:table-cell>
          <table:table-cell office:value-type="float" office:value="0.1221682" calcext:value-type="float">
            <text:p>0.1221682</text:p>
          </table:table-cell>
          <table:table-cell office:value-type="float" office:value="0.04117359" calcext:value-type="float">
            <text:p>0.04117359</text:p>
          </table:table-cell>
          <table:table-cell office:value-type="float" office:value="0.04218424" calcext:value-type="float">
            <text:p>0.04218424</text:p>
          </table:table-cell>
          <table:table-cell office:value-type="float" office:value="0.0163383" calcext:value-type="float">
            <text:p>0.0163383</text:p>
          </table:table-cell>
          <table:table-cell office:value-type="float" office:value="0.01246226" calcext:value-type="float">
            <text:p>0.01246226</text:p>
          </table:table-cell>
          <table:table-cell office:value-type="float" office:value="0.02793261" calcext:value-type="float">
            <text:p>0.02793261</text:p>
          </table:table-cell>
          <table:table-cell office:value-type="float" office:value="0.02438396" calcext:value-type="float">
            <text:p>0.02438396</text:p>
          </table:table-cell>
          <table:table-cell office:value-type="float" office:value="0.0206332" calcext:value-type="float">
            <text:p>0.0206332</text:p>
          </table:table-cell>
          <table:table-cell office:value-type="float" office:value="0.01945611" calcext:value-type="float">
            <text:p>0.01945611</text:p>
          </table:table-cell>
          <table:table-cell office:value-type="float" office:value="0.02170729" calcext:value-type="float">
            <text:p>0.02170729</text:p>
          </table:table-cell>
          <table:table-cell office:value-type="float" office:value="0.005429741" calcext:value-type="float">
            <text:p>0.005429741</text:p>
          </table:table-cell>
          <table:table-cell office:value-type="float" office:value="0.004368283" calcext:value-type="float">
            <text:p>0.004368283</text:p>
          </table:table-cell>
          <table:table-cell office:value-type="float" office:value="0" calcext:value-type="float">
            <text:p>0</text:p>
          </table:table-cell>
          <table:table-cell office:value-type="float" office:value="4.831153" calcext:value-type="float">
            <text:p>4.831153</text:p>
          </table:table-cell>
          <table:table-cell office:value-type="float" office:value="18.59239" calcext:value-type="float">
            <text:p>18.59239</text:p>
          </table:table-cell>
          <table:table-cell office:value-type="float" office:value="29.01181" calcext:value-type="float">
            <text:p>29.01181</text:p>
          </table:table-cell>
          <table:table-cell office:value-type="float" office:value="37.17816" calcext:value-type="float">
            <text:p>37.17816</text:p>
          </table:table-cell>
          <table:table-cell office:value-type="float" office:value="44.072" calcext:value-type="float">
            <text:p>44.072</text:p>
          </table:table-cell>
          <table:table-cell office:value-type="float" office:value="30.53634" calcext:value-type="float">
            <text:p>30.53634</text:p>
          </table:table-cell>
          <table:table-cell office:value-type="float" office:value="27.33877" calcext:value-type="float">
            <text:p>27.33877</text:p>
          </table:table-cell>
          <table:table-cell office:value-type="float" office:value="21.77601" calcext:value-type="float">
            <text:p>21.77601</text:p>
          </table:table-cell>
          <table:table-cell office:value-type="float" office:value="9.678582" calcext:value-type="float">
            <text:p>9.678582</text:p>
          </table:table-cell>
          <table:table-cell office:value-type="float" office:value="3.313124" calcext:value-type="float">
            <text:p>3.313124</text:p>
          </table:table-cell>
          <table:table-cell office:value-type="float" office:value="1.110711" calcext:value-type="float">
            <text:p>1.110711</text:p>
          </table:table-cell>
          <table:table-cell office:value-type="float" office:value="0.4850438" calcext:value-type="float">
            <text:p>0.4850438</text:p>
          </table:table-cell>
          <table:table-cell office:value-type="float" office:value="0.3444201" calcext:value-type="float">
            <text:p>0.3444201</text:p>
          </table:table-cell>
          <table:table-cell office:value-type="float" office:value="0.3475951" calcext:value-type="float">
            <text:p>0.3475951</text:p>
          </table:table-cell>
          <table:table-cell office:value-type="float" office:value="0" calcext:value-type="float">
            <text:p>0</text:p>
          </table:table-cell>
          <table:table-cell office:value-type="float" office:value="-2339.134" calcext:value-type="float">
            <text:p>-2339.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2.63452" calcext:value-type="float">
            <text:p>12.63452</text:p>
          </table:table-cell>
          <table:table-cell office:value-type="float" office:value="1088.049" calcext:value-type="float">
            <text:p>1088.04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590074" calcext:value-type="float">
            <text:p>0.09590074</text:p>
          </table:table-cell>
          <table:table-cell office:value-type="float" office:value="28.1043" calcext:value-type="float">
            <text:p>28.1043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073841" calcext:value-type="float">
            <text:p>0.007073841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4.029725" calcext:value-type="float">
            <text:p>4.029725</text:p>
          </table:table-cell>
          <table:table-cell office:value-type="float" office:value="-0.7951499" calcext:value-type="float">
            <text:p>-0.7951499</text:p>
          </table:table-cell>
          <table:table-cell office:value-type="float" office:value="-0.0641215" calcext:value-type="float">
            <text:p>-0.0641215</text:p>
          </table:table-cell>
          <table:table-cell office:value-type="float" office:value="0.000002257746" calcext:value-type="float">
            <text:p>2.257746E-06</text:p>
          </table:table-cell>
          <table:table-cell office:value-type="float" office:value="11.87179" calcext:value-type="float">
            <text:p>11.87179</text:p>
          </table:table-cell>
          <table:table-cell office:value-type="float" office:value="2.256234" calcext:value-type="float">
            <text:p>2.256234</text:p>
          </table:table-cell>
          <table:table-cell office:value-type="float" office:value="0.1068127" calcext:value-type="float">
            <text:p>0.1068127</text:p>
          </table:table-cell>
          <table:table-cell office:value-type="float" office:value="0.1071304" calcext:value-type="float">
            <text:p>0.1071304</text:p>
          </table:table-cell>
          <table:table-cell office:value-type="float" office:value="0.03699781" calcext:value-type="float">
            <text:p>0.03699781</text:p>
          </table:table-cell>
          <table:table-cell office:value-type="float" office:value="0.03910508" calcext:value-type="float">
            <text:p>0.03910508</text:p>
          </table:table-cell>
          <table:table-cell office:value-type="float" office:value="0.01592656" calcext:value-type="float">
            <text:p>0.01592656</text:p>
          </table:table-cell>
          <table:table-cell office:value-type="float" office:value="0.01232655" calcext:value-type="float">
            <text:p>0.01232655</text:p>
          </table:table-cell>
          <table:table-cell office:value-type="float" office:value="0.02779763" calcext:value-type="float">
            <text:p>0.02779763</text:p>
          </table:table-cell>
          <table:table-cell office:value-type="float" office:value="0.02421927" calcext:value-type="float">
            <text:p>0.02421927</text:p>
          </table:table-cell>
          <table:table-cell office:value-type="float" office:value="0.02057793" calcext:value-type="float">
            <text:p>0.02057793</text:p>
          </table:table-cell>
          <table:table-cell office:value-type="float" office:value="0.01944545" calcext:value-type="float">
            <text:p>0.01944545</text:p>
          </table:table-cell>
          <table:table-cell office:value-type="float" office:value="0.02166899" calcext:value-type="float">
            <text:p>0.02166899</text:p>
          </table:table-cell>
          <table:table-cell office:value-type="float" office:value="0.005435708" calcext:value-type="float">
            <text:p>0.005435708</text:p>
          </table:table-cell>
          <table:table-cell office:value-type="float" office:value="0.004366247" calcext:value-type="float">
            <text:p>0.004366247</text:p>
          </table:table-cell>
          <table:table-cell office:value-type="float" office:value="0" calcext:value-type="float">
            <text:p>0</text:p>
          </table:table-cell>
          <table:table-cell office:value-type="float" office:value="5.209054" calcext:value-type="float">
            <text:p>5.209054</text:p>
          </table:table-cell>
          <table:table-cell office:value-type="float" office:value="19.47086" calcext:value-type="float">
            <text:p>19.47086</text:p>
          </table:table-cell>
          <table:table-cell office:value-type="float" office:value="29.78299" calcext:value-type="float">
            <text:p>29.78299</text:p>
          </table:table-cell>
          <table:table-cell office:value-type="float" office:value="37.47679" calcext:value-type="float">
            <text:p>37.47679</text:p>
          </table:table-cell>
          <table:table-cell office:value-type="float" office:value="44.26539" calcext:value-type="float">
            <text:p>44.26539</text:p>
          </table:table-cell>
          <table:table-cell office:value-type="float" office:value="30.59061" calcext:value-type="float">
            <text:p>30.59061</text:p>
          </table:table-cell>
          <table:table-cell office:value-type="float" office:value="27.29368" calcext:value-type="float">
            <text:p>27.29368</text:p>
          </table:table-cell>
          <table:table-cell office:value-type="float" office:value="21.77047" calcext:value-type="float">
            <text:p>21.77047</text:p>
          </table:table-cell>
          <table:table-cell office:value-type="float" office:value="9.614716" calcext:value-type="float">
            <text:p>9.614716</text:p>
          </table:table-cell>
          <table:table-cell office:value-type="float" office:value="3.290742" calcext:value-type="float">
            <text:p>3.290742</text:p>
          </table:table-cell>
          <table:table-cell office:value-type="float" office:value="1.106779" calcext:value-type="float">
            <text:p>1.106779</text:p>
          </table:table-cell>
          <table:table-cell office:value-type="float" office:value="0.4876889" calcext:value-type="float">
            <text:p>0.4876889</text:p>
          </table:table-cell>
          <table:table-cell office:value-type="float" office:value="0.345182" calcext:value-type="float">
            <text:p>0.345182</text:p>
          </table:table-cell>
          <table:table-cell office:value-type="float" office:value="0.3476002" calcext:value-type="float">
            <text:p>0.3476002</text:p>
          </table:table-cell>
          <table:table-cell office:value-type="float" office:value="0" calcext:value-type="float">
            <text:p>0</text:p>
          </table:table-cell>
          <table:table-cell office:value-type="float" office:value="-2084.234" calcext:value-type="float">
            <text:p>-2084.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12.54633" calcext:value-type="float">
            <text:p>12.54633</text:p>
          </table:table-cell>
          <table:table-cell office:value-type="float" office:value="1087.989" calcext:value-type="float">
            <text:p>1087.9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47435" calcext:value-type="float">
            <text:p>0.09647435</text:p>
          </table:table-cell>
          <table:table-cell office:value-type="float" office:value="28.19715" calcext:value-type="float">
            <text:p>28.19715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110884" calcext:value-type="float">
            <text:p>0.007110884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4.075363" calcext:value-type="float">
            <text:p>4.075363</text:p>
          </table:table-cell>
          <table:table-cell office:value-type="float" office:value="-0.7952397" calcext:value-type="float">
            <text:p>-0.7952397</text:p>
          </table:table-cell>
          <table:table-cell office:value-type="float" office:value="-0.06410851" calcext:value-type="float">
            <text:p>-0.06410851</text:p>
          </table:table-cell>
          <table:table-cell office:value-type="float" office:value="0.000002264869" calcext:value-type="float">
            <text:p>2.264869E-06</text:p>
          </table:table-cell>
          <table:table-cell office:value-type="float" office:value="11.8451" calcext:value-type="float">
            <text:p>11.8451</text:p>
          </table:table-cell>
          <table:table-cell office:value-type="float" office:value="2.265945" calcext:value-type="float">
            <text:p>2.265945</text:p>
          </table:table-cell>
          <table:table-cell office:value-type="float" office:value="0.1066769" calcext:value-type="float">
            <text:p>0.1066769</text:p>
          </table:table-cell>
          <table:table-cell office:value-type="float" office:value="0.1079704" calcext:value-type="float">
            <text:p>0.1079704</text:p>
          </table:table-cell>
          <table:table-cell office:value-type="float" office:value="0.03725801" calcext:value-type="float">
            <text:p>0.03725801</text:p>
          </table:table-cell>
          <table:table-cell office:value-type="float" office:value="0.03878742" calcext:value-type="float">
            <text:p>0.03878742</text:p>
          </table:table-cell>
          <table:table-cell office:value-type="float" office:value="0.01572925" calcext:value-type="float">
            <text:p>0.01572925</text:p>
          </table:table-cell>
          <table:table-cell office:value-type="float" office:value="0.0121343" calcext:value-type="float">
            <text:p>0.0121343</text:p>
          </table:table-cell>
          <table:table-cell office:value-type="float" office:value="0.02762615" calcext:value-type="float">
            <text:p>0.02762615</text:p>
          </table:table-cell>
          <table:table-cell office:value-type="float" office:value="0.02407666" calcext:value-type="float">
            <text:p>0.02407666</text:p>
          </table:table-cell>
          <table:table-cell office:value-type="float" office:value="0.02052704" calcext:value-type="float">
            <text:p>0.02052704</text:p>
          </table:table-cell>
          <table:table-cell office:value-type="float" office:value="0.01943564" calcext:value-type="float">
            <text:p>0.01943564</text:p>
          </table:table-cell>
          <table:table-cell office:value-type="float" office:value="0.02163121" calcext:value-type="float">
            <text:p>0.02163121</text:p>
          </table:table-cell>
          <table:table-cell office:value-type="float" office:value="0.005436468" calcext:value-type="float">
            <text:p>0.005436468</text:p>
          </table:table-cell>
          <table:table-cell office:value-type="float" office:value="0.0043642" calcext:value-type="float">
            <text:p>0.0043642</text:p>
          </table:table-cell>
          <table:table-cell office:value-type="float" office:value="0" calcext:value-type="float">
            <text:p>0</text:p>
          </table:table-cell>
          <table:table-cell office:value-type="float" office:value="5.51537" calcext:value-type="float">
            <text:p>5.51537</text:p>
          </table:table-cell>
          <table:table-cell office:value-type="float" office:value="20.45508" calcext:value-type="float">
            <text:p>20.45508</text:p>
          </table:table-cell>
          <table:table-cell office:value-type="float" office:value="30.51932" calcext:value-type="float">
            <text:p>30.51932</text:p>
          </table:table-cell>
          <table:table-cell office:value-type="float" office:value="37.75171" calcext:value-type="float">
            <text:p>37.75171</text:p>
          </table:table-cell>
          <table:table-cell office:value-type="float" office:value="44.40329" calcext:value-type="float">
            <text:p>44.40329</text:p>
          </table:table-cell>
          <table:table-cell office:value-type="float" office:value="30.64639" calcext:value-type="float">
            <text:p>30.64639</text:p>
          </table:table-cell>
          <table:table-cell office:value-type="float" office:value="27.28573" calcext:value-type="float">
            <text:p>27.28573</text:p>
          </table:table-cell>
          <table:table-cell office:value-type="float" office:value="21.78928" calcext:value-type="float">
            <text:p>21.78928</text:p>
          </table:table-cell>
          <table:table-cell office:value-type="float" office:value="9.587718" calcext:value-type="float">
            <text:p>9.587718</text:p>
          </table:table-cell>
          <table:table-cell office:value-type="float" office:value="3.279569" calcext:value-type="float">
            <text:p>3.279569</text:p>
          </table:table-cell>
          <table:table-cell office:value-type="float" office:value="1.104008" calcext:value-type="float">
            <text:p>1.104008</text:p>
          </table:table-cell>
          <table:table-cell office:value-type="float" office:value="0.4899549" calcext:value-type="float">
            <text:p>0.4899549</text:p>
          </table:table-cell>
          <table:table-cell office:value-type="float" office:value="0.3453981" calcext:value-type="float">
            <text:p>0.3453981</text:p>
          </table:table-cell>
          <table:table-cell office:value-type="float" office:value="0.3476054" calcext:value-type="float">
            <text:p>0.3476054</text:p>
          </table:table-cell>
          <table:table-cell office:value-type="float" office:value="0" calcext:value-type="float">
            <text:p>0</text:p>
          </table:table-cell>
          <table:table-cell office:value-type="float" office:value="-1564.665" calcext:value-type="float">
            <text:p>-1564.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12.45937" calcext:value-type="float">
            <text:p>12.45937</text:p>
          </table:table-cell>
          <table:table-cell office:value-type="float" office:value="1087.929" calcext:value-type="float">
            <text:p>1087.92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65239" calcext:value-type="float">
            <text:p>0.09665239</text:p>
          </table:table-cell>
          <table:table-cell office:value-type="float" office:value="28.31028" calcext:value-type="float">
            <text:p>28.31028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13451" calcext:value-type="float">
            <text:p>0.00713451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4.100477" calcext:value-type="float">
            <text:p>4.100477</text:p>
          </table:table-cell>
          <table:table-cell office:value-type="float" office:value="-0.7953273" calcext:value-type="float">
            <text:p>-0.7953273</text:p>
          </table:table-cell>
          <table:table-cell office:value-type="float" office:value="-0.06409556" calcext:value-type="float">
            <text:p>-0.06409556</text:p>
          </table:table-cell>
          <table:table-cell office:value-type="float" office:value="0.000002271877" calcext:value-type="float">
            <text:p>2.271877E-06</text:p>
          </table:table-cell>
          <table:table-cell office:value-type="float" office:value="11.82415" calcext:value-type="float">
            <text:p>11.82415</text:p>
          </table:table-cell>
          <table:table-cell office:value-type="float" office:value="2.261326" calcext:value-type="float">
            <text:p>2.261326</text:p>
          </table:table-cell>
          <table:table-cell office:value-type="float" office:value="0.1051936" calcext:value-type="float">
            <text:p>0.1051936</text:p>
          </table:table-cell>
          <table:table-cell office:value-type="float" office:value="0.1075153" calcext:value-type="float">
            <text:p>0.1075153</text:p>
          </table:table-cell>
          <table:table-cell office:value-type="float" office:value="0.03700245" calcext:value-type="float">
            <text:p>0.03700245</text:p>
          </table:table-cell>
          <table:table-cell office:value-type="float" office:value="0.03833488" calcext:value-type="float">
            <text:p>0.03833488</text:p>
          </table:table-cell>
          <table:table-cell office:value-type="float" office:value="0.01561342" calcext:value-type="float">
            <text:p>0.01561342</text:p>
          </table:table-cell>
          <table:table-cell office:value-type="float" office:value="0.01203863" calcext:value-type="float">
            <text:p>0.01203863</text:p>
          </table:table-cell>
          <table:table-cell office:value-type="float" office:value="0.02747977" calcext:value-type="float">
            <text:p>0.02747977</text:p>
          </table:table-cell>
          <table:table-cell office:value-type="float" office:value="0.02395208" calcext:value-type="float">
            <text:p>0.02395208</text:p>
          </table:table-cell>
          <table:table-cell office:value-type="float" office:value="0.02048275" calcext:value-type="float">
            <text:p>0.02048275</text:p>
          </table:table-cell>
          <table:table-cell office:value-type="float" office:value="0.01942759" calcext:value-type="float">
            <text:p>0.01942759</text:p>
          </table:table-cell>
          <table:table-cell office:value-type="float" office:value="0.0215948" calcext:value-type="float">
            <text:p>0.0215948</text:p>
          </table:table-cell>
          <table:table-cell office:value-type="float" office:value="0.00543261" calcext:value-type="float">
            <text:p>0.00543261</text:p>
          </table:table-cell>
          <table:table-cell office:value-type="float" office:value="0.004362122" calcext:value-type="float">
            <text:p>0.004362122</text:p>
          </table:table-cell>
          <table:table-cell office:value-type="float" office:value="0" calcext:value-type="float">
            <text:p>0</text:p>
          </table:table-cell>
          <table:table-cell office:value-type="float" office:value="5.828692" calcext:value-type="float">
            <text:p>5.828692</text:p>
          </table:table-cell>
          <table:table-cell office:value-type="float" office:value="21.4086" calcext:value-type="float">
            <text:p>21.4086</text:p>
          </table:table-cell>
          <table:table-cell office:value-type="float" office:value="31.26312" calcext:value-type="float">
            <text:p>31.26312</text:p>
          </table:table-cell>
          <table:table-cell office:value-type="float" office:value="38.03783" calcext:value-type="float">
            <text:p>38.03783</text:p>
          </table:table-cell>
          <table:table-cell office:value-type="float" office:value="44.55545" calcext:value-type="float">
            <text:p>44.55545</text:p>
          </table:table-cell>
          <table:table-cell office:value-type="float" office:value="30.7006" calcext:value-type="float">
            <text:p>30.7006</text:p>
          </table:table-cell>
          <table:table-cell office:value-type="float" office:value="27.29313" calcext:value-type="float">
            <text:p>27.29313</text:p>
          </table:table-cell>
          <table:table-cell office:value-type="float" office:value="21.81879" calcext:value-type="float">
            <text:p>21.81879</text:p>
          </table:table-cell>
          <table:table-cell office:value-type="float" office:value="9.581559" calcext:value-type="float">
            <text:p>9.581559</text:p>
          </table:table-cell>
          <table:table-cell office:value-type="float" office:value="3.276097" calcext:value-type="float">
            <text:p>3.276097</text:p>
          </table:table-cell>
          <table:table-cell office:value-type="float" office:value="1.102715" calcext:value-type="float">
            <text:p>1.102715</text:p>
          </table:table-cell>
          <table:table-cell office:value-type="float" office:value="0.4921399" calcext:value-type="float">
            <text:p>0.4921399</text:p>
          </table:table-cell>
          <table:table-cell office:value-type="float" office:value="0.3451463" calcext:value-type="float">
            <text:p>0.3451463</text:p>
          </table:table-cell>
          <table:table-cell office:value-type="float" office:value="0.3476105" calcext:value-type="float">
            <text:p>0.3476105</text:p>
          </table:table-cell>
          <table:table-cell office:value-type="float" office:value="0" calcext:value-type="float">
            <text:p>0</text:p>
          </table:table-cell>
          <table:table-cell office:value-type="float" office:value="-1144.427" calcext:value-type="float">
            <text:p>-1144.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12.36008" calcext:value-type="float">
            <text:p>12.36008</text:p>
          </table:table-cell>
          <table:table-cell office:value-type="float" office:value="1087.865" calcext:value-type="float">
            <text:p>1087.86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822054" calcext:value-type="float">
            <text:p>0.09822054</text:p>
          </table:table-cell>
          <table:table-cell office:value-type="float" office:value="28.45017" calcext:value-type="float">
            <text:p>28.45017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149983" calcext:value-type="float">
            <text:p>0.007149983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4.114356" calcext:value-type="float">
            <text:p>4.114356</text:p>
          </table:table-cell>
          <table:table-cell office:value-type="float" office:value="-0.795444" calcext:value-type="float">
            <text:p>-0.795444</text:p>
          </table:table-cell>
          <table:table-cell office:value-type="float" office:value="-0.06408362" calcext:value-type="float">
            <text:p>-0.06408362</text:p>
          </table:table-cell>
          <table:table-cell office:value-type="float" office:value="0.000002278765" calcext:value-type="float">
            <text:p>2.278765E-06</text:p>
          </table:table-cell>
          <table:table-cell office:value-type="float" office:value="11.76684" calcext:value-type="float">
            <text:p>11.76684</text:p>
          </table:table-cell>
          <table:table-cell office:value-type="float" office:value="2.264017" calcext:value-type="float">
            <text:p>2.264017</text:p>
          </table:table-cell>
          <table:table-cell office:value-type="float" office:value="0.1167745" calcext:value-type="float">
            <text:p>0.1167745</text:p>
          </table:table-cell>
          <table:table-cell office:value-type="float" office:value="0.1145966" calcext:value-type="float">
            <text:p>0.1145966</text:p>
          </table:table-cell>
          <table:table-cell office:value-type="float" office:value="0.03898272" calcext:value-type="float">
            <text:p>0.03898272</text:p>
          </table:table-cell>
          <table:table-cell office:value-type="float" office:value="0.03989039" calcext:value-type="float">
            <text:p>0.03989039</text:p>
          </table:table-cell>
          <table:table-cell office:value-type="float" office:value="0.01575098" calcext:value-type="float">
            <text:p>0.01575098</text:p>
          </table:table-cell>
          <table:table-cell office:value-type="float" office:value="0.01205715" calcext:value-type="float">
            <text:p>0.01205715</text:p>
          </table:table-cell>
          <table:table-cell office:value-type="float" office:value="0.02735978" calcext:value-type="float">
            <text:p>0.02735978</text:p>
          </table:table-cell>
          <table:table-cell office:value-type="float" office:value="0.02384431" calcext:value-type="float">
            <text:p>0.02384431</text:p>
          </table:table-cell>
          <table:table-cell office:value-type="float" office:value="0.02044543" calcext:value-type="float">
            <text:p>0.02044543</text:p>
          </table:table-cell>
          <table:table-cell office:value-type="float" office:value="0.0194212" calcext:value-type="float">
            <text:p>0.0194212</text:p>
          </table:table-cell>
          <table:table-cell office:value-type="float" office:value="0.02155955" calcext:value-type="float">
            <text:p>0.02155955</text:p>
          </table:table-cell>
          <table:table-cell office:value-type="float" office:value="0.005425829" calcext:value-type="float">
            <text:p>0.005425829</text:p>
          </table:table-cell>
          <table:table-cell office:value-type="float" office:value="0.004360036" calcext:value-type="float">
            <text:p>0.004360036</text:p>
          </table:table-cell>
          <table:table-cell office:value-type="float" office:value="0" calcext:value-type="float">
            <text:p>0</text:p>
          </table:table-cell>
          <table:table-cell office:value-type="float" office:value="6.179217" calcext:value-type="float">
            <text:p>6.179217</text:p>
          </table:table-cell>
          <table:table-cell office:value-type="float" office:value="22.56551" calcext:value-type="float">
            <text:p>22.56551</text:p>
          </table:table-cell>
          <table:table-cell office:value-type="float" office:value="32.10091" calcext:value-type="float">
            <text:p>32.10091</text:p>
          </table:table-cell>
          <table:table-cell office:value-type="float" office:value="38.35298" calcext:value-type="float">
            <text:p>38.35298</text:p>
          </table:table-cell>
          <table:table-cell office:value-type="float" office:value="44.72454" calcext:value-type="float">
            <text:p>44.72454</text:p>
          </table:table-cell>
          <table:table-cell office:value-type="float" office:value="30.75502" calcext:value-type="float">
            <text:p>30.75502</text:p>
          </table:table-cell>
          <table:table-cell office:value-type="float" office:value="27.30811" calcext:value-type="float">
            <text:p>27.30811</text:p>
          </table:table-cell>
          <table:table-cell office:value-type="float" office:value="21.85357" calcext:value-type="float">
            <text:p>21.85357</text:p>
          </table:table-cell>
          <table:table-cell office:value-type="float" office:value="9.586757" calcext:value-type="float">
            <text:p>9.586757</text:p>
          </table:table-cell>
          <table:table-cell office:value-type="float" office:value="3.277421" calcext:value-type="float">
            <text:p>3.277421</text:p>
          </table:table-cell>
          <table:table-cell office:value-type="float" office:value="1.102922" calcext:value-type="float">
            <text:p>1.102922</text:p>
          </table:table-cell>
          <table:table-cell office:value-type="float" office:value="0.494405" calcext:value-type="float">
            <text:p>0.494405</text:p>
          </table:table-cell>
          <table:table-cell office:value-type="float" office:value="0.3446245" calcext:value-type="float">
            <text:p>0.3446245</text:p>
          </table:table-cell>
          <table:table-cell office:value-type="float" office:value="0.3476156" calcext:value-type="float">
            <text:p>0.3476156</text:p>
          </table:table-cell>
          <table:table-cell office:value-type="float" office:value="0" calcext:value-type="float">
            <text:p>0</text:p>
          </table:table-cell>
          <table:table-cell office:value-type="float" office:value="-564.0242" calcext:value-type="float">
            <text:p>-564.0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12.25699" calcext:value-type="float">
            <text:p>12.25699</text:p>
          </table:table-cell>
          <table:table-cell office:value-type="float" office:value="1087.796" calcext:value-type="float">
            <text:p>1087.79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928661" calcext:value-type="float">
            <text:p>0.09928661</text:p>
          </table:table-cell>
          <table:table-cell office:value-type="float" office:value="28.60322" calcext:value-type="float">
            <text:p>28.60322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1606" calcext:value-type="float">
            <text:p>0.0071606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4.122718" calcext:value-type="float">
            <text:p>4.122718</text:p>
          </table:table-cell>
          <table:table-cell office:value-type="float" office:value="-0.7955724" calcext:value-type="float">
            <text:p>-0.7955724</text:p>
          </table:table-cell>
          <table:table-cell office:value-type="float" office:value="-0.06407156" calcext:value-type="float">
            <text:p>-0.06407156</text:p>
          </table:table-cell>
          <table:table-cell office:value-type="float" office:value="0.000002285565" calcext:value-type="float">
            <text:p>2.285565E-06</text:p>
          </table:table-cell>
          <table:table-cell office:value-type="float" office:value="11.70438" calcext:value-type="float">
            <text:p>11.70438</text:p>
          </table:table-cell>
          <table:table-cell office:value-type="float" office:value="2.256434" calcext:value-type="float">
            <text:p>2.256434</text:p>
          </table:table-cell>
          <table:table-cell office:value-type="float" office:value="0.1226136" calcext:value-type="float">
            <text:p>0.1226136</text:p>
          </table:table-cell>
          <table:table-cell office:value-type="float" office:value="0.1182201" calcext:value-type="float">
            <text:p>0.1182201</text:p>
          </table:table-cell>
          <table:table-cell office:value-type="float" office:value="0.04019022" calcext:value-type="float">
            <text:p>0.04019022</text:p>
          </table:table-cell>
          <table:table-cell office:value-type="float" office:value="0.04121794" calcext:value-type="float">
            <text:p>0.04121794</text:p>
          </table:table-cell>
          <table:table-cell office:value-type="float" office:value="0.01599766" calcext:value-type="float">
            <text:p>0.01599766</text:p>
          </table:table-cell>
          <table:table-cell office:value-type="float" office:value="0.01216271" calcext:value-type="float">
            <text:p>0.01216271</text:p>
          </table:table-cell>
          <table:table-cell office:value-type="float" office:value="0.02728262" calcext:value-type="float">
            <text:p>0.02728262</text:p>
          </table:table-cell>
          <table:table-cell office:value-type="float" office:value="0.02375245" calcext:value-type="float">
            <text:p>0.02375245</text:p>
          </table:table-cell>
          <table:table-cell office:value-type="float" office:value="0.02041459" calcext:value-type="float">
            <text:p>0.02041459</text:p>
          </table:table-cell>
          <table:table-cell office:value-type="float" office:value="0.0194163" calcext:value-type="float">
            <text:p>0.0194163</text:p>
          </table:table-cell>
          <table:table-cell office:value-type="float" office:value="0.02152468" calcext:value-type="float">
            <text:p>0.02152468</text:p>
          </table:table-cell>
          <table:table-cell office:value-type="float" office:value="0.005418012" calcext:value-type="float">
            <text:p>0.005418012</text:p>
          </table:table-cell>
          <table:table-cell office:value-type="float" office:value="0.004357943" calcext:value-type="float">
            <text:p>0.004357943</text:p>
          </table:table-cell>
          <table:table-cell office:value-type="float" office:value="0" calcext:value-type="float">
            <text:p>0</text:p>
          </table:table-cell>
          <table:table-cell office:value-type="float" office:value="6.556993" calcext:value-type="float">
            <text:p>6.556993</text:p>
          </table:table-cell>
          <table:table-cell office:value-type="float" office:value="23.74844" calcext:value-type="float">
            <text:p>23.74844</text:p>
          </table:table-cell>
          <table:table-cell office:value-type="float" office:value="32.99862" calcext:value-type="float">
            <text:p>32.99862</text:p>
          </table:table-cell>
          <table:table-cell office:value-type="float" office:value="38.69761" calcext:value-type="float">
            <text:p>38.69761</text:p>
          </table:table-cell>
          <table:table-cell office:value-type="float" office:value="44.91772" calcext:value-type="float">
            <text:p>44.91772</text:p>
          </table:table-cell>
          <table:table-cell office:value-type="float" office:value="30.81357" calcext:value-type="float">
            <text:p>30.81357</text:p>
          </table:table-cell>
          <table:table-cell office:value-type="float" office:value="27.31951" calcext:value-type="float">
            <text:p>27.31951</text:p>
          </table:table-cell>
          <table:table-cell office:value-type="float" office:value="21.8918" calcext:value-type="float">
            <text:p>21.8918</text:p>
          </table:table-cell>
          <table:table-cell office:value-type="float" office:value="9.598085" calcext:value-type="float">
            <text:p>9.598085</text:p>
          </table:table-cell>
          <table:table-cell office:value-type="float" office:value="3.281746" calcext:value-type="float">
            <text:p>3.281746</text:p>
          </table:table-cell>
          <table:table-cell office:value-type="float" office:value="1.10426" calcext:value-type="float">
            <text:p>1.10426</text:p>
          </table:table-cell>
          <table:table-cell office:value-type="float" office:value="0.4967027" calcext:value-type="float">
            <text:p>0.4967027</text:p>
          </table:table-cell>
          <table:table-cell office:value-type="float" office:value="0.3440453" calcext:value-type="float">
            <text:p>0.3440453</text:p>
          </table:table-cell>
          <table:table-cell office:value-type="float" office:value="0.3476207" calcext:value-type="float">
            <text:p>0.3476207</text:p>
          </table:table-cell>
          <table:table-cell office:value-type="float" office:value="0" calcext:value-type="float">
            <text:p>0</text:p>
          </table:table-cell>
          <table:table-cell office:value-type="float" office:value="44.06678" calcext:value-type="float">
            <text:p>44.06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12.14639" calcext:value-type="float">
            <text:p>12.14639</text:p>
          </table:table-cell>
          <table:table-cell office:value-type="float" office:value="1087.722" calcext:value-type="float">
            <text:p>1087.72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011679" calcext:value-type="float">
            <text:p>0.1011679</text:p>
          </table:table-cell>
          <table:table-cell office:value-type="float" office:value="28.77116" calcext:value-type="float">
            <text:p>28.77116</text:p>
          </table:table-cell>
          <table:table-cell office:value-type="float" office:value="0.5164223" calcext:value-type="float">
            <text:p>0.5164223</text:p>
          </table:table-cell>
          <table:table-cell office:value-type="float" office:value="0.007167935" calcext:value-type="float">
            <text:p>0.007167935</text:p>
          </table:table-cell>
          <table:table-cell office:value-type="float" office:value="0.2091001" calcext:value-type="float">
            <text:p>0.2091001</text:p>
          </table:table-cell>
          <table:table-cell office:value-type="float" office:value="4.127442" calcext:value-type="float">
            <text:p>4.127442</text:p>
          </table:table-cell>
          <table:table-cell office:value-type="float" office:value="-0.7957199" calcext:value-type="float">
            <text:p>-0.7957199</text:p>
          </table:table-cell>
          <table:table-cell office:value-type="float" office:value="-0.06405929" calcext:value-type="float">
            <text:p>-0.06405929</text:p>
          </table:table-cell>
          <table:table-cell office:value-type="float" office:value="0.000002292331" calcext:value-type="float">
            <text:p>2.292331E-06</text:p>
          </table:table-cell>
          <table:table-cell office:value-type="float" office:value="11.60381" calcext:value-type="float">
            <text:p>11.60381</text:p>
          </table:table-cell>
          <table:table-cell office:value-type="float" office:value="2.251252" calcext:value-type="float">
            <text:p>2.251252</text:p>
          </table:table-cell>
          <table:table-cell office:value-type="float" office:value="0.1384628" calcext:value-type="float">
            <text:p>0.1384628</text:p>
          </table:table-cell>
          <table:table-cell office:value-type="float" office:value="0.126005" calcext:value-type="float">
            <text:p>0.126005</text:p>
          </table:table-cell>
          <table:table-cell office:value-type="float" office:value="0.04238834" calcext:value-type="float">
            <text:p>0.04238834</text:p>
          </table:table-cell>
          <table:table-cell office:value-type="float" office:value="0.0432207" calcext:value-type="float">
            <text:p>0.0432207</text:p>
          </table:table-cell>
          <table:table-cell office:value-type="float" office:value="0.01630389" calcext:value-type="float">
            <text:p>0.01630389</text:p>
          </table:table-cell>
          <table:table-cell office:value-type="float" office:value="0.01227043" calcext:value-type="float">
            <text:p>0.01227043</text:p>
          </table:table-cell>
          <table:table-cell office:value-type="float" office:value="0.02723085" calcext:value-type="float">
            <text:p>0.02723085</text:p>
          </table:table-cell>
          <table:table-cell office:value-type="float" office:value="0.02367516" calcext:value-type="float">
            <text:p>0.02367516</text:p>
          </table:table-cell>
          <table:table-cell office:value-type="float" office:value="0.02038933" calcext:value-type="float">
            <text:p>0.02038933</text:p>
          </table:table-cell>
          <table:table-cell office:value-type="float" office:value="0.01941285" calcext:value-type="float">
            <text:p>0.01941285</text:p>
          </table:table-cell>
          <table:table-cell office:value-type="float" office:value="0.02149042" calcext:value-type="float">
            <text:p>0.02149042</text:p>
          </table:table-cell>
          <table:table-cell office:value-type="float" office:value="0.005409411" calcext:value-type="float">
            <text:p>0.005409411</text:p>
          </table:table-cell>
          <table:table-cell office:value-type="float" office:value="0.004355818" calcext:value-type="float">
            <text:p>0.004355818</text:p>
          </table:table-cell>
          <table:table-cell office:value-type="float" office:value="0" calcext:value-type="float">
            <text:p>0</text:p>
          </table:table-cell>
          <table:table-cell office:value-type="float" office:value="6.932736" calcext:value-type="float">
            <text:p>6.932736</text:p>
          </table:table-cell>
          <table:table-cell office:value-type="float" office:value="25.05148" calcext:value-type="float">
            <text:p>25.05148</text:p>
          </table:table-cell>
          <table:table-cell office:value-type="float" office:value="33.97971" calcext:value-type="float">
            <text:p>33.97971</text:p>
          </table:table-cell>
          <table:table-cell office:value-type="float" office:value="39.06324" calcext:value-type="float">
            <text:p>39.06324</text:p>
          </table:table-cell>
          <table:table-cell office:value-type="float" office:value="45.12436" calcext:value-type="float">
            <text:p>45.12436</text:p>
          </table:table-cell>
          <table:table-cell office:value-type="float" office:value="30.87343" calcext:value-type="float">
            <text:p>30.87343</text:p>
          </table:table-cell>
          <table:table-cell office:value-type="float" office:value="27.33292" calcext:value-type="float">
            <text:p>27.33292</text:p>
          </table:table-cell>
          <table:table-cell office:value-type="float" office:value="21.93271" calcext:value-type="float">
            <text:p>21.93271</text:p>
          </table:table-cell>
          <table:table-cell office:value-type="float" office:value="9.612851" calcext:value-type="float">
            <text:p>9.612851</text:p>
          </table:table-cell>
          <table:table-cell office:value-type="float" office:value="3.287942" calcext:value-type="float">
            <text:p>3.287942</text:p>
          </table:table-cell>
          <table:table-cell office:value-type="float" office:value="1.106398" calcext:value-type="float">
            <text:p>1.106398</text:p>
          </table:table-cell>
          <table:table-cell office:value-type="float" office:value="0.4991319" calcext:value-type="float">
            <text:p>0.4991319</text:p>
          </table:table-cell>
          <table:table-cell office:value-type="float" office:value="0.3433681" calcext:value-type="float">
            <text:p>0.3433681</text:p>
          </table:table-cell>
          <table:table-cell office:value-type="float" office:value="0.3476258" calcext:value-type="float">
            <text:p>0.3476258</text:p>
          </table:table-cell>
          <table:table-cell office:value-type="float" office:value="0" calcext:value-type="float">
            <text:p>0</text:p>
          </table:table-cell>
          <table:table-cell office:value-type="float" office:value="750.9815" calcext:value-type="float">
            <text:p>750.9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8424" calcext:value-type="float">
            <text:p>-2.9484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12.04916" calcext:value-type="float">
            <text:p>12.04916</text:p>
          </table:table-cell>
          <table:table-cell office:value-type="float" office:value="1087.507" calcext:value-type="float">
            <text:p>1087.50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354417" calcext:value-type="float">
            <text:p>0.09354417</text:p>
          </table:table-cell>
          <table:table-cell office:value-type="float" office:value="28.92061" calcext:value-type="float">
            <text:p>28.92061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8869" calcext:value-type="float">
            <text:p>0.00718869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514" calcext:value-type="float">
            <text:p>4.13514</text:p>
          </table:table-cell>
          <table:table-cell office:value-type="float" office:value="-0.7959029" calcext:value-type="float">
            <text:p>-0.7959029</text:p>
          </table:table-cell>
          <table:table-cell office:value-type="float" office:value="-0.06449025" calcext:value-type="float">
            <text:p>-0.06449025</text:p>
          </table:table-cell>
          <table:table-cell office:value-type="float" office:value="0.000002301572" calcext:value-type="float">
            <text:p>2.301572E-06</text:p>
          </table:table-cell>
          <table:table-cell office:value-type="float" office:value="11.59588" calcext:value-type="float">
            <text:p>11.59588</text:p>
          </table:table-cell>
          <table:table-cell office:value-type="float" office:value="1.782788" calcext:value-type="float">
            <text:p>1.782788</text:p>
          </table:table-cell>
          <table:table-cell office:value-type="float" office:value="0.1326434" calcext:value-type="float">
            <text:p>0.1326434</text:p>
          </table:table-cell>
          <table:table-cell office:value-type="float" office:value="0.1103782" calcext:value-type="float">
            <text:p>0.1103782</text:p>
          </table:table-cell>
          <table:table-cell office:value-type="float" office:value="0.03902191" calcext:value-type="float">
            <text:p>0.03902191</text:p>
          </table:table-cell>
          <table:table-cell office:value-type="float" office:value="0.04006231" calcext:value-type="float">
            <text:p>0.04006231</text:p>
          </table:table-cell>
          <table:table-cell office:value-type="float" office:value="0.01594851" calcext:value-type="float">
            <text:p>0.01594851</text:p>
          </table:table-cell>
          <table:table-cell office:value-type="float" office:value="0.01267066" calcext:value-type="float">
            <text:p>0.01267066</text:p>
          </table:table-cell>
          <table:table-cell office:value-type="float" office:value="0.02722386" calcext:value-type="float">
            <text:p>0.02722386</text:p>
          </table:table-cell>
          <table:table-cell office:value-type="float" office:value="0.02361046" calcext:value-type="float">
            <text:p>0.02361046</text:p>
          </table:table-cell>
          <table:table-cell office:value-type="float" office:value="0.02036533" calcext:value-type="float">
            <text:p>0.02036533</text:p>
          </table:table-cell>
          <table:table-cell office:value-type="float" office:value="0.01940627" calcext:value-type="float">
            <text:p>0.01940627</text:p>
          </table:table-cell>
          <table:table-cell office:value-type="float" office:value="0.02143967" calcext:value-type="float">
            <text:p>0.02143967</text:p>
          </table:table-cell>
          <table:table-cell office:value-type="float" office:value="0.005396295" calcext:value-type="float">
            <text:p>0.005396295</text:p>
          </table:table-cell>
          <table:table-cell office:value-type="float" office:value="0.00435202" calcext:value-type="float">
            <text:p>0.00435202</text:p>
          </table:table-cell>
          <table:table-cell office:value-type="float" office:value="0" calcext:value-type="float">
            <text:p>0</text:p>
          </table:table-cell>
          <table:table-cell office:value-type="float" office:value="4.97885" calcext:value-type="float">
            <text:p>4.97885</text:p>
          </table:table-cell>
          <table:table-cell office:value-type="float" office:value="20.343" calcext:value-type="float">
            <text:p>20.343</text:p>
          </table:table-cell>
          <table:table-cell office:value-type="float" office:value="36.64816" calcext:value-type="float">
            <text:p>36.64816</text:p>
          </table:table-cell>
          <table:table-cell office:value-type="float" office:value="41.4516" calcext:value-type="float">
            <text:p>41.4516</text:p>
          </table:table-cell>
          <table:table-cell office:value-type="float" office:value="47.54352" calcext:value-type="float">
            <text:p>47.54352</text:p>
          </table:table-cell>
          <table:table-cell office:value-type="float" office:value="31.37049" calcext:value-type="float">
            <text:p>31.37049</text:p>
          </table:table-cell>
          <table:table-cell office:value-type="float" office:value="26.34388" calcext:value-type="float">
            <text:p>26.34388</text:p>
          </table:table-cell>
          <table:table-cell office:value-type="float" office:value="22.10067" calcext:value-type="float">
            <text:p>22.10067</text:p>
          </table:table-cell>
          <table:table-cell office:value-type="float" office:value="9.630385" calcext:value-type="float">
            <text:p>9.630385</text:p>
          </table:table-cell>
          <table:table-cell office:value-type="float" office:value="3.292236" calcext:value-type="float">
            <text:p>3.292236</text:p>
          </table:table-cell>
          <table:table-cell office:value-type="float" office:value="1.107228" calcext:value-type="float">
            <text:p>1.107228</text:p>
          </table:table-cell>
          <table:table-cell office:value-type="float" office:value="0.4999815" calcext:value-type="float">
            <text:p>0.4999815</text:p>
          </table:table-cell>
          <table:table-cell office:value-type="float" office:value="0.3414004" calcext:value-type="float">
            <text:p>0.3414004</text:p>
          </table:table-cell>
          <table:table-cell office:value-type="float" office:value="0.3476397" calcext:value-type="float">
            <text:p>0.3476397</text:p>
          </table:table-cell>
          <table:table-cell office:value-type="float" office:value="0" calcext:value-type="float">
            <text:p>0</text:p>
          </table:table-cell>
          <table:table-cell office:value-type="float" office:value="-842.1336" calcext:value-type="float">
            <text:p>-842.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358" calcext:value-type="float">
            <text:p>-2.9493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1.9817" calcext:value-type="float">
            <text:p>11.9817</text:p>
          </table:table-cell>
          <table:table-cell office:value-type="float" office:value="1087.455" calcext:value-type="float">
            <text:p>1087.45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727477" calcext:value-type="float">
            <text:p>0.08727477</text:p>
          </table:table-cell>
          <table:table-cell office:value-type="float" office:value="29.04012" calcext:value-type="float">
            <text:p>29.04012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89772" calcext:value-type="float">
            <text:p>0.007189772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5415" calcext:value-type="float">
            <text:p>4.135415</text:p>
          </table:table-cell>
          <table:table-cell office:value-type="float" office:value="-0.7961084" calcext:value-type="float">
            <text:p>-0.7961084</text:p>
          </table:table-cell>
          <table:table-cell office:value-type="float" office:value="-0.06585622" calcext:value-type="float">
            <text:p>-0.06585622</text:p>
          </table:table-cell>
          <table:table-cell office:value-type="float" office:value="0.000002313997" calcext:value-type="float">
            <text:p>2.313997E-06</text:p>
          </table:table-cell>
          <table:table-cell office:value-type="float" office:value="11.61862" calcext:value-type="float">
            <text:p>11.61862</text:p>
          </table:table-cell>
          <table:table-cell office:value-type="float" office:value="1.432346" calcext:value-type="float">
            <text:p>1.432346</text:p>
          </table:table-cell>
          <table:table-cell office:value-type="float" office:value="0.09680782" calcext:value-type="float">
            <text:p>0.09680782</text:p>
          </table:table-cell>
          <table:table-cell office:value-type="float" office:value="0.09301107" calcext:value-type="float">
            <text:p>0.09301107</text:p>
          </table:table-cell>
          <table:table-cell office:value-type="float" office:value="0.03539388" calcext:value-type="float">
            <text:p>0.03539388</text:p>
          </table:table-cell>
          <table:table-cell office:value-type="float" office:value="0.03584938" calcext:value-type="float">
            <text:p>0.03584938</text:p>
          </table:table-cell>
          <table:table-cell office:value-type="float" office:value="0.01568955" calcext:value-type="float">
            <text:p>0.01568955</text:p>
          </table:table-cell>
          <table:table-cell office:value-type="float" office:value="0.01219646" calcext:value-type="float">
            <text:p>0.01219646</text:p>
          </table:table-cell>
          <table:table-cell office:value-type="float" office:value="0.02716135" calcext:value-type="float">
            <text:p>0.02716135</text:p>
          </table:table-cell>
          <table:table-cell office:value-type="float" office:value="0.02356002" calcext:value-type="float">
            <text:p>0.02356002</text:p>
          </table:table-cell>
          <table:table-cell office:value-type="float" office:value="0.02034939" calcext:value-type="float">
            <text:p>0.02034939</text:p>
          </table:table-cell>
          <table:table-cell office:value-type="float" office:value="0.01940595" calcext:value-type="float">
            <text:p>0.01940595</text:p>
          </table:table-cell>
          <table:table-cell office:value-type="float" office:value="0.02140729" calcext:value-type="float">
            <text:p>0.02140729</text:p>
          </table:table-cell>
          <table:table-cell office:value-type="float" office:value="0.005388246" calcext:value-type="float">
            <text:p>0.005388246</text:p>
          </table:table-cell>
          <table:table-cell office:value-type="float" office:value="0.004349875" calcext:value-type="float">
            <text:p>0.004349875</text:p>
          </table:table-cell>
          <table:table-cell office:value-type="float" office:value="0" calcext:value-type="float">
            <text:p>0</text:p>
          </table:table-cell>
          <table:table-cell office:value-type="float" office:value="7.125953" calcext:value-type="float">
            <text:p>7.125953</text:p>
          </table:table-cell>
          <table:table-cell office:value-type="float" office:value="19.14187" calcext:value-type="float">
            <text:p>19.14187</text:p>
          </table:table-cell>
          <table:table-cell office:value-type="float" office:value="32.84673" calcext:value-type="float">
            <text:p>32.84673</text:p>
          </table:table-cell>
          <table:table-cell office:value-type="float" office:value="41.33584" calcext:value-type="float">
            <text:p>41.33584</text:p>
          </table:table-cell>
          <table:table-cell office:value-type="float" office:value="49.39808" calcext:value-type="float">
            <text:p>49.39808</text:p>
          </table:table-cell>
          <table:table-cell office:value-type="float" office:value="33.31997" calcext:value-type="float">
            <text:p>33.31997</text:p>
          </table:table-cell>
          <table:table-cell office:value-type="float" office:value="25.26529" calcext:value-type="float">
            <text:p>25.26529</text:p>
          </table:table-cell>
          <table:table-cell office:value-type="float" office:value="22.36815" calcext:value-type="float">
            <text:p>22.36815</text:p>
          </table:table-cell>
          <table:table-cell office:value-type="float" office:value="9.679901" calcext:value-type="float">
            <text:p>9.679901</text:p>
          </table:table-cell>
          <table:table-cell office:value-type="float" office:value="3.302236" calcext:value-type="float">
            <text:p>3.302236</text:p>
          </table:table-cell>
          <table:table-cell office:value-type="float" office:value="1.110833" calcext:value-type="float">
            <text:p>1.110833</text:p>
          </table:table-cell>
          <table:table-cell office:value-type="float" office:value="0.5028822" calcext:value-type="float">
            <text:p>0.5028822</text:p>
          </table:table-cell>
          <table:table-cell office:value-type="float" office:value="0.3409649" calcext:value-type="float">
            <text:p>0.3409649</text:p>
          </table:table-cell>
          <table:table-cell office:value-type="float" office:value="0.3476447" calcext:value-type="float">
            <text:p>0.3476447</text:p>
          </table:table-cell>
          <table:table-cell office:value-type="float" office:value="0" calcext:value-type="float">
            <text:p>0</text:p>
          </table:table-cell>
          <table:table-cell office:value-type="float" office:value="-596.3218" calcext:value-type="float">
            <text:p>-596.3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377" calcext:value-type="float">
            <text:p>-2.9493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11.9166" calcext:value-type="float">
            <text:p>11.9166</text:p>
          </table:table-cell>
          <table:table-cell office:value-type="float" office:value="1087.403" calcext:value-type="float">
            <text:p>1087.40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721509" calcext:value-type="float">
            <text:p>0.08721509</text:p>
          </table:table-cell>
          <table:table-cell office:value-type="float" office:value="29.1491" calcext:value-type="float">
            <text:p>29.1491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0805" calcext:value-type="float">
            <text:p>0.007190805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564" calcext:value-type="float">
            <text:p>4.13564</text:p>
          </table:table-cell>
          <table:table-cell office:value-type="float" office:value="-0.7961673" calcext:value-type="float">
            <text:p>-0.7961673</text:p>
          </table:table-cell>
          <table:table-cell office:value-type="float" office:value="-0.06588501" calcext:value-type="float">
            <text:p>-0.06588501</text:p>
          </table:table-cell>
          <table:table-cell office:value-type="float" office:value="0.000002320631" calcext:value-type="float">
            <text:p>2.320631E-06</text:p>
          </table:table-cell>
          <table:table-cell office:value-type="float" office:value="11.62574" calcext:value-type="float">
            <text:p>11.62574</text:p>
          </table:table-cell>
          <table:table-cell office:value-type="float" office:value="1.535456" calcext:value-type="float">
            <text:p>1.535456</text:p>
          </table:table-cell>
          <table:table-cell office:value-type="float" office:value="0.08188002" calcext:value-type="float">
            <text:p>0.08188002</text:p>
          </table:table-cell>
          <table:table-cell office:value-type="float" office:value="0.08389985" calcext:value-type="float">
            <text:p>0.08389985</text:p>
          </table:table-cell>
          <table:table-cell office:value-type="float" office:value="0.03356309" calcext:value-type="float">
            <text:p>0.03356309</text:p>
          </table:table-cell>
          <table:table-cell office:value-type="float" office:value="0.0339346" calcext:value-type="float">
            <text:p>0.0339346</text:p>
          </table:table-cell>
          <table:table-cell office:value-type="float" office:value="0.01559106" calcext:value-type="float">
            <text:p>0.01559106</text:p>
          </table:table-cell>
          <table:table-cell office:value-type="float" office:value="0.01211621" calcext:value-type="float">
            <text:p>0.01211621</text:p>
          </table:table-cell>
          <table:table-cell office:value-type="float" office:value="0.02705645" calcext:value-type="float">
            <text:p>0.02705645</text:p>
          </table:table-cell>
          <table:table-cell office:value-type="float" office:value="0.02351199" calcext:value-type="float">
            <text:p>0.02351199</text:p>
          </table:table-cell>
          <table:table-cell office:value-type="float" office:value="0.0203375" calcext:value-type="float">
            <text:p>0.0203375</text:p>
          </table:table-cell>
          <table:table-cell office:value-type="float" office:value="0.01940601" calcext:value-type="float">
            <text:p>0.01940601</text:p>
          </table:table-cell>
          <table:table-cell office:value-type="float" office:value="0.02137447" calcext:value-type="float">
            <text:p>0.02137447</text:p>
          </table:table-cell>
          <table:table-cell office:value-type="float" office:value="0.005380381" calcext:value-type="float">
            <text:p>0.005380381</text:p>
          </table:table-cell>
          <table:table-cell office:value-type="float" office:value="0.004347718" calcext:value-type="float">
            <text:p>0.004347718</text:p>
          </table:table-cell>
          <table:table-cell office:value-type="float" office:value="0" calcext:value-type="float">
            <text:p>0</text:p>
          </table:table-cell>
          <table:table-cell office:value-type="float" office:value="6.924439" calcext:value-type="float">
            <text:p>6.924439</text:p>
          </table:table-cell>
          <table:table-cell office:value-type="float" office:value="19.67625" calcext:value-type="float">
            <text:p>19.67625</text:p>
          </table:table-cell>
          <table:table-cell office:value-type="float" office:value="32.51478" calcext:value-type="float">
            <text:p>32.51478</text:p>
          </table:table-cell>
          <table:table-cell office:value-type="float" office:value="40.59106" calcext:value-type="float">
            <text:p>40.59106</text:p>
          </table:table-cell>
          <table:table-cell office:value-type="float" office:value="48.11057" calcext:value-type="float">
            <text:p>48.11057</text:p>
          </table:table-cell>
          <table:table-cell office:value-type="float" office:value="33.53003" calcext:value-type="float">
            <text:p>33.53003</text:p>
          </table:table-cell>
          <table:table-cell office:value-type="float" office:value="25.81115" calcext:value-type="float">
            <text:p>25.81115</text:p>
          </table:table-cell>
          <table:table-cell office:value-type="float" office:value="22.53429" calcext:value-type="float">
            <text:p>22.53429</text:p>
          </table:table-cell>
          <table:table-cell office:value-type="float" office:value="9.738679" calcext:value-type="float">
            <text:p>9.738679</text:p>
          </table:table-cell>
          <table:table-cell office:value-type="float" office:value="3.313359" calcext:value-type="float">
            <text:p>3.313359</text:p>
          </table:table-cell>
          <table:table-cell office:value-type="float" office:value="1.11451" calcext:value-type="float">
            <text:p>1.11451</text:p>
          </table:table-cell>
          <table:table-cell office:value-type="float" office:value="0.5057113" calcext:value-type="float">
            <text:p>0.5057113</text:p>
          </table:table-cell>
          <table:table-cell office:value-type="float" office:value="0.340626" calcext:value-type="float">
            <text:p>0.340626</text:p>
          </table:table-cell>
          <table:table-cell office:value-type="float" office:value="0.3476498" calcext:value-type="float">
            <text:p>0.3476498</text:p>
          </table:table-cell>
          <table:table-cell office:value-type="float" office:value="0" calcext:value-type="float">
            <text:p>0</text:p>
          </table:table-cell>
          <table:table-cell office:value-type="float" office:value="-381.6692" calcext:value-type="float">
            <text:p>-381.6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377" calcext:value-type="float">
            <text:p>-2.9493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1.85139" calcext:value-type="float">
            <text:p>11.85139</text:p>
          </table:table-cell>
          <table:table-cell office:value-type="float" office:value="1087.351" calcext:value-type="float">
            <text:p>1087.35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788406" calcext:value-type="float">
            <text:p>0.08788406</text:p>
          </table:table-cell>
          <table:table-cell office:value-type="float" office:value="29.25734" calcext:value-type="float">
            <text:p>29.25734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1482" calcext:value-type="float">
            <text:p>0.007191482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5798" calcext:value-type="float">
            <text:p>4.135798</text:p>
          </table:table-cell>
          <table:table-cell office:value-type="float" office:value="-0.7962224" calcext:value-type="float">
            <text:p>-0.7962224</text:p>
          </table:table-cell>
          <table:table-cell office:value-type="float" office:value="-0.06589488" calcext:value-type="float">
            <text:p>-0.06589488</text:p>
          </table:table-cell>
          <table:table-cell office:value-type="float" office:value="0.000002327043" calcext:value-type="float">
            <text:p>2.327043E-06</text:p>
          </table:table-cell>
          <table:table-cell office:value-type="float" office:value="11.62951" calcext:value-type="float">
            <text:p>11.62951</text:p>
          </table:table-cell>
          <table:table-cell office:value-type="float" office:value="1.642187" calcext:value-type="float">
            <text:p>1.642187</text:p>
          </table:table-cell>
          <table:table-cell office:value-type="float" office:value="0.07508775" calcext:value-type="float">
            <text:p>0.07508775</text:p>
          </table:table-cell>
          <table:table-cell office:value-type="float" office:value="0.08011299" calcext:value-type="float">
            <text:p>0.08011299</text:p>
          </table:table-cell>
          <table:table-cell office:value-type="float" office:value="0.03264419" calcext:value-type="float">
            <text:p>0.03264419</text:p>
          </table:table-cell>
          <table:table-cell office:value-type="float" office:value="0.03292523" calcext:value-type="float">
            <text:p>0.03292523</text:p>
          </table:table-cell>
          <table:table-cell office:value-type="float" office:value="0.01552572" calcext:value-type="float">
            <text:p>0.01552572</text:p>
          </table:table-cell>
          <table:table-cell office:value-type="float" office:value="0.01208129" calcext:value-type="float">
            <text:p>0.01208129</text:p>
          </table:table-cell>
          <table:table-cell office:value-type="float" office:value="0.02696256" calcext:value-type="float">
            <text:p>0.02696256</text:p>
          </table:table-cell>
          <table:table-cell office:value-type="float" office:value="0.02346754" calcext:value-type="float">
            <text:p>0.02346754</text:p>
          </table:table-cell>
          <table:table-cell office:value-type="float" office:value="0.02032946" calcext:value-type="float">
            <text:p>0.02032946</text:p>
          </table:table-cell>
          <table:table-cell office:value-type="float" office:value="0.01940669" calcext:value-type="float">
            <text:p>0.01940669</text:p>
          </table:table-cell>
          <table:table-cell office:value-type="float" office:value="0.02134246" calcext:value-type="float">
            <text:p>0.02134246</text:p>
          </table:table-cell>
          <table:table-cell office:value-type="float" office:value="0.005372666" calcext:value-type="float">
            <text:p>0.005372666</text:p>
          </table:table-cell>
          <table:table-cell office:value-type="float" office:value="0.004345539" calcext:value-type="float">
            <text:p>0.004345539</text:p>
          </table:table-cell>
          <table:table-cell office:value-type="float" office:value="0" calcext:value-type="float">
            <text:p>0</text:p>
          </table:table-cell>
          <table:table-cell office:value-type="float" office:value="6.772874" calcext:value-type="float">
            <text:p>6.772874</text:p>
          </table:table-cell>
          <table:table-cell office:value-type="float" office:value="20.33336" calcext:value-type="float">
            <text:p>20.33336</text:p>
          </table:table-cell>
          <table:table-cell office:value-type="float" office:value="32.54181" calcext:value-type="float">
            <text:p>32.54181</text:p>
          </table:table-cell>
          <table:table-cell office:value-type="float" office:value="40.26067" calcext:value-type="float">
            <text:p>40.26067</text:p>
          </table:table-cell>
          <table:table-cell office:value-type="float" office:value="47.4506" calcext:value-type="float">
            <text:p>47.4506</text:p>
          </table:table-cell>
          <table:table-cell office:value-type="float" office:value="33.3866" calcext:value-type="float">
            <text:p>33.3866</text:p>
          </table:table-cell>
          <table:table-cell office:value-type="float" office:value="26.09341" calcext:value-type="float">
            <text:p>26.09341</text:p>
          </table:table-cell>
          <table:table-cell office:value-type="float" office:value="22.71875" calcext:value-type="float">
            <text:p>22.71875</text:p>
          </table:table-cell>
          <table:table-cell office:value-type="float" office:value="9.805266" calcext:value-type="float">
            <text:p>9.805266</text:p>
          </table:table-cell>
          <table:table-cell office:value-type="float" office:value="3.32581" calcext:value-type="float">
            <text:p>3.32581</text:p>
          </table:table-cell>
          <table:table-cell office:value-type="float" office:value="1.118234" calcext:value-type="float">
            <text:p>1.118234</text:p>
          </table:table-cell>
          <table:table-cell office:value-type="float" office:value="0.5085916" calcext:value-type="float">
            <text:p>0.5085916</text:p>
          </table:table-cell>
          <table:table-cell office:value-type="float" office:value="0.3403618" calcext:value-type="float">
            <text:p>0.3403618</text:p>
          </table:table-cell>
          <table:table-cell office:value-type="float" office:value="0.3476549" calcext:value-type="float">
            <text:p>0.3476549</text:p>
          </table:table-cell>
          <table:table-cell office:value-type="float" office:value="0" calcext:value-type="float">
            <text:p>0</text:p>
          </table:table-cell>
          <table:table-cell office:value-type="float" office:value="-157.9058" calcext:value-type="float">
            <text:p>-157.9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377" calcext:value-type="float">
            <text:p>-2.9493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11.78049" calcext:value-type="float">
            <text:p>11.78049</text:p>
          </table:table-cell>
          <table:table-cell office:value-type="float" office:value="1087.297" calcext:value-type="float">
            <text:p>1087.29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999018" calcext:value-type="float">
            <text:p>0.08999018</text:p>
          </table:table-cell>
          <table:table-cell office:value-type="float" office:value="29.3725" calcext:value-type="float">
            <text:p>29.3725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1874" calcext:value-type="float">
            <text:p>0.007191874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5935" calcext:value-type="float">
            <text:p>4.135935</text:p>
          </table:table-cell>
          <table:table-cell office:value-type="float" office:value="-0.7962865" calcext:value-type="float">
            <text:p>-0.7962865</text:p>
          </table:table-cell>
          <table:table-cell office:value-type="float" office:value="-0.06588472" calcext:value-type="float">
            <text:p>-0.06588472</text:p>
          </table:table-cell>
          <table:table-cell office:value-type="float" office:value="0.000002333209" calcext:value-type="float">
            <text:p>2.333209E-06</text:p>
          </table:table-cell>
          <table:table-cell office:value-type="float" office:value="11.62382" calcext:value-type="float">
            <text:p>11.62382</text:p>
          </table:table-cell>
          <table:table-cell office:value-type="float" office:value="1.80003" calcext:value-type="float">
            <text:p>1.80003</text:p>
          </table:table-cell>
          <table:table-cell office:value-type="float" office:value="0.07807948" calcext:value-type="float">
            <text:p>0.07807948</text:p>
          </table:table-cell>
          <table:table-cell office:value-type="float" office:value="0.08327207" calcext:value-type="float">
            <text:p>0.08327207</text:p>
          </table:table-cell>
          <table:table-cell office:value-type="float" office:value="0.03257938" calcext:value-type="float">
            <text:p>0.03257938</text:p>
          </table:table-cell>
          <table:table-cell office:value-type="float" office:value="0.03266354" calcext:value-type="float">
            <text:p>0.03266354</text:p>
          </table:table-cell>
          <table:table-cell office:value-type="float" office:value="0.01554583" calcext:value-type="float">
            <text:p>0.01554583</text:p>
          </table:table-cell>
          <table:table-cell office:value-type="float" office:value="0.01206636" calcext:value-type="float">
            <text:p>0.01206636</text:p>
          </table:table-cell>
          <table:table-cell office:value-type="float" office:value="0.02688093" calcext:value-type="float">
            <text:p>0.02688093</text:p>
          </table:table-cell>
          <table:table-cell office:value-type="float" office:value="0.02342856" calcext:value-type="float">
            <text:p>0.02342856</text:p>
          </table:table-cell>
          <table:table-cell office:value-type="float" office:value="0.02032503" calcext:value-type="float">
            <text:p>0.02032503</text:p>
          </table:table-cell>
          <table:table-cell office:value-type="float" office:value="0.01940813" calcext:value-type="float">
            <text:p>0.01940813</text:p>
          </table:table-cell>
          <table:table-cell office:value-type="float" office:value="0.02131202" calcext:value-type="float">
            <text:p>0.02131202</text:p>
          </table:table-cell>
          <table:table-cell office:value-type="float" office:value="0.00536508" calcext:value-type="float">
            <text:p>0.00536508</text:p>
          </table:table-cell>
          <table:table-cell office:value-type="float" office:value="0.004343361" calcext:value-type="float">
            <text:p>0.004343361</text:p>
          </table:table-cell>
          <table:table-cell office:value-type="float" office:value="0" calcext:value-type="float">
            <text:p>0</text:p>
          </table:table-cell>
          <table:table-cell office:value-type="float" office:value="6.613452" calcext:value-type="float">
            <text:p>6.613452</text:p>
          </table:table-cell>
          <table:table-cell office:value-type="float" office:value="21.14745" calcext:value-type="float">
            <text:p>21.14745</text:p>
          </table:table-cell>
          <table:table-cell office:value-type="float" office:value="32.81401" calcext:value-type="float">
            <text:p>32.81401</text:p>
          </table:table-cell>
          <table:table-cell office:value-type="float" office:value="40.15553" calcext:value-type="float">
            <text:p>40.15553</text:p>
          </table:table-cell>
          <table:table-cell office:value-type="float" office:value="47.06546" calcext:value-type="float">
            <text:p>47.06546</text:p>
          </table:table-cell>
          <table:table-cell office:value-type="float" office:value="33.21209" calcext:value-type="float">
            <text:p>33.21209</text:p>
          </table:table-cell>
          <table:table-cell office:value-type="float" office:value="26.21301" calcext:value-type="float">
            <text:p>26.21301</text:p>
          </table:table-cell>
          <table:table-cell office:value-type="float" office:value="22.86405" calcext:value-type="float">
            <text:p>22.86405</text:p>
          </table:table-cell>
          <table:table-cell office:value-type="float" office:value="9.876889" calcext:value-type="float">
            <text:p>9.876889</text:p>
          </table:table-cell>
          <table:table-cell office:value-type="float" office:value="3.340001" calcext:value-type="float">
            <text:p>3.340001</text:p>
          </table:table-cell>
          <table:table-cell office:value-type="float" office:value="1.122126" calcext:value-type="float">
            <text:p>1.122126</text:p>
          </table:table-cell>
          <table:table-cell office:value-type="float" office:value="0.5115094" calcext:value-type="float">
            <text:p>0.5115094</text:p>
          </table:table-cell>
          <table:table-cell office:value-type="float" office:value="0.3401662" calcext:value-type="float">
            <text:p>0.3401662</text:p>
          </table:table-cell>
          <table:table-cell office:value-type="float" office:value="0.3476599" calcext:value-type="float">
            <text:p>0.3476599</text:p>
          </table:table-cell>
          <table:table-cell office:value-type="float" office:value="0" calcext:value-type="float">
            <text:p>0</text:p>
          </table:table-cell>
          <table:table-cell office:value-type="float" office:value="161.3841" calcext:value-type="float">
            <text:p>161.3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383" calcext:value-type="float">
            <text:p>-2.9493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11.70232" calcext:value-type="float">
            <text:p>11.70232</text:p>
          </table:table-cell>
          <table:table-cell office:value-type="float" office:value="1087.237" calcext:value-type="float">
            <text:p>1087.23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271028" calcext:value-type="float">
            <text:p>0.09271028</text:p>
          </table:table-cell>
          <table:table-cell office:value-type="float" office:value="29.49828" calcext:value-type="float">
            <text:p>29.49828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2231" calcext:value-type="float">
            <text:p>0.007192231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072" calcext:value-type="float">
            <text:p>4.136072</text:p>
          </table:table-cell>
          <table:table-cell office:value-type="float" office:value="-0.7963627" calcext:value-type="float">
            <text:p>-0.7963627</text:p>
          </table:table-cell>
          <table:table-cell office:value-type="float" office:value="-0.06587458" calcext:value-type="float">
            <text:p>-0.06587458</text:p>
          </table:table-cell>
          <table:table-cell office:value-type="float" office:value="0.000002339155" calcext:value-type="float">
            <text:p>2.339155E-06</text:p>
          </table:table-cell>
          <table:table-cell office:value-type="float" office:value="11.60333" calcext:value-type="float">
            <text:p>11.60333</text:p>
          </table:table-cell>
          <table:table-cell office:value-type="float" office:value="1.949118" calcext:value-type="float">
            <text:p>1.949118</text:p>
          </table:table-cell>
          <table:table-cell office:value-type="float" office:value="0.08676982" calcext:value-type="float">
            <text:p>0.08676982</text:p>
          </table:table-cell>
          <table:table-cell office:value-type="float" office:value="0.09012773" calcext:value-type="float">
            <text:p>0.09012773</text:p>
          </table:table-cell>
          <table:table-cell office:value-type="float" office:value="0.03341462" calcext:value-type="float">
            <text:p>0.03341462</text:p>
          </table:table-cell>
          <table:table-cell office:value-type="float" office:value="0.03354095" calcext:value-type="float">
            <text:p>0.03354095</text:p>
          </table:table-cell>
          <table:table-cell office:value-type="float" office:value="0.01565715" calcext:value-type="float">
            <text:p>0.01565715</text:p>
          </table:table-cell>
          <table:table-cell office:value-type="float" office:value="0.01207886" calcext:value-type="float">
            <text:p>0.01207886</text:p>
          </table:table-cell>
          <table:table-cell office:value-type="float" office:value="0.02681661" calcext:value-type="float">
            <text:p>0.02681661</text:p>
          </table:table-cell>
          <table:table-cell office:value-type="float" office:value="0.02339527" calcext:value-type="float">
            <text:p>0.02339527</text:p>
          </table:table-cell>
          <table:table-cell office:value-type="float" office:value="0.02032355" calcext:value-type="float">
            <text:p>0.02032355</text:p>
          </table:table-cell>
          <table:table-cell office:value-type="float" office:value="0.01941028" calcext:value-type="float">
            <text:p>0.01941028</text:p>
          </table:table-cell>
          <table:table-cell office:value-type="float" office:value="0.02128426" calcext:value-type="float">
            <text:p>0.02128426</text:p>
          </table:table-cell>
          <table:table-cell office:value-type="float" office:value="0.005357597" calcext:value-type="float">
            <text:p>0.005357597</text:p>
          </table:table-cell>
          <table:table-cell office:value-type="float" office:value="0.004341153" calcext:value-type="float">
            <text:p>0.004341153</text:p>
          </table:table-cell>
          <table:table-cell office:value-type="float" office:value="0" calcext:value-type="float">
            <text:p>0</text:p>
          </table:table-cell>
          <table:table-cell office:value-type="float" office:value="6.576457" calcext:value-type="float">
            <text:p>6.576457</text:p>
          </table:table-cell>
          <table:table-cell office:value-type="float" office:value="22.07451" calcext:value-type="float">
            <text:p>22.07451</text:p>
          </table:table-cell>
          <table:table-cell office:value-type="float" office:value="33.22326" calcext:value-type="float">
            <text:p>33.22326</text:p>
          </table:table-cell>
          <table:table-cell office:value-type="float" office:value="40.13747" calcext:value-type="float">
            <text:p>40.13747</text:p>
          </table:table-cell>
          <table:table-cell office:value-type="float" office:value="46.80011" calcext:value-type="float">
            <text:p>46.80011</text:p>
          </table:table-cell>
          <table:table-cell office:value-type="float" office:value="33.07629" calcext:value-type="float">
            <text:p>33.07629</text:p>
          </table:table-cell>
          <table:table-cell office:value-type="float" office:value="26.31132" calcext:value-type="float">
            <text:p>26.31132</text:p>
          </table:table-cell>
          <table:table-cell office:value-type="float" office:value="22.97231" calcext:value-type="float">
            <text:p>22.97231</text:p>
          </table:table-cell>
          <table:table-cell office:value-type="float" office:value="9.947062" calcext:value-type="float">
            <text:p>9.947062</text:p>
          </table:table-cell>
          <table:table-cell office:value-type="float" office:value="3.355344" calcext:value-type="float">
            <text:p>3.355344</text:p>
          </table:table-cell>
          <table:table-cell office:value-type="float" office:value="1.126252" calcext:value-type="float">
            <text:p>1.126252</text:p>
          </table:table-cell>
          <table:table-cell office:value-type="float" office:value="0.5144152" calcext:value-type="float">
            <text:p>0.5144152</text:p>
          </table:table-cell>
          <table:table-cell office:value-type="float" office:value="0.3400228" calcext:value-type="float">
            <text:p>0.3400228</text:p>
          </table:table-cell>
          <table:table-cell office:value-type="float" office:value="0.3476649" calcext:value-type="float">
            <text:p>0.3476649</text:p>
          </table:table-cell>
          <table:table-cell office:value-type="float" office:value="0" calcext:value-type="float">
            <text:p>0</text:p>
          </table:table-cell>
          <table:table-cell office:value-type="float" office:value="678.5665" calcext:value-type="float">
            <text:p>678.5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394" calcext:value-type="float">
            <text:p>-2.9493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11.62049" calcext:value-type="float">
            <text:p>11.62049</text:p>
          </table:table-cell>
          <table:table-cell office:value-type="float" office:value="1087.174" calcext:value-type="float">
            <text:p>1087.17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471135" calcext:value-type="float">
            <text:p>0.09471135</text:p>
          </table:table-cell>
          <table:table-cell office:value-type="float" office:value="29.63168" calcext:value-type="float">
            <text:p>29.63168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2519" calcext:value-type="float">
            <text:p>0.007192519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169" calcext:value-type="float">
            <text:p>4.136169</text:p>
          </table:table-cell>
          <table:table-cell office:value-type="float" office:value="-0.7964532" calcext:value-type="float">
            <text:p>-0.7964532</text:p>
          </table:table-cell>
          <table:table-cell office:value-type="float" office:value="-0.06586517" calcext:value-type="float">
            <text:p>-0.06586517</text:p>
          </table:table-cell>
          <table:table-cell office:value-type="float" office:value="0.000002344948" calcext:value-type="float">
            <text:p>2.344948E-06</text:p>
          </table:table-cell>
          <table:table-cell office:value-type="float" office:value="11.57797" calcext:value-type="float">
            <text:p>11.57797</text:p>
          </table:table-cell>
          <table:table-cell office:value-type="float" office:value="2.047874" calcext:value-type="float">
            <text:p>2.047874</text:p>
          </table:table-cell>
          <table:table-cell office:value-type="float" office:value="0.09303914" calcext:value-type="float">
            <text:p>0.09303914</text:p>
          </table:table-cell>
          <table:table-cell office:value-type="float" office:value="0.09549172" calcext:value-type="float">
            <text:p>0.09549172</text:p>
          </table:table-cell>
          <table:table-cell office:value-type="float" office:value="0.0345523" calcext:value-type="float">
            <text:p>0.0345523</text:p>
          </table:table-cell>
          <table:table-cell office:value-type="float" office:value="0.03457258" calcext:value-type="float">
            <text:p>0.03457258</text:p>
          </table:table-cell>
          <table:table-cell office:value-type="float" office:value="0.01581433" calcext:value-type="float">
            <text:p>0.01581433</text:p>
          </table:table-cell>
          <table:table-cell office:value-type="float" office:value="0.01211269" calcext:value-type="float">
            <text:p>0.01211269</text:p>
          </table:table-cell>
          <table:table-cell office:value-type="float" office:value="0.02676856" calcext:value-type="float">
            <text:p>0.02676856</text:p>
          </table:table-cell>
          <table:table-cell office:value-type="float" office:value="0.02336911" calcext:value-type="float">
            <text:p>0.02336911</text:p>
          </table:table-cell>
          <table:table-cell office:value-type="float" office:value="0.02032487" calcext:value-type="float">
            <text:p>0.02032487</text:p>
          </table:table-cell>
          <table:table-cell office:value-type="float" office:value="0.01941312" calcext:value-type="float">
            <text:p>0.01941312</text:p>
          </table:table-cell>
          <table:table-cell office:value-type="float" office:value="0.02125874" calcext:value-type="float">
            <text:p>0.02125874</text:p>
          </table:table-cell>
          <table:table-cell office:value-type="float" office:value="0.005350211" calcext:value-type="float">
            <text:p>0.005350211</text:p>
          </table:table-cell>
          <table:table-cell office:value-type="float" office:value="0.004338942" calcext:value-type="float">
            <text:p>0.004338942</text:p>
          </table:table-cell>
          <table:table-cell office:value-type="float" office:value="0" calcext:value-type="float">
            <text:p>0</text:p>
          </table:table-cell>
          <table:table-cell office:value-type="float" office:value="6.65003" calcext:value-type="float">
            <text:p>6.65003</text:p>
          </table:table-cell>
          <table:table-cell office:value-type="float" office:value="23.03921" calcext:value-type="float">
            <text:p>23.03921</text:p>
          </table:table-cell>
          <table:table-cell office:value-type="float" office:value="33.72536" calcext:value-type="float">
            <text:p>33.72536</text:p>
          </table:table-cell>
          <table:table-cell office:value-type="float" office:value="40.18318" calcext:value-type="float">
            <text:p>40.18318</text:p>
          </table:table-cell>
          <table:table-cell office:value-type="float" office:value="46.62062" calcext:value-type="float">
            <text:p>46.62062</text:p>
          </table:table-cell>
          <table:table-cell office:value-type="float" office:value="32.96595" calcext:value-type="float">
            <text:p>32.96595</text:p>
          </table:table-cell>
          <table:table-cell office:value-type="float" office:value="26.37805" calcext:value-type="float">
            <text:p>26.37805</text:p>
          </table:table-cell>
          <table:table-cell office:value-type="float" office:value="23.04893" calcext:value-type="float">
            <text:p>23.04893</text:p>
          </table:table-cell>
          <table:table-cell office:value-type="float" office:value="10.02556" calcext:value-type="float">
            <text:p>10.02556</text:p>
          </table:table-cell>
          <table:table-cell office:value-type="float" office:value="3.373131" calcext:value-type="float">
            <text:p>3.373131</text:p>
          </table:table-cell>
          <table:table-cell office:value-type="float" office:value="1.130648" calcext:value-type="float">
            <text:p>1.130648</text:p>
          </table:table-cell>
          <table:table-cell office:value-type="float" office:value="0.5173187" calcext:value-type="float">
            <text:p>0.5173187</text:p>
          </table:table-cell>
          <table:table-cell office:value-type="float" office:value="0.3399194" calcext:value-type="float">
            <text:p>0.3399194</text:p>
          </table:table-cell>
          <table:table-cell office:value-type="float" office:value="0.3476699" calcext:value-type="float">
            <text:p>0.3476699</text:p>
          </table:table-cell>
          <table:table-cell office:value-type="float" office:value="0" calcext:value-type="float">
            <text:p>0</text:p>
          </table:table-cell>
          <table:table-cell office:value-type="float" office:value="1132.635" calcext:value-type="float">
            <text:p>1132.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07" calcext:value-type="float">
            <text:p>-2.9494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1.54748" calcext:value-type="float">
            <text:p>11.54748</text:p>
          </table:table-cell>
          <table:table-cell office:value-type="float" office:value="1087.115" calcext:value-type="float">
            <text:p>1087.11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467803" calcext:value-type="float">
            <text:p>0.09467803</text:p>
          </table:table-cell>
          <table:table-cell office:value-type="float" office:value="29.75574" calcext:value-type="float">
            <text:p>29.75574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2787" calcext:value-type="float">
            <text:p>0.007192787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261" calcext:value-type="float">
            <text:p>4.136261</text:p>
          </table:table-cell>
          <table:table-cell office:value-type="float" office:value="-0.79652" calcext:value-type="float">
            <text:p>-0.79652</text:p>
          </table:table-cell>
          <table:table-cell office:value-type="float" office:value="-0.06585552" calcext:value-type="float">
            <text:p>-0.06585552</text:p>
          </table:table-cell>
          <table:table-cell office:value-type="float" office:value="0.000002350643" calcext:value-type="float">
            <text:p>2.350643E-06</text:p>
          </table:table-cell>
          <table:table-cell office:value-type="float" office:value="11.57622" calcext:value-type="float">
            <text:p>11.57622</text:p>
          </table:table-cell>
          <table:table-cell office:value-type="float" office:value="2.066649" calcext:value-type="float">
            <text:p>2.066649</text:p>
          </table:table-cell>
          <table:table-cell office:value-type="float" office:value="0.08924908" calcext:value-type="float">
            <text:p>0.08924908</text:p>
          </table:table-cell>
          <table:table-cell office:value-type="float" office:value="0.09237797" calcext:value-type="float">
            <text:p>0.09237797</text:p>
          </table:table-cell>
          <table:table-cell office:value-type="float" office:value="0.03332888" calcext:value-type="float">
            <text:p>0.03332888</text:p>
          </table:table-cell>
          <table:table-cell office:value-type="float" office:value="0.03343887" calcext:value-type="float">
            <text:p>0.03343887</text:p>
          </table:table-cell>
          <table:table-cell office:value-type="float" office:value="0.01576519" calcext:value-type="float">
            <text:p>0.01576519</text:p>
          </table:table-cell>
          <table:table-cell office:value-type="float" office:value="0.01210434" calcext:value-type="float">
            <text:p>0.01210434</text:p>
          </table:table-cell>
          <table:table-cell office:value-type="float" office:value="0.02673299" calcext:value-type="float">
            <text:p>0.02673299</text:p>
          </table:table-cell>
          <table:table-cell office:value-type="float" office:value="0.0233474" calcext:value-type="float">
            <text:p>0.0233474</text:p>
          </table:table-cell>
          <table:table-cell office:value-type="float" office:value="0.02032793" calcext:value-type="float">
            <text:p>0.02032793</text:p>
          </table:table-cell>
          <table:table-cell office:value-type="float" office:value="0.01941657" calcext:value-type="float">
            <text:p>0.01941657</text:p>
          </table:table-cell>
          <table:table-cell office:value-type="float" office:value="0.02123502" calcext:value-type="float">
            <text:p>0.02123502</text:p>
          </table:table-cell>
          <table:table-cell office:value-type="float" office:value="0.005342996" calcext:value-type="float">
            <text:p>0.005342996</text:p>
          </table:table-cell>
          <table:table-cell office:value-type="float" office:value="0.004336726" calcext:value-type="float">
            <text:p>0.004336726</text:p>
          </table:table-cell>
          <table:table-cell office:value-type="float" office:value="0" calcext:value-type="float">
            <text:p>0</text:p>
          </table:table-cell>
          <table:table-cell office:value-type="float" office:value="6.877279" calcext:value-type="float">
            <text:p>6.877279</text:p>
          </table:table-cell>
          <table:table-cell office:value-type="float" office:value="23.82219" calcext:value-type="float">
            <text:p>23.82219</text:p>
          </table:table-cell>
          <table:table-cell office:value-type="float" office:value="34.19148" calcext:value-type="float">
            <text:p>34.19148</text:p>
          </table:table-cell>
          <table:table-cell office:value-type="float" office:value="40.25936" calcext:value-type="float">
            <text:p>40.25936</text:p>
          </table:table-cell>
          <table:table-cell office:value-type="float" office:value="46.4826" calcext:value-type="float">
            <text:p>46.4826</text:p>
          </table:table-cell>
          <table:table-cell office:value-type="float" office:value="32.86187" calcext:value-type="float">
            <text:p>32.86187</text:p>
          </table:table-cell>
          <table:table-cell office:value-type="float" office:value="26.4226" calcext:value-type="float">
            <text:p>26.4226</text:p>
          </table:table-cell>
          <table:table-cell office:value-type="float" office:value="23.12186" calcext:value-type="float">
            <text:p>23.12186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3.39215" calcext:value-type="float">
            <text:p>3.39215</text:p>
          </table:table-cell>
          <table:table-cell office:value-type="float" office:value="1.135341" calcext:value-type="float">
            <text:p>1.135341</text:p>
          </table:table-cell>
          <table:table-cell office:value-type="float" office:value="0.5202343" calcext:value-type="float">
            <text:p>0.5202343</text:p>
          </table:table-cell>
          <table:table-cell office:value-type="float" office:value="0.3398536" calcext:value-type="float">
            <text:p>0.3398536</text:p>
          </table:table-cell>
          <table:table-cell office:value-type="float" office:value="0.3476749" calcext:value-type="float">
            <text:p>0.3476749</text:p>
          </table:table-cell>
          <table:table-cell office:value-type="float" office:value="0" calcext:value-type="float">
            <text:p>0</text:p>
          </table:table-cell>
          <table:table-cell office:value-type="float" office:value="1407.406" calcext:value-type="float">
            <text:p>1407.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07" calcext:value-type="float">
            <text:p>-2.9494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11.45115" calcext:value-type="float">
            <text:p>11.45115</text:p>
          </table:table-cell>
          <table:table-cell office:value-type="float" office:value="1087.046" calcext:value-type="float">
            <text:p>1087.04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799195" calcext:value-type="float">
            <text:p>0.09799195</text:p>
          </table:table-cell>
          <table:table-cell office:value-type="float" office:value="29.90869" calcext:value-type="float">
            <text:p>29.9086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305" calcext:value-type="float">
            <text:p>0.00719305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343" calcext:value-type="float">
            <text:p>4.136343</text:p>
          </table:table-cell>
          <table:table-cell office:value-type="float" office:value="-0.7966438" calcext:value-type="float">
            <text:p>-0.7966438</text:p>
          </table:table-cell>
          <table:table-cell office:value-type="float" office:value="-0.06584711" calcext:value-type="float">
            <text:p>-0.06584711</text:p>
          </table:table-cell>
          <table:table-cell office:value-type="float" office:value="0.000002356257" calcext:value-type="float">
            <text:p>2.356257E-06</text:p>
          </table:table-cell>
          <table:table-cell office:value-type="float" office:value="11.49983" calcext:value-type="float">
            <text:p>11.49983</text:p>
          </table:table-cell>
          <table:table-cell office:value-type="float" office:value="2.145429" calcext:value-type="float">
            <text:p>2.145429</text:p>
          </table:table-cell>
          <table:table-cell office:value-type="float" office:value="0.1109324" calcext:value-type="float">
            <text:p>0.1109324</text:p>
          </table:table-cell>
          <table:table-cell office:value-type="float" office:value="0.106175" calcext:value-type="float">
            <text:p>0.106175</text:p>
          </table:table-cell>
          <table:table-cell office:value-type="float" office:value="0.03721422" calcext:value-type="float">
            <text:p>0.03721422</text:p>
          </table:table-cell>
          <table:table-cell office:value-type="float" office:value="0.03670527" calcext:value-type="float">
            <text:p>0.03670527</text:p>
          </table:table-cell>
          <table:table-cell office:value-type="float" office:value="0.01605519" calcext:value-type="float">
            <text:p>0.01605519</text:p>
          </table:table-cell>
          <table:table-cell office:value-type="float" office:value="0.01218158" calcext:value-type="float">
            <text:p>0.01218158</text:p>
          </table:table-cell>
          <table:table-cell office:value-type="float" office:value="0.02669805" calcext:value-type="float">
            <text:p>0.02669805</text:p>
          </table:table-cell>
          <table:table-cell office:value-type="float" office:value="0.02332834" calcext:value-type="float">
            <text:p>0.02332834</text:p>
          </table:table-cell>
          <table:table-cell office:value-type="float" office:value="0.02033206" calcext:value-type="float">
            <text:p>0.02033206</text:p>
          </table:table-cell>
          <table:table-cell office:value-type="float" office:value="0.01942049" calcext:value-type="float">
            <text:p>0.01942049</text:p>
          </table:table-cell>
          <table:table-cell office:value-type="float" office:value="0.02121282" calcext:value-type="float">
            <text:p>0.02121282</text:p>
          </table:table-cell>
          <table:table-cell office:value-type="float" office:value="0.005335959" calcext:value-type="float">
            <text:p>0.005335959</text:p>
          </table:table-cell>
          <table:table-cell office:value-type="float" office:value="0.004334517" calcext:value-type="float">
            <text:p>0.004334517</text:p>
          </table:table-cell>
          <table:table-cell office:value-type="float" office:value="0" calcext:value-type="float">
            <text:p>0</text:p>
          </table:table-cell>
          <table:table-cell office:value-type="float" office:value="7.033524" calcext:value-type="float">
            <text:p>7.033524</text:p>
          </table:table-cell>
          <table:table-cell office:value-type="float" office:value="25.05103" calcext:value-type="float">
            <text:p>25.05103</text:p>
          </table:table-cell>
          <table:table-cell office:value-type="float" office:value="34.85035" calcext:value-type="float">
            <text:p>34.85035</text:p>
          </table:table-cell>
          <table:table-cell office:value-type="float" office:value="40.40041" calcext:value-type="float">
            <text:p>40.40041</text:p>
          </table:table-cell>
          <table:table-cell office:value-type="float" office:value="46.41239" calcext:value-type="float">
            <text:p>46.41239</text:p>
          </table:table-cell>
          <table:table-cell office:value-type="float" office:value="32.76939" calcext:value-type="float">
            <text:p>32.76939</text:p>
          </table:table-cell>
          <table:table-cell office:value-type="float" office:value="26.45588" calcext:value-type="float">
            <text:p>26.45588</text:p>
          </table:table-cell>
          <table:table-cell office:value-type="float" office:value="23.1905" calcext:value-type="float">
            <text:p>23.1905</text:p>
          </table:table-cell>
          <table:table-cell office:value-type="float" office:value="10.16547" calcext:value-type="float">
            <text:p>10.16547</text:p>
          </table:table-cell>
          <table:table-cell office:value-type="float" office:value="3.411869" calcext:value-type="float">
            <text:p>3.411869</text:p>
          </table:table-cell>
          <table:table-cell office:value-type="float" office:value="1.140331" calcext:value-type="float">
            <text:p>1.140331</text:p>
          </table:table-cell>
          <table:table-cell office:value-type="float" office:value="0.523169" calcext:value-type="float">
            <text:p>0.523169</text:p>
          </table:table-cell>
          <table:table-cell office:value-type="float" office:value="0.3398212" calcext:value-type="float">
            <text:p>0.3398212</text:p>
          </table:table-cell>
          <table:table-cell office:value-type="float" office:value="0.34768" calcext:value-type="float">
            <text:p>0.34768</text:p>
          </table:table-cell>
          <table:table-cell office:value-type="float" office:value="0" calcext:value-type="float">
            <text:p>0</text:p>
          </table:table-cell>
          <table:table-cell office:value-type="float" office:value="2150.331" calcext:value-type="float">
            <text:p>2150.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1" calcext:value-type="float">
            <text:p>-2.9494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1.37692" calcext:value-type="float">
            <text:p>11.37692</text:p>
          </table:table-cell>
          <table:table-cell office:value-type="float" office:value="1086.982" calcext:value-type="float">
            <text:p>1086.98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67817" calcext:value-type="float">
            <text:p>0.09667817</text:p>
          </table:table-cell>
          <table:table-cell office:value-type="float" office:value="30.03877" calcext:value-type="float">
            <text:p>30.03877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3245" calcext:value-type="float">
            <text:p>0.007193245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388" calcext:value-type="float">
            <text:p>4.136388</text:p>
          </table:table-cell>
          <table:table-cell office:value-type="float" office:value="-0.7967158" calcext:value-type="float">
            <text:p>-0.7967158</text:p>
          </table:table-cell>
          <table:table-cell office:value-type="float" office:value="-0.06583641" calcext:value-type="float">
            <text:p>-0.06583641</text:p>
          </table:table-cell>
          <table:table-cell office:value-type="float" office:value="0.000002361786" calcext:value-type="float">
            <text:p>2.361786E-06</text:p>
          </table:table-cell>
          <table:table-cell office:value-type="float" office:value="11.49774" calcext:value-type="float">
            <text:p>11.49774</text:p>
          </table:table-cell>
          <table:table-cell office:value-type="float" office:value="2.132286" calcext:value-type="float">
            <text:p>2.132286</text:p>
          </table:table-cell>
          <table:table-cell office:value-type="float" office:value="0.09528039" calcext:value-type="float">
            <text:p>0.09528039</text:p>
          </table:table-cell>
          <table:table-cell office:value-type="float" office:value="0.09607076" calcext:value-type="float">
            <text:p>0.09607076</text:p>
          </table:table-cell>
          <table:table-cell office:value-type="float" office:value="0.03429594" calcext:value-type="float">
            <text:p>0.03429594</text:p>
          </table:table-cell>
          <table:table-cell office:value-type="float" office:value="0.03453023" calcext:value-type="float">
            <text:p>0.03453023</text:p>
          </table:table-cell>
          <table:table-cell office:value-type="float" office:value="0.01597856" calcext:value-type="float">
            <text:p>0.01597856</text:p>
          </table:table-cell>
          <table:table-cell office:value-type="float" office:value="0.01218258" calcext:value-type="float">
            <text:p>0.01218258</text:p>
          </table:table-cell>
          <table:table-cell office:value-type="float" office:value="0.02668668" calcext:value-type="float">
            <text:p>0.02668668</text:p>
          </table:table-cell>
          <table:table-cell office:value-type="float" office:value="0.02331157" calcext:value-type="float">
            <text:p>0.02331157</text:p>
          </table:table-cell>
          <table:table-cell office:value-type="float" office:value="0.02033675" calcext:value-type="float">
            <text:p>0.02033675</text:p>
          </table:table-cell>
          <table:table-cell office:value-type="float" office:value="0.01942473" calcext:value-type="float">
            <text:p>0.01942473</text:p>
          </table:table-cell>
          <table:table-cell office:value-type="float" office:value="0.02119188" calcext:value-type="float">
            <text:p>0.02119188</text:p>
          </table:table-cell>
          <table:table-cell office:value-type="float" office:value="0.005329068" calcext:value-type="float">
            <text:p>0.005329068</text:p>
          </table:table-cell>
          <table:table-cell office:value-type="float" office:value="0.004332275" calcext:value-type="float">
            <text:p>0.004332275</text:p>
          </table:table-cell>
          <table:table-cell office:value-type="float" office:value="0" calcext:value-type="float">
            <text:p>0</text:p>
          </table:table-cell>
          <table:table-cell office:value-type="float" office:value="7.348145" calcext:value-type="float">
            <text:p>7.348145</text:p>
          </table:table-cell>
          <table:table-cell office:value-type="float" office:value="25.82857" calcext:value-type="float">
            <text:p>25.82857</text:p>
          </table:table-cell>
          <table:table-cell office:value-type="float" office:value="35.3886" calcext:value-type="float">
            <text:p>35.3886</text:p>
          </table:table-cell>
          <table:table-cell office:value-type="float" office:value="40.55835" calcext:value-type="float">
            <text:p>40.55835</text:p>
          </table:table-cell>
          <table:table-cell office:value-type="float" office:value="46.40719" calcext:value-type="float">
            <text:p>46.40719</text:p>
          </table:table-cell>
          <table:table-cell office:value-type="float" office:value="32.70916" calcext:value-type="float">
            <text:p>32.70916</text:p>
          </table:table-cell>
          <table:table-cell office:value-type="float" office:value="26.46833" calcext:value-type="float">
            <text:p>26.46833</text:p>
          </table:table-cell>
          <table:table-cell office:value-type="float" office:value="23.25001" calcext:value-type="float">
            <text:p>23.25001</text:p>
          </table:table-cell>
          <table:table-cell office:value-type="float" office:value="10.22744" calcext:value-type="float">
            <text:p>10.22744</text:p>
          </table:table-cell>
          <table:table-cell office:value-type="float" office:value="3.432021" calcext:value-type="float">
            <text:p>3.432021</text:p>
          </table:table-cell>
          <table:table-cell office:value-type="float" office:value="1.145596" calcext:value-type="float">
            <text:p>1.145596</text:p>
          </table:table-cell>
          <table:table-cell office:value-type="float" office:value="0.5261338" calcext:value-type="float">
            <text:p>0.5261338</text:p>
          </table:table-cell>
          <table:table-cell office:value-type="float" office:value="0.3398165" calcext:value-type="float">
            <text:p>0.3398165</text:p>
          </table:table-cell>
          <table:table-cell office:value-type="float" office:value="0.3476851" calcext:value-type="float">
            <text:p>0.3476851</text:p>
          </table:table-cell>
          <table:table-cell office:value-type="float" office:value="0" calcext:value-type="float">
            <text:p>0</text:p>
          </table:table-cell>
          <table:table-cell office:value-type="float" office:value="2434.13" calcext:value-type="float">
            <text:p>2434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1" calcext:value-type="float">
            <text:p>-2.9494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11.29347" calcext:value-type="float">
            <text:p>11.29347</text:p>
          </table:table-cell>
          <table:table-cell office:value-type="float" office:value="1086.915" calcext:value-type="float">
            <text:p>1086.91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827193" calcext:value-type="float">
            <text:p>0.09827193</text:p>
          </table:table-cell>
          <table:table-cell office:value-type="float" office:value="30.17892" calcext:value-type="float">
            <text:p>30.17892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3424" calcext:value-type="float">
            <text:p>0.007193424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434" calcext:value-type="float">
            <text:p>4.136434</text:p>
          </table:table-cell>
          <table:table-cell office:value-type="float" office:value="-0.7968099" calcext:value-type="float">
            <text:p>-0.7968099</text:p>
          </table:table-cell>
          <table:table-cell office:value-type="float" office:value="-0.0658274" calcext:value-type="float">
            <text:p>-0.0658274</text:p>
          </table:table-cell>
          <table:table-cell office:value-type="float" office:value="0.000002367253" calcext:value-type="float">
            <text:p>2.367253E-06</text:p>
          </table:table-cell>
          <table:table-cell office:value-type="float" office:value="11.45256" calcext:value-type="float">
            <text:p>11.45256</text:p>
          </table:table-cell>
          <table:table-cell office:value-type="float" office:value="2.162497" calcext:value-type="float">
            <text:p>2.162497</text:p>
          </table:table-cell>
          <table:table-cell office:value-type="float" office:value="0.104072" calcext:value-type="float">
            <text:p>0.104072</text:p>
          </table:table-cell>
          <table:table-cell office:value-type="float" office:value="0.1024507" calcext:value-type="float">
            <text:p>0.1024507</text:p>
          </table:table-cell>
          <table:table-cell office:value-type="float" office:value="0.03624621" calcext:value-type="float">
            <text:p>0.03624621</text:p>
          </table:table-cell>
          <table:table-cell office:value-type="float" office:value="0.03607838" calcext:value-type="float">
            <text:p>0.03607838</text:p>
          </table:table-cell>
          <table:table-cell office:value-type="float" office:value="0.0160579" calcext:value-type="float">
            <text:p>0.0160579</text:p>
          </table:table-cell>
          <table:table-cell office:value-type="float" office:value="0.01217649" calcext:value-type="float">
            <text:p>0.01217649</text:p>
          </table:table-cell>
          <table:table-cell office:value-type="float" office:value="0.02665417" calcext:value-type="float">
            <text:p>0.02665417</text:p>
          </table:table-cell>
          <table:table-cell office:value-type="float" office:value="0.02329605" calcext:value-type="float">
            <text:p>0.02329605</text:p>
          </table:table-cell>
          <table:table-cell office:value-type="float" office:value="0.0203416" calcext:value-type="float">
            <text:p>0.0203416</text:p>
          </table:table-cell>
          <table:table-cell office:value-type="float" office:value="0.01942915" calcext:value-type="float">
            <text:p>0.01942915</text:p>
          </table:table-cell>
          <table:table-cell office:value-type="float" office:value="0.02117188" calcext:value-type="float">
            <text:p>0.02117188</text:p>
          </table:table-cell>
          <table:table-cell office:value-type="float" office:value="0.005322315" calcext:value-type="float">
            <text:p>0.005322315</text:p>
          </table:table-cell>
          <table:table-cell office:value-type="float" office:value="0.004330023" calcext:value-type="float">
            <text:p>0.004330023</text:p>
          </table:table-cell>
          <table:table-cell office:value-type="float" office:value="0" calcext:value-type="float">
            <text:p>0</text:p>
          </table:table-cell>
          <table:table-cell office:value-type="float" office:value="7.600124" calcext:value-type="float">
            <text:p>7.600124</text:p>
          </table:table-cell>
          <table:table-cell office:value-type="float" office:value="26.84338" calcext:value-type="float">
            <text:p>26.84338</text:p>
          </table:table-cell>
          <table:table-cell office:value-type="float" office:value="35.99737" calcext:value-type="float">
            <text:p>35.99737</text:p>
          </table:table-cell>
          <table:table-cell office:value-type="float" office:value="40.7391" calcext:value-type="float">
            <text:p>40.7391</text:p>
          </table:table-cell>
          <table:table-cell office:value-type="float" office:value="46.41151" calcext:value-type="float">
            <text:p>46.41151</text:p>
          </table:table-cell>
          <table:table-cell office:value-type="float" office:value="32.64533" calcext:value-type="float">
            <text:p>32.64533</text:p>
          </table:table-cell>
          <table:table-cell office:value-type="float" office:value="26.47853" calcext:value-type="float">
            <text:p>26.47853</text:p>
          </table:table-cell>
          <table:table-cell office:value-type="float" office:value="23.30633" calcext:value-type="float">
            <text:p>23.30633</text:p>
          </table:table-cell>
          <table:table-cell office:value-type="float" office:value="10.28491" calcext:value-type="float">
            <text:p>10.28491</text:p>
          </table:table-cell>
          <table:table-cell office:value-type="float" office:value="3.452426" calcext:value-type="float">
            <text:p>3.452426</text:p>
          </table:table-cell>
          <table:table-cell office:value-type="float" office:value="1.151117" calcext:value-type="float">
            <text:p>1.151117</text:p>
          </table:table-cell>
          <table:table-cell office:value-type="float" office:value="0.5291288" calcext:value-type="float">
            <text:p>0.5291288</text:p>
          </table:table-cell>
          <table:table-cell office:value-type="float" office:value="0.3398366" calcext:value-type="float">
            <text:p>0.3398366</text:p>
          </table:table-cell>
          <table:table-cell office:value-type="float" office:value="0.34769" calcext:value-type="float">
            <text:p>0.34769</text:p>
          </table:table-cell>
          <table:table-cell office:value-type="float" office:value="0" calcext:value-type="float">
            <text:p>0</text:p>
          </table:table-cell>
          <table:table-cell office:value-type="float" office:value="3050.976" calcext:value-type="float">
            <text:p>3050.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7" calcext:value-type="float">
            <text:p>-2.9494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1.21271" calcext:value-type="float">
            <text:p>11.21271</text:p>
          </table:table-cell>
          <table:table-cell office:value-type="float" office:value="1086.847" calcext:value-type="float">
            <text:p>1086.84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841292" calcext:value-type="float">
            <text:p>0.09841292</text:p>
          </table:table-cell>
          <table:table-cell office:value-type="float" office:value="30.31919" calcext:value-type="float">
            <text:p>30.3191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3603" calcext:value-type="float">
            <text:p>0.007193603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48" calcext:value-type="float">
            <text:p>4.13648</text:p>
          </table:table-cell>
          <table:table-cell office:value-type="float" office:value="-0.7969007" calcext:value-type="float">
            <text:p>-0.7969007</text:p>
          </table:table-cell>
          <table:table-cell office:value-type="float" office:value="-0.06581718" calcext:value-type="float">
            <text:p>-0.06581718</text:p>
          </table:table-cell>
          <table:table-cell office:value-type="float" office:value="0.000002372617" calcext:value-type="float">
            <text:p>2.372617E-06</text:p>
          </table:table-cell>
          <table:table-cell office:value-type="float" office:value="11.42483" calcext:value-type="float">
            <text:p>11.42483</text:p>
          </table:table-cell>
          <table:table-cell office:value-type="float" office:value="2.162327" calcext:value-type="float">
            <text:p>2.162327</text:p>
          </table:table-cell>
          <table:table-cell office:value-type="float" office:value="0.1011093" calcext:value-type="float">
            <text:p>0.1011093</text:p>
          </table:table-cell>
          <table:table-cell office:value-type="float" office:value="0.1021586" calcext:value-type="float">
            <text:p>0.1021586</text:p>
          </table:table-cell>
          <table:table-cell office:value-type="float" office:value="0.03635795" calcext:value-type="float">
            <text:p>0.03635795</text:p>
          </table:table-cell>
          <table:table-cell office:value-type="float" office:value="0.03642859" calcext:value-type="float">
            <text:p>0.03642859</text:p>
          </table:table-cell>
          <table:table-cell office:value-type="float" office:value="0.01615543" calcext:value-type="float">
            <text:p>0.01615543</text:p>
          </table:table-cell>
          <table:table-cell office:value-type="float" office:value="0.01222251" calcext:value-type="float">
            <text:p>0.01222251</text:p>
          </table:table-cell>
          <table:table-cell office:value-type="float" office:value="0.02663818" calcext:value-type="float">
            <text:p>0.02663818</text:p>
          </table:table-cell>
          <table:table-cell office:value-type="float" office:value="0.02328389" calcext:value-type="float">
            <text:p>0.02328389</text:p>
          </table:table-cell>
          <table:table-cell office:value-type="float" office:value="0.02034833" calcext:value-type="float">
            <text:p>0.02034833</text:p>
          </table:table-cell>
          <table:table-cell office:value-type="float" office:value="0.01943358" calcext:value-type="float">
            <text:p>0.01943358</text:p>
          </table:table-cell>
          <table:table-cell office:value-type="float" office:value="0.0211526" calcext:value-type="float">
            <text:p>0.0211526</text:p>
          </table:table-cell>
          <table:table-cell office:value-type="float" office:value="0.005315698" calcext:value-type="float">
            <text:p>0.005315698</text:p>
          </table:table-cell>
          <table:table-cell office:value-type="float" office:value="0.004327769" calcext:value-type="float">
            <text:p>0.004327769</text:p>
          </table:table-cell>
          <table:table-cell office:value-type="float" office:value="0" calcext:value-type="float">
            <text:p>0</text:p>
          </table:table-cell>
          <table:table-cell office:value-type="float" office:value="7.885071" calcext:value-type="float">
            <text:p>7.885071</text:p>
          </table:table-cell>
          <table:table-cell office:value-type="float" office:value="27.76689" calcext:value-type="float">
            <text:p>27.76689</text:p>
          </table:table-cell>
          <table:table-cell office:value-type="float" office:value="36.63136" calcext:value-type="float">
            <text:p>36.63136</text:p>
          </table:table-cell>
          <table:table-cell office:value-type="float" office:value="40.94174" calcext:value-type="float">
            <text:p>40.94174</text:p>
          </table:table-cell>
          <table:table-cell office:value-type="float" office:value="46.43962" calcext:value-type="float">
            <text:p>46.43962</text:p>
          </table:table-cell>
          <table:table-cell office:value-type="float" office:value="32.59143" calcext:value-type="float">
            <text:p>32.59143</text:p>
          </table:table-cell>
          <table:table-cell office:value-type="float" office:value="26.49776" calcext:value-type="float">
            <text:p>26.49776</text:p>
          </table:table-cell>
          <table:table-cell office:value-type="float" office:value="23.36192" calcext:value-type="float">
            <text:p>23.36192</text:p>
          </table:table-cell>
          <table:table-cell office:value-type="float" office:value="10.33858" calcext:value-type="float">
            <text:p>10.33858</text:p>
          </table:table-cell>
          <table:table-cell office:value-type="float" office:value="3.472947" calcext:value-type="float">
            <text:p>3.472947</text:p>
          </table:table-cell>
          <table:table-cell office:value-type="float" office:value="1.156872" calcext:value-type="float">
            <text:p>1.156872</text:p>
          </table:table-cell>
          <table:table-cell office:value-type="float" office:value="0.532158" calcext:value-type="float">
            <text:p>0.532158</text:p>
          </table:table-cell>
          <table:table-cell office:value-type="float" office:value="0.3398792" calcext:value-type="float">
            <text:p>0.3398792</text:p>
          </table:table-cell>
          <table:table-cell office:value-type="float" office:value="0.3476951" calcext:value-type="float">
            <text:p>0.3476951</text:p>
          </table:table-cell>
          <table:table-cell office:value-type="float" office:value="0" calcext:value-type="float">
            <text:p>0</text:p>
          </table:table-cell>
          <table:table-cell office:value-type="float" office:value="3422.378" calcext:value-type="float">
            <text:p>3422.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1.14409" calcext:value-type="float">
            <text:p>11.14409</text:p>
          </table:table-cell>
          <table:table-cell office:value-type="float" office:value="1086.784" calcext:value-type="float">
            <text:p>1086.78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711591" calcext:value-type="float">
            <text:p>0.09711591</text:p>
          </table:table-cell>
          <table:table-cell office:value-type="float" office:value="30.44367" calcext:value-type="float">
            <text:p>30.44367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3781" calcext:value-type="float">
            <text:p>0.007193781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526" calcext:value-type="float">
            <text:p>4.136526</text:p>
          </table:table-cell>
          <table:table-cell office:value-type="float" office:value="-0.7969629" calcext:value-type="float">
            <text:p>-0.7969629</text:p>
          </table:table-cell>
          <table:table-cell office:value-type="float" office:value="-0.06580546" calcext:value-type="float">
            <text:p>-0.06580546</text:p>
          </table:table-cell>
          <table:table-cell office:value-type="float" office:value="0.000002377875" calcext:value-type="float">
            <text:p>2.377875E-06</text:p>
          </table:table-cell>
          <table:table-cell office:value-type="float" office:value="11.42139" calcext:value-type="float">
            <text:p>11.42139</text:p>
          </table:table-cell>
          <table:table-cell office:value-type="float" office:value="2.128926" calcext:value-type="float">
            <text:p>2.128926</text:p>
          </table:table-cell>
          <table:table-cell office:value-type="float" office:value="0.08991332" calcext:value-type="float">
            <text:p>0.08991332</text:p>
          </table:table-cell>
          <table:table-cell office:value-type="float" office:value="0.09354441" calcext:value-type="float">
            <text:p>0.09354441</text:p>
          </table:table-cell>
          <table:table-cell office:value-type="float" office:value="0.03409019" calcext:value-type="float">
            <text:p>0.03409019</text:p>
          </table:table-cell>
          <table:table-cell office:value-type="float" office:value="0.03419264" calcext:value-type="float">
            <text:p>0.03419264</text:p>
          </table:table-cell>
          <table:table-cell office:value-type="float" office:value="0.01595353" calcext:value-type="float">
            <text:p>0.01595353</text:p>
          </table:table-cell>
          <table:table-cell office:value-type="float" office:value="0.01213969" calcext:value-type="float">
            <text:p>0.01213969</text:p>
          </table:table-cell>
          <table:table-cell office:value-type="float" office:value="0.02661835" calcext:value-type="float">
            <text:p>0.02661835</text:p>
          </table:table-cell>
          <table:table-cell office:value-type="float" office:value="0.02327609" calcext:value-type="float">
            <text:p>0.02327609</text:p>
          </table:table-cell>
          <table:table-cell office:value-type="float" office:value="0.02035656" calcext:value-type="float">
            <text:p>0.02035656</text:p>
          </table:table-cell>
          <table:table-cell office:value-type="float" office:value="0.01943795" calcext:value-type="float">
            <text:p>0.01943795</text:p>
          </table:table-cell>
          <table:table-cell office:value-type="float" office:value="0.02113378" calcext:value-type="float">
            <text:p>0.02113378</text:p>
          </table:table-cell>
          <table:table-cell office:value-type="float" office:value="0.0053092" calcext:value-type="float">
            <text:p>0.0053092</text:p>
          </table:table-cell>
          <table:table-cell office:value-type="float" office:value="0.004325511" calcext:value-type="float">
            <text:p>0.004325511</text:p>
          </table:table-cell>
          <table:table-cell office:value-type="float" office:value="0" calcext:value-type="float">
            <text:p>0</text:p>
          </table:table-cell>
          <table:table-cell office:value-type="float" office:value="8.179749" calcext:value-type="float">
            <text:p>8.179749</text:p>
          </table:table-cell>
          <table:table-cell office:value-type="float" office:value="28.49351" calcext:value-type="float">
            <text:p>28.49351</text:p>
          </table:table-cell>
          <table:table-cell office:value-type="float" office:value="37.15014" calcext:value-type="float">
            <text:p>37.15014</text:p>
          </table:table-cell>
          <table:table-cell office:value-type="float" office:value="41.1246" calcext:value-type="float">
            <text:p>41.1246</text:p>
          </table:table-cell>
          <table:table-cell office:value-type="float" office:value="46.46301" calcext:value-type="float">
            <text:p>46.46301</text:p>
          </table:table-cell>
          <table:table-cell office:value-type="float" office:value="32.54175" calcext:value-type="float">
            <text:p>32.54175</text:p>
          </table:table-cell>
          <table:table-cell office:value-type="float" office:value="26.51688" calcext:value-type="float">
            <text:p>26.51688</text:p>
          </table:table-cell>
          <table:table-cell office:value-type="float" office:value="23.41687" calcext:value-type="float">
            <text:p>23.41687</text:p>
          </table:table-cell>
          <table:table-cell office:value-type="float" office:value="10.38921" calcext:value-type="float">
            <text:p>10.38921</text:p>
          </table:table-cell>
          <table:table-cell office:value-type="float" office:value="3.493475" calcext:value-type="float">
            <text:p>3.493475</text:p>
          </table:table-cell>
          <table:table-cell office:value-type="float" office:value="1.162838" calcext:value-type="float">
            <text:p>1.162838</text:p>
          </table:table-cell>
          <table:table-cell office:value-type="float" office:value="0.5352218" calcext:value-type="float">
            <text:p>0.5352218</text:p>
          </table:table-cell>
          <table:table-cell office:value-type="float" office:value="0.3399422" calcext:value-type="float">
            <text:p>0.3399422</text:p>
          </table:table-cell>
          <table:table-cell office:value-type="float" office:value="0.3477" calcext:value-type="float">
            <text:p>0.3477</text:p>
          </table:table-cell>
          <table:table-cell office:value-type="float" office:value="0" calcext:value-type="float">
            <text:p>0</text:p>
          </table:table-cell>
          <table:table-cell office:value-type="float" office:value="3688.624" calcext:value-type="float">
            <text:p>3688.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1.07918" calcext:value-type="float">
            <text:p>11.07918</text:p>
          </table:table-cell>
          <table:table-cell office:value-type="float" office:value="1086.723" calcext:value-type="float">
            <text:p>1086.72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33446" calcext:value-type="float">
            <text:p>0.09633446</text:p>
          </table:table-cell>
          <table:table-cell office:value-type="float" office:value="30.56195" calcext:value-type="float">
            <text:p>30.56195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396" calcext:value-type="float">
            <text:p>0.00719396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571" calcext:value-type="float">
            <text:p>4.136571</text:p>
          </table:table-cell>
          <table:table-cell office:value-type="float" office:value="-0.7970204" calcext:value-type="float">
            <text:p>-0.7970204</text:p>
          </table:table-cell>
          <table:table-cell office:value-type="float" office:value="-0.06579357" calcext:value-type="float">
            <text:p>-0.06579357</text:p>
          </table:table-cell>
          <table:table-cell office:value-type="float" office:value="0.000002383016" calcext:value-type="float">
            <text:p>2.383016E-06</text:p>
          </table:table-cell>
          <table:table-cell office:value-type="float" office:value="11.41722" calcext:value-type="float">
            <text:p>11.41722</text:p>
          </table:table-cell>
          <table:table-cell office:value-type="float" office:value="2.094043" calcext:value-type="float">
            <text:p>2.094043</text:p>
          </table:table-cell>
          <table:table-cell office:value-type="float" office:value="0.08464539" calcext:value-type="float">
            <text:p>0.08464539</text:p>
          </table:table-cell>
          <table:table-cell office:value-type="float" office:value="0.08935651" calcext:value-type="float">
            <text:p>0.08935651</text:p>
          </table:table-cell>
          <table:table-cell office:value-type="float" office:value="0.03321735" calcext:value-type="float">
            <text:p>0.03321735</text:p>
          </table:table-cell>
          <table:table-cell office:value-type="float" office:value="0.03312647" calcext:value-type="float">
            <text:p>0.03312647</text:p>
          </table:table-cell>
          <table:table-cell office:value-type="float" office:value="0.01579006" calcext:value-type="float">
            <text:p>0.01579006</text:p>
          </table:table-cell>
          <table:table-cell office:value-type="float" office:value="0.01204051" calcext:value-type="float">
            <text:p>0.01204051</text:p>
          </table:table-cell>
          <table:table-cell office:value-type="float" office:value="0.02657363" calcext:value-type="float">
            <text:p>0.02657363</text:p>
          </table:table-cell>
          <table:table-cell office:value-type="float" office:value="0.02326597" calcext:value-type="float">
            <text:p>0.02326597</text:p>
          </table:table-cell>
          <table:table-cell office:value-type="float" office:value="0.02036547" calcext:value-type="float">
            <text:p>0.02036547</text:p>
          </table:table-cell>
          <table:table-cell office:value-type="float" office:value="0.01944221" calcext:value-type="float">
            <text:p>0.01944221</text:p>
          </table:table-cell>
          <table:table-cell office:value-type="float" office:value="0.02111519" calcext:value-type="float">
            <text:p>0.02111519</text:p>
          </table:table-cell>
          <table:table-cell office:value-type="float" office:value="0.005302829" calcext:value-type="float">
            <text:p>0.005302829</text:p>
          </table:table-cell>
          <table:table-cell office:value-type="float" office:value="0.004323256" calcext:value-type="float">
            <text:p>0.004323256</text:p>
          </table:table-cell>
          <table:table-cell office:value-type="float" office:value="0" calcext:value-type="float">
            <text:p>0</text:p>
          </table:table-cell>
          <table:table-cell office:value-type="float" office:value="8.439716" calcext:value-type="float">
            <text:p>8.439716</text:p>
          </table:table-cell>
          <table:table-cell office:value-type="float" office:value="29.19401" calcext:value-type="float">
            <text:p>29.19401</text:p>
          </table:table-cell>
          <table:table-cell office:value-type="float" office:value="37.63203" calcext:value-type="float">
            <text:p>37.63203</text:p>
          </table:table-cell>
          <table:table-cell office:value-type="float" office:value="41.29821" calcext:value-type="float">
            <text:p>41.29821</text:p>
          </table:table-cell>
          <table:table-cell office:value-type="float" office:value="46.47648" calcext:value-type="float">
            <text:p>46.47648</text:p>
          </table:table-cell>
          <table:table-cell office:value-type="float" office:value="32.4923" calcext:value-type="float">
            <text:p>32.4923</text:p>
          </table:table-cell>
          <table:table-cell office:value-type="float" office:value="26.5331" calcext:value-type="float">
            <text:p>26.5331</text:p>
          </table:table-cell>
          <table:table-cell office:value-type="float" office:value="23.46981" calcext:value-type="float">
            <text:p>23.46981</text:p>
          </table:table-cell>
          <table:table-cell office:value-type="float" office:value="10.43722" calcext:value-type="float">
            <text:p>10.43722</text:p>
          </table:table-cell>
          <table:table-cell office:value-type="float" office:value="3.513959" calcext:value-type="float">
            <text:p>3.513959</text:p>
          </table:table-cell>
          <table:table-cell office:value-type="float" office:value="1.168994" calcext:value-type="float">
            <text:p>1.168994</text:p>
          </table:table-cell>
          <table:table-cell office:value-type="float" office:value="0.5383212" calcext:value-type="float">
            <text:p>0.5383212</text:p>
          </table:table-cell>
          <table:table-cell office:value-type="float" office:value="0.3400247" calcext:value-type="float">
            <text:p>0.3400247</text:p>
          </table:table-cell>
          <table:table-cell office:value-type="float" office:value="0.3477049" calcext:value-type="float">
            <text:p>0.3477049</text:p>
          </table:table-cell>
          <table:table-cell office:value-type="float" office:value="0" calcext:value-type="float">
            <text:p>0</text:p>
          </table:table-cell>
          <table:table-cell office:value-type="float" office:value="3922.814" calcext:value-type="float">
            <text:p>3922.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1.0166" calcext:value-type="float">
            <text:p>11.0166</text:p>
          </table:table-cell>
          <table:table-cell office:value-type="float" office:value="1086.664" calcext:value-type="float">
            <text:p>1086.66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557034" calcext:value-type="float">
            <text:p>0.09557034</text:p>
          </table:table-cell>
          <table:table-cell office:value-type="float" office:value="30.67662" calcext:value-type="float">
            <text:p>30.67662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4139" calcext:value-type="float">
            <text:p>0.007194139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617" calcext:value-type="float">
            <text:p>4.136617</text:p>
          </table:table-cell>
          <table:table-cell office:value-type="float" office:value="-0.7970753" calcext:value-type="float">
            <text:p>-0.7970753</text:p>
          </table:table-cell>
          <table:table-cell office:value-type="float" office:value="-0.06578156" calcext:value-type="float">
            <text:p>-0.06578156</text:p>
          </table:table-cell>
          <table:table-cell office:value-type="float" office:value="0.000002387997" calcext:value-type="float">
            <text:p>2.387997E-06</text:p>
          </table:table-cell>
          <table:table-cell office:value-type="float" office:value="11.41436" calcext:value-type="float">
            <text:p>11.41436</text:p>
          </table:table-cell>
          <table:table-cell office:value-type="float" office:value="2.056039" calcext:value-type="float">
            <text:p>2.056039</text:p>
          </table:table-cell>
          <table:table-cell office:value-type="float" office:value="0.08047789" calcext:value-type="float">
            <text:p>0.08047789</text:p>
          </table:table-cell>
          <table:table-cell office:value-type="float" office:value="0.08515542" calcext:value-type="float">
            <text:p>0.08515542</text:p>
          </table:table-cell>
          <table:table-cell office:value-type="float" office:value="0.032458" calcext:value-type="float">
            <text:p>0.032458</text:p>
          </table:table-cell>
          <table:table-cell office:value-type="float" office:value="0.03233204" calcext:value-type="float">
            <text:p>0.03233204</text:p>
          </table:table-cell>
          <table:table-cell office:value-type="float" office:value="0.01565965" calcext:value-type="float">
            <text:p>0.01565965</text:p>
          </table:table-cell>
          <table:table-cell office:value-type="float" office:value="0.01197351" calcext:value-type="float">
            <text:p>0.01197351</text:p>
          </table:table-cell>
          <table:table-cell office:value-type="float" office:value="0.02652253" calcext:value-type="float">
            <text:p>0.02652253</text:p>
          </table:table-cell>
          <table:table-cell office:value-type="float" office:value="0.02325112" calcext:value-type="float">
            <text:p>0.02325112</text:p>
          </table:table-cell>
          <table:table-cell office:value-type="float" office:value="0.0203744" calcext:value-type="float">
            <text:p>0.0203744</text:p>
          </table:table-cell>
          <table:table-cell office:value-type="float" office:value="0.01944626" calcext:value-type="float">
            <text:p>0.01944626</text:p>
          </table:table-cell>
          <table:table-cell office:value-type="float" office:value="0.02109669" calcext:value-type="float">
            <text:p>0.02109669</text:p>
          </table:table-cell>
          <table:table-cell office:value-type="float" office:value="0.005296576" calcext:value-type="float">
            <text:p>0.005296576</text:p>
          </table:table-cell>
          <table:table-cell office:value-type="float" office:value="0.004320967" calcext:value-type="float">
            <text:p>0.004320967</text:p>
          </table:table-cell>
          <table:table-cell office:value-type="float" office:value="0" calcext:value-type="float">
            <text:p>0</text:p>
          </table:table-cell>
          <table:table-cell office:value-type="float" office:value="8.752567" calcext:value-type="float">
            <text:p>8.752567</text:p>
          </table:table-cell>
          <table:table-cell office:value-type="float" office:value="29.85092" calcext:value-type="float">
            <text:p>29.85092</text:p>
          </table:table-cell>
          <table:table-cell office:value-type="float" office:value="38.09049" calcext:value-type="float">
            <text:p>38.09049</text:p>
          </table:table-cell>
          <table:table-cell office:value-type="float" office:value="41.47216" calcext:value-type="float">
            <text:p>41.47216</text:p>
          </table:table-cell>
          <table:table-cell office:value-type="float" office:value="46.50179" calcext:value-type="float">
            <text:p>46.50179</text:p>
          </table:table-cell>
          <table:table-cell office:value-type="float" office:value="32.44686" calcext:value-type="float">
            <text:p>32.44686</text:p>
          </table:table-cell>
          <table:table-cell office:value-type="float" office:value="26.54736" calcext:value-type="float">
            <text:p>26.54736</text:p>
          </table:table-cell>
          <table:table-cell office:value-type="float" office:value="23.52062" calcext:value-type="float">
            <text:p>23.52062</text:p>
          </table:table-cell>
          <table:table-cell office:value-type="float" office:value="10.48278" calcext:value-type="float">
            <text:p>10.48278</text:p>
          </table:table-cell>
          <table:table-cell office:value-type="float" office:value="3.534328" calcext:value-type="float">
            <text:p>3.534328</text:p>
          </table:table-cell>
          <table:table-cell office:value-type="float" office:value="1.17532" calcext:value-type="float">
            <text:p>1.17532</text:p>
          </table:table-cell>
          <table:table-cell office:value-type="float" office:value="0.5414546" calcext:value-type="float">
            <text:p>0.5414546</text:p>
          </table:table-cell>
          <table:table-cell office:value-type="float" office:value="0.3401259" calcext:value-type="float">
            <text:p>0.3401259</text:p>
          </table:table-cell>
          <table:table-cell office:value-type="float" office:value="0.3477099" calcext:value-type="float">
            <text:p>0.3477099</text:p>
          </table:table-cell>
          <table:table-cell office:value-type="float" office:value="0" calcext:value-type="float">
            <text:p>0</text:p>
          </table:table-cell>
          <table:table-cell office:value-type="float" office:value="4154.409" calcext:value-type="float">
            <text:p>4154.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0.94936" calcext:value-type="float">
            <text:p>10.94936</text:p>
          </table:table-cell>
          <table:table-cell office:value-type="float" office:value="1086.601" calcext:value-type="float">
            <text:p>1086.60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591593" calcext:value-type="float">
            <text:p>0.09591593</text:p>
          </table:table-cell>
          <table:table-cell office:value-type="float" office:value="30.79734" calcext:value-type="float">
            <text:p>30.79734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4318" calcext:value-type="float">
            <text:p>0.007194318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663" calcext:value-type="float">
            <text:p>4.136663</text:p>
          </table:table-cell>
          <table:table-cell office:value-type="float" office:value="-0.797141" calcext:value-type="float">
            <text:p>-0.797141</text:p>
          </table:table-cell>
          <table:table-cell office:value-type="float" office:value="-0.06577225" calcext:value-type="float">
            <text:p>-0.06577225</text:p>
          </table:table-cell>
          <table:table-cell office:value-type="float" office:value="0.000002392806" calcext:value-type="float">
            <text:p>2.392806E-06</text:p>
          </table:table-cell>
          <table:table-cell office:value-type="float" office:value="11.40372" calcext:value-type="float">
            <text:p>11.40372</text:p>
          </table:table-cell>
          <table:table-cell office:value-type="float" office:value="2.034634" calcext:value-type="float">
            <text:p>2.034634</text:p>
          </table:table-cell>
          <table:table-cell office:value-type="float" office:value="0.0856578" calcext:value-type="float">
            <text:p>0.0856578</text:p>
          </table:table-cell>
          <table:table-cell office:value-type="float" office:value="0.08898634" calcext:value-type="float">
            <text:p>0.08898634</text:p>
          </table:table-cell>
          <table:table-cell office:value-type="float" office:value="0.03279458" calcext:value-type="float">
            <text:p>0.03279458</text:p>
          </table:table-cell>
          <table:table-cell office:value-type="float" office:value="0.03268156" calcext:value-type="float">
            <text:p>0.03268156</text:p>
          </table:table-cell>
          <table:table-cell office:value-type="float" office:value="0.01565974" calcext:value-type="float">
            <text:p>0.01565974</text:p>
          </table:table-cell>
          <table:table-cell office:value-type="float" office:value="0.01193804" calcext:value-type="float">
            <text:p>0.01193804</text:p>
          </table:table-cell>
          <table:table-cell office:value-type="float" office:value="0.0264695" calcext:value-type="float">
            <text:p>0.0264695</text:p>
          </table:table-cell>
          <table:table-cell office:value-type="float" office:value="0.02323265" calcext:value-type="float">
            <text:p>0.02323265</text:p>
          </table:table-cell>
          <table:table-cell office:value-type="float" office:value="0.02038297" calcext:value-type="float">
            <text:p>0.02038297</text:p>
          </table:table-cell>
          <table:table-cell office:value-type="float" office:value="0.01945008" calcext:value-type="float">
            <text:p>0.01945008</text:p>
          </table:table-cell>
          <table:table-cell office:value-type="float" office:value="0.02107811" calcext:value-type="float">
            <text:p>0.02107811</text:p>
          </table:table-cell>
          <table:table-cell office:value-type="float" office:value="0.005290442" calcext:value-type="float">
            <text:p>0.005290442</text:p>
          </table:table-cell>
          <table:table-cell office:value-type="float" office:value="0.00431867" calcext:value-type="float">
            <text:p>0.00431867</text:p>
          </table:table-cell>
          <table:table-cell office:value-type="float" office:value="0" calcext:value-type="float">
            <text:p>0</text:p>
          </table:table-cell>
          <table:table-cell office:value-type="float" office:value="9.066019" calcext:value-type="float">
            <text:p>9.066019</text:p>
          </table:table-cell>
          <table:table-cell office:value-type="float" office:value="30.59513" calcext:value-type="float">
            <text:p>30.59513</text:p>
          </table:table-cell>
          <table:table-cell office:value-type="float" office:value="38.5985" calcext:value-type="float">
            <text:p>38.5985</text:p>
          </table:table-cell>
          <table:table-cell office:value-type="float" office:value="41.66257" calcext:value-type="float">
            <text:p>41.66257</text:p>
          </table:table-cell>
          <table:table-cell office:value-type="float" office:value="46.54383" calcext:value-type="float">
            <text:p>46.54383</text:p>
          </table:table-cell>
          <table:table-cell office:value-type="float" office:value="32.4061" calcext:value-type="float">
            <text:p>32.4061</text:p>
          </table:table-cell>
          <table:table-cell office:value-type="float" office:value="26.55974" calcext:value-type="float">
            <text:p>26.55974</text:p>
          </table:table-cell>
          <table:table-cell office:value-type="float" office:value="23.56951" calcext:value-type="float">
            <text:p>23.56951</text:p>
          </table:table-cell>
          <table:table-cell office:value-type="float" office:value="10.5261" calcext:value-type="float">
            <text:p>10.5261</text:p>
          </table:table-cell>
          <table:table-cell office:value-type="float" office:value="3.554554" calcext:value-type="float">
            <text:p>3.554554</text:p>
          </table:table-cell>
          <table:table-cell office:value-type="float" office:value="1.181794" calcext:value-type="float">
            <text:p>1.181794</text:p>
          </table:table-cell>
          <table:table-cell office:value-type="float" office:value="0.544621" calcext:value-type="float">
            <text:p>0.544621</text:p>
          </table:table-cell>
          <table:table-cell office:value-type="float" office:value="0.340244" calcext:value-type="float">
            <text:p>0.340244</text:p>
          </table:table-cell>
          <table:table-cell office:value-type="float" office:value="0.3477148" calcext:value-type="float">
            <text:p>0.3477148</text:p>
          </table:table-cell>
          <table:table-cell office:value-type="float" office:value="0" calcext:value-type="float">
            <text:p>0</text:p>
          </table:table-cell>
          <table:table-cell office:value-type="float" office:value="4459.499" calcext:value-type="float">
            <text:p>4459.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10.88133" calcext:value-type="float">
            <text:p>10.88133</text:p>
          </table:table-cell>
          <table:table-cell office:value-type="float" office:value="1086.539" calcext:value-type="float">
            <text:p>1086.53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303688" calcext:value-type="float">
            <text:p>0.09303688</text:p>
          </table:table-cell>
          <table:table-cell office:value-type="float" office:value="30.92439" calcext:value-type="float">
            <text:p>30.9243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4497" calcext:value-type="float">
            <text:p>0.007194497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712" calcext:value-type="float">
            <text:p>4.136712</text:p>
          </table:table-cell>
          <table:table-cell office:value-type="float" office:value="-0.7972143" calcext:value-type="float">
            <text:p>-0.7972143</text:p>
          </table:table-cell>
          <table:table-cell office:value-type="float" office:value="-0.06628034" calcext:value-type="float">
            <text:p>-0.06628034</text:p>
          </table:table-cell>
          <table:table-cell office:value-type="float" office:value="0.00000240033" calcext:value-type="float">
            <text:p>2.40033E-06</text:p>
          </table:table-cell>
          <table:table-cell office:value-type="float" office:value="11.39654" calcext:value-type="float">
            <text:p>11.39654</text:p>
          </table:table-cell>
          <table:table-cell office:value-type="float" office:value="1.755963" calcext:value-type="float">
            <text:p>1.755963</text:p>
          </table:table-cell>
          <table:table-cell office:value-type="float" office:value="0.08298483" calcext:value-type="float">
            <text:p>0.08298483</text:p>
          </table:table-cell>
          <table:table-cell office:value-type="float" office:value="0.08759999" calcext:value-type="float">
            <text:p>0.08759999</text:p>
          </table:table-cell>
          <table:table-cell office:value-type="float" office:value="0.03281317" calcext:value-type="float">
            <text:p>0.03281317</text:p>
          </table:table-cell>
          <table:table-cell office:value-type="float" office:value="0.03259344" calcext:value-type="float">
            <text:p>0.03259344</text:p>
          </table:table-cell>
          <table:table-cell office:value-type="float" office:value="0.01565516" calcext:value-type="float">
            <text:p>0.01565516</text:p>
          </table:table-cell>
          <table:table-cell office:value-type="float" office:value="0.01191471" calcext:value-type="float">
            <text:p>0.01191471</text:p>
          </table:table-cell>
          <table:table-cell office:value-type="float" office:value="0.02642459" calcext:value-type="float">
            <text:p>0.02642459</text:p>
          </table:table-cell>
          <table:table-cell office:value-type="float" office:value="0.02321354" calcext:value-type="float">
            <text:p>0.02321354</text:p>
          </table:table-cell>
          <table:table-cell office:value-type="float" office:value="0.02039099" calcext:value-type="float">
            <text:p>0.02039099</text:p>
          </table:table-cell>
          <table:table-cell office:value-type="float" office:value="0.01945367" calcext:value-type="float">
            <text:p>0.01945367</text:p>
          </table:table-cell>
          <table:table-cell office:value-type="float" office:value="0.02105932" calcext:value-type="float">
            <text:p>0.02105932</text:p>
          </table:table-cell>
          <table:table-cell office:value-type="float" office:value="0.005284419" calcext:value-type="float">
            <text:p>0.005284419</text:p>
          </table:table-cell>
          <table:table-cell office:value-type="float" office:value="0.00431637" calcext:value-type="float">
            <text:p>0.00431637</text:p>
          </table:table-cell>
          <table:table-cell office:value-type="float" office:value="0" calcext:value-type="float">
            <text:p>0</text:p>
          </table:table-cell>
          <table:table-cell office:value-type="float" office:value="10.40701" calcext:value-type="float">
            <text:p>10.40701</text:p>
          </table:table-cell>
          <table:table-cell office:value-type="float" office:value="30.64781" calcext:value-type="float">
            <text:p>30.64781</text:p>
          </table:table-cell>
          <table:table-cell office:value-type="float" office:value="39.18975" calcext:value-type="float">
            <text:p>39.18975</text:p>
          </table:table-cell>
          <table:table-cell office:value-type="float" office:value="42.04067" calcext:value-type="float">
            <text:p>42.04067</text:p>
          </table:table-cell>
          <table:table-cell office:value-type="float" office:value="46.73883" calcext:value-type="float">
            <text:p>46.73883</text:p>
          </table:table-cell>
          <table:table-cell office:value-type="float" office:value="32.40705" calcext:value-type="float">
            <text:p>32.40705</text:p>
          </table:table-cell>
          <table:table-cell office:value-type="float" office:value="26.58276" calcext:value-type="float">
            <text:p>26.58276</text:p>
          </table:table-cell>
          <table:table-cell office:value-type="float" office:value="23.61777" calcext:value-type="float">
            <text:p>23.61777</text:p>
          </table:table-cell>
          <table:table-cell office:value-type="float" office:value="10.56748" calcext:value-type="float">
            <text:p>10.56748</text:p>
          </table:table-cell>
          <table:table-cell office:value-type="float" office:value="3.574553" calcext:value-type="float">
            <text:p>3.574553</text:p>
          </table:table-cell>
          <table:table-cell office:value-type="float" office:value="1.188398" calcext:value-type="float">
            <text:p>1.188398</text:p>
          </table:table-cell>
          <table:table-cell office:value-type="float" office:value="0.5478166" calcext:value-type="float">
            <text:p>0.5478166</text:p>
          </table:table-cell>
          <table:table-cell office:value-type="float" office:value="0.3403783" calcext:value-type="float">
            <text:p>0.3403783</text:p>
          </table:table-cell>
          <table:table-cell office:value-type="float" office:value="0.3477198" calcext:value-type="float">
            <text:p>0.3477198</text:p>
          </table:table-cell>
          <table:table-cell office:value-type="float" office:value="0" calcext:value-type="float">
            <text:p>0</text:p>
          </table:table-cell>
          <table:table-cell office:value-type="float" office:value="4747.728" calcext:value-type="float">
            <text:p>4747.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0.81342" calcext:value-type="float">
            <text:p>10.81342</text:p>
          </table:table-cell>
          <table:table-cell office:value-type="float" office:value="1086.475" calcext:value-type="float">
            <text:p>1086.47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408471" calcext:value-type="float">
            <text:p>0.09408471</text:p>
          </table:table-cell>
          <table:table-cell office:value-type="float" office:value="31.04642" calcext:value-type="float">
            <text:p>31.04642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4676" calcext:value-type="float">
            <text:p>0.007194676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757" calcext:value-type="float">
            <text:p>4.136757</text:p>
          </table:table-cell>
          <table:table-cell office:value-type="float" office:value="-0.7972827" calcext:value-type="float">
            <text:p>-0.7972827</text:p>
          </table:table-cell>
          <table:table-cell office:value-type="float" office:value="-0.0662698" calcext:value-type="float">
            <text:p>-0.0662698</text:p>
          </table:table-cell>
          <table:table-cell office:value-type="float" office:value="0.000002404812" calcext:value-type="float">
            <text:p>2.404812E-06</text:p>
          </table:table-cell>
          <table:table-cell office:value-type="float" office:value="11.37531" calcext:value-type="float">
            <text:p>11.37531</text:p>
          </table:table-cell>
          <table:table-cell office:value-type="float" office:value="1.825491" calcext:value-type="float">
            <text:p>1.825491</text:p>
          </table:table-cell>
          <table:table-cell office:value-type="float" office:value="0.08596192" calcext:value-type="float">
            <text:p>0.08596192</text:p>
          </table:table-cell>
          <table:table-cell office:value-type="float" office:value="0.08770291" calcext:value-type="float">
            <text:p>0.08770291</text:p>
          </table:table-cell>
          <table:table-cell office:value-type="float" office:value="0.03289467" calcext:value-type="float">
            <text:p>0.03289467</text:p>
          </table:table-cell>
          <table:table-cell office:value-type="float" office:value="0.03252734" calcext:value-type="float">
            <text:p>0.03252734</text:p>
          </table:table-cell>
          <table:table-cell office:value-type="float" office:value="0.0156596" calcext:value-type="float">
            <text:p>0.0156596</text:p>
          </table:table-cell>
          <table:table-cell office:value-type="float" office:value="0.01190355" calcext:value-type="float">
            <text:p>0.01190355</text:p>
          </table:table-cell>
          <table:table-cell office:value-type="float" office:value="0.02638063" calcext:value-type="float">
            <text:p>0.02638063</text:p>
          </table:table-cell>
          <table:table-cell office:value-type="float" office:value="0.02319437" calcext:value-type="float">
            <text:p>0.02319437</text:p>
          </table:table-cell>
          <table:table-cell office:value-type="float" office:value="0.02039828" calcext:value-type="float">
            <text:p>0.02039828</text:p>
          </table:table-cell>
          <table:table-cell office:value-type="float" office:value="0.01945699" calcext:value-type="float">
            <text:p>0.01945699</text:p>
          </table:table-cell>
          <table:table-cell office:value-type="float" office:value="0.02104026" calcext:value-type="float">
            <text:p>0.02104026</text:p>
          </table:table-cell>
          <table:table-cell office:value-type="float" office:value="0.005278512" calcext:value-type="float">
            <text:p>0.005278512</text:p>
          </table:table-cell>
          <table:table-cell office:value-type="float" office:value="0.004314076" calcext:value-type="float">
            <text:p>0.004314076</text:p>
          </table:table-cell>
          <table:table-cell office:value-type="float" office:value="0" calcext:value-type="float">
            <text:p>0</text:p>
          </table:table-cell>
          <table:table-cell office:value-type="float" office:value="10.37561" calcext:value-type="float">
            <text:p>10.37561</text:p>
          </table:table-cell>
          <table:table-cell office:value-type="float" office:value="31.45714" calcext:value-type="float">
            <text:p>31.45714</text:p>
          </table:table-cell>
          <table:table-cell office:value-type="float" office:value="39.6252" calcext:value-type="float">
            <text:p>39.6252</text:p>
          </table:table-cell>
          <table:table-cell office:value-type="float" office:value="42.21834" calcext:value-type="float">
            <text:p>42.21834</text:p>
          </table:table-cell>
          <table:table-cell office:value-type="float" office:value="46.78865" calcext:value-type="float">
            <text:p>46.78865</text:p>
          </table:table-cell>
          <table:table-cell office:value-type="float" office:value="32.40253" calcext:value-type="float">
            <text:p>32.40253</text:p>
          </table:table-cell>
          <table:table-cell office:value-type="float" office:value="26.62002" calcext:value-type="float">
            <text:p>26.62002</text:p>
          </table:table-cell>
          <table:table-cell office:value-type="float" office:value="23.66825" calcext:value-type="float">
            <text:p>23.66825</text:p>
          </table:table-cell>
          <table:table-cell office:value-type="float" office:value="10.60739" calcext:value-type="float">
            <text:p>10.60739</text:p>
          </table:table-cell>
          <table:table-cell office:value-type="float" office:value="3.594349" calcext:value-type="float">
            <text:p>3.594349</text:p>
          </table:table-cell>
          <table:table-cell office:value-type="float" office:value="1.195111" calcext:value-type="float">
            <text:p>1.195111</text:p>
          </table:table-cell>
          <table:table-cell office:value-type="float" office:value="0.5510416" calcext:value-type="float">
            <text:p>0.5510416</text:p>
          </table:table-cell>
          <table:table-cell office:value-type="float" office:value="0.3405283" calcext:value-type="float">
            <text:p>0.3405283</text:p>
          </table:table-cell>
          <table:table-cell office:value-type="float" office:value="0.3477247" calcext:value-type="float">
            <text:p>0.3477247</text:p>
          </table:table-cell>
          <table:table-cell office:value-type="float" office:value="0" calcext:value-type="float">
            <text:p>0</text:p>
          </table:table-cell>
          <table:table-cell office:value-type="float" office:value="5175.367" calcext:value-type="float">
            <text:p>5175.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0.75229" calcext:value-type="float">
            <text:p>10.75229</text:p>
          </table:table-cell>
          <table:table-cell office:value-type="float" office:value="1086.414" calcext:value-type="float">
            <text:p>1086.41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366364" calcext:value-type="float">
            <text:p>0.09366364</text:p>
          </table:table-cell>
          <table:table-cell office:value-type="float" office:value="31.16089" calcext:value-type="float">
            <text:p>31.1608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4854" calcext:value-type="float">
            <text:p>0.007194854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803" calcext:value-type="float">
            <text:p>4.136803</text:p>
          </table:table-cell>
          <table:table-cell office:value-type="float" office:value="-0.7973394" calcext:value-type="float">
            <text:p>-0.7973394</text:p>
          </table:table-cell>
          <table:table-cell office:value-type="float" office:value="-0.06626448" calcext:value-type="float">
            <text:p>-0.06626448</text:p>
          </table:table-cell>
          <table:table-cell office:value-type="float" office:value="0.000002409141" calcext:value-type="float">
            <text:p>2.409141E-06</text:p>
          </table:table-cell>
          <table:table-cell office:value-type="float" office:value="11.36675" calcext:value-type="float">
            <text:p>11.36675</text:p>
          </table:table-cell>
          <table:table-cell office:value-type="float" office:value="1.842503" calcext:value-type="float">
            <text:p>1.842503</text:p>
          </table:table-cell>
          <table:table-cell office:value-type="float" office:value="0.07823824" calcext:value-type="float">
            <text:p>0.07823824</text:p>
          </table:table-cell>
          <table:table-cell office:value-type="float" office:value="0.08154549" calcext:value-type="float">
            <text:p>0.08154549</text:p>
          </table:table-cell>
          <table:table-cell office:value-type="float" office:value="0.03226503" calcext:value-type="float">
            <text:p>0.03226503</text:p>
          </table:table-cell>
          <table:table-cell office:value-type="float" office:value="0.03189201" calcext:value-type="float">
            <text:p>0.03189201</text:p>
          </table:table-cell>
          <table:table-cell office:value-type="float" office:value="0.01558314" calcext:value-type="float">
            <text:p>0.01558314</text:p>
          </table:table-cell>
          <table:table-cell office:value-type="float" office:value="0.01187183" calcext:value-type="float">
            <text:p>0.01187183</text:p>
          </table:table-cell>
          <table:table-cell office:value-type="float" office:value="0.02633964" calcext:value-type="float">
            <text:p>0.02633964</text:p>
          </table:table-cell>
          <table:table-cell office:value-type="float" office:value="0.02317517" calcext:value-type="float">
            <text:p>0.02317517</text:p>
          </table:table-cell>
          <table:table-cell office:value-type="float" office:value="0.02040474" calcext:value-type="float">
            <text:p>0.02040474</text:p>
          </table:table-cell>
          <table:table-cell office:value-type="float" office:value="0.01946003" calcext:value-type="float">
            <text:p>0.01946003</text:p>
          </table:table-cell>
          <table:table-cell office:value-type="float" office:value="0.02102091" calcext:value-type="float">
            <text:p>0.02102091</text:p>
          </table:table-cell>
          <table:table-cell office:value-type="float" office:value="0.005272712" calcext:value-type="float">
            <text:p>0.005272712</text:p>
          </table:table-cell>
          <table:table-cell office:value-type="float" office:value="0.004311772" calcext:value-type="float">
            <text:p>0.004311772</text:p>
          </table:table-cell>
          <table:table-cell office:value-type="float" office:value="0" calcext:value-type="float">
            <text:p>0</text:p>
          </table:table-cell>
          <table:table-cell office:value-type="float" office:value="10.48542" calcext:value-type="float">
            <text:p>10.48542</text:p>
          </table:table-cell>
          <table:table-cell office:value-type="float" office:value="32.15862" calcext:value-type="float">
            <text:p>32.15862</text:p>
          </table:table-cell>
          <table:table-cell office:value-type="float" office:value="40.0527" calcext:value-type="float">
            <text:p>40.0527</text:p>
          </table:table-cell>
          <table:table-cell office:value-type="float" office:value="42.39397" calcext:value-type="float">
            <text:p>42.39397</text:p>
          </table:table-cell>
          <table:table-cell office:value-type="float" office:value="46.83467" calcext:value-type="float">
            <text:p>46.83467</text:p>
          </table:table-cell>
          <table:table-cell office:value-type="float" office:value="32.37997" calcext:value-type="float">
            <text:p>32.37997</text:p>
          </table:table-cell>
          <table:table-cell office:value-type="float" office:value="26.64636" calcext:value-type="float">
            <text:p>26.64636</text:p>
          </table:table-cell>
          <table:table-cell office:value-type="float" office:value="23.71908" calcext:value-type="float">
            <text:p>23.71908</text:p>
          </table:table-cell>
          <table:table-cell office:value-type="float" office:value="10.64627" calcext:value-type="float">
            <text:p>10.64627</text:p>
          </table:table-cell>
          <table:table-cell office:value-type="float" office:value="3.613949" calcext:value-type="float">
            <text:p>3.613949</text:p>
          </table:table-cell>
          <table:table-cell office:value-type="float" office:value="1.201925" calcext:value-type="float">
            <text:p>1.201925</text:p>
          </table:table-cell>
          <table:table-cell office:value-type="float" office:value="0.5542907" calcext:value-type="float">
            <text:p>0.5542907</text:p>
          </table:table-cell>
          <table:table-cell office:value-type="float" office:value="0.3406921" calcext:value-type="float">
            <text:p>0.3406921</text:p>
          </table:table-cell>
          <table:table-cell office:value-type="float" office:value="0.3477297" calcext:value-type="float">
            <text:p>0.3477297</text:p>
          </table:table-cell>
          <table:table-cell office:value-type="float" office:value="0" calcext:value-type="float">
            <text:p>0</text:p>
          </table:table-cell>
          <table:table-cell office:value-type="float" office:value="5445.093" calcext:value-type="float">
            <text:p>5445.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10.68055" calcext:value-type="float">
            <text:p>10.68055</text:p>
          </table:table-cell>
          <table:table-cell office:value-type="float" office:value="1086.349" calcext:value-type="float">
            <text:p>1086.34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561573" calcext:value-type="float">
            <text:p>0.09561573</text:p>
          </table:table-cell>
          <table:table-cell office:value-type="float" office:value="31.28731" calcext:value-type="float">
            <text:p>31.28731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5033" calcext:value-type="float">
            <text:p>0.007195033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849" calcext:value-type="float">
            <text:p>4.136849</text:p>
          </table:table-cell>
          <table:table-cell office:value-type="float" office:value="-0.7974189" calcext:value-type="float">
            <text:p>-0.7974189</text:p>
          </table:table-cell>
          <table:table-cell office:value-type="float" office:value="-0.06625394" calcext:value-type="float">
            <text:p>-0.06625394</text:p>
          </table:table-cell>
          <table:table-cell office:value-type="float" office:value="0.000002413322" calcext:value-type="float">
            <text:p>2.413322E-06</text:p>
          </table:table-cell>
          <table:table-cell office:value-type="float" office:value="11.32455" calcext:value-type="float">
            <text:p>11.32455</text:p>
          </table:table-cell>
          <table:table-cell office:value-type="float" office:value="1.896334" calcext:value-type="float">
            <text:p>1.896334</text:p>
          </table:table-cell>
          <table:table-cell office:value-type="float" office:value="0.09198497" calcext:value-type="float">
            <text:p>0.09198497</text:p>
          </table:table-cell>
          <table:table-cell office:value-type="float" office:value="0.08977104" calcext:value-type="float">
            <text:p>0.08977104</text:p>
          </table:table-cell>
          <table:table-cell office:value-type="float" office:value="0.03365685" calcext:value-type="float">
            <text:p>0.03365685</text:p>
          </table:table-cell>
          <table:table-cell office:value-type="float" office:value="0.0331057" calcext:value-type="float">
            <text:p>0.0331057</text:p>
          </table:table-cell>
          <table:table-cell office:value-type="float" office:value="0.01564558" calcext:value-type="float">
            <text:p>0.01564558</text:p>
          </table:table-cell>
          <table:table-cell office:value-type="float" office:value="0.01186549" calcext:value-type="float">
            <text:p>0.01186549</text:p>
          </table:table-cell>
          <table:table-cell office:value-type="float" office:value="0.02629255" calcext:value-type="float">
            <text:p>0.02629255</text:p>
          </table:table-cell>
          <table:table-cell office:value-type="float" office:value="0.02315423" calcext:value-type="float">
            <text:p>0.02315423</text:p>
          </table:table-cell>
          <table:table-cell office:value-type="float" office:value="0.02041032" calcext:value-type="float">
            <text:p>0.02041032</text:p>
          </table:table-cell>
          <table:table-cell office:value-type="float" office:value="0.01946274" calcext:value-type="float">
            <text:p>0.01946274</text:p>
          </table:table-cell>
          <table:table-cell office:value-type="float" office:value="0.0210012" calcext:value-type="float">
            <text:p>0.0210012</text:p>
          </table:table-cell>
          <table:table-cell office:value-type="float" office:value="0.00526702" calcext:value-type="float">
            <text:p>0.00526702</text:p>
          </table:table-cell>
          <table:table-cell office:value-type="float" office:value="0.004309472" calcext:value-type="float">
            <text:p>0.004309472</text:p>
          </table:table-cell>
          <table:table-cell office:value-type="float" office:value="0" calcext:value-type="float">
            <text:p>0</text:p>
          </table:table-cell>
          <table:table-cell office:value-type="float" office:value="10.4768" calcext:value-type="float">
            <text:p>10.4768</text:p>
          </table:table-cell>
          <table:table-cell office:value-type="float" office:value="33.1084" calcext:value-type="float">
            <text:p>33.1084</text:p>
          </table:table-cell>
          <table:table-cell office:value-type="float" office:value="40.56547" calcext:value-type="float">
            <text:p>40.56547</text:p>
          </table:table-cell>
          <table:table-cell office:value-type="float" office:value="42.5928" calcext:value-type="float">
            <text:p>42.5928</text:p>
          </table:table-cell>
          <table:table-cell office:value-type="float" office:value="46.89571" calcext:value-type="float">
            <text:p>46.89571</text:p>
          </table:table-cell>
          <table:table-cell office:value-type="float" office:value="32.35324" calcext:value-type="float">
            <text:p>32.35324</text:p>
          </table:table-cell>
          <table:table-cell office:value-type="float" office:value="26.66425" calcext:value-type="float">
            <text:p>26.66425</text:p>
          </table:table-cell>
          <table:table-cell office:value-type="float" office:value="23.76785" calcext:value-type="float">
            <text:p>23.76785</text:p>
          </table:table-cell>
          <table:table-cell office:value-type="float" office:value="10.68411" calcext:value-type="float">
            <text:p>10.68411</text:p>
          </table:table-cell>
          <table:table-cell office:value-type="float" office:value="3.63336" calcext:value-type="float">
            <text:p>3.63336</text:p>
          </table:table-cell>
          <table:table-cell office:value-type="float" office:value="1.208823" calcext:value-type="float">
            <text:p>1.208823</text:p>
          </table:table-cell>
          <table:table-cell office:value-type="float" office:value="0.5575609" calcext:value-type="float">
            <text:p>0.5575609</text:p>
          </table:table-cell>
          <table:table-cell office:value-type="float" office:value="0.34087" calcext:value-type="float">
            <text:p>0.34087</text:p>
          </table:table-cell>
          <table:table-cell office:value-type="float" office:value="0.3477346" calcext:value-type="float">
            <text:p>0.3477346</text:p>
          </table:table-cell>
          <table:table-cell office:value-type="float" office:value="0" calcext:value-type="float">
            <text:p>0</text:p>
          </table:table-cell>
          <table:table-cell office:value-type="float" office:value="6053.655" calcext:value-type="float">
            <text:p>6053.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10.60822" calcext:value-type="float">
            <text:p>10.60822</text:p>
          </table:table-cell>
          <table:table-cell office:value-type="float" office:value="1086.28" calcext:value-type="float">
            <text:p>1086.2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43627" calcext:value-type="float">
            <text:p>0.09643627</text:p>
          </table:table-cell>
          <table:table-cell office:value-type="float" office:value="31.41804" calcext:value-type="float">
            <text:p>31.41804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5212" calcext:value-type="float">
            <text:p>0.007195212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895" calcext:value-type="float">
            <text:p>4.136895</text:p>
          </table:table-cell>
          <table:table-cell office:value-type="float" office:value="-0.797498" calcext:value-type="float">
            <text:p>-0.797498</text:p>
          </table:table-cell>
          <table:table-cell office:value-type="float" office:value="-0.06624237" calcext:value-type="float">
            <text:p>-0.06624237</text:p>
          </table:table-cell>
          <table:table-cell office:value-type="float" office:value="0.00000241734" calcext:value-type="float">
            <text:p>2.41734E-06</text:p>
          </table:table-cell>
          <table:table-cell office:value-type="float" office:value="11.28847" calcext:value-type="float">
            <text:p>11.28847</text:p>
          </table:table-cell>
          <table:table-cell office:value-type="float" office:value="1.919794" calcext:value-type="float">
            <text:p>1.919794</text:p>
          </table:table-cell>
          <table:table-cell office:value-type="float" office:value="0.09529251" calcext:value-type="float">
            <text:p>0.09529251</text:p>
          </table:table-cell>
          <table:table-cell office:value-type="float" office:value="0.09257435" calcext:value-type="float">
            <text:p>0.09257435</text:p>
          </table:table-cell>
          <table:table-cell office:value-type="float" office:value="0.03443559" calcext:value-type="float">
            <text:p>0.03443559</text:p>
          </table:table-cell>
          <table:table-cell office:value-type="float" office:value="0.03384959" calcext:value-type="float">
            <text:p>0.03384959</text:p>
          </table:table-cell>
          <table:table-cell office:value-type="float" office:value="0.01573773" calcext:value-type="float">
            <text:p>0.01573773</text:p>
          </table:table-cell>
          <table:table-cell office:value-type="float" office:value="0.01189046" calcext:value-type="float">
            <text:p>0.01189046</text:p>
          </table:table-cell>
          <table:table-cell office:value-type="float" office:value="0.02625815" calcext:value-type="float">
            <text:p>0.02625815</text:p>
          </table:table-cell>
          <table:table-cell office:value-type="float" office:value="0.02313371" calcext:value-type="float">
            <text:p>0.02313371</text:p>
          </table:table-cell>
          <table:table-cell office:value-type="float" office:value="0.0204147" calcext:value-type="float">
            <text:p>0.0204147</text:p>
          </table:table-cell>
          <table:table-cell office:value-type="float" office:value="0.01946501" calcext:value-type="float">
            <text:p>0.01946501</text:p>
          </table:table-cell>
          <table:table-cell office:value-type="float" office:value="0.02098142" calcext:value-type="float">
            <text:p>0.02098142</text:p>
          </table:table-cell>
          <table:table-cell office:value-type="float" office:value="0.005261469" calcext:value-type="float">
            <text:p>0.005261469</text:p>
          </table:table-cell>
          <table:table-cell office:value-type="float" office:value="0.004307161" calcext:value-type="float">
            <text:p>0.004307161</text:p>
          </table:table-cell>
          <table:table-cell office:value-type="float" office:value="0" calcext:value-type="float">
            <text:p>0</text:p>
          </table:table-cell>
          <table:table-cell office:value-type="float" office:value="10.52953" calcext:value-type="float">
            <text:p>10.52953</text:p>
          </table:table-cell>
          <table:table-cell office:value-type="float" office:value="34.03502" calcext:value-type="float">
            <text:p>34.03502</text:p>
          </table:table-cell>
          <table:table-cell office:value-type="float" office:value="41.13342" calcext:value-type="float">
            <text:p>41.13342</text:p>
          </table:table-cell>
          <table:table-cell office:value-type="float" office:value="42.82981" calcext:value-type="float">
            <text:p>42.82981</text:p>
          </table:table-cell>
          <table:table-cell office:value-type="float" office:value="47.00335" calcext:value-type="float">
            <text:p>47.00335</text:p>
          </table:table-cell>
          <table:table-cell office:value-type="float" office:value="32.33373" calcext:value-type="float">
            <text:p>32.33373</text:p>
          </table:table-cell>
          <table:table-cell office:value-type="float" office:value="26.67064" calcext:value-type="float">
            <text:p>26.67064</text:p>
          </table:table-cell>
          <table:table-cell office:value-type="float" office:value="23.81471" calcext:value-type="float">
            <text:p>23.81471</text:p>
          </table:table-cell>
          <table:table-cell office:value-type="float" office:value="10.72082" calcext:value-type="float">
            <text:p>10.72082</text:p>
          </table:table-cell>
          <table:table-cell office:value-type="float" office:value="3.652332" calcext:value-type="float">
            <text:p>3.652332</text:p>
          </table:table-cell>
          <table:table-cell office:value-type="float" office:value="1.216002" calcext:value-type="float">
            <text:p>1.216002</text:p>
          </table:table-cell>
          <table:table-cell office:value-type="float" office:value="0.5609587" calcext:value-type="float">
            <text:p>0.5609587</text:p>
          </table:table-cell>
          <table:table-cell office:value-type="float" office:value="0.3410653" calcext:value-type="float">
            <text:p>0.3410653</text:p>
          </table:table-cell>
          <table:table-cell office:value-type="float" office:value="0.3477395" calcext:value-type="float">
            <text:p>0.3477395</text:p>
          </table:table-cell>
          <table:table-cell office:value-type="float" office:value="0" calcext:value-type="float">
            <text:p>0</text:p>
          </table:table-cell>
          <table:table-cell office:value-type="float" office:value="6543.529" calcext:value-type="float">
            <text:p>6543.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10.53857" calcext:value-type="float">
            <text:p>10.53857</text:p>
          </table:table-cell>
          <table:table-cell office:value-type="float" office:value="1086.211" calcext:value-type="float">
            <text:p>1086.21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3801" calcext:value-type="float">
            <text:p>0.0963801</text:p>
          </table:table-cell>
          <table:table-cell office:value-type="float" office:value="31.54745" calcext:value-type="float">
            <text:p>31.54745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5391" calcext:value-type="float">
            <text:p>0.007195391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94" calcext:value-type="float">
            <text:p>4.13694</text:p>
          </table:table-cell>
          <table:table-cell office:value-type="float" office:value="-0.7975748" calcext:value-type="float">
            <text:p>-0.7975748</text:p>
          </table:table-cell>
          <table:table-cell office:value-type="float" office:value="-0.06622968" calcext:value-type="float">
            <text:p>-0.06622968</text:p>
          </table:table-cell>
          <table:table-cell office:value-type="float" office:value="0.000002421209" calcext:value-type="float">
            <text:p>2.421209E-06</text:p>
          </table:table-cell>
          <table:table-cell office:value-type="float" office:value="11.25961" calcext:value-type="float">
            <text:p>11.25961</text:p>
          </table:table-cell>
          <table:table-cell office:value-type="float" office:value="1.924565" calcext:value-type="float">
            <text:p>1.924565</text:p>
          </table:table-cell>
          <table:table-cell office:value-type="float" office:value="0.0907506" calcext:value-type="float">
            <text:p>0.0907506</text:p>
          </table:table-cell>
          <table:table-cell office:value-type="float" office:value="0.09057944" calcext:value-type="float">
            <text:p>0.09057944</text:p>
          </table:table-cell>
          <table:table-cell office:value-type="float" office:value="0.03414411" calcext:value-type="float">
            <text:p>0.03414411</text:p>
          </table:table-cell>
          <table:table-cell office:value-type="float" office:value="0.03372085" calcext:value-type="float">
            <text:p>0.03372085</text:p>
          </table:table-cell>
          <table:table-cell office:value-type="float" office:value="0.01578756" calcext:value-type="float">
            <text:p>0.01578756</text:p>
          </table:table-cell>
          <table:table-cell office:value-type="float" office:value="0.01190922" calcext:value-type="float">
            <text:p>0.01190922</text:p>
          </table:table-cell>
          <table:table-cell office:value-type="float" office:value="0.02623141" calcext:value-type="float">
            <text:p>0.02623141</text:p>
          </table:table-cell>
          <table:table-cell office:value-type="float" office:value="0.02311551" calcext:value-type="float">
            <text:p>0.02311551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0.01946688" calcext:value-type="float">
            <text:p>0.01946688</text:p>
          </table:table-cell>
          <table:table-cell office:value-type="float" office:value="0.02096125" calcext:value-type="float">
            <text:p>0.02096125</text:p>
          </table:table-cell>
          <table:table-cell office:value-type="float" office:value="0.005256105" calcext:value-type="float">
            <text:p>0.005256105</text:p>
          </table:table-cell>
          <table:table-cell office:value-type="float" office:value="0.004304837" calcext:value-type="float">
            <text:p>0.004304837</text:p>
          </table:table-cell>
          <table:table-cell office:value-type="float" office:value="0" calcext:value-type="float">
            <text:p>0</text:p>
          </table:table-cell>
          <table:table-cell office:value-type="float" office:value="10.63984" calcext:value-type="float">
            <text:p>10.63984</text:p>
          </table:table-cell>
          <table:table-cell office:value-type="float" office:value="34.90312" calcext:value-type="float">
            <text:p>34.90312</text:p>
          </table:table-cell>
          <table:table-cell office:value-type="float" office:value="41.7072" calcext:value-type="float">
            <text:p>41.7072</text:p>
          </table:table-cell>
          <table:table-cell office:value-type="float" office:value="43.08076" calcext:value-type="float">
            <text:p>43.08076</text:p>
          </table:table-cell>
          <table:table-cell office:value-type="float" office:value="47.12037" calcext:value-type="float">
            <text:p>47.12037</text:p>
          </table:table-cell>
          <table:table-cell office:value-type="float" office:value="32.31831" calcext:value-type="float">
            <text:p>32.31831</text:p>
          </table:table-cell>
          <table:table-cell office:value-type="float" office:value="26.67786" calcext:value-type="float">
            <text:p>26.67786</text:p>
          </table:table-cell>
          <table:table-cell office:value-type="float" office:value="23.8591" calcext:value-type="float">
            <text:p>23.8591</text:p>
          </table:table-cell>
          <table:table-cell office:value-type="float" office:value="10.7564" calcext:value-type="float">
            <text:p>10.7564</text:p>
          </table:table-cell>
          <table:table-cell office:value-type="float" office:value="3.671098" calcext:value-type="float">
            <text:p>3.671098</text:p>
          </table:table-cell>
          <table:table-cell office:value-type="float" office:value="1.22331" calcext:value-type="float">
            <text:p>1.22331</text:p>
          </table:table-cell>
          <table:table-cell office:value-type="float" office:value="0.564382" calcext:value-type="float">
            <text:p>0.564382</text:p>
          </table:table-cell>
          <table:table-cell office:value-type="float" office:value="0.3412841" calcext:value-type="float">
            <text:p>0.3412841</text:p>
          </table:table-cell>
          <table:table-cell office:value-type="float" office:value="0.3477444" calcext:value-type="float">
            <text:p>0.3477444</text:p>
          </table:table-cell>
          <table:table-cell office:value-type="float" office:value="0" calcext:value-type="float">
            <text:p>0</text:p>
          </table:table-cell>
          <table:table-cell office:value-type="float" office:value="6981.9" calcext:value-type="float">
            <text:p>698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10.47618" calcext:value-type="float">
            <text:p>10.47618</text:p>
          </table:table-cell>
          <table:table-cell office:value-type="float" office:value="1086.146" calcext:value-type="float">
            <text:p>1086.14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22636" calcext:value-type="float">
            <text:p>0.09622636</text:p>
          </table:table-cell>
          <table:table-cell office:value-type="float" office:value="31.66666" calcext:value-type="float">
            <text:p>31.66666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557" calcext:value-type="float">
            <text:p>0.00719557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6986" calcext:value-type="float">
            <text:p>4.136986</text:p>
          </table:table-cell>
          <table:table-cell office:value-type="float" office:value="-0.7976363" calcext:value-type="float">
            <text:p>-0.7976363</text:p>
          </table:table-cell>
          <table:table-cell office:value-type="float" office:value="-0.06621661" calcext:value-type="float">
            <text:p>-0.06621661</text:p>
          </table:table-cell>
          <table:table-cell office:value-type="float" office:value="0.00000242494" calcext:value-type="float">
            <text:p>2.42494E-06</text:p>
          </table:table-cell>
          <table:table-cell office:value-type="float" office:value="11.23896" calcext:value-type="float">
            <text:p>11.23896</text:p>
          </table:table-cell>
          <table:table-cell office:value-type="float" office:value="1.920208" calcext:value-type="float">
            <text:p>1.920208</text:p>
          </table:table-cell>
          <table:table-cell office:value-type="float" office:value="0.08856906" calcext:value-type="float">
            <text:p>0.08856906</text:p>
          </table:table-cell>
          <table:table-cell office:value-type="float" office:value="0.08833688" calcext:value-type="float">
            <text:p>0.08833688</text:p>
          </table:table-cell>
          <table:table-cell office:value-type="float" office:value="0.03366803" calcext:value-type="float">
            <text:p>0.03366803</text:p>
          </table:table-cell>
          <table:table-cell office:value-type="float" office:value="0.03301045" calcext:value-type="float">
            <text:p>0.03301045</text:p>
          </table:table-cell>
          <table:table-cell office:value-type="float" office:value="0.015698" calcext:value-type="float">
            <text:p>0.015698</text:p>
          </table:table-cell>
          <table:table-cell office:value-type="float" office:value="0.01185994" calcext:value-type="float">
            <text:p>0.01185994</text:p>
          </table:table-cell>
          <table:table-cell office:value-type="float" office:value="0.02619927" calcext:value-type="float">
            <text:p>0.02619927</text:p>
          </table:table-cell>
          <table:table-cell office:value-type="float" office:value="0.02309802" calcext:value-type="float">
            <text:p>0.02309802</text:p>
          </table:table-cell>
          <table:table-cell office:value-type="float" office:value="0.02042029" calcext:value-type="float">
            <text:p>0.02042029</text:p>
          </table:table-cell>
          <table:table-cell office:value-type="float" office:value="0.01946831" calcext:value-type="float">
            <text:p>0.01946831</text:p>
          </table:table-cell>
          <table:table-cell office:value-type="float" office:value="0.02094063" calcext:value-type="float">
            <text:p>0.02094063</text:p>
          </table:table-cell>
          <table:table-cell office:value-type="float" office:value="0.005250899" calcext:value-type="float">
            <text:p>0.005250899</text:p>
          </table:table-cell>
          <table:table-cell office:value-type="float" office:value="0.004302496" calcext:value-type="float">
            <text:p>0.004302496</text:p>
          </table:table-cell>
          <table:table-cell office:value-type="float" office:value="0" calcext:value-type="float">
            <text:p>0</text:p>
          </table:table-cell>
          <table:table-cell office:value-type="float" office:value="10.76465" calcext:value-type="float">
            <text:p>10.76465</text:p>
          </table:table-cell>
          <table:table-cell office:value-type="float" office:value="35.6634" calcext:value-type="float">
            <text:p>35.6634</text:p>
          </table:table-cell>
          <table:table-cell office:value-type="float" office:value="42.21142" calcext:value-type="float">
            <text:p>42.21142</text:p>
          </table:table-cell>
          <table:table-cell office:value-type="float" office:value="43.30888" calcext:value-type="float">
            <text:p>43.30888</text:p>
          </table:table-cell>
          <table:table-cell office:value-type="float" office:value="47.22444" calcext:value-type="float">
            <text:p>47.22444</text:p>
          </table:table-cell>
          <table:table-cell office:value-type="float" office:value="32.30846" calcext:value-type="float">
            <text:p>32.30846</text:p>
          </table:table-cell>
          <table:table-cell office:value-type="float" office:value="26.68635" calcext:value-type="float">
            <text:p>26.68635</text:p>
          </table:table-cell>
          <table:table-cell office:value-type="float" office:value="23.90013" calcext:value-type="float">
            <text:p>23.90013</text:p>
          </table:table-cell>
          <table:table-cell office:value-type="float" office:value="10.79088" calcext:value-type="float">
            <text:p>10.79088</text:p>
          </table:table-cell>
          <table:table-cell office:value-type="float" office:value="3.689728" calcext:value-type="float">
            <text:p>3.689728</text:p>
          </table:table-cell>
          <table:table-cell office:value-type="float" office:value="1.230683" calcext:value-type="float">
            <text:p>1.230683</text:p>
          </table:table-cell>
          <table:table-cell office:value-type="float" office:value="0.5678037" calcext:value-type="float">
            <text:p>0.5678037</text:p>
          </table:table-cell>
          <table:table-cell office:value-type="float" office:value="0.3415214" calcext:value-type="float">
            <text:p>0.3415214</text:p>
          </table:table-cell>
          <table:table-cell office:value-type="float" office:value="0.3477493" calcext:value-type="float">
            <text:p>0.3477493</text:p>
          </table:table-cell>
          <table:table-cell office:value-type="float" office:value="0" calcext:value-type="float">
            <text:p>0</text:p>
          </table:table-cell>
          <table:table-cell office:value-type="float" office:value="7372.456" calcext:value-type="float">
            <text:p>7372.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10.41516" calcext:value-type="float">
            <text:p>10.41516</text:p>
          </table:table-cell>
          <table:table-cell office:value-type="float" office:value="1086.081" calcext:value-type="float">
            <text:p>1086.08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11378" calcext:value-type="float">
            <text:p>0.09611378</text:p>
          </table:table-cell>
          <table:table-cell office:value-type="float" office:value="31.78401" calcext:value-type="float">
            <text:p>31.78401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5748" calcext:value-type="float">
            <text:p>0.007195748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032" calcext:value-type="float">
            <text:p>4.137032</text:p>
          </table:table-cell>
          <table:table-cell office:value-type="float" office:value="-0.7976979" calcext:value-type="float">
            <text:p>-0.7976979</text:p>
          </table:table-cell>
          <table:table-cell office:value-type="float" office:value="-0.06620339" calcext:value-type="float">
            <text:p>-0.06620339</text:p>
          </table:table-cell>
          <table:table-cell office:value-type="float" office:value="0.000002428522" calcext:value-type="float">
            <text:p>2.428522E-06</text:p>
          </table:table-cell>
          <table:table-cell office:value-type="float" office:value="11.22072" calcext:value-type="float">
            <text:p>11.22072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0.08715653" calcext:value-type="float">
            <text:p>0.08715653</text:p>
          </table:table-cell>
          <table:table-cell office:value-type="float" office:value="0.08711275" calcext:value-type="float">
            <text:p>0.08711275</text:p>
          </table:table-cell>
          <table:table-cell office:value-type="float" office:value="0.0333479" calcext:value-type="float">
            <text:p>0.0333479</text:p>
          </table:table-cell>
          <table:table-cell office:value-type="float" office:value="0.03263247" calcext:value-type="float">
            <text:p>0.03263247</text:p>
          </table:table-cell>
          <table:table-cell office:value-type="float" office:value="0.01564192" calcext:value-type="float">
            <text:p>0.01564192</text:p>
          </table:table-cell>
          <table:table-cell office:value-type="float" office:value="0.01182092" calcext:value-type="float">
            <text:p>0.01182092</text:p>
          </table:table-cell>
          <table:table-cell office:value-type="float" office:value="0.02616251" calcext:value-type="float">
            <text:p>0.02616251</text:p>
          </table:table-cell>
          <table:table-cell office:value-type="float" office:value="0.02307869" calcext:value-type="float">
            <text:p>0.02307869</text:p>
          </table:table-cell>
          <table:table-cell office:value-type="float" office:value="0.02042151" calcext:value-type="float">
            <text:p>0.02042151</text:p>
          </table:table-cell>
          <table:table-cell office:value-type="float" office:value="0.01946926" calcext:value-type="float">
            <text:p>0.01946926</text:p>
          </table:table-cell>
          <table:table-cell office:value-type="float" office:value="0.02091951" calcext:value-type="float">
            <text:p>0.02091951</text:p>
          </table:table-cell>
          <table:table-cell office:value-type="float" office:value="0.005245819" calcext:value-type="float">
            <text:p>0.005245819</text:p>
          </table:table-cell>
          <table:table-cell office:value-type="float" office:value="0.004300157" calcext:value-type="float">
            <text:p>0.004300157</text:p>
          </table:table-cell>
          <table:table-cell office:value-type="float" office:value="0" calcext:value-type="float">
            <text:p>0</text:p>
          </table:table-cell>
          <table:table-cell office:value-type="float" office:value="11.00538" calcext:value-type="float">
            <text:p>11.00538</text:p>
          </table:table-cell>
          <table:table-cell office:value-type="float" office:value="36.37642" calcext:value-type="float">
            <text:p>36.37642</text:p>
          </table:table-cell>
          <table:table-cell office:value-type="float" office:value="42.70874" calcext:value-type="float">
            <text:p>42.70874</text:p>
          </table:table-cell>
          <table:table-cell office:value-type="float" office:value="43.54083" calcext:value-type="float">
            <text:p>43.54083</text:p>
          </table:table-cell>
          <table:table-cell office:value-type="float" office:value="47.33236" calcext:value-type="float">
            <text:p>47.33236</text:p>
          </table:table-cell>
          <table:table-cell office:value-type="float" office:value="32.29744" calcext:value-type="float">
            <text:p>32.29744</text:p>
          </table:table-cell>
          <table:table-cell office:value-type="float" office:value="26.69471" calcext:value-type="float">
            <text:p>26.69471</text:p>
          </table:table-cell>
          <table:table-cell office:value-type="float" office:value="23.94048" calcext:value-type="float">
            <text:p>23.94048</text:p>
          </table:table-cell>
          <table:table-cell office:value-type="float" office:value="10.82409" calcext:value-type="float">
            <text:p>10.82409</text:p>
          </table:table-cell>
          <table:table-cell office:value-type="float" office:value="3.7082" calcext:value-type="float">
            <text:p>3.7082</text:p>
          </table:table-cell>
          <table:table-cell office:value-type="float" office:value="1.238105" calcext:value-type="float">
            <text:p>1.238105</text:p>
          </table:table-cell>
          <table:table-cell office:value-type="float" office:value="0.571231" calcext:value-type="float">
            <text:p>0.571231</text:p>
          </table:table-cell>
          <table:table-cell office:value-type="float" office:value="0.3417733" calcext:value-type="float">
            <text:p>0.3417733</text:p>
          </table:table-cell>
          <table:table-cell office:value-type="float" office:value="0.3477585" calcext:value-type="float">
            <text:p>0.3477585</text:p>
          </table:table-cell>
          <table:table-cell office:value-type="float" office:value="0" calcext:value-type="float">
            <text:p>0</text:p>
          </table:table-cell>
          <table:table-cell office:value-type="float" office:value="7748.595" calcext:value-type="float">
            <text:p>7748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10.34047" calcext:value-type="float">
            <text:p>10.34047</text:p>
          </table:table-cell>
          <table:table-cell office:value-type="float" office:value="1086.009" calcext:value-type="float">
            <text:p>1086.00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755994" calcext:value-type="float">
            <text:p>0.09755994</text:p>
          </table:table-cell>
          <table:table-cell office:value-type="float" office:value="31.9199" calcext:value-type="float">
            <text:p>31.919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5927" calcext:value-type="float">
            <text:p>0.007195927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078" calcext:value-type="float">
            <text:p>4.137078</text:p>
          </table:table-cell>
          <table:table-cell office:value-type="float" office:value="-0.7977851" calcext:value-type="float">
            <text:p>-0.7977851</text:p>
          </table:table-cell>
          <table:table-cell office:value-type="float" office:value="-0.06619176" calcext:value-type="float">
            <text:p>-0.06619176</text:p>
          </table:table-cell>
          <table:table-cell office:value-type="float" office:value="0.000002431942" calcext:value-type="float">
            <text:p>2.431942E-06</text:p>
          </table:table-cell>
          <table:table-cell office:value-type="float" office:value="11.16176" calcext:value-type="float">
            <text:p>11.16176</text:p>
          </table:table-cell>
          <table:table-cell office:value-type="float" office:value="1.916352" calcext:value-type="float">
            <text:p>1.916352</text:p>
          </table:table-cell>
          <table:table-cell office:value-type="float" office:value="0.1001199" calcext:value-type="float">
            <text:p>0.1001199</text:p>
          </table:table-cell>
          <table:table-cell office:value-type="float" office:value="0.0948808" calcext:value-type="float">
            <text:p>0.0948808</text:p>
          </table:table-cell>
          <table:table-cell office:value-type="float" office:value="0.03539301" calcext:value-type="float">
            <text:p>0.03539301</text:p>
          </table:table-cell>
          <table:table-cell office:value-type="float" office:value="0.03442314" calcext:value-type="float">
            <text:p>0.03442314</text:p>
          </table:table-cell>
          <table:table-cell office:value-type="float" office:value="0.01576723" calcext:value-type="float">
            <text:p>0.01576723</text:p>
          </table:table-cell>
          <table:table-cell office:value-type="float" office:value="0.01184734" calcext:value-type="float">
            <text:p>0.01184734</text:p>
          </table:table-cell>
          <table:table-cell office:value-type="float" office:value="0.02612913" calcext:value-type="float">
            <text:p>0.02612913</text:p>
          </table:table-cell>
          <table:table-cell office:value-type="float" office:value="0.02305788" calcext:value-type="float">
            <text:p>0.02305788</text:p>
          </table:table-cell>
          <table:table-cell office:value-type="float" office:value="0.02042165" calcext:value-type="float">
            <text:p>0.02042165</text:p>
          </table:table-cell>
          <table:table-cell office:value-type="float" office:value="0.01946972" calcext:value-type="float">
            <text:p>0.01946972</text:p>
          </table:table-cell>
          <table:table-cell office:value-type="float" office:value="0.02089791" calcext:value-type="float">
            <text:p>0.02089791</text:p>
          </table:table-cell>
          <table:table-cell office:value-type="float" office:value="0.005240851" calcext:value-type="float">
            <text:p>0.005240851</text:p>
          </table:table-cell>
          <table:table-cell office:value-type="float" office:value="0.004297814" calcext:value-type="float">
            <text:p>0.004297814</text:p>
          </table:table-cell>
          <table:table-cell office:value-type="float" office:value="0" calcext:value-type="float">
            <text:p>0</text:p>
          </table:table-cell>
          <table:table-cell office:value-type="float" office:value="11.23007" calcext:value-type="float">
            <text:p>11.23007</text:p>
          </table:table-cell>
          <table:table-cell office:value-type="float" office:value="37.35522" calcext:value-type="float">
            <text:p>37.35522</text:p>
          </table:table-cell>
          <table:table-cell office:value-type="float" office:value="43.31954" calcext:value-type="float">
            <text:p>43.31954</text:p>
          </table:table-cell>
          <table:table-cell office:value-type="float" office:value="43.80489" calcext:value-type="float">
            <text:p>43.80489</text:p>
          </table:table-cell>
          <table:table-cell office:value-type="float" office:value="47.46271" calcext:value-type="float">
            <text:p>47.46271</text:p>
          </table:table-cell>
          <table:table-cell office:value-type="float" office:value="32.28949" calcext:value-type="float">
            <text:p>32.28949</text:p>
          </table:table-cell>
          <table:table-cell office:value-type="float" office:value="26.70395" calcext:value-type="float">
            <text:p>26.70395</text:p>
          </table:table-cell>
          <table:table-cell office:value-type="float" office:value="23.98103" calcext:value-type="float">
            <text:p>23.98103</text:p>
          </table:table-cell>
          <table:table-cell office:value-type="float" office:value="10.85628" calcext:value-type="float">
            <text:p>10.85628</text:p>
          </table:table-cell>
          <table:table-cell office:value-type="float" office:value="3.726474" calcext:value-type="float">
            <text:p>3.726474</text:p>
          </table:table-cell>
          <table:table-cell office:value-type="float" office:value="1.245571" calcext:value-type="float">
            <text:p>1.245571</text:p>
          </table:table-cell>
          <table:table-cell office:value-type="float" office:value="0.5746661" calcext:value-type="float">
            <text:p>0.5746661</text:p>
          </table:table-cell>
          <table:table-cell office:value-type="float" office:value="0.3420373" calcext:value-type="float">
            <text:p>0.3420373</text:p>
          </table:table-cell>
          <table:table-cell office:value-type="float" office:value="0.3477681" calcext:value-type="float">
            <text:p>0.3477681</text:p>
          </table:table-cell>
          <table:table-cell office:value-type="float" office:value="0" calcext:value-type="float">
            <text:p>0</text:p>
          </table:table-cell>
          <table:table-cell office:value-type="float" office:value="8423.956" calcext:value-type="float">
            <text:p>8423.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10.25613" calcext:value-type="float">
            <text:p>10.25613</text:p>
          </table:table-cell>
          <table:table-cell office:value-type="float" office:value="1085.93" calcext:value-type="float">
            <text:p>1085.9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911905" calcext:value-type="float">
            <text:p>0.09911905</text:p>
          </table:table-cell>
          <table:table-cell office:value-type="float" office:value="32.07227" calcext:value-type="float">
            <text:p>32.07227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6106" calcext:value-type="float">
            <text:p>0.007196106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124" calcext:value-type="float">
            <text:p>4.137124</text:p>
          </table:table-cell>
          <table:table-cell office:value-type="float" office:value="-0.7978936" calcext:value-type="float">
            <text:p>-0.7978936</text:p>
          </table:table-cell>
          <table:table-cell office:value-type="float" office:value="-0.06618068" calcext:value-type="float">
            <text:p>-0.06618068</text:p>
          </table:table-cell>
          <table:table-cell office:value-type="float" office:value="0.000002435191" calcext:value-type="float">
            <text:p>2.435191E-06</text:p>
          </table:table-cell>
          <table:table-cell office:value-type="float" office:value="11.0724" calcext:value-type="float">
            <text:p>11.0724</text:p>
          </table:table-cell>
          <table:table-cell office:value-type="float" office:value="1.919791" calcext:value-type="float">
            <text:p>1.919791</text:p>
          </table:table-cell>
          <table:table-cell office:value-type="float" office:value="0.112416" calcext:value-type="float">
            <text:p>0.112416</text:p>
          </table:table-cell>
          <table:table-cell office:value-type="float" office:value="0.1032428" calcext:value-type="float">
            <text:p>0.1032428</text:p>
          </table:table-cell>
          <table:table-cell office:value-type="float" office:value="0.03776799" calcext:value-type="float">
            <text:p>0.03776799</text:p>
          </table:table-cell>
          <table:table-cell office:value-type="float" office:value="0.03666257" calcext:value-type="float">
            <text:p>0.03666257</text:p>
          </table:table-cell>
          <table:table-cell office:value-type="float" office:value="0.01606295" calcext:value-type="float">
            <text:p>0.01606295</text:p>
          </table:table-cell>
          <table:table-cell office:value-type="float" office:value="0.0119417" calcext:value-type="float">
            <text:p>0.0119417</text:p>
          </table:table-cell>
          <table:table-cell office:value-type="float" office:value="0.02612879" calcext:value-type="float">
            <text:p>0.02612879</text:p>
          </table:table-cell>
          <table:table-cell office:value-type="float" office:value="0.02303882" calcext:value-type="float">
            <text:p>0.02303882</text:p>
          </table:table-cell>
          <table:table-cell office:value-type="float" office:value="0.02042074" calcext:value-type="float">
            <text:p>0.02042074</text:p>
          </table:table-cell>
          <table:table-cell office:value-type="float" office:value="0.01946968" calcext:value-type="float">
            <text:p>0.01946968</text:p>
          </table:table-cell>
          <table:table-cell office:value-type="float" office:value="0.0208758" calcext:value-type="float">
            <text:p>0.0208758</text:p>
          </table:table-cell>
          <table:table-cell office:value-type="float" office:value="0.00523598" calcext:value-type="float">
            <text:p>0.00523598</text:p>
          </table:table-cell>
          <table:table-cell office:value-type="float" office:value="0.004295471" calcext:value-type="float">
            <text:p>0.004295471</text:p>
          </table:table-cell>
          <table:table-cell office:value-type="float" office:value="0" calcext:value-type="float">
            <text:p>0</text:p>
          </table:table-cell>
          <table:table-cell office:value-type="float" office:value="11.47527" calcext:value-type="float">
            <text:p>11.47527</text:p>
          </table:table-cell>
          <table:table-cell office:value-type="float" office:value="38.483" calcext:value-type="float">
            <text:p>38.483</text:p>
          </table:table-cell>
          <table:table-cell office:value-type="float" office:value="44.05475" calcext:value-type="float">
            <text:p>44.05475</text:p>
          </table:table-cell>
          <table:table-cell office:value-type="float" office:value="44.11299" calcext:value-type="float">
            <text:p>44.11299</text:p>
          </table:table-cell>
          <table:table-cell office:value-type="float" office:value="47.62345" calcext:value-type="float">
            <text:p>47.62345</text:p>
          </table:table-cell>
          <table:table-cell office:value-type="float" office:value="32.28778" calcext:value-type="float">
            <text:p>32.28778</text:p>
          </table:table-cell>
          <table:table-cell office:value-type="float" office:value="26.715" calcext:value-type="float">
            <text:p>26.715</text:p>
          </table:table-cell>
          <table:table-cell office:value-type="float" office:value="24.02233" calcext:value-type="float">
            <text:p>24.02233</text:p>
          </table:table-cell>
          <table:table-cell office:value-type="float" office:value="10.88774" calcext:value-type="float">
            <text:p>10.88774</text:p>
          </table:table-cell>
          <table:table-cell office:value-type="float" office:value="3.744547" calcext:value-type="float">
            <text:p>3.744547</text:p>
          </table:table-cell>
          <table:table-cell office:value-type="float" office:value="1.253072" calcext:value-type="float">
            <text:p>1.253072</text:p>
          </table:table-cell>
          <table:table-cell office:value-type="float" office:value="0.5781051" calcext:value-type="float">
            <text:p>0.5781051</text:p>
          </table:table-cell>
          <table:table-cell office:value-type="float" office:value="0.3423114" calcext:value-type="float">
            <text:p>0.3423114</text:p>
          </table:table-cell>
          <table:table-cell office:value-type="float" office:value="0.3477778" calcext:value-type="float">
            <text:p>0.3477778</text:p>
          </table:table-cell>
          <table:table-cell office:value-type="float" office:value="0" calcext:value-type="float">
            <text:p>0</text:p>
          </table:table-cell>
          <table:table-cell office:value-type="float" office:value="9212.955" calcext:value-type="float">
            <text:p>9212.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28" calcext:value-type="float">
            <text:p>-2.9494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10.20556" calcext:value-type="float">
            <text:p>10.20556</text:p>
          </table:table-cell>
          <table:table-cell office:value-type="float" office:value="1085.87" calcext:value-type="float">
            <text:p>1085.8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288679" calcext:value-type="float">
            <text:p>0.09288679</text:p>
          </table:table-cell>
          <table:table-cell office:value-type="float" office:value="32.18539" calcext:value-type="float">
            <text:p>32.1853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6286" calcext:value-type="float">
            <text:p>0.007196286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173" calcext:value-type="float">
            <text:p>4.137173</text:p>
          </table:table-cell>
          <table:table-cell office:value-type="float" office:value="-0.7979536" calcext:value-type="float">
            <text:p>-0.7979536</text:p>
          </table:table-cell>
          <table:table-cell office:value-type="float" office:value="-0.06652797" calcext:value-type="float">
            <text:p>-0.06652797</text:p>
          </table:table-cell>
          <table:table-cell office:value-type="float" office:value="0.000002439476" calcext:value-type="float">
            <text:p>2.439476E-06</text:p>
          </table:table-cell>
          <table:table-cell office:value-type="float" office:value="11.07491" calcext:value-type="float">
            <text:p>11.07491</text:p>
          </table:table-cell>
          <table:table-cell office:value-type="float" office:value="1.561608" calcext:value-type="float">
            <text:p>1.561608</text:p>
          </table:table-cell>
          <table:table-cell office:value-type="float" office:value="0.08306275" calcext:value-type="float">
            <text:p>0.08306275</text:p>
          </table:table-cell>
          <table:table-cell office:value-type="float" office:value="0.07954881" calcext:value-type="float">
            <text:p>0.07954881</text:p>
          </table:table-cell>
          <table:table-cell office:value-type="float" office:value="0.03345279" calcext:value-type="float">
            <text:p>0.03345279</text:p>
          </table:table-cell>
          <table:table-cell office:value-type="float" office:value="0.03265815" calcext:value-type="float">
            <text:p>0.03265815</text:p>
          </table:table-cell>
          <table:table-cell office:value-type="float" office:value="0.01564287" calcext:value-type="float">
            <text:p>0.01564287</text:p>
          </table:table-cell>
          <table:table-cell office:value-type="float" office:value="0.01181438" calcext:value-type="float">
            <text:p>0.01181438</text:p>
          </table:table-cell>
          <table:table-cell office:value-type="float" office:value="0.02613161" calcext:value-type="float">
            <text:p>0.02613161</text:p>
          </table:table-cell>
          <table:table-cell office:value-type="float" office:value="0.02302322" calcext:value-type="float">
            <text:p>0.02302322</text:p>
          </table:table-cell>
          <table:table-cell office:value-type="float" office:value="0.02041891" calcext:value-type="float">
            <text:p>0.02041891</text:p>
          </table:table-cell>
          <table:table-cell office:value-type="float" office:value="0.0194691" calcext:value-type="float">
            <text:p>0.0194691</text:p>
          </table:table-cell>
          <table:table-cell office:value-type="float" office:value="0.02085319" calcext:value-type="float">
            <text:p>0.02085319</text:p>
          </table:table-cell>
          <table:table-cell office:value-type="float" office:value="0.005231198" calcext:value-type="float">
            <text:p>0.005231198</text:p>
          </table:table-cell>
          <table:table-cell office:value-type="float" office:value="0.004293125" calcext:value-type="float">
            <text:p>0.004293125</text:p>
          </table:table-cell>
          <table:table-cell office:value-type="float" office:value="0" calcext:value-type="float">
            <text:p>0</text:p>
          </table:table-cell>
          <table:table-cell office:value-type="float" office:value="17.92286" calcext:value-type="float">
            <text:p>17.92286</text:p>
          </table:table-cell>
          <table:table-cell office:value-type="float" office:value="36.3415" calcext:value-type="float">
            <text:p>36.3415</text:p>
          </table:table-cell>
          <table:table-cell office:value-type="float" office:value="44.72121" calcext:value-type="float">
            <text:p>44.72121</text:p>
          </table:table-cell>
          <table:table-cell office:value-type="float" office:value="44.80796" calcext:value-type="float">
            <text:p>44.80796</text:p>
          </table:table-cell>
          <table:table-cell office:value-type="float" office:value="48.0673" calcext:value-type="float">
            <text:p>48.0673</text:p>
          </table:table-cell>
          <table:table-cell office:value-type="float" office:value="32.32273" calcext:value-type="float">
            <text:p>32.32273</text:p>
          </table:table-cell>
          <table:table-cell office:value-type="float" office:value="26.73071" calcext:value-type="float">
            <text:p>26.73071</text:p>
          </table:table-cell>
          <table:table-cell office:value-type="float" office:value="24.06423" calcext:value-type="float">
            <text:p>24.06423</text:p>
          </table:table-cell>
          <table:table-cell office:value-type="float" office:value="10.91878" calcext:value-type="float">
            <text:p>10.91878</text:p>
          </table:table-cell>
          <table:table-cell office:value-type="float" office:value="3.762447" calcext:value-type="float">
            <text:p>3.762447</text:p>
          </table:table-cell>
          <table:table-cell office:value-type="float" office:value="1.260604" calcext:value-type="float">
            <text:p>1.260604</text:p>
          </table:table-cell>
          <table:table-cell office:value-type="float" office:value="0.5815537" calcext:value-type="float">
            <text:p>0.5815537</text:p>
          </table:table-cell>
          <table:table-cell office:value-type="float" office:value="0.3425946" calcext:value-type="float">
            <text:p>0.3425946</text:p>
          </table:table-cell>
          <table:table-cell office:value-type="float" office:value="0.3477874" calcext:value-type="float">
            <text:p>0.3477874</text:p>
          </table:table-cell>
          <table:table-cell office:value-type="float" office:value="0" calcext:value-type="float">
            <text:p>0</text:p>
          </table:table-cell>
          <table:table-cell office:value-type="float" office:value="9482.278" calcext:value-type="float">
            <text:p>9482.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10.16094" calcext:value-type="float">
            <text:p>10.16094</text:p>
          </table:table-cell>
          <table:table-cell office:value-type="float" office:value="1085.816" calcext:value-type="float">
            <text:p>1085.81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950083" calcext:value-type="float">
            <text:p>0.08950083</text:p>
          </table:table-cell>
          <table:table-cell office:value-type="float" office:value="32.2809" calcext:value-type="float">
            <text:p>32.280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6465" calcext:value-type="float">
            <text:p>0.007196465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219" calcext:value-type="float">
            <text:p>4.137219</text:p>
          </table:table-cell>
          <table:table-cell office:value-type="float" office:value="-0.7980099" calcext:value-type="float">
            <text:p>-0.7980099</text:p>
          </table:table-cell>
          <table:table-cell office:value-type="float" office:value="-0.06714782" calcext:value-type="float">
            <text:p>-0.06714782</text:p>
          </table:table-cell>
          <table:table-cell office:value-type="float" office:value="0.000002445164" calcext:value-type="float">
            <text:p>2.445164E-06</text:p>
          </table:table-cell>
          <table:table-cell office:value-type="float" office:value="11.07623" calcext:value-type="float">
            <text:p>11.07623</text:p>
          </table:table-cell>
          <table:table-cell office:value-type="float" office:value="1.340866" calcext:value-type="float">
            <text:p>1.340866</text:p>
          </table:table-cell>
          <table:table-cell office:value-type="float" office:value="0.0708879" calcext:value-type="float">
            <text:p>0.0708879</text:p>
          </table:table-cell>
          <table:table-cell office:value-type="float" office:value="0.07149758" calcext:value-type="float">
            <text:p>0.07149758</text:p>
          </table:table-cell>
          <table:table-cell office:value-type="float" office:value="0.03225147" calcext:value-type="float">
            <text:p>0.03225147</text:p>
          </table:table-cell>
          <table:table-cell office:value-type="float" office:value="0.03163492" calcext:value-type="float">
            <text:p>0.03163492</text:p>
          </table:table-cell>
          <table:table-cell office:value-type="float" office:value="0.01544581" calcext:value-type="float">
            <text:p>0.01544581</text:p>
          </table:table-cell>
          <table:table-cell office:value-type="float" office:value="0.01172988" calcext:value-type="float">
            <text:p>0.01172988</text:p>
          </table:table-cell>
          <table:table-cell office:value-type="float" office:value="0.02606474" calcext:value-type="float">
            <text:p>0.02606474</text:p>
          </table:table-cell>
          <table:table-cell office:value-type="float" office:value="0.02300199" calcext:value-type="float">
            <text:p>0.02300199</text:p>
          </table:table-cell>
          <table:table-cell office:value-type="float" office:value="0.02041609" calcext:value-type="float">
            <text:p>0.02041609</text:p>
          </table:table-cell>
          <table:table-cell office:value-type="float" office:value="0.01946799" calcext:value-type="float">
            <text:p>0.01946799</text:p>
          </table:table-cell>
          <table:table-cell office:value-type="float" office:value="0.02083002" calcext:value-type="float">
            <text:p>0.02083002</text:p>
          </table:table-cell>
          <table:table-cell office:value-type="float" office:value="0.005226499" calcext:value-type="float">
            <text:p>0.005226499</text:p>
          </table:table-cell>
          <table:table-cell office:value-type="float" office:value="0.004290779" calcext:value-type="float">
            <text:p>0.004290779</text:p>
          </table:table-cell>
          <table:table-cell office:value-type="float" office:value="0" calcext:value-type="float">
            <text:p>0</text:p>
          </table:table-cell>
          <table:table-cell office:value-type="float" office:value="22.291" calcext:value-type="float">
            <text:p>22.291</text:p>
          </table:table-cell>
          <table:table-cell office:value-type="float" office:value="37.01017" calcext:value-type="float">
            <text:p>37.01017</text:p>
          </table:table-cell>
          <table:table-cell office:value-type="float" office:value="44.43424" calcext:value-type="float">
            <text:p>44.43424</text:p>
          </table:table-cell>
          <table:table-cell office:value-type="float" office:value="44.61874" calcext:value-type="float">
            <text:p>44.61874</text:p>
          </table:table-cell>
          <table:table-cell office:value-type="float" office:value="47.91423" calcext:value-type="float">
            <text:p>47.91423</text:p>
          </table:table-cell>
          <table:table-cell office:value-type="float" office:value="32.34266" calcext:value-type="float">
            <text:p>32.34266</text:p>
          </table:table-cell>
          <table:table-cell office:value-type="float" office:value="26.77097" calcext:value-type="float">
            <text:p>26.77097</text:p>
          </table:table-cell>
          <table:table-cell office:value-type="float" office:value="24.10769" calcext:value-type="float">
            <text:p>24.10769</text:p>
          </table:table-cell>
          <table:table-cell office:value-type="float" office:value="10.94942" calcext:value-type="float">
            <text:p>10.94942</text:p>
          </table:table-cell>
          <table:table-cell office:value-type="float" office:value="3.780191" calcext:value-type="float">
            <text:p>3.780191</text:p>
          </table:table-cell>
          <table:table-cell office:value-type="float" office:value="1.268164" calcext:value-type="float">
            <text:p>1.268164</text:p>
          </table:table-cell>
          <table:table-cell office:value-type="float" office:value="0.5850102" calcext:value-type="float">
            <text:p>0.5850102</text:p>
          </table:table-cell>
          <table:table-cell office:value-type="float" office:value="0.3428859" calcext:value-type="float">
            <text:p>0.3428859</text:p>
          </table:table-cell>
          <table:table-cell office:value-type="float" office:value="0.3477971" calcext:value-type="float">
            <text:p>0.3477971</text:p>
          </table:table-cell>
          <table:table-cell office:value-type="float" office:value="0" calcext:value-type="float">
            <text:p>0</text:p>
          </table:table-cell>
          <table:table-cell office:value-type="float" office:value="9706.526" calcext:value-type="float">
            <text:p>9706.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0.11051" calcext:value-type="float">
            <text:p>10.11051</text:p>
          </table:table-cell>
          <table:table-cell office:value-type="float" office:value="1085.761" calcext:value-type="float">
            <text:p>1085.76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8897376" calcext:value-type="float">
            <text:p>0.08897376</text:p>
          </table:table-cell>
          <table:table-cell office:value-type="float" office:value="32.38223" calcext:value-type="float">
            <text:p>32.38223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6655" calcext:value-type="float">
            <text:p>0.007196655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268" calcext:value-type="float">
            <text:p>4.137268</text:p>
          </table:table-cell>
          <table:table-cell office:value-type="float" office:value="-0.7980893" calcext:value-type="float">
            <text:p>-0.7980893</text:p>
          </table:table-cell>
          <table:table-cell office:value-type="float" office:value="-0.06796262" calcext:value-type="float">
            <text:p>-0.06796262</text:p>
          </table:table-cell>
          <table:table-cell office:value-type="float" office:value="0.000002450101" calcext:value-type="float">
            <text:p>2.450101E-06</text:p>
          </table:table-cell>
          <table:table-cell office:value-type="float" office:value="11.07425" calcext:value-type="float">
            <text:p>11.07425</text:p>
          </table:table-cell>
          <table:table-cell office:value-type="float" office:value="1.291864" calcext:value-type="float">
            <text:p>1.291864</text:p>
          </table:table-cell>
          <table:table-cell office:value-type="float" office:value="0.07031677" calcext:value-type="float">
            <text:p>0.07031677</text:p>
          </table:table-cell>
          <table:table-cell office:value-type="float" office:value="0.07216335" calcext:value-type="float">
            <text:p>0.07216335</text:p>
          </table:table-cell>
          <table:table-cell office:value-type="float" office:value="0.03169473" calcext:value-type="float">
            <text:p>0.03169473</text:p>
          </table:table-cell>
          <table:table-cell office:value-type="float" office:value="0.03116266" calcext:value-type="float">
            <text:p>0.03116266</text:p>
          </table:table-cell>
          <table:table-cell office:value-type="float" office:value="0.01535908" calcext:value-type="float">
            <text:p>0.01535908</text:p>
          </table:table-cell>
          <table:table-cell office:value-type="float" office:value="0.01168804" calcext:value-type="float">
            <text:p>0.01168804</text:p>
          </table:table-cell>
          <table:table-cell office:value-type="float" office:value="0.02601025" calcext:value-type="float">
            <text:p>0.02601025</text:p>
          </table:table-cell>
          <table:table-cell office:value-type="float" office:value="0.02297302" calcext:value-type="float">
            <text:p>0.02297302</text:p>
          </table:table-cell>
          <table:table-cell office:value-type="float" office:value="0.02041216" calcext:value-type="float">
            <text:p>0.02041216</text:p>
          </table:table-cell>
          <table:table-cell office:value-type="float" office:value="0.01946636" calcext:value-type="float">
            <text:p>0.01946636</text:p>
          </table:table-cell>
          <table:table-cell office:value-type="float" office:value="0.0208063" calcext:value-type="float">
            <text:p>0.0208063</text:p>
          </table:table-cell>
          <table:table-cell office:value-type="float" office:value="0.005221879" calcext:value-type="float">
            <text:p>0.005221879</text:p>
          </table:table-cell>
          <table:table-cell office:value-type="float" office:value="0.004288441" calcext:value-type="float">
            <text:p>0.004288441</text:p>
          </table:table-cell>
          <table:table-cell office:value-type="float" office:value="0" calcext:value-type="float">
            <text:p>0</text:p>
          </table:table-cell>
          <table:table-cell office:value-type="float" office:value="23.59668" calcext:value-type="float">
            <text:p>23.59668</text:p>
          </table:table-cell>
          <table:table-cell office:value-type="float" office:value="37.98713" calcext:value-type="float">
            <text:p>37.98713</text:p>
          </table:table-cell>
          <table:table-cell office:value-type="float" office:value="44.62253" calcext:value-type="float">
            <text:p>44.62253</text:p>
          </table:table-cell>
          <table:table-cell office:value-type="float" office:value="44.6622" calcext:value-type="float">
            <text:p>44.6622</text:p>
          </table:table-cell>
          <table:table-cell office:value-type="float" office:value="47.87481" calcext:value-type="float">
            <text:p>47.87481</text:p>
          </table:table-cell>
          <table:table-cell office:value-type="float" office:value="32.28972" calcext:value-type="float">
            <text:p>32.28972</text:p>
          </table:table-cell>
          <table:table-cell office:value-type="float" office:value="26.77402" calcext:value-type="float">
            <text:p>26.77402</text:p>
          </table:table-cell>
          <table:table-cell office:value-type="float" office:value="24.14902" calcext:value-type="float">
            <text:p>24.14902</text:p>
          </table:table-cell>
          <table:table-cell office:value-type="float" office:value="10.9796" calcext:value-type="float">
            <text:p>10.9796</text:p>
          </table:table-cell>
          <table:table-cell office:value-type="float" office:value="3.797743" calcext:value-type="float">
            <text:p>3.797743</text:p>
          </table:table-cell>
          <table:table-cell office:value-type="float" office:value="1.275747" calcext:value-type="float">
            <text:p>1.275747</text:p>
          </table:table-cell>
          <table:table-cell office:value-type="float" office:value="0.5884697" calcext:value-type="float">
            <text:p>0.5884697</text:p>
          </table:table-cell>
          <table:table-cell office:value-type="float" office:value="0.343185" calcext:value-type="float">
            <text:p>0.343185</text:p>
          </table:table-cell>
          <table:table-cell office:value-type="float" office:value="0.3478067" calcext:value-type="float">
            <text:p>0.3478067</text:p>
          </table:table-cell>
          <table:table-cell office:value-type="float" office:value="0" calcext:value-type="float">
            <text:p>0</text:p>
          </table:table-cell>
          <table:table-cell office:value-type="float" office:value="10001.76" calcext:value-type="float">
            <text:p>1000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0.04487" calcext:value-type="float">
            <text:p>10.04487</text:p>
          </table:table-cell>
          <table:table-cell office:value-type="float" office:value="1085.697" calcext:value-type="float">
            <text:p>1085.69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295233" calcext:value-type="float">
            <text:p>0.09295233</text:p>
          </table:table-cell>
          <table:table-cell office:value-type="float" office:value="32.50126" calcext:value-type="float">
            <text:p>32.50126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6879" calcext:value-type="float">
            <text:p>0.007196879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313" calcext:value-type="float">
            <text:p>4.137313</text:p>
          </table:table-cell>
          <table:table-cell office:value-type="float" office:value="-0.7981639" calcext:value-type="float">
            <text:p>-0.7981639</text:p>
          </table:table-cell>
          <table:table-cell office:value-type="float" office:value="-0.06795684" calcext:value-type="float">
            <text:p>-0.06795684</text:p>
          </table:table-cell>
          <table:table-cell office:value-type="float" office:value="0.000002452693" calcext:value-type="float">
            <text:p>2.452693E-06</text:p>
          </table:table-cell>
          <table:table-cell office:value-type="float" office:value="11.03872" calcext:value-type="float">
            <text:p>11.03872</text:p>
          </table:table-cell>
          <table:table-cell office:value-type="float" office:value="1.557815" calcext:value-type="float">
            <text:p>1.557815</text:p>
          </table:table-cell>
          <table:table-cell office:value-type="float" office:value="0.08240916" calcext:value-type="float">
            <text:p>0.08240916</text:p>
          </table:table-cell>
          <table:table-cell office:value-type="float" office:value="0.08240862" calcext:value-type="float">
            <text:p>0.08240862</text:p>
          </table:table-cell>
          <table:table-cell office:value-type="float" office:value="0.03304135" calcext:value-type="float">
            <text:p>0.03304135</text:p>
          </table:table-cell>
          <table:table-cell office:value-type="float" office:value="0.03218274" calcext:value-type="float">
            <text:p>0.03218274</text:p>
          </table:table-cell>
          <table:table-cell office:value-type="float" office:value="0.01546368" calcext:value-type="float">
            <text:p>0.01546368</text:p>
          </table:table-cell>
          <table:table-cell office:value-type="float" office:value="0.01167643" calcext:value-type="float">
            <text:p>0.01167643</text:p>
          </table:table-cell>
          <table:table-cell office:value-type="float" office:value="0.02596255" calcext:value-type="float">
            <text:p>0.02596255</text:p>
          </table:table-cell>
          <table:table-cell office:value-type="float" office:value="0.02294243" calcext:value-type="float">
            <text:p>0.02294243</text:p>
          </table:table-cell>
          <table:table-cell office:value-type="float" office:value="0.02040723" calcext:value-type="float">
            <text:p>0.02040723</text:p>
          </table:table-cell>
          <table:table-cell office:value-type="float" office:value="0.0194643" calcext:value-type="float">
            <text:p>0.0194643</text:p>
          </table:table-cell>
          <table:table-cell office:value-type="float" office:value="0.02078208" calcext:value-type="float">
            <text:p>0.02078208</text:p>
          </table:table-cell>
          <table:table-cell office:value-type="float" office:value="0.005217326" calcext:value-type="float">
            <text:p>0.005217326</text:p>
          </table:table-cell>
          <table:table-cell office:value-type="float" office:value="0.004286094" calcext:value-type="float">
            <text:p>0.004286094</text:p>
          </table:table-cell>
          <table:table-cell office:value-type="float" office:value="0" calcext:value-type="float">
            <text:p>0</text:p>
          </table:table-cell>
          <table:table-cell office:value-type="float" office:value="20.82996" calcext:value-type="float">
            <text:p>20.82996</text:p>
          </table:table-cell>
          <table:table-cell office:value-type="float" office:value="39.62761" calcext:value-type="float">
            <text:p>39.62761</text:p>
          </table:table-cell>
          <table:table-cell office:value-type="float" office:value="45.19751" calcext:value-type="float">
            <text:p>45.19751</text:p>
          </table:table-cell>
          <table:table-cell office:value-type="float" office:value="44.90309" calcext:value-type="float">
            <text:p>44.90309</text:p>
          </table:table-cell>
          <table:table-cell office:value-type="float" office:value="47.97911" calcext:value-type="float">
            <text:p>47.97911</text:p>
          </table:table-cell>
          <table:table-cell office:value-type="float" office:value="32.25056" calcext:value-type="float">
            <text:p>32.25056</text:p>
          </table:table-cell>
          <table:table-cell office:value-type="float" office:value="26.76278" calcext:value-type="float">
            <text:p>26.76278</text:p>
          </table:table-cell>
          <table:table-cell office:value-type="float" office:value="24.18557" calcext:value-type="float">
            <text:p>24.18557</text:p>
          </table:table-cell>
          <table:table-cell office:value-type="float" office:value="11.00898" calcext:value-type="float">
            <text:p>11.00898</text:p>
          </table:table-cell>
          <table:table-cell office:value-type="float" office:value="3.81508" calcext:value-type="float">
            <text:p>3.81508</text:p>
          </table:table-cell>
          <table:table-cell office:value-type="float" office:value="1.283344" calcext:value-type="float">
            <text:p>1.283344</text:p>
          </table:table-cell>
          <table:table-cell office:value-type="float" office:value="0.591938" calcext:value-type="float">
            <text:p>0.591938</text:p>
          </table:table-cell>
          <table:table-cell office:value-type="float" office:value="0.3434911" calcext:value-type="float">
            <text:p>0.3434911</text:p>
          </table:table-cell>
          <table:table-cell office:value-type="float" office:value="0.3478163" calcext:value-type="float">
            <text:p>0.3478163</text:p>
          </table:table-cell>
          <table:table-cell office:value-type="float" office:value="0" calcext:value-type="float">
            <text:p>0</text:p>
          </table:table-cell>
          <table:table-cell office:value-type="float" office:value="10583.21" calcext:value-type="float">
            <text:p>10583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9.969334" calcext:value-type="float">
            <text:p>9.969334</text:p>
          </table:table-cell>
          <table:table-cell office:value-type="float" office:value="1085.624" calcext:value-type="float">
            <text:p>1085.62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44698" calcext:value-type="float">
            <text:p>0.09644698</text:p>
          </table:table-cell>
          <table:table-cell office:value-type="float" office:value="32.63794" calcext:value-type="float">
            <text:p>32.63794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7148" calcext:value-type="float">
            <text:p>0.007197148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396" calcext:value-type="float">
            <text:p>4.137396</text:p>
          </table:table-cell>
          <table:table-cell office:value-type="float" office:value="-0.7982609" calcext:value-type="float">
            <text:p>-0.7982609</text:p>
          </table:table-cell>
          <table:table-cell office:value-type="float" office:value="-0.06794561" calcext:value-type="float">
            <text:p>-0.06794561</text:p>
          </table:table-cell>
          <table:table-cell office:value-type="float" office:value="0.000002455101" calcext:value-type="float">
            <text:p>2.455101E-06</text:p>
          </table:table-cell>
          <table:table-cell office:value-type="float" office:value="10.96991" calcext:value-type="float">
            <text:p>10.96991</text:p>
          </table:table-cell>
          <table:table-cell office:value-type="float" office:value="1.763893" calcext:value-type="float">
            <text:p>1.763893</text:p>
          </table:table-cell>
          <table:table-cell office:value-type="float" office:value="0.09501584" calcext:value-type="float">
            <text:p>0.09501584</text:p>
          </table:table-cell>
          <table:table-cell office:value-type="float" office:value="0.09075958" calcext:value-type="float">
            <text:p>0.09075958</text:p>
          </table:table-cell>
          <table:table-cell office:value-type="float" office:value="0.03511005" calcext:value-type="float">
            <text:p>0.03511005</text:p>
          </table:table-cell>
          <table:table-cell office:value-type="float" office:value="0.03403325" calcext:value-type="float">
            <text:p>0.03403325</text:p>
          </table:table-cell>
          <table:table-cell office:value-type="float" office:value="0.01567331" calcext:value-type="float">
            <text:p>0.01567331</text:p>
          </table:table-cell>
          <table:table-cell office:value-type="float" office:value="0.01172424" calcext:value-type="float">
            <text:p>0.01172424</text:p>
          </table:table-cell>
          <table:table-cell office:value-type="float" office:value="0.02592758" calcext:value-type="float">
            <text:p>0.02592758</text:p>
          </table:table-cell>
          <table:table-cell office:value-type="float" office:value="0.02291469" calcext:value-type="float">
            <text:p>0.02291469</text:p>
          </table:table-cell>
          <table:table-cell office:value-type="float" office:value="0.02040153" calcext:value-type="float">
            <text:p>0.02040153</text:p>
          </table:table-cell>
          <table:table-cell office:value-type="float" office:value="0.01946189" calcext:value-type="float">
            <text:p>0.01946189</text:p>
          </table:table-cell>
          <table:table-cell office:value-type="float" office:value="0.02075738" calcext:value-type="float">
            <text:p>0.02075738</text:p>
          </table:table-cell>
          <table:table-cell office:value-type="float" office:value="0.005212844" calcext:value-type="float">
            <text:p>0.005212844</text:p>
          </table:table-cell>
          <table:table-cell office:value-type="float" office:value="0.00428373" calcext:value-type="float">
            <text:p>0.00428373</text:p>
          </table:table-cell>
          <table:table-cell office:value-type="float" office:value="0" calcext:value-type="float">
            <text:p>0</text:p>
          </table:table-cell>
          <table:table-cell office:value-type="float" office:value="18.72777" calcext:value-type="float">
            <text:p>18.72777</text:p>
          </table:table-cell>
          <table:table-cell office:value-type="float" office:value="41.21307" calcext:value-type="float">
            <text:p>41.21307</text:p>
          </table:table-cell>
          <table:table-cell office:value-type="float" office:value="45.86121" calcext:value-type="float">
            <text:p>45.86121</text:p>
          </table:table-cell>
          <table:table-cell office:value-type="float" office:value="45.20163" calcext:value-type="float">
            <text:p>45.20163</text:p>
          </table:table-cell>
          <table:table-cell office:value-type="float" office:value="48.1496" calcext:value-type="float">
            <text:p>48.1496</text:p>
          </table:table-cell>
          <table:table-cell office:value-type="float" office:value="32.2425" calcext:value-type="float">
            <text:p>32.2425</text:p>
          </table:table-cell>
          <table:table-cell office:value-type="float" office:value="26.75852" calcext:value-type="float">
            <text:p>26.75852</text:p>
          </table:table-cell>
          <table:table-cell office:value-type="float" office:value="24.22043" calcext:value-type="float">
            <text:p>24.22043</text:p>
          </table:table-cell>
          <table:table-cell office:value-type="float" office:value="11.03751" calcext:value-type="float">
            <text:p>11.03751</text:p>
          </table:table-cell>
          <table:table-cell office:value-type="float" office:value="3.83219" calcext:value-type="float">
            <text:p>3.83219</text:p>
          </table:table-cell>
          <table:table-cell office:value-type="float" office:value="1.290947" calcext:value-type="float">
            <text:p>1.290947</text:p>
          </table:table-cell>
          <table:table-cell office:value-type="float" office:value="0.5954081" calcext:value-type="float">
            <text:p>0.5954081</text:p>
          </table:table-cell>
          <table:table-cell office:value-type="float" office:value="0.3438041" calcext:value-type="float">
            <text:p>0.3438041</text:p>
          </table:table-cell>
          <table:table-cell office:value-type="float" office:value="0.3478259" calcext:value-type="float">
            <text:p>0.3478259</text:p>
          </table:table-cell>
          <table:table-cell office:value-type="float" office:value="0" calcext:value-type="float">
            <text:p>0</text:p>
          </table:table-cell>
          <table:table-cell office:value-type="float" office:value="11381.23" calcext:value-type="float">
            <text:p>1138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9.891955" calcext:value-type="float">
            <text:p>9.891955</text:p>
          </table:table-cell>
          <table:table-cell office:value-type="float" office:value="1085.548" calcext:value-type="float">
            <text:p>1085.54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896933" calcext:value-type="float">
            <text:p>0.09896933</text:p>
          </table:table-cell>
          <table:table-cell office:value-type="float" office:value="32.78122" calcext:value-type="float">
            <text:p>32.78122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7416" calcext:value-type="float">
            <text:p>0.007197416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487" calcext:value-type="float">
            <text:p>4.137487</text:p>
          </table:table-cell>
          <table:table-cell office:value-type="float" office:value="-0.7983598" calcext:value-type="float">
            <text:p>-0.7983598</text:p>
          </table:table-cell>
          <table:table-cell office:value-type="float" office:value="-0.06793447" calcext:value-type="float">
            <text:p>-0.06793447</text:p>
          </table:table-cell>
          <table:table-cell office:value-type="float" office:value="0.000002457342" calcext:value-type="float">
            <text:p>2.457342E-06</text:p>
          </table:table-cell>
          <table:table-cell office:value-type="float" office:value="10.89246" calcext:value-type="float">
            <text:p>10.89246</text:p>
          </table:table-cell>
          <table:table-cell office:value-type="float" office:value="1.901039" calcext:value-type="float">
            <text:p>1.901039</text:p>
          </table:table-cell>
          <table:table-cell office:value-type="float" office:value="0.1034874" calcext:value-type="float">
            <text:p>0.1034874</text:p>
          </table:table-cell>
          <table:table-cell office:value-type="float" office:value="0.09722076" calcext:value-type="float">
            <text:p>0.09722076</text:p>
          </table:table-cell>
          <table:table-cell office:value-type="float" office:value="0.03683286" calcext:value-type="float">
            <text:p>0.03683286</text:p>
          </table:table-cell>
          <table:table-cell office:value-type="float" office:value="0.03566052" calcext:value-type="float">
            <text:p>0.03566052</text:p>
          </table:table-cell>
          <table:table-cell office:value-type="float" office:value="0.01590448" calcext:value-type="float">
            <text:p>0.01590448</text:p>
          </table:table-cell>
          <table:table-cell office:value-type="float" office:value="0.01179881" calcext:value-type="float">
            <text:p>0.01179881</text:p>
          </table:table-cell>
          <table:table-cell office:value-type="float" office:value="0.02592546" calcext:value-type="float">
            <text:p>0.02592546</text:p>
          </table:table-cell>
          <table:table-cell office:value-type="float" office:value="0.02289103" calcext:value-type="float">
            <text:p>0.02289103</text:p>
          </table:table-cell>
          <table:table-cell office:value-type="float" office:value="0.02039512" calcext:value-type="float">
            <text:p>0.02039512</text:p>
          </table:table-cell>
          <table:table-cell office:value-type="float" office:value="0.01945914" calcext:value-type="float">
            <text:p>0.01945914</text:p>
          </table:table-cell>
          <table:table-cell office:value-type="float" office:value="0.02073234" calcext:value-type="float">
            <text:p>0.02073234</text:p>
          </table:table-cell>
          <table:table-cell office:value-type="float" office:value="0.005208425" calcext:value-type="float">
            <text:p>0.005208425</text:p>
          </table:table-cell>
          <table:table-cell office:value-type="float" office:value="0.004281356" calcext:value-type="float">
            <text:p>0.004281356</text:p>
          </table:table-cell>
          <table:table-cell office:value-type="float" office:value="0" calcext:value-type="float">
            <text:p>0</text:p>
          </table:table-cell>
          <table:table-cell office:value-type="float" office:value="17.27616" calcext:value-type="float">
            <text:p>17.27616</text:p>
          </table:table-cell>
          <table:table-cell office:value-type="float" office:value="42.63839" calcext:value-type="float">
            <text:p>42.63839</text:p>
          </table:table-cell>
          <table:table-cell office:value-type="float" office:value="46.56779" calcext:value-type="float">
            <text:p>46.56779</text:p>
          </table:table-cell>
          <table:table-cell office:value-type="float" office:value="45.52221" calcext:value-type="float">
            <text:p>45.52221</text:p>
          </table:table-cell>
          <table:table-cell office:value-type="float" office:value="48.34143" calcext:value-type="float">
            <text:p>48.34143</text:p>
          </table:table-cell>
          <table:table-cell office:value-type="float" office:value="32.24891" calcext:value-type="float">
            <text:p>32.24891</text:p>
          </table:table-cell>
          <table:table-cell office:value-type="float" office:value="26.76189" calcext:value-type="float">
            <text:p>26.76189</text:p>
          </table:table-cell>
          <table:table-cell office:value-type="float" office:value="24.25599" calcext:value-type="float">
            <text:p>24.25599</text:p>
          </table:table-cell>
          <table:table-cell office:value-type="float" office:value="11.06545" calcext:value-type="float">
            <text:p>11.06545</text:p>
          </table:table-cell>
          <table:table-cell office:value-type="float" office:value="3.849092" calcext:value-type="float">
            <text:p>3.849092</text:p>
          </table:table-cell>
          <table:table-cell office:value-type="float" office:value="1.298558" calcext:value-type="float">
            <text:p>1.298558</text:p>
          </table:table-cell>
          <table:table-cell office:value-type="float" office:value="0.5988812" calcext:value-type="float">
            <text:p>0.5988812</text:p>
          </table:table-cell>
          <table:table-cell office:value-type="float" office:value="0.3441225" calcext:value-type="float">
            <text:p>0.3441225</text:p>
          </table:table-cell>
          <table:table-cell office:value-type="float" office:value="0.3478356" calcext:value-type="float">
            <text:p>0.3478356</text:p>
          </table:table-cell>
          <table:table-cell office:value-type="float" office:value="0" calcext:value-type="float">
            <text:p>0</text:p>
          </table:table-cell>
          <table:table-cell office:value-type="float" office:value="12189.99" calcext:value-type="float">
            <text:p>1218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9.82809" calcext:value-type="float">
            <text:p>9.82809</text:p>
          </table:table-cell>
          <table:table-cell office:value-type="float" office:value="1085.474" calcext:value-type="float">
            <text:p>1085.47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913978" calcext:value-type="float">
            <text:p>0.09913978</text:p>
          </table:table-cell>
          <table:table-cell office:value-type="float" office:value="32.90897" calcext:value-type="float">
            <text:p>32.90897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7684" calcext:value-type="float">
            <text:p>0.007197684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579" calcext:value-type="float">
            <text:p>4.137579</text:p>
          </table:table-cell>
          <table:table-cell office:value-type="float" office:value="-0.7984301" calcext:value-type="float">
            <text:p>-0.7984301</text:p>
          </table:table-cell>
          <table:table-cell office:value-type="float" office:value="-0.06792262" calcext:value-type="float">
            <text:p>-0.06792262</text:p>
          </table:table-cell>
          <table:table-cell office:value-type="float" office:value="0.000002459417" calcext:value-type="float">
            <text:p>2.459417E-06</text:p>
          </table:table-cell>
          <table:table-cell office:value-type="float" office:value="10.86826" calcext:value-type="float">
            <text:p>10.86826</text:p>
          </table:table-cell>
          <table:table-cell office:value-type="float" office:value="1.952627" calcext:value-type="float">
            <text:p>1.952627</text:p>
          </table:table-cell>
          <table:table-cell office:value-type="float" office:value="0.09609848" calcext:value-type="float">
            <text:p>0.09609848</text:p>
          </table:table-cell>
          <table:table-cell office:value-type="float" office:value="0.09460089" calcext:value-type="float">
            <text:p>0.09460089</text:p>
          </table:table-cell>
          <table:table-cell office:value-type="float" office:value="0.03602645" calcext:value-type="float">
            <text:p>0.03602645</text:p>
          </table:table-cell>
          <table:table-cell office:value-type="float" office:value="0.03512256" calcext:value-type="float">
            <text:p>0.03512256</text:p>
          </table:table-cell>
          <table:table-cell office:value-type="float" office:value="0.01590987" calcext:value-type="float">
            <text:p>0.01590987</text:p>
          </table:table-cell>
          <table:table-cell office:value-type="float" office:value="0.01182592" calcext:value-type="float">
            <text:p>0.01182592</text:p>
          </table:table-cell>
          <table:table-cell office:value-type="float" office:value="0.02594024" calcext:value-type="float">
            <text:p>0.02594024</text:p>
          </table:table-cell>
          <table:table-cell office:value-type="float" office:value="0.02287126" calcext:value-type="float">
            <text:p>0.02287126</text:p>
          </table:table-cell>
          <table:table-cell office:value-type="float" office:value="0.02038799" calcext:value-type="float">
            <text:p>0.02038799</text:p>
          </table:table-cell>
          <table:table-cell office:value-type="float" office:value="0.01945597" calcext:value-type="float">
            <text:p>0.01945597</text:p>
          </table:table-cell>
          <table:table-cell office:value-type="float" office:value="0.02070696" calcext:value-type="float">
            <text:p>0.02070696</text:p>
          </table:table-cell>
          <table:table-cell office:value-type="float" office:value="0.005204065" calcext:value-type="float">
            <text:p>0.005204065</text:p>
          </table:table-cell>
          <table:table-cell office:value-type="float" office:value="0.004278979" calcext:value-type="float">
            <text:p>0.004278979</text:p>
          </table:table-cell>
          <table:table-cell office:value-type="float" office:value="0" calcext:value-type="float">
            <text:p>0</text:p>
          </table:table-cell>
          <table:table-cell office:value-type="float" office:value="16.48512" calcext:value-type="float">
            <text:p>16.48512</text:p>
          </table:table-cell>
          <table:table-cell office:value-type="float" office:value="43.61711" calcext:value-type="float">
            <text:p>43.61711</text:p>
          </table:table-cell>
          <table:table-cell office:value-type="float" office:value="47.17423" calcext:value-type="float">
            <text:p>47.17423</text:p>
          </table:table-cell>
          <table:table-cell office:value-type="float" office:value="45.83218" calcext:value-type="float">
            <text:p>45.83218</text:p>
          </table:table-cell>
          <table:table-cell office:value-type="float" office:value="48.5313" calcext:value-type="float">
            <text:p>48.5313</text:p>
          </table:table-cell>
          <table:table-cell office:value-type="float" office:value="32.26114" calcext:value-type="float">
            <text:p>32.26114</text:p>
          </table:table-cell>
          <table:table-cell office:value-type="float" office:value="26.76956" calcext:value-type="float">
            <text:p>26.76956</text:p>
          </table:table-cell>
          <table:table-cell office:value-type="float" office:value="24.29281" calcext:value-type="float">
            <text:p>24.29281</text:p>
          </table:table-cell>
          <table:table-cell office:value-type="float" office:value="11.09305" calcext:value-type="float">
            <text:p>11.09305</text:p>
          </table:table-cell>
          <table:table-cell office:value-type="float" office:value="3.865829" calcext:value-type="float">
            <text:p>3.865829</text:p>
          </table:table-cell>
          <table:table-cell office:value-type="float" office:value="1.306175" calcext:value-type="float">
            <text:p>1.306175</text:p>
          </table:table-cell>
          <table:table-cell office:value-type="float" office:value="0.6023531" calcext:value-type="float">
            <text:p>0.6023531</text:p>
          </table:table-cell>
          <table:table-cell office:value-type="float" office:value="0.3444468" calcext:value-type="float">
            <text:p>0.3444468</text:p>
          </table:table-cell>
          <table:table-cell office:value-type="float" office:value="0.3478452" calcext:value-type="float">
            <text:p>0.3478452</text:p>
          </table:table-cell>
          <table:table-cell office:value-type="float" office:value="0" calcext:value-type="float">
            <text:p>0</text:p>
          </table:table-cell>
          <table:table-cell office:value-type="float" office:value="12711.54" calcext:value-type="float">
            <text:p>1271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9.75824" calcext:value-type="float">
            <text:p>9.75824</text:p>
          </table:table-cell>
          <table:table-cell office:value-type="float" office:value="1085.398" calcext:value-type="float">
            <text:p>1085.39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002645" calcext:value-type="float">
            <text:p>0.1002645</text:p>
          </table:table-cell>
          <table:table-cell office:value-type="float" office:value="33.04522" calcext:value-type="float">
            <text:p>33.04522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7952" calcext:value-type="float">
            <text:p>0.007197952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671" calcext:value-type="float">
            <text:p>4.137671</text:p>
          </table:table-cell>
          <table:table-cell office:value-type="float" office:value="-0.7985123" calcext:value-type="float">
            <text:p>-0.7985123</text:p>
          </table:table-cell>
          <table:table-cell office:value-type="float" office:value="-0.06791149" calcext:value-type="float">
            <text:p>-0.06791149</text:p>
          </table:table-cell>
          <table:table-cell office:value-type="float" office:value="0.000002461324" calcext:value-type="float">
            <text:p>2.461324E-06</text:p>
          </table:table-cell>
          <table:table-cell office:value-type="float" office:value="10.81982" calcext:value-type="float">
            <text:p>10.81982</text:p>
          </table:table-cell>
          <table:table-cell office:value-type="float" office:value="2.00382" calcext:value-type="float">
            <text:p>2.00382</text:p>
          </table:table-cell>
          <table:table-cell office:value-type="float" office:value="0.09877329" calcext:value-type="float">
            <text:p>0.09877329</text:p>
          </table:table-cell>
          <table:table-cell office:value-type="float" office:value="0.09786225" calcext:value-type="float">
            <text:p>0.09786225</text:p>
          </table:table-cell>
          <table:table-cell office:value-type="float" office:value="0.03728078" calcext:value-type="float">
            <text:p>0.03728078</text:p>
          </table:table-cell>
          <table:table-cell office:value-type="float" office:value="0.0362755" calcext:value-type="float">
            <text:p>0.0362755</text:p>
          </table:table-cell>
          <table:table-cell office:value-type="float" office:value="0.01604583" calcext:value-type="float">
            <text:p>0.01604583</text:p>
          </table:table-cell>
          <table:table-cell office:value-type="float" office:value="0.01186206" calcext:value-type="float">
            <text:p>0.01186206</text:p>
          </table:table-cell>
          <table:table-cell office:value-type="float" office:value="0.02595274" calcext:value-type="float">
            <text:p>0.02595274</text:p>
          </table:table-cell>
          <table:table-cell office:value-type="float" office:value="0.02285366" calcext:value-type="float">
            <text:p>0.02285366</text:p>
          </table:table-cell>
          <table:table-cell office:value-type="float" office:value="0.02038008" calcext:value-type="float">
            <text:p>0.02038008</text:p>
          </table:table-cell>
          <table:table-cell office:value-type="float" office:value="0.01945227" calcext:value-type="float">
            <text:p>0.01945227</text:p>
          </table:table-cell>
          <table:table-cell office:value-type="float" office:value="0.02068128" calcext:value-type="float">
            <text:p>0.02068128</text:p>
          </table:table-cell>
          <table:table-cell office:value-type="float" office:value="0.005199767" calcext:value-type="float">
            <text:p>0.005199767</text:p>
          </table:table-cell>
          <table:table-cell office:value-type="float" office:value="0.004276595" calcext:value-type="float">
            <text:p>0.004276595</text:p>
          </table:table-cell>
          <table:table-cell office:value-type="float" office:value="0" calcext:value-type="float">
            <text:p>0</text:p>
          </table:table-cell>
          <table:table-cell office:value-type="float" office:value="16.02303" calcext:value-type="float">
            <text:p>16.02303</text:p>
          </table:table-cell>
          <table:table-cell office:value-type="float" office:value="44.63166" calcext:value-type="float">
            <text:p>44.63166</text:p>
          </table:table-cell>
          <table:table-cell office:value-type="float" office:value="47.82909" calcext:value-type="float">
            <text:p>47.82909</text:p>
          </table:table-cell>
          <table:table-cell office:value-type="float" office:value="46.15257" calcext:value-type="float">
            <text:p>46.15257</text:p>
          </table:table-cell>
          <table:table-cell office:value-type="float" office:value="48.72673" calcext:value-type="float">
            <text:p>48.72673</text:p>
          </table:table-cell>
          <table:table-cell office:value-type="float" office:value="32.27594" calcext:value-type="float">
            <text:p>32.27594</text:p>
          </table:table-cell>
          <table:table-cell office:value-type="float" office:value="26.7794" calcext:value-type="float">
            <text:p>26.7794</text:p>
          </table:table-cell>
          <table:table-cell office:value-type="float" office:value="24.33032" calcext:value-type="float">
            <text:p>24.33032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3.882424" calcext:value-type="float">
            <text:p>3.882424</text:p>
          </table:table-cell>
          <table:table-cell office:value-type="float" office:value="1.31379" calcext:value-type="float">
            <text:p>1.31379</text:p>
          </table:table-cell>
          <table:table-cell office:value-type="float" office:value="0.605826" calcext:value-type="float">
            <text:p>0.605826</text:p>
          </table:table-cell>
          <table:table-cell office:value-type="float" office:value="0.3447762" calcext:value-type="float">
            <text:p>0.3447762</text:p>
          </table:table-cell>
          <table:table-cell office:value-type="float" office:value="0.3478549" calcext:value-type="float">
            <text:p>0.3478549</text:p>
          </table:table-cell>
          <table:table-cell office:value-type="float" office:value="0" calcext:value-type="float">
            <text:p>0</text:p>
          </table:table-cell>
          <table:table-cell office:value-type="float" office:value="13417.67" calcext:value-type="float">
            <text:p>1341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9.69988" calcext:value-type="float">
            <text:p>9.69988</text:p>
          </table:table-cell>
          <table:table-cell office:value-type="float" office:value="1085.326" calcext:value-type="float">
            <text:p>1085.32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895597" calcext:value-type="float">
            <text:p>0.09895597</text:p>
          </table:table-cell>
          <table:table-cell office:value-type="float" office:value="33.16794" calcext:value-type="float">
            <text:p>33.16794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8221" calcext:value-type="float">
            <text:p>0.007198221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762" calcext:value-type="float">
            <text:p>4.137762</text:p>
          </table:table-cell>
          <table:table-cell office:value-type="float" office:value="-0.7985765" calcext:value-type="float">
            <text:p>-0.7985765</text:p>
          </table:table-cell>
          <table:table-cell office:value-type="float" office:value="-0.06789856" calcext:value-type="float">
            <text:p>-0.06789856</text:p>
          </table:table-cell>
          <table:table-cell office:value-type="float" office:value="0.000002463042" calcext:value-type="float">
            <text:p>2.463042E-06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2.005244" calcext:value-type="float">
            <text:p>2.005244</text:p>
          </table:table-cell>
          <table:table-cell office:value-type="float" office:value="0.08270179" calcext:value-type="float">
            <text:p>0.08270179</text:p>
          </table:table-cell>
          <table:table-cell office:value-type="float" office:value="0.08708528" calcext:value-type="float">
            <text:p>0.08708528</text:p>
          </table:table-cell>
          <table:table-cell office:value-type="float" office:value="0.03454267" calcext:value-type="float">
            <text:p>0.03454267</text:p>
          </table:table-cell>
          <table:table-cell office:value-type="float" office:value="0.03412436" calcext:value-type="float">
            <text:p>0.03412436</text:p>
          </table:table-cell>
          <table:table-cell office:value-type="float" office:value="0.01590507" calcext:value-type="float">
            <text:p>0.01590507</text:p>
          </table:table-cell>
          <table:table-cell office:value-type="float" office:value="0.01184313" calcext:value-type="float">
            <text:p>0.01184313</text:p>
          </table:table-cell>
          <table:table-cell office:value-type="float" office:value="0.02596962" calcext:value-type="float">
            <text:p>0.02596962</text:p>
          </table:table-cell>
          <table:table-cell office:value-type="float" office:value="0.02283775" calcext:value-type="float">
            <text:p>0.02283775</text:p>
          </table:table-cell>
          <table:table-cell office:value-type="float" office:value="0.02037142" calcext:value-type="float">
            <text:p>0.02037142</text:p>
          </table:table-cell>
          <table:table-cell office:value-type="float" office:value="0.01944799" calcext:value-type="float">
            <text:p>0.01944799</text:p>
          </table:table-cell>
          <table:table-cell office:value-type="float" office:value="0.02065526" calcext:value-type="float">
            <text:p>0.02065526</text:p>
          </table:table-cell>
          <table:table-cell office:value-type="float" office:value="0.005195524" calcext:value-type="float">
            <text:p>0.005195524</text:p>
          </table:table-cell>
          <table:table-cell office:value-type="float" office:value="0.004274209" calcext:value-type="float">
            <text:p>0.004274209</text:p>
          </table:table-cell>
          <table:table-cell office:value-type="float" office:value="0" calcext:value-type="float">
            <text:p>0</text:p>
          </table:table-cell>
          <table:table-cell office:value-type="float" office:value="15.80391" calcext:value-type="float">
            <text:p>15.80391</text:p>
          </table:table-cell>
          <table:table-cell office:value-type="float" office:value="45.37608" calcext:value-type="float">
            <text:p>45.37608</text:p>
          </table:table-cell>
          <table:table-cell office:value-type="float" office:value="48.39025" calcext:value-type="float">
            <text:p>48.39025</text:p>
          </table:table-cell>
          <table:table-cell office:value-type="float" office:value="46.45879" calcext:value-type="float">
            <text:p>46.45879</text:p>
          </table:table-cell>
          <table:table-cell office:value-type="float" office:value="48.9164" calcext:value-type="float">
            <text:p>48.9164</text:p>
          </table:table-cell>
          <table:table-cell office:value-type="float" office:value="32.2928" calcext:value-type="float">
            <text:p>32.2928</text:p>
          </table:table-cell>
          <table:table-cell office:value-type="float" office:value="26.79075" calcext:value-type="float">
            <text:p>26.79075</text:p>
          </table:table-cell>
          <table:table-cell office:value-type="float" office:value="24.36847" calcext:value-type="float">
            <text:p>24.36847</text:p>
          </table:table-cell>
          <table:table-cell office:value-type="float" office:value="11.14759" calcext:value-type="float">
            <text:p>11.14759</text:p>
          </table:table-cell>
          <table:table-cell office:value-type="float" office:value="3.898894" calcext:value-type="float">
            <text:p>3.898894</text:p>
          </table:table-cell>
          <table:table-cell office:value-type="float" office:value="1.321411" calcext:value-type="float">
            <text:p>1.321411</text:p>
          </table:table-cell>
          <table:table-cell office:value-type="float" office:value="0.6092986" calcext:value-type="float">
            <text:p>0.6092986</text:p>
          </table:table-cell>
          <table:table-cell office:value-type="float" office:value="0.3451109" calcext:value-type="float">
            <text:p>0.3451109</text:p>
          </table:table-cell>
          <table:table-cell office:value-type="float" office:value="0.3478645" calcext:value-type="float">
            <text:p>0.3478645</text:p>
          </table:table-cell>
          <table:table-cell office:value-type="float" office:value="0" calcext:value-type="float">
            <text:p>0</text:p>
          </table:table-cell>
          <table:table-cell office:value-type="float" office:value="13885.19" calcext:value-type="float">
            <text:p>1388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9.652864" calcext:value-type="float">
            <text:p>9.652864</text:p>
          </table:table-cell>
          <table:table-cell office:value-type="float" office:value="1085.263" calcext:value-type="float">
            <text:p>1085.26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783641" calcext:value-type="float">
            <text:p>0.09783641</text:p>
          </table:table-cell>
          <table:table-cell office:value-type="float" office:value="33.27096" calcext:value-type="float">
            <text:p>33.27096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8489" calcext:value-type="float">
            <text:p>0.007198489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854" calcext:value-type="float">
            <text:p>4.137854</text:p>
          </table:table-cell>
          <table:table-cell office:value-type="float" office:value="-0.7986205" calcext:value-type="float">
            <text:p>-0.7986205</text:p>
          </table:table-cell>
          <table:table-cell office:value-type="float" office:value="-0.06788515" calcext:value-type="float">
            <text:p>-0.06788515</text:p>
          </table:table-cell>
          <table:table-cell office:value-type="float" office:value="0.000002464573" calcext:value-type="float">
            <text:p>2.464573E-06</text:p>
          </table:table-cell>
          <table:table-cell office:value-type="float" office:value="10.79902" calcext:value-type="float">
            <text:p>10.79902</text:p>
          </table:table-cell>
          <table:table-cell office:value-type="float" office:value="1.992357" calcext:value-type="float">
            <text:p>1.992357</text:p>
          </table:table-cell>
          <table:table-cell office:value-type="float" office:value="0.07414864" calcext:value-type="float">
            <text:p>0.07414864</text:p>
          </table:table-cell>
          <table:table-cell office:value-type="float" office:value="0.07807013" calcext:value-type="float">
            <text:p>0.07807013</text:p>
          </table:table-cell>
          <table:table-cell office:value-type="float" office:value="0.03280613" calcext:value-type="float">
            <text:p>0.03280613</text:p>
          </table:table-cell>
          <table:table-cell office:value-type="float" office:value="0.03208997" calcext:value-type="float">
            <text:p>0.03208997</text:p>
          </table:table-cell>
          <table:table-cell office:value-type="float" office:value="0.01557236" calcext:value-type="float">
            <text:p>0.01557236</text:p>
          </table:table-cell>
          <table:table-cell office:value-type="float" office:value="0.01167993" calcext:value-type="float">
            <text:p>0.01167993</text:p>
          </table:table-cell>
          <table:table-cell office:value-type="float" office:value="0.02592847" calcext:value-type="float">
            <text:p>0.02592847</text:p>
          </table:table-cell>
          <table:table-cell office:value-type="float" office:value="0.02281989" calcext:value-type="float">
            <text:p>0.02281989</text:p>
          </table:table-cell>
          <table:table-cell office:value-type="float" office:value="0.02036204" calcext:value-type="float">
            <text:p>0.02036204</text:p>
          </table:table-cell>
          <table:table-cell office:value-type="float" office:value="0.01944308" calcext:value-type="float">
            <text:p>0.01944308</text:p>
          </table:table-cell>
          <table:table-cell office:value-type="float" office:value="0.02062888" calcext:value-type="float">
            <text:p>0.02062888</text:p>
          </table:table-cell>
          <table:table-cell office:value-type="float" office:value="0.005191328" calcext:value-type="float">
            <text:p>0.005191328</text:p>
          </table:table-cell>
          <table:table-cell office:value-type="float" office:value="0.004271823" calcext:value-type="float">
            <text:p>0.004271823</text:p>
          </table:table-cell>
          <table:table-cell office:value-type="float" office:value="0" calcext:value-type="float">
            <text:p>0</text:p>
          </table:table-cell>
          <table:table-cell office:value-type="float" office:value="15.70762" calcext:value-type="float">
            <text:p>15.70762</text:p>
          </table:table-cell>
          <table:table-cell office:value-type="float" office:value="45.93954" calcext:value-type="float">
            <text:p>45.93954</text:p>
          </table:table-cell>
          <table:table-cell office:value-type="float" office:value="48.80424" calcext:value-type="float">
            <text:p>48.80424</text:p>
          </table:table-cell>
          <table:table-cell office:value-type="float" office:value="46.70456" calcext:value-type="float">
            <text:p>46.70456</text:p>
          </table:table-cell>
          <table:table-cell office:value-type="float" office:value="49.05879" calcext:value-type="float">
            <text:p>49.05879</text:p>
          </table:table-cell>
          <table:table-cell office:value-type="float" office:value="32.30191" calcext:value-type="float">
            <text:p>32.30191</text:p>
          </table:table-cell>
          <table:table-cell office:value-type="float" office:value="26.79996" calcext:value-type="float">
            <text:p>26.79996</text:p>
          </table:table-cell>
          <table:table-cell office:value-type="float" office:value="24.40583" calcext:value-type="float">
            <text:p>24.40583</text:p>
          </table:table-cell>
          <table:table-cell office:value-type="float" office:value="11.17459" calcext:value-type="float">
            <text:p>11.17459</text:p>
          </table:table-cell>
          <table:table-cell office:value-type="float" office:value="3.915243" calcext:value-type="float">
            <text:p>3.915243</text:p>
          </table:table-cell>
          <table:table-cell office:value-type="float" office:value="1.329042" calcext:value-type="float">
            <text:p>1.329042</text:p>
          </table:table-cell>
          <table:table-cell office:value-type="float" office:value="0.6127729" calcext:value-type="float">
            <text:p>0.6127729</text:p>
          </table:table-cell>
          <table:table-cell office:value-type="float" office:value="0.3454501" calcext:value-type="float">
            <text:p>0.3454501</text:p>
          </table:table-cell>
          <table:table-cell office:value-type="float" office:value="0.3478741" calcext:value-type="float">
            <text:p>0.3478741</text:p>
          </table:table-cell>
          <table:table-cell office:value-type="float" office:value="0" calcext:value-type="float">
            <text:p>0</text:p>
          </table:table-cell>
          <table:table-cell office:value-type="float" office:value="14230.84" calcext:value-type="float">
            <text:p>1423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9.607123" calcext:value-type="float">
            <text:p>9.607123</text:p>
          </table:table-cell>
          <table:table-cell office:value-type="float" office:value="1085.202" calcext:value-type="float">
            <text:p>1085.20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705191" calcext:value-type="float">
            <text:p>0.09705191</text:p>
          </table:table-cell>
          <table:table-cell office:value-type="float" office:value="33.37095" calcext:value-type="float">
            <text:p>33.37095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8757" calcext:value-type="float">
            <text:p>0.007198757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7945" calcext:value-type="float">
            <text:p>4.137945</text:p>
          </table:table-cell>
          <table:table-cell office:value-type="float" office:value="-0.7986669" calcext:value-type="float">
            <text:p>-0.7986669</text:p>
          </table:table-cell>
          <table:table-cell office:value-type="float" office:value="-0.06787141" calcext:value-type="float">
            <text:p>-0.06787141</text:p>
          </table:table-cell>
          <table:table-cell office:value-type="float" office:value="0.000002465926" calcext:value-type="float">
            <text:p>2.465926E-06</text:p>
          </table:table-cell>
          <table:table-cell office:value-type="float" office:value="10.79258" calcext:value-type="float">
            <text:p>10.79258</text:p>
          </table:table-cell>
          <table:table-cell office:value-type="float" office:value="1.974612" calcext:value-type="float">
            <text:p>1.974612</text:p>
          </table:table-cell>
          <table:table-cell office:value-type="float" office:value="0.06916134" calcext:value-type="float">
            <text:p>0.06916134</text:p>
          </table:table-cell>
          <table:table-cell office:value-type="float" office:value="0.07221135" calcext:value-type="float">
            <text:p>0.07221135</text:p>
          </table:table-cell>
          <table:table-cell office:value-type="float" office:value="0.03187157" calcext:value-type="float">
            <text:p>0.03187157</text:p>
          </table:table-cell>
          <table:table-cell office:value-type="float" office:value="0.03121986" calcext:value-type="float">
            <text:p>0.03121986</text:p>
          </table:table-cell>
          <table:table-cell office:value-type="float" office:value="0.01540504" calcext:value-type="float">
            <text:p>0.01540504</text:p>
          </table:table-cell>
          <table:table-cell office:value-type="float" office:value="0.01158449" calcext:value-type="float">
            <text:p>0.01158449</text:p>
          </table:table-cell>
          <table:table-cell office:value-type="float" office:value="0.02586244" calcext:value-type="float">
            <text:p>0.02586244</text:p>
          </table:table-cell>
          <table:table-cell office:value-type="float" office:value="0.02279551" calcext:value-type="float">
            <text:p>0.02279551</text:p>
          </table:table-cell>
          <table:table-cell office:value-type="float" office:value="0.02035197" calcext:value-type="float">
            <text:p>0.02035197</text:p>
          </table:table-cell>
          <table:table-cell office:value-type="float" office:value="0.01943756" calcext:value-type="float">
            <text:p>0.01943756</text:p>
          </table:table-cell>
          <table:table-cell office:value-type="float" office:value="0.02060208" calcext:value-type="float">
            <text:p>0.02060208</text:p>
          </table:table-cell>
          <table:table-cell office:value-type="float" office:value="0.005187178" calcext:value-type="float">
            <text:p>0.005187178</text:p>
          </table:table-cell>
          <table:table-cell office:value-type="float" office:value="0.004269433" calcext:value-type="float">
            <text:p>0.004269433</text:p>
          </table:table-cell>
          <table:table-cell office:value-type="float" office:value="0" calcext:value-type="float">
            <text:p>0</text:p>
          </table:table-cell>
          <table:table-cell office:value-type="float" office:value="15.67134" calcext:value-type="float">
            <text:p>15.67134</text:p>
          </table:table-cell>
          <table:table-cell office:value-type="float" office:value="46.48056" calcext:value-type="float">
            <text:p>46.48056</text:p>
          </table:table-cell>
          <table:table-cell office:value-type="float" office:value="49.20938" calcext:value-type="float">
            <text:p>49.20938</text:p>
          </table:table-cell>
          <table:table-cell office:value-type="float" office:value="46.94772" calcext:value-type="float">
            <text:p>46.94772</text:p>
          </table:table-cell>
          <table:table-cell office:value-type="float" office:value="49.20319" calcext:value-type="float">
            <text:p>49.20319</text:p>
          </table:table-cell>
          <table:table-cell office:value-type="float" office:value="32.30947" calcext:value-type="float">
            <text:p>32.30947</text:p>
          </table:table-cell>
          <table:table-cell office:value-type="float" office:value="26.80098" calcext:value-type="float">
            <text:p>26.80098</text:p>
          </table:table-cell>
          <table:table-cell office:value-type="float" office:value="24.4408" calcext:value-type="float">
            <text:p>24.4408</text:p>
          </table:table-cell>
          <table:table-cell office:value-type="float" office:value="11.20108" calcext:value-type="float">
            <text:p>11.20108</text:p>
          </table:table-cell>
          <table:table-cell office:value-type="float" office:value="3.931463" calcext:value-type="float">
            <text:p>3.931463</text:p>
          </table:table-cell>
          <table:table-cell office:value-type="float" office:value="1.336686" calcext:value-type="float">
            <text:p>1.336686</text:p>
          </table:table-cell>
          <table:table-cell office:value-type="float" office:value="0.6162483" calcext:value-type="float">
            <text:p>0.6162483</text:p>
          </table:table-cell>
          <table:table-cell office:value-type="float" office:value="0.3457936" calcext:value-type="float">
            <text:p>0.3457936</text:p>
          </table:table-cell>
          <table:table-cell office:value-type="float" office:value="0.3478837" calcext:value-type="float">
            <text:p>0.3478837</text:p>
          </table:table-cell>
          <table:table-cell office:value-type="float" office:value="0" calcext:value-type="float">
            <text:p>0</text:p>
          </table:table-cell>
          <table:table-cell office:value-type="float" office:value="14571.81" calcext:value-type="float">
            <text:p>1457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9.561567" calcext:value-type="float">
            <text:p>9.561567</text:p>
          </table:table-cell>
          <table:table-cell office:value-type="float" office:value="1085.14" calcext:value-type="float">
            <text:p>1085.1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678684" calcext:value-type="float">
            <text:p>0.09678684</text:p>
          </table:table-cell>
          <table:table-cell office:value-type="float" office:value="33.46967" calcext:value-type="float">
            <text:p>33.46967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9025" calcext:value-type="float">
            <text:p>0.007199025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8037" calcext:value-type="float">
            <text:p>4.138037</text:p>
          </table:table-cell>
          <table:table-cell office:value-type="float" office:value="-0.7987106" calcext:value-type="float">
            <text:p>-0.7987106</text:p>
          </table:table-cell>
          <table:table-cell office:value-type="float" office:value="-0.06785744" calcext:value-type="float">
            <text:p>-0.06785744</text:p>
          </table:table-cell>
          <table:table-cell office:value-type="float" office:value="0.000002467099" calcext:value-type="float">
            <text:p>2.467099E-06</text:p>
          </table:table-cell>
          <table:table-cell office:value-type="float" office:value="10.78346" calcext:value-type="float">
            <text:p>10.78346</text:p>
          </table:table-cell>
          <table:table-cell office:value-type="float" office:value="1.964495" calcext:value-type="float">
            <text:p>1.964495</text:p>
          </table:table-cell>
          <table:table-cell office:value-type="float" office:value="0.06788897" calcext:value-type="float">
            <text:p>0.06788897</text:p>
          </table:table-cell>
          <table:table-cell office:value-type="float" office:value="0.07084015" calcext:value-type="float">
            <text:p>0.07084015</text:p>
          </table:table-cell>
          <table:table-cell office:value-type="float" office:value="0.03144289" calcext:value-type="float">
            <text:p>0.03144289</text:p>
          </table:table-cell>
          <table:table-cell office:value-type="float" office:value="0.03078255" calcext:value-type="float">
            <text:p>0.03078255</text:p>
          </table:table-cell>
          <table:table-cell office:value-type="float" office:value="0.01530334" calcext:value-type="float">
            <text:p>0.01530334</text:p>
          </table:table-cell>
          <table:table-cell office:value-type="float" office:value="0.01153011" calcext:value-type="float">
            <text:p>0.01153011</text:p>
          </table:table-cell>
          <table:table-cell office:value-type="float" office:value="0.02579839" calcext:value-type="float">
            <text:p>0.02579839</text:p>
          </table:table-cell>
          <table:table-cell office:value-type="float" office:value="0.02276641" calcext:value-type="float">
            <text:p>0.02276641</text:p>
          </table:table-cell>
          <table:table-cell office:value-type="float" office:value="0.02034126" calcext:value-type="float">
            <text:p>0.02034126</text:p>
          </table:table-cell>
          <table:table-cell office:value-type="float" office:value="0.01943154" calcext:value-type="float">
            <text:p>0.01943154</text:p>
          </table:table-cell>
          <table:table-cell office:value-type="float" office:value="0.02057484" calcext:value-type="float">
            <text:p>0.02057484</text:p>
          </table:table-cell>
          <table:table-cell office:value-type="float" office:value="0.005183073" calcext:value-type="float">
            <text:p>0.005183073</text:p>
          </table:table-cell>
          <table:table-cell office:value-type="float" office:value="0.004267044" calcext:value-type="float">
            <text:p>0.004267044</text:p>
          </table:table-cell>
          <table:table-cell office:value-type="float" office:value="0" calcext:value-type="float">
            <text:p>0</text:p>
          </table:table-cell>
          <table:table-cell office:value-type="float" office:value="15.71189" calcext:value-type="float">
            <text:p>15.71189</text:p>
          </table:table-cell>
          <table:table-cell office:value-type="float" office:value="47.02242" calcext:value-type="float">
            <text:p>47.02242</text:p>
          </table:table-cell>
          <table:table-cell office:value-type="float" office:value="49.61047" calcext:value-type="float">
            <text:p>49.61047</text:p>
          </table:table-cell>
          <table:table-cell office:value-type="float" office:value="47.18089" calcext:value-type="float">
            <text:p>47.18089</text:p>
          </table:table-cell>
          <table:table-cell office:value-type="float" office:value="49.33432" calcext:value-type="float">
            <text:p>49.33432</text:p>
          </table:table-cell>
          <table:table-cell office:value-type="float" office:value="32.31497" calcext:value-type="float">
            <text:p>32.31497</text:p>
          </table:table-cell>
          <table:table-cell office:value-type="float" office:value="26.80564" calcext:value-type="float">
            <text:p>26.80564</text:p>
          </table:table-cell>
          <table:table-cell office:value-type="float" office:value="24.47406" calcext:value-type="float">
            <text:p>24.47406</text:p>
          </table:table-cell>
          <table:table-cell office:value-type="float" office:value="11.22688" calcext:value-type="float">
            <text:p>11.22688</text:p>
          </table:table-cell>
          <table:table-cell office:value-type="float" office:value="3.947505" calcext:value-type="float">
            <text:p>3.947505</text:p>
          </table:table-cell>
          <table:table-cell office:value-type="float" office:value="1.344325" calcext:value-type="float">
            <text:p>1.344325</text:p>
          </table:table-cell>
          <table:table-cell office:value-type="float" office:value="0.6197277" calcext:value-type="float">
            <text:p>0.6197277</text:p>
          </table:table-cell>
          <table:table-cell office:value-type="float" office:value="0.3461392" calcext:value-type="float">
            <text:p>0.3461392</text:p>
          </table:table-cell>
          <table:table-cell office:value-type="float" office:value="0.3478934" calcext:value-type="float">
            <text:p>0.3478934</text:p>
          </table:table-cell>
          <table:table-cell office:value-type="float" office:value="0" calcext:value-type="float">
            <text:p>0</text:p>
          </table:table-cell>
          <table:table-cell office:value-type="float" office:value="14947.39" calcext:value-type="float">
            <text:p>1494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9.52031" calcext:value-type="float">
            <text:p>9.52031</text:p>
          </table:table-cell>
          <table:table-cell office:value-type="float" office:value="1085.083" calcext:value-type="float">
            <text:p>1085.08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9591894" calcext:value-type="float">
            <text:p>0.09591894</text:p>
          </table:table-cell>
          <table:table-cell office:value-type="float" office:value="33.5619" calcext:value-type="float">
            <text:p>33.5619</text:p>
          </table:table-cell>
          <table:table-cell office:value-type="float" office:value="0.6792016" calcext:value-type="float">
            <text:p>0.6792016</text:p>
          </table:table-cell>
          <table:table-cell office:value-type="float" office:value="0.007199293" calcext:value-type="float">
            <text:p>0.007199293</text:p>
          </table:table-cell>
          <table:table-cell office:value-type="float" office:value="0.2180422" calcext:value-type="float">
            <text:p>0.2180422</text:p>
          </table:table-cell>
          <table:table-cell office:value-type="float" office:value="4.138128" calcext:value-type="float">
            <text:p>4.138128</text:p>
          </table:table-cell>
          <table:table-cell office:value-type="float" office:value="-0.7987524" calcext:value-type="float">
            <text:p>-0.7987524</text:p>
          </table:table-cell>
          <table:table-cell office:value-type="float" office:value="-0.06784281" calcext:value-type="float">
            <text:p>-0.06784281</text:p>
          </table:table-cell>
          <table:table-cell office:value-type="float" office:value="0.000002468098" calcext:value-type="float">
            <text:p>2.468098E-06</text:p>
          </table:table-cell>
          <table:table-cell office:value-type="float" office:value="10.77837" calcext:value-type="float">
            <text:p>10.77837</text:p>
          </table:table-cell>
          <table:table-cell office:value-type="float" office:value="1.933569" calcext:value-type="float">
            <text:p>1.933569</text:p>
          </table:table-cell>
          <table:table-cell office:value-type="float" office:value="0.0632121" calcext:value-type="float">
            <text:p>0.0632121</text:p>
          </table:table-cell>
          <table:table-cell office:value-type="float" office:value="0.06503711" calcext:value-type="float">
            <text:p>0.06503711</text:p>
          </table:table-cell>
          <table:table-cell office:value-type="float" office:value="0.03093846" calcext:value-type="float">
            <text:p>0.03093846</text:p>
          </table:table-cell>
          <table:table-cell office:value-type="float" office:value="0.0303502" calcext:value-type="float">
            <text:p>0.0303502</text:p>
          </table:table-cell>
          <table:table-cell office:value-type="float" office:value="0.01521062" calcext:value-type="float">
            <text:p>0.01521062</text:p>
          </table:table-cell>
          <table:table-cell office:value-type="float" office:value="0.01149429" calcext:value-type="float">
            <text:p>0.01149429</text:p>
          </table:table-cell>
          <table:table-cell office:value-type="float" office:value="0.02574285" calcext:value-type="float">
            <text:p>0.02574285</text:p>
          </table:table-cell>
          <table:table-cell office:value-type="float" office:value="0.02273516" calcext:value-type="float">
            <text:p>0.02273516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1942513" calcext:value-type="float">
            <text:p>0.01942513</text:p>
          </table:table-cell>
          <table:table-cell office:value-type="float" office:value="0.02054722" calcext:value-type="float">
            <text:p>0.02054722</text:p>
          </table:table-cell>
          <table:table-cell office:value-type="float" office:value="0.005179006" calcext:value-type="float">
            <text:p>0.005179006</text:p>
          </table:table-cell>
          <table:table-cell office:value-type="float" office:value="0.004264648" calcext:value-type="float">
            <text:p>0.004264648</text:p>
          </table:table-cell>
          <table:table-cell office:value-type="float" office:value="0" calcext:value-type="float">
            <text:p>0</text:p>
          </table:table-cell>
          <table:table-cell office:value-type="float" office:value="15.91545" calcext:value-type="float">
            <text:p>15.91545</text:p>
          </table:table-cell>
          <table:table-cell office:value-type="float" office:value="47.45424" calcext:value-type="float">
            <text:p>47.45424</text:p>
          </table:table-cell>
          <table:table-cell office:value-type="float" office:value="49.96561" calcext:value-type="float">
            <text:p>49.96561</text:p>
          </table:table-cell>
          <table:table-cell office:value-type="float" office:value="47.40245" calcext:value-type="float">
            <text:p>47.40245</text:p>
          </table:table-cell>
          <table:table-cell office:value-type="float" office:value="49.45913" calcext:value-type="float">
            <text:p>49.45913</text:p>
          </table:table-cell>
          <table:table-cell office:value-type="float" office:value="32.32032" calcext:value-type="float">
            <text:p>32.32032</text:p>
          </table:table-cell>
          <table:table-cell office:value-type="float" office:value="26.8111" calcext:value-type="float">
            <text:p>26.8111</text:p>
          </table:table-cell>
          <table:table-cell office:value-type="float" office:value="24.50671" calcext:value-type="float">
            <text:p>24.50671</text:p>
          </table:table-cell>
          <table:table-cell office:value-type="float" office:value="11.25204" calcext:value-type="float">
            <text:p>11.25204</text:p>
          </table:table-cell>
          <table:table-cell office:value-type="float" office:value="3.963339" calcext:value-type="float">
            <text:p>3.963339</text:p>
          </table:table-cell>
          <table:table-cell office:value-type="float" office:value="1.351962" calcext:value-type="float">
            <text:p>1.351962</text:p>
          </table:table-cell>
          <table:table-cell office:value-type="float" office:value="0.6232107" calcext:value-type="float">
            <text:p>0.6232107</text:p>
          </table:table-cell>
          <table:table-cell office:value-type="float" office:value="0.3464886" calcext:value-type="float">
            <text:p>0.3464886</text:p>
          </table:table-cell>
          <table:table-cell office:value-type="float" office:value="0.3479032" calcext:value-type="float">
            <text:p>0.3479032</text:p>
          </table:table-cell>
          <table:table-cell office:value-type="float" office:value="0" calcext:value-type="float">
            <text:p>0</text:p>
          </table:table-cell>
          <table:table-cell office:value-type="float" office:value="15288.85" calcext:value-type="float">
            <text:p>1528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9.458671" calcext:value-type="float">
            <text:p>9.458671</text:p>
          </table:table-cell>
          <table:table-cell office:value-type="float" office:value="1084.844" calcext:value-type="float">
            <text:p>1084.84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313552" calcext:value-type="float">
            <text:p>0.07313552</text:p>
          </table:table-cell>
          <table:table-cell office:value-type="float" office:value="33.67711" calcext:value-type="float">
            <text:p>33.6771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04437" calcext:value-type="float">
            <text:p>0.00720443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39909" calcext:value-type="float">
            <text:p>4.139909</text:p>
          </table:table-cell>
          <table:table-cell office:value-type="float" office:value="-0.7988089" calcext:value-type="float">
            <text:p>-0.7988089</text:p>
          </table:table-cell>
          <table:table-cell office:value-type="float" office:value="-0.06799581" calcext:value-type="float">
            <text:p>-0.06799581</text:p>
          </table:table-cell>
          <table:table-cell office:value-type="float" office:value="0.000002469728" calcext:value-type="float">
            <text:p>2.469728E-06</text:p>
          </table:table-cell>
          <table:table-cell office:value-type="float" office:value="10.76302" calcext:value-type="float">
            <text:p>10.76302</text:p>
          </table:table-cell>
          <table:table-cell office:value-type="float" office:value="1.963411" calcext:value-type="float">
            <text:p>1.963411</text:p>
          </table:table-cell>
          <table:table-cell office:value-type="float" office:value="0.1931593" calcext:value-type="float">
            <text:p>0.1931593</text:p>
          </table:table-cell>
          <table:table-cell office:value-type="float" office:value="0.09147" calcext:value-type="float">
            <text:p>0.09147</text:p>
          </table:table-cell>
          <table:table-cell office:value-type="float" office:value="0.03254142" calcext:value-type="float">
            <text:p>0.03254142</text:p>
          </table:table-cell>
          <table:table-cell office:value-type="float" office:value="0.03044933" calcext:value-type="float">
            <text:p>0.03044933</text:p>
          </table:table-cell>
          <table:table-cell office:value-type="float" office:value="0.01521863" calcext:value-type="float">
            <text:p>0.01521863</text:p>
          </table:table-cell>
          <table:table-cell office:value-type="float" office:value="0.01179671" calcext:value-type="float">
            <text:p>0.01179671</text:p>
          </table:table-cell>
          <table:table-cell office:value-type="float" office:value="0.02569701" calcext:value-type="float">
            <text:p>0.02569701</text:p>
          </table:table-cell>
          <table:table-cell office:value-type="float" office:value="0.02270174" calcext:value-type="float">
            <text:p>0.02270174</text:p>
          </table:table-cell>
          <table:table-cell office:value-type="float" office:value="0.0203178" calcext:value-type="float">
            <text:p>0.0203178</text:p>
          </table:table-cell>
          <table:table-cell office:value-type="float" office:value="0.01941912" calcext:value-type="float">
            <text:p>0.01941912</text:p>
          </table:table-cell>
          <table:table-cell office:value-type="float" office:value="0.02051461" calcext:value-type="float">
            <text:p>0.02051461</text:p>
          </table:table-cell>
          <table:table-cell office:value-type="float" office:value="0.005170841" calcext:value-type="float">
            <text:p>0.005170841</text:p>
          </table:table-cell>
          <table:table-cell office:value-type="float" office:value="0.004260335" calcext:value-type="float">
            <text:p>0.004260335</text:p>
          </table:table-cell>
          <table:table-cell office:value-type="float" office:value="0" calcext:value-type="float">
            <text:p>0</text:p>
          </table:table-cell>
          <table:table-cell office:value-type="float" office:value="7.640128" calcext:value-type="float">
            <text:p>7.640128</text:p>
          </table:table-cell>
          <table:table-cell office:value-type="float" office:value="39.16905" calcext:value-type="float">
            <text:p>39.16905</text:p>
          </table:table-cell>
          <table:table-cell office:value-type="float" office:value="57.82483" calcext:value-type="float">
            <text:p>57.82483</text:p>
          </table:table-cell>
          <table:table-cell office:value-type="float" office:value="49.06956" calcext:value-type="float">
            <text:p>49.06956</text:p>
          </table:table-cell>
          <table:table-cell office:value-type="float" office:value="50.46188" calcext:value-type="float">
            <text:p>50.46188</text:p>
          </table:table-cell>
          <table:table-cell office:value-type="float" office:value="32.48592" calcext:value-type="float">
            <text:p>32.48592</text:p>
          </table:table-cell>
          <table:table-cell office:value-type="float" office:value="26.4509" calcext:value-type="float">
            <text:p>26.4509</text:p>
          </table:table-cell>
          <table:table-cell office:value-type="float" office:value="24.57797" calcext:value-type="float">
            <text:p>24.57797</text:p>
          </table:table-cell>
          <table:table-cell office:value-type="float" office:value="11.27236" calcext:value-type="float">
            <text:p>11.27236</text:p>
          </table:table-cell>
          <table:table-cell office:value-type="float" office:value="3.978112" calcext:value-type="float">
            <text:p>3.978112</text:p>
          </table:table-cell>
          <table:table-cell office:value-type="float" office:value="1.359271" calcext:value-type="float">
            <text:p>1.359271</text:p>
          </table:table-cell>
          <table:table-cell office:value-type="float" office:value="0.6265872" calcext:value-type="float">
            <text:p>0.6265872</text:p>
          </table:table-cell>
          <table:table-cell office:value-type="float" office:value="0.3455157" calcext:value-type="float">
            <text:p>0.3455157</text:p>
          </table:table-cell>
          <table:table-cell office:value-type="float" office:value="0.3479283" calcext:value-type="float">
            <text:p>0.3479283</text:p>
          </table:table-cell>
          <table:table-cell office:value-type="float" office:value="0" calcext:value-type="float">
            <text:p>0</text:p>
          </table:table-cell>
          <table:table-cell office:value-type="float" office:value="-44551.25" calcext:value-type="float">
            <text:p>-4455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" calcext:value-type="float">
            <text:p>-2.949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9.416616" calcext:value-type="float">
            <text:p>9.416616</text:p>
          </table:table-cell>
          <table:table-cell office:value-type="float" office:value="1084.791" calcext:value-type="float">
            <text:p>1084.79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155105" calcext:value-type="float">
            <text:p>0.06155105</text:p>
          </table:table-cell>
          <table:table-cell office:value-type="float" office:value="33.78154" calcext:value-type="float">
            <text:p>33.7815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17624" calcext:value-type="float">
            <text:p>0.00721762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39956" calcext:value-type="float">
            <text:p>4.139956</text:p>
          </table:table-cell>
          <table:table-cell office:value-type="float" office:value="-0.7989088" calcext:value-type="float">
            <text:p>-0.7989088</text:p>
          </table:table-cell>
          <table:table-cell office:value-type="float" office:value="-0.06938243" calcext:value-type="float">
            <text:p>-0.06938243</text:p>
          </table:table-cell>
          <table:table-cell office:value-type="float" office:value="0.000002476224" calcext:value-type="float">
            <text:p>2.476224E-06</text:p>
          </table:table-cell>
          <table:table-cell office:value-type="float" office:value="10.77135" calcext:value-type="float">
            <text:p>10.77135</text:p>
          </table:table-cell>
          <table:table-cell office:value-type="float" office:value="1.437508" calcext:value-type="float">
            <text:p>1.437508</text:p>
          </table:table-cell>
          <table:table-cell office:value-type="float" office:value="0.07600997" calcext:value-type="float">
            <text:p>0.07600997</text:p>
          </table:table-cell>
          <table:table-cell office:value-type="float" office:value="0.06345697" calcext:value-type="float">
            <text:p>0.06345697</text:p>
          </table:table-cell>
          <table:table-cell office:value-type="float" office:value="0.03260553" calcext:value-type="float">
            <text:p>0.03260553</text:p>
          </table:table-cell>
          <table:table-cell office:value-type="float" office:value="0.03172106" calcext:value-type="float">
            <text:p>0.03172106</text:p>
          </table:table-cell>
          <table:table-cell office:value-type="float" office:value="0.01553981" calcext:value-type="float">
            <text:p>0.01553981</text:p>
          </table:table-cell>
          <table:table-cell office:value-type="float" office:value="0.01174379" calcext:value-type="float">
            <text:p>0.01174379</text:p>
          </table:table-cell>
          <table:table-cell office:value-type="float" office:value="0.02569498" calcext:value-type="float">
            <text:p>0.02569498</text:p>
          </table:table-cell>
          <table:table-cell office:value-type="float" office:value="0.02267515" calcext:value-type="float">
            <text:p>0.02267515</text:p>
          </table:table-cell>
          <table:table-cell office:value-type="float" office:value="0.02030596" calcext:value-type="float">
            <text:p>0.02030596</text:p>
          </table:table-cell>
          <table:table-cell office:value-type="float" office:value="0.01941228" calcext:value-type="float">
            <text:p>0.01941228</text:p>
          </table:table-cell>
          <table:table-cell office:value-type="float" office:value="0.02048606" calcext:value-type="float">
            <text:p>0.02048606</text:p>
          </table:table-cell>
          <table:table-cell office:value-type="float" office:value="0.005168214" calcext:value-type="float">
            <text:p>0.005168214</text:p>
          </table:table-cell>
          <table:table-cell office:value-type="float" office:value="0.004257949" calcext:value-type="float">
            <text:p>0.004257949</text:p>
          </table:table-cell>
          <table:table-cell office:value-type="float" office:value="0" calcext:value-type="float">
            <text:p>0</text:p>
          </table:table-cell>
          <table:table-cell office:value-type="float" office:value="16.51463" calcext:value-type="float">
            <text:p>16.51463</text:p>
          </table:table-cell>
          <table:table-cell office:value-type="float" office:value="32.70918" calcext:value-type="float">
            <text:p>32.70918</text:p>
          </table:table-cell>
          <table:table-cell office:value-type="float" office:value="48.10735" calcext:value-type="float">
            <text:p>48.10735</text:p>
          </table:table-cell>
          <table:table-cell office:value-type="float" office:value="52.15773" calcext:value-type="float">
            <text:p>52.15773</text:p>
          </table:table-cell>
          <table:table-cell office:value-type="float" office:value="55.51907" calcext:value-type="float">
            <text:p>55.51907</text:p>
          </table:table-cell>
          <table:table-cell office:value-type="float" office:value="35.14307" calcext:value-type="float">
            <text:p>35.14307</text:p>
          </table:table-cell>
          <table:table-cell office:value-type="float" office:value="25.98267" calcext:value-type="float">
            <text:p>25.98267</text:p>
          </table:table-cell>
          <table:table-cell office:value-type="float" office:value="24.85689" calcext:value-type="float">
            <text:p>24.85689</text:p>
          </table:table-cell>
          <table:table-cell office:value-type="float" office:value="11.32173" calcext:value-type="float">
            <text:p>11.32173</text:p>
          </table:table-cell>
          <table:table-cell office:value-type="float" office:value="3.993973" calcext:value-type="float">
            <text:p>3.993973</text:p>
          </table:table-cell>
          <table:table-cell office:value-type="float" office:value="1.367092" calcext:value-type="float">
            <text:p>1.367092</text:p>
          </table:table-cell>
          <table:table-cell office:value-type="float" office:value="0.6299241" calcext:value-type="float">
            <text:p>0.6299241</text:p>
          </table:table-cell>
          <table:table-cell office:value-type="float" office:value="0.346174" calcext:value-type="float">
            <text:p>0.346174</text:p>
          </table:table-cell>
          <table:table-cell office:value-type="float" office:value="0.3479382" calcext:value-type="float">
            <text:p>0.3479382</text:p>
          </table:table-cell>
          <table:table-cell office:value-type="float" office:value="0" calcext:value-type="float">
            <text:p>0</text:p>
          </table:table-cell>
          <table:table-cell office:value-type="float" office:value="-45135.84" calcext:value-type="float">
            <text:p>-4513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3" calcext:value-type="float">
            <text:p>-2.9494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9.367477" calcext:value-type="float">
            <text:p>9.367477</text:p>
          </table:table-cell>
          <table:table-cell office:value-type="float" office:value="1084.732" calcext:value-type="float">
            <text:p>1084.73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07259" calcext:value-type="float">
            <text:p>0.06407259</text:p>
          </table:table-cell>
          <table:table-cell office:value-type="float" office:value="33.88083" calcext:value-type="float">
            <text:p>33.8808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4399" calcext:value-type="float">
            <text:p>0.00722439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001" calcext:value-type="float">
            <text:p>4.140001</text:p>
          </table:table-cell>
          <table:table-cell office:value-type="float" office:value="-0.7989593" calcext:value-type="float">
            <text:p>-0.7989593</text:p>
          </table:table-cell>
          <table:table-cell office:value-type="float" office:value="-0.06937944" calcext:value-type="float">
            <text:p>-0.06937944</text:p>
          </table:table-cell>
          <table:table-cell office:value-type="float" office:value="0.000002477167" calcext:value-type="float">
            <text:p>2.477167E-06</text:p>
          </table:table-cell>
          <table:table-cell office:value-type="float" office:value="10.75178" calcext:value-type="float">
            <text:p>10.75178</text:p>
          </table:table-cell>
          <table:table-cell office:value-type="float" office:value="1.627891" calcext:value-type="float">
            <text:p>1.627891</text:p>
          </table:table-cell>
          <table:table-cell office:value-type="float" office:value="0.07687896" calcext:value-type="float">
            <text:p>0.07687896</text:p>
          </table:table-cell>
          <table:table-cell office:value-type="float" office:value="0.07003281" calcext:value-type="float">
            <text:p>0.07003281</text:p>
          </table:table-cell>
          <table:table-cell office:value-type="float" office:value="0.03283704" calcext:value-type="float">
            <text:p>0.03283704</text:p>
          </table:table-cell>
          <table:table-cell office:value-type="float" office:value="0.03200363" calcext:value-type="float">
            <text:p>0.03200363</text:p>
          </table:table-cell>
          <table:table-cell office:value-type="float" office:value="0.0156855" calcext:value-type="float">
            <text:p>0.0156855</text:p>
          </table:table-cell>
          <table:table-cell office:value-type="float" office:value="0.01185454" calcext:value-type="float">
            <text:p>0.01185454</text:p>
          </table:table-cell>
          <table:table-cell office:value-type="float" office:value="0.02570295" calcext:value-type="float">
            <text:p>0.02570295</text:p>
          </table:table-cell>
          <table:table-cell office:value-type="float" office:value="0.02265398" calcext:value-type="float">
            <text:p>0.02265398</text:p>
          </table:table-cell>
          <table:table-cell office:value-type="float" office:value="0.02029437" calcext:value-type="float">
            <text:p>0.02029437</text:p>
          </table:table-cell>
          <table:table-cell office:value-type="float" office:value="0.01940609" calcext:value-type="float">
            <text:p>0.01940609</text:p>
          </table:table-cell>
          <table:table-cell office:value-type="float" office:value="0.02045765" calcext:value-type="float">
            <text:p>0.02045765</text:p>
          </table:table-cell>
          <table:table-cell office:value-type="float" office:value="0.005165193" calcext:value-type="float">
            <text:p>0.005165193</text:p>
          </table:table-cell>
          <table:table-cell office:value-type="float" office:value="0.004255554" calcext:value-type="float">
            <text:p>0.004255554</text:p>
          </table:table-cell>
          <table:table-cell office:value-type="float" office:value="0" calcext:value-type="float">
            <text:p>0</text:p>
          </table:table-cell>
          <table:table-cell office:value-type="float" office:value="14.41729" calcext:value-type="float">
            <text:p>14.41729</text:p>
          </table:table-cell>
          <table:table-cell office:value-type="float" office:value="33.48614" calcext:value-type="float">
            <text:p>33.48614</text:p>
          </table:table-cell>
          <table:table-cell office:value-type="float" office:value="47.15272" calcext:value-type="float">
            <text:p>47.15272</text:p>
          </table:table-cell>
          <table:table-cell office:value-type="float" office:value="51.15691" calcext:value-type="float">
            <text:p>51.15691</text:p>
          </table:table-cell>
          <table:table-cell office:value-type="float" office:value="54.38298" calcext:value-type="float">
            <text:p>54.38298</text:p>
          </table:table-cell>
          <table:table-cell office:value-type="float" office:value="35.11576" calcext:value-type="float">
            <text:p>35.11576</text:p>
          </table:table-cell>
          <table:table-cell office:value-type="float" office:value="26.71856" calcext:value-type="float">
            <text:p>26.71856</text:p>
          </table:table-cell>
          <table:table-cell office:value-type="float" office:value="25.12867" calcext:value-type="float">
            <text:p>25.12867</text:p>
          </table:table-cell>
          <table:table-cell office:value-type="float" office:value="11.39713" calcext:value-type="float">
            <text:p>11.39713</text:p>
          </table:table-cell>
          <table:table-cell office:value-type="float" office:value="4.012075" calcext:value-type="float">
            <text:p>4.012075</text:p>
          </table:table-cell>
          <table:table-cell office:value-type="float" office:value="1.375918" calcext:value-type="float">
            <text:p>1.375918</text:p>
          </table:table-cell>
          <table:table-cell office:value-type="float" office:value="0.6333679" calcext:value-type="float">
            <text:p>0.6333679</text:p>
          </table:table-cell>
          <table:table-cell office:value-type="float" office:value="0.3467654" calcext:value-type="float">
            <text:p>0.3467654</text:p>
          </table:table-cell>
          <table:table-cell office:value-type="float" office:value="0.3479479" calcext:value-type="float">
            <text:p>0.3479479</text:p>
          </table:table-cell>
          <table:table-cell office:value-type="float" office:value="0" calcext:value-type="float">
            <text:p>0</text:p>
          </table:table-cell>
          <table:table-cell office:value-type="float" office:value="-45489.27" calcext:value-type="float">
            <text:p>-45489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9.310616" calcext:value-type="float">
            <text:p>9.310616</text:p>
          </table:table-cell>
          <table:table-cell office:value-type="float" office:value="1084.666" calcext:value-type="float">
            <text:p>1084.66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630392" calcext:value-type="float">
            <text:p>0.06630392</text:p>
          </table:table-cell>
          <table:table-cell office:value-type="float" office:value="33.99482" calcext:value-type="float">
            <text:p>33.9948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4533" calcext:value-type="float">
            <text:p>0.007224533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047" calcext:value-type="float">
            <text:p>4.140047</text:p>
          </table:table-cell>
          <table:table-cell office:value-type="float" office:value="-0.7990207" calcext:value-type="float">
            <text:p>-0.7990207</text:p>
          </table:table-cell>
          <table:table-cell office:value-type="float" office:value="-0.06937015" calcext:value-type="float">
            <text:p>-0.06937015</text:p>
          </table:table-cell>
          <table:table-cell office:value-type="float" office:value="0.000002477935" calcext:value-type="float">
            <text:p>2.477935E-06</text:p>
          </table:table-cell>
          <table:table-cell office:value-type="float" office:value="10.72353" calcext:value-type="float">
            <text:p>10.72353</text:p>
          </table:table-cell>
          <table:table-cell office:value-type="float" office:value="1.762694" calcext:value-type="float">
            <text:p>1.762694</text:p>
          </table:table-cell>
          <table:table-cell office:value-type="float" office:value="0.0826299" calcext:value-type="float">
            <text:p>0.0826299</text:p>
          </table:table-cell>
          <table:table-cell office:value-type="float" office:value="0.07716862" calcext:value-type="float">
            <text:p>0.07716862</text:p>
          </table:table-cell>
          <table:table-cell office:value-type="float" office:value="0.03359952" calcext:value-type="float">
            <text:p>0.03359952</text:p>
          </table:table-cell>
          <table:table-cell office:value-type="float" office:value="0.03265835" calcext:value-type="float">
            <text:p>0.03265835</text:p>
          </table:table-cell>
          <table:table-cell office:value-type="float" office:value="0.01587927" calcext:value-type="float">
            <text:p>0.01587927</text:p>
          </table:table-cell>
          <table:table-cell office:value-type="float" office:value="0.01190373" calcext:value-type="float">
            <text:p>0.01190373</text:p>
          </table:table-cell>
          <table:table-cell office:value-type="float" office:value="0.02570664" calcext:value-type="float">
            <text:p>0.02570664</text:p>
          </table:table-cell>
          <table:table-cell office:value-type="float" office:value="0.0226413" calcext:value-type="float">
            <text:p>0.0226413</text:p>
          </table:table-cell>
          <table:table-cell office:value-type="float" office:value="0.02028443" calcext:value-type="float">
            <text:p>0.02028443</text:p>
          </table:table-cell>
          <table:table-cell office:value-type="float" office:value="0.01939994" calcext:value-type="float">
            <text:p>0.01939994</text:p>
          </table:table-cell>
          <table:table-cell office:value-type="float" office:value="0.02042953" calcext:value-type="float">
            <text:p>0.02042953</text:p>
          </table:table-cell>
          <table:table-cell office:value-type="float" office:value="0.005161976" calcext:value-type="float">
            <text:p>0.005161976</text:p>
          </table:table-cell>
          <table:table-cell office:value-type="float" office:value="0.004253158" calcext:value-type="float">
            <text:p>0.004253158</text:p>
          </table:table-cell>
          <table:table-cell office:value-type="float" office:value="0" calcext:value-type="float">
            <text:p>0</text:p>
          </table:table-cell>
          <table:table-cell office:value-type="float" office:value="13.03621" calcext:value-type="float">
            <text:p>13.03621</text:p>
          </table:table-cell>
          <table:table-cell office:value-type="float" office:value="34.49242" calcext:value-type="float">
            <text:p>34.49242</text:p>
          </table:table-cell>
          <table:table-cell office:value-type="float" office:value="46.97548" calcext:value-type="float">
            <text:p>46.97548</text:p>
          </table:table-cell>
          <table:table-cell office:value-type="float" office:value="50.80297" calcext:value-type="float">
            <text:p>50.80297</text:p>
          </table:table-cell>
          <table:table-cell office:value-type="float" office:value="53.91492" calcext:value-type="float">
            <text:p>53.91492</text:p>
          </table:table-cell>
          <table:table-cell office:value-type="float" office:value="34.89287" calcext:value-type="float">
            <text:p>34.89287</text:p>
          </table:table-cell>
          <table:table-cell office:value-type="float" office:value="26.93439" calcext:value-type="float">
            <text:p>26.93439</text:p>
          </table:table-cell>
          <table:table-cell office:value-type="float" office:value="25.30755" calcext:value-type="float">
            <text:p>25.30755</text:p>
          </table:table-cell>
          <table:table-cell office:value-type="float" office:value="11.5062" calcext:value-type="float">
            <text:p>11.5062</text:p>
          </table:table-cell>
          <table:table-cell office:value-type="float" office:value="4.035284" calcext:value-type="float">
            <text:p>4.035284</text:p>
          </table:table-cell>
          <table:table-cell office:value-type="float" office:value="1.384839" calcext:value-type="float">
            <text:p>1.384839</text:p>
          </table:table-cell>
          <table:table-cell office:value-type="float" office:value="0.6368898" calcext:value-type="float">
            <text:p>0.6368898</text:p>
          </table:table-cell>
          <table:table-cell office:value-type="float" office:value="0.3473073" calcext:value-type="float">
            <text:p>0.3473073</text:p>
          </table:table-cell>
          <table:table-cell office:value-type="float" office:value="0.3479577" calcext:value-type="float">
            <text:p>0.3479577</text:p>
          </table:table-cell>
          <table:table-cell office:value-type="float" office:value="0" calcext:value-type="float">
            <text:p>0</text:p>
          </table:table-cell>
          <table:table-cell office:value-type="float" office:value="-45952.25" calcext:value-type="float">
            <text:p>-4595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9.264158" calcext:value-type="float">
            <text:p>9.264158</text:p>
          </table:table-cell>
          <table:table-cell office:value-type="float" office:value="1084.602" calcext:value-type="float">
            <text:p>1084.60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43297" calcext:value-type="float">
            <text:p>0.06543297</text:p>
          </table:table-cell>
          <table:table-cell office:value-type="float" office:value="34.09806" calcext:value-type="float">
            <text:p>34.0980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4712" calcext:value-type="float">
            <text:p>0.00722471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093" calcext:value-type="float">
            <text:p>4.140093</text:p>
          </table:table-cell>
          <table:table-cell office:value-type="float" office:value="-0.7990631" calcext:value-type="float">
            <text:p>-0.7990631</text:p>
          </table:table-cell>
          <table:table-cell office:value-type="float" office:value="-0.06935841" calcext:value-type="float">
            <text:p>-0.06935841</text:p>
          </table:table-cell>
          <table:table-cell office:value-type="float" office:value="0.000002478265" calcext:value-type="float">
            <text:p>2.478265E-06</text:p>
          </table:table-cell>
          <table:table-cell office:value-type="float" office:value="10.71702" calcext:value-type="float">
            <text:p>10.71702</text:p>
          </table:table-cell>
          <table:table-cell office:value-type="float" office:value="1.771304" calcext:value-type="float">
            <text:p>1.771304</text:p>
          </table:table-cell>
          <table:table-cell office:value-type="float" office:value="0.07009164" calcext:value-type="float">
            <text:p>0.07009164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3279744" calcext:value-type="float">
            <text:p>0.03279744</text:p>
          </table:table-cell>
          <table:table-cell office:value-type="float" office:value="0.03214252" calcext:value-type="float">
            <text:p>0.03214252</text:p>
          </table:table-cell>
          <table:table-cell office:value-type="float" office:value="0.01590104" calcext:value-type="float">
            <text:p>0.01590104</text:p>
          </table:table-cell>
          <table:table-cell office:value-type="float" office:value="0.01191857" calcext:value-type="float">
            <text:p>0.01191857</text:p>
          </table:table-cell>
          <table:table-cell office:value-type="float" office:value="0.02571125" calcext:value-type="float">
            <text:p>0.02571125</text:p>
          </table:table-cell>
          <table:table-cell office:value-type="float" office:value="0.02263392" calcext:value-type="float">
            <text:p>0.02263392</text:p>
          </table:table-cell>
          <table:table-cell office:value-type="float" office:value="0.02027553" calcext:value-type="float">
            <text:p>0.02027553</text:p>
          </table:table-cell>
          <table:table-cell office:value-type="float" office:value="0.01939396" calcext:value-type="float">
            <text:p>0.01939396</text:p>
          </table:table-cell>
          <table:table-cell office:value-type="float" office:value="0.02040173" calcext:value-type="float">
            <text:p>0.02040173</text:p>
          </table:table-cell>
          <table:table-cell office:value-type="float" office:value="0.005158637" calcext:value-type="float">
            <text:p>0.005158637</text:p>
          </table:table-cell>
          <table:table-cell office:value-type="float" office:value="0.004250766" calcext:value-type="float">
            <text:p>0.004250766</text:p>
          </table:table-cell>
          <table:table-cell office:value-type="float" office:value="0" calcext:value-type="float">
            <text:p>0</text:p>
          </table:table-cell>
          <table:table-cell office:value-type="float" office:value="12.38972" calcext:value-type="float">
            <text:p>12.38972</text:p>
          </table:table-cell>
          <table:table-cell office:value-type="float" office:value="35.21227" calcext:value-type="float">
            <text:p>35.21227</text:p>
          </table:table-cell>
          <table:table-cell office:value-type="float" office:value="46.94541" calcext:value-type="float">
            <text:p>46.94541</text:p>
          </table:table-cell>
          <table:table-cell office:value-type="float" office:value="50.58347" calcext:value-type="float">
            <text:p>50.58347</text:p>
          </table:table-cell>
          <table:table-cell office:value-type="float" office:value="53.59541" calcext:value-type="float">
            <text:p>53.59541</text:p>
          </table:table-cell>
          <table:table-cell office:value-type="float" office:value="34.70619" calcext:value-type="float">
            <text:p>34.70619</text:p>
          </table:table-cell>
          <table:table-cell office:value-type="float" office:value="27.06322" calcext:value-type="float">
            <text:p>27.06322</text:p>
          </table:table-cell>
          <table:table-cell office:value-type="float" office:value="25.42587" calcext:value-type="float">
            <text:p>25.42587</text:p>
          </table:table-cell>
          <table:table-cell office:value-type="float" office:value="11.61294" calcext:value-type="float">
            <text:p>11.61294</text:p>
          </table:table-cell>
          <table:table-cell office:value-type="float" office:value="4.060865" calcext:value-type="float">
            <text:p>4.060865</text:p>
          </table:table-cell>
          <table:table-cell office:value-type="float" office:value="1.394018" calcext:value-type="float">
            <text:p>1.394018</text:p>
          </table:table-cell>
          <table:table-cell office:value-type="float" office:value="0.6404636" calcext:value-type="float">
            <text:p>0.6404636</text:p>
          </table:table-cell>
          <table:table-cell office:value-type="float" office:value="0.3478178" calcext:value-type="float">
            <text:p>0.3478178</text:p>
          </table:table-cell>
          <table:table-cell office:value-type="float" office:value="0.3479674" calcext:value-type="float">
            <text:p>0.3479674</text:p>
          </table:table-cell>
          <table:table-cell office:value-type="float" office:value="0" calcext:value-type="float">
            <text:p>0</text:p>
          </table:table-cell>
          <table:table-cell office:value-type="float" office:value="-46563.12" calcext:value-type="float">
            <text:p>-4656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9.229878" calcext:value-type="float">
            <text:p>9.229878</text:p>
          </table:table-cell>
          <table:table-cell office:value-type="float" office:value="1084.549" calcext:value-type="float">
            <text:p>1084.54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60072" calcext:value-type="float">
            <text:p>0.06460072</text:p>
          </table:table-cell>
          <table:table-cell office:value-type="float" office:value="34.18008" calcext:value-type="float">
            <text:p>34.1800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4891" calcext:value-type="float">
            <text:p>0.00722489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139" calcext:value-type="float">
            <text:p>4.140139</text:p>
          </table:table-cell>
          <table:table-cell office:value-type="float" office:value="-0.7990883" calcext:value-type="float">
            <text:p>-0.7990883</text:p>
          </table:table-cell>
          <table:table-cell office:value-type="float" office:value="-0.069345" calcext:value-type="float">
            <text:p>-0.069345</text:p>
          </table:table-cell>
          <table:table-cell office:value-type="float" office:value="0.000002478567" calcext:value-type="float">
            <text:p>2.478567E-06</text:p>
          </table:table-cell>
          <table:table-cell office:value-type="float" office:value="10.71076" calcext:value-type="float">
            <text:p>10.71076</text:p>
          </table:table-cell>
          <table:table-cell office:value-type="float" office:value="1.75561" calcext:value-type="float">
            <text:p>1.75561</text:p>
          </table:table-cell>
          <table:table-cell office:value-type="float" office:value="0.06257403" calcext:value-type="float">
            <text:p>0.06257403</text:p>
          </table:table-cell>
          <table:table-cell office:value-type="float" office:value="0.06030242" calcext:value-type="float">
            <text:p>0.06030242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3175659" calcext:value-type="float">
            <text:p>0.03175659</text:p>
          </table:table-cell>
          <table:table-cell office:value-type="float" office:value="0.01573363" calcext:value-type="float">
            <text:p>0.01573363</text:p>
          </table:table-cell>
          <table:table-cell office:value-type="float" office:value="0.01192402" calcext:value-type="float">
            <text:p>0.01192402</text:p>
          </table:table-cell>
          <table:table-cell office:value-type="float" office:value="0.02570743" calcext:value-type="float">
            <text:p>0.02570743</text:p>
          </table:table-cell>
          <table:table-cell office:value-type="float" office:value="0.0226288" calcext:value-type="float">
            <text:p>0.0226288</text:p>
          </table:table-cell>
          <table:table-cell office:value-type="float" office:value="0.0202674" calcext:value-type="float">
            <text:p>0.0202674</text:p>
          </table:table-cell>
          <table:table-cell office:value-type="float" office:value="0.01938816" calcext:value-type="float">
            <text:p>0.01938816</text:p>
          </table:table-cell>
          <table:table-cell office:value-type="float" office:value="0.02037424" calcext:value-type="float">
            <text:p>0.02037424</text:p>
          </table:table-cell>
          <table:table-cell office:value-type="float" office:value="0.005155257" calcext:value-type="float">
            <text:p>0.005155257</text:p>
          </table:table-cell>
          <table:table-cell office:value-type="float" office:value="0.004248373" calcext:value-type="float">
            <text:p>0.004248373</text:p>
          </table:table-cell>
          <table:table-cell office:value-type="float" office:value="0" calcext:value-type="float">
            <text:p>0</text:p>
          </table:table-cell>
          <table:table-cell office:value-type="float" office:value="12.23106" calcext:value-type="float">
            <text:p>12.23106</text:p>
          </table:table-cell>
          <table:table-cell office:value-type="float" office:value="35.65265" calcext:value-type="float">
            <text:p>35.65265</text:p>
          </table:table-cell>
          <table:table-cell office:value-type="float" office:value="46.8649" calcext:value-type="float">
            <text:p>46.8649</text:p>
          </table:table-cell>
          <table:table-cell office:value-type="float" office:value="50.39607" calcext:value-type="float">
            <text:p>50.39607</text:p>
          </table:table-cell>
          <table:table-cell office:value-type="float" office:value="53.31506" calcext:value-type="float">
            <text:p>53.31506</text:p>
          </table:table-cell>
          <table:table-cell office:value-type="float" office:value="34.54109" calcext:value-type="float">
            <text:p>34.54109</text:p>
          </table:table-cell>
          <table:table-cell office:value-type="float" office:value="27.14337" calcext:value-type="float">
            <text:p>27.14337</text:p>
          </table:table-cell>
          <table:table-cell office:value-type="float" office:value="25.51316" calcext:value-type="float">
            <text:p>25.51316</text:p>
          </table:table-cell>
          <table:table-cell office:value-type="float" office:value="11.71341" calcext:value-type="float">
            <text:p>11.71341</text:p>
          </table:table-cell>
          <table:table-cell office:value-type="float" office:value="4.088178" calcext:value-type="float">
            <text:p>4.088178</text:p>
          </table:table-cell>
          <table:table-cell office:value-type="float" office:value="1.403538" calcext:value-type="float">
            <text:p>1.403538</text:p>
          </table:table-cell>
          <table:table-cell office:value-type="float" office:value="0.644078" calcext:value-type="float">
            <text:p>0.644078</text:p>
          </table:table-cell>
          <table:table-cell office:value-type="float" office:value="0.3483107" calcext:value-type="float">
            <text:p>0.3483107</text:p>
          </table:table-cell>
          <table:table-cell office:value-type="float" office:value="0.3479771" calcext:value-type="float">
            <text:p>0.3479771</text:p>
          </table:table-cell>
          <table:table-cell office:value-type="float" office:value="0" calcext:value-type="float">
            <text:p>0</text:p>
          </table:table-cell>
          <table:table-cell office:value-type="float" office:value="-47013.55" calcext:value-type="float">
            <text:p>-4701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9.187287" calcext:value-type="float">
            <text:p>9.187287</text:p>
          </table:table-cell>
          <table:table-cell office:value-type="float" office:value="1084.491" calcext:value-type="float">
            <text:p>1084.49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47909" calcext:value-type="float">
            <text:p>0.06547909</text:p>
          </table:table-cell>
          <table:table-cell office:value-type="float" office:value="34.27238" calcext:value-type="float">
            <text:p>34.2723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5096" calcext:value-type="float">
            <text:p>0.00722509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186" calcext:value-type="float">
            <text:p>4.140186</text:p>
          </table:table-cell>
          <table:table-cell office:value-type="float" office:value="-0.7991294" calcext:value-type="float">
            <text:p>-0.7991294</text:p>
          </table:table-cell>
          <table:table-cell office:value-type="float" office:value="-0.0693397" calcext:value-type="float">
            <text:p>-0.0693397</text:p>
          </table:table-cell>
          <table:table-cell office:value-type="float" office:value="0.000002478842" calcext:value-type="float">
            <text:p>2.478842E-06</text:p>
          </table:table-cell>
          <table:table-cell office:value-type="float" office:value="10.69937" calcext:value-type="float">
            <text:p>10.69937</text:p>
          </table:table-cell>
          <table:table-cell office:value-type="float" office:value="1.793091" calcext:value-type="float">
            <text:p>1.793091</text:p>
          </table:table-cell>
          <table:table-cell office:value-type="float" office:value="0.06632382" calcext:value-type="float">
            <text:p>0.06632382</text:p>
          </table:table-cell>
          <table:table-cell office:value-type="float" office:value="0.0653609" calcext:value-type="float">
            <text:p>0.0653609</text:p>
          </table:table-cell>
          <table:table-cell office:value-type="float" office:value="0.03240117" calcext:value-type="float">
            <text:p>0.03240117</text:p>
          </table:table-cell>
          <table:table-cell office:value-type="float" office:value="0.03175936" calcext:value-type="float">
            <text:p>0.03175936</text:p>
          </table:table-cell>
          <table:table-cell office:value-type="float" office:value="0.01572406" calcext:value-type="float">
            <text:p>0.01572406</text:p>
          </table:table-cell>
          <table:table-cell office:value-type="float" office:value="0.01191202" calcext:value-type="float">
            <text:p>0.01191202</text:p>
          </table:table-cell>
          <table:table-cell office:value-type="float" office:value="0.02569954" calcext:value-type="float">
            <text:p>0.02569954</text:p>
          </table:table-cell>
          <table:table-cell office:value-type="float" office:value="0.02262262" calcext:value-type="float">
            <text:p>0.02262262</text:p>
          </table:table-cell>
          <table:table-cell office:value-type="float" office:value="0.02025997" calcext:value-type="float">
            <text:p>0.02025997</text:p>
          </table:table-cell>
          <table:table-cell office:value-type="float" office:value="0.0193825" calcext:value-type="float">
            <text:p>0.0193825</text:p>
          </table:table-cell>
          <table:table-cell office:value-type="float" office:value="0.02034708" calcext:value-type="float">
            <text:p>0.02034708</text:p>
          </table:table-cell>
          <table:table-cell office:value-type="float" office:value="0.00515189" calcext:value-type="float">
            <text:p>0.00515189</text:p>
          </table:table-cell>
          <table:table-cell office:value-type="float" office:value="0.004245982" calcext:value-type="float">
            <text:p>0.004245982</text:p>
          </table:table-cell>
          <table:table-cell office:value-type="float" office:value="0" calcext:value-type="float">
            <text:p>0</text:p>
          </table:table-cell>
          <table:table-cell office:value-type="float" office:value="12.13107" calcext:value-type="float">
            <text:p>12.13107</text:p>
          </table:table-cell>
          <table:table-cell office:value-type="float" office:value="36.27121" calcext:value-type="float">
            <text:p>36.27121</text:p>
          </table:table-cell>
          <table:table-cell office:value-type="float" office:value="46.9468" calcext:value-type="float">
            <text:p>46.9468</text:p>
          </table:table-cell>
          <table:table-cell office:value-type="float" office:value="50.31962" calcext:value-type="float">
            <text:p>50.31962</text:p>
          </table:table-cell>
          <table:table-cell office:value-type="float" office:value="53.17018" calcext:value-type="float">
            <text:p>53.17018</text:p>
          </table:table-cell>
          <table:table-cell office:value-type="float" office:value="34.41079" calcext:value-type="float">
            <text:p>34.41079</text:p>
          </table:table-cell>
          <table:table-cell office:value-type="float" office:value="27.15571" calcext:value-type="float">
            <text:p>27.15571</text:p>
          </table:table-cell>
          <table:table-cell office:value-type="float" office:value="25.57169" calcext:value-type="float">
            <text:p>25.57169</text:p>
          </table:table-cell>
          <table:table-cell office:value-type="float" office:value="11.80599" calcext:value-type="float">
            <text:p>11.80599</text:p>
          </table:table-cell>
          <table:table-cell office:value-type="float" office:value="4.116622" calcext:value-type="float">
            <text:p>4.116622</text:p>
          </table:table-cell>
          <table:table-cell office:value-type="float" office:value="1.413433" calcext:value-type="float">
            <text:p>1.413433</text:p>
          </table:table-cell>
          <table:table-cell office:value-type="float" office:value="0.6477304" calcext:value-type="float">
            <text:p>0.6477304</text:p>
          </table:table-cell>
          <table:table-cell office:value-type="float" office:value="0.348796" calcext:value-type="float">
            <text:p>0.348796</text:p>
          </table:table-cell>
          <table:table-cell office:value-type="float" office:value="0.3479868" calcext:value-type="float">
            <text:p>0.3479868</text:p>
          </table:table-cell>
          <table:table-cell office:value-type="float" office:value="0" calcext:value-type="float">
            <text:p>0</text:p>
          </table:table-cell>
          <table:table-cell office:value-type="float" office:value="-47587.03" calcext:value-type="float">
            <text:p>-4758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9.144547" calcext:value-type="float">
            <text:p>9.144547</text:p>
          </table:table-cell>
          <table:table-cell office:value-type="float" office:value="1084.432" calcext:value-type="float">
            <text:p>1084.43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20297" calcext:value-type="float">
            <text:p>0.06520297</text:p>
          </table:table-cell>
          <table:table-cell office:value-type="float" office:value="34.36801" calcext:value-type="float">
            <text:p>34.3680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5364" calcext:value-type="float">
            <text:p>0.00722536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277" calcext:value-type="float">
            <text:p>4.140277</text:p>
          </table:table-cell>
          <table:table-cell office:value-type="float" office:value="-0.7991642" calcext:value-type="float">
            <text:p>-0.7991642</text:p>
          </table:table-cell>
          <table:table-cell office:value-type="float" office:value="-0.06933138" calcext:value-type="float">
            <text:p>-0.06933138</text:p>
          </table:table-cell>
          <table:table-cell office:value-type="float" office:value="0.000002479115" calcext:value-type="float">
            <text:p>2.479115E-06</text:p>
          </table:table-cell>
          <table:table-cell office:value-type="float" office:value="10.6913" calcext:value-type="float">
            <text:p>10.6913</text:p>
          </table:table-cell>
          <table:table-cell office:value-type="float" office:value="1.793149" calcext:value-type="float">
            <text:p>1.793149</text:p>
          </table:table-cell>
          <table:table-cell office:value-type="float" office:value="0.06223267" calcext:value-type="float">
            <text:p>0.06223267</text:p>
          </table:table-cell>
          <table:table-cell office:value-type="float" office:value="0.06190404" calcext:value-type="float">
            <text:p>0.06190404</text:p>
          </table:table-cell>
          <table:table-cell office:value-type="float" office:value="0.03222686" calcext:value-type="float">
            <text:p>0.03222686</text:p>
          </table:table-cell>
          <table:table-cell office:value-type="float" office:value="0.03165509" calcext:value-type="float">
            <text:p>0.03165509</text:p>
          </table:table-cell>
          <table:table-cell office:value-type="float" office:value="0.01573965" calcext:value-type="float">
            <text:p>0.01573965</text:p>
          </table:table-cell>
          <table:table-cell office:value-type="float" office:value="0.01188121" calcext:value-type="float">
            <text:p>0.01188121</text:p>
          </table:table-cell>
          <table:table-cell office:value-type="float" office:value="0.02568512" calcext:value-type="float">
            <text:p>0.02568512</text:p>
          </table:table-cell>
          <table:table-cell office:value-type="float" office:value="0.0226164" calcext:value-type="float">
            <text:p>0.0226164</text:p>
          </table:table-cell>
          <table:table-cell office:value-type="float" office:value="0.02025327" calcext:value-type="float">
            <text:p>0.02025327</text:p>
          </table:table-cell>
          <table:table-cell office:value-type="float" office:value="0.01937701" calcext:value-type="float">
            <text:p>0.01937701</text:p>
          </table:table-cell>
          <table:table-cell office:value-type="float" office:value="0.02032022" calcext:value-type="float">
            <text:p>0.02032022</text:p>
          </table:table-cell>
          <table:table-cell office:value-type="float" office:value="0.005148567" calcext:value-type="float">
            <text:p>0.005148567</text:p>
          </table:table-cell>
          <table:table-cell office:value-type="float" office:value="0.00424359" calcext:value-type="float">
            <text:p>0.00424359</text:p>
          </table:table-cell>
          <table:table-cell office:value-type="float" office:value="0" calcext:value-type="float">
            <text:p>0</text:p>
          </table:table-cell>
          <table:table-cell office:value-type="float" office:value="12.20054" calcext:value-type="float">
            <text:p>12.20054</text:p>
          </table:table-cell>
          <table:table-cell office:value-type="float" office:value="36.86066" calcext:value-type="float">
            <text:p>36.86066</text:p>
          </table:table-cell>
          <table:table-cell office:value-type="float" office:value="47.10491" calcext:value-type="float">
            <text:p>47.10491</text:p>
          </table:table-cell>
          <table:table-cell office:value-type="float" office:value="50.27962" calcext:value-type="float">
            <text:p>50.27962</text:p>
          </table:table-cell>
          <table:table-cell office:value-type="float" office:value="53.04921" calcext:value-type="float">
            <text:p>53.04921</text:p>
          </table:table-cell>
          <table:table-cell office:value-type="float" office:value="34.2912" calcext:value-type="float">
            <text:p>34.2912</text:p>
          </table:table-cell>
          <table:table-cell office:value-type="float" office:value="27.1835" calcext:value-type="float">
            <text:p>27.1835</text:p>
          </table:table-cell>
          <table:table-cell office:value-type="float" office:value="25.62096" calcext:value-type="float">
            <text:p>25.62096</text:p>
          </table:table-cell>
          <table:table-cell office:value-type="float" office:value="11.89063" calcext:value-type="float">
            <text:p>11.89063</text:p>
          </table:table-cell>
          <table:table-cell office:value-type="float" office:value="4.145681" calcext:value-type="float">
            <text:p>4.145681</text:p>
          </table:table-cell>
          <table:table-cell office:value-type="float" office:value="1.423687" calcext:value-type="float">
            <text:p>1.423687</text:p>
          </table:table-cell>
          <table:table-cell office:value-type="float" office:value="0.651419" calcext:value-type="float">
            <text:p>0.651419</text:p>
          </table:table-cell>
          <table:table-cell office:value-type="float" office:value="0.349281" calcext:value-type="float">
            <text:p>0.349281</text:p>
          </table:table-cell>
          <table:table-cell office:value-type="float" office:value="0.3479965" calcext:value-type="float">
            <text:p>0.3479965</text:p>
          </table:table-cell>
          <table:table-cell office:value-type="float" office:value="0" calcext:value-type="float">
            <text:p>0</text:p>
          </table:table-cell>
          <table:table-cell office:value-type="float" office:value="-48236.75" calcext:value-type="float">
            <text:p>-4823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9.104235" calcext:value-type="float">
            <text:p>9.104235</text:p>
          </table:table-cell>
          <table:table-cell office:value-type="float" office:value="1084.374" calcext:value-type="float">
            <text:p>1084.37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29333" calcext:value-type="float">
            <text:p>0.06529333</text:p>
          </table:table-cell>
          <table:table-cell office:value-type="float" office:value="34.459" calcext:value-type="float">
            <text:p>34.45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5632" calcext:value-type="float">
            <text:p>0.00722563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369" calcext:value-type="float">
            <text:p>4.140369</text:p>
          </table:table-cell>
          <table:table-cell office:value-type="float" office:value="-0.7991941" calcext:value-type="float">
            <text:p>-0.7991941</text:p>
          </table:table-cell>
          <table:table-cell office:value-type="float" office:value="-0.0693197" calcext:value-type="float">
            <text:p>-0.0693197</text:p>
          </table:table-cell>
          <table:table-cell office:value-type="float" office:value="0.000002479388" calcext:value-type="float">
            <text:p>2.479388E-06</text:p>
          </table:table-cell>
          <table:table-cell office:value-type="float" office:value="10.68104" calcext:value-type="float">
            <text:p>10.68104</text:p>
          </table:table-cell>
          <table:table-cell office:value-type="float" office:value="1.800056" calcext:value-type="float">
            <text:p>1.800056</text:p>
          </table:table-cell>
          <table:table-cell office:value-type="float" office:value="0.06276432" calcext:value-type="float">
            <text:p>0.06276432</text:p>
          </table:table-cell>
          <table:table-cell office:value-type="float" office:value="0.06063839" calcext:value-type="float">
            <text:p>0.06063839</text:p>
          </table:table-cell>
          <table:table-cell office:value-type="float" office:value="0.03219785" calcext:value-type="float">
            <text:p>0.03219785</text:p>
          </table:table-cell>
          <table:table-cell office:value-type="float" office:value="0.03158779" calcext:value-type="float">
            <text:p>0.03158779</text:p>
          </table:table-cell>
          <table:table-cell office:value-type="float" office:value="0.01570843" calcext:value-type="float">
            <text:p>0.01570843</text:p>
          </table:table-cell>
          <table:table-cell office:value-type="float" office:value="0.01186397" calcext:value-type="float">
            <text:p>0.01186397</text:p>
          </table:table-cell>
          <table:table-cell office:value-type="float" office:value="0.02567003" calcext:value-type="float">
            <text:p>0.02567003</text:p>
          </table:table-cell>
          <table:table-cell office:value-type="float" office:value="0.02261009" calcext:value-type="float">
            <text:p>0.02261009</text:p>
          </table:table-cell>
          <table:table-cell office:value-type="float" office:value="0.02024705" calcext:value-type="float">
            <text:p>0.02024705</text:p>
          </table:table-cell>
          <table:table-cell office:value-type="float" office:value="0.01937173" calcext:value-type="float">
            <text:p>0.01937173</text:p>
          </table:table-cell>
          <table:table-cell office:value-type="float" office:value="0.02029371" calcext:value-type="float">
            <text:p>0.02029371</text:p>
          </table:table-cell>
          <table:table-cell office:value-type="float" office:value="0.005145324" calcext:value-type="float">
            <text:p>0.005145324</text:p>
          </table:table-cell>
          <table:table-cell office:value-type="float" office:value="0.004241201" calcext:value-type="float">
            <text:p>0.004241201</text:p>
          </table:table-cell>
          <table:table-cell office:value-type="float" office:value="0" calcext:value-type="float">
            <text:p>0</text:p>
          </table:table-cell>
          <table:table-cell office:value-type="float" office:value="12.15228" calcext:value-type="float">
            <text:p>12.15228</text:p>
          </table:table-cell>
          <table:table-cell office:value-type="float" office:value="37.44215" calcext:value-type="float">
            <text:p>37.44215</text:p>
          </table:table-cell>
          <table:table-cell office:value-type="float" office:value="47.25148" calcext:value-type="float">
            <text:p>47.25148</text:p>
          </table:table-cell>
          <table:table-cell office:value-type="float" office:value="50.24907" calcext:value-type="float">
            <text:p>50.24907</text:p>
          </table:table-cell>
          <table:table-cell office:value-type="float" office:value="52.93324" calcext:value-type="float">
            <text:p>52.93324</text:p>
          </table:table-cell>
          <table:table-cell office:value-type="float" office:value="34.182" calcext:value-type="float">
            <text:p>34.182</text:p>
          </table:table-cell>
          <table:table-cell office:value-type="float" office:value="27.20914" calcext:value-type="float">
            <text:p>27.20914</text:p>
          </table:table-cell>
          <table:table-cell office:value-type="float" office:value="25.66623" calcext:value-type="float">
            <text:p>25.66623</text:p>
          </table:table-cell>
          <table:table-cell office:value-type="float" office:value="11.96867" calcext:value-type="float">
            <text:p>11.96867</text:p>
          </table:table-cell>
          <table:table-cell office:value-type="float" office:value="4.174994" calcext:value-type="float">
            <text:p>4.174994</text:p>
          </table:table-cell>
          <table:table-cell office:value-type="float" office:value="1.43427" calcext:value-type="float">
            <text:p>1.43427</text:p>
          </table:table-cell>
          <table:table-cell office:value-type="float" office:value="0.6551439" calcext:value-type="float">
            <text:p>0.6551439</text:p>
          </table:table-cell>
          <table:table-cell office:value-type="float" office:value="0.3497708" calcext:value-type="float">
            <text:p>0.3497708</text:p>
          </table:table-cell>
          <table:table-cell office:value-type="float" office:value="0.3480063" calcext:value-type="float">
            <text:p>0.3480063</text:p>
          </table:table-cell>
          <table:table-cell office:value-type="float" office:value="0" calcext:value-type="float">
            <text:p>0</text:p>
          </table:table-cell>
          <table:table-cell office:value-type="float" office:value="-48776.76" calcext:value-type="float">
            <text:p>-4877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9.062078" calcext:value-type="float">
            <text:p>9.062078</text:p>
          </table:table-cell>
          <table:table-cell office:value-type="float" office:value="1084.315" calcext:value-type="float">
            <text:p>1084.31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93949" calcext:value-type="float">
            <text:p>0.06593949</text:p>
          </table:table-cell>
          <table:table-cell office:value-type="float" office:value="34.5519" calcext:value-type="float">
            <text:p>34.551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59" calcext:value-type="float">
            <text:p>0.007225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46" calcext:value-type="float">
            <text:p>4.14046</text:p>
          </table:table-cell>
          <table:table-cell office:value-type="float" office:value="-0.7992299" calcext:value-type="float">
            <text:p>-0.7992299</text:p>
          </table:table-cell>
          <table:table-cell office:value-type="float" office:value="-0.06930778" calcext:value-type="float">
            <text:p>-0.06930778</text:p>
          </table:table-cell>
          <table:table-cell office:value-type="float" office:value="0.000002479651" calcext:value-type="float">
            <text:p>2.479651E-06</text:p>
          </table:table-cell>
          <table:table-cell office:value-type="float" office:value="10.66565" calcext:value-type="float">
            <text:p>10.66565</text:p>
          </table:table-cell>
          <table:table-cell office:value-type="float" office:value="1.821984" calcext:value-type="float">
            <text:p>1.821984</text:p>
          </table:table-cell>
          <table:table-cell office:value-type="float" office:value="0.06556151" calcext:value-type="float">
            <text:p>0.06556151</text:p>
          </table:table-cell>
          <table:table-cell office:value-type="float" office:value="0.06457864" calcext:value-type="float">
            <text:p>0.06457864</text:p>
          </table:table-cell>
          <table:table-cell office:value-type="float" office:value="0.03228576" calcext:value-type="float">
            <text:p>0.03228576</text:p>
          </table:table-cell>
          <table:table-cell office:value-type="float" office:value="0.03161545" calcext:value-type="float">
            <text:p>0.03161545</text:p>
          </table:table-cell>
          <table:table-cell office:value-type="float" office:value="0.0156999" calcext:value-type="float">
            <text:p>0.0156999</text:p>
          </table:table-cell>
          <table:table-cell office:value-type="float" office:value="0.01184701" calcext:value-type="float">
            <text:p>0.01184701</text:p>
          </table:table-cell>
          <table:table-cell office:value-type="float" office:value="0.02565158" calcext:value-type="float">
            <text:p>0.02565158</text:p>
          </table:table-cell>
          <table:table-cell office:value-type="float" office:value="0.02260402" calcext:value-type="float">
            <text:p>0.02260402</text:p>
          </table:table-cell>
          <table:table-cell office:value-type="float" office:value="0.02024208" calcext:value-type="float">
            <text:p>0.02024208</text:p>
          </table:table-cell>
          <table:table-cell office:value-type="float" office:value="0.01936668" calcext:value-type="float">
            <text:p>0.01936668</text:p>
          </table:table-cell>
          <table:table-cell office:value-type="float" office:value="0.02026756" calcext:value-type="float">
            <text:p>0.02026756</text:p>
          </table:table-cell>
          <table:table-cell office:value-type="float" office:value="0.00514218" calcext:value-type="float">
            <text:p>0.00514218</text:p>
          </table:table-cell>
          <table:table-cell office:value-type="float" office:value="0.004238812" calcext:value-type="float">
            <text:p>0.004238812</text:p>
          </table:table-cell>
          <table:table-cell office:value-type="float" office:value="0" calcext:value-type="float">
            <text:p>0</text:p>
          </table:table-cell>
          <table:table-cell office:value-type="float" office:value="12.10027" calcext:value-type="float">
            <text:p>12.10027</text:p>
          </table:table-cell>
          <table:table-cell office:value-type="float" office:value="38.06458" calcext:value-type="float">
            <text:p>38.06458</text:p>
          </table:table-cell>
          <table:table-cell office:value-type="float" office:value="47.42454" calcext:value-type="float">
            <text:p>47.42454</text:p>
          </table:table-cell>
          <table:table-cell office:value-type="float" office:value="50.23922" calcext:value-type="float">
            <text:p>50.23922</text:p>
          </table:table-cell>
          <table:table-cell office:value-type="float" office:value="52.84471" calcext:value-type="float">
            <text:p>52.84471</text:p>
          </table:table-cell>
          <table:table-cell office:value-type="float" office:value="34.08104" calcext:value-type="float">
            <text:p>34.08104</text:p>
          </table:table-cell>
          <table:table-cell office:value-type="float" office:value="27.2228" calcext:value-type="float">
            <text:p>27.2228</text:p>
          </table:table-cell>
          <table:table-cell office:value-type="float" office:value="25.69339" calcext:value-type="float">
            <text:p>25.69339</text:p>
          </table:table-cell>
          <table:table-cell office:value-type="float" office:value="12.05042" calcext:value-type="float">
            <text:p>12.05042</text:p>
          </table:table-cell>
          <table:table-cell office:value-type="float" office:value="4.207271" calcext:value-type="float">
            <text:p>4.207271</text:p>
          </table:table-cell>
          <table:table-cell office:value-type="float" office:value="1.445198" calcext:value-type="float">
            <text:p>1.445198</text:p>
          </table:table-cell>
          <table:table-cell office:value-type="float" office:value="0.6589041" calcext:value-type="float">
            <text:p>0.6589041</text:p>
          </table:table-cell>
          <table:table-cell office:value-type="float" office:value="0.3502694" calcext:value-type="float">
            <text:p>0.3502694</text:p>
          </table:table-cell>
          <table:table-cell office:value-type="float" office:value="0.348016" calcext:value-type="float">
            <text:p>0.348016</text:p>
          </table:table-cell>
          <table:table-cell office:value-type="float" office:value="0" calcext:value-type="float">
            <text:p>0</text:p>
          </table:table-cell>
          <table:table-cell office:value-type="float" office:value="-49238.89" calcext:value-type="float">
            <text:p>-49238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435" calcext:value-type="float">
            <text:p>-2.94943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9.030885" calcext:value-type="float">
            <text:p>9.030885</text:p>
          </table:table-cell>
          <table:table-cell office:value-type="float" office:value="1084.264" calcext:value-type="float">
            <text:p>1084.26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270763" calcext:value-type="float">
            <text:p>0.06270763</text:p>
          </table:table-cell>
          <table:table-cell office:value-type="float" office:value="34.63271" calcext:value-type="float">
            <text:p>34.6327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6171" calcext:value-type="float">
            <text:p>0.00722617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559" calcext:value-type="float">
            <text:p>4.140559</text:p>
          </table:table-cell>
          <table:table-cell office:value-type="float" office:value="-0.7996504" calcext:value-type="float">
            <text:p>-0.7996504</text:p>
          </table:table-cell>
          <table:table-cell office:value-type="float" office:value="-0.06979305" calcext:value-type="float">
            <text:p>-0.06979305</text:p>
          </table:table-cell>
          <table:table-cell office:value-type="float" office:value="0.000002480015" calcext:value-type="float">
            <text:p>2.480015E-06</text:p>
          </table:table-cell>
          <table:table-cell office:value-type="float" office:value="10.66409" calcext:value-type="float">
            <text:p>10.66409</text:p>
          </table:table-cell>
          <table:table-cell office:value-type="float" office:value="1.552841" calcext:value-type="float">
            <text:p>1.552841</text:p>
          </table:table-cell>
          <table:table-cell office:value-type="float" office:value="0.06110827" calcext:value-type="float">
            <text:p>0.06110827</text:p>
          </table:table-cell>
          <table:table-cell office:value-type="float" office:value="0.05784431" calcext:value-type="float">
            <text:p>0.05784431</text:p>
          </table:table-cell>
          <table:table-cell office:value-type="float" office:value="0.03192677" calcext:value-type="float">
            <text:p>0.03192677</text:p>
          </table:table-cell>
          <table:table-cell office:value-type="float" office:value="0.03128423" calcext:value-type="float">
            <text:p>0.03128423</text:p>
          </table:table-cell>
          <table:table-cell office:value-type="float" office:value="0.01560751" calcext:value-type="float">
            <text:p>0.01560751</text:p>
          </table:table-cell>
          <table:table-cell office:value-type="float" office:value="0.01183612" calcext:value-type="float">
            <text:p>0.01183612</text:p>
          </table:table-cell>
          <table:table-cell office:value-type="float" office:value="0.02563074" calcext:value-type="float">
            <text:p>0.02563074</text:p>
          </table:table-cell>
          <table:table-cell office:value-type="float" office:value="0.02259757" calcext:value-type="float">
            <text:p>0.02259757</text:p>
          </table:table-cell>
          <table:table-cell office:value-type="float" office:value="0.02023812" calcext:value-type="float">
            <text:p>0.02023812</text:p>
          </table:table-cell>
          <table:table-cell office:value-type="float" office:value="0.01936197" calcext:value-type="float">
            <text:p>0.01936197</text:p>
          </table:table-cell>
          <table:table-cell office:value-type="float" office:value="0.02024178" calcext:value-type="float">
            <text:p>0.02024178</text:p>
          </table:table-cell>
          <table:table-cell office:value-type="float" office:value="0.005139159" calcext:value-type="float">
            <text:p>0.005139159</text:p>
          </table:table-cell>
          <table:table-cell office:value-type="float" office:value="0.00423643" calcext:value-type="float">
            <text:p>0.00423643</text:p>
          </table:table-cell>
          <table:table-cell office:value-type="float" office:value="0" calcext:value-type="float">
            <text:p>0</text:p>
          </table:table-cell>
          <table:table-cell office:value-type="float" office:value="20.44662" calcext:value-type="float">
            <text:p>20.44662</text:p>
          </table:table-cell>
          <table:table-cell office:value-type="float" office:value="37.86525" calcext:value-type="float">
            <text:p>37.86525</text:p>
          </table:table-cell>
          <table:table-cell office:value-type="float" office:value="47.05598" calcext:value-type="float">
            <text:p>47.05598</text:p>
          </table:table-cell>
          <table:table-cell office:value-type="float" office:value="49.87754" calcext:value-type="float">
            <text:p>49.87754</text:p>
          </table:table-cell>
          <table:table-cell office:value-type="float" office:value="52.50398" calcext:value-type="float">
            <text:p>52.50398</text:p>
          </table:table-cell>
          <table:table-cell office:value-type="float" office:value="33.93832" calcext:value-type="float">
            <text:p>33.93832</text:p>
          </table:table-cell>
          <table:table-cell office:value-type="float" office:value="27.1962" calcext:value-type="float">
            <text:p>27.1962</text:p>
          </table:table-cell>
          <table:table-cell office:value-type="float" office:value="25.71849" calcext:value-type="float">
            <text:p>25.71849</text:p>
          </table:table-cell>
          <table:table-cell office:value-type="float" office:value="12.12897" calcext:value-type="float">
            <text:p>12.12897</text:p>
          </table:table-cell>
          <table:table-cell office:value-type="float" office:value="4.241274" calcext:value-type="float">
            <text:p>4.241274</text:p>
          </table:table-cell>
          <table:table-cell office:value-type="float" office:value="1.456613" calcext:value-type="float">
            <text:p>1.456613</text:p>
          </table:table-cell>
          <table:table-cell office:value-type="float" office:value="0.6627024" calcext:value-type="float">
            <text:p>0.6627024</text:p>
          </table:table-cell>
          <table:table-cell office:value-type="float" office:value="0.3507804" calcext:value-type="float">
            <text:p>0.3507804</text:p>
          </table:table-cell>
          <table:table-cell office:value-type="float" office:value="0.3480257" calcext:value-type="float">
            <text:p>0.3480257</text:p>
          </table:table-cell>
          <table:table-cell office:value-type="float" office:value="0" calcext:value-type="float">
            <text:p>0</text:p>
          </table:table-cell>
          <table:table-cell office:value-type="float" office:value="-49659.3" calcext:value-type="float">
            <text:p>-4965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681" calcext:value-type="float">
            <text:p>-2.9496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9.002904" calcext:value-type="float">
            <text:p>9.002904</text:p>
          </table:table-cell>
          <table:table-cell office:value-type="float" office:value="1084.218" calcext:value-type="float">
            <text:p>1084.21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287341" calcext:value-type="float">
            <text:p>0.06287341</text:p>
          </table:table-cell>
          <table:table-cell office:value-type="float" office:value="34.69917" calcext:value-type="float">
            <text:p>34.6991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6502" calcext:value-type="float">
            <text:p>0.0072265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696" calcext:value-type="float">
            <text:p>4.140696</text:p>
          </table:table-cell>
          <table:table-cell office:value-type="float" office:value="-0.79999" calcext:value-type="float">
            <text:p>-0.79999</text:p>
          </table:table-cell>
          <table:table-cell office:value-type="float" office:value="-0.06984998" calcext:value-type="float">
            <text:p>-0.06984998</text:p>
          </table:table-cell>
          <table:table-cell office:value-type="float" office:value="0.000002480277" calcext:value-type="float">
            <text:p>2.480277E-06</text:p>
          </table:table-cell>
          <table:table-cell office:value-type="float" office:value="10.65542" calcext:value-type="float">
            <text:p>10.65542</text:p>
          </table:table-cell>
          <table:table-cell office:value-type="float" office:value="1.579811" calcext:value-type="float">
            <text:p>1.579811</text:p>
          </table:table-cell>
          <table:table-cell office:value-type="float" office:value="0.05999793" calcext:value-type="float">
            <text:p>0.05999793</text:p>
          </table:table-cell>
          <table:table-cell office:value-type="float" office:value="0.05585559" calcext:value-type="float">
            <text:p>0.05585559</text:p>
          </table:table-cell>
          <table:table-cell office:value-type="float" office:value="0.03183858" calcext:value-type="float">
            <text:p>0.03183858</text:p>
          </table:table-cell>
          <table:table-cell office:value-type="float" office:value="0.03112624" calcext:value-type="float">
            <text:p>0.03112624</text:p>
          </table:table-cell>
          <table:table-cell office:value-type="float" office:value="0.01564774" calcext:value-type="float">
            <text:p>0.01564774</text:p>
          </table:table-cell>
          <table:table-cell office:value-type="float" office:value="0.01189757" calcext:value-type="float">
            <text:p>0.01189757</text:p>
          </table:table-cell>
          <table:table-cell office:value-type="float" office:value="0.02563008" calcext:value-type="float">
            <text:p>0.02563008</text:p>
          </table:table-cell>
          <table:table-cell office:value-type="float" office:value="0.02259002" calcext:value-type="float">
            <text:p>0.02259002</text:p>
          </table:table-cell>
          <table:table-cell office:value-type="float" office:value="0.02023456" calcext:value-type="float">
            <text:p>0.02023456</text:p>
          </table:table-cell>
          <table:table-cell office:value-type="float" office:value="0.01935751" calcext:value-type="float">
            <text:p>0.01935751</text:p>
          </table:table-cell>
          <table:table-cell office:value-type="float" office:value="0.02021644" calcext:value-type="float">
            <text:p>0.02021644</text:p>
          </table:table-cell>
          <table:table-cell office:value-type="float" office:value="0.005136269" calcext:value-type="float">
            <text:p>0.005136269</text:p>
          </table:table-cell>
          <table:table-cell office:value-type="float" office:value="0.004234036" calcext:value-type="float">
            <text:p>0.004234036</text:p>
          </table:table-cell>
          <table:table-cell office:value-type="float" office:value="0" calcext:value-type="float">
            <text:p>0</text:p>
          </table:table-cell>
          <table:table-cell office:value-type="float" office:value="19.30266" calcext:value-type="float">
            <text:p>19.30266</text:p>
          </table:table-cell>
          <table:table-cell office:value-type="float" office:value="38.82021" calcext:value-type="float">
            <text:p>38.82021</text:p>
          </table:table-cell>
          <table:table-cell office:value-type="float" office:value="47.24477" calcext:value-type="float">
            <text:p>47.24477</text:p>
          </table:table-cell>
          <table:table-cell office:value-type="float" office:value="49.84993" calcext:value-type="float">
            <text:p>49.84993</text:p>
          </table:table-cell>
          <table:table-cell office:value-type="float" office:value="52.36568" calcext:value-type="float">
            <text:p>52.36568</text:p>
          </table:table-cell>
          <table:table-cell office:value-type="float" office:value="33.76712" calcext:value-type="float">
            <text:p>33.76712</text:p>
          </table:table-cell>
          <table:table-cell office:value-type="float" office:value="27.12659" calcext:value-type="float">
            <text:p>27.12659</text:p>
          </table:table-cell>
          <table:table-cell office:value-type="float" office:value="25.73465" calcext:value-type="float">
            <text:p>25.73465</text:p>
          </table:table-cell>
          <table:table-cell office:value-type="float" office:value="12.19819" calcext:value-type="float">
            <text:p>12.19819</text:p>
          </table:table-cell>
          <table:table-cell office:value-type="float" office:value="4.274592" calcext:value-type="float">
            <text:p>4.274592</text:p>
          </table:table-cell>
          <table:table-cell office:value-type="float" office:value="1.468436" calcext:value-type="float">
            <text:p>1.468436</text:p>
          </table:table-cell>
          <table:table-cell office:value-type="float" office:value="0.6665446" calcext:value-type="float">
            <text:p>0.6665446</text:p>
          </table:table-cell>
          <table:table-cell office:value-type="float" office:value="0.3513055" calcext:value-type="float">
            <text:p>0.3513055</text:p>
          </table:table-cell>
          <table:table-cell office:value-type="float" office:value="0.3480354" calcext:value-type="float">
            <text:p>0.3480354</text:p>
          </table:table-cell>
          <table:table-cell office:value-type="float" office:value="0" calcext:value-type="float">
            <text:p>0</text:p>
          </table:table-cell>
          <table:table-cell office:value-type="float" office:value="-50085.8" calcext:value-type="float">
            <text:p>-5008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7" calcext:value-type="float">
            <text:p>-2.9497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8.967441" calcext:value-type="float">
            <text:p>8.967441</text:p>
          </table:table-cell>
          <table:table-cell office:value-type="float" office:value="1084.167" calcext:value-type="float">
            <text:p>1084.16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76699" calcext:value-type="float">
            <text:p>0.06376699</text:p>
          </table:table-cell>
          <table:table-cell office:value-type="float" office:value="34.77755" calcext:value-type="float">
            <text:p>34.7775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6859" calcext:value-type="float">
            <text:p>0.00722685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833" calcext:value-type="float">
            <text:p>4.140833</text:p>
          </table:table-cell>
          <table:table-cell office:value-type="float" office:value="-0.8000236" calcext:value-type="float">
            <text:p>-0.8000236</text:p>
          </table:table-cell>
          <table:table-cell office:value-type="float" office:value="-0.0698363" calcext:value-type="float">
            <text:p>-0.0698363</text:p>
          </table:table-cell>
          <table:table-cell office:value-type="float" office:value="0.000002480529" calcext:value-type="float">
            <text:p>2.480529E-06</text:p>
          </table:table-cell>
          <table:table-cell office:value-type="float" office:value="10.64206" calcext:value-type="float">
            <text:p>10.64206</text:p>
          </table:table-cell>
          <table:table-cell office:value-type="float" office:value="1.648771" calcext:value-type="float">
            <text:p>1.648771</text:p>
          </table:table-cell>
          <table:table-cell office:value-type="float" office:value="0.06131425" calcext:value-type="float">
            <text:p>0.06131425</text:p>
          </table:table-cell>
          <table:table-cell office:value-type="float" office:value="0.05724262" calcext:value-type="float">
            <text:p>0.05724262</text:p>
          </table:table-cell>
          <table:table-cell office:value-type="float" office:value="0.03182779" calcext:value-type="float">
            <text:p>0.03182779</text:p>
          </table:table-cell>
          <table:table-cell office:value-type="float" office:value="0.03112251" calcext:value-type="float">
            <text:p>0.03112251</text:p>
          </table:table-cell>
          <table:table-cell office:value-type="float" office:value="0.01559632" calcext:value-type="float">
            <text:p>0.01559632</text:p>
          </table:table-cell>
          <table:table-cell office:value-type="float" office:value="0.01188375" calcext:value-type="float">
            <text:p>0.01188375</text:p>
          </table:table-cell>
          <table:table-cell office:value-type="float" office:value="0.02563008" calcext:value-type="float">
            <text:p>0.02563008</text:p>
          </table:table-cell>
          <table:table-cell office:value-type="float" office:value="0.02258229" calcext:value-type="float">
            <text:p>0.02258229</text:p>
          </table:table-cell>
          <table:table-cell office:value-type="float" office:value="0.02023165" calcext:value-type="float">
            <text:p>0.02023165</text:p>
          </table:table-cell>
          <table:table-cell office:value-type="float" office:value="0.01935332" calcext:value-type="float">
            <text:p>0.01935332</text:p>
          </table:table-cell>
          <table:table-cell office:value-type="float" office:value="0.02019153" calcext:value-type="float">
            <text:p>0.02019153</text:p>
          </table:table-cell>
          <table:table-cell office:value-type="float" office:value="0.005133528" calcext:value-type="float">
            <text:p>0.005133528</text:p>
          </table:table-cell>
          <table:table-cell office:value-type="float" office:value="0.004231649" calcext:value-type="float">
            <text:p>0.004231649</text:p>
          </table:table-cell>
          <table:table-cell office:value-type="float" office:value="0" calcext:value-type="float">
            <text:p>0</text:p>
          </table:table-cell>
          <table:table-cell office:value-type="float" office:value="17.70751" calcext:value-type="float">
            <text:p>17.70751</text:p>
          </table:table-cell>
          <table:table-cell office:value-type="float" office:value="39.77256" calcext:value-type="float">
            <text:p>39.77256</text:p>
          </table:table-cell>
          <table:table-cell office:value-type="float" office:value="47.46682" calcext:value-type="float">
            <text:p>47.46682</text:p>
          </table:table-cell>
          <table:table-cell office:value-type="float" office:value="49.88708" calcext:value-type="float">
            <text:p>49.88708</text:p>
          </table:table-cell>
          <table:table-cell office:value-type="float" office:value="52.31717" calcext:value-type="float">
            <text:p>52.31717</text:p>
          </table:table-cell>
          <table:table-cell office:value-type="float" office:value="33.66376" calcext:value-type="float">
            <text:p>33.66376</text:p>
          </table:table-cell>
          <table:table-cell office:value-type="float" office:value="27.09405" calcext:value-type="float">
            <text:p>27.09405</text:p>
          </table:table-cell>
          <table:table-cell office:value-type="float" office:value="25.75107" calcext:value-type="float">
            <text:p>25.75107</text:p>
          </table:table-cell>
          <table:table-cell office:value-type="float" office:value="12.25927" calcext:value-type="float">
            <text:p>12.25927</text:p>
          </table:table-cell>
          <table:table-cell office:value-type="float" office:value="4.306995" calcext:value-type="float">
            <text:p>4.306995</text:p>
          </table:table-cell>
          <table:table-cell office:value-type="float" office:value="1.480569" calcext:value-type="float">
            <text:p>1.480569</text:p>
          </table:table-cell>
          <table:table-cell office:value-type="float" office:value="0.6704292" calcext:value-type="float">
            <text:p>0.6704292</text:p>
          </table:table-cell>
          <table:table-cell office:value-type="float" office:value="0.3518482" calcext:value-type="float">
            <text:p>0.3518482</text:p>
          </table:table-cell>
          <table:table-cell office:value-type="float" office:value="0.3480474" calcext:value-type="float">
            <text:p>0.3480474</text:p>
          </table:table-cell>
          <table:table-cell office:value-type="float" office:value="0" calcext:value-type="float">
            <text:p>0</text:p>
          </table:table-cell>
          <table:table-cell office:value-type="float" office:value="-50589.87" calcext:value-type="float">
            <text:p>-5058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7" calcext:value-type="float">
            <text:p>-2.9497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8.930246" calcext:value-type="float">
            <text:p>8.930246</text:p>
          </table:table-cell>
          <table:table-cell office:value-type="float" office:value="1084.113" calcext:value-type="float">
            <text:p>1084.11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11882" calcext:value-type="float">
            <text:p>0.06411882</text:p>
          </table:table-cell>
          <table:table-cell office:value-type="float" office:value="34.86134" calcext:value-type="float">
            <text:p>34.8613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7217" calcext:value-type="float">
            <text:p>0.00722721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0971" calcext:value-type="float">
            <text:p>4.140971</text:p>
          </table:table-cell>
          <table:table-cell office:value-type="float" office:value="-0.8000588" calcext:value-type="float">
            <text:p>-0.8000588</text:p>
          </table:table-cell>
          <table:table-cell office:value-type="float" office:value="-0.06982347" calcext:value-type="float">
            <text:p>-0.06982347</text:p>
          </table:table-cell>
          <table:table-cell office:value-type="float" office:value="0.00000248078" calcext:value-type="float">
            <text:p>2.48078E-06</text:p>
          </table:table-cell>
          <table:table-cell office:value-type="float" office:value="10.63015" calcext:value-type="float">
            <text:p>10.63015</text:p>
          </table:table-cell>
          <table:table-cell office:value-type="float" office:value="1.680474" calcext:value-type="float">
            <text:p>1.680474</text:p>
          </table:table-cell>
          <table:table-cell office:value-type="float" office:value="0.06085902" calcext:value-type="float">
            <text:p>0.06085902</text:p>
          </table:table-cell>
          <table:table-cell office:value-type="float" office:value="0.05713588" calcext:value-type="float">
            <text:p>0.05713588</text:p>
          </table:table-cell>
          <table:table-cell office:value-type="float" office:value="0.03179942" calcext:value-type="float">
            <text:p>0.03179942</text:p>
          </table:table-cell>
          <table:table-cell office:value-type="float" office:value="0.03110951" calcext:value-type="float">
            <text:p>0.03110951</text:p>
          </table:table-cell>
          <table:table-cell office:value-type="float" office:value="0.01554684" calcext:value-type="float">
            <text:p>0.01554684</text:p>
          </table:table-cell>
          <table:table-cell office:value-type="float" office:value="0.01182456" calcext:value-type="float">
            <text:p>0.01182456</text:p>
          </table:table-cell>
          <table:table-cell office:value-type="float" office:value="0.02560675" calcext:value-type="float">
            <text:p>0.02560675</text:p>
          </table:table-cell>
          <table:table-cell office:value-type="float" office:value="0.0225749" calcext:value-type="float">
            <text:p>0.0225749</text:p>
          </table:table-cell>
          <table:table-cell office:value-type="float" office:value="0.02022946" calcext:value-type="float">
            <text:p>0.02022946</text:p>
          </table:table-cell>
          <table:table-cell office:value-type="float" office:value="0.01934952" calcext:value-type="float">
            <text:p>0.01934952</text:p>
          </table:table-cell>
          <table:table-cell office:value-type="float" office:value="0.02016711" calcext:value-type="float">
            <text:p>0.02016711</text:p>
          </table:table-cell>
          <table:table-cell office:value-type="float" office:value="0.005130944" calcext:value-type="float">
            <text:p>0.005130944</text:p>
          </table:table-cell>
          <table:table-cell office:value-type="float" office:value="0.004229261" calcext:value-type="float">
            <text:p>0.004229261</text:p>
          </table:table-cell>
          <table:table-cell office:value-type="float" office:value="0" calcext:value-type="float">
            <text:p>0</text:p>
          </table:table-cell>
          <table:table-cell office:value-type="float" office:value="16.79435" calcext:value-type="float">
            <text:p>16.79435</text:p>
          </table:table-cell>
          <table:table-cell office:value-type="float" office:value="40.54741" calcext:value-type="float">
            <text:p>40.54741</text:p>
          </table:table-cell>
          <table:table-cell office:value-type="float" office:value="47.70282" calcext:value-type="float">
            <text:p>47.70282</text:p>
          </table:table-cell>
          <table:table-cell office:value-type="float" office:value="49.93102" calcext:value-type="float">
            <text:p>49.93102</text:p>
          </table:table-cell>
          <table:table-cell office:value-type="float" office:value="52.28739" calcext:value-type="float">
            <text:p>52.28739</text:p>
          </table:table-cell>
          <table:table-cell office:value-type="float" office:value="33.58588" calcext:value-type="float">
            <text:p>33.58588</text:p>
          </table:table-cell>
          <table:table-cell office:value-type="float" office:value="27.08416" calcext:value-type="float">
            <text:p>27.08416</text:p>
          </table:table-cell>
          <table:table-cell office:value-type="float" office:value="25.7719" calcext:value-type="float">
            <text:p>25.7719</text:p>
          </table:table-cell>
          <table:table-cell office:value-type="float" office:value="12.31445" calcext:value-type="float">
            <text:p>12.31445</text:p>
          </table:table-cell>
          <table:table-cell office:value-type="float" office:value="4.33836" calcext:value-type="float">
            <text:p>4.33836</text:p>
          </table:table-cell>
          <table:table-cell office:value-type="float" office:value="1.492929" calcext:value-type="float">
            <text:p>1.492929</text:p>
          </table:table-cell>
          <table:table-cell office:value-type="float" office:value="0.6743523" calcext:value-type="float">
            <text:p>0.6743523</text:p>
          </table:table-cell>
          <table:table-cell office:value-type="float" office:value="0.3524104" calcext:value-type="float">
            <text:p>0.3524104</text:p>
          </table:table-cell>
          <table:table-cell office:value-type="float" office:value="0.3480594" calcext:value-type="float">
            <text:p>0.3480594</text:p>
          </table:table-cell>
          <table:table-cell office:value-type="float" office:value="0" calcext:value-type="float">
            <text:p>0</text:p>
          </table:table-cell>
          <table:table-cell office:value-type="float" office:value="-51211.03" calcext:value-type="float">
            <text:p>-5121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7" calcext:value-type="float">
            <text:p>-2.9497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8.886192" calcext:value-type="float">
            <text:p>8.886192</text:p>
          </table:table-cell>
          <table:table-cell office:value-type="float" office:value="1084.053" calcext:value-type="float">
            <text:p>1084.05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65732" calcext:value-type="float">
            <text:p>0.06565732</text:p>
          </table:table-cell>
          <table:table-cell office:value-type="float" office:value="34.95541" calcext:value-type="float">
            <text:p>34.9554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7574" calcext:value-type="float">
            <text:p>0.00722757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1108" calcext:value-type="float">
            <text:p>4.141108</text:p>
          </table:table-cell>
          <table:table-cell office:value-type="float" office:value="-0.800105" calcext:value-type="float">
            <text:p>-0.800105</text:p>
          </table:table-cell>
          <table:table-cell office:value-type="float" office:value="-0.06981809" calcext:value-type="float">
            <text:p>-0.06981809</text:p>
          </table:table-cell>
          <table:table-cell office:value-type="float" office:value="0.00000248102" calcext:value-type="float">
            <text:p>2.48102E-06</text:p>
          </table:table-cell>
          <table:table-cell office:value-type="float" office:value="10.61024" calcext:value-type="float">
            <text:p>10.61024</text:p>
          </table:table-cell>
          <table:table-cell office:value-type="float" office:value="1.745727" calcext:value-type="float">
            <text:p>1.745727</text:p>
          </table:table-cell>
          <table:table-cell office:value-type="float" office:value="0.0693213" calcext:value-type="float">
            <text:p>0.0693213</text:p>
          </table:table-cell>
          <table:table-cell office:value-type="float" office:value="0.06529631" calcext:value-type="float">
            <text:p>0.06529631</text:p>
          </table:table-cell>
          <table:table-cell office:value-type="float" office:value="0.03215873" calcext:value-type="float">
            <text:p>0.03215873</text:p>
          </table:table-cell>
          <table:table-cell office:value-type="float" office:value="0.03138219" calcext:value-type="float">
            <text:p>0.03138219</text:p>
          </table:table-cell>
          <table:table-cell office:value-type="float" office:value="0.0155742" calcext:value-type="float">
            <text:p>0.0155742</text:p>
          </table:table-cell>
          <table:table-cell office:value-type="float" office:value="0.01175969" calcext:value-type="float">
            <text:p>0.01175969</text:p>
          </table:table-cell>
          <table:table-cell office:value-type="float" office:value="0.02557674" calcext:value-type="float">
            <text:p>0.02557674</text:p>
          </table:table-cell>
          <table:table-cell office:value-type="float" office:value="0.02256466" calcext:value-type="float">
            <text:p>0.02256466</text:p>
          </table:table-cell>
          <table:table-cell office:value-type="float" office:value="0.02022753" calcext:value-type="float">
            <text:p>0.02022753</text:p>
          </table:table-cell>
          <table:table-cell office:value-type="float" office:value="0.01934609" calcext:value-type="float">
            <text:p>0.01934609</text:p>
          </table:table-cell>
          <table:table-cell office:value-type="float" office:value="0.02014319" calcext:value-type="float">
            <text:p>0.02014319</text:p>
          </table:table-cell>
          <table:table-cell office:value-type="float" office:value="0.005128619" calcext:value-type="float">
            <text:p>0.005128619</text:p>
          </table:table-cell>
          <table:table-cell office:value-type="float" office:value="0.004226874" calcext:value-type="float">
            <text:p>0.004226874</text:p>
          </table:table-cell>
          <table:table-cell office:value-type="float" office:value="0" calcext:value-type="float">
            <text:p>0</text:p>
          </table:table-cell>
          <table:table-cell office:value-type="float" office:value="16.1139" calcext:value-type="float">
            <text:p>16.1139</text:p>
          </table:table-cell>
          <table:table-cell office:value-type="float" office:value="41.37209" calcext:value-type="float">
            <text:p>41.37209</text:p>
          </table:table-cell>
          <table:table-cell office:value-type="float" office:value="48.0037" calcext:value-type="float">
            <text:p>48.0037</text:p>
          </table:table-cell>
          <table:table-cell office:value-type="float" office:value="50.00188" calcext:value-type="float">
            <text:p>50.00188</text:p>
          </table:table-cell>
          <table:table-cell office:value-type="float" office:value="52.29205" calcext:value-type="float">
            <text:p>52.29205</text:p>
          </table:table-cell>
          <table:table-cell office:value-type="float" office:value="33.52142" calcext:value-type="float">
            <text:p>33.52142</text:p>
          </table:table-cell>
          <table:table-cell office:value-type="float" office:value="27.07238" calcext:value-type="float">
            <text:p>27.07238</text:p>
          </table:table-cell>
          <table:table-cell office:value-type="float" office:value="25.79565" calcext:value-type="float">
            <text:p>25.79565</text:p>
          </table:table-cell>
          <table:table-cell office:value-type="float" office:value="12.36563" calcext:value-type="float">
            <text:p>12.36563</text:p>
          </table:table-cell>
          <table:table-cell office:value-type="float" office:value="4.368687" calcext:value-type="float">
            <text:p>4.368687</text:p>
          </table:table-cell>
          <table:table-cell office:value-type="float" office:value="1.505445" calcext:value-type="float">
            <text:p>1.505445</text:p>
          </table:table-cell>
          <table:table-cell office:value-type="float" office:value="0.6782961" calcext:value-type="float">
            <text:p>0.6782961</text:p>
          </table:table-cell>
          <table:table-cell office:value-type="float" office:value="0.353008" calcext:value-type="float">
            <text:p>0.353008</text:p>
          </table:table-cell>
          <table:table-cell office:value-type="float" office:value="0.3480715" calcext:value-type="float">
            <text:p>0.3480715</text:p>
          </table:table-cell>
          <table:table-cell office:value-type="float" office:value="0" calcext:value-type="float">
            <text:p>0</text:p>
          </table:table-cell>
          <table:table-cell office:value-type="float" office:value="-51837.6" calcext:value-type="float">
            <text:p>-5183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7" calcext:value-type="float">
            <text:p>-2.9497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8.837379" calcext:value-type="float">
            <text:p>8.837379</text:p>
          </table:table-cell>
          <table:table-cell office:value-type="float" office:value="1083.989" calcext:value-type="float">
            <text:p>1083.9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670588" calcext:value-type="float">
            <text:p>0.06670588</text:p>
          </table:table-cell>
          <table:table-cell office:value-type="float" office:value="35.06004" calcext:value-type="float">
            <text:p>35.0600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7942" calcext:value-type="float">
            <text:p>0.00722794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1245" calcext:value-type="float">
            <text:p>4.141245</text:p>
          </table:table-cell>
          <table:table-cell office:value-type="float" office:value="-0.8001505" calcext:value-type="float">
            <text:p>-0.8001505</text:p>
          </table:table-cell>
          <table:table-cell office:value-type="float" office:value="-0.06980598" calcext:value-type="float">
            <text:p>-0.06980598</text:p>
          </table:table-cell>
          <table:table-cell office:value-type="float" office:value="0.00000248126" calcext:value-type="float">
            <text:p>2.48126E-06</text:p>
          </table:table-cell>
          <table:table-cell office:value-type="float" office:value="10.58748" calcext:value-type="float">
            <text:p>10.58748</text:p>
          </table:table-cell>
          <table:table-cell office:value-type="float" office:value="1.789008" calcext:value-type="float">
            <text:p>1.789008</text:p>
          </table:table-cell>
          <table:table-cell office:value-type="float" office:value="0.07444403" calcext:value-type="float">
            <text:p>0.07444403</text:p>
          </table:table-cell>
          <table:table-cell office:value-type="float" office:value="0.0705674" calcext:value-type="float">
            <text:p>0.0705674</text:p>
          </table:table-cell>
          <table:table-cell office:value-type="float" office:value="0.03253776" calcext:value-type="float">
            <text:p>0.03253776</text:p>
          </table:table-cell>
          <table:table-cell office:value-type="float" office:value="0.0317589" calcext:value-type="float">
            <text:p>0.0317589</text:p>
          </table:table-cell>
          <table:table-cell office:value-type="float" office:value="0.01566194" calcext:value-type="float">
            <text:p>0.01566194</text:p>
          </table:table-cell>
          <table:table-cell office:value-type="float" office:value="0.0116938" calcext:value-type="float">
            <text:p>0.0116938</text:p>
          </table:table-cell>
          <table:table-cell office:value-type="float" office:value="0.02553259" calcext:value-type="float">
            <text:p>0.02553259</text:p>
          </table:table-cell>
          <table:table-cell office:value-type="float" office:value="0.02255216" calcext:value-type="float">
            <text:p>0.02255216</text:p>
          </table:table-cell>
          <table:table-cell office:value-type="float" office:value="0.02022525" calcext:value-type="float">
            <text:p>0.02022525</text:p>
          </table:table-cell>
          <table:table-cell office:value-type="float" office:value="0.01934292" calcext:value-type="float">
            <text:p>0.01934292</text:p>
          </table:table-cell>
          <table:table-cell office:value-type="float" office:value="0.02011989" calcext:value-type="float">
            <text:p>0.02011989</text:p>
          </table:table-cell>
          <table:table-cell office:value-type="float" office:value="0.005126438" calcext:value-type="float">
            <text:p>0.005126438</text:p>
          </table:table-cell>
          <table:table-cell office:value-type="float" office:value="0.004224488" calcext:value-type="float">
            <text:p>0.004224488</text:p>
          </table:table-cell>
          <table:table-cell office:value-type="float" office:value="0" calcext:value-type="float">
            <text:p>0</text:p>
          </table:table-cell>
          <table:table-cell office:value-type="float" office:value="15.56894" calcext:value-type="float">
            <text:p>15.56894</text:p>
          </table:table-cell>
          <table:table-cell office:value-type="float" office:value="42.2282" calcext:value-type="float">
            <text:p>42.2282</text:p>
          </table:table-cell>
          <table:table-cell office:value-type="float" office:value="48.3955" calcext:value-type="float">
            <text:p>48.3955</text:p>
          </table:table-cell>
          <table:table-cell office:value-type="float" office:value="50.11681" calcext:value-type="float">
            <text:p>50.11681</text:p>
          </table:table-cell>
          <table:table-cell office:value-type="float" office:value="52.33126" calcext:value-type="float">
            <text:p>52.33126</text:p>
          </table:table-cell>
          <table:table-cell office:value-type="float" office:value="33.47764" calcext:value-type="float">
            <text:p>33.47764</text:p>
          </table:table-cell>
          <table:table-cell office:value-type="float" office:value="27.06692" calcext:value-type="float">
            <text:p>27.06692</text:p>
          </table:table-cell>
          <table:table-cell office:value-type="float" office:value="25.81587" calcext:value-type="float">
            <text:p>25.81587</text:p>
          </table:table-cell>
          <table:table-cell office:value-type="float" office:value="12.41337" calcext:value-type="float">
            <text:p>12.41337</text:p>
          </table:table-cell>
          <table:table-cell office:value-type="float" office:value="4.398039" calcext:value-type="float">
            <text:p>4.398039</text:p>
          </table:table-cell>
          <table:table-cell office:value-type="float" office:value="1.518066" calcext:value-type="float">
            <text:p>1.518066</text:p>
          </table:table-cell>
          <table:table-cell office:value-type="float" office:value="0.682273" calcext:value-type="float">
            <text:p>0.682273</text:p>
          </table:table-cell>
          <table:table-cell office:value-type="float" office:value="0.3536223" calcext:value-type="float">
            <text:p>0.3536223</text:p>
          </table:table-cell>
          <table:table-cell office:value-type="float" office:value="0.3480835" calcext:value-type="float">
            <text:p>0.3480835</text:p>
          </table:table-cell>
          <table:table-cell office:value-type="float" office:value="0" calcext:value-type="float">
            <text:p>0</text:p>
          </table:table-cell>
          <table:table-cell office:value-type="float" office:value="-52566.88" calcext:value-type="float">
            <text:p>-5256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7" calcext:value-type="float">
            <text:p>-2.9497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8.780823" calcext:value-type="float">
            <text:p>8.780823</text:p>
          </table:table-cell>
          <table:table-cell office:value-type="float" office:value="1083.92" calcext:value-type="float">
            <text:p>1083.9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814909" calcext:value-type="float">
            <text:p>0.06814909</text:p>
          </table:table-cell>
          <table:table-cell office:value-type="float" office:value="35.17752" calcext:value-type="float">
            <text:p>35.1775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8371" calcext:value-type="float">
            <text:p>0.00722837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1383" calcext:value-type="float">
            <text:p>4.141383</text:p>
          </table:table-cell>
          <table:table-cell office:value-type="float" office:value="-0.8002074" calcext:value-type="float">
            <text:p>-0.8002074</text:p>
          </table:table-cell>
          <table:table-cell office:value-type="float" office:value="-0.06979462" calcext:value-type="float">
            <text:p>-0.06979462</text:p>
          </table:table-cell>
          <table:table-cell office:value-type="float" office:value="0.000002481595" calcext:value-type="float">
            <text:p>2.481595E-06</text:p>
          </table:table-cell>
          <table:table-cell office:value-type="float" office:value="10.54339" calcext:value-type="float">
            <text:p>10.54339</text:p>
          </table:table-cell>
          <table:table-cell office:value-type="float" office:value="1.840082" calcext:value-type="float">
            <text:p>1.840082</text:p>
          </table:table-cell>
          <table:table-cell office:value-type="float" office:value="0.08291814" calcext:value-type="float">
            <text:p>0.08291814</text:p>
          </table:table-cell>
          <table:table-cell office:value-type="float" office:value="0.0772239" calcext:value-type="float">
            <text:p>0.0772239</text:p>
          </table:table-cell>
          <table:table-cell office:value-type="float" office:value="0.03347917" calcext:value-type="float">
            <text:p>0.03347917</text:p>
          </table:table-cell>
          <table:table-cell office:value-type="float" office:value="0.0323485" calcext:value-type="float">
            <text:p>0.0323485</text:p>
          </table:table-cell>
          <table:table-cell office:value-type="float" office:value="0.01581045" calcext:value-type="float">
            <text:p>0.01581045</text:p>
          </table:table-cell>
          <table:table-cell office:value-type="float" office:value="0.01167651" calcext:value-type="float">
            <text:p>0.01167651</text:p>
          </table:table-cell>
          <table:table-cell office:value-type="float" office:value="0.02548958" calcext:value-type="float">
            <text:p>0.02548958</text:p>
          </table:table-cell>
          <table:table-cell office:value-type="float" office:value="0.02253676" calcext:value-type="float">
            <text:p>0.02253676</text:p>
          </table:table-cell>
          <table:table-cell office:value-type="float" office:value="0.02022197" calcext:value-type="float">
            <text:p>0.02022197</text:p>
          </table:table-cell>
          <table:table-cell office:value-type="float" office:value="0.01933982" calcext:value-type="float">
            <text:p>0.01933982</text:p>
          </table:table-cell>
          <table:table-cell office:value-type="float" office:value="0.02009721" calcext:value-type="float">
            <text:p>0.02009721</text:p>
          </table:table-cell>
          <table:table-cell office:value-type="float" office:value="0.00512441" calcext:value-type="float">
            <text:p>0.00512441</text:p>
          </table:table-cell>
          <table:table-cell office:value-type="float" office:value="0.004222106" calcext:value-type="float">
            <text:p>0.004222106</text:p>
          </table:table-cell>
          <table:table-cell office:value-type="float" office:value="0" calcext:value-type="float">
            <text:p>0</text:p>
          </table:table-cell>
          <table:table-cell office:value-type="float" office:value="15.21846" calcext:value-type="float">
            <text:p>15.21846</text:p>
          </table:table-cell>
          <table:table-cell office:value-type="float" office:value="43.16401" calcext:value-type="float">
            <text:p>43.16401</text:p>
          </table:table-cell>
          <table:table-cell office:value-type="float" office:value="48.86486" calcext:value-type="float">
            <text:p>48.86486</text:p>
          </table:table-cell>
          <table:table-cell office:value-type="float" office:value="50.26364" calcext:value-type="float">
            <text:p>50.26364</text:p>
          </table:table-cell>
          <table:table-cell office:value-type="float" office:value="52.39455" calcext:value-type="float">
            <text:p>52.39455</text:p>
          </table:table-cell>
          <table:table-cell office:value-type="float" office:value="33.4383" calcext:value-type="float">
            <text:p>33.4383</text:p>
          </table:table-cell>
          <table:table-cell office:value-type="float" office:value="27.07191" calcext:value-type="float">
            <text:p>27.07191</text:p>
          </table:table-cell>
          <table:table-cell office:value-type="float" office:value="25.84052" calcext:value-type="float">
            <text:p>25.84052</text:p>
          </table:table-cell>
          <table:table-cell office:value-type="float" office:value="12.45832" calcext:value-type="float">
            <text:p>12.45832</text:p>
          </table:table-cell>
          <table:table-cell office:value-type="float" office:value="4.42645" calcext:value-type="float">
            <text:p>4.42645</text:p>
          </table:table-cell>
          <table:table-cell office:value-type="float" office:value="1.530759" calcext:value-type="float">
            <text:p>1.530759</text:p>
          </table:table-cell>
          <table:table-cell office:value-type="float" office:value="0.6862769" calcext:value-type="float">
            <text:p>0.6862769</text:p>
          </table:table-cell>
          <table:table-cell office:value-type="float" office:value="0.3542549" calcext:value-type="float">
            <text:p>0.3542549</text:p>
          </table:table-cell>
          <table:table-cell office:value-type="float" office:value="0.3480955" calcext:value-type="float">
            <text:p>0.3480955</text:p>
          </table:table-cell>
          <table:table-cell office:value-type="float" office:value="0" calcext:value-type="float">
            <text:p>0</text:p>
          </table:table-cell>
          <table:table-cell office:value-type="float" office:value="-53188.58" calcext:value-type="float">
            <text:p>-53188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7" calcext:value-type="float">
            <text:p>-2.9497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8.74937" calcext:value-type="float">
            <text:p>8.74937</text:p>
          </table:table-cell>
          <table:table-cell office:value-type="float" office:value="1083.867" calcext:value-type="float">
            <text:p>1083.86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200922" calcext:value-type="float">
            <text:p>0.06200922</text:p>
          </table:table-cell>
          <table:table-cell office:value-type="float" office:value="35.26873" calcext:value-type="float">
            <text:p>35.2687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882" calcext:value-type="float">
            <text:p>0.0072288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1527" calcext:value-type="float">
            <text:p>4.141527</text:p>
          </table:table-cell>
          <table:table-cell office:value-type="float" office:value="-0.8002426" calcext:value-type="float">
            <text:p>-0.8002426</text:p>
          </table:table-cell>
          <table:table-cell office:value-type="float" office:value="-0.07043725" calcext:value-type="float">
            <text:p>-0.07043725</text:p>
          </table:table-cell>
          <table:table-cell office:value-type="float" office:value="0.00000248228" calcext:value-type="float">
            <text:p>2.48228E-06</text:p>
          </table:table-cell>
          <table:table-cell office:value-type="float" office:value="10.54451" calcext:value-type="float">
            <text:p>10.54451</text:p>
          </table:table-cell>
          <table:table-cell office:value-type="float" office:value="1.353525" calcext:value-type="float">
            <text:p>1.353525</text:p>
          </table:table-cell>
          <table:table-cell office:value-type="float" office:value="0.07085746" calcext:value-type="float">
            <text:p>0.07085746</text:p>
          </table:table-cell>
          <table:table-cell office:value-type="float" office:value="0.06271418" calcext:value-type="float">
            <text:p>0.06271418</text:p>
          </table:table-cell>
          <table:table-cell office:value-type="float" office:value="0.03253605" calcext:value-type="float">
            <text:p>0.03253605</text:p>
          </table:table-cell>
          <table:table-cell office:value-type="float" office:value="0.03157598" calcext:value-type="float">
            <text:p>0.03157598</text:p>
          </table:table-cell>
          <table:table-cell office:value-type="float" office:value="0.01564861" calcext:value-type="float">
            <text:p>0.01564861</text:p>
          </table:table-cell>
          <table:table-cell office:value-type="float" office:value="0.01163574" calcext:value-type="float">
            <text:p>0.01163574</text:p>
          </table:table-cell>
          <table:table-cell office:value-type="float" office:value="0.02545908" calcext:value-type="float">
            <text:p>0.02545908</text:p>
          </table:table-cell>
          <table:table-cell office:value-type="float" office:value="0.02251921" calcext:value-type="float">
            <text:p>0.02251921</text:p>
          </table:table-cell>
          <table:table-cell office:value-type="float" office:value="0.02021712" calcext:value-type="float">
            <text:p>0.02021712</text:p>
          </table:table-cell>
          <table:table-cell office:value-type="float" office:value="0.01933651" calcext:value-type="float">
            <text:p>0.01933651</text:p>
          </table:table-cell>
          <table:table-cell office:value-type="float" office:value="0.02007509" calcext:value-type="float">
            <text:p>0.02007509</text:p>
          </table:table-cell>
          <table:table-cell office:value-type="float" office:value="0.005122533" calcext:value-type="float">
            <text:p>0.005122533</text:p>
          </table:table-cell>
          <table:table-cell office:value-type="float" office:value="0.004219745" calcext:value-type="float">
            <text:p>0.004219745</text:p>
          </table:table-cell>
          <table:table-cell office:value-type="float" office:value="0" calcext:value-type="float">
            <text:p>0</text:p>
          </table:table-cell>
          <table:table-cell office:value-type="float" office:value="28.29695" calcext:value-type="float">
            <text:p>28.29695</text:p>
          </table:table-cell>
          <table:table-cell office:value-type="float" office:value="35.50687" calcext:value-type="float">
            <text:p>35.50687</text:p>
          </table:table-cell>
          <table:table-cell office:value-type="float" office:value="48.0423" calcext:value-type="float">
            <text:p>48.0423</text:p>
          </table:table-cell>
          <table:table-cell office:value-type="float" office:value="51.86662" calcext:value-type="float">
            <text:p>51.86662</text:p>
          </table:table-cell>
          <table:table-cell office:value-type="float" office:value="54.13574" calcext:value-type="float">
            <text:p>54.13574</text:p>
          </table:table-cell>
          <table:table-cell office:value-type="float" office:value="34.05792" calcext:value-type="float">
            <text:p>34.05792</text:p>
          </table:table-cell>
          <table:table-cell office:value-type="float" office:value="27.35579" calcext:value-type="float">
            <text:p>27.35579</text:p>
          </table:table-cell>
          <table:table-cell office:value-type="float" office:value="25.88729" calcext:value-type="float">
            <text:p>25.88729</text:p>
          </table:table-cell>
          <table:table-cell office:value-type="float" office:value="12.50227" calcext:value-type="float">
            <text:p>12.50227</text:p>
          </table:table-cell>
          <table:table-cell office:value-type="float" office:value="4.454038" calcext:value-type="float">
            <text:p>4.454038</text:p>
          </table:table-cell>
          <table:table-cell office:value-type="float" office:value="1.543495" calcext:value-type="float">
            <text:p>1.543495</text:p>
          </table:table-cell>
          <table:table-cell office:value-type="float" office:value="0.6903038" calcext:value-type="float">
            <text:p>0.6903038</text:p>
          </table:table-cell>
          <table:table-cell office:value-type="float" office:value="0.3549055" calcext:value-type="float">
            <text:p>0.3549055</text:p>
          </table:table-cell>
          <table:table-cell office:value-type="float" office:value="0.3481075" calcext:value-type="float">
            <text:p>0.3481075</text:p>
          </table:table-cell>
          <table:table-cell office:value-type="float" office:value="0" calcext:value-type="float">
            <text:p>0</text:p>
          </table:table-cell>
          <table:table-cell office:value-type="float" office:value="-53671.04" calcext:value-type="float">
            <text:p>-5367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8.728232" calcext:value-type="float">
            <text:p>8.728232</text:p>
          </table:table-cell>
          <table:table-cell office:value-type="float" office:value="1083.826" calcext:value-type="float">
            <text:p>1083.82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931808" calcext:value-type="float">
            <text:p>0.05931808</text:p>
          </table:table-cell>
          <table:table-cell office:value-type="float" office:value="35.3293" calcext:value-type="float">
            <text:p>35.32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229267" calcext:value-type="float">
            <text:p>0.00722926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141664" calcext:value-type="float">
            <text:p>4.141664</text:p>
          </table:table-cell>
          <table:table-cell office:value-type="float" office:value="-0.8002651" calcext:value-type="float">
            <text:p>-0.8002651</text:p>
          </table:table-cell>
          <table:table-cell office:value-type="float" office:value="-0.07102994" calcext:value-type="float">
            <text:p>-0.07102994</text:p>
          </table:table-cell>
          <table:table-cell office:value-type="float" office:value="0.000002482684" calcext:value-type="float">
            <text:p>2.482684E-06</text:p>
          </table:table-cell>
          <table:table-cell office:value-type="float" office:value="10.54385" calcext:value-type="float">
            <text:p>10.54385</text:p>
          </table:table-cell>
          <table:table-cell office:value-type="float" office:value="1.137643" calcext:value-type="float">
            <text:p>1.137643</text:p>
          </table:table-cell>
          <table:table-cell office:value-type="float" office:value="0.06500462" calcext:value-type="float">
            <text:p>0.06500462</text:p>
          </table:table-cell>
          <table:table-cell office:value-type="float" office:value="0.05863625" calcext:value-type="float">
            <text:p>0.05863625</text:p>
          </table:table-cell>
          <table:table-cell office:value-type="float" office:value="0.03196683" calcext:value-type="float">
            <text:p>0.03196683</text:p>
          </table:table-cell>
          <table:table-cell office:value-type="float" office:value="0.03110054" calcext:value-type="float">
            <text:p>0.03110054</text:p>
          </table:table-cell>
          <table:table-cell office:value-type="float" office:value="0.01570765" calcext:value-type="float">
            <text:p>0.01570765</text:p>
          </table:table-cell>
          <table:table-cell office:value-type="float" office:value="0.01175428" calcext:value-type="float">
            <text:p>0.01175428</text:p>
          </table:table-cell>
          <table:table-cell office:value-type="float" office:value="0.02545283" calcext:value-type="float">
            <text:p>0.02545283</text:p>
          </table:table-cell>
          <table:table-cell office:value-type="float" office:value="0.0225032" calcext:value-type="float">
            <text:p>0.0225032</text:p>
          </table:table-cell>
          <table:table-cell office:value-type="float" office:value="0.02021082" calcext:value-type="float">
            <text:p>0.02021082</text:p>
          </table:table-cell>
          <table:table-cell office:value-type="float" office:value="0.01933276" calcext:value-type="float">
            <text:p>0.01933276</text:p>
          </table:table-cell>
          <table:table-cell office:value-type="float" office:value="0.02005339" calcext:value-type="float">
            <text:p>0.02005339</text:p>
          </table:table-cell>
          <table:table-cell office:value-type="float" office:value="0.005120798" calcext:value-type="float">
            <text:p>0.005120798</text:p>
          </table:table-cell>
          <table:table-cell office:value-type="float" office:value="0.0042174" calcext:value-type="float">
            <text:p>0.0042174</text:p>
          </table:table-cell>
          <table:table-cell office:value-type="float" office:value="0" calcext:value-type="float">
            <text:p>0</text:p>
          </table:table-cell>
          <table:table-cell office:value-type="float" office:value="34.41108" calcext:value-type="float">
            <text:p>34.41108</text:p>
          </table:table-cell>
          <table:table-cell office:value-type="float" office:value="36.5878" calcext:value-type="float">
            <text:p>36.5878</text:p>
          </table:table-cell>
          <table:table-cell office:value-type="float" office:value="47.3473" calcext:value-type="float">
            <text:p>47.3473</text:p>
          </table:table-cell>
          <table:table-cell office:value-type="float" office:value="50.84309" calcext:value-type="float">
            <text:p>50.84309</text:p>
          </table:table-cell>
          <table:table-cell office:value-type="float" office:value="53.11849" calcext:value-type="float">
            <text:p>53.11849</text:p>
          </table:table-cell>
          <table:table-cell office:value-type="float" office:value="33.87822" calcext:value-type="float">
            <text:p>33.87822</text:p>
          </table:table-cell>
          <table:table-cell office:value-type="float" office:value="27.52767" calcext:value-type="float">
            <text:p>27.52767</text:p>
          </table:table-cell>
          <table:table-cell office:value-type="float" office:value="25.97575" calcext:value-type="float">
            <text:p>25.97575</text:p>
          </table:table-cell>
          <table:table-cell office:value-type="float" office:value="12.5529" calcext:value-type="float">
            <text:p>12.5529</text:p>
          </table:table-cell>
          <table:table-cell office:value-type="float" office:value="4.481055" calcext:value-type="float">
            <text:p>4.481055</text:p>
          </table:table-cell>
          <table:table-cell office:value-type="float" office:value="1.556262" calcext:value-type="float">
            <text:p>1.556262</text:p>
          </table:table-cell>
          <table:table-cell office:value-type="float" office:value="0.6943521" calcext:value-type="float">
            <text:p>0.6943521</text:p>
          </table:table-cell>
          <table:table-cell office:value-type="float" office:value="0.3555727" calcext:value-type="float">
            <text:p>0.3555727</text:p>
          </table:table-cell>
          <table:table-cell office:value-type="float" office:value="0.3481196" calcext:value-type="float">
            <text:p>0.3481196</text:p>
          </table:table-cell>
          <table:table-cell office:value-type="float" office:value="0" calcext:value-type="float">
            <text:p>0</text:p>
          </table:table-cell>
          <table:table-cell office:value-type="float" office:value="-53972.86" calcext:value-type="float">
            <text:p>-5397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8.70868" calcext:value-type="float">
            <text:p>8.70868</text:p>
          </table:table-cell>
          <table:table-cell office:value-type="float" office:value="1083.789" calcext:value-type="float">
            <text:p>1083.7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912669" calcext:value-type="float">
            <text:p>0.05912669</text:p>
          </table:table-cell>
          <table:table-cell office:value-type="float" office:value="34.89054" calcext:value-type="float">
            <text:p>34.8905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467659" calcext:value-type="float">
            <text:p>0.00746765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4.632785" calcext:value-type="float">
            <text:p>4.632785</text:p>
          </table:table-cell>
          <table:table-cell office:value-type="float" office:value="-0.8002782" calcext:value-type="float">
            <text:p>-0.8002782</text:p>
          </table:table-cell>
          <table:table-cell office:value-type="float" office:value="-0.07105193" calcext:value-type="float">
            <text:p>-0.07105193</text:p>
          </table:table-cell>
          <table:table-cell office:value-type="float" office:value="0.000002483224" calcext:value-type="float">
            <text:p>2.483224E-06</text:p>
          </table:table-cell>
          <table:table-cell office:value-type="float" office:value="10.53606" calcext:value-type="float">
            <text:p>10.53606</text:p>
          </table:table-cell>
          <table:table-cell office:value-type="float" office:value="1.15528" calcext:value-type="float">
            <text:p>1.15528</text:p>
          </table:table-cell>
          <table:table-cell office:value-type="float" office:value="0.06079022" calcext:value-type="float">
            <text:p>0.06079022</text:p>
          </table:table-cell>
          <table:table-cell office:value-type="float" office:value="0.05553941" calcext:value-type="float">
            <text:p>0.05553941</text:p>
          </table:table-cell>
          <table:table-cell office:value-type="float" office:value="0.0313581" calcext:value-type="float">
            <text:p>0.0313581</text:p>
          </table:table-cell>
          <table:table-cell office:value-type="float" office:value="0.03046981" calcext:value-type="float">
            <text:p>0.03046981</text:p>
          </table:table-cell>
          <table:table-cell office:value-type="float" office:value="0.01569362" calcext:value-type="float">
            <text:p>0.01569362</text:p>
          </table:table-cell>
          <table:table-cell office:value-type="float" office:value="0.01181873" calcext:value-type="float">
            <text:p>0.01181873</text:p>
          </table:table-cell>
          <table:table-cell office:value-type="float" office:value="0.02546882" calcext:value-type="float">
            <text:p>0.02546882</text:p>
          </table:table-cell>
          <table:table-cell office:value-type="float" office:value="0.02247023" calcext:value-type="float">
            <text:p>0.02247023</text:p>
          </table:table-cell>
          <table:table-cell office:value-type="float" office:value="0.02019274" calcext:value-type="float">
            <text:p>0.02019274</text:p>
          </table:table-cell>
          <table:table-cell office:value-type="float" office:value="0.01932387" calcext:value-type="float">
            <text:p>0.01932387</text:p>
          </table:table-cell>
          <table:table-cell office:value-type="float" office:value="0.02003041" calcext:value-type="float">
            <text:p>0.02003041</text:p>
          </table:table-cell>
          <table:table-cell office:value-type="float" office:value="0.005119124" calcext:value-type="float">
            <text:p>0.005119124</text:p>
          </table:table-cell>
          <table:table-cell office:value-type="float" office:value="0.004215048" calcext:value-type="float">
            <text:p>0.004215048</text:p>
          </table:table-cell>
          <table:table-cell office:value-type="float" office:value="0" calcext:value-type="float">
            <text:p>0</text:p>
          </table:table-cell>
          <table:table-cell office:value-type="float" office:value="30.83993" calcext:value-type="float">
            <text:p>30.83993</text:p>
          </table:table-cell>
          <table:table-cell office:value-type="float" office:value="36.6262" calcext:value-type="float">
            <text:p>36.6262</text:p>
          </table:table-cell>
          <table:table-cell office:value-type="float" office:value="45.64012" calcext:value-type="float">
            <text:p>45.64012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51.17189" calcext:value-type="float">
            <text:p>51.17189</text:p>
          </table:table-cell>
          <table:table-cell office:value-type="float" office:value="33.02736" calcext:value-type="float">
            <text:p>33.02736</text:p>
          </table:table-cell>
          <table:table-cell office:value-type="float" office:value="27.13351" calcext:value-type="float">
            <text:p>27.13351</text:p>
          </table:table-cell>
          <table:table-cell office:value-type="float" office:value="25.92145" calcext:value-type="float">
            <text:p>25.92145</text:p>
          </table:table-cell>
          <table:table-cell office:value-type="float" office:value="12.56213" calcext:value-type="float">
            <text:p>12.56213</text:p>
          </table:table-cell>
          <table:table-cell office:value-type="float" office:value="4.493227" calcext:value-type="float">
            <text:p>4.493227</text:p>
          </table:table-cell>
          <table:table-cell office:value-type="float" office:value="1.566868" calcext:value-type="float">
            <text:p>1.566868</text:p>
          </table:table-cell>
          <table:table-cell office:value-type="float" office:value="0.6981027" calcext:value-type="float">
            <text:p>0.6981027</text:p>
          </table:table-cell>
          <table:table-cell office:value-type="float" office:value="0.3562429" calcext:value-type="float">
            <text:p>0.3562429</text:p>
          </table:table-cell>
          <table:table-cell office:value-type="float" office:value="0.3481317" calcext:value-type="float">
            <text:p>0.3481317</text:p>
          </table:table-cell>
          <table:table-cell office:value-type="float" office:value="0" calcext:value-type="float">
            <text:p>0</text:p>
          </table:table-cell>
          <table:table-cell office:value-type="float" office:value="-54309.46" calcext:value-type="float">
            <text:p>-5430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8.686025" calcext:value-type="float">
            <text:p>8.686025</text:p>
          </table:table-cell>
          <table:table-cell office:value-type="float" office:value="1083.75" calcext:value-type="float">
            <text:p>1083.7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939887" calcext:value-type="float">
            <text:p>0.05939887</text:p>
          </table:table-cell>
          <table:table-cell office:value-type="float" office:value="34.41602" calcext:value-type="float">
            <text:p>34.4160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67836" calcext:value-type="float">
            <text:p>0.0076783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16359" calcext:value-type="float">
            <text:p>5.16359</text:p>
          </table:table-cell>
          <table:table-cell office:value-type="float" office:value="-0.8002959" calcext:value-type="float">
            <text:p>-0.8002959</text:p>
          </table:table-cell>
          <table:table-cell office:value-type="float" office:value="-0.07103486" calcext:value-type="float">
            <text:p>-0.07103486</text:p>
          </table:table-cell>
          <table:table-cell office:value-type="float" office:value="0.000002483453" calcext:value-type="float">
            <text:p>2.483453E-06</text:p>
          </table:table-cell>
          <table:table-cell office:value-type="float" office:value="10.52499" calcext:value-type="float">
            <text:p>10.52499</text:p>
          </table:table-cell>
          <table:table-cell office:value-type="float" office:value="1.215765" calcext:value-type="float">
            <text:p>1.215765</text:p>
          </table:table-cell>
          <table:table-cell office:value-type="float" office:value="0.05835998" calcext:value-type="float">
            <text:p>0.05835998</text:p>
          </table:table-cell>
          <table:table-cell office:value-type="float" office:value="0.0531795" calcext:value-type="float">
            <text:p>0.0531795</text:p>
          </table:table-cell>
          <table:table-cell office:value-type="float" office:value="0.03078204" calcext:value-type="float">
            <text:p>0.03078204</text:p>
          </table:table-cell>
          <table:table-cell office:value-type="float" office:value="0.02982274" calcext:value-type="float">
            <text:p>0.02982274</text:p>
          </table:table-cell>
          <table:table-cell office:value-type="float" office:value="0.01544368" calcext:value-type="float">
            <text:p>0.01544368</text:p>
          </table:table-cell>
          <table:table-cell office:value-type="float" office:value="0.01169838" calcext:value-type="float">
            <text:p>0.01169838</text:p>
          </table:table-cell>
          <table:table-cell office:value-type="float" office:value="0.02543986" calcext:value-type="float">
            <text:p>0.02543986</text:p>
          </table:table-cell>
          <table:table-cell office:value-type="float" office:value="0.02239875" calcext:value-type="float">
            <text:p>0.02239875</text:p>
          </table:table-cell>
          <table:table-cell office:value-type="float" office:value="0.0201527" calcext:value-type="float">
            <text:p>0.0201527</text:p>
          </table:table-cell>
          <table:table-cell office:value-type="float" office:value="0.01930507" calcext:value-type="float">
            <text:p>0.01930507</text:p>
          </table:table-cell>
          <table:table-cell office:value-type="float" office:value="0.02000458" calcext:value-type="float">
            <text:p>0.02000458</text:p>
          </table:table-cell>
          <table:table-cell office:value-type="float" office:value="0.005116556" calcext:value-type="float">
            <text:p>0.005116556</text:p>
          </table:table-cell>
          <table:table-cell office:value-type="float" office:value="0.004212702" calcext:value-type="float">
            <text:p>0.004212702</text:p>
          </table:table-cell>
          <table:table-cell office:value-type="float" office:value="0" calcext:value-type="float">
            <text:p>0</text:p>
          </table:table-cell>
          <table:table-cell office:value-type="float" office:value="27.78917" calcext:value-type="float">
            <text:p>27.78917</text:p>
          </table:table-cell>
          <table:table-cell office:value-type="float" office:value="36.98712" calcext:value-type="float">
            <text:p>36.98712</text:p>
          </table:table-cell>
          <table:table-cell office:value-type="float" office:value="44.76936" calcext:value-type="float">
            <text:p>44.76936</text:p>
          </table:table-cell>
          <table:table-cell office:value-type="float" office:value="47.78354" calcext:value-type="float">
            <text:p>47.78354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32.05684" calcext:value-type="float">
            <text:p>32.05684</text:p>
          </table:table-cell>
          <table:table-cell office:value-type="float" office:value="26.46487" calcext:value-type="float">
            <text:p>26.46487</text:p>
          </table:table-cell>
          <table:table-cell office:value-type="float" office:value="25.70133" calcext:value-type="float">
            <text:p>25.70133</text:p>
          </table:table-cell>
          <table:table-cell office:value-type="float" office:value="12.47927" calcext:value-type="float">
            <text:p>12.47927</text:p>
          </table:table-cell>
          <table:table-cell office:value-type="float" office:value="4.477313" calcext:value-type="float">
            <text:p>4.477313</text:p>
          </table:table-cell>
          <table:table-cell office:value-type="float" office:value="1.571455" calcext:value-type="float">
            <text:p>1.571455</text:p>
          </table:table-cell>
          <table:table-cell office:value-type="float" office:value="0.7010736" calcext:value-type="float">
            <text:p>0.7010736</text:p>
          </table:table-cell>
          <table:table-cell office:value-type="float" office:value="0.35675" calcext:value-type="float">
            <text:p>0.35675</text:p>
          </table:table-cell>
          <table:table-cell office:value-type="float" office:value="0.3481438" calcext:value-type="float">
            <text:p>0.3481438</text:p>
          </table:table-cell>
          <table:table-cell office:value-type="float" office:value="0" calcext:value-type="float">
            <text:p>0</text:p>
          </table:table-cell>
          <table:table-cell office:value-type="float" office:value="-54765.95" calcext:value-type="float">
            <text:p>-5476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8.662532" calcext:value-type="float">
            <text:p>8.662532</text:p>
          </table:table-cell>
          <table:table-cell office:value-type="float" office:value="1083.71" calcext:value-type="float">
            <text:p>1083.7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980084" calcext:value-type="float">
            <text:p>0.05980084</text:p>
          </table:table-cell>
          <table:table-cell office:value-type="float" office:value="34.38673" calcext:value-type="float">
            <text:p>34.3867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2721" calcext:value-type="float">
            <text:p>0.00771272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0479" calcext:value-type="float">
            <text:p>5.250479</text:p>
          </table:table-cell>
          <table:table-cell office:value-type="float" office:value="-0.8003157" calcext:value-type="float">
            <text:p>-0.8003157</text:p>
          </table:table-cell>
          <table:table-cell office:value-type="float" office:value="-0.07101817" calcext:value-type="float">
            <text:p>-0.07101817</text:p>
          </table:table-cell>
          <table:table-cell office:value-type="float" office:value="0.000002483672" calcext:value-type="float">
            <text:p>2.483672E-06</text:p>
          </table:table-cell>
          <table:table-cell office:value-type="float" office:value="10.51334" calcext:value-type="float">
            <text:p>10.51334</text:p>
          </table:table-cell>
          <table:table-cell office:value-type="float" office:value="1.272249" calcext:value-type="float">
            <text:p>1.272249</text:p>
          </table:table-cell>
          <table:table-cell office:value-type="float" office:value="0.0571264" calcext:value-type="float">
            <text:p>0.0571264</text:p>
          </table:table-cell>
          <table:table-cell office:value-type="float" office:value="0.05197064" calcext:value-type="float">
            <text:p>0.05197064</text:p>
          </table:table-cell>
          <table:table-cell office:value-type="float" office:value="0.03052607" calcext:value-type="float">
            <text:p>0.03052607</text:p>
          </table:table-cell>
          <table:table-cell office:value-type="float" office:value="0.02955154" calcext:value-type="float">
            <text:p>0.02955154</text:p>
          </table:table-cell>
          <table:table-cell office:value-type="float" office:value="0.01530186" calcext:value-type="float">
            <text:p>0.01530186</text:p>
          </table:table-cell>
          <table:table-cell office:value-type="float" office:value="0.01160966" calcext:value-type="float">
            <text:p>0.01160966</text:p>
          </table:table-cell>
          <table:table-cell office:value-type="float" office:value="0.02541937" calcext:value-type="float">
            <text:p>0.02541937</text:p>
          </table:table-cell>
          <table:table-cell office:value-type="float" office:value="0.02234873" calcext:value-type="float">
            <text:p>0.02234873</text:p>
          </table:table-cell>
          <table:table-cell office:value-type="float" office:value="0.0201217" calcext:value-type="float">
            <text:p>0.0201217</text:p>
          </table:table-cell>
          <table:table-cell office:value-type="float" office:value="0.01928882" calcext:value-type="float">
            <text:p>0.01928882</text:p>
          </table:table-cell>
          <table:table-cell office:value-type="float" office:value="0.01998042" calcext:value-type="float">
            <text:p>0.01998042</text:p>
          </table:table-cell>
          <table:table-cell office:value-type="float" office:value="0.005113101" calcext:value-type="float">
            <text:p>0.005113101</text:p>
          </table:table-cell>
          <table:table-cell office:value-type="float" office:value="0.004210356" calcext:value-type="float">
            <text:p>0.004210356</text:p>
          </table:table-cell>
          <table:table-cell office:value-type="float" office:value="0" calcext:value-type="float">
            <text:p>0</text:p>
          </table:table-cell>
          <table:table-cell office:value-type="float" office:value="25.50121" calcext:value-type="float">
            <text:p>25.50121</text:p>
          </table:table-cell>
          <table:table-cell office:value-type="float" office:value="37.95831" calcext:value-type="float">
            <text:p>37.95831</text:p>
          </table:table-cell>
          <table:table-cell office:value-type="float" office:value="44.96295" calcext:value-type="float">
            <text:p>44.96295</text:p>
          </table:table-cell>
          <table:table-cell office:value-type="float" office:value="47.88782" calcext:value-type="float">
            <text:p>47.88782</text:p>
          </table:table-cell>
          <table:table-cell office:value-type="float" office:value="50.12029" calcext:value-type="float">
            <text:p>50.12029</text:p>
          </table:table-cell>
          <table:table-cell office:value-type="float" office:value="31.95981" calcext:value-type="float">
            <text:p>31.95981</text:p>
          </table:table-cell>
          <table:table-cell office:value-type="float" office:value="26.33553" calcext:value-type="float">
            <text:p>26.33553</text:p>
          </table:table-cell>
          <table:table-cell office:value-type="float" office:value="25.63985" calcext:value-type="float">
            <text:p>25.63985</text:p>
          </table:table-cell>
          <table:table-cell office:value-type="float" office:value="12.44723" calcext:value-type="float">
            <text:p>12.44723</text:p>
          </table:table-cell>
          <table:table-cell office:value-type="float" office:value="4.474067" calcext:value-type="float">
            <text:p>4.474067</text:p>
          </table:table-cell>
          <table:table-cell office:value-type="float" office:value="1.575134" calcext:value-type="float">
            <text:p>1.575134</text:p>
          </table:table-cell>
          <table:table-cell office:value-type="float" office:value="0.7041108" calcext:value-type="float">
            <text:p>0.7041108</text:p>
          </table:table-cell>
          <table:table-cell office:value-type="float" office:value="0.3570973" calcext:value-type="float">
            <text:p>0.3570973</text:p>
          </table:table-cell>
          <table:table-cell office:value-type="float" office:value="0.348156" calcext:value-type="float">
            <text:p>0.348156</text:p>
          </table:table-cell>
          <table:table-cell office:value-type="float" office:value="0" calcext:value-type="float">
            <text:p>0</text:p>
          </table:table-cell>
          <table:table-cell office:value-type="float" office:value="-55244.24" calcext:value-type="float">
            <text:p>-5524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8.640133" calcext:value-type="float">
            <text:p>8.640133</text:p>
          </table:table-cell>
          <table:table-cell office:value-type="float" office:value="1083.671" calcext:value-type="float">
            <text:p>1083.67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001332" calcext:value-type="float">
            <text:p>0.06001332</text:p>
          </table:table-cell>
          <table:table-cell office:value-type="float" office:value="34.4426" calcext:value-type="float">
            <text:p>34.442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3168" calcext:value-type="float">
            <text:p>0.007713168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0616" calcext:value-type="float">
            <text:p>5.250616</text:p>
          </table:table-cell>
          <table:table-cell office:value-type="float" office:value="-0.8003347" calcext:value-type="float">
            <text:p>-0.8003347</text:p>
          </table:table-cell>
          <table:table-cell office:value-type="float" office:value="-0.071002" calcext:value-type="float">
            <text:p>-0.071002</text:p>
          </table:table-cell>
          <table:table-cell office:value-type="float" office:value="0.000002483885" calcext:value-type="float">
            <text:p>2.483885E-06</text:p>
          </table:table-cell>
          <table:table-cell office:value-type="float" office:value="10.5021" calcext:value-type="float">
            <text:p>10.5021</text:p>
          </table:table-cell>
          <table:table-cell office:value-type="float" office:value="1.306366" calcext:value-type="float">
            <text:p>1.306366</text:p>
          </table:table-cell>
          <table:table-cell office:value-type="float" office:value="0.05550903" calcext:value-type="float">
            <text:p>0.05550903</text:p>
          </table:table-cell>
          <table:table-cell office:value-type="float" office:value="0.05102621" calcext:value-type="float">
            <text:p>0.05102621</text:p>
          </table:table-cell>
          <table:table-cell office:value-type="float" office:value="0.03033921" calcext:value-type="float">
            <text:p>0.03033921</text:p>
          </table:table-cell>
          <table:table-cell office:value-type="float" office:value="0.0293853" calcext:value-type="float">
            <text:p>0.0293853</text:p>
          </table:table-cell>
          <table:table-cell office:value-type="float" office:value="0.01523962" calcext:value-type="float">
            <text:p>0.01523962</text:p>
          </table:table-cell>
          <table:table-cell office:value-type="float" office:value="0.01156836" calcext:value-type="float">
            <text:p>0.01156836</text:p>
          </table:table-cell>
          <table:table-cell office:value-type="float" office:value="0.02541052" calcext:value-type="float">
            <text:p>0.02541052</text:p>
          </table:table-cell>
          <table:table-cell office:value-type="float" office:value="0.0223197" calcext:value-type="float">
            <text:p>0.0223197</text:p>
          </table:table-cell>
          <table:table-cell office:value-type="float" office:value="0.02010196" calcext:value-type="float">
            <text:p>0.02010196</text:p>
          </table:table-cell>
          <table:table-cell office:value-type="float" office:value="0.01927753" calcext:value-type="float">
            <text:p>0.01927753</text:p>
          </table:table-cell>
          <table:table-cell office:value-type="float" office:value="0.01995832" calcext:value-type="float">
            <text:p>0.01995832</text:p>
          </table:table-cell>
          <table:table-cell office:value-type="float" office:value="0.005109639" calcext:value-type="float">
            <text:p>0.005109639</text:p>
          </table:table-cell>
          <table:table-cell office:value-type="float" office:value="0.004208005" calcext:value-type="float">
            <text:p>0.004208005</text:p>
          </table:table-cell>
          <table:table-cell office:value-type="float" office:value="0" calcext:value-type="float">
            <text:p>0</text:p>
          </table:table-cell>
          <table:table-cell office:value-type="float" office:value="23.81351" calcext:value-type="float">
            <text:p>23.81351</text:p>
          </table:table-cell>
          <table:table-cell office:value-type="float" office:value="38.78802" calcext:value-type="float">
            <text:p>38.78802</text:p>
          </table:table-cell>
          <table:table-cell office:value-type="float" office:value="45.18929" calcext:value-type="float">
            <text:p>45.18929</text:p>
          </table:table-cell>
          <table:table-cell office:value-type="float" office:value="48.03355" calcext:value-type="float">
            <text:p>48.03355</text:p>
          </table:table-cell>
          <table:table-cell office:value-type="float" office:value="50.23348" calcext:value-type="float">
            <text:p>50.23348</text:p>
          </table:table-cell>
          <table:table-cell office:value-type="float" office:value="31.98854" calcext:value-type="float">
            <text:p>31.98854</text:p>
          </table:table-cell>
          <table:table-cell office:value-type="float" office:value="26.33032" calcext:value-type="float">
            <text:p>26.33032</text:p>
          </table:table-cell>
          <table:table-cell office:value-type="float" office:value="25.64567" calcext:value-type="float">
            <text:p>25.64567</text:p>
          </table:table-cell>
          <table:table-cell office:value-type="float" office:value="12.45131" calcext:value-type="float">
            <text:p>12.45131</text:p>
          </table:table-cell>
          <table:table-cell office:value-type="float" office:value="4.483027" calcext:value-type="float">
            <text:p>4.483027</text:p>
          </table:table-cell>
          <table:table-cell office:value-type="float" office:value="1.580873" calcext:value-type="float">
            <text:p>1.580873</text:p>
          </table:table-cell>
          <table:table-cell office:value-type="float" office:value="0.7073964" calcext:value-type="float">
            <text:p>0.7073964</text:p>
          </table:table-cell>
          <table:table-cell office:value-type="float" office:value="0.3574409" calcext:value-type="float">
            <text:p>0.3574409</text:p>
          </table:table-cell>
          <table:table-cell office:value-type="float" office:value="0.3481678" calcext:value-type="float">
            <text:p>0.3481678</text:p>
          </table:table-cell>
          <table:table-cell office:value-type="float" office:value="0" calcext:value-type="float">
            <text:p>0</text:p>
          </table:table-cell>
          <table:table-cell office:value-type="float" office:value="-55717.54" calcext:value-type="float">
            <text:p>-5571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8.619866" calcext:value-type="float">
            <text:p>8.619866</text:p>
          </table:table-cell>
          <table:table-cell office:value-type="float" office:value="1083.634" calcext:value-type="float">
            <text:p>1083.63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044528" calcext:value-type="float">
            <text:p>0.06044528</text:p>
          </table:table-cell>
          <table:table-cell office:value-type="float" office:value="34.49931" calcext:value-type="float">
            <text:p>34.4993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3616" calcext:value-type="float">
            <text:p>0.00771361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0757" calcext:value-type="float">
            <text:p>5.250757</text:p>
          </table:table-cell>
          <table:table-cell office:value-type="float" office:value="-0.800354" calcext:value-type="float">
            <text:p>-0.800354</text:p>
          </table:table-cell>
          <table:table-cell office:value-type="float" office:value="-0.07109854" calcext:value-type="float">
            <text:p>-0.07109854</text:p>
          </table:table-cell>
          <table:table-cell office:value-type="float" office:value="0.000002484106" calcext:value-type="float">
            <text:p>2.484106E-06</text:p>
          </table:table-cell>
          <table:table-cell office:value-type="float" office:value="10.49343" calcext:value-type="float">
            <text:p>10.49343</text:p>
          </table:table-cell>
          <table:table-cell office:value-type="float" office:value="1.175984" calcext:value-type="float">
            <text:p>1.175984</text:p>
          </table:table-cell>
          <table:table-cell office:value-type="float" office:value="0.09333805" calcext:value-type="float">
            <text:p>0.09333805</text:p>
          </table:table-cell>
          <table:table-cell office:value-type="float" office:value="0.05160242" calcext:value-type="float">
            <text:p>0.05160242</text:p>
          </table:table-cell>
          <table:table-cell office:value-type="float" office:value="0.03013336" calcext:value-type="float">
            <text:p>0.03013336</text:p>
          </table:table-cell>
          <table:table-cell office:value-type="float" office:value="0.02921194" calcext:value-type="float">
            <text:p>0.02921194</text:p>
          </table:table-cell>
          <table:table-cell office:value-type="float" office:value="0.01522458" calcext:value-type="float">
            <text:p>0.01522458</text:p>
          </table:table-cell>
          <table:table-cell office:value-type="float" office:value="0.0115556" calcext:value-type="float">
            <text:p>0.0115556</text:p>
          </table:table-cell>
          <table:table-cell office:value-type="float" office:value="0.02540513" calcext:value-type="float">
            <text:p>0.02540513</text:p>
          </table:table-cell>
          <table:table-cell office:value-type="float" office:value="0.02229626" calcext:value-type="float">
            <text:p>0.02229626</text:p>
          </table:table-cell>
          <table:table-cell office:value-type="float" office:value="0.02008501" calcext:value-type="float">
            <text:p>0.02008501</text:p>
          </table:table-cell>
          <table:table-cell office:value-type="float" office:value="0.01926697" calcext:value-type="float">
            <text:p>0.01926697</text:p>
          </table:table-cell>
          <table:table-cell office:value-type="float" office:value="0.01993666" calcext:value-type="float">
            <text:p>0.01993666</text:p>
          </table:table-cell>
          <table:table-cell office:value-type="float" office:value="0.005106287" calcext:value-type="float">
            <text:p>0.005106287</text:p>
          </table:table-cell>
          <table:table-cell office:value-type="float" office:value="0.00420566" calcext:value-type="float">
            <text:p>0.00420566</text:p>
          </table:table-cell>
          <table:table-cell office:value-type="float" office:value="0" calcext:value-type="float">
            <text:p>0</text:p>
          </table:table-cell>
          <table:table-cell office:value-type="float" office:value="11.96756" calcext:value-type="float">
            <text:p>11.96756</text:p>
          </table:table-cell>
          <table:table-cell office:value-type="float" office:value="40.65625" calcext:value-type="float">
            <text:p>40.65625</text:p>
          </table:table-cell>
          <table:table-cell office:value-type="float" office:value="46.54241" calcext:value-type="float">
            <text:p>46.54241</text:p>
          </table:table-cell>
          <table:table-cell office:value-type="float" office:value="48.28778" calcext:value-type="float">
            <text:p>48.28778</text:p>
          </table:table-cell>
          <table:table-cell office:value-type="float" office:value="50.33281" calcext:value-type="float">
            <text:p>50.33281</text:p>
          </table:table-cell>
          <table:table-cell office:value-type="float" office:value="32.01058" calcext:value-type="float">
            <text:p>32.01058</text:p>
          </table:table-cell>
          <table:table-cell office:value-type="float" office:value="26.32371" calcext:value-type="float">
            <text:p>26.32371</text:p>
          </table:table-cell>
          <table:table-cell office:value-type="float" office:value="25.65342" calcext:value-type="float">
            <text:p>25.65342</text:p>
          </table:table-cell>
          <table:table-cell office:value-type="float" office:value="12.45618" calcext:value-type="float">
            <text:p>12.45618</text:p>
          </table:table-cell>
          <table:table-cell office:value-type="float" office:value="4.49125" calcext:value-type="float">
            <text:p>4.49125</text:p>
          </table:table-cell>
          <table:table-cell office:value-type="float" office:value="1.586636" calcext:value-type="float">
            <text:p>1.586636</text:p>
          </table:table-cell>
          <table:table-cell office:value-type="float" office:value="0.7105917" calcext:value-type="float">
            <text:p>0.7105917</text:p>
          </table:table-cell>
          <table:table-cell office:value-type="float" office:value="0.3578004" calcext:value-type="float">
            <text:p>0.3578004</text:p>
          </table:table-cell>
          <table:table-cell office:value-type="float" office:value="0.3481775" calcext:value-type="float">
            <text:p>0.3481775</text:p>
          </table:table-cell>
          <table:table-cell office:value-type="float" office:value="0" calcext:value-type="float">
            <text:p>0</text:p>
          </table:table-cell>
          <table:table-cell office:value-type="float" office:value="-56108.46" calcext:value-type="float">
            <text:p>-5610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8.600228" calcext:value-type="float">
            <text:p>8.600228</text:p>
          </table:table-cell>
          <table:table-cell office:value-type="float" office:value="1083.599" calcext:value-type="float">
            <text:p>1083.59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794072" calcext:value-type="float">
            <text:p>0.05794072</text:p>
          </table:table-cell>
          <table:table-cell office:value-type="float" office:value="34.55861" calcext:value-type="float">
            <text:p>34.5586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4065" calcext:value-type="float">
            <text:p>0.007714065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0904" calcext:value-type="float">
            <text:p>5.250904</text:p>
          </table:table-cell>
          <table:table-cell office:value-type="float" office:value="-0.8003801" calcext:value-type="float">
            <text:p>-0.8003801</text:p>
          </table:table-cell>
          <table:table-cell office:value-type="float" office:value="-0.07209314" calcext:value-type="float">
            <text:p>-0.07209314</text:p>
          </table:table-cell>
          <table:table-cell office:value-type="float" office:value="0.000002485834" calcext:value-type="float">
            <text:p>2.485834E-06</text:p>
          </table:table-cell>
          <table:table-cell office:value-type="float" office:value="10.49509" calcext:value-type="float">
            <text:p>10.49509</text:p>
          </table:table-cell>
          <table:table-cell office:value-type="float" office:value="1.021504" calcext:value-type="float">
            <text:p>1.021504</text:p>
          </table:table-cell>
          <table:table-cell office:value-type="float" office:value="0.06472372" calcext:value-type="float">
            <text:p>0.06472372</text:p>
          </table:table-cell>
          <table:table-cell office:value-type="float" office:value="0.05376361" calcext:value-type="float">
            <text:p>0.05376361</text:p>
          </table:table-cell>
          <table:table-cell office:value-type="float" office:value="0.0317772" calcext:value-type="float">
            <text:p>0.0317772</text:p>
          </table:table-cell>
          <table:table-cell office:value-type="float" office:value="0.03051103" calcext:value-type="float">
            <text:p>0.03051103</text:p>
          </table:table-cell>
          <table:table-cell office:value-type="float" office:value="0.01531465" calcext:value-type="float">
            <text:p>0.01531465</text:p>
          </table:table-cell>
          <table:table-cell office:value-type="float" office:value="0.01152828" calcext:value-type="float">
            <text:p>0.01152828</text:p>
          </table:table-cell>
          <table:table-cell office:value-type="float" office:value="0.0254135" calcext:value-type="float">
            <text:p>0.0254135</text:p>
          </table:table-cell>
          <table:table-cell office:value-type="float" office:value="0.02227867" calcext:value-type="float">
            <text:p>0.02227867</text:p>
          </table:table-cell>
          <table:table-cell office:value-type="float" office:value="0.02007056" calcext:value-type="float">
            <text:p>0.02007056</text:p>
          </table:table-cell>
          <table:table-cell office:value-type="float" office:value="0.01925728" calcext:value-type="float">
            <text:p>0.01925728</text:p>
          </table:table-cell>
          <table:table-cell office:value-type="float" office:value="0.0199157" calcext:value-type="float">
            <text:p>0.0199157</text:p>
          </table:table-cell>
          <table:table-cell office:value-type="float" office:value="0.005102992" calcext:value-type="float">
            <text:p>0.005102992</text:p>
          </table:table-cell>
          <table:table-cell office:value-type="float" office:value="0.004203357" calcext:value-type="float">
            <text:p>0.004203357</text:p>
          </table:table-cell>
          <table:table-cell office:value-type="float" office:value="0" calcext:value-type="float">
            <text:p>0</text:p>
          </table:table-cell>
          <table:table-cell office:value-type="float" office:value="11.0916" calcext:value-type="float">
            <text:p>11.0916</text:p>
          </table:table-cell>
          <table:table-cell office:value-type="float" office:value="27.18227" calcext:value-type="float">
            <text:p>27.18227</text:p>
          </table:table-cell>
          <table:table-cell office:value-type="float" office:value="43.74852" calcext:value-type="float">
            <text:p>43.74852</text:p>
          </table:table-cell>
          <table:table-cell office:value-type="float" office:value="53.46794" calcext:value-type="float">
            <text:p>53.46794</text:p>
          </table:table-cell>
          <table:table-cell office:value-type="float" office:value="58.18882" calcext:value-type="float">
            <text:p>58.18882</text:p>
          </table:table-cell>
          <table:table-cell office:value-type="float" office:value="33.5027" calcext:value-type="float">
            <text:p>33.5027</text:p>
          </table:table-cell>
          <table:table-cell office:value-type="float" office:value="26.61978" calcext:value-type="float">
            <text:p>26.61978</text:p>
          </table:table-cell>
          <table:table-cell office:value-type="float" office:value="25.67241" calcext:value-type="float">
            <text:p>25.67241</text:p>
          </table:table-cell>
          <table:table-cell office:value-type="float" office:value="12.46186" calcext:value-type="float">
            <text:p>12.46186</text:p>
          </table:table-cell>
          <table:table-cell office:value-type="float" office:value="4.498897" calcext:value-type="float">
            <text:p>4.498897</text:p>
          </table:table-cell>
          <table:table-cell office:value-type="float" office:value="1.59236" calcext:value-type="float">
            <text:p>1.59236</text:p>
          </table:table-cell>
          <table:table-cell office:value-type="float" office:value="0.7137174" calcext:value-type="float">
            <text:p>0.7137174</text:p>
          </table:table-cell>
          <table:table-cell office:value-type="float" office:value="0.3581669" calcext:value-type="float">
            <text:p>0.3581669</text:p>
          </table:table-cell>
          <table:table-cell office:value-type="float" office:value="0.3481871" calcext:value-type="float">
            <text:p>0.3481871</text:p>
          </table:table-cell>
          <table:table-cell office:value-type="float" office:value="0" calcext:value-type="float">
            <text:p>0</text:p>
          </table:table-cell>
          <table:table-cell office:value-type="float" office:value="-56515.51" calcext:value-type="float">
            <text:p>-5651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8.579907" calcext:value-type="float">
            <text:p>8.579907</text:p>
          </table:table-cell>
          <table:table-cell office:value-type="float" office:value="1083.566" calcext:value-type="float">
            <text:p>1083.56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718094" calcext:value-type="float">
            <text:p>0.05718094</text:p>
          </table:table-cell>
          <table:table-cell office:value-type="float" office:value="34.6119" calcext:value-type="float">
            <text:p>34.611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4512" calcext:value-type="float">
            <text:p>0.00771451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041" calcext:value-type="float">
            <text:p>5.251041</text:p>
          </table:table-cell>
          <table:table-cell office:value-type="float" office:value="-0.8004168" calcext:value-type="float">
            <text:p>-0.8004168</text:p>
          </table:table-cell>
          <table:table-cell office:value-type="float" office:value="-0.07354631" calcext:value-type="float">
            <text:p>-0.07354631</text:p>
          </table:table-cell>
          <table:table-cell office:value-type="float" office:value="0.00000249189" calcext:value-type="float">
            <text:p>2.49189E-06</text:p>
          </table:table-cell>
          <table:table-cell office:value-type="float" office:value="10.49666" calcext:value-type="float">
            <text:p>10.49666</text:p>
          </table:table-cell>
          <table:table-cell office:value-type="float" office:value="0.9731133" calcext:value-type="float">
            <text:p>0.9731133</text:p>
          </table:table-cell>
          <table:table-cell office:value-type="float" office:value="0.06039962" calcext:value-type="float">
            <text:p>0.06039962</text:p>
          </table:table-cell>
          <table:table-cell office:value-type="float" office:value="0.05291269" calcext:value-type="float">
            <text:p>0.05291269</text:p>
          </table:table-cell>
          <table:table-cell office:value-type="float" office:value="0.03166501" calcext:value-type="float">
            <text:p>0.03166501</text:p>
          </table:table-cell>
          <table:table-cell office:value-type="float" office:value="0.03048268" calcext:value-type="float">
            <text:p>0.03048268</text:p>
          </table:table-cell>
          <table:table-cell office:value-type="float" office:value="0.01556639" calcext:value-type="float">
            <text:p>0.01556639</text:p>
          </table:table-cell>
          <table:table-cell office:value-type="float" office:value="0.01165736" calcext:value-type="float">
            <text:p>0.01165736</text:p>
          </table:table-cell>
          <table:table-cell office:value-type="float" office:value="0.02544511" calcext:value-type="float">
            <text:p>0.02544511</text:p>
          </table:table-cell>
          <table:table-cell office:value-type="float" office:value="0.02226822" calcext:value-type="float">
            <text:p>0.02226822</text:p>
          </table:table-cell>
          <table:table-cell office:value-type="float" office:value="0.02005836" calcext:value-type="float">
            <text:p>0.02005836</text:p>
          </table:table-cell>
          <table:table-cell office:value-type="float" office:value="0.01924844" calcext:value-type="float">
            <text:p>0.01924844</text:p>
          </table:table-cell>
          <table:table-cell office:value-type="float" office:value="0.01989558" calcext:value-type="float">
            <text:p>0.01989558</text:p>
          </table:table-cell>
          <table:table-cell office:value-type="float" office:value="0.005099729" calcext:value-type="float">
            <text:p>0.005099729</text:p>
          </table:table-cell>
          <table:table-cell office:value-type="float" office:value="0.004201054" calcext:value-type="float">
            <text:p>0.004201054</text:p>
          </table:table-cell>
          <table:table-cell office:value-type="float" office:value="0" calcext:value-type="float">
            <text:p>0</text:p>
          </table:table-cell>
          <table:table-cell office:value-type="float" office:value="15.83888" calcext:value-type="float">
            <text:p>15.83888</text:p>
          </table:table-cell>
          <table:table-cell office:value-type="float" office:value="26.87154" calcext:value-type="float">
            <text:p>26.87154</text:p>
          </table:table-cell>
          <table:table-cell office:value-type="float" office:value="42.12575" calcext:value-type="float">
            <text:p>42.12575</text:p>
          </table:table-cell>
          <table:table-cell office:value-type="float" office:value="51.09996" calcext:value-type="float">
            <text:p>51.09996</text:p>
          </table:table-cell>
          <table:table-cell office:value-type="float" office:value="55.27753" calcext:value-type="float">
            <text:p>55.27753</text:p>
          </table:table-cell>
          <table:table-cell office:value-type="float" office:value="34.60652" calcext:value-type="float">
            <text:p>34.60652</text:p>
          </table:table-cell>
          <table:table-cell office:value-type="float" office:value="27.57527" calcext:value-type="float">
            <text:p>27.57527</text:p>
          </table:table-cell>
          <table:table-cell office:value-type="float" office:value="25.79527" calcext:value-type="float">
            <text:p>25.79527</text:p>
          </table:table-cell>
          <table:table-cell office:value-type="float" office:value="12.47335" calcext:value-type="float">
            <text:p>12.47335</text:p>
          </table:table-cell>
          <table:table-cell office:value-type="float" office:value="4.506226" calcext:value-type="float">
            <text:p>4.506226</text:p>
          </table:table-cell>
          <table:table-cell office:value-type="float" office:value="1.598006" calcext:value-type="float">
            <text:p>1.598006</text:p>
          </table:table-cell>
          <table:table-cell office:value-type="float" office:value="0.7167851" calcext:value-type="float">
            <text:p>0.7167851</text:p>
          </table:table-cell>
          <table:table-cell office:value-type="float" office:value="0.3585349" calcext:value-type="float">
            <text:p>0.3585349</text:p>
          </table:table-cell>
          <table:table-cell office:value-type="float" office:value="0.3481968" calcext:value-type="float">
            <text:p>0.3481968</text:p>
          </table:table-cell>
          <table:table-cell office:value-type="float" office:value="0" calcext:value-type="float">
            <text:p>0</text:p>
          </table:table-cell>
          <table:table-cell office:value-type="float" office:value="-56986.96" calcext:value-type="float">
            <text:p>-5698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8.552443" calcext:value-type="float">
            <text:p>8.552443</text:p>
          </table:table-cell>
          <table:table-cell office:value-type="float" office:value="1083.528" calcext:value-type="float">
            <text:p>1083.52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5923253" calcext:value-type="float">
            <text:p>0.05923253</text:p>
          </table:table-cell>
          <table:table-cell office:value-type="float" office:value="34.67056" calcext:value-type="float">
            <text:p>34.6705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4959" calcext:value-type="float">
            <text:p>0.00771495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179" calcext:value-type="float">
            <text:p>5.251179</text:p>
          </table:table-cell>
          <table:table-cell office:value-type="float" office:value="-0.800445" calcext:value-type="float">
            <text:p>-0.800445</text:p>
          </table:table-cell>
          <table:table-cell office:value-type="float" office:value="-0.07373066" calcext:value-type="float">
            <text:p>-0.07373066</text:p>
          </table:table-cell>
          <table:table-cell office:value-type="float" office:value="0.000002493897" calcext:value-type="float">
            <text:p>2.493897E-06</text:p>
          </table:table-cell>
          <table:table-cell office:value-type="float" office:value="10.48138" calcext:value-type="float">
            <text:p>10.48138</text:p>
          </table:table-cell>
          <table:table-cell office:value-type="float" office:value="1.181658" calcext:value-type="float">
            <text:p>1.181658</text:p>
          </table:table-cell>
          <table:table-cell office:value-type="float" office:value="0.05898636" calcext:value-type="float">
            <text:p>0.05898636</text:p>
          </table:table-cell>
          <table:table-cell office:value-type="float" office:value="0.05224324" calcext:value-type="float">
            <text:p>0.05224324</text:p>
          </table:table-cell>
          <table:table-cell office:value-type="float" office:value="0.03170116" calcext:value-type="float">
            <text:p>0.03170116</text:p>
          </table:table-cell>
          <table:table-cell office:value-type="float" office:value="0.03057105" calcext:value-type="float">
            <text:p>0.03057105</text:p>
          </table:table-cell>
          <table:table-cell office:value-type="float" office:value="0.01562776" calcext:value-type="float">
            <text:p>0.01562776</text:p>
          </table:table-cell>
          <table:table-cell office:value-type="float" office:value="0.01173783" calcext:value-type="float">
            <text:p>0.01173783</text:p>
          </table:table-cell>
          <table:table-cell office:value-type="float" office:value="0.02547584" calcext:value-type="float">
            <text:p>0.02547584</text:p>
          </table:table-cell>
          <table:table-cell office:value-type="float" office:value="0.02226458" calcext:value-type="float">
            <text:p>0.02226458</text:p>
          </table:table-cell>
          <table:table-cell office:value-type="float" office:value="0.02004835" calcext:value-type="float">
            <text:p>0.02004835</text:p>
          </table:table-cell>
          <table:table-cell office:value-type="float" office:value="0.01924045" calcext:value-type="float">
            <text:p>0.01924045</text:p>
          </table:table-cell>
          <table:table-cell office:value-type="float" office:value="0.01987636" calcext:value-type="float">
            <text:p>0.01987636</text:p>
          </table:table-cell>
          <table:table-cell office:value-type="float" office:value="0.005096501" calcext:value-type="float">
            <text:p>0.005096501</text:p>
          </table:table-cell>
          <table:table-cell office:value-type="float" office:value="0.004198757" calcext:value-type="float">
            <text:p>0.004198757</text:p>
          </table:table-cell>
          <table:table-cell office:value-type="float" office:value="0" calcext:value-type="float">
            <text:p>0</text:p>
          </table:table-cell>
          <table:table-cell office:value-type="float" office:value="14.44516" calcext:value-type="float">
            <text:p>14.44516</text:p>
          </table:table-cell>
          <table:table-cell office:value-type="float" office:value="27.49628" calcext:value-type="float">
            <text:p>27.49628</text:p>
          </table:table-cell>
          <table:table-cell office:value-type="float" office:value="41.51019" calcext:value-type="float">
            <text:p>41.51019</text:p>
          </table:table-cell>
          <table:table-cell office:value-type="float" office:value="50.14088" calcext:value-type="float">
            <text:p>50.14088</text:p>
          </table:table-cell>
          <table:table-cell office:value-type="float" office:value="54.31334" calcext:value-type="float">
            <text:p>54.31334</text:p>
          </table:table-cell>
          <table:table-cell office:value-type="float" office:value="34.68425" calcext:value-type="float">
            <text:p>34.68425</text:p>
          </table:table-cell>
          <table:table-cell office:value-type="float" office:value="28.13686" calcext:value-type="float">
            <text:p>28.13686</text:p>
          </table:table-cell>
          <table:table-cell office:value-type="float" office:value="25.97543" calcext:value-type="float">
            <text:p>25.97543</text:p>
          </table:table-cell>
          <table:table-cell office:value-type="float" office:value="12.50371" calcext:value-type="float">
            <text:p>12.50371</text:p>
          </table:table-cell>
          <table:table-cell office:value-type="float" office:value="4.513898" calcext:value-type="float">
            <text:p>4.513898</text:p>
          </table:table-cell>
          <table:table-cell office:value-type="float" office:value="1.603574" calcext:value-type="float">
            <text:p>1.603574</text:p>
          </table:table-cell>
          <table:table-cell office:value-type="float" office:value="0.7198003" calcext:value-type="float">
            <text:p>0.7198003</text:p>
          </table:table-cell>
          <table:table-cell office:value-type="float" office:value="0.3589012" calcext:value-type="float">
            <text:p>0.3589012</text:p>
          </table:table-cell>
          <table:table-cell office:value-type="float" office:value="0.3482065" calcext:value-type="float">
            <text:p>0.3482065</text:p>
          </table:table-cell>
          <table:table-cell office:value-type="float" office:value="0" calcext:value-type="float">
            <text:p>0</text:p>
          </table:table-cell>
          <table:table-cell office:value-type="float" office:value="-57611.14" calcext:value-type="float">
            <text:p>-5761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8.524867" calcext:value-type="float">
            <text:p>8.524867</text:p>
          </table:table-cell>
          <table:table-cell office:value-type="float" office:value="1083.487" calcext:value-type="float">
            <text:p>1083.48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089361" calcext:value-type="float">
            <text:p>0.06089361</text:p>
          </table:table-cell>
          <table:table-cell office:value-type="float" office:value="34.73171" calcext:value-type="float">
            <text:p>34.7317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5404" calcext:value-type="float">
            <text:p>0.00771540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316" calcext:value-type="float">
            <text:p>5.251316</text:p>
          </table:table-cell>
          <table:table-cell office:value-type="float" office:value="-0.8004692" calcext:value-type="float">
            <text:p>-0.8004692</text:p>
          </table:table-cell>
          <table:table-cell office:value-type="float" office:value="-0.07371806" calcext:value-type="float">
            <text:p>-0.07371806</text:p>
          </table:table-cell>
          <table:table-cell office:value-type="float" office:value="0.000002494081" calcext:value-type="float">
            <text:p>2.494081E-06</text:p>
          </table:table-cell>
          <table:table-cell office:value-type="float" office:value="10.46612" calcext:value-type="float">
            <text:p>10.46612</text:p>
          </table:table-cell>
          <table:table-cell office:value-type="float" office:value="1.346519" calcext:value-type="float">
            <text:p>1.346519</text:p>
          </table:table-cell>
          <table:table-cell office:value-type="float" office:value="0.05811845" calcext:value-type="float">
            <text:p>0.05811845</text:p>
          </table:table-cell>
          <table:table-cell office:value-type="float" office:value="0.05189377" calcext:value-type="float">
            <text:p>0.05189377</text:p>
          </table:table-cell>
          <table:table-cell office:value-type="float" office:value="0.03167497" calcext:value-type="float">
            <text:p>0.03167497</text:p>
          </table:table-cell>
          <table:table-cell office:value-type="float" office:value="0.03061825" calcext:value-type="float">
            <text:p>0.03061825</text:p>
          </table:table-cell>
          <table:table-cell office:value-type="float" office:value="0.01562389" calcext:value-type="float">
            <text:p>0.01562389</text:p>
          </table:table-cell>
          <table:table-cell office:value-type="float" office:value="0.0117465" calcext:value-type="float">
            <text:p>0.0117465</text:p>
          </table:table-cell>
          <table:table-cell office:value-type="float" office:value="0.02547457" calcext:value-type="float">
            <text:p>0.02547457</text:p>
          </table:table-cell>
          <table:table-cell office:value-type="float" office:value="0.02226123" calcext:value-type="float">
            <text:p>0.02226123</text:p>
          </table:table-cell>
          <table:table-cell office:value-type="float" office:value="0.02004022" calcext:value-type="float">
            <text:p>0.02004022</text:p>
          </table:table-cell>
          <table:table-cell office:value-type="float" office:value="0.01923333" calcext:value-type="float">
            <text:p>0.01923333</text:p>
          </table:table-cell>
          <table:table-cell office:value-type="float" office:value="0.01985811" calcext:value-type="float">
            <text:p>0.01985811</text:p>
          </table:table-cell>
          <table:table-cell office:value-type="float" office:value="0.00509328" calcext:value-type="float">
            <text:p>0.00509328</text:p>
          </table:table-cell>
          <table:table-cell office:value-type="float" office:value="0.004196457" calcext:value-type="float">
            <text:p>0.004196457</text:p>
          </table:table-cell>
          <table:table-cell office:value-type="float" office:value="0" calcext:value-type="float">
            <text:p>0</text:p>
          </table:table-cell>
          <table:table-cell office:value-type="float" office:value="13.15836" calcext:value-type="float">
            <text:p>13.15836</text:p>
          </table:table-cell>
          <table:table-cell office:value-type="float" office:value="28.16854" calcext:value-type="float">
            <text:p>28.16854</text:p>
          </table:table-cell>
          <table:table-cell office:value-type="float" office:value="41.26243" calcext:value-type="float">
            <text:p>41.26243</text:p>
          </table:table-cell>
          <table:table-cell office:value-type="float" office:value="49.65255" calcext:value-type="float">
            <text:p>49.65255</text:p>
          </table:table-cell>
          <table:table-cell office:value-type="float" office:value="53.7837" calcext:value-type="float">
            <text:p>53.7837</text:p>
          </table:table-cell>
          <table:table-cell office:value-type="float" office:value="34.62347" calcext:value-type="float">
            <text:p>34.62347</text:p>
          </table:table-cell>
          <table:table-cell office:value-type="float" office:value="28.36647" calcext:value-type="float">
            <text:p>28.36647</text:p>
          </table:table-cell>
          <table:table-cell office:value-type="float" office:value="26.12534" calcext:value-type="float">
            <text:p>26.12534</text:p>
          </table:table-cell>
          <table:table-cell office:value-type="float" office:value="12.54895" calcext:value-type="float">
            <text:p>12.54895</text:p>
          </table:table-cell>
          <table:table-cell office:value-type="float" office:value="4.522585" calcext:value-type="float">
            <text:p>4.522585</text:p>
          </table:table-cell>
          <table:table-cell office:value-type="float" office:value="1.609101" calcext:value-type="float">
            <text:p>1.609101</text:p>
          </table:table-cell>
          <table:table-cell office:value-type="float" office:value="0.7227684" calcext:value-type="float">
            <text:p>0.7227684</text:p>
          </table:table-cell>
          <table:table-cell office:value-type="float" office:value="0.359264" calcext:value-type="float">
            <text:p>0.359264</text:p>
          </table:table-cell>
          <table:table-cell office:value-type="float" office:value="0.3482161" calcext:value-type="float">
            <text:p>0.3482161</text:p>
          </table:table-cell>
          <table:table-cell office:value-type="float" office:value="0" calcext:value-type="float">
            <text:p>0</text:p>
          </table:table-cell>
          <table:table-cell office:value-type="float" office:value="-58252.35" calcext:value-type="float">
            <text:p>-5825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8.498994" calcext:value-type="float">
            <text:p>8.498994</text:p>
          </table:table-cell>
          <table:table-cell office:value-type="float" office:value="1083.445" calcext:value-type="float">
            <text:p>1083.44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18773" calcext:value-type="float">
            <text:p>0.0618773</text:p>
          </table:table-cell>
          <table:table-cell office:value-type="float" office:value="34.79158" calcext:value-type="float">
            <text:p>34.7915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5807" calcext:value-type="float">
            <text:p>0.00771580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453" calcext:value-type="float">
            <text:p>5.251453</text:p>
          </table:table-cell>
          <table:table-cell office:value-type="float" office:value="-0.8004918" calcext:value-type="float">
            <text:p>-0.8004918</text:p>
          </table:table-cell>
          <table:table-cell office:value-type="float" office:value="-0.07370503" calcext:value-type="float">
            <text:p>-0.07370503</text:p>
          </table:table-cell>
          <table:table-cell office:value-type="float" office:value="0.000002494255" calcext:value-type="float">
            <text:p>2.494255E-06</text:p>
          </table:table-cell>
          <table:table-cell office:value-type="float" office:value="10.45202" calcext:value-type="float">
            <text:p>10.45202</text:p>
          </table:table-cell>
          <table:table-cell office:value-type="float" office:value="1.452312" calcext:value-type="float">
            <text:p>1.452312</text:p>
          </table:table-cell>
          <table:table-cell office:value-type="float" office:value="0.05620615" calcext:value-type="float">
            <text:p>0.05620615</text:p>
          </table:table-cell>
          <table:table-cell office:value-type="float" office:value="0.05108529" calcext:value-type="float">
            <text:p>0.05108529</text:p>
          </table:table-cell>
          <table:table-cell office:value-type="float" office:value="0.03158585" calcext:value-type="float">
            <text:p>0.03158585</text:p>
          </table:table-cell>
          <table:table-cell office:value-type="float" office:value="0.03060739" calcext:value-type="float">
            <text:p>0.03060739</text:p>
          </table:table-cell>
          <table:table-cell office:value-type="float" office:value="0.01562564" calcext:value-type="float">
            <text:p>0.01562564</text:p>
          </table:table-cell>
          <table:table-cell office:value-type="float" office:value="0.01174254" calcext:value-type="float">
            <text:p>0.01174254</text:p>
          </table:table-cell>
          <table:table-cell office:value-type="float" office:value="0.02546325" calcext:value-type="float">
            <text:p>0.02546325</text:p>
          </table:table-cell>
          <table:table-cell office:value-type="float" office:value="0.02225577" calcext:value-type="float">
            <text:p>0.02225577</text:p>
          </table:table-cell>
          <table:table-cell office:value-type="float" office:value="0.02003317" calcext:value-type="float">
            <text:p>0.02003317</text:p>
          </table:table-cell>
          <table:table-cell office:value-type="float" office:value="0.01922695" calcext:value-type="float">
            <text:p>0.01922695</text:p>
          </table:table-cell>
          <table:table-cell office:value-type="float" office:value="0.01984085" calcext:value-type="float">
            <text:p>0.01984085</text:p>
          </table:table-cell>
          <table:table-cell office:value-type="float" office:value="0.005090093" calcext:value-type="float">
            <text:p>0.005090093</text:p>
          </table:table-cell>
          <table:table-cell office:value-type="float" office:value="0.00419417" calcext:value-type="float">
            <text:p>0.00419417</text:p>
          </table:table-cell>
          <table:table-cell office:value-type="float" office:value="0" calcext:value-type="float">
            <text:p>0</text:p>
          </table:table-cell>
          <table:table-cell office:value-type="float" office:value="12.39326" calcext:value-type="float">
            <text:p>12.39326</text:p>
          </table:table-cell>
          <table:table-cell office:value-type="float" office:value="28.74462" calcext:value-type="float">
            <text:p>28.74462</text:p>
          </table:table-cell>
          <table:table-cell office:value-type="float" office:value="41.15253" calcext:value-type="float">
            <text:p>41.15253</text:p>
          </table:table-cell>
          <table:table-cell office:value-type="float" office:value="49.31018" calcext:value-type="float">
            <text:p>49.31018</text:p>
          </table:table-cell>
          <table:table-cell office:value-type="float" office:value="53.40303" calcext:value-type="float">
            <text:p>53.40303</text:p>
          </table:table-cell>
          <table:table-cell office:value-type="float" office:value="34.52729" calcext:value-type="float">
            <text:p>34.52729</text:p>
          </table:table-cell>
          <table:table-cell office:value-type="float" office:value="28.42776" calcext:value-type="float">
            <text:p>28.42776</text:p>
          </table:table-cell>
          <table:table-cell office:value-type="float" office:value="26.25741" calcext:value-type="float">
            <text:p>26.25741</text:p>
          </table:table-cell>
          <table:table-cell office:value-type="float" office:value="12.60687" calcext:value-type="float">
            <text:p>12.60687</text:p>
          </table:table-cell>
          <table:table-cell office:value-type="float" office:value="4.532647" calcext:value-type="float">
            <text:p>4.532647</text:p>
          </table:table-cell>
          <table:table-cell office:value-type="float" office:value="1.614641" calcext:value-type="float">
            <text:p>1.614641</text:p>
          </table:table-cell>
          <table:table-cell office:value-type="float" office:value="0.7256952" calcext:value-type="float">
            <text:p>0.7256952</text:p>
          </table:table-cell>
          <table:table-cell office:value-type="float" office:value="0.3596227" calcext:value-type="float">
            <text:p>0.3596227</text:p>
          </table:table-cell>
          <table:table-cell office:value-type="float" office:value="0.3482257" calcext:value-type="float">
            <text:p>0.3482257</text:p>
          </table:table-cell>
          <table:table-cell office:value-type="float" office:value="0" calcext:value-type="float">
            <text:p>0</text:p>
          </table:table-cell>
          <table:table-cell office:value-type="float" office:value="-58894.57" calcext:value-type="float">
            <text:p>-5889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8.467927" calcext:value-type="float">
            <text:p>8.467927</text:p>
          </table:table-cell>
          <table:table-cell office:value-type="float" office:value="1083.399" calcext:value-type="float">
            <text:p>1083.39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60432" calcext:value-type="float">
            <text:p>0.06360432</text:p>
          </table:table-cell>
          <table:table-cell office:value-type="float" office:value="34.85974" calcext:value-type="float">
            <text:p>34.8597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6184" calcext:value-type="float">
            <text:p>0.00771618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591" calcext:value-type="float">
            <text:p>5.251591</text:p>
          </table:table-cell>
          <table:table-cell office:value-type="float" office:value="-0.8005157" calcext:value-type="float">
            <text:p>-0.8005157</text:p>
          </table:table-cell>
          <table:table-cell office:value-type="float" office:value="-0.07369566" calcext:value-type="float">
            <text:p>-0.07369566</text:p>
          </table:table-cell>
          <table:table-cell office:value-type="float" office:value="0.00000249443" calcext:value-type="float">
            <text:p>2.49443E-06</text:p>
          </table:table-cell>
          <table:table-cell office:value-type="float" office:value="10.43484" calcext:value-type="float">
            <text:p>10.43484</text:p>
          </table:table-cell>
          <table:table-cell office:value-type="float" office:value="1.609147" calcext:value-type="float">
            <text:p>1.609147</text:p>
          </table:table-cell>
          <table:table-cell office:value-type="float" office:value="0.05777759" calcext:value-type="float">
            <text:p>0.05777759</text:p>
          </table:table-cell>
          <table:table-cell office:value-type="float" office:value="0.05191446" calcext:value-type="float">
            <text:p>0.05191446</text:p>
          </table:table-cell>
          <table:table-cell office:value-type="float" office:value="0.03169022" calcext:value-type="float">
            <text:p>0.03169022</text:p>
          </table:table-cell>
          <table:table-cell office:value-type="float" office:value="0.03071559" calcext:value-type="float">
            <text:p>0.03071559</text:p>
          </table:table-cell>
          <table:table-cell office:value-type="float" office:value="0.01554981" calcext:value-type="float">
            <text:p>0.01554981</text:p>
          </table:table-cell>
          <table:table-cell office:value-type="float" office:value="0.0116988" calcext:value-type="float">
            <text:p>0.0116988</text:p>
          </table:table-cell>
          <table:table-cell office:value-type="float" office:value="0.02543586" calcext:value-type="float">
            <text:p>0.02543586</text:p>
          </table:table-cell>
          <table:table-cell office:value-type="float" office:value="0.02224826" calcext:value-type="float">
            <text:p>0.02224826</text:p>
          </table:table-cell>
          <table:table-cell office:value-type="float" office:value="0.0200266" calcext:value-type="float">
            <text:p>0.0200266</text:p>
          </table:table-cell>
          <table:table-cell office:value-type="float" office:value="0.01922115" calcext:value-type="float">
            <text:p>0.01922115</text:p>
          </table:table-cell>
          <table:table-cell office:value-type="float" office:value="0.01982455" calcext:value-type="float">
            <text:p>0.01982455</text:p>
          </table:table-cell>
          <table:table-cell office:value-type="float" office:value="0.005086927" calcext:value-type="float">
            <text:p>0.005086927</text:p>
          </table:table-cell>
          <table:table-cell office:value-type="float" office:value="0.004191913" calcext:value-type="float">
            <text:p>0.004191913</text:p>
          </table:table-cell>
          <table:table-cell office:value-type="float" office:value="0" calcext:value-type="float">
            <text:p>0</text:p>
          </table:table-cell>
          <table:table-cell office:value-type="float" office:value="11.80715" calcext:value-type="float">
            <text:p>11.80715</text:p>
          </table:table-cell>
          <table:table-cell office:value-type="float" office:value="29.39618" calcext:value-type="float">
            <text:p>29.39618</text:p>
          </table:table-cell>
          <table:table-cell office:value-type="float" office:value="41.19047" calcext:value-type="float">
            <text:p>41.19047</text:p>
          </table:table-cell>
          <table:table-cell office:value-type="float" office:value="49.08564" calcext:value-type="float">
            <text:p>49.08564</text:p>
          </table:table-cell>
          <table:table-cell office:value-type="float" office:value="53.09657" calcext:value-type="float">
            <text:p>53.09657</text:p>
          </table:table-cell>
          <table:table-cell office:value-type="float" office:value="34.42297" calcext:value-type="float">
            <text:p>34.42297</text:p>
          </table:table-cell>
          <table:table-cell office:value-type="float" office:value="28.48843" calcext:value-type="float">
            <text:p>28.48843</text:p>
          </table:table-cell>
          <table:table-cell office:value-type="float" office:value="26.3514" calcext:value-type="float">
            <text:p>26.3514</text:p>
          </table:table-cell>
          <table:table-cell office:value-type="float" office:value="12.66842" calcext:value-type="float">
            <text:p>12.66842</text:p>
          </table:table-cell>
          <table:table-cell office:value-type="float" office:value="4.544226" calcext:value-type="float">
            <text:p>4.544226</text:p>
          </table:table-cell>
          <table:table-cell office:value-type="float" office:value="1.620264" calcext:value-type="float">
            <text:p>1.620264</text:p>
          </table:table-cell>
          <table:table-cell office:value-type="float" office:value="0.7285845" calcext:value-type="float">
            <text:p>0.7285845</text:p>
          </table:table-cell>
          <table:table-cell office:value-type="float" office:value="0.3599784" calcext:value-type="float">
            <text:p>0.3599784</text:p>
          </table:table-cell>
          <table:table-cell office:value-type="float" office:value="0.3482353" calcext:value-type="float">
            <text:p>0.3482353</text:p>
          </table:table-cell>
          <table:table-cell office:value-type="float" office:value="0" calcext:value-type="float">
            <text:p>0</text:p>
          </table:table-cell>
          <table:table-cell office:value-type="float" office:value="-59618.36" calcext:value-type="float">
            <text:p>-59618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8.436421" calcext:value-type="float">
            <text:p>8.436421</text:p>
          </table:table-cell>
          <table:table-cell office:value-type="float" office:value="1083.352" calcext:value-type="float">
            <text:p>1083.35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26656" calcext:value-type="float">
            <text:p>0.06526656</text:p>
          </table:table-cell>
          <table:table-cell office:value-type="float" office:value="34.9293" calcext:value-type="float">
            <text:p>34.92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6541" calcext:value-type="float">
            <text:p>0.00771654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728" calcext:value-type="float">
            <text:p>5.251728</text:p>
          </table:table-cell>
          <table:table-cell office:value-type="float" office:value="-0.8005404" calcext:value-type="float">
            <text:p>-0.8005404</text:p>
          </table:table-cell>
          <table:table-cell office:value-type="float" office:value="-0.07368425" calcext:value-type="float">
            <text:p>-0.07368425</text:p>
          </table:table-cell>
          <table:table-cell office:value-type="float" office:value="0.000002494605" calcext:value-type="float">
            <text:p>2.494605E-06</text:p>
          </table:table-cell>
          <table:table-cell office:value-type="float" office:value="10.41687" calcext:value-type="float">
            <text:p>10.41687</text:p>
          </table:table-cell>
          <table:table-cell office:value-type="float" office:value="1.761255" calcext:value-type="float">
            <text:p>1.761255</text:p>
          </table:table-cell>
          <table:table-cell office:value-type="float" office:value="0.05906387" calcext:value-type="float">
            <text:p>0.05906387</text:p>
          </table:table-cell>
          <table:table-cell office:value-type="float" office:value="0.052737" calcext:value-type="float">
            <text:p>0.052737</text:p>
          </table:table-cell>
          <table:table-cell office:value-type="float" office:value="0.03172833" calcext:value-type="float">
            <text:p>0.03172833</text:p>
          </table:table-cell>
          <table:table-cell office:value-type="float" office:value="0.03079279" calcext:value-type="float">
            <text:p>0.03079279</text:p>
          </table:table-cell>
          <table:table-cell office:value-type="float" office:value="0.01549441" calcext:value-type="float">
            <text:p>0.01549441</text:p>
          </table:table-cell>
          <table:table-cell office:value-type="float" office:value="0.01165241" calcext:value-type="float">
            <text:p>0.01165241</text:p>
          </table:table-cell>
          <table:table-cell office:value-type="float" office:value="0.02539253" calcext:value-type="float">
            <text:p>0.02539253</text:p>
          </table:table-cell>
          <table:table-cell office:value-type="float" office:value="0.02223608" calcext:value-type="float">
            <text:p>0.02223608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01921576" calcext:value-type="float">
            <text:p>0.01921576</text:p>
          </table:table-cell>
          <table:table-cell office:value-type="float" office:value="0.01980918" calcext:value-type="float">
            <text:p>0.01980918</text:p>
          </table:table-cell>
          <table:table-cell office:value-type="float" office:value="0.005083794" calcext:value-type="float">
            <text:p>0.005083794</text:p>
          </table:table-cell>
          <table:table-cell office:value-type="float" office:value="0.004189659" calcext:value-type="float">
            <text:p>0.004189659</text:p>
          </table:table-cell>
          <table:table-cell office:value-type="float" office:value="0" calcext:value-type="float">
            <text:p>0</text:p>
          </table:table-cell>
          <table:table-cell office:value-type="float" office:value="11.45642" calcext:value-type="float">
            <text:p>11.45642</text:p>
          </table:table-cell>
          <table:table-cell office:value-type="float" office:value="30.01527" calcext:value-type="float">
            <text:p>30.01527</text:p>
          </table:table-cell>
          <table:table-cell office:value-type="float" office:value="41.28834" calcext:value-type="float">
            <text:p>41.28834</text:p>
          </table:table-cell>
          <table:table-cell office:value-type="float" office:value="48.94501" calcext:value-type="float">
            <text:p>48.94501</text:p>
          </table:table-cell>
          <table:table-cell office:value-type="float" office:value="52.92105" calcext:value-type="float">
            <text:p>52.92105</text:p>
          </table:table-cell>
          <table:table-cell office:value-type="float" office:value="34.33848" calcext:value-type="float">
            <text:p>34.33848</text:p>
          </table:table-cell>
          <table:table-cell office:value-type="float" office:value="28.50038" calcext:value-type="float">
            <text:p>28.50038</text:p>
          </table:table-cell>
          <table:table-cell office:value-type="float" office:value="26.42114" calcext:value-type="float">
            <text:p>26.42114</text:p>
          </table:table-cell>
          <table:table-cell office:value-type="float" office:value="12.72849" calcext:value-type="float">
            <text:p>12.72849</text:p>
          </table:table-cell>
          <table:table-cell office:value-type="float" office:value="4.557105" calcext:value-type="float">
            <text:p>4.557105</text:p>
          </table:table-cell>
          <table:table-cell office:value-type="float" office:value="1.62602" calcext:value-type="float">
            <text:p>1.62602</text:p>
          </table:table-cell>
          <table:table-cell office:value-type="float" office:value="0.7314465" calcext:value-type="float">
            <text:p>0.7314465</text:p>
          </table:table-cell>
          <table:table-cell office:value-type="float" office:value="0.3603291" calcext:value-type="float">
            <text:p>0.3603291</text:p>
          </table:table-cell>
          <table:table-cell office:value-type="float" office:value="0.348245" calcext:value-type="float">
            <text:p>0.348245</text:p>
          </table:table-cell>
          <table:table-cell office:value-type="float" office:value="0" calcext:value-type="float">
            <text:p>0</text:p>
          </table:table-cell>
          <table:table-cell office:value-type="float" office:value="-60319.68" calcext:value-type="float">
            <text:p>-60319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48" calcext:value-type="float">
            <text:p>-2.9497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8.415586" calcext:value-type="float">
            <text:p>8.415586</text:p>
          </table:table-cell>
          <table:table-cell office:value-type="float" office:value="1083.312" calcext:value-type="float">
            <text:p>1083.31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93236" calcext:value-type="float">
            <text:p>0.06593236</text:p>
          </table:table-cell>
          <table:table-cell office:value-type="float" office:value="34.98806" calcext:value-type="float">
            <text:p>34.9880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6901" calcext:value-type="float">
            <text:p>0.0077169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1878" calcext:value-type="float">
            <text:p>5.251878</text:p>
          </table:table-cell>
          <table:table-cell office:value-type="float" office:value="-0.8008032" calcext:value-type="float">
            <text:p>-0.8008032</text:p>
          </table:table-cell>
          <table:table-cell office:value-type="float" office:value="-0.07391824" calcext:value-type="float">
            <text:p>-0.07391824</text:p>
          </table:table-cell>
          <table:table-cell office:value-type="float" office:value="0.000002494768" calcext:value-type="float">
            <text:p>2.494768E-06</text:p>
          </table:table-cell>
          <table:table-cell office:value-type="float" office:value="10.40912" calcext:value-type="float">
            <text:p>10.40912</text:p>
          </table:table-cell>
          <table:table-cell office:value-type="float" office:value="1.583469" calcext:value-type="float">
            <text:p>1.583469</text:p>
          </table:table-cell>
          <table:table-cell office:value-type="float" office:value="0.1159865" calcext:value-type="float">
            <text:p>0.1159865</text:p>
          </table:table-cell>
          <table:table-cell office:value-type="float" office:value="0.05291168" calcext:value-type="float">
            <text:p>0.05291168</text:p>
          </table:table-cell>
          <table:table-cell office:value-type="float" office:value="0.03143919" calcext:value-type="float">
            <text:p>0.03143919</text:p>
          </table:table-cell>
          <table:table-cell office:value-type="float" office:value="0.03055114" calcext:value-type="float">
            <text:p>0.03055114</text:p>
          </table:table-cell>
          <table:table-cell office:value-type="float" office:value="0.015556" calcext:value-type="float">
            <text:p>0.015556</text:p>
          </table:table-cell>
          <table:table-cell office:value-type="float" office:value="0.01165721" calcext:value-type="float">
            <text:p>0.01165721</text:p>
          </table:table-cell>
          <table:table-cell office:value-type="float" office:value="0.02534708" calcext:value-type="float">
            <text:p>0.02534708</text:p>
          </table:table-cell>
          <table:table-cell office:value-type="float" office:value="0.02221955" calcext:value-type="float">
            <text:p>0.02221955</text:p>
          </table:table-cell>
          <table:table-cell office:value-type="float" office:value="0.02001291" calcext:value-type="float">
            <text:p>0.02001291</text:p>
          </table:table-cell>
          <table:table-cell office:value-type="float" office:value="0.01921057" calcext:value-type="float">
            <text:p>0.01921057</text:p>
          </table:table-cell>
          <table:table-cell office:value-type="float" office:value="0.01979459" calcext:value-type="float">
            <text:p>0.01979459</text:p>
          </table:table-cell>
          <table:table-cell office:value-type="float" office:value="0.0050807" calcext:value-type="float">
            <text:p>0.0050807</text:p>
          </table:table-cell>
          <table:table-cell office:value-type="float" office:value="0.004187413" calcext:value-type="float">
            <text:p>0.004187413</text:p>
          </table:table-cell>
          <table:table-cell office:value-type="float" office:value="0" calcext:value-type="float">
            <text:p>0</text:p>
          </table:table-cell>
          <table:table-cell office:value-type="float" office:value="8.416849" calcext:value-type="float">
            <text:p>8.416849</text:p>
          </table:table-cell>
          <table:table-cell office:value-type="float" office:value="30.81477" calcext:value-type="float">
            <text:p>30.81477</text:p>
          </table:table-cell>
          <table:table-cell office:value-type="float" office:value="41.6517" calcext:value-type="float">
            <text:p>41.6517</text:p>
          </table:table-cell>
          <table:table-cell office:value-type="float" office:value="48.82232" calcext:value-type="float">
            <text:p>48.82232</text:p>
          </table:table-cell>
          <table:table-cell office:value-type="float" office:value="52.73205" calcext:value-type="float">
            <text:p>52.73205</text:p>
          </table:table-cell>
          <table:table-cell office:value-type="float" office:value="34.26421" calcext:value-type="float">
            <text:p>34.26421</text:p>
          </table:table-cell>
          <table:table-cell office:value-type="float" office:value="28.51422" calcext:value-type="float">
            <text:p>28.51422</text:p>
          </table:table-cell>
          <table:table-cell office:value-type="float" office:value="26.47554" calcext:value-type="float">
            <text:p>26.47554</text:p>
          </table:table-cell>
          <table:table-cell office:value-type="float" office:value="12.78541" calcext:value-type="float">
            <text:p>12.78541</text:p>
          </table:table-cell>
          <table:table-cell office:value-type="float" office:value="4.571016" calcext:value-type="float">
            <text:p>4.571016</text:p>
          </table:table-cell>
          <table:table-cell office:value-type="float" office:value="1.631946" calcext:value-type="float">
            <text:p>1.631946</text:p>
          </table:table-cell>
          <table:table-cell office:value-type="float" office:value="0.7342889" calcext:value-type="float">
            <text:p>0.7342889</text:p>
          </table:table-cell>
          <table:table-cell office:value-type="float" office:value="0.3606774" calcext:value-type="float">
            <text:p>0.3606774</text:p>
          </table:table-cell>
          <table:table-cell office:value-type="float" office:value="0.3482547" calcext:value-type="float">
            <text:p>0.3482547</text:p>
          </table:table-cell>
          <table:table-cell office:value-type="float" office:value="0" calcext:value-type="float">
            <text:p>0</text:p>
          </table:table-cell>
          <table:table-cell office:value-type="float" office:value="-60722.88" calcext:value-type="float">
            <text:p>-6072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6" calcext:value-type="float">
            <text:p>-2.9497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8.398159" calcext:value-type="float">
            <text:p>8.398159</text:p>
          </table:table-cell>
          <table:table-cell office:value-type="float" office:value="1083.28" calcext:value-type="float">
            <text:p>1083.2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168225" calcext:value-type="float">
            <text:p>0.06168225</text:p>
          </table:table-cell>
          <table:table-cell office:value-type="float" office:value="35.04842" calcext:value-type="float">
            <text:p>35.0484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7261" calcext:value-type="float">
            <text:p>0.00771726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028" calcext:value-type="float">
            <text:p>5.252028</text:p>
          </table:table-cell>
          <table:table-cell office:value-type="float" office:value="-0.8008319" calcext:value-type="float">
            <text:p>-0.8008319</text:p>
          </table:table-cell>
          <table:table-cell office:value-type="float" office:value="-0.0751404" calcext:value-type="float">
            <text:p>-0.0751404</text:p>
          </table:table-cell>
          <table:table-cell office:value-type="float" office:value="0.00000249676" calcext:value-type="float">
            <text:p>2.49676E-06</text:p>
          </table:table-cell>
          <table:table-cell office:value-type="float" office:value="10.411" calcext:value-type="float">
            <text:p>10.411</text:p>
          </table:table-cell>
          <table:table-cell office:value-type="float" office:value="1.263573" calcext:value-type="float">
            <text:p>1.263573</text:p>
          </table:table-cell>
          <table:table-cell office:value-type="float" office:value="0.07654804" calcext:value-type="float">
            <text:p>0.07654804</text:p>
          </table:table-cell>
          <table:table-cell office:value-type="float" office:value="0.05718782" calcext:value-type="float">
            <text:p>0.05718782</text:p>
          </table:table-cell>
          <table:table-cell office:value-type="float" office:value="0.03436895" calcext:value-type="float">
            <text:p>0.03436895</text:p>
          </table:table-cell>
          <table:table-cell office:value-type="float" office:value="0.03259559" calcext:value-type="float">
            <text:p>0.03259559</text:p>
          </table:table-cell>
          <table:table-cell office:value-type="float" office:value="0.0163135" calcext:value-type="float">
            <text:p>0.0163135</text:p>
          </table:table-cell>
          <table:table-cell office:value-type="float" office:value="0.01200287" calcext:value-type="float">
            <text:p>0.01200287</text:p>
          </table:table-cell>
          <table:table-cell office:value-type="float" office:value="0.02537206" calcext:value-type="float">
            <text:p>0.02537206</text:p>
          </table:table-cell>
          <table:table-cell office:value-type="float" office:value="0.02220811" calcext:value-type="float">
            <text:p>0.02220811</text:p>
          </table:table-cell>
          <table:table-cell office:value-type="float" office:value="0.02000532" calcext:value-type="float">
            <text:p>0.02000532</text:p>
          </table:table-cell>
          <table:table-cell office:value-type="float" office:value="0.01920538" calcext:value-type="float">
            <text:p>0.01920538</text:p>
          </table:table-cell>
          <table:table-cell office:value-type="float" office:value="0.01978069" calcext:value-type="float">
            <text:p>0.01978069</text:p>
          </table:table-cell>
          <table:table-cell office:value-type="float" office:value="0.005077651" calcext:value-type="float">
            <text:p>0.005077651</text:p>
          </table:table-cell>
          <table:table-cell office:value-type="float" office:value="0.004185202" calcext:value-type="float">
            <text:p>0.004185202</text:p>
          </table:table-cell>
          <table:table-cell office:value-type="float" office:value="0" calcext:value-type="float">
            <text:p>0</text:p>
          </table:table-cell>
          <table:table-cell office:value-type="float" office:value="8.368133" calcext:value-type="float">
            <text:p>8.368133</text:p>
          </table:table-cell>
          <table:table-cell office:value-type="float" office:value="17.1468" calcext:value-type="float">
            <text:p>17.1468</text:p>
          </table:table-cell>
          <table:table-cell office:value-type="float" office:value="34.58256" calcext:value-type="float">
            <text:p>34.58256</text:p>
          </table:table-cell>
          <table:table-cell office:value-type="float" office:value="49.48928" calcext:value-type="float">
            <text:p>49.48928</text:p>
          </table:table-cell>
          <table:table-cell office:value-type="float" office:value="57.6265" calcext:value-type="float">
            <text:p>57.6265</text:p>
          </table:table-cell>
          <table:table-cell office:value-type="float" office:value="37.7566" calcext:value-type="float">
            <text:p>37.7566</text:p>
          </table:table-cell>
          <table:table-cell office:value-type="float" office:value="30.58467" calcext:value-type="float">
            <text:p>30.58467</text:p>
          </table:table-cell>
          <table:table-cell office:value-type="float" office:value="26.63203" calcext:value-type="float">
            <text:p>26.63203</text:p>
          </table:table-cell>
          <table:table-cell office:value-type="float" office:value="12.84146" calcext:value-type="float">
            <text:p>12.84146</text:p>
          </table:table-cell>
          <table:table-cell office:value-type="float" office:value="4.585707" calcext:value-type="float">
            <text:p>4.585707</text:p>
          </table:table-cell>
          <table:table-cell office:value-type="float" office:value="1.638052" calcext:value-type="float">
            <text:p>1.638052</text:p>
          </table:table-cell>
          <table:table-cell office:value-type="float" office:value="0.7371188" calcext:value-type="float">
            <text:p>0.7371188</text:p>
          </table:table-cell>
          <table:table-cell office:value-type="float" office:value="0.3610263" calcext:value-type="float">
            <text:p>0.3610263</text:p>
          </table:table-cell>
          <table:table-cell office:value-type="float" office:value="0.3482643" calcext:value-type="float">
            <text:p>0.3482643</text:p>
          </table:table-cell>
          <table:table-cell office:value-type="float" office:value="0" calcext:value-type="float">
            <text:p>0</text:p>
          </table:table-cell>
          <table:table-cell office:value-type="float" office:value="-61137.07" calcext:value-type="float">
            <text:p>-6113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8.382352" calcext:value-type="float">
            <text:p>8.382352</text:p>
          </table:table-cell>
          <table:table-cell office:value-type="float" office:value="1083.25" calcext:value-type="float">
            <text:p>1083.2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108679" calcext:value-type="float">
            <text:p>0.06108679</text:p>
          </table:table-cell>
          <table:table-cell office:value-type="float" office:value="35.09411" calcext:value-type="float">
            <text:p>35.0941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7619" calcext:value-type="float">
            <text:p>0.00771761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166" calcext:value-type="float">
            <text:p>5.252166</text:p>
          </table:table-cell>
          <table:table-cell office:value-type="float" office:value="-0.8008608" calcext:value-type="float">
            <text:p>-0.8008608</text:p>
          </table:table-cell>
          <table:table-cell office:value-type="float" office:value="-0.07628521" calcext:value-type="float">
            <text:p>-0.07628521</text:p>
          </table:table-cell>
          <table:table-cell office:value-type="float" office:value="0.00000249929" calcext:value-type="float">
            <text:p>2.49929E-06</text:p>
          </table:table-cell>
          <table:table-cell office:value-type="float" office:value="10.41185" calcext:value-type="float">
            <text:p>10.41185</text:p>
          </table:table-cell>
          <table:table-cell office:value-type="float" office:value="1.238928" calcext:value-type="float">
            <text:p>1.238928</text:p>
          </table:table-cell>
          <table:table-cell office:value-type="float" office:value="0.06844588" calcext:value-type="float">
            <text:p>0.06844588</text:p>
          </table:table-cell>
          <table:table-cell office:value-type="float" office:value="0.05521853" calcext:value-type="float">
            <text:p>0.05521853</text:p>
          </table:table-cell>
          <table:table-cell office:value-type="float" office:value="0.03357298" calcext:value-type="float">
            <text:p>0.03357298</text:p>
          </table:table-cell>
          <table:table-cell office:value-type="float" office:value="0.03228699" calcext:value-type="float">
            <text:p>0.03228699</text:p>
          </table:table-cell>
          <table:table-cell office:value-type="float" office:value="0.01648632" calcext:value-type="float">
            <text:p>0.01648632</text:p>
          </table:table-cell>
          <table:table-cell office:value-type="float" office:value="0.01231592" calcext:value-type="float">
            <text:p>0.01231592</text:p>
          </table:table-cell>
          <table:table-cell office:value-type="float" office:value="0.02548734" calcext:value-type="float">
            <text:p>0.02548734</text:p>
          </table:table-cell>
          <table:table-cell office:value-type="float" office:value="0.02221451" calcext:value-type="float">
            <text:p>0.02221451</text:p>
          </table:table-cell>
          <table:table-cell office:value-type="float" office:value="0.01999853" calcext:value-type="float">
            <text:p>0.01999853</text:p>
          </table:table-cell>
          <table:table-cell office:value-type="float" office:value="0.01920025" calcext:value-type="float">
            <text:p>0.01920025</text:p>
          </table:table-cell>
          <table:table-cell office:value-type="float" office:value="0.01976739" calcext:value-type="float">
            <text:p>0.01976739</text:p>
          </table:table-cell>
          <table:table-cell office:value-type="float" office:value="0.00507465" calcext:value-type="float">
            <text:p>0.00507465</text:p>
          </table:table-cell>
          <table:table-cell office:value-type="float" office:value="0.004182991" calcext:value-type="float">
            <text:p>0.004182991</text:p>
          </table:table-cell>
          <table:table-cell office:value-type="float" office:value="0" calcext:value-type="float">
            <text:p>0</text:p>
          </table:table-cell>
          <table:table-cell office:value-type="float" office:value="15.88996" calcext:value-type="float">
            <text:p>15.88996</text:p>
          </table:table-cell>
          <table:table-cell office:value-type="float" office:value="17.62734" calcext:value-type="float">
            <text:p>17.62734</text:p>
          </table:table-cell>
          <table:table-cell office:value-type="float" office:value="32.62598" calcext:value-type="float">
            <text:p>32.62598</text:p>
          </table:table-cell>
          <table:table-cell office:value-type="float" office:value="46.21745" calcext:value-type="float">
            <text:p>46.21745</text:p>
          </table:table-cell>
          <table:table-cell office:value-type="float" office:value="53.75119" calcext:value-type="float">
            <text:p>53.75119</text:p>
          </table:table-cell>
          <table:table-cell office:value-type="float" office:value="37.21092" calcext:value-type="float">
            <text:p>37.21092</text:p>
          </table:table-cell>
          <table:table-cell office:value-type="float" office:value="32.01495" calcext:value-type="float">
            <text:p>32.01495</text:p>
          </table:table-cell>
          <table:table-cell office:value-type="float" office:value="27.19301" calcext:value-type="float">
            <text:p>27.19301</text:p>
          </table:table-cell>
          <table:table-cell office:value-type="float" office:value="12.93527" calcext:value-type="float">
            <text:p>12.93527</text:p>
          </table:table-cell>
          <table:table-cell office:value-type="float" office:value="4.601588" calcext:value-type="float">
            <text:p>4.601588</text:p>
          </table:table-cell>
          <table:table-cell office:value-type="float" office:value="1.644354" calcext:value-type="float">
            <text:p>1.644354</text:p>
          </table:table-cell>
          <table:table-cell office:value-type="float" office:value="0.7399433" calcext:value-type="float">
            <text:p>0.7399433</text:p>
          </table:table-cell>
          <table:table-cell office:value-type="float" office:value="0.3613752" calcext:value-type="float">
            <text:p>0.3613752</text:p>
          </table:table-cell>
          <table:table-cell office:value-type="float" office:value="0.3482749" calcext:value-type="float">
            <text:p>0.3482749</text:p>
          </table:table-cell>
          <table:table-cell office:value-type="float" office:value="0" calcext:value-type="float">
            <text:p>0</text:p>
          </table:table-cell>
          <table:table-cell office:value-type="float" office:value="-61512.61" calcext:value-type="float">
            <text:p>-6151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8.371003" calcext:value-type="float">
            <text:p>8.371003</text:p>
          </table:table-cell>
          <table:table-cell office:value-type="float" office:value="1083.224" calcext:value-type="float">
            <text:p>1083.22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041748" calcext:value-type="float">
            <text:p>0.06041748</text:p>
          </table:table-cell>
          <table:table-cell office:value-type="float" office:value="35.13146" calcext:value-type="float">
            <text:p>35.1314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7976" calcext:value-type="float">
            <text:p>0.00771797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306" calcext:value-type="float">
            <text:p>5.252306</text:p>
          </table:table-cell>
          <table:table-cell office:value-type="float" office:value="-0.8008715" calcext:value-type="float">
            <text:p>-0.8008715</text:p>
          </table:table-cell>
          <table:table-cell office:value-type="float" office:value="-0.07670523" calcext:value-type="float">
            <text:p>-0.07670523</text:p>
          </table:table-cell>
          <table:table-cell office:value-type="float" office:value="0.000002499452" calcext:value-type="float">
            <text:p>2.499452E-06</text:p>
          </table:table-cell>
          <table:table-cell office:value-type="float" office:value="10.40943" calcext:value-type="float">
            <text:p>10.40943</text:p>
          </table:table-cell>
          <table:table-cell office:value-type="float" office:value="1.102715" calcext:value-type="float">
            <text:p>1.102715</text:p>
          </table:table-cell>
          <table:table-cell office:value-type="float" office:value="0.08079388" calcext:value-type="float">
            <text:p>0.08079388</text:p>
          </table:table-cell>
          <table:table-cell office:value-type="float" office:value="0.05771021" calcext:value-type="float">
            <text:p>0.05771021</text:p>
          </table:table-cell>
          <table:table-cell office:value-type="float" office:value="0.03466099" calcext:value-type="float">
            <text:p>0.03466099</text:p>
          </table:table-cell>
          <table:table-cell office:value-type="float" office:value="0.0330459" calcext:value-type="float">
            <text:p>0.0330459</text:p>
          </table:table-cell>
          <table:table-cell office:value-type="float" office:value="0.01668976" calcext:value-type="float">
            <text:p>0.01668976</text:p>
          </table:table-cell>
          <table:table-cell office:value-type="float" office:value="0.01245025" calcext:value-type="float">
            <text:p>0.01245025</text:p>
          </table:table-cell>
          <table:table-cell office:value-type="float" office:value="0.0256174" calcext:value-type="float">
            <text:p>0.0256174</text:p>
          </table:table-cell>
          <table:table-cell office:value-type="float" office:value="0.02224337" calcext:value-type="float">
            <text:p>0.02224337</text:p>
          </table:table-cell>
          <table:table-cell office:value-type="float" office:value="0.01999453" calcext:value-type="float">
            <text:p>0.01999453</text:p>
          </table:table-cell>
          <table:table-cell office:value-type="float" office:value="0.01919548" calcext:value-type="float">
            <text:p>0.01919548</text:p>
          </table:table-cell>
          <table:table-cell office:value-type="float" office:value="0.0197547" calcext:value-type="float">
            <text:p>0.0197547</text:p>
          </table:table-cell>
          <table:table-cell office:value-type="float" office:value="0.005071663" calcext:value-type="float">
            <text:p>0.005071663</text:p>
          </table:table-cell>
          <table:table-cell office:value-type="float" office:value="0.004180791" calcext:value-type="float">
            <text:p>0.004180791</text:p>
          </table:table-cell>
          <table:table-cell office:value-type="float" office:value="0" calcext:value-type="float">
            <text:p>0</text:p>
          </table:table-cell>
          <table:table-cell office:value-type="float" office:value="9.614856" calcext:value-type="float">
            <text:p>9.614856</text:p>
          </table:table-cell>
          <table:table-cell office:value-type="float" office:value="17.80536" calcext:value-type="float">
            <text:p>17.80536</text:p>
          </table:table-cell>
          <table:table-cell office:value-type="float" office:value="31.78168" calcext:value-type="float">
            <text:p>31.78168</text:p>
          </table:table-cell>
          <table:table-cell office:value-type="float" office:value="45.71597" calcext:value-type="float">
            <text:p>45.71597</text:p>
          </table:table-cell>
          <table:table-cell office:value-type="float" office:value="53.5057" calcext:value-type="float">
            <text:p>53.5057</text:p>
          </table:table-cell>
          <table:table-cell office:value-type="float" office:value="36.867" calcext:value-type="float">
            <text:p>36.867</text:p>
          </table:table-cell>
          <table:table-cell office:value-type="float" office:value="31.74855" calcext:value-type="float">
            <text:p>31.74855</text:p>
          </table:table-cell>
          <table:table-cell office:value-type="float" office:value="27.60598" calcext:value-type="float">
            <text:p>27.60598</text:p>
          </table:table-cell>
          <table:table-cell office:value-type="float" office:value="13.09692" calcext:value-type="float">
            <text:p>13.09692</text:p>
          </table:table-cell>
          <table:table-cell office:value-type="float" office:value="4.621904" calcext:value-type="float">
            <text:p>4.621904</text:p>
          </table:table-cell>
          <table:table-cell office:value-type="float" office:value="1.650937" calcext:value-type="float">
            <text:p>1.650937</text:p>
          </table:table-cell>
          <table:table-cell office:value-type="float" office:value="0.7427756" calcext:value-type="float">
            <text:p>0.7427756</text:p>
          </table:table-cell>
          <table:table-cell office:value-type="float" office:value="0.3617182" calcext:value-type="float">
            <text:p>0.3617182</text:p>
          </table:table-cell>
          <table:table-cell office:value-type="float" office:value="0.3482869" calcext:value-type="float">
            <text:p>0.3482869</text:p>
          </table:table-cell>
          <table:table-cell office:value-type="float" office:value="0" calcext:value-type="float">
            <text:p>0</text:p>
          </table:table-cell>
          <table:table-cell office:value-type="float" office:value="-61696.33" calcext:value-type="float">
            <text:p>-6169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8.361304" calcext:value-type="float">
            <text:p>8.361304</text:p>
          </table:table-cell>
          <table:table-cell office:value-type="float" office:value="1083.201" calcext:value-type="float">
            <text:p>1083.20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045371" calcext:value-type="float">
            <text:p>0.06045371</text:p>
          </table:table-cell>
          <table:table-cell office:value-type="float" office:value="35.16206" calcext:value-type="float">
            <text:p>35.1620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8334" calcext:value-type="float">
            <text:p>0.00771833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443" calcext:value-type="float">
            <text:p>5.252443</text:p>
          </table:table-cell>
          <table:table-cell office:value-type="float" office:value="-0.8008813" calcext:value-type="float">
            <text:p>-0.8008813</text:p>
          </table:table-cell>
          <table:table-cell office:value-type="float" office:value="-0.07712747" calcext:value-type="float">
            <text:p>-0.07712747</text:p>
          </table:table-cell>
          <table:table-cell office:value-type="float" office:value="0.000002499605" calcext:value-type="float">
            <text:p>2.499605E-06</text:p>
          </table:table-cell>
          <table:table-cell office:value-type="float" office:value="10.40728" calcext:value-type="float">
            <text:p>10.40728</text:p>
          </table:table-cell>
          <table:table-cell office:value-type="float" office:value="1.116706" calcext:value-type="float">
            <text:p>1.116706</text:p>
          </table:table-cell>
          <table:table-cell office:value-type="float" office:value="0.07380375" calcext:value-type="float">
            <text:p>0.07380375</text:p>
          </table:table-cell>
          <table:table-cell office:value-type="float" office:value="0.05818162" calcext:value-type="float">
            <text:p>0.05818162</text:p>
          </table:table-cell>
          <table:table-cell office:value-type="float" office:value="0.03488345" calcext:value-type="float">
            <text:p>0.03488345</text:p>
          </table:table-cell>
          <table:table-cell office:value-type="float" office:value="0.0334724" calcext:value-type="float">
            <text:p>0.0334724</text:p>
          </table:table-cell>
          <table:table-cell office:value-type="float" office:value="0.01683777" calcext:value-type="float">
            <text:p>0.01683777</text:p>
          </table:table-cell>
          <table:table-cell office:value-type="float" office:value="0.01264478" calcext:value-type="float">
            <text:p>0.01264478</text:p>
          </table:table-cell>
          <table:table-cell office:value-type="float" office:value="0.02577781" calcext:value-type="float">
            <text:p>0.02577781</text:p>
          </table:table-cell>
          <table:table-cell office:value-type="float" office:value="0.02229441" calcext:value-type="float">
            <text:p>0.02229441</text:p>
          </table:table-cell>
          <table:table-cell office:value-type="float" office:value="0.01999528" calcext:value-type="float">
            <text:p>0.01999528</text:p>
          </table:table-cell>
          <table:table-cell office:value-type="float" office:value="0.01919148" calcext:value-type="float">
            <text:p>0.01919148</text:p>
          </table:table-cell>
          <table:table-cell office:value-type="float" office:value="0.01974259" calcext:value-type="float">
            <text:p>0.01974259</text:p>
          </table:table-cell>
          <table:table-cell office:value-type="float" office:value="0.005068767" calcext:value-type="float">
            <text:p>0.005068767</text:p>
          </table:table-cell>
          <table:table-cell office:value-type="float" office:value="0.004178621" calcext:value-type="float">
            <text:p>0.004178621</text:p>
          </table:table-cell>
          <table:table-cell office:value-type="float" office:value="0" calcext:value-type="float">
            <text:p>0</text:p>
          </table:table-cell>
          <table:table-cell office:value-type="float" office:value="12.21994" calcext:value-type="float">
            <text:p>12.21994</text:p>
          </table:table-cell>
          <table:table-cell office:value-type="float" office:value="17.74586" calcext:value-type="float">
            <text:p>17.74586</text:p>
          </table:table-cell>
          <table:table-cell office:value-type="float" office:value="30.96423" calcext:value-type="float">
            <text:p>30.96423</text:p>
          </table:table-cell>
          <table:table-cell office:value-type="float" office:value="44.35035" calcext:value-type="float">
            <text:p>44.35035</text:p>
          </table:table-cell>
          <table:table-cell office:value-type="float" office:value="51.84466" calcext:value-type="float">
            <text:p>51.84466</text:p>
          </table:table-cell>
          <table:table-cell office:value-type="float" office:value="36.45908" calcext:value-type="float">
            <text:p>36.45908</text:p>
          </table:table-cell>
          <table:table-cell office:value-type="float" office:value="31.82137" calcext:value-type="float">
            <text:p>31.82137</text:p>
          </table:table-cell>
          <table:table-cell office:value-type="float" office:value="27.904" calcext:value-type="float">
            <text:p>27.904</text:p>
          </table:table-cell>
          <table:table-cell office:value-type="float" office:value="13.28034" calcext:value-type="float">
            <text:p>13.28034</text:p>
          </table:table-cell>
          <table:table-cell office:value-type="float" office:value="4.647658" calcext:value-type="float">
            <text:p>4.647658</text:p>
          </table:table-cell>
          <table:table-cell office:value-type="float" office:value="1.658029" calcext:value-type="float">
            <text:p>1.658029</text:p>
          </table:table-cell>
          <table:table-cell office:value-type="float" office:value="0.7456121" calcext:value-type="float">
            <text:p>0.7456121</text:p>
          </table:table-cell>
          <table:table-cell office:value-type="float" office:value="0.3620698" calcext:value-type="float">
            <text:p>0.3620698</text:p>
          </table:table-cell>
          <table:table-cell office:value-type="float" office:value="0.3482991" calcext:value-type="float">
            <text:p>0.3482991</text:p>
          </table:table-cell>
          <table:table-cell office:value-type="float" office:value="0" calcext:value-type="float">
            <text:p>0</text:p>
          </table:table-cell>
          <table:table-cell office:value-type="float" office:value="-61865.71" calcext:value-type="float">
            <text:p>-6186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8.350427" calcext:value-type="float">
            <text:p>8.350427</text:p>
          </table:table-cell>
          <table:table-cell office:value-type="float" office:value="1083.179" calcext:value-type="float">
            <text:p>1083.17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106284" calcext:value-type="float">
            <text:p>0.06106284</text:p>
          </table:table-cell>
          <table:table-cell office:value-type="float" office:value="35.1944" calcext:value-type="float">
            <text:p>35.194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8692" calcext:value-type="float">
            <text:p>0.00771869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581" calcext:value-type="float">
            <text:p>5.252581</text:p>
          </table:table-cell>
          <table:table-cell office:value-type="float" office:value="-0.8008988" calcext:value-type="float">
            <text:p>-0.8008988</text:p>
          </table:table-cell>
          <table:table-cell office:value-type="float" office:value="-0.07801438" calcext:value-type="float">
            <text:p>-0.07801438</text:p>
          </table:table-cell>
          <table:table-cell office:value-type="float" office:value="0.000002499798" calcext:value-type="float">
            <text:p>2.499798E-06</text:p>
          </table:table-cell>
          <table:table-cell office:value-type="float" office:value="10.40689" calcext:value-type="float">
            <text:p>10.40689</text:p>
          </table:table-cell>
          <table:table-cell office:value-type="float" office:value="1.177452" calcext:value-type="float">
            <text:p>1.177452</text:p>
          </table:table-cell>
          <table:table-cell office:value-type="float" office:value="0.07129613" calcext:value-type="float">
            <text:p>0.07129613</text:p>
          </table:table-cell>
          <table:table-cell office:value-type="float" office:value="0.05747529" calcext:value-type="float">
            <text:p>0.05747529</text:p>
          </table:table-cell>
          <table:table-cell office:value-type="float" office:value="0.0347567" calcext:value-type="float">
            <text:p>0.0347567</text:p>
          </table:table-cell>
          <table:table-cell office:value-type="float" office:value="0.03352459" calcext:value-type="float">
            <text:p>0.03352459</text:p>
          </table:table-cell>
          <table:table-cell office:value-type="float" office:value="0.01689577" calcext:value-type="float">
            <text:p>0.01689577</text:p>
          </table:table-cell>
          <table:table-cell office:value-type="float" office:value="0.01275708" calcext:value-type="float">
            <text:p>0.01275708</text:p>
          </table:table-cell>
          <table:table-cell office:value-type="float" office:value="0.02593343" calcext:value-type="float">
            <text:p>0.02593343</text:p>
          </table:table-cell>
          <table:table-cell office:value-type="float" office:value="0.02236619" calcext:value-type="float">
            <text:p>0.02236619</text:p>
          </table:table-cell>
          <table:table-cell office:value-type="float" office:value="0.02000235" calcext:value-type="float">
            <text:p>0.02000235</text:p>
          </table:table-cell>
          <table:table-cell office:value-type="float" office:value="0.01918863" calcext:value-type="float">
            <text:p>0.01918863</text:p>
          </table:table-cell>
          <table:table-cell office:value-type="float" office:value="0.01973123" calcext:value-type="float">
            <text:p>0.01973123</text:p>
          </table:table-cell>
          <table:table-cell office:value-type="float" office:value="0.005065946" calcext:value-type="float">
            <text:p>0.005065946</text:p>
          </table:table-cell>
          <table:table-cell office:value-type="float" office:value="0.00417649" calcext:value-type="float">
            <text:p>0.00417649</text:p>
          </table:table-cell>
          <table:table-cell office:value-type="float" office:value="0" calcext:value-type="float">
            <text:p>0</text:p>
          </table:table-cell>
          <table:table-cell office:value-type="float" office:value="19.17922" calcext:value-type="float">
            <text:p>19.17922</text:p>
          </table:table-cell>
          <table:table-cell office:value-type="float" office:value="18.40825" calcext:value-type="float">
            <text:p>18.40825</text:p>
          </table:table-cell>
          <table:table-cell office:value-type="float" office:value="30.34541" calcext:value-type="float">
            <text:p>30.34541</text:p>
          </table:table-cell>
          <table:table-cell office:value-type="float" office:value="43.1938" calcext:value-type="float">
            <text:p>43.1938</text:p>
          </table:table-cell>
          <table:table-cell office:value-type="float" office:value="50.49777" calcext:value-type="float">
            <text:p>50.49777</text:p>
          </table:table-cell>
          <table:table-cell office:value-type="float" office:value="35.86077" calcext:value-type="float">
            <text:p>35.86077</text:p>
          </table:table-cell>
          <table:table-cell office:value-type="float" office:value="31.55722" calcext:value-type="float">
            <text:p>31.55722</text:p>
          </table:table-cell>
          <table:table-cell office:value-type="float" office:value="28.06635" calcext:value-type="float">
            <text:p>28.06635</text:p>
          </table:table-cell>
          <table:table-cell office:value-type="float" office:value="13.47432" calcext:value-type="float">
            <text:p>13.47432</text:p>
          </table:table-cell>
          <table:table-cell office:value-type="float" office:value="4.677703" calcext:value-type="float">
            <text:p>4.677703</text:p>
          </table:table-cell>
          <table:table-cell office:value-type="float" office:value="1.665736" calcext:value-type="float">
            <text:p>1.665736</text:p>
          </table:table-cell>
          <table:table-cell office:value-type="float" office:value="0.7484683" calcext:value-type="float">
            <text:p>0.7484683</text:p>
          </table:table-cell>
          <table:table-cell office:value-type="float" office:value="0.362427" calcext:value-type="float">
            <text:p>0.362427</text:p>
          </table:table-cell>
          <table:table-cell office:value-type="float" office:value="0.3483162" calcext:value-type="float">
            <text:p>0.3483162</text:p>
          </table:table-cell>
          <table:table-cell office:value-type="float" office:value="0" calcext:value-type="float">
            <text:p>0</text:p>
          </table:table-cell>
          <table:table-cell office:value-type="float" office:value="-62126.13" calcext:value-type="float">
            <text:p>-6212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8.339375" calcext:value-type="float">
            <text:p>8.339375</text:p>
          </table:table-cell>
          <table:table-cell office:value-type="float" office:value="1083.157" calcext:value-type="float">
            <text:p>1083.15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199328" calcext:value-type="float">
            <text:p>0.06199328</text:p>
          </table:table-cell>
          <table:table-cell office:value-type="float" office:value="35.22675" calcext:value-type="float">
            <text:p>35.2267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9049" calcext:value-type="float">
            <text:p>0.00771904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718" calcext:value-type="float">
            <text:p>5.252718</text:p>
          </table:table-cell>
          <table:table-cell office:value-type="float" office:value="-0.8009173" calcext:value-type="float">
            <text:p>-0.8009173</text:p>
          </table:table-cell>
          <table:table-cell office:value-type="float" office:value="-0.07897636" calcext:value-type="float">
            <text:p>-0.07897636</text:p>
          </table:table-cell>
          <table:table-cell office:value-type="float" office:value="0.000002499933" calcext:value-type="float">
            <text:p>2.499933E-06</text:p>
          </table:table-cell>
          <table:table-cell office:value-type="float" office:value="10.40643" calcext:value-type="float">
            <text:p>10.40643</text:p>
          </table:table-cell>
          <table:table-cell office:value-type="float" office:value="1.261595" calcext:value-type="float">
            <text:p>1.261595</text:p>
          </table:table-cell>
          <table:table-cell office:value-type="float" office:value="0.07020935" calcext:value-type="float">
            <text:p>0.07020935</text:p>
          </table:table-cell>
          <table:table-cell office:value-type="float" office:value="0.05688711" calcext:value-type="float">
            <text:p>0.05688711</text:p>
          </table:table-cell>
          <table:table-cell office:value-type="float" office:value="0.03463202" calcext:value-type="float">
            <text:p>0.03463202</text:p>
          </table:table-cell>
          <table:table-cell office:value-type="float" office:value="0.03349238" calcext:value-type="float">
            <text:p>0.03349238</text:p>
          </table:table-cell>
          <table:table-cell office:value-type="float" office:value="0.01690891" calcext:value-type="float">
            <text:p>0.01690891</text:p>
          </table:table-cell>
          <table:table-cell office:value-type="float" office:value="0.01280525" calcext:value-type="float">
            <text:p>0.01280525</text:p>
          </table:table-cell>
          <table:table-cell office:value-type="float" office:value="0.02605063" calcext:value-type="float">
            <text:p>0.02605063</text:p>
          </table:table-cell>
          <table:table-cell office:value-type="float" office:value="0.02244864" calcext:value-type="float">
            <text:p>0.02244864</text:p>
          </table:table-cell>
          <table:table-cell office:value-type="float" office:value="0.0200181" calcext:value-type="float">
            <text:p>0.0200181</text:p>
          </table:table-cell>
          <table:table-cell office:value-type="float" office:value="0.01918866" calcext:value-type="float">
            <text:p>0.01918866</text:p>
          </table:table-cell>
          <table:table-cell office:value-type="float" office:value="0.01972084" calcext:value-type="float">
            <text:p>0.01972084</text:p>
          </table:table-cell>
          <table:table-cell office:value-type="float" office:value="0.00506324" calcext:value-type="float">
            <text:p>0.00506324</text:p>
          </table:table-cell>
          <table:table-cell office:value-type="float" office:value="0.004174394" calcext:value-type="float">
            <text:p>0.004174394</text:p>
          </table:table-cell>
          <table:table-cell office:value-type="float" office:value="0" calcext:value-type="float">
            <text:p>0</text:p>
          </table:table-cell>
          <table:table-cell office:value-type="float" office:value="25.96527" calcext:value-type="float">
            <text:p>25.96527</text:p>
          </table:table-cell>
          <table:table-cell office:value-type="float" office:value="19.59822" calcext:value-type="float">
            <text:p>19.59822</text:p>
          </table:table-cell>
          <table:table-cell office:value-type="float" office:value="30.12317" calcext:value-type="float">
            <text:p>30.12317</text:p>
          </table:table-cell>
          <table:table-cell office:value-type="float" office:value="42.31179" calcext:value-type="float">
            <text:p>42.31179</text:p>
          </table:table-cell>
          <table:table-cell office:value-type="float" office:value="49.43224" calcext:value-type="float">
            <text:p>49.43224</text:p>
          </table:table-cell>
          <table:table-cell office:value-type="float" office:value="35.28027" calcext:value-type="float">
            <text:p>35.28027</text:p>
          </table:table-cell>
          <table:table-cell office:value-type="float" office:value="31.14508" calcext:value-type="float">
            <text:p>31.14508</text:p>
          </table:table-cell>
          <table:table-cell office:value-type="float" office:value="28.05977" calcext:value-type="float">
            <text:p>28.05977</text:p>
          </table:table-cell>
          <table:table-cell office:value-type="float" office:value="13.6727" calcext:value-type="float">
            <text:p>13.6727</text:p>
          </table:table-cell>
          <table:table-cell office:value-type="float" office:value="4.72184" calcext:value-type="float">
            <text:p>4.72184</text:p>
          </table:table-cell>
          <table:table-cell office:value-type="float" office:value="1.676119" calcext:value-type="float">
            <text:p>1.676119</text:p>
          </table:table-cell>
          <table:table-cell office:value-type="float" office:value="0.7513936" calcext:value-type="float">
            <text:p>0.7513936</text:p>
          </table:table-cell>
          <table:table-cell office:value-type="float" office:value="0.3627946" calcext:value-type="float">
            <text:p>0.3627946</text:p>
          </table:table-cell>
          <table:table-cell office:value-type="float" office:value="0.3483365" calcext:value-type="float">
            <text:p>0.3483365</text:p>
          </table:table-cell>
          <table:table-cell office:value-type="float" office:value="0" calcext:value-type="float">
            <text:p>0</text:p>
          </table:table-cell>
          <table:table-cell office:value-type="float" office:value="-62402.98" calcext:value-type="float">
            <text:p>-6240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8.326686" calcext:value-type="float">
            <text:p>8.326686</text:p>
          </table:table-cell>
          <table:table-cell office:value-type="float" office:value="1083.135" calcext:value-type="float">
            <text:p>1083.13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67709" calcext:value-type="float">
            <text:p>0.06367709</text:p>
          </table:table-cell>
          <table:table-cell office:value-type="float" office:value="35.26189" calcext:value-type="float">
            <text:p>35.2618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9407" calcext:value-type="float">
            <text:p>0.00771940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855" calcext:value-type="float">
            <text:p>5.252855</text:p>
          </table:table-cell>
          <table:table-cell office:value-type="float" office:value="-0.8009442" calcext:value-type="float">
            <text:p>-0.8009442</text:p>
          </table:table-cell>
          <table:table-cell office:value-type="float" office:value="-0.08033229" calcext:value-type="float">
            <text:p>-0.08033229</text:p>
          </table:table-cell>
          <table:table-cell office:value-type="float" office:value="0.000002500359" calcext:value-type="float">
            <text:p>2.500359E-06</text:p>
          </table:table-cell>
          <table:table-cell office:value-type="float" office:value="10.40657" calcext:value-type="float">
            <text:p>10.40657</text:p>
          </table:table-cell>
          <table:table-cell office:value-type="float" office:value="1.435635" calcext:value-type="float">
            <text:p>1.435635</text:p>
          </table:table-cell>
          <table:table-cell office:value-type="float" office:value="0.06705293" calcext:value-type="float">
            <text:p>0.06705293</text:p>
          </table:table-cell>
          <table:table-cell office:value-type="float" office:value="0.05592993" calcext:value-type="float">
            <text:p>0.05592993</text:p>
          </table:table-cell>
          <table:table-cell office:value-type="float" office:value="0.03429209" calcext:value-type="float">
            <text:p>0.03429209</text:p>
          </table:table-cell>
          <table:table-cell office:value-type="float" office:value="0.03325161" calcext:value-type="float">
            <text:p>0.03325161</text:p>
          </table:table-cell>
          <table:table-cell office:value-type="float" office:value="0.0168884" calcext:value-type="float">
            <text:p>0.0168884</text:p>
          </table:table-cell>
          <table:table-cell office:value-type="float" office:value="0.01281796" calcext:value-type="float">
            <text:p>0.01281796</text:p>
          </table:table-cell>
          <table:table-cell office:value-type="float" office:value="0.02613908" calcext:value-type="float">
            <text:p>0.02613908</text:p>
          </table:table-cell>
          <table:table-cell office:value-type="float" office:value="0.02252656" calcext:value-type="float">
            <text:p>0.02252656</text:p>
          </table:table-cell>
          <table:table-cell office:value-type="float" office:value="0.02003888" calcext:value-type="float">
            <text:p>0.02003888</text:p>
          </table:table-cell>
          <table:table-cell office:value-type="float" office:value="0.01919068" calcext:value-type="float">
            <text:p>0.01919068</text:p>
          </table:table-cell>
          <table:table-cell office:value-type="float" office:value="0.0197117" calcext:value-type="float">
            <text:p>0.0197117</text:p>
          </table:table-cell>
          <table:table-cell office:value-type="float" office:value="0.005060747" calcext:value-type="float">
            <text:p>0.005060747</text:p>
          </table:table-cell>
          <table:table-cell office:value-type="float" office:value="0.004172257" calcext:value-type="float">
            <text:p>0.004172257</text:p>
          </table:table-cell>
          <table:table-cell office:value-type="float" office:value="0" calcext:value-type="float">
            <text:p>0</text:p>
          </table:table-cell>
          <table:table-cell office:value-type="float" office:value="29.07633" calcext:value-type="float">
            <text:p>29.07633</text:p>
          </table:table-cell>
          <table:table-cell office:value-type="float" office:value="20.82067" calcext:value-type="float">
            <text:p>20.82067</text:p>
          </table:table-cell>
          <table:table-cell office:value-type="float" office:value="30.3365" calcext:value-type="float">
            <text:p>30.3365</text:p>
          </table:table-cell>
          <table:table-cell office:value-type="float" office:value="41.86903" calcext:value-type="float">
            <text:p>41.86903</text:p>
          </table:table-cell>
          <table:table-cell office:value-type="float" office:value="48.79554" calcext:value-type="float">
            <text:p>48.79554</text:p>
          </table:table-cell>
          <table:table-cell office:value-type="float" office:value="34.81386" calcext:value-type="float">
            <text:p>34.81386</text:p>
          </table:table-cell>
          <table:table-cell office:value-type="float" office:value="30.81541" calcext:value-type="float">
            <text:p>30.81541</text:p>
          </table:table-cell>
          <table:table-cell office:value-type="float" office:value="28.00699" calcext:value-type="float">
            <text:p>28.00699</text:p>
          </table:table-cell>
          <table:table-cell office:value-type="float" office:value="13.81455" calcext:value-type="float">
            <text:p>13.81455</text:p>
          </table:table-cell>
          <table:table-cell office:value-type="float" office:value="4.767399" calcext:value-type="float">
            <text:p>4.767399</text:p>
          </table:table-cell>
          <table:table-cell office:value-type="float" office:value="1.68772" calcext:value-type="float">
            <text:p>1.68772</text:p>
          </table:table-cell>
          <table:table-cell office:value-type="float" office:value="0.7544414" calcext:value-type="float">
            <text:p>0.7544414</text:p>
          </table:table-cell>
          <table:table-cell office:value-type="float" office:value="0.3631907" calcext:value-type="float">
            <text:p>0.3631907</text:p>
          </table:table-cell>
          <table:table-cell office:value-type="float" office:value="0.3483493" calcext:value-type="float">
            <text:p>0.3483493</text:p>
          </table:table-cell>
          <table:table-cell office:value-type="float" office:value="0" calcext:value-type="float">
            <text:p>0</text:p>
          </table:table-cell>
          <table:table-cell office:value-type="float" office:value="-62765.58" calcext:value-type="float">
            <text:p>-6276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8.313437" calcext:value-type="float">
            <text:p>8.313437</text:p>
          </table:table-cell>
          <table:table-cell office:value-type="float" office:value="1083.112" calcext:value-type="float">
            <text:p>1083.11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75875" calcext:value-type="float">
            <text:p>0.06375875</text:p>
          </table:table-cell>
          <table:table-cell office:value-type="float" office:value="35.29688" calcext:value-type="float">
            <text:p>35.2968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19764" calcext:value-type="float">
            <text:p>0.00771976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2993" calcext:value-type="float">
            <text:p>5.252993</text:p>
          </table:table-cell>
          <table:table-cell office:value-type="float" office:value="-0.8009644" calcext:value-type="float">
            <text:p>-0.8009644</text:p>
          </table:table-cell>
          <table:table-cell office:value-type="float" office:value="-0.08162986" calcext:value-type="float">
            <text:p>-0.08162986</text:p>
          </table:table-cell>
          <table:table-cell office:value-type="float" office:value="0.000002501423" calcext:value-type="float">
            <text:p>2.501423E-06</text:p>
          </table:table-cell>
          <table:table-cell office:value-type="float" office:value="10.40215" calcext:value-type="float">
            <text:p>10.40215</text:p>
          </table:table-cell>
          <table:table-cell office:value-type="float" office:value="1.458956" calcext:value-type="float">
            <text:p>1.458956</text:p>
          </table:table-cell>
          <table:table-cell office:value-type="float" office:value="0.0654364" calcext:value-type="float">
            <text:p>0.0654364</text:p>
          </table:table-cell>
          <table:table-cell office:value-type="float" office:value="0.05532738" calcext:value-type="float">
            <text:p>0.05532738</text:p>
          </table:table-cell>
          <table:table-cell office:value-type="float" office:value="0.03405183" calcext:value-type="float">
            <text:p>0.03405183</text:p>
          </table:table-cell>
          <table:table-cell office:value-type="float" office:value="0.03305077" calcext:value-type="float">
            <text:p>0.03305077</text:p>
          </table:table-cell>
          <table:table-cell office:value-type="float" office:value="0.0168606" calcext:value-type="float">
            <text:p>0.0168606</text:p>
          </table:table-cell>
          <table:table-cell office:value-type="float" office:value="0.01279595" calcext:value-type="float">
            <text:p>0.01279595</text:p>
          </table:table-cell>
          <table:table-cell office:value-type="float" office:value="0.02619769" calcext:value-type="float">
            <text:p>0.02619769</text:p>
          </table:table-cell>
          <table:table-cell office:value-type="float" office:value="0.02259544" calcext:value-type="float">
            <text:p>0.02259544</text:p>
          </table:table-cell>
          <table:table-cell office:value-type="float" office:value="0.02006271" calcext:value-type="float">
            <text:p>0.02006271</text:p>
          </table:table-cell>
          <table:table-cell office:value-type="float" office:value="0.01919451" calcext:value-type="float">
            <text:p>0.01919451</text:p>
          </table:table-cell>
          <table:table-cell office:value-type="float" office:value="0.01970389" calcext:value-type="float">
            <text:p>0.01970389</text:p>
          </table:table-cell>
          <table:table-cell office:value-type="float" office:value="0.005058496" calcext:value-type="float">
            <text:p>0.005058496</text:p>
          </table:table-cell>
          <table:table-cell office:value-type="float" office:value="0.004170132" calcext:value-type="float">
            <text:p>0.004170132</text:p>
          </table:table-cell>
          <table:table-cell office:value-type="float" office:value="0" calcext:value-type="float">
            <text:p>0</text:p>
          </table:table-cell>
          <table:table-cell office:value-type="float" office:value="28.60799" calcext:value-type="float">
            <text:p>28.60799</text:p>
          </table:table-cell>
          <table:table-cell office:value-type="float" office:value="22.19898" calcext:value-type="float">
            <text:p>22.19898</text:p>
          </table:table-cell>
          <table:table-cell office:value-type="float" office:value="30.61137" calcext:value-type="float">
            <text:p>30.61137</text:p>
          </table:table-cell>
          <table:table-cell office:value-type="float" office:value="41.66894" calcext:value-type="float">
            <text:p>41.66894</text:p>
          </table:table-cell>
          <table:table-cell office:value-type="float" office:value="48.43817" calcext:value-type="float">
            <text:p>48.43817</text:p>
          </table:table-cell>
          <table:table-cell office:value-type="float" office:value="34.488" calcext:value-type="float">
            <text:p>34.488</text:p>
          </table:table-cell>
          <table:table-cell office:value-type="float" office:value="30.52194" calcext:value-type="float">
            <text:p>30.52194</text:p>
          </table:table-cell>
          <table:table-cell office:value-type="float" office:value="27.95627" calcext:value-type="float">
            <text:p>27.95627</text:p>
          </table:table-cell>
          <table:table-cell office:value-type="float" office:value="13.92006" calcext:value-type="float">
            <text:p>13.92006</text:p>
          </table:table-cell>
          <table:table-cell office:value-type="float" office:value="4.811758" calcext:value-type="float">
            <text:p>4.811758</text:p>
          </table:table-cell>
          <table:table-cell office:value-type="float" office:value="1.7002" calcext:value-type="float">
            <text:p>1.7002</text:p>
          </table:table-cell>
          <table:table-cell office:value-type="float" office:value="0.7576042" calcext:value-type="float">
            <text:p>0.7576042</text:p>
          </table:table-cell>
          <table:table-cell office:value-type="float" office:value="0.3636221" calcext:value-type="float">
            <text:p>0.3636221</text:p>
          </table:table-cell>
          <table:table-cell office:value-type="float" office:value="0.3483614" calcext:value-type="float">
            <text:p>0.3483614</text:p>
          </table:table-cell>
          <table:table-cell office:value-type="float" office:value="0" calcext:value-type="float">
            <text:p>0</text:p>
          </table:table-cell>
          <table:table-cell office:value-type="float" office:value="-63140.13" calcext:value-type="float">
            <text:p>-6314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8.294731" calcext:value-type="float">
            <text:p>8.294731</text:p>
          </table:table-cell>
          <table:table-cell office:value-type="float" office:value="1083.086" calcext:value-type="float">
            <text:p>1083.08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624111" calcext:value-type="float">
            <text:p>0.06624111</text:p>
          </table:table-cell>
          <table:table-cell office:value-type="float" office:value="35.33471" calcext:value-type="float">
            <text:p>35.3347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0122" calcext:value-type="float">
            <text:p>0.00772012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13" calcext:value-type="float">
            <text:p>5.25313</text:p>
          </table:table-cell>
          <table:table-cell office:value-type="float" office:value="-0.800985" calcext:value-type="float">
            <text:p>-0.800985</text:p>
          </table:table-cell>
          <table:table-cell office:value-type="float" office:value="-0.08164448" calcext:value-type="float">
            <text:p>-0.08164448</text:p>
          </table:table-cell>
          <table:table-cell office:value-type="float" office:value="0.000002501533" calcext:value-type="float">
            <text:p>2.501533E-06</text:p>
          </table:table-cell>
          <table:table-cell office:value-type="float" office:value="10.38497" calcext:value-type="float">
            <text:p>10.38497</text:p>
          </table:table-cell>
          <table:table-cell office:value-type="float" office:value="1.720716" calcext:value-type="float">
            <text:p>1.720716</text:p>
          </table:table-cell>
          <table:table-cell office:value-type="float" office:value="0.06202741" calcext:value-type="float">
            <text:p>0.06202741</text:p>
          </table:table-cell>
          <table:table-cell office:value-type="float" office:value="0.05405267" calcext:value-type="float">
            <text:p>0.05405267</text:p>
          </table:table-cell>
          <table:table-cell office:value-type="float" office:value="0.03346648" calcext:value-type="float">
            <text:p>0.03346648</text:p>
          </table:table-cell>
          <table:table-cell office:value-type="float" office:value="0.03260714" calcext:value-type="float">
            <text:p>0.03260714</text:p>
          </table:table-cell>
          <table:table-cell office:value-type="float" office:value="0.01679924" calcext:value-type="float">
            <text:p>0.01679924</text:p>
          </table:table-cell>
          <table:table-cell office:value-type="float" office:value="0.01274715" calcext:value-type="float">
            <text:p>0.01274715</text:p>
          </table:table-cell>
          <table:table-cell office:value-type="float" office:value="0.02623158" calcext:value-type="float">
            <text:p>0.02623158</text:p>
          </table:table-cell>
          <table:table-cell office:value-type="float" office:value="0.0226534" calcext:value-type="float">
            <text:p>0.0226534</text:p>
          </table:table-cell>
          <table:table-cell office:value-type="float" office:value="0.02008784" calcext:value-type="float">
            <text:p>0.02008784</text:p>
          </table:table-cell>
          <table:table-cell office:value-type="float" office:value="0.01919985" calcext:value-type="float">
            <text:p>0.01919985</text:p>
          </table:table-cell>
          <table:table-cell office:value-type="float" office:value="0.01969752" calcext:value-type="float">
            <text:p>0.01969752</text:p>
          </table:table-cell>
          <table:table-cell office:value-type="float" office:value="0.005056521" calcext:value-type="float">
            <text:p>0.005056521</text:p>
          </table:table-cell>
          <table:table-cell office:value-type="float" office:value="0.004168043" calcext:value-type="float">
            <text:p>0.004168043</text:p>
          </table:table-cell>
          <table:table-cell office:value-type="float" office:value="0" calcext:value-type="float">
            <text:p>0</text:p>
          </table:table-cell>
          <table:table-cell office:value-type="float" office:value="24.47226" calcext:value-type="float">
            <text:p>24.47226</text:p>
          </table:table-cell>
          <table:table-cell office:value-type="float" office:value="23.64839" calcext:value-type="float">
            <text:p>23.64839</text:p>
          </table:table-cell>
          <table:table-cell office:value-type="float" office:value="30.84958" calcext:value-type="float">
            <text:p>30.84958</text:p>
          </table:table-cell>
          <table:table-cell office:value-type="float" office:value="41.65183" calcext:value-type="float">
            <text:p>41.65183</text:p>
          </table:table-cell>
          <table:table-cell office:value-type="float" office:value="48.29693" calcext:value-type="float">
            <text:p>48.29693</text:p>
          </table:table-cell>
          <table:table-cell office:value-type="float" office:value="34.30872" calcext:value-type="float">
            <text:p>34.30872</text:p>
          </table:table-cell>
          <table:table-cell office:value-type="float" office:value="30.32632" calcext:value-type="float">
            <text:p>30.32632</text:p>
          </table:table-cell>
          <table:table-cell office:value-type="float" office:value="27.9161" calcext:value-type="float">
            <text:p>27.9161</text:p>
          </table:table-cell>
          <table:table-cell office:value-type="float" office:value="14.00463" calcext:value-type="float">
            <text:p>14.00463</text:p>
          </table:table-cell>
          <table:table-cell office:value-type="float" office:value="4.854296" calcext:value-type="float">
            <text:p>4.854296</text:p>
          </table:table-cell>
          <table:table-cell office:value-type="float" office:value="1.713345" calcext:value-type="float">
            <text:p>1.713345</text:p>
          </table:table-cell>
          <table:table-cell office:value-type="float" office:value="0.7608742" calcext:value-type="float">
            <text:p>0.7608742</text:p>
          </table:table-cell>
          <table:table-cell office:value-type="float" office:value="0.3640936" calcext:value-type="float">
            <text:p>0.3640936</text:p>
          </table:table-cell>
          <table:table-cell office:value-type="float" office:value="0.3483735" calcext:value-type="float">
            <text:p>0.3483735</text:p>
          </table:table-cell>
          <table:table-cell office:value-type="float" office:value="0" calcext:value-type="float">
            <text:p>0</text:p>
          </table:table-cell>
          <table:table-cell office:value-type="float" office:value="-63704.06" calcext:value-type="float">
            <text:p>-6370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8.271475" calcext:value-type="float">
            <text:p>8.271475</text:p>
          </table:table-cell>
          <table:table-cell office:value-type="float" office:value="1083.054" calcext:value-type="float">
            <text:p>1083.05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907573" calcext:value-type="float">
            <text:p>0.06907573</text:p>
          </table:table-cell>
          <table:table-cell office:value-type="float" office:value="35.38058" calcext:value-type="float">
            <text:p>35.3805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048" calcext:value-type="float">
            <text:p>0.00772048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267" calcext:value-type="float">
            <text:p>5.253267</text:p>
          </table:table-cell>
          <table:table-cell office:value-type="float" office:value="-0.8010182" calcext:value-type="float">
            <text:p>-0.8010182</text:p>
          </table:table-cell>
          <table:table-cell office:value-type="float" office:value="-0.08164468" calcext:value-type="float">
            <text:p>-0.08164468</text:p>
          </table:table-cell>
          <table:table-cell office:value-type="float" office:value="0.000002501642" calcext:value-type="float">
            <text:p>2.501642E-06</text:p>
          </table:table-cell>
          <table:table-cell office:value-type="float" office:value="10.36476" calcext:value-type="float">
            <text:p>10.36476</text:p>
          </table:table-cell>
          <table:table-cell office:value-type="float" office:value="2.018674" calcext:value-type="float">
            <text:p>2.018674</text:p>
          </table:table-cell>
          <table:table-cell office:value-type="float" office:value="0.05936822" calcext:value-type="float">
            <text:p>0.05936822</text:p>
          </table:table-cell>
          <table:table-cell office:value-type="float" office:value="0.05266263" calcext:value-type="float">
            <text:p>0.05266263</text:p>
          </table:table-cell>
          <table:table-cell office:value-type="float" office:value="0.03290052" calcext:value-type="float">
            <text:p>0.03290052</text:p>
          </table:table-cell>
          <table:table-cell office:value-type="float" office:value="0.03199867" calcext:value-type="float">
            <text:p>0.03199867</text:p>
          </table:table-cell>
          <table:table-cell office:value-type="float" office:value="0.01665381" calcext:value-type="float">
            <text:p>0.01665381</text:p>
          </table:table-cell>
          <table:table-cell office:value-type="float" office:value="0.01261924" calcext:value-type="float">
            <text:p>0.01261924</text:p>
          </table:table-cell>
          <table:table-cell office:value-type="float" office:value="0.02621918" calcext:value-type="float">
            <text:p>0.02621918</text:p>
          </table:table-cell>
          <table:table-cell office:value-type="float" office:value="0.02269639" calcext:value-type="float">
            <text:p>0.02269639</text:p>
          </table:table-cell>
          <table:table-cell office:value-type="float" office:value="0.02011274" calcext:value-type="float">
            <text:p>0.02011274</text:p>
          </table:table-cell>
          <table:table-cell office:value-type="float" office:value="0.01920638" calcext:value-type="float">
            <text:p>0.01920638</text:p>
          </table:table-cell>
          <table:table-cell office:value-type="float" office:value="0.0196925" calcext:value-type="float">
            <text:p>0.0196925</text:p>
          </table:table-cell>
          <table:table-cell office:value-type="float" office:value="0.005054846" calcext:value-type="float">
            <text:p>0.005054846</text:p>
          </table:table-cell>
          <table:table-cell office:value-type="float" office:value="0.004165962" calcext:value-type="float">
            <text:p>0.004165962</text:p>
          </table:table-cell>
          <table:table-cell office:value-type="float" office:value="0" calcext:value-type="float">
            <text:p>0</text:p>
          </table:table-cell>
          <table:table-cell office:value-type="float" office:value="21.00211" calcext:value-type="float">
            <text:p>21.00211</text:p>
          </table:table-cell>
          <table:table-cell office:value-type="float" office:value="24.89694" calcext:value-type="float">
            <text:p>24.89694</text:p>
          </table:table-cell>
          <table:table-cell office:value-type="float" office:value="31.07382" calcext:value-type="float">
            <text:p>31.07382</text:p>
          </table:table-cell>
          <table:table-cell office:value-type="float" office:value="41.59084" calcext:value-type="float">
            <text:p>41.59084</text:p>
          </table:table-cell>
          <table:table-cell office:value-type="float" office:value="48.12607" calcext:value-type="float">
            <text:p>48.12607</text:p>
          </table:table-cell>
          <table:table-cell office:value-type="float" office:value="34.17139" calcext:value-type="float">
            <text:p>34.17139</text:p>
          </table:table-cell>
          <table:table-cell office:value-type="float" office:value="30.19952" calcext:value-type="float">
            <text:p>30.19952</text:p>
          </table:table-cell>
          <table:table-cell office:value-type="float" office:value="27.89928" calcext:value-type="float">
            <text:p>27.89928</text:p>
          </table:table-cell>
          <table:table-cell office:value-type="float" office:value="14.0747" calcext:value-type="float">
            <text:p>14.0747</text:p>
          </table:table-cell>
          <table:table-cell office:value-type="float" office:value="4.894795" calcext:value-type="float">
            <text:p>4.894795</text:p>
          </table:table-cell>
          <table:table-cell office:value-type="float" office:value="1.726972" calcext:value-type="float">
            <text:p>1.726972</text:p>
          </table:table-cell>
          <table:table-cell office:value-type="float" office:value="0.7642373" calcext:value-type="float">
            <text:p>0.7642373</text:p>
          </table:table-cell>
          <table:table-cell office:value-type="float" office:value="0.3646101" calcext:value-type="float">
            <text:p>0.3646101</text:p>
          </table:table-cell>
          <table:table-cell office:value-type="float" office:value="0.3483855" calcext:value-type="float">
            <text:p>0.3483855</text:p>
          </table:table-cell>
          <table:table-cell office:value-type="float" office:value="0" calcext:value-type="float">
            <text:p>0</text:p>
          </table:table-cell>
          <table:table-cell office:value-type="float" office:value="-64419.74" calcext:value-type="float">
            <text:p>-6441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8.248137" calcext:value-type="float">
            <text:p>8.248137</text:p>
          </table:table-cell>
          <table:table-cell office:value-type="float" office:value="1083.02" calcext:value-type="float">
            <text:p>1083.0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127516" calcext:value-type="float">
            <text:p>0.07127516</text:p>
          </table:table-cell>
          <table:table-cell office:value-type="float" office:value="35.42893" calcext:value-type="float">
            <text:p>35.428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0837" calcext:value-type="float">
            <text:p>0.00772083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405" calcext:value-type="float">
            <text:p>5.253405</text:p>
          </table:table-cell>
          <table:table-cell office:value-type="float" office:value="-0.8010383" calcext:value-type="float">
            <text:p>-0.8010383</text:p>
          </table:table-cell>
          <table:table-cell office:value-type="float" office:value="-0.08163694" calcext:value-type="float">
            <text:p>-0.08163694</text:p>
          </table:table-cell>
          <table:table-cell office:value-type="float" office:value="0.000002501743" calcext:value-type="float">
            <text:p>2.501743E-06</text:p>
          </table:table-cell>
          <table:table-cell office:value-type="float" office:value="10.34579" calcext:value-type="float">
            <text:p>10.34579</text:p>
          </table:table-cell>
          <table:table-cell office:value-type="float" office:value="2.246239" calcext:value-type="float">
            <text:p>2.246239</text:p>
          </table:table-cell>
          <table:table-cell office:value-type="float" office:value="0.05816371" calcext:value-type="float">
            <text:p>0.05816371</text:p>
          </table:table-cell>
          <table:table-cell office:value-type="float" office:value="0.05186896" calcext:value-type="float">
            <text:p>0.05186896</text:p>
          </table:table-cell>
          <table:table-cell office:value-type="float" office:value="0.03253235" calcext:value-type="float">
            <text:p>0.03253235</text:p>
          </table:table-cell>
          <table:table-cell office:value-type="float" office:value="0.03163657" calcext:value-type="float">
            <text:p>0.03163657</text:p>
          </table:table-cell>
          <table:table-cell office:value-type="float" office:value="0.01649574" calcext:value-type="float">
            <text:p>0.01649574</text:p>
          </table:table-cell>
          <table:table-cell office:value-type="float" office:value="0.01247145" calcext:value-type="float">
            <text:p>0.01247145</text:p>
          </table:table-cell>
          <table:table-cell office:value-type="float" office:value="0.02616297" calcext:value-type="float">
            <text:p>0.02616297</text:p>
          </table:table-cell>
          <table:table-cell office:value-type="float" office:value="0.02271901" calcext:value-type="float">
            <text:p>0.02271901</text:p>
          </table:table-cell>
          <table:table-cell office:value-type="float" office:value="0.02013567" calcext:value-type="float">
            <text:p>0.02013567</text:p>
          </table:table-cell>
          <table:table-cell office:value-type="float" office:value="0.01921372" calcext:value-type="float">
            <text:p>0.01921372</text:p>
          </table:table-cell>
          <table:table-cell office:value-type="float" office:value="0.01968879" calcext:value-type="float">
            <text:p>0.01968879</text:p>
          </table:table-cell>
          <table:table-cell office:value-type="float" office:value="0.005053484" calcext:value-type="float">
            <text:p>0.005053484</text:p>
          </table:table-cell>
          <table:table-cell office:value-type="float" office:value="0.004163907" calcext:value-type="float">
            <text:p>0.004163907</text:p>
          </table:table-cell>
          <table:table-cell office:value-type="float" office:value="0" calcext:value-type="float">
            <text:p>0</text:p>
          </table:table-cell>
          <table:table-cell office:value-type="float" office:value="18.47548" calcext:value-type="float">
            <text:p>18.47548</text:p>
          </table:table-cell>
          <table:table-cell office:value-type="float" office:value="25.88231" calcext:value-type="float">
            <text:p>25.88231</text:p>
          </table:table-cell>
          <table:table-cell office:value-type="float" office:value="31.29759" calcext:value-type="float">
            <text:p>31.29759</text:p>
          </table:table-cell>
          <table:table-cell office:value-type="float" office:value="41.50413" calcext:value-type="float">
            <text:p>41.50413</text:p>
          </table:table-cell>
          <table:table-cell office:value-type="float" office:value="47.94049" calcext:value-type="float">
            <text:p>47.94049</text:p>
          </table:table-cell>
          <table:table-cell office:value-type="float" office:value="34.04652" calcext:value-type="float">
            <text:p>34.04652</text:p>
          </table:table-cell>
          <table:table-cell office:value-type="float" office:value="30.10222" calcext:value-type="float">
            <text:p>30.10222</text:p>
          </table:table-cell>
          <table:table-cell office:value-type="float" office:value="27.89879" calcext:value-type="float">
            <text:p>27.89879</text:p>
          </table:table-cell>
          <table:table-cell office:value-type="float" office:value="14.13599" calcext:value-type="float">
            <text:p>14.13599</text:p>
          </table:table-cell>
          <table:table-cell office:value-type="float" office:value="4.933266" calcext:value-type="float">
            <text:p>4.933266</text:p>
          </table:table-cell>
          <table:table-cell office:value-type="float" office:value="1.740942" calcext:value-type="float">
            <text:p>1.740942</text:p>
          </table:table-cell>
          <table:table-cell office:value-type="float" office:value="0.7676821" calcext:value-type="float">
            <text:p>0.7676821</text:p>
          </table:table-cell>
          <table:table-cell office:value-type="float" office:value="0.3651727" calcext:value-type="float">
            <text:p>0.3651727</text:p>
          </table:table-cell>
          <table:table-cell office:value-type="float" office:value="0.3483977" calcext:value-type="float">
            <text:p>0.3483977</text:p>
          </table:table-cell>
          <table:table-cell office:value-type="float" office:value="0" calcext:value-type="float">
            <text:p>0</text:p>
          </table:table-cell>
          <table:table-cell office:value-type="float" office:value="-65134.37" calcext:value-type="float">
            <text:p>-6513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8.228503" calcext:value-type="float">
            <text:p>8.228503</text:p>
          </table:table-cell>
          <table:table-cell office:value-type="float" office:value="1082.989" calcext:value-type="float">
            <text:p>1082.9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25176" calcext:value-type="float">
            <text:p>0.0725176</text:p>
          </table:table-cell>
          <table:table-cell office:value-type="float" office:value="35.47304" calcext:value-type="float">
            <text:p>35.4730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1195" calcext:value-type="float">
            <text:p>0.007721195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542" calcext:value-type="float">
            <text:p>5.253542</text:p>
          </table:table-cell>
          <table:table-cell office:value-type="float" office:value="-0.801053" calcext:value-type="float">
            <text:p>-0.801053</text:p>
          </table:table-cell>
          <table:table-cell office:value-type="float" office:value="-0.0816293" calcext:value-type="float">
            <text:p>-0.0816293</text:p>
          </table:table-cell>
          <table:table-cell office:value-type="float" office:value="0.000002501841" calcext:value-type="float">
            <text:p>2.501841E-06</text:p>
          </table:table-cell>
          <table:table-cell office:value-type="float" office:value="10.33022" calcext:value-type="float">
            <text:p>10.33022</text:p>
          </table:table-cell>
          <table:table-cell office:value-type="float" office:value="2.366075" calcext:value-type="float">
            <text:p>2.366075</text:p>
          </table:table-cell>
          <table:table-cell office:value-type="float" office:value="0.05912403" calcext:value-type="float">
            <text:p>0.05912403</text:p>
          </table:table-cell>
          <table:table-cell office:value-type="float" office:value="0.051922" calcext:value-type="float">
            <text:p>0.051922</text:p>
          </table:table-cell>
          <table:table-cell office:value-type="float" office:value="0.03234705" calcext:value-type="float">
            <text:p>0.03234705</text:p>
          </table:table-cell>
          <table:table-cell office:value-type="float" office:value="0.03143474" calcext:value-type="float">
            <text:p>0.03143474</text:p>
          </table:table-cell>
          <table:table-cell office:value-type="float" office:value="0.01642307" calcext:value-type="float">
            <text:p>0.01642307</text:p>
          </table:table-cell>
          <table:table-cell office:value-type="float" office:value="0.01237513" calcext:value-type="float">
            <text:p>0.01237513</text:p>
          </table:table-cell>
          <table:table-cell office:value-type="float" office:value="0.02608983" calcext:value-type="float">
            <text:p>0.02608983</text:p>
          </table:table-cell>
          <table:table-cell office:value-type="float" office:value="0.02272079" calcext:value-type="float">
            <text:p>0.02272079</text:p>
          </table:table-cell>
          <table:table-cell office:value-type="float" office:value="0.02015504" calcext:value-type="float">
            <text:p>0.02015504</text:p>
          </table:table-cell>
          <table:table-cell office:value-type="float" office:value="0.01922143" calcext:value-type="float">
            <text:p>0.01922143</text:p>
          </table:table-cell>
          <table:table-cell office:value-type="float" office:value="0.01968617" calcext:value-type="float">
            <text:p>0.01968617</text:p>
          </table:table-cell>
          <table:table-cell office:value-type="float" office:value="0.005052501" calcext:value-type="float">
            <text:p>0.005052501</text:p>
          </table:table-cell>
          <table:table-cell office:value-type="float" office:value="0.004161865" calcext:value-type="float">
            <text:p>0.004161865</text:p>
          </table:table-cell>
          <table:table-cell office:value-type="float" office:value="0" calcext:value-type="float">
            <text:p>0</text:p>
          </table:table-cell>
          <table:table-cell office:value-type="float" office:value="16.75996" calcext:value-type="float">
            <text:p>16.75996</text:p>
          </table:table-cell>
          <table:table-cell office:value-type="float" office:value="26.59854" calcext:value-type="float">
            <text:p>26.59854</text:p>
          </table:table-cell>
          <table:table-cell office:value-type="float" office:value="31.49569" calcext:value-type="float">
            <text:p>31.49569</text:p>
          </table:table-cell>
          <table:table-cell office:value-type="float" office:value="41.42667" calcext:value-type="float">
            <text:p>41.42667</text:p>
          </table:table-cell>
          <table:table-cell office:value-type="float" office:value="47.77982" calcext:value-type="float">
            <text:p>47.77982</text:p>
          </table:table-cell>
          <table:table-cell office:value-type="float" office:value="33.95119" calcext:value-type="float">
            <text:p>33.95119</text:p>
          </table:table-cell>
          <table:table-cell office:value-type="float" office:value="30.05145" calcext:value-type="float">
            <text:p>30.05145</text:p>
          </table:table-cell>
          <table:table-cell office:value-type="float" office:value="27.89657" calcext:value-type="float">
            <text:p>27.89657</text:p>
          </table:table-cell>
          <table:table-cell office:value-type="float" office:value="14.17959" calcext:value-type="float">
            <text:p>14.17959</text:p>
          </table:table-cell>
          <table:table-cell office:value-type="float" office:value="4.969613" calcext:value-type="float">
            <text:p>4.969613</text:p>
          </table:table-cell>
          <table:table-cell office:value-type="float" office:value="1.755142" calcext:value-type="float">
            <text:p>1.755142</text:p>
          </table:table-cell>
          <table:table-cell office:value-type="float" office:value="0.771185" calcext:value-type="float">
            <text:p>0.771185</text:p>
          </table:table-cell>
          <table:table-cell office:value-type="float" office:value="0.365792" calcext:value-type="float">
            <text:p>0.365792</text:p>
          </table:table-cell>
          <table:table-cell office:value-type="float" office:value="0.3484098" calcext:value-type="float">
            <text:p>0.3484098</text:p>
          </table:table-cell>
          <table:table-cell office:value-type="float" office:value="0" calcext:value-type="float">
            <text:p>0</text:p>
          </table:table-cell>
          <table:table-cell office:value-type="float" office:value="-65701.06" calcext:value-type="float">
            <text:p>-6570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8.209739" calcext:value-type="float">
            <text:p>8.209739</text:p>
          </table:table-cell>
          <table:table-cell office:value-type="float" office:value="1082.961" calcext:value-type="float">
            <text:p>1082.96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397598" calcext:value-type="float">
            <text:p>0.07397598</text:p>
          </table:table-cell>
          <table:table-cell office:value-type="float" office:value="35.51456" calcext:value-type="float">
            <text:p>35.5145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1553" calcext:value-type="float">
            <text:p>0.007721553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679" calcext:value-type="float">
            <text:p>5.253679</text:p>
          </table:table-cell>
          <table:table-cell office:value-type="float" office:value="-0.8010656" calcext:value-type="float">
            <text:p>-0.8010656</text:p>
          </table:table-cell>
          <table:table-cell office:value-type="float" office:value="-0.08161741" calcext:value-type="float">
            <text:p>-0.08161741</text:p>
          </table:table-cell>
          <table:table-cell office:value-type="float" office:value="0.00000250194" calcext:value-type="float">
            <text:p>2.50194E-06</text:p>
          </table:table-cell>
          <table:table-cell office:value-type="float" office:value="10.31416" calcext:value-type="float">
            <text:p>10.31416</text:p>
          </table:table-cell>
          <table:table-cell office:value-type="float" office:value="2.50919" calcext:value-type="float">
            <text:p>2.50919</text:p>
          </table:table-cell>
          <table:table-cell office:value-type="float" office:value="0.05891465" calcext:value-type="float">
            <text:p>0.05891465</text:p>
          </table:table-cell>
          <table:table-cell office:value-type="float" office:value="0.05179995" calcext:value-type="float">
            <text:p>0.05179995</text:p>
          </table:table-cell>
          <table:table-cell office:value-type="float" office:value="0.03232819" calcext:value-type="float">
            <text:p>0.03232819</text:p>
          </table:table-cell>
          <table:table-cell office:value-type="float" office:value="0.03140687" calcext:value-type="float">
            <text:p>0.03140687</text:p>
          </table:table-cell>
          <table:table-cell office:value-type="float" office:value="0.0164203" calcext:value-type="float">
            <text:p>0.0164203</text:p>
          </table:table-cell>
          <table:table-cell office:value-type="float" office:value="0.01234546" calcext:value-type="float">
            <text:p>0.01234546</text:p>
          </table:table-cell>
          <table:table-cell office:value-type="float" office:value="0.02603424" calcext:value-type="float">
            <text:p>0.02603424</text:p>
          </table:table-cell>
          <table:table-cell office:value-type="float" office:value="0.02271203" calcext:value-type="float">
            <text:p>0.02271203</text:p>
          </table:table-cell>
          <table:table-cell office:value-type="float" office:value="0.02017028" calcext:value-type="float">
            <text:p>0.02017028</text:p>
          </table:table-cell>
          <table:table-cell office:value-type="float" office:value="0.01922912" calcext:value-type="float">
            <text:p>0.01922912</text:p>
          </table:table-cell>
          <table:table-cell office:value-type="float" office:value="0.0196845" calcext:value-type="float">
            <text:p>0.0196845</text:p>
          </table:table-cell>
          <table:table-cell office:value-type="float" office:value="0.005051829" calcext:value-type="float">
            <text:p>0.005051829</text:p>
          </table:table-cell>
          <table:table-cell office:value-type="float" office:value="0.004159846" calcext:value-type="float">
            <text:p>0.004159846</text:p>
          </table:table-cell>
          <table:table-cell office:value-type="float" office:value="0" calcext:value-type="float">
            <text:p>0</text:p>
          </table:table-cell>
          <table:table-cell office:value-type="float" office:value="15.44725" calcext:value-type="float">
            <text:p>15.44725</text:p>
          </table:table-cell>
          <table:table-cell office:value-type="float" office:value="27.19536" calcext:value-type="float">
            <text:p>27.19536</text:p>
          </table:table-cell>
          <table:table-cell office:value-type="float" office:value="31.67606" calcext:value-type="float">
            <text:p>31.67606</text:p>
          </table:table-cell>
          <table:table-cell office:value-type="float" office:value="41.34965" calcext:value-type="float">
            <text:p>41.34965</text:p>
          </table:table-cell>
          <table:table-cell office:value-type="float" office:value="47.62223" calcext:value-type="float">
            <text:p>47.62223</text:p>
          </table:table-cell>
          <table:table-cell office:value-type="float" office:value="33.86357" calcext:value-type="float">
            <text:p>33.86357</text:p>
          </table:table-cell>
          <table:table-cell office:value-type="float" office:value="29.98469" calcext:value-type="float">
            <text:p>29.98469</text:p>
          </table:table-cell>
          <table:table-cell office:value-type="float" office:value="27.89866" calcext:value-type="float">
            <text:p>27.89866</text:p>
          </table:table-cell>
          <table:table-cell office:value-type="float" office:value="14.22133" calcext:value-type="float">
            <text:p>14.22133</text:p>
          </table:table-cell>
          <table:table-cell office:value-type="float" office:value="5.003844" calcext:value-type="float">
            <text:p>5.003844</text:p>
          </table:table-cell>
          <table:table-cell office:value-type="float" office:value="1.769474" calcext:value-type="float">
            <text:p>1.769474</text:p>
          </table:table-cell>
          <table:table-cell office:value-type="float" office:value="0.7747493" calcext:value-type="float">
            <text:p>0.7747493</text:p>
          </table:table-cell>
          <table:table-cell office:value-type="float" office:value="0.3664556" calcext:value-type="float">
            <text:p>0.3664556</text:p>
          </table:table-cell>
          <table:table-cell office:value-type="float" office:value="0.3484219" calcext:value-type="float">
            <text:p>0.3484219</text:p>
          </table:table-cell>
          <table:table-cell office:value-type="float" office:value="0" calcext:value-type="float">
            <text:p>0</text:p>
          </table:table-cell>
          <table:table-cell office:value-type="float" office:value="-66282.39" calcext:value-type="float">
            <text:p>-6628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8.187522" calcext:value-type="float">
            <text:p>8.187522</text:p>
          </table:table-cell>
          <table:table-cell office:value-type="float" office:value="1082.929" calcext:value-type="float">
            <text:p>1082.92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580198" calcext:value-type="float">
            <text:p>0.07580198</text:p>
          </table:table-cell>
          <table:table-cell office:value-type="float" office:value="35.56153" calcext:value-type="float">
            <text:p>35.5615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1937" calcext:value-type="float">
            <text:p>0.00772193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817" calcext:value-type="float">
            <text:p>5.253817</text:p>
          </table:table-cell>
          <table:table-cell office:value-type="float" office:value="-0.8010836" calcext:value-type="float">
            <text:p>-0.8010836</text:p>
          </table:table-cell>
          <table:table-cell office:value-type="float" office:value="-0.08160859" calcext:value-type="float">
            <text:p>-0.08160859</text:p>
          </table:table-cell>
          <table:table-cell office:value-type="float" office:value="0.000002502038" calcext:value-type="float">
            <text:p>2.502038E-06</text:p>
          </table:table-cell>
          <table:table-cell office:value-type="float" office:value="10.29557" calcext:value-type="float">
            <text:p>10.29557</text:p>
          </table:table-cell>
          <table:table-cell office:value-type="float" office:value="2.694997" calcext:value-type="float">
            <text:p>2.694997</text:p>
          </table:table-cell>
          <table:table-cell office:value-type="float" office:value="0.05818255" calcext:value-type="float">
            <text:p>0.05818255</text:p>
          </table:table-cell>
          <table:table-cell office:value-type="float" office:value="0.05111001" calcext:value-type="float">
            <text:p>0.05111001</text:p>
          </table:table-cell>
          <table:table-cell office:value-type="float" office:value="0.03227923" calcext:value-type="float">
            <text:p>0.03227923</text:p>
          </table:table-cell>
          <table:table-cell office:value-type="float" office:value="0.0313234" calcext:value-type="float">
            <text:p>0.0313234</text:p>
          </table:table-cell>
          <table:table-cell office:value-type="float" office:value="0.01634003" calcext:value-type="float">
            <text:p>0.01634003</text:p>
          </table:table-cell>
          <table:table-cell office:value-type="float" office:value="0.01228563" calcext:value-type="float">
            <text:p>0.01228563</text:p>
          </table:table-cell>
          <table:table-cell office:value-type="float" office:value="0.02597697" calcext:value-type="float">
            <text:p>0.02597697</text:p>
          </table:table-cell>
          <table:table-cell office:value-type="float" office:value="0.02269801" calcext:value-type="float">
            <text:p>0.02269801</text:p>
          </table:table-cell>
          <table:table-cell office:value-type="float" office:value="0.02018214" calcext:value-type="float">
            <text:p>0.02018214</text:p>
          </table:table-cell>
          <table:table-cell office:value-type="float" office:value="0.01923719" calcext:value-type="float">
            <text:p>0.01923719</text:p>
          </table:table-cell>
          <table:table-cell office:value-type="float" office:value="0.01968357" calcext:value-type="float">
            <text:p>0.01968357</text:p>
          </table:table-cell>
          <table:table-cell office:value-type="float" office:value="0.005051441" calcext:value-type="float">
            <text:p>0.005051441</text:p>
          </table:table-cell>
          <table:table-cell office:value-type="float" office:value="0.004157852" calcext:value-type="float">
            <text:p>0.004157852</text:p>
          </table:table-cell>
          <table:table-cell office:value-type="float" office:value="0" calcext:value-type="float">
            <text:p>0</text:p>
          </table:table-cell>
          <table:table-cell office:value-type="float" office:value="14.39272" calcext:value-type="float">
            <text:p>14.39272</text:p>
          </table:table-cell>
          <table:table-cell office:value-type="float" office:value="27.78634" calcext:value-type="float">
            <text:p>27.78634</text:p>
          </table:table-cell>
          <table:table-cell office:value-type="float" office:value="31.90331" calcext:value-type="float">
            <text:p>31.90331</text:p>
          </table:table-cell>
          <table:table-cell office:value-type="float" office:value="41.28795" calcext:value-type="float">
            <text:p>41.28795</text:p>
          </table:table-cell>
          <table:table-cell office:value-type="float" office:value="47.46827" calcext:value-type="float">
            <text:p>47.46827</text:p>
          </table:table-cell>
          <table:table-cell office:value-type="float" office:value="33.77029" calcext:value-type="float">
            <text:p>33.77029</text:p>
          </table:table-cell>
          <table:table-cell office:value-type="float" office:value="29.92226" calcext:value-type="float">
            <text:p>29.92226</text:p>
          </table:table-cell>
          <table:table-cell office:value-type="float" office:value="27.90574" calcext:value-type="float">
            <text:p>27.90574</text:p>
          </table:table-cell>
          <table:table-cell office:value-type="float" office:value="14.25905" calcext:value-type="float">
            <text:p>14.25905</text:p>
          </table:table-cell>
          <table:table-cell office:value-type="float" office:value="5.037812" calcext:value-type="float">
            <text:p>5.037812</text:p>
          </table:table-cell>
          <table:table-cell office:value-type="float" office:value="1.784874" calcext:value-type="float">
            <text:p>1.784874</text:p>
          </table:table-cell>
          <table:table-cell office:value-type="float" office:value="0.7783729" calcext:value-type="float">
            <text:p>0.7783729</text:p>
          </table:table-cell>
          <table:table-cell office:value-type="float" office:value="0.3671593" calcext:value-type="float">
            <text:p>0.3671593</text:p>
          </table:table-cell>
          <table:table-cell office:value-type="float" office:value="0.3484341" calcext:value-type="float">
            <text:p>0.3484341</text:p>
          </table:table-cell>
          <table:table-cell office:value-type="float" office:value="0" calcext:value-type="float">
            <text:p>0</text:p>
          </table:table-cell>
          <table:table-cell office:value-type="float" office:value="-67004.41" calcext:value-type="float">
            <text:p>-6700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8.167113" calcext:value-type="float">
            <text:p>8.167113</text:p>
          </table:table-cell>
          <table:table-cell office:value-type="float" office:value="1082.897" calcext:value-type="float">
            <text:p>1082.89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648578" calcext:value-type="float">
            <text:p>0.07648578</text:p>
          </table:table-cell>
          <table:table-cell office:value-type="float" office:value="35.60856" calcext:value-type="float">
            <text:p>35.6085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2378" calcext:value-type="float">
            <text:p>0.007722378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3954" calcext:value-type="float">
            <text:p>5.253954</text:p>
          </table:table-cell>
          <table:table-cell office:value-type="float" office:value="-0.801097" calcext:value-type="float">
            <text:p>-0.801097</text:p>
          </table:table-cell>
          <table:table-cell office:value-type="float" office:value="-0.081598" calcext:value-type="float">
            <text:p>-0.081598</text:p>
          </table:table-cell>
          <table:table-cell office:value-type="float" office:value="0.000002502136" calcext:value-type="float">
            <text:p>2.502136E-06</text:p>
          </table:table-cell>
          <table:table-cell office:value-type="float" office:value="10.28012" calcext:value-type="float">
            <text:p>10.28012</text:p>
          </table:table-cell>
          <table:table-cell office:value-type="float" office:value="2.767949" calcext:value-type="float">
            <text:p>2.767949</text:p>
          </table:table-cell>
          <table:table-cell office:value-type="float" office:value="0.05775777" calcext:value-type="float">
            <text:p>0.05775777</text:p>
          </table:table-cell>
          <table:table-cell office:value-type="float" office:value="0.05092983" calcext:value-type="float">
            <text:p>0.05092983</text:p>
          </table:table-cell>
          <table:table-cell office:value-type="float" office:value="0.03207032" calcext:value-type="float">
            <text:p>0.03207032</text:p>
          </table:table-cell>
          <table:table-cell office:value-type="float" office:value="0.03115197" calcext:value-type="float">
            <text:p>0.03115197</text:p>
          </table:table-cell>
          <table:table-cell office:value-type="float" office:value="0.01625007" calcext:value-type="float">
            <text:p>0.01625007</text:p>
          </table:table-cell>
          <table:table-cell office:value-type="float" office:value="0.01220123" calcext:value-type="float">
            <text:p>0.01220123</text:p>
          </table:table-cell>
          <table:table-cell office:value-type="float" office:value="0.02589711" calcext:value-type="float">
            <text:p>0.02589711</text:p>
          </table:table-cell>
          <table:table-cell office:value-type="float" office:value="0.02267425" calcext:value-type="float">
            <text:p>0.02267425</text:p>
          </table:table-cell>
          <table:table-cell office:value-type="float" office:value="0.02019102" calcext:value-type="float">
            <text:p>0.02019102</text:p>
          </table:table-cell>
          <table:table-cell office:value-type="float" office:value="0.01924647" calcext:value-type="float">
            <text:p>0.01924647</text:p>
          </table:table-cell>
          <table:table-cell office:value-type="float" office:value="0.01968339" calcext:value-type="float">
            <text:p>0.01968339</text:p>
          </table:table-cell>
          <table:table-cell office:value-type="float" office:value="0.005051344" calcext:value-type="float">
            <text:p>0.005051344</text:p>
          </table:table-cell>
          <table:table-cell office:value-type="float" office:value="0.004155877" calcext:value-type="float">
            <text:p>0.004155877</text:p>
          </table:table-cell>
          <table:table-cell office:value-type="float" office:value="0" calcext:value-type="float">
            <text:p>0</text:p>
          </table:table-cell>
          <table:table-cell office:value-type="float" office:value="13.68626" calcext:value-type="float">
            <text:p>13.68626</text:p>
          </table:table-cell>
          <table:table-cell office:value-type="float" office:value="28.26257" calcext:value-type="float">
            <text:p>28.26257</text:p>
          </table:table-cell>
          <table:table-cell office:value-type="float" office:value="32.13207" calcext:value-type="float">
            <text:p>32.13207</text:p>
          </table:table-cell>
          <table:table-cell office:value-type="float" office:value="41.23312" calcext:value-type="float">
            <text:p>41.23312</text:p>
          </table:table-cell>
          <table:table-cell office:value-type="float" office:value="47.32649" calcext:value-type="float">
            <text:p>47.32649</text:p>
          </table:table-cell>
          <table:table-cell office:value-type="float" office:value="33.67906" calcext:value-type="float">
            <text:p>33.67906</text:p>
          </table:table-cell>
          <table:table-cell office:value-type="float" office:value="29.86169" calcext:value-type="float">
            <text:p>29.86169</text:p>
          </table:table-cell>
          <table:table-cell office:value-type="float" office:value="27.91387" calcext:value-type="float">
            <text:p>27.91387</text:p>
          </table:table-cell>
          <table:table-cell office:value-type="float" office:value="14.29116" calcext:value-type="float">
            <text:p>14.29116</text:p>
          </table:table-cell>
          <table:table-cell office:value-type="float" office:value="5.073751" calcext:value-type="float">
            <text:p>5.073751</text:p>
          </table:table-cell>
          <table:table-cell office:value-type="float" office:value="1.802774" calcext:value-type="float">
            <text:p>1.802774</text:p>
          </table:table-cell>
          <table:table-cell office:value-type="float" office:value="0.7821382" calcext:value-type="float">
            <text:p>0.7821382</text:p>
          </table:table-cell>
          <table:table-cell office:value-type="float" office:value="0.3679048" calcext:value-type="float">
            <text:p>0.3679048</text:p>
          </table:table-cell>
          <table:table-cell office:value-type="float" office:value="0.3484463" calcext:value-type="float">
            <text:p>0.3484463</text:p>
          </table:table-cell>
          <table:table-cell office:value-type="float" office:value="0" calcext:value-type="float">
            <text:p>0</text:p>
          </table:table-cell>
          <table:table-cell office:value-type="float" office:value="-67665.88" calcext:value-type="float">
            <text:p>-6766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8.149804" calcext:value-type="float">
            <text:p>8.149804</text:p>
          </table:table-cell>
          <table:table-cell office:value-type="float" office:value="1082.867" calcext:value-type="float">
            <text:p>1082.86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687898" calcext:value-type="float">
            <text:p>0.07687898</text:p>
          </table:table-cell>
          <table:table-cell office:value-type="float" office:value="35.65033" calcext:value-type="float">
            <text:p>35.6503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2825" calcext:value-type="float">
            <text:p>0.007722825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4091" calcext:value-type="float">
            <text:p>5.254091</text:p>
          </table:table-cell>
          <table:table-cell office:value-type="float" office:value="-0.8011079" calcext:value-type="float">
            <text:p>-0.8011079</text:p>
          </table:table-cell>
          <table:table-cell office:value-type="float" office:value="-0.0815857" calcext:value-type="float">
            <text:p>-0.0815857</text:p>
          </table:table-cell>
          <table:table-cell office:value-type="float" office:value="0.000002502225" calcext:value-type="float">
            <text:p>2.502225E-06</text:p>
          </table:table-cell>
          <table:table-cell office:value-type="float" office:value="10.26632" calcext:value-type="float">
            <text:p>10.26632</text:p>
          </table:table-cell>
          <table:table-cell office:value-type="float" office:value="2.806472" calcext:value-type="float">
            <text:p>2.806472</text:p>
          </table:table-cell>
          <table:table-cell office:value-type="float" office:value="0.05789254" calcext:value-type="float">
            <text:p>0.05789254</text:p>
          </table:table-cell>
          <table:table-cell office:value-type="float" office:value="0.05094263" calcext:value-type="float">
            <text:p>0.05094263</text:p>
          </table:table-cell>
          <table:table-cell office:value-type="float" office:value="0.03202322" calcext:value-type="float">
            <text:p>0.03202322</text:p>
          </table:table-cell>
          <table:table-cell office:value-type="float" office:value="0.0311219" calcext:value-type="float">
            <text:p>0.0311219</text:p>
          </table:table-cell>
          <table:table-cell office:value-type="float" office:value="0.01625898" calcext:value-type="float">
            <text:p>0.01625898</text:p>
          </table:table-cell>
          <table:table-cell office:value-type="float" office:value="0.01217728" calcext:value-type="float">
            <text:p>0.01217728</text:p>
          </table:table-cell>
          <table:table-cell office:value-type="float" office:value="0.02582666" calcext:value-type="float">
            <text:p>0.02582666</text:p>
          </table:table-cell>
          <table:table-cell office:value-type="float" office:value="0.02264357" calcext:value-type="float">
            <text:p>0.02264357</text:p>
          </table:table-cell>
          <table:table-cell office:value-type="float" office:value="0.02019642" calcext:value-type="float">
            <text:p>0.02019642</text:p>
          </table:table-cell>
          <table:table-cell office:value-type="float" office:value="0.01925498" calcext:value-type="float">
            <text:p>0.01925498</text:p>
          </table:table-cell>
          <table:table-cell office:value-type="float" office:value="0.01968373" calcext:value-type="float">
            <text:p>0.01968373</text:p>
          </table:table-cell>
          <table:table-cell office:value-type="float" office:value="0.005051565" calcext:value-type="float">
            <text:p>0.005051565</text:p>
          </table:table-cell>
          <table:table-cell office:value-type="float" office:value="0.004153925" calcext:value-type="float">
            <text:p>0.004153925</text:p>
          </table:table-cell>
          <table:table-cell office:value-type="float" office:value="0" calcext:value-type="float">
            <text:p>0</text:p>
          </table:table-cell>
          <table:table-cell office:value-type="float" office:value="13.23245" calcext:value-type="float">
            <text:p>13.23245</text:p>
          </table:table-cell>
          <table:table-cell office:value-type="float" office:value="28.62422" calcext:value-type="float">
            <text:p>28.62422</text:p>
          </table:table-cell>
          <table:table-cell office:value-type="float" office:value="32.31625" calcext:value-type="float">
            <text:p>32.31625</text:p>
          </table:table-cell>
          <table:table-cell office:value-type="float" office:value="41.17005" calcext:value-type="float">
            <text:p>41.17005</text:p>
          </table:table-cell>
          <table:table-cell office:value-type="float" office:value="47.17871" calcext:value-type="float">
            <text:p>47.17871</text:p>
          </table:table-cell>
          <table:table-cell office:value-type="float" office:value="33.58647" calcext:value-type="float">
            <text:p>33.58647</text:p>
          </table:table-cell>
          <table:table-cell office:value-type="float" office:value="29.80167" calcext:value-type="float">
            <text:p>29.80167</text:p>
          </table:table-cell>
          <table:table-cell office:value-type="float" office:value="27.92253" calcext:value-type="float">
            <text:p>27.92253</text:p>
          </table:table-cell>
          <table:table-cell office:value-type="float" office:value="14.32544" calcext:value-type="float">
            <text:p>14.32544</text:p>
          </table:table-cell>
          <table:table-cell office:value-type="float" office:value="5.107385" calcext:value-type="float">
            <text:p>5.107385</text:p>
          </table:table-cell>
          <table:table-cell office:value-type="float" office:value="1.820245" calcext:value-type="float">
            <text:p>1.820245</text:p>
          </table:table-cell>
          <table:table-cell office:value-type="float" office:value="0.7860292" calcext:value-type="float">
            <text:p>0.7860292</text:p>
          </table:table-cell>
          <table:table-cell office:value-type="float" office:value="0.3686987" calcext:value-type="float">
            <text:p>0.3686987</text:p>
          </table:table-cell>
          <table:table-cell office:value-type="float" office:value="0.3484585" calcext:value-type="float">
            <text:p>0.3484585</text:p>
          </table:table-cell>
          <table:table-cell office:value-type="float" office:value="0" calcext:value-type="float">
            <text:p>0</text:p>
          </table:table-cell>
          <table:table-cell office:value-type="float" office:value="-68215.83" calcext:value-type="float">
            <text:p>-6821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89" calcext:value-type="float">
            <text:p>-2.94978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8.13613" calcext:value-type="float">
            <text:p>8.13613</text:p>
          </table:table-cell>
          <table:table-cell office:value-type="float" office:value="1082.841" calcext:value-type="float">
            <text:p>1082.84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697694" calcext:value-type="float">
            <text:p>0.07697694</text:p>
          </table:table-cell>
          <table:table-cell office:value-type="float" office:value="35.68606" calcext:value-type="float">
            <text:p>35.6860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7723272" calcext:value-type="float">
            <text:p>0.00772327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5.254229" calcext:value-type="float">
            <text:p>5.254229</text:p>
          </table:table-cell>
          <table:table-cell office:value-type="float" office:value="-0.8012016" calcext:value-type="float">
            <text:p>-0.8012016</text:p>
          </table:table-cell>
          <table:table-cell office:value-type="float" office:value="-0.08159036" calcext:value-type="float">
            <text:p>-0.08159036</text:p>
          </table:table-cell>
          <table:table-cell office:value-type="float" office:value="0.000002502312" calcext:value-type="float">
            <text:p>2.502312E-06</text:p>
          </table:table-cell>
          <table:table-cell office:value-type="float" office:value="10.25509" calcext:value-type="float">
            <text:p>10.25509</text:p>
          </table:table-cell>
          <table:table-cell office:value-type="float" office:value="2.80113" calcext:value-type="float">
            <text:p>2.80113</text:p>
          </table:table-cell>
          <table:table-cell office:value-type="float" office:value="0.06000832" calcext:value-type="float">
            <text:p>0.06000832</text:p>
          </table:table-cell>
          <table:table-cell office:value-type="float" office:value="0.05163206" calcext:value-type="float">
            <text:p>0.05163206</text:p>
          </table:table-cell>
          <table:table-cell office:value-type="float" office:value="0.03234045" calcext:value-type="float">
            <text:p>0.03234045</text:p>
          </table:table-cell>
          <table:table-cell office:value-type="float" office:value="0.03137738" calcext:value-type="float">
            <text:p>0.03137738</text:p>
          </table:table-cell>
          <table:table-cell office:value-type="float" office:value="0.01631507" calcext:value-type="float">
            <text:p>0.01631507</text:p>
          </table:table-cell>
          <table:table-cell office:value-type="float" office:value="0.01219106" calcext:value-type="float">
            <text:p>0.01219106</text:p>
          </table:table-cell>
          <table:table-cell office:value-type="float" office:value="0.02577648" calcext:value-type="float">
            <text:p>0.02577648</text:p>
          </table:table-cell>
          <table:table-cell office:value-type="float" office:value="0.02261273" calcext:value-type="float">
            <text:p>0.02261273</text:p>
          </table:table-cell>
          <table:table-cell office:value-type="float" office:value="0.02019877" calcext:value-type="float">
            <text:p>0.02019877</text:p>
          </table:table-cell>
          <table:table-cell office:value-type="float" office:value="0.01926273" calcext:value-type="float">
            <text:p>0.01926273</text:p>
          </table:table-cell>
          <table:table-cell office:value-type="float" office:value="0.01968447" calcext:value-type="float">
            <text:p>0.01968447</text:p>
          </table:table-cell>
          <table:table-cell office:value-type="float" office:value="0.005052102" calcext:value-type="float">
            <text:p>0.005052102</text:p>
          </table:table-cell>
          <table:table-cell office:value-type="float" office:value="0.004151984" calcext:value-type="float">
            <text:p>0.004151984</text:p>
          </table:table-cell>
          <table:table-cell office:value-type="float" office:value="0" calcext:value-type="float">
            <text:p>0</text:p>
          </table:table-cell>
          <table:table-cell office:value-type="float" office:value="13.19142" calcext:value-type="float">
            <text:p>13.19142</text:p>
          </table:table-cell>
          <table:table-cell office:value-type="float" office:value="28.83172" calcext:value-type="float">
            <text:p>28.83172</text:p>
          </table:table-cell>
          <table:table-cell office:value-type="float" office:value="32.4486" calcext:value-type="float">
            <text:p>32.4486</text:p>
          </table:table-cell>
          <table:table-cell office:value-type="float" office:value="41.09567" calcext:value-type="float">
            <text:p>41.09567</text:p>
          </table:table-cell>
          <table:table-cell office:value-type="float" office:value="47.02594" calcext:value-type="float">
            <text:p>47.02594</text:p>
          </table:table-cell>
          <table:table-cell office:value-type="float" office:value="33.4936" calcext:value-type="float">
            <text:p>33.4936</text:p>
          </table:table-cell>
          <table:table-cell office:value-type="float" office:value="29.74168" calcext:value-type="float">
            <text:p>29.74168</text:p>
          </table:table-cell>
          <table:table-cell office:value-type="float" office:value="27.93139" calcext:value-type="float">
            <text:p>27.93139</text:p>
          </table:table-cell>
          <table:table-cell office:value-type="float" office:value="14.3608" calcext:value-type="float">
            <text:p>14.3608</text:p>
          </table:table-cell>
          <table:table-cell office:value-type="float" office:value="5.139081" calcext:value-type="float">
            <text:p>5.139081</text:p>
          </table:table-cell>
          <table:table-cell office:value-type="float" office:value="1.837344" calcext:value-type="float">
            <text:p>1.837344</text:p>
          </table:table-cell>
          <table:table-cell office:value-type="float" office:value="0.7900059" calcext:value-type="float">
            <text:p>0.7900059</text:p>
          </table:table-cell>
          <table:table-cell office:value-type="float" office:value="0.3695412" calcext:value-type="float">
            <text:p>0.3695412</text:p>
          </table:table-cell>
          <table:table-cell office:value-type="float" office:value="0.3484706" calcext:value-type="float">
            <text:p>0.3484706</text:p>
          </table:table-cell>
          <table:table-cell office:value-type="float" office:value="0" calcext:value-type="float">
            <text:p>0</text:p>
          </table:table-cell>
          <table:table-cell office:value-type="float" office:value="-68566.87" calcext:value-type="float">
            <text:p>-6856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6" calcext:value-type="float">
            <text:p>-2.9497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8.122392" calcext:value-type="float">
            <text:p>8.122392</text:p>
          </table:table-cell>
          <table:table-cell office:value-type="float" office:value="1082.816" calcext:value-type="float">
            <text:p>1082.81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695027" calcext:value-type="float">
            <text:p>0.07695027</text:p>
          </table:table-cell>
          <table:table-cell office:value-type="float" office:value="34.84794" calcext:value-type="float">
            <text:p>34.8479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035284" calcext:value-type="float">
            <text:p>0.00803528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127081" calcext:value-type="float">
            <text:p>6.127081</text:p>
          </table:table-cell>
          <table:table-cell office:value-type="float" office:value="-0.8012727" calcext:value-type="float">
            <text:p>-0.8012727</text:p>
          </table:table-cell>
          <table:table-cell office:value-type="float" office:value="-0.08159479" calcext:value-type="float">
            <text:p>-0.08159479</text:p>
          </table:table-cell>
          <table:table-cell office:value-type="float" office:value="0.000002502399" calcext:value-type="float">
            <text:p>2.502399E-06</text:p>
          </table:table-cell>
          <table:table-cell office:value-type="float" office:value="10.24263" calcext:value-type="float">
            <text:p>10.24263</text:p>
          </table:table-cell>
          <table:table-cell office:value-type="float" office:value="2.826403" calcext:value-type="float">
            <text:p>2.826403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5058663" calcext:value-type="float">
            <text:p>0.05058663</text:p>
          </table:table-cell>
          <table:table-cell office:value-type="float" office:value="0.03159348" calcext:value-type="float">
            <text:p>0.03159348</text:p>
          </table:table-cell>
          <table:table-cell office:value-type="float" office:value="0.03067404" calcext:value-type="float">
            <text:p>0.03067404</text:p>
          </table:table-cell>
          <table:table-cell office:value-type="float" office:value="0.01608503" calcext:value-type="float">
            <text:p>0.01608503</text:p>
          </table:table-cell>
          <table:table-cell office:value-type="float" office:value="0.01206963" calcext:value-type="float">
            <text:p>0.01206963</text:p>
          </table:table-cell>
          <table:table-cell office:value-type="float" office:value="0.02569779" calcext:value-type="float">
            <text:p>0.02569779</text:p>
          </table:table-cell>
          <table:table-cell office:value-type="float" office:value="0.02253429" calcext:value-type="float">
            <text:p>0.02253429</text:p>
          </table:table-cell>
          <table:table-cell office:value-type="float" office:value="0.02016554" calcext:value-type="float">
            <text:p>0.02016554</text:p>
          </table:table-cell>
          <table:table-cell office:value-type="float" office:value="0.01925399" calcext:value-type="float">
            <text:p>0.01925399</text:p>
          </table:table-cell>
          <table:table-cell office:value-type="float" office:value="0.01968095" calcext:value-type="float">
            <text:p>0.01968095</text:p>
          </table:table-cell>
          <table:table-cell office:value-type="float" office:value="0.005052378" calcext:value-type="float">
            <text:p>0.005052378</text:p>
          </table:table-cell>
          <table:table-cell office:value-type="float" office:value="0.004150071" calcext:value-type="float">
            <text:p>0.004150071</text:p>
          </table:table-cell>
          <table:table-cell office:value-type="float" office:value="0" calcext:value-type="float">
            <text:p>0</text:p>
          </table:table-cell>
          <table:table-cell office:value-type="float" office:value="13.18592" calcext:value-type="float">
            <text:p>13.18592</text:p>
          </table:table-cell>
          <table:table-cell office:value-type="float" office:value="27.2758" calcext:value-type="float">
            <text:p>27.2758</text:p>
          </table:table-cell>
          <table:table-cell office:value-type="float" office:value="30.58176" calcext:value-type="float">
            <text:p>30.58176</text:p>
          </table:table-cell>
          <table:table-cell office:value-type="float" office:value="38.47971" calcext:value-type="float">
            <text:p>38.47971</text:p>
          </table:table-cell>
          <table:table-cell office:value-type="float" office:value="44.34109" calcext:value-type="float">
            <text:p>44.34109</text:p>
          </table:table-cell>
          <table:table-cell office:value-type="float" office:value="32.00839" calcext:value-type="float">
            <text:p>32.00839</text:p>
          </table:table-cell>
          <table:table-cell office:value-type="float" office:value="28.76482" calcext:value-type="float">
            <text:p>28.76482</text:p>
          </table:table-cell>
          <table:table-cell office:value-type="float" office:value="27.60702" calcext:value-type="float">
            <text:p>27.60702</text:p>
          </table:table-cell>
          <table:table-cell office:value-type="float" office:value="14.2782" calcext:value-type="float">
            <text:p>14.2782</text:p>
          </table:table-cell>
          <table:table-cell office:value-type="float" office:value="5.119744" calcext:value-type="float">
            <text:p>5.119744</text:p>
          </table:table-cell>
          <table:table-cell office:value-type="float" office:value="1.843286" calcext:value-type="float">
            <text:p>1.843286</text:p>
          </table:table-cell>
          <table:table-cell office:value-type="float" office:value="0.7929028" calcext:value-type="float">
            <text:p>0.7929028</text:p>
          </table:table-cell>
          <table:table-cell office:value-type="float" office:value="0.3703165" calcext:value-type="float">
            <text:p>0.3703165</text:p>
          </table:table-cell>
          <table:table-cell office:value-type="float" office:value="0.3484828" calcext:value-type="float">
            <text:p>0.3484828</text:p>
          </table:table-cell>
          <table:table-cell office:value-type="float" office:value="0" calcext:value-type="float">
            <text:p>0</text:p>
          </table:table-cell>
          <table:table-cell office:value-type="float" office:value="-69020.66" calcext:value-type="float">
            <text:p>-6902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9" calcext:value-type="float">
            <text:p>-2.9497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8.105708" calcext:value-type="float">
            <text:p>8.105708</text:p>
          </table:table-cell>
          <table:table-cell office:value-type="float" office:value="1082.789" calcext:value-type="float">
            <text:p>1082.78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975092" calcext:value-type="float">
            <text:p>0.07975092</text:p>
          </table:table-cell>
          <table:table-cell office:value-type="float" office:value="34.66154" calcext:value-type="float">
            <text:p>34.6615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15808" calcext:value-type="float">
            <text:p>0.008115808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360497" calcext:value-type="float">
            <text:p>6.360497</text:p>
          </table:table-cell>
          <table:table-cell office:value-type="float" office:value="-0.8012852" calcext:value-type="float">
            <text:p>-0.8012852</text:p>
          </table:table-cell>
          <table:table-cell office:value-type="float" office:value="-0.08161924" calcext:value-type="float">
            <text:p>-0.08161924</text:p>
          </table:table-cell>
          <table:table-cell office:value-type="float" office:value="0.000002502487" calcext:value-type="float">
            <text:p>2.502487E-06</text:p>
          </table:table-cell>
          <table:table-cell office:value-type="float" office:value="10.22884" calcext:value-type="float">
            <text:p>10.22884</text:p>
          </table:table-cell>
          <table:table-cell office:value-type="float" office:value="2.622472" calcext:value-type="float">
            <text:p>2.622472</text:p>
          </table:table-cell>
          <table:table-cell office:value-type="float" office:value="0.06633035" calcext:value-type="float">
            <text:p>0.06633035</text:p>
          </table:table-cell>
          <table:table-cell office:value-type="float" office:value="0.05936328" calcext:value-type="float">
            <text:p>0.05936328</text:p>
          </table:table-cell>
          <table:table-cell office:value-type="float" office:value="0.04604688" calcext:value-type="float">
            <text:p>0.04604688</text:p>
          </table:table-cell>
          <table:table-cell office:value-type="float" office:value="0.04477691" calcext:value-type="float">
            <text:p>0.04477691</text:p>
          </table:table-cell>
          <table:table-cell office:value-type="float" office:value="0.017724" calcext:value-type="float">
            <text:p>0.017724</text:p>
          </table:table-cell>
          <table:table-cell office:value-type="float" office:value="0.01193209" calcext:value-type="float">
            <text:p>0.01193209</text:p>
          </table:table-cell>
          <table:table-cell office:value-type="float" office:value="0.02561322" calcext:value-type="float">
            <text:p>0.02561322</text:p>
          </table:table-cell>
          <table:table-cell office:value-type="float" office:value="0.02245173" calcext:value-type="float">
            <text:p>0.02245173</text:p>
          </table:table-cell>
          <table:table-cell office:value-type="float" office:value="0.0201289" calcext:value-type="float">
            <text:p>0.0201289</text:p>
          </table:table-cell>
          <table:table-cell office:value-type="float" office:value="0.01924242" calcext:value-type="float">
            <text:p>0.01924242</text:p>
          </table:table-cell>
          <table:table-cell office:value-type="float" office:value="0.01967691" calcext:value-type="float">
            <text:p>0.01967691</text:p>
          </table:table-cell>
          <table:table-cell office:value-type="float" office:value="0.005051617" calcext:value-type="float">
            <text:p>0.005051617</text:p>
          </table:table-cell>
          <table:table-cell office:value-type="float" office:value="0.004148179" calcext:value-type="float">
            <text:p>0.004148179</text:p>
          </table:table-cell>
          <table:table-cell office:value-type="float" office:value="0" calcext:value-type="float">
            <text:p>0</text:p>
          </table:table-cell>
          <table:table-cell office:value-type="float" office:value="15.05724" calcext:value-type="float">
            <text:p>15.05724</text:p>
          </table:table-cell>
          <table:table-cell office:value-type="float" office:value="28.31076" calcext:value-type="float">
            <text:p>28.31076</text:p>
          </table:table-cell>
          <table:table-cell office:value-type="float" office:value="31.15199" calcext:value-type="float">
            <text:p>31.15199</text:p>
          </table:table-cell>
          <table:table-cell office:value-type="float" office:value="38.09367" calcext:value-type="float">
            <text:p>38.09367</text:p>
          </table:table-cell>
          <table:table-cell office:value-type="float" office:value="43.34935" calcext:value-type="float">
            <text:p>43.34935</text:p>
          </table:table-cell>
          <table:table-cell office:value-type="float" office:value="31.52245" calcext:value-type="float">
            <text:p>31.52245</text:p>
          </table:table-cell>
          <table:table-cell office:value-type="float" office:value="28.36088" calcext:value-type="float">
            <text:p>28.36088</text:p>
          </table:table-cell>
          <table:table-cell office:value-type="float" office:value="27.41809" calcext:value-type="float">
            <text:p>27.41809</text:p>
          </table:table-cell>
          <table:table-cell office:value-type="float" office:value="14.19893" calcext:value-type="float">
            <text:p>14.19893</text:p>
          </table:table-cell>
          <table:table-cell office:value-type="float" office:value="5.096478" calcext:value-type="float">
            <text:p>5.096478</text:p>
          </table:table-cell>
          <table:table-cell office:value-type="float" office:value="1.844876" calcext:value-type="float">
            <text:p>1.844876</text:p>
          </table:table-cell>
          <table:table-cell office:value-type="float" office:value="0.795274" calcext:value-type="float">
            <text:p>0.795274</text:p>
          </table:table-cell>
          <table:table-cell office:value-type="float" office:value="0.3708689" calcext:value-type="float">
            <text:p>0.3708689</text:p>
          </table:table-cell>
          <table:table-cell office:value-type="float" office:value="0.3484951" calcext:value-type="float">
            <text:p>0.3484951</text:p>
          </table:table-cell>
          <table:table-cell office:value-type="float" office:value="0" calcext:value-type="float">
            <text:p>0</text:p>
          </table:table-cell>
          <table:table-cell office:value-type="float" office:value="-69660.55" calcext:value-type="float">
            <text:p>-6966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9" calcext:value-type="float">
            <text:p>-2.9497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8.088698" calcext:value-type="float">
            <text:p>8.088698</text:p>
          </table:table-cell>
          <table:table-cell office:value-type="float" office:value="1082.76" calcext:value-type="float">
            <text:p>1082.7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932159" calcext:value-type="float">
            <text:p>0.07932159</text:p>
          </table:table-cell>
          <table:table-cell office:value-type="float" office:value="34.6493" calcext:value-type="float">
            <text:p>34.64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1266" calcext:value-type="float">
            <text:p>0.00814126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13" calcext:value-type="float">
            <text:p>6.42213</text:p>
          </table:table-cell>
          <table:table-cell office:value-type="float" office:value="-0.8013062" calcext:value-type="float">
            <text:p>-0.8013062</text:p>
          </table:table-cell>
          <table:table-cell office:value-type="float" office:value="-0.08164337" calcext:value-type="float">
            <text:p>-0.08164337</text:p>
          </table:table-cell>
          <table:table-cell office:value-type="float" office:value="0.000002502574" calcext:value-type="float">
            <text:p>2.502574E-06</text:p>
          </table:table-cell>
          <table:table-cell office:value-type="float" office:value="10.21573" calcext:value-type="float">
            <text:p>10.21573</text:p>
          </table:table-cell>
          <table:table-cell office:value-type="float" office:value="2.688185" calcext:value-type="float">
            <text:p>2.688185</text:p>
          </table:table-cell>
          <table:table-cell office:value-type="float" office:value="0.06255887" calcext:value-type="float">
            <text:p>0.06255887</text:p>
          </table:table-cell>
          <table:table-cell office:value-type="float" office:value="0.05605279" calcext:value-type="float">
            <text:p>0.05605279</text:p>
          </table:table-cell>
          <table:table-cell office:value-type="float" office:value="0.04339767" calcext:value-type="float">
            <text:p>0.04339767</text:p>
          </table:table-cell>
          <table:table-cell office:value-type="float" office:value="0.04225361" calcext:value-type="float">
            <text:p>0.04225361</text:p>
          </table:table-cell>
          <table:table-cell office:value-type="float" office:value="0.01800163" calcext:value-type="float">
            <text:p>0.01800163</text:p>
          </table:table-cell>
          <table:table-cell office:value-type="float" office:value="0.01181024" calcext:value-type="float">
            <text:p>0.01181024</text:p>
          </table:table-cell>
          <table:table-cell office:value-type="float" office:value="0.02552759" calcext:value-type="float">
            <text:p>0.02552759</text:p>
          </table:table-cell>
          <table:table-cell office:value-type="float" office:value="0.02237896" calcext:value-type="float">
            <text:p>0.02237896</text:p>
          </table:table-cell>
          <table:table-cell office:value-type="float" office:value="0.02009884" calcext:value-type="float">
            <text:p>0.02009884</text:p>
          </table:table-cell>
          <table:table-cell office:value-type="float" office:value="0.01923296" calcext:value-type="float">
            <text:p>0.01923296</text:p>
          </table:table-cell>
          <table:table-cell office:value-type="float" office:value="0.01967384" calcext:value-type="float">
            <text:p>0.01967384</text:p>
          </table:table-cell>
          <table:table-cell office:value-type="float" office:value="0.005050018" calcext:value-type="float">
            <text:p>0.005050018</text:p>
          </table:table-cell>
          <table:table-cell office:value-type="float" office:value="0.004146309" calcext:value-type="float">
            <text:p>0.004146309</text:p>
          </table:table-cell>
          <table:table-cell office:value-type="float" office:value="0" calcext:value-type="float">
            <text:p>0</text:p>
          </table:table-cell>
          <table:table-cell office:value-type="float" office:value="15.33471" calcext:value-type="float">
            <text:p>15.33471</text:p>
          </table:table-cell>
          <table:table-cell office:value-type="float" office:value="28.71588" calcext:value-type="float">
            <text:p>28.71588</text:p>
          </table:table-cell>
          <table:table-cell office:value-type="float" office:value="31.40271" calcext:value-type="float">
            <text:p>31.40271</text:p>
          </table:table-cell>
          <table:table-cell office:value-type="float" office:value="38.19038" calcext:value-type="float">
            <text:p>38.19038</text:p>
          </table:table-cell>
          <table:table-cell office:value-type="float" office:value="43.42287" calcext:value-type="float">
            <text:p>43.42287</text:p>
          </table:table-cell>
          <table:table-cell office:value-type="float" office:value="31.4973" calcext:value-type="float">
            <text:p>31.4973</text:p>
          </table:table-cell>
          <table:table-cell office:value-type="float" office:value="28.26946" calcext:value-type="float">
            <text:p>28.26946</text:p>
          </table:table-cell>
          <table:table-cell office:value-type="float" office:value="27.36456" calcext:value-type="float">
            <text:p>27.36456</text:p>
          </table:table-cell>
          <table:table-cell office:value-type="float" office:value="14.16811" calcext:value-type="float">
            <text:p>14.16811</text:p>
          </table:table-cell>
          <table:table-cell office:value-type="float" office:value="5.085912" calcext:value-type="float">
            <text:p>5.085912</text:p>
          </table:table-cell>
          <table:table-cell office:value-type="float" office:value="1.845997" calcext:value-type="float">
            <text:p>1.845997</text:p>
          </table:table-cell>
          <table:table-cell office:value-type="float" office:value="0.7975316" calcext:value-type="float">
            <text:p>0.7975316</text:p>
          </table:table-cell>
          <table:table-cell office:value-type="float" office:value="0.3712416" calcext:value-type="float">
            <text:p>0.3712416</text:p>
          </table:table-cell>
          <table:table-cell office:value-type="float" office:value="0.3485073" calcext:value-type="float">
            <text:p>0.3485073</text:p>
          </table:table-cell>
          <table:table-cell office:value-type="float" office:value="0" calcext:value-type="float">
            <text:p>0</text:p>
          </table:table-cell>
          <table:table-cell office:value-type="float" office:value="-70298.37" calcext:value-type="float">
            <text:p>-70298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9" calcext:value-type="float">
            <text:p>-2.9497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8.075814" calcext:value-type="float">
            <text:p>8.075814</text:p>
          </table:table-cell>
          <table:table-cell office:value-type="float" office:value="1082.735" calcext:value-type="float">
            <text:p>1082.73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857483" calcext:value-type="float">
            <text:p>0.07857483</text:p>
          </table:table-cell>
          <table:table-cell office:value-type="float" office:value="34.68683" calcext:value-type="float">
            <text:p>34.6868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1713" calcext:value-type="float">
            <text:p>0.008141713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267" calcext:value-type="float">
            <text:p>6.422267</text:p>
          </table:table-cell>
          <table:table-cell office:value-type="float" office:value="-0.8013147" calcext:value-type="float">
            <text:p>-0.8013147</text:p>
          </table:table-cell>
          <table:table-cell office:value-type="float" office:value="-0.08164756" calcext:value-type="float">
            <text:p>-0.08164756</text:p>
          </table:table-cell>
          <table:table-cell office:value-type="float" office:value="0.000002502655" calcext:value-type="float">
            <text:p>2.502655E-06</text:p>
          </table:table-cell>
          <table:table-cell office:value-type="float" office:value="10.20541" calcext:value-type="float">
            <text:p>10.20541</text:p>
          </table:table-cell>
          <table:table-cell office:value-type="float" office:value="2.678052" calcext:value-type="float">
            <text:p>2.678052</text:p>
          </table:table-cell>
          <table:table-cell office:value-type="float" office:value="0.06362467" calcext:value-type="float">
            <text:p>0.06362467</text:p>
          </table:table-cell>
          <table:table-cell office:value-type="float" office:value="0.05451664" calcext:value-type="float">
            <text:p>0.05451664</text:p>
          </table:table-cell>
          <table:table-cell office:value-type="float" office:value="0.04031985" calcext:value-type="float">
            <text:p>0.04031985</text:p>
          </table:table-cell>
          <table:table-cell office:value-type="float" office:value="0.0390191" calcext:value-type="float">
            <text:p>0.0390191</text:p>
          </table:table-cell>
          <table:table-cell office:value-type="float" office:value="0.01794109" calcext:value-type="float">
            <text:p>0.01794109</text:p>
          </table:table-cell>
          <table:table-cell office:value-type="float" office:value="0.01174811" calcext:value-type="float">
            <text:p>0.01174811</text:p>
          </table:table-cell>
          <table:table-cell office:value-type="float" office:value="0.02545397" calcext:value-type="float">
            <text:p>0.02545397</text:p>
          </table:table-cell>
          <table:table-cell office:value-type="float" office:value="0.02232004" calcext:value-type="float">
            <text:p>0.02232004</text:p>
          </table:table-cell>
          <table:table-cell office:value-type="float" office:value="0.02007812" calcext:value-type="float">
            <text:p>0.02007812</text:p>
          </table:table-cell>
          <table:table-cell office:value-type="float" office:value="0.01922858" calcext:value-type="float">
            <text:p>0.01922858</text:p>
          </table:table-cell>
          <table:table-cell office:value-type="float" office:value="0.01967271" calcext:value-type="float">
            <text:p>0.01967271</text:p>
          </table:table-cell>
          <table:table-cell office:value-type="float" office:value="0.005048375" calcext:value-type="float">
            <text:p>0.005048375</text:p>
          </table:table-cell>
          <table:table-cell office:value-type="float" office:value="0.004144452" calcext:value-type="float">
            <text:p>0.004144452</text:p>
          </table:table-cell>
          <table:table-cell office:value-type="float" office:value="0" calcext:value-type="float">
            <text:p>0</text:p>
          </table:table-cell>
          <table:table-cell office:value-type="float" office:value="15.6537" calcext:value-type="float">
            <text:p>15.6537</text:p>
          </table:table-cell>
          <table:table-cell office:value-type="float" office:value="29.04066" calcext:value-type="float">
            <text:p>29.04066</text:p>
          </table:table-cell>
          <table:table-cell office:value-type="float" office:value="31.58016" calcext:value-type="float">
            <text:p>31.58016</text:p>
          </table:table-cell>
          <table:table-cell office:value-type="float" office:value="38.2432" calcext:value-type="float">
            <text:p>38.2432</text:p>
          </table:table-cell>
          <table:table-cell office:value-type="float" office:value="43.46385" calcext:value-type="float">
            <text:p>43.46385</text:p>
          </table:table-cell>
          <table:table-cell office:value-type="float" office:value="31.50552" calcext:value-type="float">
            <text:p>31.50552</text:p>
          </table:table-cell>
          <table:table-cell office:value-type="float" office:value="28.25511" calcext:value-type="float">
            <text:p>28.25511</text:p>
          </table:table-cell>
          <table:table-cell office:value-type="float" office:value="27.36874" calcext:value-type="float">
            <text:p>27.36874</text:p>
          </table:table-cell>
          <table:table-cell office:value-type="float" office:value="14.17111" calcext:value-type="float">
            <text:p>14.17111</text:p>
          </table:table-cell>
          <table:table-cell office:value-type="float" office:value="5.090005" calcext:value-type="float">
            <text:p>5.090005</text:p>
          </table:table-cell>
          <table:table-cell office:value-type="float" office:value="1.850081" calcext:value-type="float">
            <text:p>1.850081</text:p>
          </table:table-cell>
          <table:table-cell office:value-type="float" office:value="0.8000939" calcext:value-type="float">
            <text:p>0.8000939</text:p>
          </table:table-cell>
          <table:table-cell office:value-type="float" office:value="0.3715991" calcext:value-type="float">
            <text:p>0.3715991</text:p>
          </table:table-cell>
          <table:table-cell office:value-type="float" office:value="0.3485194" calcext:value-type="float">
            <text:p>0.3485194</text:p>
          </table:table-cell>
          <table:table-cell office:value-type="float" office:value="0" calcext:value-type="float">
            <text:p>0</text:p>
          </table:table-cell>
          <table:table-cell office:value-type="float" office:value="-70639.76" calcext:value-type="float">
            <text:p>-7063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9" calcext:value-type="float">
            <text:p>-2.9497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8.064089" calcext:value-type="float">
            <text:p>8.064089</text:p>
          </table:table-cell>
          <table:table-cell office:value-type="float" office:value="1082.712" calcext:value-type="float">
            <text:p>1082.71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839215" calcext:value-type="float">
            <text:p>0.07839215</text:p>
          </table:table-cell>
          <table:table-cell office:value-type="float" office:value="34.71893" calcext:value-type="float">
            <text:p>34.718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216" calcext:value-type="float">
            <text:p>0.0081421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405" calcext:value-type="float">
            <text:p>6.422405</text:p>
          </table:table-cell>
          <table:table-cell office:value-type="float" office:value="-0.8013305" calcext:value-type="float">
            <text:p>-0.8013305</text:p>
          </table:table-cell>
          <table:table-cell office:value-type="float" office:value="-0.0816441" calcext:value-type="float">
            <text:p>-0.0816441</text:p>
          </table:table-cell>
          <table:table-cell office:value-type="float" office:value="0.000002502731" calcext:value-type="float">
            <text:p>2.502731E-06</text:p>
          </table:table-cell>
          <table:table-cell office:value-type="float" office:value="10.19466" calcext:value-type="float">
            <text:p>10.19466</text:p>
          </table:table-cell>
          <table:table-cell office:value-type="float" office:value="2.700521" calcext:value-type="float">
            <text:p>2.700521</text:p>
          </table:table-cell>
          <table:table-cell office:value-type="float" office:value="0.06206645" calcext:value-type="float">
            <text:p>0.06206645</text:p>
          </table:table-cell>
          <table:table-cell office:value-type="float" office:value="0.05298291" calcext:value-type="float">
            <text:p>0.05298291</text:p>
          </table:table-cell>
          <table:table-cell office:value-type="float" office:value="0.03795997" calcext:value-type="float">
            <text:p>0.03795997</text:p>
          </table:table-cell>
          <table:table-cell office:value-type="float" office:value="0.0366181" calcext:value-type="float">
            <text:p>0.0366181</text:p>
          </table:table-cell>
          <table:table-cell office:value-type="float" office:value="0.01780126" calcext:value-type="float">
            <text:p>0.01780126</text:p>
          </table:table-cell>
          <table:table-cell office:value-type="float" office:value="0.01178815" calcext:value-type="float">
            <text:p>0.01178815</text:p>
          </table:table-cell>
          <table:table-cell office:value-type="float" office:value="0.02542884" calcext:value-type="float">
            <text:p>0.02542884</text:p>
          </table:table-cell>
          <table:table-cell office:value-type="float" office:value="0.02227047" calcext:value-type="float">
            <text:p>0.02227047</text:p>
          </table:table-cell>
          <table:table-cell office:value-type="float" office:value="0.02005784" calcext:value-type="float">
            <text:p>0.02005784</text:p>
          </table:table-cell>
          <table:table-cell office:value-type="float" office:value="0.01922396" calcext:value-type="float">
            <text:p>0.01922396</text:p>
          </table:table-cell>
          <table:table-cell office:value-type="float" office:value="0.0196714" calcext:value-type="float">
            <text:p>0.0196714</text:p>
          </table:table-cell>
          <table:table-cell office:value-type="float" office:value="0.005046844" calcext:value-type="float">
            <text:p>0.005046844</text:p>
          </table:table-cell>
          <table:table-cell office:value-type="float" office:value="0.004142623" calcext:value-type="float">
            <text:p>0.004142623</text:p>
          </table:table-cell>
          <table:table-cell office:value-type="float" office:value="0" calcext:value-type="float">
            <text:p>0</text:p>
          </table:table-cell>
          <table:table-cell office:value-type="float" office:value="15.76806" calcext:value-type="float">
            <text:p>15.76806</text:p>
          </table:table-cell>
          <table:table-cell office:value-type="float" office:value="29.38962" calcext:value-type="float">
            <text:p>29.38962</text:p>
          </table:table-cell>
          <table:table-cell office:value-type="float" office:value="31.7481" calcext:value-type="float">
            <text:p>31.7481</text:p>
          </table:table-cell>
          <table:table-cell office:value-type="float" office:value="38.28519" calcext:value-type="float">
            <text:p>38.28519</text:p>
          </table:table-cell>
          <table:table-cell office:value-type="float" office:value="43.48521" calcext:value-type="float">
            <text:p>43.48521</text:p>
          </table:table-cell>
          <table:table-cell office:value-type="float" office:value="31.4996" calcext:value-type="float">
            <text:p>31.4996</text:p>
          </table:table-cell>
          <table:table-cell office:value-type="float" office:value="28.23287" calcext:value-type="float">
            <text:p>28.23287</text:p>
          </table:table-cell>
          <table:table-cell office:value-type="float" office:value="27.37266" calcext:value-type="float">
            <text:p>27.37266</text:p>
          </table:table-cell>
          <table:table-cell office:value-type="float" office:value="14.17479" calcext:value-type="float">
            <text:p>14.17479</text:p>
          </table:table-cell>
          <table:table-cell office:value-type="float" office:value="5.093771" calcext:value-type="float">
            <text:p>5.093771</text:p>
          </table:table-cell>
          <table:table-cell office:value-type="float" office:value="1.854256" calcext:value-type="float">
            <text:p>1.854256</text:p>
          </table:table-cell>
          <table:table-cell office:value-type="float" office:value="0.8025419" calcext:value-type="float">
            <text:p>0.8025419</text:p>
          </table:table-cell>
          <table:table-cell office:value-type="float" office:value="0.3719736" calcext:value-type="float">
            <text:p>0.3719736</text:p>
          </table:table-cell>
          <table:table-cell office:value-type="float" office:value="0.3485317" calcext:value-type="float">
            <text:p>0.3485317</text:p>
          </table:table-cell>
          <table:table-cell office:value-type="float" office:value="0" calcext:value-type="float">
            <text:p>0</text:p>
          </table:table-cell>
          <table:table-cell office:value-type="float" office:value="-71074.09" calcext:value-type="float">
            <text:p>-7107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9" calcext:value-type="float">
            <text:p>-2.94979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8.049594" calcext:value-type="float">
            <text:p>8.049594</text:p>
          </table:table-cell>
          <table:table-cell office:value-type="float" office:value="1082.688" calcext:value-type="float">
            <text:p>1082.68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841443" calcext:value-type="float">
            <text:p>0.07841443</text:p>
          </table:table-cell>
          <table:table-cell office:value-type="float" office:value="34.75536" calcext:value-type="float">
            <text:p>34.7553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2607" calcext:value-type="float">
            <text:p>0.00814260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542" calcext:value-type="float">
            <text:p>6.422542</text:p>
          </table:table-cell>
          <table:table-cell office:value-type="float" office:value="-0.8013455" calcext:value-type="float">
            <text:p>-0.8013455</text:p>
          </table:table-cell>
          <table:table-cell office:value-type="float" office:value="-0.08163741" calcext:value-type="float">
            <text:p>-0.08163741</text:p>
          </table:table-cell>
          <table:table-cell office:value-type="float" office:value="0.000002502808" calcext:value-type="float">
            <text:p>2.502808E-06</text:p>
          </table:table-cell>
          <table:table-cell office:value-type="float" office:value="10.18198" calcext:value-type="float">
            <text:p>10.18198</text:p>
          </table:table-cell>
          <table:table-cell office:value-type="float" office:value="2.751782" calcext:value-type="float">
            <text:p>2.751782</text:p>
          </table:table-cell>
          <table:table-cell office:value-type="float" office:value="0.05888387" calcext:value-type="float">
            <text:p>0.05888387</text:p>
          </table:table-cell>
          <table:table-cell office:value-type="float" office:value="0.05098876" calcext:value-type="float">
            <text:p>0.05098876</text:p>
          </table:table-cell>
          <table:table-cell office:value-type="float" office:value="0.0355431" calcext:value-type="float">
            <text:p>0.0355431</text:p>
          </table:table-cell>
          <table:table-cell office:value-type="float" office:value="0.03432302" calcext:value-type="float">
            <text:p>0.03432302</text:p>
          </table:table-cell>
          <table:table-cell office:value-type="float" office:value="0.01751203" calcext:value-type="float">
            <text:p>0.01751203</text:p>
          </table:table-cell>
          <table:table-cell office:value-type="float" office:value="0.01178028" calcext:value-type="float">
            <text:p>0.01178028</text:p>
          </table:table-cell>
          <table:table-cell office:value-type="float" office:value="0.02541121" calcext:value-type="float">
            <text:p>0.02541121</text:p>
          </table:table-cell>
          <table:table-cell office:value-type="float" office:value="0.02223331" calcext:value-type="float">
            <text:p>0.02223331</text:p>
          </table:table-cell>
          <table:table-cell office:value-type="float" office:value="0.02003923" calcext:value-type="float">
            <text:p>0.02003923</text:p>
          </table:table-cell>
          <table:table-cell office:value-type="float" office:value="0.01921926" calcext:value-type="float">
            <text:p>0.01921926</text:p>
          </table:table-cell>
          <table:table-cell office:value-type="float" office:value="0.01967012" calcext:value-type="float">
            <text:p>0.01967012</text:p>
          </table:table-cell>
          <table:table-cell office:value-type="float" office:value="0.005045373" calcext:value-type="float">
            <text:p>0.005045373</text:p>
          </table:table-cell>
          <table:table-cell office:value-type="float" office:value="0.004140801" calcext:value-type="float">
            <text:p>0.004140801</text:p>
          </table:table-cell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.912</text:p>
          </table:table-cell>
          <table:table-cell office:value-type="float" office:value="29.7862" calcext:value-type="float">
            <text:p>29.7862</text:p>
          </table:table-cell>
          <table:table-cell office:value-type="float" office:value="31.95591" calcext:value-type="float">
            <text:p>31.95591</text:p>
          </table:table-cell>
          <table:table-cell office:value-type="float" office:value="38.34387" calcext:value-type="float">
            <text:p>38.34387</text:p>
          </table:table-cell>
          <table:table-cell office:value-type="float" office:value="43.51585" calcext:value-type="float">
            <text:p>43.51585</text:p>
          </table:table-cell>
          <table:table-cell office:value-type="float" office:value="31.48997" calcext:value-type="float">
            <text:p>31.48997</text:p>
          </table:table-cell>
          <table:table-cell office:value-type="float" office:value="28.20715" calcext:value-type="float">
            <text:p>28.20715</text:p>
          </table:table-cell>
          <table:table-cell office:value-type="float" office:value="27.37605" calcext:value-type="float">
            <text:p>27.37605</text:p>
          </table:table-cell>
          <table:table-cell office:value-type="float" office:value="14.17888" calcext:value-type="float">
            <text:p>14.17888</text:p>
          </table:table-cell>
          <table:table-cell office:value-type="float" office:value="5.097284" calcext:value-type="float">
            <text:p>5.097284</text:p>
          </table:table-cell>
          <table:table-cell office:value-type="float" office:value="1.858455" calcext:value-type="float">
            <text:p>1.858455</text:p>
          </table:table-cell>
          <table:table-cell office:value-type="float" office:value="0.8049073" calcext:value-type="float">
            <text:p>0.8049073</text:p>
          </table:table-cell>
          <table:table-cell office:value-type="float" office:value="0.3723536" calcext:value-type="float">
            <text:p>0.3723536</text:p>
          </table:table-cell>
          <table:table-cell office:value-type="float" office:value="0.3485439" calcext:value-type="float">
            <text:p>0.3485439</text:p>
          </table:table-cell>
          <table:table-cell office:value-type="float" office:value="0" calcext:value-type="float">
            <text:p>0</text:p>
          </table:table-cell>
          <table:table-cell office:value-type="float" office:value="-71672.7" calcext:value-type="float">
            <text:p>-7167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799" calcext:value-type="float">
            <text:p>-2.9497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8.032638" calcext:value-type="float">
            <text:p>8.032638</text:p>
          </table:table-cell>
          <table:table-cell office:value-type="float" office:value="1082.661" calcext:value-type="float">
            <text:p>1082.66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828365" calcext:value-type="float">
            <text:p>0.07828365</text:p>
          </table:table-cell>
          <table:table-cell office:value-type="float" office:value="34.79663" calcext:value-type="float">
            <text:p>34.7966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3054" calcext:value-type="float">
            <text:p>0.00814305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679" calcext:value-type="float">
            <text:p>6.422679</text:p>
          </table:table-cell>
          <table:table-cell office:value-type="float" office:value="-0.8014692" calcext:value-type="float">
            <text:p>-0.8014692</text:p>
          </table:table-cell>
          <table:table-cell office:value-type="float" office:value="-0.08173623" calcext:value-type="float">
            <text:p>-0.08173623</text:p>
          </table:table-cell>
          <table:table-cell office:value-type="float" office:value="0.000002502884" calcext:value-type="float">
            <text:p>2.502884E-06</text:p>
          </table:table-cell>
          <table:table-cell office:value-type="float" office:value="10.16916" calcext:value-type="float">
            <text:p>10.16916</text:p>
          </table:table-cell>
          <table:table-cell office:value-type="float" office:value="2.78345" calcext:value-type="float">
            <text:p>2.78345</text:p>
          </table:table-cell>
          <table:table-cell office:value-type="float" office:value="0.05624072" calcext:value-type="float">
            <text:p>0.05624072</text:p>
          </table:table-cell>
          <table:table-cell office:value-type="float" office:value="0.04921687" calcext:value-type="float">
            <text:p>0.04921687</text:p>
          </table:table-cell>
          <table:table-cell office:value-type="float" office:value="0.0335968" calcext:value-type="float">
            <text:p>0.0335968</text:p>
          </table:table-cell>
          <table:table-cell office:value-type="float" office:value="0.03246675" calcext:value-type="float">
            <text:p>0.03246675</text:p>
          </table:table-cell>
          <table:table-cell office:value-type="float" office:value="0.0171147" calcext:value-type="float">
            <text:p>0.0171147</text:p>
          </table:table-cell>
          <table:table-cell office:value-type="float" office:value="0.0117112" calcext:value-type="float">
            <text:p>0.0117112</text:p>
          </table:table-cell>
          <table:table-cell office:value-type="float" office:value="0.02536801" calcext:value-type="float">
            <text:p>0.02536801</text:p>
          </table:table-cell>
          <table:table-cell office:value-type="float" office:value="0.02219987" calcext:value-type="float">
            <text:p>0.02219987</text:p>
          </table:table-cell>
          <table:table-cell office:value-type="float" office:value="0.02002249" calcext:value-type="float">
            <text:p>0.02002249</text:p>
          </table:table-cell>
          <table:table-cell office:value-type="float" office:value="0.0192146" calcext:value-type="float">
            <text:p>0.0192146</text:p>
          </table:table-cell>
          <table:table-cell office:value-type="float" office:value="0.01966882" calcext:value-type="float">
            <text:p>0.01966882</text:p>
          </table:table-cell>
          <table:table-cell office:value-type="float" office:value="0.005043919" calcext:value-type="float">
            <text:p>0.005043919</text:p>
          </table:table-cell>
          <table:table-cell office:value-type="float" office:value="0.004139013" calcext:value-type="float">
            <text:p>0.004139013</text:p>
          </table:table-cell>
          <table:table-cell office:value-type="float" office:value="0" calcext:value-type="float">
            <text:p>0</text:p>
          </table:table-cell>
          <table:table-cell office:value-type="float" office:value="16.64894" calcext:value-type="float">
            <text:p>16.64894</text:p>
          </table:table-cell>
          <table:table-cell office:value-type="float" office:value="30.14711" calcext:value-type="float">
            <text:p>30.14711</text:p>
          </table:table-cell>
          <table:table-cell office:value-type="float" office:value="32.17358" calcext:value-type="float">
            <text:p>32.17358</text:p>
          </table:table-cell>
          <table:table-cell office:value-type="float" office:value="38.40274" calcext:value-type="float">
            <text:p>38.40274</text:p>
          </table:table-cell>
          <table:table-cell office:value-type="float" office:value="43.54881" calcext:value-type="float">
            <text:p>43.54881</text:p>
          </table:table-cell>
          <table:table-cell office:value-type="float" office:value="31.47949" calcext:value-type="float">
            <text:p>31.47949</text:p>
          </table:table-cell>
          <table:table-cell office:value-type="float" office:value="28.17984" calcext:value-type="float">
            <text:p>28.17984</text:p>
          </table:table-cell>
          <table:table-cell office:value-type="float" office:value="27.37942" calcext:value-type="float">
            <text:p>27.37942</text:p>
          </table:table-cell>
          <table:table-cell office:value-type="float" office:value="14.18332" calcext:value-type="float">
            <text:p>14.18332</text:p>
          </table:table-cell>
          <table:table-cell office:value-type="float" office:value="5.1006" calcext:value-type="float">
            <text:p>5.1006</text:p>
          </table:table-cell>
          <table:table-cell office:value-type="float" office:value="1.862624" calcext:value-type="float">
            <text:p>1.862624</text:p>
          </table:table-cell>
          <table:table-cell office:value-type="float" office:value="0.80721" calcext:value-type="float">
            <text:p>0.80721</text:p>
          </table:table-cell>
          <table:table-cell office:value-type="float" office:value="0.3727319" calcext:value-type="float">
            <text:p>0.3727319</text:p>
          </table:table-cell>
          <table:table-cell office:value-type="float" office:value="0.3485561" calcext:value-type="float">
            <text:p>0.3485561</text:p>
          </table:table-cell>
          <table:table-cell office:value-type="float" office:value="0" calcext:value-type="float">
            <text:p>0</text:p>
          </table:table-cell>
          <table:table-cell office:value-type="float" office:value="-72368.38" calcext:value-type="float">
            <text:p>-7236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8.018177" calcext:value-type="float">
            <text:p>8.018177</text:p>
          </table:table-cell>
          <table:table-cell office:value-type="float" office:value="1082.635" calcext:value-type="float">
            <text:p>1082.63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826453" calcext:value-type="float">
            <text:p>0.07826453</text:p>
          </table:table-cell>
          <table:table-cell office:value-type="float" office:value="34.83345" calcext:value-type="float">
            <text:p>34.8334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3501" calcext:value-type="float">
            <text:p>0.0081435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817" calcext:value-type="float">
            <text:p>6.422817</text:p>
          </table:table-cell>
          <table:table-cell office:value-type="float" office:value="-0.8014794" calcext:value-type="float">
            <text:p>-0.8014794</text:p>
          </table:table-cell>
          <table:table-cell office:value-type="float" office:value="-0.0817254" calcext:value-type="float">
            <text:p>-0.0817254</text:p>
          </table:table-cell>
          <table:table-cell office:value-type="float" office:value="0.000002502957" calcext:value-type="float">
            <text:p>2.502957E-06</text:p>
          </table:table-cell>
          <table:table-cell office:value-type="float" office:value="10.15731" calcext:value-type="float">
            <text:p>10.15731</text:p>
          </table:table-cell>
          <table:table-cell office:value-type="float" office:value="2.797422" calcext:value-type="float">
            <text:p>2.797422</text:p>
          </table:table-cell>
          <table:table-cell office:value-type="float" office:value="0.05700022" calcext:value-type="float">
            <text:p>0.05700022</text:p>
          </table:table-cell>
          <table:table-cell office:value-type="float" office:value="0.04881955" calcext:value-type="float">
            <text:p>0.04881955</text:p>
          </table:table-cell>
          <table:table-cell office:value-type="float" office:value="0.03253976" calcext:value-type="float">
            <text:p>0.03253976</text:p>
          </table:table-cell>
          <table:table-cell office:value-type="float" office:value="0.0314511" calcext:value-type="float">
            <text:p>0.0314511</text:p>
          </table:table-cell>
          <table:table-cell office:value-type="float" office:value="0.01682136" calcext:value-type="float">
            <text:p>0.01682136</text:p>
          </table:table-cell>
          <table:table-cell office:value-type="float" office:value="0.01166753" calcext:value-type="float">
            <text:p>0.01166753</text:p>
          </table:table-cell>
          <table:table-cell office:value-type="float" office:value="0.02531217" calcext:value-type="float">
            <text:p>0.02531217</text:p>
          </table:table-cell>
          <table:table-cell office:value-type="float" office:value="0.02216355" calcext:value-type="float">
            <text:p>0.02216355</text:p>
          </table:table-cell>
          <table:table-cell office:value-type="float" office:value="0.02000666" calcext:value-type="float">
            <text:p>0.02000666</text:p>
          </table:table-cell>
          <table:table-cell office:value-type="float" office:value="0.01921011" calcext:value-type="float">
            <text:p>0.01921011</text:p>
          </table:table-cell>
          <table:table-cell office:value-type="float" office:value="0.01966753" calcext:value-type="float">
            <text:p>0.01966753</text:p>
          </table:table-cell>
          <table:table-cell office:value-type="float" office:value="0.005042487" calcext:value-type="float">
            <text:p>0.005042487</text:p>
          </table:table-cell>
          <table:table-cell office:value-type="float" office:value="0.004137228" calcext:value-type="float">
            <text:p>0.004137228</text:p>
          </table:table-cell>
          <table:table-cell office:value-type="float" office:value="0" calcext:value-type="float">
            <text:p>0</text:p>
          </table:table-cell>
          <table:table-cell office:value-type="float" office:value="16.79588" calcext:value-type="float">
            <text:p>16.79588</text:p>
          </table:table-cell>
          <table:table-cell office:value-type="float" office:value="30.5595" calcext:value-type="float">
            <text:p>30.5595</text:p>
          </table:table-cell>
          <table:table-cell office:value-type="float" office:value="32.40079" calcext:value-type="float">
            <text:p>32.40079</text:p>
          </table:table-cell>
          <table:table-cell office:value-type="float" office:value="38.46266" calcext:value-type="float">
            <text:p>38.46266</text:p>
          </table:table-cell>
          <table:table-cell office:value-type="float" office:value="43.56734" calcext:value-type="float">
            <text:p>43.56734</text:p>
          </table:table-cell>
          <table:table-cell office:value-type="float" office:value="31.46462" calcext:value-type="float">
            <text:p>31.46462</text:p>
          </table:table-cell>
          <table:table-cell office:value-type="float" office:value="28.15158" calcext:value-type="float">
            <text:p>28.15158</text:p>
          </table:table-cell>
          <table:table-cell office:value-type="float" office:value="27.38281" calcext:value-type="float">
            <text:p>27.38281</text:p>
          </table:table-cell>
          <table:table-cell office:value-type="float" office:value="14.1881" calcext:value-type="float">
            <text:p>14.1881</text:p>
          </table:table-cell>
          <table:table-cell office:value-type="float" office:value="5.103776" calcext:value-type="float">
            <text:p>5.103776</text:p>
          </table:table-cell>
          <table:table-cell office:value-type="float" office:value="1.866741" calcext:value-type="float">
            <text:p>1.866741</text:p>
          </table:table-cell>
          <table:table-cell office:value-type="float" office:value="0.8094611" calcext:value-type="float">
            <text:p>0.8094611</text:p>
          </table:table-cell>
          <table:table-cell office:value-type="float" office:value="0.3731059" calcext:value-type="float">
            <text:p>0.3731059</text:p>
          </table:table-cell>
          <table:table-cell office:value-type="float" office:value="0.3485685" calcext:value-type="float">
            <text:p>0.3485685</text:p>
          </table:table-cell>
          <table:table-cell office:value-type="float" office:value="0" calcext:value-type="float">
            <text:p>0</text:p>
          </table:table-cell>
          <table:table-cell office:value-type="float" office:value="-72888.49" calcext:value-type="float">
            <text:p>-7288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8.006743" calcext:value-type="float">
            <text:p>8.006743</text:p>
          </table:table-cell>
          <table:table-cell office:value-type="float" office:value="1082.612" calcext:value-type="float">
            <text:p>1082.61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802369" calcext:value-type="float">
            <text:p>0.07802369</text:p>
          </table:table-cell>
          <table:table-cell office:value-type="float" office:value="34.86435" calcext:value-type="float">
            <text:p>34.8643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3948" calcext:value-type="float">
            <text:p>0.008143948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2954" calcext:value-type="float">
            <text:p>6.422954</text:p>
          </table:table-cell>
          <table:table-cell office:value-type="float" office:value="-0.8014819" calcext:value-type="float">
            <text:p>-0.8014819</text:p>
          </table:table-cell>
          <table:table-cell office:value-type="float" office:value="-0.08171991" calcext:value-type="float">
            <text:p>-0.08171991</text:p>
          </table:table-cell>
          <table:table-cell office:value-type="float" office:value="0.000002503029" calcext:value-type="float">
            <text:p>2.503029E-06</text:p>
          </table:table-cell>
          <table:table-cell office:value-type="float" office:value="10.14704" calcext:value-type="float">
            <text:p>10.14704</text:p>
          </table:table-cell>
          <table:table-cell office:value-type="float" office:value="2.780234" calcext:value-type="float">
            <text:p>2.780234</text:p>
          </table:table-cell>
          <table:table-cell office:value-type="float" office:value="0.05734402" calcext:value-type="float">
            <text:p>0.05734402</text:p>
          </table:table-cell>
          <table:table-cell office:value-type="float" office:value="0.048739" calcext:value-type="float">
            <text:p>0.048739</text:p>
          </table:table-cell>
          <table:table-cell office:value-type="float" office:value="0.03214142" calcext:value-type="float">
            <text:p>0.03214142</text:p>
          </table:table-cell>
          <table:table-cell office:value-type="float" office:value="0.03108691" calcext:value-type="float">
            <text:p>0.03108691</text:p>
          </table:table-cell>
          <table:table-cell office:value-type="float" office:value="0.01666881" calcext:value-type="float">
            <text:p>0.01666881</text:p>
          </table:table-cell>
          <table:table-cell office:value-type="float" office:value="0.01169587" calcext:value-type="float">
            <text:p>0.01169587</text:p>
          </table:table-cell>
          <table:table-cell office:value-type="float" office:value="0.02528075" calcext:value-type="float">
            <text:p>0.02528075</text:p>
          </table:table-cell>
          <table:table-cell office:value-type="float" office:value="0.02212817" calcext:value-type="float">
            <text:p>0.02212817</text:p>
          </table:table-cell>
          <table:table-cell office:value-type="float" office:value="0.01999099" calcext:value-type="float">
            <text:p>0.01999099</text:p>
          </table:table-cell>
          <table:table-cell office:value-type="float" office:value="0.01920561" calcext:value-type="float">
            <text:p>0.01920561</text:p>
          </table:table-cell>
          <table:table-cell office:value-type="float" office:value="0.0196664" calcext:value-type="float">
            <text:p>0.0196664</text:p>
          </table:table-cell>
          <table:table-cell office:value-type="float" office:value="0.005041064" calcext:value-type="float">
            <text:p>0.005041064</text:p>
          </table:table-cell>
          <table:table-cell office:value-type="float" office:value="0.004135475" calcext:value-type="float">
            <text:p>0.004135475</text:p>
          </table:table-cell>
          <table:table-cell office:value-type="float" office:value="0" calcext:value-type="float">
            <text:p>0</text:p>
          </table:table-cell>
          <table:table-cell office:value-type="float" office:value="17.37703" calcext:value-type="float">
            <text:p>17.37703</text:p>
          </table:table-cell>
          <table:table-cell office:value-type="float" office:value="30.83791" calcext:value-type="float">
            <text:p>30.83791</text:p>
          </table:table-cell>
          <table:table-cell office:value-type="float" office:value="32.56189" calcext:value-type="float">
            <text:p>32.56189</text:p>
          </table:table-cell>
          <table:table-cell office:value-type="float" office:value="38.50143" calcext:value-type="float">
            <text:p>38.50143</text:p>
          </table:table-cell>
          <table:table-cell office:value-type="float" office:value="43.57143" calcext:value-type="float">
            <text:p>43.57143</text:p>
          </table:table-cell>
          <table:table-cell office:value-type="float" office:value="31.44786" calcext:value-type="float">
            <text:p>31.44786</text:p>
          </table:table-cell>
          <table:table-cell office:value-type="float" office:value="28.12613" calcext:value-type="float">
            <text:p>28.12613</text:p>
          </table:table-cell>
          <table:table-cell office:value-type="float" office:value="27.38595" calcext:value-type="float">
            <text:p>27.38595</text:p>
          </table:table-cell>
          <table:table-cell office:value-type="float" office:value="14.19314" calcext:value-type="float">
            <text:p>14.19314</text:p>
          </table:table-cell>
          <table:table-cell office:value-type="float" office:value="5.106841" calcext:value-type="float">
            <text:p>5.106841</text:p>
          </table:table-cell>
          <table:table-cell office:value-type="float" office:value="1.870795" calcext:value-type="float">
            <text:p>1.870795</text:p>
          </table:table-cell>
          <table:table-cell office:value-type="float" office:value="0.811667" calcext:value-type="float">
            <text:p>0.811667</text:p>
          </table:table-cell>
          <table:table-cell office:value-type="float" office:value="0.3734735" calcext:value-type="float">
            <text:p>0.3734735</text:p>
          </table:table-cell>
          <table:table-cell office:value-type="float" office:value="0.3485832" calcext:value-type="float">
            <text:p>0.3485832</text:p>
          </table:table-cell>
          <table:table-cell office:value-type="float" office:value="0" calcext:value-type="float">
            <text:p>0</text:p>
          </table:table-cell>
          <table:table-cell office:value-type="float" office:value="-73262.51" calcext:value-type="float">
            <text:p>-7326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7.999368" calcext:value-type="float">
            <text:p>7.999368</text:p>
          </table:table-cell>
          <table:table-cell office:value-type="float" office:value="1082.595" calcext:value-type="float">
            <text:p>1082.59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592043" calcext:value-type="float">
            <text:p>0.07592043</text:p>
          </table:table-cell>
          <table:table-cell office:value-type="float" office:value="34.89508" calcext:value-type="float">
            <text:p>34.8950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44395" calcext:value-type="float">
            <text:p>0.008144395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3106" calcext:value-type="float">
            <text:p>6.423106</text:p>
          </table:table-cell>
          <table:table-cell office:value-type="float" office:value="-0.8014884" calcext:value-type="float">
            <text:p>-0.8014884</text:p>
          </table:table-cell>
          <table:table-cell office:value-type="float" office:value="-0.08182566" calcext:value-type="float">
            <text:p>-0.08182566</text:p>
          </table:table-cell>
          <table:table-cell office:value-type="float" office:value="0.000002503094" calcext:value-type="float">
            <text:p>2.503094E-06</text:p>
          </table:table-cell>
          <table:table-cell office:value-type="float" office:value="10.14125" calcext:value-type="float">
            <text:p>10.14125</text:p>
          </table:table-cell>
          <table:table-cell office:value-type="float" office:value="2.16011" calcext:value-type="float">
            <text:p>2.16011</text:p>
          </table:table-cell>
          <table:table-cell office:value-type="float" office:value="0.1402164" calcext:value-type="float">
            <text:p>0.1402164</text:p>
          </table:table-cell>
          <table:table-cell office:value-type="float" office:value="0.06149117" calcext:value-type="float">
            <text:p>0.06149117</text:p>
          </table:table-cell>
          <table:table-cell office:value-type="float" office:value="0.03492275" calcext:value-type="float">
            <text:p>0.03492275</text:p>
          </table:table-cell>
          <table:table-cell office:value-type="float" office:value="0.03213325" calcext:value-type="float">
            <text:p>0.03213325</text:p>
          </table:table-cell>
          <table:table-cell office:value-type="float" office:value="0.01660786" calcext:value-type="float">
            <text:p>0.01660786</text:p>
          </table:table-cell>
          <table:table-cell office:value-type="float" office:value="0.01175894" calcext:value-type="float">
            <text:p>0.01175894</text:p>
          </table:table-cell>
          <table:table-cell office:value-type="float" office:value="0.02528117" calcext:value-type="float">
            <text:p>0.02528117</text:p>
          </table:table-cell>
          <table:table-cell office:value-type="float" office:value="0.02210042" calcext:value-type="float">
            <text:p>0.02210042</text:p>
          </table:table-cell>
          <table:table-cell office:value-type="float" office:value="0.01997581" calcext:value-type="float">
            <text:p>0.01997581</text:p>
          </table:table-cell>
          <table:table-cell office:value-type="float" office:value="0.01920111" calcext:value-type="float">
            <text:p>0.01920111</text:p>
          </table:table-cell>
          <table:table-cell office:value-type="float" office:value="0.01966538" calcext:value-type="float">
            <text:p>0.01966538</text:p>
          </table:table-cell>
          <table:table-cell office:value-type="float" office:value="0.005039446" calcext:value-type="float">
            <text:p>0.005039446</text:p>
          </table:table-cell>
          <table:table-cell office:value-type="float" office:value="0.004133156" calcext:value-type="float">
            <text:p>0.004133156</text:p>
          </table:table-cell>
          <table:table-cell office:value-type="float" office:value="0" calcext:value-type="float">
            <text:p>0</text:p>
          </table:table-cell>
          <table:table-cell office:value-type="float" office:value="10.70044" calcext:value-type="float">
            <text:p>10.70044</text:p>
          </table:table-cell>
          <table:table-cell office:value-type="float" office:value="24.5354" calcext:value-type="float">
            <text:p>24.5354</text:p>
          </table:table-cell>
          <table:table-cell office:value-type="float" office:value="34.41859" calcext:value-type="float">
            <text:p>34.41859</text:p>
          </table:table-cell>
          <table:table-cell office:value-type="float" office:value="41.31562" calcext:value-type="float">
            <text:p>41.31562</text:p>
          </table:table-cell>
          <table:table-cell office:value-type="float" office:value="46.30878" calcext:value-type="float">
            <text:p>46.30878</text:p>
          </table:table-cell>
          <table:table-cell office:value-type="float" office:value="31.64379" calcext:value-type="float">
            <text:p>31.64379</text:p>
          </table:table-cell>
          <table:table-cell office:value-type="float" office:value="28.1139" calcext:value-type="float">
            <text:p>28.1139</text:p>
          </table:table-cell>
          <table:table-cell office:value-type="float" office:value="27.38869" calcext:value-type="float">
            <text:p>27.38869</text:p>
          </table:table-cell>
          <table:table-cell office:value-type="float" office:value="14.19832" calcext:value-type="float">
            <text:p>14.19832</text:p>
          </table:table-cell>
          <table:table-cell office:value-type="float" office:value="5.109805" calcext:value-type="float">
            <text:p>5.109805</text:p>
          </table:table-cell>
          <table:table-cell office:value-type="float" office:value="1.874777" calcext:value-type="float">
            <text:p>1.874777</text:p>
          </table:table-cell>
          <table:table-cell office:value-type="float" office:value="0.8138313" calcext:value-type="float">
            <text:p>0.8138313</text:p>
          </table:table-cell>
          <table:table-cell office:value-type="float" office:value="0.3737606" calcext:value-type="float">
            <text:p>0.3737606</text:p>
          </table:table-cell>
          <table:table-cell office:value-type="float" office:value="0.3486056" calcext:value-type="float">
            <text:p>0.3486056</text:p>
          </table:table-cell>
          <table:table-cell office:value-type="float" office:value="0" calcext:value-type="float">
            <text:p>0</text:p>
          </table:table-cell>
          <table:table-cell office:value-type="float" office:value="-73393.91" calcext:value-type="float">
            <text:p>-7339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7.994066" calcext:value-type="float">
            <text:p>7.994066</text:p>
          </table:table-cell>
          <table:table-cell office:value-type="float" office:value="1082.581" calcext:value-type="float">
            <text:p>1082.58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350717" calcext:value-type="float">
            <text:p>0.07350717</text:p>
          </table:table-cell>
          <table:table-cell office:value-type="float" office:value="34.91309" calcext:value-type="float">
            <text:p>34.9130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57206" calcext:value-type="float">
            <text:p>0.008157206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5318" calcext:value-type="float">
            <text:p>6.425318</text:p>
          </table:table-cell>
          <table:table-cell office:value-type="float" office:value="-0.801488" calcext:value-type="float">
            <text:p>-0.801488</text:p>
          </table:table-cell>
          <table:table-cell office:value-type="float" office:value="-0.08189692" calcext:value-type="float">
            <text:p>-0.08189692</text:p>
          </table:table-cell>
          <table:table-cell office:value-type="float" office:value="0.00000250366" calcext:value-type="float">
            <text:p>2.50366E-06</text:p>
          </table:table-cell>
          <table:table-cell office:value-type="float" office:value="10.13649" calcext:value-type="float">
            <text:p>10.13649</text:p>
          </table:table-cell>
          <table:table-cell office:value-type="float" office:value="1.891683" calcext:value-type="float">
            <text:p>1.891683</text:p>
          </table:table-cell>
          <table:table-cell office:value-type="float" office:value="0.1476621" calcext:value-type="float">
            <text:p>0.1476621</text:p>
          </table:table-cell>
          <table:table-cell office:value-type="float" office:value="0.06071396" calcext:value-type="float">
            <text:p>0.06071396</text:p>
          </table:table-cell>
          <table:table-cell office:value-type="float" office:value="0.03486007" calcext:value-type="float">
            <text:p>0.03486007</text:p>
          </table:table-cell>
          <table:table-cell office:value-type="float" office:value="0.03271144" calcext:value-type="float">
            <text:p>0.03271144</text:p>
          </table:table-cell>
          <table:table-cell office:value-type="float" office:value="0.01671407" calcext:value-type="float">
            <text:p>0.01671407</text:p>
          </table:table-cell>
          <table:table-cell office:value-type="float" office:value="0.01188828" calcext:value-type="float">
            <text:p>0.01188828</text:p>
          </table:table-cell>
          <table:table-cell office:value-type="float" office:value="0.02534205" calcext:value-type="float">
            <text:p>0.02534205</text:p>
          </table:table-cell>
          <table:table-cell office:value-type="float" office:value="0.02208859" calcext:value-type="float">
            <text:p>0.02208859</text:p>
          </table:table-cell>
          <table:table-cell office:value-type="float" office:value="0.01996232" calcext:value-type="float">
            <text:p>0.01996232</text:p>
          </table:table-cell>
          <table:table-cell office:value-type="float" office:value="0.01919659" calcext:value-type="float">
            <text:p>0.01919659</text:p>
          </table:table-cell>
          <table:table-cell office:value-type="float" office:value="0.01966253" calcext:value-type="float">
            <text:p>0.01966253</text:p>
          </table:table-cell>
          <table:table-cell office:value-type="float" office:value="0.005029222" calcext:value-type="float">
            <text:p>0.005029222</text:p>
          </table:table-cell>
          <table:table-cell office:value-type="float" office:value="0.004129475" calcext:value-type="float">
            <text:p>0.004129475</text:p>
          </table:table-cell>
          <table:table-cell office:value-type="float" office:value="0" calcext:value-type="float">
            <text:p>0</text:p>
          </table:table-cell>
          <table:table-cell office:value-type="float" office:value="22.04455" calcext:value-type="float">
            <text:p>22.04455</text:p>
          </table:table-cell>
          <table:table-cell office:value-type="float" office:value="24.01302" calcext:value-type="float">
            <text:p>24.01302</text:p>
          </table:table-cell>
          <table:table-cell office:value-type="float" office:value="32.04103" calcext:value-type="float">
            <text:p>32.04103</text:p>
          </table:table-cell>
          <table:table-cell office:value-type="float" office:value="40.17085" calcext:value-type="float">
            <text:p>40.17085</text:p>
          </table:table-cell>
          <table:table-cell office:value-type="float" office:value="45.7791" calcext:value-type="float">
            <text:p>45.7791</text:p>
          </table:table-cell>
          <table:table-cell office:value-type="float" office:value="32.23004" calcext:value-type="float">
            <text:p>32.23004</text:p>
          </table:table-cell>
          <table:table-cell office:value-type="float" office:value="28.36438" calcext:value-type="float">
            <text:p>28.36438</text:p>
          </table:table-cell>
          <table:table-cell office:value-type="float" office:value="27.40817" calcext:value-type="float">
            <text:p>27.40817</text:p>
          </table:table-cell>
          <table:table-cell office:value-type="float" office:value="14.20383" calcext:value-type="float">
            <text:p>14.20383</text:p>
          </table:table-cell>
          <table:table-cell office:value-type="float" office:value="5.112673" calcext:value-type="float">
            <text:p>5.112673</text:p>
          </table:table-cell>
          <table:table-cell office:value-type="float" office:value="1.878639" calcext:value-type="float">
            <text:p>1.878639</text:p>
          </table:table-cell>
          <table:table-cell office:value-type="float" office:value="0.8155721" calcext:value-type="float">
            <text:p>0.8155721</text:p>
          </table:table-cell>
          <table:table-cell office:value-type="float" office:value="0.3705662" calcext:value-type="float">
            <text:p>0.3705662</text:p>
          </table:table-cell>
          <table:table-cell office:value-type="float" office:value="0.3487117" calcext:value-type="float">
            <text:p>0.3487117</text:p>
          </table:table-cell>
          <table:table-cell office:value-type="float" office:value="0" calcext:value-type="float">
            <text:p>0</text:p>
          </table:table-cell>
          <table:table-cell office:value-type="float" office:value="-73475.78" calcext:value-type="float">
            <text:p>-7347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7.98967" calcext:value-type="float">
            <text:p>7.98967</text:p>
          </table:table-cell>
          <table:table-cell office:value-type="float" office:value="1082.568" calcext:value-type="float">
            <text:p>1082.56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7244086" calcext:value-type="float">
            <text:p>0.07244086</text:p>
          </table:table-cell>
          <table:table-cell office:value-type="float" office:value="34.92947" calcext:value-type="float">
            <text:p>34.9294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0259" calcext:value-type="float">
            <text:p>0.00817025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5272" calcext:value-type="float">
            <text:p>6.425272</text:p>
          </table:table-cell>
          <table:table-cell office:value-type="float" office:value="-0.8014879" calcext:value-type="float">
            <text:p>-0.8014879</text:p>
          </table:table-cell>
          <table:table-cell office:value-type="float" office:value="-0.08191748" calcext:value-type="float">
            <text:p>-0.08191748</text:p>
          </table:table-cell>
          <table:table-cell office:value-type="float" office:value="0.000002503724" calcext:value-type="float">
            <text:p>2.503724E-06</text:p>
          </table:table-cell>
          <table:table-cell office:value-type="float" office:value="10.13153" calcext:value-type="float">
            <text:p>10.13153</text:p>
          </table:table-cell>
          <table:table-cell office:value-type="float" office:value="1.827306" calcext:value-type="float">
            <text:p>1.827306</text:p>
          </table:table-cell>
          <table:table-cell office:value-type="float" office:value="0.1334546" calcext:value-type="float">
            <text:p>0.1334546</text:p>
          </table:table-cell>
          <table:table-cell office:value-type="float" office:value="0.06133983" calcext:value-type="float">
            <text:p>0.06133983</text:p>
          </table:table-cell>
          <table:table-cell office:value-type="float" office:value="0.03529488" calcext:value-type="float">
            <text:p>0.03529488</text:p>
          </table:table-cell>
          <table:table-cell office:value-type="float" office:value="0.03319908" calcext:value-type="float">
            <text:p>0.03319908</text:p>
          </table:table-cell>
          <table:table-cell office:value-type="float" office:value="0.01688945" calcext:value-type="float">
            <text:p>0.01688945</text:p>
          </table:table-cell>
          <table:table-cell office:value-type="float" office:value="0.01205171" calcext:value-type="float">
            <text:p>0.01205171</text:p>
          </table:table-cell>
          <table:table-cell office:value-type="float" office:value="0.0254428" calcext:value-type="float">
            <text:p>0.0254428</text:p>
          </table:table-cell>
          <table:table-cell office:value-type="float" office:value="0.02209729" calcext:value-type="float">
            <text:p>0.02209729</text:p>
          </table:table-cell>
          <table:table-cell office:value-type="float" office:value="0.01995207" calcext:value-type="float">
            <text:p>0.01995207</text:p>
          </table:table-cell>
          <table:table-cell office:value-type="float" office:value="0.01919197" calcext:value-type="float">
            <text:p>0.01919197</text:p>
          </table:table-cell>
          <table:table-cell office:value-type="float" office:value="0.01965935" calcext:value-type="float">
            <text:p>0.01965935</text:p>
          </table:table-cell>
          <table:table-cell office:value-type="float" office:value="0.005030312" calcext:value-type="float">
            <text:p>0.005030312</text:p>
          </table:table-cell>
          <table:table-cell office:value-type="float" office:value="0.004127365" calcext:value-type="float">
            <text:p>0.004127365</text:p>
          </table:table-cell>
          <table:table-cell office:value-type="float" office:value="0" calcext:value-type="float">
            <text:p>0</text:p>
          </table:table-cell>
          <table:table-cell office:value-type="float" office:value="30.14243" calcext:value-type="float">
            <text:p>30.14243</text:p>
          </table:table-cell>
          <table:table-cell office:value-type="float" office:value="25.64544" calcext:value-type="float">
            <text:p>25.64544</text:p>
          </table:table-cell>
          <table:table-cell office:value-type="float" office:value="30.79819" calcext:value-type="float">
            <text:p>30.79819</text:p>
          </table:table-cell>
          <table:table-cell office:value-type="float" office:value="38.67225" calcext:value-type="float">
            <text:p>38.67225</text:p>
          </table:table-cell>
          <table:table-cell office:value-type="float" office:value="44.47435" calcext:value-type="float">
            <text:p>44.47435</text:p>
          </table:table-cell>
          <table:table-cell office:value-type="float" office:value="32.23227" calcext:value-type="float">
            <text:p>32.23227</text:p>
          </table:table-cell>
          <table:table-cell office:value-type="float" office:value="28.55531" calcext:value-type="float">
            <text:p>28.55531</text:p>
          </table:table-cell>
          <table:table-cell office:value-type="float" office:value="27.45982" calcext:value-type="float">
            <text:p>27.45982</text:p>
          </table:table-cell>
          <table:table-cell office:value-type="float" office:value="14.21109" calcext:value-type="float">
            <text:p>14.21109</text:p>
          </table:table-cell>
          <table:table-cell office:value-type="float" office:value="5.115512" calcext:value-type="float">
            <text:p>5.115512</text:p>
          </table:table-cell>
          <table:table-cell office:value-type="float" office:value="1.882293" calcext:value-type="float">
            <text:p>1.882293</text:p>
          </table:table-cell>
          <table:table-cell office:value-type="float" office:value="0.8172925" calcext:value-type="float">
            <text:p>0.8172925</text:p>
          </table:table-cell>
          <table:table-cell office:value-type="float" office:value="0.3715945" calcext:value-type="float">
            <text:p>0.3715945</text:p>
          </table:table-cell>
          <table:table-cell office:value-type="float" office:value="0.3487792" calcext:value-type="float">
            <text:p>0.3487792</text:p>
          </table:table-cell>
          <table:table-cell office:value-type="float" office:value="0" calcext:value-type="float">
            <text:p>0</text:p>
          </table:table-cell>
          <table:table-cell office:value-type="float" office:value="-73511.8" calcext:value-type="float">
            <text:p>-7351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7.984281" calcext:value-type="float">
            <text:p>7.984281</text:p>
          </table:table-cell>
          <table:table-cell office:value-type="float" office:value="1082.556" calcext:value-type="float">
            <text:p>1082.55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916992" calcext:value-type="float">
            <text:p>0.06916992</text:p>
          </table:table-cell>
          <table:table-cell office:value-type="float" office:value="34.94852" calcext:value-type="float">
            <text:p>34.9485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718" calcext:value-type="float">
            <text:p>6.426718</text:p>
          </table:table-cell>
          <table:table-cell office:value-type="float" office:value="-0.8014932" calcext:value-type="float">
            <text:p>-0.8014932</text:p>
          </table:table-cell>
          <table:table-cell office:value-type="float" office:value="-0.08213387" calcext:value-type="float">
            <text:p>-0.08213387</text:p>
          </table:table-cell>
          <table:table-cell office:value-type="float" office:value="0.000002504362" calcext:value-type="float">
            <text:p>2.504362E-06</text:p>
          </table:table-cell>
          <table:table-cell office:value-type="float" office:value="10.12765" calcext:value-type="float">
            <text:p>10.12765</text:p>
          </table:table-cell>
          <table:table-cell office:value-type="float" office:value="1.528822" calcext:value-type="float">
            <text:p>1.528822</text:p>
          </table:table-cell>
          <table:table-cell office:value-type="float" office:value="0.12388" calcext:value-type="float">
            <text:p>0.12388</text:p>
          </table:table-cell>
          <table:table-cell office:value-type="float" office:value="0.06123896" calcext:value-type="float">
            <text:p>0.06123896</text:p>
          </table:table-cell>
          <table:table-cell office:value-type="float" office:value="0.03545502" calcext:value-type="float">
            <text:p>0.03545502</text:p>
          </table:table-cell>
          <table:table-cell office:value-type="float" office:value="0.03320402" calcext:value-type="float">
            <text:p>0.03320402</text:p>
          </table:table-cell>
          <table:table-cell office:value-type="float" office:value="0.01688555" calcext:value-type="float">
            <text:p>0.01688555</text:p>
          </table:table-cell>
          <table:table-cell office:value-type="float" office:value="0.01214254" calcext:value-type="float">
            <text:p>0.01214254</text:p>
          </table:table-cell>
          <table:table-cell office:value-type="float" office:value="0.0255618" calcext:value-type="float">
            <text:p>0.0255618</text:p>
          </table:table-cell>
          <table:table-cell office:value-type="float" office:value="0.02212399" calcext:value-type="float">
            <text:p>0.02212399</text:p>
          </table:table-cell>
          <table:table-cell office:value-type="float" office:value="0.01994645" calcext:value-type="float">
            <text:p>0.01994645</text:p>
          </table:table-cell>
          <table:table-cell office:value-type="float" office:value="0.01918792" calcext:value-type="float">
            <text:p>0.01918792</text:p>
          </table:table-cell>
          <table:table-cell office:value-type="float" office:value="0.01965564" calcext:value-type="float">
            <text:p>0.01965564</text:p>
          </table:table-cell>
          <table:table-cell office:value-type="float" office:value="0.005025992" calcext:value-type="float">
            <text:p>0.005025992</text:p>
          </table:table-cell>
          <table:table-cell office:value-type="float" office:value="0.00412944" calcext:value-type="float">
            <text:p>0.00412944</text:p>
          </table:table-cell>
          <table:table-cell office:value-type="float" office:value="0" calcext:value-type="float">
            <text:p>0</text:p>
          </table:table-cell>
          <table:table-cell office:value-type="float" office:value="19.63086" calcext:value-type="float">
            <text:p>19.63086</text:p>
          </table:table-cell>
          <table:table-cell office:value-type="float" office:value="26.03587" calcext:value-type="float">
            <text:p>26.03587</text:p>
          </table:table-cell>
          <table:table-cell office:value-type="float" office:value="32.40624" calcext:value-type="float">
            <text:p>32.40624</text:p>
          </table:table-cell>
          <table:table-cell office:value-type="float" office:value="39.14585" calcext:value-type="float">
            <text:p>39.14585</text:p>
          </table:table-cell>
          <table:table-cell office:value-type="float" office:value="44.47958" calcext:value-type="float">
            <text:p>44.47958</text:p>
          </table:table-cell>
          <table:table-cell office:value-type="float" office:value="32.06649" calcext:value-type="float">
            <text:p>32.06649</text:p>
          </table:table-cell>
          <table:table-cell office:value-type="float" office:value="28.56419" calcext:value-type="float">
            <text:p>28.56419</text:p>
          </table:table-cell>
          <table:table-cell office:value-type="float" office:value="27.50774" calcext:value-type="float">
            <text:p>27.50774</text:p>
          </table:table-cell>
          <table:table-cell office:value-type="float" office:value="14.22252" calcext:value-type="float">
            <text:p>14.22252</text:p>
          </table:table-cell>
          <table:table-cell office:value-type="float" office:value="5.118564" calcext:value-type="float">
            <text:p>5.118564</text:p>
          </table:table-cell>
          <table:table-cell office:value-type="float" office:value="1.885834" calcext:value-type="float">
            <text:p>1.885834</text:p>
          </table:table-cell>
          <table:table-cell office:value-type="float" office:value="0.8188233" calcext:value-type="float">
            <text:p>0.8188233</text:p>
          </table:table-cell>
          <table:table-cell office:value-type="float" office:value="0.3705847" calcext:value-type="float">
            <text:p>0.3705847</text:p>
          </table:table-cell>
          <table:table-cell office:value-type="float" office:value="0.3488277" calcext:value-type="float">
            <text:p>0.3488277</text:p>
          </table:table-cell>
          <table:table-cell office:value-type="float" office:value="0" calcext:value-type="float">
            <text:p>0</text:p>
          </table:table-cell>
          <table:table-cell office:value-type="float" office:value="-73670.51" calcext:value-type="float">
            <text:p>-7367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7.978009" calcext:value-type="float">
            <text:p>7.978009</text:p>
          </table:table-cell>
          <table:table-cell office:value-type="float" office:value="1082.543" calcext:value-type="float">
            <text:p>1082.54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708597" calcext:value-type="float">
            <text:p>0.06708597</text:p>
          </table:table-cell>
          <table:table-cell office:value-type="float" office:value="34.97029" calcext:value-type="float">
            <text:p>34.9702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65" calcext:value-type="float">
            <text:p>6.42665</text:p>
          </table:table-cell>
          <table:table-cell office:value-type="float" office:value="-0.8015003" calcext:value-type="float">
            <text:p>-0.8015003</text:p>
          </table:table-cell>
          <table:table-cell office:value-type="float" office:value="-0.08236652" calcext:value-type="float">
            <text:p>-0.08236652</text:p>
          </table:table-cell>
          <table:table-cell office:value-type="float" office:value="0.000002504406" calcext:value-type="float">
            <text:p>2.504406E-06</text:p>
          </table:table-cell>
          <table:table-cell office:value-type="float" office:value="10.12325" calcext:value-type="float">
            <text:p>10.12325</text:p>
          </table:table-cell>
          <table:table-cell office:value-type="float" office:value="1.359141" calcext:value-type="float">
            <text:p>1.359141</text:p>
          </table:table-cell>
          <table:table-cell office:value-type="float" office:value="0.1132918" calcext:value-type="float">
            <text:p>0.1132918</text:p>
          </table:table-cell>
          <table:table-cell office:value-type="float" office:value="0.06025769" calcext:value-type="float">
            <text:p>0.06025769</text:p>
          </table:table-cell>
          <table:table-cell office:value-type="float" office:value="0.03589027" calcext:value-type="float">
            <text:p>0.03589027</text:p>
          </table:table-cell>
          <table:table-cell office:value-type="float" office:value="0.03375005" calcext:value-type="float">
            <text:p>0.03375005</text:p>
          </table:table-cell>
          <table:table-cell office:value-type="float" office:value="0.01698264" calcext:value-type="float">
            <text:p>0.01698264</text:p>
          </table:table-cell>
          <table:table-cell office:value-type="float" office:value="0.01224145" calcext:value-type="float">
            <text:p>0.01224145</text:p>
          </table:table-cell>
          <table:table-cell office:value-type="float" office:value="0.02566544" calcext:value-type="float">
            <text:p>0.02566544</text:p>
          </table:table-cell>
          <table:table-cell office:value-type="float" office:value="0.02215996" calcext:value-type="float">
            <text:p>0.02215996</text:p>
          </table:table-cell>
          <table:table-cell office:value-type="float" office:value="0.01994542" calcext:value-type="float">
            <text:p>0.01994542</text:p>
          </table:table-cell>
          <table:table-cell office:value-type="float" office:value="0.01918454" calcext:value-type="float">
            <text:p>0.01918454</text:p>
          </table:table-cell>
          <table:table-cell office:value-type="float" office:value="0.01965273" calcext:value-type="float">
            <text:p>0.01965273</text:p>
          </table:table-cell>
          <table:table-cell office:value-type="float" office:value="0.005027147" calcext:value-type="float">
            <text:p>0.005027147</text:p>
          </table:table-cell>
          <table:table-cell office:value-type="float" office:value="0.00412775" calcext:value-type="float">
            <text:p>0.00412775</text:p>
          </table:table-cell>
          <table:table-cell office:value-type="float" office:value="0" calcext:value-type="float">
            <text:p>0</text:p>
          </table:table-cell>
          <table:table-cell office:value-type="float" office:value="15.02511" calcext:value-type="float">
            <text:p>15.02511</text:p>
          </table:table-cell>
          <table:table-cell office:value-type="float" office:value="25.41275" calcext:value-type="float">
            <text:p>25.41275</text:p>
          </table:table-cell>
          <table:table-cell office:value-type="float" office:value="32.1839" calcext:value-type="float">
            <text:p>32.1839</text:p>
          </table:table-cell>
          <table:table-cell office:value-type="float" office:value="39.53131" calcext:value-type="float">
            <text:p>39.53131</text:p>
          </table:table-cell>
          <table:table-cell office:value-type="float" office:value="45.19849" calcext:value-type="float">
            <text:p>45.19849</text:p>
          </table:table-cell>
          <table:table-cell office:value-type="float" office:value="32.28796" calcext:value-type="float">
            <text:p>32.28796</text:p>
          </table:table-cell>
          <table:table-cell office:value-type="float" office:value="28.62977" calcext:value-type="float">
            <text:p>28.62977</text:p>
          </table:table-cell>
          <table:table-cell office:value-type="float" office:value="27.54681" calcext:value-type="float">
            <text:p>27.54681</text:p>
          </table:table-cell>
          <table:table-cell office:value-type="float" office:value="14.23761" calcext:value-type="float">
            <text:p>14.23761</text:p>
          </table:table-cell>
          <table:table-cell office:value-type="float" office:value="5.121871" calcext:value-type="float">
            <text:p>5.121871</text:p>
          </table:table-cell>
          <table:table-cell office:value-type="float" office:value="1.889241" calcext:value-type="float">
            <text:p>1.889241</text:p>
          </table:table-cell>
          <table:table-cell office:value-type="float" office:value="0.8204942" calcext:value-type="float">
            <text:p>0.8204942</text:p>
          </table:table-cell>
          <table:table-cell office:value-type="float" office:value="0.3717138" calcext:value-type="float">
            <text:p>0.3717138</text:p>
          </table:table-cell>
          <table:table-cell office:value-type="float" office:value="0.3488425" calcext:value-type="float">
            <text:p>0.3488425</text:p>
          </table:table-cell>
          <table:table-cell office:value-type="float" office:value="0" calcext:value-type="float">
            <text:p>0</text:p>
          </table:table-cell>
          <table:table-cell office:value-type="float" office:value="-73869.29" calcext:value-type="float">
            <text:p>-7386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7.972034" calcext:value-type="float">
            <text:p>7.972034</text:p>
          </table:table-cell>
          <table:table-cell office:value-type="float" office:value="1082.53" calcext:value-type="float">
            <text:p>1082.5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67338" calcext:value-type="float">
            <text:p>0.06567338</text:p>
          </table:table-cell>
          <table:table-cell office:value-type="float" office:value="34.99" calcext:value-type="float">
            <text:p>34.9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604" calcext:value-type="float">
            <text:p>6.426604</text:p>
          </table:table-cell>
          <table:table-cell office:value-type="float" office:value="-0.8015065" calcext:value-type="float">
            <text:p>-0.8015065</text:p>
          </table:table-cell>
          <table:table-cell office:value-type="float" office:value="-0.08259814" calcext:value-type="float">
            <text:p>-0.08259814</text:p>
          </table:table-cell>
          <table:table-cell office:value-type="float" office:value="0.000002504444" calcext:value-type="float">
            <text:p>2.504444E-06</text:p>
          </table:table-cell>
          <table:table-cell office:value-type="float" office:value="10.11878" calcext:value-type="float">
            <text:p>10.11878</text:p>
          </table:table-cell>
          <table:table-cell office:value-type="float" office:value="1.271635" calcext:value-type="float">
            <text:p>1.271635</text:p>
          </table:table-cell>
          <table:table-cell office:value-type="float" office:value="0.09864902" calcext:value-type="float">
            <text:p>0.09864902</text:p>
          </table:table-cell>
          <table:table-cell office:value-type="float" office:value="0.05960518" calcext:value-type="float">
            <text:p>0.05960518</text:p>
          </table:table-cell>
          <table:table-cell office:value-type="float" office:value="0.03608005" calcext:value-type="float">
            <text:p>0.03608005</text:p>
          </table:table-cell>
          <table:table-cell office:value-type="float" office:value="0.03416103" calcext:value-type="float">
            <text:p>0.03416103</text:p>
          </table:table-cell>
          <table:table-cell office:value-type="float" office:value="0.01711504" calcext:value-type="float">
            <text:p>0.01711504</text:p>
          </table:table-cell>
          <table:table-cell office:value-type="float" office:value="0.01235611" calcext:value-type="float">
            <text:p>0.01235611</text:p>
          </table:table-cell>
          <table:table-cell office:value-type="float" office:value="0.02575971" calcext:value-type="float">
            <text:p>0.02575971</text:p>
          </table:table-cell>
          <table:table-cell office:value-type="float" office:value="0.02219791" calcext:value-type="float">
            <text:p>0.02219791</text:p>
          </table:table-cell>
          <table:table-cell office:value-type="float" office:value="0.01994832" calcext:value-type="float">
            <text:p>0.01994832</text:p>
          </table:table-cell>
          <table:table-cell office:value-type="float" office:value="0.01918202" calcext:value-type="float">
            <text:p>0.01918202</text:p>
          </table:table-cell>
          <table:table-cell office:value-type="float" office:value="0.01965103" calcext:value-type="float">
            <text:p>0.01965103</text:p>
          </table:table-cell>
          <table:table-cell office:value-type="float" office:value="0.00502733" calcext:value-type="float">
            <text:p>0.00502733</text:p>
          </table:table-cell>
          <table:table-cell office:value-type="float" office:value="0.004125838" calcext:value-type="float">
            <text:p>0.004125838</text:p>
          </table:table-cell>
          <table:table-cell office:value-type="float" office:value="0" calcext:value-type="float">
            <text:p>0</text:p>
          </table:table-cell>
          <table:table-cell office:value-type="float" office:value="19.61484" calcext:value-type="float">
            <text:p>19.61484</text:p>
          </table:table-cell>
          <table:table-cell office:value-type="float" office:value="24.37893" calcext:value-type="float">
            <text:p>24.37893</text:p>
          </table:table-cell>
          <table:table-cell office:value-type="float" office:value="31.4927" calcext:value-type="float">
            <text:p>31.4927</text:p>
          </table:table-cell>
          <table:table-cell office:value-type="float" office:value="39.18459" calcext:value-type="float">
            <text:p>39.18459</text:p>
          </table:table-cell>
          <table:table-cell office:value-type="float" office:value="44.99048" calcext:value-type="float">
            <text:p>44.99048</text:p>
          </table:table-cell>
          <table:table-cell office:value-type="float" office:value="32.46665" calcext:value-type="float">
            <text:p>32.46665</text:p>
          </table:table-cell>
          <table:table-cell office:value-type="float" office:value="28.79778" calcext:value-type="float">
            <text:p>28.79778</text:p>
          </table:table-cell>
          <table:table-cell office:value-type="float" office:value="27.59796" calcext:value-type="float">
            <text:p>27.59796</text:p>
          </table:table-cell>
          <table:table-cell office:value-type="float" office:value="14.25554" calcext:value-type="float">
            <text:p>14.25554</text:p>
          </table:table-cell>
          <table:table-cell office:value-type="float" office:value="5.125447" calcext:value-type="float">
            <text:p>5.125447</text:p>
          </table:table-cell>
          <table:table-cell office:value-type="float" office:value="1.892602" calcext:value-type="float">
            <text:p>1.892602</text:p>
          </table:table-cell>
          <table:table-cell office:value-type="float" office:value="0.8223527" calcext:value-type="float">
            <text:p>0.8223527</text:p>
          </table:table-cell>
          <table:table-cell office:value-type="float" office:value="0.3725899" calcext:value-type="float">
            <text:p>0.3725899</text:p>
          </table:table-cell>
          <table:table-cell office:value-type="float" office:value="0.3488631" calcext:value-type="float">
            <text:p>0.3488631</text:p>
          </table:table-cell>
          <table:table-cell office:value-type="float" office:value="0" calcext:value-type="float">
            <text:p>0</text:p>
          </table:table-cell>
          <table:table-cell office:value-type="float" office:value="-74049.87" calcext:value-type="float">
            <text:p>-7404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7.965503" calcext:value-type="float">
            <text:p>7.965503</text:p>
          </table:table-cell>
          <table:table-cell office:value-type="float" office:value="1082.516" calcext:value-type="float">
            <text:p>1082.51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02317" calcext:value-type="float">
            <text:p>0.06402317</text:p>
          </table:table-cell>
          <table:table-cell office:value-type="float" office:value="35.01128" calcext:value-type="float">
            <text:p>35.0112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558" calcext:value-type="float">
            <text:p>6.426558</text:p>
          </table:table-cell>
          <table:table-cell office:value-type="float" office:value="-0.8015165" calcext:value-type="float">
            <text:p>-0.8015165</text:p>
          </table:table-cell>
          <table:table-cell office:value-type="float" office:value="-0.08297044" calcext:value-type="float">
            <text:p>-0.08297044</text:p>
          </table:table-cell>
          <table:table-cell office:value-type="float" office:value="0.000002504476" calcext:value-type="float">
            <text:p>2.504476E-06</text:p>
          </table:table-cell>
          <table:table-cell office:value-type="float" office:value="10.115" calcext:value-type="float">
            <text:p>10.115</text:p>
          </table:table-cell>
          <table:table-cell office:value-type="float" office:value="1.147252" calcext:value-type="float">
            <text:p>1.147252</text:p>
          </table:table-cell>
          <table:table-cell office:value-type="float" office:value="0.08836153" calcext:value-type="float">
            <text:p>0.08836153</text:p>
          </table:table-cell>
          <table:table-cell office:value-type="float" office:value="0.05797248" calcext:value-type="float">
            <text:p>0.05797248</text:p>
          </table:table-cell>
          <table:table-cell office:value-type="float" office:value="0.03579219" calcext:value-type="float">
            <text:p>0.03579219</text:p>
          </table:table-cell>
          <table:table-cell office:value-type="float" office:value="0.03414416" calcext:value-type="float">
            <text:p>0.03414416</text:p>
          </table:table-cell>
          <table:table-cell office:value-type="float" office:value="0.01716904" calcext:value-type="float">
            <text:p>0.01716904</text:p>
          </table:table-cell>
          <table:table-cell office:value-type="float" office:value="0.01245021" calcext:value-type="float">
            <text:p>0.01245021</text:p>
          </table:table-cell>
          <table:table-cell office:value-type="float" office:value="0.02585226" calcext:value-type="float">
            <text:p>0.02585226</text:p>
          </table:table-cell>
          <table:table-cell office:value-type="float" office:value="0.02223677" calcext:value-type="float">
            <text:p>0.02223677</text:p>
          </table:table-cell>
          <table:table-cell office:value-type="float" office:value="0.01995437" calcext:value-type="float">
            <text:p>0.01995437</text:p>
          </table:table-cell>
          <table:table-cell office:value-type="float" office:value="0.01918044" calcext:value-type="float">
            <text:p>0.01918044</text:p>
          </table:table-cell>
          <table:table-cell office:value-type="float" office:value="0.01965037" calcext:value-type="float">
            <text:p>0.01965037</text:p>
          </table:table-cell>
          <table:table-cell office:value-type="float" office:value="0.005027073" calcext:value-type="float">
            <text:p>0.005027073</text:p>
          </table:table-cell>
          <table:table-cell office:value-type="float" office:value="0.004124522" calcext:value-type="float">
            <text:p>0.004124522</text:p>
          </table:table-cell>
          <table:table-cell office:value-type="float" office:value="0" calcext:value-type="float">
            <text:p>0</text:p>
          </table:table-cell>
          <table:table-cell office:value-type="float" office:value="22.3832" calcext:value-type="float">
            <text:p>22.3832</text:p>
          </table:table-cell>
          <table:table-cell office:value-type="float" office:value="24.8337" calcext:value-type="float">
            <text:p>24.8337</text:p>
          </table:table-cell>
          <table:table-cell office:value-type="float" office:value="31.15017" calcext:value-type="float">
            <text:p>31.15017</text:p>
          </table:table-cell>
          <table:table-cell office:value-type="float" office:value="38.63867" calcext:value-type="float">
            <text:p>38.63867</text:p>
          </table:table-cell>
          <table:table-cell office:value-type="float" office:value="44.41578" calcext:value-type="float">
            <text:p>44.41578</text:p>
          </table:table-cell>
          <table:table-cell office:value-type="float" office:value="32.39837" calcext:value-type="float">
            <text:p>32.39837</text:p>
          </table:table-cell>
          <table:table-cell office:value-type="float" office:value="28.88818" calcext:value-type="float">
            <text:p>28.88818</text:p>
          </table:table-cell>
          <table:table-cell office:value-type="float" office:value="27.65791" calcext:value-type="float">
            <text:p>27.65791</text:p>
          </table:table-cell>
          <table:table-cell office:value-type="float" office:value="14.27747" calcext:value-type="float">
            <text:p>14.27747</text:p>
          </table:table-cell>
          <table:table-cell office:value-type="float" office:value="5.129385" calcext:value-type="float">
            <text:p>5.129385</text:p>
          </table:table-cell>
          <table:table-cell office:value-type="float" office:value="1.895978" calcext:value-type="float">
            <text:p>1.895978</text:p>
          </table:table-cell>
          <table:table-cell office:value-type="float" office:value="0.8242944" calcext:value-type="float">
            <text:p>0.8242944</text:p>
          </table:table-cell>
          <table:table-cell office:value-type="float" office:value="0.3733694" calcext:value-type="float">
            <text:p>0.3733694</text:p>
          </table:table-cell>
          <table:table-cell office:value-type="float" office:value="0.3488974" calcext:value-type="float">
            <text:p>0.3488974</text:p>
          </table:table-cell>
          <table:table-cell office:value-type="float" office:value="0" calcext:value-type="float">
            <text:p>0</text:p>
          </table:table-cell>
          <table:table-cell office:value-type="float" office:value="-74291.99" calcext:value-type="float">
            <text:p>-7429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7.958156" calcext:value-type="float">
            <text:p>7.958156</text:p>
          </table:table-cell>
          <table:table-cell office:value-type="float" office:value="1082.502" calcext:value-type="float">
            <text:p>1082.50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28382" calcext:value-type="float">
            <text:p>0.06328382</text:p>
          </table:table-cell>
          <table:table-cell office:value-type="float" office:value="35.03357" calcext:value-type="float">
            <text:p>35.0335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513" calcext:value-type="float">
            <text:p>6.426513</text:p>
          </table:table-cell>
          <table:table-cell office:value-type="float" office:value="-0.8015291" calcext:value-type="float">
            <text:p>-0.8015291</text:p>
          </table:table-cell>
          <table:table-cell office:value-type="float" office:value="-0.08345713" calcext:value-type="float">
            <text:p>-0.08345713</text:p>
          </table:table-cell>
          <table:table-cell office:value-type="float" office:value="0.000002504509" calcext:value-type="float">
            <text:p>2.504509E-06</text:p>
          </table:table-cell>
          <table:table-cell office:value-type="float" office:value="10.11129" calcext:value-type="float">
            <text:p>10.11129</text:p>
          </table:table-cell>
          <table:table-cell office:value-type="float" office:value="1.117138" calcext:value-type="float">
            <text:p>1.117138</text:p>
          </table:table-cell>
          <table:table-cell office:value-type="float" office:value="0.07764034" calcext:value-type="float">
            <text:p>0.07764034</text:p>
          </table:table-cell>
          <table:table-cell office:value-type="float" office:value="0.05626839" calcext:value-type="float">
            <text:p>0.05626839</text:p>
          </table:table-cell>
          <table:table-cell office:value-type="float" office:value="0.03539608" calcext:value-type="float">
            <text:p>0.03539608</text:p>
          </table:table-cell>
          <table:table-cell office:value-type="float" office:value="0.03399317" calcext:value-type="float">
            <text:p>0.03399317</text:p>
          </table:table-cell>
          <table:table-cell office:value-type="float" office:value="0.01714362" calcext:value-type="float">
            <text:p>0.01714362</text:p>
          </table:table-cell>
          <table:table-cell office:value-type="float" office:value="0.01250266" calcext:value-type="float">
            <text:p>0.01250266</text:p>
          </table:table-cell>
          <table:table-cell office:value-type="float" office:value="0.02592851" calcext:value-type="float">
            <text:p>0.02592851</text:p>
          </table:table-cell>
          <table:table-cell office:value-type="float" office:value="0.02227473" calcext:value-type="float">
            <text:p>0.02227473</text:p>
          </table:table-cell>
          <table:table-cell office:value-type="float" office:value="0.01996263" calcext:value-type="float">
            <text:p>0.01996263</text:p>
          </table:table-cell>
          <table:table-cell office:value-type="float" office:value="0.01918007" calcext:value-type="float">
            <text:p>0.01918007</text:p>
          </table:table-cell>
          <table:table-cell office:value-type="float" office:value="0.01965072" calcext:value-type="float">
            <text:p>0.01965072</text:p>
          </table:table-cell>
          <table:table-cell office:value-type="float" office:value="0.005026432" calcext:value-type="float">
            <text:p>0.005026432</text:p>
          </table:table-cell>
          <table:table-cell office:value-type="float" office:value="0.004122901" calcext:value-type="float">
            <text:p>0.004122901</text:p>
          </table:table-cell>
          <table:table-cell office:value-type="float" office:value="0" calcext:value-type="float">
            <text:p>0</text:p>
          </table:table-cell>
          <table:table-cell office:value-type="float" office:value="26.89312" calcext:value-type="float">
            <text:p>26.89312</text:p>
          </table:table-cell>
          <table:table-cell office:value-type="float" office:value="24.81462" calcext:value-type="float">
            <text:p>24.81462</text:p>
          </table:table-cell>
          <table:table-cell office:value-type="float" office:value="30.77579" calcext:value-type="float">
            <text:p>30.77579</text:p>
          </table:table-cell>
          <table:table-cell office:value-type="float" office:value="38.30897" calcext:value-type="float">
            <text:p>38.30897</text:p>
          </table:table-cell>
          <table:table-cell office:value-type="float" office:value="44.09386" calcext:value-type="float">
            <text:p>44.09386</text:p>
          </table:table-cell>
          <table:table-cell office:value-type="float" office:value="32.30302" calcext:value-type="float">
            <text:p>32.30302</text:p>
          </table:table-cell>
          <table:table-cell office:value-type="float" office:value="28.90214" calcext:value-type="float">
            <text:p>28.90214</text:p>
          </table:table-cell>
          <table:table-cell office:value-type="float" office:value="27.70529" calcext:value-type="float">
            <text:p>27.70529</text:p>
          </table:table-cell>
          <table:table-cell office:value-type="float" office:value="14.30225" calcext:value-type="float">
            <text:p>14.30225</text:p>
          </table:table-cell>
          <table:table-cell office:value-type="float" office:value="5.133776" calcext:value-type="float">
            <text:p>5.133776</text:p>
          </table:table-cell>
          <table:table-cell office:value-type="float" office:value="1.899407" calcext:value-type="float">
            <text:p>1.899407</text:p>
          </table:table-cell>
          <table:table-cell office:value-type="float" office:value="0.8262775" calcext:value-type="float">
            <text:p>0.8262775</text:p>
          </table:table-cell>
          <table:table-cell office:value-type="float" office:value="0.3740247" calcext:value-type="float">
            <text:p>0.3740247</text:p>
          </table:table-cell>
          <table:table-cell office:value-type="float" office:value="0.3489158" calcext:value-type="float">
            <text:p>0.3489158</text:p>
          </table:table-cell>
          <table:table-cell office:value-type="float" office:value="0" calcext:value-type="float">
            <text:p>0</text:p>
          </table:table-cell>
          <table:table-cell office:value-type="float" office:value="-74588.1" calcext:value-type="float">
            <text:p>-7458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7.948476" calcext:value-type="float">
            <text:p>7.948476</text:p>
          </table:table-cell>
          <table:table-cell office:value-type="float" office:value="1082.486" calcext:value-type="float">
            <text:p>1082.48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25901" calcext:value-type="float">
            <text:p>0.06325901</text:p>
          </table:table-cell>
          <table:table-cell office:value-type="float" office:value="35.06092" calcext:value-type="float">
            <text:p>35.0609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467" calcext:value-type="float">
            <text:p>6.426467</text:p>
          </table:table-cell>
          <table:table-cell office:value-type="float" office:value="-0.8015497" calcext:value-type="float">
            <text:p>-0.8015497</text:p>
          </table:table-cell>
          <table:table-cell office:value-type="float" office:value="-0.08432337" calcext:value-type="float">
            <text:p>-0.08432337</text:p>
          </table:table-cell>
          <table:table-cell office:value-type="float" office:value="0.000002504537" calcext:value-type="float">
            <text:p>2.504537E-06</text:p>
          </table:table-cell>
          <table:table-cell office:value-type="float" office:value="10.10848" calcext:value-type="float">
            <text:p>10.10848</text:p>
          </table:table-cell>
          <table:table-cell office:value-type="float" office:value="1.164351" calcext:value-type="float">
            <text:p>1.164351</text:p>
          </table:table-cell>
          <table:table-cell office:value-type="float" office:value="0.06870385" calcext:value-type="float">
            <text:p>0.06870385</text:p>
          </table:table-cell>
          <table:table-cell office:value-type="float" office:value="0.053622" calcext:value-type="float">
            <text:p>0.053622</text:p>
          </table:table-cell>
          <table:table-cell office:value-type="float" office:value="0.03448379" calcext:value-type="float">
            <text:p>0.03448379</text:p>
          </table:table-cell>
          <table:table-cell office:value-type="float" office:value="0.03334671" calcext:value-type="float">
            <text:p>0.03334671</text:p>
          </table:table-cell>
          <table:table-cell office:value-type="float" office:value="0.01699179" calcext:value-type="float">
            <text:p>0.01699179</text:p>
          </table:table-cell>
          <table:table-cell office:value-type="float" office:value="0.01249983" calcext:value-type="float">
            <text:p>0.01249983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2230816" calcext:value-type="float">
            <text:p>0.02230816</text:p>
          </table:table-cell>
          <table:table-cell office:value-type="float" office:value="0.01997216" calcext:value-type="float">
            <text:p>0.01997216</text:p>
          </table:table-cell>
          <table:table-cell office:value-type="float" office:value="0.01918086" calcext:value-type="float">
            <text:p>0.01918086</text:p>
          </table:table-cell>
          <table:table-cell office:value-type="float" office:value="0.01965203" calcext:value-type="float">
            <text:p>0.01965203</text:p>
          </table:table-cell>
          <table:table-cell office:value-type="float" office:value="0.005025529" calcext:value-type="float">
            <text:p>0.005025529</text:p>
          </table:table-cell>
          <table:table-cell office:value-type="float" office:value="0.004121283" calcext:value-type="float">
            <text:p>0.004121283</text:p>
          </table:table-cell>
          <table:table-cell office:value-type="float" office:value="0" calcext:value-type="float">
            <text:p>0</text:p>
          </table:table-cell>
          <table:table-cell office:value-type="float" office:value="34.51185" calcext:value-type="float">
            <text:p>34.51185</text:p>
          </table:table-cell>
          <table:table-cell office:value-type="float" office:value="24.70081" calcext:value-type="float">
            <text:p>24.70081</text:p>
          </table:table-cell>
          <table:table-cell office:value-type="float" office:value="30.36873" calcext:value-type="float">
            <text:p>30.36873</text:p>
          </table:table-cell>
          <table:table-cell office:value-type="float" office:value="37.89885" calcext:value-type="float">
            <text:p>37.89885</text:p>
          </table:table-cell>
          <table:table-cell office:value-type="float" office:value="43.68492" calcext:value-type="float">
            <text:p>43.68492</text:p>
          </table:table-cell>
          <table:table-cell office:value-type="float" office:value="32.16778" calcext:value-type="float">
            <text:p>32.16778</text:p>
          </table:table-cell>
          <table:table-cell office:value-type="float" office:value="28.87367" calcext:value-type="float">
            <text:p>28.87367</text:p>
          </table:table-cell>
          <table:table-cell office:value-type="float" office:value="27.7386" calcext:value-type="float">
            <text:p>27.7386</text:p>
          </table:table-cell>
          <table:table-cell office:value-type="float" office:value="14.32795" calcext:value-type="float">
            <text:p>14.32795</text:p>
          </table:table-cell>
          <table:table-cell office:value-type="float" office:value="5.138639" calcext:value-type="float">
            <text:p>5.138639</text:p>
          </table:table-cell>
          <table:table-cell office:value-type="float" office:value="1.902908" calcext:value-type="float">
            <text:p>1.902908</text:p>
          </table:table-cell>
          <table:table-cell office:value-type="float" office:value="0.8282712" calcext:value-type="float">
            <text:p>0.8282712</text:p>
          </table:table-cell>
          <table:table-cell office:value-type="float" office:value="0.3745982" calcext:value-type="float">
            <text:p>0.3745982</text:p>
          </table:table-cell>
          <table:table-cell office:value-type="float" office:value="0.3489305" calcext:value-type="float">
            <text:p>0.3489305</text:p>
          </table:table-cell>
          <table:table-cell office:value-type="float" office:value="0" calcext:value-type="float">
            <text:p>0</text:p>
          </table:table-cell>
          <table:table-cell office:value-type="float" office:value="-75043.88" calcext:value-type="float">
            <text:p>-7504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7.94197" calcext:value-type="float">
            <text:p>7.94197</text:p>
          </table:table-cell>
          <table:table-cell office:value-type="float" office:value="1082.472" calcext:value-type="float">
            <text:p>1082.47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37789" calcext:value-type="float">
            <text:p>0.06337789</text:p>
          </table:table-cell>
          <table:table-cell office:value-type="float" office:value="35.08038" calcext:value-type="float">
            <text:p>35.0803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421" calcext:value-type="float">
            <text:p>6.426421</text:p>
          </table:table-cell>
          <table:table-cell office:value-type="float" office:value="-0.8015532" calcext:value-type="float">
            <text:p>-0.8015532</text:p>
          </table:table-cell>
          <table:table-cell office:value-type="float" office:value="-0.08461805" calcext:value-type="float">
            <text:p>-0.08461805</text:p>
          </table:table-cell>
          <table:table-cell office:value-type="float" office:value="0.000002504559" calcext:value-type="float">
            <text:p>2.504559E-06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1.16355" calcext:value-type="float">
            <text:p>1.16355</text:p>
          </table:table-cell>
          <table:table-cell office:value-type="float" office:value="0.07097432" calcext:value-type="float">
            <text:p>0.07097432</text:p>
          </table:table-cell>
          <table:table-cell office:value-type="float" office:value="0.0550721" calcext:value-type="float">
            <text:p>0.0550721</text:p>
          </table:table-cell>
          <table:table-cell office:value-type="float" office:value="0.03489475" calcext:value-type="float">
            <text:p>0.03489475</text:p>
          </table:table-cell>
          <table:table-cell office:value-type="float" office:value="0.03362407" calcext:value-type="float">
            <text:p>0.03362407</text:p>
          </table:table-cell>
          <table:table-cell office:value-type="float" office:value="0.01696356" calcext:value-type="float">
            <text:p>0.01696356</text:p>
          </table:table-cell>
          <table:table-cell office:value-type="float" office:value="0.01250348" calcext:value-type="float">
            <text:p>0.01250348</text:p>
          </table:table-cell>
          <table:table-cell office:value-type="float" office:value="0.0260014" calcext:value-type="float">
            <text:p>0.0260014</text:p>
          </table:table-cell>
          <table:table-cell office:value-type="float" office:value="0.02233293" calcext:value-type="float">
            <text:p>0.02233293</text:p>
          </table:table-cell>
          <table:table-cell office:value-type="float" office:value="0.01998183" calcext:value-type="float">
            <text:p>0.01998183</text:p>
          </table:table-cell>
          <table:table-cell office:value-type="float" office:value="0.01918258" calcext:value-type="float">
            <text:p>0.01918258</text:p>
          </table:table-cell>
          <table:table-cell office:value-type="float" office:value="0.01965421" calcext:value-type="float">
            <text:p>0.01965421</text:p>
          </table:table-cell>
          <table:table-cell office:value-type="float" office:value="0.005024168" calcext:value-type="float">
            <text:p>0.005024168</text:p>
          </table:table-cell>
          <table:table-cell office:value-type="float" office:value="0.004118875" calcext:value-type="float">
            <text:p>0.004118875</text:p>
          </table:table-cell>
          <table:table-cell office:value-type="float" office:value="0" calcext:value-type="float">
            <text:p>0</text:p>
          </table:table-cell>
          <table:table-cell office:value-type="float" office:value="42.07897" calcext:value-type="float">
            <text:p>42.07897</text:p>
          </table:table-cell>
          <table:table-cell office:value-type="float" office:value="24.78772" calcext:value-type="float">
            <text:p>24.78772</text:p>
          </table:table-cell>
          <table:table-cell office:value-type="float" office:value="30.07959" calcext:value-type="float">
            <text:p>30.07959</text:p>
          </table:table-cell>
          <table:table-cell office:value-type="float" office:value="37.44837" calcext:value-type="float">
            <text:p>37.44837</text:p>
          </table:table-cell>
          <table:table-cell office:value-type="float" office:value="43.21814" calcext:value-type="float">
            <text:p>43.21814</text:p>
          </table:table-cell>
          <table:table-cell office:value-type="float" office:value="31.9761" calcext:value-type="float">
            <text:p>31.9761</text:p>
          </table:table-cell>
          <table:table-cell office:value-type="float" office:value="28.79961" calcext:value-type="float">
            <text:p>28.79961</text:p>
          </table:table-cell>
          <table:table-cell office:value-type="float" office:value="27.75755" calcext:value-type="float">
            <text:p>27.75755</text:p>
          </table:table-cell>
          <table:table-cell office:value-type="float" office:value="14.35305" calcext:value-type="float">
            <text:p>14.35305</text:p>
          </table:table-cell>
          <table:table-cell office:value-type="float" office:value="5.143928" calcext:value-type="float">
            <text:p>5.143928</text:p>
          </table:table-cell>
          <table:table-cell office:value-type="float" office:value="1.906494" calcext:value-type="float">
            <text:p>1.906494</text:p>
          </table:table-cell>
          <table:table-cell office:value-type="float" office:value="0.8302509" calcext:value-type="float">
            <text:p>0.8302509</text:p>
          </table:table-cell>
          <table:table-cell office:value-type="float" office:value="0.3750044" calcext:value-type="float">
            <text:p>0.3750044</text:p>
          </table:table-cell>
          <table:table-cell office:value-type="float" office:value="0.3489613" calcext:value-type="float">
            <text:p>0.3489613</text:p>
          </table:table-cell>
          <table:table-cell office:value-type="float" office:value="0" calcext:value-type="float">
            <text:p>0</text:p>
          </table:table-cell>
          <table:table-cell office:value-type="float" office:value="-75229.86" calcext:value-type="float">
            <text:p>-7522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7.936304" calcext:value-type="float">
            <text:p>7.936304</text:p>
          </table:table-cell>
          <table:table-cell office:value-type="float" office:value="1082.459" calcext:value-type="float">
            <text:p>1082.45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47091" calcext:value-type="float">
            <text:p>0.06347091</text:p>
          </table:table-cell>
          <table:table-cell office:value-type="float" office:value="35.09793" calcext:value-type="float">
            <text:p>35.097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375" calcext:value-type="float">
            <text:p>6.426375</text:p>
          </table:table-cell>
          <table:table-cell office:value-type="float" office:value="-0.8015594" calcext:value-type="float">
            <text:p>-0.8015594</text:p>
          </table:table-cell>
          <table:table-cell office:value-type="float" office:value="-0.08491502" calcext:value-type="float">
            <text:p>-0.08491502</text:p>
          </table:table-cell>
          <table:table-cell office:value-type="float" office:value="0.00000250458" calcext:value-type="float">
            <text:p>2.50458E-06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1.162827" calcext:value-type="float">
            <text:p>1.162827</text:p>
          </table:table-cell>
          <table:table-cell office:value-type="float" office:value="0.0693118" calcext:value-type="float">
            <text:p>0.0693118</text:p>
          </table:table-cell>
          <table:table-cell office:value-type="float" office:value="0.05547097" calcext:value-type="float">
            <text:p>0.05547097</text:p>
          </table:table-cell>
          <table:table-cell office:value-type="float" office:value="0.03520942" calcext:value-type="float">
            <text:p>0.03520942</text:p>
          </table:table-cell>
          <table:table-cell office:value-type="float" office:value="0.0339469" calcext:value-type="float">
            <text:p>0.0339469</text:p>
          </table:table-cell>
          <table:table-cell office:value-type="float" office:value="0.01707738" calcext:value-type="float">
            <text:p>0.01707738</text:p>
          </table:table-cell>
          <table:table-cell office:value-type="float" office:value="0.01256659" calcext:value-type="float">
            <text:p>0.01256659</text:p>
          </table:table-cell>
          <table:table-cell office:value-type="float" office:value="0.02604725" calcext:value-type="float">
            <text:p>0.02604725</text:p>
          </table:table-cell>
          <table:table-cell office:value-type="float" office:value="0.0223545" calcext:value-type="float">
            <text:p>0.0223545</text:p>
          </table:table-cell>
          <table:table-cell office:value-type="float" office:value="0.01999089" calcext:value-type="float">
            <text:p>0.01999089</text:p>
          </table:table-cell>
          <table:table-cell office:value-type="float" office:value="0.01918498" calcext:value-type="float">
            <text:p>0.01918498</text:p>
          </table:table-cell>
          <table:table-cell office:value-type="float" office:value="0.01965711" calcext:value-type="float">
            <text:p>0.01965711</text:p>
          </table:table-cell>
          <table:table-cell office:value-type="float" office:value="0.00502312" calcext:value-type="float">
            <text:p>0.00502312</text:p>
          </table:table-cell>
          <table:table-cell office:value-type="float" office:value="0.004118283" calcext:value-type="float">
            <text:p>0.004118283</text:p>
          </table:table-cell>
          <table:table-cell office:value-type="float" office:value="0" calcext:value-type="float">
            <text:p>0</text:p>
          </table:table-cell>
          <table:table-cell office:value-type="float" office:value="41.16651" calcext:value-type="float">
            <text:p>41.16651</text:p>
          </table:table-cell>
          <table:table-cell office:value-type="float" office:value="26.68179" calcext:value-type="float">
            <text:p>26.68179</text:p>
          </table:table-cell>
          <table:table-cell office:value-type="float" office:value="30.1763" calcext:value-type="float">
            <text:p>30.1763</text:p>
          </table:table-cell>
          <table:table-cell office:value-type="float" office:value="37.06384" calcext:value-type="float">
            <text:p>37.06384</text:p>
          </table:table-cell>
          <table:table-cell office:value-type="float" office:value="42.81528" calcext:value-type="float">
            <text:p>42.81528</text:p>
          </table:table-cell>
          <table:table-cell office:value-type="float" office:value="31.75185" calcext:value-type="float">
            <text:p>31.75185</text:p>
          </table:table-cell>
          <table:table-cell office:value-type="float" office:value="28.69565" calcext:value-type="float">
            <text:p>28.69565</text:p>
          </table:table-cell>
          <table:table-cell office:value-type="float" office:value="27.76074" calcext:value-type="float">
            <text:p>27.76074</text:p>
          </table:table-cell>
          <table:table-cell office:value-type="float" office:value="14.37608" calcext:value-type="float">
            <text:p>14.37608</text:p>
          </table:table-cell>
          <table:table-cell office:value-type="float" office:value="5.149558" calcext:value-type="float">
            <text:p>5.149558</text:p>
          </table:table-cell>
          <table:table-cell office:value-type="float" office:value="1.910163" calcext:value-type="float">
            <text:p>1.910163</text:p>
          </table:table-cell>
          <table:table-cell office:value-type="float" office:value="0.8322006" calcext:value-type="float">
            <text:p>0.8322006</text:p>
          </table:table-cell>
          <table:table-cell office:value-type="float" office:value="0.3755464" calcext:value-type="float">
            <text:p>0.3755464</text:p>
          </table:table-cell>
          <table:table-cell office:value-type="float" office:value="0.3490075" calcext:value-type="float">
            <text:p>0.3490075</text:p>
          </table:table-cell>
          <table:table-cell office:value-type="float" office:value="0" calcext:value-type="float">
            <text:p>0</text:p>
          </table:table-cell>
          <table:table-cell office:value-type="float" office:value="-75414.83" calcext:value-type="float">
            <text:p>-7541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7.928195" calcext:value-type="float">
            <text:p>7.928195</text:p>
          </table:table-cell>
          <table:table-cell office:value-type="float" office:value="1082.445" calcext:value-type="float">
            <text:p>1082.44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0558" calcext:value-type="float">
            <text:p>0.0640558</text:p>
          </table:table-cell>
          <table:table-cell office:value-type="float" office:value="35.12133" calcext:value-type="float">
            <text:p>35.1213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77362" calcext:value-type="float">
            <text:p>0.00817736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6356" calcext:value-type="float">
            <text:p>6.426356</text:p>
          </table:table-cell>
          <table:table-cell office:value-type="float" office:value="-0.801579" calcext:value-type="float">
            <text:p>-0.801579</text:p>
          </table:table-cell>
          <table:table-cell office:value-type="float" office:value="-0.08574121" calcext:value-type="float">
            <text:p>-0.08574121</text:p>
          </table:table-cell>
          <table:table-cell office:value-type="float" office:value="0.000002504602" calcext:value-type="float">
            <text:p>2.504602E-06</text:p>
          </table:table-cell>
          <table:table-cell office:value-type="float" office:value="10.09579" calcext:value-type="float">
            <text:p>10.09579</text:p>
          </table:table-cell>
          <table:table-cell office:value-type="float" office:value="1.225641" calcext:value-type="float">
            <text:p>1.225641</text:p>
          </table:table-cell>
          <table:table-cell office:value-type="float" office:value="0.0636102" calcext:value-type="float">
            <text:p>0.0636102</text:p>
          </table:table-cell>
          <table:table-cell office:value-type="float" office:value="0.05312926" calcext:value-type="float">
            <text:p>0.05312926</text:p>
          </table:table-cell>
          <table:table-cell office:value-type="float" office:value="0.03456374" calcext:value-type="float">
            <text:p>0.03456374</text:p>
          </table:table-cell>
          <table:table-cell office:value-type="float" office:value="0.03355214" calcext:value-type="float">
            <text:p>0.03355214</text:p>
          </table:table-cell>
          <table:table-cell office:value-type="float" office:value="0.01703067" calcext:value-type="float">
            <text:p>0.01703067</text:p>
          </table:table-cell>
          <table:table-cell office:value-type="float" office:value="0.01259202" calcext:value-type="float">
            <text:p>0.01259202</text:p>
          </table:table-cell>
          <table:table-cell office:value-type="float" office:value="0.02609551" calcext:value-type="float">
            <text:p>0.02609551</text:p>
          </table:table-cell>
          <table:table-cell office:value-type="float" office:value="0.02237808" calcext:value-type="float">
            <text:p>0.02237808</text:p>
          </table:table-cell>
          <table:table-cell office:value-type="float" office:value="0.01999979" calcext:value-type="float">
            <text:p>0.01999979</text:p>
          </table:table-cell>
          <table:table-cell office:value-type="float" office:value="0.0191879" calcext:value-type="float">
            <text:p>0.0191879</text:p>
          </table:table-cell>
          <table:table-cell office:value-type="float" office:value="0.01966076" calcext:value-type="float">
            <text:p>0.01966076</text:p>
          </table:table-cell>
          <table:table-cell office:value-type="float" office:value="0.005021766" calcext:value-type="float">
            <text:p>0.005021766</text:p>
          </table:table-cell>
          <table:table-cell office:value-type="float" office:value="0.004116785" calcext:value-type="float">
            <text:p>0.004116785</text:p>
          </table:table-cell>
          <table:table-cell office:value-type="float" office:value="0" calcext:value-type="float">
            <text:p>0</text:p>
          </table:table-cell>
          <table:table-cell office:value-type="float" office:value="44.56309" calcext:value-type="float">
            <text:p>44.56309</text:p>
          </table:table-cell>
          <table:table-cell office:value-type="float" office:value="27.37498" calcext:value-type="float">
            <text:p>27.37498</text:p>
          </table:table-cell>
          <table:table-cell office:value-type="float" office:value="30.15485" calcext:value-type="float">
            <text:p>30.15485</text:p>
          </table:table-cell>
          <table:table-cell office:value-type="float" office:value="36.93124" calcext:value-type="float">
            <text:p>36.93124</text:p>
          </table:table-cell>
          <table:table-cell office:value-type="float" office:value="42.66102" calcext:value-type="float">
            <text:p>42.66102</text:p>
          </table:table-cell>
          <table:table-cell office:value-type="float" office:value="31.55316" calcext:value-type="float">
            <text:p>31.55316</text:p>
          </table:table-cell>
          <table:table-cell office:value-type="float" office:value="28.58442" calcext:value-type="float">
            <text:p>28.58442</text:p>
          </table:table-cell>
          <table:table-cell office:value-type="float" office:value="27.75084" calcext:value-type="float">
            <text:p>27.75084</text:p>
          </table:table-cell>
          <table:table-cell office:value-type="float" office:value="14.39574" calcext:value-type="float">
            <text:p>14.39574</text:p>
          </table:table-cell>
          <table:table-cell office:value-type="float" office:value="5.155382" calcext:value-type="float">
            <text:p>5.155382</text:p>
          </table:table-cell>
          <table:table-cell office:value-type="float" office:value="1.913914" calcext:value-type="float">
            <text:p>1.913914</text:p>
          </table:table-cell>
          <table:table-cell office:value-type="float" office:value="0.8341398" calcext:value-type="float">
            <text:p>0.8341398</text:p>
          </table:table-cell>
          <table:table-cell office:value-type="float" office:value="0.3759584" calcext:value-type="float">
            <text:p>0.3759584</text:p>
          </table:table-cell>
          <table:table-cell office:value-type="float" office:value="0.3490369" calcext:value-type="float">
            <text:p>0.3490369</text:p>
          </table:table-cell>
          <table:table-cell office:value-type="float" office:value="0" calcext:value-type="float">
            <text:p>0</text:p>
          </table:table-cell>
          <table:table-cell office:value-type="float" office:value="-75801.71" calcext:value-type="float">
            <text:p>-7580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7.91807" calcext:value-type="float">
            <text:p>7.91807</text:p>
          </table:table-cell>
          <table:table-cell office:value-type="float" office:value="1082.428" calcext:value-type="float">
            <text:p>1082.42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88184" calcext:value-type="float">
            <text:p>0.06488184</text:p>
          </table:table-cell>
          <table:table-cell office:value-type="float" office:value="35.15697" calcext:value-type="float">
            <text:p>35.1569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83854" calcext:value-type="float">
            <text:p>0.00818385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7904" calcext:value-type="float">
            <text:p>6.427904</text:p>
          </table:table-cell>
          <table:table-cell office:value-type="float" office:value="-0.8016054" calcext:value-type="float">
            <text:p>-0.8016054</text:p>
          </table:table-cell>
          <table:table-cell office:value-type="float" office:value="-0.08687691" calcext:value-type="float">
            <text:p>-0.08687691</text:p>
          </table:table-cell>
          <table:table-cell office:value-type="float" office:value="0.000002504618" calcext:value-type="float">
            <text:p>2.504618E-06</text:p>
          </table:table-cell>
          <table:table-cell office:value-type="float" office:value="10.09274" calcext:value-type="float">
            <text:p>10.09274</text:p>
          </table:table-cell>
          <table:table-cell office:value-type="float" office:value="1.038284" calcext:value-type="float">
            <text:p>1.038284</text:p>
          </table:table-cell>
          <table:table-cell office:value-type="float" office:value="0.1140304" calcext:value-type="float">
            <text:p>0.1140304</text:p>
          </table:table-cell>
          <table:table-cell office:value-type="float" office:value="0.0663656" calcext:value-type="float">
            <text:p>0.0663656</text:p>
          </table:table-cell>
          <table:table-cell office:value-type="float" office:value="0.03705173" calcext:value-type="float">
            <text:p>0.03705173</text:p>
          </table:table-cell>
          <table:table-cell office:value-type="float" office:value="0.03345229" calcext:value-type="float">
            <text:p>0.03345229</text:p>
          </table:table-cell>
          <table:table-cell office:value-type="float" office:value="0.01686038" calcext:value-type="float">
            <text:p>0.01686038</text:p>
          </table:table-cell>
          <table:table-cell office:value-type="float" office:value="0.01250756" calcext:value-type="float">
            <text:p>0.01250756</text:p>
          </table:table-cell>
          <table:table-cell office:value-type="float" office:value="0.02611824" calcext:value-type="float">
            <text:p>0.02611824</text:p>
          </table:table-cell>
          <table:table-cell office:value-type="float" office:value="0.02239789" calcext:value-type="float">
            <text:p>0.02239789</text:p>
          </table:table-cell>
          <table:table-cell office:value-type="float" office:value="0.0200087" calcext:value-type="float">
            <text:p>0.0200087</text:p>
          </table:table-cell>
          <table:table-cell office:value-type="float" office:value="0.01919129" calcext:value-type="float">
            <text:p>0.01919129</text:p>
          </table:table-cell>
          <table:table-cell office:value-type="float" office:value="0.01966464" calcext:value-type="float">
            <text:p>0.01966464</text:p>
          </table:table-cell>
          <table:table-cell office:value-type="float" office:value="0.005017136" calcext:value-type="float">
            <text:p>0.005017136</text:p>
          </table:table-cell>
          <table:table-cell office:value-type="float" office:value="0.004115249" calcext:value-type="float">
            <text:p>0.004115249</text:p>
          </table:table-cell>
          <table:table-cell office:value-type="float" office:value="0" calcext:value-type="float">
            <text:p>0</text:p>
          </table:table-cell>
          <table:table-cell office:value-type="float" office:value="6.823994" calcext:value-type="float">
            <text:p>6.823994</text:p>
          </table:table-cell>
          <table:table-cell office:value-type="float" office:value="25.92391" calcext:value-type="float">
            <text:p>25.92391</text:p>
          </table:table-cell>
          <table:table-cell office:value-type="float" office:value="35.16381" calcext:value-type="float">
            <text:p>35.16381</text:p>
          </table:table-cell>
          <table:table-cell office:value-type="float" office:value="40.23981" calcext:value-type="float">
            <text:p>40.23981</text:p>
          </table:table-cell>
          <table:table-cell office:value-type="float" office:value="45.14023" calcext:value-type="float">
            <text:p>45.14023</text:p>
          </table:table-cell>
          <table:table-cell office:value-type="float" office:value="31.75826" calcext:value-type="float">
            <text:p>31.75826</text:p>
          </table:table-cell>
          <table:table-cell office:value-type="float" office:value="27.75176" calcext:value-type="float">
            <text:p>27.75176</text:p>
          </table:table-cell>
          <table:table-cell office:value-type="float" office:value="27.83039" calcext:value-type="float">
            <text:p>27.83039</text:p>
          </table:table-cell>
          <table:table-cell office:value-type="float" office:value="14.41386" calcext:value-type="float">
            <text:p>14.41386</text:p>
          </table:table-cell>
          <table:table-cell office:value-type="float" office:value="5.161277" calcext:value-type="float">
            <text:p>5.161277</text:p>
          </table:table-cell>
          <table:table-cell office:value-type="float" office:value="1.917727" calcext:value-type="float">
            <text:p>1.917727</text:p>
          </table:table-cell>
          <table:table-cell office:value-type="float" office:value="0.8359718" calcext:value-type="float">
            <text:p>0.8359718</text:p>
          </table:table-cell>
          <table:table-cell office:value-type="float" office:value="0.3750512" calcext:value-type="float">
            <text:p>0.3750512</text:p>
          </table:table-cell>
          <table:table-cell office:value-type="float" office:value="0.3490516" calcext:value-type="float">
            <text:p>0.3490516</text:p>
          </table:table-cell>
          <table:table-cell office:value-type="float" office:value="0" calcext:value-type="float">
            <text:p>0</text:p>
          </table:table-cell>
          <table:table-cell office:value-type="float" office:value="-76767.55" calcext:value-type="float">
            <text:p>-7676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7.913112" calcext:value-type="float">
            <text:p>7.913112</text:p>
          </table:table-cell>
          <table:table-cell office:value-type="float" office:value="1082.416" calcext:value-type="float">
            <text:p>1082.41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1262" calcext:value-type="float">
            <text:p>0.0641262</text:p>
          </table:table-cell>
          <table:table-cell office:value-type="float" office:value="35.17324" calcext:value-type="float">
            <text:p>35.1732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7312" calcext:value-type="float">
            <text:p>0.00819731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8165" calcext:value-type="float">
            <text:p>6.428165</text:p>
          </table:table-cell>
          <table:table-cell office:value-type="float" office:value="-0.8016058" calcext:value-type="float">
            <text:p>-0.8016058</text:p>
          </table:table-cell>
          <table:table-cell office:value-type="float" office:value="-0.08702685" calcext:value-type="float">
            <text:p>-0.08702685</text:p>
          </table:table-cell>
          <table:table-cell office:value-type="float" office:value="0.000002504629" calcext:value-type="float">
            <text:p>2.504629E-06</text:p>
          </table:table-cell>
          <table:table-cell office:value-type="float" office:value="10.08751" calcext:value-type="float">
            <text:p>10.08751</text:p>
          </table:table-cell>
          <table:table-cell office:value-type="float" office:value="1.035582" calcext:value-type="float">
            <text:p>1.035582</text:p>
          </table:table-cell>
          <table:table-cell office:value-type="float" office:value="0.1025455" calcext:value-type="float">
            <text:p>0.1025455</text:p>
          </table:table-cell>
          <table:table-cell office:value-type="float" office:value="0.06213868" calcext:value-type="float">
            <text:p>0.06213868</text:p>
          </table:table-cell>
          <table:table-cell office:value-type="float" office:value="0.03755191" calcext:value-type="float">
            <text:p>0.03755191</text:p>
          </table:table-cell>
          <table:table-cell office:value-type="float" office:value="0.03505223" calcext:value-type="float">
            <text:p>0.03505223</text:p>
          </table:table-cell>
          <table:table-cell office:value-type="float" office:value="0.01729348" calcext:value-type="float">
            <text:p>0.01729348</text:p>
          </table:table-cell>
          <table:table-cell office:value-type="float" office:value="0.01257792" calcext:value-type="float">
            <text:p>0.01257792</text:p>
          </table:table-cell>
          <table:table-cell office:value-type="float" office:value="0.02613396" calcext:value-type="float">
            <text:p>0.02613396</text:p>
          </table:table-cell>
          <table:table-cell office:value-type="float" office:value="0.0224105" calcext:value-type="float">
            <text:p>0.0224105</text:p>
          </table:table-cell>
          <table:table-cell office:value-type="float" office:value="0.02001674" calcext:value-type="float">
            <text:p>0.02001674</text:p>
          </table:table-cell>
          <table:table-cell office:value-type="float" office:value="0.01919498" calcext:value-type="float">
            <text:p>0.01919498</text:p>
          </table:table-cell>
          <table:table-cell office:value-type="float" office:value="0.01966842" calcext:value-type="float">
            <text:p>0.01966842</text:p>
          </table:table-cell>
          <table:table-cell office:value-type="float" office:value="0.005014671" calcext:value-type="float">
            <text:p>0.005014671</text:p>
          </table:table-cell>
          <table:table-cell office:value-type="float" office:value="0.004111605" calcext:value-type="float">
            <text:p>0.004111605</text:p>
          </table:table-cell>
          <table:table-cell office:value-type="float" office:value="0" calcext:value-type="float">
            <text:p>0</text:p>
          </table:table-cell>
          <table:table-cell office:value-type="float" office:value="20.9226" calcext:value-type="float">
            <text:p>20.9226</text:p>
          </table:table-cell>
          <table:table-cell office:value-type="float" office:value="22.74395" calcext:value-type="float">
            <text:p>22.74395</text:p>
          </table:table-cell>
          <table:table-cell office:value-type="float" office:value="30.39966" calcext:value-type="float">
            <text:p>30.39966</text:p>
          </table:table-cell>
          <table:table-cell office:value-type="float" office:value="38.89392" calcext:value-type="float">
            <text:p>38.89392</text:p>
          </table:table-cell>
          <table:table-cell office:value-type="float" office:value="46.23373" calcext:value-type="float">
            <text:p>46.23373</text:p>
          </table:table-cell>
          <table:table-cell office:value-type="float" office:value="33.3901" calcext:value-type="float">
            <text:p>33.3901</text:p>
          </table:table-cell>
          <table:table-cell office:value-type="float" office:value="27.72225" calcext:value-type="float">
            <text:p>27.72225</text:p>
          </table:table-cell>
          <table:table-cell office:value-type="float" office:value="27.92772" calcext:value-type="float">
            <text:p>27.92772</text:p>
          </table:table-cell>
          <table:table-cell office:value-type="float" office:value="14.44466" calcext:value-type="float">
            <text:p>14.44466</text:p>
          </table:table-cell>
          <table:table-cell office:value-type="float" office:value="5.167459" calcext:value-type="float">
            <text:p>5.167459</text:p>
          </table:table-cell>
          <table:table-cell office:value-type="float" office:value="1.921555" calcext:value-type="float">
            <text:p>1.921555</text:p>
          </table:table-cell>
          <table:table-cell office:value-type="float" office:value="0.8376654" calcext:value-type="float">
            <text:p>0.8376654</text:p>
          </table:table-cell>
          <table:table-cell office:value-type="float" office:value="0.3749054" calcext:value-type="float">
            <text:p>0.3749054</text:p>
          </table:table-cell>
          <table:table-cell office:value-type="float" office:value="0.3491095" calcext:value-type="float">
            <text:p>0.3491095</text:p>
          </table:table-cell>
          <table:table-cell office:value-type="float" office:value="0" calcext:value-type="float">
            <text:p>0</text:p>
          </table:table-cell>
          <table:table-cell office:value-type="float" office:value="-76856.74" calcext:value-type="float">
            <text:p>-7685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7.909347" calcext:value-type="float">
            <text:p>7.909347</text:p>
          </table:table-cell>
          <table:table-cell office:value-type="float" office:value="1082.405" calcext:value-type="float">
            <text:p>1082.40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83508" calcext:value-type="float">
            <text:p>0.06383508</text:p>
          </table:table-cell>
          <table:table-cell office:value-type="float" office:value="35.18523" calcext:value-type="float">
            <text:p>35.1852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64" calcext:value-type="float">
            <text:p>-0.8016064</text:p>
          </table:table-cell>
          <table:table-cell office:value-type="float" office:value="-0.08709259" calcext:value-type="float">
            <text:p>-0.08709259</text:p>
          </table:table-cell>
          <table:table-cell office:value-type="float" office:value="0.000002505397" calcext:value-type="float">
            <text:p>2.505397E-06</text:p>
          </table:table-cell>
          <table:table-cell office:value-type="float" office:value="10.08272" calcext:value-type="float">
            <text:p>10.08272</text:p>
          </table:table-cell>
          <table:table-cell office:value-type="float" office:value="1.008373" calcext:value-type="float">
            <text:p>1.008373</text:p>
          </table:table-cell>
          <table:table-cell office:value-type="float" office:value="0.09886349" calcext:value-type="float">
            <text:p>0.09886349</text:p>
          </table:table-cell>
          <table:table-cell office:value-type="float" office:value="0.0628478" calcext:value-type="float">
            <text:p>0.0628478</text:p>
          </table:table-cell>
          <table:table-cell office:value-type="float" office:value="0.03760194" calcext:value-type="float">
            <text:p>0.03760194</text:p>
          </table:table-cell>
          <table:table-cell office:value-type="float" office:value="0.03517804" calcext:value-type="float">
            <text:p>0.03517804</text:p>
          </table:table-cell>
          <table:table-cell office:value-type="float" office:value="0.01741191" calcext:value-type="float">
            <text:p>0.01741191</text:p>
          </table:table-cell>
          <table:table-cell office:value-type="float" office:value="0.01271351" calcext:value-type="float">
            <text:p>0.01271351</text:p>
          </table:table-cell>
          <table:table-cell office:value-type="float" office:value="0.02620379" calcext:value-type="float">
            <text:p>0.02620379</text:p>
          </table:table-cell>
          <table:table-cell office:value-type="float" office:value="0.02242769" calcext:value-type="float">
            <text:p>0.02242769</text:p>
          </table:table-cell>
          <table:table-cell office:value-type="float" office:value="0.02002424" calcext:value-type="float">
            <text:p>0.02002424</text:p>
          </table:table-cell>
          <table:table-cell office:value-type="float" office:value="0.01919879" calcext:value-type="float">
            <text:p>0.01919879</text:p>
          </table:table-cell>
          <table:table-cell office:value-type="float" office:value="0.01967127" calcext:value-type="float">
            <text:p>0.01967127</text:p>
          </table:table-cell>
          <table:table-cell office:value-type="float" office:value="0.005011172" calcext:value-type="float">
            <text:p>0.005011172</text:p>
          </table:table-cell>
          <table:table-cell office:value-type="float" office:value="0.004109319" calcext:value-type="float">
            <text:p>0.004109319</text:p>
          </table:table-cell>
          <table:table-cell office:value-type="float" office:value="0" calcext:value-type="float">
            <text:p>0</text:p>
          </table:table-cell>
          <table:table-cell office:value-type="float" office:value="23.04247" calcext:value-type="float">
            <text:p>23.04247</text:p>
          </table:table-cell>
          <table:table-cell office:value-type="float" office:value="24.43842" calcext:value-type="float">
            <text:p>24.43842</text:p>
          </table:table-cell>
          <table:table-cell office:value-type="float" office:value="29.82648" calcext:value-type="float">
            <text:p>29.82648</text:p>
          </table:table-cell>
          <table:table-cell office:value-type="float" office:value="37.48795" calcext:value-type="float">
            <text:p>37.48795</text:p>
          </table:table-cell>
          <table:table-cell office:value-type="float" office:value="44.54266" calcext:value-type="float">
            <text:p>44.54266</text:p>
          </table:table-cell>
          <table:table-cell office:value-type="float" office:value="33.13761" calcext:value-type="float">
            <text:p>33.13761</text:p>
          </table:table-cell>
          <table:table-cell office:value-type="float" office:value="28.0906" calcext:value-type="float">
            <text:p>28.0906</text:p>
          </table:table-cell>
          <table:table-cell office:value-type="float" office:value="28.03968" calcext:value-type="float">
            <text:p>28.03968</text:p>
          </table:table-cell>
          <table:table-cell office:value-type="float" office:value="14.48963" calcext:value-type="float">
            <text:p>14.48963</text:p>
          </table:table-cell>
          <table:table-cell office:value-type="float" office:value="5.175323" calcext:value-type="float">
            <text:p>5.175323</text:p>
          </table:table-cell>
          <table:table-cell office:value-type="float" office:value="1.9254" calcext:value-type="float">
            <text:p>1.9254</text:p>
          </table:table-cell>
          <table:table-cell office:value-type="float" office:value="0.8390732" calcext:value-type="float">
            <text:p>0.8390732</text:p>
          </table:table-cell>
          <table:table-cell office:value-type="float" office:value="0.3740762" calcext:value-type="float">
            <text:p>0.3740762</text:p>
          </table:table-cell>
          <table:table-cell office:value-type="float" office:value="0.3492051" calcext:value-type="float">
            <text:p>0.3492051</text:p>
          </table:table-cell>
          <table:table-cell office:value-type="float" office:value="0" calcext:value-type="float">
            <text:p>0</text:p>
          </table:table-cell>
          <table:table-cell office:value-type="float" office:value="-76807.65" calcext:value-type="float">
            <text:p>-76807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7.905944" calcext:value-type="float">
            <text:p>7.905944</text:p>
          </table:table-cell>
          <table:table-cell office:value-type="float" office:value="1082.395" calcext:value-type="float">
            <text:p>1082.39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45345" calcext:value-type="float">
            <text:p>0.06345345</text:p>
          </table:table-cell>
          <table:table-cell office:value-type="float" office:value="35.19688" calcext:value-type="float">
            <text:p>35.1968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64" calcext:value-type="float">
            <text:p>-0.8016064</text:p>
          </table:table-cell>
          <table:table-cell office:value-type="float" office:value="-0.08710162" calcext:value-type="float">
            <text:p>-0.08710162</text:p>
          </table:table-cell>
          <table:table-cell office:value-type="float" office:value="0.000002505418" calcext:value-type="float">
            <text:p>2.505418E-06</text:p>
          </table:table-cell>
          <table:table-cell office:value-type="float" office:value="10.07755" calcext:value-type="float">
            <text:p>10.07755</text:p>
          </table:table-cell>
          <table:table-cell office:value-type="float" office:value="0.979422" calcext:value-type="float">
            <text:p>0.979422</text:p>
          </table:table-cell>
          <table:table-cell office:value-type="float" office:value="0.09627554" calcext:value-type="float">
            <text:p>0.09627554</text:p>
          </table:table-cell>
          <table:table-cell office:value-type="float" office:value="0.06211411" calcext:value-type="float">
            <text:p>0.06211411</text:p>
          </table:table-cell>
          <table:table-cell office:value-type="float" office:value="0.0374229" calcext:value-type="float">
            <text:p>0.0374229</text:p>
          </table:table-cell>
          <table:table-cell office:value-type="float" office:value="0.03514921" calcext:value-type="float">
            <text:p>0.03514921</text:p>
          </table:table-cell>
          <table:table-cell office:value-type="float" office:value="0.01743944" calcext:value-type="float">
            <text:p>0.01743944</text:p>
          </table:table-cell>
          <table:table-cell office:value-type="float" office:value="0.01275207" calcext:value-type="float">
            <text:p>0.01275207</text:p>
          </table:table-cell>
          <table:table-cell office:value-type="float" office:value="0.02629893" calcext:value-type="float">
            <text:p>0.02629893</text:p>
          </table:table-cell>
          <table:table-cell office:value-type="float" office:value="0.02245723" calcext:value-type="float">
            <text:p>0.02245723</text:p>
          </table:table-cell>
          <table:table-cell office:value-type="float" office:value="0.02003236" calcext:value-type="float">
            <text:p>0.02003236</text:p>
          </table:table-cell>
          <table:table-cell office:value-type="float" office:value="0.01920271" calcext:value-type="float">
            <text:p>0.01920271</text:p>
          </table:table-cell>
          <table:table-cell office:value-type="float" office:value="0.01967469" calcext:value-type="float">
            <text:p>0.01967469</text:p>
          </table:table-cell>
          <table:table-cell office:value-type="float" office:value="0.005011078" calcext:value-type="float">
            <text:p>0.005011078</text:p>
          </table:table-cell>
          <table:table-cell office:value-type="float" office:value="0.004105202" calcext:value-type="float">
            <text:p>0.004105202</text:p>
          </table:table-cell>
          <table:table-cell office:value-type="float" office:value="0" calcext:value-type="float">
            <text:p>0</text:p>
          </table:table-cell>
          <table:table-cell office:value-type="float" office:value="23.83779" calcext:value-type="float">
            <text:p>23.83779</text:p>
          </table:table-cell>
          <table:table-cell office:value-type="float" office:value="28.94027" calcext:value-type="float">
            <text:p>28.94027</text:p>
          </table:table-cell>
          <table:table-cell office:value-type="float" office:value="28.54654" calcext:value-type="float">
            <text:p>28.54654</text:p>
          </table:table-cell>
          <table:table-cell office:value-type="float" office:value="36.0588" calcext:value-type="float">
            <text:p>36.0588</text:p>
          </table:table-cell>
          <table:table-cell office:value-type="float" office:value="43.14588" calcext:value-type="float">
            <text:p>43.14588</text:p>
          </table:table-cell>
          <table:table-cell office:value-type="float" office:value="32.68489" calcext:value-type="float">
            <text:p>32.68489</text:p>
          </table:table-cell>
          <table:table-cell office:value-type="float" office:value="27.99941" calcext:value-type="float">
            <text:p>27.99941</text:p>
          </table:table-cell>
          <table:table-cell office:value-type="float" office:value="28.1365" calcext:value-type="float">
            <text:p>28.1365</text:p>
          </table:table-cell>
          <table:table-cell office:value-type="float" office:value="14.54998" calcext:value-type="float">
            <text:p>14.54998</text:p>
          </table:table-cell>
          <table:table-cell office:value-type="float" office:value="5.184623" calcext:value-type="float">
            <text:p>5.184623</text:p>
          </table:table-cell>
          <table:table-cell office:value-type="float" office:value="1.929331" calcext:value-type="float">
            <text:p>1.929331</text:p>
          </table:table-cell>
          <table:table-cell office:value-type="float" office:value="0.8405836" calcext:value-type="float">
            <text:p>0.8405836</text:p>
          </table:table-cell>
          <table:table-cell office:value-type="float" office:value="0.3745324" calcext:value-type="float">
            <text:p>0.3745324</text:p>
          </table:table-cell>
          <table:table-cell office:value-type="float" office:value="0.3492904" calcext:value-type="float">
            <text:p>0.3492904</text:p>
          </table:table-cell>
          <table:table-cell office:value-type="float" office:value="0" calcext:value-type="float">
            <text:p>0</text:p>
          </table:table-cell>
          <table:table-cell office:value-type="float" office:value="-76825.67" calcext:value-type="float">
            <text:p>-76825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7.902786" calcext:value-type="float">
            <text:p>7.902786</text:p>
          </table:table-cell>
          <table:table-cell office:value-type="float" office:value="1082.386" calcext:value-type="float">
            <text:p>1082.38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0735" calcext:value-type="float">
            <text:p>0.0630735</text:p>
          </table:table-cell>
          <table:table-cell office:value-type="float" office:value="35.20785" calcext:value-type="float">
            <text:p>35.2078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9" calcext:value-type="float">
            <text:p>-0.801609</text:p>
          </table:table-cell>
          <table:table-cell office:value-type="float" office:value="-0.08711992" calcext:value-type="float">
            <text:p>-0.08711992</text:p>
          </table:table-cell>
          <table:table-cell office:value-type="float" office:value="0.000002505453" calcext:value-type="float">
            <text:p>2.505453E-06</text:p>
          </table:table-cell>
          <table:table-cell office:value-type="float" office:value="10.07242" calcext:value-type="float">
            <text:p>10.07242</text:p>
          </table:table-cell>
          <table:table-cell office:value-type="float" office:value="0.9597737" calcext:value-type="float">
            <text:p>0.9597737</text:p>
          </table:table-cell>
          <table:table-cell office:value-type="float" office:value="0.08833452" calcext:value-type="float">
            <text:p>0.08833452</text:p>
          </table:table-cell>
          <table:table-cell office:value-type="float" office:value="0.06314263" calcext:value-type="float">
            <text:p>0.06314263</text:p>
          </table:table-cell>
          <table:table-cell office:value-type="float" office:value="0.03761875" calcext:value-type="float">
            <text:p>0.03761875</text:p>
          </table:table-cell>
          <table:table-cell office:value-type="float" office:value="0.03528221" calcext:value-type="float">
            <text:p>0.03528221</text:p>
          </table:table-cell>
          <table:table-cell office:value-type="float" office:value="0.01746395" calcext:value-type="float">
            <text:p>0.01746395</text:p>
          </table:table-cell>
          <table:table-cell office:value-type="float" office:value="0.01276886" calcext:value-type="float">
            <text:p>0.01276886</text:p>
          </table:table-cell>
          <table:table-cell office:value-type="float" office:value="0.02639582" calcext:value-type="float">
            <text:p>0.02639582</text:p>
          </table:table-cell>
          <table:table-cell office:value-type="float" office:value="0.02249631" calcext:value-type="float">
            <text:p>0.02249631</text:p>
          </table:table-cell>
          <table:table-cell office:value-type="float" office:value="0.02004221" calcext:value-type="float">
            <text:p>0.02004221</text:p>
          </table:table-cell>
          <table:table-cell office:value-type="float" office:value="0.01920694" calcext:value-type="float">
            <text:p>0.01920694</text:p>
          </table:table-cell>
          <table:table-cell office:value-type="float" office:value="0.01967871" calcext:value-type="float">
            <text:p>0.01967871</text:p>
          </table:table-cell>
          <table:table-cell office:value-type="float" office:value="0.005010659" calcext:value-type="float">
            <text:p>0.005010659</text:p>
          </table:table-cell>
          <table:table-cell office:value-type="float" office:value="0.004101244" calcext:value-type="float">
            <text:p>0.004101244</text:p>
          </table:table-cell>
          <table:table-cell office:value-type="float" office:value="0" calcext:value-type="float">
            <text:p>0</text:p>
          </table:table-cell>
          <table:table-cell office:value-type="float" office:value="24.80499" calcext:value-type="float">
            <text:p>24.80499</text:p>
          </table:table-cell>
          <table:table-cell office:value-type="float" office:value="29.65989" calcext:value-type="float">
            <text:p>29.65989</text:p>
          </table:table-cell>
          <table:table-cell office:value-type="float" office:value="29.35841" calcext:value-type="float">
            <text:p>29.35841</text:p>
          </table:table-cell>
          <table:table-cell office:value-type="float" office:value="35.8373" calcext:value-type="float">
            <text:p>35.8373</text:p>
          </table:table-cell>
          <table:table-cell office:value-type="float" office:value="42.62025" calcext:value-type="float">
            <text:p>42.62025</text:p>
          </table:table-cell>
          <table:table-cell office:value-type="float" office:value="32.19471" calcext:value-type="float">
            <text:p>32.19471</text:p>
          </table:table-cell>
          <table:table-cell office:value-type="float" office:value="27.78193" calcext:value-type="float">
            <text:p>27.78193</text:p>
          </table:table-cell>
          <table:table-cell office:value-type="float" office:value="28.16366" calcext:value-type="float">
            <text:p>28.16366</text:p>
          </table:table-cell>
          <table:table-cell office:value-type="float" office:value="14.6096" calcext:value-type="float">
            <text:p>14.6096</text:p>
          </table:table-cell>
          <table:table-cell office:value-type="float" office:value="5.195205" calcext:value-type="float">
            <text:p>5.195205</text:p>
          </table:table-cell>
          <table:table-cell office:value-type="float" office:value="1.933437" calcext:value-type="float">
            <text:p>1.933437</text:p>
          </table:table-cell>
          <table:table-cell office:value-type="float" office:value="0.8421827" calcext:value-type="float">
            <text:p>0.8421827</text:p>
          </table:table-cell>
          <table:table-cell office:value-type="float" office:value="0.3749069" calcext:value-type="float">
            <text:p>0.3749069</text:p>
          </table:table-cell>
          <table:table-cell office:value-type="float" office:value="0.3493982" calcext:value-type="float">
            <text:p>0.3493982</text:p>
          </table:table-cell>
          <table:table-cell office:value-type="float" office:value="0" calcext:value-type="float">
            <text:p>0</text:p>
          </table:table-cell>
          <table:table-cell office:value-type="float" office:value="-76848.68" calcext:value-type="float">
            <text:p>-7684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7.89999" calcext:value-type="float">
            <text:p>7.89999</text:p>
          </table:table-cell>
          <table:table-cell office:value-type="float" office:value="1082.376" calcext:value-type="float">
            <text:p>1082.37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35.21747" calcext:value-type="float">
            <text:p>35.2174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101" calcext:value-type="float">
            <text:p>-0.8016101</text:p>
          </table:table-cell>
          <table:table-cell office:value-type="float" office:value="-0.0871224" calcext:value-type="float">
            <text:p>-0.0871224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6729" calcext:value-type="float">
            <text:p>10.06729</text:p>
          </table:table-cell>
          <table:table-cell office:value-type="float" office:value="0.9502248" calcext:value-type="float">
            <text:p>0.9502248</text:p>
          </table:table-cell>
          <table:table-cell office:value-type="float" office:value="0.08634483" calcext:value-type="float">
            <text:p>0.08634483</text:p>
          </table:table-cell>
          <table:table-cell office:value-type="float" office:value="0.06479413" calcext:value-type="float">
            <text:p>0.06479413</text:p>
          </table:table-cell>
          <table:table-cell office:value-type="float" office:value="0.03801018" calcext:value-type="float">
            <text:p>0.03801018</text:p>
          </table:table-cell>
          <table:table-cell office:value-type="float" office:value="0.03570541" calcext:value-type="float">
            <text:p>0.03570541</text:p>
          </table:table-cell>
          <table:table-cell office:value-type="float" office:value="0.01758385" calcext:value-type="float">
            <text:p>0.01758385</text:p>
          </table:table-cell>
          <table:table-cell office:value-type="float" office:value="0.01282082" calcext:value-type="float">
            <text:p>0.01282082</text:p>
          </table:table-cell>
          <table:table-cell office:value-type="float" office:value="0.02649501" calcext:value-type="float">
            <text:p>0.02649501</text:p>
          </table:table-cell>
          <table:table-cell office:value-type="float" office:value="0.02254172" calcext:value-type="float">
            <text:p>0.02254172</text:p>
          </table:table-cell>
          <table:table-cell office:value-type="float" office:value="0.02005421" calcext:value-type="float">
            <text:p>0.02005421</text:p>
          </table:table-cell>
          <table:table-cell office:value-type="float" office:value="0.0192117" calcext:value-type="float">
            <text:p>0.0192117</text:p>
          </table:table-cell>
          <table:table-cell office:value-type="float" office:value="0.01968332" calcext:value-type="float">
            <text:p>0.01968332</text:p>
          </table:table-cell>
          <table:table-cell office:value-type="float" office:value="0.00501049" calcext:value-type="float">
            <text:p>0.00501049</text:p>
          </table:table-cell>
          <table:table-cell office:value-type="float" office:value="0.00409823" calcext:value-type="float">
            <text:p>0.00409823</text:p>
          </table:table-cell>
          <table:table-cell office:value-type="float" office:value="0" calcext:value-type="float">
            <text:p>0</text:p>
          </table:table-cell>
          <table:table-cell office:value-type="float" office:value="25.88179" calcext:value-type="float">
            <text:p>25.88179</text:p>
          </table:table-cell>
          <table:table-cell office:value-type="float" office:value="29.51498" calcext:value-type="float">
            <text:p>29.51498</text:p>
          </table:table-cell>
          <table:table-cell office:value-type="float" office:value="30.9238" calcext:value-type="float">
            <text:p>30.9238</text:p>
          </table:table-cell>
          <table:table-cell office:value-type="float" office:value="35.30187" calcext:value-type="float">
            <text:p>35.30187</text:p>
          </table:table-cell>
          <table:table-cell office:value-type="float" office:value="42.16337" calcext:value-type="float">
            <text:p>42.16337</text:p>
          </table:table-cell>
          <table:table-cell office:value-type="float" office:value="31.87094" calcext:value-type="float">
            <text:p>31.87094</text:p>
          </table:table-cell>
          <table:table-cell office:value-type="float" office:value="27.60333" calcext:value-type="float">
            <text:p>27.60333</text:p>
          </table:table-cell>
          <table:table-cell office:value-type="float" office:value="28.14858" calcext:value-type="float">
            <text:p>28.14858</text:p>
          </table:table-cell>
          <table:table-cell office:value-type="float" office:value="14.66083" calcext:value-type="float">
            <text:p>14.66083</text:p>
          </table:table-cell>
          <table:table-cell office:value-type="float" office:value="5.206654" calcext:value-type="float">
            <text:p>5.206654</text:p>
          </table:table-cell>
          <table:table-cell office:value-type="float" office:value="1.937766" calcext:value-type="float">
            <text:p>1.937766</text:p>
          </table:table-cell>
          <table:table-cell office:value-type="float" office:value="0.843857" calcext:value-type="float">
            <text:p>0.843857</text:p>
          </table:table-cell>
          <table:table-cell office:value-type="float" office:value="0.3753879" calcext:value-type="float">
            <text:p>0.3753879</text:p>
          </table:table-cell>
          <table:table-cell office:value-type="float" office:value="0.3494589" calcext:value-type="float">
            <text:p>0.3494589</text:p>
          </table:table-cell>
          <table:table-cell office:value-type="float" office:value="0" calcext:value-type="float">
            <text:p>0</text:p>
          </table:table-cell>
          <table:table-cell office:value-type="float" office:value="-76859.58" calcext:value-type="float">
            <text:p>-7685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7.897388" calcext:value-type="float">
            <text:p>7.897388</text:p>
          </table:table-cell>
          <table:table-cell office:value-type="float" office:value="1082.368" calcext:value-type="float">
            <text:p>1082.36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241" calcext:value-type="float">
            <text:p>0.063241</text:p>
          </table:table-cell>
          <table:table-cell office:value-type="float" office:value="35.22639" calcext:value-type="float">
            <text:p>35.22639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98" calcext:value-type="float">
            <text:p>-0.8016098</text:p>
          </table:table-cell>
          <table:table-cell office:value-type="float" office:value="-0.08712353" calcext:value-type="float">
            <text:p>-0.08712353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6227" calcext:value-type="float">
            <text:p>10.06227</text:p>
          </table:table-cell>
          <table:table-cell office:value-type="float" office:value="0.9429862" calcext:value-type="float">
            <text:p>0.9429862</text:p>
          </table:table-cell>
          <table:table-cell office:value-type="float" office:value="0.0871864" calcext:value-type="float">
            <text:p>0.0871864</text:p>
          </table:table-cell>
          <table:table-cell office:value-type="float" office:value="0.06556795" calcext:value-type="float">
            <text:p>0.06556795</text:p>
          </table:table-cell>
          <table:table-cell office:value-type="float" office:value="0.038324" calcext:value-type="float">
            <text:p>0.038324</text:p>
          </table:table-cell>
          <table:table-cell office:value-type="float" office:value="0.03603537" calcext:value-type="float">
            <text:p>0.03603537</text:p>
          </table:table-cell>
          <table:table-cell office:value-type="float" office:value="0.01772986" calcext:value-type="float">
            <text:p>0.01772986</text:p>
          </table:table-cell>
          <table:table-cell office:value-type="float" office:value="0.0128933" calcext:value-type="float">
            <text:p>0.0128933</text:p>
          </table:table-cell>
          <table:table-cell office:value-type="float" office:value="0.02659989" calcext:value-type="float">
            <text:p>0.02659989</text:p>
          </table:table-cell>
          <table:table-cell office:value-type="float" office:value="0.02259177" calcext:value-type="float">
            <text:p>0.02259177</text:p>
          </table:table-cell>
          <table:table-cell office:value-type="float" office:value="0.02006841" calcext:value-type="float">
            <text:p>0.02006841</text:p>
          </table:table-cell>
          <table:table-cell office:value-type="float" office:value="0.01921714" calcext:value-type="float">
            <text:p>0.01921714</text:p>
          </table:table-cell>
          <table:table-cell office:value-type="float" office:value="0.01968851" calcext:value-type="float">
            <text:p>0.01968851</text:p>
          </table:table-cell>
          <table:table-cell office:value-type="float" office:value="0.005009927" calcext:value-type="float">
            <text:p>0.005009927</text:p>
          </table:table-cell>
          <table:table-cell office:value-type="float" office:value="0.004094531" calcext:value-type="float">
            <text:p>0.004094531</text:p>
          </table:table-cell>
          <table:table-cell office:value-type="float" office:value="0" calcext:value-type="float">
            <text:p>0</text:p>
          </table:table-cell>
          <table:table-cell office:value-type="float" office:value="26.63689" calcext:value-type="float">
            <text:p>26.63689</text:p>
          </table:table-cell>
          <table:table-cell office:value-type="float" office:value="29.53108" calcext:value-type="float">
            <text:p>29.53108</text:p>
          </table:table-cell>
          <table:table-cell office:value-type="float" office:value="33.3842" calcext:value-type="float">
            <text:p>33.3842</text:p>
          </table:table-cell>
          <table:table-cell office:value-type="float" office:value="34.4932" calcext:value-type="float">
            <text:p>34.4932</text:p>
          </table:table-cell>
          <table:table-cell office:value-type="float" office:value="41.34662" calcext:value-type="float">
            <text:p>41.34662</text:p>
          </table:table-cell>
          <table:table-cell office:value-type="float" office:value="31.45648" calcext:value-type="float">
            <text:p>31.45648</text:p>
          </table:table-cell>
          <table:table-cell office:value-type="float" office:value="27.40887" calcext:value-type="float">
            <text:p>27.40887</text:p>
          </table:table-cell>
          <table:table-cell office:value-type="float" office:value="28.11743" calcext:value-type="float">
            <text:p>28.11743</text:p>
          </table:table-cell>
          <table:table-cell office:value-type="float" office:value="14.70201" calcext:value-type="float">
            <text:p>14.70201</text:p>
          </table:table-cell>
          <table:table-cell office:value-type="float" office:value="5.218484" calcext:value-type="float">
            <text:p>5.218484</text:p>
          </table:table-cell>
          <table:table-cell office:value-type="float" office:value="1.942328" calcext:value-type="float">
            <text:p>1.942328</text:p>
          </table:table-cell>
          <table:table-cell office:value-type="float" office:value="0.8455817" calcext:value-type="float">
            <text:p>0.8455817</text:p>
          </table:table-cell>
          <table:table-cell office:value-type="float" office:value="0.3757315" calcext:value-type="float">
            <text:p>0.3757315</text:p>
          </table:table-cell>
          <table:table-cell office:value-type="float" office:value="0.3495326" calcext:value-type="float">
            <text:p>0.3495326</text:p>
          </table:table-cell>
          <table:table-cell office:value-type="float" office:value="0" calcext:value-type="float">
            <text:p>0</text:p>
          </table:table-cell>
          <table:table-cell office:value-type="float" office:value="-76867.59" calcext:value-type="float">
            <text:p>-7686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7.895037" calcext:value-type="float">
            <text:p>7.895037</text:p>
          </table:table-cell>
          <table:table-cell office:value-type="float" office:value="1082.361" calcext:value-type="float">
            <text:p>1082.36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36234" calcext:value-type="float">
            <text:p>0.06336234</text:p>
          </table:table-cell>
          <table:table-cell office:value-type="float" office:value="35.23473" calcext:value-type="float">
            <text:p>35.2347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114" calcext:value-type="float">
            <text:p>-0.8016114</text:p>
          </table:table-cell>
          <table:table-cell office:value-type="float" office:value="-0.08712581" calcext:value-type="float">
            <text:p>-0.08712581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5739" calcext:value-type="float">
            <text:p>10.05739</text:p>
          </table:table-cell>
          <table:table-cell office:value-type="float" office:value="0.9345242" calcext:value-type="float">
            <text:p>0.9345242</text:p>
          </table:table-cell>
          <table:table-cell office:value-type="float" office:value="0.08940548" calcext:value-type="float">
            <text:p>0.08940548</text:p>
          </table:table-cell>
          <table:table-cell office:value-type="float" office:value="0.06407548" calcext:value-type="float">
            <text:p>0.06407548</text:p>
          </table:table-cell>
          <table:table-cell office:value-type="float" office:value="0.03929447" calcext:value-type="float">
            <text:p>0.03929447</text:p>
          </table:table-cell>
          <table:table-cell office:value-type="float" office:value="0.03678061" calcext:value-type="float">
            <text:p>0.03678061</text:p>
          </table:table-cell>
          <table:table-cell office:value-type="float" office:value="0.01793038" calcext:value-type="float">
            <text:p>0.01793038</text:p>
          </table:table-cell>
          <table:table-cell office:value-type="float" office:value="0.01298887" calcext:value-type="float">
            <text:p>0.01298887</text:p>
          </table:table-cell>
          <table:table-cell office:value-type="float" office:value="0.02670869" calcext:value-type="float">
            <text:p>0.02670869</text:p>
          </table:table-cell>
          <table:table-cell office:value-type="float" office:value="0.02264444" calcext:value-type="float">
            <text:p>0.02264444</text:p>
          </table:table-cell>
          <table:table-cell office:value-type="float" office:value="0.02008463" calcext:value-type="float">
            <text:p>0.02008463</text:p>
          </table:table-cell>
          <table:table-cell office:value-type="float" office:value="0.01922334" calcext:value-type="float">
            <text:p>0.01922334</text:p>
          </table:table-cell>
          <table:table-cell office:value-type="float" office:value="0.01969414" calcext:value-type="float">
            <text:p>0.01969414</text:p>
          </table:table-cell>
          <table:table-cell office:value-type="float" office:value="0.005009172" calcext:value-type="float">
            <text:p>0.005009172</text:p>
          </table:table-cell>
          <table:table-cell office:value-type="float" office:value="0.004090334" calcext:value-type="float">
            <text:p>0.004090334</text:p>
          </table:table-cell>
          <table:table-cell office:value-type="float" office:value="0" calcext:value-type="float">
            <text:p>0</text:p>
          </table:table-cell>
          <table:table-cell office:value-type="float" office:value="27.18011" calcext:value-type="float">
            <text:p>27.18011</text:p>
          </table:table-cell>
          <table:table-cell office:value-type="float" office:value="29.71612" calcext:value-type="float">
            <text:p>29.71612</text:p>
          </table:table-cell>
          <table:table-cell office:value-type="float" office:value="33.74953" calcext:value-type="float">
            <text:p>33.74953</text:p>
          </table:table-cell>
          <table:table-cell office:value-type="float" office:value="35.17534" calcext:value-type="float">
            <text:p>35.17534</text:p>
          </table:table-cell>
          <table:table-cell office:value-type="float" office:value="41.4285" calcext:value-type="float">
            <text:p>41.4285</text:p>
          </table:table-cell>
          <table:table-cell office:value-type="float" office:value="31.10606" calcext:value-type="float">
            <text:p>31.10606</text:p>
          </table:table-cell>
          <table:table-cell office:value-type="float" office:value="27.21527" calcext:value-type="float">
            <text:p>27.21527</text:p>
          </table:table-cell>
          <table:table-cell office:value-type="float" office:value="28.0741" calcext:value-type="float">
            <text:p>28.0741</text:p>
          </table:table-cell>
          <table:table-cell office:value-type="float" office:value="14.72974" calcext:value-type="float">
            <text:p>14.72974</text:p>
          </table:table-cell>
          <table:table-cell office:value-type="float" office:value="5.23021" calcext:value-type="float">
            <text:p>5.23021</text:p>
          </table:table-cell>
          <table:table-cell office:value-type="float" office:value="1.947101" calcext:value-type="float">
            <text:p>1.947101</text:p>
          </table:table-cell>
          <table:table-cell office:value-type="float" office:value="0.8473092" calcext:value-type="float">
            <text:p>0.8473092</text:p>
          </table:table-cell>
          <table:table-cell office:value-type="float" office:value="0.3759888" calcext:value-type="float">
            <text:p>0.3759888</text:p>
          </table:table-cell>
          <table:table-cell office:value-type="float" office:value="0.3496307" calcext:value-type="float">
            <text:p>0.3496307</text:p>
          </table:table-cell>
          <table:table-cell office:value-type="float" office:value="0" calcext:value-type="float">
            <text:p>0</text:p>
          </table:table-cell>
          <table:table-cell office:value-type="float" office:value="-76876.5" calcext:value-type="float">
            <text:p>-7687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7.893079" calcext:value-type="float">
            <text:p>7.893079</text:p>
          </table:table-cell>
          <table:table-cell office:value-type="float" office:value="1082.354" calcext:value-type="float">
            <text:p>1082.35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376438" calcext:value-type="float">
            <text:p>0.06376438</text:p>
          </table:table-cell>
          <table:table-cell office:value-type="float" office:value="35.24194" calcext:value-type="float">
            <text:p>35.2419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85" calcext:value-type="float">
            <text:p>-0.8016085</text:p>
          </table:table-cell>
          <table:table-cell office:value-type="float" office:value="-0.08712582" calcext:value-type="float">
            <text:p>-0.08712582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5294" calcext:value-type="float">
            <text:p>10.05294</text:p>
          </table:table-cell>
          <table:table-cell office:value-type="float" office:value="0.927425" calcext:value-type="float">
            <text:p>0.927425</text:p>
          </table:table-cell>
          <table:table-cell office:value-type="float" office:value="0.09295975" calcext:value-type="float">
            <text:p>0.09295975</text:p>
          </table:table-cell>
          <table:table-cell office:value-type="float" office:value="0.06646065" calcext:value-type="float">
            <text:p>0.06646065</text:p>
          </table:table-cell>
          <table:table-cell office:value-type="float" office:value="0.04052673" calcext:value-type="float">
            <text:p>0.04052673</text:p>
          </table:table-cell>
          <table:table-cell office:value-type="float" office:value="0.0372727" calcext:value-type="float">
            <text:p>0.0372727</text:p>
          </table:table-cell>
          <table:table-cell office:value-type="float" office:value="0.01816407" calcext:value-type="float">
            <text:p>0.01816407</text:p>
          </table:table-cell>
          <table:table-cell office:value-type="float" office:value="0.01310407" calcext:value-type="float">
            <text:p>0.01310407</text:p>
          </table:table-cell>
          <table:table-cell office:value-type="float" office:value="0.02682467" calcext:value-type="float">
            <text:p>0.02682467</text:p>
          </table:table-cell>
          <table:table-cell office:value-type="float" office:value="0.02269965" calcext:value-type="float">
            <text:p>0.02269965</text:p>
          </table:table-cell>
          <table:table-cell office:value-type="float" office:value="0.02010264" calcext:value-type="float">
            <text:p>0.02010264</text:p>
          </table:table-cell>
          <table:table-cell office:value-type="float" office:value="0.01923031" calcext:value-type="float">
            <text:p>0.01923031</text:p>
          </table:table-cell>
          <table:table-cell office:value-type="float" office:value="0.01970029" calcext:value-type="float">
            <text:p>0.01970029</text:p>
          </table:table-cell>
          <table:table-cell office:value-type="float" office:value="0.005008673" calcext:value-type="float">
            <text:p>0.005008673</text:p>
          </table:table-cell>
          <table:table-cell office:value-type="float" office:value="0.00408674" calcext:value-type="float">
            <text:p>0.00408674</text:p>
          </table:table-cell>
          <table:table-cell office:value-type="float" office:value="0" calcext:value-type="float">
            <text:p>0</text:p>
          </table:table-cell>
          <table:table-cell office:value-type="float" office:value="27.48787" calcext:value-type="float">
            <text:p>27.48787</text:p>
          </table:table-cell>
          <table:table-cell office:value-type="float" office:value="29.81903" calcext:value-type="float">
            <text:p>29.81903</text:p>
          </table:table-cell>
          <table:table-cell office:value-type="float" office:value="33.73097" calcext:value-type="float">
            <text:p>33.73097</text:p>
          </table:table-cell>
          <table:table-cell office:value-type="float" office:value="37.21474" calcext:value-type="float">
            <text:p>37.21474</text:p>
          </table:table-cell>
          <table:table-cell office:value-type="float" office:value="40.33596" calcext:value-type="float">
            <text:p>40.33596</text:p>
          </table:table-cell>
          <table:table-cell office:value-type="float" office:value="30.71849" calcext:value-type="float">
            <text:p>30.71849</text:p>
          </table:table-cell>
          <table:table-cell office:value-type="float" office:value="27.03417" calcext:value-type="float">
            <text:p>27.03417</text:p>
          </table:table-cell>
          <table:table-cell office:value-type="float" office:value="28.02922" calcext:value-type="float">
            <text:p>28.02922</text:p>
          </table:table-cell>
          <table:table-cell office:value-type="float" office:value="14.74844" calcext:value-type="float">
            <text:p>14.74844</text:p>
          </table:table-cell>
          <table:table-cell office:value-type="float" office:value="5.241436" calcext:value-type="float">
            <text:p>5.241436</text:p>
          </table:table-cell>
          <table:table-cell office:value-type="float" office:value="1.952039" calcext:value-type="float">
            <text:p>1.952039</text:p>
          </table:table-cell>
          <table:table-cell office:value-type="float" office:value="0.8490502" calcext:value-type="float">
            <text:p>0.8490502</text:p>
          </table:table-cell>
          <table:table-cell office:value-type="float" office:value="0.3763256" calcext:value-type="float">
            <text:p>0.3763256</text:p>
          </table:table-cell>
          <table:table-cell office:value-type="float" office:value="0.3497151" calcext:value-type="float">
            <text:p>0.3497151</text:p>
          </table:table-cell>
          <table:table-cell office:value-type="float" office:value="0" calcext:value-type="float">
            <text:p>0</text:p>
          </table:table-cell>
          <table:table-cell office:value-type="float" office:value="-76883.88" calcext:value-type="float">
            <text:p>-7688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7.891352" calcext:value-type="float">
            <text:p>7.891352</text:p>
          </table:table-cell>
          <table:table-cell office:value-type="float" office:value="1082.347" calcext:value-type="float">
            <text:p>1082.34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21567" calcext:value-type="float">
            <text:p>0.06421567</text:p>
          </table:table-cell>
          <table:table-cell office:value-type="float" office:value="35.24844" calcext:value-type="float">
            <text:p>35.2484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75" calcext:value-type="float">
            <text:p>-0.8016075</text:p>
          </table:table-cell>
          <table:table-cell office:value-type="float" office:value="-0.08712291" calcext:value-type="float">
            <text:p>-0.08712291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4879" calcext:value-type="float">
            <text:p>10.04879</text:p>
          </table:table-cell>
          <table:table-cell office:value-type="float" office:value="0.923063" calcext:value-type="float">
            <text:p>0.923063</text:p>
          </table:table-cell>
          <table:table-cell office:value-type="float" office:value="0.09670182" calcext:value-type="float">
            <text:p>0.09670182</text:p>
          </table:table-cell>
          <table:table-cell office:value-type="float" office:value="0.06992611" calcext:value-type="float">
            <text:p>0.06992611</text:p>
          </table:table-cell>
          <table:table-cell office:value-type="float" office:value="0.04070598" calcext:value-type="float">
            <text:p>0.04070598</text:p>
          </table:table-cell>
          <table:table-cell office:value-type="float" office:value="0.03810051" calcext:value-type="float">
            <text:p>0.03810051</text:p>
          </table:table-cell>
          <table:table-cell office:value-type="float" office:value="0.01839544" calcext:value-type="float">
            <text:p>0.01839544</text:p>
          </table:table-cell>
          <table:table-cell office:value-type="float" office:value="0.0132157" calcext:value-type="float">
            <text:p>0.0132157</text:p>
          </table:table-cell>
          <table:table-cell office:value-type="float" office:value="0.02694645" calcext:value-type="float">
            <text:p>0.02694645</text:p>
          </table:table-cell>
          <table:table-cell office:value-type="float" office:value="0.02275746" calcext:value-type="float">
            <text:p>0.02275746</text:p>
          </table:table-cell>
          <table:table-cell office:value-type="float" office:value="0.02012225" calcext:value-type="float">
            <text:p>0.02012225</text:p>
          </table:table-cell>
          <table:table-cell office:value-type="float" office:value="0.01923802" calcext:value-type="float">
            <text:p>0.01923802</text:p>
          </table:table-cell>
          <table:table-cell office:value-type="float" office:value="0.01970695" calcext:value-type="float">
            <text:p>0.01970695</text:p>
          </table:table-cell>
          <table:table-cell office:value-type="float" office:value="0.005007881" calcext:value-type="float">
            <text:p>0.005007881</text:p>
          </table:table-cell>
          <table:table-cell office:value-type="float" office:value="0.004082098" calcext:value-type="float">
            <text:p>0.004082098</text:p>
          </table:table-cell>
          <table:table-cell office:value-type="float" office:value="0" calcext:value-type="float">
            <text:p>0</text:p>
          </table:table-cell>
          <table:table-cell office:value-type="float" office:value="27.82634" calcext:value-type="float">
            <text:p>27.82634</text:p>
          </table:table-cell>
          <table:table-cell office:value-type="float" office:value="29.88331" calcext:value-type="float">
            <text:p>29.88331</text:p>
          </table:table-cell>
          <table:table-cell office:value-type="float" office:value="33.8115" calcext:value-type="float">
            <text:p>33.8115</text:p>
          </table:table-cell>
          <table:table-cell office:value-type="float" office:value="38.54748" calcext:value-type="float">
            <text:p>38.54748</text:p>
          </table:table-cell>
          <table:table-cell office:value-type="float" office:value="40.75057" calcext:value-type="float">
            <text:p>40.75057</text:p>
          </table:table-cell>
          <table:table-cell office:value-type="float" office:value="30.29902" calcext:value-type="float">
            <text:p>30.29902</text:p>
          </table:table-cell>
          <table:table-cell office:value-type="float" office:value="26.80988" calcext:value-type="float">
            <text:p>26.80988</text:p>
          </table:table-cell>
          <table:table-cell office:value-type="float" office:value="27.97994" calcext:value-type="float">
            <text:p>27.97994</text:p>
          </table:table-cell>
          <table:table-cell office:value-type="float" office:value="14.75951" calcext:value-type="float">
            <text:p>14.75951</text:p>
          </table:table-cell>
          <table:table-cell office:value-type="float" office:value="5.251945" calcext:value-type="float">
            <text:p>5.251945</text:p>
          </table:table-cell>
          <table:table-cell office:value-type="float" office:value="1.957095" calcext:value-type="float">
            <text:p>1.957095</text:p>
          </table:table-cell>
          <table:table-cell office:value-type="float" office:value="0.8507977" calcext:value-type="float">
            <text:p>0.8507977</text:p>
          </table:table-cell>
          <table:table-cell office:value-type="float" office:value="0.3765279" calcext:value-type="float">
            <text:p>0.3765279</text:p>
          </table:table-cell>
          <table:table-cell office:value-type="float" office:value="0.3498147" calcext:value-type="float">
            <text:p>0.3498147</text:p>
          </table:table-cell>
          <table:table-cell office:value-type="float" office:value="0" calcext:value-type="float">
            <text:p>0</text:p>
          </table:table-cell>
          <table:table-cell office:value-type="float" office:value="-76887.35" calcext:value-type="float">
            <text:p>-7688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7.889808" calcext:value-type="float">
            <text:p>7.889808</text:p>
          </table:table-cell>
          <table:table-cell office:value-type="float" office:value="1082.341" calcext:value-type="float">
            <text:p>1082.34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7271" calcext:value-type="float">
            <text:p>0.0647271</text:p>
          </table:table-cell>
          <table:table-cell office:value-type="float" office:value="35.25431" calcext:value-type="float">
            <text:p>35.25431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6044" calcext:value-type="float">
            <text:p>-0.8016044</text:p>
          </table:table-cell>
          <table:table-cell office:value-type="float" office:value="-0.08711776" calcext:value-type="float">
            <text:p>-0.08711776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4488" calcext:value-type="float">
            <text:p>10.04488</text:p>
          </table:table-cell>
          <table:table-cell office:value-type="float" office:value="0.9201035" calcext:value-type="float">
            <text:p>0.9201035</text:p>
          </table:table-cell>
          <table:table-cell office:value-type="float" office:value="0.1002029" calcext:value-type="float">
            <text:p>0.1002029</text:p>
          </table:table-cell>
          <table:table-cell office:value-type="float" office:value="0.07367001" calcext:value-type="float">
            <text:p>0.07367001</text:p>
          </table:table-cell>
          <table:table-cell office:value-type="float" office:value="0.04125203" calcext:value-type="float">
            <text:p>0.04125203</text:p>
          </table:table-cell>
          <table:table-cell office:value-type="float" office:value="0.03951664" calcext:value-type="float">
            <text:p>0.03951664</text:p>
          </table:table-cell>
          <table:table-cell office:value-type="float" office:value="0.01862551" calcext:value-type="float">
            <text:p>0.01862551</text:p>
          </table:table-cell>
          <table:table-cell office:value-type="float" office:value="0.01333424" calcext:value-type="float">
            <text:p>0.01333424</text:p>
          </table:table-cell>
          <table:table-cell office:value-type="float" office:value="0.0270754" calcext:value-type="float">
            <text:p>0.0270754</text:p>
          </table:table-cell>
          <table:table-cell office:value-type="float" office:value="0.02281749" calcext:value-type="float">
            <text:p>0.02281749</text:p>
          </table:table-cell>
          <table:table-cell office:value-type="float" office:value="0.02014334" calcext:value-type="float">
            <text:p>0.02014334</text:p>
          </table:table-cell>
          <table:table-cell office:value-type="float" office:value="0.01924646" calcext:value-type="float">
            <text:p>0.01924646</text:p>
          </table:table-cell>
          <table:table-cell office:value-type="float" office:value="0.01971414" calcext:value-type="float">
            <text:p>0.01971414</text:p>
          </table:table-cell>
          <table:table-cell office:value-type="float" office:value="0.005007491" calcext:value-type="float">
            <text:p>0.005007491</text:p>
          </table:table-cell>
          <table:table-cell office:value-type="float" office:value="0.004078107" calcext:value-type="float">
            <text:p>0.004078107</text:p>
          </table:table-cell>
          <table:table-cell office:value-type="float" office:value="0" calcext:value-type="float">
            <text:p>0</text:p>
          </table:table-cell>
          <table:table-cell office:value-type="float" office:value="28.11178" calcext:value-type="float">
            <text:p>28.11178</text:p>
          </table:table-cell>
          <table:table-cell office:value-type="float" office:value="29.92404" calcext:value-type="float">
            <text:p>29.92404</text:p>
          </table:table-cell>
          <table:table-cell office:value-type="float" office:value="33.9192" calcext:value-type="float">
            <text:p>33.9192</text:p>
          </table:table-cell>
          <table:table-cell office:value-type="float" office:value="38.53428" calcext:value-type="float">
            <text:p>38.53428</text:p>
          </table:table-cell>
          <table:table-cell office:value-type="float" office:value="43.92603" calcext:value-type="float">
            <text:p>43.92603</text:p>
          </table:table-cell>
          <table:table-cell office:value-type="float" office:value="29.78937" calcext:value-type="float">
            <text:p>29.78937</text:p>
          </table:table-cell>
          <table:table-cell office:value-type="float" office:value="26.59688" calcext:value-type="float">
            <text:p>26.59688</text:p>
          </table:table-cell>
          <table:table-cell office:value-type="float" office:value="27.92868" calcext:value-type="float">
            <text:p>27.92868</text:p>
          </table:table-cell>
          <table:table-cell office:value-type="float" office:value="14.76287" calcext:value-type="float">
            <text:p>14.76287</text:p>
          </table:table-cell>
          <table:table-cell office:value-type="float" office:value="5.261557" calcext:value-type="float">
            <text:p>5.261557</text:p>
          </table:table-cell>
          <table:table-cell office:value-type="float" office:value="1.962216" calcext:value-type="float">
            <text:p>1.962216</text:p>
          </table:table-cell>
          <table:table-cell office:value-type="float" office:value="0.8525377" calcext:value-type="float">
            <text:p>0.8525377</text:p>
          </table:table-cell>
          <table:table-cell office:value-type="float" office:value="0.3768461" calcext:value-type="float">
            <text:p>0.3768461</text:p>
          </table:table-cell>
          <table:table-cell office:value-type="float" office:value="0.3498943" calcext:value-type="float">
            <text:p>0.3498943</text:p>
          </table:table-cell>
          <table:table-cell office:value-type="float" office:value="0" calcext:value-type="float">
            <text:p>0</text:p>
          </table:table-cell>
          <table:table-cell office:value-type="float" office:value="-76889.7" calcext:value-type="float">
            <text:p>-7688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7.888344" calcext:value-type="float">
            <text:p>7.888344</text:p>
          </table:table-cell>
          <table:table-cell office:value-type="float" office:value="1082.335" calcext:value-type="float">
            <text:p>1082.33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22442" calcext:value-type="float">
            <text:p>0.06522442</text:p>
          </table:table-cell>
          <table:table-cell office:value-type="float" office:value="35.25983" calcext:value-type="float">
            <text:p>35.2598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5999" calcext:value-type="float">
            <text:p>-0.8015999</text:p>
          </table:table-cell>
          <table:table-cell office:value-type="float" office:value="-0.08711387" calcext:value-type="float">
            <text:p>-0.08711387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4113" calcext:value-type="float">
            <text:p>10.04113</text:p>
          </table:table-cell>
          <table:table-cell office:value-type="float" office:value="0.9152778" calcext:value-type="float">
            <text:p>0.9152778</text:p>
          </table:table-cell>
          <table:table-cell office:value-type="float" office:value="0.1037632" calcext:value-type="float">
            <text:p>0.1037632</text:p>
          </table:table-cell>
          <table:table-cell office:value-type="float" office:value="0.07716122" calcext:value-type="float">
            <text:p>0.07716122</text:p>
          </table:table-cell>
          <table:table-cell office:value-type="float" office:value="0.04268337" calcext:value-type="float">
            <text:p>0.04268337</text:p>
          </table:table-cell>
          <table:table-cell office:value-type="float" office:value="0.03979392" calcext:value-type="float">
            <text:p>0.03979392</text:p>
          </table:table-cell>
          <table:table-cell office:value-type="float" office:value="0.01885508" calcext:value-type="float">
            <text:p>0.01885508</text:p>
          </table:table-cell>
          <table:table-cell office:value-type="float" office:value="0.01343491" calcext:value-type="float">
            <text:p>0.01343491</text:p>
          </table:table-cell>
          <table:table-cell office:value-type="float" office:value="0.02721235" calcext:value-type="float">
            <text:p>0.02721235</text:p>
          </table:table-cell>
          <table:table-cell office:value-type="float" office:value="0.02288004" calcext:value-type="float">
            <text:p>0.02288004</text:p>
          </table:table-cell>
          <table:table-cell office:value-type="float" office:value="0.02016573" calcext:value-type="float">
            <text:p>0.02016573</text:p>
          </table:table-cell>
          <table:table-cell office:value-type="float" office:value="0.01925559" calcext:value-type="float">
            <text:p>0.01925559</text:p>
          </table:table-cell>
          <table:table-cell office:value-type="float" office:value="0.01972233" calcext:value-type="float">
            <text:p>0.01972233</text:p>
          </table:table-cell>
          <table:table-cell office:value-type="float" office:value="0.005007267" calcext:value-type="float">
            <text:p>0.005007267</text:p>
          </table:table-cell>
          <table:table-cell office:value-type="float" office:value="0.004074812" calcext:value-type="float">
            <text:p>0.004074812</text:p>
          </table:table-cell>
          <table:table-cell office:value-type="float" office:value="0" calcext:value-type="float">
            <text:p>0</text:p>
          </table:table-cell>
          <table:table-cell office:value-type="float" office:value="28.26987" calcext:value-type="float">
            <text:p>28.26987</text:p>
          </table:table-cell>
          <table:table-cell office:value-type="float" office:value="29.9818" calcext:value-type="float">
            <text:p>29.9818</text:p>
          </table:table-cell>
          <table:table-cell office:value-type="float" office:value="33.9896" calcext:value-type="float">
            <text:p>33.9896</text:p>
          </table:table-cell>
          <table:table-cell office:value-type="float" office:value="38.69401" calcext:value-type="float">
            <text:p>38.69401</text:p>
          </table:table-cell>
          <table:table-cell office:value-type="float" office:value="46.83195" calcext:value-type="float">
            <text:p>46.83195</text:p>
          </table:table-cell>
          <table:table-cell office:value-type="float" office:value="29.37832" calcext:value-type="float">
            <text:p>29.37832</text:p>
          </table:table-cell>
          <table:table-cell office:value-type="float" office:value="26.32358" calcext:value-type="float">
            <text:p>26.32358</text:p>
          </table:table-cell>
          <table:table-cell office:value-type="float" office:value="27.87327" calcext:value-type="float">
            <text:p>27.87327</text:p>
          </table:table-cell>
          <table:table-cell office:value-type="float" office:value="14.75852" calcext:value-type="float">
            <text:p>14.75852</text:p>
          </table:table-cell>
          <table:table-cell office:value-type="float" office:value="5.270096" calcext:value-type="float">
            <text:p>5.270096</text:p>
          </table:table-cell>
          <table:table-cell office:value-type="float" office:value="1.967354" calcext:value-type="float">
            <text:p>1.967354</text:p>
          </table:table-cell>
          <table:table-cell office:value-type="float" office:value="0.8542993" calcext:value-type="float">
            <text:p>0.8542993</text:p>
          </table:table-cell>
          <table:table-cell office:value-type="float" office:value="0.3772251" calcext:value-type="float">
            <text:p>0.3772251</text:p>
          </table:table-cell>
          <table:table-cell office:value-type="float" office:value="0.3499717" calcext:value-type="float">
            <text:p>0.3499717</text:p>
          </table:table-cell>
          <table:table-cell office:value-type="float" office:value="0" calcext:value-type="float">
            <text:p>0</text:p>
          </table:table-cell>
          <table:table-cell office:value-type="float" office:value="-76894.23" calcext:value-type="float">
            <text:p>-7689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7.887011" calcext:value-type="float">
            <text:p>7.887011</text:p>
          </table:table-cell>
          <table:table-cell office:value-type="float" office:value="1082.33" calcext:value-type="float">
            <text:p>1082.3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74789" calcext:value-type="float">
            <text:p>0.06574789</text:p>
          </table:table-cell>
          <table:table-cell office:value-type="float" office:value="35.26488" calcext:value-type="float">
            <text:p>35.2648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01" calcext:value-type="float">
            <text:p>0.008199701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052" calcext:value-type="float">
            <text:p>6.429052</text:p>
          </table:table-cell>
          <table:table-cell office:value-type="float" office:value="-0.8015963" calcext:value-type="float">
            <text:p>-0.8015963</text:p>
          </table:table-cell>
          <table:table-cell office:value-type="float" office:value="-0.08711046" calcext:value-type="float">
            <text:p>-0.08711046</text:p>
          </table:table-cell>
          <table:table-cell office:value-type="float" office:value="0.000002505456" calcext:value-type="float">
            <text:p>2.505456E-06</text:p>
          </table:table-cell>
          <table:table-cell office:value-type="float" office:value="10.03765" calcext:value-type="float">
            <text:p>10.03765</text:p>
          </table:table-cell>
          <table:table-cell office:value-type="float" office:value="0.9094601" calcext:value-type="float">
            <text:p>0.9094601</text:p>
          </table:table-cell>
          <table:table-cell office:value-type="float" office:value="0.1071909" calcext:value-type="float">
            <text:p>0.1071909</text:p>
          </table:table-cell>
          <table:table-cell office:value-type="float" office:value="0.08033407" calcext:value-type="float">
            <text:p>0.08033407</text:p>
          </table:table-cell>
          <table:table-cell office:value-type="float" office:value="0.04453623" calcext:value-type="float">
            <text:p>0.04453623</text:p>
          </table:table-cell>
          <table:table-cell office:value-type="float" office:value="0.04054958" calcext:value-type="float">
            <text:p>0.04054958</text:p>
          </table:table-cell>
          <table:table-cell office:value-type="float" office:value="0.01919887" calcext:value-type="float">
            <text:p>0.01919887</text:p>
          </table:table-cell>
          <table:table-cell office:value-type="float" office:value="0.01353468" calcext:value-type="float">
            <text:p>0.01353468</text:p>
          </table:table-cell>
          <table:table-cell office:value-type="float" office:value="0.02735688" calcext:value-type="float">
            <text:p>0.02735688</text:p>
          </table:table-cell>
          <table:table-cell office:value-type="float" office:value="0.02294517" calcext:value-type="float">
            <text:p>0.02294517</text:p>
          </table:table-cell>
          <table:table-cell office:value-type="float" office:value="0.02018937" calcext:value-type="float">
            <text:p>0.02018937</text:p>
          </table:table-cell>
          <table:table-cell office:value-type="float" office:value="0.01926538" calcext:value-type="float">
            <text:p>0.01926538</text:p>
          </table:table-cell>
          <table:table-cell office:value-type="float" office:value="0.01973149" calcext:value-type="float">
            <text:p>0.01973149</text:p>
          </table:table-cell>
          <table:table-cell office:value-type="float" office:value="0.005007314" calcext:value-type="float">
            <text:p>0.005007314</text:p>
          </table:table-cell>
          <table:table-cell office:value-type="float" office:value="0.004072369" calcext:value-type="float">
            <text:p>0.004072369</text:p>
          </table:table-cell>
          <table:table-cell office:value-type="float" office:value="0" calcext:value-type="float">
            <text:p>0</text:p>
          </table:table-cell>
          <table:table-cell office:value-type="float" office:value="28.24129" calcext:value-type="float">
            <text:p>28.24129</text:p>
          </table:table-cell>
          <table:table-cell office:value-type="float" office:value="30.06018" calcext:value-type="float">
            <text:p>30.06018</text:p>
          </table:table-cell>
          <table:table-cell office:value-type="float" office:value="34.04338" calcext:value-type="float">
            <text:p>34.04338</text:p>
          </table:table-cell>
          <table:table-cell office:value-type="float" office:value="38.8376" calcext:value-type="float">
            <text:p>38.8376</text:p>
          </table:table-cell>
          <table:table-cell office:value-type="float" office:value="47.10289" calcext:value-type="float">
            <text:p>47.10289</text:p>
          </table:table-cell>
          <table:table-cell office:value-type="float" office:value="29.57861" calcext:value-type="float">
            <text:p>29.57861</text:p>
          </table:table-cell>
          <table:table-cell office:value-type="float" office:value="26.0753" calcext:value-type="float">
            <text:p>26.0753</text:p>
          </table:table-cell>
          <table:table-cell office:value-type="float" office:value="27.81248" calcext:value-type="float">
            <text:p>27.81248</text:p>
          </table:table-cell>
          <table:table-cell office:value-type="float" office:value="14.75013" calcext:value-type="float">
            <text:p>14.75013</text:p>
          </table:table-cell>
          <table:table-cell office:value-type="float" office:value="5.2774" calcext:value-type="float">
            <text:p>5.2774</text:p>
          </table:table-cell>
          <table:table-cell office:value-type="float" office:value="1.972465" calcext:value-type="float">
            <text:p>1.972465</text:p>
          </table:table-cell>
          <table:table-cell office:value-type="float" office:value="0.8560712" calcext:value-type="float">
            <text:p>0.8560712</text:p>
          </table:table-cell>
          <table:table-cell office:value-type="float" office:value="0.3776967" calcext:value-type="float">
            <text:p>0.3776967</text:p>
          </table:table-cell>
          <table:table-cell office:value-type="float" office:value="0.3500416" calcext:value-type="float">
            <text:p>0.3500416</text:p>
          </table:table-cell>
          <table:table-cell office:value-type="float" office:value="0" calcext:value-type="float">
            <text:p>0</text:p>
          </table:table-cell>
          <table:table-cell office:value-type="float" office:value="-76900.23" calcext:value-type="float">
            <text:p>-7690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7.885382" calcext:value-type="float">
            <text:p>7.885382</text:p>
          </table:table-cell>
          <table:table-cell office:value-type="float" office:value="1082.324" calcext:value-type="float">
            <text:p>1082.32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62818" calcext:value-type="float">
            <text:p>0.0662818</text:p>
          </table:table-cell>
          <table:table-cell office:value-type="float" office:value="35.27033" calcext:value-type="float">
            <text:p>35.2703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79" calcext:value-type="float">
            <text:p>0.00819979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543" calcext:value-type="float">
            <text:p>6.429543</text:p>
          </table:table-cell>
          <table:table-cell office:value-type="float" office:value="-0.8015978" calcext:value-type="float">
            <text:p>-0.8015978</text:p>
          </table:table-cell>
          <table:table-cell office:value-type="float" office:value="-0.08720648" calcext:value-type="float">
            <text:p>-0.08720648</text:p>
          </table:table-cell>
          <table:table-cell office:value-type="float" office:value="0.000002505904" calcext:value-type="float">
            <text:p>2.505904E-06</text:p>
          </table:table-cell>
          <table:table-cell office:value-type="float" office:value="10.03431" calcext:value-type="float">
            <text:p>10.03431</text:p>
          </table:table-cell>
          <table:table-cell office:value-type="float" office:value="0.926729" calcext:value-type="float">
            <text:p>0.926729</text:p>
          </table:table-cell>
          <table:table-cell office:value-type="float" office:value="0.1060981" calcext:value-type="float">
            <text:p>0.1060981</text:p>
          </table:table-cell>
          <table:table-cell office:value-type="float" office:value="0.08154581" calcext:value-type="float">
            <text:p>0.08154581</text:p>
          </table:table-cell>
          <table:table-cell office:value-type="float" office:value="0.04558937" calcext:value-type="float">
            <text:p>0.04558937</text:p>
          </table:table-cell>
          <table:table-cell office:value-type="float" office:value="0.04111429" calcext:value-type="float">
            <text:p>0.04111429</text:p>
          </table:table-cell>
          <table:table-cell office:value-type="float" office:value="0.01948205" calcext:value-type="float">
            <text:p>0.01948205</text:p>
          </table:table-cell>
          <table:table-cell office:value-type="float" office:value="0.01352646" calcext:value-type="float">
            <text:p>0.01352646</text:p>
          </table:table-cell>
          <table:table-cell office:value-type="float" office:value="0.02752453" calcext:value-type="float">
            <text:p>0.02752453</text:p>
          </table:table-cell>
          <table:table-cell office:value-type="float" office:value="0.02301396" calcext:value-type="float">
            <text:p>0.02301396</text:p>
          </table:table-cell>
          <table:table-cell office:value-type="float" office:value="0.02021423" calcext:value-type="float">
            <text:p>0.02021423</text:p>
          </table:table-cell>
          <table:table-cell office:value-type="float" office:value="0.01927582" calcext:value-type="float">
            <text:p>0.01927582</text:p>
          </table:table-cell>
          <table:table-cell office:value-type="float" office:value="0.01974188" calcext:value-type="float">
            <text:p>0.01974188</text:p>
          </table:table-cell>
          <table:table-cell office:value-type="float" office:value="0.005007966" calcext:value-type="float">
            <text:p>0.005007966</text:p>
          </table:table-cell>
          <table:table-cell office:value-type="float" office:value="0.004072631" calcext:value-type="float">
            <text:p>0.004072631</text:p>
          </table:table-cell>
          <table:table-cell office:value-type="float" office:value="0" calcext:value-type="float">
            <text:p>0</text:p>
          </table:table-cell>
          <table:table-cell office:value-type="float" office:value="27.5793" calcext:value-type="float">
            <text:p>27.5793</text:p>
          </table:table-cell>
          <table:table-cell office:value-type="float" office:value="30.159" calcext:value-type="float">
            <text:p>30.159</text:p>
          </table:table-cell>
          <table:table-cell office:value-type="float" office:value="34.11673" calcext:value-type="float">
            <text:p>34.11673</text:p>
          </table:table-cell>
          <table:table-cell office:value-type="float" office:value="38.96701" calcext:value-type="float">
            <text:p>38.96701</text:p>
          </table:table-cell>
          <table:table-cell office:value-type="float" office:value="47.50916" calcext:value-type="float">
            <text:p>47.50916</text:p>
          </table:table-cell>
          <table:table-cell office:value-type="float" office:value="29.95058" calcext:value-type="float">
            <text:p>29.95058</text:p>
          </table:table-cell>
          <table:table-cell office:value-type="float" office:value="25.24209" calcext:value-type="float">
            <text:p>25.24209</text:p>
          </table:table-cell>
          <table:table-cell office:value-type="float" office:value="27.849" calcext:value-type="float">
            <text:p>27.849</text:p>
          </table:table-cell>
          <table:table-cell office:value-type="float" office:value="14.74215" calcext:value-type="float">
            <text:p>14.74215</text:p>
          </table:table-cell>
          <table:table-cell office:value-type="float" office:value="5.283371" calcext:value-type="float">
            <text:p>5.283371</text:p>
          </table:table-cell>
          <table:table-cell office:value-type="float" office:value="1.977507" calcext:value-type="float">
            <text:p>1.977507</text:p>
          </table:table-cell>
          <table:table-cell office:value-type="float" office:value="0.8579017" calcext:value-type="float">
            <text:p>0.8579017</text:p>
          </table:table-cell>
          <table:table-cell office:value-type="float" office:value="0.3784434" calcext:value-type="float">
            <text:p>0.3784434</text:p>
          </table:table-cell>
          <table:table-cell office:value-type="float" office:value="0.3500751" calcext:value-type="float">
            <text:p>0.3500751</text:p>
          </table:table-cell>
          <table:table-cell office:value-type="float" office:value="0" calcext:value-type="float">
            <text:p>0</text:p>
          </table:table-cell>
          <table:table-cell office:value-type="float" office:value="-77029.52" calcext:value-type="float">
            <text:p>-77029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7.883324" calcext:value-type="float">
            <text:p>7.883324</text:p>
          </table:table-cell>
          <table:table-cell office:value-type="float" office:value="1082.318" calcext:value-type="float">
            <text:p>1082.318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85263" calcext:value-type="float">
            <text:p>0.06585263</text:p>
          </table:table-cell>
          <table:table-cell office:value-type="float" office:value="35.27765" calcext:value-type="float">
            <text:p>35.2776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199824" calcext:value-type="float">
            <text:p>0.008199824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78" calcext:value-type="float">
            <text:p>6.42978</text:p>
          </table:table-cell>
          <table:table-cell office:value-type="float" office:value="-0.8015981" calcext:value-type="float">
            <text:p>-0.8015981</text:p>
          </table:table-cell>
          <table:table-cell office:value-type="float" office:value="-0.08730938" calcext:value-type="float">
            <text:p>-0.08730938</text:p>
          </table:table-cell>
          <table:table-cell office:value-type="float" office:value="0.000002506823" calcext:value-type="float">
            <text:p>2.506823E-06</text:p>
          </table:table-cell>
          <table:table-cell office:value-type="float" office:value="10.03048" calcext:value-type="float">
            <text:p>10.03048</text:p>
          </table:table-cell>
          <table:table-cell office:value-type="float" office:value="0.9134793" calcext:value-type="float">
            <text:p>0.9134793</text:p>
          </table:table-cell>
          <table:table-cell office:value-type="float" office:value="0.09901217" calcext:value-type="float">
            <text:p>0.09901217</text:p>
          </table:table-cell>
          <table:table-cell office:value-type="float" office:value="0.07785296" calcext:value-type="float">
            <text:p>0.07785296</text:p>
          </table:table-cell>
          <table:table-cell office:value-type="float" office:value="0.04470397" calcext:value-type="float">
            <text:p>0.04470397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01968395" calcext:value-type="float">
            <text:p>0.01968395</text:p>
          </table:table-cell>
          <table:table-cell office:value-type="float" office:value="0.01353957" calcext:value-type="float">
            <text:p>0.01353957</text:p>
          </table:table-cell>
          <table:table-cell office:value-type="float" office:value="0.02767715" calcext:value-type="float">
            <text:p>0.02767715</text:p>
          </table:table-cell>
          <table:table-cell office:value-type="float" office:value="0.0230863" calcext:value-type="float">
            <text:p>0.0230863</text:p>
          </table:table-cell>
          <table:table-cell office:value-type="float" office:value="0.02024035" calcext:value-type="float">
            <text:p>0.02024035</text:p>
          </table:table-cell>
          <table:table-cell office:value-type="float" office:value="0.01928692" calcext:value-type="float">
            <text:p>0.01928692</text:p>
          </table:table-cell>
          <table:table-cell office:value-type="float" office:value="0.01975351" calcext:value-type="float">
            <text:p>0.01975351</text:p>
          </table:table-cell>
          <table:table-cell office:value-type="float" office:value="0.005008437" calcext:value-type="float">
            <text:p>0.005008437</text:p>
          </table:table-cell>
          <table:table-cell office:value-type="float" office:value="0.004073464" calcext:value-type="float">
            <text:p>0.004073464</text:p>
          </table:table-cell>
          <table:table-cell office:value-type="float" office:value="0" calcext:value-type="float">
            <text:p>0</text:p>
          </table:table-cell>
          <table:table-cell office:value-type="float" office:value="26.5598" calcext:value-type="float">
            <text:p>26.5598</text:p>
          </table:table-cell>
          <table:table-cell office:value-type="float" office:value="30.44416" calcext:value-type="float">
            <text:p>30.44416</text:p>
          </table:table-cell>
          <table:table-cell office:value-type="float" office:value="34.20932" calcext:value-type="float">
            <text:p>34.20932</text:p>
          </table:table-cell>
          <table:table-cell office:value-type="float" office:value="39.11749" calcext:value-type="float">
            <text:p>39.11749</text:p>
          </table:table-cell>
          <table:table-cell office:value-type="float" office:value="48.06396" calcext:value-type="float">
            <text:p>48.06396</text:p>
          </table:table-cell>
          <table:table-cell office:value-type="float" office:value="30.23958" calcext:value-type="float">
            <text:p>30.23958</text:p>
          </table:table-cell>
          <table:table-cell office:value-type="float" office:value="24.67003" calcext:value-type="float">
            <text:p>24.67003</text:p>
          </table:table-cell>
          <table:table-cell office:value-type="float" office:value="27.82814" calcext:value-type="float">
            <text:p>27.82814</text:p>
          </table:table-cell>
          <table:table-cell office:value-type="float" office:value="14.73839" calcext:value-type="float">
            <text:p>14.73839</text:p>
          </table:table-cell>
          <table:table-cell office:value-type="float" office:value="5.288479" calcext:value-type="float">
            <text:p>5.288479</text:p>
          </table:table-cell>
          <table:table-cell office:value-type="float" office:value="1.982462" calcext:value-type="float">
            <text:p>1.982462</text:p>
          </table:table-cell>
          <table:table-cell office:value-type="float" office:value="0.8597787" calcext:value-type="float">
            <text:p>0.8597787</text:p>
          </table:table-cell>
          <table:table-cell office:value-type="float" office:value="0.3791645" calcext:value-type="float">
            <text:p>0.3791645</text:p>
          </table:table-cell>
          <table:table-cell office:value-type="float" office:value="0.3501155" calcext:value-type="float">
            <text:p>0.3501155</text:p>
          </table:table-cell>
          <table:table-cell office:value-type="float" office:value="0" calcext:value-type="float">
            <text:p>0</text:p>
          </table:table-cell>
          <table:table-cell office:value-type="float" office:value="-76869.29" calcext:value-type="float">
            <text:p>-7686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7.881015" calcext:value-type="float">
            <text:p>7.881015</text:p>
          </table:table-cell>
          <table:table-cell office:value-type="float" office:value="1082.312" calcext:value-type="float">
            <text:p>1082.31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70823" calcext:value-type="float">
            <text:p>0.06570823</text:p>
          </table:table-cell>
          <table:table-cell office:value-type="float" office:value="35.28555" calcext:value-type="float">
            <text:p>35.2855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0408" calcext:value-type="float">
            <text:p>0.008200408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29994" calcext:value-type="float">
            <text:p>6.429994</text:p>
          </table:table-cell>
          <table:table-cell office:value-type="float" office:value="-0.8015968" calcext:value-type="float">
            <text:p>-0.8015968</text:p>
          </table:table-cell>
          <table:table-cell office:value-type="float" office:value="-0.08754662" calcext:value-type="float">
            <text:p>-0.08754662</text:p>
          </table:table-cell>
          <table:table-cell office:value-type="float" office:value="0.000002508267" calcext:value-type="float">
            <text:p>2.508267E-06</text:p>
          </table:table-cell>
          <table:table-cell office:value-type="float" office:value="10.02677" calcext:value-type="float">
            <text:p>10.02677</text:p>
          </table:table-cell>
          <table:table-cell office:value-type="float" office:value="0.8852122" calcext:value-type="float">
            <text:p>0.8852122</text:p>
          </table:table-cell>
          <table:table-cell office:value-type="float" office:value="0.1060083" calcext:value-type="float">
            <text:p>0.1060083</text:p>
          </table:table-cell>
          <table:table-cell office:value-type="float" office:value="0.07331347" calcext:value-type="float">
            <text:p>0.07331347</text:p>
          </table:table-cell>
          <table:table-cell office:value-type="float" office:value="0.04336395" calcext:value-type="float">
            <text:p>0.04336395</text:p>
          </table:table-cell>
          <table:table-cell office:value-type="float" office:value="0.03972106" calcext:value-type="float">
            <text:p>0.03972106</text:p>
          </table:table-cell>
          <table:table-cell office:value-type="float" office:value="0.01983196" calcext:value-type="float">
            <text:p>0.01983196</text:p>
          </table:table-cell>
          <table:table-cell office:value-type="float" office:value="0.01360456" calcext:value-type="float">
            <text:p>0.01360456</text:p>
          </table:table-cell>
          <table:table-cell office:value-type="float" office:value="0.02781886" calcext:value-type="float">
            <text:p>0.02781886</text:p>
          </table:table-cell>
          <table:table-cell office:value-type="float" office:value="0.02315823" calcext:value-type="float">
            <text:p>0.02315823</text:p>
          </table:table-cell>
          <table:table-cell office:value-type="float" office:value="0.02026744" calcext:value-type="float">
            <text:p>0.02026744</text:p>
          </table:table-cell>
          <table:table-cell office:value-type="float" office:value="0.01929867" calcext:value-type="float">
            <text:p>0.01929867</text:p>
          </table:table-cell>
          <table:table-cell office:value-type="float" office:value="0.01976625" calcext:value-type="float">
            <text:p>0.01976625</text:p>
          </table:table-cell>
          <table:table-cell office:value-type="float" office:value="0.005007914" calcext:value-type="float">
            <text:p>0.005007914</text:p>
          </table:table-cell>
          <table:table-cell office:value-type="float" office:value="0.004075535" calcext:value-type="float">
            <text:p>0.004075535</text:p>
          </table:table-cell>
          <table:table-cell office:value-type="float" office:value="0" calcext:value-type="float">
            <text:p>0</text:p>
          </table:table-cell>
          <table:table-cell office:value-type="float" office:value="20.98859" calcext:value-type="float">
            <text:p>20.98859</text:p>
          </table:table-cell>
          <table:table-cell office:value-type="float" office:value="31.78899" calcext:value-type="float">
            <text:p>31.78899</text:p>
          </table:table-cell>
          <table:table-cell office:value-type="float" office:value="34.36345" calcext:value-type="float">
            <text:p>34.36345</text:p>
          </table:table-cell>
          <table:table-cell office:value-type="float" office:value="39.32132" calcext:value-type="float">
            <text:p>39.32132</text:p>
          </table:table-cell>
          <table:table-cell office:value-type="float" office:value="48.82879" calcext:value-type="float">
            <text:p>48.82879</text:p>
          </table:table-cell>
          <table:table-cell office:value-type="float" office:value="30.26079" calcext:value-type="float">
            <text:p>30.26079</text:p>
          </table:table-cell>
          <table:table-cell office:value-type="float" office:value="24.50698" calcext:value-type="float">
            <text:p>24.50698</text:p>
          </table:table-cell>
          <table:table-cell office:value-type="float" office:value="27.77597" calcext:value-type="float">
            <text:p>27.77597</text:p>
          </table:table-cell>
          <table:table-cell office:value-type="float" office:value="14.73302" calcext:value-type="float">
            <text:p>14.73302</text:p>
          </table:table-cell>
          <table:table-cell office:value-type="float" office:value="5.292849" calcext:value-type="float">
            <text:p>5.292849</text:p>
          </table:table-cell>
          <table:table-cell office:value-type="float" office:value="1.987321" calcext:value-type="float">
            <text:p>1.987321</text:p>
          </table:table-cell>
          <table:table-cell office:value-type="float" office:value="0.8616686" calcext:value-type="float">
            <text:p>0.8616686</text:p>
          </table:table-cell>
          <table:table-cell office:value-type="float" office:value="0.3796224" calcext:value-type="float">
            <text:p>0.3796224</text:p>
          </table:table-cell>
          <table:table-cell office:value-type="float" office:value="0.3501757" calcext:value-type="float">
            <text:p>0.3501757</text:p>
          </table:table-cell>
          <table:table-cell office:value-type="float" office:value="0" calcext:value-type="float">
            <text:p>0</text:p>
          </table:table-cell>
          <table:table-cell office:value-type="float" office:value="-76788.91" calcext:value-type="float">
            <text:p>-7678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7.878715" calcext:value-type="float">
            <text:p>7.878715</text:p>
          </table:table-cell>
          <table:table-cell office:value-type="float" office:value="1082.307" calcext:value-type="float">
            <text:p>1082.30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62891" calcext:value-type="float">
            <text:p>0.0662891</text:p>
          </table:table-cell>
          <table:table-cell office:value-type="float" office:value="35.29374" calcext:value-type="float">
            <text:p>35.2937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093" calcext:value-type="float">
            <text:p>0.008202093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1077" calcext:value-type="float">
            <text:p>6.431077</text:p>
          </table:table-cell>
          <table:table-cell office:value-type="float" office:value="-0.8016015" calcext:value-type="float">
            <text:p>-0.8016015</text:p>
          </table:table-cell>
          <table:table-cell office:value-type="float" office:value="-0.08768076" calcext:value-type="float">
            <text:p>-0.08768076</text:p>
          </table:table-cell>
          <table:table-cell office:value-type="float" office:value="0.000002508267" calcext:value-type="float">
            <text:p>2.508267E-06</text:p>
          </table:table-cell>
          <table:table-cell office:value-type="float" office:value="10.02268" calcext:value-type="float">
            <text:p>10.02268</text:p>
          </table:table-cell>
          <table:table-cell office:value-type="float" office:value="0.9714513" calcext:value-type="float">
            <text:p>0.9714513</text:p>
          </table:table-cell>
          <table:table-cell office:value-type="float" office:value="0.09942343" calcext:value-type="float">
            <text:p>0.09942343</text:p>
          </table:table-cell>
          <table:table-cell office:value-type="float" office:value="0.06984152" calcext:value-type="float">
            <text:p>0.06984152</text:p>
          </table:table-cell>
          <table:table-cell office:value-type="float" office:value="0.04225986" calcext:value-type="float">
            <text:p>0.04225986</text:p>
          </table:table-cell>
          <table:table-cell office:value-type="float" office:value="0.03925389" calcext:value-type="float">
            <text:p>0.03925389</text:p>
          </table:table-cell>
          <table:table-cell office:value-type="float" office:value="0.01997911" calcext:value-type="float">
            <text:p>0.01997911</text:p>
          </table:table-cell>
          <table:table-cell office:value-type="float" office:value="0.0136601" calcext:value-type="float">
            <text:p>0.0136601</text:p>
          </table:table-cell>
          <table:table-cell office:value-type="float" office:value="0.02797585" calcext:value-type="float">
            <text:p>0.02797585</text:p>
          </table:table-cell>
          <table:table-cell office:value-type="float" office:value="0.02322901" calcext:value-type="float">
            <text:p>0.02322901</text:p>
          </table:table-cell>
          <table:table-cell office:value-type="float" office:value="0.02029507" calcext:value-type="float">
            <text:p>0.02029507</text:p>
          </table:table-cell>
          <table:table-cell office:value-type="float" office:value="0.01931099" calcext:value-type="float">
            <text:p>0.01931099</text:p>
          </table:table-cell>
          <table:table-cell office:value-type="float" office:value="0.01977984" calcext:value-type="float">
            <text:p>0.01977984</text:p>
          </table:table-cell>
          <table:table-cell office:value-type="float" office:value="0.005006318" calcext:value-type="float">
            <text:p>0.005006318</text:p>
          </table:table-cell>
          <table:table-cell office:value-type="float" office:value="0.004074888" calcext:value-type="float">
            <text:p>0.004074888</text:p>
          </table:table-cell>
          <table:table-cell office:value-type="float" office:value="0" calcext:value-type="float">
            <text:p>0</text:p>
          </table:table-cell>
          <table:table-cell office:value-type="float" office:value="20.09099" calcext:value-type="float">
            <text:p>20.09099</text:p>
          </table:table-cell>
          <table:table-cell office:value-type="float" office:value="31.81637" calcext:value-type="float">
            <text:p>31.81637</text:p>
          </table:table-cell>
          <table:table-cell office:value-type="float" office:value="34.63183" calcext:value-type="float">
            <text:p>34.63183</text:p>
          </table:table-cell>
          <table:table-cell office:value-type="float" office:value="39.57226" calcext:value-type="float">
            <text:p>39.57226</text:p>
          </table:table-cell>
          <table:table-cell office:value-type="float" office:value="49.99096" calcext:value-type="float">
            <text:p>49.99096</text:p>
          </table:table-cell>
          <table:table-cell office:value-type="float" office:value="30.16894" calcext:value-type="float">
            <text:p>30.16894</text:p>
          </table:table-cell>
          <table:table-cell office:value-type="float" office:value="23.97873" calcext:value-type="float">
            <text:p>23.97873</text:p>
          </table:table-cell>
          <table:table-cell office:value-type="float" office:value="27.82919" calcext:value-type="float">
            <text:p>27.82919</text:p>
          </table:table-cell>
          <table:table-cell office:value-type="float" office:value="14.72783" calcext:value-type="float">
            <text:p>14.72783</text:p>
          </table:table-cell>
          <table:table-cell office:value-type="float" office:value="5.296347" calcext:value-type="float">
            <text:p>5.296347</text:p>
          </table:table-cell>
          <table:table-cell office:value-type="float" office:value="1.992061" calcext:value-type="float">
            <text:p>1.992061</text:p>
          </table:table-cell>
          <table:table-cell office:value-type="float" office:value="0.8635067" calcext:value-type="float">
            <text:p>0.8635067</text:p>
          </table:table-cell>
          <table:table-cell office:value-type="float" office:value="0.3796587" calcext:value-type="float">
            <text:p>0.3796587</text:p>
          </table:table-cell>
          <table:table-cell office:value-type="float" office:value="0.3502448" calcext:value-type="float">
            <text:p>0.3502448</text:p>
          </table:table-cell>
          <table:table-cell office:value-type="float" office:value="0" calcext:value-type="float">
            <text:p>0</text:p>
          </table:table-cell>
          <table:table-cell office:value-type="float" office:value="-76898.84" calcext:value-type="float">
            <text:p>-7689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7.876351" calcext:value-type="float">
            <text:p>7.876351</text:p>
          </table:table-cell>
          <table:table-cell office:value-type="float" office:value="1082.302" calcext:value-type="float">
            <text:p>1082.30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97426" calcext:value-type="float">
            <text:p>0.06597426</text:p>
          </table:table-cell>
          <table:table-cell office:value-type="float" office:value="35.30193" calcext:value-type="float">
            <text:p>35.3019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1068" calcext:value-type="float">
            <text:p>6.431068</text:p>
          </table:table-cell>
          <table:table-cell office:value-type="float" office:value="-0.8016005" calcext:value-type="float">
            <text:p>-0.8016005</text:p>
          </table:table-cell>
          <table:table-cell office:value-type="float" office:value="-0.08789474" calcext:value-type="float">
            <text:p>-0.08789474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10.01893" calcext:value-type="float">
            <text:p>10.01893</text:p>
          </table:table-cell>
          <table:table-cell office:value-type="float" office:value="0.9154088" calcext:value-type="float">
            <text:p>0.9154088</text:p>
          </table:table-cell>
          <table:table-cell office:value-type="float" office:value="0.1067992" calcext:value-type="float">
            <text:p>0.1067992</text:p>
          </table:table-cell>
          <table:table-cell office:value-type="float" office:value="0.06689257" calcext:value-type="float">
            <text:p>0.06689257</text:p>
          </table:table-cell>
          <table:table-cell office:value-type="float" office:value="0.04125218" calcext:value-type="float">
            <text:p>0.04125218</text:p>
          </table:table-cell>
          <table:table-cell office:value-type="float" office:value="0.03966707" calcext:value-type="float">
            <text:p>0.03966707</text:p>
          </table:table-cell>
          <table:table-cell office:value-type="float" office:value="0.01998788" calcext:value-type="float">
            <text:p>0.01998788</text:p>
          </table:table-cell>
          <table:table-cell office:value-type="float" office:value="0.01350197" calcext:value-type="float">
            <text:p>0.01350197</text:p>
          </table:table-cell>
          <table:table-cell office:value-type="float" office:value="0.02813786" calcext:value-type="float">
            <text:p>0.02813786</text:p>
          </table:table-cell>
          <table:table-cell office:value-type="float" office:value="0.02330277" calcext:value-type="float">
            <text:p>0.02330277</text:p>
          </table:table-cell>
          <table:table-cell office:value-type="float" office:value="0.02032312" calcext:value-type="float">
            <text:p>0.02032312</text:p>
          </table:table-cell>
          <table:table-cell office:value-type="float" office:value="0.01932378" calcext:value-type="float">
            <text:p>0.01932378</text:p>
          </table:table-cell>
          <table:table-cell office:value-type="float" office:value="0.01979417" calcext:value-type="float">
            <text:p>0.01979417</text:p>
          </table:table-cell>
          <table:table-cell office:value-type="float" office:value="0.005006657" calcext:value-type="float">
            <text:p>0.005006657</text:p>
          </table:table-cell>
          <table:table-cell office:value-type="float" office:value="0.004075523" calcext:value-type="float">
            <text:p>0.004075523</text:p>
          </table:table-cell>
          <table:table-cell office:value-type="float" office:value="0" calcext:value-type="float">
            <text:p>0</text:p>
          </table:table-cell>
          <table:table-cell office:value-type="float" office:value="16.28664" calcext:value-type="float">
            <text:p>16.28664</text:p>
          </table:table-cell>
          <table:table-cell office:value-type="float" office:value="32.42056" calcext:value-type="float">
            <text:p>32.42056</text:p>
          </table:table-cell>
          <table:table-cell office:value-type="float" office:value="35.02291" calcext:value-type="float">
            <text:p>35.02291</text:p>
          </table:table-cell>
          <table:table-cell office:value-type="float" office:value="40.18435" calcext:value-type="float">
            <text:p>40.18435</text:p>
          </table:table-cell>
          <table:table-cell office:value-type="float" office:value="53.45696" calcext:value-type="float">
            <text:p>53.45696</text:p>
          </table:table-cell>
          <table:table-cell office:value-type="float" office:value="29.75669" calcext:value-type="float">
            <text:p>29.75669</text:p>
          </table:table-cell>
          <table:table-cell office:value-type="float" office:value="22.6076" calcext:value-type="float">
            <text:p>22.6076</text:p>
          </table:table-cell>
          <table:table-cell office:value-type="float" office:value="27.95609" calcext:value-type="float">
            <text:p>27.95609</text:p>
          </table:table-cell>
          <table:table-cell office:value-type="float" office:value="14.74998" calcext:value-type="float">
            <text:p>14.74998</text:p>
          </table:table-cell>
          <table:table-cell office:value-type="float" office:value="5.299604" calcext:value-type="float">
            <text:p>5.299604</text:p>
          </table:table-cell>
          <table:table-cell office:value-type="float" office:value="1.996642" calcext:value-type="float">
            <text:p>1.996642</text:p>
          </table:table-cell>
          <table:table-cell office:value-type="float" office:value="0.8652883" calcext:value-type="float">
            <text:p>0.8652883</text:p>
          </table:table-cell>
          <table:table-cell office:value-type="float" office:value="0.380394" calcext:value-type="float">
            <text:p>0.380394</text:p>
          </table:table-cell>
          <table:table-cell office:value-type="float" office:value="0.3503002" calcext:value-type="float">
            <text:p>0.3503002</text:p>
          </table:table-cell>
          <table:table-cell office:value-type="float" office:value="0" calcext:value-type="float">
            <text:p>0</text:p>
          </table:table-cell>
          <table:table-cell office:value-type="float" office:value="-77028.88" calcext:value-type="float">
            <text:p>-7702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7.874042" calcext:value-type="float">
            <text:p>7.874042</text:p>
          </table:table-cell>
          <table:table-cell office:value-type="float" office:value="1082.297" calcext:value-type="float">
            <text:p>1082.29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17681" calcext:value-type="float">
            <text:p>0.06517681</text:p>
          </table:table-cell>
          <table:table-cell office:value-type="float" office:value="35.30972" calcext:value-type="float">
            <text:p>35.3097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977" calcext:value-type="float">
            <text:p>6.430977</text:p>
          </table:table-cell>
          <table:table-cell office:value-type="float" office:value="-0.8016007" calcext:value-type="float">
            <text:p>-0.8016007</text:p>
          </table:table-cell>
          <table:table-cell office:value-type="float" office:value="-0.08793733" calcext:value-type="float">
            <text:p>-0.08793733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10.01448" calcext:value-type="float">
            <text:p>10.01448</text:p>
          </table:table-cell>
          <table:table-cell office:value-type="float" office:value="0.8835148" calcext:value-type="float">
            <text:p>0.8835148</text:p>
          </table:table-cell>
          <table:table-cell office:value-type="float" office:value="0.09634839" calcext:value-type="float">
            <text:p>0.09634839</text:p>
          </table:table-cell>
          <table:table-cell office:value-type="float" office:value="0.06475823" calcext:value-type="float">
            <text:p>0.06475823</text:p>
          </table:table-cell>
          <table:table-cell office:value-type="float" office:value="0.04064476" calcext:value-type="float">
            <text:p>0.04064476</text:p>
          </table:table-cell>
          <table:table-cell office:value-type="float" office:value="0.04001264" calcext:value-type="float">
            <text:p>0.04001264</text:p>
          </table:table-cell>
          <table:table-cell office:value-type="float" office:value="0.02000907" calcext:value-type="float">
            <text:p>0.02000907</text:p>
          </table:table-cell>
          <table:table-cell office:value-type="float" office:value="0.01353681" calcext:value-type="float">
            <text:p>0.01353681</text:p>
          </table:table-cell>
          <table:table-cell office:value-type="float" office:value="0.02825168" calcext:value-type="float">
            <text:p>0.02825168</text:p>
          </table:table-cell>
          <table:table-cell office:value-type="float" office:value="0.02337259" calcext:value-type="float">
            <text:p>0.02337259</text:p>
          </table:table-cell>
          <table:table-cell office:value-type="float" office:value="0.02035143" calcext:value-type="float">
            <text:p>0.02035143</text:p>
          </table:table-cell>
          <table:table-cell office:value-type="float" office:value="0.019337" calcext:value-type="float">
            <text:p>0.019337</text:p>
          </table:table-cell>
          <table:table-cell office:value-type="float" office:value="0.01980944" calcext:value-type="float">
            <text:p>0.01980944</text:p>
          </table:table-cell>
          <table:table-cell office:value-type="float" office:value="0.005005755" calcext:value-type="float">
            <text:p>0.005005755</text:p>
          </table:table-cell>
          <table:table-cell office:value-type="float" office:value="0.004072312" calcext:value-type="float">
            <text:p>0.004072312</text:p>
          </table:table-cell>
          <table:table-cell office:value-type="float" office:value="0" calcext:value-type="float">
            <text:p>0</text:p>
          </table:table-cell>
          <table:table-cell office:value-type="float" office:value="18.32798" calcext:value-type="float">
            <text:p>18.32798</text:p>
          </table:table-cell>
          <table:table-cell office:value-type="float" office:value="31.66881" calcext:value-type="float">
            <text:p>31.66881</text:p>
          </table:table-cell>
          <table:table-cell office:value-type="float" office:value="35.45157" calcext:value-type="float">
            <text:p>35.45157</text:p>
          </table:table-cell>
          <table:table-cell office:value-type="float" office:value="41.27316" calcext:value-type="float">
            <text:p>41.27316</text:p>
          </table:table-cell>
          <table:table-cell office:value-type="float" office:value="53.79222" calcext:value-type="float">
            <text:p>53.79222</text:p>
          </table:table-cell>
          <table:table-cell office:value-type="float" office:value="29.52501" calcext:value-type="float">
            <text:p>29.52501</text:p>
          </table:table-cell>
          <table:table-cell office:value-type="float" office:value="22.25297" calcext:value-type="float">
            <text:p>22.25297</text:p>
          </table:table-cell>
          <table:table-cell office:value-type="float" office:value="27.90452" calcext:value-type="float">
            <text:p>27.90452</text:p>
          </table:table-cell>
          <table:table-cell office:value-type="float" office:value="14.77279" calcext:value-type="float">
            <text:p>14.77279</text:p>
          </table:table-cell>
          <table:table-cell office:value-type="float" office:value="5.30387" calcext:value-type="float">
            <text:p>5.30387</text:p>
          </table:table-cell>
          <table:table-cell office:value-type="float" office:value="2.001128" calcext:value-type="float">
            <text:p>2.001128</text:p>
          </table:table-cell>
          <table:table-cell office:value-type="float" office:value="0.8670607" calcext:value-type="float">
            <text:p>0.8670607</text:p>
          </table:table-cell>
          <table:table-cell office:value-type="float" office:value="0.3806893" calcext:value-type="float">
            <text:p>0.3806893</text:p>
          </table:table-cell>
          <table:table-cell office:value-type="float" office:value="0.3503861" calcext:value-type="float">
            <text:p>0.3503861</text:p>
          </table:table-cell>
          <table:table-cell office:value-type="float" office:value="0" calcext:value-type="float">
            <text:p>0</text:p>
          </table:table-cell>
          <table:table-cell office:value-type="float" office:value="-76990.87" calcext:value-type="float">
            <text:p>-7699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7.871889" calcext:value-type="float">
            <text:p>7.871889</text:p>
          </table:table-cell>
          <table:table-cell office:value-type="float" office:value="1082.293" calcext:value-type="float">
            <text:p>1082.293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92011" calcext:value-type="float">
            <text:p>0.06492011</text:p>
          </table:table-cell>
          <table:table-cell office:value-type="float" office:value="35.31674" calcext:value-type="float">
            <text:p>35.3167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885" calcext:value-type="float">
            <text:p>6.430885</text:p>
          </table:table-cell>
          <table:table-cell office:value-type="float" office:value="-0.8016018" calcext:value-type="float">
            <text:p>-0.8016018</text:p>
          </table:table-cell>
          <table:table-cell office:value-type="float" office:value="-0.08797259" calcext:value-type="float">
            <text:p>-0.08797259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10.00977" calcext:value-type="float">
            <text:p>10.00977</text:p>
          </table:table-cell>
          <table:table-cell office:value-type="float" office:value="0.8784558" calcext:value-type="float">
            <text:p>0.8784558</text:p>
          </table:table-cell>
          <table:table-cell office:value-type="float" office:value="0.09118657" calcext:value-type="float">
            <text:p>0.09118657</text:p>
          </table:table-cell>
          <table:table-cell office:value-type="float" office:value="0.06280264" calcext:value-type="float">
            <text:p>0.06280264</text:p>
          </table:table-cell>
          <table:table-cell office:value-type="float" office:value="0.0402387" calcext:value-type="float">
            <text:p>0.0402387</text:p>
          </table:table-cell>
          <table:table-cell office:value-type="float" office:value="0.03993851" calcext:value-type="float">
            <text:p>0.03993851</text:p>
          </table:table-cell>
          <table:table-cell office:value-type="float" office:value="0.02011563" calcext:value-type="float">
            <text:p>0.02011563</text:p>
          </table:table-cell>
          <table:table-cell office:value-type="float" office:value="0.01361959" calcext:value-type="float">
            <text:p>0.01361959</text:p>
          </table:table-cell>
          <table:table-cell office:value-type="float" office:value="0.02835608" calcext:value-type="float">
            <text:p>0.02835608</text:p>
          </table:table-cell>
          <table:table-cell office:value-type="float" office:value="0.02343662" calcext:value-type="float">
            <text:p>0.02343662</text:p>
          </table:table-cell>
          <table:table-cell office:value-type="float" office:value="0.02037952" calcext:value-type="float">
            <text:p>0.02037952</text:p>
          </table:table-cell>
          <table:table-cell office:value-type="float" office:value="0.01935058" calcext:value-type="float">
            <text:p>0.01935058</text:p>
          </table:table-cell>
          <table:table-cell office:value-type="float" office:value="0.01982542" calcext:value-type="float">
            <text:p>0.01982542</text:p>
          </table:table-cell>
          <table:table-cell office:value-type="float" office:value="0.005004953" calcext:value-type="float">
            <text:p>0.005004953</text:p>
          </table:table-cell>
          <table:table-cell office:value-type="float" office:value="0.004069772" calcext:value-type="float">
            <text:p>0.004069772</text:p>
          </table:table-cell>
          <table:table-cell office:value-type="float" office:value="0" calcext:value-type="float">
            <text:p>0</text:p>
          </table:table-cell>
          <table:table-cell office:value-type="float" office:value="19.56353" calcext:value-type="float">
            <text:p>19.56353</text:p>
          </table:table-cell>
          <table:table-cell office:value-type="float" office:value="31.68908" calcext:value-type="float">
            <text:p>31.68908</text:p>
          </table:table-cell>
          <table:table-cell office:value-type="float" office:value="35.62281" calcext:value-type="float">
            <text:p>35.62281</text:p>
          </table:table-cell>
          <table:table-cell office:value-type="float" office:value="42.36227" calcext:value-type="float">
            <text:p>42.36227</text:p>
          </table:table-cell>
          <table:table-cell office:value-type="float" office:value="51.21616" calcext:value-type="float">
            <text:p>51.21616</text:p>
          </table:table-cell>
          <table:table-cell office:value-type="float" office:value="29.71268" calcext:value-type="float">
            <text:p>29.71268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7.84405" calcext:value-type="float">
            <text:p>27.84405</text:p>
          </table:table-cell>
          <table:table-cell office:value-type="float" office:value="14.78297" calcext:value-type="float">
            <text:p>14.78297</text:p>
          </table:table-cell>
          <table:table-cell office:value-type="float" office:value="5.308403" calcext:value-type="float">
            <text:p>5.308403</text:p>
          </table:table-cell>
          <table:table-cell office:value-type="float" office:value="2.005557" calcext:value-type="float">
            <text:p>2.005557</text:p>
          </table:table-cell>
          <table:table-cell office:value-type="float" office:value="0.8687899" calcext:value-type="float">
            <text:p>0.8687899</text:p>
          </table:table-cell>
          <table:table-cell office:value-type="float" office:value="0.381011" calcext:value-type="float">
            <text:p>0.381011</text:p>
          </table:table-cell>
          <table:table-cell office:value-type="float" office:value="0.3504956" calcext:value-type="float">
            <text:p>0.3504956</text:p>
          </table:table-cell>
          <table:table-cell office:value-type="float" office:value="0" calcext:value-type="float">
            <text:p>0</text:p>
          </table:table-cell>
          <table:table-cell office:value-type="float" office:value="-76988.13" calcext:value-type="float">
            <text:p>-76988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7.87008" calcext:value-type="float">
            <text:p>7.87008</text:p>
          </table:table-cell>
          <table:table-cell office:value-type="float" office:value="1082.29" calcext:value-type="float">
            <text:p>1082.2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99933" calcext:value-type="float">
            <text:p>0.06499933</text:p>
          </table:table-cell>
          <table:table-cell office:value-type="float" office:value="35.3227" calcext:value-type="float">
            <text:p>35.322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794" calcext:value-type="float">
            <text:p>6.430794</text:p>
          </table:table-cell>
          <table:table-cell office:value-type="float" office:value="-0.8016036" calcext:value-type="float">
            <text:p>-0.8016036</text:p>
          </table:table-cell>
          <table:table-cell office:value-type="float" office:value="-0.08798629" calcext:value-type="float">
            <text:p>-0.08798629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10.00529" calcext:value-type="float">
            <text:p>10.00529</text:p>
          </table:table-cell>
          <table:table-cell office:value-type="float" office:value="0.8710328" calcext:value-type="float">
            <text:p>0.8710328</text:p>
          </table:table-cell>
          <table:table-cell office:value-type="float" office:value="0.0920919" calcext:value-type="float">
            <text:p>0.0920919</text:p>
          </table:table-cell>
          <table:table-cell office:value-type="float" office:value="0.06316643" calcext:value-type="float">
            <text:p>0.06316643</text:p>
          </table:table-cell>
          <table:table-cell office:value-type="float" office:value="0.03969844" calcext:value-type="float">
            <text:p>0.03969844</text:p>
          </table:table-cell>
          <table:table-cell office:value-type="float" office:value="0.04006639" calcext:value-type="float">
            <text:p>0.04006639</text:p>
          </table:table-cell>
          <table:table-cell office:value-type="float" office:value="0.0202055" calcext:value-type="float">
            <text:p>0.0202055</text:p>
          </table:table-cell>
          <table:table-cell office:value-type="float" office:value="0.01371378" calcext:value-type="float">
            <text:p>0.01371378</text:p>
          </table:table-cell>
          <table:table-cell office:value-type="float" office:value="0.02845826" calcext:value-type="float">
            <text:p>0.02845826</text:p>
          </table:table-cell>
          <table:table-cell office:value-type="float" office:value="0.02349595" calcext:value-type="float">
            <text:p>0.02349595</text:p>
          </table:table-cell>
          <table:table-cell office:value-type="float" office:value="0.02040705" calcext:value-type="float">
            <text:p>0.02040705</text:p>
          </table:table-cell>
          <table:table-cell office:value-type="float" office:value="0.01936441" calcext:value-type="float">
            <text:p>0.01936441</text:p>
          </table:table-cell>
          <table:table-cell office:value-type="float" office:value="0.01984197" calcext:value-type="float">
            <text:p>0.01984197</text:p>
          </table:table-cell>
          <table:table-cell office:value-type="float" office:value="0.005004269" calcext:value-type="float">
            <text:p>0.005004269</text:p>
          </table:table-cell>
          <table:table-cell office:value-type="float" office:value="0.004067019" calcext:value-type="float">
            <text:p>0.004067019</text:p>
          </table:table-cell>
          <table:table-cell office:value-type="float" office:value="0" calcext:value-type="float">
            <text:p>0</text:p>
          </table:table-cell>
          <table:table-cell office:value-type="float" office:value="20.25001" calcext:value-type="float">
            <text:p>20.25001</text:p>
          </table:table-cell>
          <table:table-cell office:value-type="float" office:value="31.73456" calcext:value-type="float">
            <text:p>31.73456</text:p>
          </table:table-cell>
          <table:table-cell office:value-type="float" office:value="35.8229" calcext:value-type="float">
            <text:p>35.8229</text:p>
          </table:table-cell>
          <table:table-cell office:value-type="float" office:value="43.012" calcext:value-type="float">
            <text:p>43.012</text:p>
          </table:table-cell>
          <table:table-cell office:value-type="float" office:value="49.47063" calcext:value-type="float">
            <text:p>49.47063</text:p>
          </table:table-cell>
          <table:table-cell office:value-type="float" office:value="29.81066" calcext:value-type="float">
            <text:p>29.81066</text:p>
          </table:table-cell>
          <table:table-cell office:value-type="float" office:value="22.19268" calcext:value-type="float">
            <text:p>22.19268</text:p>
          </table:table-cell>
          <table:table-cell office:value-type="float" office:value="27.80729" calcext:value-type="float">
            <text:p>27.80729</text:p>
          </table:table-cell>
          <table:table-cell office:value-type="float" office:value="14.78452" calcext:value-type="float">
            <text:p>14.78452</text:p>
          </table:table-cell>
          <table:table-cell office:value-type="float" office:value="5.312708" calcext:value-type="float">
            <text:p>5.312708</text:p>
          </table:table-cell>
          <table:table-cell office:value-type="float" office:value="2.009925" calcext:value-type="float">
            <text:p>2.009925</text:p>
          </table:table-cell>
          <table:table-cell office:value-type="float" office:value="0.8704684" calcext:value-type="float">
            <text:p>0.8704684</text:p>
          </table:table-cell>
          <table:table-cell office:value-type="float" office:value="0.3813339" calcext:value-type="float">
            <text:p>0.3813339</text:p>
          </table:table-cell>
          <table:table-cell office:value-type="float" office:value="0.350592" calcext:value-type="float">
            <text:p>0.350592</text:p>
          </table:table-cell>
          <table:table-cell office:value-type="float" office:value="0" calcext:value-type="float">
            <text:p>0</text:p>
          </table:table-cell>
          <table:table-cell office:value-type="float" office:value="-77004.09" calcext:value-type="float">
            <text:p>-7700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7.868522" calcext:value-type="float">
            <text:p>7.868522</text:p>
          </table:table-cell>
          <table:table-cell office:value-type="float" office:value="1082.287" calcext:value-type="float">
            <text:p>1082.28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25937" calcext:value-type="float">
            <text:p>0.06525937</text:p>
          </table:table-cell>
          <table:table-cell office:value-type="float" office:value="35.32798" calcext:value-type="float">
            <text:p>35.3279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702" calcext:value-type="float">
            <text:p>6.430702</text:p>
          </table:table-cell>
          <table:table-cell office:value-type="float" office:value="-0.8016053" calcext:value-type="float">
            <text:p>-0.8016053</text:p>
          </table:table-cell>
          <table:table-cell office:value-type="float" office:value="-0.08799601" calcext:value-type="float">
            <text:p>-0.08799601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10.00115" calcext:value-type="float">
            <text:p>10.00115</text:p>
          </table:table-cell>
          <table:table-cell office:value-type="float" office:value="0.8639114" calcext:value-type="float">
            <text:p>0.8639114</text:p>
          </table:table-cell>
          <table:table-cell office:value-type="float" office:value="0.09475584" calcext:value-type="float">
            <text:p>0.09475584</text:p>
          </table:table-cell>
          <table:table-cell office:value-type="float" office:value="0.06549346" calcext:value-type="float">
            <text:p>0.06549346</text:p>
          </table:table-cell>
          <table:table-cell office:value-type="float" office:value="0.03931091" calcext:value-type="float">
            <text:p>0.03931091</text:p>
          </table:table-cell>
          <table:table-cell office:value-type="float" office:value="0.04059595" calcext:value-type="float">
            <text:p>0.04059595</text:p>
          </table:table-cell>
          <table:table-cell office:value-type="float" office:value="0.02023126" calcext:value-type="float">
            <text:p>0.02023126</text:p>
          </table:table-cell>
          <table:table-cell office:value-type="float" office:value="0.01380053" calcext:value-type="float">
            <text:p>0.01380053</text:p>
          </table:table-cell>
          <table:table-cell office:value-type="float" office:value="0.02855882" calcext:value-type="float">
            <text:p>0.02855882</text:p>
          </table:table-cell>
          <table:table-cell office:value-type="float" office:value="0.02355208" calcext:value-type="float">
            <text:p>0.02355208</text:p>
          </table:table-cell>
          <table:table-cell office:value-type="float" office:value="0.02043376" calcext:value-type="float">
            <text:p>0.02043376</text:p>
          </table:table-cell>
          <table:table-cell office:value-type="float" office:value="0.01937841" calcext:value-type="float">
            <text:p>0.01937841</text:p>
          </table:table-cell>
          <table:table-cell office:value-type="float" office:value="0.01985908" calcext:value-type="float">
            <text:p>0.01985908</text:p>
          </table:table-cell>
          <table:table-cell office:value-type="float" office:value="0.005003562" calcext:value-type="float">
            <text:p>0.005003562</text:p>
          </table:table-cell>
          <table:table-cell office:value-type="float" office:value="0.00406399" calcext:value-type="float">
            <text:p>0.00406399</text:p>
          </table:table-cell>
          <table:table-cell office:value-type="float" office:value="0" calcext:value-type="float">
            <text:p>0</text:p>
          </table:table-cell>
          <table:table-cell office:value-type="float" office:value="20.85818" calcext:value-type="float">
            <text:p>20.85818</text:p>
          </table:table-cell>
          <table:table-cell office:value-type="float" office:value="31.73874" calcext:value-type="float">
            <text:p>31.73874</text:p>
          </table:table-cell>
          <table:table-cell office:value-type="float" office:value="35.99581" calcext:value-type="float">
            <text:p>35.99581</text:p>
          </table:table-cell>
          <table:table-cell office:value-type="float" office:value="43.06351" calcext:value-type="float">
            <text:p>43.06351</text:p>
          </table:table-cell>
          <table:table-cell office:value-type="float" office:value="50.38063" calcext:value-type="float">
            <text:p>50.38063</text:p>
          </table:table-cell>
          <table:table-cell office:value-type="float" office:value="29.56091" calcext:value-type="float">
            <text:p>29.56091</text:p>
          </table:table-cell>
          <table:table-cell office:value-type="float" office:value="22.17915" calcext:value-type="float">
            <text:p>22.17915</text:p>
          </table:table-cell>
          <table:table-cell office:value-type="float" office:value="27.78363" calcext:value-type="float">
            <text:p>27.78363</text:p>
          </table:table-cell>
          <table:table-cell office:value-type="float" office:value="14.78311" calcext:value-type="float">
            <text:p>14.78311</text:p>
          </table:table-cell>
          <table:table-cell office:value-type="float" office:value="5.316219" calcext:value-type="float">
            <text:p>5.316219</text:p>
          </table:table-cell>
          <table:table-cell office:value-type="float" office:value="2.014214" calcext:value-type="float">
            <text:p>2.014214</text:p>
          </table:table-cell>
          <table:table-cell office:value-type="float" office:value="0.8721054" calcext:value-type="float">
            <text:p>0.8721054</text:p>
          </table:table-cell>
          <table:table-cell office:value-type="float" office:value="0.3816175" calcext:value-type="float">
            <text:p>0.3816175</text:p>
          </table:table-cell>
          <table:table-cell office:value-type="float" office:value="0.3506949" calcext:value-type="float">
            <text:p>0.3506949</text:p>
          </table:table-cell>
          <table:table-cell office:value-type="float" office:value="0" calcext:value-type="float">
            <text:p>0</text:p>
          </table:table-cell>
          <table:table-cell office:value-type="float" office:value="-77016.02" calcext:value-type="float">
            <text:p>-7701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7.867044" calcext:value-type="float">
            <text:p>7.867044</text:p>
          </table:table-cell>
          <table:table-cell office:value-type="float" office:value="1082.284" calcext:value-type="float">
            <text:p>1082.28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5716" calcext:value-type="float">
            <text:p>0.0655716</text:p>
          </table:table-cell>
          <table:table-cell office:value-type="float" office:value="35.33303" calcext:value-type="float">
            <text:p>35.3330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627" calcext:value-type="float">
            <text:p>6.430627</text:p>
          </table:table-cell>
          <table:table-cell office:value-type="float" office:value="-0.801607" calcext:value-type="float">
            <text:p>-0.801607</text:p>
          </table:table-cell>
          <table:table-cell office:value-type="float" office:value="-0.08802704" calcext:value-type="float">
            <text:p>-0.08802704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97404" calcext:value-type="float">
            <text:p>9.997404</text:p>
          </table:table-cell>
          <table:table-cell office:value-type="float" office:value="0.8601332" calcext:value-type="float">
            <text:p>0.8601332</text:p>
          </table:table-cell>
          <table:table-cell office:value-type="float" office:value="0.09679294" calcext:value-type="float">
            <text:p>0.09679294</text:p>
          </table:table-cell>
          <table:table-cell office:value-type="float" office:value="0.06808905" calcext:value-type="float">
            <text:p>0.06808905</text:p>
          </table:table-cell>
          <table:table-cell office:value-type="float" office:value="0.03990708" calcext:value-type="float">
            <text:p>0.03990708</text:p>
          </table:table-cell>
          <table:table-cell office:value-type="float" office:value="0.04103622" calcext:value-type="float">
            <text:p>0.04103622</text:p>
          </table:table-cell>
          <table:table-cell office:value-type="float" office:value="0.02015746" calcext:value-type="float">
            <text:p>0.02015746</text:p>
          </table:table-cell>
          <table:table-cell office:value-type="float" office:value="0.01385496" calcext:value-type="float">
            <text:p>0.01385496</text:p>
          </table:table-cell>
          <table:table-cell office:value-type="float" office:value="0.02865802" calcext:value-type="float">
            <text:p>0.02865802</text:p>
          </table:table-cell>
          <table:table-cell office:value-type="float" office:value="0.02360625" calcext:value-type="float">
            <text:p>0.02360625</text:p>
          </table:table-cell>
          <table:table-cell office:value-type="float" office:value="0.02045966" calcext:value-type="float">
            <text:p>0.02045966</text:p>
          </table:table-cell>
          <table:table-cell office:value-type="float" office:value="0.01939249" calcext:value-type="float">
            <text:p>0.01939249</text:p>
          </table:table-cell>
          <table:table-cell office:value-type="float" office:value="0.01987641" calcext:value-type="float">
            <text:p>0.01987641</text:p>
          </table:table-cell>
          <table:table-cell office:value-type="float" office:value="0.00500316" calcext:value-type="float">
            <text:p>0.00500316</text:p>
          </table:table-cell>
          <table:table-cell office:value-type="float" office:value="0.004061886" calcext:value-type="float">
            <text:p>0.004061886</text:p>
          </table:table-cell>
          <table:table-cell office:value-type="float" office:value="0" calcext:value-type="float">
            <text:p>0</text:p>
          </table:table-cell>
          <table:table-cell office:value-type="float" office:value="21.08206" calcext:value-type="float">
            <text:p>21.08206</text:p>
          </table:table-cell>
          <table:table-cell office:value-type="float" office:value="31.77216" calcext:value-type="float">
            <text:p>31.77216</text:p>
          </table:table-cell>
          <table:table-cell office:value-type="float" office:value="36.11648" calcext:value-type="float">
            <text:p>36.11648</text:p>
          </table:table-cell>
          <table:table-cell office:value-type="float" office:value="43.21591" calcext:value-type="float">
            <text:p>43.21591</text:p>
          </table:table-cell>
          <table:table-cell office:value-type="float" office:value="54.24207" calcext:value-type="float">
            <text:p>54.24207</text:p>
          </table:table-cell>
          <table:table-cell office:value-type="float" office:value="28.77701" calcext:value-type="float">
            <text:p>28.77701</text:p>
          </table:table-cell>
          <table:table-cell office:value-type="float" office:value="22.04283" calcext:value-type="float">
            <text:p>22.04283</text:p>
          </table:table-cell>
          <table:table-cell office:value-type="float" office:value="27.75241" calcext:value-type="float">
            <text:p>27.75241</text:p>
          </table:table-cell>
          <table:table-cell office:value-type="float" office:value="14.7815" calcext:value-type="float">
            <text:p>14.7815</text:p>
          </table:table-cell>
          <table:table-cell office:value-type="float" office:value="5.318835" calcext:value-type="float">
            <text:p>5.318835</text:p>
          </table:table-cell>
          <table:table-cell office:value-type="float" office:value="2.018376" calcext:value-type="float">
            <text:p>2.018376</text:p>
          </table:table-cell>
          <table:table-cell office:value-type="float" office:value="0.8737096" calcext:value-type="float">
            <text:p>0.8737096</text:p>
          </table:table-cell>
          <table:table-cell office:value-type="float" office:value="0.3820027" calcext:value-type="float">
            <text:p>0.3820027</text:p>
          </table:table-cell>
          <table:table-cell office:value-type="float" office:value="0.350792" calcext:value-type="float">
            <text:p>0.350792</text:p>
          </table:table-cell>
          <table:table-cell office:value-type="float" office:value="0" calcext:value-type="float">
            <text:p>0</text:p>
          </table:table-cell>
          <table:table-cell office:value-type="float" office:value="-77037.69" calcext:value-type="float">
            <text:p>-7703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7.865407" calcext:value-type="float">
            <text:p>7.865407</text:p>
          </table:table-cell>
          <table:table-cell office:value-type="float" office:value="1082.281" calcext:value-type="float">
            <text:p>1082.28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7442" calcext:value-type="float">
            <text:p>0.0657442</text:p>
          </table:table-cell>
          <table:table-cell office:value-type="float" office:value="35.33848" calcext:value-type="float">
            <text:p>35.3384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562" calcext:value-type="float">
            <text:p>6.430562</text:p>
          </table:table-cell>
          <table:table-cell office:value-type="float" office:value="-0.801607" calcext:value-type="float">
            <text:p>-0.801607</text:p>
          </table:table-cell>
          <table:table-cell office:value-type="float" office:value="-0.08810771" calcext:value-type="float">
            <text:p>-0.08810771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93531" calcext:value-type="float">
            <text:p>9.993531</text:p>
          </table:table-cell>
          <table:table-cell office:value-type="float" office:value="0.8597659" calcext:value-type="float">
            <text:p>0.8597659</text:p>
          </table:table-cell>
          <table:table-cell office:value-type="float" office:value="0.09692457" calcext:value-type="float">
            <text:p>0.09692457</text:p>
          </table:table-cell>
          <table:table-cell office:value-type="float" office:value="0.0695895" calcext:value-type="float">
            <text:p>0.0695895</text:p>
          </table:table-cell>
          <table:table-cell office:value-type="float" office:value="0.04014418" calcext:value-type="float">
            <text:p>0.04014418</text:p>
          </table:table-cell>
          <table:table-cell office:value-type="float" office:value="0.04035931" calcext:value-type="float">
            <text:p>0.04035931</text:p>
          </table:table-cell>
          <table:table-cell office:value-type="float" office:value="0.02017799" calcext:value-type="float">
            <text:p>0.02017799</text:p>
          </table:table-cell>
          <table:table-cell office:value-type="float" office:value="0.01389852" calcext:value-type="float">
            <text:p>0.01389852</text:p>
          </table:table-cell>
          <table:table-cell office:value-type="float" office:value="0.02875448" calcext:value-type="float">
            <text:p>0.02875448</text:p>
          </table:table-cell>
          <table:table-cell office:value-type="float" office:value="0.02365898" calcext:value-type="float">
            <text:p>0.02365898</text:p>
          </table:table-cell>
          <table:table-cell office:value-type="float" office:value="0.02048499" calcext:value-type="float">
            <text:p>0.02048499</text:p>
          </table:table-cell>
          <table:table-cell office:value-type="float" office:value="0.01940664" calcext:value-type="float">
            <text:p>0.01940664</text:p>
          </table:table-cell>
          <table:table-cell office:value-type="float" office:value="0.01989341" calcext:value-type="float">
            <text:p>0.01989341</text:p>
          </table:table-cell>
          <table:table-cell office:value-type="float" office:value="0.005002917" calcext:value-type="float">
            <text:p>0.005002917</text:p>
          </table:table-cell>
          <table:table-cell office:value-type="float" office:value="0.004060564" calcext:value-type="float">
            <text:p>0.004060564</text:p>
          </table:table-cell>
          <table:table-cell office:value-type="float" office:value="0" calcext:value-type="float">
            <text:p>0</text:p>
          </table:table-cell>
          <table:table-cell office:value-type="float" office:value="21.51935" calcext:value-type="float">
            <text:p>21.51935</text:p>
          </table:table-cell>
          <table:table-cell office:value-type="float" office:value="31.75109" calcext:value-type="float">
            <text:p>31.75109</text:p>
          </table:table-cell>
          <table:table-cell office:value-type="float" office:value="36.23483" calcext:value-type="float">
            <text:p>36.23483</text:p>
          </table:table-cell>
          <table:table-cell office:value-type="float" office:value="43.51608" calcext:value-type="float">
            <text:p>43.51608</text:p>
          </table:table-cell>
          <table:table-cell office:value-type="float" office:value="55.73519" calcext:value-type="float">
            <text:p>55.73519</text:p>
          </table:table-cell>
          <table:table-cell office:value-type="float" office:value="28.51645" calcext:value-type="float">
            <text:p>28.51645</text:p>
          </table:table-cell>
          <table:table-cell office:value-type="float" office:value="21.90389" calcext:value-type="float">
            <text:p>21.90389</text:p>
          </table:table-cell>
          <table:table-cell office:value-type="float" office:value="27.70453" calcext:value-type="float">
            <text:p>27.70453</text:p>
          </table:table-cell>
          <table:table-cell office:value-type="float" office:value="14.77864" calcext:value-type="float">
            <text:p>14.77864</text:p>
          </table:table-cell>
          <table:table-cell office:value-type="float" office:value="5.321119" calcext:value-type="float">
            <text:p>5.321119</text:p>
          </table:table-cell>
          <table:table-cell office:value-type="float" office:value="2.022407" calcext:value-type="float">
            <text:p>2.022407</text:p>
          </table:table-cell>
          <table:table-cell office:value-type="float" office:value="0.8753065" calcext:value-type="float">
            <text:p>0.8753065</text:p>
          </table:table-cell>
          <table:table-cell office:value-type="float" office:value="0.3824428" calcext:value-type="float">
            <text:p>0.3824428</text:p>
          </table:table-cell>
          <table:table-cell office:value-type="float" office:value="0.35088" calcext:value-type="float">
            <text:p>0.35088</text:p>
          </table:table-cell>
          <table:table-cell office:value-type="float" office:value="0" calcext:value-type="float">
            <text:p>0</text:p>
          </table:table-cell>
          <table:table-cell office:value-type="float" office:value="-77076.27" calcext:value-type="float">
            <text:p>-7707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7.863655" calcext:value-type="float">
            <text:p>7.863655</text:p>
          </table:table-cell>
          <table:table-cell office:value-type="float" office:value="1082.279" calcext:value-type="float">
            <text:p>1082.27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70876" calcext:value-type="float">
            <text:p>0.06570876</text:p>
          </table:table-cell>
          <table:table-cell office:value-type="float" office:value="35.34428" calcext:value-type="float">
            <text:p>35.34428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516" calcext:value-type="float">
            <text:p>6.430516</text:p>
          </table:table-cell>
          <table:table-cell office:value-type="float" office:value="-0.8016078" calcext:value-type="float">
            <text:p>-0.8016078</text:p>
          </table:table-cell>
          <table:table-cell office:value-type="float" office:value="-0.08827986" calcext:value-type="float">
            <text:p>-0.08827986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89688" calcext:value-type="float">
            <text:p>9.989688</text:p>
          </table:table-cell>
          <table:table-cell office:value-type="float" office:value="0.8506672" calcext:value-type="float">
            <text:p>0.8506672</text:p>
          </table:table-cell>
          <table:table-cell office:value-type="float" office:value="0.09465805" calcext:value-type="float">
            <text:p>0.09465805</text:p>
          </table:table-cell>
          <table:table-cell office:value-type="float" office:value="0.07044905" calcext:value-type="float">
            <text:p>0.07044905</text:p>
          </table:table-cell>
          <table:table-cell office:value-type="float" office:value="0.04032175" calcext:value-type="float">
            <text:p>0.04032175</text:p>
          </table:table-cell>
          <table:table-cell office:value-type="float" office:value="0.03967278" calcext:value-type="float">
            <text:p>0.03967278</text:p>
          </table:table-cell>
          <table:table-cell office:value-type="float" office:value="0.02026826" calcext:value-type="float">
            <text:p>0.02026826</text:p>
          </table:table-cell>
          <table:table-cell office:value-type="float" office:value="0.01395482" calcext:value-type="float">
            <text:p>0.01395482</text:p>
          </table:table-cell>
          <table:table-cell office:value-type="float" office:value="0.02885044" calcext:value-type="float">
            <text:p>0.02885044</text:p>
          </table:table-cell>
          <table:table-cell office:value-type="float" office:value="0.02371039" calcext:value-type="float">
            <text:p>0.02371039</text:p>
          </table:table-cell>
          <table:table-cell office:value-type="float" office:value="0.02050986" calcext:value-type="float">
            <text:p>0.02050986</text:p>
          </table:table-cell>
          <table:table-cell office:value-type="float" office:value="0.01942083" calcext:value-type="float">
            <text:p>0.01942083</text:p>
          </table:table-cell>
          <table:table-cell office:value-type="float" office:value="0.01991013" calcext:value-type="float">
            <text:p>0.01991013</text:p>
          </table:table-cell>
          <table:table-cell office:value-type="float" office:value="0.005002873" calcext:value-type="float">
            <text:p>0.005002873</text:p>
          </table:table-cell>
          <table:table-cell office:value-type="float" office:value="0.004060137" calcext:value-type="float">
            <text:p>0.004060137</text:p>
          </table:table-cell>
          <table:table-cell office:value-type="float" office:value="0" calcext:value-type="float">
            <text:p>0</text:p>
          </table:table-cell>
          <table:table-cell office:value-type="float" office:value="22.35452" calcext:value-type="float">
            <text:p>22.35452</text:p>
          </table:table-cell>
          <table:table-cell office:value-type="float" office:value="31.6044" calcext:value-type="float">
            <text:p>31.6044</text:p>
          </table:table-cell>
          <table:table-cell office:value-type="float" office:value="36.36281" calcext:value-type="float">
            <text:p>36.36281</text:p>
          </table:table-cell>
          <table:table-cell office:value-type="float" office:value="43.75756" calcext:value-type="float">
            <text:p>43.75756</text:p>
          </table:table-cell>
          <table:table-cell office:value-type="float" office:value="55.93793" calcext:value-type="float">
            <text:p>55.93793</text:p>
          </table:table-cell>
          <table:table-cell office:value-type="float" office:value="28.52955" calcext:value-type="float">
            <text:p>28.52955</text:p>
          </table:table-cell>
          <table:table-cell office:value-type="float" office:value="21.83759" calcext:value-type="float">
            <text:p>21.83759</text:p>
          </table:table-cell>
          <table:table-cell office:value-type="float" office:value="27.65388" calcext:value-type="float">
            <text:p>27.65388</text:p>
          </table:table-cell>
          <table:table-cell office:value-type="float" office:value="14.77422" calcext:value-type="float">
            <text:p>14.77422</text:p>
          </table:table-cell>
          <table:table-cell office:value-type="float" office:value="5.322943" calcext:value-type="float">
            <text:p>5.322943</text:p>
          </table:table-cell>
          <table:table-cell office:value-type="float" office:value="2.026308" calcext:value-type="float">
            <text:p>2.026308</text:p>
          </table:table-cell>
          <table:table-cell office:value-type="float" office:value="0.8768893" calcext:value-type="float">
            <text:p>0.8768893</text:p>
          </table:table-cell>
          <table:table-cell office:value-type="float" office:value="0.3829529" calcext:value-type="float">
            <text:p>0.3829529</text:p>
          </table:table-cell>
          <table:table-cell office:value-type="float" office:value="0.350959" calcext:value-type="float">
            <text:p>0.350959</text:p>
          </table:table-cell>
          <table:table-cell office:value-type="float" office:value="0" calcext:value-type="float">
            <text:p>0</text:p>
          </table:table-cell>
          <table:table-cell office:value-type="float" office:value="-77146.2" calcext:value-type="float">
            <text:p>-7714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7.861501" calcext:value-type="float">
            <text:p>7.861501</text:p>
          </table:table-cell>
          <table:table-cell office:value-type="float" office:value="1082.276" calcext:value-type="float">
            <text:p>1082.276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3337" calcext:value-type="float">
            <text:p>0.0653337</text:p>
          </table:table-cell>
          <table:table-cell office:value-type="float" office:value="35.35105" calcext:value-type="float">
            <text:p>35.3510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47" calcext:value-type="float">
            <text:p>6.43047</text:p>
          </table:table-cell>
          <table:table-cell office:value-type="float" office:value="-0.8016091" calcext:value-type="float">
            <text:p>-0.8016091</text:p>
          </table:table-cell>
          <table:table-cell office:value-type="float" office:value="-0.08860001" calcext:value-type="float">
            <text:p>-0.08860001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85631" calcext:value-type="float">
            <text:p>9.985631</text:p>
          </table:table-cell>
          <table:table-cell office:value-type="float" office:value="0.8311966" calcext:value-type="float">
            <text:p>0.8311966</text:p>
          </table:table-cell>
          <table:table-cell office:value-type="float" office:value="0.08929395" calcext:value-type="float">
            <text:p>0.08929395</text:p>
          </table:table-cell>
          <table:table-cell office:value-type="float" office:value="0.06906192" calcext:value-type="float">
            <text:p>0.06906192</text:p>
          </table:table-cell>
          <table:table-cell office:value-type="float" office:value="0.04006787" calcext:value-type="float">
            <text:p>0.04006787</text:p>
          </table:table-cell>
          <table:table-cell office:value-type="float" office:value="0.039135" calcext:value-type="float">
            <text:p>0.039135</text:p>
          </table:table-cell>
          <table:table-cell office:value-type="float" office:value="0.02034817" calcext:value-type="float">
            <text:p>0.02034817</text:p>
          </table:table-cell>
          <table:table-cell office:value-type="float" office:value="0.01401472" calcext:value-type="float">
            <text:p>0.01401472</text:p>
          </table:table-cell>
          <table:table-cell office:value-type="float" office:value="0.02894711" calcext:value-type="float">
            <text:p>0.02894711</text:p>
          </table:table-cell>
          <table:table-cell office:value-type="float" office:value="0.02376105" calcext:value-type="float">
            <text:p>0.02376105</text:p>
          </table:table-cell>
          <table:table-cell office:value-type="float" office:value="0.02053431" calcext:value-type="float">
            <text:p>0.02053431</text:p>
          </table:table-cell>
          <table:table-cell office:value-type="float" office:value="0.01943512" calcext:value-type="float">
            <text:p>0.01943512</text:p>
          </table:table-cell>
          <table:table-cell office:value-type="float" office:value="0.01992672" calcext:value-type="float">
            <text:p>0.01992672</text:p>
          </table:table-cell>
          <table:table-cell office:value-type="float" office:value="0.005003322" calcext:value-type="float">
            <text:p>0.005003322</text:p>
          </table:table-cell>
          <table:table-cell office:value-type="float" office:value="0.004061955" calcext:value-type="float">
            <text:p>0.004061955</text:p>
          </table:table-cell>
          <table:table-cell office:value-type="float" office:value="0" calcext:value-type="float">
            <text:p>0</text:p>
          </table:table-cell>
          <table:table-cell office:value-type="float" office:value="24.26407" calcext:value-type="float">
            <text:p>24.26407</text:p>
          </table:table-cell>
          <table:table-cell office:value-type="float" office:value="31.13997" calcext:value-type="float">
            <text:p>31.13997</text:p>
          </table:table-cell>
          <table:table-cell office:value-type="float" office:value="36.4986" calcext:value-type="float">
            <text:p>36.4986</text:p>
          </table:table-cell>
          <table:table-cell office:value-type="float" office:value="43.95098" calcext:value-type="float">
            <text:p>43.95098</text:p>
          </table:table-cell>
          <table:table-cell office:value-type="float" office:value="56.17299" calcext:value-type="float">
            <text:p>56.17299</text:p>
          </table:table-cell>
          <table:table-cell office:value-type="float" office:value="28.54726" calcext:value-type="float">
            <text:p>28.54726</text:p>
          </table:table-cell>
          <table:table-cell office:value-type="float" office:value="21.80757" calcext:value-type="float">
            <text:p>21.80757</text:p>
          </table:table-cell>
          <table:table-cell office:value-type="float" office:value="27.60506" calcext:value-type="float">
            <text:p>27.60506</text:p>
          </table:table-cell>
          <table:table-cell office:value-type="float" office:value="14.76866" calcext:value-type="float">
            <text:p>14.76866</text:p>
          </table:table-cell>
          <table:table-cell office:value-type="float" office:value="5.324195" calcext:value-type="float">
            <text:p>5.324195</text:p>
          </table:table-cell>
          <table:table-cell office:value-type="float" office:value="2.030076" calcext:value-type="float">
            <text:p>2.030076</text:p>
          </table:table-cell>
          <table:table-cell office:value-type="float" office:value="0.8784845" calcext:value-type="float">
            <text:p>0.8784845</text:p>
          </table:table-cell>
          <table:table-cell office:value-type="float" office:value="0.3836676" calcext:value-type="float">
            <text:p>0.3836676</text:p>
          </table:table-cell>
          <table:table-cell office:value-type="float" office:value="0.3510078" calcext:value-type="float">
            <text:p>0.3510078</text:p>
          </table:table-cell>
          <table:table-cell office:value-type="float" office:value="0" calcext:value-type="float">
            <text:p>0</text:p>
          </table:table-cell>
          <table:table-cell office:value-type="float" office:value="-77284.55" calcext:value-type="float">
            <text:p>-7728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7.859221" calcext:value-type="float">
            <text:p>7.859221</text:p>
          </table:table-cell>
          <table:table-cell office:value-type="float" office:value="1082.272" calcext:value-type="float">
            <text:p>1082.27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97589" calcext:value-type="float">
            <text:p>0.06497589</text:p>
          </table:table-cell>
          <table:table-cell office:value-type="float" office:value="35.35807" calcext:value-type="float">
            <text:p>35.35807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424" calcext:value-type="float">
            <text:p>6.430424</text:p>
          </table:table-cell>
          <table:table-cell office:value-type="float" office:value="-0.8016098" calcext:value-type="float">
            <text:p>-0.8016098</text:p>
          </table:table-cell>
          <table:table-cell office:value-type="float" office:value="-0.08876931" calcext:value-type="float">
            <text:p>-0.08876931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81103" calcext:value-type="float">
            <text:p>9.981103</text:p>
          </table:table-cell>
          <table:table-cell office:value-type="float" office:value="0.8285688" calcext:value-type="float">
            <text:p>0.8285688</text:p>
          </table:table-cell>
          <table:table-cell office:value-type="float" office:value="0.08227362" calcext:value-type="float">
            <text:p>0.08227362</text:p>
          </table:table-cell>
          <table:table-cell office:value-type="float" office:value="0.06642054" calcext:value-type="float">
            <text:p>0.06642054</text:p>
          </table:table-cell>
          <table:table-cell office:value-type="float" office:value="0.03949242" calcext:value-type="float">
            <text:p>0.03949242</text:p>
          </table:table-cell>
          <table:table-cell office:value-type="float" office:value="0.0386711" calcext:value-type="float">
            <text:p>0.0386711</text:p>
          </table:table-cell>
          <table:table-cell office:value-type="float" office:value="0.02036684" calcext:value-type="float">
            <text:p>0.02036684</text:p>
          </table:table-cell>
          <table:table-cell office:value-type="float" office:value="0.01406755" calcext:value-type="float">
            <text:p>0.01406755</text:p>
          </table:table-cell>
          <table:table-cell office:value-type="float" office:value="0.02903975" calcext:value-type="float">
            <text:p>0.02903975</text:p>
          </table:table-cell>
          <table:table-cell office:value-type="float" office:value="0.0238106" calcext:value-type="float">
            <text:p>0.0238106</text:p>
          </table:table-cell>
          <table:table-cell office:value-type="float" office:value="0.02055843" calcext:value-type="float">
            <text:p>0.02055843</text:p>
          </table:table-cell>
          <table:table-cell office:value-type="float" office:value="0.01944947" calcext:value-type="float">
            <text:p>0.01944947</text:p>
          </table:table-cell>
          <table:table-cell office:value-type="float" office:value="0.01994321" calcext:value-type="float">
            <text:p>0.01994321</text:p>
          </table:table-cell>
          <table:table-cell office:value-type="float" office:value="0.00500332" calcext:value-type="float">
            <text:p>0.00500332</text:p>
          </table:table-cell>
          <table:table-cell office:value-type="float" office:value="0.004062619" calcext:value-type="float">
            <text:p>0.004062619</text:p>
          </table:table-cell>
          <table:table-cell office:value-type="float" office:value="0" calcext:value-type="float">
            <text:p>0</text:p>
          </table:table-cell>
          <table:table-cell office:value-type="float" office:value="26.18694" calcext:value-type="float">
            <text:p>26.18694</text:p>
          </table:table-cell>
          <table:table-cell office:value-type="float" office:value="30.56025" calcext:value-type="float">
            <text:p>30.56025</text:p>
          </table:table-cell>
          <table:table-cell office:value-type="float" office:value="36.66357" calcext:value-type="float">
            <text:p>36.66357</text:p>
          </table:table-cell>
          <table:table-cell office:value-type="float" office:value="44.24932" calcext:value-type="float">
            <text:p>44.24932</text:p>
          </table:table-cell>
          <table:table-cell office:value-type="float" office:value="56.79889" calcext:value-type="float">
            <text:p>56.79889</text:p>
          </table:table-cell>
          <table:table-cell office:value-type="float" office:value="28.46104" calcext:value-type="float">
            <text:p>28.46104</text:p>
          </table:table-cell>
          <table:table-cell office:value-type="float" office:value="21.77819" calcext:value-type="float">
            <text:p>21.77819</text:p>
          </table:table-cell>
          <table:table-cell office:value-type="float" office:value="27.5595" calcext:value-type="float">
            <text:p>27.5595</text:p>
          </table:table-cell>
          <table:table-cell office:value-type="float" office:value="14.76252" calcext:value-type="float">
            <text:p>14.76252</text:p>
          </table:table-cell>
          <table:table-cell office:value-type="float" office:value="5.324803" calcext:value-type="float">
            <text:p>5.324803</text:p>
          </table:table-cell>
          <table:table-cell office:value-type="float" office:value="2.033706" calcext:value-type="float">
            <text:p>2.033706</text:p>
          </table:table-cell>
          <table:table-cell office:value-type="float" office:value="0.8800777" calcext:value-type="float">
            <text:p>0.8800777</text:p>
          </table:table-cell>
          <table:table-cell office:value-type="float" office:value="0.3841897" calcext:value-type="float">
            <text:p>0.3841897</text:p>
          </table:table-cell>
          <table:table-cell office:value-type="float" office:value="0.3510447" calcext:value-type="float">
            <text:p>0.3510447</text:p>
          </table:table-cell>
          <table:table-cell office:value-type="float" office:value="0" calcext:value-type="float">
            <text:p>0</text:p>
          </table:table-cell>
          <table:table-cell office:value-type="float" office:value="-77403.63" calcext:value-type="float">
            <text:p>-7740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7.856867" calcext:value-type="float">
            <text:p>7.856867</text:p>
          </table:table-cell>
          <table:table-cell office:value-type="float" office:value="1082.269" calcext:value-type="float">
            <text:p>1082.26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94447" calcext:value-type="float">
            <text:p>0.06494447</text:p>
          </table:table-cell>
          <table:table-cell office:value-type="float" office:value="35.36512" calcext:value-type="float">
            <text:p>35.36512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78" calcext:value-type="float">
            <text:p>6.430378</text:p>
          </table:table-cell>
          <table:table-cell office:value-type="float" office:value="-0.8016104" calcext:value-type="float">
            <text:p>-0.8016104</text:p>
          </table:table-cell>
          <table:table-cell office:value-type="float" office:value="-0.08894005" calcext:value-type="float">
            <text:p>-0.08894005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76911" calcext:value-type="float">
            <text:p>9.976911</text:p>
          </table:table-cell>
          <table:table-cell office:value-type="float" office:value="0.8456394" calcext:value-type="float">
            <text:p>0.8456394</text:p>
          </table:table-cell>
          <table:table-cell office:value-type="float" office:value="0.07868102" calcext:value-type="float">
            <text:p>0.07868102</text:p>
          </table:table-cell>
          <table:table-cell office:value-type="float" office:value="0.06437215" calcext:value-type="float">
            <text:p>0.06437215</text:p>
          </table:table-cell>
          <table:table-cell office:value-type="float" office:value="0.03899707" calcext:value-type="float">
            <text:p>0.03899707</text:p>
          </table:table-cell>
          <table:table-cell office:value-type="float" office:value="0.038681" calcext:value-type="float">
            <text:p>0.038681</text:p>
          </table:table-cell>
          <table:table-cell office:value-type="float" office:value="0.02029478" calcext:value-type="float">
            <text:p>0.02029478</text:p>
          </table:table-cell>
          <table:table-cell office:value-type="float" office:value="0.01410545" calcext:value-type="float">
            <text:p>0.01410545</text:p>
          </table:table-cell>
          <table:table-cell office:value-type="float" office:value="0.02912494" calcext:value-type="float">
            <text:p>0.02912494</text:p>
          </table:table-cell>
          <table:table-cell office:value-type="float" office:value="0.02385796" calcext:value-type="float">
            <text:p>0.02385796</text:p>
          </table:table-cell>
          <table:table-cell office:value-type="float" office:value="0.02058212" calcext:value-type="float">
            <text:p>0.02058212</text:p>
          </table:table-cell>
          <table:table-cell office:value-type="float" office:value="0.0194639" calcext:value-type="float">
            <text:p>0.0194639</text:p>
          </table:table-cell>
          <table:table-cell office:value-type="float" office:value="0.01995952" calcext:value-type="float">
            <text:p>0.01995952</text:p>
          </table:table-cell>
          <table:table-cell office:value-type="float" office:value="0.005003206" calcext:value-type="float">
            <text:p>0.005003206</text:p>
          </table:table-cell>
          <table:table-cell office:value-type="float" office:value="0.004063105" calcext:value-type="float">
            <text:p>0.004063105</text:p>
          </table:table-cell>
          <table:table-cell office:value-type="float" office:value="0" calcext:value-type="float">
            <text:p>0</text:p>
          </table:table-cell>
          <table:table-cell office:value-type="float" office:value="27.2788" calcext:value-type="float">
            <text:p>27.2788</text:p>
          </table:table-cell>
          <table:table-cell office:value-type="float" office:value="30.09316" calcext:value-type="float">
            <text:p>30.09316</text:p>
          </table:table-cell>
          <table:table-cell office:value-type="float" office:value="36.9006" calcext:value-type="float">
            <text:p>36.9006</text:p>
          </table:table-cell>
          <table:table-cell office:value-type="float" office:value="44.79964" calcext:value-type="float">
            <text:p>44.79964</text:p>
          </table:table-cell>
          <table:table-cell office:value-type="float" office:value="58.30533" calcext:value-type="float">
            <text:p>58.30533</text:p>
          </table:table-cell>
          <table:table-cell office:value-type="float" office:value="28.11998" calcext:value-type="float">
            <text:p>28.11998</text:p>
          </table:table-cell>
          <table:table-cell office:value-type="float" office:value="21.72019" calcext:value-type="float">
            <text:p>21.72019</text:p>
          </table:table-cell>
          <table:table-cell office:value-type="float" office:value="27.51233" calcext:value-type="float">
            <text:p>27.51233</text:p>
          </table:table-cell>
          <table:table-cell office:value-type="float" office:value="14.75609" calcext:value-type="float">
            <text:p>14.75609</text:p>
          </table:table-cell>
          <table:table-cell office:value-type="float" office:value="5.324762" calcext:value-type="float">
            <text:p>5.324762</text:p>
          </table:table-cell>
          <table:table-cell office:value-type="float" office:value="2.03718" calcext:value-type="float">
            <text:p>2.03718</text:p>
          </table:table-cell>
          <table:table-cell office:value-type="float" office:value="0.8816387" calcext:value-type="float">
            <text:p>0.8816387</text:p>
          </table:table-cell>
          <table:table-cell office:value-type="float" office:value="0.3846495" calcext:value-type="float">
            <text:p>0.3846495</text:p>
          </table:table-cell>
          <table:table-cell office:value-type="float" office:value="0.3510752" calcext:value-type="float">
            <text:p>0.3510752</text:p>
          </table:table-cell>
          <table:table-cell office:value-type="float" office:value="0" calcext:value-type="float">
            <text:p>0</text:p>
          </table:table-cell>
          <table:table-cell office:value-type="float" office:value="-77527.22" calcext:value-type="float">
            <text:p>-7752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7.854717" calcext:value-type="float">
            <text:p>7.854717</text:p>
          </table:table-cell>
          <table:table-cell office:value-type="float" office:value="1082.265" calcext:value-type="float">
            <text:p>1082.26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67403" calcext:value-type="float">
            <text:p>0.06467403</text:p>
          </table:table-cell>
          <table:table-cell office:value-type="float" office:value="35.37146" calcext:value-type="float">
            <text:p>35.3714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33" calcext:value-type="float">
            <text:p>6.430333</text:p>
          </table:table-cell>
          <table:table-cell office:value-type="float" office:value="-0.8016104" calcext:value-type="float">
            <text:p>-0.8016104</text:p>
          </table:table-cell>
          <table:table-cell office:value-type="float" office:value="-0.08897737" calcext:value-type="float">
            <text:p>-0.08897737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72023" calcext:value-type="float">
            <text:p>9.972023</text:p>
          </table:table-cell>
          <table:table-cell office:value-type="float" office:value="0.837954" calcext:value-type="float">
            <text:p>0.837954</text:p>
          </table:table-cell>
          <table:table-cell office:value-type="float" office:value="0.07470406" calcext:value-type="float">
            <text:p>0.07470406</text:p>
          </table:table-cell>
          <table:table-cell office:value-type="float" office:value="0.06277175" calcext:value-type="float">
            <text:p>0.06277175</text:p>
          </table:table-cell>
          <table:table-cell office:value-type="float" office:value="0.03871667" calcext:value-type="float">
            <text:p>0.03871667</text:p>
          </table:table-cell>
          <table:table-cell office:value-type="float" office:value="0.03897842" calcext:value-type="float">
            <text:p>0.03897842</text:p>
          </table:table-cell>
          <table:table-cell office:value-type="float" office:value="0.02020331" calcext:value-type="float">
            <text:p>0.02020331</text:p>
          </table:table-cell>
          <table:table-cell office:value-type="float" office:value="0.01412702" calcext:value-type="float">
            <text:p>0.01412702</text:p>
          </table:table-cell>
          <table:table-cell office:value-type="float" office:value="0.02920305" calcext:value-type="float">
            <text:p>0.02920305</text:p>
          </table:table-cell>
          <table:table-cell office:value-type="float" office:value="0.02390243" calcext:value-type="float">
            <text:p>0.02390243</text:p>
          </table:table-cell>
          <table:table-cell office:value-type="float" office:value="0.02060527" calcext:value-type="float">
            <text:p>0.02060527</text:p>
          </table:table-cell>
          <table:table-cell office:value-type="float" office:value="0.01947838" calcext:value-type="float">
            <text:p>0.01947838</text:p>
          </table:table-cell>
          <table:table-cell office:value-type="float" office:value="0.01997541" calcext:value-type="float">
            <text:p>0.01997541</text:p>
          </table:table-cell>
          <table:table-cell office:value-type="float" office:value="0.005002374" calcext:value-type="float">
            <text:p>0.005002374</text:p>
          </table:table-cell>
          <table:table-cell office:value-type="float" office:value="0.004060772" calcext:value-type="float">
            <text:p>0.004060772</text:p>
          </table:table-cell>
          <table:table-cell office:value-type="float" office:value="0" calcext:value-type="float">
            <text:p>0</text:p>
          </table:table-cell>
          <table:table-cell office:value-type="float" office:value="29.42146" calcext:value-type="float">
            <text:p>29.42146</text:p>
          </table:table-cell>
          <table:table-cell office:value-type="float" office:value="29.6556" calcext:value-type="float">
            <text:p>29.6556</text:p>
          </table:table-cell>
          <table:table-cell office:value-type="float" office:value="37.01912" calcext:value-type="float">
            <text:p>37.01912</text:p>
          </table:table-cell>
          <table:table-cell office:value-type="float" office:value="45.65141" calcext:value-type="float">
            <text:p>45.65141</text:p>
          </table:table-cell>
          <table:table-cell office:value-type="float" office:value="59.26643" calcext:value-type="float">
            <text:p>59.26643</text:p>
          </table:table-cell>
          <table:table-cell office:value-type="float" office:value="27.77826" calcext:value-type="float">
            <text:p>27.77826</text:p>
          </table:table-cell>
          <table:table-cell office:value-type="float" office:value="21.62673" calcext:value-type="float">
            <text:p>21.62673</text:p>
          </table:table-cell>
          <table:table-cell office:value-type="float" office:value="27.46275" calcext:value-type="float">
            <text:p>27.46275</text:p>
          </table:table-cell>
          <table:table-cell office:value-type="float" office:value="14.74937" calcext:value-type="float">
            <text:p>14.74937</text:p>
          </table:table-cell>
          <table:table-cell office:value-type="float" office:value="5.324051" calcext:value-type="float">
            <text:p>5.324051</text:p>
          </table:table-cell>
          <table:table-cell office:value-type="float" office:value="2.040474" calcext:value-type="float">
            <text:p>2.040474</text:p>
          </table:table-cell>
          <table:table-cell office:value-type="float" office:value="0.8831114" calcext:value-type="float">
            <text:p>0.8831114</text:p>
          </table:table-cell>
          <table:table-cell office:value-type="float" office:value="0.3847762" calcext:value-type="float">
            <text:p>0.3847762</text:p>
          </table:table-cell>
          <table:table-cell office:value-type="float" office:value="0.3511386" calcext:value-type="float">
            <text:p>0.3511386</text:p>
          </table:table-cell>
          <table:table-cell office:value-type="float" office:value="0" calcext:value-type="float">
            <text:p>0</text:p>
          </table:table-cell>
          <table:table-cell office:value-type="float" office:value="-77574.97" calcext:value-type="float">
            <text:p>-77574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7.852331" calcext:value-type="float">
            <text:p>7.852331</text:p>
          </table:table-cell>
          <table:table-cell office:value-type="float" office:value="1082.262" calcext:value-type="float">
            <text:p>1082.262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11238" calcext:value-type="float">
            <text:p>0.06511238</text:p>
          </table:table-cell>
          <table:table-cell office:value-type="float" office:value="35.37845" calcext:value-type="float">
            <text:p>35.3784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06" calcext:value-type="float">
            <text:p>6.430306</text:p>
          </table:table-cell>
          <table:table-cell office:value-type="float" office:value="-0.8016115" calcext:value-type="float">
            <text:p>-0.8016115</text:p>
          </table:table-cell>
          <table:table-cell office:value-type="float" office:value="-0.08921675" calcext:value-type="float">
            <text:p>-0.08921675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68057" calcext:value-type="float">
            <text:p>9.968057</text:p>
          </table:table-cell>
          <table:table-cell office:value-type="float" office:value="0.8821443" calcext:value-type="float">
            <text:p>0.8821443</text:p>
          </table:table-cell>
          <table:table-cell office:value-type="float" office:value="0.07333919" calcext:value-type="float">
            <text:p>0.07333919</text:p>
          </table:table-cell>
          <table:table-cell office:value-type="float" office:value="0.06150065" calcext:value-type="float">
            <text:p>0.06150065</text:p>
          </table:table-cell>
          <table:table-cell office:value-type="float" office:value="0.03855889" calcext:value-type="float">
            <text:p>0.03855889</text:p>
          </table:table-cell>
          <table:table-cell office:value-type="float" office:value="0.03895415" calcext:value-type="float">
            <text:p>0.03895415</text:p>
          </table:table-cell>
          <table:table-cell office:value-type="float" office:value="0.02020807" calcext:value-type="float">
            <text:p>0.02020807</text:p>
          </table:table-cell>
          <table:table-cell office:value-type="float" office:value="0.01415215" calcext:value-type="float">
            <text:p>0.01415215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02394389" calcext:value-type="float">
            <text:p>0.02394389</text:p>
          </table:table-cell>
          <table:table-cell office:value-type="float" office:value="0.02062777" calcext:value-type="float">
            <text:p>0.02062777</text:p>
          </table:table-cell>
          <table:table-cell office:value-type="float" office:value="0.01949286" calcext:value-type="float">
            <text:p>0.01949286</text:p>
          </table:table-cell>
          <table:table-cell office:value-type="float" office:value="0.0199911" calcext:value-type="float">
            <text:p>0.0199911</text:p>
          </table:table-cell>
          <table:table-cell office:value-type="float" office:value="0.005002679" calcext:value-type="float">
            <text:p>0.005002679</text:p>
          </table:table-cell>
          <table:table-cell office:value-type="float" office:value="0.004062645" calcext:value-type="float">
            <text:p>0.004062645</text:p>
          </table:table-cell>
          <table:table-cell office:value-type="float" office:value="0" calcext:value-type="float">
            <text:p>0</text:p>
          </table:table-cell>
          <table:table-cell office:value-type="float" office:value="29.51696" calcext:value-type="float">
            <text:p>29.51696</text:p>
          </table:table-cell>
          <table:table-cell office:value-type="float" office:value="29.71757" calcext:value-type="float">
            <text:p>29.71757</text:p>
          </table:table-cell>
          <table:table-cell office:value-type="float" office:value="37.3451" calcext:value-type="float">
            <text:p>37.3451</text:p>
          </table:table-cell>
          <table:table-cell office:value-type="float" office:value="46.57234" calcext:value-type="float">
            <text:p>46.57234</text:p>
          </table:table-cell>
          <table:table-cell office:value-type="float" office:value="57.81125" calcext:value-type="float">
            <text:p>57.81125</text:p>
          </table:table-cell>
          <table:table-cell office:value-type="float" office:value="27.86178" calcext:value-type="float">
            <text:p>27.86178</text:p>
          </table:table-cell>
          <table:table-cell office:value-type="float" office:value="21.57565" calcext:value-type="float">
            <text:p>21.57565</text:p>
          </table:table-cell>
          <table:table-cell office:value-type="float" office:value="27.40827" calcext:value-type="float">
            <text:p>27.40827</text:p>
          </table:table-cell>
          <table:table-cell office:value-type="float" office:value="14.74209" calcext:value-type="float">
            <text:p>14.74209</text:p>
          </table:table-cell>
          <table:table-cell office:value-type="float" office:value="5.322822" calcext:value-type="float">
            <text:p>5.322822</text:p>
          </table:table-cell>
          <table:table-cell office:value-type="float" office:value="2.043563" calcext:value-type="float">
            <text:p>2.043563</text:p>
          </table:table-cell>
          <table:table-cell office:value-type="float" office:value="0.8845353" calcext:value-type="float">
            <text:p>0.8845353</text:p>
          </table:table-cell>
          <table:table-cell office:value-type="float" office:value="0.3853627" calcext:value-type="float">
            <text:p>0.3853627</text:p>
          </table:table-cell>
          <table:table-cell office:value-type="float" office:value="0.351191" calcext:value-type="float">
            <text:p>0.351191</text:p>
          </table:table-cell>
          <table:table-cell office:value-type="float" office:value="0" calcext:value-type="float">
            <text:p>0</text:p>
          </table:table-cell>
          <table:table-cell office:value-type="float" office:value="-77695.34" calcext:value-type="float">
            <text:p>-7769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7.850132" calcext:value-type="float">
            <text:p>7.850132</text:p>
          </table:table-cell>
          <table:table-cell office:value-type="float" office:value="1082.259" calcext:value-type="float">
            <text:p>1082.25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496503" calcext:value-type="float">
            <text:p>0.06496503</text:p>
          </table:table-cell>
          <table:table-cell office:value-type="float" office:value="35.38475" calcext:value-type="float">
            <text:p>35.38475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06" calcext:value-type="float">
            <text:p>6.430306</text:p>
          </table:table-cell>
          <table:table-cell office:value-type="float" office:value="-0.8016117" calcext:value-type="float">
            <text:p>-0.8016117</text:p>
          </table:table-cell>
          <table:table-cell office:value-type="float" office:value="-0.08927037" calcext:value-type="float">
            <text:p>-0.08927037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63287" calcext:value-type="float">
            <text:p>9.963287</text:p>
          </table:table-cell>
          <table:table-cell office:value-type="float" office:value="0.8766208" calcext:value-type="float">
            <text:p>0.8766208</text:p>
          </table:table-cell>
          <table:table-cell office:value-type="float" office:value="0.07065626" calcext:value-type="float">
            <text:p>0.07065626</text:p>
          </table:table-cell>
          <table:table-cell office:value-type="float" office:value="0.06058931" calcext:value-type="float">
            <text:p>0.06058931</text:p>
          </table:table-cell>
          <table:table-cell office:value-type="float" office:value="0.03858461" calcext:value-type="float">
            <text:p>0.03858461</text:p>
          </table:table-cell>
          <table:table-cell office:value-type="float" office:value="0.03875382" calcext:value-type="float">
            <text:p>0.03875382</text:p>
          </table:table-cell>
          <table:table-cell office:value-type="float" office:value="0.0202427" calcext:value-type="float">
            <text:p>0.0202427</text:p>
          </table:table-cell>
          <table:table-cell office:value-type="float" office:value="0.01419261" calcext:value-type="float">
            <text:p>0.01419261</text:p>
          </table:table-cell>
          <table:table-cell office:value-type="float" office:value="0.0293436" calcext:value-type="float">
            <text:p>0.0293436</text:p>
          </table:table-cell>
          <table:table-cell office:value-type="float" office:value="0.0239826" calcext:value-type="float">
            <text:p>0.0239826</text:p>
          </table:table-cell>
          <table:table-cell office:value-type="float" office:value="0.02064956" calcext:value-type="float">
            <text:p>0.02064956</text:p>
          </table:table-cell>
          <table:table-cell office:value-type="float" office:value="0.0195073" calcext:value-type="float">
            <text:p>0.0195073</text:p>
          </table:table-cell>
          <table:table-cell office:value-type="float" office:value="0.02000658" calcext:value-type="float">
            <text:p>0.02000658</text:p>
          </table:table-cell>
          <table:table-cell office:value-type="float" office:value="0.005002007" calcext:value-type="float">
            <text:p>0.005002007</text:p>
          </table:table-cell>
          <table:table-cell office:value-type="float" office:value="0.004060977" calcext:value-type="float">
            <text:p>0.004060977</text:p>
          </table:table-cell>
          <table:table-cell office:value-type="float" office:value="0" calcext:value-type="float">
            <text:p>0</text:p>
          </table:table-cell>
          <table:table-cell office:value-type="float" office:value="31.12366" calcext:value-type="float">
            <text:p>31.12366</text:p>
          </table:table-cell>
          <table:table-cell office:value-type="float" office:value="29.38755" calcext:value-type="float">
            <text:p>29.38755</text:p>
          </table:table-cell>
          <table:table-cell office:value-type="float" office:value="37.78601" calcext:value-type="float">
            <text:p>37.78601</text:p>
          </table:table-cell>
          <table:table-cell office:value-type="float" office:value="47.7617" calcext:value-type="float">
            <text:p>47.7617</text:p>
          </table:table-cell>
          <table:table-cell office:value-type="float" office:value="55.01005" calcext:value-type="float">
            <text:p>55.01005</text:p>
          </table:table-cell>
          <table:table-cell office:value-type="float" office:value="28.04208" calcext:value-type="float">
            <text:p>28.04208</text:p>
          </table:table-cell>
          <table:table-cell office:value-type="float" office:value="21.59157" calcext:value-type="float">
            <text:p>21.59157</text:p>
          </table:table-cell>
          <table:table-cell office:value-type="float" office:value="27.35879" calcext:value-type="float">
            <text:p>27.35879</text:p>
          </table:table-cell>
          <table:table-cell office:value-type="float" office:value="14.73394" calcext:value-type="float">
            <text:p>14.73394</text:p>
          </table:table-cell>
          <table:table-cell office:value-type="float" office:value="5.321431" calcext:value-type="float">
            <text:p>5.321431</text:p>
          </table:table-cell>
          <table:table-cell office:value-type="float" office:value="2.046439" calcext:value-type="float">
            <text:p>2.046439</text:p>
          </table:table-cell>
          <table:table-cell office:value-type="float" office:value="0.8859144" calcext:value-type="float">
            <text:p>0.8859144</text:p>
          </table:table-cell>
          <table:table-cell office:value-type="float" office:value="0.385526" calcext:value-type="float">
            <text:p>0.385526</text:p>
          </table:table-cell>
          <table:table-cell office:value-type="float" office:value="0.3512506" calcext:value-type="float">
            <text:p>0.3512506</text:p>
          </table:table-cell>
          <table:table-cell office:value-type="float" office:value="0" calcext:value-type="float">
            <text:p>0</text:p>
          </table:table-cell>
          <table:table-cell office:value-type="float" office:value="-77756.53" calcext:value-type="float">
            <text:p>-7775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7.847745" calcext:value-type="float">
            <text:p>7.847745</text:p>
          </table:table-cell>
          <table:table-cell office:value-type="float" office:value="1082.257" calcext:value-type="float">
            <text:p>1082.257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34665" calcext:value-type="float">
            <text:p>0.06534665</text:p>
          </table:table-cell>
          <table:table-cell office:value-type="float" office:value="35.39154" calcext:value-type="float">
            <text:p>35.39154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06" calcext:value-type="float">
            <text:p>6.430306</text:p>
          </table:table-cell>
          <table:table-cell office:value-type="float" office:value="-0.8016121" calcext:value-type="float">
            <text:p>-0.8016121</text:p>
          </table:table-cell>
          <table:table-cell office:value-type="float" office:value="-0.08945712" calcext:value-type="float">
            <text:p>-0.08945712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5915" calcext:value-type="float">
            <text:p>9.95915</text:p>
          </table:table-cell>
          <table:table-cell office:value-type="float" office:value="0.9072829" calcext:value-type="float">
            <text:p>0.9072829</text:p>
          </table:table-cell>
          <table:table-cell office:value-type="float" office:value="0.07083041" calcext:value-type="float">
            <text:p>0.07083041</text:p>
          </table:table-cell>
          <table:table-cell office:value-type="float" office:value="0.06000638" calcext:value-type="float">
            <text:p>0.06000638</text:p>
          </table:table-cell>
          <table:table-cell office:value-type="float" office:value="0.03875294" calcext:value-type="float">
            <text:p>0.03875294</text:p>
          </table:table-cell>
          <table:table-cell office:value-type="float" office:value="0.03852314" calcext:value-type="float">
            <text:p>0.03852314</text:p>
          </table:table-cell>
          <table:table-cell office:value-type="float" office:value="0.02028199" calcext:value-type="float">
            <text:p>0.02028199</text:p>
          </table:table-cell>
          <table:table-cell office:value-type="float" office:value="0.01423745" calcext:value-type="float">
            <text:p>0.01423745</text:p>
          </table:table-cell>
          <table:table-cell office:value-type="float" office:value="0.02941049" calcext:value-type="float">
            <text:p>0.02941049</text:p>
          </table:table-cell>
          <table:table-cell office:value-type="float" office:value="0.02401907" calcext:value-type="float">
            <text:p>0.02401907</text:p>
          </table:table-cell>
          <table:table-cell office:value-type="float" office:value="0.02067062" calcext:value-type="float">
            <text:p>0.02067062</text:p>
          </table:table-cell>
          <table:table-cell office:value-type="float" office:value="0.0195216" calcext:value-type="float">
            <text:p>0.0195216</text:p>
          </table:table-cell>
          <table:table-cell office:value-type="float" office:value="0.0200219" calcext:value-type="float">
            <text:p>0.0200219</text:p>
          </table:table-cell>
          <table:table-cell office:value-type="float" office:value="0.005002013" calcext:value-type="float">
            <text:p>0.005002013</text:p>
          </table:table-cell>
          <table:table-cell office:value-type="float" office:value="0.004061959" calcext:value-type="float">
            <text:p>0.004061959</text:p>
          </table:table-cell>
          <table:table-cell office:value-type="float" office:value="0" calcext:value-type="float">
            <text:p>0</text:p>
          </table:table-cell>
          <table:table-cell office:value-type="float" office:value="31.14914" calcext:value-type="float">
            <text:p>31.14914</text:p>
          </table:table-cell>
          <table:table-cell office:value-type="float" office:value="29.43369" calcext:value-type="float">
            <text:p>29.43369</text:p>
          </table:table-cell>
          <table:table-cell office:value-type="float" office:value="38.44107" calcext:value-type="float">
            <text:p>38.44107</text:p>
          </table:table-cell>
          <table:table-cell office:value-type="float" office:value="49.03121" calcext:value-type="float">
            <text:p>49.03121</text:p>
          </table:table-cell>
          <table:table-cell office:value-type="float" office:value="51.77452" calcext:value-type="float">
            <text:p>51.77452</text:p>
          </table:table-cell>
          <table:table-cell office:value-type="float" office:value="28.18919" calcext:value-type="float">
            <text:p>28.18919</text:p>
          </table:table-cell>
          <table:table-cell office:value-type="float" office:value="21.61727" calcext:value-type="float">
            <text:p>21.61727</text:p>
          </table:table-cell>
          <table:table-cell office:value-type="float" office:value="27.3187" calcext:value-type="float">
            <text:p>27.3187</text:p>
          </table:table-cell>
          <table:table-cell office:value-type="float" office:value="14.72567" calcext:value-type="float">
            <text:p>14.72567</text:p>
          </table:table-cell>
          <table:table-cell office:value-type="float" office:value="5.319906" calcext:value-type="float">
            <text:p>5.319906</text:p>
          </table:table-cell>
          <table:table-cell office:value-type="float" office:value="2.049083" calcext:value-type="float">
            <text:p>2.049083</text:p>
          </table:table-cell>
          <table:table-cell office:value-type="float" office:value="0.8872481" calcext:value-type="float">
            <text:p>0.8872481</text:p>
          </table:table-cell>
          <table:table-cell office:value-type="float" office:value="0.3859643" calcext:value-type="float">
            <text:p>0.3859643</text:p>
          </table:table-cell>
          <table:table-cell office:value-type="float" office:value="0.3513039" calcext:value-type="float">
            <text:p>0.3513039</text:p>
          </table:table-cell>
          <table:table-cell office:value-type="float" office:value="0" calcext:value-type="float">
            <text:p>0</text:p>
          </table:table-cell>
          <table:table-cell office:value-type="float" office:value="-77868.84" calcext:value-type="float">
            <text:p>-7786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7.845576" calcext:value-type="float">
            <text:p>7.845576</text:p>
          </table:table-cell>
          <table:table-cell office:value-type="float" office:value="1082.254" calcext:value-type="float">
            <text:p>1082.254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27085" calcext:value-type="float">
            <text:p>0.06527085</text:p>
          </table:table-cell>
          <table:table-cell office:value-type="float" office:value="35.39773" calcext:value-type="float">
            <text:p>35.3977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02" calcext:value-type="float">
            <text:p>0.008202102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06" calcext:value-type="float">
            <text:p>6.430306</text:p>
          </table:table-cell>
          <table:table-cell office:value-type="float" office:value="-0.8016122" calcext:value-type="float">
            <text:p>-0.8016122</text:p>
          </table:table-cell>
          <table:table-cell office:value-type="float" office:value="-0.08949006" calcext:value-type="float">
            <text:p>-0.08949006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54278" calcext:value-type="float">
            <text:p>9.954278</text:p>
          </table:table-cell>
          <table:table-cell office:value-type="float" office:value="0.9028063" calcext:value-type="float">
            <text:p>0.9028063</text:p>
          </table:table-cell>
          <table:table-cell office:value-type="float" office:value="0.06858152" calcext:value-type="float">
            <text:p>0.06858152</text:p>
          </table:table-cell>
          <table:table-cell office:value-type="float" office:value="0.05949228" calcext:value-type="float">
            <text:p>0.05949228</text:p>
          </table:table-cell>
          <table:table-cell office:value-type="float" office:value="0.03908106" calcext:value-type="float">
            <text:p>0.03908106</text:p>
          </table:table-cell>
          <table:table-cell office:value-type="float" office:value="0.03828816" calcext:value-type="float">
            <text:p>0.03828816</text:p>
          </table:table-cell>
          <table:table-cell office:value-type="float" office:value="0.02031502" calcext:value-type="float">
            <text:p>0.02031502</text:p>
          </table:table-cell>
          <table:table-cell office:value-type="float" office:value="0.01428573" calcext:value-type="float">
            <text:p>0.01428573</text:p>
          </table:table-cell>
          <table:table-cell office:value-type="float" office:value="0.02947559" calcext:value-type="float">
            <text:p>0.02947559</text:p>
          </table:table-cell>
          <table:table-cell office:value-type="float" office:value="0.02405375" calcext:value-type="float">
            <text:p>0.02405375</text:p>
          </table:table-cell>
          <table:table-cell office:value-type="float" office:value="0.02069099" calcext:value-type="float">
            <text:p>0.02069099</text:p>
          </table:table-cell>
          <table:table-cell office:value-type="float" office:value="0.01953585" calcext:value-type="float">
            <text:p>0.01953585</text:p>
          </table:table-cell>
          <table:table-cell office:value-type="float" office:value="0.0200369" calcext:value-type="float">
            <text:p>0.0200369</text:p>
          </table:table-cell>
          <table:table-cell office:value-type="float" office:value="0.005001337" calcext:value-type="float">
            <text:p>0.005001337</text:p>
          </table:table-cell>
          <table:table-cell office:value-type="float" office:value="0.004059944" calcext:value-type="float">
            <text:p>0.004059944</text:p>
          </table:table-cell>
          <table:table-cell office:value-type="float" office:value="0" calcext:value-type="float">
            <text:p>0</text:p>
          </table:table-cell>
          <table:table-cell office:value-type="float" office:value="32.68193" calcext:value-type="float">
            <text:p>32.68193</text:p>
          </table:table-cell>
          <table:table-cell office:value-type="float" office:value="29.42841" calcext:value-type="float">
            <text:p>29.42841</text:p>
          </table:table-cell>
          <table:table-cell office:value-type="float" office:value="38.97476" calcext:value-type="float">
            <text:p>38.97476</text:p>
          </table:table-cell>
          <table:table-cell office:value-type="float" office:value="50.36818" calcext:value-type="float">
            <text:p>50.36818</text:p>
          </table:table-cell>
          <table:table-cell office:value-type="float" office:value="48.42017" calcext:value-type="float">
            <text:p>48.42017</text:p>
          </table:table-cell>
          <table:table-cell office:value-type="float" office:value="28.26137" calcext:value-type="float">
            <text:p>28.26137</text:p>
          </table:table-cell>
          <table:table-cell office:value-type="float" office:value="21.64904" calcext:value-type="float">
            <text:p>21.64904</text:p>
          </table:table-cell>
          <table:table-cell office:value-type="float" office:value="27.28493" calcext:value-type="float">
            <text:p>27.28493</text:p>
          </table:table-cell>
          <table:table-cell office:value-type="float" office:value="14.7178" calcext:value-type="float">
            <text:p>14.7178</text:p>
          </table:table-cell>
          <table:table-cell office:value-type="float" office:value="5.318284" calcext:value-type="float">
            <text:p>5.318284</text:p>
          </table:table-cell>
          <table:table-cell office:value-type="float" office:value="2.051489" calcext:value-type="float">
            <text:p>2.051489</text:p>
          </table:table-cell>
          <table:table-cell office:value-type="float" office:value="0.8885069" calcext:value-type="float">
            <text:p>0.8885069</text:p>
          </table:table-cell>
          <table:table-cell office:value-type="float" office:value="0.3860818" calcext:value-type="float">
            <text:p>0.3860818</text:p>
          </table:table-cell>
          <table:table-cell office:value-type="float" office:value="0.3513589" calcext:value-type="float">
            <text:p>0.3513589</text:p>
          </table:table-cell>
          <table:table-cell office:value-type="float" office:value="0" calcext:value-type="float">
            <text:p>0</text:p>
          </table:table-cell>
          <table:table-cell office:value-type="float" office:value="-77914.35" calcext:value-type="float">
            <text:p>-7791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7.843336" calcext:value-type="float">
            <text:p>7.843336</text:p>
          </table:table-cell>
          <table:table-cell office:value-type="float" office:value="1082.251" calcext:value-type="float">
            <text:p>1082.251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5006" calcext:value-type="float">
            <text:p>0.0655006</text:p>
          </table:table-cell>
          <table:table-cell office:value-type="float" office:value="35.40406" calcext:value-type="float">
            <text:p>35.40406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143" calcext:value-type="float">
            <text:p>0.008202143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06" calcext:value-type="float">
            <text:p>6.430306</text:p>
          </table:table-cell>
          <table:table-cell office:value-type="float" office:value="-0.8016123" calcext:value-type="float">
            <text:p>-0.8016123</text:p>
          </table:table-cell>
          <table:table-cell office:value-type="float" office:value="-0.08958586" calcext:value-type="float">
            <text:p>-0.08958586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49761" calcext:value-type="float">
            <text:p>9.949761</text:p>
          </table:table-cell>
          <table:table-cell office:value-type="float" office:value="0.9112323" calcext:value-type="float">
            <text:p>0.9112323</text:p>
          </table:table-cell>
          <table:table-cell office:value-type="float" office:value="0.06992068" calcext:value-type="float">
            <text:p>0.06992068</text:p>
          </table:table-cell>
          <table:table-cell office:value-type="float" office:value="0.05903303" calcext:value-type="float">
            <text:p>0.05903303</text:p>
          </table:table-cell>
          <table:table-cell office:value-type="float" office:value="0.03946868" calcext:value-type="float">
            <text:p>0.03946868</text:p>
          </table:table-cell>
          <table:table-cell office:value-type="float" office:value="0.03806856" calcext:value-type="float">
            <text:p>0.03806856</text:p>
          </table:table-cell>
          <table:table-cell office:value-type="float" office:value="0.02034129" calcext:value-type="float">
            <text:p>0.02034129</text:p>
          </table:table-cell>
          <table:table-cell office:value-type="float" office:value="0.01433416" calcext:value-type="float">
            <text:p>0.01433416</text:p>
          </table:table-cell>
          <table:table-cell office:value-type="float" office:value="0.02953917" calcext:value-type="float">
            <text:p>0.02953917</text:p>
          </table:table-cell>
          <table:table-cell office:value-type="float" office:value="0.02408699" calcext:value-type="float">
            <text:p>0.02408699</text:p>
          </table:table-cell>
          <table:table-cell office:value-type="float" office:value="0.02071073" calcext:value-type="float">
            <text:p>0.02071073</text:p>
          </table:table-cell>
          <table:table-cell office:value-type="float" office:value="0.01954996" calcext:value-type="float">
            <text:p>0.01954996</text:p>
          </table:table-cell>
          <table:table-cell office:value-type="float" office:value="0.02005172" calcext:value-type="float">
            <text:p>0.02005172</text:p>
          </table:table-cell>
          <table:table-cell office:value-type="float" office:value="0.005001311" calcext:value-type="float">
            <text:p>0.005001311</text:p>
          </table:table-cell>
          <table:table-cell office:value-type="float" office:value="0.004060409" calcext:value-type="float">
            <text:p>0.004060409</text:p>
          </table:table-cell>
          <table:table-cell office:value-type="float" office:value="0" calcext:value-type="float">
            <text:p>0</text:p>
          </table:table-cell>
          <table:table-cell office:value-type="float" office:value="31.28775" calcext:value-type="float">
            <text:p>31.28775</text:p>
          </table:table-cell>
          <table:table-cell office:value-type="float" office:value="30.15401" calcext:value-type="float">
            <text:p>30.15401</text:p>
          </table:table-cell>
          <table:table-cell office:value-type="float" office:value="39.72321" calcext:value-type="float">
            <text:p>39.72321</text:p>
          </table:table-cell>
          <table:table-cell office:value-type="float" office:value="51.49706" calcext:value-type="float">
            <text:p>51.49706</text:p>
          </table:table-cell>
          <table:table-cell office:value-type="float" office:value="45.26431" calcext:value-type="float">
            <text:p>45.26431</text:p>
          </table:table-cell>
          <table:table-cell office:value-type="float" office:value="28.27571" calcext:value-type="float">
            <text:p>28.27571</text:p>
          </table:table-cell>
          <table:table-cell office:value-type="float" office:value="21.67786" calcext:value-type="float">
            <text:p>21.67786</text:p>
          </table:table-cell>
          <table:table-cell office:value-type="float" office:value="27.25642" calcext:value-type="float">
            <text:p>27.25642</text:p>
          </table:table-cell>
          <table:table-cell office:value-type="float" office:value="14.71066" calcext:value-type="float">
            <text:p>14.71066</text:p>
          </table:table-cell>
          <table:table-cell office:value-type="float" office:value="5.316611" calcext:value-type="float">
            <text:p>5.316611</text:p>
          </table:table-cell>
          <table:table-cell office:value-type="float" office:value="2.053645" calcext:value-type="float">
            <text:p>2.053645</text:p>
          </table:table-cell>
          <table:table-cell office:value-type="float" office:value="0.8897187" calcext:value-type="float">
            <text:p>0.8897187</text:p>
          </table:table-cell>
          <table:table-cell office:value-type="float" office:value="0.3864617" calcext:value-type="float">
            <text:p>0.3864617</text:p>
          </table:table-cell>
          <table:table-cell office:value-type="float" office:value="0.3514099" calcext:value-type="float">
            <text:p>0.3514099</text:p>
          </table:table-cell>
          <table:table-cell office:value-type="float" office:value="0" calcext:value-type="float">
            <text:p>0</text:p>
          </table:table-cell>
          <table:table-cell office:value-type="float" office:value="-77978.96" calcext:value-type="float">
            <text:p>-7797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7.841007" calcext:value-type="float">
            <text:p>7.841007</text:p>
          </table:table-cell>
          <table:table-cell office:value-type="float" office:value="1082.249" calcext:value-type="float">
            <text:p>1082.24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06583227" calcext:value-type="float">
            <text:p>0.06583227</text:p>
          </table:table-cell>
          <table:table-cell office:value-type="float" office:value="35.41063" calcext:value-type="float">
            <text:p>35.41063</text:p>
          </table:table-cell>
          <table:table-cell office:value-type="float" office:value="0.8711397" calcext:value-type="float">
            <text:p>0.8711397</text:p>
          </table:table-cell>
          <table:table-cell office:value-type="float" office:value="0.008202207" calcext:value-type="float">
            <text:p>0.008202207</text:p>
          </table:table-cell>
          <table:table-cell office:value-type="float" office:value="0.2450418" calcext:value-type="float">
            <text:p>0.2450418</text:p>
          </table:table-cell>
          <table:table-cell office:value-type="float" office:value="6.430306" calcext:value-type="float">
            <text:p>6.430306</text:p>
          </table:table-cell>
          <table:table-cell office:value-type="float" office:value="-0.8016127" calcext:value-type="float">
            <text:p>-0.8016127</text:p>
          </table:table-cell>
          <table:table-cell office:value-type="float" office:value="-0.08974488" calcext:value-type="float">
            <text:p>-0.08974488</text:p>
          </table:table-cell>
          <table:table-cell office:value-type="float" office:value="0.000002508651" calcext:value-type="float">
            <text:p>2.508651E-06</text:p>
          </table:table-cell>
          <table:table-cell office:value-type="float" office:value="9.945552" calcext:value-type="float">
            <text:p>9.945552</text:p>
          </table:table-cell>
          <table:table-cell office:value-type="float" office:value="0.9334779" calcext:value-type="float">
            <text:p>0.9334779</text:p>
          </table:table-cell>
          <table:table-cell office:value-type="float" office:value="0.07048135" calcext:value-type="float">
            <text:p>0.07048135</text:p>
          </table:table-cell>
          <table:table-cell office:value-type="float" office:value="0.05886669" calcext:value-type="float">
            <text:p>0.05886669</text:p>
          </table:table-cell>
          <table:table-cell office:value-type="float" office:value="0.03980253" calcext:value-type="float">
            <text:p>0.03980253</text:p>
          </table:table-cell>
          <table:table-cell office:value-type="float" office:value="0.03796788" calcext:value-type="float">
            <text:p>0.03796788</text:p>
          </table:table-cell>
          <table:table-cell office:value-type="float" office:value="0.0203703" calcext:value-type="float">
            <text:p>0.0203703</text:p>
          </table:table-cell>
          <table:table-cell office:value-type="float" office:value="0.01438105" calcext:value-type="float">
            <text:p>0.01438105</text:p>
          </table:table-cell>
          <table:table-cell office:value-type="float" office:value="0.02960098" calcext:value-type="float">
            <text:p>0.02960098</text:p>
          </table:table-cell>
          <table:table-cell office:value-type="float" office:value="0.02411903" calcext:value-type="float">
            <text:p>0.02411903</text:p>
          </table:table-cell>
          <table:table-cell office:value-type="float" office:value="0.02072986" calcext:value-type="float">
            <text:p>0.02072986</text:p>
          </table:table-cell>
          <table:table-cell office:value-type="float" office:value="0.01956397" calcext:value-type="float">
            <text:p>0.01956397</text:p>
          </table:table-cell>
          <table:table-cell office:value-type="float" office:value="0.02006647" calcext:value-type="float">
            <text:p>0.02006647</text:p>
          </table:table-cell>
          <table:table-cell office:value-type="float" office:value="0.005001125" calcext:value-type="float">
            <text:p>0.005001125</text:p>
          </table:table-cell>
          <table:table-cell office:value-type="float" office:value="0.00406086" calcext:value-type="float">
            <text:p>0.00406086</text:p>
          </table:table-cell>
          <table:table-cell office:value-type="float" office:value="0" calcext:value-type="float">
            <text:p>0</text:p>
          </table:table-cell>
          <table:table-cell office:value-type="float" office:value="30.55552" calcext:value-type="float">
            <text:p>30.55552</text:p>
          </table:table-cell>
          <table:table-cell office:value-type="float" office:value="30.59402" calcext:value-type="float">
            <text:p>30.59402</text:p>
          </table:table-cell>
          <table:table-cell office:value-type="float" office:value="40.77798" calcext:value-type="float">
            <text:p>40.77798</text:p>
          </table:table-cell>
          <table:table-cell office:value-type="float" office:value="52.04222" calcext:value-type="float">
            <text:p>52.04222</text:p>
          </table:table-cell>
          <table:table-cell office:value-type="float" office:value="42.70023" calcext:value-type="float">
            <text:p>42.70023</text:p>
          </table:table-cell>
          <table:table-cell office:value-type="float" office:value="28.29124" calcext:value-type="float">
            <text:p>28.29124</text:p>
          </table:table-cell>
          <table:table-cell office:value-type="float" office:value="21.70281" calcext:value-type="float">
            <text:p>21.70281</text:p>
          </table:table-cell>
          <table:table-cell office:value-type="float" office:value="27.23107" calcext:value-type="float">
            <text:p>27.23107</text:p>
          </table:table-cell>
          <table:table-cell office:value-type="float" office:value="14.70433" calcext:value-type="float">
            <text:p>14.70433</text:p>
          </table:table-cell>
          <table:table-cell office:value-type="float" office:value="5.314912" calcext:value-type="float">
            <text:p>5.314912</text:p>
          </table:table-cell>
          <table:table-cell office:value-type="float" office:value="2.055564" calcext:value-type="float">
            <text:p>2.055564</text:p>
          </table:table-cell>
          <table:table-cell office:value-type="float" office:value="0.8908882" calcext:value-type="float">
            <text:p>0.8908882</text:p>
          </table:table-cell>
          <table:table-cell office:value-type="float" office:value="0.3867832" calcext:value-type="float">
            <text:p>0.3867832</text:p>
          </table:table-cell>
          <table:table-cell office:value-type="float" office:value="0.3514829" calcext:value-type="float">
            <text:p>0.3514829</text:p>
          </table:table-cell>
          <table:table-cell office:value-type="float" office:value="0" calcext:value-type="float">
            <text:p>0</text:p>
          </table:table-cell>
          <table:table-cell office:value-type="float" office:value="-78068.72" calcext:value-type="float">
            <text:p>-7806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49834" calcext:value-type="float">
            <text:p>-2.949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6:38.777407292</dc:date>
    <meta:editing-duration>PT6S</meta:editing-duration>
    <meta:editing-cycles>1</meta:editing-cycles>
    <meta:document-statistic meta:table-count="1" meta:cell-count="18666" meta:object-count="0"/>
    <meta:generator>LibreOffice/6.4.7.2$Linux_X86_64 LibreOffice_project/40$Build-2</meta:generator>
  </office:meta>
</office:document-meta>
</file>